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rinsic_calibration data" table:style-name="ta1">
        <table:shapes>
          <draw:frame draw:z-index="0" draw:style-name="gr1" draw:text-style-name="P1" svg:width="10.2728in" svg:height="5.6996in" svg:x="12.2929in" svg:y="2.0496in">
            <draw:object draw:notify-on-update-of-ranges="'extrinsic_calibration data'.B2:'extrinsic_calibration data'.B501 'extrinsic_calibration data'.W1:'extrinsic_calibration data'.W1 'extrinsic_calibration data'.W2:'extrinsic_calibration data'.W501 'extrinsic_calibration data'.B2:'extrinsic_calibration data'.B501 'extrinsic_calibration data'.X1:'extrinsic_calibration data'.X1 'extrinsic_calibration data'.X2:'extrinsic_calibration data'.X501 'extrinsic_calibration data'.B2:'extrinsic_calibration data'.B501 'extrinsic_calibration data'.Y1:'extrinsic_calibration data'.Y1 'extrinsic_calibration data'.Y2:'extrinsic_calibration data'.Y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8913in" svg:height="5.6472in" svg:x="0.902in" svg:y="2.1547in">
            <draw:object draw:notify-on-update-of-ranges="'extrinsic_calibration data'.A2:'extrinsic_calibration data'.A501 'extrinsic_calibration data'.T1:'extrinsic_calibration data'.T1 'extrinsic_calibration data'.T2:'extrinsic_calibration data'.T501 'extrinsic_calibration data'.A2:'extrinsic_calibration data'.A501 'extrinsic_calibration data'.U1:'extrinsic_calibration data'.U1 'extrinsic_calibration data'.U2:'extrinsic_calibration data'.U501 'extrinsic_calibration data'.A2:'extrinsic_calibration data'.A501 'extrinsic_calibration data'.V1:'extrinsic_calibration data'.V1 'extrinsic_calibration data'.V2:'extrinsic_calibration data'.V5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dist</text:p>
          </table:table-cell>
          <table:table-cell office:value-type="string" calcext:value-type="string">
            <text:p>x true</text:p>
          </table:table-cell>
          <table:table-cell office:value-type="string" calcext:value-type="string">
            <text:p>y true</text:p>
          </table:table-cell>
          <table:table-cell office:value-type="string" calcext:value-type="string">
            <text:p>z true</text:p>
          </table:table-cell>
          <table:table-cell office:value-type="string" calcext:value-type="string">
            <text:p>rz true</text:p>
          </table:table-cell>
          <table:table-cell office:value-type="string" calcext:value-type="string">
            <text:p>ry true</text:p>
          </table:table-cell>
          <table:table-cell office:value-type="string" calcext:value-type="string">
            <text:p>rx true</text:p>
          </table:table-cell>
          <table:table-cell office:value-type="string" calcext:value-type="string">
            <text:p>x est</text:p>
          </table:table-cell>
          <table:table-cell office:value-type="string" calcext:value-type="string">
            <text:p>x calc</text:p>
          </table:table-cell>
          <table:table-cell office:value-type="string" calcext:value-type="string">
            <text:p>y est</text:p>
          </table:table-cell>
          <table:table-cell office:value-type="string" calcext:value-type="string">
            <text:p>y calc</text:p>
          </table:table-cell>
          <table:table-cell office:value-type="string" calcext:value-type="string">
            <text:p>z est</text:p>
          </table:table-cell>
          <table:table-cell office:value-type="string" calcext:value-type="string">
            <text:p>z calc</text:p>
          </table:table-cell>
          <table:table-cell office:value-type="string" calcext:value-type="string">
            <text:p>rz est</text:p>
          </table:table-cell>
          <table:table-cell office:value-type="string" calcext:value-type="string">
            <text:p>ry est</text:p>
          </table:table-cell>
          <table:table-cell office:value-type="string" calcext:value-type="string">
            <text:p>rx est</text:p>
          </table:table-cell>
          <table:table-cell office:value-type="string" calcext:value-type="string">
            <text:p>x error calc</text:p>
          </table:table-cell>
          <table:table-cell office:value-type="string" calcext:value-type="string">
            <text:p>y error calc</text:p>
          </table:table-cell>
          <table:table-cell office:value-type="string" calcext:value-type="string">
            <text:p>z error calc</text:p>
          </table:table-cell>
          <table:table-cell office:value-type="string" calcext:value-type="string">
            <text:p>x error</text:p>
          </table:table-cell>
          <table:table-cell office:value-type="string" calcext:value-type="string">
            <text:p>y error</text:p>
          </table:table-cell>
          <table:table-cell office:value-type="string" calcext:value-type="string">
            <text:p>z error</text:p>
          </table:table-cell>
          <table:table-cell office:value-type="string" calcext:value-type="string">
            <text:p>rz error</text:p>
          </table:table-cell>
          <table:table-cell office:value-type="string" calcext:value-type="string">
            <text:p>ry error</text:p>
          </table:table-cell>
          <table:table-cell office:value-type="string" calcext:value-type="string">
            <text:p>rx error</text:p>
          </table:table-cell>
        </table:table-row>
        <table:table-row table:style-name="ro1">
          <table:table-cell table:formula="of:=SQRT([.I2]^2 + [.K2]^2 + [.M2]^2)" office:value-type="float" office:value="7.77298981006405" calcext:value-type="float">
            <text:p>7.77298981006405</text:p>
          </table:table-cell>
          <table:table-cell office:value-type="float" office:value="6.06433269715442" calcext:value-type="float">
            <text:p>6.06433269715442</text:p>
          </table:table-cell>
          <table:table-cell office:value-type="float" office:value="-4.59674484951607" calcext:value-type="float">
            <text:p>-4.59674484951607</text:p>
          </table:table-cell>
          <table:table-cell office:value-type="float" office:value="1.20904819884955" calcext:value-type="float">
            <text:p>1.20904819884955</text:p>
          </table:table-cell>
          <table:table-cell office:value-type="float" office:value="0.171151296198878" calcext:value-type="float">
            <text:p>0.171151296198878</text:p>
          </table:table-cell>
          <table:table-cell office:value-type="float" office:value="0.435956563501449" calcext:value-type="float">
            <text:p>0.435956563501449</text:p>
          </table:table-cell>
          <table:table-cell office:value-type="float" office:value="-1.07779292889202" calcext:value-type="float">
            <text:p>-1.07779292889202</text:p>
          </table:table-cell>
          <table:table-cell office:value-type="float" office:value="6.97986712456974" calcext:value-type="float">
            <text:p>6.97986712456974</text:p>
          </table:table-cell>
          <table:table-cell table:formula="of:=[.H2] / 1.184 + 0.103" office:value-type="float" office:value="5.99815804440012" calcext:value-type="float">
            <text:p>5.99815804440012</text:p>
          </table:table-cell>
          <table:table-cell office:value-type="float" office:value="-5.12670007103845" calcext:value-type="float">
            <text:p>-5.12670007103845</text:p>
          </table:table-cell>
          <table:table-cell table:formula="of:=[.J2] / 1.032 + 0.243" office:value-type="float" office:value="-4.72473262697524" calcext:value-type="float">
            <text:p>-4.72473262697524</text:p>
          </table:table-cell>
          <table:table-cell office:value-type="float" office:value="2.01708480267527" calcext:value-type="float">
            <text:p>2.01708480267527</text:p>
          </table:table-cell>
          <table:table-cell table:formula="of:=[.L2] / 1.151 - 0.297" office:value-type="float" office:value="1.4554629041488" calcext:value-type="float">
            <text:p>1.4554629041488</text:p>
          </table:table-cell>
          <table:table-cell office:value-type="float" office:value="-1.18032006750099" calcext:value-type="float">
            <text:p>-1.18032006750099</text:p>
          </table:table-cell>
          <table:table-cell office:value-type="float" office:value="0.530388367486536" calcext:value-type="float">
            <text:p>0.530388367486536</text:p>
          </table:table-cell>
          <table:table-cell office:value-type="float" office:value="-0.980518981001119" calcext:value-type="float">
            <text:p>-0.980518981001119</text:p>
          </table:table-cell>
          <table:table-cell table:formula="of:=[.I2]-[.B2]" office:value-type="float" office:value="-0.0661746527543015" calcext:value-type="float">
            <text:p>-0.066174652754302</text:p>
          </table:table-cell>
          <table:table-cell table:formula="of:=[.K2]-[.C2]" office:value-type="float" office:value="-0.127987777459172" calcext:value-type="float">
            <text:p>-0.127987777459172</text:p>
          </table:table-cell>
          <table:table-cell table:formula="of:=[.M2]-[.D2]" office:value-type="float" office:value="0.246414705299251" calcext:value-type="float">
            <text:p>0.246414705299251</text:p>
          </table:table-cell>
          <table:table-cell office:value-type="float" office:value="0.915534427415321" calcext:value-type="float">
            <text:p>0.915534427415321</text:p>
          </table:table-cell>
          <table:table-cell office:value-type="float" office:value="-0.529955221522379" calcext:value-type="float">
            <text:p>-0.529955221522379</text:p>
          </table:table-cell>
          <table:table-cell office:value-type="float" office:value="0.80803660382572" calcext:value-type="float">
            <text:p>0.80803660382572</text:p>
          </table:table-cell>
          <table:table-cell office:value-type="float" office:value="-1.08828580841781" calcext:value-type="float">
            <text:p>-1.08828580841781</text:p>
          </table:table-cell>
          <table:table-cell office:value-type="float" office:value="-0.597008283503624" calcext:value-type="float">
            <text:p>-0.597008283503624</text:p>
          </table:table-cell>
          <table:table-cell office:value-type="float" office:value="-0.984634852979498" calcext:value-type="float">
            <text:p>-0.984634852979498</text:p>
          </table:table-cell>
        </table:table-row>
        <table:table-row table:style-name="ro1">
          <table:table-cell table:formula="of:=SQRT([.I3]^2 + [.K3]^2 + [.M3]^2)" office:value-type="float" office:value="2.985943398864" calcext:value-type="float">
            <text:p>2.985943398864</text:p>
          </table:table-cell>
          <table:table-cell office:value-type="float" office:value="2.36946220914249" calcext:value-type="float">
            <text:p>2.36946220914249</text:p>
          </table:table-cell>
          <table:table-cell office:value-type="float" office:value="-1.87322528332108" calcext:value-type="float">
            <text:p>-1.87322528332108</text:p>
          </table:table-cell>
          <table:table-cell office:value-type="float" office:value="0.504222987804667" calcext:value-type="float">
            <text:p>0.504222987804667</text:p>
          </table:table-cell>
          <table:table-cell office:value-type="float" office:value="0.0599081445385936" calcext:value-type="float">
            <text:p>0.059908144538594</text:p>
          </table:table-cell>
          <table:table-cell office:value-type="float" office:value="0.286977248148813" calcext:value-type="float">
            <text:p>0.286977248148813</text:p>
          </table:table-cell>
          <table:table-cell office:value-type="float" office:value="-2.73450932521746" calcext:value-type="float">
            <text:p>-2.73450932521746</text:p>
          </table:table-cell>
          <table:table-cell office:value-type="float" office:value="2.69793809823228" calcext:value-type="float">
            <text:p>2.69793809823228</text:p>
          </table:table-cell>
          <table:table-cell table:formula="of:=[.H3] / 1.184 + 0.103" office:value-type="float" office:value="2.3816639343178" calcext:value-type="float">
            <text:p>2.3816639343178</text:p>
          </table:table-cell>
          <table:table-cell office:value-type="float" office:value="-2.06068533345789" calcext:value-type="float">
            <text:p>-2.06068533345789</text:p>
          </table:table-cell>
          <table:table-cell table:formula="of:=[.J3] / 1.032 + 0.243" office:value-type="float" office:value="-1.75378811381578" calcext:value-type="float">
            <text:p>-1.75378811381578</text:p>
          </table:table-cell>
          <table:table-cell office:value-type="float" office:value="0.81328251722007" calcext:value-type="float">
            <text:p>0.81328251722007</text:p>
          </table:table-cell>
          <table:table-cell table:formula="of:=[.L3] / 1.151 - 0.297" office:value-type="float" office:value="0.409587764743762" calcext:value-type="float">
            <text:p>0.409587764743762</text:p>
          </table:table-cell>
          <table:table-cell office:value-type="float" office:value="1.01351984831994" calcext:value-type="float">
            <text:p>1.01351984831994</text:p>
          </table:table-cell>
          <table:table-cell office:value-type="float" office:value="0.562345890380186" calcext:value-type="float">
            <text:p>0.562345890380186</text:p>
          </table:table-cell>
          <table:table-cell office:value-type="float" office:value="-2.87093573285502" calcext:value-type="float">
            <text:p>-2.87093573285502</text:p>
          </table:table-cell>
          <table:table-cell table:formula="of:=[.I3]-[.B3]" office:value-type="float" office:value="0.0122017251753141" calcext:value-type="float">
            <text:p>0.012201725175314</text:p>
          </table:table-cell>
          <table:table-cell table:formula="of:=[.K3]-[.C3]" office:value-type="float" office:value="0.119437169505295" calcext:value-type="float">
            <text:p>0.119437169505295</text:p>
          </table:table-cell>
          <table:table-cell table:formula="of:=[.M3]-[.D3]" office:value-type="float" office:value="-0.0946352230609052" calcext:value-type="float">
            <text:p>-0.094635223060905</text:p>
          </table:table-cell>
          <table:table-cell office:value-type="float" office:value="0.328475889089792" calcext:value-type="float">
            <text:p>0.328475889089792</text:p>
          </table:table-cell>
          <table:table-cell office:value-type="float" office:value="-0.187460050136802" calcext:value-type="float">
            <text:p>-0.187460050136802</text:p>
          </table:table-cell>
          <table:table-cell office:value-type="float" office:value="0.309059529415403" calcext:value-type="float">
            <text:p>0.309059529415403</text:p>
          </table:table-cell>
          <table:table-cell office:value-type="float" office:value="-0.899500332220233" calcext:value-type="float">
            <text:p>-0.899500332220233</text:p>
          </table:table-cell>
          <table:table-cell office:value-type="float" office:value="-0.0692053587232082" calcext:value-type="float">
            <text:p>-0.069205358723208</text:p>
          </table:table-cell>
          <table:table-cell office:value-type="float" office:value="0.253442313169312" calcext:value-type="float">
            <text:p>0.253442313169312</text:p>
          </table:table-cell>
        </table:table-row>
        <table:table-row table:style-name="ro1">
          <table:table-cell table:formula="of:=SQRT([.I4]^2 + [.K4]^2 + [.M4]^2)" office:value-type="float" office:value="4.67172567590389" calcext:value-type="float">
            <text:p>4.67172567590389</text:p>
          </table:table-cell>
          <table:table-cell office:value-type="float" office:value="3.80866697177872" calcext:value-type="float">
            <text:p>3.80866697177872</text:p>
          </table:table-cell>
          <table:table-cell office:value-type="float" office:value="-2.10703729305217" calcext:value-type="float">
            <text:p>-2.10703729305217</text:p>
          </table:table-cell>
          <table:table-cell office:value-type="float" office:value="1.54537765266995" calcext:value-type="float">
            <text:p>1.54537765266995</text:p>
          </table:table-cell>
          <table:table-cell office:value-type="float" office:value="-0.384111935090104" calcext:value-type="float">
            <text:p>-0.384111935090104</text:p>
          </table:table-cell>
          <table:table-cell office:value-type="float" office:value="0.155803816418908" calcext:value-type="float">
            <text:p>0.155803816418908</text:p>
          </table:table-cell>
          <table:table-cell office:value-type="float" office:value="1.59432933543272" calcext:value-type="float">
            <text:p>1.59432933543272</text:p>
          </table:table-cell>
          <table:table-cell office:value-type="float" office:value="4.43886768163445" calcext:value-type="float">
            <text:p>4.43886768163445</text:p>
          </table:table-cell>
          <table:table-cell table:formula="of:=[.H4] / 1.184 + 0.103" office:value-type="float" office:value="3.8520436500291" calcext:value-type="float">
            <text:p>3.8520436500291</text:p>
          </table:table-cell>
          <table:table-cell office:value-type="float" office:value="-2.47484632249477" calcext:value-type="float">
            <text:p>-2.47484632249477</text:p>
          </table:table-cell>
          <table:table-cell table:formula="of:=[.J4] / 1.032 + 0.243" office:value-type="float" office:value="-2.15510690164222" calcext:value-type="float">
            <text:p>-2.15510690164222</text:p>
          </table:table-cell>
          <table:table-cell office:value-type="float" office:value="2.1034015490559" calcext:value-type="float">
            <text:p>2.1034015490559</text:p>
          </table:table-cell>
          <table:table-cell table:formula="of:=[.L4] / 1.151 - 0.297" office:value-type="float" office:value="1.53045573332398" calcext:value-type="float">
            <text:p>1.53045573332398</text:p>
          </table:table-cell>
          <table:table-cell office:value-type="float" office:value="-0.33636650509198" calcext:value-type="float">
            <text:p>-0.33636650509198</text:p>
          </table:table-cell>
          <table:table-cell office:value-type="float" office:value="0.146659987509922" calcext:value-type="float">
            <text:p>0.146659987509922</text:p>
          </table:table-cell>
          <table:table-cell office:value-type="float" office:value="1.56366255130106" calcext:value-type="float">
            <text:p>1.56366255130106</text:p>
          </table:table-cell>
          <table:table-cell table:formula="of:=[.I4]-[.B4]" office:value-type="float" office:value="0.0433766782503766" calcext:value-type="float">
            <text:p>0.043376678250377</text:p>
          </table:table-cell>
          <table:table-cell table:formula="of:=[.K4]-[.C4]" office:value-type="float" office:value="-0.0480696085900489" calcext:value-type="float">
            <text:p>-0.048069608590049</text:p>
          </table:table-cell>
          <table:table-cell table:formula="of:=[.M4]-[.D4]" office:value-type="float" office:value="-0.0149219193459706" calcext:value-type="float">
            <text:p>-0.014921919345971</text:p>
          </table:table-cell>
          <table:table-cell office:value-type="float" office:value="0.630200709855723" calcext:value-type="float">
            <text:p>0.630200709855723</text:p>
          </table:table-cell>
          <table:table-cell office:value-type="float" office:value="-0.367809029442598" calcext:value-type="float">
            <text:p>-0.367809029442598</text:p>
          </table:table-cell>
          <table:table-cell office:value-type="float" office:value="0.558023896385945" calcext:value-type="float">
            <text:p>0.558023896385945</text:p>
          </table:table-cell>
          <table:table-cell office:value-type="float" office:value="-0.010088602796023" calcext:value-type="float">
            <text:p>-0.010088602796023</text:p>
          </table:table-cell>
          <table:table-cell office:value-type="float" office:value="-0.0470081194684027" calcext:value-type="float">
            <text:p>-0.047008119468403</text:p>
          </table:table-cell>
          <table:table-cell office:value-type="float" office:value="-0.0237094023036013" calcext:value-type="float">
            <text:p>-0.023709402303601</text:p>
          </table:table-cell>
        </table:table-row>
        <table:table-row table:style-name="ro1">
          <table:table-cell table:formula="of:=SQRT([.I5]^2 + [.K5]^2 + [.M5]^2)" office:value-type="float" office:value="2.38736869325895" calcext:value-type="float">
            <text:p>2.38736869325895</text:p>
          </table:table-cell>
          <table:table-cell office:value-type="float" office:value="2.25060052339555" calcext:value-type="float">
            <text:p>2.25060052339555</text:p>
          </table:table-cell>
          <table:table-cell office:value-type="float" office:value="0.559801692662887" calcext:value-type="float">
            <text:p>0.559801692662887</text:p>
          </table:table-cell>
          <table:table-cell office:value-type="float" office:value="0.460865714315795" calcext:value-type="float">
            <text:p>0.460865714315795</text:p>
          </table:table-cell>
          <table:table-cell office:value-type="float" office:value="0.689654863024269" calcext:value-type="float">
            <text:p>0.689654863024269</text:p>
          </table:table-cell>
          <table:table-cell office:value-type="float" office:value="0.447360993105312" calcext:value-type="float">
            <text:p>0.447360993105312</text:p>
          </table:table-cell>
          <table:table-cell office:value-type="float" office:value="-0.0958379265664995" calcext:value-type="float">
            <text:p>-0.0958379265665</text:p>
          </table:table-cell>
          <table:table-cell office:value-type="float" office:value="2.56492386342263" calcext:value-type="float">
            <text:p>2.56492386342263</text:p>
          </table:table-cell>
          <table:table-cell table:formula="of:=[.H5] / 1.184 + 0.103" office:value-type="float" office:value="2.26932083059344" calcext:value-type="float">
            <text:p>2.26932083059344</text:p>
          </table:table-cell>
          <table:table-cell office:value-type="float" office:value="0.434926765852213" calcext:value-type="float">
            <text:p>0.434926765852213</text:p>
          </table:table-cell>
          <table:table-cell table:formula="of:=[.J5] / 1.032 + 0.243" office:value-type="float" office:value="0.664440664585478" calcext:value-type="float">
            <text:p>0.664440664585478</text:p>
          </table:table-cell>
          <table:table-cell office:value-type="float" office:value="0.720508242404977" calcext:value-type="float">
            <text:p>0.720508242404977</text:p>
          </table:table-cell>
          <table:table-cell table:formula="of:=[.L5] / 1.151 - 0.297" office:value-type="float" office:value="0.328984572028651" calcext:value-type="float">
            <text:p>0.328984572028651</text:p>
          </table:table-cell>
          <table:table-cell office:value-type="float" office:value="0.589596223776633" calcext:value-type="float">
            <text:p>0.589596223776633</text:p>
          </table:table-cell>
          <table:table-cell office:value-type="float" office:value="0.414779682892928" calcext:value-type="float">
            <text:p>0.414779682892928</text:p>
          </table:table-cell>
          <table:table-cell office:value-type="float" office:value="-0.0495355171767535" calcext:value-type="float">
            <text:p>-0.049535517176754</text:p>
          </table:table-cell>
          <table:table-cell table:formula="of:=[.I5]-[.B5]" office:value-type="float" office:value="0.0187203071978881" calcext:value-type="float">
            <text:p>0.018720307197888</text:p>
          </table:table-cell>
          <table:table-cell table:formula="of:=[.K5]-[.C5]" office:value-type="float" office:value="0.104638971922591" calcext:value-type="float">
            <text:p>0.104638971922591</text:p>
          </table:table-cell>
          <table:table-cell table:formula="of:=[.M5]-[.D5]" office:value-type="float" office:value="-0.131881142287144" calcext:value-type="float">
            <text:p>-0.131881142287144</text:p>
          </table:table-cell>
          <table:table-cell office:value-type="float" office:value="0.314323340027083" calcext:value-type="float">
            <text:p>0.314323340027083</text:p>
          </table:table-cell>
          <table:table-cell office:value-type="float" office:value="-0.124874926810674" calcext:value-type="float">
            <text:p>-0.124874926810674</text:p>
          </table:table-cell>
          <table:table-cell office:value-type="float" office:value="0.259642528089182" calcext:value-type="float">
            <text:p>0.259642528089182</text:p>
          </table:table-cell>
          <table:table-cell office:value-type="float" office:value="-0.0882565066172885" calcext:value-type="float">
            <text:p>-0.088256506617289</text:p>
          </table:table-cell>
          <table:table-cell office:value-type="float" office:value="-0.0392132290306395" calcext:value-type="float">
            <text:p>-0.03921322903064</text:p>
          </table:table-cell>
          <table:table-cell office:value-type="float" office:value="0.00272744075757414" calcext:value-type="float">
            <text:p>0.002727440757574</text:p>
          </table:table-cell>
        </table:table-row>
        <table:table-row table:style-name="ro1">
          <table:table-cell table:formula="of:=SQRT([.I6]^2 + [.K6]^2 + [.M6]^2)" office:value-type="float" office:value="3.23095395155775" calcext:value-type="float">
            <text:p>3.23095395155775</text:p>
          </table:table-cell>
          <table:table-cell office:value-type="float" office:value="2.7897641806731" calcext:value-type="float">
            <text:p>2.7897641806731</text:p>
          </table:table-cell>
          <table:table-cell office:value-type="float" office:value="1.44877665614593" calcext:value-type="float">
            <text:p>1.44877665614593</text:p>
          </table:table-cell>
          <table:table-cell office:value-type="float" office:value="1.07757219377008" calcext:value-type="float">
            <text:p>1.07757219377008</text:p>
          </table:table-cell>
          <table:table-cell office:value-type="float" office:value="0.227372889939796" calcext:value-type="float">
            <text:p>0.227372889939796</text:p>
          </table:table-cell>
          <table:table-cell office:value-type="float" office:value="-0.474051098217557" calcext:value-type="float">
            <text:p>-0.474051098217557</text:p>
          </table:table-cell>
          <table:table-cell office:value-type="float" office:value="-0.207749500038274" calcext:value-type="float">
            <text:p>-0.207749500038274</text:p>
          </table:table-cell>
          <table:table-cell office:value-type="float" office:value="3.11132322246227" calcext:value-type="float">
            <text:p>3.11132322246227</text:p>
          </table:table-cell>
          <table:table-cell table:formula="of:=[.H6] / 1.184 + 0.103" office:value-type="float" office:value="2.73080677572827" calcext:value-type="float">
            <text:p>2.73080677572827</text:p>
          </table:table-cell>
          <table:table-cell office:value-type="float" office:value="1.26871144152975" calcext:value-type="float">
            <text:p>1.26871144152975</text:p>
          </table:table-cell>
          <table:table-cell table:formula="of:=[.J6] / 1.032 + 0.243" office:value-type="float" office:value="1.47237155186991" calcext:value-type="float">
            <text:p>1.47237155186991</text:p>
          </table:table-cell>
          <table:table-cell office:value-type="float" office:value="1.38022495535915" calcext:value-type="float">
            <text:p>1.38022495535915</text:p>
          </table:table-cell>
          <table:table-cell table:formula="of:=[.L6] / 1.151 - 0.297" office:value-type="float" office:value="0.902152871728193" calcext:value-type="float">
            <text:p>0.902152871728193</text:p>
          </table:table-cell>
          <table:table-cell office:value-type="float" office:value="0.000136830426252565" calcext:value-type="float">
            <text:p>0.000136830426253</text:p>
          </table:table-cell>
          <table:table-cell office:value-type="float" office:value="-0.536054086316081" calcext:value-type="float">
            <text:p>-0.536054086316081</text:p>
          </table:table-cell>
          <table:table-cell office:value-type="float" office:value="-0.223956911452024" calcext:value-type="float">
            <text:p>-0.223956911452024</text:p>
          </table:table-cell>
          <table:table-cell table:formula="of:=[.I6]-[.B6]" office:value-type="float" office:value="-0.0589574049448309" calcext:value-type="float">
            <text:p>-0.058957404944831</text:p>
          </table:table-cell>
          <table:table-cell table:formula="of:=[.K6]-[.C6]" office:value-type="float" office:value="0.0235948957239827" calcext:value-type="float">
            <text:p>0.023594895723983</text:p>
          </table:table-cell>
          <table:table-cell table:formula="of:=[.M6]-[.D6]" office:value-type="float" office:value="-0.175419322041887" calcext:value-type="float">
            <text:p>-0.175419322041887</text:p>
          </table:table-cell>
          <table:table-cell office:value-type="float" office:value="0.321559041789168" calcext:value-type="float">
            <text:p>0.321559041789168</text:p>
          </table:table-cell>
          <table:table-cell office:value-type="float" office:value="-0.18006521461618" calcext:value-type="float">
            <text:p>-0.18006521461618</text:p>
          </table:table-cell>
          <table:table-cell office:value-type="float" office:value="0.302652761589064" calcext:value-type="float">
            <text:p>0.302652761589064</text:p>
          </table:table-cell>
          <table:table-cell office:value-type="float" office:value="-0.176651334076753" calcext:value-type="float">
            <text:p>-0.176651334076753</text:p>
          </table:table-cell>
          <table:table-cell office:value-type="float" office:value="-0.110678014035976" calcext:value-type="float">
            <text:p>-0.110678014035976</text:p>
          </table:table-cell>
          <table:table-cell office:value-type="float" office:value="0.0843468858335479" calcext:value-type="float">
            <text:p>0.084346885833548</text:p>
          </table:table-cell>
        </table:table-row>
        <table:table-row table:style-name="ro1">
          <table:table-cell table:formula="of:=SQRT([.I7]^2 + [.K7]^2 + [.M7]^2)" office:value-type="float" office:value="7.32702204317042" calcext:value-type="float">
            <text:p>7.32702204317042</text:p>
          </table:table-cell>
          <table:table-cell office:value-type="float" office:value="5.55892434502149" calcext:value-type="float">
            <text:p>5.55892434502149</text:p>
          </table:table-cell>
          <table:table-cell office:value-type="float" office:value="4.34260101683937" calcext:value-type="float">
            <text:p>4.34260101683937</text:p>
          </table:table-cell>
          <table:table-cell office:value-type="float" office:value="1.48205882195266" calcext:value-type="float">
            <text:p>1.48205882195266</text:p>
          </table:table-cell>
          <table:table-cell office:value-type="float" office:value="-0.415930482979082" calcext:value-type="float">
            <text:p>-0.415930482979082</text:p>
          </table:table-cell>
          <table:table-cell office:value-type="float" office:value="-0.332010978341708" calcext:value-type="float">
            <text:p>-0.332010978341708</text:p>
          </table:table-cell>
          <table:table-cell office:value-type="float" office:value="-2.76574205077805" calcext:value-type="float">
            <text:p>-2.76574205077805</text:p>
          </table:table-cell>
          <table:table-cell office:value-type="float" office:value="6.64057622976185" calcext:value-type="float">
            <text:p>6.64057622976185</text:p>
          </table:table-cell>
          <table:table-cell table:formula="of:=[.H7] / 1.184 + 0.103" office:value-type="float" office:value="5.71159478865021" calcext:value-type="float">
            <text:p>5.71159478865021</text:p>
          </table:table-cell>
          <table:table-cell office:value-type="float" office:value="4.16811079093141" calcext:value-type="float">
            <text:p>4.16811079093141</text:p>
          </table:table-cell>
          <table:table-cell table:formula="of:=[.J7] / 1.032 + 0.243" office:value-type="float" office:value="4.28186704547617" calcext:value-type="float">
            <text:p>4.28186704547617</text:p>
          </table:table-cell>
          <table:table-cell office:value-type="float" office:value="2.24310655178206" calcext:value-type="float">
            <text:p>2.24310655178206</text:p>
          </table:table-cell>
          <table:table-cell table:formula="of:=[.L7] / 1.151 - 0.297" office:value-type="float" office:value="1.6518327991156" calcext:value-type="float">
            <text:p>1.6518327991156</text:p>
          </table:table-cell>
          <table:table-cell office:value-type="float" office:value="-0.385344067379107" calcext:value-type="float">
            <text:p>-0.385344067379107</text:p>
          </table:table-cell>
          <table:table-cell office:value-type="float" office:value="-0.273751907854671" calcext:value-type="float">
            <text:p>-0.273751907854671</text:p>
          </table:table-cell>
          <table:table-cell office:value-type="float" office:value="-2.73628628445678" calcext:value-type="float">
            <text:p>-2.73628628445678</text:p>
          </table:table-cell>
          <table:table-cell table:formula="of:=[.I7]-[.B7]" office:value-type="float" office:value="0.152670443628721" calcext:value-type="float">
            <text:p>0.152670443628721</text:p>
          </table:table-cell>
          <table:table-cell table:formula="of:=[.K7]-[.C7]" office:value-type="float" office:value="-0.0607339713631978" calcext:value-type="float">
            <text:p>-0.060733971363198</text:p>
          </table:table-cell>
          <table:table-cell table:formula="of:=[.M7]-[.D7]" office:value-type="float" office:value="0.169773977162944" calcext:value-type="float">
            <text:p>0.169773977162944</text:p>
          </table:table-cell>
          <table:table-cell office:value-type="float" office:value="1.08165188474037" calcext:value-type="float">
            <text:p>1.08165188474037</text:p>
          </table:table-cell>
          <table:table-cell office:value-type="float" office:value="-0.17449022590796" calcext:value-type="float">
            <text:p>-0.17449022590796</text:p>
          </table:table-cell>
          <table:table-cell office:value-type="float" office:value="0.761047729829403" calcext:value-type="float">
            <text:p>0.761047729829403</text:p>
          </table:table-cell>
          <table:table-cell office:value-type="float" office:value="-0.0487713621122725" calcext:value-type="float">
            <text:p>-0.048771362112273</text:p>
          </table:table-cell>
          <table:table-cell office:value-type="float" office:value="-0.0432312005137536" calcext:value-type="float">
            <text:p>-0.043231200513754</text:p>
          </table:table-cell>
          <table:table-cell office:value-type="float" office:value="0.0192735877728487" calcext:value-type="float">
            <text:p>0.019273587772849</text:p>
          </table:table-cell>
        </table:table-row>
        <table:table-row table:style-name="ro1">
          <table:table-cell table:formula="of:=SQRT([.I8]^2 + [.K8]^2 + [.M8]^2)" office:value-type="float" office:value="3.81796446369361" calcext:value-type="float">
            <text:p>3.81796446369361</text:p>
          </table:table-cell>
          <table:table-cell office:value-type="float" office:value="3.07973836000891" calcext:value-type="float">
            <text:p>3.07973836000891</text:p>
          </table:table-cell>
          <table:table-cell office:value-type="float" office:value="2.04229815770934" calcext:value-type="float">
            <text:p>2.04229815770934</text:p>
          </table:table-cell>
          <table:table-cell office:value-type="float" office:value="0.471849215540015" calcext:value-type="float">
            <text:p>0.471849215540015</text:p>
          </table:table-cell>
          <table:table-cell office:value-type="float" office:value="0.588926289488738" calcext:value-type="float">
            <text:p>0.588926289488738</text:p>
          </table:table-cell>
          <table:table-cell office:value-type="float" office:value="0.0861322492705532" calcext:value-type="float">
            <text:p>0.086132249270553</text:p>
          </table:table-cell>
          <table:table-cell office:value-type="float" office:value="-2.36336839969857" calcext:value-type="float">
            <text:p>-2.36336839969857</text:p>
          </table:table-cell>
          <table:table-cell office:value-type="float" office:value="3.61549905933678" calcext:value-type="float">
            <text:p>3.61549905933678</text:p>
          </table:table-cell>
          <table:table-cell table:formula="of:=[.H8] / 1.184 + 0.103" office:value-type="float" office:value="3.15663096227769" calcext:value-type="float">
            <text:p>3.15663096227769</text:p>
          </table:table-cell>
          <table:table-cell office:value-type="float" office:value="1.91725723361372" calcext:value-type="float">
            <text:p>1.91725723361372</text:p>
          </table:table-cell>
          <table:table-cell table:formula="of:=[.J8] / 1.032 + 0.243" office:value-type="float" office:value="2.10080739691252" calcext:value-type="float">
            <text:p>2.10080739691252</text:p>
          </table:table-cell>
          <table:table-cell office:value-type="float" office:value="0.855484403002746" calcext:value-type="float">
            <text:p>0.855484403002746</text:p>
          </table:table-cell>
          <table:table-cell table:formula="of:=[.L8] / 1.151 - 0.297" office:value-type="float" office:value="0.446253173764332" calcext:value-type="float">
            <text:p>0.446253173764332</text:p>
          </table:table-cell>
          <table:table-cell office:value-type="float" office:value="0.613934989493176" calcext:value-type="float">
            <text:p>0.613934989493176</text:p>
          </table:table-cell>
          <table:table-cell office:value-type="float" office:value="0.224214125420754" calcext:value-type="float">
            <text:p>0.224214125420754</text:p>
          </table:table-cell>
          <table:table-cell office:value-type="float" office:value="-2.30364066938363" calcext:value-type="float">
            <text:p>-2.30364066938363</text:p>
          </table:table-cell>
          <table:table-cell table:formula="of:=[.I8]-[.B8]" office:value-type="float" office:value="0.0768926022687757" calcext:value-type="float">
            <text:p>0.076892602268776</text:p>
          </table:table-cell>
          <table:table-cell table:formula="of:=[.K8]-[.C8]" office:value-type="float" office:value="0.0585092392031794" calcext:value-type="float">
            <text:p>0.058509239203179</text:p>
          </table:table-cell>
          <table:table-cell table:formula="of:=[.M8]-[.D8]" office:value-type="float" office:value="-0.025596041775683" calcext:value-type="float">
            <text:p>-0.025596041775683</text:p>
          </table:table-cell>
          <table:table-cell office:value-type="float" office:value="0.535760699327871" calcext:value-type="float">
            <text:p>0.535760699327871</text:p>
          </table:table-cell>
          <table:table-cell office:value-type="float" office:value="-0.125040924095627" calcext:value-type="float">
            <text:p>-0.125040924095627</text:p>
          </table:table-cell>
          <table:table-cell office:value-type="float" office:value="0.383635187462731" calcext:value-type="float">
            <text:p>0.383635187462731</text:p>
          </table:table-cell>
          <table:table-cell office:value-type="float" office:value="-0.114635044443534" calcext:value-type="float">
            <text:p>-0.114635044443534</text:p>
          </table:table-cell>
          <table:table-cell office:value-type="float" office:value="-0.0810163796633576" calcext:value-type="float">
            <text:p>-0.081016379663358</text:p>
          </table:table-cell>
          <table:table-cell office:value-type="float" office:value="0.05895099627288" calcext:value-type="float">
            <text:p>0.05895099627288</text:p>
          </table:table-cell>
        </table:table-row>
        <table:table-row table:style-name="ro1">
          <table:table-cell table:formula="of:=SQRT([.I9]^2 + [.K9]^2 + [.M9]^2)" office:value-type="float" office:value="1.41938316335444" calcext:value-type="float">
            <text:p>1.41938316335444</text:p>
          </table:table-cell>
          <table:table-cell office:value-type="float" office:value="1.30278815466582" calcext:value-type="float">
            <text:p>1.30278815466582</text:p>
          </table:table-cell>
          <table:table-cell office:value-type="float" office:value="0.260406505552548" calcext:value-type="float">
            <text:p>0.260406505552548</text:p>
          </table:table-cell>
          <table:table-cell office:value-type="float" office:value="0.539713160019659" calcext:value-type="float">
            <text:p>0.539713160019659</text:p>
          </table:table-cell>
          <table:table-cell office:value-type="float" office:value="0.355365908268952" calcext:value-type="float">
            <text:p>0.355365908268952</text:p>
          </table:table-cell>
          <table:table-cell office:value-type="float" office:value="0.0177513117835342" calcext:value-type="float">
            <text:p>0.017751311783534</text:p>
          </table:table-cell>
          <table:table-cell office:value-type="float" office:value="0.550625500391724" calcext:value-type="float">
            <text:p>0.550625500391724</text:p>
          </table:table-cell>
          <table:table-cell office:value-type="float" office:value="1.44496895547812" calcext:value-type="float">
            <text:p>1.44496895547812</text:p>
          </table:table-cell>
          <table:table-cell table:formula="of:=[.H9] / 1.184 + 0.103" office:value-type="float" office:value="1.32341296915382" calcext:value-type="float">
            <text:p>1.32341296915382</text:p>
          </table:table-cell>
          <table:table-cell office:value-type="float" office:value="0.181626807461594" calcext:value-type="float">
            <text:p>0.181626807461594</text:p>
          </table:table-cell>
          <table:table-cell table:formula="of:=[.J9] / 1.032 + 0.243" office:value-type="float" office:value="0.418994968470537" calcext:value-type="float">
            <text:p>0.418994968470537</text:p>
          </table:table-cell>
          <table:table-cell office:value-type="float" office:value="0.682647767443318" calcext:value-type="float">
            <text:p>0.682647767443318</text:p>
          </table:table-cell>
          <table:table-cell table:formula="of:=[.L9] / 1.151 - 0.297" office:value-type="float" office:value="0.296091022974212" calcext:value-type="float">
            <text:p>0.296091022974212</text:p>
          </table:table-cell>
          <table:table-cell office:value-type="float" office:value="0.32671152976426" calcext:value-type="float">
            <text:p>0.32671152976426</text:p>
          </table:table-cell>
          <table:table-cell office:value-type="float" office:value="-0.0304748194668409" calcext:value-type="float">
            <text:p>-0.030474819466841</text:p>
          </table:table-cell>
          <table:table-cell office:value-type="float" office:value="0.547274357217198" calcext:value-type="float">
            <text:p>0.547274357217198</text:p>
          </table:table-cell>
          <table:table-cell table:formula="of:=[.I9]-[.B9]" office:value-type="float" office:value="0.0206248144879977" calcext:value-type="float">
            <text:p>0.020624814487998</text:p>
          </table:table-cell>
          <table:table-cell table:formula="of:=[.K9]-[.C9]" office:value-type="float" office:value="0.158588462917989" calcext:value-type="float">
            <text:p>0.158588462917989</text:p>
          </table:table-cell>
          <table:table-cell table:formula="of:=[.M9]-[.D9]" office:value-type="float" office:value="-0.243622137045447" calcext:value-type="float">
            <text:p>-0.243622137045447</text:p>
          </table:table-cell>
          <table:table-cell office:value-type="float" office:value="0.142180800812294" calcext:value-type="float">
            <text:p>0.142180800812294</text:p>
          </table:table-cell>
          <table:table-cell office:value-type="float" office:value="-0.0787796980909545" calcext:value-type="float">
            <text:p>-0.078779698090955</text:p>
          </table:table-cell>
          <table:table-cell office:value-type="float" office:value="0.142934607423659" calcext:value-type="float">
            <text:p>0.142934607423659</text:p>
          </table:table-cell>
          <table:table-cell office:value-type="float" office:value="-0.049661124273996" calcext:value-type="float">
            <text:p>-0.049661124273996</text:p>
          </table:table-cell>
          <table:table-cell office:value-type="float" office:value="-0.0260954674128087" calcext:value-type="float">
            <text:p>-0.026095467412809</text:p>
          </table:table-cell>
          <table:table-cell office:value-type="float" office:value="-0.0038169219011781" calcext:value-type="float">
            <text:p>-0.003816921901178</text:p>
          </table:table-cell>
        </table:table-row>
        <table:table-row table:style-name="ro1">
          <table:table-cell table:formula="of:=SQRT([.I10]^2 + [.K10]^2 + [.M10]^2)" office:value-type="float" office:value="3.85755066961816" calcext:value-type="float">
            <text:p>3.85755066961816</text:p>
          </table:table-cell>
          <table:table-cell office:value-type="float" office:value="2.95073022153169" calcext:value-type="float">
            <text:p>2.95073022153169</text:p>
          </table:table-cell>
          <table:table-cell office:value-type="float" office:value="-2.34176582986453" calcext:value-type="float">
            <text:p>-2.34176582986453</text:p>
          </table:table-cell>
          <table:table-cell office:value-type="float" office:value="0.773975727564189" calcext:value-type="float">
            <text:p>0.773975727564189</text:p>
          </table:table-cell>
          <table:table-cell office:value-type="float" office:value="0.168630680387879" calcext:value-type="float">
            <text:p>0.168630680387879</text:p>
          </table:table-cell>
          <table:table-cell office:value-type="float" office:value="-0.1373333569249" calcext:value-type="float">
            <text:p>-0.1373333569249</text:p>
          </table:table-cell>
          <table:table-cell office:value-type="float" office:value="-2.05422500712226" calcext:value-type="float">
            <text:p>-2.05422500712226</text:p>
          </table:table-cell>
          <table:table-cell office:value-type="float" office:value="3.42940488155348" calcext:value-type="float">
            <text:p>3.42940488155348</text:p>
          </table:table-cell>
          <table:table-cell table:formula="of:=[.H10] / 1.184 + 0.103" office:value-type="float" office:value="2.99945682563639" calcext:value-type="float">
            <text:p>2.99945682563639</text:p>
          </table:table-cell>
          <table:table-cell office:value-type="float" office:value="-2.63526295935993" calcext:value-type="float">
            <text:p>-2.63526295935993</text:p>
          </table:table-cell>
          <table:table-cell table:formula="of:=[.J10] / 1.032 + 0.243" office:value-type="float" office:value="-2.31054937922474" calcext:value-type="float">
            <text:p>-2.31054937922474</text:p>
          </table:table-cell>
          <table:table-cell office:value-type="float" office:value="1.19181002904448" calcext:value-type="float">
            <text:p>1.19181002904448</text:p>
          </table:table-cell>
          <table:table-cell table:formula="of:=[.L10] / 1.151 - 0.297" office:value-type="float" office:value="0.738456150342728" calcext:value-type="float">
            <text:p>0.738456150342728</text:p>
          </table:table-cell>
          <table:table-cell office:value-type="float" office:value="0.104283502936218" calcext:value-type="float">
            <text:p>0.104283502936218</text:p>
          </table:table-cell>
          <table:table-cell office:value-type="float" office:value="-0.112274430579363" calcext:value-type="float">
            <text:p>-0.112274430579363</text:p>
          </table:table-cell>
          <table:table-cell office:value-type="float" office:value="-2.07858218126821" calcext:value-type="float">
            <text:p>-2.07858218126821</text:p>
          </table:table-cell>
          <table:table-cell table:formula="of:=[.I10]-[.B10]" office:value-type="float" office:value="0.0487266041046954" calcext:value-type="float">
            <text:p>0.048726604104696</text:p>
          </table:table-cell>
          <table:table-cell table:formula="of:=[.K10]-[.C10]" office:value-type="float" office:value="0.0312164506397914" calcext:value-type="float">
            <text:p>0.031216450639791</text:p>
          </table:table-cell>
          <table:table-cell table:formula="of:=[.M10]-[.D10]" office:value-type="float" office:value="-0.035519577221461" calcext:value-type="float">
            <text:p>-0.035519577221461</text:p>
          </table:table-cell>
          <table:table-cell office:value-type="float" office:value="0.478674660021799" calcext:value-type="float">
            <text:p>0.478674660021799</text:p>
          </table:table-cell>
          <table:table-cell office:value-type="float" office:value="-0.293497129495401" calcext:value-type="float">
            <text:p>-0.293497129495401</text:p>
          </table:table-cell>
          <table:table-cell office:value-type="float" office:value="0.417834301480289" calcext:value-type="float">
            <text:p>0.417834301480289</text:p>
          </table:table-cell>
          <table:table-cell office:value-type="float" office:value="0.00778329440875325" calcext:value-type="float">
            <text:p>0.007783294408753</text:p>
          </table:table-cell>
          <table:table-cell office:value-type="float" office:value="-0.0681441025188727" calcext:value-type="float">
            <text:p>-0.068144102518873</text:p>
          </table:table-cell>
          <table:table-cell office:value-type="float" office:value="-0.0160785796630041" calcext:value-type="float">
            <text:p>-0.016078579663004</text:p>
          </table:table-cell>
        </table:table-row>
        <table:table-row table:style-name="ro1">
          <table:table-cell table:formula="of:=SQRT([.I11]^2 + [.K11]^2 + [.M11]^2)" office:value-type="float" office:value="5.0163391264459" calcext:value-type="float">
            <text:p>5.0163391264459</text:p>
          </table:table-cell>
          <table:table-cell office:value-type="float" office:value="4.78470614001617" calcext:value-type="float">
            <text:p>4.78470614001617</text:p>
          </table:table-cell>
          <table:table-cell office:value-type="float" office:value="1.22423548347245" calcext:value-type="float">
            <text:p>1.22423548347245</text:p>
          </table:table-cell>
          <table:table-cell office:value-type="float" office:value="1.28321638930743" calcext:value-type="float">
            <text:p>1.28321638930743</text:p>
          </table:table-cell>
          <table:table-cell office:value-type="float" office:value="0.255539175109755" calcext:value-type="float">
            <text:p>0.255539175109755</text:p>
          </table:table-cell>
          <table:table-cell office:value-type="float" office:value="-0.0564385318217884" calcext:value-type="float">
            <text:p>-0.056438531821788</text:p>
          </table:table-cell>
          <table:table-cell office:value-type="float" office:value="-0.602253727800892" calcext:value-type="float">
            <text:p>-0.602253727800892</text:p>
          </table:table-cell>
          <table:table-cell office:value-type="float" office:value="5.44263941249138" calcext:value-type="float">
            <text:p>5.44263941249138</text:p>
          </table:table-cell>
          <table:table-cell table:formula="of:=[.H11] / 1.184 + 0.103" office:value-type="float" office:value="4.69982382811772" calcext:value-type="float">
            <text:p>4.69982382811772</text:p>
          </table:table-cell>
          <table:table-cell office:value-type="float" office:value="0.963022833611494" calcext:value-type="float">
            <text:p>0.963022833611494</text:p>
          </table:table-cell>
          <table:table-cell table:formula="of:=[.J11] / 1.032 + 0.243" office:value-type="float" office:value="1.17616166047625" calcext:value-type="float">
            <text:p>1.17616166047625</text:p>
          </table:table-cell>
          <table:table-cell office:value-type="float" office:value="1.83901352495738" calcext:value-type="float">
            <text:p>1.83901352495738</text:p>
          </table:table-cell>
          <table:table-cell table:formula="of:=[.L11] / 1.151 - 0.297" office:value-type="float" office:value="1.30075284531484" calcext:value-type="float">
            <text:p>1.30075284531484</text:p>
          </table:table-cell>
          <table:table-cell office:value-type="float" office:value="0.197565479501394" calcext:value-type="float">
            <text:p>0.197565479501394</text:p>
          </table:table-cell>
          <table:table-cell office:value-type="float" office:value="0.0279142709838021" calcext:value-type="float">
            <text:p>0.027914270983802</text:p>
          </table:table-cell>
          <table:table-cell office:value-type="float" office:value="-0.601051090854425" calcext:value-type="float">
            <text:p>-0.601051090854425</text:p>
          </table:table-cell>
          <table:table-cell table:formula="of:=[.I11]-[.B11]" office:value-type="float" office:value="-0.0848823118984505" calcext:value-type="float">
            <text:p>-0.084882311898451</text:p>
          </table:table-cell>
          <table:table-cell table:formula="of:=[.K11]-[.C11]" office:value-type="float" office:value="-0.0480738229961961" calcext:value-type="float">
            <text:p>-0.048073822996196</text:p>
          </table:table-cell>
          <table:table-cell table:formula="of:=[.M11]-[.D11]" office:value-type="float" office:value="0.0175364560074094" calcext:value-type="float">
            <text:p>0.017536456007409</text:p>
          </table:table-cell>
          <table:table-cell office:value-type="float" office:value="0.657933272475209" calcext:value-type="float">
            <text:p>0.657933272475209</text:p>
          </table:table-cell>
          <table:table-cell office:value-type="float" office:value="-0.261212649860953" calcext:value-type="float">
            <text:p>-0.261212649860953</text:p>
          </table:table-cell>
          <table:table-cell office:value-type="float" office:value="0.555797135649953" calcext:value-type="float">
            <text:p>0.555797135649953</text:p>
          </table:table-cell>
          <table:table-cell office:value-type="float" office:value="-0.0956135171158375" calcext:value-type="float">
            <text:p>-0.095613517115838</text:p>
          </table:table-cell>
          <table:table-cell office:value-type="float" office:value="0.0365485386835092" calcext:value-type="float">
            <text:p>0.036548538683509</text:p>
          </table:table-cell>
          <table:table-cell office:value-type="float" office:value="0.00377919878071298" calcext:value-type="float">
            <text:p>0.003779198780713</text:p>
          </table:table-cell>
        </table:table-row>
        <table:table-row table:style-name="ro1">
          <table:table-cell table:formula="of:=SQRT([.I12]^2 + [.K12]^2 + [.M12]^2)" office:value-type="float" office:value="2.68589381430574" calcext:value-type="float">
            <text:p>2.68589381430574</text:p>
          </table:table-cell>
          <table:table-cell office:value-type="float" office:value="2.63729531361685" calcext:value-type="float">
            <text:p>2.63729531361685</text:p>
          </table:table-cell>
          <table:table-cell office:value-type="float" office:value="0.131323575467033" calcext:value-type="float">
            <text:p>0.131323575467033</text:p>
          </table:table-cell>
          <table:table-cell office:value-type="float" office:value="0.613798085672229" calcext:value-type="float">
            <text:p>0.613798085672229</text:p>
          </table:table-cell>
          <table:table-cell office:value-type="float" office:value="-0.652500045719749" calcext:value-type="float">
            <text:p>-0.652500045719749</text:p>
          </table:table-cell>
          <table:table-cell office:value-type="float" office:value="-0.256450493122154" calcext:value-type="float">
            <text:p>-0.256450493122154</text:p>
          </table:table-cell>
          <table:table-cell office:value-type="float" office:value="-2.11390799741742" calcext:value-type="float">
            <text:p>-2.11390799741742</text:p>
          </table:table-cell>
          <table:table-cell office:value-type="float" office:value="2.99257146041935" calcext:value-type="float">
            <text:p>2.99257146041935</text:p>
          </table:table-cell>
          <table:table-cell table:formula="of:=[.H12] / 1.184 + 0.103" office:value-type="float" office:value="2.63050967940823" calcext:value-type="float">
            <text:p>2.63050967940823</text:p>
          </table:table-cell>
          <table:table-cell office:value-type="float" office:value="-0.0256513311705985" calcext:value-type="float">
            <text:p>-0.025651331170599</text:p>
          </table:table-cell>
          <table:table-cell table:formula="of:=[.J12] / 1.032 + 0.243" office:value-type="float" office:value="0.218144058943218" calcext:value-type="float">
            <text:p>0.218144058943218</text:p>
          </table:table-cell>
          <table:table-cell office:value-type="float" office:value="0.913718634149247" calcext:value-type="float">
            <text:p>0.913718634149247</text:p>
          </table:table-cell>
          <table:table-cell table:formula="of:=[.L12] / 1.151 - 0.297" office:value-type="float" office:value="0.496847640442439" calcext:value-type="float">
            <text:p>0.496847640442439</text:p>
          </table:table-cell>
          <table:table-cell office:value-type="float" office:value="-0.681334758448038" calcext:value-type="float">
            <text:p>-0.681334758448038</text:p>
          </table:table-cell>
          <table:table-cell office:value-type="float" office:value="-0.157998224421823" calcext:value-type="float">
            <text:p>-0.157998224421823</text:p>
          </table:table-cell>
          <table:table-cell office:value-type="float" office:value="-2.09162866484033" calcext:value-type="float">
            <text:p>-2.09162866484033</text:p>
          </table:table-cell>
          <table:table-cell table:formula="of:=[.I12]-[.B12]" office:value-type="float" office:value="-0.00678563420861478" calcext:value-type="float">
            <text:p>-0.006785634208615</text:p>
          </table:table-cell>
          <table:table-cell table:formula="of:=[.K12]-[.C12]" office:value-type="float" office:value="0.0868204834761855" calcext:value-type="float">
            <text:p>0.086820483476186</text:p>
          </table:table-cell>
          <table:table-cell table:formula="of:=[.M12]-[.D12]" office:value-type="float" office:value="-0.11695044522979" calcext:value-type="float">
            <text:p>-0.11695044522979</text:p>
          </table:table-cell>
          <table:table-cell office:value-type="float" office:value="0.355276146802509" calcext:value-type="float">
            <text:p>0.355276146802509</text:p>
          </table:table-cell>
          <table:table-cell office:value-type="float" office:value="-0.156974906637631" calcext:value-type="float">
            <text:p>-0.156974906637631</text:p>
          </table:table-cell>
          <table:table-cell office:value-type="float" office:value="0.299920548477019" calcext:value-type="float">
            <text:p>0.299920548477019</text:p>
          </table:table-cell>
          <table:table-cell office:value-type="float" office:value="-0.0695986801329669" calcext:value-type="float">
            <text:p>-0.069598680132967</text:p>
          </table:table-cell>
          <table:table-cell office:value-type="float" office:value="-0.0751899062474166" calcext:value-type="float">
            <text:p>-0.075189906247417</text:p>
          </table:table-cell>
          <table:table-cell office:value-type="float" office:value="0.0256006553855741" calcext:value-type="float">
            <text:p>0.025600655385574</text:p>
          </table:table-cell>
        </table:table-row>
        <table:table-row table:style-name="ro1">
          <table:table-cell table:formula="of:=SQRT([.I13]^2 + [.K13]^2 + [.M13]^2)" office:value-type="float" office:value="4.62159648085468" calcext:value-type="float">
            <text:p>4.62159648085468</text:p>
          </table:table-cell>
          <table:table-cell office:value-type="float" office:value="4.11254054274757" calcext:value-type="float">
            <text:p>4.11254054274757</text:p>
          </table:table-cell>
          <table:table-cell office:value-type="float" office:value="-1.44969416066157" calcext:value-type="float">
            <text:p>-1.44969416066157</text:p>
          </table:table-cell>
          <table:table-cell office:value-type="float" office:value="1.68952771089119" calcext:value-type="float">
            <text:p>1.68952771089119</text:p>
          </table:table-cell>
          <table:table-cell office:value-type="float" office:value="0.096664803840941" calcext:value-type="float">
            <text:p>0.096664803840941</text:p>
          </table:table-cell>
          <table:table-cell office:value-type="float" office:value="-0.204439569207443" calcext:value-type="float">
            <text:p>-0.204439569207443</text:p>
          </table:table-cell>
          <table:table-cell office:value-type="float" office:value="2.47630333579288" calcext:value-type="float">
            <text:p>2.47630333579288</text:p>
          </table:table-cell>
          <table:table-cell office:value-type="float" office:value="4.69227631409482" calcext:value-type="float">
            <text:p>4.69227631409482</text:p>
          </table:table-cell>
          <table:table-cell table:formula="of:=[.H13] / 1.184 + 0.103" office:value-type="float" office:value="4.06607121122873" calcext:value-type="float">
            <text:p>4.06607121122873</text:p>
          </table:table-cell>
          <table:table-cell office:value-type="float" office:value="-1.76122795474129" calcext:value-type="float">
            <text:p>-1.76122795474129</text:p>
          </table:table-cell>
          <table:table-cell table:formula="of:=[.J13] / 1.032 + 0.243" office:value-type="float" office:value="-1.46361623521443" calcext:value-type="float">
            <text:p>-1.46361623521443</text:p>
          </table:table-cell>
          <table:table-cell office:value-type="float" office:value="2.22753717208277" calcext:value-type="float">
            <text:p>2.22753717208277</text:p>
          </table:table-cell>
          <table:table-cell table:formula="of:=[.L13] / 1.151 - 0.297" office:value-type="float" office:value="1.63830597053238" calcext:value-type="float">
            <text:p>1.63830597053238</text:p>
          </table:table-cell>
          <table:table-cell office:value-type="float" office:value="0.166530026924079" calcext:value-type="float">
            <text:p>0.166530026924079</text:p>
          </table:table-cell>
          <table:table-cell office:value-type="float" office:value="-0.183127174618402" calcext:value-type="float">
            <text:p>-0.183127174618402</text:p>
          </table:table-cell>
          <table:table-cell office:value-type="float" office:value="2.5070449570188" calcext:value-type="float">
            <text:p>2.5070449570188</text:p>
          </table:table-cell>
          <table:table-cell table:formula="of:=[.I13]-[.B13]" office:value-type="float" office:value="-0.0464693315188365" calcext:value-type="float">
            <text:p>-0.046469331518837</text:p>
          </table:table-cell>
          <table:table-cell table:formula="of:=[.K13]-[.C13]" office:value-type="float" office:value="-0.0139220745528581" calcext:value-type="float">
            <text:p>-0.013922074552858</text:p>
          </table:table-cell>
          <table:table-cell table:formula="of:=[.M13]-[.D13]" office:value-type="float" office:value="-0.0512217403588093" calcext:value-type="float">
            <text:p>-0.051221740358809</text:p>
          </table:table-cell>
          <table:table-cell office:value-type="float" office:value="0.579735771347247" calcext:value-type="float">
            <text:p>0.579735771347247</text:p>
          </table:table-cell>
          <table:table-cell office:value-type="float" office:value="-0.311533794079716" calcext:value-type="float">
            <text:p>-0.311533794079716</text:p>
          </table:table-cell>
          <table:table-cell office:value-type="float" office:value="0.538009461191585" calcext:value-type="float">
            <text:p>0.538009461191585</text:p>
          </table:table-cell>
          <table:table-cell office:value-type="float" office:value="-0.0412312482470605" calcext:value-type="float">
            <text:p>-0.041231248247061</text:p>
          </table:table-cell>
          <table:table-cell office:value-type="float" office:value="-0.0587879873045907" calcext:value-type="float">
            <text:p>-0.058787987304591</text:p>
          </table:table-cell>
          <table:table-cell office:value-type="float" office:value="0.0160689699151155" calcext:value-type="float">
            <text:p>0.016068969915116</text:p>
          </table:table-cell>
        </table:table-row>
        <table:table-row table:style-name="ro1">
          <table:table-cell table:formula="of:=SQRT([.I14]^2 + [.K14]^2 + [.M14]^2)" office:value-type="float" office:value="5.52257393568523" calcext:value-type="float">
            <text:p>5.52257393568523</text:p>
          </table:table-cell>
          <table:table-cell office:value-type="float" office:value="5.12630664251584" calcext:value-type="float">
            <text:p>5.12630664251584</text:p>
          </table:table-cell>
          <table:table-cell office:value-type="float" office:value="1.22553304093475" calcext:value-type="float">
            <text:p>1.22553304093475</text:p>
          </table:table-cell>
          <table:table-cell office:value-type="float" office:value="1.1963153402309" calcext:value-type="float">
            <text:p>1.1963153402309</text:p>
          </table:table-cell>
          <table:table-cell office:value-type="float" office:value="0.0335702925311452" calcext:value-type="float">
            <text:p>0.033570292531145</text:p>
          </table:table-cell>
          <table:table-cell office:value-type="float" office:value="0.661196586472447" calcext:value-type="float">
            <text:p>0.661196586472447</text:p>
          </table:table-cell>
          <table:table-cell office:value-type="float" office:value="1.13704170161275" calcext:value-type="float">
            <text:p>1.13704170161275</text:p>
          </table:table-cell>
          <table:table-cell office:value-type="float" office:value="6.06838756965868" calcext:value-type="float">
            <text:p>6.06838756965868</text:p>
          </table:table-cell>
          <table:table-cell table:formula="of:=[.H14] / 1.184 + 0.103" office:value-type="float" office:value="5.22832733923875" calcext:value-type="float">
            <text:p>5.22832733923875</text:p>
          </table:table-cell>
          <table:table-cell office:value-type="float" office:value="0.981286580195788" calcext:value-type="float">
            <text:p>0.981286580195788</text:p>
          </table:table-cell>
          <table:table-cell table:formula="of:=[.J14] / 1.032 + 0.243" office:value-type="float" office:value="1.193859089337" calcext:value-type="float">
            <text:p>1.193859089337</text:p>
          </table:table-cell>
          <table:table-cell office:value-type="float" office:value="1.85929834623276" calcext:value-type="float">
            <text:p>1.85929834623276</text:p>
          </table:table-cell>
          <table:table-cell table:formula="of:=[.L14] / 1.151 - 0.297" office:value-type="float" office:value="1.31837649542377" calcext:value-type="float">
            <text:p>1.31837649542377</text:p>
          </table:table-cell>
          <table:table-cell office:value-type="float" office:value="0.047323998720481" calcext:value-type="float">
            <text:p>0.047323998720481</text:p>
          </table:table-cell>
          <table:table-cell office:value-type="float" office:value="0.544635887258356" calcext:value-type="float">
            <text:p>0.544635887258356</text:p>
          </table:table-cell>
          <table:table-cell office:value-type="float" office:value="1.15179236786175" calcext:value-type="float">
            <text:p>1.15179236786175</text:p>
          </table:table-cell>
          <table:table-cell table:formula="of:=[.I14]-[.B14]" office:value-type="float" office:value="0.10202069672291" calcext:value-type="float">
            <text:p>0.10202069672291</text:p>
          </table:table-cell>
          <table:table-cell table:formula="of:=[.K14]-[.C14]" office:value-type="float" office:value="-0.0316739515977462" calcext:value-type="float">
            <text:p>-0.031673951597746</text:p>
          </table:table-cell>
          <table:table-cell table:formula="of:=[.M14]-[.D14]" office:value-type="float" office:value="0.122061155192871" calcext:value-type="float">
            <text:p>0.122061155192871</text:p>
          </table:table-cell>
          <table:table-cell office:value-type="float" office:value="0.942080927142836" calcext:value-type="float">
            <text:p>0.942080927142836</text:p>
          </table:table-cell>
          <table:table-cell office:value-type="float" office:value="-0.244246460738957" calcext:value-type="float">
            <text:p>-0.244246460738957</text:p>
          </table:table-cell>
          <table:table-cell office:value-type="float" office:value="0.662983006001856" calcext:value-type="float">
            <text:p>0.662983006001856</text:p>
          </table:table-cell>
          <table:table-cell office:value-type="float" office:value="-0.10088784045479" calcext:value-type="float">
            <text:p>-0.10088784045479</text:p>
          </table:table-cell>
          <table:table-cell office:value-type="float" office:value="-0.0595657316644238" calcext:value-type="float">
            <text:p>-0.059565731664424</text:p>
          </table:table-cell>
          <table:table-cell office:value-type="float" office:value="0.0195548430910026" calcext:value-type="float">
            <text:p>0.019554843091003</text:p>
          </table:table-cell>
        </table:table-row>
        <table:table-row table:style-name="ro1">
          <table:table-cell table:formula="of:=SQRT([.I15]^2 + [.K15]^2 + [.M15]^2)" office:value-type="float" office:value="5.96172914284531" calcext:value-type="float">
            <text:p>5.96172914284531</text:p>
          </table:table-cell>
          <table:table-cell office:value-type="float" office:value="4.80888472430324" calcext:value-type="float">
            <text:p>4.80888472430324</text:p>
          </table:table-cell>
          <table:table-cell office:value-type="float" office:value="3.1840253817307" calcext:value-type="float">
            <text:p>3.1840253817307</text:p>
          </table:table-cell>
          <table:table-cell office:value-type="float" office:value="1.07621905759737" calcext:value-type="float">
            <text:p>1.07621905759737</text:p>
          </table:table-cell>
          <table:table-cell office:value-type="float" office:value="0.544673847462737" calcext:value-type="float">
            <text:p>0.544673847462737</text:p>
          </table:table-cell>
          <table:table-cell office:value-type="float" office:value="-0.080401395288912" calcext:value-type="float">
            <text:p>-0.080401395288912</text:p>
          </table:table-cell>
          <table:table-cell office:value-type="float" office:value="-1.59374973000235" calcext:value-type="float">
            <text:p>-1.59374973000235</text:p>
          </table:table-cell>
          <table:table-cell office:value-type="float" office:value="5.69577029260377" calcext:value-type="float">
            <text:p>5.69577029260377</text:p>
          </table:table-cell>
          <table:table-cell table:formula="of:=[.H15] / 1.184 + 0.103" office:value-type="float" office:value="4.91361680118562" calcext:value-type="float">
            <text:p>4.91361680118562</text:p>
          </table:table-cell>
          <table:table-cell office:value-type="float" office:value="3.01233223511921" calcext:value-type="float">
            <text:p>3.01233223511921</text:p>
          </table:table-cell>
          <table:table-cell table:formula="of:=[.J15] / 1.032 + 0.243" office:value-type="float" office:value="3.16192658441784" calcext:value-type="float">
            <text:p>3.16192658441784</text:p>
          </table:table-cell>
          <table:table-cell office:value-type="float" office:value="1.70411984580351" calcext:value-type="float">
            <text:p>1.70411984580351</text:p>
          </table:table-cell>
          <table:table-cell table:formula="of:=[.L15] / 1.151 - 0.297" office:value-type="float" office:value="1.18355590426022" calcext:value-type="float">
            <text:p>1.18355590426022</text:p>
          </table:table-cell>
          <table:table-cell office:value-type="float" office:value="0.529961220559368" calcext:value-type="float">
            <text:p>0.529961220559368</text:p>
          </table:table-cell>
          <table:table-cell office:value-type="float" office:value="-0.0372202654874094" calcext:value-type="float">
            <text:p>-0.037220265487409</text:p>
          </table:table-cell>
          <table:table-cell office:value-type="float" office:value="-1.59716339045213" calcext:value-type="float">
            <text:p>-1.59716339045213</text:p>
          </table:table-cell>
          <table:table-cell table:formula="of:=[.I15]-[.B15]" office:value-type="float" office:value="0.104732076882376" calcext:value-type="float">
            <text:p>0.104732076882376</text:p>
          </table:table-cell>
          <table:table-cell table:formula="of:=[.K15]-[.C15]" office:value-type="float" office:value="-0.0220987973128608" calcext:value-type="float">
            <text:p>-0.022098797312861</text:p>
          </table:table-cell>
          <table:table-cell table:formula="of:=[.M15]-[.D15]" office:value-type="float" office:value="0.107336846662847" calcext:value-type="float">
            <text:p>0.107336846662847</text:p>
          </table:table-cell>
          <table:table-cell office:value-type="float" office:value="0.88688556830053" calcext:value-type="float">
            <text:p>0.88688556830053</text:p>
          </table:table-cell>
          <table:table-cell office:value-type="float" office:value="-0.171693146611488" calcext:value-type="float">
            <text:p>-0.171693146611488</text:p>
          </table:table-cell>
          <table:table-cell office:value-type="float" office:value="0.627900788206135" calcext:value-type="float">
            <text:p>0.627900788206135</text:p>
          </table:table-cell>
          <table:table-cell office:value-type="float" office:value="-0.0428285889439488" calcext:value-type="float">
            <text:p>-0.042828588943949</text:p>
          </table:table-cell>
          <table:table-cell office:value-type="float" office:value="-0.0156892370421033" calcext:value-type="float">
            <text:p>-0.015689237042103</text:p>
          </table:table-cell>
          <table:table-cell office:value-type="float" office:value="-0.00288471239372967" calcext:value-type="float">
            <text:p>-0.00288471239373</text:p>
          </table:table-cell>
        </table:table-row>
        <table:table-row table:style-name="ro1">
          <table:table-cell table:formula="of:=SQRT([.I16]^2 + [.K16]^2 + [.M16]^2)" office:value-type="float" office:value="5.32022598270491" calcext:value-type="float">
            <text:p>5.32022598270491</text:p>
          </table:table-cell>
          <table:table-cell office:value-type="float" office:value="4.42765842929467" calcext:value-type="float">
            <text:p>4.42765842929467</text:p>
          </table:table-cell>
          <table:table-cell office:value-type="float" office:value="2.34297675568638" calcext:value-type="float">
            <text:p>2.34297675568638</text:p>
          </table:table-cell>
          <table:table-cell office:value-type="float" office:value="1.87143744400427" calcext:value-type="float">
            <text:p>1.87143744400427</text:p>
          </table:table-cell>
          <table:table-cell office:value-type="float" office:value="-0.109646061613479" calcext:value-type="float">
            <text:p>-0.109646061613479</text:p>
          </table:table-cell>
          <table:table-cell office:value-type="float" office:value="-0.379980753835047" calcext:value-type="float">
            <text:p>-0.379980753835047</text:p>
          </table:table-cell>
          <table:table-cell office:value-type="float" office:value="-1.05572947874974" calcext:value-type="float">
            <text:p>-1.05572947874974</text:p>
          </table:table-cell>
          <table:table-cell office:value-type="float" office:value="5.12447091209119" calcext:value-type="float">
            <text:p>5.12447091209119</text:p>
          </table:table-cell>
          <table:table-cell table:formula="of:=[.H16] / 1.184 + 0.103" office:value-type="float" office:value="4.43110043250945" calcext:value-type="float">
            <text:p>4.43110043250945</text:p>
          </table:table-cell>
          <table:table-cell office:value-type="float" office:value="2.13299103230249" calcext:value-type="float">
            <text:p>2.13299103230249</text:p>
          </table:table-cell>
          <table:table-cell table:formula="of:=[.J16] / 1.032 + 0.243" office:value-type="float" office:value="2.30985177548691" calcext:value-type="float">
            <text:p>2.30985177548691</text:p>
          </table:table-cell>
          <table:table-cell office:value-type="float" office:value="2.44371867881863" calcext:value-type="float">
            <text:p>2.44371867881863</text:p>
          </table:table-cell>
          <table:table-cell table:formula="of:=[.L16] / 1.151 - 0.297" office:value-type="float" office:value="1.82612656717518" calcext:value-type="float">
            <text:p>1.82612656717518</text:p>
          </table:table-cell>
          <table:table-cell office:value-type="float" office:value="-0.230052656997286" calcext:value-type="float">
            <text:p>-0.230052656997286</text:p>
          </table:table-cell>
          <table:table-cell office:value-type="float" office:value="-0.377813620493967" calcext:value-type="float">
            <text:p>-0.377813620493967</text:p>
          </table:table-cell>
          <table:table-cell office:value-type="float" office:value="-1.09411843235255" calcext:value-type="float">
            <text:p>-1.09411843235255</text:p>
          </table:table-cell>
          <table:table-cell table:formula="of:=[.I16]-[.B16]" office:value-type="float" office:value="0.00344200321478105" calcext:value-type="float">
            <text:p>0.003442003214781</text:p>
          </table:table-cell>
          <table:table-cell table:formula="of:=[.K16]-[.C16]" office:value-type="float" office:value="-0.0331249801994709" calcext:value-type="float">
            <text:p>-0.033124980199471</text:p>
          </table:table-cell>
          <table:table-cell table:formula="of:=[.M16]-[.D16]" office:value-type="float" office:value="-0.045310876829092" calcext:value-type="float">
            <text:p>-0.045310876829092</text:p>
          </table:table-cell>
          <table:table-cell office:value-type="float" office:value="0.696812482796515" calcext:value-type="float">
            <text:p>0.696812482796515</text:p>
          </table:table-cell>
          <table:table-cell office:value-type="float" office:value="-0.209985723383896" calcext:value-type="float">
            <text:p>-0.209985723383896</text:p>
          </table:table-cell>
          <table:table-cell office:value-type="float" office:value="0.572281234814366" calcext:value-type="float">
            <text:p>0.572281234814366</text:p>
          </table:table-cell>
          <table:table-cell office:value-type="float" office:value="-0.0549977784430604" calcext:value-type="float">
            <text:p>-0.05499777844306</text:p>
          </table:table-cell>
          <table:table-cell office:value-type="float" office:value="-0.0974760047791916" calcext:value-type="float">
            <text:p>-0.097476004779192</text:p>
          </table:table-cell>
          <table:table-cell office:value-type="float" office:value="0.0035122213080192" calcext:value-type="float">
            <text:p>0.003512221308019</text:p>
          </table:table-cell>
        </table:table-row>
        <table:table-row table:style-name="ro1">
          <table:table-cell table:formula="of:=SQRT([.I17]^2 + [.K17]^2 + [.M17]^2)" office:value-type="float" office:value="3.54878169907365" calcext:value-type="float">
            <text:p>3.54878169907365</text:p>
          </table:table-cell>
          <table:table-cell office:value-type="float" office:value="3.45456895104751" calcext:value-type="float">
            <text:p>3.45456895104751</text:p>
          </table:table-cell>
          <table:table-cell office:value-type="float" office:value="-0.61510220540251" calcext:value-type="float">
            <text:p>-0.61510220540251</text:p>
          </table:table-cell>
          <table:table-cell office:value-type="float" office:value="0.815639700532388" calcext:value-type="float">
            <text:p>0.815639700532388</text:p>
          </table:table-cell>
          <table:table-cell office:value-type="float" office:value="0.519959721183388" calcext:value-type="float">
            <text:p>0.519959721183388</text:p>
          </table:table-cell>
          <table:table-cell office:value-type="float" office:value="0.0622815140144688" calcext:value-type="float">
            <text:p>0.062281514014469</text:p>
          </table:table-cell>
          <table:table-cell office:value-type="float" office:value="-2.68086952089907" calcext:value-type="float">
            <text:p>-2.68086952089907</text:p>
          </table:table-cell>
          <table:table-cell office:value-type="float" office:value="3.92501977998268" calcext:value-type="float">
            <text:p>3.92501977998268</text:p>
          </table:table-cell>
          <table:table-cell table:formula="of:=[.H17] / 1.184 + 0.103" office:value-type="float" office:value="3.41805048985024" calcext:value-type="float">
            <text:p>3.41805048985024</text:p>
          </table:table-cell>
          <table:table-cell office:value-type="float" office:value="-0.837435463498154" calcext:value-type="float">
            <text:p>-0.837435463498154</text:p>
          </table:table-cell>
          <table:table-cell table:formula="of:=[.J17] / 1.032 + 0.243" office:value-type="float" office:value="-0.568468472381932" calcext:value-type="float">
            <text:p>-0.568468472381932</text:p>
          </table:table-cell>
          <table:table-cell office:value-type="float" office:value="1.22416638796963" calcext:value-type="float">
            <text:p>1.22416638796963</text:p>
          </table:table-cell>
          <table:table-cell table:formula="of:=[.L17] / 1.151 - 0.297" office:value-type="float" office:value="0.766567669825917" calcext:value-type="float">
            <text:p>0.766567669825917</text:p>
          </table:table-cell>
          <table:table-cell office:value-type="float" office:value="0.5090742335474" calcext:value-type="float">
            <text:p>0.5090742335474</text:p>
          </table:table-cell>
          <table:table-cell office:value-type="float" office:value="0.121631992515288" calcext:value-type="float">
            <text:p>0.121631992515288</text:p>
          </table:table-cell>
          <table:table-cell office:value-type="float" office:value="-2.68732619788079" calcext:value-type="float">
            <text:p>-2.68732619788079</text:p>
          </table:table-cell>
          <table:table-cell table:formula="of:=[.I17]-[.B17]" office:value-type="float" office:value="-0.0365184611972733" calcext:value-type="float">
            <text:p>-0.036518461197273</text:p>
          </table:table-cell>
          <table:table-cell table:formula="of:=[.K17]-[.C17]" office:value-type="float" office:value="0.0466337330205777" calcext:value-type="float">
            <text:p>0.046633733020578</text:p>
          </table:table-cell>
          <table:table-cell table:formula="of:=[.M17]-[.D17]" office:value-type="float" office:value="-0.0490720307064714" calcext:value-type="float">
            <text:p>-0.049072030706471</text:p>
          </table:table-cell>
          <table:table-cell office:value-type="float" office:value="0.470450828935169" calcext:value-type="float">
            <text:p>0.470450828935169</text:p>
          </table:table-cell>
          <table:table-cell office:value-type="float" office:value="-0.222333258095644" calcext:value-type="float">
            <text:p>-0.222333258095644</text:p>
          </table:table-cell>
          <table:table-cell office:value-type="float" office:value="0.408526687437246" calcext:value-type="float">
            <text:p>0.408526687437246</text:p>
          </table:table-cell>
          <table:table-cell office:value-type="float" office:value="-0.0167237494905383" calcext:value-type="float">
            <text:p>-0.016723749490538</text:p>
          </table:table-cell>
          <table:table-cell office:value-type="float" office:value="-0.0579704076897007" calcext:value-type="float">
            <text:p>-0.057970407689701</text:p>
          </table:table-cell>
          <table:table-cell office:value-type="float" office:value="-0.00794159939279471" calcext:value-type="float">
            <text:p>-0.007941599392795</text:p>
          </table:table-cell>
        </table:table-row>
        <table:table-row table:style-name="ro1">
          <table:table-cell table:formula="of:=SQRT([.I18]^2 + [.K18]^2 + [.M18]^2)" office:value-type="float" office:value="3.65517618484222" calcext:value-type="float">
            <text:p>3.65517618484222</text:p>
          </table:table-cell>
          <table:table-cell office:value-type="float" office:value="3.4369048786153" calcext:value-type="float">
            <text:p>3.4369048786153</text:p>
          </table:table-cell>
          <table:table-cell office:value-type="float" office:value="0.397210959088701" calcext:value-type="float">
            <text:p>0.397210959088701</text:p>
          </table:table-cell>
          <table:table-cell office:value-type="float" office:value="1.40395688035854" calcext:value-type="float">
            <text:p>1.40395688035854</text:p>
          </table:table-cell>
          <table:table-cell office:value-type="float" office:value="-0.00918597710129188" calcext:value-type="float">
            <text:p>-0.009185977101292</text:p>
          </table:table-cell>
          <table:table-cell office:value-type="float" office:value="0.13025207050309" calcext:value-type="float">
            <text:p>0.13025207050309</text:p>
          </table:table-cell>
          <table:table-cell office:value-type="float" office:value="0.2075917010435" calcext:value-type="float">
            <text:p>0.2075917010435</text:p>
          </table:table-cell>
          <table:table-cell office:value-type="float" office:value="3.89650807237686" calcext:value-type="float">
            <text:p>3.89650807237686</text:p>
          </table:table-cell>
          <table:table-cell table:formula="of:=[.H18] / 1.184 + 0.103" office:value-type="float" office:value="3.3939696557237" calcext:value-type="float">
            <text:p>3.3939696557237</text:p>
          </table:table-cell>
          <table:table-cell office:value-type="float" office:value="0.19734102701054" calcext:value-type="float">
            <text:p>0.19734102701054</text:p>
          </table:table-cell>
          <table:table-cell table:formula="of:=[.J18] / 1.032 + 0.243" office:value-type="float" office:value="0.43422192539781" calcext:value-type="float">
            <text:p>0.43422192539781</text:p>
          </table:table-cell>
          <table:table-cell office:value-type="float" office:value="1.82155777272882" calcext:value-type="float">
            <text:p>1.82155777272882</text:p>
          </table:table-cell>
          <table:table-cell table:formula="of:=[.L18] / 1.151 - 0.297" office:value-type="float" office:value="1.28558711792252" calcext:value-type="float">
            <text:p>1.28558711792252</text:p>
          </table:table-cell>
          <table:table-cell office:value-type="float" office:value="0.462450520592098" calcext:value-type="float">
            <text:p>0.462450520592098</text:p>
          </table:table-cell>
          <table:table-cell office:value-type="float" office:value="-0.872525144460506" calcext:value-type="float">
            <text:p>-0.872525144460506</text:p>
          </table:table-cell>
          <table:table-cell office:value-type="float" office:value="0.432556838204" calcext:value-type="float">
            <text:p>0.432556838204</text:p>
          </table:table-cell>
          <table:table-cell table:formula="of:=[.I18]-[.B18]" office:value-type="float" office:value="-0.0429352228916002" calcext:value-type="float">
            <text:p>-0.0429352228916</text:p>
          </table:table-cell>
          <table:table-cell table:formula="of:=[.K18]-[.C18]" office:value-type="float" office:value="0.037010966309109" calcext:value-type="float">
            <text:p>0.037010966309109</text:p>
          </table:table-cell>
          <table:table-cell table:formula="of:=[.M18]-[.D18]" office:value-type="float" office:value="-0.11836976243602" calcext:value-type="float">
            <text:p>-0.11836976243602</text:p>
          </table:table-cell>
          <table:table-cell office:value-type="float" office:value="0.459603193761562" calcext:value-type="float">
            <text:p>0.459603193761562</text:p>
          </table:table-cell>
          <table:table-cell office:value-type="float" office:value="-0.199869932078161" calcext:value-type="float">
            <text:p>-0.199869932078161</text:p>
          </table:table-cell>
          <table:table-cell office:value-type="float" office:value="0.417600892370283" calcext:value-type="float">
            <text:p>0.417600892370283</text:p>
          </table:table-cell>
          <table:table-cell office:value-type="float" office:value="0.238682565725886" calcext:value-type="float">
            <text:p>0.238682565725886</text:p>
          </table:table-cell>
          <table:table-cell office:value-type="float" office:value="-1.06781928245512" calcext:value-type="float">
            <text:p>-1.06781928245512</text:p>
          </table:table-cell>
          <table:table-cell office:value-type="float" office:value="0.168399706279456" calcext:value-type="float">
            <text:p>0.168399706279456</text:p>
          </table:table-cell>
        </table:table-row>
        <table:table-row table:style-name="ro1">
          <table:table-cell table:formula="of:=SQRT([.I19]^2 + [.K19]^2 + [.M19]^2)" office:value-type="float" office:value="6.6460542345523" calcext:value-type="float">
            <text:p>6.6460542345523</text:p>
          </table:table-cell>
          <table:table-cell office:value-type="float" office:value="5.50142966978347" calcext:value-type="float">
            <text:p>5.50142966978347</text:p>
          </table:table-cell>
          <table:table-cell office:value-type="float" office:value="-2.81365873989901" calcext:value-type="float">
            <text:p>-2.81365873989901</text:p>
          </table:table-cell>
          <table:table-cell office:value-type="float" office:value="1.56594801397637" calcext:value-type="float">
            <text:p>1.56594801397637</text:p>
          </table:table-cell>
          <table:table-cell office:value-type="float" office:value="-0.334575315408211" calcext:value-type="float">
            <text:p>-0.334575315408211</text:p>
          </table:table-cell>
          <table:table-cell office:value-type="float" office:value="0.0230267887878815" calcext:value-type="float">
            <text:p>0.023026788787882</text:p>
          </table:table-cell>
          <table:table-cell office:value-type="float" office:value="-2.93552215970874" calcext:value-type="float">
            <text:p>-2.93552215970874</text:p>
          </table:table-cell>
          <table:table-cell office:value-type="float" office:value="6.5553558725391" calcext:value-type="float">
            <text:p>6.5553558725391</text:p>
          </table:table-cell>
          <table:table-cell table:formula="of:=[.H19] / 1.184 + 0.103" office:value-type="float" office:value="5.63961813559046" calcext:value-type="float">
            <text:p>5.63961813559046</text:p>
          </table:table-cell>
          <table:table-cell office:value-type="float" office:value="-3.39326494096575" calcext:value-type="float">
            <text:p>-3.39326494096575</text:p>
          </table:table-cell>
          <table:table-cell table:formula="of:=[.J19] / 1.032 + 0.243" office:value-type="float" office:value="-3.04504742341642" calcext:value-type="float">
            <text:p>-3.04504742341642</text:p>
          </table:table-cell>
          <table:table-cell office:value-type="float" office:value="2.36591588139631" calcext:value-type="float">
            <text:p>2.36591588139631</text:p>
          </table:table-cell>
          <table:table-cell table:formula="of:=[.L19] / 1.151 - 0.297" office:value-type="float" office:value="1.7585307397014" calcext:value-type="float">
            <text:p>1.7585307397014</text:p>
          </table:table-cell>
          <table:table-cell office:value-type="float" office:value="1.26405866518221" calcext:value-type="float">
            <text:p>1.26405866518221</text:p>
          </table:table-cell>
          <table:table-cell office:value-type="float" office:value="0.611060925186099" calcext:value-type="float">
            <text:p>0.611060925186099</text:p>
          </table:table-cell>
          <table:table-cell office:value-type="float" office:value="3.08304380719817" calcext:value-type="float">
            <text:p>3.08304380719817</text:p>
          </table:table-cell>
          <table:table-cell table:formula="of:=[.I19]-[.B19]" office:value-type="float" office:value="0.138188465806986" calcext:value-type="float">
            <text:p>0.138188465806986</text:p>
          </table:table-cell>
          <table:table-cell table:formula="of:=[.K19]-[.C19]" office:value-type="float" office:value="-0.231388683517415" calcext:value-type="float">
            <text:p>-0.231388683517415</text:p>
          </table:table-cell>
          <table:table-cell table:formula="of:=[.M19]-[.D19]" office:value-type="float" office:value="0.192582725725029" calcext:value-type="float">
            <text:p>0.192582725725029</text:p>
          </table:table-cell>
          <table:table-cell office:value-type="float" office:value="1.05392620275564" calcext:value-type="float">
            <text:p>1.05392620275564</text:p>
          </table:table-cell>
          <table:table-cell office:value-type="float" office:value="-0.579606201066739" calcext:value-type="float">
            <text:p>-0.579606201066739</text:p>
          </table:table-cell>
          <table:table-cell office:value-type="float" office:value="0.799967867419945" calcext:value-type="float">
            <text:p>0.799967867419945</text:p>
          </table:table-cell>
          <table:table-cell office:value-type="float" office:value="-1.58122287744433" calcext:value-type="float">
            <text:p>-1.58122287744433</text:p>
          </table:table-cell>
          <table:table-cell office:value-type="float" office:value="-0.405458152991907" calcext:value-type="float">
            <text:p>-0.405458152991907</text:p>
          </table:table-cell>
          <table:table-cell office:value-type="float" office:value="-0.0278295999398157" calcext:value-type="float">
            <text:p>-0.027829599939816</text:p>
          </table:table-cell>
        </table:table-row>
        <table:table-row table:style-name="ro1">
          <table:table-cell table:formula="of:=SQRT([.I20]^2 + [.K20]^2 + [.M20]^2)" office:value-type="float" office:value="3.41900846655924" calcext:value-type="float">
            <text:p>3.41900846655924</text:p>
          </table:table-cell>
          <table:table-cell office:value-type="float" office:value="2.94780666488093" calcext:value-type="float">
            <text:p>2.94780666488093</text:p>
          </table:table-cell>
          <table:table-cell office:value-type="float" office:value="1.53673807083031" calcext:value-type="float">
            <text:p>1.53673807083031</text:p>
          </table:table-cell>
          <table:table-cell office:value-type="float" office:value="0.837694573534284" calcext:value-type="float">
            <text:p>0.837694573534284</text:p>
          </table:table-cell>
          <table:table-cell office:value-type="float" office:value="0.454829815317327" calcext:value-type="float">
            <text:p>0.454829815317327</text:p>
          </table:table-cell>
          <table:table-cell office:value-type="float" office:value="-0.0639131216486115" calcext:value-type="float">
            <text:p>-0.063913121648612</text:p>
          </table:table-cell>
          <table:table-cell office:value-type="float" office:value="-2.24919908367446" calcext:value-type="float">
            <text:p>-2.24919908367446</text:p>
          </table:table-cell>
          <table:table-cell office:value-type="float" office:value="3.36139225051427" calcext:value-type="float">
            <text:p>3.36139225051427</text:p>
          </table:table-cell>
          <table:table-cell table:formula="of:=[.H20] / 1.184 + 0.103" office:value-type="float" office:value="2.94201372509651" calcext:value-type="float">
            <text:p>2.94201372509651</text:p>
          </table:table-cell>
          <table:table-cell office:value-type="float" office:value="1.37968564027509" calcext:value-type="float">
            <text:p>1.37968564027509</text:p>
          </table:table-cell>
          <table:table-cell table:formula="of:=[.J20] / 1.032 + 0.243" office:value-type="float" office:value="1.57990469018904" calcext:value-type="float">
            <text:p>1.57990469018904</text:p>
          </table:table-cell>
          <table:table-cell office:value-type="float" office:value="1.18614712615294" calcext:value-type="float">
            <text:p>1.18614712615294</text:p>
          </table:table-cell>
          <table:table-cell table:formula="of:=[.L20] / 1.151 - 0.297" office:value-type="float" office:value="0.733536165206724" calcext:value-type="float">
            <text:p>0.733536165206724</text:p>
          </table:table-cell>
          <table:table-cell office:value-type="float" office:value="0.495237681247785" calcext:value-type="float">
            <text:p>0.495237681247785</text:p>
          </table:table-cell>
          <table:table-cell office:value-type="float" office:value="0.015784319785392" calcext:value-type="float">
            <text:p>0.015784319785392</text:p>
          </table:table-cell>
          <table:table-cell office:value-type="float" office:value="-2.20843755246606" calcext:value-type="float">
            <text:p>-2.20843755246606</text:p>
          </table:table-cell>
          <table:table-cell table:formula="of:=[.I20]-[.B20]" office:value-type="float" office:value="-0.00579293978441742" calcext:value-type="float">
            <text:p>-0.005792939784417</text:p>
          </table:table-cell>
          <table:table-cell table:formula="of:=[.K20]-[.C20]" office:value-type="float" office:value="0.0431666193587306" calcext:value-type="float">
            <text:p>0.043166619358731</text:p>
          </table:table-cell>
          <table:table-cell table:formula="of:=[.M20]-[.D20]" office:value-type="float" office:value="-0.10415840832756" calcext:value-type="float">
            <text:p>-0.10415840832756</text:p>
          </table:table-cell>
          <table:table-cell office:value-type="float" office:value="0.413585585633343" calcext:value-type="float">
            <text:p>0.413585585633343</text:p>
          </table:table-cell>
          <table:table-cell office:value-type="float" office:value="-0.15705243055522" calcext:value-type="float">
            <text:p>-0.15705243055522</text:p>
          </table:table-cell>
          <table:table-cell office:value-type="float" office:value="0.348452552618658" calcext:value-type="float">
            <text:p>0.348452552618658</text:p>
          </table:table-cell>
          <table:table-cell office:value-type="float" office:value="-0.0874183839082261" calcext:value-type="float">
            <text:p>-0.087418383908226</text:p>
          </table:table-cell>
          <table:table-cell office:value-type="float" office:value="-0.0184814402805005" calcext:value-type="float">
            <text:p>-0.018481440280501</text:p>
          </table:table-cell>
          <table:table-cell office:value-type="float" office:value="0.0389799825303987" calcext:value-type="float">
            <text:p>0.038979982530399</text:p>
          </table:table-cell>
        </table:table-row>
        <table:table-row table:style-name="ro1">
          <table:table-cell table:formula="of:=SQRT([.I21]^2 + [.K21]^2 + [.M21]^2)" office:value-type="float" office:value="5.3229341170258" calcext:value-type="float">
            <text:p>5.3229341170258</text:p>
          </table:table-cell>
          <table:table-cell office:value-type="float" office:value="4.82957976800981" calcext:value-type="float">
            <text:p>4.82957976800981</text:p>
          </table:table-cell>
          <table:table-cell office:value-type="float" office:value="1.47242053536686" calcext:value-type="float">
            <text:p>1.47242053536686</text:p>
          </table:table-cell>
          <table:table-cell office:value-type="float" office:value="1.55005009591342" calcext:value-type="float">
            <text:p>1.55005009591342</text:p>
          </table:table-cell>
          <table:table-cell office:value-type="float" office:value="-0.0556401466475633" calcext:value-type="float">
            <text:p>-0.055640146647563</text:p>
          </table:table-cell>
          <table:table-cell office:value-type="float" office:value="-0.25650190213658" calcext:value-type="float">
            <text:p>-0.25650190213658</text:p>
          </table:table-cell>
          <table:table-cell office:value-type="float" office:value="-2.90739534746463" calcext:value-type="float">
            <text:p>-2.90739534746463</text:p>
          </table:table-cell>
          <table:table-cell office:value-type="float" office:value="5.64113334238117" calcext:value-type="float">
            <text:p>5.64113334238117</text:p>
          </table:table-cell>
          <table:table-cell table:formula="of:=[.H21] / 1.184 + 0.103" office:value-type="float" office:value="4.86747072836248" calcext:value-type="float">
            <text:p>4.86747072836248</text:p>
          </table:table-cell>
          <table:table-cell office:value-type="float" office:value="1.24467536411692" calcext:value-type="float">
            <text:p>1.24467536411692</text:p>
          </table:table-cell>
          <table:table-cell table:formula="of:=[.J21] / 1.032 + 0.243" office:value-type="float" office:value="1.44908077918306" calcext:value-type="float">
            <text:p>1.44908077918306</text:p>
          </table:table-cell>
          <table:table-cell office:value-type="float" office:value="2.17678837544093" calcext:value-type="float">
            <text:p>2.17678837544093</text:p>
          </table:table-cell>
          <table:table-cell table:formula="of:=[.L21] / 1.151 - 0.297" office:value-type="float" office:value="1.59421492219021" calcext:value-type="float">
            <text:p>1.59421492219021</text:p>
          </table:table-cell>
          <table:table-cell office:value-type="float" office:value="0.00686907317645868" calcext:value-type="float">
            <text:p>0.006869073176459</text:p>
          </table:table-cell>
          <table:table-cell office:value-type="float" office:value="-0.239329407713987" calcext:value-type="float">
            <text:p>-0.239329407713987</text:p>
          </table:table-cell>
          <table:table-cell office:value-type="float" office:value="-2.88984232661657" calcext:value-type="float">
            <text:p>-2.88984232661657</text:p>
          </table:table-cell>
          <table:table-cell table:formula="of:=[.I21]-[.B21]" office:value-type="float" office:value="0.0378909603526649" calcext:value-type="float">
            <text:p>0.037890960352665</text:p>
          </table:table-cell>
          <table:table-cell table:formula="of:=[.K21]-[.C21]" office:value-type="float" office:value="-0.023339756183798" calcext:value-type="float">
            <text:p>-0.023339756183798</text:p>
          </table:table-cell>
          <table:table-cell table:formula="of:=[.M21]-[.D21]" office:value-type="float" office:value="0.0441648262767886" calcext:value-type="float">
            <text:p>0.044164826276789</text:p>
          </table:table-cell>
          <table:table-cell office:value-type="float" office:value="0.811553574371355" calcext:value-type="float">
            <text:p>0.811553574371355</text:p>
          </table:table-cell>
          <table:table-cell office:value-type="float" office:value="-0.227745171249932" calcext:value-type="float">
            <text:p>-0.227745171249932</text:p>
          </table:table-cell>
          <table:table-cell office:value-type="float" office:value="0.626738279527509" calcext:value-type="float">
            <text:p>0.626738279527509</text:p>
          </table:table-cell>
          <table:table-cell office:value-type="float" office:value="-0.0629461539500698" calcext:value-type="float">
            <text:p>-0.06294615395007</text:p>
          </table:table-cell>
          <table:table-cell office:value-type="float" office:value="-0.00215126295809664" calcext:value-type="float">
            <text:p>-0.002151262958097</text:p>
          </table:table-cell>
          <table:table-cell office:value-type="float" office:value="0.00214127590963686" calcext:value-type="float">
            <text:p>0.002141275909637</text:p>
          </table:table-cell>
        </table:table-row>
        <table:table-row table:style-name="ro1">
          <table:table-cell table:formula="of:=SQRT([.I22]^2 + [.K22]^2 + [.M22]^2)" office:value-type="float" office:value="6.39220495463109" calcext:value-type="float">
            <text:p>6.39220495463109</text:p>
          </table:table-cell>
          <table:table-cell office:value-type="float" office:value="5.61682348793489" calcext:value-type="float">
            <text:p>5.61682348793489</text:p>
          </table:table-cell>
          <table:table-cell office:value-type="float" office:value="2.16691355492721" calcext:value-type="float">
            <text:p>2.16691355492721</text:p>
          </table:table-cell>
          <table:table-cell office:value-type="float" office:value="1.79399103618454" calcext:value-type="float">
            <text:p>1.79399103618454</text:p>
          </table:table-cell>
          <table:table-cell office:value-type="float" office:value="-0.592863689116694" calcext:value-type="float">
            <text:p>-0.592863689116694</text:p>
          </table:table-cell>
          <table:table-cell office:value-type="float" office:value="-0.0334168250629894" calcext:value-type="float">
            <text:p>-0.033416825062989</text:p>
          </table:table-cell>
          <table:table-cell office:value-type="float" office:value="-2.30232129520521" calcext:value-type="float">
            <text:p>-2.30232129520521</text:p>
          </table:table-cell>
          <table:table-cell office:value-type="float" office:value="6.64728482255772" calcext:value-type="float">
            <text:p>6.64728482255772</text:p>
          </table:table-cell>
          <table:table-cell table:formula="of:=[.H22] / 1.184 + 0.103" office:value-type="float" office:value="5.71726082986294" calcext:value-type="float">
            <text:p>5.71726082986294</text:p>
          </table:table-cell>
          <table:table-cell office:value-type="float" office:value="1.93793511186844" calcext:value-type="float">
            <text:p>1.93793511186844</text:p>
          </table:table-cell>
          <table:table-cell table:formula="of:=[.J22] / 1.032 + 0.243" office:value-type="float" office:value="2.12084410064771" calcext:value-type="float">
            <text:p>2.12084410064771</text:p>
          </table:table-cell>
          <table:table-cell office:value-type="float" office:value="2.5484172952008" calcext:value-type="float">
            <text:p>2.5484172952008</text:p>
          </table:table-cell>
          <table:table-cell table:formula="of:=[.L22] / 1.151 - 0.297" office:value-type="float" office:value="1.91708974387559" calcext:value-type="float">
            <text:p>1.91708974387559</text:p>
          </table:table-cell>
          <table:table-cell office:value-type="float" office:value="-0.296032835211108" calcext:value-type="float">
            <text:p>-0.296032835211108</text:p>
          </table:table-cell>
          <table:table-cell office:value-type="float" office:value="-0.132840221447565" calcext:value-type="float">
            <text:p>-0.132840221447565</text:p>
          </table:table-cell>
          <table:table-cell office:value-type="float" office:value="-2.43798881544254" calcext:value-type="float">
            <text:p>-2.43798881544254</text:p>
          </table:table-cell>
          <table:table-cell table:formula="of:=[.I22]-[.B22]" office:value-type="float" office:value="0.100437341928049" calcext:value-type="float">
            <text:p>0.100437341928049</text:p>
          </table:table-cell>
          <table:table-cell table:formula="of:=[.K22]-[.C22]" office:value-type="float" office:value="-0.0460694542794968" calcext:value-type="float">
            <text:p>-0.046069454279497</text:p>
          </table:table-cell>
          <table:table-cell table:formula="of:=[.M22]-[.D22]" office:value-type="float" office:value="0.123098707691047" calcext:value-type="float">
            <text:p>0.123098707691047</text:p>
          </table:table-cell>
          <table:table-cell office:value-type="float" office:value="1.03046133462283" calcext:value-type="float">
            <text:p>1.03046133462283</text:p>
          </table:table-cell>
          <table:table-cell office:value-type="float" office:value="-0.228978443058766" calcext:value-type="float">
            <text:p>-0.228978443058766</text:p>
          </table:table-cell>
          <table:table-cell office:value-type="float" office:value="0.754426259016257" calcext:value-type="float">
            <text:p>0.754426259016257</text:p>
          </table:table-cell>
          <table:table-cell office:value-type="float" office:value="-0.124100832388967" calcext:value-type="float">
            <text:p>-0.124100832388967</text:p>
          </table:table-cell>
          <table:table-cell office:value-type="float" office:value="0.286936142457608" calcext:value-type="float">
            <text:p>0.286936142457608</text:p>
          </table:table-cell>
          <table:table-cell office:value-type="float" office:value="-0.142575986312386" calcext:value-type="float">
            <text:p>-0.142575986312386</text:p>
          </table:table-cell>
        </table:table-row>
        <table:table-row table:style-name="ro1">
          <table:table-cell table:formula="of:=SQRT([.I23]^2 + [.K23]^2 + [.M23]^2)" office:value-type="float" office:value="3.70704038631324" calcext:value-type="float">
            <text:p>3.70704038631324</text:p>
          </table:table-cell>
          <table:table-cell office:value-type="float" office:value="3.44404051702953" calcext:value-type="float">
            <text:p>3.44404051702953</text:p>
          </table:table-cell>
          <table:table-cell office:value-type="float" office:value="-1.18684906965125" calcext:value-type="float">
            <text:p>-1.18684906965125</text:p>
          </table:table-cell>
          <table:table-cell office:value-type="float" office:value="0.551781854359783" calcext:value-type="float">
            <text:p>0.551781854359783</text:p>
          </table:table-cell>
          <table:table-cell office:value-type="float" office:value="0.225065456537316" calcext:value-type="float">
            <text:p>0.225065456537316</text:p>
          </table:table-cell>
          <table:table-cell office:value-type="float" office:value="0.247905234262591" calcext:value-type="float">
            <text:p>0.247905234262591</text:p>
          </table:table-cell>
          <table:table-cell office:value-type="float" office:value="1.09211514575466" calcext:value-type="float">
            <text:p>1.09211514575466</text:p>
          </table:table-cell>
          <table:table-cell office:value-type="float" office:value="3.99123061943244" calcext:value-type="float">
            <text:p>3.99123061943244</text:p>
          </table:table-cell>
          <table:table-cell table:formula="of:=[.H23] / 1.184 + 0.103" office:value-type="float" office:value="3.47397180695307" calcext:value-type="float">
            <text:p>3.47397180695307</text:p>
          </table:table-cell>
          <table:table-cell office:value-type="float" office:value="-1.45900076812968" calcext:value-type="float">
            <text:p>-1.45900076812968</text:p>
          </table:table-cell>
          <table:table-cell table:formula="of:=[.J23] / 1.032 + 0.243" office:value-type="float" office:value="-1.17076043423419" calcext:value-type="float">
            <text:p>-1.17076043423419</text:p>
          </table:table-cell>
          <table:table-cell office:value-type="float" office:value="0.975407749945878" calcext:value-type="float">
            <text:p>0.975407749945878</text:p>
          </table:table-cell>
          <table:table-cell table:formula="of:=[.L23] / 1.151 - 0.297" office:value-type="float" office:value="0.550443744522918" calcext:value-type="float">
            <text:p>0.550443744522918</text:p>
          </table:table-cell>
          <table:table-cell office:value-type="float" office:value="0.268981404062526" calcext:value-type="float">
            <text:p>0.268981404062526</text:p>
          </table:table-cell>
          <table:table-cell office:value-type="float" office:value="0.18048930295086" calcext:value-type="float">
            <text:p>0.18048930295086</text:p>
          </table:table-cell>
          <table:table-cell office:value-type="float" office:value="1.10089764559178" calcext:value-type="float">
            <text:p>1.10089764559178</text:p>
          </table:table-cell>
          <table:table-cell table:formula="of:=[.I23]-[.B23]" office:value-type="float" office:value="0.0299312899235447" calcext:value-type="float">
            <text:p>0.029931289923545</text:p>
          </table:table-cell>
          <table:table-cell table:formula="of:=[.K23]-[.C23]" office:value-type="float" office:value="0.016088635417064" calcext:value-type="float">
            <text:p>0.016088635417064</text:p>
          </table:table-cell>
          <table:table-cell table:formula="of:=[.M23]-[.D23]" office:value-type="float" office:value="-0.00133810983686544" calcext:value-type="float">
            <text:p>-0.001338109836865</text:p>
          </table:table-cell>
          <table:table-cell office:value-type="float" office:value="0.547190102402906" calcext:value-type="float">
            <text:p>0.547190102402906</text:p>
          </table:table-cell>
          <table:table-cell office:value-type="float" office:value="-0.272151698478438" calcext:value-type="float">
            <text:p>-0.272151698478438</text:p>
          </table:table-cell>
          <table:table-cell office:value-type="float" office:value="0.423625895586096" calcext:value-type="float">
            <text:p>0.423625895586096</text:p>
          </table:table-cell>
          <table:table-cell office:value-type="float" office:value="-0.0397996456546212" calcext:value-type="float">
            <text:p>-0.039799645654621</text:p>
          </table:table-cell>
          <table:table-cell office:value-type="float" office:value="-0.0693115690662851" calcext:value-type="float">
            <text:p>-0.069311569066285</text:p>
          </table:table-cell>
          <table:table-cell office:value-type="float" office:value="0.0167441271686459" calcext:value-type="float">
            <text:p>0.016744127168646</text:p>
          </table:table-cell>
        </table:table-row>
        <table:table-row table:style-name="ro1">
          <table:table-cell table:formula="of:=SQRT([.I24]^2 + [.K24]^2 + [.M24]^2)" office:value-type="float" office:value="3.00049074785365" calcext:value-type="float">
            <text:p>3.00049074785365</text:p>
          </table:table-cell>
          <table:table-cell office:value-type="float" office:value="2.36938520427979" calcext:value-type="float">
            <text:p>2.36938520427979</text:p>
          </table:table-cell>
          <table:table-cell office:value-type="float" office:value="1.62130861437721" calcext:value-type="float">
            <text:p>1.62130861437721</text:p>
          </table:table-cell>
          <table:table-cell office:value-type="float" office:value="0.869507797839901" calcext:value-type="float">
            <text:p>0.869507797839901</text:p>
          </table:table-cell>
          <table:table-cell office:value-type="float" office:value="0.389065616537259" calcext:value-type="float">
            <text:p>0.389065616537259</text:p>
          </table:table-cell>
          <table:table-cell office:value-type="float" office:value="0.123275266498795" calcext:value-type="float">
            <text:p>0.123275266498795</text:p>
          </table:table-cell>
          <table:table-cell office:value-type="float" office:value="1.61509925302658" calcext:value-type="float">
            <text:p>1.61509925302658</text:p>
          </table:table-cell>
          <table:table-cell office:value-type="float" office:value="2.7013414444314" calcext:value-type="float">
            <text:p>2.7013414444314</text:p>
          </table:table-cell>
          <table:table-cell table:formula="of:=[.H24] / 1.184 + 0.103" office:value-type="float" office:value="2.38453838212112" calcext:value-type="float">
            <text:p>2.38453838212112</text:p>
          </table:table-cell>
          <table:table-cell office:value-type="float" office:value="1.48282488976608" calcext:value-type="float">
            <text:p>1.48282488976608</text:p>
          </table:table-cell>
          <table:table-cell table:formula="of:=[.J24] / 1.032 + 0.243" office:value-type="float" office:value="1.67984582341674" calcext:value-type="float">
            <text:p>1.67984582341674</text:p>
          </table:table-cell>
          <table:table-cell office:value-type="float" office:value="1.15167954281251" calcext:value-type="float">
            <text:p>1.15167954281251</text:p>
          </table:table-cell>
          <table:table-cell table:formula="of:=[.L24] / 1.151 - 0.297" office:value-type="float" office:value="0.703590393407915" calcext:value-type="float">
            <text:p>0.703590393407915</text:p>
          </table:table-cell>
          <table:table-cell office:value-type="float" office:value="0.453674797683559" calcext:value-type="float">
            <text:p>0.453674797683559</text:p>
          </table:table-cell>
          <table:table-cell office:value-type="float" office:value="0.0249068126512571" calcext:value-type="float">
            <text:p>0.024906812651257</text:p>
          </table:table-cell>
          <table:table-cell office:value-type="float" office:value="1.65483697423091" calcext:value-type="float">
            <text:p>1.65483697423091</text:p>
          </table:table-cell>
          <table:table-cell table:formula="of:=[.I24]-[.B24]" office:value-type="float" office:value="0.0151531778413254" calcext:value-type="float">
            <text:p>0.015153177841326</text:p>
          </table:table-cell>
          <table:table-cell table:formula="of:=[.K24]-[.C24]" office:value-type="float" office:value="0.0585372090395344" calcext:value-type="float">
            <text:p>0.058537209039534</text:p>
          </table:table-cell>
          <table:table-cell table:formula="of:=[.M24]-[.D24]" office:value-type="float" office:value="-0.165917404431986" calcext:value-type="float">
            <text:p>-0.165917404431986</text:p>
          </table:table-cell>
          <table:table-cell office:value-type="float" office:value="0.331956240151603" calcext:value-type="float">
            <text:p>0.331956240151603</text:p>
          </table:table-cell>
          <table:table-cell office:value-type="float" office:value="-0.138483724611134" calcext:value-type="float">
            <text:p>-0.138483724611134</text:p>
          </table:table-cell>
          <table:table-cell office:value-type="float" office:value="0.282171744972605" calcext:value-type="float">
            <text:p>0.282171744972605</text:p>
          </table:table-cell>
          <table:table-cell office:value-type="float" office:value="-0.101070497703308" calcext:value-type="float">
            <text:p>-0.101070497703308</text:p>
          </table:table-cell>
          <table:table-cell office:value-type="float" office:value="-0.0601789967246673" calcext:value-type="float">
            <text:p>-0.060178996724667</text:p>
          </table:table-cell>
          <table:table-cell office:value-type="float" office:value="0.0414830833240631" calcext:value-type="float">
            <text:p>0.041483083324063</text:p>
          </table:table-cell>
        </table:table-row>
        <table:table-row table:style-name="ro1">
          <table:table-cell table:formula="of:=SQRT([.I25]^2 + [.K25]^2 + [.M25]^2)" office:value-type="float" office:value="5.79641219945186" calcext:value-type="float">
            <text:p>5.79641219945186</text:p>
          </table:table-cell>
          <table:table-cell office:value-type="float" office:value="5.51752096373299" calcext:value-type="float">
            <text:p>5.51752096373299</text:p>
          </table:table-cell>
          <table:table-cell office:value-type="float" office:value="3.42592884428408" calcext:value-type="float">
            <text:p>3.42592884428408</text:p>
          </table:table-cell>
          <table:table-cell office:value-type="float" office:value="0.659599506336592" calcext:value-type="float">
            <text:p>0.659599506336592</text:p>
          </table:table-cell>
          <table:table-cell office:value-type="float" office:value="-0.559486696036219" calcext:value-type="float">
            <text:p>-0.559486696036219</text:p>
          </table:table-cell>
          <table:table-cell office:value-type="float" office:value="0.020619422794601" calcext:value-type="float">
            <text:p>0.020619422794601</text:p>
          </table:table-cell>
          <table:table-cell office:value-type="float" office:value="-1.54913776554719" calcext:value-type="float">
            <text:p>-1.54913776554719</text:p>
          </table:table-cell>
          <table:table-cell office:value-type="float" office:value="5.70683460705356" calcext:value-type="float">
            <text:p>5.70683460705356</text:p>
          </table:table-cell>
          <table:table-cell table:formula="of:=[.H25] / 1.184 + 0.103" office:value-type="float" office:value="4.9229616613628" calcext:value-type="float">
            <text:p>4.9229616613628</text:p>
          </table:table-cell>
          <table:table-cell office:value-type="float" office:value="2.81797949706984" calcext:value-type="float">
            <text:p>2.81797949706984</text:p>
          </table:table-cell>
          <table:table-cell table:formula="of:=[.J25] / 1.032 + 0.243" office:value-type="float" office:value="2.97360028785837" calcext:value-type="float">
            <text:p>2.97360028785837</text:p>
          </table:table-cell>
          <table:table-cell office:value-type="float" office:value="1.17227909822092" calcext:value-type="float">
            <text:p>1.17227909822092</text:p>
          </table:table-cell>
          <table:table-cell table:formula="of:=[.L25] / 1.151 - 0.297" office:value-type="float" office:value="0.721487487594196" calcext:value-type="float">
            <text:p>0.721487487594196</text:p>
          </table:table-cell>
          <table:table-cell office:value-type="float" office:value="0.292674756099694" calcext:value-type="float">
            <text:p>0.292674756099694</text:p>
          </table:table-cell>
          <table:table-cell office:value-type="float" office:value="-1.06330160677321" calcext:value-type="float">
            <text:p>-1.06330160677321</text:p>
          </table:table-cell>
          <table:table-cell office:value-type="float" office:value="-1.76374075281019" calcext:value-type="float">
            <text:p>-1.76374075281019</text:p>
          </table:table-cell>
          <table:table-cell table:formula="of:=[.I25]-[.B25]" office:value-type="float" office:value="-0.594559302370185" calcext:value-type="float">
            <text:p>-0.594559302370185</text:p>
          </table:table-cell>
          <table:table-cell table:formula="of:=[.K25]-[.C25]" office:value-type="float" office:value="-0.452328556425708" calcext:value-type="float">
            <text:p>-0.452328556425708</text:p>
          </table:table-cell>
          <table:table-cell table:formula="of:=[.M25]-[.D25]" office:value-type="float" office:value="0.0618879812576043" calcext:value-type="float">
            <text:p>0.061887981257604</text:p>
          </table:table-cell>
          <table:table-cell office:value-type="float" office:value="0.189313643320571" calcext:value-type="float">
            <text:p>0.189313643320571</text:p>
          </table:table-cell>
          <table:table-cell office:value-type="float" office:value="-0.607949347214239" calcext:value-type="float">
            <text:p>-0.607949347214239</text:p>
          </table:table-cell>
          <table:table-cell office:value-type="float" office:value="0.512679591884328" calcext:value-type="float">
            <text:p>0.512679591884328</text:p>
          </table:table-cell>
          <table:table-cell office:value-type="float" office:value="1.2431423356922" calcext:value-type="float">
            <text:p>1.2431423356922</text:p>
          </table:table-cell>
          <table:table-cell office:value-type="float" office:value="0.354002235086636" calcext:value-type="float">
            <text:p>0.354002235086636</text:p>
          </table:table-cell>
          <table:table-cell office:value-type="float" office:value="-0.985436339722516" calcext:value-type="float">
            <text:p>-0.985436339722516</text:p>
          </table:table-cell>
        </table:table-row>
        <table:table-row table:style-name="ro1">
          <table:table-cell table:formula="of:=SQRT([.I26]^2 + [.K26]^2 + [.M26]^2)" office:value-type="float" office:value="5.06229536873276" calcext:value-type="float">
            <text:p>5.06229536873276</text:p>
          </table:table-cell>
          <table:table-cell office:value-type="float" office:value="4.47760950148831" calcext:value-type="float">
            <text:p>4.47760950148831</text:p>
          </table:table-cell>
          <table:table-cell office:value-type="float" office:value="1.97830151428642" calcext:value-type="float">
            <text:p>1.97830151428642</text:p>
          </table:table-cell>
          <table:table-cell office:value-type="float" office:value="0.904684726505302" calcext:value-type="float">
            <text:p>0.904684726505302</text:p>
          </table:table-cell>
          <table:table-cell office:value-type="float" office:value="0.649180612578276" calcext:value-type="float">
            <text:p>0.649180612578276</text:p>
          </table:table-cell>
          <table:table-cell office:value-type="float" office:value="-0.428283019471181" calcext:value-type="float">
            <text:p>-0.428283019471181</text:p>
          </table:table-cell>
          <table:table-cell office:value-type="float" office:value="-1.75884181114008" calcext:value-type="float">
            <text:p>-1.75884181114008</text:p>
          </table:table-cell>
          <table:table-cell office:value-type="float" office:value="5.27082711368539" calcext:value-type="float">
            <text:p>5.27082711368539</text:p>
          </table:table-cell>
          <table:table-cell table:formula="of:=[.H26] / 1.184 + 0.103" office:value-type="float" office:value="4.55471208926131" calcext:value-type="float">
            <text:p>4.55471208926131</text:p>
          </table:table-cell>
          <table:table-cell office:value-type="float" office:value="1.79373710927829" calcext:value-type="float">
            <text:p>1.79373710927829</text:p>
          </table:table-cell>
          <table:table-cell table:formula="of:=[.J26] / 1.032 + 0.243" office:value-type="float" office:value="1.98111735395183" calcext:value-type="float">
            <text:p>1.98111735395183</text:p>
          </table:table-cell>
          <table:table-cell office:value-type="float" office:value="1.46759691407819" calcext:value-type="float">
            <text:p>1.46759691407819</text:p>
          </table:table-cell>
          <table:table-cell table:formula="of:=[.L26] / 1.151 - 0.297" office:value-type="float" office:value="0.978062479650904" calcext:value-type="float">
            <text:p>0.978062479650904</text:p>
          </table:table-cell>
          <table:table-cell office:value-type="float" office:value="0.612469592997348" calcext:value-type="float">
            <text:p>0.612469592997348</text:p>
          </table:table-cell>
          <table:table-cell office:value-type="float" office:value="-0.358408133352102" calcext:value-type="float">
            <text:p>-0.358408133352102</text:p>
          </table:table-cell>
          <table:table-cell office:value-type="float" office:value="-1.74526536353376" calcext:value-type="float">
            <text:p>-1.74526536353376</text:p>
          </table:table-cell>
          <table:table-cell table:formula="of:=[.I26]-[.B26]" office:value-type="float" office:value="0.0771025877729992" calcext:value-type="float">
            <text:p>0.077102587772999</text:p>
          </table:table-cell>
          <table:table-cell table:formula="of:=[.K26]-[.C26]" office:value-type="float" office:value="0.00281583966541166" calcext:value-type="float">
            <text:p>0.002815839665412</text:p>
          </table:table-cell>
          <table:table-cell table:formula="of:=[.M26]-[.D26]" office:value-type="float" office:value="0.0733777531456016" calcext:value-type="float">
            <text:p>0.073377753145602</text:p>
          </table:table-cell>
          <table:table-cell office:value-type="float" office:value="0.793217612197071" calcext:value-type="float">
            <text:p>0.793217612197071</text:p>
          </table:table-cell>
          <table:table-cell office:value-type="float" office:value="-0.184564405008129" calcext:value-type="float">
            <text:p>-0.184564405008129</text:p>
          </table:table-cell>
          <table:table-cell office:value-type="float" office:value="0.56291218757289" calcext:value-type="float">
            <text:p>0.56291218757289</text:p>
          </table:table-cell>
          <table:table-cell office:value-type="float" office:value="-0.0620121712667867" calcext:value-type="float">
            <text:p>-0.062012171266787</text:p>
          </table:table-cell>
          <table:table-cell office:value-type="float" office:value="-0.0467844532597823" calcext:value-type="float">
            <text:p>-0.046784453259782</text:p>
          </table:table-cell>
          <table:table-cell office:value-type="float" office:value="0.0262056788759426" calcext:value-type="float">
            <text:p>0.026205678875943</text:p>
          </table:table-cell>
        </table:table-row>
        <table:table-row table:style-name="ro1">
          <table:table-cell table:formula="of:=SQRT([.I27]^2 + [.K27]^2 + [.M27]^2)" office:value-type="float" office:value="5.38665303344259" calcext:value-type="float">
            <text:p>5.38665303344259</text:p>
          </table:table-cell>
          <table:table-cell office:value-type="float" office:value="4.12933602645532" calcext:value-type="float">
            <text:p>4.12933602645532</text:p>
          </table:table-cell>
          <table:table-cell office:value-type="float" office:value="-3.1493270937369" calcext:value-type="float">
            <text:p>-3.1493270937369</text:p>
          </table:table-cell>
          <table:table-cell office:value-type="float" office:value="1.27980979649787" calcext:value-type="float">
            <text:p>1.27980979649787</text:p>
          </table:table-cell>
          <table:table-cell office:value-type="float" office:value="0.215410971384454" calcext:value-type="float">
            <text:p>0.215410971384454</text:p>
          </table:table-cell>
          <table:table-cell office:value-type="float" office:value="0.290463770176778" calcext:value-type="float">
            <text:p>0.290463770176778</text:p>
          </table:table-cell>
          <table:table-cell office:value-type="float" office:value="-1.50693317121132" calcext:value-type="float">
            <text:p>-1.50693317121132</text:p>
          </table:table-cell>
          <table:table-cell office:value-type="float" office:value="4.77596983559931" calcext:value-type="float">
            <text:p>4.77596983559931</text:p>
          </table:table-cell>
          <table:table-cell table:formula="of:=[.H27] / 1.184 + 0.103" office:value-type="float" office:value="4.13675830709401" calcext:value-type="float">
            <text:p>4.13675830709401</text:p>
          </table:table-cell>
          <table:table-cell office:value-type="float" office:value="-3.54086128402544" calcext:value-type="float">
            <text:p>-3.54086128402544</text:p>
          </table:table-cell>
          <table:table-cell table:formula="of:=[.J27] / 1.032 + 0.243" office:value-type="float" office:value="-3.18806713568357" calcext:value-type="float">
            <text:p>-3.18806713568357</text:p>
          </table:table-cell>
          <table:table-cell office:value-type="float" office:value="1.859897557462" calcext:value-type="float">
            <text:p>1.859897557462</text:p>
          </table:table-cell>
          <table:table-cell table:formula="of:=[.L27] / 1.151 - 0.297" office:value-type="float" office:value="1.31889709597046" calcext:value-type="float">
            <text:p>1.31889709597046</text:p>
          </table:table-cell>
          <table:table-cell office:value-type="float" office:value="-1.04410936268527" calcext:value-type="float">
            <text:p>-1.04410936268527</text:p>
          </table:table-cell>
          <table:table-cell office:value-type="float" office:value="0.891963653168163" calcext:value-type="float">
            <text:p>0.891963653168163</text:p>
          </table:table-cell>
          <table:table-cell office:value-type="float" office:value="-1.1938316753917" calcext:value-type="float">
            <text:p>-1.1938316753917</text:p>
          </table:table-cell>
          <table:table-cell table:formula="of:=[.I27]-[.B27]" office:value-type="float" office:value="0.00742228063869188" calcext:value-type="float">
            <text:p>0.007422280638692</text:p>
          </table:table-cell>
          <table:table-cell table:formula="of:=[.K27]-[.C27]" office:value-type="float" office:value="-0.0387400419466659" calcext:value-type="float">
            <text:p>-0.038740041946666</text:p>
          </table:table-cell>
          <table:table-cell table:formula="of:=[.M27]-[.D27]" office:value-type="float" office:value="0.0390872994725904" calcext:value-type="float">
            <text:p>0.03908729947259</text:p>
          </table:table-cell>
          <table:table-cell office:value-type="float" office:value="0.646633809143993" calcext:value-type="float">
            <text:p>0.646633809143993</text:p>
          </table:table-cell>
          <table:table-cell office:value-type="float" office:value="-0.39153419028854" calcext:value-type="float">
            <text:p>-0.39153419028854</text:p>
          </table:table-cell>
          <table:table-cell office:value-type="float" office:value="0.580087760964131" calcext:value-type="float">
            <text:p>0.580087760964131</text:p>
          </table:table-cell>
          <table:table-cell office:value-type="float" office:value="-1.06048781250325" calcext:value-type="float">
            <text:p>-1.06048781250325</text:p>
          </table:table-cell>
          <table:table-cell office:value-type="float" office:value="-0.585260783198981" calcext:value-type="float">
            <text:p>-0.585260783198981</text:p>
          </table:table-cell>
          <table:table-cell office:value-type="float" office:value="-0.840737902953887" calcext:value-type="float">
            <text:p>-0.840737902953887</text:p>
          </table:table-cell>
        </table:table-row>
        <table:table-row table:style-name="ro1">
          <table:table-cell table:formula="of:=SQRT([.I28]^2 + [.K28]^2 + [.M28]^2)" office:value-type="float" office:value="1.78295716057961" calcext:value-type="float">
            <text:p>1.78295716057961</text:p>
          </table:table-cell>
          <table:table-cell office:value-type="float" office:value="1.59495406418297" calcext:value-type="float">
            <text:p>1.59495406418297</text:p>
          </table:table-cell>
          <table:table-cell office:value-type="float" office:value="0.560237223771804" calcext:value-type="float">
            <text:p>0.560237223771804</text:p>
          </table:table-cell>
          <table:table-cell office:value-type="float" office:value="0.562000060795005" calcext:value-type="float">
            <text:p>0.562000060795005</text:p>
          </table:table-cell>
          <table:table-cell office:value-type="float" office:value="-0.580789487397079" calcext:value-type="float">
            <text:p>-0.580789487397079</text:p>
          </table:table-cell>
          <table:table-cell office:value-type="float" office:value="-0.430705709442492" calcext:value-type="float">
            <text:p>-0.430705709442492</text:p>
          </table:table-cell>
          <table:table-cell office:value-type="float" office:value="-3.09253543730723" calcext:value-type="float">
            <text:p>-3.09253543730723</text:p>
          </table:table-cell>
          <table:table-cell office:value-type="float" office:value="1.78027903422657" calcext:value-type="float">
            <text:p>1.78027903422657</text:p>
          </table:table-cell>
          <table:table-cell table:formula="of:=[.H28] / 1.184 + 0.103" office:value-type="float" office:value="1.60661404917785" calcext:value-type="float">
            <text:p>1.60661404917785</text:p>
          </table:table-cell>
          <table:table-cell office:value-type="float" office:value="0.462651070704422" calcext:value-type="float">
            <text:p>0.462651070704422</text:p>
          </table:table-cell>
          <table:table-cell table:formula="of:=[.J28] / 1.032 + 0.243" office:value-type="float" office:value="0.691305301070176" calcext:value-type="float">
            <text:p>0.691305301070176</text:p>
          </table:table-cell>
          <table:table-cell office:value-type="float" office:value="0.740273450153632" calcext:value-type="float">
            <text:p>0.740273450153632</text:p>
          </table:table-cell>
          <table:table-cell table:formula="of:=[.L28] / 1.151 - 0.297" office:value-type="float" office:value="0.346156776849376" calcext:value-type="float">
            <text:p>0.346156776849376</text:p>
          </table:table-cell>
          <table:table-cell office:value-type="float" office:value="-0.503319517808277" calcext:value-type="float">
            <text:p>-0.503319517808277</text:p>
          </table:table-cell>
          <table:table-cell office:value-type="float" office:value="-0.397872369209542" calcext:value-type="float">
            <text:p>-0.397872369209542</text:p>
          </table:table-cell>
          <table:table-cell office:value-type="float" office:value="-3.04931202702777" calcext:value-type="float">
            <text:p>-3.04931202702777</text:p>
          </table:table-cell>
          <table:table-cell table:formula="of:=[.I28]-[.B28]" office:value-type="float" office:value="0.0116599849948762" calcext:value-type="float">
            <text:p>0.011659984994876</text:p>
          </table:table-cell>
          <table:table-cell table:formula="of:=[.K28]-[.C28]" office:value-type="float" office:value="0.131068077298372" calcext:value-type="float">
            <text:p>0.131068077298372</text:p>
          </table:table-cell>
          <table:table-cell table:formula="of:=[.M28]-[.D28]" office:value-type="float" office:value="-0.215843283945629" calcext:value-type="float">
            <text:p>-0.215843283945629</text:p>
          </table:table-cell>
          <table:table-cell office:value-type="float" office:value="0.185324970043602" calcext:value-type="float">
            <text:p>0.185324970043602</text:p>
          </table:table-cell>
          <table:table-cell office:value-type="float" office:value="-0.0975861530673819" calcext:value-type="float">
            <text:p>-0.097586153067382</text:p>
          </table:table-cell>
          <table:table-cell office:value-type="float" office:value="0.178273389358627" calcext:value-type="float">
            <text:p>0.178273389358627</text:p>
          </table:table-cell>
          <table:table-cell office:value-type="float" office:value="-0.0729079206417937" calcext:value-type="float">
            <text:p>-0.072907920641794</text:p>
          </table:table-cell>
          <table:table-cell office:value-type="float" office:value="-0.0281399328760839" calcext:value-type="float">
            <text:p>-0.028139932876084</text:p>
          </table:table-cell>
          <table:table-cell office:value-type="float" office:value="0.0109950961056398" calcext:value-type="float">
            <text:p>0.01099509610564</text:p>
          </table:table-cell>
        </table:table-row>
        <table:table-row table:style-name="ro1">
          <table:table-cell table:formula="of:=SQRT([.I29]^2 + [.K29]^2 + [.M29]^2)" office:value-type="float" office:value="3.71362339911731" calcext:value-type="float">
            <text:p>3.71362339911731</text:p>
          </table:table-cell>
          <table:table-cell office:value-type="float" office:value="3.49665698986424" calcext:value-type="float">
            <text:p>3.49665698986424</text:p>
          </table:table-cell>
          <table:table-cell office:value-type="float" office:value="-0.606595170573186" calcext:value-type="float">
            <text:p>-0.606595170573186</text:p>
          </table:table-cell>
          <table:table-cell office:value-type="float" office:value="1.36432424503679" calcext:value-type="float">
            <text:p>1.36432424503679</text:p>
          </table:table-cell>
          <table:table-cell office:value-type="float" office:value="0.493579639335819" calcext:value-type="float">
            <text:p>0.493579639335819</text:p>
          </table:table-cell>
          <table:table-cell office:value-type="float" office:value="-0.26223536509673" calcext:value-type="float">
            <text:p>-0.26223536509673</text:p>
          </table:table-cell>
          <table:table-cell office:value-type="float" office:value="-0.558764657225316" calcext:value-type="float">
            <text:p>-0.558764657225316</text:p>
          </table:table-cell>
          <table:table-cell office:value-type="float" office:value="3.95756549273366" calcext:value-type="float">
            <text:p>3.95756549273366</text:p>
          </table:table-cell>
          <table:table-cell table:formula="of:=[.H29] / 1.184 + 0.103" office:value-type="float" office:value="3.44553842291694" calcext:value-type="float">
            <text:p>3.44553842291694</text:p>
          </table:table-cell>
          <table:table-cell office:value-type="float" office:value="-0.841669815029204" calcext:value-type="float">
            <text:p>-0.841669815029204</text:p>
          </table:table-cell>
          <table:table-cell table:formula="of:=[.J29] / 1.032 + 0.243" office:value-type="float" office:value="-0.572571526191089" calcext:value-type="float">
            <text:p>-0.572571526191089</text:p>
          </table:table-cell>
          <table:table-cell office:value-type="float" office:value="1.79385326443322" calcext:value-type="float">
            <text:p>1.79385326443322</text:p>
          </table:table-cell>
          <table:table-cell table:formula="of:=[.L29] / 1.151 - 0.297" office:value-type="float" office:value="1.2615171715319" calcext:value-type="float">
            <text:p>1.2615171715319</text:p>
          </table:table-cell>
          <table:table-cell office:value-type="float" office:value="-1.25827443120249" calcext:value-type="float">
            <text:p>-1.25827443120249</text:p>
          </table:table-cell>
          <table:table-cell office:value-type="float" office:value="-0.25193876990773" calcext:value-type="float">
            <text:p>-0.25193876990773</text:p>
          </table:table-cell>
          <table:table-cell office:value-type="float" office:value="-0.559072110149127" calcext:value-type="float">
            <text:p>-0.559072110149127</text:p>
          </table:table-cell>
          <table:table-cell table:formula="of:=[.I29]-[.B29]" office:value-type="float" office:value="-0.0511185669472973" calcext:value-type="float">
            <text:p>-0.051118566947297</text:p>
          </table:table-cell>
          <table:table-cell table:formula="of:=[.K29]-[.C29]" office:value-type="float" office:value="0.0340236443820968" calcext:value-type="float">
            <text:p>0.034023644382097</text:p>
          </table:table-cell>
          <table:table-cell table:formula="of:=[.M29]-[.D29]" office:value-type="float" office:value="-0.102807073504887" calcext:value-type="float">
            <text:p>-0.102807073504887</text:p>
          </table:table-cell>
          <table:table-cell office:value-type="float" office:value="0.460908502869425" calcext:value-type="float">
            <text:p>0.460908502869425</text:p>
          </table:table-cell>
          <table:table-cell office:value-type="float" office:value="-0.235074644456018" calcext:value-type="float">
            <text:p>-0.235074644456018</text:p>
          </table:table-cell>
          <table:table-cell office:value-type="float" office:value="0.429529019396433" calcext:value-type="float">
            <text:p>0.429529019396433</text:p>
          </table:table-cell>
          <table:table-cell office:value-type="float" office:value="-1.72769902653164" calcext:value-type="float">
            <text:p>-1.72769902653164</text:p>
          </table:table-cell>
          <table:table-cell office:value-type="float" office:value="-0.844269143315573" calcext:value-type="float">
            <text:p>-0.844269143315573</text:p>
          </table:table-cell>
          <table:table-cell office:value-type="float" office:value="-0.376268543890736" calcext:value-type="float">
            <text:p>-0.376268543890736</text:p>
          </table:table-cell>
        </table:table-row>
        <table:table-row table:style-name="ro1">
          <table:table-cell table:formula="of:=SQRT([.I30]^2 + [.K30]^2 + [.M30]^2)" office:value-type="float" office:value="4.53874131610993" calcext:value-type="float">
            <text:p>4.53874131610993</text:p>
          </table:table-cell>
          <table:table-cell office:value-type="float" office:value="4.37988902099931" calcext:value-type="float">
            <text:p>4.37988902099931</text:p>
          </table:table-cell>
          <table:table-cell office:value-type="float" office:value="-0.398963932432545" calcext:value-type="float">
            <text:p>-0.398963932432545</text:p>
          </table:table-cell>
          <table:table-cell office:value-type="float" office:value="1.1335099762966" calcext:value-type="float">
            <text:p>1.1335099762966</text:p>
          </table:table-cell>
          <table:table-cell office:value-type="float" office:value="-0.591113348878301" calcext:value-type="float">
            <text:p>-0.591113348878301</text:p>
          </table:table-cell>
          <table:table-cell office:value-type="float" office:value="0.546215513331871" calcext:value-type="float">
            <text:p>0.546215513331871</text:p>
          </table:table-cell>
          <table:table-cell office:value-type="float" office:value="0.209630504165308" calcext:value-type="float">
            <text:p>0.209630504165308</text:p>
          </table:table-cell>
          <table:table-cell office:value-type="float" office:value="5.04965582882136" calcext:value-type="float">
            <text:p>5.04965582882136</text:p>
          </table:table-cell>
          <table:table-cell table:formula="of:=[.H30] / 1.184 + 0.103" office:value-type="float" office:value="4.36791201758561" calcext:value-type="float">
            <text:p>4.36791201758561</text:p>
          </table:table-cell>
          <table:table-cell office:value-type="float" office:value="-0.683416365197058" calcext:value-type="float">
            <text:p>-0.683416365197058</text:p>
          </table:table-cell>
          <table:table-cell table:formula="of:=[.J30] / 1.032 + 0.243" office:value-type="float" office:value="-0.419225160074669" calcext:value-type="float">
            <text:p>-0.419225160074669</text:p>
          </table:table-cell>
          <table:table-cell office:value-type="float" office:value="1.67709015039119" calcext:value-type="float">
            <text:p>1.67709015039119</text:p>
          </table:table-cell>
          <table:table-cell table:formula="of:=[.L30] / 1.151 - 0.297" office:value-type="float" office:value="1.16007224186897" calcext:value-type="float">
            <text:p>1.16007224186897</text:p>
          </table:table-cell>
          <table:table-cell office:value-type="float" office:value="-0.639454676372494" calcext:value-type="float">
            <text:p>-0.639454676372494</text:p>
          </table:table-cell>
          <table:table-cell office:value-type="float" office:value="0.460303651286949" calcext:value-type="float">
            <text:p>0.460303651286949</text:p>
          </table:table-cell>
          <table:table-cell office:value-type="float" office:value="0.251906064071844" calcext:value-type="float">
            <text:p>0.251906064071844</text:p>
          </table:table-cell>
          <table:table-cell table:formula="of:=[.I30]-[.B30]" office:value-type="float" office:value="-0.0119770034137021" calcext:value-type="float">
            <text:p>-0.011977003413702</text:p>
          </table:table-cell>
          <table:table-cell table:formula="of:=[.K30]-[.C30]" office:value-type="float" office:value="-0.0202612276421237" calcext:value-type="float">
            <text:p>-0.020261227642124</text:p>
          </table:table-cell>
          <table:table-cell table:formula="of:=[.M30]-[.D30]" office:value-type="float" office:value="0.0265622655723747" calcext:value-type="float">
            <text:p>0.026562265572375</text:p>
          </table:table-cell>
          <table:table-cell office:value-type="float" office:value="0.669766807822055" calcext:value-type="float">
            <text:p>0.669766807822055</text:p>
          </table:table-cell>
          <table:table-cell office:value-type="float" office:value="-0.284452432764514" calcext:value-type="float">
            <text:p>-0.284452432764514</text:p>
          </table:table-cell>
          <table:table-cell office:value-type="float" office:value="0.543580174094588" calcext:value-type="float">
            <text:p>0.543580174094588</text:p>
          </table:table-cell>
          <table:table-cell office:value-type="float" office:value="-0.0602916740502706" calcext:value-type="float">
            <text:p>-0.060291674050271</text:p>
          </table:table-cell>
          <table:table-cell office:value-type="float" office:value="-0.0744555309029451" calcext:value-type="float">
            <text:p>-0.074455530902945</text:p>
          </table:table-cell>
          <table:table-cell office:value-type="float" office:value="0.0166900797134053" calcext:value-type="float">
            <text:p>0.016690079713405</text:p>
          </table:table-cell>
        </table:table-row>
        <table:table-row table:style-name="ro1">
          <table:table-cell table:formula="of:=SQRT([.I31]^2 + [.K31]^2 + [.M31]^2)" office:value-type="float" office:value="4.05999472255995" calcext:value-type="float">
            <text:p>4.05999472255995</text:p>
          </table:table-cell>
          <table:table-cell office:value-type="float" office:value="3.68794947743921" calcext:value-type="float">
            <text:p>3.68794947743921</text:p>
          </table:table-cell>
          <table:table-cell office:value-type="float" office:value="1.54564337851793" calcext:value-type="float">
            <text:p>1.54564337851793</text:p>
          </table:table-cell>
          <table:table-cell office:value-type="float" office:value="0.542358889912202" calcext:value-type="float">
            <text:p>0.542358889912202</text:p>
          </table:table-cell>
          <table:table-cell office:value-type="float" office:value="-0.10169719016945" calcext:value-type="float">
            <text:p>-0.10169719016945</text:p>
          </table:table-cell>
          <table:table-cell office:value-type="float" office:value="-0.55805010532434" calcext:value-type="float">
            <text:p>-0.55805010532434</text:p>
          </table:table-cell>
          <table:table-cell office:value-type="float" office:value="2.49907047168939" calcext:value-type="float">
            <text:p>2.49907047168939</text:p>
          </table:table-cell>
          <table:table-cell office:value-type="float" office:value="4.26260408681513" calcext:value-type="float">
            <text:p>4.26260408681513</text:p>
          </table:table-cell>
          <table:table-cell table:formula="of:=[.H31] / 1.184 + 0.103" office:value-type="float" office:value="3.70317237062089" calcext:value-type="float">
            <text:p>3.70317237062089</text:p>
          </table:table-cell>
          <table:table-cell office:value-type="float" office:value="1.36999058966709" calcext:value-type="float">
            <text:p>1.36999058966709</text:p>
          </table:table-cell>
          <table:table-cell table:formula="of:=[.J31] / 1.032 + 0.243" office:value-type="float" office:value="1.57051026130532" calcext:value-type="float">
            <text:p>1.57051026130532</text:p>
          </table:table-cell>
          <table:table-cell office:value-type="float" office:value="0.97601463873431" calcext:value-type="float">
            <text:p>0.97601463873431</text:p>
          </table:table-cell>
          <table:table-cell table:formula="of:=[.L31] / 1.151 - 0.297" office:value-type="float" office:value="0.550971015407741" calcext:value-type="float">
            <text:p>0.550971015407741</text:p>
          </table:table-cell>
          <table:table-cell office:value-type="float" office:value="-0.000500687793078214" calcext:value-type="float">
            <text:p>-0.000500687793078</text:p>
          </table:table-cell>
          <table:table-cell office:value-type="float" office:value="-0.577500033825491" calcext:value-type="float">
            <text:p>-0.577500033825491</text:p>
          </table:table-cell>
          <table:table-cell office:value-type="float" office:value="2.60239865668519" calcext:value-type="float">
            <text:p>2.60239865668519</text:p>
          </table:table-cell>
          <table:table-cell table:formula="of:=[.I31]-[.B31]" office:value-type="float" office:value="0.0152228931816771" calcext:value-type="float">
            <text:p>0.015222893181677</text:p>
          </table:table-cell>
          <table:table-cell table:formula="of:=[.K31]-[.C31]" office:value-type="float" office:value="0.0248668827873897" calcext:value-type="float">
            <text:p>0.02486688278739</text:p>
          </table:table-cell>
          <table:table-cell table:formula="of:=[.M31]-[.D31]" office:value-type="float" office:value="0.00861212549553914" calcext:value-type="float">
            <text:p>0.008612125495539</text:p>
          </table:table-cell>
          <table:table-cell office:value-type="float" office:value="0.574654609375919" calcext:value-type="float">
            <text:p>0.574654609375919</text:p>
          </table:table-cell>
          <table:table-cell office:value-type="float" office:value="-0.175652788850841" calcext:value-type="float">
            <text:p>-0.175652788850841</text:p>
          </table:table-cell>
          <table:table-cell office:value-type="float" office:value="0.433655748822109" calcext:value-type="float">
            <text:p>0.433655748822109</text:p>
          </table:table-cell>
          <table:table-cell office:value-type="float" office:value="-0.0809095662373296" calcext:value-type="float">
            <text:p>-0.08090956623733</text:p>
          </table:table-cell>
          <table:table-cell office:value-type="float" office:value="-0.0333368504389275" calcext:value-type="float">
            <text:p>-0.033336850438928</text:p>
          </table:table-cell>
          <table:table-cell office:value-type="float" office:value="0.047523902486843" calcext:value-type="float">
            <text:p>0.047523902486843</text:p>
          </table:table-cell>
        </table:table-row>
        <table:table-row table:style-name="ro1">
          <table:table-cell table:formula="of:=SQRT([.I32]^2 + [.K32]^2 + [.M32]^2)" office:value-type="float" office:value="3.09366013344445" calcext:value-type="float">
            <text:p>3.09366013344445</text:p>
          </table:table-cell>
          <table:table-cell office:value-type="float" office:value="2.95176578199868" calcext:value-type="float">
            <text:p>2.95176578199868</text:p>
          </table:table-cell>
          <table:table-cell office:value-type="float" office:value="-0.408710785136387" calcext:value-type="float">
            <text:p>-0.408710785136387</text:p>
          </table:table-cell>
          <table:table-cell office:value-type="float" office:value="1.18822055235135" calcext:value-type="float">
            <text:p>1.18822055235135</text:p>
          </table:table-cell>
          <table:table-cell office:value-type="float" office:value="-0.691433372232857" calcext:value-type="float">
            <text:p>-0.691433372232857</text:p>
          </table:table-cell>
          <table:table-cell office:value-type="float" office:value="-0.124826664937375" calcext:value-type="float">
            <text:p>-0.124826664937375</text:p>
          </table:table-cell>
          <table:table-cell office:value-type="float" office:value="-2.17913512480784" calcext:value-type="float">
            <text:p>-2.17913512480784</text:p>
          </table:table-cell>
          <table:table-cell office:value-type="float" office:value="3.30666330878698" calcext:value-type="float">
            <text:p>3.30666330878698</text:p>
          </table:table-cell>
          <table:table-cell table:formula="of:=[.H32] / 1.184 + 0.103" office:value-type="float" office:value="2.89578995674576" calcext:value-type="float">
            <text:p>2.89578995674576</text:p>
          </table:table-cell>
          <table:table-cell office:value-type="float" office:value="-0.599525732715692" calcext:value-type="float">
            <text:p>-0.599525732715692</text:p>
          </table:table-cell>
          <table:table-cell table:formula="of:=[.J32] / 1.032 + 0.243" office:value-type="float" office:value="-0.337935787515205" calcext:value-type="float">
            <text:p>-0.337935787515205</text:p>
          </table:table-cell>
          <table:table-cell office:value-type="float" office:value="1.5329695985053" calcext:value-type="float">
            <text:p>1.5329695985053</text:p>
          </table:table-cell>
          <table:table-cell table:formula="of:=[.L32] / 1.151 - 0.297" office:value-type="float" office:value="1.03485890400113" calcext:value-type="float">
            <text:p>1.03485890400113</text:p>
          </table:table-cell>
          <table:table-cell office:value-type="float" office:value="-0.686117451755999" calcext:value-type="float">
            <text:p>-0.686117451755999</text:p>
          </table:table-cell>
          <table:table-cell office:value-type="float" office:value="-0.0979695217578098" calcext:value-type="float">
            <text:p>-0.09796952175781</text:p>
          </table:table-cell>
          <table:table-cell office:value-type="float" office:value="-2.18506714936751" calcext:value-type="float">
            <text:p>-2.18506714936751</text:p>
          </table:table-cell>
          <table:table-cell table:formula="of:=[.I32]-[.B32]" office:value-type="float" office:value="-0.0559758252529194" calcext:value-type="float">
            <text:p>-0.05597582525292</text:p>
          </table:table-cell>
          <table:table-cell table:formula="of:=[.K32]-[.C32]" office:value-type="float" office:value="0.0707749976211816" calcext:value-type="float">
            <text:p>0.070774997621182</text:p>
          </table:table-cell>
          <table:table-cell table:formula="of:=[.M32]-[.D32]" office:value-type="float" office:value="-0.15336164835022" calcext:value-type="float">
            <text:p>-0.15336164835022</text:p>
          </table:table-cell>
          <table:table-cell office:value-type="float" office:value="0.354897526788303" calcext:value-type="float">
            <text:p>0.354897526788303</text:p>
          </table:table-cell>
          <table:table-cell office:value-type="float" office:value="-0.190814947579304" calcext:value-type="float">
            <text:p>-0.190814947579304</text:p>
          </table:table-cell>
          <table:table-cell office:value-type="float" office:value="0.344749046153945" calcext:value-type="float">
            <text:p>0.344749046153945</text:p>
          </table:table-cell>
          <table:table-cell office:value-type="float" office:value="-0.0250624806490793" calcext:value-type="float">
            <text:p>-0.025062480649079</text:p>
          </table:table-cell>
          <table:table-cell office:value-type="float" office:value="-0.011005071499091" calcext:value-type="float">
            <text:p>-0.011005071499091</text:p>
          </table:table-cell>
          <table:table-cell office:value-type="float" office:value="-0.00666095440604941" calcext:value-type="float">
            <text:p>-0.006660954406049</text:p>
          </table:table-cell>
        </table:table-row>
        <table:table-row table:style-name="ro1">
          <table:table-cell table:formula="of:=SQRT([.I33]^2 + [.K33]^2 + [.M33]^2)" office:value-type="float" office:value="3.3560875715413" calcext:value-type="float">
            <text:p>3.3560875715413</text:p>
          </table:table-cell>
          <table:table-cell office:value-type="float" office:value="3.13787083665725" calcext:value-type="float">
            <text:p>3.13787083665725</text:p>
          </table:table-cell>
          <table:table-cell office:value-type="float" office:value="-0.155674983384401" calcext:value-type="float">
            <text:p>-0.155674983384401</text:p>
          </table:table-cell>
          <table:table-cell office:value-type="float" office:value="1.41809318258732" calcext:value-type="float">
            <text:p>1.41809318258732</text:p>
          </table:table-cell>
          <table:table-cell office:value-type="float" office:value="0.331086954458772" calcext:value-type="float">
            <text:p>0.331086954458772</text:p>
          </table:table-cell>
          <table:table-cell office:value-type="float" office:value="0.545391266371511" calcext:value-type="float">
            <text:p>0.545391266371511</text:p>
          </table:table-cell>
          <table:table-cell office:value-type="float" office:value="1.03954445405557" calcext:value-type="float">
            <text:p>1.03954445405557</text:p>
          </table:table-cell>
          <table:table-cell office:value-type="float" office:value="3.55205562686224" calcext:value-type="float">
            <text:p>3.55205562686224</text:p>
          </table:table-cell>
          <table:table-cell table:formula="of:=[.H33] / 1.184 + 0.103" office:value-type="float" office:value="3.10304698214716" calcext:value-type="float">
            <text:p>3.10304698214716</text:p>
          </table:table-cell>
          <table:table-cell office:value-type="float" office:value="-0.358710502273229" calcext:value-type="float">
            <text:p>-0.358710502273229</text:p>
          </table:table-cell>
          <table:table-cell table:formula="of:=[.J33] / 1.032 + 0.243" office:value-type="float" office:value="-0.104587696001191" calcext:value-type="float">
            <text:p>-0.104587696001191</text:p>
          </table:table-cell>
          <table:table-cell office:value-type="float" office:value="1.80840557674988" calcext:value-type="float">
            <text:p>1.80840557674988</text:p>
          </table:table-cell>
          <table:table-cell table:formula="of:=[.L33] / 1.151 - 0.297" office:value-type="float" office:value="1.27416036207635" calcext:value-type="float">
            <text:p>1.27416036207635</text:p>
          </table:table-cell>
          <table:table-cell office:value-type="float" office:value="0.367246983735336" calcext:value-type="float">
            <text:p>0.367246983735336</text:p>
          </table:table-cell>
          <table:table-cell office:value-type="float" office:value="0.518030746660915" calcext:value-type="float">
            <text:p>0.518030746660915</text:p>
          </table:table-cell>
          <table:table-cell office:value-type="float" office:value="1.02445063588922" calcext:value-type="float">
            <text:p>1.02445063588922</text:p>
          </table:table-cell>
          <table:table-cell table:formula="of:=[.I33]-[.B33]" office:value-type="float" office:value="-0.0348238545100874" calcext:value-type="float">
            <text:p>-0.034823854510087</text:p>
          </table:table-cell>
          <table:table-cell table:formula="of:=[.K33]-[.C33]" office:value-type="float" office:value="0.0510872873832101" calcext:value-type="float">
            <text:p>0.05108728738321</text:p>
          </table:table-cell>
          <table:table-cell table:formula="of:=[.M33]-[.D33]" office:value-type="float" office:value="-0.143932820510969" calcext:value-type="float">
            <text:p>-0.143932820510969</text:p>
          </table:table-cell>
          <table:table-cell office:value-type="float" office:value="0.414184790204983" calcext:value-type="float">
            <text:p>0.414184790204983</text:p>
          </table:table-cell>
          <table:table-cell office:value-type="float" office:value="-0.203035518888827" calcext:value-type="float">
            <text:p>-0.203035518888827</text:p>
          </table:table-cell>
          <table:table-cell office:value-type="float" office:value="0.390312394162559" calcext:value-type="float">
            <text:p>0.390312394162559</text:p>
          </table:table-cell>
          <table:table-cell office:value-type="float" office:value="-0.00742668071078434" calcext:value-type="float">
            <text:p>-0.007426680710784</text:p>
          </table:table-cell>
          <table:table-cell office:value-type="float" office:value="-0.0408014027186212" calcext:value-type="float">
            <text:p>-0.040801402718621</text:p>
          </table:table-cell>
          <table:table-cell office:value-type="float" office:value="0.00309130615375208" calcext:value-type="float">
            <text:p>0.003091306153752</text:p>
          </table:table-cell>
        </table:table-row>
        <table:table-row table:style-name="ro1">
          <table:table-cell table:formula="of:=SQRT([.I34]^2 + [.K34]^2 + [.M34]^2)" office:value-type="float" office:value="5.64798599911143" calcext:value-type="float">
            <text:p>5.64798599911143</text:p>
          </table:table-cell>
          <table:table-cell office:value-type="float" office:value="5.42042657283193" calcext:value-type="float">
            <text:p>5.42042657283193</text:p>
          </table:table-cell>
          <table:table-cell office:value-type="float" office:value="0.47765802274452" calcext:value-type="float">
            <text:p>0.47765802274452</text:p>
          </table:table-cell>
          <table:table-cell office:value-type="float" office:value="1.88541442160723" calcext:value-type="float">
            <text:p>1.88541442160723</text:p>
          </table:table-cell>
          <table:table-cell office:value-type="float" office:value="0.276807012953048" calcext:value-type="float">
            <text:p>0.276807012953048</text:p>
          </table:table-cell>
          <table:table-cell office:value-type="float" office:value="0.542592766579049" calcext:value-type="float">
            <text:p>0.542592766579049</text:p>
          </table:table-cell>
          <table:table-cell office:value-type="float" office:value="1.50869973327904" calcext:value-type="float">
            <text:p>1.50869973327904</text:p>
          </table:table-cell>
          <table:table-cell office:value-type="float" office:value="6.15750750770475" calcext:value-type="float">
            <text:p>6.15750750770475</text:p>
          </table:table-cell>
          <table:table-cell table:formula="of:=[.H34] / 1.184 + 0.103" office:value-type="float" office:value="5.30359755718307" calcext:value-type="float">
            <text:p>5.30359755718307</text:p>
          </table:table-cell>
          <table:table-cell office:value-type="float" office:value="0.15723808109341" calcext:value-type="float">
            <text:p>0.15723808109341</text:p>
          </table:table-cell>
          <table:table-cell table:formula="of:=[.J34] / 1.032 + 0.243" office:value-type="float" office:value="0.395362481679661" calcext:value-type="float">
            <text:p>0.395362481679661</text:p>
          </table:table-cell>
          <table:table-cell office:value-type="float" office:value="2.53034791109257" calcext:value-type="float">
            <text:p>2.53034791109257</text:p>
          </table:table-cell>
          <table:table-cell table:formula="of:=[.L34] / 1.151 - 0.297" office:value-type="float" office:value="1.90139088713516" calcext:value-type="float">
            <text:p>1.90139088713516</text:p>
          </table:table-cell>
          <table:table-cell office:value-type="float" office:value="0.322108802744074" calcext:value-type="float">
            <text:p>0.322108802744074</text:p>
          </table:table-cell>
          <table:table-cell office:value-type="float" office:value="0.549153448982577" calcext:value-type="float">
            <text:p>0.549153448982577</text:p>
          </table:table-cell>
          <table:table-cell office:value-type="float" office:value="1.4711802409485" calcext:value-type="float">
            <text:p>1.4711802409485</text:p>
          </table:table-cell>
          <table:table-cell table:formula="of:=[.I34]-[.B34]" office:value-type="float" office:value="-0.116829015648865" calcext:value-type="float">
            <text:p>-0.116829015648865</text:p>
          </table:table-cell>
          <table:table-cell table:formula="of:=[.K34]-[.C34]" office:value-type="float" office:value="-0.0822955410648592" calcext:value-type="float">
            <text:p>-0.082295541064859</text:p>
          </table:table-cell>
          <table:table-cell table:formula="of:=[.M34]-[.D34]" office:value-type="float" office:value="0.0159764655279309" calcext:value-type="float">
            <text:p>0.015976465527931</text:p>
          </table:table-cell>
          <table:table-cell office:value-type="float" office:value="0.737080934872821" calcext:value-type="float">
            <text:p>0.737080934872821</text:p>
          </table:table-cell>
          <table:table-cell office:value-type="float" office:value="-0.320419941651109" calcext:value-type="float">
            <text:p>-0.320419941651109</text:p>
          </table:table-cell>
          <table:table-cell office:value-type="float" office:value="0.644933489485347" calcext:value-type="float">
            <text:p>0.644933489485347</text:p>
          </table:table-cell>
          <table:table-cell office:value-type="float" office:value="0.00940306521088452" calcext:value-type="float">
            <text:p>0.009403065210885</text:p>
          </table:table-cell>
          <table:table-cell office:value-type="float" office:value="-0.038127316809466" calcext:value-type="float">
            <text:p>-0.038127316809466</text:p>
          </table:table-cell>
          <table:table-cell office:value-type="float" office:value="-0.013818065884446" calcext:value-type="float">
            <text:p>-0.013818065884446</text:p>
          </table:table-cell>
        </table:table-row>
        <table:table-row table:style-name="ro1">
          <table:table-cell table:formula="of:=SQRT([.I35]^2 + [.K35]^2 + [.M35]^2)" office:value-type="float" office:value="5.23461459434274" calcext:value-type="float">
            <text:p>5.23461459434274</text:p>
          </table:table-cell>
          <table:table-cell office:value-type="float" office:value="5.08844524344211" calcext:value-type="float">
            <text:p>5.08844524344211</text:p>
          </table:table-cell>
          <table:table-cell office:value-type="float" office:value="0.146256815686168" calcext:value-type="float">
            <text:p>0.146256815686168</text:p>
          </table:table-cell>
          <table:table-cell office:value-type="float" office:value="0.933854878832541" calcext:value-type="float">
            <text:p>0.933854878832541</text:p>
          </table:table-cell>
          <table:table-cell office:value-type="float" office:value="-0.488334071878715" calcext:value-type="float">
            <text:p>-0.488334071878715</text:p>
          </table:table-cell>
          <table:table-cell office:value-type="float" office:value="0.253820389492665" calcext:value-type="float">
            <text:p>0.253820389492665</text:p>
          </table:table-cell>
          <table:table-cell office:value-type="float" office:value="3.04610755654946" calcext:value-type="float">
            <text:p>3.04610755654946</text:p>
          </table:table-cell>
          <table:table-cell office:value-type="float" office:value="5.94809599883367" calcext:value-type="float">
            <text:p>5.94809599883367</text:p>
          </table:table-cell>
          <table:table-cell table:formula="of:=[.H35] / 1.184 + 0.103" office:value-type="float" office:value="5.12672972874465" calcext:value-type="float">
            <text:p>5.12672972874465</text:p>
          </table:table-cell>
          <table:table-cell office:value-type="float" office:value="-0.159302039863611" calcext:value-type="float">
            <text:p>-0.159302039863611</text:p>
          </table:table-cell>
          <table:table-cell table:formula="of:=[.J35] / 1.032 + 0.243" office:value-type="float" office:value="0.0886375582716948" calcext:value-type="float">
            <text:p>0.088637558271695</text:p>
          </table:table-cell>
          <table:table-cell office:value-type="float" office:value="1.55448743116394" calcext:value-type="float">
            <text:p>1.55448743116394</text:p>
          </table:table-cell>
          <table:table-cell table:formula="of:=[.L35] / 1.151 - 0.297" office:value-type="float" office:value="1.05355380639786" calcext:value-type="float">
            <text:p>1.05355380639786</text:p>
          </table:table-cell>
          <table:table-cell office:value-type="float" office:value="0.514907586074216" calcext:value-type="float">
            <text:p>0.514907586074216</text:p>
          </table:table-cell>
          <table:table-cell office:value-type="float" office:value="0.163650035508216" calcext:value-type="float">
            <text:p>0.163650035508216</text:p>
          </table:table-cell>
          <table:table-cell office:value-type="float" office:value="3.0379777779129" calcext:value-type="float">
            <text:p>3.0379777779129</text:p>
          </table:table-cell>
          <table:table-cell table:formula="of:=[.I35]-[.B35]" office:value-type="float" office:value="0.0382844853025439" calcext:value-type="float">
            <text:p>0.038284485302544</text:p>
          </table:table-cell>
          <table:table-cell table:formula="of:=[.K35]-[.C35]" office:value-type="float" office:value="-0.0576192574144733" calcext:value-type="float">
            <text:p>-0.057619257414473</text:p>
          </table:table-cell>
          <table:table-cell table:formula="of:=[.M35]-[.D35]" office:value-type="float" office:value="0.119698927565322" calcext:value-type="float">
            <text:p>0.119698927565322</text:p>
          </table:table-cell>
          <table:table-cell office:value-type="float" office:value="0.859650755391554" calcext:value-type="float">
            <text:p>0.859650755391554</text:p>
          </table:table-cell>
          <table:table-cell office:value-type="float" office:value="-0.305558855549778" calcext:value-type="float">
            <text:p>-0.305558855549778</text:p>
          </table:table-cell>
          <table:table-cell office:value-type="float" office:value="0.620632552331401" calcext:value-type="float">
            <text:p>0.620632552331401</text:p>
          </table:table-cell>
          <table:table-cell office:value-type="float" office:value="-0.979651664641885" calcext:value-type="float">
            <text:p>-0.979651664641885</text:p>
          </table:table-cell>
          <table:table-cell office:value-type="float" office:value="-0.103911418665434" calcext:value-type="float">
            <text:p>-0.103911418665434</text:p>
          </table:table-cell>
          <table:table-cell office:value-type="float" office:value="0.162975548947506" calcext:value-type="float">
            <text:p>0.162975548947506</text:p>
          </table:table-cell>
        </table:table-row>
        <table:table-row table:style-name="ro1">
          <table:table-cell table:formula="of:=SQRT([.I36]^2 + [.K36]^2 + [.M36]^2)" office:value-type="float" office:value="4.40021051341678" calcext:value-type="float">
            <text:p>4.40021051341678</text:p>
          </table:table-cell>
          <table:table-cell office:value-type="float" office:value="3.8937860087468" calcext:value-type="float">
            <text:p>3.8937860087468</text:p>
          </table:table-cell>
          <table:table-cell office:value-type="float" office:value="2.05678295408258" calcext:value-type="float">
            <text:p>2.05678295408258</text:p>
          </table:table-cell>
          <table:table-cell office:value-type="float" office:value="0.730943598779557" calcext:value-type="float">
            <text:p>0.730943598779557</text:p>
          </table:table-cell>
          <table:table-cell office:value-type="float" office:value="-0.592344419726322" calcext:value-type="float">
            <text:p>-0.592344419726322</text:p>
          </table:table-cell>
          <table:table-cell office:value-type="float" office:value="0.547085380663941" calcext:value-type="float">
            <text:p>0.547085380663941</text:p>
          </table:table-cell>
          <table:table-cell office:value-type="float" office:value="-3.11019312136058" calcext:value-type="float">
            <text:p>-3.11019312136058</text:p>
          </table:table-cell>
          <table:table-cell office:value-type="float" office:value="4.42621072667185" calcext:value-type="float">
            <text:p>4.42621072667185</text:p>
          </table:table-cell>
          <table:table-cell table:formula="of:=[.H36] / 1.184 + 0.103" office:value-type="float" office:value="3.84135365428366" calcext:value-type="float">
            <text:p>3.84135365428366</text:p>
          </table:table-cell>
          <table:table-cell office:value-type="float" office:value="1.83500657693851" calcext:value-type="float">
            <text:p>1.83500657693851</text:p>
          </table:table-cell>
          <table:table-cell table:formula="of:=[.J36] / 1.032 + 0.243" office:value-type="float" office:value="2.02110714819623" calcext:value-type="float">
            <text:p>2.02110714819623</text:p>
          </table:table-cell>
          <table:table-cell office:value-type="float" office:value="1.17262709586393" calcext:value-type="float">
            <text:p>1.17262709586393</text:p>
          </table:table-cell>
          <table:table-cell table:formula="of:=[.L36] / 1.151 - 0.297" office:value-type="float" office:value="0.721789831332693" calcext:value-type="float">
            <text:p>0.721789831332693</text:p>
          </table:table-cell>
          <table:table-cell office:value-type="float" office:value="-0.29831122556584" calcext:value-type="float">
            <text:p>-0.29831122556584</text:p>
          </table:table-cell>
          <table:table-cell office:value-type="float" office:value="-0.0683583175828209" calcext:value-type="float">
            <text:p>-0.068358317582821</text:p>
          </table:table-cell>
          <table:table-cell office:value-type="float" office:value="2.86393268181943" calcext:value-type="float">
            <text:p>2.86393268181943</text:p>
          </table:table-cell>
          <table:table-cell table:formula="of:=[.I36]-[.B36]" office:value-type="float" office:value="-0.0524323544631429" calcext:value-type="float">
            <text:p>-0.052432354463143</text:p>
          </table:table-cell>
          <table:table-cell table:formula="of:=[.K36]-[.C36]" office:value-type="float" office:value="-0.0356758058863496" calcext:value-type="float">
            <text:p>-0.03567580588635</text:p>
          </table:table-cell>
          <table:table-cell table:formula="of:=[.M36]-[.D36]" office:value-type="float" office:value="-0.00915376744686369" calcext:value-type="float">
            <text:p>-0.009153767446864</text:p>
          </table:table-cell>
          <table:table-cell office:value-type="float" office:value="0.532424717925047" calcext:value-type="float">
            <text:p>0.532424717925047</text:p>
          </table:table-cell>
          <table:table-cell office:value-type="float" office:value="-0.22177637714407" calcext:value-type="float">
            <text:p>-0.22177637714407</text:p>
          </table:table-cell>
          <table:table-cell office:value-type="float" office:value="0.441683497084377" calcext:value-type="float">
            <text:p>0.441683497084377</text:p>
          </table:table-cell>
          <table:table-cell office:value-type="float" office:value="-0.33506052761327" calcext:value-type="float">
            <text:p>-0.33506052761327</text:p>
          </table:table-cell>
          <table:table-cell office:value-type="float" office:value="0.59904154372947" calcext:value-type="float">
            <text:p>0.59904154372947</text:p>
          </table:table-cell>
          <table:table-cell office:value-type="float" office:value="-0.131059900790681" calcext:value-type="float">
            <text:p>-0.131059900790681</text:p>
          </table:table-cell>
        </table:table-row>
        <table:table-row table:style-name="ro1">
          <table:table-cell table:formula="of:=SQRT([.I37]^2 + [.K37]^2 + [.M37]^2)" office:value-type="float" office:value="4.01973368916801" calcext:value-type="float">
            <text:p>4.01973368916801</text:p>
          </table:table-cell>
          <table:table-cell office:value-type="float" office:value="3.47587223855897" calcext:value-type="float">
            <text:p>3.47587223855897</text:p>
          </table:table-cell>
          <table:table-cell office:value-type="float" office:value="1.80046048596997" calcext:value-type="float">
            <text:p>1.80046048596997</text:p>
          </table:table-cell>
          <table:table-cell office:value-type="float" office:value="0.980764816322943" calcext:value-type="float">
            <text:p>0.980764816322943</text:p>
          </table:table-cell>
          <table:table-cell office:value-type="float" office:value="0.296432236882328" calcext:value-type="float">
            <text:p>0.296432236882328</text:p>
          </table:table-cell>
          <table:table-cell office:value-type="float" office:value="0.358599064110845" calcext:value-type="float">
            <text:p>0.358599064110845</text:p>
          </table:table-cell>
          <table:table-cell office:value-type="float" office:value="-2.18761032888377" calcext:value-type="float">
            <text:p>-2.18761032888377</text:p>
          </table:table-cell>
          <table:table-cell office:value-type="float" office:value="3.98307453547911" calcext:value-type="float">
            <text:p>3.98307453547911</text:p>
          </table:table-cell>
          <table:table-cell table:formula="of:=[.H37] / 1.184 + 0.103" office:value-type="float" office:value="3.46708322253303" calcext:value-type="float">
            <text:p>3.46708322253303</text:p>
          </table:table-cell>
          <table:table-cell office:value-type="float" office:value="1.62415703877792" calcext:value-type="float">
            <text:p>1.62415703877792</text:p>
          </table:table-cell>
          <table:table-cell table:formula="of:=[.J37] / 1.032 + 0.243" office:value-type="float" office:value="1.81679558021116" calcext:value-type="float">
            <text:p>1.81679558021116</text:p>
          </table:table-cell>
          <table:table-cell office:value-type="float" office:value="1.39477402404489" calcext:value-type="float">
            <text:p>1.39477402404489</text:p>
          </table:table-cell>
          <table:table-cell table:formula="of:=[.L37] / 1.151 - 0.297" office:value-type="float" office:value="0.914793244174535" calcext:value-type="float">
            <text:p>0.914793244174535</text:p>
          </table:table-cell>
          <table:table-cell office:value-type="float" office:value="0.298688806084115" calcext:value-type="float">
            <text:p>0.298688806084115</text:p>
          </table:table-cell>
          <table:table-cell office:value-type="float" office:value="0.471144272848537" calcext:value-type="float">
            <text:p>0.471144272848537</text:p>
          </table:table-cell>
          <table:table-cell office:value-type="float" office:value="-2.14488890113352" calcext:value-type="float">
            <text:p>-2.14488890113352</text:p>
          </table:table-cell>
          <table:table-cell table:formula="of:=[.I37]-[.B37]" office:value-type="float" office:value="-0.00878901602593718" calcext:value-type="float">
            <text:p>-0.008789016025937</text:p>
          </table:table-cell>
          <table:table-cell table:formula="of:=[.K37]-[.C37]" office:value-type="float" office:value="0.0163350942411926" calcext:value-type="float">
            <text:p>0.016335094241193</text:p>
          </table:table-cell>
          <table:table-cell table:formula="of:=[.M37]-[.D37]" office:value-type="float" office:value="-0.0659715721484079" calcext:value-type="float">
            <text:p>-0.065971572148408</text:p>
          </table:table-cell>
          <table:table-cell office:value-type="float" office:value="0.507202296920143" calcext:value-type="float">
            <text:p>0.507202296920143</text:p>
          </table:table-cell>
          <table:table-cell office:value-type="float" office:value="-0.176303447192048" calcext:value-type="float">
            <text:p>-0.176303447192048</text:p>
          </table:table-cell>
          <table:table-cell office:value-type="float" office:value="0.414009207721945" calcext:value-type="float">
            <text:p>0.414009207721945</text:p>
          </table:table-cell>
          <table:table-cell office:value-type="float" office:value="-0.0930970273539083" calcext:value-type="float">
            <text:p>-0.093097027353908</text:p>
          </table:table-cell>
          <table:table-cell office:value-type="float" office:value="-0.06336588265596" calcext:value-type="float">
            <text:p>-0.06336588265596</text:p>
          </table:table-cell>
          <table:table-cell office:value-type="float" office:value="0.0406797252886837" calcext:value-type="float">
            <text:p>0.040679725288684</text:p>
          </table:table-cell>
        </table:table-row>
        <table:table-row table:style-name="ro1">
          <table:table-cell table:formula="of:=SQRT([.I38]^2 + [.K38]^2 + [.M38]^2)" office:value-type="float" office:value="1.90486317766383" calcext:value-type="float">
            <text:p>1.90486317766383</text:p>
          </table:table-cell>
          <table:table-cell office:value-type="float" office:value="1.85926229043095" calcext:value-type="float">
            <text:p>1.85926229043095</text:p>
          </table:table-cell>
          <table:table-cell office:value-type="float" office:value="-0.462311480417059" calcext:value-type="float">
            <text:p>-0.462311480417059</text:p>
          </table:table-cell>
          <table:table-cell office:value-type="float" office:value="0.556607480582895" calcext:value-type="float">
            <text:p>0.556607480582895</text:p>
          </table:table-cell>
          <table:table-cell office:value-type="float" office:value="0.132528473924968" calcext:value-type="float">
            <text:p>0.132528473924968</text:p>
          </table:table-cell>
          <table:table-cell office:value-type="float" office:value="-0.535699310585842" calcext:value-type="float">
            <text:p>-0.535699310585842</text:p>
          </table:table-cell>
          <table:table-cell office:value-type="float" office:value="3.04697032616511" calcext:value-type="float">
            <text:p>3.04697032616511</text:p>
          </table:table-cell>
          <table:table-cell office:value-type="float" office:value="2.05911183600129" calcext:value-type="float">
            <text:p>2.05911183600129</text:p>
          </table:table-cell>
          <table:table-cell table:formula="of:=[.H38] / 1.184 + 0.103" office:value-type="float" office:value="1.84211472635244" calcext:value-type="float">
            <text:p>1.84211472635244</text:p>
          </table:table-cell>
          <table:table-cell office:value-type="float" office:value="-0.575199957529028" calcext:value-type="float">
            <text:p>-0.575199957529028</text:p>
          </table:table-cell>
          <table:table-cell table:formula="of:=[.J38] / 1.032 + 0.243" office:value-type="float" office:value="-0.314364299931229" calcext:value-type="float">
            <text:p>-0.314364299931229</text:p>
          </table:table-cell>
          <table:table-cell office:value-type="float" office:value="0.766770491119462" calcext:value-type="float">
            <text:p>0.766770491119462</text:p>
          </table:table-cell>
          <table:table-cell table:formula="of:=[.L38] / 1.151 - 0.297" office:value-type="float" office:value="0.369177663874424" calcext:value-type="float">
            <text:p>0.369177663874424</text:p>
          </table:table-cell>
          <table:table-cell office:value-type="float" office:value="0.192142177275606" calcext:value-type="float">
            <text:p>0.192142177275606</text:p>
          </table:table-cell>
          <table:table-cell office:value-type="float" office:value="-0.502560661027773" calcext:value-type="float">
            <text:p>-0.502560661027773</text:p>
          </table:table-cell>
          <table:table-cell office:value-type="float" office:value="3.07800326087782" calcext:value-type="float">
            <text:p>3.07800326087782</text:p>
          </table:table-cell>
          <table:table-cell table:formula="of:=[.I38]-[.B38]" office:value-type="float" office:value="-0.017147564078509" calcext:value-type="float">
            <text:p>-0.017147564078509</text:p>
          </table:table-cell>
          <table:table-cell table:formula="of:=[.K38]-[.C38]" office:value-type="float" office:value="0.14794718048583" calcext:value-type="float">
            <text:p>0.14794718048583</text:p>
          </table:table-cell>
          <table:table-cell table:formula="of:=[.M38]-[.D38]" office:value-type="float" office:value="-0.187429816708471" calcext:value-type="float">
            <text:p>-0.187429816708471</text:p>
          </table:table-cell>
          <table:table-cell office:value-type="float" office:value="0.19984954557034" calcext:value-type="float">
            <text:p>0.19984954557034</text:p>
          </table:table-cell>
          <table:table-cell office:value-type="float" office:value="-0.11288847711197" calcext:value-type="float">
            <text:p>-0.11288847711197</text:p>
          </table:table-cell>
          <table:table-cell office:value-type="float" office:value="0.210163010536567" calcext:value-type="float">
            <text:p>0.210163010536567</text:p>
          </table:table-cell>
          <table:table-cell office:value-type="float" office:value="-0.0489760908127361" calcext:value-type="float">
            <text:p>-0.048976090812736</text:p>
          </table:table-cell>
          <table:table-cell office:value-type="float" office:value="-0.0371348597204104" calcext:value-type="float">
            <text:p>-0.03713485972041</text:p>
          </table:table-cell>
          <table:table-cell office:value-type="float" office:value="0.000536778466293963" calcext:value-type="float">
            <text:p>0.000536778466294</text:p>
          </table:table-cell>
        </table:table-row>
        <table:table-row table:style-name="ro1">
          <table:table-cell table:formula="of:=SQRT([.I39]^2 + [.K39]^2 + [.M39]^2)" office:value-type="float" office:value="4.79969906133074" calcext:value-type="float">
            <text:p>4.79969906133074</text:p>
          </table:table-cell>
          <table:table-cell office:value-type="float" office:value="4.80658824696089" calcext:value-type="float">
            <text:p>4.80658824696089</text:p>
          </table:table-cell>
          <table:table-cell office:value-type="float" office:value="0.0597210091340028" calcext:value-type="float">
            <text:p>0.059721009134003</text:p>
          </table:table-cell>
          <table:table-cell office:value-type="float" office:value="0.632166460495796" calcext:value-type="float">
            <text:p>0.632166460495796</text:p>
          </table:table-cell>
          <table:table-cell office:value-type="float" office:value="-0.132057177834891" calcext:value-type="float">
            <text:p>-0.132057177834891</text:p>
          </table:table-cell>
          <table:table-cell office:value-type="float" office:value="0.361992235604245" calcext:value-type="float">
            <text:p>0.361992235604245</text:p>
          </table:table-cell>
          <table:table-cell office:value-type="float" office:value="-2.38668577848411" calcext:value-type="float">
            <text:p>-2.38668577848411</text:p>
          </table:table-cell>
          <table:table-cell office:value-type="float" office:value="5.49574109224904" calcext:value-type="float">
            <text:p>5.49574109224904</text:p>
          </table:table-cell>
          <table:table-cell table:formula="of:=[.H39] / 1.184 + 0.103" office:value-type="float" office:value="4.74467321980493" calcext:value-type="float">
            <text:p>4.74467321980493</text:p>
          </table:table-cell>
          <table:table-cell office:value-type="float" office:value="-0.222819827738228" calcext:value-type="float">
            <text:p>-0.222819827738228</text:p>
          </table:table-cell>
          <table:table-cell table:formula="of:=[.J39] / 1.032 + 0.243" office:value-type="float" office:value="0.0270893142071434" calcext:value-type="float">
            <text:p>0.027089314207144</text:p>
          </table:table-cell>
          <table:table-cell office:value-type="float" office:value="1.17539138231972" calcext:value-type="float">
            <text:p>1.17539138231972</text:p>
          </table:table-cell>
          <table:table-cell table:formula="of:=[.L39] / 1.151 - 0.297" office:value-type="float" office:value="0.72419147030384" calcext:value-type="float">
            <text:p>0.72419147030384</text:p>
          </table:table-cell>
          <table:table-cell office:value-type="float" office:value="-0.042698015493861" calcext:value-type="float">
            <text:p>-0.042698015493861</text:p>
          </table:table-cell>
          <table:table-cell office:value-type="float" office:value="-0.0804056251289303" calcext:value-type="float">
            <text:p>-0.08040562512893</text:p>
          </table:table-cell>
          <table:table-cell office:value-type="float" office:value="-2.45226101551212" calcext:value-type="float">
            <text:p>-2.45226101551212</text:p>
          </table:table-cell>
          <table:table-cell table:formula="of:=[.I39]-[.B39]" office:value-type="float" office:value="-0.0619150271559583" calcext:value-type="float">
            <text:p>-0.061915027155958</text:p>
          </table:table-cell>
          <table:table-cell table:formula="of:=[.K39]-[.C39]" office:value-type="float" office:value="-0.0326316949268594" calcext:value-type="float">
            <text:p>-0.032631694926859</text:p>
          </table:table-cell>
          <table:table-cell table:formula="of:=[.M39]-[.D39]" office:value-type="float" office:value="0.0920250098080441" calcext:value-type="float">
            <text:p>0.092025009808044</text:p>
          </table:table-cell>
          <table:table-cell office:value-type="float" office:value="0.689152845288151" calcext:value-type="float">
            <text:p>0.689152845288151</text:p>
          </table:table-cell>
          <table:table-cell office:value-type="float" office:value="-0.282540836872231" calcext:value-type="float">
            <text:p>-0.282540836872231</text:p>
          </table:table-cell>
          <table:table-cell office:value-type="float" office:value="0.543224921823919" calcext:value-type="float">
            <text:p>0.543224921823919</text:p>
          </table:table-cell>
          <table:table-cell office:value-type="float" office:value="0.247689760718092" calcext:value-type="float">
            <text:p>0.247689760718092</text:p>
          </table:table-cell>
          <table:table-cell office:value-type="float" office:value="0.380873951482538" calcext:value-type="float">
            <text:p>0.380873951482538</text:p>
          </table:table-cell>
          <table:table-cell office:value-type="float" office:value="-0.100698361876255" calcext:value-type="float">
            <text:p>-0.100698361876255</text:p>
          </table:table-cell>
        </table:table-row>
        <table:table-row table:style-name="ro1">
          <table:table-cell table:formula="of:=SQRT([.I40]^2 + [.K40]^2 + [.M40]^2)" office:value-type="float" office:value="6.34302057783611" calcext:value-type="float">
            <text:p>6.34302057783611</text:p>
          </table:table-cell>
          <table:table-cell office:value-type="float" office:value="5.17610483621393" calcext:value-type="float">
            <text:p>5.17610483621393</text:p>
          </table:table-cell>
          <table:table-cell office:value-type="float" office:value="-3.3550984993268" calcext:value-type="float">
            <text:p>-3.3550984993268</text:p>
          </table:table-cell>
          <table:table-cell office:value-type="float" office:value="0.824293562690916" calcext:value-type="float">
            <text:p>0.824293562690916</text:p>
          </table:table-cell>
          <table:table-cell office:value-type="float" office:value="0.558496926416463" calcext:value-type="float">
            <text:p>0.558496926416463</text:p>
          </table:table-cell>
          <table:table-cell office:value-type="float" office:value="0.0932432984805769" calcext:value-type="float">
            <text:p>0.093243298480577</text:p>
          </table:table-cell>
          <table:table-cell office:value-type="float" office:value="1.30823413506474" calcext:value-type="float">
            <text:p>1.30823413506474</text:p>
          </table:table-cell>
          <table:table-cell office:value-type="float" office:value="6.0387020702401" calcext:value-type="float">
            <text:p>6.0387020702401</text:p>
          </table:table-cell>
          <table:table-cell table:formula="of:=[.H40] / 1.184 + 0.103" office:value-type="float" office:value="5.20325512689198" calcext:value-type="float">
            <text:p>5.20325512689198</text:p>
          </table:table-cell>
          <table:table-cell office:value-type="float" office:value="-3.84691263269583" calcext:value-type="float">
            <text:p>-3.84691263269583</text:p>
          </table:table-cell>
          <table:table-cell table:formula="of:=[.J40] / 1.032 + 0.243" office:value-type="float" office:value="-3.4846285200541" calcext:value-type="float">
            <text:p>-3.4846285200541</text:p>
          </table:table-cell>
          <table:table-cell office:value-type="float" office:value="1.50282334213483" calcext:value-type="float">
            <text:p>1.50282334213483</text:p>
          </table:table-cell>
          <table:table-cell table:formula="of:=[.L40] / 1.151 - 0.297" office:value-type="float" office:value="1.00866754312322" calcext:value-type="float">
            <text:p>1.00866754312322</text:p>
          </table:table-cell>
          <table:table-cell office:value-type="float" office:value="0.676708258180064" calcext:value-type="float">
            <text:p>0.676708258180064</text:p>
          </table:table-cell>
          <table:table-cell office:value-type="float" office:value="0.0212047281855572" calcext:value-type="float">
            <text:p>0.021204728185557</text:p>
          </table:table-cell>
          <table:table-cell office:value-type="float" office:value="1.26974707828211" calcext:value-type="float">
            <text:p>1.26974707828211</text:p>
          </table:table-cell>
          <table:table-cell table:formula="of:=[.I40]-[.B40]" office:value-type="float" office:value="0.0271502906780468" calcext:value-type="float">
            <text:p>0.027150290678047</text:p>
          </table:table-cell>
          <table:table-cell table:formula="of:=[.K40]-[.C40]" office:value-type="float" office:value="-0.129530020727299" calcext:value-type="float">
            <text:p>-0.129530020727299</text:p>
          </table:table-cell>
          <table:table-cell table:formula="of:=[.M40]-[.D40]" office:value-type="float" office:value="0.184373980432307" calcext:value-type="float">
            <text:p>0.184373980432307</text:p>
          </table:table-cell>
          <table:table-cell office:value-type="float" office:value="0.862597234026175" calcext:value-type="float">
            <text:p>0.862597234026175</text:p>
          </table:table-cell>
          <table:table-cell office:value-type="float" office:value="-0.491814133369031" calcext:value-type="float">
            <text:p>-0.491814133369031</text:p>
          </table:table-cell>
          <table:table-cell office:value-type="float" office:value="0.678529779443917" calcext:value-type="float">
            <text:p>0.678529779443917</text:p>
          </table:table-cell>
          <table:table-cell office:value-type="float" office:value="-0.0386274858590161" calcext:value-type="float">
            <text:p>-0.038627485859016</text:p>
          </table:table-cell>
          <table:table-cell office:value-type="float" office:value="-0.132771698714921" calcext:value-type="float">
            <text:p>-0.132771698714921</text:p>
          </table:table-cell>
          <table:table-cell office:value-type="float" office:value="-0.0342823800310992" calcext:value-type="float">
            <text:p>-0.034282380031099</text:p>
          </table:table-cell>
        </table:table-row>
        <table:table-row table:style-name="ro1">
          <table:table-cell table:formula="of:=SQRT([.I41]^2 + [.K41]^2 + [.M41]^2)" office:value-type="float" office:value="6.0225647138377" calcext:value-type="float">
            <text:p>6.0225647138377</text:p>
          </table:table-cell>
          <table:table-cell office:value-type="float" office:value="5.46420265129541" calcext:value-type="float">
            <text:p>5.46420265129541</text:p>
          </table:table-cell>
          <table:table-cell office:value-type="float" office:value="-2.10389704405221" calcext:value-type="float">
            <text:p>-2.10389704405221</text:p>
          </table:table-cell>
          <table:table-cell office:value-type="float" office:value="0.810925986496067" calcext:value-type="float">
            <text:p>0.810925986496067</text:p>
          </table:table-cell>
          <table:table-cell office:value-type="float" office:value="-0.211074137252521" calcext:value-type="float">
            <text:p>-0.211074137252521</text:p>
          </table:table-cell>
          <table:table-cell office:value-type="float" office:value="0.274191731162347" calcext:value-type="float">
            <text:p>0.274191731162347</text:p>
          </table:table-cell>
          <table:table-cell office:value-type="float" office:value="-2.89642092743708" calcext:value-type="float">
            <text:p>-2.89642092743708</text:p>
          </table:table-cell>
          <table:table-cell office:value-type="float" office:value="6.38966431243169" calcext:value-type="float">
            <text:p>6.38966431243169</text:p>
          </table:table-cell>
          <table:table-cell table:formula="of:=[.H41] / 1.184 + 0.103" office:value-type="float" office:value="5.49967593955379" calcext:value-type="float">
            <text:p>5.49967593955379</text:p>
          </table:table-cell>
          <table:table-cell office:value-type="float" office:value="-2.56368010519789" calcext:value-type="float">
            <text:p>-2.56368010519789</text:p>
          </table:table-cell>
          <table:table-cell table:formula="of:=[.J41] / 1.032 + 0.243" office:value-type="float" office:value="-2.24118614844757" calcext:value-type="float">
            <text:p>-2.24118614844757</text:p>
          </table:table-cell>
          <table:table-cell office:value-type="float" office:value="1.49396001997468" calcext:value-type="float">
            <text:p>1.49396001997468</text:p>
          </table:table-cell>
          <table:table-cell table:formula="of:=[.L41] / 1.151 - 0.297" office:value-type="float" office:value="1.00096700258443" calcext:value-type="float">
            <text:p>1.00096700258443</text:p>
          </table:table-cell>
          <table:table-cell office:value-type="float" office:value="-0.218350980042311" calcext:value-type="float">
            <text:p>-0.218350980042311</text:p>
          </table:table-cell>
          <table:table-cell office:value-type="float" office:value="0.389235595640628" calcext:value-type="float">
            <text:p>0.389235595640628</text:p>
          </table:table-cell>
          <table:table-cell office:value-type="float" office:value="-2.92163031489046" calcext:value-type="float">
            <text:p>-2.92163031489046</text:p>
          </table:table-cell>
          <table:table-cell table:formula="of:=[.I41]-[.B41]" office:value-type="float" office:value="0.0354732882583821" calcext:value-type="float">
            <text:p>0.035473288258382</text:p>
          </table:table-cell>
          <table:table-cell table:formula="of:=[.K41]-[.C41]" office:value-type="float" office:value="-0.137289104395358" calcext:value-type="float">
            <text:p>-0.137289104395358</text:p>
          </table:table-cell>
          <table:table-cell table:formula="of:=[.M41]-[.D41]" office:value-type="float" office:value="0.190041016088364" calcext:value-type="float">
            <text:p>0.190041016088364</text:p>
          </table:table-cell>
          <table:table-cell office:value-type="float" office:value="0.925461661136288" calcext:value-type="float">
            <text:p>0.925461661136288</text:p>
          </table:table-cell>
          <table:table-cell office:value-type="float" office:value="-0.459783061145679" calcext:value-type="float">
            <text:p>-0.459783061145679</text:p>
          </table:table-cell>
          <table:table-cell office:value-type="float" office:value="0.683034033478609" calcext:value-type="float">
            <text:p>0.683034033478609</text:p>
          </table:table-cell>
          <table:table-cell office:value-type="float" office:value="-0.0214718586988014" calcext:value-type="float">
            <text:p>-0.021471858698801</text:p>
          </table:table-cell>
          <table:table-cell office:value-type="float" office:value="-0.113239958040055" calcext:value-type="float">
            <text:p>-0.113239958040055</text:p>
          </table:table-cell>
          <table:table-cell office:value-type="float" office:value="-0.0288002103200107" calcext:value-type="float">
            <text:p>-0.028800210320011</text:p>
          </table:table-cell>
        </table:table-row>
        <table:table-row table:style-name="ro1">
          <table:table-cell table:formula="of:=SQRT([.I42]^2 + [.K42]^2 + [.M42]^2)" office:value-type="float" office:value="4.0605689453159" calcext:value-type="float">
            <text:p>4.0605689453159</text:p>
          </table:table-cell>
          <table:table-cell office:value-type="float" office:value="4.04404877743806" calcext:value-type="float">
            <text:p>4.04404877743806</text:p>
          </table:table-cell>
          <table:table-cell office:value-type="float" office:value="0.496023326919423" calcext:value-type="float">
            <text:p>0.496023326919423</text:p>
          </table:table-cell>
          <table:table-cell office:value-type="float" office:value="0.410862623770658" calcext:value-type="float">
            <text:p>0.410862623770658</text:p>
          </table:table-cell>
          <table:table-cell office:value-type="float" office:value="-0.143771082218371" calcext:value-type="float">
            <text:p>-0.143771082218371</text:p>
          </table:table-cell>
          <table:table-cell office:value-type="float" office:value="-0.339070620371888" calcext:value-type="float">
            <text:p>-0.339070620371888</text:p>
          </table:table-cell>
          <table:table-cell office:value-type="float" office:value="2.18469659838866" calcext:value-type="float">
            <text:p>2.18469659838866</text:p>
          </table:table-cell>
          <table:table-cell office:value-type="float" office:value="4.61768940911461" calcext:value-type="float">
            <text:p>4.61768940911461</text:p>
          </table:table-cell>
          <table:table-cell table:formula="of:=[.H42] / 1.184 + 0.103" office:value-type="float" office:value="4.00307551445491" calcext:value-type="float">
            <text:p>4.00307551445491</text:p>
          </table:table-cell>
          <table:table-cell office:value-type="float" office:value="0.272923628369796" calcext:value-type="float">
            <text:p>0.272923628369796</text:p>
          </table:table-cell>
          <table:table-cell table:formula="of:=[.J42] / 1.032 + 0.243" office:value-type="float" office:value="0.507460880203291" calcext:value-type="float">
            <text:p>0.507460880203291</text:p>
          </table:table-cell>
          <table:table-cell office:value-type="float" office:value="0.864368091897591" calcext:value-type="float">
            <text:p>0.864368091897591</text:p>
          </table:table-cell>
          <table:table-cell table:formula="of:=[.L42] / 1.151 - 0.297" office:value-type="float" office:value="0.453971409120409" calcext:value-type="float">
            <text:p>0.453971409120409</text:p>
          </table:table-cell>
          <table:table-cell office:value-type="float" office:value="-0.0533826753643911" calcext:value-type="float">
            <text:p>-0.053382675364391</text:p>
          </table:table-cell>
          <table:table-cell office:value-type="float" office:value="-0.407073959209733" calcext:value-type="float">
            <text:p>-0.407073959209733</text:p>
          </table:table-cell>
          <table:table-cell office:value-type="float" office:value="2.19519039477106" calcext:value-type="float">
            <text:p>2.19519039477106</text:p>
          </table:table-cell>
          <table:table-cell table:formula="of:=[.I42]-[.B42]" office:value-type="float" office:value="-0.0409732629831527" calcext:value-type="float">
            <text:p>-0.040973262983153</text:p>
          </table:table-cell>
          <table:table-cell table:formula="of:=[.K42]-[.C42]" office:value-type="float" office:value="0.0114375532838677" calcext:value-type="float">
            <text:p>0.011437553283868</text:p>
          </table:table-cell>
          <table:table-cell table:formula="of:=[.M42]-[.D42]" office:value-type="float" office:value="0.0431087853497513" calcext:value-type="float">
            <text:p>0.043108785349751</text:p>
          </table:table-cell>
          <table:table-cell office:value-type="float" office:value="0.573640631676552" calcext:value-type="float">
            <text:p>0.573640631676552</text:p>
          </table:table-cell>
          <table:table-cell office:value-type="float" office:value="-0.223099698549627" calcext:value-type="float">
            <text:p>-0.223099698549627</text:p>
          </table:table-cell>
          <table:table-cell office:value-type="float" office:value="0.453505468126932" calcext:value-type="float">
            <text:p>0.453505468126932</text:p>
          </table:table-cell>
          <table:table-cell office:value-type="float" office:value="-0.1045428462433" calcext:value-type="float">
            <text:p>-0.1045428462433</text:p>
          </table:table-cell>
          <table:table-cell office:value-type="float" office:value="-0.0278957824077208" calcext:value-type="float">
            <text:p>-0.027895782407721</text:p>
          </table:table-cell>
          <table:table-cell office:value-type="float" office:value="-0.0239488984127423" calcext:value-type="float">
            <text:p>-0.023948898412742</text:p>
          </table:table-cell>
        </table:table-row>
        <table:table-row table:style-name="ro1">
          <table:table-cell table:formula="of:=SQRT([.I43]^2 + [.K43]^2 + [.M43]^2)" office:value-type="float" office:value="6.37532888586021" calcext:value-type="float">
            <text:p>6.37532888586021</text:p>
          </table:table-cell>
          <table:table-cell office:value-type="float" office:value="5.96240416208433" calcext:value-type="float">
            <text:p>5.96240416208433</text:p>
          </table:table-cell>
          <table:table-cell office:value-type="float" office:value="-0.0881123807818134" calcext:value-type="float">
            <text:p>-0.088112380781813</text:p>
          </table:table-cell>
          <table:table-cell office:value-type="float" office:value="0.679441859387856" calcext:value-type="float">
            <text:p>0.679441859387856</text:p>
          </table:table-cell>
          <table:table-cell office:value-type="float" office:value="0.0341092925921149" calcext:value-type="float">
            <text:p>0.034109292592115</text:p>
          </table:table-cell>
          <table:table-cell office:value-type="float" office:value="0.267003924186914" calcext:value-type="float">
            <text:p>0.267003924186914</text:p>
          </table:table-cell>
          <table:table-cell office:value-type="float" office:value="-1.46243954585252" calcext:value-type="float">
            <text:p>-1.46243954585252</text:p>
          </table:table-cell>
          <table:table-cell office:value-type="float" office:value="7.33458111989954" calcext:value-type="float">
            <text:p>7.33458111989954</text:p>
          </table:table-cell>
          <table:table-cell table:formula="of:=[.H43] / 1.184 + 0.103" office:value-type="float" office:value="6.29774756748272" calcext:value-type="float">
            <text:p>6.29774756748272</text:p>
          </table:table-cell>
          <table:table-cell office:value-type="float" office:value="-0.474918532496613" calcext:value-type="float">
            <text:p>-0.474918532496613</text:p>
          </table:table-cell>
          <table:table-cell table:formula="of:=[.J43] / 1.032 + 0.243" office:value-type="float" office:value="-0.217192376450206" calcext:value-type="float">
            <text:p>-0.217192376450206</text:p>
          </table:table-cell>
          <table:table-cell office:value-type="float" office:value="1.45541880010524" calcext:value-type="float">
            <text:p>1.45541880010524</text:p>
          </table:table-cell>
          <table:table-cell table:formula="of:=[.L43] / 1.151 - 0.297" office:value-type="float" office:value="0.967482015730008" calcext:value-type="float">
            <text:p>0.967482015730008</text:p>
          </table:table-cell>
          <table:table-cell office:value-type="float" office:value="-0.168828875067469" calcext:value-type="float">
            <text:p>-0.168828875067469</text:p>
          </table:table-cell>
          <table:table-cell office:value-type="float" office:value="0.147313754349459" calcext:value-type="float">
            <text:p>0.147313754349459</text:p>
          </table:table-cell>
          <table:table-cell office:value-type="float" office:value="-1.47063743323151" calcext:value-type="float">
            <text:p>-1.47063743323151</text:p>
          </table:table-cell>
          <table:table-cell table:formula="of:=[.I43]-[.B43]" office:value-type="float" office:value="0.335343405398389" calcext:value-type="float">
            <text:p>0.335343405398389</text:p>
          </table:table-cell>
          <table:table-cell table:formula="of:=[.K43]-[.C43]" office:value-type="float" office:value="-0.129079995668393" calcext:value-type="float">
            <text:p>-0.129079995668393</text:p>
          </table:table-cell>
          <table:table-cell table:formula="of:=[.M43]-[.D43]" office:value-type="float" office:value="0.288040156342152" calcext:value-type="float">
            <text:p>0.288040156342152</text:p>
          </table:table-cell>
          <table:table-cell office:value-type="float" office:value="1.37217695781521" calcext:value-type="float">
            <text:p>1.37217695781521</text:p>
          </table:table-cell>
          <table:table-cell office:value-type="float" office:value="-0.3868061517148" calcext:value-type="float">
            <text:p>-0.3868061517148</text:p>
          </table:table-cell>
          <table:table-cell office:value-type="float" office:value="0.775976940717384" calcext:value-type="float">
            <text:p>0.775976940717384</text:p>
          </table:table-cell>
          <table:table-cell office:value-type="float" office:value="0.0940633771804551" calcext:value-type="float">
            <text:p>0.094063377180455</text:p>
          </table:table-cell>
          <table:table-cell office:value-type="float" office:value="-0.212116708150904" calcext:value-type="float">
            <text:p>-0.212116708150904</text:p>
          </table:table-cell>
          <table:table-cell office:value-type="float" office:value="-0.0401299925065217" calcext:value-type="float">
            <text:p>-0.040129992506522</text:p>
          </table:table-cell>
        </table:table-row>
        <table:table-row table:style-name="ro1">
          <table:table-cell table:formula="of:=SQRT([.I44]^2 + [.K44]^2 + [.M44]^2)" office:value-type="float" office:value="6.36416003153544" calcext:value-type="float">
            <text:p>6.36416003153544</text:p>
          </table:table-cell>
          <table:table-cell office:value-type="float" office:value="6.20605204353287" calcext:value-type="float">
            <text:p>6.20605204353287</text:p>
          </table:table-cell>
          <table:table-cell office:value-type="float" office:value="-1.61837829026495" calcext:value-type="float">
            <text:p>-1.61837829026495</text:p>
          </table:table-cell>
          <table:table-cell office:value-type="float" office:value="0.600421338931962" calcext:value-type="float">
            <text:p>0.600421338931962</text:p>
          </table:table-cell>
          <table:table-cell office:value-type="float" office:value="0.355379326694604" calcext:value-type="float">
            <text:p>0.355379326694604</text:p>
          </table:table-cell>
          <table:table-cell office:value-type="float" office:value="-0.109002934895495" calcext:value-type="float">
            <text:p>-0.109002934895495</text:p>
          </table:table-cell>
          <table:table-cell office:value-type="float" office:value="3.07800835122806" calcext:value-type="float">
            <text:p>3.07800835122806</text:p>
          </table:table-cell>
          <table:table-cell office:value-type="float" office:value="7.06257784983017" calcext:value-type="float">
            <text:p>7.06257784983017</text:p>
          </table:table-cell>
          <table:table-cell table:formula="of:=[.H44] / 1.184 + 0.103" office:value-type="float" office:value="6.06801507587008" calcext:value-type="float">
            <text:p>6.06801507587008</text:p>
          </table:table-cell>
          <table:table-cell office:value-type="float" office:value="-2.03124361787382" calcext:value-type="float">
            <text:p>-2.03124361787382</text:p>
          </table:table-cell>
          <table:table-cell table:formula="of:=[.J44] / 1.032 + 0.243" office:value-type="float" office:value="-1.72525931964517" calcext:value-type="float">
            <text:p>-1.72525931964517</text:p>
          </table:table-cell>
          <table:table-cell office:value-type="float" office:value="1.30841718027146" calcext:value-type="float">
            <text:p>1.30841718027146</text:p>
          </table:table-cell>
          <table:table-cell table:formula="of:=[.L44] / 1.151 - 0.297" office:value-type="float" office:value="0.839765577994318" calcext:value-type="float">
            <text:p>0.839765577994318</text:p>
          </table:table-cell>
          <table:table-cell office:value-type="float" office:value="0.192377310970945" calcext:value-type="float">
            <text:p>0.192377310970945</text:p>
          </table:table-cell>
          <table:table-cell office:value-type="float" office:value="0.447255764133256" calcext:value-type="float">
            <text:p>0.447255764133256</text:p>
          </table:table-cell>
          <table:table-cell office:value-type="float" office:value="2.91567686539067" calcext:value-type="float">
            <text:p>2.91567686539067</text:p>
          </table:table-cell>
          <table:table-cell table:formula="of:=[.I44]-[.B44]" office:value-type="float" office:value="-0.138036967662794" calcext:value-type="float">
            <text:p>-0.138036967662794</text:p>
          </table:table-cell>
          <table:table-cell table:formula="of:=[.K44]-[.C44]" office:value-type="float" office:value="-0.106881029380224" calcext:value-type="float">
            <text:p>-0.106881029380224</text:p>
          </table:table-cell>
          <table:table-cell table:formula="of:=[.M44]-[.D44]" office:value-type="float" office:value="0.239344239062356" calcext:value-type="float">
            <text:p>0.239344239062356</text:p>
          </table:table-cell>
          <table:table-cell office:value-type="float" office:value="0.8565258062973" calcext:value-type="float">
            <text:p>0.8565258062973</text:p>
          </table:table-cell>
          <table:table-cell office:value-type="float" office:value="-0.412865327608877" calcext:value-type="float">
            <text:p>-0.412865327608877</text:p>
          </table:table-cell>
          <table:table-cell office:value-type="float" office:value="0.707995841339502" calcext:value-type="float">
            <text:p>0.707995841339502</text:p>
          </table:table-cell>
          <table:table-cell office:value-type="float" office:value="0.211159284109685" calcext:value-type="float">
            <text:p>0.211159284109685</text:p>
          </table:table-cell>
          <table:table-cell office:value-type="float" office:value="-0.542584220858747" calcext:value-type="float">
            <text:p>-0.542584220858747</text:p>
          </table:table-cell>
          <table:table-cell office:value-type="float" office:value="-0.131990059635298" calcext:value-type="float">
            <text:p>-0.131990059635298</text:p>
          </table:table-cell>
        </table:table-row>
        <table:table-row table:style-name="ro1">
          <table:table-cell table:formula="of:=SQRT([.I45]^2 + [.K45]^2 + [.M45]^2)" office:value-type="float" office:value="5.00414842752091" calcext:value-type="float">
            <text:p>5.00414842752091</text:p>
          </table:table-cell>
          <table:table-cell office:value-type="float" office:value="4.7529580113368" calcext:value-type="float">
            <text:p>4.7529580113368</text:p>
          </table:table-cell>
          <table:table-cell office:value-type="float" office:value="-1.60675761765995" calcext:value-type="float">
            <text:p>-1.60675761765995</text:p>
          </table:table-cell>
          <table:table-cell office:value-type="float" office:value="0.377793053152593" calcext:value-type="float">
            <text:p>0.377793053152593</text:p>
          </table:table-cell>
          <table:table-cell office:value-type="float" office:value="0.33067685331032" calcext:value-type="float">
            <text:p>0.33067685331032</text:p>
          </table:table-cell>
          <table:table-cell office:value-type="float" office:value="0.0643217499406354" calcext:value-type="float">
            <text:p>0.064321749940635</text:p>
          </table:table-cell>
          <table:table-cell office:value-type="float" office:value="2.35716148058861" calcext:value-type="float">
            <text:p>2.35716148058861</text:p>
          </table:table-cell>
          <table:table-cell office:value-type="float" office:value="5.44236690150788" calcext:value-type="float">
            <text:p>5.44236690150788</text:p>
          </table:table-cell>
          <table:table-cell table:formula="of:=[.H45] / 1.184 + 0.103" office:value-type="float" office:value="4.69959366681409" calcext:value-type="float">
            <text:p>4.69959366681409</text:p>
          </table:table-cell>
          <table:table-cell office:value-type="float" office:value="-1.94499957550811" calcext:value-type="float">
            <text:p>-1.94499957550811</text:p>
          </table:table-cell>
          <table:table-cell table:formula="of:=[.J45] / 1.032 + 0.243" office:value-type="float" office:value="-1.64168951115127" calcext:value-type="float">
            <text:p>-1.64168951115127</text:p>
          </table:table-cell>
          <table:table-cell office:value-type="float" office:value="0.928943206364972" calcext:value-type="float">
            <text:p>0.928943206364972</text:p>
          </table:table-cell>
          <table:table-cell table:formula="of:=[.L45] / 1.151 - 0.297" office:value-type="float" office:value="0.510074896928733" calcext:value-type="float">
            <text:p>0.510074896928733</text:p>
          </table:table-cell>
          <table:table-cell office:value-type="float" office:value="0.453751508700041" calcext:value-type="float">
            <text:p>0.453751508700041</text:p>
          </table:table-cell>
          <table:table-cell office:value-type="float" office:value="-0.267497711821834" calcext:value-type="float">
            <text:p>-0.267497711821834</text:p>
          </table:table-cell>
          <table:table-cell office:value-type="float" office:value="2.49479056073977" calcext:value-type="float">
            <text:p>2.49479056073977</text:p>
          </table:table-cell>
          <table:table-cell table:formula="of:=[.I45]-[.B45]" office:value-type="float" office:value="-0.0533643445227128" calcext:value-type="float">
            <text:p>-0.053364344522713</text:p>
          </table:table-cell>
          <table:table-cell table:formula="of:=[.K45]-[.C45]" office:value-type="float" office:value="-0.0349318934913194" calcext:value-type="float">
            <text:p>-0.03493189349132</text:p>
          </table:table-cell>
          <table:table-cell table:formula="of:=[.M45]-[.D45]" office:value-type="float" office:value="0.13228184377614" calcext:value-type="float">
            <text:p>0.13228184377614</text:p>
          </table:table-cell>
          <table:table-cell office:value-type="float" office:value="0.689408890171084" calcext:value-type="float">
            <text:p>0.689408890171084</text:p>
          </table:table-cell>
          <table:table-cell office:value-type="float" office:value="-0.338241957848164" calcext:value-type="float">
            <text:p>-0.338241957848164</text:p>
          </table:table-cell>
          <table:table-cell office:value-type="float" office:value="0.551150153212379" calcext:value-type="float">
            <text:p>0.551150153212379</text:p>
          </table:table-cell>
          <table:table-cell office:value-type="float" office:value="-0.322587779263318" calcext:value-type="float">
            <text:p>-0.322587779263318</text:p>
          </table:table-cell>
          <table:table-cell office:value-type="float" office:value="0.14713168294274" calcext:value-type="float">
            <text:p>0.14713168294274</text:p>
          </table:table-cell>
          <table:table-cell office:value-type="float" office:value="0.148939598115654" calcext:value-type="float">
            <text:p>0.148939598115654</text:p>
          </table:table-cell>
        </table:table-row>
        <table:table-row table:style-name="ro1">
          <table:table-cell table:formula="of:=SQRT([.I46]^2 + [.K46]^2 + [.M46]^2)" office:value-type="float" office:value="5.22381340189817" calcext:value-type="float">
            <text:p>5.22381340189817</text:p>
          </table:table-cell>
          <table:table-cell office:value-type="float" office:value="4.95274324154368" calcext:value-type="float">
            <text:p>4.95274324154368</text:p>
          </table:table-cell>
          <table:table-cell office:value-type="float" office:value="1.54121419603922" calcext:value-type="float">
            <text:p>1.54121419603922</text:p>
          </table:table-cell>
          <table:table-cell office:value-type="float" office:value="0.464491507400567" calcext:value-type="float">
            <text:p>0.464491507400567</text:p>
          </table:table-cell>
          <table:table-cell office:value-type="float" office:value="0.103305692733968" calcext:value-type="float">
            <text:p>0.103305692733968</text:p>
          </table:table-cell>
          <table:table-cell office:value-type="float" office:value="0.0716607403228373" calcext:value-type="float">
            <text:p>0.071660740322837</text:p>
          </table:table-cell>
          <table:table-cell office:value-type="float" office:value="-1.75057582921425" calcext:value-type="float">
            <text:p>-1.75057582921425</text:p>
          </table:table-cell>
          <table:table-cell office:value-type="float" office:value="5.75715171991767" calcext:value-type="float">
            <text:p>5.75715171991767</text:p>
          </table:table-cell>
          <table:table-cell table:formula="of:=[.H46] / 1.184 + 0.103" office:value-type="float" office:value="4.96545922290344" calcext:value-type="float">
            <text:p>4.96545922290344</text:p>
          </table:table-cell>
          <table:table-cell office:value-type="float" office:value="1.30357065534972" calcext:value-type="float">
            <text:p>1.30357065534972</text:p>
          </table:table-cell>
          <table:table-cell table:formula="of:=[.J46] / 1.032 + 0.243" office:value-type="float" office:value="1.506149859835" calcext:value-type="float">
            <text:p>1.506149859835</text:p>
          </table:table-cell>
          <table:table-cell office:value-type="float" office:value="1.03622896225957" calcext:value-type="float">
            <text:p>1.03622896225957</text:p>
          </table:table-cell>
          <table:table-cell table:formula="of:=[.L46] / 1.151 - 0.297" office:value-type="float" office:value="0.603285805612137" calcext:value-type="float">
            <text:p>0.603285805612137</text:p>
          </table:table-cell>
          <table:table-cell office:value-type="float" office:value="0.065602455585033" calcext:value-type="float">
            <text:p>0.065602455585033</text:p>
          </table:table-cell>
          <table:table-cell office:value-type="float" office:value="0.116205435327477" calcext:value-type="float">
            <text:p>0.116205435327477</text:p>
          </table:table-cell>
          <table:table-cell office:value-type="float" office:value="-1.72150991124608" calcext:value-type="float">
            <text:p>-1.72150991124608</text:p>
          </table:table-cell>
          <table:table-cell table:formula="of:=[.I46]-[.B46]" office:value-type="float" office:value="0.012715981359757" calcext:value-type="float">
            <text:p>0.012715981359757</text:p>
          </table:table-cell>
          <table:table-cell table:formula="of:=[.K46]-[.C46]" office:value-type="float" office:value="-0.0350643362042202" calcext:value-type="float">
            <text:p>-0.03506433620422</text:p>
          </table:table-cell>
          <table:table-cell table:formula="of:=[.M46]-[.D46]" office:value-type="float" office:value="0.13879429821157" calcext:value-type="float">
            <text:p>0.13879429821157</text:p>
          </table:table-cell>
          <table:table-cell office:value-type="float" office:value="0.804408478373992" calcext:value-type="float">
            <text:p>0.804408478373992</text:p>
          </table:table-cell>
          <table:table-cell office:value-type="float" office:value="-0.237643540689494" calcext:value-type="float">
            <text:p>-0.237643540689494</text:p>
          </table:table-cell>
          <table:table-cell office:value-type="float" office:value="0.571737454859001" calcext:value-type="float">
            <text:p>0.571737454859001</text:p>
          </table:table-cell>
          <table:table-cell office:value-type="float" office:value="-0.0372132052364442" calcext:value-type="float">
            <text:p>-0.037213205236444</text:p>
          </table:table-cell>
          <table:table-cell office:value-type="float" office:value="-0.044823234047894" calcext:value-type="float">
            <text:p>-0.044823234047894</text:p>
          </table:table-cell>
          <table:table-cell office:value-type="float" office:value="0.0246940056351388" calcext:value-type="float">
            <text:p>0.024694005635139</text:p>
          </table:table-cell>
        </table:table-row>
        <table:table-row table:style-name="ro1">
          <table:table-cell table:formula="of:=SQRT([.I47]^2 + [.K47]^2 + [.M47]^2)" office:value-type="float" office:value="5.26826908677709" calcext:value-type="float">
            <text:p>5.26826908677709</text:p>
          </table:table-cell>
          <table:table-cell office:value-type="float" office:value="4.48660385642162" calcext:value-type="float">
            <text:p>4.48660385642162</text:p>
          </table:table-cell>
          <table:table-cell office:value-type="float" office:value="-2.31843413436314" calcext:value-type="float">
            <text:p>-2.31843413436314</text:p>
          </table:table-cell>
          <table:table-cell office:value-type="float" office:value="1.31240130879224" calcext:value-type="float">
            <text:p>1.31240130879224</text:p>
          </table:table-cell>
          <table:table-cell office:value-type="float" office:value="0.65731396292744" calcext:value-type="float">
            <text:p>0.65731396292744</text:p>
          </table:table-cell>
          <table:table-cell office:value-type="float" office:value="0.00719104800663573" calcext:value-type="float">
            <text:p>0.007191048006636</text:p>
          </table:table-cell>
          <table:table-cell office:value-type="float" office:value="-2.13263841012028" calcext:value-type="float">
            <text:p>-2.13263841012028</text:p>
          </table:table-cell>
          <table:table-cell office:value-type="float" office:value="5.19814164395475" calcext:value-type="float">
            <text:p>5.19814164395475</text:p>
          </table:table-cell>
          <table:table-cell table:formula="of:=[.H47] / 1.184 + 0.103" office:value-type="float" office:value="4.49332233442124" calcext:value-type="float">
            <text:p>4.49332233442124</text:p>
          </table:table-cell>
          <table:table-cell office:value-type="float" office:value="-2.71300124259721" calcext:value-type="float">
            <text:p>-2.71300124259721</text:p>
          </table:table-cell>
          <table:table-cell table:formula="of:=[.J47] / 1.032 + 0.243" office:value-type="float" office:value="-2.38587717305931" calcext:value-type="float">
            <text:p>-2.38587717305931</text:p>
          </table:table-cell>
          <table:table-cell office:value-type="float" office:value="1.91678502858068" calcext:value-type="float">
            <text:p>1.91678502858068</text:p>
          </table:table-cell>
          <table:table-cell table:formula="of:=[.L47] / 1.151 - 0.297" office:value-type="float" office:value="1.36832148443152" calcext:value-type="float">
            <text:p>1.36832148443152</text:p>
          </table:table-cell>
          <table:table-cell office:value-type="float" office:value="-0.609814640838332" calcext:value-type="float">
            <text:p>-0.609814640838332</text:p>
          </table:table-cell>
          <table:table-cell office:value-type="float" office:value="1.15855278769954" calcext:value-type="float">
            <text:p>1.15855278769954</text:p>
          </table:table-cell>
          <table:table-cell office:value-type="float" office:value="-2.19206310333691" calcext:value-type="float">
            <text:p>-2.19206310333691</text:p>
          </table:table-cell>
          <table:table-cell table:formula="of:=[.I47]-[.B47]" office:value-type="float" office:value="0.00671847799962055" calcext:value-type="float">
            <text:p>0.006718477999621</text:p>
          </table:table-cell>
          <table:table-cell table:formula="of:=[.K47]-[.C47]" office:value-type="float" office:value="-0.067443038696172" calcext:value-type="float">
            <text:p>-0.067443038696172</text:p>
          </table:table-cell>
          <table:table-cell table:formula="of:=[.M47]-[.D47]" office:value-type="float" office:value="0.0559201756392804" calcext:value-type="float">
            <text:p>0.055920175639281</text:p>
          </table:table-cell>
          <table:table-cell office:value-type="float" office:value="0.711537787533132" calcext:value-type="float">
            <text:p>0.711537787533132</text:p>
          </table:table-cell>
          <table:table-cell office:value-type="float" office:value="-0.394567108234068" calcext:value-type="float">
            <text:p>-0.394567108234068</text:p>
          </table:table-cell>
          <table:table-cell office:value-type="float" office:value="0.604383719788432" calcext:value-type="float">
            <text:p>0.604383719788432</text:p>
          </table:table-cell>
          <table:table-cell office:value-type="float" office:value="-1.35293289314442" calcext:value-type="float">
            <text:p>-1.35293289314442</text:p>
          </table:table-cell>
          <table:table-cell office:value-type="float" office:value="-0.946206269838125" calcext:value-type="float">
            <text:p>-0.946206269838125</text:p>
          </table:table-cell>
          <table:table-cell office:value-type="float" office:value="-1.73757970990333" calcext:value-type="float">
            <text:p>-1.73757970990333</text:p>
          </table:table-cell>
        </table:table-row>
        <table:table-row table:style-name="ro1">
          <table:table-cell table:formula="of:=SQRT([.I48]^2 + [.K48]^2 + [.M48]^2)" office:value-type="float" office:value="3.38184495437643" calcext:value-type="float">
            <text:p>3.38184495437643</text:p>
          </table:table-cell>
          <table:table-cell office:value-type="float" office:value="3.0935288311434" calcext:value-type="float">
            <text:p>3.0935288311434</text:p>
          </table:table-cell>
          <table:table-cell office:value-type="float" office:value="0.43650199342937" calcext:value-type="float">
            <text:p>0.43650199342937</text:p>
          </table:table-cell>
          <table:table-cell office:value-type="float" office:value="1.35901064235501" calcext:value-type="float">
            <text:p>1.35901064235501</text:p>
          </table:table-cell>
          <table:table-cell office:value-type="float" office:value="-0.449683687176433" calcext:value-type="float">
            <text:p>-0.449683687176433</text:p>
          </table:table-cell>
          <table:table-cell office:value-type="float" office:value="-0.380225296036117" calcext:value-type="float">
            <text:p>-0.380225296036117</text:p>
          </table:table-cell>
          <table:table-cell office:value-type="float" office:value="2.57758995367598" calcext:value-type="float">
            <text:p>2.57758995367598</text:p>
          </table:table-cell>
          <table:table-cell office:value-type="float" office:value="3.5583567558785" calcext:value-type="float">
            <text:p>3.5583567558785</text:p>
          </table:table-cell>
          <table:table-cell table:formula="of:=[.H48] / 1.184 + 0.103" office:value-type="float" office:value="3.10836888165414" calcext:value-type="float">
            <text:p>3.10836888165414</text:p>
          </table:table-cell>
          <table:table-cell office:value-type="float" office:value="0.259306474629997" calcext:value-type="float">
            <text:p>0.259306474629997</text:p>
          </table:table-cell>
          <table:table-cell table:formula="of:=[.J48] / 1.032 + 0.243" office:value-type="float" office:value="0.494265963788757" calcext:value-type="float">
            <text:p>0.494265963788757</text:p>
          </table:table-cell>
          <table:table-cell office:value-type="float" office:value="1.76584350382646" calcext:value-type="float">
            <text:p>1.76584350382646</text:p>
          </table:table-cell>
          <table:table-cell table:formula="of:=[.L48] / 1.151 - 0.297" office:value-type="float" office:value="1.23718201896304" calcext:value-type="float">
            <text:p>1.23718201896304</text:p>
          </table:table-cell>
          <table:table-cell office:value-type="float" office:value="-0.359722629823619" calcext:value-type="float">
            <text:p>-0.359722629823619</text:p>
          </table:table-cell>
          <table:table-cell office:value-type="float" office:value="-0.389952116420582" calcext:value-type="float">
            <text:p>-0.389952116420582</text:p>
          </table:table-cell>
          <table:table-cell office:value-type="float" office:value="2.62493289605325" calcext:value-type="float">
            <text:p>2.62493289605325</text:p>
          </table:table-cell>
          <table:table-cell table:formula="of:=[.I48]-[.B48]" office:value-type="float" office:value="0.0148400505107391" calcext:value-type="float">
            <text:p>0.014840050510739</text:p>
          </table:table-cell>
          <table:table-cell table:formula="of:=[.K48]-[.C48]" office:value-type="float" office:value="0.0577639703593867" calcext:value-type="float">
            <text:p>0.057763970359387</text:p>
          </table:table-cell>
          <table:table-cell table:formula="of:=[.M48]-[.D48]" office:value-type="float" office:value="-0.121828623391969" calcext:value-type="float">
            <text:p>-0.121828623391969</text:p>
          </table:table-cell>
          <table:table-cell office:value-type="float" office:value="0.464827924735099" calcext:value-type="float">
            <text:p>0.464827924735099</text:p>
          </table:table-cell>
          <table:table-cell office:value-type="float" office:value="-0.177195518799374" calcext:value-type="float">
            <text:p>-0.177195518799374</text:p>
          </table:table-cell>
          <table:table-cell office:value-type="float" office:value="0.406832861471452" calcext:value-type="float">
            <text:p>0.406832861471452</text:p>
          </table:table-cell>
          <table:table-cell office:value-type="float" office:value="-0.0762880328888347" calcext:value-type="float">
            <text:p>-0.076288032888835</text:p>
          </table:table-cell>
          <table:table-cell office:value-type="float" office:value="-0.0350343297641302" calcext:value-type="float">
            <text:p>-0.03503432976413</text:p>
          </table:table-cell>
          <table:table-cell office:value-type="float" office:value="0.0121927273996856" calcext:value-type="float">
            <text:p>0.012192727399686</text:p>
          </table:table-cell>
        </table:table-row>
        <table:table-row table:style-name="ro1">
          <table:table-cell table:formula="of:=SQRT([.I49]^2 + [.K49]^2 + [.M49]^2)" office:value-type="float" office:value="2.80787601114422" calcext:value-type="float">
            <text:p>2.80787601114422</text:p>
          </table:table-cell>
          <table:table-cell office:value-type="float" office:value="2.7176280116037" calcext:value-type="float">
            <text:p>2.7176280116037</text:p>
          </table:table-cell>
          <table:table-cell office:value-type="float" office:value="-0.595977087374612" calcext:value-type="float">
            <text:p>-0.595977087374612</text:p>
          </table:table-cell>
          <table:table-cell office:value-type="float" office:value="0.631417276724268" calcext:value-type="float">
            <text:p>0.631417276724268</text:p>
          </table:table-cell>
          <table:table-cell office:value-type="float" office:value="-0.237410141652111" calcext:value-type="float">
            <text:p>-0.237410141652111</text:p>
          </table:table-cell>
          <table:table-cell office:value-type="float" office:value="0.632192421951194" calcext:value-type="float">
            <text:p>0.632192421951194</text:p>
          </table:table-cell>
          <table:table-cell office:value-type="float" office:value="-0.351404401857988" calcext:value-type="float">
            <text:p>-0.351404401857988</text:p>
          </table:table-cell>
          <table:table-cell office:value-type="float" office:value="3.08618562618055" calcext:value-type="float">
            <text:p>3.08618562618055</text:p>
          </table:table-cell>
          <table:table-cell table:formula="of:=[.H49] / 1.184 + 0.103" office:value-type="float" office:value="2.70957569778763" calcext:value-type="float">
            <text:p>2.70957569778763</text:p>
          </table:table-cell>
          <table:table-cell office:value-type="float" office:value="-0.775260924192557" calcext:value-type="float">
            <text:p>-0.775260924192557</text:p>
          </table:table-cell>
          <table:table-cell table:formula="of:=[.J49] / 1.032 + 0.243" office:value-type="float" office:value="-0.508221825767982" calcext:value-type="float">
            <text:p>-0.508221825767982</text:p>
          </table:table-cell>
          <table:table-cell office:value-type="float" office:value="0.955317915170197" calcext:value-type="float">
            <text:p>0.955317915170197</text:p>
          </table:table-cell>
          <table:table-cell table:formula="of:=[.L49] / 1.151 - 0.297" office:value-type="float" office:value="0.532989500582274" calcext:value-type="float">
            <text:p>0.532989500582274</text:p>
          </table:table-cell>
          <table:table-cell office:value-type="float" office:value="-0.306385934698696" calcext:value-type="float">
            <text:p>-0.306385934698696</text:p>
          </table:table-cell>
          <table:table-cell office:value-type="float" office:value="0.589826528690392" calcext:value-type="float">
            <text:p>0.589826528690392</text:p>
          </table:table-cell>
          <table:table-cell office:value-type="float" office:value="-0.28398714861151" calcext:value-type="float">
            <text:p>-0.28398714861151</text:p>
          </table:table-cell>
          <table:table-cell table:formula="of:=[.I49]-[.B49]" office:value-type="float" office:value="-0.0080523138160733" calcext:value-type="float">
            <text:p>-0.008052313816073</text:p>
          </table:table-cell>
          <table:table-cell table:formula="of:=[.K49]-[.C49]" office:value-type="float" office:value="0.0877552616066304" calcext:value-type="float">
            <text:p>0.08775526160663</text:p>
          </table:table-cell>
          <table:table-cell table:formula="of:=[.M49]-[.D49]" office:value-type="float" office:value="-0.0984277761419943" calcext:value-type="float">
            <text:p>-0.098427776141994</text:p>
          </table:table-cell>
          <table:table-cell office:value-type="float" office:value="0.36855761457685" calcext:value-type="float">
            <text:p>0.36855761457685</text:p>
          </table:table-cell>
          <table:table-cell office:value-type="float" office:value="-0.179283836817945" calcext:value-type="float">
            <text:p>-0.179283836817945</text:p>
          </table:table-cell>
          <table:table-cell office:value-type="float" office:value="0.323900638445928" calcext:value-type="float">
            <text:p>0.323900638445928</text:p>
          </table:table-cell>
          <table:table-cell office:value-type="float" office:value="-0.0396772157053533" calcext:value-type="float">
            <text:p>-0.039677215705353</text:p>
          </table:table-cell>
          <table:table-cell office:value-type="float" office:value="-0.0584172486718138" calcext:value-type="float">
            <text:p>-0.058417248671814</text:p>
          </table:table-cell>
          <table:table-cell office:value-type="float" office:value="0.0266674083447187" calcext:value-type="float">
            <text:p>0.026667408344719</text:p>
          </table:table-cell>
        </table:table-row>
        <table:table-row table:style-name="ro1">
          <table:table-cell table:formula="of:=SQRT([.I50]^2 + [.K50]^2 + [.M50]^2)" office:value-type="float" office:value="3.94413763567101" calcext:value-type="float">
            <text:p>3.94413763567101</text:p>
          </table:table-cell>
          <table:table-cell office:value-type="float" office:value="3.60758206031305" calcext:value-type="float">
            <text:p>3.60758206031305</text:p>
          </table:table-cell>
          <table:table-cell office:value-type="float" office:value="1.2554096377169" calcext:value-type="float">
            <text:p>1.2554096377169</text:p>
          </table:table-cell>
          <table:table-cell office:value-type="float" office:value="1.04662109253386" calcext:value-type="float">
            <text:p>1.04662109253386</text:p>
          </table:table-cell>
          <table:table-cell office:value-type="float" office:value="0.564770301752458" calcext:value-type="float">
            <text:p>0.564770301752458</text:p>
          </table:table-cell>
          <table:table-cell office:value-type="float" office:value="-0.192941798082148" calcext:value-type="float">
            <text:p>-0.192941798082148</text:p>
          </table:table-cell>
          <table:table-cell office:value-type="float" office:value="0.374640601156362" calcext:value-type="float">
            <text:p>0.374640601156362</text:p>
          </table:table-cell>
          <table:table-cell office:value-type="float" office:value="4.13827636164258" calcext:value-type="float">
            <text:p>4.13827636164258</text:p>
          </table:table-cell>
          <table:table-cell table:formula="of:=[.H50] / 1.184 + 0.103" office:value-type="float" office:value="3.59816584598191" calcext:value-type="float">
            <text:p>3.59816584598191</text:p>
          </table:table-cell>
          <table:table-cell office:value-type="float" office:value="1.06923724220642" calcext:value-type="float">
            <text:p>1.06923724220642</text:p>
          </table:table-cell>
          <table:table-cell table:formula="of:=[.J50] / 1.032 + 0.243" office:value-type="float" office:value="1.27908259903723" calcext:value-type="float">
            <text:p>1.27908259903723</text:p>
          </table:table-cell>
          <table:table-cell office:value-type="float" office:value="1.47741915440017" calcext:value-type="float">
            <text:p>1.47741915440017</text:p>
          </table:table-cell>
          <table:table-cell table:formula="of:=[.L50] / 1.151 - 0.297" office:value-type="float" office:value="0.986596137619609" calcext:value-type="float">
            <text:p>0.986596137619609</text:p>
          </table:table-cell>
          <table:table-cell office:value-type="float" office:value="0.207190648637336" calcext:value-type="float">
            <text:p>0.207190648637336</text:p>
          </table:table-cell>
          <table:table-cell office:value-type="float" office:value="-0.129511454967305" calcext:value-type="float">
            <text:p>-0.129511454967305</text:p>
          </table:table-cell>
          <table:table-cell office:value-type="float" office:value="0.326941645981551" calcext:value-type="float">
            <text:p>0.326941645981551</text:p>
          </table:table-cell>
          <table:table-cell table:formula="of:=[.I50]-[.B50]" office:value-type="float" office:value="-0.0094162143311407" calcext:value-type="float">
            <text:p>-0.009416214331141</text:p>
          </table:table-cell>
          <table:table-cell table:formula="of:=[.K50]-[.C50]" office:value-type="float" office:value="0.0236729613203286" calcext:value-type="float">
            <text:p>0.023672961320329</text:p>
          </table:table-cell>
          <table:table-cell table:formula="of:=[.M50]-[.D50]" office:value-type="float" office:value="-0.0600249549142509" calcext:value-type="float">
            <text:p>-0.060024954914251</text:p>
          </table:table-cell>
          <table:table-cell office:value-type="float" office:value="0.530694301329531" calcext:value-type="float">
            <text:p>0.530694301329531</text:p>
          </table:table-cell>
          <table:table-cell office:value-type="float" office:value="-0.186172395510485" calcext:value-type="float">
            <text:p>-0.186172395510485</text:p>
          </table:table-cell>
          <table:table-cell office:value-type="float" office:value="0.430798061866309" calcext:value-type="float">
            <text:p>0.430798061866309</text:p>
          </table:table-cell>
          <table:table-cell office:value-type="float" office:value="-0.314105200324243" calcext:value-type="float">
            <text:p>-0.314105200324243</text:p>
          </table:table-cell>
          <table:table-cell office:value-type="float" office:value="0.175709682712013" calcext:value-type="float">
            <text:p>0.175709682712013</text:p>
          </table:table-cell>
          <table:table-cell office:value-type="float" office:value="0.038230232009858" calcext:value-type="float">
            <text:p>0.038230232009858</text:p>
          </table:table-cell>
        </table:table-row>
        <table:table-row table:style-name="ro1">
          <table:table-cell table:formula="of:=SQRT([.I51]^2 + [.K51]^2 + [.M51]^2)" office:value-type="float" office:value="1.11542810222027" calcext:value-type="float">
            <text:p>1.11542810222027</text:p>
          </table:table-cell>
          <table:table-cell office:value-type="float" office:value="0.93264509599251" calcext:value-type="float">
            <text:p>0.93264509599251</text:p>
          </table:table-cell>
          <table:table-cell office:value-type="float" office:value="0.335437348152497" calcext:value-type="float">
            <text:p>0.335437348152497</text:p>
          </table:table-cell>
          <table:table-cell office:value-type="float" office:value="0.380135795719556" calcext:value-type="float">
            <text:p>0.380135795719556</text:p>
          </table:table-cell>
          <table:table-cell office:value-type="float" office:value="-0.131403904978653" calcext:value-type="float">
            <text:p>-0.131403904978653</text:p>
          </table:table-cell>
          <table:table-cell office:value-type="float" office:value="0.649543058816233" calcext:value-type="float">
            <text:p>0.649543058816233</text:p>
          </table:table-cell>
          <table:table-cell office:value-type="float" office:value="-0.885754286492416" calcext:value-type="float">
            <text:p>-0.885754286492416</text:p>
          </table:table-cell>
          <table:table-cell office:value-type="float" office:value="1.03828305524601" calcext:value-type="float">
            <text:p>1.03828305524601</text:p>
          </table:table-cell>
          <table:table-cell table:formula="of:=[.H51] / 1.184 + 0.103" office:value-type="float" office:value="0.979928256119941" calcext:value-type="float">
            <text:p>0.979928256119941</text:p>
          </table:table-cell>
          <table:table-cell office:value-type="float" office:value="0.283735639477586" calcext:value-type="float">
            <text:p>0.283735639477586</text:p>
          </table:table-cell>
          <table:table-cell table:formula="of:=[.J51] / 1.032 + 0.243" office:value-type="float" office:value="0.5179376351527" calcext:value-type="float">
            <text:p>0.5179376351527</text:p>
          </table:table-cell>
          <table:table-cell office:value-type="float" office:value="0.485887971345277" calcext:value-type="float">
            <text:p>0.485887971345277</text:p>
          </table:table-cell>
          <table:table-cell table:formula="of:=[.L51] / 1.151 - 0.297" office:value-type="float" office:value="0.125144197519789" calcext:value-type="float">
            <text:p>0.125144197519789</text:p>
          </table:table-cell>
          <table:table-cell office:value-type="float" office:value="-0.240160995267914" calcext:value-type="float">
            <text:p>-0.240160995267914</text:p>
          </table:table-cell>
          <table:table-cell office:value-type="float" office:value="0.683120102500032" calcext:value-type="float">
            <text:p>0.683120102500032</text:p>
          </table:table-cell>
          <table:table-cell office:value-type="float" office:value="-0.782137866906965" calcext:value-type="float">
            <text:p>-0.782137866906965</text:p>
          </table:table-cell>
          <table:table-cell table:formula="of:=[.I51]-[.B51]" office:value-type="float" office:value="0.0472831601274309" calcext:value-type="float">
            <text:p>0.047283160127431</text:p>
          </table:table-cell>
          <table:table-cell table:formula="of:=[.K51]-[.C51]" office:value-type="float" office:value="0.182500287000203" calcext:value-type="float">
            <text:p>0.182500287000203</text:p>
          </table:table-cell>
          <table:table-cell table:formula="of:=[.M51]-[.D51]" office:value-type="float" office:value="-0.254991598199767" calcext:value-type="float">
            <text:p>-0.254991598199767</text:p>
          </table:table-cell>
          <table:table-cell office:value-type="float" office:value="0.105637959253496" calcext:value-type="float">
            <text:p>0.105637959253496</text:p>
          </table:table-cell>
          <table:table-cell office:value-type="float" office:value="-0.0517017086749104" calcext:value-type="float">
            <text:p>-0.05170170867491</text:p>
          </table:table-cell>
          <table:table-cell office:value-type="float" office:value="0.105752175625721" calcext:value-type="float">
            <text:p>0.105752175625721</text:p>
          </table:table-cell>
          <table:table-cell office:value-type="float" office:value="-0.0815715397157728" calcext:value-type="float">
            <text:p>-0.081571539715773</text:p>
          </table:table-cell>
          <table:table-cell office:value-type="float" office:value="-0.0422119997255073" calcext:value-type="float">
            <text:p>-0.042211999725507</text:p>
          </table:table-cell>
          <table:table-cell office:value-type="float" office:value="0.034619663996716" calcext:value-type="float">
            <text:p>0.034619663996716</text:p>
          </table:table-cell>
        </table:table-row>
        <table:table-row table:style-name="ro1">
          <table:table-cell table:formula="of:=SQRT([.I52]^2 + [.K52]^2 + [.M52]^2)" office:value-type="float" office:value="5.96053211999245" calcext:value-type="float">
            <text:p>5.96053211999245</text:p>
          </table:table-cell>
          <table:table-cell office:value-type="float" office:value="4.8345753956157" calcext:value-type="float">
            <text:p>4.8345753956157</text:p>
          </table:table-cell>
          <table:table-cell office:value-type="float" office:value="3.17217869864711" calcext:value-type="float">
            <text:p>3.17217869864711</text:p>
          </table:table-cell>
          <table:table-cell office:value-type="float" office:value="1.14672199743684" calcext:value-type="float">
            <text:p>1.14672199743684</text:p>
          </table:table-cell>
          <table:table-cell office:value-type="float" office:value="-0.634074633961169" calcext:value-type="float">
            <text:p>-0.634074633961169</text:p>
          </table:table-cell>
          <table:table-cell office:value-type="float" office:value="-0.325590971361389" calcext:value-type="float">
            <text:p>-0.325590971361389</text:p>
          </table:table-cell>
          <table:table-cell office:value-type="float" office:value="1.92368039437201" calcext:value-type="float">
            <text:p>1.92368039437201</text:p>
          </table:table-cell>
          <table:table-cell office:value-type="float" office:value="5.69659381912381" calcext:value-type="float">
            <text:p>5.69659381912381</text:p>
          </table:table-cell>
          <table:table-cell table:formula="of:=[.H52] / 1.184 + 0.103" office:value-type="float" office:value="4.91431234723295" calcext:value-type="float">
            <text:p>4.91431234723295</text:p>
          </table:table-cell>
          <table:table-cell office:value-type="float" office:value="2.9855032834177" calcext:value-type="float">
            <text:p>2.9855032834177</text:p>
          </table:table-cell>
          <table:table-cell table:formula="of:=[.J52] / 1.032 + 0.243" office:value-type="float" office:value="3.13592953819545" calcext:value-type="float">
            <text:p>3.13592953819545</text:p>
          </table:table-cell>
          <table:table-cell office:value-type="float" office:value="1.77178708620786" calcext:value-type="float">
            <text:p>1.77178708620786</text:p>
          </table:table-cell>
          <table:table-cell table:formula="of:=[.L52] / 1.151 - 0.297" office:value-type="float" office:value="1.24234586117103" calcext:value-type="float">
            <text:p>1.24234586117103</text:p>
          </table:table-cell>
          <table:table-cell office:value-type="float" office:value="-0.570401890144042" calcext:value-type="float">
            <text:p>-0.570401890144042</text:p>
          </table:table-cell>
          <table:table-cell office:value-type="float" office:value="-0.387312089901728" calcext:value-type="float">
            <text:p>-0.387312089901728</text:p>
          </table:table-cell>
          <table:table-cell office:value-type="float" office:value="1.98065569308652" calcext:value-type="float">
            <text:p>1.98065569308652</text:p>
          </table:table-cell>
          <table:table-cell table:formula="of:=[.I52]-[.B52]" office:value-type="float" office:value="0.0797369516172468" calcext:value-type="float">
            <text:p>0.079736951617247</text:p>
          </table:table-cell>
          <table:table-cell table:formula="of:=[.K52]-[.C52]" office:value-type="float" office:value="-0.0362491604516646" calcext:value-type="float">
            <text:p>-0.036249160451665</text:p>
          </table:table-cell>
          <table:table-cell table:formula="of:=[.M52]-[.D52]" office:value-type="float" office:value="0.0956238637341937" calcext:value-type="float">
            <text:p>0.095623863734194</text:p>
          </table:table-cell>
          <table:table-cell office:value-type="float" office:value="0.862018423508112" calcext:value-type="float">
            <text:p>0.862018423508112</text:p>
          </table:table-cell>
          <table:table-cell office:value-type="float" office:value="-0.186675415229415" calcext:value-type="float">
            <text:p>-0.186675415229415</text:p>
          </table:table-cell>
          <table:table-cell office:value-type="float" office:value="0.625065088771021" calcext:value-type="float">
            <text:p>0.625065088771021</text:p>
          </table:table-cell>
          <table:table-cell office:value-type="float" office:value="-0.0789330523135949" calcext:value-type="float">
            <text:p>-0.078933052313595</text:p>
          </table:table-cell>
          <table:table-cell office:value-type="float" office:value="-0.0337674493298383" calcext:value-type="float">
            <text:p>-0.033767449329838</text:p>
          </table:table-cell>
          <table:table-cell office:value-type="float" office:value="0.0334059454852915" calcext:value-type="float">
            <text:p>0.033405945485292</text:p>
          </table:table-cell>
        </table:table-row>
        <table:table-row table:style-name="ro1">
          <table:table-cell table:formula="of:=SQRT([.I53]^2 + [.K53]^2 + [.M53]^2)" office:value-type="float" office:value="7.27621857833119" calcext:value-type="float">
            <text:p>7.27621857833119</text:p>
          </table:table-cell>
          <table:table-cell office:value-type="float" office:value="6.94425695482286" calcext:value-type="float">
            <text:p>6.94425695482286</text:p>
          </table:table-cell>
          <table:table-cell office:value-type="float" office:value="-1.53066252568384" calcext:value-type="float">
            <text:p>-1.53066252568384</text:p>
          </table:table-cell>
          <table:table-cell office:value-type="float" office:value="1.80661628671687" calcext:value-type="float">
            <text:p>1.80661628671687</text:p>
          </table:table-cell>
          <table:table-cell office:value-type="float" office:value="0.0682751456003254" calcext:value-type="float">
            <text:p>0.068275145600325</text:p>
          </table:table-cell>
          <table:table-cell office:value-type="float" office:value="-0.209111061888691" calcext:value-type="float">
            <text:p>-0.209111061888691</text:p>
          </table:table-cell>
          <table:table-cell office:value-type="float" office:value="1.74959350751325" calcext:value-type="float">
            <text:p>1.74959350751325</text:p>
          </table:table-cell>
          <table:table-cell office:value-type="float" office:value="7.9137491337552" calcext:value-type="float">
            <text:p>7.9137491337552</text:p>
          </table:table-cell>
          <table:table-cell table:formula="of:=[.H53] / 1.184 + 0.103" office:value-type="float" office:value="6.7869097413473" calcext:value-type="float">
            <text:p>6.7869097413473</text:p>
          </table:table-cell>
          <table:table-cell office:value-type="float" office:value="-2.00358275393155" calcext:value-type="float">
            <text:p>-2.00358275393155</text:p>
          </table:table-cell>
          <table:table-cell table:formula="of:=[.J53] / 1.032 + 0.243" office:value-type="float" office:value="-1.69845615691042" calcext:value-type="float">
            <text:p>-1.69845615691042</text:p>
          </table:table-cell>
          <table:table-cell office:value-type="float" office:value="2.64282803747762" calcext:value-type="float">
            <text:p>2.64282803747762</text:p>
          </table:table-cell>
          <table:table-cell table:formula="of:=[.L53] / 1.151 - 0.297" office:value-type="float" office:value="1.99911471544537" calcext:value-type="float">
            <text:p>1.99911471544537</text:p>
          </table:table-cell>
          <table:table-cell office:value-type="float" office:value="0.015007586543546" calcext:value-type="float">
            <text:p>0.015007586543546</text:p>
          </table:table-cell>
          <table:table-cell office:value-type="float" office:value="-0.167916081045616" calcext:value-type="float">
            <text:p>-0.167916081045616</text:p>
          </table:table-cell>
          <table:table-cell office:value-type="float" office:value="1.75780864472758" calcext:value-type="float">
            <text:p>1.75780864472758</text:p>
          </table:table-cell>
          <table:table-cell table:formula="of:=[.I53]-[.B53]" office:value-type="float" office:value="-0.157347213475563" calcext:value-type="float">
            <text:p>-0.157347213475563</text:p>
          </table:table-cell>
          <table:table-cell table:formula="of:=[.K53]-[.C53]" office:value-type="float" office:value="-0.167793631226576" calcext:value-type="float">
            <text:p>-0.167793631226576</text:p>
          </table:table-cell>
          <table:table-cell table:formula="of:=[.M53]-[.D53]" office:value-type="float" office:value="0.192498428728499" calcext:value-type="float">
            <text:p>0.192498428728499</text:p>
          </table:table-cell>
          <table:table-cell office:value-type="float" office:value="0.969492178932335" calcext:value-type="float">
            <text:p>0.969492178932335</text:p>
          </table:table-cell>
          <table:table-cell office:value-type="float" office:value="-0.472920228247708" calcext:value-type="float">
            <text:p>-0.472920228247708</text:p>
          </table:table-cell>
          <table:table-cell office:value-type="float" office:value="0.836211750760757" calcext:value-type="float">
            <text:p>0.836211750760757</text:p>
          </table:table-cell>
          <table:table-cell office:value-type="float" office:value="0.049646188594858" calcext:value-type="float">
            <text:p>0.049646188594858</text:p>
          </table:table-cell>
          <table:table-cell office:value-type="float" office:value="0.0443986144359294" calcext:value-type="float">
            <text:p>0.044398614435929</text:p>
          </table:table-cell>
          <table:table-cell office:value-type="float" office:value="0.0170993029141671" calcext:value-type="float">
            <text:p>0.017099302914167</text:p>
          </table:table-cell>
        </table:table-row>
        <table:table-row table:style-name="ro1">
          <table:table-cell table:formula="of:=SQRT([.I54]^2 + [.K54]^2 + [.M54]^2)" office:value-type="float" office:value="5.45811697489301" calcext:value-type="float">
            <text:p>5.45811697489301</text:p>
          </table:table-cell>
          <table:table-cell office:value-type="float" office:value="4.75788442886634" calcext:value-type="float">
            <text:p>4.75788442886634</text:p>
          </table:table-cell>
          <table:table-cell office:value-type="float" office:value="2.08632324035503" calcext:value-type="float">
            <text:p>2.08632324035503</text:p>
          </table:table-cell>
          <table:table-cell office:value-type="float" office:value="1.73640298487425" calcext:value-type="float">
            <text:p>1.73640298487425</text:p>
          </table:table-cell>
          <table:table-cell office:value-type="float" office:value="-0.422921202781473" calcext:value-type="float">
            <text:p>-0.422921202781473</text:p>
          </table:table-cell>
          <table:table-cell office:value-type="float" office:value="0.0258160654519974" calcext:value-type="float">
            <text:p>0.025816065451997</text:p>
          </table:table-cell>
          <table:table-cell office:value-type="float" office:value="-2.29100250381241" calcext:value-type="float">
            <text:p>-2.29100250381241</text:p>
          </table:table-cell>
          <table:table-cell office:value-type="float" office:value="5.50584240053328" calcext:value-type="float">
            <text:p>5.50584240053328</text:p>
          </table:table-cell>
          <table:table-cell table:formula="of:=[.H54] / 1.184 + 0.103" office:value-type="float" office:value="4.75320473018014" calcext:value-type="float">
            <text:p>4.75320473018014</text:p>
          </table:table-cell>
          <table:table-cell office:value-type="float" office:value="1.86088674769978" calcext:value-type="float">
            <text:p>1.86088674769978</text:p>
          </table:table-cell>
          <table:table-cell table:formula="of:=[.J54] / 1.032 + 0.243" office:value-type="float" office:value="2.04618483304242" calcext:value-type="float">
            <text:p>2.04618483304242</text:p>
          </table:table-cell>
          <table:table-cell office:value-type="float" office:value="2.33915980364736" calcext:value-type="float">
            <text:p>2.33915980364736</text:p>
          </table:table-cell>
          <table:table-cell table:formula="of:=[.L54] / 1.151 - 0.297" office:value-type="float" office:value="1.73528479899858" calcext:value-type="float">
            <text:p>1.73528479899858</text:p>
          </table:table-cell>
          <table:table-cell office:value-type="float" office:value="-0.328603961522243" calcext:value-type="float">
            <text:p>-0.328603961522243</text:p>
          </table:table-cell>
          <table:table-cell office:value-type="float" office:value="-0.0537996581170157" calcext:value-type="float">
            <text:p>-0.053799658117016</text:p>
          </table:table-cell>
          <table:table-cell office:value-type="float" office:value="-2.38883052761385" calcext:value-type="float">
            <text:p>-2.38883052761385</text:p>
          </table:table-cell>
          <table:table-cell table:formula="of:=[.I54]-[.B54]" office:value-type="float" office:value="-0.00467969868620521" calcext:value-type="float">
            <text:p>-0.004679698686205</text:p>
          </table:table-cell>
          <table:table-cell table:formula="of:=[.K54]-[.C54]" office:value-type="float" office:value="-0.0401384073126074" calcext:value-type="float">
            <text:p>-0.040138407312608</text:p>
          </table:table-cell>
          <table:table-cell table:formula="of:=[.M54]-[.D54]" office:value-type="float" office:value="-0.00111818587567503" calcext:value-type="float">
            <text:p>-0.001118185875675</text:p>
          </table:table-cell>
          <table:table-cell office:value-type="float" office:value="0.747957971666945" calcext:value-type="float">
            <text:p>0.747957971666945</text:p>
          </table:table-cell>
          <table:table-cell office:value-type="float" office:value="-0.225436492655255" calcext:value-type="float">
            <text:p>-0.225436492655255</text:p>
          </table:table-cell>
          <table:table-cell office:value-type="float" office:value="0.602756818773106" calcext:value-type="float">
            <text:p>0.602756818773106</text:p>
          </table:table-cell>
          <table:table-cell office:value-type="float" office:value="-0.0023463267763657" calcext:value-type="float">
            <text:p>-0.002346326776366</text:p>
          </table:table-cell>
          <table:table-cell office:value-type="float" office:value="0.123379428955746" calcext:value-type="float">
            <text:p>0.123379428955746</text:p>
          </table:table-cell>
          <table:table-cell office:value-type="float" office:value="-0.099004746165674" calcext:value-type="float">
            <text:p>-0.099004746165674</text:p>
          </table:table-cell>
        </table:table-row>
        <table:table-row table:style-name="ro1">
          <table:table-cell table:formula="of:=SQRT([.I55]^2 + [.K55]^2 + [.M55]^2)" office:value-type="float" office:value="4.89666567590385" calcext:value-type="float">
            <text:p>4.89666567590385</text:p>
          </table:table-cell>
          <table:table-cell office:value-type="float" office:value="4.73311912731188" calcext:value-type="float">
            <text:p>4.73311912731188</text:p>
          </table:table-cell>
          <table:table-cell office:value-type="float" office:value="1.27465846022696" calcext:value-type="float">
            <text:p>1.27465846022696</text:p>
          </table:table-cell>
          <table:table-cell office:value-type="float" office:value="0.563038484319116" calcext:value-type="float">
            <text:p>0.563038484319116</text:p>
          </table:table-cell>
          <table:table-cell office:value-type="float" office:value="-0.228159762831544" calcext:value-type="float">
            <text:p>-0.228159762831544</text:p>
          </table:table-cell>
          <table:table-cell office:value-type="float" office:value="-0.495390828885201" calcext:value-type="float">
            <text:p>-0.495390828885201</text:p>
          </table:table-cell>
          <table:table-cell office:value-type="float" office:value="-1.6278537865847" calcext:value-type="float">
            <text:p>-1.6278537865847</text:p>
          </table:table-cell>
          <table:table-cell office:value-type="float" office:value="5.43378440148791" calcext:value-type="float">
            <text:p>5.43378440148791</text:p>
          </table:table-cell>
          <table:table-cell table:formula="of:=[.H55] / 1.184 + 0.103" office:value-type="float" office:value="4.69234493368911" calcext:value-type="float">
            <text:p>4.69234493368911</text:p>
          </table:table-cell>
          <table:table-cell office:value-type="float" office:value="1.02488950003314" calcext:value-type="float">
            <text:p>1.02488950003314</text:p>
          </table:table-cell>
          <table:table-cell table:formula="of:=[.J55] / 1.032 + 0.243" office:value-type="float" office:value="1.23610998065227" calcext:value-type="float">
            <text:p>1.23610998065227</text:p>
          </table:table-cell>
          <table:table-cell office:value-type="float" office:value="1.09771833155719" calcext:value-type="float">
            <text:p>1.09771833155719</text:p>
          </table:table-cell>
          <table:table-cell table:formula="of:=[.L55] / 1.151 - 0.297" office:value-type="float" office:value="0.656708367990608" calcext:value-type="float">
            <text:p>0.656708367990608</text:p>
          </table:table-cell>
          <table:table-cell office:value-type="float" office:value="-0.245835812903265" calcext:value-type="float">
            <text:p>-0.245835812903265</text:p>
          </table:table-cell>
          <table:table-cell office:value-type="float" office:value="-0.457678867842978" calcext:value-type="float">
            <text:p>-0.457678867842978</text:p>
          </table:table-cell>
          <table:table-cell office:value-type="float" office:value="-1.64134008756128" calcext:value-type="float">
            <text:p>-1.64134008756128</text:p>
          </table:table-cell>
          <table:table-cell table:formula="of:=[.I55]-[.B55]" office:value-type="float" office:value="-0.0407741936227675" calcext:value-type="float">
            <text:p>-0.040774193622768</text:p>
          </table:table-cell>
          <table:table-cell table:formula="of:=[.K55]-[.C55]" office:value-type="float" office:value="-0.0385484795746926" calcext:value-type="float">
            <text:p>-0.038548479574693</text:p>
          </table:table-cell>
          <table:table-cell table:formula="of:=[.M55]-[.D55]" office:value-type="float" office:value="0.093669883671492" calcext:value-type="float">
            <text:p>0.093669883671492</text:p>
          </table:table-cell>
          <table:table-cell office:value-type="float" office:value="0.700665274176025" calcext:value-type="float">
            <text:p>0.700665274176025</text:p>
          </table:table-cell>
          <table:table-cell office:value-type="float" office:value="-0.249768960193822" calcext:value-type="float">
            <text:p>-0.249768960193822</text:p>
          </table:table-cell>
          <table:table-cell office:value-type="float" office:value="0.534679847238079" calcext:value-type="float">
            <text:p>0.534679847238079</text:p>
          </table:table-cell>
          <table:table-cell office:value-type="float" office:value="-0.0366850981769629" calcext:value-type="float">
            <text:p>-0.036685098176963</text:p>
          </table:table-cell>
          <table:table-cell office:value-type="float" office:value="-0.0179774528082728" calcext:value-type="float">
            <text:p>-0.017977452808273</text:p>
          </table:table-cell>
          <table:table-cell office:value-type="float" office:value="-0.00570643650883262" calcext:value-type="float">
            <text:p>-0.005706436508833</text:p>
          </table:table-cell>
        </table:table-row>
        <table:table-row table:style-name="ro1">
          <table:table-cell table:formula="of:=SQRT([.I56]^2 + [.K56]^2 + [.M56]^2)" office:value-type="float" office:value="2.94036581923718" calcext:value-type="float">
            <text:p>2.94036581923718</text:p>
          </table:table-cell>
          <table:table-cell office:value-type="float" office:value="2.69014274107233" calcext:value-type="float">
            <text:p>2.69014274107233</text:p>
          </table:table-cell>
          <table:table-cell office:value-type="float" office:value="0.983449560457198" calcext:value-type="float">
            <text:p>0.983449560457198</text:p>
          </table:table-cell>
          <table:table-cell office:value-type="float" office:value="0.311031784747444" calcext:value-type="float">
            <text:p>0.311031784747444</text:p>
          </table:table-cell>
          <table:table-cell office:value-type="float" office:value="-0.203992313010097" calcext:value-type="float">
            <text:p>-0.203992313010097</text:p>
          </table:table-cell>
          <table:table-cell office:value-type="float" office:value="-0.153621388114642" calcext:value-type="float">
            <text:p>-0.153621388114642</text:p>
          </table:table-cell>
          <table:table-cell office:value-type="float" office:value="-1.18062227473636" calcext:value-type="float">
            <text:p>-1.18062227473636</text:p>
          </table:table-cell>
          <table:table-cell office:value-type="float" office:value="3.10878346366988" calcext:value-type="float">
            <text:p>3.10878346366988</text:p>
          </table:table-cell>
          <table:table-cell table:formula="of:=[.H56] / 1.184 + 0.103" office:value-type="float" office:value="2.72866170918064" calcext:value-type="float">
            <text:p>2.72866170918064</text:p>
          </table:table-cell>
          <table:table-cell office:value-type="float" office:value="0.852053446595543" calcext:value-type="float">
            <text:p>0.852053446595543</text:p>
          </table:table-cell>
          <table:table-cell table:formula="of:=[.J56] / 1.032 + 0.243" office:value-type="float" office:value="1.0686331846856" calcext:value-type="float">
            <text:p>1.0686331846856</text:p>
          </table:table-cell>
          <table:table-cell office:value-type="float" office:value="0.619473220973586" calcext:value-type="float">
            <text:p>0.619473220973586</text:p>
          </table:table-cell>
          <table:table-cell table:formula="of:=[.L56] / 1.151 - 0.297" office:value-type="float" office:value="0.241204362270709" calcext:value-type="float">
            <text:p>0.241204362270709</text:p>
          </table:table-cell>
          <table:table-cell office:value-type="float" office:value="-0.288468201108572" calcext:value-type="float">
            <text:p>-0.288468201108572</text:p>
          </table:table-cell>
          <table:table-cell office:value-type="float" office:value="-0.182997280976478" calcext:value-type="float">
            <text:p>-0.182997280976478</text:p>
          </table:table-cell>
          <table:table-cell office:value-type="float" office:value="-1.19473570314676" calcext:value-type="float">
            <text:p>-1.19473570314676</text:p>
          </table:table-cell>
          <table:table-cell table:formula="of:=[.I56]-[.B56]" office:value-type="float" office:value="0.0385189681083125" calcext:value-type="float">
            <text:p>0.038518968108313</text:p>
          </table:table-cell>
          <table:table-cell table:formula="of:=[.K56]-[.C56]" office:value-type="float" office:value="0.0851836242284058" calcext:value-type="float">
            <text:p>0.085183624228406</text:p>
          </table:table-cell>
          <table:table-cell table:formula="of:=[.M56]-[.D56]" office:value-type="float" office:value="-0.069827422476735" calcext:value-type="float">
            <text:p>-0.069827422476735</text:p>
          </table:table-cell>
          <table:table-cell office:value-type="float" office:value="0.41864072259755" calcext:value-type="float">
            <text:p>0.41864072259755</text:p>
          </table:table-cell>
          <table:table-cell office:value-type="float" office:value="-0.131396113861655" calcext:value-type="float">
            <text:p>-0.131396113861655</text:p>
          </table:table-cell>
          <table:table-cell office:value-type="float" office:value="0.308441436226142" calcext:value-type="float">
            <text:p>0.308441436226142</text:p>
          </table:table-cell>
          <table:table-cell office:value-type="float" office:value="-0.00391112030120899" calcext:value-type="float">
            <text:p>-0.003911120301209</text:p>
          </table:table-cell>
          <table:table-cell office:value-type="float" office:value="-0.088221038162077" calcext:value-type="float">
            <text:p>-0.088221038162077</text:p>
          </table:table-cell>
          <table:table-cell office:value-type="float" office:value="-0.000125302780942249" calcext:value-type="float">
            <text:p>-0.000125302780942</text:p>
          </table:table-cell>
        </table:table-row>
        <table:table-row table:style-name="ro1">
          <table:table-cell table:formula="of:=SQRT([.I57]^2 + [.K57]^2 + [.M57]^2)" office:value-type="float" office:value="5.29922378637651" calcext:value-type="float">
            <text:p>5.29922378637651</text:p>
          </table:table-cell>
          <table:table-cell office:value-type="float" office:value="4.79515708423228" calcext:value-type="float">
            <text:p>4.79515708423228</text:p>
          </table:table-cell>
          <table:table-cell office:value-type="float" office:value="-1.18678303255389" calcext:value-type="float">
            <text:p>-1.18678303255389</text:p>
          </table:table-cell>
          <table:table-cell office:value-type="float" office:value="1.52778664351928" calcext:value-type="float">
            <text:p>1.52778664351928</text:p>
          </table:table-cell>
          <table:table-cell office:value-type="float" office:value="0.158543182636399" calcext:value-type="float">
            <text:p>0.158543182636399</text:p>
          </table:table-cell>
          <table:table-cell office:value-type="float" office:value="-0.428095618848754" calcext:value-type="float">
            <text:p>-0.428095618848754</text:p>
          </table:table-cell>
          <table:table-cell office:value-type="float" office:value="-2.49823360788654" calcext:value-type="float">
            <text:p>-2.49823360788654</text:p>
          </table:table-cell>
          <table:table-cell office:value-type="float" office:value="5.65697397161483" calcext:value-type="float">
            <text:p>5.65697397161483</text:p>
          </table:table-cell>
          <table:table-cell table:formula="of:=[.H57] / 1.184 + 0.103" office:value-type="float" office:value="4.8808496381882" calcext:value-type="float">
            <text:p>4.8808496381882</text:p>
          </table:table-cell>
          <table:table-cell office:value-type="float" office:value="-1.57870231845205" calcext:value-type="float">
            <text:p>-1.57870231845205</text:p>
          </table:table-cell>
          <table:table-cell table:formula="of:=[.J57] / 1.032 + 0.243" office:value-type="float" office:value="-1.28675030857757" calcext:value-type="float">
            <text:p>-1.28675030857757</text:p>
          </table:table-cell>
          <table:table-cell office:value-type="float" office:value="2.19897513521864" calcext:value-type="float">
            <text:p>2.19897513521864</text:p>
          </table:table-cell>
          <table:table-cell table:formula="of:=[.L57] / 1.151 - 0.297" office:value-type="float" office:value="1.6134909949771" calcext:value-type="float">
            <text:p>1.6134909949771</text:p>
          </table:table-cell>
          <table:table-cell office:value-type="float" office:value="0.121624347251075" calcext:value-type="float">
            <text:p>0.121624347251075</text:p>
          </table:table-cell>
          <table:table-cell office:value-type="float" office:value="-0.381831318786463" calcext:value-type="float">
            <text:p>-0.381831318786463</text:p>
          </table:table-cell>
          <table:table-cell office:value-type="float" office:value="-2.52503073638723" calcext:value-type="float">
            <text:p>-2.52503073638723</text:p>
          </table:table-cell>
          <table:table-cell table:formula="of:=[.I57]-[.B57]" office:value-type="float" office:value="0.085692553955921" calcext:value-type="float">
            <text:p>0.085692553955921</text:p>
          </table:table-cell>
          <table:table-cell table:formula="of:=[.K57]-[.C57]" office:value-type="float" office:value="-0.0999672760236776" calcext:value-type="float">
            <text:p>-0.099967276023678</text:p>
          </table:table-cell>
          <table:table-cell table:formula="of:=[.M57]-[.D57]" office:value-type="float" office:value="0.0857043514578184" calcext:value-type="float">
            <text:p>0.085704351457818</text:p>
          </table:table-cell>
          <table:table-cell office:value-type="float" office:value="0.861816887382554" calcext:value-type="float">
            <text:p>0.861816887382554</text:p>
          </table:table-cell>
          <table:table-cell office:value-type="float" office:value="-0.391919285898163" calcext:value-type="float">
            <text:p>-0.391919285898163</text:p>
          </table:table-cell>
          <table:table-cell office:value-type="float" office:value="0.671188491699358" calcext:value-type="float">
            <text:p>0.671188491699358</text:p>
          </table:table-cell>
          <table:table-cell office:value-type="float" office:value="-0.000181484475233251" calcext:value-type="float">
            <text:p>-0.000181484475233</text:p>
          </table:table-cell>
          <table:table-cell office:value-type="float" office:value="-0.0573711009286377" calcext:value-type="float">
            <text:p>-0.057371100928638</text:p>
          </table:table-cell>
          <table:table-cell office:value-type="float" office:value="-0.0122515732117812" calcext:value-type="float">
            <text:p>-0.012251573211781</text:p>
          </table:table-cell>
        </table:table-row>
        <table:table-row table:style-name="ro1">
          <table:table-cell table:formula="of:=SQRT([.I58]^2 + [.K58]^2 + [.M58]^2)" office:value-type="float" office:value="1.9702778460151" calcext:value-type="float">
            <text:p>1.9702778460151</text:p>
          </table:table-cell>
          <table:table-cell office:value-type="float" office:value="1.86181917309546" calcext:value-type="float">
            <text:p>1.86181917309546</text:p>
          </table:table-cell>
          <table:table-cell office:value-type="float" office:value="0.348388069444304" calcext:value-type="float">
            <text:p>0.348388069444304</text:p>
          </table:table-cell>
          <table:table-cell office:value-type="float" office:value="0.55668792362515" calcext:value-type="float">
            <text:p>0.55668792362515</text:p>
          </table:table-cell>
          <table:table-cell office:value-type="float" office:value="0.0910982563942468" calcext:value-type="float">
            <text:p>0.091098256394247</text:p>
          </table:table-cell>
          <table:table-cell office:value-type="float" office:value="-0.310319422030205" calcext:value-type="float">
            <text:p>-0.310319422030205</text:p>
          </table:table-cell>
          <table:table-cell office:value-type="float" office:value="1.21205593124615" calcext:value-type="float">
            <text:p>1.21205593124615</text:p>
          </table:table-cell>
          <table:table-cell office:value-type="float" office:value="2.09759561128215" calcext:value-type="float">
            <text:p>2.09759561128215</text:p>
          </table:table-cell>
          <table:table-cell table:formula="of:=[.H58] / 1.184 + 0.103" office:value-type="float" office:value="1.87461791493425" calcext:value-type="float">
            <text:p>1.87461791493425</text:p>
          </table:table-cell>
          <table:table-cell office:value-type="float" office:value="0.244946722553779" calcext:value-type="float">
            <text:p>0.244946722553779</text:p>
          </table:table-cell>
          <table:table-cell table:formula="of:=[.J58] / 1.032 + 0.243" office:value-type="float" office:value="0.480351475342809" calcext:value-type="float">
            <text:p>0.480351475342809</text:p>
          </table:table-cell>
          <table:table-cell office:value-type="float" office:value="0.767973445911463" calcext:value-type="float">
            <text:p>0.767973445911463</text:p>
          </table:table-cell>
          <table:table-cell table:formula="of:=[.L58] / 1.151 - 0.297" office:value-type="float" office:value="0.370222802703269" calcext:value-type="float">
            <text:p>0.370222802703269</text:p>
          </table:table-cell>
          <table:table-cell office:value-type="float" office:value="0.154227002611742" calcext:value-type="float">
            <text:p>0.154227002611742</text:p>
          </table:table-cell>
          <table:table-cell office:value-type="float" office:value="-0.377624898114048" calcext:value-type="float">
            <text:p>-0.377624898114048</text:p>
          </table:table-cell>
          <table:table-cell office:value-type="float" office:value="1.25534378878932" calcext:value-type="float">
            <text:p>1.25534378878932</text:p>
          </table:table-cell>
          <table:table-cell table:formula="of:=[.I58]-[.B58]" office:value-type="float" office:value="0.0127987418387885" calcext:value-type="float">
            <text:p>0.012798741838789</text:p>
          </table:table-cell>
          <table:table-cell table:formula="of:=[.K58]-[.C58]" office:value-type="float" office:value="0.131963405898505" calcext:value-type="float">
            <text:p>0.131963405898505</text:p>
          </table:table-cell>
          <table:table-cell table:formula="of:=[.M58]-[.D58]" office:value-type="float" office:value="-0.186465120921881" calcext:value-type="float">
            <text:p>-0.186465120921881</text:p>
          </table:table-cell>
          <table:table-cell office:value-type="float" office:value="0.235776438186688" calcext:value-type="float">
            <text:p>0.235776438186688</text:p>
          </table:table-cell>
          <table:table-cell office:value-type="float" office:value="-0.103441346890525" calcext:value-type="float">
            <text:p>-0.103441346890525</text:p>
          </table:table-cell>
          <table:table-cell office:value-type="float" office:value="0.211285522286313" calcext:value-type="float">
            <text:p>0.211285522286313</text:p>
          </table:table-cell>
          <table:table-cell office:value-type="float" office:value="-0.0430606485071148" calcext:value-type="float">
            <text:p>-0.043060648507115</text:p>
          </table:table-cell>
          <table:table-cell office:value-type="float" office:value="-0.0788015886568907" calcext:value-type="float">
            <text:p>-0.078801588656891</text:p>
          </table:table-cell>
          <table:table-cell office:value-type="float" office:value="0.0202829039067733" calcext:value-type="float">
            <text:p>0.020282903906773</text:p>
          </table:table-cell>
        </table:table-row>
        <table:table-row table:style-name="ro1">
          <table:table-cell table:formula="of:=SQRT([.I59]^2 + [.K59]^2 + [.M59]^2)" office:value-type="float" office:value="1.81983936120205" calcext:value-type="float">
            <text:p>1.81983936120205</text:p>
          </table:table-cell>
          <table:table-cell office:value-type="float" office:value="1.69993041386453" calcext:value-type="float">
            <text:p>1.69993041386453</text:p>
          </table:table-cell>
          <table:table-cell office:value-type="float" office:value="0.327657691470537" calcext:value-type="float">
            <text:p>0.327657691470537</text:p>
          </table:table-cell>
          <table:table-cell office:value-type="float" office:value="0.687567845304819" calcext:value-type="float">
            <text:p>0.687567845304819</text:p>
          </table:table-cell>
          <table:table-cell office:value-type="float" office:value="0.345770078095652" calcext:value-type="float">
            <text:p>0.345770078095652</text:p>
          </table:table-cell>
          <table:table-cell office:value-type="float" office:value="0.358930700055884" calcext:value-type="float">
            <text:p>0.358930700055884</text:p>
          </table:table-cell>
          <table:table-cell office:value-type="float" office:value="2.95284035043891" calcext:value-type="float">
            <text:p>2.95284035043891</text:p>
          </table:table-cell>
          <table:table-cell office:value-type="float" office:value="1.88816331200364" calcext:value-type="float">
            <text:p>1.88816331200364</text:p>
          </table:table-cell>
          <table:table-cell table:formula="of:=[.H59] / 1.184 + 0.103" office:value-type="float" office:value="1.6977325270301" calcext:value-type="float">
            <text:p>1.6977325270301</text:p>
          </table:table-cell>
          <table:table-cell office:value-type="float" office:value="0.229456785244872" calcext:value-type="float">
            <text:p>0.229456785244872</text:p>
          </table:table-cell>
          <table:table-cell table:formula="of:=[.J59] / 1.032 + 0.243" office:value-type="float" office:value="0.465341846167512" calcext:value-type="float">
            <text:p>0.465341846167512</text:p>
          </table:table-cell>
          <table:table-cell office:value-type="float" office:value="0.873026371296248" calcext:value-type="float">
            <text:p>0.873026371296248</text:p>
          </table:table-cell>
          <table:table-cell table:formula="of:=[.L59] / 1.151 - 0.297" office:value-type="float" office:value="0.461493806512813" calcext:value-type="float">
            <text:p>0.461493806512813</text:p>
          </table:table-cell>
          <table:table-cell office:value-type="float" office:value="0.419777840962217" calcext:value-type="float">
            <text:p>0.419777840962217</text:p>
          </table:table-cell>
          <table:table-cell office:value-type="float" office:value="0.392825826143866" calcext:value-type="float">
            <text:p>0.392825826143866</text:p>
          </table:table-cell>
          <table:table-cell office:value-type="float" office:value="2.94310560636889" calcext:value-type="float">
            <text:p>2.94310560636889</text:p>
          </table:table-cell>
          <table:table-cell table:formula="of:=[.I59]-[.B59]" office:value-type="float" office:value="-0.00219788683442856" calcext:value-type="float">
            <text:p>-0.002197886834429</text:p>
          </table:table-cell>
          <table:table-cell table:formula="of:=[.K59]-[.C59]" office:value-type="float" office:value="0.137684154696975" calcext:value-type="float">
            <text:p>0.137684154696975</text:p>
          </table:table-cell>
          <table:table-cell table:formula="of:=[.M59]-[.D59]" office:value-type="float" office:value="-0.226074038792006" calcext:value-type="float">
            <text:p>-0.226074038792006</text:p>
          </table:table-cell>
          <table:table-cell office:value-type="float" office:value="0.188232898139105" calcext:value-type="float">
            <text:p>0.188232898139105</text:p>
          </table:table-cell>
          <table:table-cell office:value-type="float" office:value="-0.0982009062256655" calcext:value-type="float">
            <text:p>-0.098200906225666</text:p>
          </table:table-cell>
          <table:table-cell office:value-type="float" office:value="0.18545852599143" calcext:value-type="float">
            <text:p>0.18545852599143</text:p>
          </table:table-cell>
          <table:table-cell office:value-type="float" office:value="-0.0606738979343833" calcext:value-type="float">
            <text:p>-0.060673897934383</text:p>
          </table:table-cell>
          <table:table-cell office:value-type="float" office:value="-0.0469934906655998" calcext:value-type="float">
            <text:p>-0.0469934906656</text:p>
          </table:table-cell>
          <table:table-cell office:value-type="float" office:value="0.0160210352483583" calcext:value-type="float">
            <text:p>0.016021035248358</text:p>
          </table:table-cell>
        </table:table-row>
        <table:table-row table:style-name="ro1">
          <table:table-cell table:formula="of:=SQRT([.I60]^2 + [.K60]^2 + [.M60]^2)" office:value-type="float" office:value="3.24901193806458" calcext:value-type="float">
            <text:p>3.24901193806458</text:p>
          </table:table-cell>
          <table:table-cell office:value-type="float" office:value="3.04279613383753" calcext:value-type="float">
            <text:p>3.04279613383753</text:p>
          </table:table-cell>
          <table:table-cell office:value-type="float" office:value="0.977679120845408" calcext:value-type="float">
            <text:p>0.977679120845408</text:p>
          </table:table-cell>
          <table:table-cell office:value-type="float" office:value="0.466684641864952" calcext:value-type="float">
            <text:p>0.466684641864952</text:p>
          </table:table-cell>
          <table:table-cell office:value-type="float" office:value="-0.00615046425456667" calcext:value-type="float">
            <text:p>-0.006150464254567</text:p>
          </table:table-cell>
          <table:table-cell office:value-type="float" office:value="-0.210760122214578" calcext:value-type="float">
            <text:p>-0.210760122214578</text:p>
          </table:table-cell>
          <table:table-cell office:value-type="float" office:value="-1.86266388153787" calcext:value-type="float">
            <text:p>-1.86266388153787</text:p>
          </table:table-cell>
          <table:table-cell office:value-type="float" office:value="3.49016574514597" calcext:value-type="float">
            <text:p>3.49016574514597</text:p>
          </table:table-cell>
          <table:table-cell table:formula="of:=[.H60] / 1.184 + 0.103" office:value-type="float" office:value="3.0507751225895" calcext:value-type="float">
            <text:p>3.0507751225895</text:p>
          </table:table-cell>
          <table:table-cell office:value-type="float" office:value="0.821307779010326" calcext:value-type="float">
            <text:p>0.821307779010326</text:p>
          </table:table-cell>
          <table:table-cell table:formula="of:=[.J60] / 1.032 + 0.243" office:value-type="float" office:value="1.03884087113404" calcext:value-type="float">
            <text:p>1.03884087113404</text:p>
          </table:table-cell>
          <table:table-cell office:value-type="float" office:value="0.81594076965064" calcext:value-type="float">
            <text:p>0.81594076965064</text:p>
          </table:table-cell>
          <table:table-cell table:formula="of:=[.L60] / 1.151 - 0.297" office:value-type="float" office:value="0.411897280322016" calcext:value-type="float">
            <text:p>0.411897280322016</text:p>
          </table:table-cell>
          <table:table-cell office:value-type="float" office:value="-0.0472569163640273" calcext:value-type="float">
            <text:p>-0.047256916364027</text:p>
          </table:table-cell>
          <table:table-cell office:value-type="float" office:value="-0.0917130479326582" calcext:value-type="float">
            <text:p>-0.091713047932658</text:p>
          </table:table-cell>
          <table:table-cell office:value-type="float" office:value="-1.8377296236836" calcext:value-type="float">
            <text:p>-1.8377296236836</text:p>
          </table:table-cell>
          <table:table-cell table:formula="of:=[.I60]-[.B60]" office:value-type="float" office:value="0.00797898875197189" calcext:value-type="float">
            <text:p>0.007978988751972</text:p>
          </table:table-cell>
          <table:table-cell table:formula="of:=[.K60]-[.C60]" office:value-type="float" office:value="0.0611617502886288" calcext:value-type="float">
            <text:p>0.061161750288629</text:p>
          </table:table-cell>
          <table:table-cell table:formula="of:=[.M60]-[.D60]" office:value-type="float" office:value="-0.0547873615429364" calcext:value-type="float">
            <text:p>-0.054787361542936</text:p>
          </table:table-cell>
          <table:table-cell office:value-type="float" office:value="0.447369611308442" calcext:value-type="float">
            <text:p>0.447369611308442</text:p>
          </table:table-cell>
          <table:table-cell office:value-type="float" office:value="-0.156371341835083" calcext:value-type="float">
            <text:p>-0.156371341835083</text:p>
          </table:table-cell>
          <table:table-cell office:value-type="float" office:value="0.349256127785688" calcext:value-type="float">
            <text:p>0.349256127785688</text:p>
          </table:table-cell>
          <table:table-cell office:value-type="float" office:value="-0.102252497755447" calcext:value-type="float">
            <text:p>-0.102252497755447</text:p>
          </table:table-cell>
          <table:table-cell office:value-type="float" office:value="-0.0733806007952538" calcext:value-type="float">
            <text:p>-0.073380600795254</text:p>
          </table:table-cell>
          <table:table-cell office:value-type="float" office:value="0.0273825982384861" calcext:value-type="float">
            <text:p>0.027382598238486</text:p>
          </table:table-cell>
        </table:table-row>
        <table:table-row table:style-name="ro1">
          <table:table-cell table:formula="of:=SQRT([.I61]^2 + [.K61]^2 + [.M61]^2)" office:value-type="float" office:value="4.62605998178582" calcext:value-type="float">
            <text:p>4.62605998178582</text:p>
          </table:table-cell>
          <table:table-cell office:value-type="float" office:value="4.00142320944502" calcext:value-type="float">
            <text:p>4.00142320944502</text:p>
          </table:table-cell>
          <table:table-cell office:value-type="float" office:value="-1.41395676621656" calcext:value-type="float">
            <text:p>-1.41395676621656</text:p>
          </table:table-cell>
          <table:table-cell office:value-type="float" office:value="1.57100829390565" calcext:value-type="float">
            <text:p>1.57100829390565</text:p>
          </table:table-cell>
          <table:table-cell office:value-type="float" office:value="-0.506961901672474" calcext:value-type="float">
            <text:p>-0.506961901672474</text:p>
          </table:table-cell>
          <table:table-cell office:value-type="float" office:value="-0.519459174096568" calcext:value-type="float">
            <text:p>-0.519459174096568</text:p>
          </table:table-cell>
          <table:table-cell office:value-type="float" office:value="2.07700385132829" calcext:value-type="float">
            <text:p>2.07700385132829</text:p>
          </table:table-cell>
          <table:table-cell office:value-type="float" office:value="4.71869886394309" calcext:value-type="float">
            <text:p>4.71869886394309</text:p>
          </table:table-cell>
          <table:table-cell table:formula="of:=[.H61] / 1.184 + 0.103" office:value-type="float" office:value="4.08838755400599" calcext:value-type="float">
            <text:p>4.08838755400599</text:p>
          </table:table-cell>
          <table:table-cell office:value-type="float" office:value="-1.77414956590151" calcext:value-type="float">
            <text:p>-1.77414956590151</text:p>
          </table:table-cell>
          <table:table-cell table:formula="of:=[.J61] / 1.032 + 0.243" office:value-type="float" office:value="-1.47613717626115" calcext:value-type="float">
            <text:p>-1.47613717626115</text:p>
          </table:table-cell>
          <table:table-cell office:value-type="float" office:value="2.16411563808479" calcext:value-type="float">
            <text:p>2.16411563808479</text:p>
          </table:table-cell>
          <table:table-cell table:formula="of:=[.L61] / 1.151 - 0.297" office:value-type="float" office:value="1.58320472466098" calcext:value-type="float">
            <text:p>1.58320472466098</text:p>
          </table:table-cell>
          <table:table-cell office:value-type="float" office:value="-0.455011188157153" calcext:value-type="float">
            <text:p>-0.455011188157153</text:p>
          </table:table-cell>
          <table:table-cell office:value-type="float" office:value="-0.498557451497439" calcext:value-type="float">
            <text:p>-0.498557451497439</text:p>
          </table:table-cell>
          <table:table-cell office:value-type="float" office:value="2.06397480509837" calcext:value-type="float">
            <text:p>2.06397480509837</text:p>
          </table:table-cell>
          <table:table-cell table:formula="of:=[.I61]-[.B61]" office:value-type="float" office:value="0.0869643445609682" calcext:value-type="float">
            <text:p>0.086964344560968</text:p>
          </table:table-cell>
          <table:table-cell table:formula="of:=[.K61]-[.C61]" office:value-type="float" office:value="-0.0621804100445933" calcext:value-type="float">
            <text:p>-0.062180410044593</text:p>
          </table:table-cell>
          <table:table-cell table:formula="of:=[.M61]-[.D61]" office:value-type="float" office:value="0.0121964307553319" calcext:value-type="float">
            <text:p>0.012196430755332</text:p>
          </table:table-cell>
          <table:table-cell office:value-type="float" office:value="0.717275654498067" calcext:value-type="float">
            <text:p>0.717275654498067</text:p>
          </table:table-cell>
          <table:table-cell office:value-type="float" office:value="-0.360192799684944" calcext:value-type="float">
            <text:p>-0.360192799684944</text:p>
          </table:table-cell>
          <table:table-cell office:value-type="float" office:value="0.593107344179136" calcext:value-type="float">
            <text:p>0.593107344179136</text:p>
          </table:table-cell>
          <table:table-cell office:value-type="float" office:value="-0.00435363447113701" calcext:value-type="float">
            <text:p>-0.004353634471137</text:p>
          </table:table-cell>
          <table:table-cell office:value-type="float" office:value="-0.0497559671009471" calcext:value-type="float">
            <text:p>-0.049755967100947</text:p>
          </table:table-cell>
          <table:table-cell office:value-type="float" office:value="-0.0384592845185763" calcext:value-type="float">
            <text:p>-0.038459284518576</text:p>
          </table:table-cell>
        </table:table-row>
        <table:table-row table:style-name="ro1">
          <table:table-cell table:formula="of:=SQRT([.I62]^2 + [.K62]^2 + [.M62]^2)" office:value-type="float" office:value="5.25942590660084" calcext:value-type="float">
            <text:p>5.25942590660084</text:p>
          </table:table-cell>
          <table:table-cell office:value-type="float" office:value="4.02987703123336" calcext:value-type="float">
            <text:p>4.02987703123336</text:p>
          </table:table-cell>
          <table:table-cell office:value-type="float" office:value="2.98261235485599" calcext:value-type="float">
            <text:p>2.98261235485599</text:p>
          </table:table-cell>
          <table:table-cell office:value-type="float" office:value="1.73383973865359" calcext:value-type="float">
            <text:p>1.73383973865359</text:p>
          </table:table-cell>
          <table:table-cell office:value-type="float" office:value="-0.37266807561979" calcext:value-type="float">
            <text:p>-0.37266807561979</text:p>
          </table:table-cell>
          <table:table-cell office:value-type="float" office:value="-0.266258856762315" calcext:value-type="float">
            <text:p>-0.266258856762315</text:p>
          </table:table-cell>
          <table:table-cell office:value-type="float" office:value="2.48439510575016" calcext:value-type="float">
            <text:p>2.48439510575016</text:p>
          </table:table-cell>
          <table:table-cell office:value-type="float" office:value="4.66032698734497" calcext:value-type="float">
            <text:p>4.66032698734497</text:p>
          </table:table-cell>
          <table:table-cell table:formula="of:=[.H62] / 1.184 + 0.103" office:value-type="float" office:value="4.03908698255487" calcext:value-type="float">
            <text:p>4.03908698255487</text:p>
          </table:table-cell>
          <table:table-cell office:value-type="float" office:value="2.77228364072026" calcext:value-type="float">
            <text:p>2.77228364072026</text:p>
          </table:table-cell>
          <table:table-cell table:formula="of:=[.J62] / 1.032 + 0.243" office:value-type="float" office:value="2.92932135728707" calcext:value-type="float">
            <text:p>2.92932135728707</text:p>
          </table:table-cell>
          <table:table-cell office:value-type="float" office:value="2.25625226113326" calcext:value-type="float">
            <text:p>2.25625226113326</text:p>
          </table:table-cell>
          <table:table-cell table:formula="of:=[.L62] / 1.151 - 0.297" office:value-type="float" office:value="1.66325391931647" calcext:value-type="float">
            <text:p>1.66325391931647</text:p>
          </table:table-cell>
          <table:table-cell office:value-type="float" office:value="-0.283972800593577" calcext:value-type="float">
            <text:p>-0.283972800593577</text:p>
          </table:table-cell>
          <table:table-cell office:value-type="float" office:value="-0.319480310029289" calcext:value-type="float">
            <text:p>-0.319480310029289</text:p>
          </table:table-cell>
          <table:table-cell office:value-type="float" office:value="2.53382018092033" calcext:value-type="float">
            <text:p>2.53382018092033</text:p>
          </table:table-cell>
          <table:table-cell table:formula="of:=[.I62]-[.B62]" office:value-type="float" office:value="0.00920995132151337" calcext:value-type="float">
            <text:p>0.009209951321513</text:p>
          </table:table-cell>
          <table:table-cell table:formula="of:=[.K62]-[.C62]" office:value-type="float" office:value="-0.0532909975689169" calcext:value-type="float">
            <text:p>-0.053290997568917</text:p>
          </table:table-cell>
          <table:table-cell table:formula="of:=[.M62]-[.D62]" office:value-type="float" office:value="-0.0705858193371174" calcext:value-type="float">
            <text:p>-0.070585819337117</text:p>
          </table:table-cell>
          <table:table-cell office:value-type="float" office:value="0.630449956111608" calcext:value-type="float">
            <text:p>0.630449956111608</text:p>
          </table:table-cell>
          <table:table-cell office:value-type="float" office:value="-0.210328714135724" calcext:value-type="float">
            <text:p>-0.210328714135724</text:p>
          </table:table-cell>
          <table:table-cell office:value-type="float" office:value="0.522412522479666" calcext:value-type="float">
            <text:p>0.522412522479666</text:p>
          </table:table-cell>
          <table:table-cell office:value-type="float" office:value="-0.0998470265498712" calcext:value-type="float">
            <text:p>-0.099847026549871</text:p>
          </table:table-cell>
          <table:table-cell office:value-type="float" office:value="-0.00848153923976902" calcext:value-type="float">
            <text:p>-0.008481539239769</text:p>
          </table:table-cell>
          <table:table-cell office:value-type="float" office:value="0.0233704232610088" calcext:value-type="float">
            <text:p>0.023370423261009</text:p>
          </table:table-cell>
        </table:table-row>
        <table:table-row table:style-name="ro1">
          <table:table-cell table:formula="of:=SQRT([.I63]^2 + [.K63]^2 + [.M63]^2)" office:value-type="float" office:value="2.09451264213034" calcext:value-type="float">
            <text:p>2.09451264213034</text:p>
          </table:table-cell>
          <table:table-cell office:value-type="float" office:value="2.05695195081023" calcext:value-type="float">
            <text:p>2.05695195081023</text:p>
          </table:table-cell>
          <table:table-cell office:value-type="float" office:value="-0.189182559669646" calcext:value-type="float">
            <text:p>-0.189182559669646</text:p>
          </table:table-cell>
          <table:table-cell office:value-type="float" office:value="0.467363474548187" calcext:value-type="float">
            <text:p>0.467363474548187</text:p>
          </table:table-cell>
          <table:table-cell office:value-type="float" office:value="-0.655396447289774" calcext:value-type="float">
            <text:p>-0.655396447289774</text:p>
          </table:table-cell>
          <table:table-cell office:value-type="float" office:value="0.0945230496482754" calcext:value-type="float">
            <text:p>0.094523049648275</text:p>
          </table:table-cell>
          <table:table-cell office:value-type="float" office:value="-2.58311462708109" calcext:value-type="float">
            <text:p>-2.58311462708109</text:p>
          </table:table-cell>
          <table:table-cell office:value-type="float" office:value="2.32887320236036" calcext:value-type="float">
            <text:p>2.32887320236036</text:p>
          </table:table-cell>
          <table:table-cell table:formula="of:=[.H63] / 1.184 + 0.103" office:value-type="float" office:value="2.06995371820976" calcext:value-type="float">
            <text:p>2.06995371820976</text:p>
          </table:table-cell>
          <table:table-cell office:value-type="float" office:value="-0.320521029882494" calcext:value-type="float">
            <text:p>-0.320521029882494</text:p>
          </table:table-cell>
          <table:table-cell table:formula="of:=[.J63] / 1.032 + 0.243" office:value-type="float" office:value="-0.0675823932969903" calcext:value-type="float">
            <text:p>-0.06758239329699</text:p>
          </table:table-cell>
          <table:table-cell office:value-type="float" office:value="0.701628745583623" calcext:value-type="float">
            <text:p>0.701628745583623</text:p>
          </table:table-cell>
          <table:table-cell table:formula="of:=[.L63] / 1.151 - 0.297" office:value-type="float" office:value="0.312581881480124" calcext:value-type="float">
            <text:p>0.312581881480124</text:p>
          </table:table-cell>
          <table:table-cell office:value-type="float" office:value="-0.665842165639434" calcext:value-type="float">
            <text:p>-0.665842165639434</text:p>
          </table:table-cell>
          <table:table-cell office:value-type="float" office:value="0.204649746542488" calcext:value-type="float">
            <text:p>0.204649746542488</text:p>
          </table:table-cell>
          <table:table-cell office:value-type="float" office:value="-2.58801374270753" calcext:value-type="float">
            <text:p>-2.58801374270753</text:p>
          </table:table-cell>
          <table:table-cell table:formula="of:=[.I63]-[.B63]" office:value-type="float" office:value="0.0130017673995342" calcext:value-type="float">
            <text:p>0.013001767399534</text:p>
          </table:table-cell>
          <table:table-cell table:formula="of:=[.K63]-[.C63]" office:value-type="float" office:value="0.121600166372656" calcext:value-type="float">
            <text:p>0.121600166372656</text:p>
          </table:table-cell>
          <table:table-cell table:formula="of:=[.M63]-[.D63]" office:value-type="float" office:value="-0.154781593068063" calcext:value-type="float">
            <text:p>-0.154781593068063</text:p>
          </table:table-cell>
          <table:table-cell office:value-type="float" office:value="0.271921251550131" calcext:value-type="float">
            <text:p>0.271921251550131</text:p>
          </table:table-cell>
          <table:table-cell office:value-type="float" office:value="-0.131338470212848" calcext:value-type="float">
            <text:p>-0.131338470212848</text:p>
          </table:table-cell>
          <table:table-cell office:value-type="float" office:value="0.234265271035436" calcext:value-type="float">
            <text:p>0.234265271035436</text:p>
          </table:table-cell>
          <table:table-cell office:value-type="float" office:value="-0.0498303683293275" calcext:value-type="float">
            <text:p>-0.049830368329328</text:p>
          </table:table-cell>
          <table:table-cell office:value-type="float" office:value="-0.0987900936746415" calcext:value-type="float">
            <text:p>-0.098790093674642</text:p>
          </table:table-cell>
          <table:table-cell office:value-type="float" office:value="-0.00892209483772355" calcext:value-type="float">
            <text:p>-0.008922094837724</text:p>
          </table:table-cell>
        </table:table-row>
        <table:table-row table:style-name="ro1">
          <table:table-cell table:formula="of:=SQRT([.I64]^2 + [.K64]^2 + [.M64]^2)" office:value-type="float" office:value="5.02024121401861" calcext:value-type="float">
            <text:p>5.02024121401861</text:p>
          </table:table-cell>
          <table:table-cell office:value-type="float" office:value="4.0384476522498" calcext:value-type="float">
            <text:p>4.0384476522498</text:p>
          </table:table-cell>
          <table:table-cell office:value-type="float" office:value="-2.41182552628557" calcext:value-type="float">
            <text:p>-2.41182552628557</text:p>
          </table:table-cell>
          <table:table-cell office:value-type="float" office:value="1.48494934516797" calcext:value-type="float">
            <text:p>1.48494934516797</text:p>
          </table:table-cell>
          <table:table-cell office:value-type="float" office:value="0.352069574618189" calcext:value-type="float">
            <text:p>0.352069574618189</text:p>
          </table:table-cell>
          <table:table-cell office:value-type="float" office:value="-0.121321323862245" calcext:value-type="float">
            <text:p>-0.121321323862245</text:p>
          </table:table-cell>
          <table:table-cell office:value-type="float" office:value="-1.67137795031272" calcext:value-type="float">
            <text:p>-1.67137795031272</text:p>
          </table:table-cell>
          <table:table-cell office:value-type="float" office:value="4.72411778943963" calcext:value-type="float">
            <text:p>4.72411778943963</text:p>
          </table:table-cell>
          <table:table-cell table:formula="of:=[.H64] / 1.184 + 0.103" office:value-type="float" office:value="4.09296434918888" calcext:value-type="float">
            <text:p>4.09296434918888</text:p>
          </table:table-cell>
          <table:table-cell office:value-type="float" office:value="-2.81658959887459" calcext:value-type="float">
            <text:p>-2.81658959887459</text:p>
          </table:table-cell>
          <table:table-cell table:formula="of:=[.J64] / 1.032 + 0.243" office:value-type="float" office:value="-2.48625348728158" calcext:value-type="float">
            <text:p>-2.48625348728158</text:p>
          </table:table-cell>
          <table:table-cell office:value-type="float" office:value="2.07562450550378" calcext:value-type="float">
            <text:p>2.07562450550378</text:p>
          </table:table-cell>
          <table:table-cell table:formula="of:=[.L64] / 1.151 - 0.297" office:value-type="float" office:value="1.50632276759668" calcext:value-type="float">
            <text:p>1.50632276759668</text:p>
          </table:table-cell>
          <table:table-cell office:value-type="float" office:value="0.270839739287078" calcext:value-type="float">
            <text:p>0.270839739287078</text:p>
          </table:table-cell>
          <table:table-cell office:value-type="float" office:value="-0.135892798443174" calcext:value-type="float">
            <text:p>-0.135892798443174</text:p>
          </table:table-cell>
          <table:table-cell office:value-type="float" office:value="-1.6926364817404" calcext:value-type="float">
            <text:p>-1.6926364817404</text:p>
          </table:table-cell>
          <table:table-cell table:formula="of:=[.I64]-[.B64]" office:value-type="float" office:value="0.0545166969390767" calcext:value-type="float">
            <text:p>0.054516696939077</text:p>
          </table:table-cell>
          <table:table-cell table:formula="of:=[.K64]-[.C64]" office:value-type="float" office:value="-0.0744279609960095" calcext:value-type="float">
            <text:p>-0.07442796099601</text:p>
          </table:table-cell>
          <table:table-cell table:formula="of:=[.M64]-[.D64]" office:value-type="float" office:value="0.0213734224287112" calcext:value-type="float">
            <text:p>0.021373422428711</text:p>
          </table:table-cell>
          <table:table-cell office:value-type="float" office:value="0.685670137189828" calcext:value-type="float">
            <text:p>0.685670137189828</text:p>
          </table:table-cell>
          <table:table-cell office:value-type="float" office:value="-0.404764072589021" calcext:value-type="float">
            <text:p>-0.404764072589021</text:p>
          </table:table-cell>
          <table:table-cell office:value-type="float" office:value="0.590675160335805" calcext:value-type="float">
            <text:p>0.590675160335805</text:p>
          </table:table-cell>
          <table:table-cell office:value-type="float" office:value="0.0230361620795385" calcext:value-type="float">
            <text:p>0.023036162079539</text:p>
          </table:table-cell>
          <table:table-cell office:value-type="float" office:value="-0.0785641674046422" calcext:value-type="float">
            <text:p>-0.078564167404642</text:p>
          </table:table-cell>
          <table:table-cell office:value-type="float" office:value="-0.00992924637911763" calcext:value-type="float">
            <text:p>-0.009929246379118</text:p>
          </table:table-cell>
        </table:table-row>
        <table:table-row table:style-name="ro1">
          <table:table-cell table:formula="of:=SQRT([.I65]^2 + [.K65]^2 + [.M65]^2)" office:value-type="float" office:value="4.89067343550462" calcext:value-type="float">
            <text:p>4.89067343550462</text:p>
          </table:table-cell>
          <table:table-cell office:value-type="float" office:value="4.16118656395125" calcext:value-type="float">
            <text:p>4.16118656395125</text:p>
          </table:table-cell>
          <table:table-cell office:value-type="float" office:value="-2.42052673164686" calcext:value-type="float">
            <text:p>-2.42052673164686</text:p>
          </table:table-cell>
          <table:table-cell office:value-type="float" office:value="1.74143457380186" calcext:value-type="float">
            <text:p>1.74143457380186</text:p>
          </table:table-cell>
          <table:table-cell office:value-type="float" office:value="-0.570501042870372" calcext:value-type="float">
            <text:p>-0.570501042870372</text:p>
          </table:table-cell>
          <table:table-cell office:value-type="float" office:value="0.637630963292843" calcext:value-type="float">
            <text:p>0.637630963292843</text:p>
          </table:table-cell>
          <table:table-cell office:value-type="float" office:value="-0.318865614468736" calcext:value-type="float">
            <text:p>-0.318865614468736</text:p>
          </table:table-cell>
          <table:table-cell office:value-type="float" office:value="4.57930582719366" calcext:value-type="float">
            <text:p>4.57930582719366</text:p>
          </table:table-cell>
          <table:table-cell table:formula="of:=[.H65] / 1.184 + 0.103" office:value-type="float" office:value="3.97065694864329" calcext:value-type="float">
            <text:p>3.97065694864329</text:p>
          </table:table-cell>
          <table:table-cell office:value-type="float" office:value="-2.66625158098485" calcext:value-type="float">
            <text:p>-2.66625158098485</text:p>
          </table:table-cell>
          <table:table-cell table:formula="of:=[.J65] / 1.032 + 0.243" office:value-type="float" office:value="-2.34057711335741" calcext:value-type="float">
            <text:p>-2.34057711335741</text:p>
          </table:table-cell>
          <table:table-cell office:value-type="float" office:value="2.22409937790191" calcext:value-type="float">
            <text:p>2.22409937790191</text:p>
          </table:table-cell>
          <table:table-cell table:formula="of:=[.L65] / 1.151 - 0.297" office:value-type="float" office:value="1.63531918149601" calcext:value-type="float">
            <text:p>1.63531918149601</text:p>
          </table:table-cell>
          <table:table-cell office:value-type="float" office:value="-0.635783655503986" calcext:value-type="float">
            <text:p>-0.635783655503986</text:p>
          </table:table-cell>
          <table:table-cell office:value-type="float" office:value="0.623763719256805" calcext:value-type="float">
            <text:p>0.623763719256805</text:p>
          </table:table-cell>
          <table:table-cell office:value-type="float" office:value="-0.259192745661368" calcext:value-type="float">
            <text:p>-0.259192745661368</text:p>
          </table:table-cell>
          <table:table-cell table:formula="of:=[.I65]-[.B65]" office:value-type="float" office:value="-0.190529615307956" calcext:value-type="float">
            <text:p>-0.190529615307956</text:p>
          </table:table-cell>
          <table:table-cell table:formula="of:=[.K65]-[.C65]" office:value-type="float" office:value="0.0799496182894472" calcext:value-type="float">
            <text:p>0.079949618289447</text:p>
          </table:table-cell>
          <table:table-cell table:formula="of:=[.M65]-[.D65]" office:value-type="float" office:value="-0.106115392305848" calcext:value-type="float">
            <text:p>-0.106115392305848</text:p>
          </table:table-cell>
          <table:table-cell office:value-type="float" office:value="0.418119263242405" calcext:value-type="float">
            <text:p>0.418119263242405</text:p>
          </table:table-cell>
          <table:table-cell office:value-type="float" office:value="-0.245724849337996" calcext:value-type="float">
            <text:p>-0.245724849337996</text:p>
          </table:table-cell>
          <table:table-cell office:value-type="float" office:value="0.482664804100044" calcext:value-type="float">
            <text:p>0.482664804100044</text:p>
          </table:table-cell>
          <table:table-cell office:value-type="float" office:value="-0.0462934374397093" calcext:value-type="float">
            <text:p>-0.046293437439709</text:p>
          </table:table-cell>
          <table:table-cell office:value-type="float" office:value="-0.0287940810516592" calcext:value-type="float">
            <text:p>-0.028794081051659</text:p>
          </table:table-cell>
          <table:table-cell office:value-type="float" office:value="0.0204986856706046" calcext:value-type="float">
            <text:p>0.020498685670605</text:p>
          </table:table-cell>
        </table:table-row>
        <table:table-row table:style-name="ro1">
          <table:table-cell table:formula="of:=SQRT([.I66]^2 + [.K66]^2 + [.M66]^2)" office:value-type="float" office:value="1.97592937827722" calcext:value-type="float">
            <text:p>1.97592937827722</text:p>
          </table:table-cell>
          <table:table-cell office:value-type="float" office:value="1.93189229182629" calcext:value-type="float">
            <text:p>1.93189229182629</text:p>
          </table:table-cell>
          <table:table-cell office:value-type="float" office:value="-0.136211503720479" calcext:value-type="float">
            <text:p>-0.136211503720479</text:p>
          </table:table-cell>
          <table:table-cell office:value-type="float" office:value="0.611284712420454" calcext:value-type="float">
            <text:p>0.611284712420454</text:p>
          </table:table-cell>
          <table:table-cell office:value-type="float" office:value="-0.329753630954915" calcext:value-type="float">
            <text:p>-0.329753630954915</text:p>
          </table:table-cell>
          <table:table-cell office:value-type="float" office:value="0.137030543766092" calcext:value-type="float">
            <text:p>0.137030543766092</text:p>
          </table:table-cell>
          <table:table-cell office:value-type="float" office:value="-2.34800191836745" calcext:value-type="float">
            <text:p>-2.34800191836745</text:p>
          </table:table-cell>
          <table:table-cell office:value-type="float" office:value="2.16308394893933" calcext:value-type="float">
            <text:p>2.16308394893933</text:p>
          </table:table-cell>
          <table:table-cell table:formula="of:=[.H66] / 1.184 + 0.103" office:value-type="float" office:value="1.92992901092849" calcext:value-type="float">
            <text:p>1.92992901092849</text:p>
          </table:table-cell>
          <table:table-cell office:value-type="float" office:value="-0.254965785289602" calcext:value-type="float">
            <text:p>-0.254965785289602</text:p>
          </table:table-cell>
          <table:table-cell table:formula="of:=[.J66] / 1.032 + 0.243" office:value-type="float" office:value="-0.00405986946666861" calcext:value-type="float">
            <text:p>-0.004059869466669</text:p>
          </table:table-cell>
          <table:table-cell office:value-type="float" office:value="0.829705974857818" calcext:value-type="float">
            <text:p>0.829705974857818</text:p>
          </table:table-cell>
          <table:table-cell table:formula="of:=[.L66] / 1.151 - 0.297" office:value-type="float" office:value="0.423856624550667" calcext:value-type="float">
            <text:p>0.423856624550667</text:p>
          </table:table-cell>
          <table:table-cell office:value-type="float" office:value="-0.406366574373395" calcext:value-type="float">
            <text:p>-0.406366574373395</text:p>
          </table:table-cell>
          <table:table-cell office:value-type="float" office:value="0.256560409381655" calcext:value-type="float">
            <text:p>0.256560409381655</text:p>
          </table:table-cell>
          <table:table-cell office:value-type="float" office:value="-2.31341743205951" calcext:value-type="float">
            <text:p>-2.31341743205951</text:p>
          </table:table-cell>
          <table:table-cell table:formula="of:=[.I66]-[.B66]" office:value-type="float" office:value="-0.00196328089780162" calcext:value-type="float">
            <text:p>-0.001963280897802</text:p>
          </table:table-cell>
          <table:table-cell table:formula="of:=[.K66]-[.C66]" office:value-type="float" office:value="0.13215163425381" calcext:value-type="float">
            <text:p>0.13215163425381</text:p>
          </table:table-cell>
          <table:table-cell table:formula="of:=[.M66]-[.D66]" office:value-type="float" office:value="-0.187428087869787" calcext:value-type="float">
            <text:p>-0.187428087869787</text:p>
          </table:table-cell>
          <table:table-cell office:value-type="float" office:value="0.231191657113048" calcext:value-type="float">
            <text:p>0.231191657113048</text:p>
          </table:table-cell>
          <table:table-cell office:value-type="float" office:value="-0.118754281569123" calcext:value-type="float">
            <text:p>-0.118754281569123</text:p>
          </table:table-cell>
          <table:table-cell office:value-type="float" office:value="0.218421262437364" calcext:value-type="float">
            <text:p>0.218421262437364</text:p>
          </table:table-cell>
          <table:table-cell office:value-type="float" office:value="-0.0336874642506562" calcext:value-type="float">
            <text:p>-0.033687464250656</text:p>
          </table:table-cell>
          <table:table-cell office:value-type="float" office:value="-0.137102793705957" calcext:value-type="float">
            <text:p>-0.137102793705957</text:p>
          </table:table-cell>
          <table:table-cell office:value-type="float" office:value="0.0172575159112944" calcext:value-type="float">
            <text:p>0.017257515911294</text:p>
          </table:table-cell>
        </table:table-row>
        <table:table-row table:style-name="ro1">
          <table:table-cell table:formula="of:=SQRT([.I67]^2 + [.K67]^2 + [.M67]^2)" office:value-type="float" office:value="4.14316088920881" calcext:value-type="float">
            <text:p>4.14316088920881</text:p>
          </table:table-cell>
          <table:table-cell office:value-type="float" office:value="3.98785453592894" calcext:value-type="float">
            <text:p>3.98785453592894</text:p>
          </table:table-cell>
          <table:table-cell office:value-type="float" office:value="0.530401964383377" calcext:value-type="float">
            <text:p>0.530401964383377</text:p>
          </table:table-cell>
          <table:table-cell office:value-type="float" office:value="1.15017105578038" calcext:value-type="float">
            <text:p>1.15017105578038</text:p>
          </table:table-cell>
          <table:table-cell office:value-type="float" office:value="0.12917109169851" calcext:value-type="float">
            <text:p>0.12917109169851</text:p>
          </table:table-cell>
          <table:table-cell office:value-type="float" office:value="-0.0314980606115798" calcext:value-type="float">
            <text:p>-0.03149806061158</text:p>
          </table:table-cell>
          <table:table-cell office:value-type="float" office:value="-1.24213169867565" calcext:value-type="float">
            <text:p>-1.24213169867565</text:p>
          </table:table-cell>
          <table:table-cell office:value-type="float" office:value="4.55838308377185" calcext:value-type="float">
            <text:p>4.55838308377185</text:p>
          </table:table-cell>
          <table:table-cell table:formula="of:=[.H67] / 1.184 + 0.103" office:value-type="float" office:value="3.95298571264514" calcext:value-type="float">
            <text:p>3.95298571264514</text:p>
          </table:table-cell>
          <table:table-cell office:value-type="float" office:value="0.306791081433807" calcext:value-type="float">
            <text:p>0.306791081433807</text:p>
          </table:table-cell>
          <table:table-cell table:formula="of:=[.J67] / 1.032 + 0.243" office:value-type="float" office:value="0.540278179683922" calcext:value-type="float">
            <text:p>0.540278179683922</text:p>
          </table:table-cell>
          <table:table-cell office:value-type="float" office:value="1.62756376822022" calcext:value-type="float">
            <text:p>1.62756376822022</text:p>
          </table:table-cell>
          <table:table-cell table:formula="of:=[.L67] / 1.151 - 0.297" office:value-type="float" office:value="1.11704323911401" calcext:value-type="float">
            <text:p>1.11704323911401</text:p>
          </table:table-cell>
          <table:table-cell office:value-type="float" office:value="0.0194429146898001" calcext:value-type="float">
            <text:p>0.0194429146898</text:p>
          </table:table-cell>
          <table:table-cell office:value-type="float" office:value="0.0658459013794897" calcext:value-type="float">
            <text:p>0.06584590137949</text:p>
          </table:table-cell>
          <table:table-cell office:value-type="float" office:value="-1.22208479194055" calcext:value-type="float">
            <text:p>-1.22208479194055</text:p>
          </table:table-cell>
          <table:table-cell table:formula="of:=[.I67]-[.B67]" office:value-type="float" office:value="-0.0348688232837961" calcext:value-type="float">
            <text:p>-0.034868823283796</text:p>
          </table:table-cell>
          <table:table-cell table:formula="of:=[.K67]-[.C67]" office:value-type="float" office:value="0.0098762153005445" calcext:value-type="float">
            <text:p>0.009876215300545</text:p>
          </table:table-cell>
          <table:table-cell table:formula="of:=[.M67]-[.D67]" office:value-type="float" office:value="-0.0331278166663747" calcext:value-type="float">
            <text:p>-0.033127816666375</text:p>
          </table:table-cell>
          <table:table-cell office:value-type="float" office:value="0.570528547842908" calcext:value-type="float">
            <text:p>0.570528547842908</text:p>
          </table:table-cell>
          <table:table-cell office:value-type="float" office:value="-0.22361088294957" calcext:value-type="float">
            <text:p>-0.22361088294957</text:p>
          </table:table-cell>
          <table:table-cell office:value-type="float" office:value="0.477392712439841" calcext:value-type="float">
            <text:p>0.477392712439841</text:p>
          </table:table-cell>
          <table:table-cell office:value-type="float" office:value="-0.127758582563025" calcext:value-type="float">
            <text:p>-0.127758582563025</text:p>
          </table:table-cell>
          <table:table-cell office:value-type="float" office:value="-0.0721746201267788" calcext:value-type="float">
            <text:p>-0.072174620126779</text:p>
          </table:table-cell>
          <table:table-cell office:value-type="float" office:value="0.0135396656449847" calcext:value-type="float">
            <text:p>0.013539665644985</text:p>
          </table:table-cell>
        </table:table-row>
        <table:table-row table:style-name="ro1">
          <table:table-cell table:formula="of:=SQRT([.I68]^2 + [.K68]^2 + [.M68]^2)" office:value-type="float" office:value="5.18156131669034" calcext:value-type="float">
            <text:p>5.18156131669034</text:p>
          </table:table-cell>
          <table:table-cell office:value-type="float" office:value="4.26175124808982" calcext:value-type="float">
            <text:p>4.26175124808982</text:p>
          </table:table-cell>
          <table:table-cell office:value-type="float" office:value="-2.13664664609722" calcext:value-type="float">
            <text:p>-2.13664664609722</text:p>
          </table:table-cell>
          <table:table-cell office:value-type="float" office:value="1.8441099559836" calcext:value-type="float">
            <text:p>1.8441099559836</text:p>
          </table:table-cell>
          <table:table-cell office:value-type="float" office:value="0.44919523312366" calcext:value-type="float">
            <text:p>0.44919523312366</text:p>
          </table:table-cell>
          <table:table-cell office:value-type="float" office:value="0.195549210434171" calcext:value-type="float">
            <text:p>0.195549210434171</text:p>
          </table:table-cell>
          <table:table-cell office:value-type="float" office:value="-0.99548355312619" calcext:value-type="float">
            <text:p>-0.99548355312619</text:p>
          </table:table-cell>
          <table:table-cell office:value-type="float" office:value="4.97018315671593" calcext:value-type="float">
            <text:p>4.97018315671593</text:p>
          </table:table-cell>
          <table:table-cell table:formula="of:=[.H68] / 1.184 + 0.103" office:value-type="float" office:value="4.30078982830737" calcext:value-type="float">
            <text:p>4.30078982830737</text:p>
          </table:table-cell>
          <table:table-cell office:value-type="float" office:value="-2.53883537837372" calcext:value-type="float">
            <text:p>-2.53883537837372</text:p>
          </table:table-cell>
          <table:table-cell table:formula="of:=[.J68] / 1.032 + 0.243" office:value-type="float" office:value="-2.21711180074973" calcext:value-type="float">
            <text:p>-2.21711180074973</text:p>
          </table:table-cell>
          <table:table-cell office:value-type="float" office:value="2.47545449054802" calcext:value-type="float">
            <text:p>2.47545449054802</text:p>
          </table:table-cell>
          <table:table-cell table:formula="of:=[.L68] / 1.151 - 0.297" office:value-type="float" office:value="1.85369894921635" calcext:value-type="float">
            <text:p>1.85369894921635</text:p>
          </table:table-cell>
          <table:table-cell office:value-type="float" office:value="0.419718513136091" calcext:value-type="float">
            <text:p>0.419718513136091</text:p>
          </table:table-cell>
          <table:table-cell office:value-type="float" office:value="0.176375181711731" calcext:value-type="float">
            <text:p>0.176375181711731</text:p>
          </table:table-cell>
          <table:table-cell office:value-type="float" office:value="-1.01850765669019" calcext:value-type="float">
            <text:p>-1.01850765669019</text:p>
          </table:table-cell>
          <table:table-cell table:formula="of:=[.I68]-[.B68]" office:value-type="float" office:value="0.0390385802175528" calcext:value-type="float">
            <text:p>0.039038580217553</text:p>
          </table:table-cell>
          <table:table-cell table:formula="of:=[.K68]-[.C68]" office:value-type="float" office:value="-0.0804651546525088" calcext:value-type="float">
            <text:p>-0.080465154652509</text:p>
          </table:table-cell>
          <table:table-cell table:formula="of:=[.M68]-[.D68]" office:value-type="float" office:value="0.00958899323275109" calcext:value-type="float">
            <text:p>0.009588993232751</text:p>
          </table:table-cell>
          <table:table-cell office:value-type="float" office:value="0.708431908626118" calcext:value-type="float">
            <text:p>0.708431908626118</text:p>
          </table:table-cell>
          <table:table-cell office:value-type="float" office:value="-0.402188732276509" calcext:value-type="float">
            <text:p>-0.402188732276509</text:p>
          </table:table-cell>
          <table:table-cell office:value-type="float" office:value="0.631344534564427" calcext:value-type="float">
            <text:p>0.631344534564427</text:p>
          </table:table-cell>
          <table:table-cell office:value-type="float" office:value="0.000229765012869088" calcext:value-type="float">
            <text:p>0.000229765012869</text:p>
          </table:table-cell>
          <table:table-cell office:value-type="float" office:value="-0.034738083306638" calcext:value-type="float">
            <text:p>-0.034738083306638</text:p>
          </table:table-cell>
          <table:table-cell office:value-type="float" office:value="-0.0284707603686103" calcext:value-type="float">
            <text:p>-0.02847076036861</text:p>
          </table:table-cell>
        </table:table-row>
        <table:table-row table:style-name="ro1">
          <table:table-cell table:formula="of:=SQRT([.I69]^2 + [.K69]^2 + [.M69]^2)" office:value-type="float" office:value="5.34975061680259" calcext:value-type="float">
            <text:p>5.34975061680259</text:p>
          </table:table-cell>
          <table:table-cell office:value-type="float" office:value="3.88854899552419" calcext:value-type="float">
            <text:p>3.88854899552419</text:p>
          </table:table-cell>
          <table:table-cell office:value-type="float" office:value="3.32343090332036" calcext:value-type="float">
            <text:p>3.32343090332036</text:p>
          </table:table-cell>
          <table:table-cell office:value-type="float" office:value="0.82409712215449" calcext:value-type="float">
            <text:p>0.82409712215449</text:p>
          </table:table-cell>
          <table:table-cell office:value-type="float" office:value="0.200419951954805" calcext:value-type="float">
            <text:p>0.200419951954805</text:p>
          </table:table-cell>
          <table:table-cell office:value-type="float" office:value="-0.116576810664581" calcext:value-type="float">
            <text:p>-0.116576810664581</text:p>
          </table:table-cell>
          <table:table-cell office:value-type="float" office:value="1.99704413672079" calcext:value-type="float">
            <text:p>1.99704413672079</text:p>
          </table:table-cell>
          <table:table-cell office:value-type="float" office:value="4.6863040119818" calcext:value-type="float">
            <text:p>4.6863040119818</text:p>
          </table:table-cell>
          <table:table-cell table:formula="of:=[.H69] / 1.184 + 0.103" office:value-type="float" office:value="4.06102703714679" calcext:value-type="float">
            <text:p>4.06102703714679</text:p>
          </table:table-cell>
          <table:table-cell office:value-type="float" office:value="3.22581720210765" calcext:value-type="float">
            <text:p>3.22581720210765</text:p>
          </table:table-cell>
          <table:table-cell table:formula="of:=[.J69] / 1.032 + 0.243" office:value-type="float" office:value="3.36879186250741" calcext:value-type="float">
            <text:p>3.36879186250741</text:p>
          </table:table-cell>
          <table:table-cell office:value-type="float" office:value="1.35781720251497" calcext:value-type="float">
            <text:p>1.35781720251497</text:p>
          </table:table-cell>
          <table:table-cell table:formula="of:=[.L69] / 1.151 - 0.297" office:value-type="float" office:value="0.882684798014744" calcext:value-type="float">
            <text:p>0.882684798014744</text:p>
          </table:table-cell>
          <table:table-cell office:value-type="float" office:value="0.330196889441125" calcext:value-type="float">
            <text:p>0.330196889441125</text:p>
          </table:table-cell>
          <table:table-cell office:value-type="float" office:value="-0.145877173453013" calcext:value-type="float">
            <text:p>-0.145877173453013</text:p>
          </table:table-cell>
          <table:table-cell office:value-type="float" office:value="2.04677352820805" calcext:value-type="float">
            <text:p>2.04677352820805</text:p>
          </table:table-cell>
          <table:table-cell table:formula="of:=[.I69]-[.B69]" office:value-type="float" office:value="0.172478041622601" calcext:value-type="float">
            <text:p>0.172478041622601</text:p>
          </table:table-cell>
          <table:table-cell table:formula="of:=[.K69]-[.C69]" office:value-type="float" office:value="0.0453609591870525" calcext:value-type="float">
            <text:p>0.045360959187053</text:p>
          </table:table-cell>
          <table:table-cell table:formula="of:=[.M69]-[.D69]" office:value-type="float" office:value="0.0585876758602536" calcext:value-type="float">
            <text:p>0.058587675860254</text:p>
          </table:table-cell>
          <table:table-cell office:value-type="float" office:value="0.797755016457609" calcext:value-type="float">
            <text:p>0.797755016457609</text:p>
          </table:table-cell>
          <table:table-cell office:value-type="float" office:value="-0.0976137012127176" calcext:value-type="float">
            <text:p>-0.097613701212718</text:p>
          </table:table-cell>
          <table:table-cell office:value-type="float" office:value="0.533720080360484" calcext:value-type="float">
            <text:p>0.533720080360484</text:p>
          </table:table-cell>
          <table:table-cell office:value-type="float" office:value="-0.0810224823036938" calcext:value-type="float">
            <text:p>-0.081022482303694</text:p>
          </table:table-cell>
          <table:table-cell office:value-type="float" office:value="-0.104257959088681" calcext:value-type="float">
            <text:p>-0.104257959088681</text:p>
          </table:table-cell>
          <table:table-cell office:value-type="float" office:value="0.0284929445686464" calcext:value-type="float">
            <text:p>0.028492944568646</text:p>
          </table:table-cell>
        </table:table-row>
        <table:table-row table:style-name="ro1">
          <table:table-cell table:formula="of:=SQRT([.I70]^2 + [.K70]^2 + [.M70]^2)" office:value-type="float" office:value="4.74721109588932" calcext:value-type="float">
            <text:p>4.74721109588932</text:p>
          </table:table-cell>
          <table:table-cell office:value-type="float" office:value="4.39832135289503" calcext:value-type="float">
            <text:p>4.39832135289503</text:p>
          </table:table-cell>
          <table:table-cell office:value-type="float" office:value="-0.932475661158996" calcext:value-type="float">
            <text:p>-0.932475661158996</text:p>
          </table:table-cell>
          <table:table-cell office:value-type="float" office:value="0.890544883158873" calcext:value-type="float">
            <text:p>0.890544883158873</text:p>
          </table:table-cell>
          <table:table-cell office:value-type="float" office:value="-0.525716800419103" calcext:value-type="float">
            <text:p>-0.525716800419103</text:p>
          </table:table-cell>
          <table:table-cell office:value-type="float" office:value="-0.477404053372339" calcext:value-type="float">
            <text:p>-0.477404053372339</text:p>
          </table:table-cell>
          <table:table-cell office:value-type="float" office:value="2.63841845590723" calcext:value-type="float">
            <text:p>2.63841845590723</text:p>
          </table:table-cell>
          <table:table-cell office:value-type="float" office:value="5.2454541766105" calcext:value-type="float">
            <text:p>5.2454541766105</text:p>
          </table:table-cell>
          <table:table-cell table:formula="of:=[.H70] / 1.184 + 0.103" office:value-type="float" office:value="4.53328224375887" calcext:value-type="float">
            <text:p>4.53328224375887</text:p>
          </table:table-cell>
          <table:table-cell office:value-type="float" office:value="-1.28869039168283" calcext:value-type="float">
            <text:p>-1.28869039168283</text:p>
          </table:table-cell>
          <table:table-cell table:formula="of:=[.J70] / 1.032 + 0.243" office:value-type="float" office:value="-1.00573099969266" calcext:value-type="float">
            <text:p>-1.00573099969266</text:p>
          </table:table-cell>
          <table:table-cell office:value-type="float" office:value="1.47770990438952" calcext:value-type="float">
            <text:p>1.47770990438952</text:p>
          </table:table-cell>
          <table:table-cell table:formula="of:=[.L70] / 1.151 - 0.297" office:value-type="float" office:value="0.986848744039548" calcext:value-type="float">
            <text:p>0.986848744039548</text:p>
          </table:table-cell>
          <table:table-cell office:value-type="float" office:value="-0.449812728642655" calcext:value-type="float">
            <text:p>-0.449812728642655</text:p>
          </table:table-cell>
          <table:table-cell office:value-type="float" office:value="-0.407517736191244" calcext:value-type="float">
            <text:p>-0.407517736191244</text:p>
          </table:table-cell>
          <table:table-cell office:value-type="float" office:value="2.68870452397288" calcext:value-type="float">
            <text:p>2.68870452397288</text:p>
          </table:table-cell>
          <table:table-cell table:formula="of:=[.I70]-[.B70]" office:value-type="float" office:value="0.134960890863838" calcext:value-type="float">
            <text:p>0.134960890863838</text:p>
          </table:table-cell>
          <table:table-cell table:formula="of:=[.K70]-[.C70]" office:value-type="float" office:value="-0.0732553385336688" calcext:value-type="float">
            <text:p>-0.073255338533669</text:p>
          </table:table-cell>
          <table:table-cell table:formula="of:=[.M70]-[.D70]" office:value-type="float" office:value="0.0963038608806753" calcext:value-type="float">
            <text:p>0.096303860880675</text:p>
          </table:table-cell>
          <table:table-cell office:value-type="float" office:value="0.847132823715474" calcext:value-type="float">
            <text:p>0.847132823715474</text:p>
          </table:table-cell>
          <table:table-cell office:value-type="float" office:value="-0.356214730523835" calcext:value-type="float">
            <text:p>-0.356214730523835</text:p>
          </table:table-cell>
          <table:table-cell office:value-type="float" office:value="0.587165021230649" calcext:value-type="float">
            <text:p>0.587165021230649</text:p>
          </table:table-cell>
          <table:table-cell office:value-type="float" office:value="-0.0280323704534111" calcext:value-type="float">
            <text:p>-0.028032370453411</text:p>
          </table:table-cell>
          <table:table-cell office:value-type="float" office:value="-0.0938199601334251" calcext:value-type="float">
            <text:p>-0.093819960133425</text:p>
          </table:table-cell>
          <table:table-cell office:value-type="float" office:value="0.0164379726544883" calcext:value-type="float">
            <text:p>0.016437972654488</text:p>
          </table:table-cell>
        </table:table-row>
        <table:table-row table:style-name="ro1">
          <table:table-cell table:formula="of:=SQRT([.I71]^2 + [.K71]^2 + [.M71]^2)" office:value-type="float" office:value="6.10315928746189" calcext:value-type="float">
            <text:p>6.10315928746189</text:p>
          </table:table-cell>
          <table:table-cell office:value-type="float" office:value="5.72502676264605" calcext:value-type="float">
            <text:p>5.72502676264605</text:p>
          </table:table-cell>
          <table:table-cell office:value-type="float" office:value="1.81010547358255" calcext:value-type="float">
            <text:p>1.81010547358255</text:p>
          </table:table-cell>
          <table:table-cell office:value-type="float" office:value="1.34383496393216" calcext:value-type="float">
            <text:p>1.34383496393216</text:p>
          </table:table-cell>
          <table:table-cell office:value-type="float" office:value="0.42310085689886" calcext:value-type="float">
            <text:p>0.42310085689886</text:p>
          </table:table-cell>
          <table:table-cell office:value-type="float" office:value="0.26251782008703" calcext:value-type="float">
            <text:p>0.26251782008703</text:p>
          </table:table-cell>
          <table:table-cell office:value-type="float" office:value="1.29434973637668" calcext:value-type="float">
            <text:p>1.29434973637668</text:p>
          </table:table-cell>
          <table:table-cell office:value-type="float" office:value="6.59386993915137" calcext:value-type="float">
            <text:p>6.59386993915137</text:p>
          </table:table-cell>
          <table:table-cell table:formula="of:=[.H71] / 1.184 + 0.103" office:value-type="float" office:value="5.67214690806704" calcext:value-type="float">
            <text:p>5.67214690806704</text:p>
          </table:table-cell>
          <table:table-cell office:value-type="float" office:value="1.51986172681168" calcext:value-type="float">
            <text:p>1.51986172681168</text:p>
          </table:table-cell>
          <table:table-cell table:formula="of:=[.J71] / 1.032 + 0.243" office:value-type="float" office:value="1.71573423140667" calcext:value-type="float">
            <text:p>1.71573423140667</text:p>
          </table:table-cell>
          <table:table-cell office:value-type="float" office:value="2.02229075529768" calcext:value-type="float">
            <text:p>2.02229075529768</text:p>
          </table:table-cell>
          <table:table-cell table:formula="of:=[.L71] / 1.151 - 0.297" office:value-type="float" office:value="1.45998588644455" calcext:value-type="float">
            <text:p>1.45998588644455</text:p>
          </table:table-cell>
          <table:table-cell office:value-type="float" office:value="0.169442753850491" calcext:value-type="float">
            <text:p>0.169442753850491</text:p>
          </table:table-cell>
          <table:table-cell office:value-type="float" office:value="0.0689340150415823" calcext:value-type="float">
            <text:p>0.068934015041582</text:p>
          </table:table-cell>
          <table:table-cell office:value-type="float" office:value="1.34165175187524" calcext:value-type="float">
            <text:p>1.34165175187524</text:p>
          </table:table-cell>
          <table:table-cell table:formula="of:=[.I71]-[.B71]" office:value-type="float" office:value="-0.0528798545790146" calcext:value-type="float">
            <text:p>-0.052879854579015</text:p>
          </table:table-cell>
          <table:table-cell table:formula="of:=[.K71]-[.C71]" office:value-type="float" office:value="-0.0943712421758836" calcext:value-type="float">
            <text:p>-0.094371242175884</text:p>
          </table:table-cell>
          <table:table-cell table:formula="of:=[.M71]-[.D71]" office:value-type="float" office:value="0.116150922512392" calcext:value-type="float">
            <text:p>0.116150922512392</text:p>
          </table:table-cell>
          <table:table-cell office:value-type="float" office:value="0.868843176505321" calcext:value-type="float">
            <text:p>0.868843176505321</text:p>
          </table:table-cell>
          <table:table-cell office:value-type="float" office:value="-0.290243746770872" calcext:value-type="float">
            <text:p>-0.290243746770872</text:p>
          </table:table-cell>
          <table:table-cell office:value-type="float" office:value="0.678455791365524" calcext:value-type="float">
            <text:p>0.678455791365524</text:p>
          </table:table-cell>
          <table:table-cell office:value-type="float" office:value="-0.252697342085084" calcext:value-type="float">
            <text:p>-0.252697342085084</text:p>
          </table:table-cell>
          <table:table-cell office:value-type="float" office:value="0.191772494897923" calcext:value-type="float">
            <text:p>0.191772494897923</text:p>
          </table:table-cell>
          <table:table-cell office:value-type="float" office:value="0.0294727592349409" calcext:value-type="float">
            <text:p>0.029472759234941</text:p>
          </table:table-cell>
        </table:table-row>
        <table:table-row table:style-name="ro1">
          <table:table-cell table:formula="of:=SQRT([.I72]^2 + [.K72]^2 + [.M72]^2)" office:value-type="float" office:value="3.6401384741612" calcext:value-type="float">
            <text:p>3.6401384741612</text:p>
          </table:table-cell>
          <table:table-cell office:value-type="float" office:value="3.31543517162801" calcext:value-type="float">
            <text:p>3.31543517162801</text:p>
          </table:table-cell>
          <table:table-cell office:value-type="float" office:value="0.587289338992318" calcext:value-type="float">
            <text:p>0.587289338992318</text:p>
          </table:table-cell>
          <table:table-cell office:value-type="float" office:value="1.41236562022069" calcext:value-type="float">
            <text:p>1.41236562022069</text:p>
          </table:table-cell>
          <table:table-cell office:value-type="float" office:value="0.353011583115241" calcext:value-type="float">
            <text:p>0.353011583115241</text:p>
          </table:table-cell>
          <table:table-cell office:value-type="float" office:value="-0.649492383460538" calcext:value-type="float">
            <text:p>-0.649492383460538</text:p>
          </table:table-cell>
          <table:table-cell office:value-type="float" office:value="-1.78911280443834" calcext:value-type="float">
            <text:p>-1.78911280443834</text:p>
          </table:table-cell>
          <table:table-cell office:value-type="float" office:value="3.82773435711951" calcext:value-type="float">
            <text:p>3.82773435711951</text:p>
          </table:table-cell>
          <table:table-cell table:formula="of:=[.H72] / 1.184 + 0.103" office:value-type="float" office:value="3.33588374756715" calcext:value-type="float">
            <text:p>3.33588374756715</text:p>
          </table:table-cell>
          <table:table-cell office:value-type="float" office:value="0.402835696214799" calcext:value-type="float">
            <text:p>0.402835696214799</text:p>
          </table:table-cell>
          <table:table-cell table:formula="of:=[.J72] / 1.032 + 0.243" office:value-type="float" office:value="0.633344666874805" calcext:value-type="float">
            <text:p>0.633344666874805</text:p>
          </table:table-cell>
          <table:table-cell office:value-type="float" office:value="1.8519670125561" calcext:value-type="float">
            <text:p>1.8519670125561</text:p>
          </table:table-cell>
          <table:table-cell table:formula="of:=[.L72] / 1.151 - 0.297" office:value-type="float" office:value="1.31200696138671" calcext:value-type="float">
            <text:p>1.31200696138671</text:p>
          </table:table-cell>
          <table:table-cell office:value-type="float" office:value="0.308983134743404" calcext:value-type="float">
            <text:p>0.308983134743404</text:p>
          </table:table-cell>
          <table:table-cell office:value-type="float" office:value="-0.591243592178838" calcext:value-type="float">
            <text:p>-0.591243592178838</text:p>
          </table:table-cell>
          <table:table-cell office:value-type="float" office:value="-1.80522260410209" calcext:value-type="float">
            <text:p>-1.80522260410209</text:p>
          </table:table-cell>
          <table:table-cell table:formula="of:=[.I72]-[.B72]" office:value-type="float" office:value="0.020448575939144" calcext:value-type="float">
            <text:p>0.020448575939144</text:p>
          </table:table-cell>
          <table:table-cell table:formula="of:=[.K72]-[.C72]" office:value-type="float" office:value="0.0460553278824872" calcext:value-type="float">
            <text:p>0.046055327882487</text:p>
          </table:table-cell>
          <table:table-cell table:formula="of:=[.M72]-[.D72]" office:value-type="float" office:value="-0.100358658833983" calcext:value-type="float">
            <text:p>-0.100358658833983</text:p>
          </table:table-cell>
          <table:table-cell office:value-type="float" office:value="0.512299185491498" calcext:value-type="float">
            <text:p>0.512299185491498</text:p>
          </table:table-cell>
          <table:table-cell office:value-type="float" office:value="-0.184453642777519" calcext:value-type="float">
            <text:p>-0.184453642777519</text:p>
          </table:table-cell>
          <table:table-cell office:value-type="float" office:value="0.439601392335412" calcext:value-type="float">
            <text:p>0.439601392335412</text:p>
          </table:table-cell>
          <table:table-cell office:value-type="float" office:value="-0.0485196637455285" calcext:value-type="float">
            <text:p>-0.048519663745529</text:p>
          </table:table-cell>
          <table:table-cell office:value-type="float" office:value="-0.0481973590321152" calcext:value-type="float">
            <text:p>-0.048197359032115</text:p>
          </table:table-cell>
          <table:table-cell office:value-type="float" office:value="0.00832934279741782" calcext:value-type="float">
            <text:p>0.008329342797418</text:p>
          </table:table-cell>
        </table:table-row>
        <table:table-row table:style-name="ro1">
          <table:table-cell table:formula="of:=SQRT([.I73]^2 + [.K73]^2 + [.M73]^2)" office:value-type="float" office:value="4.48120603884246" calcext:value-type="float">
            <text:p>4.48120603884246</text:p>
          </table:table-cell>
          <table:table-cell office:value-type="float" office:value="4.38334612764273" calcext:value-type="float">
            <text:p>4.38334612764273</text:p>
          </table:table-cell>
          <table:table-cell office:value-type="float" office:value="0.876547680924514" calcext:value-type="float">
            <text:p>0.876547680924514</text:p>
          </table:table-cell>
          <table:table-cell office:value-type="float" office:value="0.797412655664529" calcext:value-type="float">
            <text:p>0.797412655664529</text:p>
          </table:table-cell>
          <table:table-cell office:value-type="float" office:value="0.323603015298162" calcext:value-type="float">
            <text:p>0.323603015298162</text:p>
          </table:table-cell>
          <table:table-cell office:value-type="float" office:value="0.200045379633995" calcext:value-type="float">
            <text:p>0.200045379633995</text:p>
          </table:table-cell>
          <table:table-cell office:value-type="float" office:value="-2.6075553440832" calcext:value-type="float">
            <text:p>-2.6075553440832</text:p>
          </table:table-cell>
          <table:table-cell office:value-type="float" office:value="4.99154652064078" calcext:value-type="float">
            <text:p>4.99154652064078</text:p>
          </table:table-cell>
          <table:table-cell table:formula="of:=[.H73] / 1.184 + 0.103" office:value-type="float" office:value="4.31883321000066" calcext:value-type="float">
            <text:p>4.31883321000066</text:p>
          </table:table-cell>
          <table:table-cell office:value-type="float" office:value="0.639307984806724" calcext:value-type="float">
            <text:p>0.639307984806724</text:p>
          </table:table-cell>
          <table:table-cell table:formula="of:=[.J73] / 1.032 + 0.243" office:value-type="float" office:value="0.862484481401864" calcext:value-type="float">
            <text:p>0.862484481401864</text:p>
          </table:table-cell>
          <table:table-cell office:value-type="float" office:value="1.29447441931241" calcext:value-type="float">
            <text:p>1.29447441931241</text:p>
          </table:table-cell>
          <table:table-cell table:formula="of:=[.L73] / 1.151 - 0.297" office:value-type="float" office:value="0.827651971600704" calcext:value-type="float">
            <text:p>0.827651971600704</text:p>
          </table:table-cell>
          <table:table-cell office:value-type="float" office:value="-0.836100505516604" calcext:value-type="float">
            <text:p>-0.836100505516604</text:p>
          </table:table-cell>
          <table:table-cell office:value-type="float" office:value="0.067854904029673" calcext:value-type="float">
            <text:p>0.067854904029673</text:p>
          </table:table-cell>
          <table:table-cell office:value-type="float" office:value="-2.65769516758253" calcext:value-type="float">
            <text:p>-2.65769516758253</text:p>
          </table:table-cell>
          <table:table-cell table:formula="of:=[.I73]-[.B73]" office:value-type="float" office:value="-0.0645129176420713" calcext:value-type="float">
            <text:p>-0.064512917642071</text:p>
          </table:table-cell>
          <table:table-cell table:formula="of:=[.K73]-[.C73]" office:value-type="float" office:value="-0.0140631995226498" calcext:value-type="float">
            <text:p>-0.01406319952265</text:p>
          </table:table-cell>
          <table:table-cell table:formula="of:=[.M73]-[.D73]" office:value-type="float" office:value="0.0302393159361748" calcext:value-type="float">
            <text:p>0.030239315936175</text:p>
          </table:table-cell>
          <table:table-cell office:value-type="float" office:value="0.608200392998049" calcext:value-type="float">
            <text:p>0.608200392998049</text:p>
          </table:table-cell>
          <table:table-cell office:value-type="float" office:value="-0.23723969611779" calcext:value-type="float">
            <text:p>-0.23723969611779</text:p>
          </table:table-cell>
          <table:table-cell office:value-type="float" office:value="0.497061763647882" calcext:value-type="float">
            <text:p>0.497061763647882</text:p>
          </table:table-cell>
          <table:table-cell office:value-type="float" office:value="1.09976964851217" calcext:value-type="float">
            <text:p>1.09976964851217</text:p>
          </table:table-cell>
          <table:table-cell office:value-type="float" office:value="-0.471849230950248" calcext:value-type="float">
            <text:p>-0.471849230950248</text:p>
          </table:table-cell>
          <table:table-cell office:value-type="float" office:value="0.0675866277821324" calcext:value-type="float">
            <text:p>0.067586627782132</text:p>
          </table:table-cell>
        </table:table-row>
        <table:table-row table:style-name="ro1">
          <table:table-cell table:formula="of:=SQRT([.I74]^2 + [.K74]^2 + [.M74]^2)" office:value-type="float" office:value="6.01984363027586" calcext:value-type="float">
            <text:p>6.01984363027586</text:p>
          </table:table-cell>
          <table:table-cell office:value-type="float" office:value="5.2704219383556" calcext:value-type="float">
            <text:p>5.2704219383556</text:p>
          </table:table-cell>
          <table:table-cell office:value-type="float" office:value="-2.05930458187709" calcext:value-type="float">
            <text:p>-2.05930458187709</text:p>
          </table:table-cell>
          <table:table-cell office:value-type="float" office:value="1.53669418787716" calcext:value-type="float">
            <text:p>1.53669418787716</text:p>
          </table:table-cell>
          <table:table-cell office:value-type="float" office:value="-0.0796386423184727" calcext:value-type="float">
            <text:p>-0.079638642318473</text:p>
          </table:table-cell>
          <table:table-cell office:value-type="float" office:value="-0.308000951044715" calcext:value-type="float">
            <text:p>-0.308000951044715</text:p>
          </table:table-cell>
          <table:table-cell office:value-type="float" office:value="-2.90066788445541" calcext:value-type="float">
            <text:p>-2.90066788445541</text:p>
          </table:table-cell>
          <table:table-cell office:value-type="float" office:value="6.20408055228567" calcext:value-type="float">
            <text:p>6.20408055228567</text:p>
          </table:table-cell>
          <table:table-cell table:formula="of:=[.H74] / 1.184 + 0.103" office:value-type="float" office:value="5.34293289888992" calcext:value-type="float">
            <text:p>5.34293289888992</text:p>
          </table:table-cell>
          <table:table-cell office:value-type="float" office:value="-2.53347719812917" calcext:value-type="float">
            <text:p>-2.53347719812917</text:p>
          </table:table-cell>
          <table:table-cell table:formula="of:=[.J74] / 1.032 + 0.243" office:value-type="float" office:value="-2.21191976562904" calcext:value-type="float">
            <text:p>-2.21191976562904</text:p>
          </table:table-cell>
          <table:table-cell office:value-type="float" office:value="2.26749315792301" calcext:value-type="float">
            <text:p>2.26749315792301</text:p>
          </table:table-cell>
          <table:table-cell table:formula="of:=[.L74] / 1.151 - 0.297" office:value-type="float" office:value="1.67302011982885" calcext:value-type="float">
            <text:p>1.67302011982885</text:p>
          </table:table-cell>
          <table:table-cell office:value-type="float" office:value="1.03928594873298" calcext:value-type="float">
            <text:p>1.03928594873298</text:p>
          </table:table-cell>
          <table:table-cell office:value-type="float" office:value="0.924336477138454" calcext:value-type="float">
            <text:p>0.924336477138454</text:p>
          </table:table-cell>
          <table:table-cell office:value-type="float" office:value="2.79845035408451" calcext:value-type="float">
            <text:p>2.79845035408451</text:p>
          </table:table-cell>
          <table:table-cell table:formula="of:=[.I74]-[.B74]" office:value-type="float" office:value="0.0725109605343235" calcext:value-type="float">
            <text:p>0.072510960534324</text:p>
          </table:table-cell>
          <table:table-cell table:formula="of:=[.K74]-[.C74]" office:value-type="float" office:value="-0.152615183751951" calcext:value-type="float">
            <text:p>-0.152615183751951</text:p>
          </table:table-cell>
          <table:table-cell table:formula="of:=[.M74]-[.D74]" office:value-type="float" office:value="0.136325931951693" calcext:value-type="float">
            <text:p>0.136325931951693</text:p>
          </table:table-cell>
          <table:table-cell office:value-type="float" office:value="0.933658613930066" calcext:value-type="float">
            <text:p>0.933658613930066</text:p>
          </table:table-cell>
          <table:table-cell office:value-type="float" office:value="-0.474172616252086" calcext:value-type="float">
            <text:p>-0.474172616252086</text:p>
          </table:table-cell>
          <table:table-cell office:value-type="float" office:value="0.730798970045849" calcext:value-type="float">
            <text:p>0.730798970045849</text:p>
          </table:table-cell>
          <table:table-cell office:value-type="float" office:value="-1.5588800017042" calcext:value-type="float">
            <text:p>-1.5588800017042</text:p>
          </table:table-cell>
          <table:table-cell office:value-type="float" office:value="-0.75710874699043" calcext:value-type="float">
            <text:p>-0.75710874699043</text:p>
          </table:table-cell>
          <table:table-cell office:value-type="float" office:value="-0.8756972142353" calcext:value-type="float">
            <text:p>-0.8756972142353</text:p>
          </table:table-cell>
        </table:table-row>
        <table:table-row table:style-name="ro1">
          <table:table-cell table:formula="of:=SQRT([.I75]^2 + [.K75]^2 + [.M75]^2)" office:value-type="float" office:value="5.71423092433219" calcext:value-type="float">
            <text:p>5.71423092433219</text:p>
          </table:table-cell>
          <table:table-cell office:value-type="float" office:value="4.52167139052873" calcext:value-type="float">
            <text:p>4.52167139052873</text:p>
          </table:table-cell>
          <table:table-cell office:value-type="float" office:value="-3.25658199293006" calcext:value-type="float">
            <text:p>-3.25658199293006</text:p>
          </table:table-cell>
          <table:table-cell office:value-type="float" office:value="0.381394371517622" calcext:value-type="float">
            <text:p>0.381394371517622</text:p>
          </table:table-cell>
          <table:table-cell office:value-type="float" office:value="0.054520602709899" calcext:value-type="float">
            <text:p>0.054520602709899</text:p>
          </table:table-cell>
          <table:table-cell office:value-type="float" office:value="0.0977922542956415" calcext:value-type="float">
            <text:p>0.097792254295642</text:p>
          </table:table-cell>
          <table:table-cell office:value-type="float" office:value="-0.472626318481475" calcext:value-type="float">
            <text:p>-0.472626318481475</text:p>
          </table:table-cell>
          <table:table-cell office:value-type="float" office:value="5.31469916652725" calcext:value-type="float">
            <text:p>5.31469916652725</text:p>
          </table:table-cell>
          <table:table-cell table:formula="of:=[.H75] / 1.184 + 0.103" office:value-type="float" office:value="4.59176618794531" calcext:value-type="float">
            <text:p>4.59176618794531</text:p>
          </table:table-cell>
          <table:table-cell office:value-type="float" office:value="-3.71388790921018" calcext:value-type="float">
            <text:p>-3.71388790921018</text:p>
          </table:table-cell>
          <table:table-cell table:formula="of:=[.J75] / 1.032 + 0.243" office:value-type="float" office:value="-3.35572859419591" calcext:value-type="float">
            <text:p>-3.35572859419591</text:p>
          </table:table-cell>
          <table:table-cell office:value-type="float" office:value="0.979800038144382" calcext:value-type="float">
            <text:p>0.979800038144382</text:p>
          </table:table-cell>
          <table:table-cell table:formula="of:=[.L75] / 1.151 - 0.297" office:value-type="float" office:value="0.55425980724968" calcext:value-type="float">
            <text:p>0.55425980724968</text:p>
          </table:table-cell>
          <table:table-cell office:value-type="float" office:value="0.0132297718725676" calcext:value-type="float">
            <text:p>0.013229771872568</text:p>
          </table:table-cell>
          <table:table-cell office:value-type="float" office:value="-0.000634334945901038" calcext:value-type="float">
            <text:p>-0.000634334945901</text:p>
          </table:table-cell>
          <table:table-cell office:value-type="float" office:value="-0.488506350456889" calcext:value-type="float">
            <text:p>-0.488506350456889</text:p>
          </table:table-cell>
          <table:table-cell table:formula="of:=[.I75]-[.B75]" office:value-type="float" office:value="0.0700947974165826" calcext:value-type="float">
            <text:p>0.070094797416583</text:p>
          </table:table-cell>
          <table:table-cell table:formula="of:=[.K75]-[.C75]" office:value-type="float" office:value="-0.0991466012658506" calcext:value-type="float">
            <text:p>-0.099146601265851</text:p>
          </table:table-cell>
          <table:table-cell table:formula="of:=[.M75]-[.D75]" office:value-type="float" office:value="0.172865435732058" calcext:value-type="float">
            <text:p>0.172865435732058</text:p>
          </table:table-cell>
          <table:table-cell office:value-type="float" office:value="0.793027775998519" calcext:value-type="float">
            <text:p>0.793027775998519</text:p>
          </table:table-cell>
          <table:table-cell office:value-type="float" office:value="-0.457305916280123" calcext:value-type="float">
            <text:p>-0.457305916280123</text:p>
          </table:table-cell>
          <table:table-cell office:value-type="float" office:value="0.59840566662676" calcext:value-type="float">
            <text:p>0.59840566662676</text:p>
          </table:table-cell>
          <table:table-cell office:value-type="float" office:value="0.00798753712916067" calcext:value-type="float">
            <text:p>0.007987537129161</text:p>
          </table:table-cell>
          <table:table-cell office:value-type="float" office:value="-0.106413168136605" calcext:value-type="float">
            <text:p>-0.106413168136605</text:p>
          </table:table-cell>
          <table:table-cell office:value-type="float" office:value="-0.0174624305585462" calcext:value-type="float">
            <text:p>-0.017462430558546</text:p>
          </table:table-cell>
        </table:table-row>
        <table:table-row table:style-name="ro1">
          <table:table-cell table:formula="of:=SQRT([.I76]^2 + [.K76]^2 + [.M76]^2)" office:value-type="float" office:value="5.2825522811659" calcext:value-type="float">
            <text:p>5.2825522811659</text:p>
          </table:table-cell>
          <table:table-cell office:value-type="float" office:value="5.03388011201679" calcext:value-type="float">
            <text:p>5.03388011201679</text:p>
          </table:table-cell>
          <table:table-cell office:value-type="float" office:value="0.815789375661206" calcext:value-type="float">
            <text:p>0.815789375661206</text:p>
          </table:table-cell>
          <table:table-cell office:value-type="float" office:value="1.909556355446" calcext:value-type="float">
            <text:p>1.909556355446</text:p>
          </table:table-cell>
          <table:table-cell office:value-type="float" office:value="0.0843057279243888" calcext:value-type="float">
            <text:p>0.084305727924389</text:p>
          </table:table-cell>
          <table:table-cell office:value-type="float" office:value="0.178768108123281" calcext:value-type="float">
            <text:p>0.178768108123281</text:p>
          </table:table-cell>
          <table:table-cell office:value-type="float" office:value="2.92724561899539" calcext:value-type="float">
            <text:p>2.92724561899539</text:p>
          </table:table-cell>
          <table:table-cell office:value-type="float" office:value="5.66126536297428" calcext:value-type="float">
            <text:p>5.66126536297428</text:p>
          </table:table-cell>
          <table:table-cell table:formula="of:=[.H76] / 1.184 + 0.103" office:value-type="float" office:value="4.88447412413368" calcext:value-type="float">
            <text:p>4.88447412413368</text:p>
          </table:table-cell>
          <table:table-cell office:value-type="float" office:value="0.525566798561942" calcext:value-type="float">
            <text:p>0.525566798561942</text:p>
          </table:table-cell>
          <table:table-cell table:formula="of:=[.J76] / 1.032 + 0.243" office:value-type="float" office:value="0.752270153645293" calcext:value-type="float">
            <text:p>0.752270153645293</text:p>
          </table:table-cell>
          <table:table-cell office:value-type="float" office:value="2.48942940884195" calcext:value-type="float">
            <text:p>2.48942940884195</text:p>
          </table:table-cell>
          <table:table-cell table:formula="of:=[.L76] / 1.151 - 0.297" office:value-type="float" office:value="1.86584049421542" calcext:value-type="float">
            <text:p>1.86584049421542</text:p>
          </table:table-cell>
          <table:table-cell office:value-type="float" office:value="-0.128210154520851" calcext:value-type="float">
            <text:p>-0.128210154520851</text:p>
          </table:table-cell>
          <table:table-cell office:value-type="float" office:value="0.700775538325486" calcext:value-type="float">
            <text:p>0.700775538325486</text:p>
          </table:table-cell>
          <table:table-cell office:value-type="float" office:value="2.94043774086898" calcext:value-type="float">
            <text:p>2.94043774086898</text:p>
          </table:table-cell>
          <table:table-cell table:formula="of:=[.I76]-[.B76]" office:value-type="float" office:value="-0.149405987883108" calcext:value-type="float">
            <text:p>-0.149405987883108</text:p>
          </table:table-cell>
          <table:table-cell table:formula="of:=[.K76]-[.C76]" office:value-type="float" office:value="-0.0635192220159134" calcext:value-type="float">
            <text:p>-0.063519222015914</text:p>
          </table:table-cell>
          <table:table-cell table:formula="of:=[.M76]-[.D76]" office:value-type="float" office:value="-0.0437158612305788" calcext:value-type="float">
            <text:p>-0.043715861230579</text:p>
          </table:table-cell>
          <table:table-cell office:value-type="float" office:value="0.627385250957494" calcext:value-type="float">
            <text:p>0.627385250957494</text:p>
          </table:table-cell>
          <table:table-cell office:value-type="float" office:value="-0.290222577099264" calcext:value-type="float">
            <text:p>-0.290222577099264</text:p>
          </table:table-cell>
          <table:table-cell office:value-type="float" office:value="0.579873053395958" calcext:value-type="float">
            <text:p>0.579873053395958</text:p>
          </table:table-cell>
          <table:table-cell office:value-type="float" office:value="0.301430750463622" calcext:value-type="float">
            <text:p>0.301430750463622</text:p>
          </table:table-cell>
          <table:table-cell office:value-type="float" office:value="-0.473390116362162" calcext:value-type="float">
            <text:p>-0.473390116362162</text:p>
          </table:table-cell>
          <table:table-cell office:value-type="float" office:value="-0.00750654318430577" calcext:value-type="float">
            <text:p>-0.007506543184306</text:p>
          </table:table-cell>
        </table:table-row>
        <table:table-row table:style-name="ro1">
          <table:table-cell table:formula="of:=SQRT([.I77]^2 + [.K77]^2 + [.M77]^2)" office:value-type="float" office:value="5.55181261242696" calcext:value-type="float">
            <text:p>5.55181261242696</text:p>
          </table:table-cell>
          <table:table-cell office:value-type="float" office:value="5.4833774102605" calcext:value-type="float">
            <text:p>5.4833774102605</text:p>
          </table:table-cell>
          <table:table-cell office:value-type="float" office:value="-0.565258714043605" calcext:value-type="float">
            <text:p>-0.565258714043605</text:p>
          </table:table-cell>
          <table:table-cell office:value-type="float" office:value="0.464799367157243" calcext:value-type="float">
            <text:p>0.464799367157243</text:p>
          </table:table-cell>
          <table:table-cell office:value-type="float" office:value="-0.68544080663451" calcext:value-type="float">
            <text:p>-0.68544080663451</text:p>
          </table:table-cell>
          <table:table-cell office:value-type="float" office:value="-0.23528593298118" calcext:value-type="float">
            <text:p>-0.23528593298118</text:p>
          </table:table-cell>
          <table:table-cell office:value-type="float" office:value="1.24325281718177" calcext:value-type="float">
            <text:p>1.24325281718177</text:p>
          </table:table-cell>
          <table:table-cell office:value-type="float" office:value="6.35988815920136" calcext:value-type="float">
            <text:p>6.35988815920136</text:p>
          </table:table-cell>
          <table:table-cell table:formula="of:=[.H77] / 1.184 + 0.103" office:value-type="float" office:value="5.47452716148764" calcext:value-type="float">
            <text:p>5.47452716148764</text:p>
          </table:table-cell>
          <table:table-cell office:value-type="float" office:value="-0.916727132615975" calcext:value-type="float">
            <text:p>-0.916727132615975</text:p>
          </table:table-cell>
          <table:table-cell table:formula="of:=[.J77] / 1.032 + 0.243" office:value-type="float" office:value="-0.645301485092999" calcext:value-type="float">
            <text:p>-0.645301485092999</text:p>
          </table:table-cell>
          <table:table-cell office:value-type="float" office:value="1.10164792772723" calcext:value-type="float">
            <text:p>1.10164792772723</text:p>
          </table:table-cell>
          <table:table-cell table:formula="of:=[.L77] / 1.151 - 0.297" office:value-type="float" office:value="0.660122439380739" calcext:value-type="float">
            <text:p>0.660122439380739</text:p>
          </table:table-cell>
          <table:table-cell office:value-type="float" office:value="-0.633924689568904" calcext:value-type="float">
            <text:p>-0.633924689568904</text:p>
          </table:table-cell>
          <table:table-cell office:value-type="float" office:value="-0.301051309301508" calcext:value-type="float">
            <text:p>-0.301051309301508</text:p>
          </table:table-cell>
          <table:table-cell office:value-type="float" office:value="1.26007907448357" calcext:value-type="float">
            <text:p>1.26007907448357</text:p>
          </table:table-cell>
          <table:table-cell table:formula="of:=[.I77]-[.B77]" office:value-type="float" office:value="-0.00885024877286433" calcext:value-type="float">
            <text:p>-0.008850248772864</text:p>
          </table:table-cell>
          <table:table-cell table:formula="of:=[.K77]-[.C77]" office:value-type="float" office:value="-0.0800427710493939" calcext:value-type="float">
            <text:p>-0.080042771049394</text:p>
          </table:table-cell>
          <table:table-cell table:formula="of:=[.M77]-[.D77]" office:value-type="float" office:value="0.195323072223496" calcext:value-type="float">
            <text:p>0.195323072223496</text:p>
          </table:table-cell>
          <table:table-cell office:value-type="float" office:value="0.876510748940857" calcext:value-type="float">
            <text:p>0.876510748940857</text:p>
          </table:table-cell>
          <table:table-cell office:value-type="float" office:value="-0.35146841857237" calcext:value-type="float">
            <text:p>-0.35146841857237</text:p>
          </table:table-cell>
          <table:table-cell office:value-type="float" office:value="0.636848560569987" calcext:value-type="float">
            <text:p>0.636848560569987</text:p>
          </table:table-cell>
          <table:table-cell office:value-type="float" office:value="-0.0468072643408752" calcext:value-type="float">
            <text:p>-0.046807264340875</text:p>
          </table:table-cell>
          <table:table-cell office:value-type="float" office:value="-0.0678526827038759" calcext:value-type="float">
            <text:p>-0.067852682703876</text:p>
          </table:table-cell>
          <table:table-cell office:value-type="float" office:value="0.00157714945803411" calcext:value-type="float">
            <text:p>0.001577149458034</text:p>
          </table:table-cell>
        </table:table-row>
        <table:table-row table:style-name="ro1">
          <table:table-cell table:formula="of:=SQRT([.I78]^2 + [.K78]^2 + [.M78]^2)" office:value-type="float" office:value="5.8167908033147" calcext:value-type="float">
            <text:p>5.8167908033147</text:p>
          </table:table-cell>
          <table:table-cell office:value-type="float" office:value="5.81010074343557" calcext:value-type="float">
            <text:p>5.81010074343557</text:p>
          </table:table-cell>
          <table:table-cell office:value-type="float" office:value="-1.3449586957729" calcext:value-type="float">
            <text:p>-1.3449586957729</text:p>
          </table:table-cell>
          <table:table-cell office:value-type="float" office:value="0.528128807660093" calcext:value-type="float">
            <text:p>0.528128807660093</text:p>
          </table:table-cell>
          <table:table-cell office:value-type="float" office:value="-0.212726499979017" calcext:value-type="float">
            <text:p>-0.212726499979017</text:p>
          </table:table-cell>
          <table:table-cell office:value-type="float" office:value="0.615500554954925" calcext:value-type="float">
            <text:p>0.615500554954925</text:p>
          </table:table-cell>
          <table:table-cell office:value-type="float" office:value="-3.13515837041034" calcext:value-type="float">
            <text:p>-3.13515837041034</text:p>
          </table:table-cell>
          <table:table-cell office:value-type="float" office:value="6.50766995000322" calcext:value-type="float">
            <text:p>6.50766995000322</text:p>
          </table:table-cell>
          <table:table-cell table:formula="of:=[.H78] / 1.184 + 0.103" office:value-type="float" office:value="5.5993428631784" calcext:value-type="float">
            <text:p>5.5993428631784</text:p>
          </table:table-cell>
          <table:table-cell office:value-type="float" office:value="-1.69984507442184" calcext:value-type="float">
            <text:p>-1.69984507442184</text:p>
          </table:table-cell>
          <table:table-cell table:formula="of:=[.J78] / 1.032 + 0.243" office:value-type="float" office:value="-1.40413670002116" calcext:value-type="float">
            <text:p>-1.40413670002116</text:p>
          </table:table-cell>
          <table:table-cell office:value-type="float" office:value="1.16448182837917" calcext:value-type="float">
            <text:p>1.16448182837917</text:p>
          </table:table-cell>
          <table:table-cell table:formula="of:=[.L78] / 1.151 - 0.297" office:value-type="float" office:value="0.714713143683032" calcext:value-type="float">
            <text:p>0.714713143683032</text:p>
          </table:table-cell>
          <table:table-cell office:value-type="float" office:value="-0.182983741747893" calcext:value-type="float">
            <text:p>-0.182983741747893</text:p>
          </table:table-cell>
          <table:table-cell office:value-type="float" office:value="0.7419697260775" calcext:value-type="float">
            <text:p>0.7419697260775</text:p>
          </table:table-cell>
          <table:table-cell office:value-type="float" office:value="3.1123024300806" calcext:value-type="float">
            <text:p>3.1123024300806</text:p>
          </table:table-cell>
          <table:table-cell table:formula="of:=[.I78]-[.B78]" office:value-type="float" office:value="-0.210757880257175" calcext:value-type="float">
            <text:p>-0.210757880257175</text:p>
          </table:table-cell>
          <table:table-cell table:formula="of:=[.K78]-[.C78]" office:value-type="float" office:value="-0.0591780042482626" calcext:value-type="float">
            <text:p>-0.059178004248263</text:p>
          </table:table-cell>
          <table:table-cell table:formula="of:=[.M78]-[.D78]" office:value-type="float" office:value="0.186584336022939" calcext:value-type="float">
            <text:p>0.186584336022939</text:p>
          </table:table-cell>
          <table:table-cell office:value-type="float" office:value="0.697569206567656" calcext:value-type="float">
            <text:p>0.697569206567656</text:p>
          </table:table-cell>
          <table:table-cell office:value-type="float" office:value="-0.354886378648939" calcext:value-type="float">
            <text:p>-0.354886378648939</text:p>
          </table:table-cell>
          <table:table-cell office:value-type="float" office:value="0.636353020719074" calcext:value-type="float">
            <text:p>0.636353020719074</text:p>
          </table:table-cell>
          <table:table-cell office:value-type="float" office:value="-0.0229187992852209" calcext:value-type="float">
            <text:p>-0.022918799285221</text:p>
          </table:table-cell>
          <table:table-cell office:value-type="float" office:value="-0.126514104026257" calcext:value-type="float">
            <text:p>-0.126514104026257</text:p>
          </table:table-cell>
          <table:table-cell office:value-type="float" office:value="-0.0184652827645397" calcext:value-type="float">
            <text:p>-0.01846528276454</text:p>
          </table:table-cell>
        </table:table-row>
        <table:table-row table:style-name="ro1">
          <table:table-cell table:formula="of:=SQRT([.I79]^2 + [.K79]^2 + [.M79]^2)" office:value-type="float" office:value="2.18237814596824" calcext:value-type="float">
            <text:p>2.18237814596824</text:p>
          </table:table-cell>
          <table:table-cell office:value-type="float" office:value="2.06499917136483" calcext:value-type="float">
            <text:p>2.06499917136483</text:p>
          </table:table-cell>
          <table:table-cell office:value-type="float" office:value="-0.419804352530718" calcext:value-type="float">
            <text:p>-0.419804352530718</text:p>
          </table:table-cell>
          <table:table-cell office:value-type="float" office:value="0.955163787866499" calcext:value-type="float">
            <text:p>0.955163787866499</text:p>
          </table:table-cell>
          <table:table-cell office:value-type="float" office:value="-0.0555367332352232" calcext:value-type="float">
            <text:p>-0.055536733235223</text:p>
          </table:table-cell>
          <table:table-cell office:value-type="float" office:value="0.599444953270375" calcext:value-type="float">
            <text:p>0.599444953270375</text:p>
          </table:table-cell>
          <table:table-cell office:value-type="float" office:value="2.7263628389336" calcext:value-type="float">
            <text:p>2.7263628389336</text:p>
          </table:table-cell>
          <table:table-cell office:value-type="float" office:value="2.28621788601441" calcext:value-type="float">
            <text:p>2.28621788601441</text:p>
          </table:table-cell>
          <table:table-cell table:formula="of:=[.H79] / 1.184 + 0.103" office:value-type="float" office:value="2.03392726859325" calcext:value-type="float">
            <text:p>2.03392726859325</text:p>
          </table:table-cell>
          <table:table-cell office:value-type="float" office:value="-0.551199915061185" calcext:value-type="float">
            <text:p>-0.551199915061185</text:p>
          </table:table-cell>
          <table:table-cell table:formula="of:=[.J79] / 1.032 + 0.243" office:value-type="float" office:value="-0.29110844482673" calcext:value-type="float">
            <text:p>-0.29110844482673</text:p>
          </table:table-cell>
          <table:table-cell office:value-type="float" office:value="1.18857169243757" calcext:value-type="float">
            <text:p>1.18857169243757</text:p>
          </table:table-cell>
          <table:table-cell table:formula="of:=[.L79] / 1.151 - 0.297" office:value-type="float" office:value="0.735642651987463" calcext:value-type="float">
            <text:p>0.735642651987463</text:p>
          </table:table-cell>
          <table:table-cell office:value-type="float" office:value="-0.0373255521999667" calcext:value-type="float">
            <text:p>-0.037325552199967</text:p>
          </table:table-cell>
          <table:table-cell office:value-type="float" office:value="0.642664210711256" calcext:value-type="float">
            <text:p>0.642664210711256</text:p>
          </table:table-cell>
          <table:table-cell office:value-type="float" office:value="2.69829085033947" calcext:value-type="float">
            <text:p>2.69829085033947</text:p>
          </table:table-cell>
          <table:table-cell table:formula="of:=[.I79]-[.B79]" office:value-type="float" office:value="-0.0310719027715782" calcext:value-type="float">
            <text:p>-0.031071902771578</text:p>
          </table:table-cell>
          <table:table-cell table:formula="of:=[.K79]-[.C79]" office:value-type="float" office:value="0.128695907703988" calcext:value-type="float">
            <text:p>0.128695907703988</text:p>
          </table:table-cell>
          <table:table-cell table:formula="of:=[.M79]-[.D79]" office:value-type="float" office:value="-0.219521135879036" calcext:value-type="float">
            <text:p>-0.219521135879036</text:p>
          </table:table-cell>
          <table:table-cell office:value-type="float" office:value="0.221218714649582" calcext:value-type="float">
            <text:p>0.221218714649582</text:p>
          </table:table-cell>
          <table:table-cell office:value-type="float" office:value="-0.131395562530467" calcext:value-type="float">
            <text:p>-0.131395562530467</text:p>
          </table:table-cell>
          <table:table-cell office:value-type="float" office:value="0.233407904571074" calcext:value-type="float">
            <text:p>0.233407904571074</text:p>
          </table:table-cell>
          <table:table-cell office:value-type="float" office:value="0.00412516771116067" calcext:value-type="float">
            <text:p>0.004125167711161</text:p>
          </table:table-cell>
          <table:table-cell office:value-type="float" office:value="-0.045499031087048" calcext:value-type="float">
            <text:p>-0.045499031087048</text:p>
          </table:table-cell>
          <table:table-cell office:value-type="float" office:value="-0.0173784969543593" calcext:value-type="float">
            <text:p>-0.017378496954359</text:p>
          </table:table-cell>
        </table:table-row>
        <table:table-row table:style-name="ro1">
          <table:table-cell table:formula="of:=SQRT([.I80]^2 + [.K80]^2 + [.M80]^2)" office:value-type="float" office:value="6.90087585416715" calcext:value-type="float">
            <text:p>6.90087585416715</text:p>
          </table:table-cell>
          <table:table-cell office:value-type="float" office:value="6.29642202988813" calcext:value-type="float">
            <text:p>6.29642202988813</text:p>
          </table:table-cell>
          <table:table-cell office:value-type="float" office:value="2.6032843587451" calcext:value-type="float">
            <text:p>2.6032843587451</text:p>
          </table:table-cell>
          <table:table-cell office:value-type="float" office:value="1.1894454248482" calcext:value-type="float">
            <text:p>1.1894454248482</text:p>
          </table:table-cell>
          <table:table-cell office:value-type="float" office:value="0.173593544459328" calcext:value-type="float">
            <text:p>0.173593544459328</text:p>
          </table:table-cell>
          <table:table-cell office:value-type="float" office:value="-0.0803858553837214" calcext:value-type="float">
            <text:p>-0.080385855383721</text:p>
          </table:table-cell>
          <table:table-cell office:value-type="float" office:value="0.360001429188514" calcext:value-type="float">
            <text:p>0.360001429188514</text:p>
          </table:table-cell>
          <table:table-cell office:value-type="float" office:value="7.32046088489793" calcext:value-type="float">
            <text:p>7.32046088489793</text:p>
          </table:table-cell>
          <table:table-cell table:formula="of:=[.H80] / 1.184 + 0.103" office:value-type="float" office:value="6.28582169332595" calcext:value-type="float">
            <text:p>6.28582169332595</text:p>
          </table:table-cell>
          <table:table-cell office:value-type="float" office:value="2.31210210515755" calcext:value-type="float">
            <text:p>2.31210210515755</text:p>
          </table:table-cell>
          <table:table-cell table:formula="of:=[.J80] / 1.032 + 0.243" office:value-type="float" office:value="2.48340901662553" calcext:value-type="float">
            <text:p>2.48340901662553</text:p>
          </table:table-cell>
          <table:table-cell office:value-type="float" office:value="1.94633144290766" calcext:value-type="float">
            <text:p>1.94633144290766</text:p>
          </table:table-cell>
          <table:table-cell table:formula="of:=[.L80] / 1.151 - 0.297" office:value-type="float" office:value="1.39399169670518" calcext:value-type="float">
            <text:p>1.39399169670518</text:p>
          </table:table-cell>
          <table:table-cell office:value-type="float" office:value="0.635291254494319" calcext:value-type="float">
            <text:p>0.635291254494319</text:p>
          </table:table-cell>
          <table:table-cell office:value-type="float" office:value="0.0274856155629939" calcext:value-type="float">
            <text:p>0.027485615562994</text:p>
          </table:table-cell>
          <table:table-cell office:value-type="float" office:value="0.268870057629194" calcext:value-type="float">
            <text:p>0.268870057629194</text:p>
          </table:table-cell>
          <table:table-cell table:formula="of:=[.I80]-[.B80]" office:value-type="float" office:value="-0.0106003365621756" calcext:value-type="float">
            <text:p>-0.010600336562176</text:p>
          </table:table-cell>
          <table:table-cell table:formula="of:=[.K80]-[.C80]" office:value-type="float" office:value="-0.119875342119567" calcext:value-type="float">
            <text:p>-0.119875342119567</text:p>
          </table:table-cell>
          <table:table-cell table:formula="of:=[.M80]-[.D80]" office:value-type="float" office:value="0.204546271856978" calcext:value-type="float">
            <text:p>0.204546271856978</text:p>
          </table:table-cell>
          <table:table-cell office:value-type="float" office:value="1.02403885500981" calcext:value-type="float">
            <text:p>1.02403885500981</text:p>
          </table:table-cell>
          <table:table-cell office:value-type="float" office:value="-0.291182253587555" calcext:value-type="float">
            <text:p>-0.291182253587555</text:p>
          </table:table-cell>
          <table:table-cell office:value-type="float" office:value="0.756886018059459" calcext:value-type="float">
            <text:p>0.756886018059459</text:p>
          </table:table-cell>
          <table:table-cell office:value-type="float" office:value="0.469733231997601" calcext:value-type="float">
            <text:p>0.469733231997601</text:p>
          </table:table-cell>
          <table:table-cell office:value-type="float" office:value="-0.0640169632887178" calcext:value-type="float">
            <text:p>-0.064016963288718</text:p>
          </table:table-cell>
          <table:table-cell office:value-type="float" office:value="-0.088258397719871" calcext:value-type="float">
            <text:p>-0.088258397719871</text:p>
          </table:table-cell>
        </table:table-row>
        <table:table-row table:style-name="ro1">
          <table:table-cell table:formula="of:=SQRT([.I81]^2 + [.K81]^2 + [.M81]^2)" office:value-type="float" office:value="6.18488505974988" calcext:value-type="float">
            <text:p>6.18488505974988</text:p>
          </table:table-cell>
          <table:table-cell office:value-type="float" office:value="5.7116252590973" calcext:value-type="float">
            <text:p>5.7116252590973</text:p>
          </table:table-cell>
          <table:table-cell office:value-type="float" office:value="1.97755789938964" calcext:value-type="float">
            <text:p>1.97755789938964</text:p>
          </table:table-cell>
          <table:table-cell office:value-type="float" office:value="1.62630392856318" calcext:value-type="float">
            <text:p>1.62630392856318</text:p>
          </table:table-cell>
          <table:table-cell office:value-type="float" office:value="0.333677805773583" calcext:value-type="float">
            <text:p>0.333677805773583</text:p>
          </table:table-cell>
          <table:table-cell office:value-type="float" office:value="-0.210944811694554" calcext:value-type="float">
            <text:p>-0.210944811694554</text:p>
          </table:table-cell>
          <table:table-cell office:value-type="float" office:value="1.16095483248353" calcext:value-type="float">
            <text:p>1.16095483248353</text:p>
          </table:table-cell>
          <table:table-cell office:value-type="float" office:value="6.55588667394077" calcext:value-type="float">
            <text:p>6.55588667394077</text:p>
          </table:table-cell>
          <table:table-cell table:formula="of:=[.H81] / 1.184 + 0.103" office:value-type="float" office:value="5.64006644758511" calcext:value-type="float">
            <text:p>5.64006644758511</text:p>
          </table:table-cell>
          <table:table-cell office:value-type="float" office:value="1.68721201800402" calcext:value-type="float">
            <text:p>1.68721201800402</text:p>
          </table:table-cell>
          <table:table-cell table:formula="of:=[.J81] / 1.032 + 0.243" office:value-type="float" office:value="1.87789536628297" calcext:value-type="float">
            <text:p>1.87789536628297</text:p>
          </table:table-cell>
          <table:table-cell office:value-type="float" office:value="2.30731647347357" calcext:value-type="float">
            <text:p>2.30731647347357</text:p>
          </table:table-cell>
          <table:table-cell table:formula="of:=[.L81] / 1.151 - 0.297" office:value-type="float" office:value="1.70761900388668" calcext:value-type="float">
            <text:p>1.70761900388668</text:p>
          </table:table-cell>
          <table:table-cell office:value-type="float" office:value="0.416396363439797" calcext:value-type="float">
            <text:p>0.416396363439797</text:p>
          </table:table-cell>
          <table:table-cell office:value-type="float" office:value="-0.317692499485833" calcext:value-type="float">
            <text:p>-0.317692499485833</text:p>
          </table:table-cell>
          <table:table-cell office:value-type="float" office:value="1.22217982241864" calcext:value-type="float">
            <text:p>1.22217982241864</text:p>
          </table:table-cell>
          <table:table-cell table:formula="of:=[.I81]-[.B81]" office:value-type="float" office:value="-0.0715588115121903" calcext:value-type="float">
            <text:p>-0.07155881151219</text:p>
          </table:table-cell>
          <table:table-cell table:formula="of:=[.K81]-[.C81]" office:value-type="float" office:value="-0.0996625331066752" calcext:value-type="float">
            <text:p>-0.099662533106675</text:p>
          </table:table-cell>
          <table:table-cell table:formula="of:=[.M81]-[.D81]" office:value-type="float" office:value="0.0813150753235012" calcext:value-type="float">
            <text:p>0.081315075323501</text:p>
          </table:table-cell>
          <table:table-cell office:value-type="float" office:value="0.844261414843469" calcext:value-type="float">
            <text:p>0.844261414843469</text:p>
          </table:table-cell>
          <table:table-cell office:value-type="float" office:value="-0.290345881385618" calcext:value-type="float">
            <text:p>-0.290345881385618</text:p>
          </table:table-cell>
          <table:table-cell office:value-type="float" office:value="0.681012544910392" calcext:value-type="float">
            <text:p>0.681012544910392</text:p>
          </table:table-cell>
          <table:table-cell office:value-type="float" office:value="-0.0675670292786061" calcext:value-type="float">
            <text:p>-0.067567029278606</text:p>
          </table:table-cell>
          <table:table-cell office:value-type="float" office:value="-0.114967906173487" calcext:value-type="float">
            <text:p>-0.114967906173487</text:p>
          </table:table-cell>
          <table:table-cell office:value-type="float" office:value="0.035682531541807" calcext:value-type="float">
            <text:p>0.035682531541807</text:p>
          </table:table-cell>
        </table:table-row>
        <table:table-row table:style-name="ro1">
          <table:table-cell table:formula="of:=SQRT([.I82]^2 + [.K82]^2 + [.M82]^2)" office:value-type="float" office:value="6.76193161714553" calcext:value-type="float">
            <text:p>6.76193161714553</text:p>
          </table:table-cell>
          <table:table-cell office:value-type="float" office:value="5.46186327511247" calcext:value-type="float">
            <text:p>5.46186327511247</text:p>
          </table:table-cell>
          <table:table-cell office:value-type="float" office:value="-3.99694098998253" calcext:value-type="float">
            <text:p>-3.99694098998253</text:p>
          </table:table-cell>
          <table:table-cell office:value-type="float" office:value="1.86104929737192" calcext:value-type="float">
            <text:p>1.86104929737192</text:p>
          </table:table-cell>
          <table:table-cell office:value-type="float" office:value="-0.114020104479795" calcext:value-type="float">
            <text:p>-0.114020104479795</text:p>
          </table:table-cell>
          <table:table-cell office:value-type="float" office:value="-0.418349654468421" calcext:value-type="float">
            <text:p>-0.418349654468421</text:p>
          </table:table-cell>
          <table:table-cell office:value-type="float" office:value="-0.0613815602253869" calcext:value-type="float">
            <text:p>-0.061381560225387</text:p>
          </table:table-cell>
          <table:table-cell office:value-type="float" office:value="6.01042907349949" calcext:value-type="float">
            <text:p>6.01042907349949</text:p>
          </table:table-cell>
          <table:table-cell table:formula="of:=[.H82] / 1.184 + 0.103" office:value-type="float" office:value="5.17937590667187" calcext:value-type="float">
            <text:p>5.17937590667187</text:p>
          </table:table-cell>
          <table:table-cell office:value-type="float" office:value="-4.29760491736278" calcext:value-type="float">
            <text:p>-4.29760491736278</text:p>
          </table:table-cell>
          <table:table-cell table:formula="of:=[.J82] / 1.032 + 0.243" office:value-type="float" office:value="-3.92134585015773" calcext:value-type="float">
            <text:p>-3.92134585015773</text:p>
          </table:table-cell>
          <table:table-cell office:value-type="float" office:value="2.50156934547079" calcext:value-type="float">
            <text:p>2.50156934547079</text:p>
          </table:table-cell>
          <table:table-cell table:formula="of:=[.L82] / 1.151 - 0.297" office:value-type="float" office:value="1.87638778928826" calcext:value-type="float">
            <text:p>1.87638778928826</text:p>
          </table:table-cell>
          <table:table-cell office:value-type="float" office:value="-0.0521535013774521" calcext:value-type="float">
            <text:p>-0.052153501377452</text:p>
          </table:table-cell>
          <table:table-cell office:value-type="float" office:value="-0.520005330227019" calcext:value-type="float">
            <text:p>-0.520005330227019</text:p>
          </table:table-cell>
          <table:table-cell office:value-type="float" office:value="-0.085184998823987" calcext:value-type="float">
            <text:p>-0.085184998823987</text:p>
          </table:table-cell>
          <table:table-cell table:formula="of:=[.I82]-[.B82]" office:value-type="float" office:value="-0.282487368440603" calcext:value-type="float">
            <text:p>-0.282487368440603</text:p>
          </table:table-cell>
          <table:table-cell table:formula="of:=[.K82]-[.C82]" office:value-type="float" office:value="0.0755951398247974" calcext:value-type="float">
            <text:p>0.075595139824797</text:p>
          </table:table-cell>
          <table:table-cell table:formula="of:=[.M82]-[.D82]" office:value-type="float" office:value="0.0153384919163424" calcext:value-type="float">
            <text:p>0.015338491916342</text:p>
          </table:table-cell>
          <table:table-cell office:value-type="float" office:value="0.548565798387017" calcext:value-type="float">
            <text:p>0.548565798387017</text:p>
          </table:table-cell>
          <table:table-cell office:value-type="float" office:value="-0.300663927380245" calcext:value-type="float">
            <text:p>-0.300663927380245</text:p>
          </table:table-cell>
          <table:table-cell office:value-type="float" office:value="0.640520048098875" calcext:value-type="float">
            <text:p>0.640520048098875</text:p>
          </table:table-cell>
          <table:table-cell office:value-type="float" office:value="0.0601496928094525" calcext:value-type="float">
            <text:p>0.060149692809453</text:p>
          </table:table-cell>
          <table:table-cell office:value-type="float" office:value="-0.0988322588803667" calcext:value-type="float">
            <text:p>-0.098832258880367</text:p>
          </table:table-cell>
          <table:table-cell office:value-type="float" office:value="-0.04884419252258" calcext:value-type="float">
            <text:p>-0.04884419252258</text:p>
          </table:table-cell>
        </table:table-row>
        <table:table-row table:style-name="ro1">
          <table:table-cell table:formula="of:=SQRT([.I83]^2 + [.K83]^2 + [.M83]^2)" office:value-type="float" office:value="5.6705985162769" calcext:value-type="float">
            <text:p>5.6705985162769</text:p>
          </table:table-cell>
          <table:table-cell office:value-type="float" office:value="4.20266225750007" calcext:value-type="float">
            <text:p>4.20266225750007</text:p>
          </table:table-cell>
          <table:table-cell office:value-type="float" office:value="3.24898426939983" calcext:value-type="float">
            <text:p>3.24898426939983</text:p>
          </table:table-cell>
          <table:table-cell office:value-type="float" office:value="1.90009891419288" calcext:value-type="float">
            <text:p>1.90009891419288</text:p>
          </table:table-cell>
          <table:table-cell office:value-type="float" office:value="0.504756957660245" calcext:value-type="float">
            <text:p>0.504756957660245</text:p>
          </table:table-cell>
          <table:table-cell office:value-type="float" office:value="-0.282223992479881" calcext:value-type="float">
            <text:p>-0.282223992479881</text:p>
          </table:table-cell>
          <table:table-cell office:value-type="float" office:value="-0.727751660670091" calcext:value-type="float">
            <text:p>-0.727751660670091</text:p>
          </table:table-cell>
          <table:table-cell office:value-type="float" office:value="4.94331003210152" calcext:value-type="float">
            <text:p>4.94331003210152</text:p>
          </table:table-cell>
          <table:table-cell table:formula="of:=[.H83] / 1.184 + 0.103" office:value-type="float" office:value="4.27809293251818" calcext:value-type="float">
            <text:p>4.27809293251818</text:p>
          </table:table-cell>
          <table:table-cell office:value-type="float" office:value="3.07422982156475" calcext:value-type="float">
            <text:p>3.07422982156475</text:p>
          </table:table-cell>
          <table:table-cell table:formula="of:=[.J83] / 1.032 + 0.243" office:value-type="float" office:value="3.22190486585732" calcext:value-type="float">
            <text:p>3.22190486585732</text:p>
          </table:table-cell>
          <table:table-cell office:value-type="float" office:value="2.48682974556007" calcext:value-type="float">
            <text:p>2.48682974556007</text:p>
          </table:table-cell>
          <table:table-cell table:formula="of:=[.L83] / 1.151 - 0.297" office:value-type="float" office:value="1.86358188145966" calcext:value-type="float">
            <text:p>1.86358188145966</text:p>
          </table:table-cell>
          <table:table-cell office:value-type="float" office:value="-0.088639177902416" calcext:value-type="float">
            <text:p>-0.088639177902416</text:p>
          </table:table-cell>
          <table:table-cell office:value-type="float" office:value="-1.03012151049025" calcext:value-type="float">
            <text:p>-1.03012151049025</text:p>
          </table:table-cell>
          <table:table-cell office:value-type="float" office:value="-0.522086077211385" calcext:value-type="float">
            <text:p>-0.522086077211385</text:p>
          </table:table-cell>
          <table:table-cell table:formula="of:=[.I83]-[.B83]" office:value-type="float" office:value="0.0754306750181053" calcext:value-type="float">
            <text:p>0.075430675018105</text:p>
          </table:table-cell>
          <table:table-cell table:formula="of:=[.K83]-[.C83]" office:value-type="float" office:value="-0.0270794035425146" calcext:value-type="float">
            <text:p>-0.027079403542515</text:p>
          </table:table-cell>
          <table:table-cell table:formula="of:=[.M83]-[.D83]" office:value-type="float" office:value="-0.0365170327332189" calcext:value-type="float">
            <text:p>-0.036517032733219</text:p>
          </table:table-cell>
          <table:table-cell office:value-type="float" office:value="0.740647774601449" calcext:value-type="float">
            <text:p>0.740647774601449</text:p>
          </table:table-cell>
          <table:table-cell office:value-type="float" office:value="-0.174754447835073" calcext:value-type="float">
            <text:p>-0.174754447835073</text:p>
          </table:table-cell>
          <table:table-cell office:value-type="float" office:value="0.586730831367195" calcext:value-type="float">
            <text:p>0.586730831367195</text:p>
          </table:table-cell>
          <table:table-cell office:value-type="float" office:value="0.372971882486102" calcext:value-type="float">
            <text:p>0.372971882486102</text:p>
          </table:table-cell>
          <table:table-cell office:value-type="float" office:value="-0.800296253023944" calcext:value-type="float">
            <text:p>-0.800296253023944</text:p>
          </table:table-cell>
          <table:table-cell office:value-type="float" office:value="0.760429463610535" calcext:value-type="float">
            <text:p>0.760429463610535</text:p>
          </table:table-cell>
        </table:table-row>
        <table:table-row table:style-name="ro1">
          <table:table-cell table:formula="of:=SQRT([.I84]^2 + [.K84]^2 + [.M84]^2)" office:value-type="float" office:value="3.3532293650059" calcext:value-type="float">
            <text:p>3.3532293650059</text:p>
          </table:table-cell>
          <table:table-cell office:value-type="float" office:value="2.94808381263398" calcext:value-type="float">
            <text:p>2.94808381263398</text:p>
          </table:table-cell>
          <table:table-cell office:value-type="float" office:value="-1.38589746526065" calcext:value-type="float">
            <text:p>-1.38589746526065</text:p>
          </table:table-cell>
          <table:table-cell office:value-type="float" office:value="1.23210807400235" calcext:value-type="float">
            <text:p>1.23210807400235</text:p>
          </table:table-cell>
          <table:table-cell office:value-type="float" office:value="-0.437559823792276" calcext:value-type="float">
            <text:p>-0.437559823792276</text:p>
          </table:table-cell>
          <table:table-cell office:value-type="float" office:value="0.254900443898125" calcext:value-type="float">
            <text:p>0.254900443898125</text:p>
          </table:table-cell>
          <table:table-cell office:value-type="float" office:value="-2.52453492624256" calcext:value-type="float">
            <text:p>-2.52453492624256</text:p>
          </table:table-cell>
          <table:table-cell office:value-type="float" office:value="3.30293145130617" calcext:value-type="float">
            <text:p>3.30293145130617</text:p>
          </table:table-cell>
          <table:table-cell table:formula="of:=[.H84] / 1.184 + 0.103" office:value-type="float" office:value="2.89263805008967" calcext:value-type="float">
            <text:p>2.89263805008967</text:p>
          </table:table-cell>
          <table:table-cell office:value-type="float" office:value="-1.595239778138" calcext:value-type="float">
            <text:p>-1.595239778138</text:p>
          </table:table-cell>
          <table:table-cell table:formula="of:=[.J84] / 1.032 + 0.243" office:value-type="float" office:value="-1.30277497881589" calcext:value-type="float">
            <text:p>-1.30277497881589</text:p>
          </table:table-cell>
          <table:table-cell office:value-type="float" office:value="1.59192501306599" calcext:value-type="float">
            <text:p>1.59192501306599</text:p>
          </table:table-cell>
          <table:table-cell table:formula="of:=[.L84] / 1.151 - 0.297" office:value-type="float" office:value="1.08607994184708" calcext:value-type="float">
            <text:p>1.08607994184708</text:p>
          </table:table-cell>
          <table:table-cell office:value-type="float" office:value="-0.47894945009341" calcext:value-type="float">
            <text:p>-0.47894945009341</text:p>
          </table:table-cell>
          <table:table-cell office:value-type="float" office:value="0.28436597697442" calcext:value-type="float">
            <text:p>0.28436597697442</text:p>
          </table:table-cell>
          <table:table-cell office:value-type="float" office:value="-2.51857847589556" calcext:value-type="float">
            <text:p>-2.51857847589556</text:p>
          </table:table-cell>
          <table:table-cell table:formula="of:=[.I84]-[.B84]" office:value-type="float" office:value="-0.0554457625443092" calcext:value-type="float">
            <text:p>-0.055445762544309</text:p>
          </table:table-cell>
          <table:table-cell table:formula="of:=[.K84]-[.C84]" office:value-type="float" office:value="0.0831224864447586" calcext:value-type="float">
            <text:p>0.083122486444759</text:p>
          </table:table-cell>
          <table:table-cell table:formula="of:=[.M84]-[.D84]" office:value-type="float" office:value="-0.146028132155269" calcext:value-type="float">
            <text:p>-0.146028132155269</text:p>
          </table:table-cell>
          <table:table-cell office:value-type="float" office:value="0.354847638672183" calcext:value-type="float">
            <text:p>0.354847638672183</text:p>
          </table:table-cell>
          <table:table-cell office:value-type="float" office:value="-0.209342312877345" calcext:value-type="float">
            <text:p>-0.209342312877345</text:p>
          </table:table-cell>
          <table:table-cell office:value-type="float" office:value="0.359816939063642" calcext:value-type="float">
            <text:p>0.359816939063642</text:p>
          </table:table-cell>
          <table:table-cell office:value-type="float" office:value="0.0152420218131244" calcext:value-type="float">
            <text:p>0.015242021813124</text:p>
          </table:table-cell>
          <table:table-cell office:value-type="float" office:value="-0.0471959487275346" calcext:value-type="float">
            <text:p>-0.047195948727535</text:p>
          </table:table-cell>
          <table:table-cell office:value-type="float" office:value="-0.00471173681744652" calcext:value-type="float">
            <text:p>-0.004711736817447</text:p>
          </table:table-cell>
        </table:table-row>
        <table:table-row table:style-name="ro1">
          <table:table-cell table:formula="of:=SQRT([.I85]^2 + [.K85]^2 + [.M85]^2)" office:value-type="float" office:value="5.14342334951234" calcext:value-type="float">
            <text:p>5.14342334951234</text:p>
          </table:table-cell>
          <table:table-cell office:value-type="float" office:value="4.03607146547949" calcext:value-type="float">
            <text:p>4.03607146547949</text:p>
          </table:table-cell>
          <table:table-cell office:value-type="float" office:value="2.63017651234104" calcext:value-type="float">
            <text:p>2.63017651234104</text:p>
          </table:table-cell>
          <table:table-cell office:value-type="float" office:value="1.68498775052146" calcext:value-type="float">
            <text:p>1.68498775052146</text:p>
          </table:table-cell>
          <table:table-cell office:value-type="float" office:value="-0.216496527799038" calcext:value-type="float">
            <text:p>-0.216496527799038</text:p>
          </table:table-cell>
          <table:table-cell office:value-type="float" office:value="-0.109513696230838" calcext:value-type="float">
            <text:p>-0.109513696230838</text:p>
          </table:table-cell>
          <table:table-cell office:value-type="float" office:value="1.15041122772752" calcext:value-type="float">
            <text:p>1.15041122772752</text:p>
          </table:table-cell>
          <table:table-cell office:value-type="float" office:value="4.73288596164" calcext:value-type="float">
            <text:p>4.73288596164</text:p>
          </table:table-cell>
          <table:table-cell table:formula="of:=[.H85] / 1.184 + 0.103" office:value-type="float" office:value="4.10036990003378" calcext:value-type="float">
            <text:p>4.10036990003378</text:p>
          </table:table-cell>
          <table:table-cell office:value-type="float" office:value="2.46696279845865" calcext:value-type="float">
            <text:p>2.46696279845865</text:p>
          </table:table-cell>
          <table:table-cell table:formula="of:=[.J85] / 1.032 + 0.243" office:value-type="float" office:value="2.63346782796381" calcext:value-type="float">
            <text:p>2.63346782796381</text:p>
          </table:table-cell>
          <table:table-cell office:value-type="float" office:value="2.23544932058339" calcext:value-type="float">
            <text:p>2.23544932058339</text:p>
          </table:table-cell>
          <table:table-cell table:formula="of:=[.L85] / 1.151 - 0.297" office:value-type="float" office:value="1.64518012214022" calcext:value-type="float">
            <text:p>1.64518012214022</text:p>
          </table:table-cell>
          <table:table-cell office:value-type="float" office:value="-0.204737994855348" calcext:value-type="float">
            <text:p>-0.204737994855348</text:p>
          </table:table-cell>
          <table:table-cell office:value-type="float" office:value="-0.185367536062343" calcext:value-type="float">
            <text:p>-0.185367536062343</text:p>
          </table:table-cell>
          <table:table-cell office:value-type="float" office:value="1.18442935288177" calcext:value-type="float">
            <text:p>1.18442935288177</text:p>
          </table:table-cell>
          <table:table-cell table:formula="of:=[.I85]-[.B85]" office:value-type="float" office:value="0.0642984345542939" calcext:value-type="float">
            <text:p>0.064298434554294</text:p>
          </table:table-cell>
          <table:table-cell table:formula="of:=[.K85]-[.C85]" office:value-type="float" office:value="0.00329131562276785" calcext:value-type="float">
            <text:p>0.003291315622768</text:p>
          </table:table-cell>
          <table:table-cell table:formula="of:=[.M85]-[.D85]" office:value-type="float" office:value="-0.0398076283812427" calcext:value-type="float">
            <text:p>-0.039807628381243</text:p>
          </table:table-cell>
          <table:table-cell office:value-type="float" office:value="0.696814496160505" calcext:value-type="float">
            <text:p>0.696814496160505</text:p>
          </table:table-cell>
          <table:table-cell office:value-type="float" office:value="-0.16321371388239" calcext:value-type="float">
            <text:p>-0.16321371388239</text:p>
          </table:table-cell>
          <table:table-cell office:value-type="float" office:value="0.550461570061929" calcext:value-type="float">
            <text:p>0.550461570061929</text:p>
          </table:table-cell>
          <table:table-cell office:value-type="float" office:value="-0.0645737033879543" calcext:value-type="float">
            <text:p>-0.064573703387954</text:p>
          </table:table-cell>
          <table:table-cell office:value-type="float" office:value="-0.0414927185160585" calcext:value-type="float">
            <text:p>-0.041492718516059</text:p>
          </table:table-cell>
          <table:table-cell office:value-type="float" office:value="0.0309491246580231" calcext:value-type="float">
            <text:p>0.030949124658023</text:p>
          </table:table-cell>
        </table:table-row>
        <table:table-row table:style-name="ro1">
          <table:table-cell table:formula="of:=SQRT([.I86]^2 + [.K86]^2 + [.M86]^2)" office:value-type="float" office:value="6.62232093286939" calcext:value-type="float">
            <text:p>6.62232093286939</text:p>
          </table:table-cell>
          <table:table-cell office:value-type="float" office:value="5.64061263144547" calcext:value-type="float">
            <text:p>5.64061263144547</text:p>
          </table:table-cell>
          <table:table-cell office:value-type="float" office:value="3.1945364983081" calcext:value-type="float">
            <text:p>3.1945364983081</text:p>
          </table:table-cell>
          <table:table-cell office:value-type="float" office:value="0.732619933420285" calcext:value-type="float">
            <text:p>0.732619933420285</text:p>
          </table:table-cell>
          <table:table-cell office:value-type="float" office:value="0.489050886817746" calcext:value-type="float">
            <text:p>0.489050886817746</text:p>
          </table:table-cell>
          <table:table-cell office:value-type="float" office:value="0.221800671372346" calcext:value-type="float">
            <text:p>0.221800671372346</text:p>
          </table:table-cell>
          <table:table-cell office:value-type="float" office:value="-1.52819363493308" calcext:value-type="float">
            <text:p>-1.52819363493308</text:p>
          </table:table-cell>
          <table:table-cell office:value-type="float" office:value="6.68765693744686" calcext:value-type="float">
            <text:p>6.68765693744686</text:p>
          </table:table-cell>
          <table:table-cell table:formula="of:=[.H86] / 1.184 + 0.103" office:value-type="float" office:value="5.75135889987066" calcext:value-type="float">
            <text:p>5.75135889987066</text:p>
          </table:table-cell>
          <table:table-cell office:value-type="float" office:value="2.99238593917104" calcext:value-type="float">
            <text:p>2.99238593917104</text:p>
          </table:table-cell>
          <table:table-cell table:formula="of:=[.J86] / 1.032 + 0.243" office:value-type="float" office:value="3.14259877826651" calcext:value-type="float">
            <text:p>3.14259877826651</text:p>
          </table:table-cell>
          <table:table-cell office:value-type="float" office:value="1.43443538639911" calcext:value-type="float">
            <text:p>1.43443538639911</text:p>
          </table:table-cell>
          <table:table-cell table:formula="of:=[.L86] / 1.151 - 0.297" office:value-type="float" office:value="0.94925142171947" calcext:value-type="float">
            <text:p>0.94925142171947</text:p>
          </table:table-cell>
          <table:table-cell office:value-type="float" office:value="0.446722955601777" calcext:value-type="float">
            <text:p>0.446722955601777</text:p>
          </table:table-cell>
          <table:table-cell office:value-type="float" office:value="0.292190600109567" calcext:value-type="float">
            <text:p>0.292190600109567</text:p>
          </table:table-cell>
          <table:table-cell office:value-type="float" office:value="-1.49604960330068" calcext:value-type="float">
            <text:p>-1.49604960330068</text:p>
          </table:table-cell>
          <table:table-cell table:formula="of:=[.I86]-[.B86]" office:value-type="float" office:value="0.110746268425189" calcext:value-type="float">
            <text:p>0.110746268425189</text:p>
          </table:table-cell>
          <table:table-cell table:formula="of:=[.K86]-[.C86]" office:value-type="float" office:value="-0.0519377200415883" calcext:value-type="float">
            <text:p>-0.051937720041588</text:p>
          </table:table-cell>
          <table:table-cell table:formula="of:=[.M86]-[.D86]" office:value-type="float" office:value="0.216631488299185" calcext:value-type="float">
            <text:p>0.216631488299185</text:p>
          </table:table-cell>
          <table:table-cell office:value-type="float" office:value="1.04704430600138" calcext:value-type="float">
            <text:p>1.04704430600138</text:p>
          </table:table-cell>
          <table:table-cell office:value-type="float" office:value="-0.202150559137054" calcext:value-type="float">
            <text:p>-0.202150559137054</text:p>
          </table:table-cell>
          <table:table-cell office:value-type="float" office:value="0.701815452978822" calcext:value-type="float">
            <text:p>0.701815452978822</text:p>
          </table:table-cell>
          <table:table-cell office:value-type="float" office:value="-0.0722960503843275" calcext:value-type="float">
            <text:p>-0.072296050384328</text:p>
          </table:table-cell>
          <table:table-cell office:value-type="float" office:value="-0.0374903256677968" calcext:value-type="float">
            <text:p>-0.037490325667797</text:p>
          </table:table-cell>
          <table:table-cell office:value-type="float" office:value="0.0200211662077203" calcext:value-type="float">
            <text:p>0.02002116620772</text:p>
          </table:table-cell>
        </table:table-row>
        <table:table-row table:style-name="ro1">
          <table:table-cell table:formula="of:=SQRT([.I87]^2 + [.K87]^2 + [.M87]^2)" office:value-type="float" office:value="3.98327878606028" calcext:value-type="float">
            <text:p>3.98327878606028</text:p>
          </table:table-cell>
          <table:table-cell office:value-type="float" office:value="3.49601320014442" calcext:value-type="float">
            <text:p>3.49601320014442</text:p>
          </table:table-cell>
          <table:table-cell office:value-type="float" office:value="-1.63187126725877" calcext:value-type="float">
            <text:p>-1.63187126725877</text:p>
          </table:table-cell>
          <table:table-cell office:value-type="float" office:value="0.446801433370531" calcext:value-type="float">
            <text:p>0.446801433370531</text:p>
          </table:table-cell>
          <table:table-cell office:value-type="float" office:value="-0.03964137436355" calcext:value-type="float">
            <text:p>-0.03964137436355</text:p>
          </table:table-cell>
          <table:table-cell office:value-type="float" office:value="0.0767381073946405" calcext:value-type="float">
            <text:p>0.076738107394641</text:p>
          </table:table-cell>
          <table:table-cell office:value-type="float" office:value="0.836766518289674" calcext:value-type="float">
            <text:p>0.836766518289674</text:p>
          </table:table-cell>
          <table:table-cell office:value-type="float" office:value="4.12928311382782" calcext:value-type="float">
            <text:p>4.12928311382782</text:p>
          </table:table-cell>
          <table:table-cell table:formula="of:=[.H87] / 1.184 + 0.103" office:value-type="float" office:value="3.59057019748971" calcext:value-type="float">
            <text:p>3.59057019748971</text:p>
          </table:table-cell>
          <table:table-cell office:value-type="float" office:value="-1.95966170942617" calcext:value-type="float">
            <text:p>-1.95966170942617</text:p>
          </table:table-cell>
          <table:table-cell table:formula="of:=[.J87] / 1.032 + 0.243" office:value-type="float" office:value="-1.65589700525792" calcext:value-type="float">
            <text:p>-1.65589700525792</text:p>
          </table:table-cell>
          <table:table-cell office:value-type="float" office:value="0.896625002952312" calcext:value-type="float">
            <text:p>0.896625002952312</text:p>
          </table:table-cell>
          <table:table-cell table:formula="of:=[.L87] / 1.151 - 0.297" office:value-type="float" office:value="0.481996527326075" calcext:value-type="float">
            <text:p>0.481996527326075</text:p>
          </table:table-cell>
          <table:table-cell office:value-type="float" office:value="0.0108419108593951" calcext:value-type="float">
            <text:p>0.010841910859395</text:p>
          </table:table-cell>
          <table:table-cell office:value-type="float" office:value="0.0172613967099551" calcext:value-type="float">
            <text:p>0.017261396709955</text:p>
          </table:table-cell>
          <table:table-cell office:value-type="float" office:value="0.784167908428482" calcext:value-type="float">
            <text:p>0.784167908428482</text:p>
          </table:table-cell>
          <table:table-cell table:formula="of:=[.I87]-[.B87]" office:value-type="float" office:value="0.0945569973452933" calcext:value-type="float">
            <text:p>0.094556997345293</text:p>
          </table:table-cell>
          <table:table-cell table:formula="of:=[.K87]-[.C87]" office:value-type="float" office:value="-0.0240257379991466" calcext:value-type="float">
            <text:p>-0.024025737999147</text:p>
          </table:table-cell>
          <table:table-cell table:formula="of:=[.M87]-[.D87]" office:value-type="float" office:value="0.0351950939555437" calcext:value-type="float">
            <text:p>0.035195093955544</text:p>
          </table:table-cell>
          <table:table-cell office:value-type="float" office:value="0.633269913683394" calcext:value-type="float">
            <text:p>0.633269913683394</text:p>
          </table:table-cell>
          <table:table-cell office:value-type="float" office:value="-0.327790442167397" calcext:value-type="float">
            <text:p>-0.327790442167397</text:p>
          </table:table-cell>
          <table:table-cell office:value-type="float" office:value="0.449823569581782" calcext:value-type="float">
            <text:p>0.449823569581782</text:p>
          </table:table-cell>
          <table:table-cell office:value-type="float" office:value="-0.0102950112535685" calcext:value-type="float">
            <text:p>-0.010295011253569</text:p>
          </table:table-cell>
          <table:table-cell office:value-type="float" office:value="-0.0772909026575199" calcext:value-type="float">
            <text:p>-0.07729090265752</text:p>
          </table:table-cell>
          <table:table-cell office:value-type="float" office:value="-0.0506232863241589" calcext:value-type="float">
            <text:p>-0.050623286324159</text:p>
          </table:table-cell>
        </table:table-row>
        <table:table-row table:style-name="ro1">
          <table:table-cell table:formula="of:=SQRT([.I88]^2 + [.K88]^2 + [.M88]^2)" office:value-type="float" office:value="3.59237533796014" calcext:value-type="float">
            <text:p>3.59237533796014</text:p>
          </table:table-cell>
          <table:table-cell office:value-type="float" office:value="3.52010218102069" calcext:value-type="float">
            <text:p>3.52010218102069</text:p>
          </table:table-cell>
          <table:table-cell office:value-type="float" office:value="0.608067385933658" calcext:value-type="float">
            <text:p>0.608067385933658</text:p>
          </table:table-cell>
          <table:table-cell office:value-type="float" office:value="0.694923588578265" calcext:value-type="float">
            <text:p>0.694923588578265</text:p>
          </table:table-cell>
          <table:table-cell office:value-type="float" office:value="0.182951883046684" calcext:value-type="float">
            <text:p>0.182951883046684</text:p>
          </table:table-cell>
          <table:table-cell office:value-type="float" office:value="0.267129830565264" calcext:value-type="float">
            <text:p>0.267129830565264</text:p>
          </table:table-cell>
          <table:table-cell office:value-type="float" office:value="2.7705906730365" calcext:value-type="float">
            <text:p>2.7705906730365</text:p>
          </table:table-cell>
          <table:table-cell office:value-type="float" office:value="3.99160505304318" calcext:value-type="float">
            <text:p>3.99160505304318</text:p>
          </table:table-cell>
          <table:table-cell table:formula="of:=[.H88] / 1.184 + 0.103" office:value-type="float" office:value="3.47428805155674" calcext:value-type="float">
            <text:p>3.47428805155674</text:p>
          </table:table-cell>
          <table:table-cell office:value-type="float" office:value="0.412665197963397" calcext:value-type="float">
            <text:p>0.412665197963397</text:p>
          </table:table-cell>
          <table:table-cell table:formula="of:=[.J88] / 1.032 + 0.243" office:value-type="float" office:value="0.642869377871509" calcext:value-type="float">
            <text:p>0.642869377871509</text:p>
          </table:table-cell>
          <table:table-cell office:value-type="float" office:value="1.08884694579629" calcext:value-type="float">
            <text:p>1.08884694579629</text:p>
          </table:table-cell>
          <table:table-cell table:formula="of:=[.L88] / 1.151 - 0.297" office:value-type="float" office:value="0.64900082171702" calcext:value-type="float">
            <text:p>0.64900082171702</text:p>
          </table:table-cell>
          <table:table-cell office:value-type="float" office:value="0.181043660829722" calcext:value-type="float">
            <text:p>0.181043660829722</text:p>
          </table:table-cell>
          <table:table-cell office:value-type="float" office:value="0.45385157879821" calcext:value-type="float">
            <text:p>0.45385157879821</text:p>
          </table:table-cell>
          <table:table-cell office:value-type="float" office:value="2.74149862112607" calcext:value-type="float">
            <text:p>2.74149862112607</text:p>
          </table:table-cell>
          <table:table-cell table:formula="of:=[.I88]-[.B88]" office:value-type="float" office:value="-0.0458141294639498" calcext:value-type="float">
            <text:p>-0.04581412946395</text:p>
          </table:table-cell>
          <table:table-cell table:formula="of:=[.K88]-[.C88]" office:value-type="float" office:value="0.0348019919378506" calcext:value-type="float">
            <text:p>0.034801991937851</text:p>
          </table:table-cell>
          <table:table-cell table:formula="of:=[.M88]-[.D88]" office:value-type="float" office:value="-0.0459227668612451" calcext:value-type="float">
            <text:p>-0.045922766861245</text:p>
          </table:table-cell>
          <table:table-cell office:value-type="float" office:value="0.471502872022489" calcext:value-type="float">
            <text:p>0.471502872022489</text:p>
          </table:table-cell>
          <table:table-cell office:value-type="float" office:value="-0.195402187970261" calcext:value-type="float">
            <text:p>-0.195402187970261</text:p>
          </table:table-cell>
          <table:table-cell office:value-type="float" office:value="0.393923357218022" calcext:value-type="float">
            <text:p>0.393923357218022</text:p>
          </table:table-cell>
          <table:table-cell office:value-type="float" office:value="0.0700060474456965" calcext:value-type="float">
            <text:p>0.070006047445697</text:p>
          </table:table-cell>
          <table:table-cell office:value-type="float" office:value="-0.173252674894076" calcext:value-type="float">
            <text:p>-0.173252674894076</text:p>
          </table:table-cell>
          <table:table-cell office:value-type="float" office:value="-0.0236860421889311" calcext:value-type="float">
            <text:p>-0.023686042188931</text:p>
          </table:table-cell>
        </table:table-row>
        <table:table-row table:style-name="ro1">
          <table:table-cell table:formula="of:=SQRT([.I89]^2 + [.K89]^2 + [.M89]^2)" office:value-type="float" office:value="6.25448426812035" calcext:value-type="float">
            <text:p>6.25448426812035</text:p>
          </table:table-cell>
          <table:table-cell office:value-type="float" office:value="5.40502109526014" calcext:value-type="float">
            <text:p>5.40502109526014</text:p>
          </table:table-cell>
          <table:table-cell office:value-type="float" office:value="2.53726013371284" calcext:value-type="float">
            <text:p>2.53726013371284</text:p>
          </table:table-cell>
          <table:table-cell office:value-type="float" office:value="0.396030216618216" calcext:value-type="float">
            <text:p>0.396030216618216</text:p>
          </table:table-cell>
          <table:table-cell office:value-type="float" office:value="-0.397836574266685" calcext:value-type="float">
            <text:p>-0.397836574266685</text:p>
          </table:table-cell>
          <table:table-cell office:value-type="float" office:value="0.461615764141601" calcext:value-type="float">
            <text:p>0.461615764141601</text:p>
          </table:table-cell>
          <table:table-cell office:value-type="float" office:value="-2.7555252009771" calcext:value-type="float">
            <text:p>-2.7555252009771</text:p>
          </table:table-cell>
          <table:table-cell office:value-type="float" office:value="6.59049946646137" calcext:value-type="float">
            <text:p>6.59049946646137</text:p>
          </table:table-cell>
          <table:table-cell table:formula="of:=[.H89] / 1.184 + 0.103" office:value-type="float" office:value="5.66930022505183" calcext:value-type="float">
            <text:p>5.66930022505183</text:p>
          </table:table-cell>
          <table:table-cell office:value-type="float" office:value="2.39601334228802" calcext:value-type="float">
            <text:p>2.39601334228802</text:p>
          </table:table-cell>
          <table:table-cell table:formula="of:=[.J89] / 1.032 + 0.243" office:value-type="float" office:value="2.56471835493025" calcext:value-type="float">
            <text:p>2.56471835493025</text:p>
          </table:table-cell>
          <table:table-cell office:value-type="float" office:value="1.06964695219035" calcext:value-type="float">
            <text:p>1.06964695219035</text:p>
          </table:table-cell>
          <table:table-cell table:formula="of:=[.L89] / 1.151 - 0.297" office:value-type="float" office:value="0.632319680443397" calcext:value-type="float">
            <text:p>0.632319680443397</text:p>
          </table:table-cell>
          <table:table-cell office:value-type="float" office:value="-0.264149814000707" calcext:value-type="float">
            <text:p>-0.264149814000707</text:p>
          </table:table-cell>
          <table:table-cell office:value-type="float" office:value="-0.120795748784408" calcext:value-type="float">
            <text:p>-0.120795748784408</text:p>
          </table:table-cell>
          <table:table-cell office:value-type="float" office:value="-3.0131371359372" calcext:value-type="float">
            <text:p>-3.0131371359372</text:p>
          </table:table-cell>
          <table:table-cell table:formula="of:=[.I89]-[.B89]" office:value-type="float" office:value="0.264279129791693" calcext:value-type="float">
            <text:p>0.264279129791693</text:p>
          </table:table-cell>
          <table:table-cell table:formula="of:=[.K89]-[.C89]" office:value-type="float" office:value="0.0274582212174121" calcext:value-type="float">
            <text:p>0.027458221217412</text:p>
          </table:table-cell>
          <table:table-cell table:formula="of:=[.M89]-[.D89]" office:value-type="float" office:value="0.236289463825181" calcext:value-type="float">
            <text:p>0.236289463825181</text:p>
          </table:table-cell>
          <table:table-cell office:value-type="float" office:value="1.18547837120123" calcext:value-type="float">
            <text:p>1.18547837120123</text:p>
          </table:table-cell>
          <table:table-cell office:value-type="float" office:value="-0.141246791424822" calcext:value-type="float">
            <text:p>-0.141246791424822</text:p>
          </table:table-cell>
          <table:table-cell office:value-type="float" office:value="0.673616735572137" calcext:value-type="float">
            <text:p>0.673616735572137</text:p>
          </table:table-cell>
          <table:table-cell office:value-type="float" office:value="0.100065264166478" calcext:value-type="float">
            <text:p>0.100065264166478</text:p>
          </table:table-cell>
          <table:table-cell office:value-type="float" office:value="0.589233666383989" calcext:value-type="float">
            <text:p>0.589233666383989</text:p>
          </table:table-cell>
          <table:table-cell office:value-type="float" office:value="-0.26429741384637" calcext:value-type="float">
            <text:p>-0.26429741384637</text:p>
          </table:table-cell>
        </table:table-row>
        <table:table-row table:style-name="ro1">
          <table:table-cell table:formula="of:=SQRT([.I90]^2 + [.K90]^2 + [.M90]^2)" office:value-type="float" office:value="6.6824173462679" calcext:value-type="float">
            <text:p>6.6824173462679</text:p>
          </table:table-cell>
          <table:table-cell office:value-type="float" office:value="5.92130688688586" calcext:value-type="float">
            <text:p>5.92130688688586</text:p>
          </table:table-cell>
          <table:table-cell office:value-type="float" office:value="-3.13760588375656" calcext:value-type="float">
            <text:p>-3.13760588375656</text:p>
          </table:table-cell>
          <table:table-cell office:value-type="float" office:value="1.90619167346021" calcext:value-type="float">
            <text:p>1.90619167346021</text:p>
          </table:table-cell>
          <table:table-cell office:value-type="float" office:value="-0.536945116703158" calcext:value-type="float">
            <text:p>-0.536945116703158</text:p>
          </table:table-cell>
          <table:table-cell office:value-type="float" office:value="-0.612856957813784" calcext:value-type="float">
            <text:p>-0.612856957813784</text:p>
          </table:table-cell>
          <table:table-cell office:value-type="float" office:value="1.18718747054519" calcext:value-type="float">
            <text:p>1.18718747054519</text:p>
          </table:table-cell>
          <table:table-cell office:value-type="float" office:value="6.49221250185211" calcext:value-type="float">
            <text:p>6.49221250185211</text:p>
          </table:table-cell>
          <table:table-cell table:formula="of:=[.H90] / 1.184 + 0.103" office:value-type="float" office:value="5.58628758602374" calcext:value-type="float">
            <text:p>5.58628758602374</text:p>
          </table:table-cell>
          <table:table-cell office:value-type="float" office:value="-3.46547806661689" calcext:value-type="float">
            <text:p>-3.46547806661689</text:p>
          </table:table-cell>
          <table:table-cell table:formula="of:=[.J90] / 1.032 + 0.243" office:value-type="float" office:value="-3.11502138238071" calcext:value-type="float">
            <text:p>-3.11502138238071</text:p>
          </table:table-cell>
          <table:table-cell office:value-type="float" office:value="2.56918349358694" calcext:value-type="float">
            <text:p>2.56918349358694</text:p>
          </table:table-cell>
          <table:table-cell table:formula="of:=[.L90] / 1.151 - 0.297" office:value-type="float" office:value="1.93513161910247" calcext:value-type="float">
            <text:p>1.93513161910247</text:p>
          </table:table-cell>
          <table:table-cell office:value-type="float" office:value="-0.555438484744736" calcext:value-type="float">
            <text:p>-0.555438484744736</text:p>
          </table:table-cell>
          <table:table-cell office:value-type="float" office:value="-0.668156269306722" calcext:value-type="float">
            <text:p>-0.668156269306722</text:p>
          </table:table-cell>
          <table:table-cell office:value-type="float" office:value="1.18296582972624" calcext:value-type="float">
            <text:p>1.18296582972624</text:p>
          </table:table-cell>
          <table:table-cell table:formula="of:=[.I90]-[.B90]" office:value-type="float" office:value="-0.335019300862118" calcext:value-type="float">
            <text:p>-0.335019300862118</text:p>
          </table:table-cell>
          <table:table-cell table:formula="of:=[.K90]-[.C90]" office:value-type="float" office:value="0.022584501375853" calcext:value-type="float">
            <text:p>0.022584501375853</text:p>
          </table:table-cell>
          <table:table-cell table:formula="of:=[.M90]-[.D90]" office:value-type="float" office:value="0.0289399456422574" calcext:value-type="float">
            <text:p>0.028939945642258</text:p>
          </table:table-cell>
          <table:table-cell office:value-type="float" office:value="0.57090561496625" calcext:value-type="float">
            <text:p>0.57090561496625</text:p>
          </table:table-cell>
          <table:table-cell office:value-type="float" office:value="-0.32787218286033" calcext:value-type="float">
            <text:p>-0.32787218286033</text:p>
          </table:table-cell>
          <table:table-cell office:value-type="float" office:value="0.662991820126729" calcext:value-type="float">
            <text:p>0.662991820126729</text:p>
          </table:table-cell>
          <table:table-cell office:value-type="float" office:value="-0.0567904667093453" calcext:value-type="float">
            <text:p>-0.056790466709345</text:p>
          </table:table-cell>
          <table:table-cell office:value-type="float" office:value="-0.00725444321244062" calcext:value-type="float">
            <text:p>-0.007254443212441</text:p>
          </table:table-cell>
          <table:table-cell office:value-type="float" office:value="0.00662840813963683" calcext:value-type="float">
            <text:p>0.006628408139637</text:p>
          </table:table-cell>
        </table:table-row>
        <table:table-row table:style-name="ro1">
          <table:table-cell table:formula="of:=SQRT([.I91]^2 + [.K91]^2 + [.M91]^2)" office:value-type="float" office:value="3.81977322550458" calcext:value-type="float">
            <text:p>3.81977322550458</text:p>
          </table:table-cell>
          <table:table-cell office:value-type="float" office:value="3.73740974867574" calcext:value-type="float">
            <text:p>3.73740974867574</text:p>
          </table:table-cell>
          <table:table-cell office:value-type="float" office:value="0.238127979184065" calcext:value-type="float">
            <text:p>0.238127979184065</text:p>
          </table:table-cell>
          <table:table-cell office:value-type="float" office:value="0.777196958532899" calcext:value-type="float">
            <text:p>0.777196958532899</text:p>
          </table:table-cell>
          <table:table-cell office:value-type="float" office:value="0.633213655554412" calcext:value-type="float">
            <text:p>0.633213655554412</text:p>
          </table:table-cell>
          <table:table-cell office:value-type="float" office:value="0.0984427052829879" calcext:value-type="float">
            <text:p>0.098442705282988</text:p>
          </table:table-cell>
          <table:table-cell office:value-type="float" office:value="0.29496623766262" calcext:value-type="float">
            <text:p>0.29496623766262</text:p>
          </table:table-cell>
          <table:table-cell office:value-type="float" office:value="4.29898368852331" calcext:value-type="float">
            <text:p>4.29898368852331</text:p>
          </table:table-cell>
          <table:table-cell table:formula="of:=[.H91] / 1.184 + 0.103" office:value-type="float" office:value="3.73389838557712" calcext:value-type="float">
            <text:p>3.73389838557712</text:p>
          </table:table-cell>
          <table:table-cell office:value-type="float" office:value="0.019467315423821" calcext:value-type="float">
            <text:p>0.019467315423821</text:p>
          </table:table-cell>
          <table:table-cell table:formula="of:=[.J91] / 1.032 + 0.243" office:value-type="float" office:value="0.261863677736261" calcext:value-type="float">
            <text:p>0.261863677736261</text:p>
          </table:table-cell>
          <table:table-cell office:value-type="float" office:value="1.21849635155897" calcext:value-type="float">
            <text:p>1.21849635155897</text:p>
          </table:table-cell>
          <table:table-cell table:formula="of:=[.L91] / 1.151 - 0.297" office:value-type="float" office:value="0.761641487019088" calcext:value-type="float">
            <text:p>0.761641487019088</text:p>
          </table:table-cell>
          <table:table-cell office:value-type="float" office:value="0.600303257122768" calcext:value-type="float">
            <text:p>0.600303257122768</text:p>
          </table:table-cell>
          <table:table-cell office:value-type="float" office:value="-0.000281333194280364" calcext:value-type="float">
            <text:p>-0.00028133319428</text:p>
          </table:table-cell>
          <table:table-cell office:value-type="float" office:value="0.311868562258375" calcext:value-type="float">
            <text:p>0.311868562258375</text:p>
          </table:table-cell>
          <table:table-cell table:formula="of:=[.I91]-[.B91]" office:value-type="float" office:value="-0.00351136309861966" calcext:value-type="float">
            <text:p>-0.00351136309862</text:p>
          </table:table-cell>
          <table:table-cell table:formula="of:=[.K91]-[.C91]" office:value-type="float" office:value="0.0237356985521956" calcext:value-type="float">
            <text:p>0.023735698552196</text:p>
          </table:table-cell>
          <table:table-cell table:formula="of:=[.M91]-[.D91]" office:value-type="float" office:value="-0.0155554715138113" calcext:value-type="float">
            <text:p>-0.015555471513811</text:p>
          </table:table-cell>
          <table:table-cell office:value-type="float" office:value="0.561573939847573" calcext:value-type="float">
            <text:p>0.561573939847573</text:p>
          </table:table-cell>
          <table:table-cell office:value-type="float" office:value="-0.218660663760244" calcext:value-type="float">
            <text:p>-0.218660663760244</text:p>
          </table:table-cell>
          <table:table-cell office:value-type="float" office:value="0.441299393026069" calcext:value-type="float">
            <text:p>0.441299393026069</text:p>
          </table:table-cell>
          <table:table-cell office:value-type="float" office:value="-0.0603745787665" calcext:value-type="float">
            <text:p>-0.0603745787665</text:p>
          </table:table-cell>
          <table:table-cell office:value-type="float" office:value="-0.084792045764468" calcext:value-type="float">
            <text:p>-0.084792045764468</text:p>
          </table:table-cell>
          <table:table-cell office:value-type="float" office:value="0.0127236398519517" calcext:value-type="float">
            <text:p>0.012723639851952</text:p>
          </table:table-cell>
        </table:table-row>
        <table:table-row table:style-name="ro1">
          <table:table-cell table:formula="of:=SQRT([.I92]^2 + [.K92]^2 + [.M92]^2)" office:value-type="float" office:value="4.3959217918473" calcext:value-type="float">
            <text:p>4.3959217918473</text:p>
          </table:table-cell>
          <table:table-cell office:value-type="float" office:value="3.88430913457552" calcext:value-type="float">
            <text:p>3.88430913457552</text:p>
          </table:table-cell>
          <table:table-cell office:value-type="float" office:value="1.53030599961271" calcext:value-type="float">
            <text:p>1.53030599961271</text:p>
          </table:table-cell>
          <table:table-cell office:value-type="float" office:value="1.19600174573938" calcext:value-type="float">
            <text:p>1.19600174573938</text:p>
          </table:table-cell>
          <table:table-cell office:value-type="float" office:value="0.671237908475171" calcext:value-type="float">
            <text:p>0.671237908475171</text:p>
          </table:table-cell>
          <table:table-cell office:value-type="float" office:value="0.195793031103318" calcext:value-type="float">
            <text:p>0.195793031103318</text:p>
          </table:table-cell>
          <table:table-cell office:value-type="float" office:value="-0.278079070073992" calcext:value-type="float">
            <text:p>-0.278079070073992</text:p>
          </table:table-cell>
          <table:table-cell office:value-type="float" office:value="4.54075522050453" calcext:value-type="float">
            <text:p>4.54075522050453</text:p>
          </table:table-cell>
          <table:table-cell table:formula="of:=[.H92] / 1.184 + 0.103" office:value-type="float" office:value="3.93809731461531" calcext:value-type="float">
            <text:p>3.93809731461531</text:p>
          </table:table-cell>
          <table:table-cell office:value-type="float" office:value="1.35647679866546" calcext:value-type="float">
            <text:p>1.35647679866546</text:p>
          </table:table-cell>
          <table:table-cell table:formula="of:=[.J92] / 1.032 + 0.243" office:value-type="float" office:value="1.55741550258281" calcext:value-type="float">
            <text:p>1.55741550258281</text:p>
          </table:table-cell>
          <table:table-cell office:value-type="float" office:value="1.69884373108845" calcext:value-type="float">
            <text:p>1.69884373108845</text:p>
          </table:table-cell>
          <table:table-cell table:formula="of:=[.L92] / 1.151 - 0.297" office:value-type="float" office:value="1.17897196445565" calcext:value-type="float">
            <text:p>1.17897196445565</text:p>
          </table:table-cell>
          <table:table-cell office:value-type="float" office:value="0.557268759935196" calcext:value-type="float">
            <text:p>0.557268759935196</text:p>
          </table:table-cell>
          <table:table-cell office:value-type="float" office:value="0.191186552090335" calcext:value-type="float">
            <text:p>0.191186552090335</text:p>
          </table:table-cell>
          <table:table-cell office:value-type="float" office:value="-0.254812309037617" calcext:value-type="float">
            <text:p>-0.254812309037617</text:p>
          </table:table-cell>
          <table:table-cell table:formula="of:=[.I92]-[.B92]" office:value-type="float" office:value="0.0537881800397928" calcext:value-type="float">
            <text:p>0.053788180039793</text:p>
          </table:table-cell>
          <table:table-cell table:formula="of:=[.K92]-[.C92]" office:value-type="float" office:value="0.0271095029701003" calcext:value-type="float">
            <text:p>0.0271095029701</text:p>
          </table:table-cell>
          <table:table-cell table:formula="of:=[.M92]-[.D92]" office:value-type="float" office:value="-0.0170297812837328" calcext:value-type="float">
            <text:p>-0.017029781283733</text:p>
          </table:table-cell>
          <table:table-cell office:value-type="float" office:value="0.656446085929003" calcext:value-type="float">
            <text:p>0.656446085929003</text:p>
          </table:table-cell>
          <table:table-cell office:value-type="float" office:value="-0.173829200947248" calcext:value-type="float">
            <text:p>-0.173829200947248</text:p>
          </table:table-cell>
          <table:table-cell office:value-type="float" office:value="0.502841985349072" calcext:value-type="float">
            <text:p>0.502841985349072</text:p>
          </table:table-cell>
          <table:table-cell office:value-type="float" office:value="-0.106700534209919" calcext:value-type="float">
            <text:p>-0.106700534209919</text:p>
          </table:table-cell>
          <table:table-cell office:value-type="float" office:value="-0.0338935588126512" calcext:value-type="float">
            <text:p>-0.033893558812651</text:p>
          </table:table-cell>
          <table:table-cell office:value-type="float" office:value="-0.000480816230442827" calcext:value-type="float">
            <text:p>-0.000480816230443</text:p>
          </table:table-cell>
        </table:table-row>
        <table:table-row table:style-name="ro1">
          <table:table-cell table:formula="of:=SQRT([.I93]^2 + [.K93]^2 + [.M93]^2)" office:value-type="float" office:value="2.6741260112045" calcext:value-type="float">
            <text:p>2.6741260112045</text:p>
          </table:table-cell>
          <table:table-cell office:value-type="float" office:value="2.44876078885223" calcext:value-type="float">
            <text:p>2.44876078885223</text:p>
          </table:table-cell>
          <table:table-cell office:value-type="float" office:value="-1.00032333400622" calcext:value-type="float">
            <text:p>-1.00032333400622</text:p>
          </table:table-cell>
          <table:table-cell office:value-type="float" office:value="0.340474414469531" calcext:value-type="float">
            <text:p>0.340474414469531</text:p>
          </table:table-cell>
          <table:table-cell office:value-type="float" office:value="-0.360707193513773" calcext:value-type="float">
            <text:p>-0.360707193513773</text:p>
          </table:table-cell>
          <table:table-cell office:value-type="float" office:value="-0.379072905043947" calcext:value-type="float">
            <text:p>-0.379072905043947</text:p>
          </table:table-cell>
          <table:table-cell office:value-type="float" office:value="-2.93868633013722" calcext:value-type="float">
            <text:p>-2.93868633013722</text:p>
          </table:table-cell>
          <table:table-cell office:value-type="float" office:value="2.83470063634908" calcext:value-type="float">
            <text:p>2.83470063634908</text:p>
          </table:table-cell>
          <table:table-cell table:formula="of:=[.H93] / 1.184 + 0.103" office:value-type="float" office:value="2.49717283475429" calcext:value-type="float">
            <text:p>2.49717283475429</text:p>
          </table:table-cell>
          <table:table-cell office:value-type="float" office:value="-1.20032360793387" calcext:value-type="float">
            <text:p>-1.20032360793387</text:p>
          </table:table-cell>
          <table:table-cell table:formula="of:=[.J93] / 1.032 + 0.243" office:value-type="float" office:value="-0.92010427125375" calcext:value-type="float">
            <text:p>-0.92010427125375</text:p>
          </table:table-cell>
          <table:table-cell office:value-type="float" office:value="0.643061494721505" calcext:value-type="float">
            <text:p>0.643061494721505</text:p>
          </table:table-cell>
          <table:table-cell table:formula="of:=[.L93] / 1.151 - 0.297" office:value-type="float" office:value="0.261698084032585" calcext:value-type="float">
            <text:p>0.261698084032585</text:p>
          </table:table-cell>
          <table:table-cell office:value-type="float" office:value="-0.349535118596717" calcext:value-type="float">
            <text:p>-0.349535118596717</text:p>
          </table:table-cell>
          <table:table-cell office:value-type="float" office:value="-0.312014099916921" calcext:value-type="float">
            <text:p>-0.312014099916921</text:p>
          </table:table-cell>
          <table:table-cell office:value-type="float" office:value="-2.93355962760114" calcext:value-type="float">
            <text:p>-2.93355962760114</text:p>
          </table:table-cell>
          <table:table-cell table:formula="of:=[.I93]-[.B93]" office:value-type="float" office:value="0.0484120459020612" calcext:value-type="float">
            <text:p>0.048412045902061</text:p>
          </table:table-cell>
          <table:table-cell table:formula="of:=[.K93]-[.C93]" office:value-type="float" office:value="0.0802190627524703" calcext:value-type="float">
            <text:p>0.08021906275247</text:p>
          </table:table-cell>
          <table:table-cell table:formula="of:=[.M93]-[.D93]" office:value-type="float" office:value="-0.0787763304369462" calcext:value-type="float">
            <text:p>-0.078776330436946</text:p>
          </table:table-cell>
          <table:table-cell office:value-type="float" office:value="0.38593984749685" calcext:value-type="float">
            <text:p>0.38593984749685</text:p>
          </table:table-cell>
          <table:table-cell office:value-type="float" office:value="-0.200000273927652" calcext:value-type="float">
            <text:p>-0.200000273927652</text:p>
          </table:table-cell>
          <table:table-cell office:value-type="float" office:value="0.302587080251974" calcext:value-type="float">
            <text:p>0.302587080251974</text:p>
          </table:table-cell>
          <table:table-cell office:value-type="float" office:value="-0.0239638426917788" calcext:value-type="float">
            <text:p>-0.023963842691779</text:p>
          </table:table-cell>
          <table:table-cell office:value-type="float" office:value="-0.0635124271084724" calcext:value-type="float">
            <text:p>-0.063512427108472</text:p>
          </table:table-cell>
          <table:table-cell office:value-type="float" office:value="0.000579174082756762" calcext:value-type="float">
            <text:p>0.000579174082757</text:p>
          </table:table-cell>
        </table:table-row>
        <table:table-row table:style-name="ro1">
          <table:table-cell table:formula="of:=SQRT([.I94]^2 + [.K94]^2 + [.M94]^2)" office:value-type="float" office:value="3.48282084708681" calcext:value-type="float">
            <text:p>3.48282084708681</text:p>
          </table:table-cell>
          <table:table-cell office:value-type="float" office:value="2.99207235598125" calcext:value-type="float">
            <text:p>2.99207235598125</text:p>
          </table:table-cell>
          <table:table-cell office:value-type="float" office:value="1.57368848824755" calcext:value-type="float">
            <text:p>1.57368848824755</text:p>
          </table:table-cell>
          <table:table-cell office:value-type="float" office:value="0.572934423227807" calcext:value-type="float">
            <text:p>0.572934423227807</text:p>
          </table:table-cell>
          <table:table-cell office:value-type="float" office:value="-0.231480294872799" calcext:value-type="float">
            <text:p>-0.231480294872799</text:p>
          </table:table-cell>
          <table:table-cell office:value-type="float" office:value="0.460127566681074" calcext:value-type="float">
            <text:p>0.460127566681074</text:p>
          </table:table-cell>
          <table:table-cell office:value-type="float" office:value="0.233637084862832" calcext:value-type="float">
            <text:p>0.233637084862832</text:p>
          </table:table-cell>
          <table:table-cell office:value-type="float" office:value="3.46852268358185" calcext:value-type="float">
            <text:p>3.46852268358185</text:p>
          </table:table-cell>
          <table:table-cell table:formula="of:=[.H94] / 1.184 + 0.103" office:value-type="float" office:value="3.03249550978197" calcext:value-type="float">
            <text:p>3.03249550978197</text:p>
          </table:table-cell>
          <table:table-cell office:value-type="float" office:value="1.43464184631733" calcext:value-type="float">
            <text:p>1.43464184631733</text:p>
          </table:table-cell>
          <table:table-cell table:formula="of:=[.J94] / 1.032 + 0.243" office:value-type="float" office:value="1.63315682782687" calcext:value-type="float">
            <text:p>1.63315682782687</text:p>
          </table:table-cell>
          <table:table-cell office:value-type="float" office:value="0.936381465151645" calcext:value-type="float">
            <text:p>0.936381465151645</text:p>
          </table:table-cell>
          <table:table-cell table:formula="of:=[.L94] / 1.151 - 0.297" office:value-type="float" office:value="0.516537328541829" calcext:value-type="float">
            <text:p>0.516537328541829</text:p>
          </table:table-cell>
          <table:table-cell office:value-type="float" office:value="-0.297125561175672" calcext:value-type="float">
            <text:p>-0.297125561175672</text:p>
          </table:table-cell>
          <table:table-cell office:value-type="float" office:value="0.396083015745972" calcext:value-type="float">
            <text:p>0.396083015745972</text:p>
          </table:table-cell>
          <table:table-cell office:value-type="float" office:value="0.293864781871564" calcext:value-type="float">
            <text:p>0.293864781871564</text:p>
          </table:table-cell>
          <table:table-cell table:formula="of:=[.I94]-[.B94]" office:value-type="float" office:value="0.040423153800718" calcext:value-type="float">
            <text:p>0.040423153800718</text:p>
          </table:table-cell>
          <table:table-cell table:formula="of:=[.K94]-[.C94]" office:value-type="float" office:value="0.0594683395793201" calcext:value-type="float">
            <text:p>0.05946833957932</text:p>
          </table:table-cell>
          <table:table-cell table:formula="of:=[.M94]-[.D94]" office:value-type="float" office:value="-0.0563970946859782" calcext:value-type="float">
            <text:p>-0.056397094685978</text:p>
          </table:table-cell>
          <table:table-cell office:value-type="float" office:value="0.476450327600594" calcext:value-type="float">
            <text:p>0.476450327600594</text:p>
          </table:table-cell>
          <table:table-cell office:value-type="float" office:value="-0.13904664193022" calcext:value-type="float">
            <text:p>-0.13904664193022</text:p>
          </table:table-cell>
          <table:table-cell office:value-type="float" office:value="0.363447041923838" calcext:value-type="float">
            <text:p>0.363447041923838</text:p>
          </table:table-cell>
          <table:table-cell office:value-type="float" office:value="-0.0736374017389747" calcext:value-type="float">
            <text:p>-0.073637401738975</text:p>
          </table:table-cell>
          <table:table-cell office:value-type="float" office:value="-0.0474099474534269" calcext:value-type="float">
            <text:p>-0.047409947453427</text:p>
          </table:table-cell>
          <table:table-cell office:value-type="float" office:value="0.0312064349587784" calcext:value-type="float">
            <text:p>0.031206434958778</text:p>
          </table:table-cell>
        </table:table-row>
        <table:table-row table:style-name="ro1">
          <table:table-cell table:formula="of:=SQRT([.I95]^2 + [.K95]^2 + [.M95]^2)" office:value-type="float" office:value="4.66202888175189" calcext:value-type="float">
            <text:p>4.66202888175189</text:p>
          </table:table-cell>
          <table:table-cell office:value-type="float" office:value="4.01950806082113" calcext:value-type="float">
            <text:p>4.01950806082113</text:p>
          </table:table-cell>
          <table:table-cell office:value-type="float" office:value="2.24517724371501" calcext:value-type="float">
            <text:p>2.24517724371501</text:p>
          </table:table-cell>
          <table:table-cell office:value-type="float" office:value="1.01386444539224" calcext:value-type="float">
            <text:p>1.01386444539224</text:p>
          </table:table-cell>
          <table:table-cell office:value-type="float" office:value="-0.330023874303452" calcext:value-type="float">
            <text:p>-0.330023874303452</text:p>
          </table:table-cell>
          <table:table-cell office:value-type="float" office:value="0.242626571975068" calcext:value-type="float">
            <text:p>0.242626571975068</text:p>
          </table:table-cell>
          <table:table-cell office:value-type="float" office:value="-1.11769747110298" calcext:value-type="float">
            <text:p>-1.11769747110298</text:p>
          </table:table-cell>
          <table:table-cell office:value-type="float" office:value="4.5936352258911" calcext:value-type="float">
            <text:p>4.5936352258911</text:p>
          </table:table-cell>
          <table:table-cell table:formula="of:=[.H95] / 1.184 + 0.103" office:value-type="float" office:value="3.98275948132694" calcext:value-type="float">
            <text:p>3.98275948132694</text:p>
          </table:table-cell>
          <table:table-cell office:value-type="float" office:value="2.03040465796176" calcext:value-type="float">
            <text:p>2.03040465796176</text:p>
          </table:table-cell>
          <table:table-cell table:formula="of:=[.J95] / 1.032 + 0.243" office:value-type="float" office:value="2.21044637399395" calcext:value-type="float">
            <text:p>2.21044637399395</text:p>
          </table:table-cell>
          <table:table-cell office:value-type="float" office:value="1.48480045277441" calcext:value-type="float">
            <text:p>1.48480045277441</text:p>
          </table:table-cell>
          <table:table-cell table:formula="of:=[.L95] / 1.151 - 0.297" office:value-type="float" office:value="0.99300908147212" calcext:value-type="float">
            <text:p>0.99300908147212</text:p>
          </table:table-cell>
          <table:table-cell office:value-type="float" office:value="0.119165124642775" calcext:value-type="float">
            <text:p>0.119165124642775</text:p>
          </table:table-cell>
          <table:table-cell office:value-type="float" office:value="-1.25223116173218" calcext:value-type="float">
            <text:p>-1.25223116173218</text:p>
          </table:table-cell>
          <table:table-cell office:value-type="float" office:value="-1.32579209431019" calcext:value-type="float">
            <text:p>-1.32579209431019</text:p>
          </table:table-cell>
          <table:table-cell table:formula="of:=[.I95]-[.B95]" office:value-type="float" office:value="-0.0367485794941871" calcext:value-type="float">
            <text:p>-0.036748579494187</text:p>
          </table:table-cell>
          <table:table-cell table:formula="of:=[.K95]-[.C95]" office:value-type="float" office:value="-0.0347308697210567" calcext:value-type="float">
            <text:p>-0.034730869721057</text:p>
          </table:table-cell>
          <table:table-cell table:formula="of:=[.M95]-[.D95]" office:value-type="float" office:value="-0.0208553639201203" calcext:value-type="float">
            <text:p>-0.02085536392012</text:p>
          </table:table-cell>
          <table:table-cell office:value-type="float" office:value="0.574127165069967" calcext:value-type="float">
            <text:p>0.574127165069967</text:p>
          </table:table-cell>
          <table:table-cell office:value-type="float" office:value="-0.214772585753245" calcext:value-type="float">
            <text:p>-0.214772585753245</text:p>
          </table:table-cell>
          <table:table-cell office:value-type="float" office:value="0.470936007382178" calcext:value-type="float">
            <text:p>0.470936007382178</text:p>
          </table:table-cell>
          <table:table-cell office:value-type="float" office:value="1.52268822943102" calcext:value-type="float">
            <text:p>1.52268822943102</text:p>
          </table:table-cell>
          <table:table-cell office:value-type="float" office:value="-0.316185867922944" calcext:value-type="float">
            <text:p>-0.316185867922944</text:p>
          </table:table-cell>
          <table:table-cell office:value-type="float" office:value="-0.20556844703131" calcext:value-type="float">
            <text:p>-0.20556844703131</text:p>
          </table:table-cell>
        </table:table-row>
        <table:table-row table:style-name="ro1">
          <table:table-cell table:formula="of:=SQRT([.I96]^2 + [.K96]^2 + [.M96]^2)" office:value-type="float" office:value="2.92977609122033" calcext:value-type="float">
            <text:p>2.92977609122033</text:p>
          </table:table-cell>
          <table:table-cell office:value-type="float" office:value="2.68871531931043" calcext:value-type="float">
            <text:p>2.68871531931043</text:p>
          </table:table-cell>
          <table:table-cell office:value-type="float" office:value="-1.09323445380848" calcext:value-type="float">
            <text:p>-1.09323445380848</text:p>
          </table:table-cell>
          <table:table-cell office:value-type="float" office:value="0.943079424673431" calcext:value-type="float">
            <text:p>0.943079424673431</text:p>
          </table:table-cell>
          <table:table-cell office:value-type="float" office:value="-0.184323459776467" calcext:value-type="float">
            <text:p>-0.184323459776467</text:p>
          </table:table-cell>
          <table:table-cell office:value-type="float" office:value="0.155670866325601" calcext:value-type="float">
            <text:p>0.155670866325601</text:p>
          </table:table-cell>
          <table:table-cell office:value-type="float" office:value="-2.82423646252266" calcext:value-type="float">
            <text:p>-2.82423646252266</text:p>
          </table:table-cell>
          <table:table-cell office:value-type="float" office:value="3.00199089540061" calcext:value-type="float">
            <text:p>3.00199089540061</text:p>
          </table:table-cell>
          <table:table-cell table:formula="of:=[.H96] / 1.184 + 0.103" office:value-type="float" office:value="2.63846528327754" calcext:value-type="float">
            <text:p>2.63846528327754</text:p>
          </table:table-cell>
          <table:table-cell office:value-type="float" office:value="-1.27495426648371" calcext:value-type="float">
            <text:p>-1.27495426648371</text:p>
          </table:table-cell>
          <table:table-cell table:formula="of:=[.J96] / 1.032 + 0.243" office:value-type="float" office:value="-0.992420800856308" calcext:value-type="float">
            <text:p>-0.992420800856308</text:p>
          </table:table-cell>
          <table:table-cell office:value-type="float" office:value="1.26062322267927" calcext:value-type="float">
            <text:p>1.26062322267927</text:p>
          </table:table-cell>
          <table:table-cell table:formula="of:=[.L96] / 1.151 - 0.297" office:value-type="float" office:value="0.798241722571043" calcext:value-type="float">
            <text:p>0.798241722571043</text:p>
          </table:table-cell>
          <table:table-cell office:value-type="float" office:value="-0.252751171522761" calcext:value-type="float">
            <text:p>-0.252751171522761</text:p>
          </table:table-cell>
          <table:table-cell office:value-type="float" office:value="0.231796732026102" calcext:value-type="float">
            <text:p>0.231796732026102</text:p>
          </table:table-cell>
          <table:table-cell office:value-type="float" office:value="-2.84056595955965" calcext:value-type="float">
            <text:p>-2.84056595955965</text:p>
          </table:table-cell>
          <table:table-cell table:formula="of:=[.I96]-[.B96]" office:value-type="float" office:value="-0.0502500360328875" calcext:value-type="float">
            <text:p>-0.050250036032888</text:p>
          </table:table-cell>
          <table:table-cell table:formula="of:=[.K96]-[.C96]" office:value-type="float" office:value="0.100813652952172" calcext:value-type="float">
            <text:p>0.100813652952172</text:p>
          </table:table-cell>
          <table:table-cell table:formula="of:=[.M96]-[.D96]" office:value-type="float" office:value="-0.144837702102389" calcext:value-type="float">
            <text:p>-0.144837702102389</text:p>
          </table:table-cell>
          <table:table-cell office:value-type="float" office:value="0.313275576090185" calcext:value-type="float">
            <text:p>0.313275576090185</text:p>
          </table:table-cell>
          <table:table-cell office:value-type="float" office:value="-0.181719812675234" calcext:value-type="float">
            <text:p>-0.181719812675234</text:p>
          </table:table-cell>
          <table:table-cell office:value-type="float" office:value="0.317543798005839" calcext:value-type="float">
            <text:p>0.317543798005839</text:p>
          </table:table-cell>
          <table:table-cell office:value-type="float" office:value="0.0395628968435045" calcext:value-type="float">
            <text:p>0.039562896843505</text:p>
          </table:table-cell>
          <table:table-cell office:value-type="float" office:value="-0.093492198991282" calcext:value-type="float">
            <text:p>-0.093492198991282</text:p>
          </table:table-cell>
          <table:table-cell office:value-type="float" office:value="-0.0276669899053132" calcext:value-type="float">
            <text:p>-0.027666989905313</text:p>
          </table:table-cell>
        </table:table-row>
        <table:table-row table:style-name="ro1">
          <table:table-cell table:formula="of:=SQRT([.I97]^2 + [.K97]^2 + [.M97]^2)" office:value-type="float" office:value="2.95368878372618" calcext:value-type="float">
            <text:p>2.95368878372618</text:p>
          </table:table-cell>
          <table:table-cell office:value-type="float" office:value="2.75960938661785" calcext:value-type="float">
            <text:p>2.75960938661785</text:p>
          </table:table-cell>
          <table:table-cell office:value-type="float" office:value="-0.0481264093889858" calcext:value-type="float">
            <text:p>-0.048126409388986</text:p>
          </table:table-cell>
          <table:table-cell office:value-type="float" office:value="1.30739589294062" calcext:value-type="float">
            <text:p>1.30739589294062</text:p>
          </table:table-cell>
          <table:table-cell office:value-type="float" office:value="-0.243290670029067" calcext:value-type="float">
            <text:p>-0.243290670029067</text:p>
          </table:table-cell>
          <table:table-cell office:value-type="float" office:value="-0.489249171934861" calcext:value-type="float">
            <text:p>-0.489249171934861</text:p>
          </table:table-cell>
          <table:table-cell office:value-type="float" office:value="-2.123242628272" calcext:value-type="float">
            <text:p>-2.123242628272</text:p>
          </table:table-cell>
          <table:table-cell office:value-type="float" office:value="3.10805748319923" calcext:value-type="float">
            <text:p>3.10805748319923</text:p>
          </table:table-cell>
          <table:table-cell table:formula="of:=[.H97] / 1.184 + 0.103" office:value-type="float" office:value="2.72804854999935" calcext:value-type="float">
            <text:p>2.72804854999935</text:p>
          </table:table-cell>
          <table:table-cell office:value-type="float" office:value="-0.223446903049926" calcext:value-type="float">
            <text:p>-0.223446903049926</text:p>
          </table:table-cell>
          <table:table-cell table:formula="of:=[.J97] / 1.032 + 0.243" office:value-type="float" office:value="0.026481683091157" calcext:value-type="float">
            <text:p>0.026481683091157</text:p>
          </table:table-cell>
          <table:table-cell office:value-type="float" office:value="1.64472981741975" calcext:value-type="float">
            <text:p>1.64472981741975</text:p>
          </table:table-cell>
          <table:table-cell table:formula="of:=[.L97] / 1.151 - 0.297" office:value-type="float" office:value="1.1319572696957" calcext:value-type="float">
            <text:p>1.1319572696957</text:p>
          </table:table-cell>
          <table:table-cell office:value-type="float" office:value="-0.289100933033335" calcext:value-type="float">
            <text:p>-0.289100933033335</text:p>
          </table:table-cell>
          <table:table-cell office:value-type="float" office:value="-0.45389046055878" calcext:value-type="float">
            <text:p>-0.45389046055878</text:p>
          </table:table-cell>
          <table:table-cell office:value-type="float" office:value="-2.1317033408071" calcext:value-type="float">
            <text:p>-2.1317033408071</text:p>
          </table:table-cell>
          <table:table-cell table:formula="of:=[.I97]-[.B97]" office:value-type="float" office:value="-0.0315608366185001" calcext:value-type="float">
            <text:p>-0.0315608366185</text:p>
          </table:table-cell>
          <table:table-cell table:formula="of:=[.K97]-[.C97]" office:value-type="float" office:value="0.0746080924801428" calcext:value-type="float">
            <text:p>0.074608092480143</text:p>
          </table:table-cell>
          <table:table-cell table:formula="of:=[.M97]-[.D97]" office:value-type="float" office:value="-0.175438623244921" calcext:value-type="float">
            <text:p>-0.175438623244921</text:p>
          </table:table-cell>
          <table:table-cell office:value-type="float" office:value="0.348448096581379" calcext:value-type="float">
            <text:p>0.348448096581379</text:p>
          </table:table-cell>
          <table:table-cell office:value-type="float" office:value="-0.17532049366094" calcext:value-type="float">
            <text:p>-0.17532049366094</text:p>
          </table:table-cell>
          <table:table-cell office:value-type="float" office:value="0.337333924479135" calcext:value-type="float">
            <text:p>0.337333924479135</text:p>
          </table:table-cell>
          <table:table-cell office:value-type="float" office:value="-0.00812879639991548" calcext:value-type="float">
            <text:p>-0.008128796399915</text:p>
          </table:table-cell>
          <table:table-cell office:value-type="float" office:value="-0.0533792117987657" calcext:value-type="float">
            <text:p>-0.053379211798766</text:p>
          </table:table-cell>
          <table:table-cell office:value-type="float" office:value="0.0121393523388424" calcext:value-type="float">
            <text:p>0.012139352338842</text:p>
          </table:table-cell>
        </table:table-row>
        <table:table-row table:style-name="ro1">
          <table:table-cell table:formula="of:=SQRT([.I98]^2 + [.K98]^2 + [.M98]^2)" office:value-type="float" office:value="4.66038948648998" calcext:value-type="float">
            <text:p>4.66038948648998</text:p>
          </table:table-cell>
          <table:table-cell office:value-type="float" office:value="4.17712449509251" calcext:value-type="float">
            <text:p>4.17712449509251</text:p>
          </table:table-cell>
          <table:table-cell office:value-type="float" office:value="-1.09611428748165" calcext:value-type="float">
            <text:p>-1.09611428748165</text:p>
          </table:table-cell>
          <table:table-cell office:value-type="float" office:value="1.24595002250736" calcext:value-type="float">
            <text:p>1.24595002250736</text:p>
          </table:table-cell>
          <table:table-cell office:value-type="float" office:value="-0.333893377489531" calcext:value-type="float">
            <text:p>-0.333893377489531</text:p>
          </table:table-cell>
          <table:table-cell office:value-type="float" office:value="-0.431657072371477" calcext:value-type="float">
            <text:p>-0.431657072371477</text:p>
          </table:table-cell>
          <table:table-cell office:value-type="float" office:value="2.9394494713387" calcext:value-type="float">
            <text:p>2.9394494713387</text:p>
          </table:table-cell>
          <table:table-cell office:value-type="float" office:value="4.98980969413871" calcext:value-type="float">
            <text:p>4.98980969413871</text:p>
          </table:table-cell>
          <table:table-cell table:formula="of:=[.H98] / 1.184 + 0.103" office:value-type="float" office:value="4.31736629572526" calcext:value-type="float">
            <text:p>4.31736629572526</text:p>
          </table:table-cell>
          <table:table-cell office:value-type="float" office:value="-1.45842854584444" calcext:value-type="float">
            <text:p>-1.45842854584444</text:p>
          </table:table-cell>
          <table:table-cell table:formula="of:=[.J98] / 1.032 + 0.243" office:value-type="float" office:value="-1.17020595527562" calcext:value-type="float">
            <text:p>-1.17020595527562</text:p>
          </table:table-cell>
          <table:table-cell office:value-type="float" office:value="1.84706126243785" calcext:value-type="float">
            <text:p>1.84706126243785</text:p>
          </table:table-cell>
          <table:table-cell table:formula="of:=[.L98] / 1.151 - 0.297" office:value-type="float" office:value="1.30774479794774" calcext:value-type="float">
            <text:p>1.30774479794774</text:p>
          </table:table-cell>
          <table:table-cell office:value-type="float" office:value="-0.284966028656417" calcext:value-type="float">
            <text:p>-0.284966028656417</text:p>
          </table:table-cell>
          <table:table-cell office:value-type="float" office:value="-0.341592258663721" calcext:value-type="float">
            <text:p>-0.341592258663721</text:p>
          </table:table-cell>
          <table:table-cell office:value-type="float" office:value="2.92872674347296" calcext:value-type="float">
            <text:p>2.92872674347296</text:p>
          </table:table-cell>
          <table:table-cell table:formula="of:=[.I98]-[.B98]" office:value-type="float" office:value="0.140241800632752" calcext:value-type="float">
            <text:p>0.140241800632752</text:p>
          </table:table-cell>
          <table:table-cell table:formula="of:=[.K98]-[.C98]" office:value-type="float" office:value="-0.07409166779397" calcext:value-type="float">
            <text:p>-0.07409166779397</text:p>
          </table:table-cell>
          <table:table-cell table:formula="of:=[.M98]-[.D98]" office:value-type="float" office:value="0.0617947754403809" calcext:value-type="float">
            <text:p>0.061794775440381</text:p>
          </table:table-cell>
          <table:table-cell office:value-type="float" office:value="0.812685199046195" calcext:value-type="float">
            <text:p>0.812685199046195</text:p>
          </table:table-cell>
          <table:table-cell office:value-type="float" office:value="-0.362314258362788" calcext:value-type="float">
            <text:p>-0.362314258362788</text:p>
          </table:table-cell>
          <table:table-cell office:value-type="float" office:value="0.601111239930496" calcext:value-type="float">
            <text:p>0.601111239930496</text:p>
          </table:table-cell>
          <table:table-cell office:value-type="float" office:value="-0.0273125674708132" calcext:value-type="float">
            <text:p>-0.027312567470813</text:p>
          </table:table-cell>
          <table:table-cell office:value-type="float" office:value="-0.0970537453298324" calcext:value-type="float">
            <text:p>-0.097053745329832</text:p>
          </table:table-cell>
          <table:table-cell office:value-type="float" office:value="-0.0305198872458741" calcext:value-type="float">
            <text:p>-0.030519887245874</text:p>
          </table:table-cell>
        </table:table-row>
        <table:table-row table:style-name="ro1">
          <table:table-cell table:formula="of:=SQRT([.I99]^2 + [.K99]^2 + [.M99]^2)" office:value-type="float" office:value="5.26312562068854" calcext:value-type="float">
            <text:p>5.26312562068854</text:p>
          </table:table-cell>
          <table:table-cell office:value-type="float" office:value="5.00821165171109" calcext:value-type="float">
            <text:p>5.00821165171109</text:p>
          </table:table-cell>
          <table:table-cell office:value-type="float" office:value="1.62446231902809" calcext:value-type="float">
            <text:p>1.62446231902809</text:p>
          </table:table-cell>
          <table:table-cell office:value-type="float" office:value="1.52418367608874" calcext:value-type="float">
            <text:p>1.52418367608874</text:p>
          </table:table-cell>
          <table:table-cell office:value-type="float" office:value="-0.220525847872394" calcext:value-type="float">
            <text:p>-0.220525847872394</text:p>
          </table:table-cell>
          <table:table-cell office:value-type="float" office:value="0.392907727114493" calcext:value-type="float">
            <text:p>0.392907727114493</text:p>
          </table:table-cell>
          <table:table-cell office:value-type="float" office:value="-2.37542193280281" calcext:value-type="float">
            <text:p>-2.37542193280281</text:p>
          </table:table-cell>
          <table:table-cell office:value-type="float" office:value="5.57233406686026" calcext:value-type="float">
            <text:p>5.57233406686026</text:p>
          </table:table-cell>
          <table:table-cell table:formula="of:=[.H99] / 1.184 + 0.103" office:value-type="float" office:value="4.80936323214549" calcext:value-type="float">
            <text:p>4.80936323214549</text:p>
          </table:table-cell>
          <table:table-cell office:value-type="float" office:value="1.3278498795816" calcext:value-type="float">
            <text:p>1.3278498795816</text:p>
          </table:table-cell>
          <table:table-cell table:formula="of:=[.J99] / 1.032 + 0.243" office:value-type="float" office:value="1.52967623990465" calcext:value-type="float">
            <text:p>1.52967623990465</text:p>
          </table:table-cell>
          <table:table-cell office:value-type="float" office:value="2.06089052800123" calcext:value-type="float">
            <text:p>2.06089052800123</text:p>
          </table:table-cell>
          <table:table-cell table:formula="of:=[.L99] / 1.151 - 0.297" office:value-type="float" office:value="1.49352174457101" calcext:value-type="float">
            <text:p>1.49352174457101</text:p>
          </table:table-cell>
          <table:table-cell office:value-type="float" office:value="-0.218991830347415" calcext:value-type="float">
            <text:p>-0.218991830347415</text:p>
          </table:table-cell>
          <table:table-cell office:value-type="float" office:value="0.559211829830637" calcext:value-type="float">
            <text:p>0.559211829830637</text:p>
          </table:table-cell>
          <table:table-cell office:value-type="float" office:value="-2.34474292798554" calcext:value-type="float">
            <text:p>-2.34474292798554</text:p>
          </table:table-cell>
          <table:table-cell table:formula="of:=[.I99]-[.B99]" office:value-type="float" office:value="-0.1988484195656" calcext:value-type="float">
            <text:p>-0.1988484195656</text:p>
          </table:table-cell>
          <table:table-cell table:formula="of:=[.K99]-[.C99]" office:value-type="float" office:value="-0.094786079123439" calcext:value-type="float">
            <text:p>-0.094786079123439</text:p>
          </table:table-cell>
          <table:table-cell table:formula="of:=[.M99]-[.D99]" office:value-type="float" office:value="-0.0306619315177321" calcext:value-type="float">
            <text:p>-0.030661931517732</text:p>
          </table:table-cell>
          <table:table-cell office:value-type="float" office:value="0.56412241514917" calcext:value-type="float">
            <text:p>0.56412241514917</text:p>
          </table:table-cell>
          <table:table-cell office:value-type="float" office:value="-0.296612439446495" calcext:value-type="float">
            <text:p>-0.296612439446495</text:p>
          </table:table-cell>
          <table:table-cell office:value-type="float" office:value="0.536706851912488" calcext:value-type="float">
            <text:p>0.536706851912488</text:p>
          </table:table-cell>
          <table:table-cell office:value-type="float" office:value="-0.116803451211945" calcext:value-type="float">
            <text:p>-0.116803451211945</text:p>
          </table:table-cell>
          <table:table-cell office:value-type="float" office:value="-0.11865921535212" calcext:value-type="float">
            <text:p>-0.11865921535212</text:p>
          </table:table-cell>
          <table:table-cell office:value-type="float" office:value="0.024438536537652" calcext:value-type="float">
            <text:p>0.024438536537652</text:p>
          </table:table-cell>
        </table:table-row>
        <table:table-row table:style-name="ro1">
          <table:table-cell table:formula="of:=SQRT([.I100]^2 + [.K100]^2 + [.M100]^2)" office:value-type="float" office:value="3.79865109979283" calcext:value-type="float">
            <text:p>3.79865109979283</text:p>
          </table:table-cell>
          <table:table-cell office:value-type="float" office:value="3.69360449284722" calcext:value-type="float">
            <text:p>3.69360449284722</text:p>
          </table:table-cell>
          <table:table-cell office:value-type="float" office:value="-0.772005239283624" calcext:value-type="float">
            <text:p>-0.772005239283624</text:p>
          </table:table-cell>
          <table:table-cell office:value-type="float" office:value="0.520040749485546" calcext:value-type="float">
            <text:p>0.520040749485546</text:p>
          </table:table-cell>
          <table:table-cell office:value-type="float" office:value="-0.63937811331353" calcext:value-type="float">
            <text:p>-0.63937811331353</text:p>
          </table:table-cell>
          <table:table-cell office:value-type="float" office:value="-0.366166620770703" calcext:value-type="float">
            <text:p>-0.366166620770703</text:p>
          </table:table-cell>
          <table:table-cell office:value-type="float" office:value="-2.92626938407068" calcext:value-type="float">
            <text:p>-2.92626938407068</text:p>
          </table:table-cell>
          <table:table-cell office:value-type="float" office:value="4.24092201242966" calcext:value-type="float">
            <text:p>4.24092201242966</text:p>
          </table:table-cell>
          <table:table-cell table:formula="of:=[.H100] / 1.184 + 0.103" office:value-type="float" office:value="3.68485980779532" calcext:value-type="float">
            <text:p>3.68485980779532</text:p>
          </table:table-cell>
          <table:table-cell office:value-type="float" office:value="-1.02867787606373" calcext:value-type="float">
            <text:p>-1.02867787606373</text:p>
          </table:table-cell>
          <table:table-cell table:formula="of:=[.J100] / 1.032 + 0.243" office:value-type="float" office:value="-0.753780887658653" calcext:value-type="float">
            <text:p>-0.753780887658653</text:p>
          </table:table-cell>
          <table:table-cell office:value-type="float" office:value="0.954556148175195" calcext:value-type="float">
            <text:p>0.954556148175195</text:p>
          </table:table-cell>
          <table:table-cell table:formula="of:=[.L100] / 1.151 - 0.297" office:value-type="float" office:value="0.532327670004513" calcext:value-type="float">
            <text:p>0.532327670004513</text:p>
          </table:table-cell>
          <table:table-cell office:value-type="float" office:value="-0.639503223404474" calcext:value-type="float">
            <text:p>-0.639503223404474</text:p>
          </table:table-cell>
          <table:table-cell office:value-type="float" office:value="-0.273011957661014" calcext:value-type="float">
            <text:p>-0.273011957661014</text:p>
          </table:table-cell>
          <table:table-cell office:value-type="float" office:value="-2.92451812667582" calcext:value-type="float">
            <text:p>-2.92451812667582</text:p>
          </table:table-cell>
          <table:table-cell table:formula="of:=[.I100]-[.B100]" office:value-type="float" office:value="-0.0087446850518984" calcext:value-type="float">
            <text:p>-0.008744685051898</text:p>
          </table:table-cell>
          <table:table-cell table:formula="of:=[.K100]-[.C100]" office:value-type="float" office:value="0.0182243516249709" calcext:value-type="float">
            <text:p>0.018224351624971</text:p>
          </table:table-cell>
          <table:table-cell table:formula="of:=[.M100]-[.D100]" office:value-type="float" office:value="0.0122869205189674" calcext:value-type="float">
            <text:p>0.012286920518967</text:p>
          </table:table-cell>
          <table:table-cell office:value-type="float" office:value="0.547317519582445" calcext:value-type="float">
            <text:p>0.547317519582445</text:p>
          </table:table-cell>
          <table:table-cell office:value-type="float" office:value="-0.256672636780108" calcext:value-type="float">
            <text:p>-0.256672636780108</text:p>
          </table:table-cell>
          <table:table-cell office:value-type="float" office:value="0.43451539868965" calcext:value-type="float">
            <text:p>0.43451539868965</text:p>
          </table:table-cell>
          <table:table-cell office:value-type="float" office:value="-0.0198406904077819" calcext:value-type="float">
            <text:p>-0.019840690407782</text:p>
          </table:table-cell>
          <table:table-cell office:value-type="float" office:value="-0.0910232945817367" calcext:value-type="float">
            <text:p>-0.091023294581737</text:p>
          </table:table-cell>
          <table:table-cell office:value-type="float" office:value="0.000886970687458799" calcext:value-type="float">
            <text:p>0.000886970687459</text:p>
          </table:table-cell>
        </table:table-row>
        <table:table-row table:style-name="ro1">
          <table:table-cell table:formula="of:=SQRT([.I101]^2 + [.K101]^2 + [.M101]^2)" office:value-type="float" office:value="6.29405298722759" calcext:value-type="float">
            <text:p>6.29405298722759</text:p>
          </table:table-cell>
          <table:table-cell office:value-type="float" office:value="6.15653039113145" calcext:value-type="float">
            <text:p>6.15653039113145</text:p>
          </table:table-cell>
          <table:table-cell office:value-type="float" office:value="-1.08243553694519" calcext:value-type="float">
            <text:p>-1.08243553694519</text:p>
          </table:table-cell>
          <table:table-cell office:value-type="float" office:value="1.15956313063593" calcext:value-type="float">
            <text:p>1.15956313063593</text:p>
          </table:table-cell>
          <table:table-cell office:value-type="float" office:value="0.0925979299855788" calcext:value-type="float">
            <text:p>0.092597929985579</text:p>
          </table:table-cell>
          <table:table-cell office:value-type="float" office:value="0.153717473733582" calcext:value-type="float">
            <text:p>0.153717473733582</text:p>
          </table:table-cell>
          <table:table-cell office:value-type="float" office:value="-1.53924264787149" calcext:value-type="float">
            <text:p>-1.53924264787149</text:p>
          </table:table-cell>
          <table:table-cell office:value-type="float" office:value="7.02090126675443" calcext:value-type="float">
            <text:p>7.02090126675443</text:p>
          </table:table-cell>
          <table:table-cell table:formula="of:=[.H101] / 1.184 + 0.103" office:value-type="float" office:value="6.03281525908313" calcext:value-type="float">
            <text:p>6.03281525908313</text:p>
          </table:table-cell>
          <table:table-cell office:value-type="float" office:value="-1.4869523019221" calcext:value-type="float">
            <text:p>-1.4869523019221</text:p>
          </table:table-cell>
          <table:table-cell table:formula="of:=[.J101] / 1.032 + 0.243" office:value-type="float" office:value="-1.19784525380048" calcext:value-type="float">
            <text:p>-1.19784525380048</text:p>
          </table:table-cell>
          <table:table-cell office:value-type="float" office:value="1.87980431196209" calcext:value-type="float">
            <text:p>1.87980431196209</text:p>
          </table:table-cell>
          <table:table-cell table:formula="of:=[.L101] / 1.151 - 0.297" office:value-type="float" office:value="1.33619227798618" calcext:value-type="float">
            <text:p>1.33619227798618</text:p>
          </table:table-cell>
          <table:table-cell office:value-type="float" office:value="0.0183471940472657" calcext:value-type="float">
            <text:p>0.018347194047266</text:p>
          </table:table-cell>
          <table:table-cell office:value-type="float" office:value="0.204717363588403" calcext:value-type="float">
            <text:p>0.204717363588403</text:p>
          </table:table-cell>
          <table:table-cell office:value-type="float" office:value="-1.52793942043971" calcext:value-type="float">
            <text:p>-1.52793942043971</text:p>
          </table:table-cell>
          <table:table-cell table:formula="of:=[.I101]-[.B101]" office:value-type="float" office:value="-0.123715132048316" calcext:value-type="float">
            <text:p>-0.123715132048316</text:p>
          </table:table-cell>
          <table:table-cell table:formula="of:=[.K101]-[.C101]" office:value-type="float" office:value="-0.115409716855295" calcext:value-type="float">
            <text:p>-0.115409716855295</text:p>
          </table:table-cell>
          <table:table-cell table:formula="of:=[.M101]-[.D101]" office:value-type="float" office:value="0.176629147350247" calcext:value-type="float">
            <text:p>0.176629147350247</text:p>
          </table:table-cell>
          <table:table-cell office:value-type="float" office:value="0.864370875622975" calcext:value-type="float">
            <text:p>0.864370875622975</text:p>
          </table:table-cell>
          <table:table-cell office:value-type="float" office:value="-0.404516764976915" calcext:value-type="float">
            <text:p>-0.404516764976915</text:p>
          </table:table-cell>
          <table:table-cell office:value-type="float" office:value="0.720241181326159" calcext:value-type="float">
            <text:p>0.720241181326159</text:p>
          </table:table-cell>
          <table:table-cell office:value-type="float" office:value="-0.0538183816048634" calcext:value-type="float">
            <text:p>-0.053818381604863</text:p>
          </table:table-cell>
          <table:table-cell office:value-type="float" office:value="-0.0710357550957195" calcext:value-type="float">
            <text:p>-0.07103575509572</text:p>
          </table:table-cell>
          <table:table-cell office:value-type="float" office:value="-0.00385565477117567" calcext:value-type="float">
            <text:p>-0.003855654771176</text:p>
          </table:table-cell>
        </table:table-row>
        <table:table-row table:style-name="ro1">
          <table:table-cell table:formula="of:=SQRT([.I102]^2 + [.K102]^2 + [.M102]^2)" office:value-type="float" office:value="4.47026346945107" calcext:value-type="float">
            <text:p>4.47026346945107</text:p>
          </table:table-cell>
          <table:table-cell office:value-type="float" office:value="3.81831108887778" calcext:value-type="float">
            <text:p>3.81831108887778</text:p>
          </table:table-cell>
          <table:table-cell office:value-type="float" office:value="-2.02845952603677" calcext:value-type="float">
            <text:p>-2.02845952603677</text:p>
          </table:table-cell>
          <table:table-cell office:value-type="float" office:value="1.38445320516969" calcext:value-type="float">
            <text:p>1.38445320516969</text:p>
          </table:table-cell>
          <table:table-cell office:value-type="float" office:value="0.32595533263382" calcext:value-type="float">
            <text:p>0.32595533263382</text:p>
          </table:table-cell>
          <table:table-cell office:value-type="float" office:value="0.549919920161997" calcext:value-type="float">
            <text:p>0.549919920161997</text:p>
          </table:table-cell>
          <table:table-cell office:value-type="float" office:value="1.43715666918691" calcext:value-type="float">
            <text:p>1.43715666918691</text:p>
          </table:table-cell>
          <table:table-cell office:value-type="float" office:value="4.33323536190013" calcext:value-type="float">
            <text:p>4.33323536190013</text:p>
          </table:table-cell>
          <table:table-cell table:formula="of:=[.H102] / 1.184 + 0.103" office:value-type="float" office:value="3.762827163767" calcext:value-type="float">
            <text:p>3.762827163767</text:p>
          </table:table-cell>
          <table:table-cell office:value-type="float" office:value="-2.32869536177233" calcext:value-type="float">
            <text:p>-2.32869536177233</text:p>
          </table:table-cell>
          <table:table-cell table:formula="of:=[.J102] / 1.032 + 0.243" office:value-type="float" office:value="-2.01348775365536" calcext:value-type="float">
            <text:p>-2.01348775365536</text:p>
          </table:table-cell>
          <table:table-cell office:value-type="float" office:value="1.87326289737712" calcext:value-type="float">
            <text:p>1.87326289737712</text:p>
          </table:table-cell>
          <table:table-cell table:formula="of:=[.L102] / 1.151 - 0.297" office:value-type="float" office:value="1.33050903334242" calcext:value-type="float">
            <text:p>1.33050903334242</text:p>
          </table:table-cell>
          <table:table-cell office:value-type="float" office:value="0.411850262036044" calcext:value-type="float">
            <text:p>0.411850262036044</text:p>
          </table:table-cell>
          <table:table-cell office:value-type="float" office:value="0.577051127442743" calcext:value-type="float">
            <text:p>0.577051127442743</text:p>
          </table:table-cell>
          <table:table-cell office:value-type="float" office:value="1.36780023508229" calcext:value-type="float">
            <text:p>1.36780023508229</text:p>
          </table:table-cell>
          <table:table-cell table:formula="of:=[.I102]-[.B102]" office:value-type="float" office:value="-0.0554839251107784" calcext:value-type="float">
            <text:p>-0.055483925110778</text:p>
          </table:table-cell>
          <table:table-cell table:formula="of:=[.K102]-[.C102]" office:value-type="float" office:value="0.0149717723814113" calcext:value-type="float">
            <text:p>0.014971772381411</text:p>
          </table:table-cell>
          <table:table-cell table:formula="of:=[.M102]-[.D102]" office:value-type="float" office:value="-0.0539441718272746" calcext:value-type="float">
            <text:p>-0.053944171827275</text:p>
          </table:table-cell>
          <table:table-cell office:value-type="float" office:value="0.514924273022345" calcext:value-type="float">
            <text:p>0.514924273022345</text:p>
          </table:table-cell>
          <table:table-cell office:value-type="float" office:value="-0.300235835735564" calcext:value-type="float">
            <text:p>-0.300235835735564</text:p>
          </table:table-cell>
          <table:table-cell office:value-type="float" office:value="0.488809692207437" calcext:value-type="float">
            <text:p>0.488809692207437</text:p>
          </table:table-cell>
          <table:table-cell office:value-type="float" office:value="0.0381622767079079" calcext:value-type="float">
            <text:p>0.038162276707908</text:p>
          </table:table-cell>
          <table:table-cell office:value-type="float" office:value="-0.0674782996150807" calcext:value-type="float">
            <text:p>-0.067478299615081</text:p>
          </table:table-cell>
          <table:table-cell office:value-type="float" office:value="-0.0221642533952213" calcext:value-type="float">
            <text:p>-0.022164253395221</text:p>
          </table:table-cell>
        </table:table-row>
        <table:table-row table:style-name="ro1">
          <table:table-cell table:formula="of:=SQRT([.I103]^2 + [.K103]^2 + [.M103]^2)" office:value-type="float" office:value="4.14958716157357" calcext:value-type="float">
            <text:p>4.14958716157357</text:p>
          </table:table-cell>
          <table:table-cell office:value-type="float" office:value="3.8917965740644" calcext:value-type="float">
            <text:p>3.8917965740644</text:p>
          </table:table-cell>
          <table:table-cell office:value-type="float" office:value="-0.582424828059199" calcext:value-type="float">
            <text:p>-0.582424828059199</text:p>
          </table:table-cell>
          <table:table-cell office:value-type="float" office:value="0.945297871293325" calcext:value-type="float">
            <text:p>0.945297871293325</text:p>
          </table:table-cell>
          <table:table-cell office:value-type="float" office:value="-0.512369296919061" calcext:value-type="float">
            <text:p>-0.512369296919061</text:p>
          </table:table-cell>
          <table:table-cell office:value-type="float" office:value="-0.131387596933441" calcext:value-type="float">
            <text:p>-0.131387596933441</text:p>
          </table:table-cell>
          <table:table-cell office:value-type="float" office:value="-2.53738781293988" calcext:value-type="float">
            <text:p>-2.53738781293988</text:p>
          </table:table-cell>
          <table:table-cell office:value-type="float" office:value="4.60152909075237" calcext:value-type="float">
            <text:p>4.60152909075237</text:p>
          </table:table-cell>
          <table:table-cell table:formula="of:=[.H103] / 1.184 + 0.103" office:value-type="float" office:value="3.98942659691923" calcext:value-type="float">
            <text:p>3.98942659691923</text:p>
          </table:table-cell>
          <table:table-cell office:value-type="float" office:value="-0.870975178434215" calcext:value-type="float">
            <text:p>-0.870975178434215</text:p>
          </table:table-cell>
          <table:table-cell table:formula="of:=[.J103] / 1.032 + 0.243" office:value-type="float" office:value="-0.600968196157185" calcext:value-type="float">
            <text:p>-0.600968196157185</text:p>
          </table:table-cell>
          <table:table-cell office:value-type="float" office:value="1.45919845242745" calcext:value-type="float">
            <text:p>1.45919845242745</text:p>
          </table:table-cell>
          <table:table-cell table:formula="of:=[.L103] / 1.151 - 0.297" office:value-type="float" office:value="0.97076581444609" calcext:value-type="float">
            <text:p>0.97076581444609</text:p>
          </table:table-cell>
          <table:table-cell office:value-type="float" office:value="-0.48602595676331" calcext:value-type="float">
            <text:p>-0.48602595676331</text:p>
          </table:table-cell>
          <table:table-cell office:value-type="float" office:value="-0.0419116032793112" calcext:value-type="float">
            <text:p>-0.041911603279311</text:p>
          </table:table-cell>
          <table:table-cell office:value-type="float" office:value="-2.5645980469169" calcext:value-type="float">
            <text:p>-2.5645980469169</text:p>
          </table:table-cell>
          <table:table-cell table:formula="of:=[.I103]-[.B103]" office:value-type="float" office:value="0.0976300228548324" calcext:value-type="float">
            <text:p>0.097630022854832</text:p>
          </table:table-cell>
          <table:table-cell table:formula="of:=[.K103]-[.C103]" office:value-type="float" office:value="-0.0185433680979861" calcext:value-type="float">
            <text:p>-0.018543368097986</text:p>
          </table:table-cell>
          <table:table-cell table:formula="of:=[.M103]-[.D103]" office:value-type="float" office:value="0.0254679431527653" calcext:value-type="float">
            <text:p>0.025467943152765</text:p>
          </table:table-cell>
          <table:table-cell office:value-type="float" office:value="0.709732516687973" calcext:value-type="float">
            <text:p>0.709732516687973</text:p>
          </table:table-cell>
          <table:table-cell office:value-type="float" office:value="-0.288550350375017" calcext:value-type="float">
            <text:p>-0.288550350375017</text:p>
          </table:table-cell>
          <table:table-cell office:value-type="float" office:value="0.51390058113412" calcext:value-type="float">
            <text:p>0.51390058113412</text:p>
          </table:table-cell>
          <table:table-cell office:value-type="float" office:value="-0.0725843533851309" calcext:value-type="float">
            <text:p>-0.072584353385131</text:p>
          </table:table-cell>
          <table:table-cell office:value-type="float" office:value="-0.0585815605077524" calcext:value-type="float">
            <text:p>-0.058581560507752</text:p>
          </table:table-cell>
          <table:table-cell office:value-type="float" office:value="-0.0316200268647098" calcext:value-type="float">
            <text:p>-0.03162002686471</text:p>
          </table:table-cell>
        </table:table-row>
        <table:table-row table:style-name="ro1">
          <table:table-cell table:formula="of:=SQRT([.I104]^2 + [.K104]^2 + [.M104]^2)" office:value-type="float" office:value="5.29141999138016" calcext:value-type="float">
            <text:p>5.29141999138016</text:p>
          </table:table-cell>
          <table:table-cell office:value-type="float" office:value="4.75713065698623" calcext:value-type="float">
            <text:p>4.75713065698623</text:p>
          </table:table-cell>
          <table:table-cell office:value-type="float" office:value="3.51918012686889" calcext:value-type="float">
            <text:p>3.51918012686889</text:p>
          </table:table-cell>
          <table:table-cell office:value-type="float" office:value="0.777049334436125" calcext:value-type="float">
            <text:p>0.777049334436125</text:p>
          </table:table-cell>
          <table:table-cell office:value-type="float" office:value="-0.142697498936986" calcext:value-type="float">
            <text:p>-0.142697498936986</text:p>
          </table:table-cell>
          <table:table-cell office:value-type="float" office:value="-0.477294745484353" calcext:value-type="float">
            <text:p>-0.477294745484353</text:p>
          </table:table-cell>
          <table:table-cell office:value-type="float" office:value="0.511055656942954" calcext:value-type="float">
            <text:p>0.511055656942954</text:p>
          </table:table-cell>
          <table:table-cell office:value-type="float" office:value="4.90664499867936" calcext:value-type="float">
            <text:p>4.90664499867936</text:p>
          </table:table-cell>
          <table:table-cell table:formula="of:=[.H104] / 1.184 + 0.103" office:value-type="float" office:value="4.24712584347919" calcext:value-type="float">
            <text:p>4.24712584347919</text:p>
          </table:table-cell>
          <table:table-cell office:value-type="float" office:value="2.91256846572393" calcext:value-type="float">
            <text:p>2.91256846572393</text:p>
          </table:table-cell>
          <table:table-cell table:formula="of:=[.J104] / 1.032 + 0.243" office:value-type="float" office:value="3.06525626523637" calcext:value-type="float">
            <text:p>3.06525626523637</text:p>
          </table:table-cell>
          <table:table-cell office:value-type="float" office:value="1.20720583640477" calcext:value-type="float">
            <text:p>1.20720583640477</text:p>
          </table:table-cell>
          <table:table-cell table:formula="of:=[.L104] / 1.151 - 0.297" office:value-type="float" office:value="0.751832177588853" calcext:value-type="float">
            <text:p>0.751832177588853</text:p>
          </table:table-cell>
          <table:table-cell office:value-type="float" office:value="1.51472533560258" calcext:value-type="float">
            <text:p>1.51472533560258</text:p>
          </table:table-cell>
          <table:table-cell office:value-type="float" office:value="0.347807781293647" calcext:value-type="float">
            <text:p>0.347807781293647</text:p>
          </table:table-cell>
          <table:table-cell office:value-type="float" office:value="-0.187943539467161" calcext:value-type="float">
            <text:p>-0.187943539467161</text:p>
          </table:table-cell>
          <table:table-cell table:formula="of:=[.I104]-[.B104]" office:value-type="float" office:value="-0.510004813507041" calcext:value-type="float">
            <text:p>-0.510004813507041</text:p>
          </table:table-cell>
          <table:table-cell table:formula="of:=[.K104]-[.C104]" office:value-type="float" office:value="-0.453923861632524" calcext:value-type="float">
            <text:p>-0.453923861632524</text:p>
          </table:table-cell>
          <table:table-cell table:formula="of:=[.M104]-[.D104]" office:value-type="float" office:value="-0.0252171568472718" calcext:value-type="float">
            <text:p>-0.025217156847272</text:p>
          </table:table-cell>
          <table:table-cell office:value-type="float" office:value="0.149514341693129" calcext:value-type="float">
            <text:p>0.149514341693129</text:p>
          </table:table-cell>
          <table:table-cell office:value-type="float" office:value="-0.606611661144955" calcext:value-type="float">
            <text:p>-0.606611661144955</text:p>
          </table:table-cell>
          <table:table-cell office:value-type="float" office:value="0.430156501968644" calcext:value-type="float">
            <text:p>0.430156501968644</text:p>
          </table:table-cell>
          <table:table-cell office:value-type="float" office:value="1.80794562444267" calcext:value-type="float">
            <text:p>1.80794562444267</text:p>
          </table:table-cell>
          <table:table-cell office:value-type="float" office:value="-0.228600708036948" calcext:value-type="float">
            <text:p>-0.228600708036948</text:p>
          </table:table-cell>
          <table:table-cell office:value-type="float" office:value="-0.563076509124072" calcext:value-type="float">
            <text:p>-0.563076509124072</text:p>
          </table:table-cell>
        </table:table-row>
        <table:table-row table:style-name="ro1">
          <table:table-cell table:formula="of:=SQRT([.I105]^2 + [.K105]^2 + [.M105]^2)" office:value-type="float" office:value="3.34003259760378" calcext:value-type="float">
            <text:p>3.34003259760378</text:p>
          </table:table-cell>
          <table:table-cell office:value-type="float" office:value="3.23800562142786" calcext:value-type="float">
            <text:p>3.23800562142786</text:p>
          </table:table-cell>
          <table:table-cell office:value-type="float" office:value="0.554225392728697" calcext:value-type="float">
            <text:p>0.554225392728697</text:p>
          </table:table-cell>
          <table:table-cell office:value-type="float" office:value="0.864195843682799" calcext:value-type="float">
            <text:p>0.864195843682799</text:p>
          </table:table-cell>
          <table:table-cell office:value-type="float" office:value="0.362544125281992" calcext:value-type="float">
            <text:p>0.362544125281992</text:p>
          </table:table-cell>
          <table:table-cell office:value-type="float" office:value="-0.0058490642094986" calcext:value-type="float">
            <text:p>-0.005849064209499</text:p>
          </table:table-cell>
          <table:table-cell office:value-type="float" office:value="0.565528900917359" calcext:value-type="float">
            <text:p>0.565528900917359</text:p>
          </table:table-cell>
          <table:table-cell office:value-type="float" office:value="3.65875452938726" calcext:value-type="float">
            <text:p>3.65875452938726</text:p>
          </table:table-cell>
          <table:table-cell table:formula="of:=[.H105] / 1.184 + 0.103" office:value-type="float" office:value="3.19316429846897" calcext:value-type="float">
            <text:p>3.19316429846897</text:p>
          </table:table-cell>
          <table:table-cell office:value-type="float" office:value="0.370986792475768" calcext:value-type="float">
            <text:p>0.370986792475768</text:p>
          </table:table-cell>
          <table:table-cell table:formula="of:=[.J105] / 1.032 + 0.243" office:value-type="float" office:value="0.602483326042411" calcext:value-type="float">
            <text:p>0.602483326042411</text:p>
          </table:table-cell>
          <table:table-cell office:value-type="float" office:value="1.23082843346901" calcext:value-type="float">
            <text:p>1.23082843346901</text:p>
          </table:table-cell>
          <table:table-cell table:formula="of:=[.L105] / 1.151 - 0.297" office:value-type="float" office:value="0.772355719781937" calcext:value-type="float">
            <text:p>0.772355719781937</text:p>
          </table:table-cell>
          <table:table-cell office:value-type="float" office:value="0.0875833052914974" calcext:value-type="float">
            <text:p>0.087583305291497</text:p>
          </table:table-cell>
          <table:table-cell office:value-type="float" office:value="-0.241071183112675" calcext:value-type="float">
            <text:p>-0.241071183112675</text:p>
          </table:table-cell>
          <table:table-cell office:value-type="float" office:value="0.606193849584675" calcext:value-type="float">
            <text:p>0.606193849584675</text:p>
          </table:table-cell>
          <table:table-cell table:formula="of:=[.I105]-[.B105]" office:value-type="float" office:value="-0.0448413229588902" calcext:value-type="float">
            <text:p>-0.04484132295889</text:p>
          </table:table-cell>
          <table:table-cell table:formula="of:=[.K105]-[.C105]" office:value-type="float" office:value="0.0482579333137139" calcext:value-type="float">
            <text:p>0.048257933313714</text:p>
          </table:table-cell>
          <table:table-cell table:formula="of:=[.M105]-[.D105]" office:value-type="float" office:value="-0.0918401239008616" calcext:value-type="float">
            <text:p>-0.091840123900862</text:p>
          </table:table-cell>
          <table:table-cell office:value-type="float" office:value="0.420748907959392" calcext:value-type="float">
            <text:p>0.420748907959392</text:p>
          </table:table-cell>
          <table:table-cell office:value-type="float" office:value="-0.183238600252929" calcext:value-type="float">
            <text:p>-0.183238600252929</text:p>
          </table:table-cell>
          <table:table-cell office:value-type="float" office:value="0.366632589786216" calcext:value-type="float">
            <text:p>0.366632589786216</text:p>
          </table:table-cell>
          <table:table-cell office:value-type="float" office:value="-0.355596455540938" calcext:value-type="float">
            <text:p>-0.355596455540938</text:p>
          </table:table-cell>
          <table:table-cell office:value-type="float" office:value="-0.0556974892942916" calcext:value-type="float">
            <text:p>-0.055697489294292</text:p>
          </table:table-cell>
          <table:table-cell office:value-type="float" office:value="0.0649629945130532" calcext:value-type="float">
            <text:p>0.064962994513053</text:p>
          </table:table-cell>
        </table:table-row>
        <table:table-row table:style-name="ro1">
          <table:table-cell table:formula="of:=SQRT([.I106]^2 + [.K106]^2 + [.M106]^2)" office:value-type="float" office:value="6.40085715868416" calcext:value-type="float">
            <text:p>6.40085715868416</text:p>
          </table:table-cell>
          <table:table-cell office:value-type="float" office:value="5.37782570117132" calcext:value-type="float">
            <text:p>5.37782570117132</text:p>
          </table:table-cell>
          <table:table-cell office:value-type="float" office:value="-2.85172193644298" calcext:value-type="float">
            <text:p>-2.85172193644298</text:p>
          </table:table-cell>
          <table:table-cell office:value-type="float" office:value="1.25339635239279" calcext:value-type="float">
            <text:p>1.25339635239279</text:p>
          </table:table-cell>
          <table:table-cell office:value-type="float" office:value="-0.343011920113153" calcext:value-type="float">
            <text:p>-0.343011920113153</text:p>
          </table:table-cell>
          <table:table-cell office:value-type="float" office:value="0.583718475888325" calcext:value-type="float">
            <text:p>0.583718475888325</text:p>
          </table:table-cell>
          <table:table-cell office:value-type="float" office:value="0.593189383666696" calcext:value-type="float">
            <text:p>0.593189383666696</text:p>
          </table:table-cell>
          <table:table-cell office:value-type="float" office:value="6.33432473971487" calcext:value-type="float">
            <text:p>6.33432473971487</text:p>
          </table:table-cell>
          <table:table-cell table:formula="of:=[.H106] / 1.184 + 0.103" office:value-type="float" office:value="5.45293643556999" calcext:value-type="float">
            <text:p>5.45293643556999</text:p>
          </table:table-cell>
          <table:table-cell office:value-type="float" office:value="-3.37762680324451" calcext:value-type="float">
            <text:p>-3.37762680324451</text:p>
          </table:table-cell>
          <table:table-cell table:formula="of:=[.J106] / 1.032 + 0.243" office:value-type="float" office:value="-3.02989418919042" calcext:value-type="float">
            <text:p>-3.02989418919042</text:p>
          </table:table-cell>
          <table:table-cell office:value-type="float" office:value="1.99231750829511" calcext:value-type="float">
            <text:p>1.99231750829511</text:p>
          </table:table-cell>
          <table:table-cell table:formula="of:=[.L106] / 1.151 - 0.297" office:value-type="float" office:value="1.43394483778897" calcext:value-type="float">
            <text:p>1.43394483778897</text:p>
          </table:table-cell>
          <table:table-cell office:value-type="float" office:value="-0.291326857335636" calcext:value-type="float">
            <text:p>-0.291326857335636</text:p>
          </table:table-cell>
          <table:table-cell office:value-type="float" office:value="0.572085379011112" calcext:value-type="float">
            <text:p>0.572085379011112</text:p>
          </table:table-cell>
          <table:table-cell office:value-type="float" office:value="0.510883786912653" calcext:value-type="float">
            <text:p>0.510883786912653</text:p>
          </table:table-cell>
          <table:table-cell table:formula="of:=[.I106]-[.B106]" office:value-type="float" office:value="0.0751107343986721" calcext:value-type="float">
            <text:p>0.075110734398672</text:p>
          </table:table-cell>
          <table:table-cell table:formula="of:=[.K106]-[.C106]" office:value-type="float" office:value="-0.178172252747436" calcext:value-type="float">
            <text:p>-0.178172252747436</text:p>
          </table:table-cell>
          <table:table-cell table:formula="of:=[.M106]-[.D106]" office:value-type="float" office:value="0.180548485396185" calcext:value-type="float">
            <text:p>0.180548485396185</text:p>
          </table:table-cell>
          <table:table-cell office:value-type="float" office:value="0.95649903854355" calcext:value-type="float">
            <text:p>0.95649903854355</text:p>
          </table:table-cell>
          <table:table-cell office:value-type="float" office:value="-0.525904866801523" calcext:value-type="float">
            <text:p>-0.525904866801523</text:p>
          </table:table-cell>
          <table:table-cell office:value-type="float" office:value="0.738921155902314" calcext:value-type="float">
            <text:p>0.738921155902314</text:p>
          </table:table-cell>
          <table:table-cell office:value-type="float" office:value="0.0298797455363529" calcext:value-type="float">
            <text:p>0.029879745536353</text:p>
          </table:table-cell>
          <table:table-cell office:value-type="float" office:value="-0.0334198002855093" calcext:value-type="float">
            <text:p>-0.033419800285509</text:p>
          </table:table-cell>
          <table:table-cell office:value-type="float" office:value="-0.0535674535285526" calcext:value-type="float">
            <text:p>-0.053567453528553</text:p>
          </table:table-cell>
        </table:table-row>
        <table:table-row table:style-name="ro1">
          <table:table-cell table:formula="of:=SQRT([.I107]^2 + [.K107]^2 + [.M107]^2)" office:value-type="float" office:value="5.13944224766739" calcext:value-type="float">
            <text:p>5.13944224766739</text:p>
          </table:table-cell>
          <table:table-cell office:value-type="float" office:value="3.66752652819005" calcext:value-type="float">
            <text:p>3.66752652819005</text:p>
          </table:table-cell>
          <table:table-cell office:value-type="float" office:value="-3.07249646310041" calcext:value-type="float">
            <text:p>-3.07249646310041</text:p>
          </table:table-cell>
          <table:table-cell office:value-type="float" office:value="1.20591540613948" calcext:value-type="float">
            <text:p>1.20591540613948</text:p>
          </table:table-cell>
          <table:table-cell office:value-type="float" office:value="-0.0206231632997689" calcext:value-type="float">
            <text:p>-0.020623163299769</text:p>
          </table:table-cell>
          <table:table-cell office:value-type="float" office:value="-0.656676374726109" calcext:value-type="float">
            <text:p>-0.656676374726109</text:p>
          </table:table-cell>
          <table:table-cell office:value-type="float" office:value="3.13097299385759" calcext:value-type="float">
            <text:p>3.13097299385759</text:p>
          </table:table-cell>
          <table:table-cell office:value-type="float" office:value="4.39783251072718" calcext:value-type="float">
            <text:p>4.39783251072718</text:p>
          </table:table-cell>
          <table:table-cell table:formula="of:=[.H107] / 1.184 + 0.103" office:value-type="float" office:value="3.81738556649255" calcext:value-type="float">
            <text:p>3.81738556649255</text:p>
          </table:table-cell>
          <table:table-cell office:value-type="float" office:value="-3.55256159493005" calcext:value-type="float">
            <text:p>-3.55256159493005</text:p>
          </table:table-cell>
          <table:table-cell table:formula="of:=[.J107] / 1.032 + 0.243" office:value-type="float" office:value="-3.19940464625005" calcext:value-type="float">
            <text:p>-3.19940464625005</text:p>
          </table:table-cell>
          <table:table-cell office:value-type="float" office:value="1.80014354321456" calcext:value-type="float">
            <text:p>1.80014354321456</text:p>
          </table:table-cell>
          <table:table-cell table:formula="of:=[.L107] / 1.151 - 0.297" office:value-type="float" office:value="1.26698222694575" calcext:value-type="float">
            <text:p>1.26698222694575</text:p>
          </table:table-cell>
          <table:table-cell office:value-type="float" office:value="-0.0513647078406123" calcext:value-type="float">
            <text:p>-0.051364707840612</text:p>
          </table:table-cell>
          <table:table-cell office:value-type="float" office:value="-0.58356038656523" calcext:value-type="float">
            <text:p>-0.58356038656523</text:p>
          </table:table-cell>
          <table:table-cell office:value-type="float" office:value="3.07102570734535" calcext:value-type="float">
            <text:p>3.07102570734535</text:p>
          </table:table-cell>
          <table:table-cell table:formula="of:=[.I107]-[.B107]" office:value-type="float" office:value="0.149859038302501" calcext:value-type="float">
            <text:p>0.149859038302501</text:p>
          </table:table-cell>
          <table:table-cell table:formula="of:=[.K107]-[.C107]" office:value-type="float" office:value="-0.126908183149638" calcext:value-type="float">
            <text:p>-0.126908183149638</text:p>
          </table:table-cell>
          <table:table-cell table:formula="of:=[.M107]-[.D107]" office:value-type="float" office:value="0.0610668208062717" calcext:value-type="float">
            <text:p>0.061066820806272</text:p>
          </table:table-cell>
          <table:table-cell office:value-type="float" office:value="0.730305982537128" calcext:value-type="float">
            <text:p>0.730305982537128</text:p>
          </table:table-cell>
          <table:table-cell office:value-type="float" office:value="-0.480065131829638" calcext:value-type="float">
            <text:p>-0.480065131829638</text:p>
          </table:table-cell>
          <table:table-cell office:value-type="float" office:value="0.594228137075084" calcext:value-type="float">
            <text:p>0.594228137075084</text:p>
          </table:table-cell>
          <table:table-cell office:value-type="float" office:value="0.0264946055415081" calcext:value-type="float">
            <text:p>0.026494605541508</text:p>
          </table:table-cell>
          <table:table-cell office:value-type="float" office:value="-0.0725974082086203" calcext:value-type="float">
            <text:p>-0.07259740820862</text:p>
          </table:table-cell>
          <table:table-cell office:value-type="float" office:value="-0.0411073312757093" calcext:value-type="float">
            <text:p>-0.041107331275709</text:p>
          </table:table-cell>
        </table:table-row>
        <table:table-row table:style-name="ro1">
          <table:table-cell table:formula="of:=SQRT([.I108]^2 + [.K108]^2 + [.M108]^2)" office:value-type="float" office:value="3.44530639674609" calcext:value-type="float">
            <text:p>3.44530639674609</text:p>
          </table:table-cell>
          <table:table-cell office:value-type="float" office:value="3.01914373291331" calcext:value-type="float">
            <text:p>3.01914373291331</text:p>
          </table:table-cell>
          <table:table-cell office:value-type="float" office:value="-1.5107774899269" calcext:value-type="float">
            <text:p>-1.5107774899269</text:p>
          </table:table-cell>
          <table:table-cell office:value-type="float" office:value="0.349304254067151" calcext:value-type="float">
            <text:p>0.349304254067151</text:p>
          </table:table-cell>
          <table:table-cell office:value-type="float" office:value="0.398584182791583" calcext:value-type="float">
            <text:p>0.398584182791583</text:p>
          </table:table-cell>
          <table:table-cell office:value-type="float" office:value="0.385183720074902" calcext:value-type="float">
            <text:p>0.385183720074902</text:p>
          </table:table-cell>
          <table:table-cell office:value-type="float" office:value="0.471643251734921" calcext:value-type="float">
            <text:p>0.471643251734921</text:p>
          </table:table-cell>
          <table:table-cell office:value-type="float" office:value="3.53493986398289" calcext:value-type="float">
            <text:p>3.53493986398289</text:p>
          </table:table-cell>
          <table:table-cell table:formula="of:=[.H108] / 1.184 + 0.103" office:value-type="float" office:value="3.0885911013369" calcext:value-type="float">
            <text:p>3.0885911013369</text:p>
          </table:table-cell>
          <table:table-cell office:value-type="float" office:value="-1.78678844380659" calcext:value-type="float">
            <text:p>-1.78678844380659</text:p>
          </table:table-cell>
          <table:table-cell table:formula="of:=[.J108] / 1.032 + 0.243" office:value-type="float" office:value="-1.48838415097538" calcext:value-type="float">
            <text:p>-1.48838415097538</text:p>
          </table:table-cell>
          <table:table-cell office:value-type="float" office:value="0.732939448793664" calcext:value-type="float">
            <text:p>0.732939448793664</text:p>
          </table:table-cell>
          <table:table-cell table:formula="of:=[.L108] / 1.151 - 0.297" office:value-type="float" office:value="0.339784925103096" calcext:value-type="float">
            <text:p>0.339784925103096</text:p>
          </table:table-cell>
          <table:table-cell office:value-type="float" office:value="0.453511362906362" calcext:value-type="float">
            <text:p>0.453511362906362</text:p>
          </table:table-cell>
          <table:table-cell office:value-type="float" office:value="0.294959388221553" calcext:value-type="float">
            <text:p>0.294959388221553</text:p>
          </table:table-cell>
          <table:table-cell office:value-type="float" office:value="0.426651471377366" calcext:value-type="float">
            <text:p>0.426651471377366</text:p>
          </table:table-cell>
          <table:table-cell table:formula="of:=[.I108]-[.B108]" office:value-type="float" office:value="0.0694473684235906" calcext:value-type="float">
            <text:p>0.069447368423591</text:p>
          </table:table-cell>
          <table:table-cell table:formula="of:=[.K108]-[.C108]" office:value-type="float" office:value="0.0223933389515221" calcext:value-type="float">
            <text:p>0.022393338951522</text:p>
          </table:table-cell>
          <table:table-cell table:formula="of:=[.M108]-[.D108]" office:value-type="float" office:value="-0.00951932896405455" calcext:value-type="float">
            <text:p>-0.009519328964055</text:p>
          </table:table-cell>
          <table:table-cell office:value-type="float" office:value="0.51579613106958" calcext:value-type="float">
            <text:p>0.51579613106958</text:p>
          </table:table-cell>
          <table:table-cell office:value-type="float" office:value="-0.27601095387969" calcext:value-type="float">
            <text:p>-0.27601095387969</text:p>
          </table:table-cell>
          <table:table-cell office:value-type="float" office:value="0.383635194726513" calcext:value-type="float">
            <text:p>0.383635194726513</text:p>
          </table:table-cell>
          <table:table-cell office:value-type="float" office:value="0.00613526281921217" calcext:value-type="float">
            <text:p>0.006135262819212</text:p>
          </table:table-cell>
          <table:table-cell office:value-type="float" office:value="-0.103834841890415" calcext:value-type="float">
            <text:p>-0.103834841890415</text:p>
          </table:table-cell>
          <table:table-cell office:value-type="float" office:value="-0.0263289984770108" calcext:value-type="float">
            <text:p>-0.026328998477011</text:p>
          </table:table-cell>
        </table:table-row>
        <table:table-row table:style-name="ro1">
          <table:table-cell table:formula="of:=SQRT([.I109]^2 + [.K109]^2 + [.M109]^2)" office:value-type="float" office:value="3.72918854452957" calcext:value-type="float">
            <text:p>3.72918854452957</text:p>
          </table:table-cell>
          <table:table-cell office:value-type="float" office:value="2.92555438248228" calcext:value-type="float">
            <text:p>2.92555438248228</text:p>
          </table:table-cell>
          <table:table-cell office:value-type="float" office:value="2.10558957707657" calcext:value-type="float">
            <text:p>2.10558957707657</text:p>
          </table:table-cell>
          <table:table-cell office:value-type="float" office:value="0.422736487928143" calcext:value-type="float">
            <text:p>0.422736487928143</text:p>
          </table:table-cell>
          <table:table-cell office:value-type="float" office:value="0.209367915145141" calcext:value-type="float">
            <text:p>0.209367915145141</text:p>
          </table:table-cell>
          <table:table-cell office:value-type="float" office:value="-0.428401297794409" calcext:value-type="float">
            <text:p>-0.428401297794409</text:p>
          </table:table-cell>
          <table:table-cell office:value-type="float" office:value="-2.16037148228929" calcext:value-type="float">
            <text:p>-2.16037148228929</text:p>
          </table:table-cell>
          <table:table-cell office:value-type="float" office:value="3.44323352848385" calcext:value-type="float">
            <text:p>3.44323352848385</text:p>
          </table:table-cell>
          <table:table-cell table:formula="of:=[.H109] / 1.184 + 0.103" office:value-type="float" office:value="3.01113642608433" calcext:value-type="float">
            <text:p>3.01113642608433</text:p>
          </table:table-cell>
          <table:table-cell office:value-type="float" office:value="1.98365648294912" calcext:value-type="float">
            <text:p>1.98365648294912</text:p>
          </table:table-cell>
          <table:table-cell table:formula="of:=[.J109] / 1.032 + 0.243" office:value-type="float" office:value="2.16514775479566" calcext:value-type="float">
            <text:p>2.16514775479566</text:p>
          </table:table-cell>
          <table:table-cell office:value-type="float" office:value="0.790648193132504" calcext:value-type="float">
            <text:p>0.790648193132504</text:p>
          </table:table-cell>
          <table:table-cell table:formula="of:=[.L109] / 1.151 - 0.297" office:value-type="float" office:value="0.389922843729369" calcext:value-type="float">
            <text:p>0.389922843729369</text:p>
          </table:table-cell>
          <table:table-cell office:value-type="float" office:value="0.224175324594778" calcext:value-type="float">
            <text:p>0.224175324594778</text:p>
          </table:table-cell>
          <table:table-cell office:value-type="float" office:value="-0.328101907564236" calcext:value-type="float">
            <text:p>-0.328101907564236</text:p>
          </table:table-cell>
          <table:table-cell office:value-type="float" office:value="-2.1262648206342" calcext:value-type="float">
            <text:p>-2.1262648206342</text:p>
          </table:table-cell>
          <table:table-cell table:formula="of:=[.I109]-[.B109]" office:value-type="float" office:value="0.0855820436020527" calcext:value-type="float">
            <text:p>0.085582043602053</text:p>
          </table:table-cell>
          <table:table-cell table:formula="of:=[.K109]-[.C109]" office:value-type="float" office:value="0.0595581777190892" calcext:value-type="float">
            <text:p>0.059558177719089</text:p>
          </table:table-cell>
          <table:table-cell table:formula="of:=[.M109]-[.D109]" office:value-type="float" office:value="-0.0328136441987739" calcext:value-type="float">
            <text:p>-0.032813644198774</text:p>
          </table:table-cell>
          <table:table-cell office:value-type="float" office:value="0.517679146001574" calcext:value-type="float">
            <text:p>0.517679146001574</text:p>
          </table:table-cell>
          <table:table-cell office:value-type="float" office:value="-0.121933094127451" calcext:value-type="float">
            <text:p>-0.121933094127451</text:p>
          </table:table-cell>
          <table:table-cell office:value-type="float" office:value="0.36791170520436" calcext:value-type="float">
            <text:p>0.36791170520436</text:p>
          </table:table-cell>
          <table:table-cell office:value-type="float" office:value="-0.0911991365760652" calcext:value-type="float">
            <text:p>-0.091199136576065</text:p>
          </table:table-cell>
          <table:table-cell office:value-type="float" office:value="-0.0440134283206337" calcext:value-type="float">
            <text:p>-0.044013428320634</text:p>
          </table:table-cell>
          <table:table-cell office:value-type="float" office:value="0.026622662068351" calcext:value-type="float">
            <text:p>0.026622662068351</text:p>
          </table:table-cell>
        </table:table-row>
        <table:table-row table:style-name="ro1">
          <table:table-cell table:formula="of:=SQRT([.I110]^2 + [.K110]^2 + [.M110]^2)" office:value-type="float" office:value="3.36077152315711" calcext:value-type="float">
            <text:p>3.36077152315711</text:p>
          </table:table-cell>
          <table:table-cell office:value-type="float" office:value="3.31401909871408" calcext:value-type="float">
            <text:p>3.31401909871408</text:p>
          </table:table-cell>
          <table:table-cell office:value-type="float" office:value="0.568872611494496" calcext:value-type="float">
            <text:p>0.568872611494496</text:p>
          </table:table-cell>
          <table:table-cell office:value-type="float" office:value="0.450845766450679" calcext:value-type="float">
            <text:p>0.450845766450679</text:p>
          </table:table-cell>
          <table:table-cell office:value-type="float" office:value="0.175717059429426" calcext:value-type="float">
            <text:p>0.175717059429426</text:p>
          </table:table-cell>
          <table:table-cell office:value-type="float" office:value="0.52359572681252" calcext:value-type="float">
            <text:p>0.52359572681252</text:p>
          </table:table-cell>
          <table:table-cell office:value-type="float" office:value="-2.49580735005503" calcext:value-type="float">
            <text:p>-2.49580735005503</text:p>
          </table:table-cell>
          <table:table-cell office:value-type="float" office:value="3.75844666939668" calcext:value-type="float">
            <text:p>3.75844666939668</text:p>
          </table:table-cell>
          <table:table-cell table:formula="of:=[.H110] / 1.184 + 0.103" office:value-type="float" office:value="3.27736374104449" calcext:value-type="float">
            <text:p>3.27736374104449</text:p>
          </table:table-cell>
          <table:table-cell office:value-type="float" office:value="0.388446109104073" calcext:value-type="float">
            <text:p>0.388446109104073</text:p>
          </table:table-cell>
          <table:table-cell table:formula="of:=[.J110] / 1.032 + 0.243" office:value-type="float" office:value="0.619401268511699" calcext:value-type="float">
            <text:p>0.619401268511699</text:p>
          </table:table-cell>
          <table:table-cell office:value-type="float" office:value="0.816436288956399" calcext:value-type="float">
            <text:p>0.816436288956399</text:p>
          </table:table-cell>
          <table:table-cell table:formula="of:=[.L110] / 1.151 - 0.297" office:value-type="float" office:value="0.412327792316593" calcext:value-type="float">
            <text:p>0.412327792316593</text:p>
          </table:table-cell>
          <table:table-cell office:value-type="float" office:value="0.166762014391018" calcext:value-type="float">
            <text:p>0.166762014391018</text:p>
          </table:table-cell>
          <table:table-cell office:value-type="float" office:value="0.630117619568067" calcext:value-type="float">
            <text:p>0.630117619568067</text:p>
          </table:table-cell>
          <table:table-cell office:value-type="float" office:value="-2.4973941893598" calcext:value-type="float">
            <text:p>-2.4973941893598</text:p>
          </table:table-cell>
          <table:table-cell table:formula="of:=[.I110]-[.B110]" office:value-type="float" office:value="-0.0366553576695865" calcext:value-type="float">
            <text:p>-0.036655357669587</text:p>
          </table:table-cell>
          <table:table-cell table:formula="of:=[.K110]-[.C110]" office:value-type="float" office:value="0.0505286570172026" calcext:value-type="float">
            <text:p>0.050528657017203</text:p>
          </table:table-cell>
          <table:table-cell table:formula="of:=[.M110]-[.D110]" office:value-type="float" office:value="-0.0385179741340855" calcext:value-type="float">
            <text:p>-0.038517974134086</text:p>
          </table:table-cell>
          <table:table-cell office:value-type="float" office:value="0.444427570682599" calcext:value-type="float">
            <text:p>0.444427570682599</text:p>
          </table:table-cell>
          <table:table-cell office:value-type="float" office:value="-0.180426502390423" calcext:value-type="float">
            <text:p>-0.180426502390423</text:p>
          </table:table-cell>
          <table:table-cell office:value-type="float" office:value="0.365590522505719" calcext:value-type="float">
            <text:p>0.365590522505719</text:p>
          </table:table-cell>
          <table:table-cell office:value-type="float" office:value="-0.0584847137909326" calcext:value-type="float">
            <text:p>-0.058484713790933</text:p>
          </table:table-cell>
          <table:table-cell office:value-type="float" office:value="-0.0893968055861847" calcext:value-type="float">
            <text:p>-0.089396805586185</text:p>
          </table:table-cell>
          <table:table-cell office:value-type="float" office:value="-0.0090944673704394" calcext:value-type="float">
            <text:p>-0.009094467370439</text:p>
          </table:table-cell>
        </table:table-row>
        <table:table-row table:style-name="ro1">
          <table:table-cell table:formula="of:=SQRT([.I111]^2 + [.K111]^2 + [.M111]^2)" office:value-type="float" office:value="2.96823205190484" calcext:value-type="float">
            <text:p>2.96823205190484</text:p>
          </table:table-cell>
          <table:table-cell office:value-type="float" office:value="2.88787541233473" calcext:value-type="float">
            <text:p>2.88787541233473</text:p>
          </table:table-cell>
          <table:table-cell office:value-type="float" office:value="-0.92268275639737" calcext:value-type="float">
            <text:p>-0.92268275639737</text:p>
          </table:table-cell>
          <table:table-cell office:value-type="float" office:value="0.481985464107729" calcext:value-type="float">
            <text:p>0.481985464107729</text:p>
          </table:table-cell>
          <table:table-cell office:value-type="float" office:value="0.33703239099076" calcext:value-type="float">
            <text:p>0.33703239099076</text:p>
          </table:table-cell>
          <table:table-cell office:value-type="float" office:value="-0.140510637820019" calcext:value-type="float">
            <text:p>-0.140510637820019</text:p>
          </table:table-cell>
          <table:table-cell office:value-type="float" office:value="1.63626414345824" calcext:value-type="float">
            <text:p>1.63626414345824</text:p>
          </table:table-cell>
          <table:table-cell office:value-type="float" office:value="3.22056169864232" calcext:value-type="float">
            <text:p>3.22056169864232</text:p>
          </table:table-cell>
          <table:table-cell table:formula="of:=[.H111] / 1.184 + 0.103" office:value-type="float" office:value="2.82306900223169" calcext:value-type="float">
            <text:p>2.82306900223169</text:p>
          </table:table-cell>
          <table:table-cell office:value-type="float" office:value="-1.10175210169021" calcext:value-type="float">
            <text:p>-1.10175210169021</text:p>
          </table:table-cell>
          <table:table-cell table:formula="of:=[.J111] / 1.032 + 0.243" office:value-type="float" office:value="-0.824589245823847" calcext:value-type="float">
            <text:p>-0.824589245823847</text:p>
          </table:table-cell>
          <table:table-cell office:value-type="float" office:value="0.803303984818305" calcext:value-type="float">
            <text:p>0.803303984818305</text:p>
          </table:table-cell>
          <table:table-cell table:formula="of:=[.L111] / 1.151 - 0.297" office:value-type="float" office:value="0.400918318695313" calcext:value-type="float">
            <text:p>0.400918318695313</text:p>
          </table:table-cell>
          <table:table-cell office:value-type="float" office:value="0.439239510681928" calcext:value-type="float">
            <text:p>0.439239510681928</text:p>
          </table:table-cell>
          <table:table-cell office:value-type="float" office:value="-0.113017247787271" calcext:value-type="float">
            <text:p>-0.113017247787271</text:p>
          </table:table-cell>
          <table:table-cell office:value-type="float" office:value="1.62388730437557" calcext:value-type="float">
            <text:p>1.62388730437557</text:p>
          </table:table-cell>
          <table:table-cell table:formula="of:=[.I111]-[.B111]" office:value-type="float" office:value="-0.0648064101030408" calcext:value-type="float">
            <text:p>-0.064806410103041</text:p>
          </table:table-cell>
          <table:table-cell table:formula="of:=[.K111]-[.C111]" office:value-type="float" office:value="0.098093510573523" calcext:value-type="float">
            <text:p>0.098093510573523</text:p>
          </table:table-cell>
          <table:table-cell table:formula="of:=[.M111]-[.D111]" office:value-type="float" office:value="-0.0810671454124162" calcext:value-type="float">
            <text:p>-0.081067145412416</text:p>
          </table:table-cell>
          <table:table-cell office:value-type="float" office:value="0.33268628630759" calcext:value-type="float">
            <text:p>0.33268628630759</text:p>
          </table:table-cell>
          <table:table-cell office:value-type="float" office:value="-0.179069345292836" calcext:value-type="float">
            <text:p>-0.179069345292836</text:p>
          </table:table-cell>
          <table:table-cell office:value-type="float" office:value="0.321318520710576" calcext:value-type="float">
            <text:p>0.321318520710576</text:p>
          </table:table-cell>
          <table:table-cell office:value-type="float" office:value="0.0201826399264373" calcext:value-type="float">
            <text:p>0.020182639926437</text:p>
          </table:table-cell>
          <table:table-cell office:value-type="float" office:value="-0.103094613660496" calcext:value-type="float">
            <text:p>-0.103094613660496</text:p>
          </table:table-cell>
          <table:table-cell office:value-type="float" office:value="-0.0242693289975406" calcext:value-type="float">
            <text:p>-0.024269328997541</text:p>
          </table:table-cell>
        </table:table-row>
        <table:table-row table:style-name="ro1">
          <table:table-cell table:formula="of:=SQRT([.I112]^2 + [.K112]^2 + [.M112]^2)" office:value-type="float" office:value="6.25543823994254" calcext:value-type="float">
            <text:p>6.25543823994254</text:p>
          </table:table-cell>
          <table:table-cell office:value-type="float" office:value="4.73627823879803" calcext:value-type="float">
            <text:p>4.73627823879803</text:p>
          </table:table-cell>
          <table:table-cell office:value-type="float" office:value="3.8027614313985" calcext:value-type="float">
            <text:p>3.8027614313985</text:p>
          </table:table-cell>
          <table:table-cell office:value-type="float" office:value="1.23317281565545" calcext:value-type="float">
            <text:p>1.23317281565545</text:p>
          </table:table-cell>
          <table:table-cell office:value-type="float" office:value="0.69823187962442" calcext:value-type="float">
            <text:p>0.69823187962442</text:p>
          </table:table-cell>
          <table:table-cell office:value-type="float" office:value="0.524882414218403" calcext:value-type="float">
            <text:p>0.524882414218403</text:p>
          </table:table-cell>
          <table:table-cell office:value-type="float" office:value="0.822070065576347" calcext:value-type="float">
            <text:p>0.822070065576347</text:p>
          </table:table-cell>
          <table:table-cell office:value-type="float" office:value="5.60252640833792" calcext:value-type="float">
            <text:p>5.60252640833792</text:p>
          </table:table-cell>
          <table:table-cell table:formula="of:=[.H112] / 1.184 + 0.103" office:value-type="float" office:value="4.83486352055568" calcext:value-type="float">
            <text:p>4.83486352055568</text:p>
          </table:table-cell>
          <table:table-cell office:value-type="float" office:value="3.61314716372743" calcext:value-type="float">
            <text:p>3.61314716372743</text:p>
          </table:table-cell>
          <table:table-cell table:formula="of:=[.J112] / 1.032 + 0.243" office:value-type="float" office:value="3.74411159275914" calcext:value-type="float">
            <text:p>3.74411159275914</text:p>
          </table:table-cell>
          <table:table-cell office:value-type="float" office:value="1.85847489021973" calcext:value-type="float">
            <text:p>1.85847489021973</text:p>
          </table:table-cell>
          <table:table-cell table:formula="of:=[.L112] / 1.151 - 0.297" office:value-type="float" office:value="1.31766106882687" calcext:value-type="float">
            <text:p>1.31766106882687</text:p>
          </table:table-cell>
          <table:table-cell office:value-type="float" office:value="0.41437265325121" calcext:value-type="float">
            <text:p>0.41437265325121</text:p>
          </table:table-cell>
          <table:table-cell office:value-type="float" office:value="0.343781297593209" calcext:value-type="float">
            <text:p>0.343781297593209</text:p>
          </table:table-cell>
          <table:table-cell office:value-type="float" office:value="0.9368815570217" calcext:value-type="float">
            <text:p>0.9368815570217</text:p>
          </table:table-cell>
          <table:table-cell table:formula="of:=[.I112]-[.B112]" office:value-type="float" office:value="0.0985852817576456" calcext:value-type="float">
            <text:p>0.098585281757646</text:p>
          </table:table-cell>
          <table:table-cell table:formula="of:=[.K112]-[.C112]" office:value-type="float" office:value="-0.0586498386393624" calcext:value-type="float">
            <text:p>-0.058649838639362</text:p>
          </table:table-cell>
          <table:table-cell table:formula="of:=[.M112]-[.D112]" office:value-type="float" office:value="0.0844882531714224" calcext:value-type="float">
            <text:p>0.084488253171422</text:p>
          </table:table-cell>
          <table:table-cell office:value-type="float" office:value="0.866248169539889" calcext:value-type="float">
            <text:p>0.866248169539889</text:p>
          </table:table-cell>
          <table:table-cell office:value-type="float" office:value="-0.189614267671071" calcext:value-type="float">
            <text:p>-0.189614267671071</text:p>
          </table:table-cell>
          <table:table-cell office:value-type="float" office:value="0.625302074564285" calcext:value-type="float">
            <text:p>0.625302074564285</text:p>
          </table:table-cell>
          <table:table-cell office:value-type="float" office:value="-0.303265070639186" calcext:value-type="float">
            <text:p>-0.303265070639186</text:p>
          </table:table-cell>
          <table:table-cell office:value-type="float" office:value="0.0835019438269757" calcext:value-type="float">
            <text:p>0.083501943826976</text:p>
          </table:table-cell>
          <table:table-cell office:value-type="float" office:value="0.00697219875133071" calcext:value-type="float">
            <text:p>0.006972198751331</text:p>
          </table:table-cell>
        </table:table-row>
        <table:table-row table:style-name="ro1">
          <table:table-cell table:formula="of:=SQRT([.I113]^2 + [.K113]^2 + [.M113]^2)" office:value-type="float" office:value="4.43727589419194" calcext:value-type="float">
            <text:p>4.43727589419194</text:p>
          </table:table-cell>
          <table:table-cell office:value-type="float" office:value="3.62302125687593" calcext:value-type="float">
            <text:p>3.62302125687593</text:p>
          </table:table-cell>
          <table:table-cell office:value-type="float" office:value="2.29591114905297" calcext:value-type="float">
            <text:p>2.29591114905297</text:p>
          </table:table-cell>
          <table:table-cell office:value-type="float" office:value="0.752690787682029" calcext:value-type="float">
            <text:p>0.752690787682029</text:p>
          </table:table-cell>
          <table:table-cell office:value-type="float" office:value="-0.0425086307415432" calcext:value-type="float">
            <text:p>-0.042508630741543</text:p>
          </table:table-cell>
          <table:table-cell office:value-type="float" office:value="0.62083623503943" calcext:value-type="float">
            <text:p>0.62083623503943</text:p>
          </table:table-cell>
          <table:table-cell office:value-type="float" office:value="-0.0784808104919206" calcext:value-type="float">
            <text:p>-0.078480810491921</text:p>
          </table:table-cell>
          <table:table-cell office:value-type="float" office:value="4.25978407506048" calcext:value-type="float">
            <text:p>4.25978407506048</text:p>
          </table:table-cell>
          <table:table-cell table:formula="of:=[.H113] / 1.184 + 0.103" office:value-type="float" office:value="3.70079060393622" calcext:value-type="float">
            <text:p>3.70079060393622</text:p>
          </table:table-cell>
          <table:table-cell office:value-type="float" office:value="2.15170973401517" calcext:value-type="float">
            <text:p>2.15170973401517</text:p>
          </table:table-cell>
          <table:table-cell table:formula="of:=[.J113] / 1.032 + 0.243" office:value-type="float" office:value="2.32799005234028" calcext:value-type="float">
            <text:p>2.32799005234028</text:p>
          </table:table-cell>
          <table:table-cell office:value-type="float" office:value="1.21389839817019" calcext:value-type="float">
            <text:p>1.21389839817019</text:p>
          </table:table-cell>
          <table:table-cell table:formula="of:=[.L113] / 1.151 - 0.297" office:value-type="float" office:value="0.757646740373753" calcext:value-type="float">
            <text:p>0.757646740373753</text:p>
          </table:table-cell>
          <table:table-cell office:value-type="float" office:value="-0.192292201826895" calcext:value-type="float">
            <text:p>-0.192292201826895</text:p>
          </table:table-cell>
          <table:table-cell office:value-type="float" office:value="0.558648666919034" calcext:value-type="float">
            <text:p>0.558648666919034</text:p>
          </table:table-cell>
          <table:table-cell office:value-type="float" office:value="0.0463171499002351" calcext:value-type="float">
            <text:p>0.046317149900235</text:p>
          </table:table-cell>
          <table:table-cell table:formula="of:=[.I113]-[.B113]" office:value-type="float" office:value="0.0777693470602872" calcext:value-type="float">
            <text:p>0.077769347060287</text:p>
          </table:table-cell>
          <table:table-cell table:formula="of:=[.K113]-[.C113]" office:value-type="float" office:value="0.0320789032873106" calcext:value-type="float">
            <text:p>0.032078903287311</text:p>
          </table:table-cell>
          <table:table-cell table:formula="of:=[.M113]-[.D113]" office:value-type="float" office:value="0.00495595269172444" calcext:value-type="float">
            <text:p>0.004955952691724</text:p>
          </table:table-cell>
          <table:table-cell office:value-type="float" office:value="0.636762818184544" calcext:value-type="float">
            <text:p>0.636762818184544</text:p>
          </table:table-cell>
          <table:table-cell office:value-type="float" office:value="-0.144201415037804" calcext:value-type="float">
            <text:p>-0.144201415037804</text:p>
          </table:table-cell>
          <table:table-cell office:value-type="float" office:value="0.461207610488156" calcext:value-type="float">
            <text:p>0.461207610488156</text:p>
          </table:table-cell>
          <table:table-cell office:value-type="float" office:value="-0.122282524254059" calcext:value-type="float">
            <text:p>-0.122282524254059</text:p>
          </table:table-cell>
          <table:table-cell office:value-type="float" office:value="-0.0664195876072142" calcext:value-type="float">
            <text:p>-0.066419587607214</text:p>
          </table:table-cell>
          <table:table-cell office:value-type="float" office:value="0.0372807521738387" calcext:value-type="float">
            <text:p>0.037280752173839</text:p>
          </table:table-cell>
        </table:table-row>
        <table:table-row table:style-name="ro1">
          <table:table-cell table:formula="of:=SQRT([.I114]^2 + [.K114]^2 + [.M114]^2)" office:value-type="float" office:value="2.0107053725239" calcext:value-type="float">
            <text:p>2.0107053725239</text:p>
          </table:table-cell>
          <table:table-cell office:value-type="float" office:value="1.43706590567795" calcext:value-type="float">
            <text:p>1.43706590567795</text:p>
          </table:table-cell>
          <table:table-cell office:value-type="float" office:value="1.18187841783212" calcext:value-type="float">
            <text:p>1.18187841783212</text:p>
          </table:table-cell>
          <table:table-cell office:value-type="float" office:value="0.415679872501067" calcext:value-type="float">
            <text:p>0.415679872501067</text:p>
          </table:table-cell>
          <table:table-cell office:value-type="float" office:value="0.303196329990824" calcext:value-type="float">
            <text:p>0.303196329990824</text:p>
          </table:table-cell>
          <table:table-cell office:value-type="float" office:value="0.196129069790971" calcext:value-type="float">
            <text:p>0.196129069790971</text:p>
          </table:table-cell>
          <table:table-cell office:value-type="float" office:value="2.84221443330435" calcext:value-type="float">
            <text:p>2.84221443330435</text:p>
          </table:table-cell>
          <table:table-cell office:value-type="float" office:value="1.66148837704856" calcext:value-type="float">
            <text:p>1.66148837704856</text:p>
          </table:table-cell>
          <table:table-cell table:formula="of:=[.H114] / 1.184 + 0.103" office:value-type="float" office:value="1.50628410223696" calcext:value-type="float">
            <text:p>1.50628410223696</text:p>
          </table:table-cell>
          <table:table-cell office:value-type="float" office:value="1.10503594453719" calcext:value-type="float">
            <text:p>1.10503594453719</text:p>
          </table:table-cell>
          <table:table-cell table:formula="of:=[.J114] / 1.032 + 0.243" office:value-type="float" office:value="1.31377126408642" calcext:value-type="float">
            <text:p>1.31377126408642</text:p>
          </table:table-cell>
          <table:table-cell office:value-type="float" office:value="0.594148101099898" calcext:value-type="float">
            <text:p>0.594148101099898</text:p>
          </table:table-cell>
          <table:table-cell table:formula="of:=[.L114] / 1.151 - 0.297" office:value-type="float" office:value="0.21920165169409" calcext:value-type="float">
            <text:p>0.21920165169409</text:p>
          </table:table-cell>
          <table:table-cell office:value-type="float" office:value="0.41708663282534" calcext:value-type="float">
            <text:p>0.41708663282534</text:p>
          </table:table-cell>
          <table:table-cell office:value-type="float" office:value="0.235798223490243" calcext:value-type="float">
            <text:p>0.235798223490243</text:p>
          </table:table-cell>
          <table:table-cell office:value-type="float" office:value="2.8558979900864" calcext:value-type="float">
            <text:p>2.8558979900864</text:p>
          </table:table-cell>
          <table:table-cell table:formula="of:=[.I114]-[.B114]" office:value-type="float" office:value="0.0692181965590095" calcext:value-type="float">
            <text:p>0.06921819655901</text:p>
          </table:table-cell>
          <table:table-cell table:formula="of:=[.K114]-[.C114]" office:value-type="float" office:value="0.131892846254304" calcext:value-type="float">
            <text:p>0.131892846254304</text:p>
          </table:table-cell>
          <table:table-cell table:formula="of:=[.M114]-[.D114]" office:value-type="float" office:value="-0.196478220806977" calcext:value-type="float">
            <text:p>-0.196478220806977</text:p>
          </table:table-cell>
          <table:table-cell office:value-type="float" office:value="0.224422471370609" calcext:value-type="float">
            <text:p>0.224422471370609</text:p>
          </table:table-cell>
          <table:table-cell office:value-type="float" office:value="-0.0768424732949344" calcext:value-type="float">
            <text:p>-0.076842473294934</text:p>
          </table:table-cell>
          <table:table-cell office:value-type="float" office:value="0.178468228598831" calcext:value-type="float">
            <text:p>0.178468228598831</text:p>
          </table:table-cell>
          <table:table-cell office:value-type="float" office:value="-0.0939050477674513" calcext:value-type="float">
            <text:p>-0.093905047767451</text:p>
          </table:table-cell>
          <table:table-cell office:value-type="float" office:value="-0.0717183425926038" calcext:value-type="float">
            <text:p>-0.071718342592604</text:p>
          </table:table-cell>
          <table:table-cell office:value-type="float" office:value="0.0347477012729507" calcext:value-type="float">
            <text:p>0.034747701272951</text:p>
          </table:table-cell>
        </table:table-row>
        <table:table-row table:style-name="ro1">
          <table:table-cell table:formula="of:=SQRT([.I115]^2 + [.K115]^2 + [.M115]^2)" office:value-type="float" office:value="3.59864837631555" calcext:value-type="float">
            <text:p>3.59864837631555</text:p>
          </table:table-cell>
          <table:table-cell office:value-type="float" office:value="3.5509893708982" calcext:value-type="float">
            <text:p>3.5509893708982</text:p>
          </table:table-cell>
          <table:table-cell office:value-type="float" office:value="-0.525831455796103" calcext:value-type="float">
            <text:p>-0.525831455796103</text:p>
          </table:table-cell>
          <table:table-cell office:value-type="float" office:value="1.233469206435" calcext:value-type="float">
            <text:p>1.233469206435</text:p>
          </table:table-cell>
          <table:table-cell office:value-type="float" office:value="0.403446648858619" calcext:value-type="float">
            <text:p>0.403446648858619</text:p>
          </table:table-cell>
          <table:table-cell office:value-type="float" office:value="0.309685441227197" calcext:value-type="float">
            <text:p>0.309685441227197</text:p>
          </table:table-cell>
          <table:table-cell office:value-type="float" office:value="-2.81980767883119" calcext:value-type="float">
            <text:p>-2.81980767883119</text:p>
          </table:table-cell>
          <table:table-cell office:value-type="float" office:value="3.89686909248754" calcext:value-type="float">
            <text:p>3.89686909248754</text:p>
          </table:table-cell>
          <table:table-cell table:formula="of:=[.H115] / 1.184 + 0.103" office:value-type="float" office:value="3.39427457135772" calcext:value-type="float">
            <text:p>3.39427457135772</text:p>
          </table:table-cell>
          <table:table-cell office:value-type="float" office:value="-0.729477422229437" calcext:value-type="float">
            <text:p>-0.729477422229437</text:p>
          </table:table-cell>
          <table:table-cell table:formula="of:=[.J115] / 1.032 + 0.243" office:value-type="float" office:value="-0.463857967276586" calcext:value-type="float">
            <text:p>-0.463857967276586</text:p>
          </table:table-cell>
          <table:table-cell office:value-type="float" office:value="1.61004116417101" calcext:value-type="float">
            <text:p>1.61004116417101</text:p>
          </table:table-cell>
          <table:table-cell table:formula="of:=[.L115] / 1.151 - 0.297" office:value-type="float" office:value="1.10181943020939" calcext:value-type="float">
            <text:p>1.10181943020939</text:p>
          </table:table-cell>
          <table:table-cell office:value-type="float" office:value="0.436097863846071" calcext:value-type="float">
            <text:p>0.436097863846071</text:p>
          </table:table-cell>
          <table:table-cell office:value-type="float" office:value="0.333465893715577" calcext:value-type="float">
            <text:p>0.333465893715577</text:p>
          </table:table-cell>
          <table:table-cell office:value-type="float" office:value="-2.8233024153776" calcext:value-type="float">
            <text:p>-2.8233024153776</text:p>
          </table:table-cell>
          <table:table-cell table:formula="of:=[.I115]-[.B115]" office:value-type="float" office:value="-0.15671479954048" calcext:value-type="float">
            <text:p>-0.15671479954048</text:p>
          </table:table-cell>
          <table:table-cell table:formula="of:=[.K115]-[.C115]" office:value-type="float" office:value="0.0619734885195168" calcext:value-type="float">
            <text:p>0.061973488519517</text:p>
          </table:table-cell>
          <table:table-cell table:formula="of:=[.M115]-[.D115]" office:value-type="float" office:value="-0.131649776225608" calcext:value-type="float">
            <text:p>-0.131649776225608</text:p>
          </table:table-cell>
          <table:table-cell office:value-type="float" office:value="0.345879721589341" calcext:value-type="float">
            <text:p>0.345879721589341</text:p>
          </table:table-cell>
          <table:table-cell office:value-type="float" office:value="-0.203645966433334" calcext:value-type="float">
            <text:p>-0.203645966433334</text:p>
          </table:table-cell>
          <table:table-cell office:value-type="float" office:value="0.376571957736006" calcext:value-type="float">
            <text:p>0.376571957736006</text:p>
          </table:table-cell>
          <table:table-cell office:value-type="float" office:value="-0.0368438599346481" calcext:value-type="float">
            <text:p>-0.036843859934648</text:p>
          </table:table-cell>
          <table:table-cell office:value-type="float" office:value="-0.0129479911076311" calcext:value-type="float">
            <text:p>-0.012947991107631</text:p>
          </table:table-cell>
          <table:table-cell office:value-type="float" office:value="0.00658806442738147" calcext:value-type="float">
            <text:p>0.006588064427381</text:p>
          </table:table-cell>
        </table:table-row>
        <table:table-row table:style-name="ro1">
          <table:table-cell table:formula="of:=SQRT([.I116]^2 + [.K116]^2 + [.M116]^2)" office:value-type="float" office:value="3.66575121620787" calcext:value-type="float">
            <text:p>3.66575121620787</text:p>
          </table:table-cell>
          <table:table-cell office:value-type="float" office:value="3.52435169170491" calcext:value-type="float">
            <text:p>3.52435169170491</text:p>
          </table:table-cell>
          <table:table-cell office:value-type="float" office:value="-0.108787779181812" calcext:value-type="float">
            <text:p>-0.108787779181812</text:p>
          </table:table-cell>
          <table:table-cell office:value-type="float" office:value="1.34573403109304" calcext:value-type="float">
            <text:p>1.34573403109304</text:p>
          </table:table-cell>
          <table:table-cell office:value-type="float" office:value="-0.605086772703351" calcext:value-type="float">
            <text:p>-0.605086772703351</text:p>
          </table:table-cell>
          <table:table-cell office:value-type="float" office:value="0.68176461115707" calcext:value-type="float">
            <text:p>0.68176461115707</text:p>
          </table:table-cell>
          <table:table-cell office:value-type="float" office:value="-2.91119427331415" calcext:value-type="float">
            <text:p>-2.91119427331415</text:p>
          </table:table-cell>
          <table:table-cell office:value-type="float" office:value="3.96624727996936" calcext:value-type="float">
            <text:p>3.96624727996936</text:p>
          </table:table-cell>
          <table:table-cell table:formula="of:=[.H116] / 1.184 + 0.103" office:value-type="float" office:value="3.45287101348764" calcext:value-type="float">
            <text:p>3.45287101348764</text:p>
          </table:table-cell>
          <table:table-cell office:value-type="float" office:value="-0.329074104703571" calcext:value-type="float">
            <text:p>-0.329074104703571</text:p>
          </table:table-cell>
          <table:table-cell table:formula="of:=[.J116] / 1.032 + 0.243" office:value-type="float" office:value="-0.0758702564957083" calcext:value-type="float">
            <text:p>-0.075870256495708</text:p>
          </table:table-cell>
          <table:table-cell office:value-type="float" office:value="1.75605904072777" calcext:value-type="float">
            <text:p>1.75605904072777</text:p>
          </table:table-cell>
          <table:table-cell table:formula="of:=[.L116] / 1.151 - 0.297" office:value-type="float" office:value="1.22868118221353" calcext:value-type="float">
            <text:p>1.22868118221353</text:p>
          </table:table-cell>
          <table:table-cell office:value-type="float" office:value="-0.561567330480656" calcext:value-type="float">
            <text:p>-0.561567330480656</text:p>
          </table:table-cell>
          <table:table-cell office:value-type="float" office:value="0.752067966107245" calcext:value-type="float">
            <text:p>0.752067966107245</text:p>
          </table:table-cell>
          <table:table-cell office:value-type="float" office:value="-2.91467804428992" calcext:value-type="float">
            <text:p>-2.91467804428992</text:p>
          </table:table-cell>
          <table:table-cell table:formula="of:=[.I116]-[.B116]" office:value-type="float" office:value="-0.0714806782172746" calcext:value-type="float">
            <text:p>-0.071480678217275</text:p>
          </table:table-cell>
          <table:table-cell table:formula="of:=[.K116]-[.C116]" office:value-type="float" office:value="0.0329175226861037" calcext:value-type="float">
            <text:p>0.032917522686104</text:p>
          </table:table-cell>
          <table:table-cell table:formula="of:=[.M116]-[.D116]" office:value-type="float" office:value="-0.117052848879512" calcext:value-type="float">
            <text:p>-0.117052848879512</text:p>
          </table:table-cell>
          <table:table-cell office:value-type="float" office:value="0.441895588264449" calcext:value-type="float">
            <text:p>0.441895588264449</text:p>
          </table:table-cell>
          <table:table-cell office:value-type="float" office:value="-0.220286325521759" calcext:value-type="float">
            <text:p>-0.220286325521759</text:p>
          </table:table-cell>
          <table:table-cell office:value-type="float" office:value="0.410325009634732" calcext:value-type="float">
            <text:p>0.410325009634732</text:p>
          </table:table-cell>
          <table:table-cell office:value-type="float" office:value="-0.0471797870610038" calcext:value-type="float">
            <text:p>-0.047179787061004</text:p>
          </table:table-cell>
          <table:table-cell office:value-type="float" office:value="-0.0615969543345045" calcext:value-type="float">
            <text:p>-0.061596954334505</text:p>
          </table:table-cell>
          <table:table-cell office:value-type="float" office:value="0.0236776975561455" calcext:value-type="float">
            <text:p>0.023677697556146</text:p>
          </table:table-cell>
        </table:table-row>
        <table:table-row table:style-name="ro1">
          <table:table-cell table:formula="of:=SQRT([.I117]^2 + [.K117]^2 + [.M117]^2)" office:value-type="float" office:value="5.86916499993321" calcext:value-type="float">
            <text:p>5.86916499993321</text:p>
          </table:table-cell>
          <table:table-cell office:value-type="float" office:value="4.51045960599553" calcext:value-type="float">
            <text:p>4.51045960599553</text:p>
          </table:table-cell>
          <table:table-cell office:value-type="float" office:value="-3.43855512454319" calcext:value-type="float">
            <text:p>-3.43855512454319</text:p>
          </table:table-cell>
          <table:table-cell office:value-type="float" office:value="1.82420286266541" calcext:value-type="float">
            <text:p>1.82420286266541</text:p>
          </table:table-cell>
          <table:table-cell office:value-type="float" office:value="0.665274975120799" calcext:value-type="float">
            <text:p>0.665274975120799</text:p>
          </table:table-cell>
          <table:table-cell office:value-type="float" office:value="-0.488194841260624" calcext:value-type="float">
            <text:p>-0.488194841260624</text:p>
          </table:table-cell>
          <table:table-cell office:value-type="float" office:value="-2.77135814141388" calcext:value-type="float">
            <text:p>-2.77135814141388</text:p>
          </table:table-cell>
          <table:table-cell office:value-type="float" office:value="5.09733009031771" calcext:value-type="float">
            <text:p>5.09733009031771</text:p>
          </table:table-cell>
          <table:table-cell table:formula="of:=[.H117] / 1.184 + 0.103" office:value-type="float" office:value="4.40817744114672" calcext:value-type="float">
            <text:p>4.40817744114672</text:p>
          </table:table-cell>
          <table:table-cell office:value-type="float" office:value="-3.78486670348076" calcext:value-type="float">
            <text:p>-3.78486670348076</text:p>
          </table:table-cell>
          <table:table-cell table:formula="of:=[.J117] / 1.032 + 0.243" office:value-type="float" office:value="-3.42450649562089" calcext:value-type="float">
            <text:p>-3.42450649562089</text:p>
          </table:table-cell>
          <table:table-cell office:value-type="float" office:value="2.42888160856513" calcext:value-type="float">
            <text:p>2.42888160856513</text:p>
          </table:table-cell>
          <table:table-cell table:formula="of:=[.L117] / 1.151 - 0.297" office:value-type="float" office:value="1.81323597616432" calcext:value-type="float">
            <text:p>1.81323597616432</text:p>
          </table:table-cell>
          <table:table-cell office:value-type="float" office:value="0.66236069239053" calcext:value-type="float">
            <text:p>0.66236069239053</text:p>
          </table:table-cell>
          <table:table-cell office:value-type="float" office:value="-0.47297741642972" calcext:value-type="float">
            <text:p>-0.47297741642972</text:p>
          </table:table-cell>
          <table:table-cell office:value-type="float" office:value="-2.76328297077886" calcext:value-type="float">
            <text:p>-2.76328297077886</text:p>
          </table:table-cell>
          <table:table-cell table:formula="of:=[.I117]-[.B117]" office:value-type="float" office:value="-0.102282164848815" calcext:value-type="float">
            <text:p>-0.102282164848815</text:p>
          </table:table-cell>
          <table:table-cell table:formula="of:=[.K117]-[.C117]" office:value-type="float" office:value="0.0140486289222985" calcext:value-type="float">
            <text:p>0.014048628922299</text:p>
          </table:table-cell>
          <table:table-cell table:formula="of:=[.M117]-[.D117]" office:value-type="float" office:value="-0.0109668865010921" calcext:value-type="float">
            <text:p>-0.010966886501092</text:p>
          </table:table-cell>
          <table:table-cell office:value-type="float" office:value="0.586870484322174" calcext:value-type="float">
            <text:p>0.586870484322174</text:p>
          </table:table-cell>
          <table:table-cell office:value-type="float" office:value="-0.34631157893757" calcext:value-type="float">
            <text:p>-0.34631157893757</text:p>
          </table:table-cell>
          <table:table-cell office:value-type="float" office:value="0.604678745899718" calcext:value-type="float">
            <text:p>0.604678745899718</text:p>
          </table:table-cell>
          <table:table-cell office:value-type="float" office:value="-0.00308713512166081" calcext:value-type="float">
            <text:p>-0.003087135121661</text:p>
          </table:table-cell>
          <table:table-cell office:value-type="float" office:value="-0.0151234260122788" calcext:value-type="float">
            <text:p>-0.015123426012279</text:p>
          </table:table-cell>
          <table:table-cell office:value-type="float" office:value="0.00939913585216834" calcext:value-type="float">
            <text:p>0.009399135852168</text:p>
          </table:table-cell>
        </table:table-row>
        <table:table-row table:style-name="ro1">
          <table:table-cell table:formula="of:=SQRT([.I118]^2 + [.K118]^2 + [.M118]^2)" office:value-type="float" office:value="4.91337408769151" calcext:value-type="float">
            <text:p>4.91337408769151</text:p>
          </table:table-cell>
          <table:table-cell office:value-type="float" office:value="4.92194220424705" calcext:value-type="float">
            <text:p>4.92194220424705</text:p>
          </table:table-cell>
          <table:table-cell office:value-type="float" office:value="-0.215330484351454" calcext:value-type="float">
            <text:p>-0.215330484351454</text:p>
          </table:table-cell>
          <table:table-cell office:value-type="float" office:value="0.611223522355377" calcext:value-type="float">
            <text:p>0.611223522355377</text:p>
          </table:table-cell>
          <table:table-cell office:value-type="float" office:value="-0.541962939467425" calcext:value-type="float">
            <text:p>-0.541962939467425</text:p>
          </table:table-cell>
          <table:table-cell office:value-type="float" office:value="0.149368479336212" calcext:value-type="float">
            <text:p>0.149368479336212</text:p>
          </table:table-cell>
          <table:table-cell office:value-type="float" office:value="-2.11588878274308" calcext:value-type="float">
            <text:p>-2.11588878274308</text:p>
          </table:table-cell>
          <table:table-cell office:value-type="float" office:value="5.62548156361603" calcext:value-type="float">
            <text:p>5.62548156361603</text:p>
          </table:table-cell>
          <table:table-cell table:formula="of:=[.H118] / 1.184 + 0.103" office:value-type="float" office:value="4.85425132062165" calcext:value-type="float">
            <text:p>4.85425132062165</text:p>
          </table:table-cell>
          <table:table-cell office:value-type="float" office:value="-0.515159609041843" calcext:value-type="float">
            <text:p>-0.515159609041843</text:p>
          </table:table-cell>
          <table:table-cell table:formula="of:=[.J118] / 1.032 + 0.243" office:value-type="float" office:value="-0.256185667676204" calcext:value-type="float">
            <text:p>-0.256185667676204</text:p>
          </table:table-cell>
          <table:table-cell office:value-type="float" office:value="1.16532129715872" calcext:value-type="float">
            <text:p>1.16532129715872</text:p>
          </table:table-cell>
          <table:table-cell table:formula="of:=[.L118] / 1.151 - 0.297" office:value-type="float" office:value="0.715442482327298" calcext:value-type="float">
            <text:p>0.715442482327298</text:p>
          </table:table-cell>
          <table:table-cell office:value-type="float" office:value="-0.617523204664632" calcext:value-type="float">
            <text:p>-0.617523204664632</text:p>
          </table:table-cell>
          <table:table-cell office:value-type="float" office:value="0.226693017706282" calcext:value-type="float">
            <text:p>0.226693017706282</text:p>
          </table:table-cell>
          <table:table-cell office:value-type="float" office:value="-2.08555938891439" calcext:value-type="float">
            <text:p>-2.08555938891439</text:p>
          </table:table-cell>
          <table:table-cell table:formula="of:=[.I118]-[.B118]" office:value-type="float" office:value="-0.0676908836254029" calcext:value-type="float">
            <text:p>-0.067690883625403</text:p>
          </table:table-cell>
          <table:table-cell table:formula="of:=[.K118]-[.C118]" office:value-type="float" office:value="-0.0408551833247504" calcext:value-type="float">
            <text:p>-0.04085518332475</text:p>
          </table:table-cell>
          <table:table-cell table:formula="of:=[.M118]-[.D118]" office:value-type="float" office:value="0.104218959971921" calcext:value-type="float">
            <text:p>0.104218959971921</text:p>
          </table:table-cell>
          <table:table-cell office:value-type="float" office:value="0.703539359368981" calcext:value-type="float">
            <text:p>0.703539359368981</text:p>
          </table:table-cell>
          <table:table-cell office:value-type="float" office:value="-0.29982912469039" calcext:value-type="float">
            <text:p>-0.29982912469039</text:p>
          </table:table-cell>
          <table:table-cell office:value-type="float" office:value="0.554097774803345" calcext:value-type="float">
            <text:p>0.554097774803345</text:p>
          </table:table-cell>
          <table:table-cell office:value-type="float" office:value="-0.0284228954924526" calcext:value-type="float">
            <text:p>-0.028422895492453</text:p>
          </table:table-cell>
          <table:table-cell office:value-type="float" office:value="-0.10334809983679" calcext:value-type="float">
            <text:p>-0.10334809983679</text:p>
          </table:table-cell>
          <table:table-cell office:value-type="float" office:value="0.0147181232945921" calcext:value-type="float">
            <text:p>0.014718123294592</text:p>
          </table:table-cell>
        </table:table-row>
        <table:table-row table:style-name="ro1">
          <table:table-cell table:formula="of:=SQRT([.I119]^2 + [.K119]^2 + [.M119]^2)" office:value-type="float" office:value="6.70129372106069" calcext:value-type="float">
            <text:p>6.70129372106069</text:p>
          </table:table-cell>
          <table:table-cell office:value-type="float" office:value="5.57740271356685" calcext:value-type="float">
            <text:p>5.57740271356685</text:p>
          </table:table-cell>
          <table:table-cell office:value-type="float" office:value="2.98947079392947" calcext:value-type="float">
            <text:p>2.98947079392947</text:p>
          </table:table-cell>
          <table:table-cell office:value-type="float" office:value="0.559677453148061" calcext:value-type="float">
            <text:p>0.559677453148061</text:p>
          </table:table-cell>
          <table:table-cell office:value-type="float" office:value="0.262953480052094" calcext:value-type="float">
            <text:p>0.262953480052094</text:p>
          </table:table-cell>
          <table:table-cell office:value-type="float" office:value="0.474067442519028" calcext:value-type="float">
            <text:p>0.474067442519028</text:p>
          </table:table-cell>
          <table:table-cell office:value-type="float" office:value="-0.26522706923622" calcext:value-type="float">
            <text:p>-0.26522706923622</text:p>
          </table:table-cell>
          <table:table-cell office:value-type="float" office:value="6.87548463671969" calcext:value-type="float">
            <text:p>6.87548463671969</text:p>
          </table:table-cell>
          <table:table-cell table:formula="of:=[.H119] / 1.184 + 0.103" office:value-type="float" office:value="5.90999715939163" calcext:value-type="float">
            <text:p>5.90999715939163</text:p>
          </table:table-cell>
          <table:table-cell office:value-type="float" office:value="2.89563226092934" calcext:value-type="float">
            <text:p>2.89563226092934</text:p>
          </table:table-cell>
          <table:table-cell table:formula="of:=[.J119] / 1.032 + 0.243" office:value-type="float" office:value="3.04884521407882" calcext:value-type="float">
            <text:p>3.04884521407882</text:p>
          </table:table-cell>
          <table:table-cell office:value-type="float" office:value="1.29364395028965" calcext:value-type="float">
            <text:p>1.29364395028965</text:p>
          </table:table-cell>
          <table:table-cell table:formula="of:=[.L119] / 1.151 - 0.297" office:value-type="float" office:value="0.826930452032711" calcext:value-type="float">
            <text:p>0.826930452032711</text:p>
          </table:table-cell>
          <table:table-cell office:value-type="float" office:value="0.0710349105681143" calcext:value-type="float">
            <text:p>0.071034910568114</text:p>
          </table:table-cell>
          <table:table-cell office:value-type="float" office:value="0.373186479353496" calcext:value-type="float">
            <text:p>0.373186479353496</text:p>
          </table:table-cell>
          <table:table-cell office:value-type="float" office:value="-0.114745484348783" calcext:value-type="float">
            <text:p>-0.114745484348783</text:p>
          </table:table-cell>
          <table:table-cell table:formula="of:=[.I119]-[.B119]" office:value-type="float" office:value="0.33259444582478" calcext:value-type="float">
            <text:p>0.33259444582478</text:p>
          </table:table-cell>
          <table:table-cell table:formula="of:=[.K119]-[.C119]" office:value-type="float" office:value="0.0593744201493474" calcext:value-type="float">
            <text:p>0.059374420149347</text:p>
          </table:table-cell>
          <table:table-cell table:formula="of:=[.M119]-[.D119]" office:value-type="float" office:value="0.26725299888465" calcext:value-type="float">
            <text:p>0.26725299888465</text:p>
          </table:table-cell>
          <table:table-cell office:value-type="float" office:value="1.29808192315283" calcext:value-type="float">
            <text:p>1.29808192315283</text:p>
          </table:table-cell>
          <table:table-cell office:value-type="float" office:value="-0.0938385330001319" calcext:value-type="float">
            <text:p>-0.093838533000132</text:p>
          </table:table-cell>
          <table:table-cell office:value-type="float" office:value="0.733966497141587" calcext:value-type="float">
            <text:p>0.733966497141587</text:p>
          </table:table-cell>
          <table:table-cell office:value-type="float" office:value="-0.148984111622747" calcext:value-type="float">
            <text:p>-0.148984111622747</text:p>
          </table:table-cell>
          <table:table-cell office:value-type="float" office:value="-0.136639165600911" calcext:value-type="float">
            <text:p>-0.136639165600911</text:p>
          </table:table-cell>
          <table:table-cell office:value-type="float" office:value="0.061074101092288" calcext:value-type="float">
            <text:p>0.061074101092288</text:p>
          </table:table-cell>
        </table:table-row>
        <table:table-row table:style-name="ro1">
          <table:table-cell table:formula="of:=SQRT([.I120]^2 + [.K120]^2 + [.M120]^2)" office:value-type="float" office:value="3.79474456093602" calcext:value-type="float">
            <text:p>3.79474456093602</text:p>
          </table:table-cell>
          <table:table-cell office:value-type="float" office:value="3.20871579379093" calcext:value-type="float">
            <text:p>3.20871579379093</text:p>
          </table:table-cell>
          <table:table-cell office:value-type="float" office:value="-1.55836949610141" calcext:value-type="float">
            <text:p>-1.55836949610141</text:p>
          </table:table-cell>
          <table:table-cell office:value-type="float" office:value="1.17759093062193" calcext:value-type="float">
            <text:p>1.17759093062193</text:p>
          </table:table-cell>
          <table:table-cell office:value-type="float" office:value="0.670267452704531" calcext:value-type="float">
            <text:p>0.670267452704531</text:p>
          </table:table-cell>
          <table:table-cell office:value-type="float" office:value="0.13159997445164" calcext:value-type="float">
            <text:p>0.13159997445164</text:p>
          </table:table-cell>
          <table:table-cell office:value-type="float" office:value="-0.648806151614503" calcext:value-type="float">
            <text:p>-0.648806151614503</text:p>
          </table:table-cell>
          <table:table-cell office:value-type="float" office:value="3.74998672543592" calcext:value-type="float">
            <text:p>3.74998672543592</text:p>
          </table:table-cell>
          <table:table-cell table:formula="of:=[.H120] / 1.184 + 0.103" office:value-type="float" office:value="3.27021851810466" calcext:value-type="float">
            <text:p>3.27021851810466</text:p>
          </table:table-cell>
          <table:table-cell office:value-type="float" office:value="-1.86164234660192" calcext:value-type="float">
            <text:p>-1.86164234660192</text:p>
          </table:table-cell>
          <table:table-cell table:formula="of:=[.J120] / 1.032 + 0.243" office:value-type="float" office:value="-1.56091700252124" calcext:value-type="float">
            <text:p>-1.56091700252124</text:p>
          </table:table-cell>
          <table:table-cell office:value-type="float" office:value="1.63859817134488" calcext:value-type="float">
            <text:p>1.63859817134488</text:p>
          </table:table-cell>
          <table:table-cell table:formula="of:=[.L120] / 1.151 - 0.297" office:value-type="float" office:value="1.12663003592083" calcext:value-type="float">
            <text:p>1.12663003592083</text:p>
          </table:table-cell>
          <table:table-cell office:value-type="float" office:value="0.652549027936971" calcext:value-type="float">
            <text:p>0.652549027936971</text:p>
          </table:table-cell>
          <table:table-cell office:value-type="float" office:value="0.0835357511708952" calcext:value-type="float">
            <text:p>0.083535751170895</text:p>
          </table:table-cell>
          <table:table-cell office:value-type="float" office:value="-0.647250298754981" calcext:value-type="float">
            <text:p>-0.647250298754981</text:p>
          </table:table-cell>
          <table:table-cell table:formula="of:=[.I120]-[.B120]" office:value-type="float" office:value="0.0615027243137325" calcext:value-type="float">
            <text:p>0.061502724313733</text:p>
          </table:table-cell>
          <table:table-cell table:formula="of:=[.K120]-[.C120]" office:value-type="float" office:value="-0.00254750641982993" calcext:value-type="float">
            <text:p>-0.00254750641983</text:p>
          </table:table-cell>
          <table:table-cell table:formula="of:=[.M120]-[.D120]" office:value-type="float" office:value="-0.050960894701096" calcext:value-type="float">
            <text:p>-0.050960894701096</text:p>
          </table:table-cell>
          <table:table-cell office:value-type="float" office:value="0.541270931644986" calcext:value-type="float">
            <text:p>0.541270931644986</text:p>
          </table:table-cell>
          <table:table-cell office:value-type="float" office:value="-0.303272850500512" calcext:value-type="float">
            <text:p>-0.303272850500512</text:p>
          </table:table-cell>
          <table:table-cell office:value-type="float" office:value="0.46100724072295" calcext:value-type="float">
            <text:p>0.46100724072295</text:p>
          </table:table-cell>
          <table:table-cell office:value-type="float" office:value="0.0149688467807998" calcext:value-type="float">
            <text:p>0.0149688467808</text:p>
          </table:table-cell>
          <table:table-cell office:value-type="float" office:value="-0.0489545122336654" calcext:value-type="float">
            <text:p>-0.048954512233665</text:p>
          </table:table-cell>
          <table:table-cell office:value-type="float" office:value="0.0000194708598493243" calcext:value-type="float">
            <text:p>1.94708598493243E-05</text:p>
          </table:table-cell>
        </table:table-row>
        <table:table-row table:style-name="ro1">
          <table:table-cell table:formula="of:=SQRT([.I121]^2 + [.K121]^2 + [.M121]^2)" office:value-type="float" office:value="4.20729635917099" calcext:value-type="float">
            <text:p>4.20729635917099</text:p>
          </table:table-cell>
          <table:table-cell office:value-type="float" office:value="3.37185481489859" calcext:value-type="float">
            <text:p>3.37185481489859</text:p>
          </table:table-cell>
          <table:table-cell office:value-type="float" office:value="2.43742954354769" calcext:value-type="float">
            <text:p>2.43742954354769</text:p>
          </table:table-cell>
          <table:table-cell office:value-type="float" office:value="0.319921949495125" calcext:value-type="float">
            <text:p>0.319921949495125</text:p>
          </table:table-cell>
          <table:table-cell office:value-type="float" office:value="0.126461261534145" calcext:value-type="float">
            <text:p>0.126461261534145</text:p>
          </table:table-cell>
          <table:table-cell office:value-type="float" office:value="-0.274502832828132" calcext:value-type="float">
            <text:p>-0.274502832828132</text:p>
          </table:table-cell>
          <table:table-cell office:value-type="float" office:value="-0.410470246507906" calcext:value-type="float">
            <text:p>-0.410470246507906</text:p>
          </table:table-cell>
          <table:table-cell office:value-type="float" office:value="3.91903826306855" calcext:value-type="float">
            <text:p>3.91903826306855</text:p>
          </table:table-cell>
          <table:table-cell table:formula="of:=[.H121] / 1.184 + 0.103" office:value-type="float" office:value="3.41299853299709" calcext:value-type="float">
            <text:p>3.41299853299709</text:p>
          </table:table-cell>
          <table:table-cell office:value-type="float" office:value="2.26481144956517" calcext:value-type="float">
            <text:p>2.26481144956517</text:p>
          </table:table-cell>
          <table:table-cell table:formula="of:=[.J121] / 1.032 + 0.243" office:value-type="float" office:value="2.43758473795075" calcext:value-type="float">
            <text:p>2.43758473795075</text:p>
          </table:table-cell>
          <table:table-cell office:value-type="float" office:value="0.725260135895798" calcext:value-type="float">
            <text:p>0.725260135895798</text:p>
          </table:table-cell>
          <table:table-cell table:formula="of:=[.L121] / 1.151 - 0.297" office:value-type="float" office:value="0.333113063332579" calcext:value-type="float">
            <text:p>0.333113063332579</text:p>
          </table:table-cell>
          <table:table-cell office:value-type="float" office:value="0.810436306224443" calcext:value-type="float">
            <text:p>0.810436306224443</text:p>
          </table:table-cell>
          <table:table-cell office:value-type="float" office:value="-0.409885797973587" calcext:value-type="float">
            <text:p>-0.409885797973587</text:p>
          </table:table-cell>
          <table:table-cell office:value-type="float" office:value="-0.375328936828589" calcext:value-type="float">
            <text:p>-0.375328936828589</text:p>
          </table:table-cell>
          <table:table-cell table:formula="of:=[.I121]-[.B121]" office:value-type="float" office:value="0.0411437180984966" calcext:value-type="float">
            <text:p>0.041143718098497</text:p>
          </table:table-cell>
          <table:table-cell table:formula="of:=[.K121]-[.C121]" office:value-type="float" office:value="0.000155194403056225" calcext:value-type="float">
            <text:p>0.000155194403056</text:p>
          </table:table-cell>
          <table:table-cell table:formula="of:=[.M121]-[.D121]" office:value-type="float" office:value="0.0131911138374536" calcext:value-type="float">
            <text:p>0.013191113837454</text:p>
          </table:table-cell>
          <table:table-cell office:value-type="float" office:value="0.547183448169965" calcext:value-type="float">
            <text:p>0.547183448169965</text:p>
          </table:table-cell>
          <table:table-cell office:value-type="float" office:value="-0.172618093982528" calcext:value-type="float">
            <text:p>-0.172618093982528</text:p>
          </table:table-cell>
          <table:table-cell office:value-type="float" office:value="0.405338186400673" calcext:value-type="float">
            <text:p>0.405338186400673</text:p>
          </table:table-cell>
          <table:table-cell office:value-type="float" office:value="0.654211570213161" calcext:value-type="float">
            <text:p>0.654211570213161</text:p>
          </table:table-cell>
          <table:table-cell office:value-type="float" office:value="0.0562541570989454" calcext:value-type="float">
            <text:p>0.056254157098945</text:p>
          </table:table-cell>
          <table:table-cell office:value-type="float" office:value="-0.222262085456332" calcext:value-type="float">
            <text:p>-0.222262085456332</text:p>
          </table:table-cell>
        </table:table-row>
        <table:table-row table:style-name="ro1">
          <table:table-cell table:formula="of:=SQRT([.I122]^2 + [.K122]^2 + [.M122]^2)" office:value-type="float" office:value="6.66762013809768" calcext:value-type="float">
            <text:p>6.66762013809768</text:p>
          </table:table-cell>
          <table:table-cell office:value-type="float" office:value="6.25266105442155" calcext:value-type="float">
            <text:p>6.25266105442155</text:p>
          </table:table-cell>
          <table:table-cell office:value-type="float" office:value="-2.38557194518198" calcext:value-type="float">
            <text:p>-2.38557194518198</text:p>
          </table:table-cell>
          <table:table-cell office:value-type="float" office:value="1.1539252336816" calcext:value-type="float">
            <text:p>1.1539252336816</text:p>
          </table:table-cell>
          <table:table-cell office:value-type="float" office:value="0.0122521323071316" calcext:value-type="float">
            <text:p>0.012252132307132</text:p>
          </table:table-cell>
          <table:table-cell office:value-type="float" office:value="0.378132698460944" calcext:value-type="float">
            <text:p>0.378132698460944</text:p>
          </table:table-cell>
          <table:table-cell office:value-type="float" office:value="-1.46965163246966" calcext:value-type="float">
            <text:p>-1.46965163246966</text:p>
          </table:table-cell>
          <table:table-cell office:value-type="float" office:value="7.0379999769142" calcext:value-type="float">
            <text:p>7.0379999769142</text:p>
          </table:table-cell>
          <table:table-cell table:formula="of:=[.H122] / 1.184 + 0.103" office:value-type="float" office:value="6.04725673725862" calcext:value-type="float">
            <text:p>6.04725673725862</text:p>
          </table:table-cell>
          <table:table-cell office:value-type="float" office:value="-2.80032191955494" calcext:value-type="float">
            <text:p>-2.80032191955494</text:p>
          </table:table-cell>
          <table:table-cell table:formula="of:=[.J122] / 1.032 + 0.243" office:value-type="float" office:value="-2.47049023212688" calcext:value-type="float">
            <text:p>-2.47049023212688</text:p>
          </table:table-cell>
          <table:table-cell office:value-type="float" office:value="1.87942200346427" calcext:value-type="float">
            <text:p>1.87942200346427</text:p>
          </table:table-cell>
          <table:table-cell table:formula="of:=[.L122] / 1.151 - 0.297" office:value-type="float" office:value="1.33586012464315" calcext:value-type="float">
            <text:p>1.33586012464315</text:p>
          </table:table-cell>
          <table:table-cell office:value-type="float" office:value="-0.530468118071721" calcext:value-type="float">
            <text:p>-0.530468118071721</text:p>
          </table:table-cell>
          <table:table-cell office:value-type="float" office:value="0.149809866479835" calcext:value-type="float">
            <text:p>0.149809866479835</text:p>
          </table:table-cell>
          <table:table-cell office:value-type="float" office:value="-1.55017624322626" calcext:value-type="float">
            <text:p>-1.55017624322626</text:p>
          </table:table-cell>
          <table:table-cell table:formula="of:=[.I122]-[.B122]" office:value-type="float" office:value="-0.205404317162935" calcext:value-type="float">
            <text:p>-0.205404317162935</text:p>
          </table:table-cell>
          <table:table-cell table:formula="of:=[.K122]-[.C122]" office:value-type="float" office:value="-0.0849182869448999" calcext:value-type="float">
            <text:p>-0.0849182869449</text:p>
          </table:table-cell>
          <table:table-cell table:formula="of:=[.M122]-[.D122]" office:value-type="float" office:value="0.181934890961554" calcext:value-type="float">
            <text:p>0.181934890961554</text:p>
          </table:table-cell>
          <table:table-cell office:value-type="float" office:value="0.785338922492648" calcext:value-type="float">
            <text:p>0.785338922492648</text:p>
          </table:table-cell>
          <table:table-cell office:value-type="float" office:value="-0.414749974372954" calcext:value-type="float">
            <text:p>-0.414749974372954</text:p>
          </table:table-cell>
          <table:table-cell office:value-type="float" office:value="0.725496769782667" calcext:value-type="float">
            <text:p>0.725496769782667</text:p>
          </table:table-cell>
          <table:table-cell office:value-type="float" office:value="0.14323476505019" calcext:value-type="float">
            <text:p>0.14323476505019</text:p>
          </table:table-cell>
          <table:table-cell office:value-type="float" office:value="-0.553456153416581" calcext:value-type="float">
            <text:p>-0.553456153416581</text:p>
          </table:table-cell>
          <table:table-cell office:value-type="float" office:value="-0.185657557586316" calcext:value-type="float">
            <text:p>-0.185657557586316</text:p>
          </table:table-cell>
        </table:table-row>
        <table:table-row table:style-name="ro1">
          <table:table-cell table:formula="of:=SQRT([.I123]^2 + [.K123]^2 + [.M123]^2)" office:value-type="float" office:value="1.61752568876162" calcext:value-type="float">
            <text:p>1.61752568876162</text:p>
          </table:table-cell>
          <table:table-cell office:value-type="float" office:value="1.48943557586066" calcext:value-type="float">
            <text:p>1.48943557586066</text:p>
          </table:table-cell>
          <table:table-cell office:value-type="float" office:value="0.203315165195719" calcext:value-type="float">
            <text:p>0.203315165195719</text:p>
          </table:table-cell>
          <table:table-cell office:value-type="float" office:value="0.708944277907827" calcext:value-type="float">
            <text:p>0.708944277907827</text:p>
          </table:table-cell>
          <table:table-cell office:value-type="float" office:value="-0.0260472567168182" calcext:value-type="float">
            <text:p>-0.026047256716818</text:p>
          </table:table-cell>
          <table:table-cell office:value-type="float" office:value="0.656596662586284" calcext:value-type="float">
            <text:p>0.656596662586284</text:p>
          </table:table-cell>
          <table:table-cell office:value-type="float" office:value="-1.37048474747178" calcext:value-type="float">
            <text:p>-1.37048474747178</text:p>
          </table:table-cell>
          <table:table-cell office:value-type="float" office:value="1.66117322778197" calcext:value-type="float">
            <text:p>1.66117322778197</text:p>
          </table:table-cell>
          <table:table-cell table:formula="of:=[.H123] / 1.184 + 0.103" office:value-type="float" office:value="1.50601792886991" calcext:value-type="float">
            <text:p>1.50601792886991</text:p>
          </table:table-cell>
          <table:table-cell office:value-type="float" office:value="0.118950134777956" calcext:value-type="float">
            <text:p>0.118950134777956</text:p>
          </table:table-cell>
          <table:table-cell table:formula="of:=[.J123] / 1.032 + 0.243" office:value-type="float" office:value="0.358261758505771" calcext:value-type="float">
            <text:p>0.358261758505771</text:p>
          </table:table-cell>
          <table:table-cell office:value-type="float" office:value="0.881649880996424" calcext:value-type="float">
            <text:p>0.881649880996424</text:p>
          </table:table-cell>
          <table:table-cell table:formula="of:=[.L123] / 1.151 - 0.297" office:value-type="float" office:value="0.468985995652845" calcext:value-type="float">
            <text:p>0.468985995652845</text:p>
          </table:table-cell>
          <table:table-cell office:value-type="float" office:value="-0.0791927189689137" calcext:value-type="float">
            <text:p>-0.079192718968914</text:p>
          </table:table-cell>
          <table:table-cell office:value-type="float" office:value="0.696641750584121" calcext:value-type="float">
            <text:p>0.696641750584121</text:p>
          </table:table-cell>
          <table:table-cell office:value-type="float" office:value="-1.32865822957591" calcext:value-type="float">
            <text:p>-1.32865822957591</text:p>
          </table:table-cell>
          <table:table-cell table:formula="of:=[.I123]-[.B123]" office:value-type="float" office:value="0.0165823530092473" calcext:value-type="float">
            <text:p>0.016582353009247</text:p>
          </table:table-cell>
          <table:table-cell table:formula="of:=[.K123]-[.C123]" office:value-type="float" office:value="0.154946593310052" calcext:value-type="float">
            <text:p>0.154946593310052</text:p>
          </table:table-cell>
          <table:table-cell table:formula="of:=[.M123]-[.D123]" office:value-type="float" office:value="-0.239958282254983" calcext:value-type="float">
            <text:p>-0.239958282254983</text:p>
          </table:table-cell>
          <table:table-cell office:value-type="float" office:value="0.171737651921317" calcext:value-type="float">
            <text:p>0.171737651921317</text:p>
          </table:table-cell>
          <table:table-cell office:value-type="float" office:value="-0.0843650304177631" calcext:value-type="float">
            <text:p>-0.084365030417763</text:p>
          </table:table-cell>
          <table:table-cell office:value-type="float" office:value="0.172705603088597" calcext:value-type="float">
            <text:p>0.172705603088597</text:p>
          </table:table-cell>
          <table:table-cell office:value-type="float" office:value="-0.0480314194265499" calcext:value-type="float">
            <text:p>-0.04803141942655</text:p>
          </table:table-cell>
          <table:table-cell office:value-type="float" office:value="-0.0318367909782333" calcext:value-type="float">
            <text:p>-0.031836790978233</text:p>
          </table:table-cell>
          <table:table-cell office:value-type="float" office:value="0.00777269392512903" calcext:value-type="float">
            <text:p>0.007772693925129</text:p>
          </table:table-cell>
        </table:table-row>
        <table:table-row table:style-name="ro1">
          <table:table-cell table:formula="of:=SQRT([.I124]^2 + [.K124]^2 + [.M124]^2)" office:value-type="float" office:value="5.22969786831922" calcext:value-type="float">
            <text:p>5.22969786831922</text:p>
          </table:table-cell>
          <table:table-cell office:value-type="float" office:value="4.34294699901324" calcext:value-type="float">
            <text:p>4.34294699901324</text:p>
          </table:table-cell>
          <table:table-cell office:value-type="float" office:value="-2.09866461201751" calcext:value-type="float">
            <text:p>-2.09866461201751</text:p>
          </table:table-cell>
          <table:table-cell office:value-type="float" office:value="1.8573021013462" calcext:value-type="float">
            <text:p>1.8573021013462</text:p>
          </table:table-cell>
          <table:table-cell office:value-type="float" office:value="0.30240361073807" calcext:value-type="float">
            <text:p>0.30240361073807</text:p>
          </table:table-cell>
          <table:table-cell office:value-type="float" office:value="0.0996860007287532" calcext:value-type="float">
            <text:p>0.099686000728753</text:p>
          </table:table-cell>
          <table:table-cell office:value-type="float" office:value="-0.223041541135531" calcext:value-type="float">
            <text:p>-0.223041541135531</text:p>
          </table:table-cell>
          <table:table-cell office:value-type="float" office:value="5.05388236163327" calcext:value-type="float">
            <text:p>5.05388236163327</text:p>
          </table:table-cell>
          <table:table-cell table:formula="of:=[.H124] / 1.184 + 0.103" office:value-type="float" office:value="4.37148172435242" calcext:value-type="float">
            <text:p>4.37148172435242</text:p>
          </table:table-cell>
          <table:table-cell office:value-type="float" office:value="-2.50271344313183" calcext:value-type="float">
            <text:p>-2.50271344313183</text:p>
          </table:table-cell>
          <table:table-cell table:formula="of:=[.J124] / 1.032 + 0.243" office:value-type="float" office:value="-2.18210992551534" calcext:value-type="float">
            <text:p>-2.18210992551534</text:p>
          </table:table-cell>
          <table:table-cell office:value-type="float" office:value="2.48848008281973" calcext:value-type="float">
            <text:p>2.48848008281973</text:p>
          </table:table-cell>
          <table:table-cell table:formula="of:=[.L124] / 1.151 - 0.297" office:value-type="float" office:value="1.86501571052974" calcext:value-type="float">
            <text:p>1.86501571052974</text:p>
          </table:table-cell>
          <table:table-cell office:value-type="float" office:value="0.28796278100215" calcext:value-type="float">
            <text:p>0.28796278100215</text:p>
          </table:table-cell>
          <table:table-cell office:value-type="float" office:value="0.0544675985313123" calcext:value-type="float">
            <text:p>0.054467598531312</text:p>
          </table:table-cell>
          <table:table-cell office:value-type="float" office:value="-0.224952520794573" calcext:value-type="float">
            <text:p>-0.224952520794573</text:p>
          </table:table-cell>
          <table:table-cell table:formula="of:=[.I124]-[.B124]" office:value-type="float" office:value="0.0285347253391839" calcext:value-type="float">
            <text:p>0.028534725339184</text:p>
          </table:table-cell>
          <table:table-cell table:formula="of:=[.K124]-[.C124]" office:value-type="float" office:value="-0.0834453134978292" calcext:value-type="float">
            <text:p>-0.083445313497829</text:p>
          </table:table-cell>
          <table:table-cell table:formula="of:=[.M124]-[.D124]" office:value-type="float" office:value="0.00771360918353925" calcext:value-type="float">
            <text:p>0.007713609183539</text:p>
          </table:table-cell>
          <table:table-cell office:value-type="float" office:value="0.710935362620031" calcext:value-type="float">
            <text:p>0.710935362620031</text:p>
          </table:table-cell>
          <table:table-cell office:value-type="float" office:value="-0.404048831114325" calcext:value-type="float">
            <text:p>-0.404048831114325</text:p>
          </table:table-cell>
          <table:table-cell office:value-type="float" office:value="0.63117798147353" calcext:value-type="float">
            <text:p>0.63117798147353</text:p>
          </table:table-cell>
          <table:table-cell office:value-type="float" office:value="-0.00406983632191738" calcext:value-type="float">
            <text:p>-0.004069836321917</text:p>
          </table:table-cell>
          <table:table-cell office:value-type="float" office:value="-0.0472802054177386" calcext:value-type="float">
            <text:p>-0.047280205417739</text:p>
          </table:table-cell>
          <table:table-cell office:value-type="float" office:value="-0.00311946373381034" calcext:value-type="float">
            <text:p>-0.00311946373381</text:p>
          </table:table-cell>
        </table:table-row>
        <table:table-row table:style-name="ro1">
          <table:table-cell table:formula="of:=SQRT([.I125]^2 + [.K125]^2 + [.M125]^2)" office:value-type="float" office:value="2.25575977388627" calcext:value-type="float">
            <text:p>2.25575977388627</text:p>
          </table:table-cell>
          <table:table-cell office:value-type="float" office:value="2.06673762047713" calcext:value-type="float">
            <text:p>2.06673762047713</text:p>
          </table:table-cell>
          <table:table-cell office:value-type="float" office:value="0.487409152989057" calcext:value-type="float">
            <text:p>0.487409152989057</text:p>
          </table:table-cell>
          <table:table-cell office:value-type="float" office:value="0.892895905235215" calcext:value-type="float">
            <text:p>0.892895905235215</text:p>
          </table:table-cell>
          <table:table-cell office:value-type="float" office:value="0.362233923935067" calcext:value-type="float">
            <text:p>0.362233923935067</text:p>
          </table:table-cell>
          <table:table-cell office:value-type="float" office:value="-0.649230275530226" calcext:value-type="float">
            <text:p>-0.649230275530226</text:p>
          </table:table-cell>
          <table:table-cell office:value-type="float" office:value="-0.748923290518357" calcext:value-type="float">
            <text:p>-0.748923290518357</text:p>
          </table:table-cell>
          <table:table-cell office:value-type="float" office:value="2.32222101860289" calcext:value-type="float">
            <text:p>2.32222101860289</text:p>
          </table:table-cell>
          <table:table-cell table:formula="of:=[.H125] / 1.184 + 0.103" office:value-type="float" office:value="2.06433531976595" calcext:value-type="float">
            <text:p>2.06433531976595</text:p>
          </table:table-cell>
          <table:table-cell office:value-type="float" office:value="0.364410454105902" calcext:value-type="float">
            <text:p>0.364410454105902</text:p>
          </table:table-cell>
          <table:table-cell table:formula="of:=[.J125] / 1.032 + 0.243" office:value-type="float" office:value="0.596110905141378" calcext:value-type="float">
            <text:p>0.596110905141378</text:p>
          </table:table-cell>
          <table:table-cell office:value-type="float" office:value="1.13229463375616" calcext:value-type="float">
            <text:p>1.13229463375616</text:p>
          </table:table-cell>
          <table:table-cell table:formula="of:=[.L125] / 1.151 - 0.297" office:value-type="float" office:value="0.686748595791625" calcext:value-type="float">
            <text:p>0.686748595791625</text:p>
          </table:table-cell>
          <table:table-cell office:value-type="float" office:value="0.255543424474041" calcext:value-type="float">
            <text:p>0.255543424474041</text:p>
          </table:table-cell>
          <table:table-cell office:value-type="float" office:value="-0.643946579331086" calcext:value-type="float">
            <text:p>-0.643946579331086</text:p>
          </table:table-cell>
          <table:table-cell office:value-type="float" office:value="-0.79630717878338" calcext:value-type="float">
            <text:p>-0.79630717878338</text:p>
          </table:table-cell>
          <table:table-cell table:formula="of:=[.I125]-[.B125]" office:value-type="float" office:value="-0.00240230071117553" calcext:value-type="float">
            <text:p>-0.002402300711176</text:p>
          </table:table-cell>
          <table:table-cell table:formula="of:=[.K125]-[.C125]" office:value-type="float" office:value="0.108701752152321" calcext:value-type="float">
            <text:p>0.108701752152321</text:p>
          </table:table-cell>
          <table:table-cell table:formula="of:=[.M125]-[.D125]" office:value-type="float" office:value="-0.20614730944359" calcext:value-type="float">
            <text:p>-0.20614730944359</text:p>
          </table:table-cell>
          <table:table-cell office:value-type="float" office:value="0.255483398125758" calcext:value-type="float">
            <text:p>0.255483398125758</text:p>
          </table:table-cell>
          <table:table-cell office:value-type="float" office:value="-0.122998698883155" calcext:value-type="float">
            <text:p>-0.122998698883155</text:p>
          </table:table-cell>
          <table:table-cell office:value-type="float" office:value="0.239398728520949" calcext:value-type="float">
            <text:p>0.239398728520949</text:p>
          </table:table-cell>
          <table:table-cell office:value-type="float" office:value="-0.0642456215338165" calcext:value-type="float">
            <text:p>-0.064245621533817</text:p>
          </table:table-cell>
          <table:table-cell office:value-type="float" office:value="-0.0561558515788718" calcext:value-type="float">
            <text:p>-0.056155851578872</text:p>
          </table:table-cell>
          <table:table-cell office:value-type="float" office:value="0.0151277231297904" calcext:value-type="float">
            <text:p>0.01512772312979</text:p>
          </table:table-cell>
        </table:table-row>
        <table:table-row table:style-name="ro1">
          <table:table-cell table:formula="of:=SQRT([.I126]^2 + [.K126]^2 + [.M126]^2)" office:value-type="float" office:value="3.73295105936772" calcext:value-type="float">
            <text:p>3.73295105936772</text:p>
          </table:table-cell>
          <table:table-cell office:value-type="float" office:value="3.46444110299802" calcext:value-type="float">
            <text:p>3.46444110299802</text:p>
          </table:table-cell>
          <table:table-cell office:value-type="float" office:value="-0.380516565247344" calcext:value-type="float">
            <text:p>-0.380516565247344</text:p>
          </table:table-cell>
          <table:table-cell office:value-type="float" office:value="1.492917305088" calcext:value-type="float">
            <text:p>1.492917305088</text:p>
          </table:table-cell>
          <table:table-cell office:value-type="float" office:value="-0.142025621209013" calcext:value-type="float">
            <text:p>-0.142025621209013</text:p>
          </table:table-cell>
          <table:table-cell office:value-type="float" office:value="0.639659691360743" calcext:value-type="float">
            <text:p>0.639659691360743</text:p>
          </table:table-cell>
          <table:table-cell office:value-type="float" office:value="0.809176445411858" calcext:value-type="float">
            <text:p>0.809176445411858</text:p>
          </table:table-cell>
          <table:table-cell office:value-type="float" office:value="3.95818813026317" calcext:value-type="float">
            <text:p>3.95818813026317</text:p>
          </table:table-cell>
          <table:table-cell table:formula="of:=[.H126] / 1.184 + 0.103" office:value-type="float" office:value="3.44606429920876" calcext:value-type="float">
            <text:p>3.44606429920876</text:p>
          </table:table-cell>
          <table:table-cell office:value-type="float" office:value="-0.612957126672072" calcext:value-type="float">
            <text:p>-0.612957126672072</text:p>
          </table:table-cell>
          <table:table-cell table:formula="of:=[.J126] / 1.032 + 0.243" office:value-type="float" office:value="-0.350950704139605" calcext:value-type="float">
            <text:p>-0.350950704139605</text:p>
          </table:table-cell>
          <table:table-cell office:value-type="float" office:value="1.94351553222004" calcext:value-type="float">
            <text:p>1.94351553222004</text:p>
          </table:table-cell>
          <table:table-cell table:formula="of:=[.L126] / 1.151 - 0.297" office:value-type="float" office:value="1.39154520609908" calcext:value-type="float">
            <text:p>1.39154520609908</text:p>
          </table:table-cell>
          <table:table-cell office:value-type="float" office:value="-0.114208525625036" calcext:value-type="float">
            <text:p>-0.114208525625036</text:p>
          </table:table-cell>
          <table:table-cell office:value-type="float" office:value="0.600496881641234" calcext:value-type="float">
            <text:p>0.600496881641234</text:p>
          </table:table-cell>
          <table:table-cell office:value-type="float" office:value="0.811575913585657" calcext:value-type="float">
            <text:p>0.811575913585657</text:p>
          </table:table-cell>
          <table:table-cell table:formula="of:=[.I126]-[.B126]" office:value-type="float" office:value="-0.0183768037892609" calcext:value-type="float">
            <text:p>-0.018376803789261</text:p>
          </table:table-cell>
          <table:table-cell table:formula="of:=[.K126]-[.C126]" office:value-type="float" office:value="0.0295658611077393" calcext:value-type="float">
            <text:p>0.029565861107739</text:p>
          </table:table-cell>
          <table:table-cell table:formula="of:=[.M126]-[.D126]" office:value-type="float" office:value="-0.101372098988921" calcext:value-type="float">
            <text:p>-0.101372098988921</text:p>
          </table:table-cell>
          <table:table-cell office:value-type="float" office:value="0.493747027265153" calcext:value-type="float">
            <text:p>0.493747027265153</text:p>
          </table:table-cell>
          <table:table-cell office:value-type="float" office:value="-0.232440561424728" calcext:value-type="float">
            <text:p>-0.232440561424728</text:p>
          </table:table-cell>
          <table:table-cell office:value-type="float" office:value="0.450598227132047" calcext:value-type="float">
            <text:p>0.450598227132047</text:p>
          </table:table-cell>
          <table:table-cell office:value-type="float" office:value="-0.0123736957988756" calcext:value-type="float">
            <text:p>-0.012373695798876</text:p>
          </table:table-cell>
          <table:table-cell office:value-type="float" office:value="-0.0435090493654062" calcext:value-type="float">
            <text:p>-0.043509049365406</text:p>
          </table:table-cell>
          <table:table-cell office:value-type="float" office:value="0.0182985111941174" calcext:value-type="float">
            <text:p>0.018298511194117</text:p>
          </table:table-cell>
        </table:table-row>
        <table:table-row table:style-name="ro1">
          <table:table-cell table:formula="of:=SQRT([.I127]^2 + [.K127]^2 + [.M127]^2)" office:value-type="float" office:value="1.63999025384918" calcext:value-type="float">
            <text:p>1.63999025384918</text:p>
          </table:table-cell>
          <table:table-cell office:value-type="float" office:value="1.19619588371972" calcext:value-type="float">
            <text:p>1.19619588371972</text:p>
          </table:table-cell>
          <table:table-cell office:value-type="float" office:value="0.884161153980806" calcext:value-type="float">
            <text:p>0.884161153980806</text:p>
          </table:table-cell>
          <table:table-cell office:value-type="float" office:value="0.454578778891138" calcext:value-type="float">
            <text:p>0.454578778891138</text:p>
          </table:table-cell>
          <table:table-cell office:value-type="float" office:value="0.656602252837161" calcext:value-type="float">
            <text:p>0.656602252837161</text:p>
          </table:table-cell>
          <table:table-cell office:value-type="float" office:value="0.65004460951867" calcext:value-type="float">
            <text:p>0.65004460951867</text:p>
          </table:table-cell>
          <table:table-cell office:value-type="float" office:value="1.08976372157749" calcext:value-type="float">
            <text:p>1.08976372157749</text:p>
          </table:table-cell>
          <table:table-cell office:value-type="float" office:value="1.36768577704046" calcext:value-type="float">
            <text:p>1.36768577704046</text:p>
          </table:table-cell>
          <table:table-cell table:formula="of:=[.H127] / 1.184 + 0.103" office:value-type="float" office:value="1.25814001439228" calcext:value-type="float">
            <text:p>1.25814001439228</text:p>
          </table:table-cell>
          <table:table-cell office:value-type="float" office:value="0.81016019182012" calcext:value-type="float">
            <text:p>0.81016019182012</text:p>
          </table:table-cell>
          <table:table-cell table:formula="of:=[.J127] / 1.032 + 0.243" office:value-type="float" office:value="1.02803894556213" calcext:value-type="float">
            <text:p>1.02803894556213</text:p>
          </table:table-cell>
          <table:table-cell office:value-type="float" office:value="0.598671348815402" calcext:value-type="float">
            <text:p>0.598671348815402</text:p>
          </table:table-cell>
          <table:table-cell table:formula="of:=[.L127] / 1.151 - 0.297" office:value-type="float" office:value="0.223131493323547" calcext:value-type="float">
            <text:p>0.223131493323547</text:p>
          </table:table-cell>
          <table:table-cell office:value-type="float" office:value="0.550835141225894" calcext:value-type="float">
            <text:p>0.550835141225894</text:p>
          </table:table-cell>
          <table:table-cell office:value-type="float" office:value="0.494772680401438" calcext:value-type="float">
            <text:p>0.494772680401438</text:p>
          </table:table-cell>
          <table:table-cell office:value-type="float" office:value="1.16082548484793" calcext:value-type="float">
            <text:p>1.16082548484793</text:p>
          </table:table-cell>
          <table:table-cell table:formula="of:=[.I127]-[.B127]" office:value-type="float" office:value="0.0619441306725606" calcext:value-type="float">
            <text:p>0.061944130672561</text:p>
          </table:table-cell>
          <table:table-cell table:formula="of:=[.K127]-[.C127]" office:value-type="float" office:value="0.143877791581326" calcext:value-type="float">
            <text:p>0.143877791581326</text:p>
          </table:table-cell>
          <table:table-cell table:formula="of:=[.M127]-[.D127]" office:value-type="float" office:value="-0.231447285567591" calcext:value-type="float">
            <text:p>-0.231447285567591</text:p>
          </table:table-cell>
          <table:table-cell office:value-type="float" office:value="0.171489893320743" calcext:value-type="float">
            <text:p>0.171489893320743</text:p>
          </table:table-cell>
          <table:table-cell office:value-type="float" office:value="-0.0740009621606859" calcext:value-type="float">
            <text:p>-0.074000962160686</text:p>
          </table:table-cell>
          <table:table-cell office:value-type="float" office:value="0.144092569924263" calcext:value-type="float">
            <text:p>0.144092569924263</text:p>
          </table:table-cell>
          <table:table-cell office:value-type="float" office:value="-0.178407104633211" calcext:value-type="float">
            <text:p>-0.178407104633211</text:p>
          </table:table-cell>
          <table:table-cell office:value-type="float" office:value="0.0121884136994526" calcext:value-type="float">
            <text:p>0.012188413699453</text:p>
          </table:table-cell>
          <table:table-cell office:value-type="float" office:value="0.0146514165246319" calcext:value-type="float">
            <text:p>0.014651416524632</text:p>
          </table:table-cell>
        </table:table-row>
        <table:table-row table:style-name="ro1">
          <table:table-cell table:formula="of:=SQRT([.I128]^2 + [.K128]^2 + [.M128]^2)" office:value-type="float" office:value="1.09594617462155" calcext:value-type="float">
            <text:p>1.09594617462155</text:p>
          </table:table-cell>
          <table:table-cell office:value-type="float" office:value="0.900146767805494" calcext:value-type="float">
            <text:p>0.900146767805494</text:p>
          </table:table-cell>
          <table:table-cell office:value-type="float" office:value="0.353768747805267" calcext:value-type="float">
            <text:p>0.353768747805267</text:p>
          </table:table-cell>
          <table:table-cell office:value-type="float" office:value="0.339332681408146" calcext:value-type="float">
            <text:p>0.339332681408146</text:p>
          </table:table-cell>
          <table:table-cell office:value-type="float" office:value="-0.0887960963032133" calcext:value-type="float">
            <text:p>-0.088796096303213</text:p>
          </table:table-cell>
          <table:table-cell office:value-type="float" office:value="0.246179727865201" calcext:value-type="float">
            <text:p>0.246179727865201</text:p>
          </table:table-cell>
          <table:table-cell office:value-type="float" office:value="-0.267558828031635" calcext:value-type="float">
            <text:p>-0.267558828031635</text:p>
          </table:table-cell>
          <table:table-cell office:value-type="float" office:value="1.00523843139565" calcext:value-type="float">
            <text:p>1.00523843139565</text:p>
          </table:table-cell>
          <table:table-cell table:formula="of:=[.H128] / 1.184 + 0.103" office:value-type="float" office:value="0.952018945435515" calcext:value-type="float">
            <text:p>0.952018945435515</text:p>
          </table:table-cell>
          <table:table-cell office:value-type="float" office:value="0.302286856104959" calcext:value-type="float">
            <text:p>0.302286856104959</text:p>
          </table:table-cell>
          <table:table-cell table:formula="of:=[.J128] / 1.032 + 0.243" office:value-type="float" office:value="0.535913620256743" calcext:value-type="float">
            <text:p>0.535913620256743</text:p>
          </table:table-cell>
          <table:table-cell office:value-type="float" office:value="0.44188828116606" calcext:value-type="float">
            <text:p>0.44188828116606</text:p>
          </table:table-cell>
          <table:table-cell table:formula="of:=[.L128] / 1.151 - 0.297" office:value-type="float" office:value="0.0869168385456646" calcext:value-type="float">
            <text:p>0.086916838545665</text:p>
          </table:table-cell>
          <table:table-cell office:value-type="float" office:value="-0.169696481994668" calcext:value-type="float">
            <text:p>-0.169696481994668</text:p>
          </table:table-cell>
          <table:table-cell office:value-type="float" office:value="0.218930348758447" calcext:value-type="float">
            <text:p>0.218930348758447</text:p>
          </table:table-cell>
          <table:table-cell office:value-type="float" office:value="-0.226124823328942" calcext:value-type="float">
            <text:p>-0.226124823328942</text:p>
          </table:table-cell>
          <table:table-cell table:formula="of:=[.I128]-[.B128]" office:value-type="float" office:value="0.0518721776300211" calcext:value-type="float">
            <text:p>0.051872177630021</text:p>
          </table:table-cell>
          <table:table-cell table:formula="of:=[.K128]-[.C128]" office:value-type="float" office:value="0.182144872451476" calcext:value-type="float">
            <text:p>0.182144872451476</text:p>
          </table:table-cell>
          <table:table-cell table:formula="of:=[.M128]-[.D128]" office:value-type="float" office:value="-0.252415842862481" calcext:value-type="float">
            <text:p>-0.252415842862481</text:p>
          </table:table-cell>
          <table:table-cell office:value-type="float" office:value="0.105091663590156" calcext:value-type="float">
            <text:p>0.105091663590156</text:p>
          </table:table-cell>
          <table:table-cell office:value-type="float" office:value="-0.0514818917003076" calcext:value-type="float">
            <text:p>-0.051481891700308</text:p>
          </table:table-cell>
          <table:table-cell office:value-type="float" office:value="0.102555599757914" calcext:value-type="float">
            <text:p>0.102555599757914</text:p>
          </table:table-cell>
          <table:table-cell office:value-type="float" office:value="-0.0692085871260177" calcext:value-type="float">
            <text:p>-0.069208587126018</text:p>
          </table:table-cell>
          <table:table-cell office:value-type="float" office:value="-0.0463978430359235" calcext:value-type="float">
            <text:p>-0.046397843035924</text:p>
          </table:table-cell>
          <table:table-cell office:value-type="float" office:value="0.0211714755275501" calcext:value-type="float">
            <text:p>0.02117147552755</text:p>
          </table:table-cell>
        </table:table-row>
        <table:table-row table:style-name="ro1">
          <table:table-cell table:formula="of:=SQRT([.I129]^2 + [.K129]^2 + [.M129]^2)" office:value-type="float" office:value="6.31334416924739" calcext:value-type="float">
            <text:p>6.31334416924739</text:p>
          </table:table-cell>
          <table:table-cell office:value-type="float" office:value="5.05794351500338" calcext:value-type="float">
            <text:p>5.05794351500338</text:p>
          </table:table-cell>
          <table:table-cell office:value-type="float" office:value="3.68588066891286" calcext:value-type="float">
            <text:p>3.68588066891286</text:p>
          </table:table-cell>
          <table:table-cell office:value-type="float" office:value="1.33693281097409" calcext:value-type="float">
            <text:p>1.33693281097409</text:p>
          </table:table-cell>
          <table:table-cell office:value-type="float" office:value="-0.119833909263353" calcext:value-type="float">
            <text:p>-0.119833909263353</text:p>
          </table:table-cell>
          <table:table-cell office:value-type="float" office:value="0.562421654186951" calcext:value-type="float">
            <text:p>0.562421654186951</text:p>
          </table:table-cell>
          <table:table-cell office:value-type="float" office:value="1.57892068413592" calcext:value-type="float">
            <text:p>1.57892068413592</text:p>
          </table:table-cell>
          <table:table-cell office:value-type="float" office:value="5.83507068366671" calcext:value-type="float">
            <text:p>5.83507068366671</text:p>
          </table:table-cell>
          <table:table-cell table:formula="of:=[.H129] / 1.184 + 0.103" office:value-type="float" office:value="5.03126915850229" calcext:value-type="float">
            <text:p>5.03126915850229</text:p>
          </table:table-cell>
          <table:table-cell office:value-type="float" office:value="3.40973141514809" calcext:value-type="float">
            <text:p>3.40973141514809</text:p>
          </table:table-cell>
          <table:table-cell table:formula="of:=[.J129] / 1.032 + 0.243" office:value-type="float" office:value="3.54700330925202" calcext:value-type="float">
            <text:p>3.54700330925202</text:p>
          </table:table-cell>
          <table:table-cell office:value-type="float" office:value="1.95464928546785" calcext:value-type="float">
            <text:p>1.95464928546785</text:p>
          </table:table-cell>
          <table:table-cell table:formula="of:=[.L129] / 1.151 - 0.297" office:value-type="float" office:value="1.40121831925964" calcext:value-type="float">
            <text:p>1.40121831925964</text:p>
          </table:table-cell>
          <table:table-cell office:value-type="float" office:value="0.779096715152066" calcext:value-type="float">
            <text:p>0.779096715152066</text:p>
          </table:table-cell>
          <table:table-cell office:value-type="float" office:value="0.610799766954484" calcext:value-type="float">
            <text:p>0.610799766954484</text:p>
          </table:table-cell>
          <table:table-cell office:value-type="float" office:value="1.50141216156247" calcext:value-type="float">
            <text:p>1.50141216156247</text:p>
          </table:table-cell>
          <table:table-cell table:formula="of:=[.I129]-[.B129]" office:value-type="float" office:value="-0.0266743565010916" calcext:value-type="float">
            <text:p>-0.026674356501092</text:p>
          </table:table-cell>
          <table:table-cell table:formula="of:=[.K129]-[.C129]" office:value-type="float" office:value="-0.138877359660835" calcext:value-type="float">
            <text:p>-0.138877359660835</text:p>
          </table:table-cell>
          <table:table-cell table:formula="of:=[.M129]-[.D129]" office:value-type="float" office:value="0.0642855082855538" calcext:value-type="float">
            <text:p>0.064285508285554</text:p>
          </table:table-cell>
          <table:table-cell office:value-type="float" office:value="0.777127168663328" calcext:value-type="float">
            <text:p>0.777127168663328</text:p>
          </table:table-cell>
          <table:table-cell office:value-type="float" office:value="-0.276149253764767" calcext:value-type="float">
            <text:p>-0.276149253764767</text:p>
          </table:table-cell>
          <table:table-cell office:value-type="float" office:value="0.617716474493754" calcext:value-type="float">
            <text:p>0.617716474493754</text:p>
          </table:table-cell>
          <table:table-cell office:value-type="float" office:value="0.275089568215275" calcext:value-type="float">
            <text:p>0.275089568215275</text:p>
          </table:table-cell>
          <table:table-cell office:value-type="float" office:value="-0.698226135688673" calcext:value-type="float">
            <text:p>-0.698226135688673</text:p>
          </table:table-cell>
          <table:table-cell office:value-type="float" office:value="0.545203498038151" calcext:value-type="float">
            <text:p>0.545203498038151</text:p>
          </table:table-cell>
        </table:table-row>
        <table:table-row table:style-name="ro1">
          <table:table-cell table:formula="of:=SQRT([.I130]^2 + [.K130]^2 + [.M130]^2)" office:value-type="float" office:value="5.42675065231685" calcext:value-type="float">
            <text:p>5.42675065231685</text:p>
          </table:table-cell>
          <table:table-cell office:value-type="float" office:value="4.32372981862334" calcext:value-type="float">
            <text:p>4.32372981862334</text:p>
          </table:table-cell>
          <table:table-cell office:value-type="float" office:value="-3.11571134775104" calcext:value-type="float">
            <text:p>-3.11571134775104</text:p>
          </table:table-cell>
          <table:table-cell office:value-type="float" office:value="0.325536164669254" calcext:value-type="float">
            <text:p>0.325536164669254</text:p>
          </table:table-cell>
          <table:table-cell office:value-type="float" office:value="0.0114870357250059" calcext:value-type="float">
            <text:p>0.011487035725006</text:p>
          </table:table-cell>
          <table:table-cell office:value-type="float" office:value="-0.502452723214746" calcext:value-type="float">
            <text:p>-0.502452723214746</text:p>
          </table:table-cell>
          <table:table-cell office:value-type="float" office:value="2.69908302687022" calcext:value-type="float">
            <text:p>2.69908302687022</text:p>
          </table:table-cell>
          <table:table-cell office:value-type="float" office:value="5.05500889264092" calcext:value-type="float">
            <text:p>5.05500889264092</text:p>
          </table:table-cell>
          <table:table-cell table:formula="of:=[.H130] / 1.184 + 0.103" office:value-type="float" office:value="4.37243318635213" calcext:value-type="float">
            <text:p>4.37243318635213</text:p>
          </table:table-cell>
          <table:table-cell office:value-type="float" office:value="-3.53092781483093" calcext:value-type="float">
            <text:p>-3.53092781483093</text:p>
          </table:table-cell>
          <table:table-cell table:formula="of:=[.J130] / 1.032 + 0.243" office:value-type="float" office:value="-3.17844168103772" calcext:value-type="float">
            <text:p>-3.17844168103772</text:p>
          </table:table-cell>
          <table:table-cell office:value-type="float" office:value="0.892596775834944" calcext:value-type="float">
            <text:p>0.892596775834944</text:p>
          </table:table-cell>
          <table:table-cell table:formula="of:=[.L130] / 1.151 - 0.297" office:value-type="float" office:value="0.478496764409161" calcext:value-type="float">
            <text:p>0.478496764409161</text:p>
          </table:table-cell>
          <table:table-cell office:value-type="float" office:value="0.100623251739103" calcext:value-type="float">
            <text:p>0.100623251739103</text:p>
          </table:table-cell>
          <table:table-cell office:value-type="float" office:value="-0.462739316832709" calcext:value-type="float">
            <text:p>-0.462739316832709</text:p>
          </table:table-cell>
          <table:table-cell office:value-type="float" office:value="2.73755515719443" calcext:value-type="float">
            <text:p>2.73755515719443</text:p>
          </table:table-cell>
          <table:table-cell table:formula="of:=[.I130]-[.B130]" office:value-type="float" office:value="0.0487033677287885" calcext:value-type="float">
            <text:p>0.048703367728789</text:p>
          </table:table-cell>
          <table:table-cell table:formula="of:=[.K130]-[.C130]" office:value-type="float" office:value="-0.0627303332866829" calcext:value-type="float">
            <text:p>-0.062730333286683</text:p>
          </table:table-cell>
          <table:table-cell table:formula="of:=[.M130]-[.D130]" office:value-type="float" office:value="0.152960599739907" calcext:value-type="float">
            <text:p>0.152960599739907</text:p>
          </table:table-cell>
          <table:table-cell office:value-type="float" office:value="0.731279074017579" calcext:value-type="float">
            <text:p>0.731279074017579</text:p>
          </table:table-cell>
          <table:table-cell office:value-type="float" office:value="-0.415216467079886" calcext:value-type="float">
            <text:p>-0.415216467079886</text:p>
          </table:table-cell>
          <table:table-cell office:value-type="float" office:value="0.567060611165689" calcext:value-type="float">
            <text:p>0.567060611165689</text:p>
          </table:table-cell>
          <table:table-cell office:value-type="float" office:value="-0.0558753760680517" calcext:value-type="float">
            <text:p>-0.055875376068052</text:p>
          </table:table-cell>
          <table:table-cell office:value-type="float" office:value="-0.0684958945701308" calcext:value-type="float">
            <text:p>-0.068495894570131</text:p>
          </table:table-cell>
          <table:table-cell office:value-type="float" office:value="-0.00483875236322362" calcext:value-type="float">
            <text:p>-0.004838752363224</text:p>
          </table:table-cell>
        </table:table-row>
        <table:table-row table:style-name="ro1">
          <table:table-cell table:formula="of:=SQRT([.I131]^2 + [.K131]^2 + [.M131]^2)" office:value-type="float" office:value="1.82186029780506" calcext:value-type="float">
            <text:p>1.82186029780506</text:p>
          </table:table-cell>
          <table:table-cell office:value-type="float" office:value="1.76616585089428" calcext:value-type="float">
            <text:p>1.76616585089428</text:p>
          </table:table-cell>
          <table:table-cell office:value-type="float" office:value="-0.399037285689261" calcext:value-type="float">
            <text:p>-0.399037285689261</text:p>
          </table:table-cell>
          <table:table-cell office:value-type="float" office:value="0.586221836911262" calcext:value-type="float">
            <text:p>0.586221836911262</text:p>
          </table:table-cell>
          <table:table-cell office:value-type="float" office:value="-0.349276498181482" calcext:value-type="float">
            <text:p>-0.349276498181482</text:p>
          </table:table-cell>
          <table:table-cell office:value-type="float" office:value="-0.0102805585938071" calcext:value-type="float">
            <text:p>-0.010280558593807</text:p>
          </table:table-cell>
          <table:table-cell office:value-type="float" office:value="0.783975384135784" calcext:value-type="float">
            <text:p>0.783975384135784</text:p>
          </table:table-cell>
          <table:table-cell office:value-type="float" office:value="1.96491276715364" calcext:value-type="float">
            <text:p>1.96491276715364</text:p>
          </table:table-cell>
          <table:table-cell table:formula="of:=[.H131] / 1.184 + 0.103" office:value-type="float" office:value="1.76255470198787" calcext:value-type="float">
            <text:p>1.76255470198787</text:p>
          </table:table-cell>
          <table:table-cell office:value-type="float" office:value="-0.509315269104211" calcext:value-type="float">
            <text:p>-0.509315269104211</text:p>
          </table:table-cell>
          <table:table-cell table:formula="of:=[.J131] / 1.032 + 0.243" office:value-type="float" office:value="-0.2505225475816" calcext:value-type="float">
            <text:p>-0.2505225475816</text:p>
          </table:table-cell>
          <table:table-cell office:value-type="float" office:value="0.787351389925804" calcext:value-type="float">
            <text:p>0.787351389925804</text:p>
          </table:table-cell>
          <table:table-cell table:formula="of:=[.L131] / 1.151 - 0.297" office:value-type="float" office:value="0.387058549023288" calcext:value-type="float">
            <text:p>0.387058549023288</text:p>
          </table:table-cell>
          <table:table-cell office:value-type="float" office:value="0.557775544843202" calcext:value-type="float">
            <text:p>0.557775544843202</text:p>
          </table:table-cell>
          <table:table-cell office:value-type="float" office:value="-0.809407480262093" calcext:value-type="float">
            <text:p>-0.809407480262093</text:p>
          </table:table-cell>
          <table:table-cell office:value-type="float" office:value="0.864009323397311" calcext:value-type="float">
            <text:p>0.864009323397311</text:p>
          </table:table-cell>
          <table:table-cell table:formula="of:=[.I131]-[.B131]" office:value-type="float" office:value="-0.00361114890640812" calcext:value-type="float">
            <text:p>-0.003611148906408</text:p>
          </table:table-cell>
          <table:table-cell table:formula="of:=[.K131]-[.C131]" office:value-type="float" office:value="0.148514738107661" calcext:value-type="float">
            <text:p>0.148514738107661</text:p>
          </table:table-cell>
          <table:table-cell table:formula="of:=[.M131]-[.D131]" office:value-type="float" office:value="-0.199163287887974" calcext:value-type="float">
            <text:p>-0.199163287887974</text:p>
          </table:table-cell>
          <table:table-cell office:value-type="float" office:value="0.198746916259356" calcext:value-type="float">
            <text:p>0.198746916259356</text:p>
          </table:table-cell>
          <table:table-cell office:value-type="float" office:value="-0.110277983414951" calcext:value-type="float">
            <text:p>-0.110277983414951</text:p>
          </table:table-cell>
          <table:table-cell office:value-type="float" office:value="0.201129553014542" calcext:value-type="float">
            <text:p>0.201129553014542</text:p>
          </table:table-cell>
          <table:table-cell office:value-type="float" office:value="-0.277517046976131" calcext:value-type="float">
            <text:p>-0.277517046976131</text:p>
          </table:table-cell>
          <table:table-cell office:value-type="float" office:value="-1.10440255031329" calcext:value-type="float">
            <text:p>-1.10440255031329</text:p>
          </table:table-cell>
          <table:table-cell office:value-type="float" office:value="-0.507199153275405" calcext:value-type="float">
            <text:p>-0.507199153275405</text:p>
          </table:table-cell>
        </table:table-row>
        <table:table-row table:style-name="ro1">
          <table:table-cell table:formula="of:=SQRT([.I132]^2 + [.K132]^2 + [.M132]^2)" office:value-type="float" office:value="3.66812382600726" calcext:value-type="float">
            <text:p>3.66812382600726</text:p>
          </table:table-cell>
          <table:table-cell office:value-type="float" office:value="3.24876442666496" calcext:value-type="float">
            <text:p>3.24876442666496</text:p>
          </table:table-cell>
          <table:table-cell office:value-type="float" office:value="-1.73172529747404" calcext:value-type="float">
            <text:p>-1.73172529747404</text:p>
          </table:table-cell>
          <table:table-cell office:value-type="float" office:value="0.984463892904076" calcext:value-type="float">
            <text:p>0.984463892904076</text:p>
          </table:table-cell>
          <table:table-cell office:value-type="float" office:value="-0.520232405386352" calcext:value-type="float">
            <text:p>-0.520232405386352</text:p>
          </table:table-cell>
          <table:table-cell office:value-type="float" office:value="0.328421097190523" calcext:value-type="float">
            <text:p>0.328421097190523</text:p>
          </table:table-cell>
          <table:table-cell office:value-type="float" office:value="-2.13807277606125" calcext:value-type="float">
            <text:p>-2.13807277606125</text:p>
          </table:table-cell>
          <table:table-cell office:value-type="float" office:value="3.61753462831164" calcext:value-type="float">
            <text:p>3.61753462831164</text:p>
          </table:table-cell>
          <table:table-cell table:formula="of:=[.H132] / 1.184 + 0.103" office:value-type="float" office:value="3.15835019283078" calcext:value-type="float">
            <text:p>3.15835019283078</text:p>
          </table:table-cell>
          <table:table-cell office:value-type="float" office:value="-1.94387017825406" calcext:value-type="float">
            <text:p>-1.94387017825406</text:p>
          </table:table-cell>
          <table:table-cell table:formula="of:=[.J132] / 1.032 + 0.243" office:value-type="float" office:value="-1.64059513396711" calcext:value-type="float">
            <text:p>-1.64059513396711</text:p>
          </table:table-cell>
          <table:table-cell office:value-type="float" office:value="1.36384430856413" calcext:value-type="float">
            <text:p>1.36384430856413</text:p>
          </table:table-cell>
          <table:table-cell table:formula="of:=[.L132] / 1.151 - 0.297" office:value-type="float" office:value="0.887921206398028" calcext:value-type="float">
            <text:p>0.887921206398028</text:p>
          </table:table-cell>
          <table:table-cell office:value-type="float" office:value="-0.599061087925018" calcext:value-type="float">
            <text:p>-0.599061087925018</text:p>
          </table:table-cell>
          <table:table-cell office:value-type="float" office:value="0.335560835575281" calcext:value-type="float">
            <text:p>0.335560835575281</text:p>
          </table:table-cell>
          <table:table-cell office:value-type="float" office:value="-2.13812370384434" calcext:value-type="float">
            <text:p>-2.13812370384434</text:p>
          </table:table-cell>
          <table:table-cell table:formula="of:=[.I132]-[.B132]" office:value-type="float" office:value="-0.0904142338341822" calcext:value-type="float">
            <text:p>-0.090414233834182</text:p>
          </table:table-cell>
          <table:table-cell table:formula="of:=[.K132]-[.C132]" office:value-type="float" office:value="0.0911301635069277" calcext:value-type="float">
            <text:p>0.091130163506928</text:p>
          </table:table-cell>
          <table:table-cell table:formula="of:=[.M132]-[.D132]" office:value-type="float" office:value="-0.0965426865060481" calcext:value-type="float">
            <text:p>-0.096542686506048</text:p>
          </table:table-cell>
          <table:table-cell office:value-type="float" office:value="0.368770201646682" calcext:value-type="float">
            <text:p>0.368770201646682</text:p>
          </table:table-cell>
          <table:table-cell office:value-type="float" office:value="-0.212144880780022" calcext:value-type="float">
            <text:p>-0.212144880780022</text:p>
          </table:table-cell>
          <table:table-cell office:value-type="float" office:value="0.379380415660054" calcext:value-type="float">
            <text:p>0.379380415660054</text:p>
          </table:table-cell>
          <table:table-cell office:value-type="float" office:value="0.0332155504525833" calcext:value-type="float">
            <text:p>0.033215550452583</text:p>
          </table:table-cell>
          <table:table-cell office:value-type="float" office:value="-0.0671035641564028" calcext:value-type="float">
            <text:p>-0.067103564156403</text:p>
          </table:table-cell>
          <table:table-cell office:value-type="float" office:value="-0.0246403382090588" calcext:value-type="float">
            <text:p>-0.024640338209059</text:p>
          </table:table-cell>
        </table:table-row>
        <table:table-row table:style-name="ro1">
          <table:table-cell table:formula="of:=SQRT([.I133]^2 + [.K133]^2 + [.M133]^2)" office:value-type="float" office:value="4.60120378192001" calcext:value-type="float">
            <text:p>4.60120378192001</text:p>
          </table:table-cell>
          <table:table-cell office:value-type="float" office:value="4.47369781030793" calcext:value-type="float">
            <text:p>4.47369781030793</text:p>
          </table:table-cell>
          <table:table-cell office:value-type="float" office:value="-0.757349972854148" calcext:value-type="float">
            <text:p>-0.757349972854148</text:p>
          </table:table-cell>
          <table:table-cell office:value-type="float" office:value="0.52998183642704" calcext:value-type="float">
            <text:p>0.52998183642704</text:p>
          </table:table-cell>
          <table:table-cell office:value-type="float" office:value="0.628018297650097" calcext:value-type="float">
            <text:p>0.628018297650097</text:p>
          </table:table-cell>
          <table:table-cell office:value-type="float" office:value="-0.00763215564813891" calcext:value-type="float">
            <text:p>-0.007632155648139</text:p>
          </table:table-cell>
          <table:table-cell office:value-type="float" office:value="-1.42332810967865" calcext:value-type="float">
            <text:p>-1.42332810967865</text:p>
          </table:table-cell>
          <table:table-cell office:value-type="float" office:value="5.1939056909969" calcext:value-type="float">
            <text:p>5.1939056909969</text:p>
          </table:table-cell>
          <table:table-cell table:formula="of:=[.H133] / 1.184 + 0.103" office:value-type="float" office:value="4.48974467145008" calcext:value-type="float">
            <text:p>4.48974467145008</text:p>
          </table:table-cell>
          <table:table-cell office:value-type="float" office:value="-1.06514893604733" calcext:value-type="float">
            <text:p>-1.06514893604733</text:p>
          </table:table-cell>
          <table:table-cell table:formula="of:=[.J133] / 1.032 + 0.243" office:value-type="float" office:value="-0.789121062061366" calcext:value-type="float">
            <text:p>-0.789121062061366</text:p>
          </table:table-cell>
          <table:table-cell office:value-type="float" office:value="1.06115936201846" calcext:value-type="float">
            <text:p>1.06115936201846</text:p>
          </table:table-cell>
          <table:table-cell table:formula="of:=[.L133] / 1.151 - 0.297" office:value-type="float" office:value="0.624945579512129" calcext:value-type="float">
            <text:p>0.624945579512129</text:p>
          </table:table-cell>
          <table:table-cell office:value-type="float" office:value="-1.0420867707001" calcext:value-type="float">
            <text:p>-1.0420867707001</text:p>
          </table:table-cell>
          <table:table-cell office:value-type="float" office:value="0.293642452317861" calcext:value-type="float">
            <text:p>0.293642452317861</text:p>
          </table:table-cell>
          <table:table-cell office:value-type="float" office:value="-1.40155957381962" calcext:value-type="float">
            <text:p>-1.40155957381962</text:p>
          </table:table-cell>
          <table:table-cell table:formula="of:=[.I133]-[.B133]" office:value-type="float" office:value="0.0160468611421543" calcext:value-type="float">
            <text:p>0.016046861142154</text:p>
          </table:table-cell>
          <table:table-cell table:formula="of:=[.K133]-[.C133]" office:value-type="float" office:value="-0.0317710892072183" calcext:value-type="float">
            <text:p>-0.031771089207218</text:p>
          </table:table-cell>
          <table:table-cell table:formula="of:=[.M133]-[.D133]" office:value-type="float" office:value="0.0949637430850886" calcext:value-type="float">
            <text:p>0.094963743085089</text:p>
          </table:table-cell>
          <table:table-cell office:value-type="float" office:value="0.72020788068897" calcext:value-type="float">
            <text:p>0.72020788068897</text:p>
          </table:table-cell>
          <table:table-cell office:value-type="float" office:value="-0.307798963193178" calcext:value-type="float">
            <text:p>-0.307798963193178</text:p>
          </table:table-cell>
          <table:table-cell office:value-type="float" office:value="0.531177525591417" calcext:value-type="float">
            <text:p>0.531177525591417</text:p>
          </table:table-cell>
          <table:table-cell office:value-type="float" office:value="-1.79516099196911" calcext:value-type="float">
            <text:p>-1.79516099196911</text:p>
          </table:table-cell>
          <table:table-cell office:value-type="float" office:value="-1.1191292136611" calcext:value-type="float">
            <text:p>-1.1191292136611</text:p>
          </table:table-cell>
          <table:table-cell office:value-type="float" office:value="-1.62556134128873" calcext:value-type="float">
            <text:p>-1.62556134128873</text:p>
          </table:table-cell>
        </table:table-row>
        <table:table-row table:style-name="ro1">
          <table:table-cell table:formula="of:=SQRT([.I134]^2 + [.K134]^2 + [.M134]^2)" office:value-type="float" office:value="6.45819943070952" calcext:value-type="float">
            <text:p>6.45819943070952</text:p>
          </table:table-cell>
          <table:table-cell office:value-type="float" office:value="5.4894553384246" calcext:value-type="float">
            <text:p>5.4894553384246</text:p>
          </table:table-cell>
          <table:table-cell office:value-type="float" office:value="3.37644733077363" calcext:value-type="float">
            <text:p>3.37644733077363</text:p>
          </table:table-cell>
          <table:table-cell office:value-type="float" office:value="0.663852135217862" calcext:value-type="float">
            <text:p>0.663852135217862</text:p>
          </table:table-cell>
          <table:table-cell office:value-type="float" office:value="-0.0938370110096329" calcext:value-type="float">
            <text:p>-0.093837011009633</text:p>
          </table:table-cell>
          <table:table-cell office:value-type="float" office:value="0.0223902825579723" calcext:value-type="float">
            <text:p>0.022390282557972</text:p>
          </table:table-cell>
          <table:table-cell office:value-type="float" office:value="0.194701113803181" calcext:value-type="float">
            <text:p>0.194701113803181</text:p>
          </table:table-cell>
          <table:table-cell office:value-type="float" office:value="6.39483360332227" calcext:value-type="float">
            <text:p>6.39483360332227</text:p>
          </table:table-cell>
          <table:table-cell table:formula="of:=[.H134] / 1.184 + 0.103" office:value-type="float" office:value="5.50404189469786" calcext:value-type="float">
            <text:p>5.50404189469786</text:p>
          </table:table-cell>
          <table:table-cell office:value-type="float" office:value="3.12303955448174" calcext:value-type="float">
            <text:p>3.12303955448174</text:p>
          </table:table-cell>
          <table:table-cell table:formula="of:=[.J134] / 1.032 + 0.243" office:value-type="float" office:value="3.26920111868386" calcext:value-type="float">
            <text:p>3.26920111868386</text:p>
          </table:table-cell>
          <table:table-cell office:value-type="float" office:value="1.32268997298416" calcext:value-type="float">
            <text:p>1.32268997298416</text:p>
          </table:table-cell>
          <table:table-cell table:formula="of:=[.L134] / 1.151 - 0.297" office:value-type="float" office:value="0.852165919186933" calcext:value-type="float">
            <text:p>0.852165919186933</text:p>
          </table:table-cell>
          <table:table-cell office:value-type="float" office:value="-0.227987689722156" calcext:value-type="float">
            <text:p>-0.227987689722156</text:p>
          </table:table-cell>
          <table:table-cell office:value-type="float" office:value="-0.0456094554743274" calcext:value-type="float">
            <text:p>-0.045609455474327</text:p>
          </table:table-cell>
          <table:table-cell office:value-type="float" office:value="0.220293817241278" calcext:value-type="float">
            <text:p>0.220293817241278</text:p>
          </table:table-cell>
          <table:table-cell table:formula="of:=[.I134]-[.B134]" office:value-type="float" office:value="0.0145865562732634" calcext:value-type="float">
            <text:p>0.014586556273264</text:p>
          </table:table-cell>
          <table:table-cell table:formula="of:=[.K134]-[.C134]" office:value-type="float" office:value="-0.107246212089774" calcext:value-type="float">
            <text:p>-0.107246212089774</text:p>
          </table:table-cell>
          <table:table-cell table:formula="of:=[.M134]-[.D134]" office:value-type="float" office:value="0.188313783969071" calcext:value-type="float">
            <text:p>0.188313783969071</text:p>
          </table:table-cell>
          <table:table-cell office:value-type="float" office:value="0.905378264897668" calcext:value-type="float">
            <text:p>0.905378264897668</text:p>
          </table:table-cell>
          <table:table-cell office:value-type="float" office:value="-0.253407776291882" calcext:value-type="float">
            <text:p>-0.253407776291882</text:p>
          </table:table-cell>
          <table:table-cell office:value-type="float" office:value="0.658837837766302" calcext:value-type="float">
            <text:p>0.658837837766302</text:p>
          </table:table-cell>
          <table:table-cell office:value-type="float" office:value="-0.144816954850991" calcext:value-type="float">
            <text:p>-0.144816954850991</text:p>
          </table:table-cell>
          <table:table-cell office:value-type="float" office:value="-0.0406276583006484" calcext:value-type="float">
            <text:p>-0.040627658300648</text:p>
          </table:table-cell>
          <table:table-cell office:value-type="float" office:value="0.0242060016167485" calcext:value-type="float">
            <text:p>0.024206001616749</text:p>
          </table:table-cell>
        </table:table-row>
        <table:table-row table:style-name="ro1">
          <table:table-cell table:formula="of:=SQRT([.I135]^2 + [.K135]^2 + [.M135]^2)" office:value-type="float" office:value="6.77110316375819" calcext:value-type="float">
            <text:p>6.77110316375819</text:p>
          </table:table-cell>
          <table:table-cell office:value-type="float" office:value="5.30462969866282" calcext:value-type="float">
            <text:p>5.30462969866282</text:p>
          </table:table-cell>
          <table:table-cell office:value-type="float" office:value="3.62925789428983" calcext:value-type="float">
            <text:p>3.62925789428983</text:p>
          </table:table-cell>
          <table:table-cell office:value-type="float" office:value="0.71990466788332" calcext:value-type="float">
            <text:p>0.71990466788332</text:p>
          </table:table-cell>
          <table:table-cell office:value-type="float" office:value="-0.0922081374738904" calcext:value-type="float">
            <text:p>-0.09220813747389</text:p>
          </table:table-cell>
          <table:table-cell office:value-type="float" office:value="-0.10363842274307" calcext:value-type="float">
            <text:p>-0.10363842274307</text:p>
          </table:table-cell>
          <table:table-cell office:value-type="float" office:value="-2.16564794207832" calcext:value-type="float">
            <text:p>-2.16564794207832</text:p>
          </table:table-cell>
          <table:table-cell office:value-type="float" office:value="6.50720815098906" calcext:value-type="float">
            <text:p>6.50720815098906</text:p>
          </table:table-cell>
          <table:table-cell table:formula="of:=[.H135] / 1.184 + 0.103" office:value-type="float" office:value="5.59895283022725" calcext:value-type="float">
            <text:p>5.59895283022725</text:p>
          </table:table-cell>
          <table:table-cell office:value-type="float" office:value="3.55437988500146" calcext:value-type="float">
            <text:p>3.55437988500146</text:p>
          </table:table-cell>
          <table:table-cell table:formula="of:=[.J135] / 1.032 + 0.243" office:value-type="float" office:value="3.68716655523397" calcext:value-type="float">
            <text:p>3.68716655523397</text:p>
          </table:table-cell>
          <table:table-cell office:value-type="float" office:value="1.43642806192681" calcext:value-type="float">
            <text:p>1.43642806192681</text:p>
          </table:table-cell>
          <table:table-cell table:formula="of:=[.L135] / 1.151 - 0.297" office:value-type="float" office:value="0.950982677608002" calcext:value-type="float">
            <text:p>0.950982677608002</text:p>
          </table:table-cell>
          <table:table-cell office:value-type="float" office:value="-0.126424215115645" calcext:value-type="float">
            <text:p>-0.126424215115645</text:p>
          </table:table-cell>
          <table:table-cell office:value-type="float" office:value="-0.0826558107122257" calcext:value-type="float">
            <text:p>-0.082655810712226</text:p>
          </table:table-cell>
          <table:table-cell office:value-type="float" office:value="-2.13553714151693" calcext:value-type="float">
            <text:p>-2.13553714151693</text:p>
          </table:table-cell>
          <table:table-cell table:formula="of:=[.I135]-[.B135]" office:value-type="float" office:value="0.294323131564426" calcext:value-type="float">
            <text:p>0.294323131564426</text:p>
          </table:table-cell>
          <table:table-cell table:formula="of:=[.K135]-[.C135]" office:value-type="float" office:value="0.0579086609441424" calcext:value-type="float">
            <text:p>0.057908660944142</text:p>
          </table:table-cell>
          <table:table-cell table:formula="of:=[.M135]-[.D135]" office:value-type="float" office:value="0.231078009724682" calcext:value-type="float">
            <text:p>0.231078009724682</text:p>
          </table:table-cell>
          <table:table-cell office:value-type="float" office:value="1.20257845232625" calcext:value-type="float">
            <text:p>1.20257845232625</text:p>
          </table:table-cell>
          <table:table-cell office:value-type="float" office:value="-0.0748780092883621" calcext:value-type="float">
            <text:p>-0.074878009288362</text:p>
          </table:table-cell>
          <table:table-cell office:value-type="float" office:value="0.716523394043494" calcext:value-type="float">
            <text:p>0.716523394043494</text:p>
          </table:table-cell>
          <table:table-cell office:value-type="float" office:value="0.00177923003623803" calcext:value-type="float">
            <text:p>0.001779230036238</text:p>
          </table:table-cell>
          <table:table-cell office:value-type="float" office:value="-0.0399709003937012" calcext:value-type="float">
            <text:p>-0.039970900393701</text:p>
          </table:table-cell>
          <table:table-cell office:value-type="float" office:value="0.033329369215279" calcext:value-type="float">
            <text:p>0.033329369215279</text:p>
          </table:table-cell>
        </table:table-row>
        <table:table-row table:style-name="ro1">
          <table:table-cell table:formula="of:=SQRT([.I136]^2 + [.K136]^2 + [.M136]^2)" office:value-type="float" office:value="7.55108150692756" calcext:value-type="float">
            <text:p>7.55108150692756</text:p>
          </table:table-cell>
          <table:table-cell office:value-type="float" office:value="6.10578103719096" calcext:value-type="float">
            <text:p>6.10578103719096</text:p>
          </table:table-cell>
          <table:table-cell office:value-type="float" office:value="4.33683630452309" calcext:value-type="float">
            <text:p>4.33683630452309</text:p>
          </table:table-cell>
          <table:table-cell office:value-type="float" office:value="1.00160829445286" calcext:value-type="float">
            <text:p>1.00160829445286</text:p>
          </table:table-cell>
          <table:table-cell office:value-type="float" office:value="-0.544074021323194" calcext:value-type="float">
            <text:p>-0.544074021323194</text:p>
          </table:table-cell>
          <table:table-cell office:value-type="float" office:value="0.181699762905599" calcext:value-type="float">
            <text:p>0.181699762905599</text:p>
          </table:table-cell>
          <table:table-cell office:value-type="float" office:value="-2.53789658351169" calcext:value-type="float">
            <text:p>-2.53789658351169</text:p>
          </table:table-cell>
          <table:table-cell office:value-type="float" office:value="7.17085634419768" calcext:value-type="float">
            <text:p>7.17085634419768</text:p>
          </table:table-cell>
          <table:table-cell table:formula="of:=[.H136] / 1.184 + 0.103" office:value-type="float" office:value="6.15946650692372" calcext:value-type="float">
            <text:p>6.15946650692372</text:p>
          </table:table-cell>
          <table:table-cell office:value-type="float" office:value="4.07400051786252" calcext:value-type="float">
            <text:p>4.07400051786252</text:p>
          </table:table-cell>
          <table:table-cell table:formula="of:=[.J136] / 1.032 + 0.243" office:value-type="float" office:value="4.19067492040942" calcext:value-type="float">
            <text:p>4.19067492040942</text:p>
          </table:table-cell>
          <table:table-cell office:value-type="float" office:value="1.75998362587058" calcext:value-type="float">
            <text:p>1.75998362587058</text:p>
          </table:table-cell>
          <table:table-cell table:formula="of:=[.L136] / 1.151 - 0.297" office:value-type="float" office:value="1.23209089997444" calcext:value-type="float">
            <text:p>1.23209089997444</text:p>
          </table:table-cell>
          <table:table-cell office:value-type="float" office:value="-0.593326160478037" calcext:value-type="float">
            <text:p>-0.593326160478037</text:p>
          </table:table-cell>
          <table:table-cell office:value-type="float" office:value="0.376063554744659" calcext:value-type="float">
            <text:p>0.376063554744659</text:p>
          </table:table-cell>
          <table:table-cell office:value-type="float" office:value="-2.47842784154397" calcext:value-type="float">
            <text:p>-2.47842784154397</text:p>
          </table:table-cell>
          <table:table-cell table:formula="of:=[.I136]-[.B136]" office:value-type="float" office:value="0.0536854697327565" calcext:value-type="float">
            <text:p>0.053685469732757</text:p>
          </table:table-cell>
          <table:table-cell table:formula="of:=[.K136]-[.C136]" office:value-type="float" office:value="-0.146161384113672" calcext:value-type="float">
            <text:p>-0.146161384113672</text:p>
          </table:table-cell>
          <table:table-cell table:formula="of:=[.M136]-[.D136]" office:value-type="float" office:value="0.23048260552158" calcext:value-type="float">
            <text:p>0.23048260552158</text:p>
          </table:table-cell>
          <table:table-cell office:value-type="float" office:value="1.06507530700672" calcext:value-type="float">
            <text:p>1.06507530700672</text:p>
          </table:table-cell>
          <table:table-cell office:value-type="float" office:value="-0.262835786660569" calcext:value-type="float">
            <text:p>-0.262835786660569</text:p>
          </table:table-cell>
          <table:table-cell office:value-type="float" office:value="0.758375331417712" calcext:value-type="float">
            <text:p>0.758375331417712</text:p>
          </table:table-cell>
          <table:table-cell office:value-type="float" office:value="-0.0733967390982242" calcext:value-type="float">
            <text:p>-0.073396739098224</text:p>
          </table:table-cell>
          <table:table-cell office:value-type="float" office:value="-0.186241146697596" calcext:value-type="float">
            <text:p>-0.186241146697596</text:p>
          </table:table-cell>
          <table:table-cell office:value-type="float" office:value="0.0389861359913652" calcext:value-type="float">
            <text:p>0.038986135991365</text:p>
          </table:table-cell>
        </table:table-row>
        <table:table-row table:style-name="ro1">
          <table:table-cell table:formula="of:=SQRT([.I137]^2 + [.K137]^2 + [.M137]^2)" office:value-type="float" office:value="3.42722938655758" calcext:value-type="float">
            <text:p>3.42722938655758</text:p>
          </table:table-cell>
          <table:table-cell office:value-type="float" office:value="2.8011063360926" calcext:value-type="float">
            <text:p>2.8011063360926</text:p>
          </table:table-cell>
          <table:table-cell office:value-type="float" office:value="-1.33162269421254" calcext:value-type="float">
            <text:p>-1.33162269421254</text:p>
          </table:table-cell>
          <table:table-cell office:value-type="float" office:value="1.19764069165966" calcext:value-type="float">
            <text:p>1.19764069165966</text:p>
          </table:table-cell>
          <table:table-cell office:value-type="float" office:value="-0.207993281521168" calcext:value-type="float">
            <text:p>-0.207993281521168</text:p>
          </table:table-cell>
          <table:table-cell office:value-type="float" office:value="-0.6975205392994" calcext:value-type="float">
            <text:p>-0.6975205392994</text:p>
          </table:table-cell>
          <table:table-cell office:value-type="float" office:value="-2.97435190856052" calcext:value-type="float">
            <text:p>-2.97435190856052</text:p>
          </table:table-cell>
          <table:table-cell office:value-type="float" office:value="3.356855700512" calcext:value-type="float">
            <text:p>3.356855700512</text:p>
          </table:table-cell>
          <table:table-cell table:formula="of:=[.H137] / 1.184 + 0.103" office:value-type="float" office:value="2.93818217948649" calcext:value-type="float">
            <text:p>2.93818217948649</text:p>
          </table:table-cell>
          <table:table-cell office:value-type="float" office:value="-1.63809276660751" calcext:value-type="float">
            <text:p>-1.63809276660751</text:p>
          </table:table-cell>
          <table:table-cell table:formula="of:=[.J137] / 1.032 + 0.243" office:value-type="float" office:value="-1.34429919244914" calcext:value-type="float">
            <text:p>-1.34429919244914</text:p>
          </table:table-cell>
          <table:table-cell office:value-type="float" office:value="1.65713657098127" calcext:value-type="float">
            <text:p>1.65713657098127</text:p>
          </table:table-cell>
          <table:table-cell table:formula="of:=[.L137] / 1.151 - 0.297" office:value-type="float" office:value="1.14273637791596" calcext:value-type="float">
            <text:p>1.14273637791596</text:p>
          </table:table-cell>
          <table:table-cell office:value-type="float" office:value="-0.224009061062455" calcext:value-type="float">
            <text:p>-0.224009061062455</text:p>
          </table:table-cell>
          <table:table-cell office:value-type="float" office:value="-0.632095579524709" calcext:value-type="float">
            <text:p>-0.632095579524709</text:p>
          </table:table-cell>
          <table:table-cell office:value-type="float" office:value="-3.01040292532511" calcext:value-type="float">
            <text:p>-3.01040292532511</text:p>
          </table:table-cell>
          <table:table-cell table:formula="of:=[.I137]-[.B137]" office:value-type="float" office:value="0.137075843393887" calcext:value-type="float">
            <text:p>0.137075843393887</text:p>
          </table:table-cell>
          <table:table-cell table:formula="of:=[.K137]-[.C137]" office:value-type="float" office:value="-0.0126764982365974" calcext:value-type="float">
            <text:p>-0.012676498236598</text:p>
          </table:table-cell>
          <table:table-cell table:formula="of:=[.M137]-[.D137]" office:value-type="float" office:value="-0.0549043137437" calcext:value-type="float">
            <text:p>-0.0549043137437</text:p>
          </table:table-cell>
          <table:table-cell office:value-type="float" office:value="0.555749364419403" calcext:value-type="float">
            <text:p>0.555749364419403</text:p>
          </table:table-cell>
          <table:table-cell office:value-type="float" office:value="-0.306470072394974" calcext:value-type="float">
            <text:p>-0.306470072394974</text:p>
          </table:table-cell>
          <table:table-cell office:value-type="float" office:value="0.459495879321606" calcext:value-type="float">
            <text:p>0.459495879321606</text:p>
          </table:table-cell>
          <table:table-cell office:value-type="float" office:value="0.00187276243708645" calcext:value-type="float">
            <text:p>0.001872762437086</text:p>
          </table:table-cell>
          <table:table-cell office:value-type="float" office:value="-0.0666006487855428" calcext:value-type="float">
            <text:p>-0.066600648785543</text:p>
          </table:table-cell>
          <table:table-cell office:value-type="float" office:value="-0.0261029466503384" calcext:value-type="float">
            <text:p>-0.026102946650338</text:p>
          </table:table-cell>
        </table:table-row>
        <table:table-row table:style-name="ro1">
          <table:table-cell table:formula="of:=SQRT([.I138]^2 + [.K138]^2 + [.M138]^2)" office:value-type="float" office:value="5.69579994763001" calcext:value-type="float">
            <text:p>5.69579994763001</text:p>
          </table:table-cell>
          <table:table-cell office:value-type="float" office:value="4.94128379274687" calcext:value-type="float">
            <text:p>4.94128379274687</text:p>
          </table:table-cell>
          <table:table-cell office:value-type="float" office:value="-2.43151535513211" calcext:value-type="float">
            <text:p>-2.43151535513211</text:p>
          </table:table-cell>
          <table:table-cell office:value-type="float" office:value="1.84190073853737" calcext:value-type="float">
            <text:p>1.84190073853737</text:p>
          </table:table-cell>
          <table:table-cell office:value-type="float" office:value="-0.335420099684129" calcext:value-type="float">
            <text:p>-0.335420099684129</text:p>
          </table:table-cell>
          <table:table-cell office:value-type="float" office:value="0.24356192011964" calcext:value-type="float">
            <text:p>0.24356192011964</text:p>
          </table:table-cell>
          <table:table-cell office:value-type="float" office:value="-1.86775923913768" calcext:value-type="float">
            <text:p>-1.86775923913768</text:p>
          </table:table-cell>
          <table:table-cell office:value-type="float" office:value="5.56065964259093" calcext:value-type="float">
            <text:p>5.56065964259093</text:p>
          </table:table-cell>
          <table:table-cell table:formula="of:=[.H138] / 1.184 + 0.103" office:value-type="float" office:value="4.79950307651261" calcext:value-type="float">
            <text:p>4.79950307651261</text:p>
          </table:table-cell>
          <table:table-cell office:value-type="float" office:value="-2.78725131657871" calcext:value-type="float">
            <text:p>-2.78725131657871</text:p>
          </table:table-cell>
          <table:table-cell table:formula="of:=[.J138] / 1.032 + 0.243" office:value-type="float" office:value="-2.45782491916542" calcext:value-type="float">
            <text:p>-2.45782491916542</text:p>
          </table:table-cell>
          <table:table-cell office:value-type="float" office:value="2.4535490080358" calcext:value-type="float">
            <text:p>2.4535490080358</text:p>
          </table:table-cell>
          <table:table-cell table:formula="of:=[.L138] / 1.151 - 0.297" office:value-type="float" office:value="1.83466725285474" calcext:value-type="float">
            <text:p>1.83466725285474</text:p>
          </table:table-cell>
          <table:table-cell office:value-type="float" office:value="-0.151756531048836" calcext:value-type="float">
            <text:p>-0.151756531048836</text:p>
          </table:table-cell>
          <table:table-cell office:value-type="float" office:value="0.716027976240204" calcext:value-type="float">
            <text:p>0.716027976240204</text:p>
          </table:table-cell>
          <table:table-cell office:value-type="float" office:value="-1.70795720984855" calcext:value-type="float">
            <text:p>-1.70795720984855</text:p>
          </table:table-cell>
          <table:table-cell table:formula="of:=[.I138]-[.B138]" office:value-type="float" office:value="-0.14178071623426" calcext:value-type="float">
            <text:p>-0.14178071623426</text:p>
          </table:table-cell>
          <table:table-cell table:formula="of:=[.K138]-[.C138]" office:value-type="float" office:value="-0.0263095640333066" calcext:value-type="float">
            <text:p>-0.026309564033307</text:p>
          </table:table-cell>
          <table:table-cell table:formula="of:=[.M138]-[.D138]" office:value-type="float" office:value="-0.00723348568263482" calcext:value-type="float">
            <text:p>-0.007233485682635</text:p>
          </table:table-cell>
          <table:table-cell office:value-type="float" office:value="0.619375849844061" calcext:value-type="float">
            <text:p>0.619375849844061</text:p>
          </table:table-cell>
          <table:table-cell office:value-type="float" office:value="-0.355735961446595" calcext:value-type="float">
            <text:p>-0.355735961446595</text:p>
          </table:table-cell>
          <table:table-cell office:value-type="float" office:value="0.611648269498434" calcext:value-type="float">
            <text:p>0.611648269498434</text:p>
          </table:table-cell>
          <table:table-cell office:value-type="float" office:value="-0.498841978940863" calcext:value-type="float">
            <text:p>-0.498841978940863</text:p>
          </table:table-cell>
          <table:table-cell office:value-type="float" office:value="-0.00230993447267869" calcext:value-type="float">
            <text:p>-0.002309934472679</text:p>
          </table:table-cell>
          <table:table-cell office:value-type="float" office:value="0.24660438929111" calcext:value-type="float">
            <text:p>0.24660438929111</text:p>
          </table:table-cell>
        </table:table-row>
        <table:table-row table:style-name="ro1">
          <table:table-cell table:formula="of:=SQRT([.I139]^2 + [.K139]^2 + [.M139]^2)" office:value-type="float" office:value="5.4707043467476" calcext:value-type="float">
            <text:p>5.4707043467476</text:p>
          </table:table-cell>
          <table:table-cell office:value-type="float" office:value="4.37535795551561" calcext:value-type="float">
            <text:p>4.37535795551561</text:p>
          </table:table-cell>
          <table:table-cell office:value-type="float" office:value="-3.12056606543769" calcext:value-type="float">
            <text:p>-3.12056606543769</text:p>
          </table:table-cell>
          <table:table-cell office:value-type="float" office:value="0.806533451837462" calcext:value-type="float">
            <text:p>0.806533451837462</text:p>
          </table:table-cell>
          <table:table-cell office:value-type="float" office:value="-0.53922488786381" calcext:value-type="float">
            <text:p>-0.53922488786381</text:p>
          </table:table-cell>
          <table:table-cell office:value-type="float" office:value="0.301033380292389" calcext:value-type="float">
            <text:p>0.301033380292389</text:p>
          </table:table-cell>
          <table:table-cell office:value-type="float" office:value="2.70527139228264" calcext:value-type="float">
            <text:p>2.70527139228264</text:p>
          </table:table-cell>
          <table:table-cell office:value-type="float" office:value="5.05324799695798" calcext:value-type="float">
            <text:p>5.05324799695798</text:p>
          </table:table-cell>
          <table:table-cell table:formula="of:=[.H139] / 1.184 + 0.103" office:value-type="float" office:value="4.37094594337667" calcext:value-type="float">
            <text:p>4.37094594337667</text:p>
          </table:table-cell>
          <table:table-cell office:value-type="float" office:value="-3.51466020647181" calcext:value-type="float">
            <text:p>-3.51466020647181</text:p>
          </table:table-cell>
          <table:table-cell table:formula="of:=[.J139] / 1.032 + 0.243" office:value-type="float" office:value="-3.16267849464323" calcext:value-type="float">
            <text:p>-3.16267849464323</text:p>
          </table:table-cell>
          <table:table-cell office:value-type="float" office:value="1.38469514475597" calcext:value-type="float">
            <text:p>1.38469514475597</text:p>
          </table:table-cell>
          <table:table-cell table:formula="of:=[.L139] / 1.151 - 0.297" office:value-type="float" office:value="0.906036615774084" calcext:value-type="float">
            <text:p>0.906036615774084</text:p>
          </table:table-cell>
          <table:table-cell office:value-type="float" office:value="1.87045931076674" calcext:value-type="float">
            <text:p>1.87045931076674</text:p>
          </table:table-cell>
          <table:table-cell office:value-type="float" office:value="-0.147972612609045" calcext:value-type="float">
            <text:p>-0.147972612609045</text:p>
          </table:table-cell>
          <table:table-cell office:value-type="float" office:value="3.09811995704916" calcext:value-type="float">
            <text:p>3.09811995704916</text:p>
          </table:table-cell>
          <table:table-cell table:formula="of:=[.I139]-[.B139]" office:value-type="float" office:value="-0.00441201213893727" calcext:value-type="float">
            <text:p>-0.004412012138937</text:p>
          </table:table-cell>
          <table:table-cell table:formula="of:=[.K139]-[.C139]" office:value-type="float" office:value="-0.0421124292055368" calcext:value-type="float">
            <text:p>-0.042112429205537</text:p>
          </table:table-cell>
          <table:table-cell table:formula="of:=[.M139]-[.D139]" office:value-type="float" office:value="0.0995031639366215" calcext:value-type="float">
            <text:p>0.099503163936622</text:p>
          </table:table-cell>
          <table:table-cell office:value-type="float" office:value="0.677890041442368" calcext:value-type="float">
            <text:p>0.677890041442368</text:p>
          </table:table-cell>
          <table:table-cell office:value-type="float" office:value="-0.394094141034119" calcext:value-type="float">
            <text:p>-0.394094141034119</text:p>
          </table:table-cell>
          <table:table-cell office:value-type="float" office:value="0.57816169291851" calcext:value-type="float">
            <text:p>0.57816169291851</text:p>
          </table:table-cell>
          <table:table-cell office:value-type="float" office:value="-2.49248201094548" calcext:value-type="float">
            <text:p>-2.49248201094548</text:p>
          </table:table-cell>
          <table:table-cell office:value-type="float" office:value="-0.356983494001228" calcext:value-type="float">
            <text:p>-0.356983494001228</text:p>
          </table:table-cell>
          <table:table-cell office:value-type="float" office:value="-0.187833057967991" calcext:value-type="float">
            <text:p>-0.187833057967991</text:p>
          </table:table-cell>
        </table:table-row>
        <table:table-row table:style-name="ro1">
          <table:table-cell table:formula="of:=SQRT([.I140]^2 + [.K140]^2 + [.M140]^2)" office:value-type="float" office:value="3.222538006497" calcext:value-type="float">
            <text:p>3.222538006497</text:p>
          </table:table-cell>
          <table:table-cell office:value-type="float" office:value="3.2540609472907" calcext:value-type="float">
            <text:p>3.2540609472907</text:p>
          </table:table-cell>
          <table:table-cell office:value-type="float" office:value="-0.0552436016169377" calcext:value-type="float">
            <text:p>-0.055243601616938</text:p>
          </table:table-cell>
          <table:table-cell office:value-type="float" office:value="0.639780041651462" calcext:value-type="float">
            <text:p>0.639780041651462</text:p>
          </table:table-cell>
          <table:table-cell office:value-type="float" office:value="-0.0712748538905896" calcext:value-type="float">
            <text:p>-0.07127485389059</text:p>
          </table:table-cell>
          <table:table-cell office:value-type="float" office:value="-0.581131224876979" calcext:value-type="float">
            <text:p>-0.581131224876979</text:p>
          </table:table-cell>
          <table:table-cell office:value-type="float" office:value="-0.475716396585057" calcext:value-type="float">
            <text:p>-0.475716396585057</text:p>
          </table:table-cell>
          <table:table-cell office:value-type="float" office:value="3.63439458875213" calcext:value-type="float">
            <text:p>3.63439458875213</text:p>
          </table:table-cell>
          <table:table-cell table:formula="of:=[.H140] / 1.184 + 0.103" office:value-type="float" office:value="3.17259002428389" calcext:value-type="float">
            <text:p>3.17259002428389</text:p>
          </table:table-cell>
          <table:table-cell office:value-type="float" office:value="-0.246957166622511" calcext:value-type="float">
            <text:p>-0.246957166622511</text:p>
          </table:table-cell>
          <table:table-cell table:formula="of:=[.J140] / 1.032 + 0.243" office:value-type="float" office:value="0.0037004199394273" calcext:value-type="float">
            <text:p>0.003700419939427</text:p>
          </table:table-cell>
          <table:table-cell office:value-type="float" office:value="0.992350459662247" calcext:value-type="float">
            <text:p>0.992350459662247</text:p>
          </table:table-cell>
          <table:table-cell table:formula="of:=[.L140] / 1.151 - 0.297" office:value-type="float" office:value="0.565163735588399" calcext:value-type="float">
            <text:p>0.565163735588399</text:p>
          </table:table-cell>
          <table:table-cell office:value-type="float" office:value="-0.187330167376905" calcext:value-type="float">
            <text:p>-0.187330167376905</text:p>
          </table:table-cell>
          <table:table-cell office:value-type="float" office:value="-0.657655332141863" calcext:value-type="float">
            <text:p>-0.657655332141863</text:p>
          </table:table-cell>
          <table:table-cell office:value-type="float" office:value="-0.532957094622233" calcext:value-type="float">
            <text:p>-0.532957094622233</text:p>
          </table:table-cell>
          <table:table-cell table:formula="of:=[.I140]-[.B140]" office:value-type="float" office:value="-0.081470923006806" calcext:value-type="float">
            <text:p>-0.081470923006806</text:p>
          </table:table-cell>
          <table:table-cell table:formula="of:=[.K140]-[.C140]" office:value-type="float" office:value="0.058944021556365" calcext:value-type="float">
            <text:p>0.058944021556365</text:p>
          </table:table-cell>
          <table:table-cell table:formula="of:=[.M140]-[.D140]" office:value-type="float" office:value="-0.0746163060630631" calcext:value-type="float">
            <text:p>-0.074616306063063</text:p>
          </table:table-cell>
          <table:table-cell office:value-type="float" office:value="0.380333641461433" calcext:value-type="float">
            <text:p>0.380333641461433</text:p>
          </table:table-cell>
          <table:table-cell office:value-type="float" office:value="-0.191713565005574" calcext:value-type="float">
            <text:p>-0.191713565005574</text:p>
          </table:table-cell>
          <table:table-cell office:value-type="float" office:value="0.352570418010785" calcext:value-type="float">
            <text:p>0.352570418010785</text:p>
          </table:table-cell>
          <table:table-cell office:value-type="float" office:value="-0.0454212660356808" calcext:value-type="float">
            <text:p>-0.045421266035681</text:p>
          </table:table-cell>
          <table:table-cell office:value-type="float" office:value="-0.112768221798314" calcext:value-type="float">
            <text:p>-0.112768221798314</text:p>
          </table:table-cell>
          <table:table-cell office:value-type="float" office:value="0.00766952064529702" calcext:value-type="float">
            <text:p>0.007669520645297</text:p>
          </table:table-cell>
        </table:table-row>
        <table:table-row table:style-name="ro1">
          <table:table-cell table:formula="of:=SQRT([.I141]^2 + [.K141]^2 + [.M141]^2)" office:value-type="float" office:value="1.58667540012032" calcext:value-type="float">
            <text:p>1.58667540012032</text:p>
          </table:table-cell>
          <table:table-cell office:value-type="float" office:value="1.51913639441188" calcext:value-type="float">
            <text:p>1.51913639441188</text:p>
          </table:table-cell>
          <table:table-cell office:value-type="float" office:value="0.075496597645837" calcext:value-type="float">
            <text:p>0.075496597645837</text:p>
          </table:table-cell>
          <table:table-cell office:value-type="float" office:value="0.566851316302029" calcext:value-type="float">
            <text:p>0.566851316302029</text:p>
          </table:table-cell>
          <table:table-cell office:value-type="float" office:value="0.360638544370421" calcext:value-type="float">
            <text:p>0.360638544370421</text:p>
          </table:table-cell>
          <table:table-cell office:value-type="float" office:value="-0.0806076592813101" calcext:value-type="float">
            <text:p>-0.08060765928131</text:p>
          </table:table-cell>
          <table:table-cell office:value-type="float" office:value="0.944750956567977" calcext:value-type="float">
            <text:p>0.944750956567977</text:p>
          </table:table-cell>
          <table:table-cell office:value-type="float" office:value="1.69231220615899" calcext:value-type="float">
            <text:p>1.69231220615899</text:p>
          </table:table-cell>
          <table:table-cell table:formula="of:=[.H141] / 1.184 + 0.103" office:value-type="float" office:value="1.53231774168834" calcext:value-type="float">
            <text:p>1.53231774168834</text:p>
          </table:table-cell>
          <table:table-cell office:value-type="float" office:value="-0.0152692667123327" calcext:value-type="float">
            <text:p>-0.015269266712333</text:p>
          </table:table-cell>
          <table:table-cell table:formula="of:=[.J141] / 1.032 + 0.243" office:value-type="float" office:value="0.228204198922158" calcext:value-type="float">
            <text:p>0.228204198922158</text:p>
          </table:table-cell>
          <table:table-cell office:value-type="float" office:value="0.736329489512151" calcext:value-type="float">
            <text:p>0.736329489512151</text:p>
          </table:table-cell>
          <table:table-cell table:formula="of:=[.L141] / 1.151 - 0.297" office:value-type="float" office:value="0.342730225466682" calcext:value-type="float">
            <text:p>0.342730225466682</text:p>
          </table:table-cell>
          <table:table-cell office:value-type="float" office:value="0.334673203129319" calcext:value-type="float">
            <text:p>0.334673203129319</text:p>
          </table:table-cell>
          <table:table-cell office:value-type="float" office:value="-0.0898898914710431" calcext:value-type="float">
            <text:p>-0.089889891471043</text:p>
          </table:table-cell>
          <table:table-cell office:value-type="float" office:value="0.948278169120721" calcext:value-type="float">
            <text:p>0.948278169120721</text:p>
          </table:table-cell>
          <table:table-cell table:formula="of:=[.I141]-[.B141]" office:value-type="float" office:value="0.0131813472764561" calcext:value-type="float">
            <text:p>0.013181347276456</text:p>
          </table:table-cell>
          <table:table-cell table:formula="of:=[.K141]-[.C141]" office:value-type="float" office:value="0.152707601276321" calcext:value-type="float">
            <text:p>0.152707601276321</text:p>
          </table:table-cell>
          <table:table-cell table:formula="of:=[.M141]-[.D141]" office:value-type="float" office:value="-0.224121090835347" calcext:value-type="float">
            <text:p>-0.224121090835347</text:p>
          </table:table-cell>
          <table:table-cell office:value-type="float" office:value="0.173175811747113" calcext:value-type="float">
            <text:p>0.173175811747113</text:p>
          </table:table-cell>
          <table:table-cell office:value-type="float" office:value="-0.0907658643581697" calcext:value-type="float">
            <text:p>-0.09076586435817</text:p>
          </table:table-cell>
          <table:table-cell office:value-type="float" office:value="0.169478173210122" calcext:value-type="float">
            <text:p>0.169478173210122</text:p>
          </table:table-cell>
          <table:table-cell office:value-type="float" office:value="-0.022699465827583" calcext:value-type="float">
            <text:p>-0.022699465827583</text:p>
          </table:table-cell>
          <table:table-cell office:value-type="float" office:value="0.0154997202533913" calcext:value-type="float">
            <text:p>0.015499720253391</text:p>
          </table:table-cell>
          <table:table-cell office:value-type="float" office:value="0.00591412189805185" calcext:value-type="float">
            <text:p>0.005914121898052</text:p>
          </table:table-cell>
        </table:table-row>
        <table:table-row table:style-name="ro1">
          <table:table-cell table:formula="of:=SQRT([.I142]^2 + [.K142]^2 + [.M142]^2)" office:value-type="float" office:value="3.99098258698684" calcext:value-type="float">
            <text:p>3.99098258698684</text:p>
          </table:table-cell>
          <table:table-cell office:value-type="float" office:value="3.76396609243363" calcext:value-type="float">
            <text:p>3.76396609243363</text:p>
          </table:table-cell>
          <table:table-cell office:value-type="float" office:value="-1.11159130247965" calcext:value-type="float">
            <text:p>-1.11159130247965</text:p>
          </table:table-cell>
          <table:table-cell office:value-type="float" office:value="1.04983086714645" calcext:value-type="float">
            <text:p>1.04983086714645</text:p>
          </table:table-cell>
          <table:table-cell office:value-type="float" office:value="0.591989368257369" calcext:value-type="float">
            <text:p>0.591989368257369</text:p>
          </table:table-cell>
          <table:table-cell office:value-type="float" office:value="-0.202167047332161" calcext:value-type="float">
            <text:p>-0.202167047332161</text:p>
          </table:table-cell>
          <table:table-cell office:value-type="float" office:value="-2.57655051605339" calcext:value-type="float">
            <text:p>-2.57655051605339</text:p>
          </table:table-cell>
          <table:table-cell office:value-type="float" office:value="4.26531797745712" calcext:value-type="float">
            <text:p>4.26531797745712</text:p>
          </table:table-cell>
          <table:table-cell table:formula="of:=[.H142] / 1.184 + 0.103" office:value-type="float" office:value="3.70546450798743" calcext:value-type="float">
            <text:p>3.70546450798743</text:p>
          </table:table-cell>
          <table:table-cell office:value-type="float" office:value="-1.37030791074244" calcext:value-type="float">
            <text:p>-1.37030791074244</text:p>
          </table:table-cell>
          <table:table-cell table:formula="of:=[.J142] / 1.032 + 0.243" office:value-type="float" office:value="-1.08481774296748" calcext:value-type="float">
            <text:p>-1.08481774296748</text:p>
          </table:table-cell>
          <table:table-cell office:value-type="float" office:value="1.50466764542932" calcext:value-type="float">
            <text:p>1.50466764542932</text:p>
          </table:table-cell>
          <table:table-cell table:formula="of:=[.L142] / 1.151 - 0.297" office:value-type="float" office:value="1.01026989177178" calcext:value-type="float">
            <text:p>1.01026989177178</text:p>
          </table:table-cell>
          <table:table-cell office:value-type="float" office:value="0.601232089764535" calcext:value-type="float">
            <text:p>0.601232089764535</text:p>
          </table:table-cell>
          <table:table-cell office:value-type="float" office:value="-0.118274221168311" calcext:value-type="float">
            <text:p>-0.118274221168311</text:p>
          </table:table-cell>
          <table:table-cell office:value-type="float" office:value="-2.59139546283125" calcext:value-type="float">
            <text:p>-2.59139546283125</text:p>
          </table:table-cell>
          <table:table-cell table:formula="of:=[.I142]-[.B142]" office:value-type="float" office:value="-0.0585015844461969" calcext:value-type="float">
            <text:p>-0.058501584446197</text:p>
          </table:table-cell>
          <table:table-cell table:formula="of:=[.K142]-[.C142]" office:value-type="float" office:value="0.0267735595121694" calcext:value-type="float">
            <text:p>0.02677355951217</text:p>
          </table:table-cell>
          <table:table-cell table:formula="of:=[.M142]-[.D142]" office:value-type="float" office:value="-0.0395609753746688" calcext:value-type="float">
            <text:p>-0.039560975374669</text:p>
          </table:table-cell>
          <table:table-cell office:value-type="float" office:value="0.501351885023489" calcext:value-type="float">
            <text:p>0.501351885023489</text:p>
          </table:table-cell>
          <table:table-cell office:value-type="float" office:value="-0.258716608262784" calcext:value-type="float">
            <text:p>-0.258716608262784</text:p>
          </table:table-cell>
          <table:table-cell office:value-type="float" office:value="0.454836778282874" calcext:value-type="float">
            <text:p>0.454836778282874</text:p>
          </table:table-cell>
          <table:table-cell office:value-type="float" office:value="-0.0527536474141002" calcext:value-type="float">
            <text:p>-0.0527536474141</text:p>
          </table:table-cell>
          <table:table-cell office:value-type="float" office:value="-0.0658960540248987" calcext:value-type="float">
            <text:p>-0.065896054024899</text:p>
          </table:table-cell>
          <table:table-cell office:value-type="float" office:value="-0.0180599629363813" calcext:value-type="float">
            <text:p>-0.018059962936381</text:p>
          </table:table-cell>
        </table:table-row>
        <table:table-row table:style-name="ro1">
          <table:table-cell table:formula="of:=SQRT([.I143]^2 + [.K143]^2 + [.M143]^2)" office:value-type="float" office:value="3.60900164409452" calcext:value-type="float">
            <text:p>3.60900164409452</text:p>
          </table:table-cell>
          <table:table-cell office:value-type="float" office:value="3.41432815144993" calcext:value-type="float">
            <text:p>3.41432815144993</text:p>
          </table:table-cell>
          <table:table-cell office:value-type="float" office:value="1.01199342639951" calcext:value-type="float">
            <text:p>1.01199342639951</text:p>
          </table:table-cell>
          <table:table-cell office:value-type="float" office:value="0.732689226784353" calcext:value-type="float">
            <text:p>0.732689226784353</text:p>
          </table:table-cell>
          <table:table-cell office:value-type="float" office:value="-0.296684155116765" calcext:value-type="float">
            <text:p>-0.296684155116765</text:p>
          </table:table-cell>
          <table:table-cell office:value-type="float" office:value="0.132750373046158" calcext:value-type="float">
            <text:p>0.132750373046158</text:p>
          </table:table-cell>
          <table:table-cell office:value-type="float" office:value="-2.87337895422205" calcext:value-type="float">
            <text:p>-2.87337895422205</text:p>
          </table:table-cell>
          <table:table-cell office:value-type="float" office:value="3.88827456202448" calcext:value-type="float">
            <text:p>3.88827456202448</text:p>
          </table:table-cell>
          <table:table-cell table:formula="of:=[.H143] / 1.184 + 0.103" office:value-type="float" office:value="3.38701567738554" calcext:value-type="float">
            <text:p>3.38701567738554</text:p>
          </table:table-cell>
          <table:table-cell office:value-type="float" office:value="0.828647718536254" calcext:value-type="float">
            <text:p>0.828647718536254</text:p>
          </table:table-cell>
          <table:table-cell table:formula="of:=[.J143] / 1.032 + 0.243" office:value-type="float" office:value="1.04595321563591" calcext:value-type="float">
            <text:p>1.04595321563591</text:p>
          </table:table-cell>
          <table:table-cell office:value-type="float" office:value="1.12164379927784" calcext:value-type="float">
            <text:p>1.12164379927784</text:p>
          </table:table-cell>
          <table:table-cell table:formula="of:=[.L143] / 1.151 - 0.297" office:value-type="float" office:value="0.677495047157116" calcext:value-type="float">
            <text:p>0.677495047157116</text:p>
          </table:table-cell>
          <table:table-cell office:value-type="float" office:value="-0.295931319930741" calcext:value-type="float">
            <text:p>-0.295931319930741</text:p>
          </table:table-cell>
          <table:table-cell office:value-type="float" office:value="0.0486349382967175" calcext:value-type="float">
            <text:p>0.048634938296718</text:p>
          </table:table-cell>
          <table:table-cell office:value-type="float" office:value="-2.92859963171488" calcext:value-type="float">
            <text:p>-2.92859963171488</text:p>
          </table:table-cell>
          <table:table-cell table:formula="of:=[.I143]-[.B143]" office:value-type="float" office:value="-0.0273124740643893" calcext:value-type="float">
            <text:p>-0.027312474064389</text:p>
          </table:table-cell>
          <table:table-cell table:formula="of:=[.K143]-[.C143]" office:value-type="float" office:value="0.033959789236395" calcext:value-type="float">
            <text:p>0.033959789236395</text:p>
          </table:table-cell>
          <table:table-cell table:formula="of:=[.M143]-[.D143]" office:value-type="float" office:value="-0.0551941796272374" calcext:value-type="float">
            <text:p>-0.055194179627237</text:p>
          </table:table-cell>
          <table:table-cell office:value-type="float" office:value="0.473946410574547" calcext:value-type="float">
            <text:p>0.473946410574547</text:p>
          </table:table-cell>
          <table:table-cell office:value-type="float" office:value="-0.183345707863255" calcext:value-type="float">
            <text:p>-0.183345707863255</text:p>
          </table:table-cell>
          <table:table-cell office:value-type="float" office:value="0.388954572493486" calcext:value-type="float">
            <text:p>0.388954572493486</text:p>
          </table:table-cell>
          <table:table-cell office:value-type="float" office:value="0.0216131037159464" calcext:value-type="float">
            <text:p>0.021613103715946</text:p>
          </table:table-cell>
          <table:table-cell office:value-type="float" office:value="0.0813011167433571" calcext:value-type="float">
            <text:p>0.081301116743357</text:p>
          </table:table-cell>
          <table:table-cell office:value-type="float" office:value="-0.056031537242486" calcext:value-type="float">
            <text:p>-0.056031537242486</text:p>
          </table:table-cell>
        </table:table-row>
        <table:table-row table:style-name="ro1">
          <table:table-cell table:formula="of:=SQRT([.I144]^2 + [.K144]^2 + [.M144]^2)" office:value-type="float" office:value="4.13236354054494" calcext:value-type="float">
            <text:p>4.13236354054494</text:p>
          </table:table-cell>
          <table:table-cell office:value-type="float" office:value="3.83414190418711" calcext:value-type="float">
            <text:p>3.83414190418711</text:p>
          </table:table-cell>
          <table:table-cell office:value-type="float" office:value="-1.59373647893126" calcext:value-type="float">
            <text:p>-1.59373647893126</text:p>
          </table:table-cell>
          <table:table-cell office:value-type="float" office:value="1.15533921882487" calcext:value-type="float">
            <text:p>1.15533921882487</text:p>
          </table:table-cell>
          <table:table-cell office:value-type="float" office:value="0.0195886687746736" calcext:value-type="float">
            <text:p>0.019588668774674</text:p>
          </table:table-cell>
          <table:table-cell office:value-type="float" office:value="0.345958325693605" calcext:value-type="float">
            <text:p>0.345958325693605</text:p>
          </table:table-cell>
          <table:table-cell office:value-type="float" office:value="-1.692379322987" calcext:value-type="float">
            <text:p>-1.692379322987</text:p>
          </table:table-cell>
          <table:table-cell office:value-type="float" office:value="4.23983862705415" calcext:value-type="float">
            <text:p>4.23983862705415</text:p>
          </table:table-cell>
          <table:table-cell table:formula="of:=[.H144] / 1.184 + 0.103" office:value-type="float" office:value="3.6839447863633" calcext:value-type="float">
            <text:p>3.6839447863633</text:p>
          </table:table-cell>
          <table:table-cell office:value-type="float" office:value="-1.82683585098211" calcext:value-type="float">
            <text:p>-1.82683585098211</text:p>
          </table:table-cell>
          <table:table-cell table:formula="of:=[.J144] / 1.032 + 0.243" office:value-type="float" office:value="-1.52718977808344" calcext:value-type="float">
            <text:p>-1.52718977808344</text:p>
          </table:table-cell>
          <table:table-cell office:value-type="float" office:value="1.58826395082547" calcext:value-type="float">
            <text:p>1.58826395082547</text:p>
          </table:table-cell>
          <table:table-cell table:formula="of:=[.L144] / 1.151 - 0.297" office:value-type="float" office:value="1.08289917534793" calcext:value-type="float">
            <text:p>1.08289917534793</text:p>
          </table:table-cell>
          <table:table-cell office:value-type="float" office:value="0.0443163735374936" calcext:value-type="float">
            <text:p>0.044316373537494</text:p>
          </table:table-cell>
          <table:table-cell office:value-type="float" office:value="0.332379889873398" calcext:value-type="float">
            <text:p>0.332379889873398</text:p>
          </table:table-cell>
          <table:table-cell office:value-type="float" office:value="-1.66190830186501" calcext:value-type="float">
            <text:p>-1.66190830186501</text:p>
          </table:table-cell>
          <table:table-cell table:formula="of:=[.I144]-[.B144]" office:value-type="float" office:value="-0.150197117823808" calcext:value-type="float">
            <text:p>-0.150197117823808</text:p>
          </table:table-cell>
          <table:table-cell table:formula="of:=[.K144]-[.C144]" office:value-type="float" office:value="0.0665467008478202" calcext:value-type="float">
            <text:p>0.06654670084782</text:p>
          </table:table-cell>
          <table:table-cell table:formula="of:=[.M144]-[.D144]" office:value-type="float" office:value="-0.0724400434769377" calcext:value-type="float">
            <text:p>-0.072440043476938</text:p>
          </table:table-cell>
          <table:table-cell office:value-type="float" office:value="0.40569672286704" calcext:value-type="float">
            <text:p>0.40569672286704</text:p>
          </table:table-cell>
          <table:table-cell office:value-type="float" office:value="-0.233099372050845" calcext:value-type="float">
            <text:p>-0.233099372050845</text:p>
          </table:table-cell>
          <table:table-cell office:value-type="float" office:value="0.432924732000602" calcext:value-type="float">
            <text:p>0.432924732000602</text:p>
          </table:table-cell>
          <table:table-cell office:value-type="float" office:value="0.0105493290671728" calcext:value-type="float">
            <text:p>0.010549329067173</text:p>
          </table:table-cell>
          <table:table-cell office:value-type="float" office:value="0.0248368639541181" calcext:value-type="float">
            <text:p>0.024836863954118</text:p>
          </table:table-cell>
          <table:table-cell office:value-type="float" office:value="0.0385675671058263" calcext:value-type="float">
            <text:p>0.038567567105826</text:p>
          </table:table-cell>
        </table:table-row>
        <table:table-row table:style-name="ro1">
          <table:table-cell table:formula="of:=SQRT([.I145]^2 + [.K145]^2 + [.M145]^2)" office:value-type="float" office:value="4.52047318972899" calcext:value-type="float">
            <text:p>4.52047318972899</text:p>
          </table:table-cell>
          <table:table-cell office:value-type="float" office:value="4.0553091386548" calcext:value-type="float">
            <text:p>4.0553091386548</text:p>
          </table:table-cell>
          <table:table-cell office:value-type="float" office:value="-1.81716359934209" calcext:value-type="float">
            <text:p>-1.81716359934209</text:p>
          </table:table-cell>
          <table:table-cell office:value-type="float" office:value="0.818779162431725" calcext:value-type="float">
            <text:p>0.818779162431725</text:p>
          </table:table-cell>
          <table:table-cell office:value-type="float" office:value="-0.5967193450406" calcext:value-type="float">
            <text:p>-0.5967193450406</text:p>
          </table:table-cell>
          <table:table-cell office:value-type="float" office:value="-0.0566119859405383" calcext:value-type="float">
            <text:p>-0.056611985940538</text:p>
          </table:table-cell>
          <table:table-cell office:value-type="float" office:value="1.10080976047358" calcext:value-type="float">
            <text:p>1.10080976047358</text:p>
          </table:table-cell>
          <table:table-cell office:value-type="float" office:value="4.6658016164226" calcext:value-type="float">
            <text:p>4.6658016164226</text:p>
          </table:table-cell>
          <table:table-cell table:formula="of:=[.H145] / 1.184 + 0.103" office:value-type="float" office:value="4.04371082468125" calcext:value-type="float">
            <text:p>4.04371082468125</text:p>
          </table:table-cell>
          <table:table-cell office:value-type="float" office:value="-2.13934777861367" calcext:value-type="float">
            <text:p>-2.13934777861367</text:p>
          </table:table-cell>
          <table:table-cell table:formula="of:=[.J145] / 1.032 + 0.243" office:value-type="float" office:value="-1.83001141338534" calcext:value-type="float">
            <text:p>-1.83001141338534</text:p>
          </table:table-cell>
          <table:table-cell office:value-type="float" office:value="1.32804570495631" calcext:value-type="float">
            <text:p>1.32804570495631</text:p>
          </table:table-cell>
          <table:table-cell table:formula="of:=[.L145] / 1.151 - 0.297" office:value-type="float" office:value="0.856819031239192" calcext:value-type="float">
            <text:p>0.856819031239192</text:p>
          </table:table-cell>
          <table:table-cell office:value-type="float" office:value="-0.544961086467671" calcext:value-type="float">
            <text:p>-0.544961086467671</text:p>
          </table:table-cell>
          <table:table-cell office:value-type="float" office:value="-0.12156805530891" calcext:value-type="float">
            <text:p>-0.12156805530891</text:p>
          </table:table-cell>
          <table:table-cell office:value-type="float" office:value="1.11325297001412" calcext:value-type="float">
            <text:p>1.11325297001412</text:p>
          </table:table-cell>
          <table:table-cell table:formula="of:=[.I145]-[.B145]" office:value-type="float" office:value="-0.0115983139735496" calcext:value-type="float">
            <text:p>-0.01159831397355</text:p>
          </table:table-cell>
          <table:table-cell table:formula="of:=[.K145]-[.C145]" office:value-type="float" office:value="-0.0128478140432491" calcext:value-type="float">
            <text:p>-0.012847814043249</text:p>
          </table:table-cell>
          <table:table-cell table:formula="of:=[.M145]-[.D145]" office:value-type="float" office:value="0.038039868807467" calcext:value-type="float">
            <text:p>0.038039868807467</text:p>
          </table:table-cell>
          <table:table-cell office:value-type="float" office:value="0.610492477767799" calcext:value-type="float">
            <text:p>0.610492477767799</text:p>
          </table:table-cell>
          <table:table-cell office:value-type="float" office:value="-0.322184179271581" calcext:value-type="float">
            <text:p>-0.322184179271581</text:p>
          </table:table-cell>
          <table:table-cell office:value-type="float" office:value="0.509266542524583" calcext:value-type="float">
            <text:p>0.509266542524583</text:p>
          </table:table-cell>
          <table:table-cell office:value-type="float" office:value="-0.0347884455221088" calcext:value-type="float">
            <text:p>-0.034788445522109</text:p>
          </table:table-cell>
          <table:table-cell office:value-type="float" office:value="-0.0752867308860754" calcext:value-type="float">
            <text:p>-0.075286730886075</text:p>
          </table:table-cell>
          <table:table-cell office:value-type="float" office:value="0.00652440702933843" calcext:value-type="float">
            <text:p>0.006524407029338</text:p>
          </table:table-cell>
        </table:table-row>
        <table:table-row table:style-name="ro1">
          <table:table-cell table:formula="of:=SQRT([.I146]^2 + [.K146]^2 + [.M146]^2)" office:value-type="float" office:value="6.13049172656528" calcext:value-type="float">
            <text:p>6.13049172656528</text:p>
          </table:table-cell>
          <table:table-cell office:value-type="float" office:value="5.11609668193909" calcext:value-type="float">
            <text:p>5.11609668193909</text:p>
          </table:table-cell>
          <table:table-cell office:value-type="float" office:value="-2.72730449932946" calcext:value-type="float">
            <text:p>-2.72730449932946</text:p>
          </table:table-cell>
          <table:table-cell office:value-type="float" office:value="1.87532823244527" calcext:value-type="float">
            <text:p>1.87532823244527</text:p>
          </table:table-cell>
          <table:table-cell office:value-type="float" office:value="-0.253205232354295" calcext:value-type="float">
            <text:p>-0.253205232354295</text:p>
          </table:table-cell>
          <table:table-cell office:value-type="float" office:value="0.247161454323436" calcext:value-type="float">
            <text:p>0.247161454323436</text:p>
          </table:table-cell>
          <table:table-cell office:value-type="float" office:value="-0.737106358479364" calcext:value-type="float">
            <text:p>-0.737106358479364</text:p>
          </table:table-cell>
          <table:table-cell office:value-type="float" office:value="5.89331099568594" calcext:value-type="float">
            <text:p>5.89331099568594</text:p>
          </table:table-cell>
          <table:table-cell table:formula="of:=[.H146] / 1.184 + 0.103" office:value-type="float" office:value="5.08045861122123" calcext:value-type="float">
            <text:p>5.08045861122123</text:p>
          </table:table-cell>
          <table:table-cell office:value-type="float" office:value="-3.1722878486463" calcext:value-type="float">
            <text:p>-3.1722878486463</text:p>
          </table:table-cell>
          <table:table-cell table:formula="of:=[.J146] / 1.032 + 0.243" office:value-type="float" office:value="-2.83092233395959" calcext:value-type="float">
            <text:p>-2.83092233395959</text:p>
          </table:table-cell>
          <table:table-cell office:value-type="float" office:value="2.5730502868161" calcext:value-type="float">
            <text:p>2.5730502868161</text:p>
          </table:table-cell>
          <table:table-cell table:formula="of:=[.L146] / 1.151 - 0.297" office:value-type="float" office:value="1.93849112668645" calcext:value-type="float">
            <text:p>1.93849112668645</text:p>
          </table:table-cell>
          <table:table-cell office:value-type="float" office:value="-0.388714761935274" calcext:value-type="float">
            <text:p>-0.388714761935274</text:p>
          </table:table-cell>
          <table:table-cell office:value-type="float" office:value="0.322864435763408" calcext:value-type="float">
            <text:p>0.322864435763408</text:p>
          </table:table-cell>
          <table:table-cell office:value-type="float" office:value="-0.601600202855208" calcext:value-type="float">
            <text:p>-0.601600202855208</text:p>
          </table:table-cell>
          <table:table-cell table:formula="of:=[.I146]-[.B146]" office:value-type="float" office:value="-0.0356380707178561" calcext:value-type="float">
            <text:p>-0.035638070717856</text:p>
          </table:table-cell>
          <table:table-cell table:formula="of:=[.K146]-[.C146]" office:value-type="float" office:value="-0.103617834630133" calcext:value-type="float">
            <text:p>-0.103617834630133</text:p>
          </table:table-cell>
          <table:table-cell table:formula="of:=[.M146]-[.D146]" office:value-type="float" office:value="0.0631628942411764" calcext:value-type="float">
            <text:p>0.063162894241176</text:p>
          </table:table-cell>
          <table:table-cell office:value-type="float" office:value="0.77721431374685" calcext:value-type="float">
            <text:p>0.77721431374685</text:p>
          </table:table-cell>
          <table:table-cell office:value-type="float" office:value="-0.444983349316841" calcext:value-type="float">
            <text:p>-0.444983349316841</text:p>
          </table:table-cell>
          <table:table-cell office:value-type="float" office:value="0.697722054370839" calcext:value-type="float">
            <text:p>0.697722054370839</text:p>
          </table:table-cell>
          <table:table-cell office:value-type="float" office:value="-0.147719640316358" calcext:value-type="float">
            <text:p>-0.147719640316358</text:p>
          </table:table-cell>
          <table:table-cell office:value-type="float" office:value="-0.0285430248372669" calcext:value-type="float">
            <text:p>-0.028543024837267</text:p>
          </table:table-cell>
          <table:table-cell office:value-type="float" office:value="0.0952116667476428" calcext:value-type="float">
            <text:p>0.095211666747643</text:p>
          </table:table-cell>
        </table:table-row>
        <table:table-row table:style-name="ro1">
          <table:table-cell table:formula="of:=SQRT([.I147]^2 + [.K147]^2 + [.M147]^2)" office:value-type="float" office:value="3.9393266358101" calcext:value-type="float">
            <text:p>3.9393266358101</text:p>
          </table:table-cell>
          <table:table-cell office:value-type="float" office:value="3.48309967009209" calcext:value-type="float">
            <text:p>3.48309967009209</text:p>
          </table:table-cell>
          <table:table-cell office:value-type="float" office:value="-1.73612498992943" calcext:value-type="float">
            <text:p>-1.73612498992943</text:p>
          </table:table-cell>
          <table:table-cell office:value-type="float" office:value="0.842419611978738" calcext:value-type="float">
            <text:p>0.842419611978738</text:p>
          </table:table-cell>
          <table:table-cell office:value-type="float" office:value="0.317552545240206" calcext:value-type="float">
            <text:p>0.317552545240206</text:p>
          </table:table-cell>
          <table:table-cell office:value-type="float" office:value="0.417451449685169" calcext:value-type="float">
            <text:p>0.417451449685169</text:p>
          </table:table-cell>
          <table:table-cell office:value-type="float" office:value="-1.68842333035833" calcext:value-type="float">
            <text:p>-1.68842333035833</text:p>
          </table:table-cell>
          <table:table-cell office:value-type="float" office:value="3.97431193151233" calcext:value-type="float">
            <text:p>3.97431193151233</text:p>
          </table:table-cell>
          <table:table-cell table:formula="of:=[.H147] / 1.184 + 0.103" office:value-type="float" office:value="3.45968237458812" calcext:value-type="float">
            <text:p>3.45968237458812</text:p>
          </table:table-cell>
          <table:table-cell office:value-type="float" office:value="-2.00369781361016" calcext:value-type="float">
            <text:p>-2.00369781361016</text:p>
          </table:table-cell>
          <table:table-cell table:formula="of:=[.J147] / 1.032 + 0.243" office:value-type="float" office:value="-1.69856764884705" calcext:value-type="float">
            <text:p>-1.69856764884705</text:p>
          </table:table-cell>
          <table:table-cell office:value-type="float" office:value="1.27958369772794" calcext:value-type="float">
            <text:p>1.27958369772794</text:p>
          </table:table-cell>
          <table:table-cell table:formula="of:=[.L147] / 1.151 - 0.297" office:value-type="float" office:value="0.814714767791434" calcext:value-type="float">
            <text:p>0.814714767791434</text:p>
          </table:table-cell>
          <table:table-cell office:value-type="float" office:value="-0.722517680091206" calcext:value-type="float">
            <text:p>-0.722517680091206</text:p>
          </table:table-cell>
          <table:table-cell office:value-type="float" office:value="0.525774043594277" calcext:value-type="float">
            <text:p>0.525774043594277</text:p>
          </table:table-cell>
          <table:table-cell office:value-type="float" office:value="-1.67594708176691" calcext:value-type="float">
            <text:p>-1.67594708176691</text:p>
          </table:table-cell>
          <table:table-cell table:formula="of:=[.I147]-[.B147]" office:value-type="float" office:value="-0.0234172955039731" calcext:value-type="float">
            <text:p>-0.023417295503973</text:p>
          </table:table-cell>
          <table:table-cell table:formula="of:=[.K147]-[.C147]" office:value-type="float" office:value="0.037557341082376" calcext:value-type="float">
            <text:p>0.037557341082376</text:p>
          </table:table-cell>
          <table:table-cell table:formula="of:=[.M147]-[.D147]" office:value-type="float" office:value="-0.0277048441873046" calcext:value-type="float">
            <text:p>-0.027704844187305</text:p>
          </table:table-cell>
          <table:table-cell office:value-type="float" office:value="0.491212261420249" calcext:value-type="float">
            <text:p>0.491212261420249</text:p>
          </table:table-cell>
          <table:table-cell office:value-type="float" office:value="-0.267572823680735" calcext:value-type="float">
            <text:p>-0.267572823680735</text:p>
          </table:table-cell>
          <table:table-cell office:value-type="float" office:value="0.437164085749207" calcext:value-type="float">
            <text:p>0.437164085749207</text:p>
          </table:table-cell>
          <table:table-cell office:value-type="float" office:value="-0.307633712963555" calcext:value-type="float">
            <text:p>-0.307633712963555</text:p>
          </table:table-cell>
          <table:table-cell office:value-type="float" office:value="-0.884835942100995" calcext:value-type="float">
            <text:p>-0.884835942100995</text:p>
          </table:table-cell>
          <table:table-cell office:value-type="float" office:value="-0.643890278907059" calcext:value-type="float">
            <text:p>-0.643890278907059</text:p>
          </table:table-cell>
        </table:table-row>
        <table:table-row table:style-name="ro1">
          <table:table-cell table:formula="of:=SQRT([.I148]^2 + [.K148]^2 + [.M148]^2)" office:value-type="float" office:value="2.96255679149427" calcext:value-type="float">
            <text:p>2.96255679149427</text:p>
          </table:table-cell>
          <table:table-cell office:value-type="float" office:value="2.68183613637036" calcext:value-type="float">
            <text:p>2.68183613637036</text:p>
          </table:table-cell>
          <table:table-cell office:value-type="float" office:value="1.18160708190609" calcext:value-type="float">
            <text:p>1.18160708190609</text:p>
          </table:table-cell>
          <table:table-cell office:value-type="float" office:value="0.820248235330913" calcext:value-type="float">
            <text:p>0.820248235330913</text:p>
          </table:table-cell>
          <table:table-cell office:value-type="float" office:value="-0.000142823640614242" calcext:value-type="float">
            <text:p>-0.000142823640614</text:p>
          </table:table-cell>
          <table:table-cell office:value-type="float" office:value="-0.661826053461851" calcext:value-type="float">
            <text:p>-0.661826053461851</text:p>
          </table:table-cell>
          <table:table-cell office:value-type="float" office:value="-0.130066569233355" calcext:value-type="float">
            <text:p>-0.130066569233355</text:p>
          </table:table-cell>
          <table:table-cell office:value-type="float" office:value="2.9755803896194" calcext:value-type="float">
            <text:p>2.9755803896194</text:p>
          </table:table-cell>
          <table:table-cell table:formula="of:=[.H148] / 1.184 + 0.103" office:value-type="float" office:value="2.61615911285422" calcext:value-type="float">
            <text:p>2.61615911285422</text:p>
          </table:table-cell>
          <table:table-cell office:value-type="float" office:value="1.01160363557527" calcext:value-type="float">
            <text:p>1.01160363557527</text:p>
          </table:table-cell>
          <table:table-cell table:formula="of:=[.J148] / 1.032 + 0.243" office:value-type="float" office:value="1.22323608098379" calcext:value-type="float">
            <text:p>1.22323608098379</text:p>
          </table:table-cell>
          <table:table-cell office:value-type="float" office:value="1.10198445325585" calcext:value-type="float">
            <text:p>1.10198445325585</text:p>
          </table:table-cell>
          <table:table-cell table:formula="of:=[.L148] / 1.151 - 0.297" office:value-type="float" office:value="0.660414816034622" calcext:value-type="float">
            <text:p>0.660414816034622</text:p>
          </table:table-cell>
          <table:table-cell office:value-type="float" office:value="-0.105272361219963" calcext:value-type="float">
            <text:p>-0.105272361219963</text:p>
          </table:table-cell>
          <table:table-cell office:value-type="float" office:value="-0.76532742988214" calcext:value-type="float">
            <text:p>-0.76532742988214</text:p>
          </table:table-cell>
          <table:table-cell office:value-type="float" office:value="-0.177221586190014" calcext:value-type="float">
            <text:p>-0.177221586190014</text:p>
          </table:table-cell>
          <table:table-cell table:formula="of:=[.I148]-[.B148]" office:value-type="float" office:value="-0.0656770235161366" calcext:value-type="float">
            <text:p>-0.065677023516137</text:p>
          </table:table-cell>
          <table:table-cell table:formula="of:=[.K148]-[.C148]" office:value-type="float" office:value="0.0416289990776988" calcext:value-type="float">
            <text:p>0.041628999077699</text:p>
          </table:table-cell>
          <table:table-cell table:formula="of:=[.M148]-[.D148]" office:value-type="float" office:value="-0.159833419296291" calcext:value-type="float">
            <text:p>-0.159833419296291</text:p>
          </table:table-cell>
          <table:table-cell office:value-type="float" office:value="0.293744253249037" calcext:value-type="float">
            <text:p>0.293744253249037</text:p>
          </table:table-cell>
          <table:table-cell office:value-type="float" office:value="-0.170003446330812" calcext:value-type="float">
            <text:p>-0.170003446330812</text:p>
          </table:table-cell>
          <table:table-cell office:value-type="float" office:value="0.281736217924936" calcext:value-type="float">
            <text:p>0.281736217924936</text:p>
          </table:table-cell>
          <table:table-cell office:value-type="float" office:value="-0.0617649544909815" calcext:value-type="float">
            <text:p>-0.061764954490982</text:p>
          </table:table-cell>
          <table:table-cell office:value-type="float" office:value="-0.114938183540769" calcext:value-type="float">
            <text:p>-0.114938183540769</text:p>
          </table:table-cell>
          <table:table-cell office:value-type="float" office:value="0.018230532909592" calcext:value-type="float">
            <text:p>0.018230532909592</text:p>
          </table:table-cell>
        </table:table-row>
        <table:table-row table:style-name="ro1">
          <table:table-cell table:formula="of:=SQRT([.I149]^2 + [.K149]^2 + [.M149]^2)" office:value-type="float" office:value="5.40549842793971" calcext:value-type="float">
            <text:p>5.40549842793971</text:p>
          </table:table-cell>
          <table:table-cell office:value-type="float" office:value="5.07595344786129" calcext:value-type="float">
            <text:p>5.07595344786129</text:p>
          </table:table-cell>
          <table:table-cell office:value-type="float" office:value="-0.658106404013547" calcext:value-type="float">
            <text:p>-0.658106404013547</text:p>
          </table:table-cell>
          <table:table-cell office:value-type="float" office:value="1.7555209163205" calcext:value-type="float">
            <text:p>1.7555209163205</text:p>
          </table:table-cell>
          <table:table-cell office:value-type="float" office:value="-0.288943929587459" calcext:value-type="float">
            <text:p>-0.288943929587459</text:p>
          </table:table-cell>
          <table:table-cell office:value-type="float" office:value="-0.419273409003056" calcext:value-type="float">
            <text:p>-0.419273409003056</text:p>
          </table:table-cell>
          <table:table-cell office:value-type="float" office:value="2.77733101173791" calcext:value-type="float">
            <text:p>2.77733101173791</text:p>
          </table:table-cell>
          <table:table-cell office:value-type="float" office:value="5.8508678337333" calcext:value-type="float">
            <text:p>5.8508678337333</text:p>
          </table:table-cell>
          <table:table-cell table:formula="of:=[.H149] / 1.184 + 0.103" office:value-type="float" office:value="5.04461134605853" calcext:value-type="float">
            <text:p>5.04461134605853</text:p>
          </table:table-cell>
          <table:table-cell office:value-type="float" office:value="-1.00515160648565" calcext:value-type="float">
            <text:p>-1.00515160648565</text:p>
          </table:table-cell>
          <table:table-cell table:formula="of:=[.J149] / 1.032 + 0.243" office:value-type="float" office:value="-0.730984114811676" calcext:value-type="float">
            <text:p>-0.730984114811676</text:p>
          </table:table-cell>
          <table:table-cell office:value-type="float" office:value="2.41267860541411" calcext:value-type="float">
            <text:p>2.41267860541411</text:p>
          </table:table-cell>
          <table:table-cell table:formula="of:=[.L149] / 1.151 - 0.297" office:value-type="float" office:value="1.79915864936065" calcext:value-type="float">
            <text:p>1.79915864936065</text:p>
          </table:table-cell>
          <table:table-cell office:value-type="float" office:value="-0.175758017514424" calcext:value-type="float">
            <text:p>-0.175758017514424</text:p>
          </table:table-cell>
          <table:table-cell office:value-type="float" office:value="-0.450885494768431" calcext:value-type="float">
            <text:p>-0.450885494768431</text:p>
          </table:table-cell>
          <table:table-cell office:value-type="float" office:value="2.82616846043641" calcext:value-type="float">
            <text:p>2.82616846043641</text:p>
          </table:table-cell>
          <table:table-cell table:formula="of:=[.I149]-[.B149]" office:value-type="float" office:value="-0.0313421018027595" calcext:value-type="float">
            <text:p>-0.03134210180276</text:p>
          </table:table-cell>
          <table:table-cell table:formula="of:=[.K149]-[.C149]" office:value-type="float" office:value="-0.0728777107981293" calcext:value-type="float">
            <text:p>-0.072877710798129</text:p>
          </table:table-cell>
          <table:table-cell table:formula="of:=[.M149]-[.D149]" office:value-type="float" office:value="0.0436377330401514" calcext:value-type="float">
            <text:p>0.043637733040151</text:p>
          </table:table-cell>
          <table:table-cell office:value-type="float" office:value="0.774914385872009" calcext:value-type="float">
            <text:p>0.774914385872009</text:p>
          </table:table-cell>
          <table:table-cell office:value-type="float" office:value="-0.347045202472108" calcext:value-type="float">
            <text:p>-0.347045202472108</text:p>
          </table:table-cell>
          <table:table-cell office:value-type="float" office:value="0.657157689093611" calcext:value-type="float">
            <text:p>0.657157689093611</text:p>
          </table:table-cell>
          <table:table-cell office:value-type="float" office:value="-0.107289200024917" calcext:value-type="float">
            <text:p>-0.107289200024917</text:p>
          </table:table-cell>
          <table:table-cell office:value-type="float" office:value="-0.00449252383363508" calcext:value-type="float">
            <text:p>-0.004492523833635</text:p>
          </table:table-cell>
          <table:table-cell office:value-type="float" office:value="0.00084245662498228" calcext:value-type="float">
            <text:p>0.000842456624982</text:p>
          </table:table-cell>
        </table:table-row>
        <table:table-row table:style-name="ro1">
          <table:table-cell table:formula="of:=SQRT([.I150]^2 + [.K150]^2 + [.M150]^2)" office:value-type="float" office:value="5.22005009827188" calcext:value-type="float">
            <text:p>5.22005009827188</text:p>
          </table:table-cell>
          <table:table-cell office:value-type="float" office:value="3.66257434679059" calcext:value-type="float">
            <text:p>3.66257434679059</text:p>
          </table:table-cell>
          <table:table-cell office:value-type="float" office:value="3.13584937352607" calcext:value-type="float">
            <text:p>3.13584937352607</text:p>
          </table:table-cell>
          <table:table-cell office:value-type="float" office:value="0.533233804398341" calcext:value-type="float">
            <text:p>0.533233804398341</text:p>
          </table:table-cell>
          <table:table-cell office:value-type="float" office:value="-0.502411501064362" calcext:value-type="float">
            <text:p>-0.502411501064362</text:p>
          </table:table-cell>
          <table:table-cell office:value-type="float" office:value="0.529194364259882" calcext:value-type="float">
            <text:p>0.529194364259882</text:p>
          </table:table-cell>
          <table:table-cell office:value-type="float" office:value="2.02522838157622" calcext:value-type="float">
            <text:p>2.02522838157622</text:p>
          </table:table-cell>
          <table:table-cell office:value-type="float" office:value="4.60103876423493" calcext:value-type="float">
            <text:p>4.60103876423493</text:p>
          </table:table-cell>
          <table:table-cell table:formula="of:=[.H150] / 1.184 + 0.103" office:value-type="float" office:value="3.98901246979302" calcext:value-type="float">
            <text:p>3.98901246979302</text:p>
          </table:table-cell>
          <table:table-cell office:value-type="float" office:value="3.16236091086344" calcext:value-type="float">
            <text:p>3.16236091086344</text:p>
          </table:table-cell>
          <table:table-cell table:formula="of:=[.J150] / 1.032 + 0.243" office:value-type="float" office:value="3.30730320820101" calcext:value-type="float">
            <text:p>3.30730320820101</text:p>
          </table:table-cell>
          <table:table-cell office:value-type="float" office:value="1.06838973996802" calcext:value-type="float">
            <text:p>1.06838973996802</text:p>
          </table:table-cell>
          <table:table-cell table:formula="of:=[.L150] / 1.151 - 0.297" office:value-type="float" office:value="0.631227402231121" calcext:value-type="float">
            <text:p>0.631227402231121</text:p>
          </table:table-cell>
          <table:table-cell office:value-type="float" office:value="-0.300784111654378" calcext:value-type="float">
            <text:p>-0.300784111654378</text:p>
          </table:table-cell>
          <table:table-cell office:value-type="float" office:value="0.572538772616273" calcext:value-type="float">
            <text:p>0.572538772616273</text:p>
          </table:table-cell>
          <table:table-cell office:value-type="float" office:value="2.03764703989519" calcext:value-type="float">
            <text:p>2.03764703989519</text:p>
          </table:table-cell>
          <table:table-cell table:formula="of:=[.I150]-[.B150]" office:value-type="float" office:value="0.326438123002426" calcext:value-type="float">
            <text:p>0.326438123002426</text:p>
          </table:table-cell>
          <table:table-cell table:formula="of:=[.K150]-[.C150]" office:value-type="float" office:value="0.171453834674937" calcext:value-type="float">
            <text:p>0.171453834674937</text:p>
          </table:table-cell>
          <table:table-cell table:formula="of:=[.M150]-[.D150]" office:value-type="float" office:value="0.0979935978327798" calcext:value-type="float">
            <text:p>0.09799359783278</text:p>
          </table:table-cell>
          <table:table-cell office:value-type="float" office:value="0.938464417444338" calcext:value-type="float">
            <text:p>0.938464417444338</text:p>
          </table:table-cell>
          <table:table-cell office:value-type="float" office:value="0.0265115373373739" calcext:value-type="float">
            <text:p>0.026511537337374</text:p>
          </table:table-cell>
          <table:table-cell office:value-type="float" office:value="0.535155935569682" calcext:value-type="float">
            <text:p>0.535155935569682</text:p>
          </table:table-cell>
          <table:table-cell office:value-type="float" office:value="-0.0276563689934908" calcext:value-type="float">
            <text:p>-0.027656368993491</text:p>
          </table:table-cell>
          <table:table-cell office:value-type="float" office:value="-0.174928287554494" calcext:value-type="float">
            <text:p>-0.174928287554494</text:p>
          </table:table-cell>
          <table:table-cell office:value-type="float" office:value="0.115815363973544" calcext:value-type="float">
            <text:p>0.115815363973544</text:p>
          </table:table-cell>
        </table:table-row>
        <table:table-row table:style-name="ro1">
          <table:table-cell table:formula="of:=SQRT([.I151]^2 + [.K151]^2 + [.M151]^2)" office:value-type="float" office:value="3.9817549526736" calcext:value-type="float">
            <text:p>3.9817549526736</text:p>
          </table:table-cell>
          <table:table-cell office:value-type="float" office:value="3.96636562305397" calcext:value-type="float">
            <text:p>3.96636562305397</text:p>
          </table:table-cell>
          <table:table-cell office:value-type="float" office:value="-0.807431297636744" calcext:value-type="float">
            <text:p>-0.807431297636744</text:p>
          </table:table-cell>
          <table:table-cell office:value-type="float" office:value="0.568242873576823" calcext:value-type="float">
            <text:p>0.568242873576823</text:p>
          </table:table-cell>
          <table:table-cell office:value-type="float" office:value="0.260362634101763" calcext:value-type="float">
            <text:p>0.260362634101763</text:p>
          </table:table-cell>
          <table:table-cell office:value-type="float" office:value="-0.546016462303045" calcext:value-type="float">
            <text:p>-0.546016462303045</text:p>
          </table:table-cell>
          <table:table-cell office:value-type="float" office:value="0.778671361023826" calcext:value-type="float">
            <text:p>0.778671361023826</text:p>
          </table:table-cell>
          <table:table-cell office:value-type="float" office:value="4.450934566899" calcext:value-type="float">
            <text:p>4.450934566899</text:p>
          </table:table-cell>
          <table:table-cell table:formula="of:=[.H151] / 1.184 + 0.103" office:value-type="float" office:value="3.86223527609713" calcext:value-type="float">
            <text:p>3.86223527609713</text:p>
          </table:table-cell>
          <table:table-cell office:value-type="float" office:value="-1.05285361915974" calcext:value-type="float">
            <text:p>-1.05285361915974</text:p>
          </table:table-cell>
          <table:table-cell table:formula="of:=[.J151] / 1.032 + 0.243" office:value-type="float" office:value="-0.777206995309826" calcext:value-type="float">
            <text:p>-0.777206995309826</text:p>
          </table:table-cell>
          <table:table-cell office:value-type="float" office:value="1.00650386866124" calcext:value-type="float">
            <text:p>1.00650386866124</text:p>
          </table:table-cell>
          <table:table-cell table:formula="of:=[.L151] / 1.151 - 0.297" office:value-type="float" office:value="0.577460355048862" calcext:value-type="float">
            <text:p>0.577460355048862</text:p>
          </table:table-cell>
          <table:table-cell office:value-type="float" office:value="-0.384203185017764" calcext:value-type="float">
            <text:p>-0.384203185017764</text:p>
          </table:table-cell>
          <table:table-cell office:value-type="float" office:value="-0.0338854173773599" calcext:value-type="float">
            <text:p>-0.03388541737736</text:p>
          </table:table-cell>
          <table:table-cell office:value-type="float" office:value="0.783876594182401" calcext:value-type="float">
            <text:p>0.783876594182401</text:p>
          </table:table-cell>
          <table:table-cell table:formula="of:=[.I151]-[.B151]" office:value-type="float" office:value="-0.104130346956841" calcext:value-type="float">
            <text:p>-0.104130346956841</text:p>
          </table:table-cell>
          <table:table-cell table:formula="of:=[.K151]-[.C151]" office:value-type="float" office:value="0.0302243023269184" calcext:value-type="float">
            <text:p>0.030224302326919</text:p>
          </table:table-cell>
          <table:table-cell table:formula="of:=[.M151]-[.D151]" office:value-type="float" office:value="0.00921748147203871" calcext:value-type="float">
            <text:p>0.009217481472039</text:p>
          </table:table-cell>
          <table:table-cell office:value-type="float" office:value="0.484568943845026" calcext:value-type="float">
            <text:p>0.484568943845026</text:p>
          </table:table-cell>
          <table:table-cell office:value-type="float" office:value="-0.245422321522999" calcext:value-type="float">
            <text:p>-0.245422321522999</text:p>
          </table:table-cell>
          <table:table-cell office:value-type="float" office:value="0.438260995084415" calcext:value-type="float">
            <text:p>0.438260995084415</text:p>
          </table:table-cell>
          <table:table-cell office:value-type="float" office:value="-0.219762392875723" calcext:value-type="float">
            <text:p>-0.219762392875723</text:p>
          </table:table-cell>
          <table:table-cell office:value-type="float" office:value="0.770456292254188" calcext:value-type="float">
            <text:p>0.770456292254188</text:p>
          </table:table-cell>
          <table:table-cell office:value-type="float" office:value="0.291357330056366" calcext:value-type="float">
            <text:p>0.291357330056366</text:p>
          </table:table-cell>
        </table:table-row>
        <table:table-row table:style-name="ro1">
          <table:table-cell table:formula="of:=SQRT([.I152]^2 + [.K152]^2 + [.M152]^2)" office:value-type="float" office:value="2.80968779999663" calcext:value-type="float">
            <text:p>2.80968779999663</text:p>
          </table:table-cell>
          <table:table-cell office:value-type="float" office:value="2.68662832452155" calcext:value-type="float">
            <text:p>2.68662832452155</text:p>
          </table:table-cell>
          <table:table-cell office:value-type="float" office:value="-0.119937842617373" calcext:value-type="float">
            <text:p>-0.119937842617373</text:p>
          </table:table-cell>
          <table:table-cell office:value-type="float" office:value="1.21015759333753" calcext:value-type="float">
            <text:p>1.21015759333753</text:p>
          </table:table-cell>
          <table:table-cell office:value-type="float" office:value="0.267472574456326" calcext:value-type="float">
            <text:p>0.267472574456326</text:p>
          </table:table-cell>
          <table:table-cell office:value-type="float" office:value="-0.505300724172376" calcext:value-type="float">
            <text:p>-0.505300724172376</text:p>
          </table:table-cell>
          <table:table-cell office:value-type="float" office:value="2.48203242363537" calcext:value-type="float">
            <text:p>2.48203242363537</text:p>
          </table:table-cell>
          <table:table-cell office:value-type="float" office:value="2.97848153557574" calcext:value-type="float">
            <text:p>2.97848153557574</text:p>
          </table:table-cell>
          <table:table-cell table:formula="of:=[.H152] / 1.184 + 0.103" office:value-type="float" office:value="2.61860940504708" calcext:value-type="float">
            <text:p>2.61860940504708</text:p>
          </table:table-cell>
          <table:table-cell office:value-type="float" office:value="-0.28037466543826" calcext:value-type="float">
            <text:p>-0.28037466543826</text:p>
          </table:table-cell>
          <table:table-cell table:formula="of:=[.J152] / 1.032 + 0.243" office:value-type="float" office:value="-0.0286808773626551" calcext:value-type="float">
            <text:p>-0.028680877362655</text:p>
          </table:table-cell>
          <table:table-cell office:value-type="float" office:value="1.51361233053988" calcext:value-type="float">
            <text:p>1.51361233053988</text:p>
          </table:table-cell>
          <table:table-cell table:formula="of:=[.L152] / 1.151 - 0.297" office:value-type="float" office:value="1.01804112123361" calcext:value-type="float">
            <text:p>1.01804112123361</text:p>
          </table:table-cell>
          <table:table-cell office:value-type="float" office:value="0.355969845510167" calcext:value-type="float">
            <text:p>0.355969845510167</text:p>
          </table:table-cell>
          <table:table-cell office:value-type="float" office:value="-0.519740356432056" calcext:value-type="float">
            <text:p>-0.519740356432056</text:p>
          </table:table-cell>
          <table:table-cell office:value-type="float" office:value="2.56430613264956" calcext:value-type="float">
            <text:p>2.56430613264956</text:p>
          </table:table-cell>
          <table:table-cell table:formula="of:=[.I152]-[.B152]" office:value-type="float" office:value="-0.0680189194744716" calcext:value-type="float">
            <text:p>-0.068018919474472</text:p>
          </table:table-cell>
          <table:table-cell table:formula="of:=[.K152]-[.C152]" office:value-type="float" office:value="0.0912569652547179" calcext:value-type="float">
            <text:p>0.091256965254718</text:p>
          </table:table-cell>
          <table:table-cell table:formula="of:=[.M152]-[.D152]" office:value-type="float" office:value="-0.192116472103924" calcext:value-type="float">
            <text:p>-0.192116472103924</text:p>
          </table:table-cell>
          <table:table-cell office:value-type="float" office:value="0.291853211054183" calcext:value-type="float">
            <text:p>0.291853211054183</text:p>
          </table:table-cell>
          <table:table-cell office:value-type="float" office:value="-0.160436822820888" calcext:value-type="float">
            <text:p>-0.160436822820888</text:p>
          </table:table-cell>
          <table:table-cell office:value-type="float" office:value="0.303454737202346" calcext:value-type="float">
            <text:p>0.303454737202346</text:p>
          </table:table-cell>
          <table:table-cell office:value-type="float" office:value="-0.0705770522627884" calcext:value-type="float">
            <text:p>-0.070577052262788</text:p>
          </table:table-cell>
          <table:table-cell office:value-type="float" office:value="-0.0343027454974996" calcext:value-type="float">
            <text:p>-0.0343027454975</text:p>
          </table:table-cell>
          <table:table-cell office:value-type="float" office:value="0.0376430482762848" calcext:value-type="float">
            <text:p>0.037643048276285</text:p>
          </table:table-cell>
        </table:table-row>
        <table:table-row table:style-name="ro1">
          <table:table-cell table:formula="of:=SQRT([.I153]^2 + [.K153]^2 + [.M153]^2)" office:value-type="float" office:value="5.14583022223321" calcext:value-type="float">
            <text:p>5.14583022223321</text:p>
          </table:table-cell>
          <table:table-cell office:value-type="float" office:value="5.04718217400943" calcext:value-type="float">
            <text:p>5.04718217400943</text:p>
          </table:table-cell>
          <table:table-cell office:value-type="float" office:value="-0.426367062405345" calcext:value-type="float">
            <text:p>-0.426367062405345</text:p>
          </table:table-cell>
          <table:table-cell office:value-type="float" office:value="1.31123172658191" calcext:value-type="float">
            <text:p>1.31123172658191</text:p>
          </table:table-cell>
          <table:table-cell office:value-type="float" office:value="-0.605229366355188" calcext:value-type="float">
            <text:p>-0.605229366355188</text:p>
          </table:table-cell>
          <table:table-cell office:value-type="float" office:value="0.256291242292163" calcext:value-type="float">
            <text:p>0.256291242292163</text:p>
          </table:table-cell>
          <table:table-cell office:value-type="float" office:value="-2.43574803402426" calcext:value-type="float">
            <text:p>-2.43574803402426</text:p>
          </table:table-cell>
          <table:table-cell office:value-type="float" office:value="5.72910512745517" calcext:value-type="float">
            <text:p>5.72910512745517</text:p>
          </table:table-cell>
          <table:table-cell table:formula="of:=[.H153] / 1.184 + 0.103" office:value-type="float" office:value="4.94177122251281" calcext:value-type="float">
            <text:p>4.94177122251281</text:p>
          </table:table-cell>
          <table:table-cell office:value-type="float" office:value="-0.745047814345949" calcext:value-type="float">
            <text:p>-0.745047814345949</text:p>
          </table:table-cell>
          <table:table-cell table:formula="of:=[.J153] / 1.032 + 0.243" office:value-type="float" office:value="-0.478945556536772" calcext:value-type="float">
            <text:p>-0.478945556536772</text:p>
          </table:table-cell>
          <table:table-cell office:value-type="float" office:value="1.89849823183626" calcext:value-type="float">
            <text:p>1.89849823183626</text:p>
          </table:table-cell>
          <table:table-cell table:formula="of:=[.L153] / 1.151 - 0.297" office:value-type="float" office:value="1.3524337374772" calcext:value-type="float">
            <text:p>1.3524337374772</text:p>
          </table:table-cell>
          <table:table-cell office:value-type="float" office:value="0.437880489130138" calcext:value-type="float">
            <text:p>0.437880489130138</text:p>
          </table:table-cell>
          <table:table-cell office:value-type="float" office:value="0.309398476305594" calcext:value-type="float">
            <text:p>0.309398476305594</text:p>
          </table:table-cell>
          <table:table-cell office:value-type="float" office:value="-2.38970086383046" calcext:value-type="float">
            <text:p>-2.38970086383046</text:p>
          </table:table-cell>
          <table:table-cell table:formula="of:=[.I153]-[.B153]" office:value-type="float" office:value="-0.105410951496618" calcext:value-type="float">
            <text:p>-0.105410951496618</text:p>
          </table:table-cell>
          <table:table-cell table:formula="of:=[.K153]-[.C153]" office:value-type="float" office:value="-0.0525784941314272" calcext:value-type="float">
            <text:p>-0.052578494131427</text:p>
          </table:table-cell>
          <table:table-cell table:formula="of:=[.M153]-[.D153]" office:value-type="float" office:value="0.0412020108952924" calcext:value-type="float">
            <text:p>0.041202010895292</text:p>
          </table:table-cell>
          <table:table-cell office:value-type="float" office:value="0.681922953445736" calcext:value-type="float">
            <text:p>0.681922953445736</text:p>
          </table:table-cell>
          <table:table-cell office:value-type="float" office:value="-0.318680751940604" calcext:value-type="float">
            <text:p>-0.318680751940604</text:p>
          </table:table-cell>
          <table:table-cell office:value-type="float" office:value="0.587266505254344" calcext:value-type="float">
            <text:p>0.587266505254344</text:p>
          </table:table-cell>
          <table:table-cell office:value-type="float" office:value="-0.93842543426047" calcext:value-type="float">
            <text:p>-0.93842543426047</text:p>
          </table:table-cell>
          <table:table-cell office:value-type="float" office:value="0.413915238120785" calcext:value-type="float">
            <text:p>0.413915238120785</text:p>
          </table:table-cell>
          <table:table-cell office:value-type="float" office:value="0.576288373351653" calcext:value-type="float">
            <text:p>0.576288373351653</text:p>
          </table:table-cell>
        </table:table-row>
        <table:table-row table:style-name="ro1">
          <table:table-cell table:formula="of:=SQRT([.I154]^2 + [.K154]^2 + [.M154]^2)" office:value-type="float" office:value="4.25993630073509" calcext:value-type="float">
            <text:p>4.25993630073509</text:p>
          </table:table-cell>
          <table:table-cell office:value-type="float" office:value="3.17344848473046" calcext:value-type="float">
            <text:p>3.17344848473046</text:p>
          </table:table-cell>
          <table:table-cell office:value-type="float" office:value="-2.47353528419156" calcext:value-type="float">
            <text:p>-2.47353528419156</text:p>
          </table:table-cell>
          <table:table-cell office:value-type="float" office:value="0.696813714566904" calcext:value-type="float">
            <text:p>0.696813714566904</text:p>
          </table:table-cell>
          <table:table-cell office:value-type="float" office:value="0.482597670783226" calcext:value-type="float">
            <text:p>0.482597670783226</text:p>
          </table:table-cell>
          <table:table-cell office:value-type="float" office:value="-0.34050962169245" calcext:value-type="float">
            <text:p>-0.34050962169245</text:p>
          </table:table-cell>
          <table:table-cell office:value-type="float" office:value="-1.32458105494971" calcext:value-type="float">
            <text:p>-1.32458105494971</text:p>
          </table:table-cell>
          <table:table-cell office:value-type="float" office:value="3.82191684514554" calcext:value-type="float">
            <text:p>3.82191684514554</text:p>
          </table:table-cell>
          <table:table-cell table:formula="of:=[.H154] / 1.184 + 0.103" office:value-type="float" office:value="3.33097030839995" calcext:value-type="float">
            <text:p>3.33097030839995</text:p>
          </table:table-cell>
          <table:table-cell office:value-type="float" office:value="-2.88663871843408" calcext:value-type="float">
            <text:p>-2.88663871843408</text:p>
          </table:table-cell>
          <table:table-cell table:formula="of:=[.J154] / 1.032 + 0.243" office:value-type="float" office:value="-2.55413054111829" calcext:value-type="float">
            <text:p>-2.55413054111829</text:p>
          </table:table-cell>
          <table:table-cell office:value-type="float" office:value="1.17829325550559" calcext:value-type="float">
            <text:p>1.17829325550559</text:p>
          </table:table-cell>
          <table:table-cell table:formula="of:=[.L154] / 1.151 - 0.297" office:value-type="float" office:value="0.726712645964892" calcext:value-type="float">
            <text:p>0.726712645964892</text:p>
          </table:table-cell>
          <table:table-cell office:value-type="float" office:value="0.408245295907857" calcext:value-type="float">
            <text:p>0.408245295907857</text:p>
          </table:table-cell>
          <table:table-cell office:value-type="float" office:value="-0.370652190086432" calcext:value-type="float">
            <text:p>-0.370652190086432</text:p>
          </table:table-cell>
          <table:table-cell office:value-type="float" office:value="-1.36851173637653" calcext:value-type="float">
            <text:p>-1.36851173637653</text:p>
          </table:table-cell>
          <table:table-cell table:formula="of:=[.I154]-[.B154]" office:value-type="float" office:value="0.15752182366949" calcext:value-type="float">
            <text:p>0.15752182366949</text:p>
          </table:table-cell>
          <table:table-cell table:formula="of:=[.K154]-[.C154]" office:value-type="float" office:value="-0.0805952569267343" calcext:value-type="float">
            <text:p>-0.080595256926734</text:p>
          </table:table-cell>
          <table:table-cell table:formula="of:=[.M154]-[.D154]" office:value-type="float" office:value="0.0298989313979875" calcext:value-type="float">
            <text:p>0.029898931397988</text:p>
          </table:table-cell>
          <table:table-cell office:value-type="float" office:value="0.648468360415079" calcext:value-type="float">
            <text:p>0.648468360415079</text:p>
          </table:table-cell>
          <table:table-cell office:value-type="float" office:value="-0.413103434242522" calcext:value-type="float">
            <text:p>-0.413103434242522</text:p>
          </table:table-cell>
          <table:table-cell office:value-type="float" office:value="0.481479540938684" calcext:value-type="float">
            <text:p>0.481479540938684</text:p>
          </table:table-cell>
          <table:table-cell office:value-type="float" office:value="0.0132244809826751" calcext:value-type="float">
            <text:p>0.013224480982675</text:p>
          </table:table-cell>
          <table:table-cell office:value-type="float" office:value="-0.0747762126215603" calcext:value-type="float">
            <text:p>-0.07477621262156</text:p>
          </table:table-cell>
          <table:table-cell office:value-type="float" office:value="-0.017537916872894" calcext:value-type="float">
            <text:p>-0.017537916872894</text:p>
          </table:table-cell>
        </table:table-row>
        <table:table-row table:style-name="ro1">
          <table:table-cell table:formula="of:=SQRT([.I155]^2 + [.K155]^2 + [.M155]^2)" office:value-type="float" office:value="1.50446733964445" calcext:value-type="float">
            <text:p>1.50446733964445</text:p>
          </table:table-cell>
          <table:table-cell office:value-type="float" office:value="1.48405260728195" calcext:value-type="float">
            <text:p>1.48405260728195</text:p>
          </table:table-cell>
          <table:table-cell office:value-type="float" office:value="0.00227424462337018" calcext:value-type="float">
            <text:p>0.00227424462337</text:p>
          </table:table-cell>
          <table:table-cell office:value-type="float" office:value="0.324580115329604" calcext:value-type="float">
            <text:p>0.324580115329604</text:p>
          </table:table-cell>
          <table:table-cell office:value-type="float" office:value="0.137088433501301" calcext:value-type="float">
            <text:p>0.137088433501301</text:p>
          </table:table-cell>
          <table:table-cell office:value-type="float" office:value="0.0119462277866704" calcext:value-type="float">
            <text:p>0.01194622778667</text:p>
          </table:table-cell>
          <table:table-cell office:value-type="float" office:value="0.262579426773954" calcext:value-type="float">
            <text:p>0.262579426773954</text:p>
          </table:table-cell>
          <table:table-cell office:value-type="float" office:value="1.64306807708093" calcext:value-type="float">
            <text:p>1.64306807708093</text:p>
          </table:table-cell>
          <table:table-cell table:formula="of:=[.H155] / 1.184 + 0.103" office:value-type="float" office:value="1.49072641645349" calcext:value-type="float">
            <text:p>1.49072641645349</text:p>
          </table:table-cell>
          <table:table-cell office:value-type="float" office:value="-0.0846203772614669" calcext:value-type="float">
            <text:p>-0.084620377261467</text:p>
          </table:table-cell>
          <table:table-cell table:formula="of:=[.J155] / 1.032 + 0.243" office:value-type="float" office:value="0.161003510405555" calcext:value-type="float">
            <text:p>0.161003510405555</text:p>
          </table:table-cell>
          <table:table-cell office:value-type="float" office:value="0.483913214547739" calcext:value-type="float">
            <text:p>0.483913214547739</text:p>
          </table:table-cell>
          <table:table-cell table:formula="of:=[.L155] / 1.151 - 0.297" office:value-type="float" office:value="0.123428509598383" calcext:value-type="float">
            <text:p>0.123428509598383</text:p>
          </table:table-cell>
          <table:table-cell office:value-type="float" office:value="0.0786382898893017" calcext:value-type="float">
            <text:p>0.078638289889302</text:p>
          </table:table-cell>
          <table:table-cell office:value-type="float" office:value="0.0113011481462628" calcext:value-type="float">
            <text:p>0.011301148146263</text:p>
          </table:table-cell>
          <table:table-cell office:value-type="float" office:value="0.263523407775048" calcext:value-type="float">
            <text:p>0.263523407775048</text:p>
          </table:table-cell>
          <table:table-cell table:formula="of:=[.I155]-[.B155]" office:value-type="float" office:value="0.00667380917153837" calcext:value-type="float">
            <text:p>0.006673809171538</text:p>
          </table:table-cell>
          <table:table-cell table:formula="of:=[.K155]-[.C155]" office:value-type="float" office:value="0.158729265782185" calcext:value-type="float">
            <text:p>0.158729265782185</text:p>
          </table:table-cell>
          <table:table-cell table:formula="of:=[.M155]-[.D155]" office:value-type="float" office:value="-0.201151605731221" calcext:value-type="float">
            <text:p>-0.201151605731221</text:p>
          </table:table-cell>
          <table:table-cell office:value-type="float" office:value="0.159015469798971" calcext:value-type="float">
            <text:p>0.159015469798971</text:p>
          </table:table-cell>
          <table:table-cell office:value-type="float" office:value="-0.0868946218848371" calcext:value-type="float">
            <text:p>-0.086894621884837</text:p>
          </table:table-cell>
          <table:table-cell office:value-type="float" office:value="0.159333099218135" calcext:value-type="float">
            <text:p>0.159333099218135</text:p>
          </table:table-cell>
          <table:table-cell office:value-type="float" office:value="-0.0566093247599366" calcext:value-type="float">
            <text:p>-0.056609324759937</text:p>
          </table:table-cell>
          <table:table-cell office:value-type="float" office:value="0.0145596853920953" calcext:value-type="float">
            <text:p>0.014559685392095</text:p>
          </table:table-cell>
          <table:table-cell office:value-type="float" office:value="0.000676620914821235" calcext:value-type="float">
            <text:p>0.000676620914821</text:p>
          </table:table-cell>
        </table:table-row>
        <table:table-row table:style-name="ro1">
          <table:table-cell table:formula="of:=SQRT([.I156]^2 + [.K156]^2 + [.M156]^2)" office:value-type="float" office:value="3.7136544953244" calcext:value-type="float">
            <text:p>3.7136544953244</text:p>
          </table:table-cell>
          <table:table-cell office:value-type="float" office:value="2.889647762279" calcext:value-type="float">
            <text:p>2.889647762279</text:p>
          </table:table-cell>
          <table:table-cell office:value-type="float" office:value="-2.29417313269192" calcext:value-type="float">
            <text:p>-2.29417313269192</text:p>
          </table:table-cell>
          <table:table-cell office:value-type="float" office:value="0.33209054244215" calcext:value-type="float">
            <text:p>0.33209054244215</text:p>
          </table:table-cell>
          <table:table-cell office:value-type="float" office:value="-0.350770552488944" calcext:value-type="float">
            <text:p>-0.350770552488944</text:p>
          </table:table-cell>
          <table:table-cell office:value-type="float" office:value="0.271618331270947" calcext:value-type="float">
            <text:p>0.271618331270947</text:p>
          </table:table-cell>
          <table:table-cell office:value-type="float" office:value="3.00069062533803" calcext:value-type="float">
            <text:p>3.00069062533803</text:p>
          </table:table-cell>
          <table:table-cell office:value-type="float" office:value="3.35773499503248" calcext:value-type="float">
            <text:p>3.35773499503248</text:p>
          </table:table-cell>
          <table:table-cell table:formula="of:=[.H156] / 1.184 + 0.103" office:value-type="float" office:value="2.93892482688554" calcext:value-type="float">
            <text:p>2.93892482688554</text:p>
          </table:table-cell>
          <table:table-cell office:value-type="float" office:value="-2.56951167017156" calcext:value-type="float">
            <text:p>-2.56951167017156</text:p>
          </table:table-cell>
          <table:table-cell table:formula="of:=[.J156] / 1.032 + 0.243" office:value-type="float" office:value="-2.24683688970112" calcext:value-type="float">
            <text:p>-2.24683688970112</text:p>
          </table:table-cell>
          <table:table-cell office:value-type="float" office:value="0.716009755470052" calcext:value-type="float">
            <text:p>0.716009755470052</text:p>
          </table:table-cell>
          <table:table-cell table:formula="of:=[.L156] / 1.151 - 0.297" office:value-type="float" office:value="0.325076242806301" calcext:value-type="float">
            <text:p>0.325076242806301</text:p>
          </table:table-cell>
          <table:table-cell office:value-type="float" office:value="-0.359741643193193" calcext:value-type="float">
            <text:p>-0.359741643193193</text:p>
          </table:table-cell>
          <table:table-cell office:value-type="float" office:value="0.368452037530657" calcext:value-type="float">
            <text:p>0.368452037530657</text:p>
          </table:table-cell>
          <table:table-cell office:value-type="float" office:value="2.95679743082298" calcext:value-type="float">
            <text:p>2.95679743082298</text:p>
          </table:table-cell>
          <table:table-cell table:formula="of:=[.I156]-[.B156]" office:value-type="float" office:value="0.049277064606541" calcext:value-type="float">
            <text:p>0.049277064606541</text:p>
          </table:table-cell>
          <table:table-cell table:formula="of:=[.K156]-[.C156]" office:value-type="float" office:value="0.047336242990796" calcext:value-type="float">
            <text:p>0.047336242990796</text:p>
          </table:table-cell>
          <table:table-cell table:formula="of:=[.M156]-[.D156]" office:value-type="float" office:value="-0.00701429963584926" calcext:value-type="float">
            <text:p>-0.007014299635849</text:p>
          </table:table-cell>
          <table:table-cell office:value-type="float" office:value="0.468087232753478" calcext:value-type="float">
            <text:p>0.468087232753478</text:p>
          </table:table-cell>
          <table:table-cell office:value-type="float" office:value="-0.275338537479638" calcext:value-type="float">
            <text:p>-0.275338537479638</text:p>
          </table:table-cell>
          <table:table-cell office:value-type="float" office:value="0.383919213027902" calcext:value-type="float">
            <text:p>0.383919213027902</text:p>
          </table:table-cell>
          <table:table-cell office:value-type="float" office:value="0.0219652690818179" calcext:value-type="float">
            <text:p>0.021965269081818</text:p>
          </table:table-cell>
          <table:table-cell office:value-type="float" office:value="-0.09470045664977" calcext:value-type="float">
            <text:p>-0.09470045664977</text:p>
          </table:table-cell>
          <table:table-cell office:value-type="float" office:value="-0.0456779473493976" calcext:value-type="float">
            <text:p>-0.045677947349398</text:p>
          </table:table-cell>
        </table:table-row>
        <table:table-row table:style-name="ro1">
          <table:table-cell table:formula="of:=SQRT([.I157]^2 + [.K157]^2 + [.M157]^2)" office:value-type="float" office:value="2.45492264533006" calcext:value-type="float">
            <text:p>2.45492264533006</text:p>
          </table:table-cell>
          <table:table-cell office:value-type="float" office:value="2.47297865984404" calcext:value-type="float">
            <text:p>2.47297865984404</text:p>
          </table:table-cell>
          <table:table-cell office:value-type="float" office:value="-0.0807961224495027" calcext:value-type="float">
            <text:p>-0.080796122449503</text:p>
          </table:table-cell>
          <table:table-cell office:value-type="float" office:value="0.455574879328214" calcext:value-type="float">
            <text:p>0.455574879328214</text:p>
          </table:table-cell>
          <table:table-cell office:value-type="float" office:value="0.024559625021773" calcext:value-type="float">
            <text:p>0.024559625021773</text:p>
          </table:table-cell>
          <table:table-cell office:value-type="float" office:value="-0.194977389001292" calcext:value-type="float">
            <text:p>-0.194977389001292</text:p>
          </table:table-cell>
          <table:table-cell office:value-type="float" office:value="0.900533542430431" calcext:value-type="float">
            <text:p>0.900533542430431</text:p>
          </table:table-cell>
          <table:table-cell office:value-type="float" office:value="2.7578627088054" calcext:value-type="float">
            <text:p>2.7578627088054</text:p>
          </table:table-cell>
          <table:table-cell table:formula="of:=[.H157] / 1.184 + 0.103" office:value-type="float" office:value="2.43227593649105" calcext:value-type="float">
            <text:p>2.43227593649105</text:p>
          </table:table-cell>
          <table:table-cell office:value-type="float" office:value="-0.225150378458169" calcext:value-type="float">
            <text:p>-0.225150378458169</text:p>
          </table:table-cell>
          <table:table-cell table:formula="of:=[.J157] / 1.032 + 0.243" office:value-type="float" office:value="0.0248310286258052" calcext:value-type="float">
            <text:p>0.024831028625805</text:p>
          </table:table-cell>
          <table:table-cell office:value-type="float" office:value="0.723698745457544" calcext:value-type="float">
            <text:p>0.723698745457544</text:p>
          </table:table-cell>
          <table:table-cell table:formula="of:=[.L157] / 1.151 - 0.297" office:value-type="float" office:value="0.33175651212645" calcext:value-type="float">
            <text:p>0.33175651212645</text:p>
          </table:table-cell>
          <table:table-cell office:value-type="float" office:value="-0.0306187237046238" calcext:value-type="float">
            <text:p>-0.030618723704624</text:p>
          </table:table-cell>
          <table:table-cell office:value-type="float" office:value="-0.186639082804662" calcext:value-type="float">
            <text:p>-0.186639082804662</text:p>
          </table:table-cell>
          <table:table-cell office:value-type="float" office:value="0.893787805764398" calcext:value-type="float">
            <text:p>0.893787805764398</text:p>
          </table:table-cell>
          <table:table-cell table:formula="of:=[.I157]-[.B157]" office:value-type="float" office:value="-0.0407027233529926" calcext:value-type="float">
            <text:p>-0.040702723352993</text:p>
          </table:table-cell>
          <table:table-cell table:formula="of:=[.K157]-[.C157]" office:value-type="float" office:value="0.105627151075308" calcext:value-type="float">
            <text:p>0.105627151075308</text:p>
          </table:table-cell>
          <table:table-cell table:formula="of:=[.M157]-[.D157]" office:value-type="float" office:value="-0.123818367201764" calcext:value-type="float">
            <text:p>-0.123818367201764</text:p>
          </table:table-cell>
          <table:table-cell office:value-type="float" office:value="0.284884048961361" calcext:value-type="float">
            <text:p>0.284884048961361</text:p>
          </table:table-cell>
          <table:table-cell office:value-type="float" office:value="-0.144354256008667" calcext:value-type="float">
            <text:p>-0.144354256008667</text:p>
          </table:table-cell>
          <table:table-cell office:value-type="float" office:value="0.268123866129329" calcext:value-type="float">
            <text:p>0.268123866129329</text:p>
          </table:table-cell>
          <table:table-cell office:value-type="float" office:value="-0.0273910455753721" calcext:value-type="float">
            <text:p>-0.027391045575372</text:p>
          </table:table-cell>
          <table:table-cell office:value-type="float" office:value="0.0474859585603076" calcext:value-type="float">
            <text:p>0.047485958560308</text:p>
          </table:table-cell>
          <table:table-cell office:value-type="float" office:value="0.00437213568909156" calcext:value-type="float">
            <text:p>0.004372135689092</text:p>
          </table:table-cell>
        </table:table-row>
        <table:table-row table:style-name="ro1">
          <table:table-cell table:formula="of:=SQRT([.I158]^2 + [.K158]^2 + [.M158]^2)" office:value-type="float" office:value="5.53594826417473" calcext:value-type="float">
            <text:p>5.53594826417473</text:p>
          </table:table-cell>
          <table:table-cell office:value-type="float" office:value="4.15444357681388" calcext:value-type="float">
            <text:p>4.15444357681388</text:p>
          </table:table-cell>
          <table:table-cell office:value-type="float" office:value="-3.37841317227972" calcext:value-type="float">
            <text:p>-3.37841317227972</text:p>
          </table:table-cell>
          <table:table-cell office:value-type="float" office:value="1.32937691598057" calcext:value-type="float">
            <text:p>1.32937691598057</text:p>
          </table:table-cell>
          <table:table-cell office:value-type="float" office:value="0.213469989414364" calcext:value-type="float">
            <text:p>0.213469989414364</text:p>
          </table:table-cell>
          <table:table-cell office:value-type="float" office:value="-0.392911507827535" calcext:value-type="float">
            <text:p>-0.392911507827535</text:p>
          </table:table-cell>
          <table:table-cell office:value-type="float" office:value="1.96001941408614" calcext:value-type="float">
            <text:p>1.96001941408614</text:p>
          </table:table-cell>
          <table:table-cell office:value-type="float" office:value="4.78849957269198" calcext:value-type="float">
            <text:p>4.78849957269198</text:p>
          </table:table-cell>
          <table:table-cell table:formula="of:=[.H158] / 1.184 + 0.103" office:value-type="float" office:value="4.14734085531417" calcext:value-type="float">
            <text:p>4.14734085531417</text:p>
          </table:table-cell>
          <table:table-cell office:value-type="float" office:value="-3.76279477198048" calcext:value-type="float">
            <text:p>-3.76279477198048</text:p>
          </table:table-cell>
          <table:table-cell table:formula="of:=[.J158] / 1.032 + 0.243" office:value-type="float" office:value="-3.40311896509736" calcext:value-type="float">
            <text:p>-3.40311896509736</text:p>
          </table:table-cell>
          <table:table-cell office:value-type="float" office:value="1.91373897440144" calcext:value-type="float">
            <text:p>1.91373897440144</text:p>
          </table:table-cell>
          <table:table-cell table:formula="of:=[.L158] / 1.151 - 0.297" office:value-type="float" office:value="1.36567504292045" calcext:value-type="float">
            <text:p>1.36567504292045</text:p>
          </table:table-cell>
          <table:table-cell office:value-type="float" office:value="0.361620164042712" calcext:value-type="float">
            <text:p>0.361620164042712</text:p>
          </table:table-cell>
          <table:table-cell office:value-type="float" office:value="-0.366699788672467" calcext:value-type="float">
            <text:p>-0.366699788672467</text:p>
          </table:table-cell>
          <table:table-cell office:value-type="float" office:value="1.95200611906677" calcext:value-type="float">
            <text:p>1.95200611906677</text:p>
          </table:table-cell>
          <table:table-cell table:formula="of:=[.I158]-[.B158]" office:value-type="float" office:value="-0.0071027214997077" calcext:value-type="float">
            <text:p>-0.007102721499708</text:p>
          </table:table-cell>
          <table:table-cell table:formula="of:=[.K158]-[.C158]" office:value-type="float" office:value="-0.0247057928176444" calcext:value-type="float">
            <text:p>-0.024705792817644</text:p>
          </table:table-cell>
          <table:table-cell table:formula="of:=[.M158]-[.D158]" office:value-type="float" office:value="0.0362981269398819" calcext:value-type="float">
            <text:p>0.036298126939882</text:p>
          </table:table-cell>
          <table:table-cell office:value-type="float" office:value="0.634055995878105" calcext:value-type="float">
            <text:p>0.634055995878105</text:p>
          </table:table-cell>
          <table:table-cell office:value-type="float" office:value="-0.384381599700753" calcext:value-type="float">
            <text:p>-0.384381599700753</text:p>
          </table:table-cell>
          <table:table-cell office:value-type="float" office:value="0.584362058420872" calcext:value-type="float">
            <text:p>0.584362058420872</text:p>
          </table:table-cell>
          <table:table-cell office:value-type="float" office:value="-0.031965275631836" calcext:value-type="float">
            <text:p>-0.031965275631836</text:p>
          </table:table-cell>
          <table:table-cell office:value-type="float" office:value="-0.136370613952964" calcext:value-type="float">
            <text:p>-0.136370613952964</text:p>
          </table:table-cell>
          <table:table-cell office:value-type="float" office:value="-0.0652131442056723" calcext:value-type="float">
            <text:p>-0.065213144205672</text:p>
          </table:table-cell>
        </table:table-row>
        <table:table-row table:style-name="ro1">
          <table:table-cell table:formula="of:=SQRT([.I159]^2 + [.K159]^2 + [.M159]^2)" office:value-type="float" office:value="5.75935973084474" calcext:value-type="float">
            <text:p>5.75935973084474</text:p>
          </table:table-cell>
          <table:table-cell office:value-type="float" office:value="5.41566849677171" calcext:value-type="float">
            <text:p>5.41566849677171</text:p>
          </table:table-cell>
          <table:table-cell office:value-type="float" office:value="0.632868431806177" calcext:value-type="float">
            <text:p>0.632868431806177</text:p>
          </table:table-cell>
          <table:table-cell office:value-type="float" office:value="1.45379774125958" calcext:value-type="float">
            <text:p>1.45379774125958</text:p>
          </table:table-cell>
          <table:table-cell office:value-type="float" office:value="-0.106825057611129" calcext:value-type="float">
            <text:p>-0.106825057611129</text:p>
          </table:table-cell>
          <table:table-cell office:value-type="float" office:value="0.534790879645856" calcext:value-type="float">
            <text:p>0.534790879645856</text:p>
          </table:table-cell>
          <table:table-cell office:value-type="float" office:value="0.000799205767154199" calcext:value-type="float">
            <text:p>0.000799205767154</text:p>
          </table:table-cell>
          <table:table-cell office:value-type="float" office:value="6.3980281450709" calcext:value-type="float">
            <text:p>6.3980281450709</text:p>
          </table:table-cell>
          <table:table-cell table:formula="of:=[.H159] / 1.184 + 0.103" office:value-type="float" office:value="5.50673998739096" calcext:value-type="float">
            <text:p>5.50673998739096</text:p>
          </table:table-cell>
          <table:table-cell office:value-type="float" office:value="0.33919613967644" calcext:value-type="float">
            <text:p>0.33919613967644</text:p>
          </table:table-cell>
          <table:table-cell table:formula="of:=[.J159] / 1.032 + 0.243" office:value-type="float" office:value="0.571678429919031" calcext:value-type="float">
            <text:p>0.571678429919031</text:p>
          </table:table-cell>
          <table:table-cell office:value-type="float" office:value="2.16872114475137" calcext:value-type="float">
            <text:p>2.16872114475137</text:p>
          </table:table-cell>
          <table:table-cell table:formula="of:=[.L159] / 1.151 - 0.297" office:value-type="float" office:value="1.58720603366757" calcext:value-type="float">
            <text:p>1.58720603366757</text:p>
          </table:table-cell>
          <table:table-cell office:value-type="float" office:value="-0.179592218059083" calcext:value-type="float">
            <text:p>-0.179592218059083</text:p>
          </table:table-cell>
          <table:table-cell office:value-type="float" office:value="0.467061576763546" calcext:value-type="float">
            <text:p>0.467061576763546</text:p>
          </table:table-cell>
          <table:table-cell office:value-type="float" office:value="0.0724029318172073" calcext:value-type="float">
            <text:p>0.072402931817207</text:p>
          </table:table-cell>
          <table:table-cell table:formula="of:=[.I159]-[.B159]" office:value-type="float" office:value="0.0910714906192531" calcext:value-type="float">
            <text:p>0.091071490619253</text:p>
          </table:table-cell>
          <table:table-cell table:formula="of:=[.K159]-[.C159]" office:value-type="float" office:value="-0.0611900018871461" calcext:value-type="float">
            <text:p>-0.061190001887146</text:p>
          </table:table-cell>
          <table:table-cell table:formula="of:=[.M159]-[.D159]" office:value-type="float" office:value="0.133408292407988" calcext:value-type="float">
            <text:p>0.133408292407988</text:p>
          </table:table-cell>
          <table:table-cell office:value-type="float" office:value="0.982359648299192" calcext:value-type="float">
            <text:p>0.982359648299192</text:p>
          </table:table-cell>
          <table:table-cell office:value-type="float" office:value="-0.293672292129738" calcext:value-type="float">
            <text:p>-0.293672292129738</text:p>
          </table:table-cell>
          <table:table-cell office:value-type="float" office:value="0.714923403491798" calcext:value-type="float">
            <text:p>0.714923403491798</text:p>
          </table:table-cell>
          <table:table-cell office:value-type="float" office:value="-0.0651591188570584" calcext:value-type="float">
            <text:p>-0.065159118857058</text:p>
          </table:table-cell>
          <table:table-cell office:value-type="float" office:value="-0.0664702765973741" calcext:value-type="float">
            <text:p>-0.066470276597374</text:p>
          </table:table-cell>
          <table:table-cell office:value-type="float" office:value="0.0344591036783171" calcext:value-type="float">
            <text:p>0.034459103678317</text:p>
          </table:table-cell>
        </table:table-row>
        <table:table-row table:style-name="ro1">
          <table:table-cell table:formula="of:=SQRT([.I160]^2 + [.K160]^2 + [.M160]^2)" office:value-type="float" office:value="4.96723146280989" calcext:value-type="float">
            <text:p>4.96723146280989</text:p>
          </table:table-cell>
          <table:table-cell office:value-type="float" office:value="4.12394328361577" calcext:value-type="float">
            <text:p>4.12394328361577</text:p>
          </table:table-cell>
          <table:table-cell office:value-type="float" office:value="2.13725852913926" calcext:value-type="float">
            <text:p>2.13725852913926</text:p>
          </table:table-cell>
          <table:table-cell office:value-type="float" office:value="1.32339754498556" calcext:value-type="float">
            <text:p>1.32339754498556</text:p>
          </table:table-cell>
          <table:table-cell office:value-type="float" office:value="0.602049312573637" calcext:value-type="float">
            <text:p>0.602049312573637</text:p>
          </table:table-cell>
          <table:table-cell office:value-type="float" office:value="0.559319976728752" calcext:value-type="float">
            <text:p>0.559319976728752</text:p>
          </table:table-cell>
          <table:table-cell office:value-type="float" office:value="-1.28424579102555" calcext:value-type="float">
            <text:p>-1.28424579102555</text:p>
          </table:table-cell>
          <table:table-cell office:value-type="float" office:value="4.91240216276262" calcext:value-type="float">
            <text:p>4.91240216276262</text:p>
          </table:table-cell>
          <table:table-cell table:formula="of:=[.H160] / 1.184 + 0.103" office:value-type="float" office:value="4.2519883131441" calcext:value-type="float">
            <text:p>4.2519883131441</text:p>
          </table:table-cell>
          <table:table-cell office:value-type="float" office:value="2.0030064478158" calcext:value-type="float">
            <text:p>2.0030064478158</text:p>
          </table:table-cell>
          <table:table-cell table:formula="of:=[.J160] / 1.032 + 0.243" office:value-type="float" office:value="2.18389772075174" calcext:value-type="float">
            <text:p>2.18389772075174</text:p>
          </table:table-cell>
          <table:table-cell office:value-type="float" office:value="1.89658111519558" calcext:value-type="float">
            <text:p>1.89658111519558</text:p>
          </table:table-cell>
          <table:table-cell table:formula="of:=[.L160] / 1.151 - 0.297" office:value-type="float" office:value="1.35076812788495" calcext:value-type="float">
            <text:p>1.35076812788495</text:p>
          </table:table-cell>
          <table:table-cell office:value-type="float" office:value="0.474206418983389" calcext:value-type="float">
            <text:p>0.474206418983389</text:p>
          </table:table-cell>
          <table:table-cell office:value-type="float" office:value="0.649884375610043" calcext:value-type="float">
            <text:p>0.649884375610043</text:p>
          </table:table-cell>
          <table:table-cell office:value-type="float" office:value="-1.18709572835365" calcext:value-type="float">
            <text:p>-1.18709572835365</text:p>
          </table:table-cell>
          <table:table-cell table:formula="of:=[.I160]-[.B160]" office:value-type="float" office:value="0.128045029528335" calcext:value-type="float">
            <text:p>0.128045029528335</text:p>
          </table:table-cell>
          <table:table-cell table:formula="of:=[.K160]-[.C160]" office:value-type="float" office:value="0.046639191612484" calcext:value-type="float">
            <text:p>0.046639191612484</text:p>
          </table:table-cell>
          <table:table-cell table:formula="of:=[.M160]-[.D160]" office:value-type="float" office:value="0.0273705828993924" calcext:value-type="float">
            <text:p>0.027370582899393</text:p>
          </table:table-cell>
          <table:table-cell office:value-type="float" office:value="0.788458879146842" calcext:value-type="float">
            <text:p>0.788458879146842</text:p>
          </table:table-cell>
          <table:table-cell office:value-type="float" office:value="-0.134252081323457" calcext:value-type="float">
            <text:p>-0.134252081323457</text:p>
          </table:table-cell>
          <table:table-cell office:value-type="float" office:value="0.573183570210011" calcext:value-type="float">
            <text:p>0.573183570210011</text:p>
          </table:table-cell>
          <table:table-cell office:value-type="float" office:value="-0.119331883866405" calcext:value-type="float">
            <text:p>-0.119331883866405</text:p>
          </table:table-cell>
          <table:table-cell office:value-type="float" office:value="-0.0708889729776878" calcext:value-type="float">
            <text:p>-0.070888972977688</text:p>
          </table:table-cell>
          <table:table-cell office:value-type="float" office:value="0.0201016362992923" calcext:value-type="float">
            <text:p>0.020101636299292</text:p>
          </table:table-cell>
        </table:table-row>
        <table:table-row table:style-name="ro1">
          <table:table-cell table:formula="of:=SQRT([.I161]^2 + [.K161]^2 + [.M161]^2)" office:value-type="float" office:value="2.7669115133337" calcext:value-type="float">
            <text:p>2.7669115133337</text:p>
          </table:table-cell>
          <table:table-cell office:value-type="float" office:value="2.776094011895" calcext:value-type="float">
            <text:p>2.776094011895</text:p>
          </table:table-cell>
          <table:table-cell office:value-type="float" office:value="0.00166723966638238" calcext:value-type="float">
            <text:p>0.001667239666382</text:p>
          </table:table-cell>
          <table:table-cell office:value-type="float" office:value="0.500207388839339" calcext:value-type="float">
            <text:p>0.500207388839339</text:p>
          </table:table-cell>
          <table:table-cell office:value-type="float" office:value="0.282623749162962" calcext:value-type="float">
            <text:p>0.282623749162962</text:p>
          </table:table-cell>
          <table:table-cell office:value-type="float" office:value="0.369638955926501" calcext:value-type="float">
            <text:p>0.369638955926501</text:p>
          </table:table-cell>
          <table:table-cell office:value-type="float" office:value="-0.99141243902976" calcext:value-type="float">
            <text:p>-0.99141243902976</text:p>
          </table:table-cell>
          <table:table-cell office:value-type="float" office:value="3.11692258483105" calcext:value-type="float">
            <text:p>3.11692258483105</text:p>
          </table:table-cell>
          <table:table-cell table:formula="of:=[.H161] / 1.184 + 0.103" office:value-type="float" office:value="2.73553596691812" calcext:value-type="float">
            <text:p>2.73553596691812</text:p>
          </table:table-cell>
          <table:table-cell office:value-type="float" office:value="-0.159992795420255" calcext:value-type="float">
            <text:p>-0.159992795420255</text:p>
          </table:table-cell>
          <table:table-cell table:formula="of:=[.J161] / 1.032 + 0.243" office:value-type="float" office:value="0.0879682214920009" calcext:value-type="float">
            <text:p>0.087968221492001</text:p>
          </table:table-cell>
          <table:table-cell office:value-type="float" office:value="0.809249220956292" calcext:value-type="float">
            <text:p>0.809249220956292</text:p>
          </table:table-cell>
          <table:table-cell table:formula="of:=[.L161] / 1.151 - 0.297" office:value-type="float" office:value="0.406083597703121" calcext:value-type="float">
            <text:p>0.406083597703121</text:p>
          </table:table-cell>
          <table:table-cell office:value-type="float" office:value="0.246873865333825" calcext:value-type="float">
            <text:p>0.246873865333825</text:p>
          </table:table-cell>
          <table:table-cell office:value-type="float" office:value="0.363427205374714" calcext:value-type="float">
            <text:p>0.363427205374714</text:p>
          </table:table-cell>
          <table:table-cell office:value-type="float" office:value="-0.971810519057455" calcext:value-type="float">
            <text:p>-0.971810519057455</text:p>
          </table:table-cell>
          <table:table-cell table:formula="of:=[.I161]-[.B161]" office:value-type="float" office:value="-0.0405580449768834" calcext:value-type="float">
            <text:p>-0.040558044976884</text:p>
          </table:table-cell>
          <table:table-cell table:formula="of:=[.K161]-[.C161]" office:value-type="float" office:value="0.0863009818256186" calcext:value-type="float">
            <text:p>0.086300981825619</text:p>
          </table:table-cell>
          <table:table-cell table:formula="of:=[.M161]-[.D161]" office:value-type="float" office:value="-0.0941237911362182" calcext:value-type="float">
            <text:p>-0.094123791136218</text:p>
          </table:table-cell>
          <table:table-cell office:value-type="float" office:value="0.340828572936051" calcext:value-type="float">
            <text:p>0.340828572936051</text:p>
          </table:table-cell>
          <table:table-cell office:value-type="float" office:value="-0.161660035086637" calcext:value-type="float">
            <text:p>-0.161660035086637</text:p>
          </table:table-cell>
          <table:table-cell office:value-type="float" office:value="0.309041832116953" calcext:value-type="float">
            <text:p>0.309041832116953</text:p>
          </table:table-cell>
          <table:table-cell office:value-type="float" office:value="-0.0132804773330055" calcext:value-type="float">
            <text:p>-0.013280477333006</text:p>
          </table:table-cell>
          <table:table-cell office:value-type="float" office:value="-0.031243505137954" calcext:value-type="float">
            <text:p>-0.031243505137954</text:p>
          </table:table-cell>
          <table:table-cell office:value-type="float" office:value="0.00658110676523327" calcext:value-type="float">
            <text:p>0.006581106765233</text:p>
          </table:table-cell>
        </table:table-row>
        <table:table-row table:style-name="ro1">
          <table:table-cell table:formula="of:=SQRT([.I162]^2 + [.K162]^2 + [.M162]^2)" office:value-type="float" office:value="3.66210377718367" calcext:value-type="float">
            <text:p>3.66210377718367</text:p>
          </table:table-cell>
          <table:table-cell office:value-type="float" office:value="2.76816234851295" calcext:value-type="float">
            <text:p>2.76816234851295</text:p>
          </table:table-cell>
          <table:table-cell office:value-type="float" office:value="2.21291651249725" calcext:value-type="float">
            <text:p>2.21291651249725</text:p>
          </table:table-cell>
          <table:table-cell office:value-type="float" office:value="1.03166836936095" calcext:value-type="float">
            <text:p>1.03166836936095</text:p>
          </table:table-cell>
          <table:table-cell office:value-type="float" office:value="0.0155446806454718" calcext:value-type="float">
            <text:p>0.015544680645472</text:p>
          </table:table-cell>
          <table:table-cell office:value-type="float" office:value="-0.613072164707127" calcext:value-type="float">
            <text:p>-0.613072164707127</text:p>
          </table:table-cell>
          <table:table-cell office:value-type="float" office:value="-0.367072295613459" calcext:value-type="float">
            <text:p>-0.367072295613459</text:p>
          </table:table-cell>
          <table:table-cell office:value-type="float" office:value="3.16451862104398" calcext:value-type="float">
            <text:p>3.16451862104398</text:p>
          </table:table-cell>
          <table:table-cell table:formula="of:=[.H162] / 1.184 + 0.103" office:value-type="float" office:value="2.77573532182769" calcext:value-type="float">
            <text:p>2.77573532182769</text:p>
          </table:table-cell>
          <table:table-cell office:value-type="float" office:value="2.03749406521919" calcext:value-type="float">
            <text:p>2.03749406521919</text:p>
          </table:table-cell>
          <table:table-cell table:formula="of:=[.J162] / 1.032 + 0.243" office:value-type="float" office:value="2.21731595466976" calcext:value-type="float">
            <text:p>2.21731595466976</text:p>
          </table:table-cell>
          <table:table-cell office:value-type="float" office:value="1.3647534993637" calcext:value-type="float">
            <text:p>1.3647534993637</text:p>
          </table:table-cell>
          <table:table-cell table:formula="of:=[.L162] / 1.151 - 0.297" office:value-type="float" office:value="0.888711120211729" calcext:value-type="float">
            <text:p>0.888711120211729</text:p>
          </table:table-cell>
          <table:table-cell office:value-type="float" office:value="-0.128943089292195" calcext:value-type="float">
            <text:p>-0.128943089292195</text:p>
          </table:table-cell>
          <table:table-cell office:value-type="float" office:value="-0.684686865121956" calcext:value-type="float">
            <text:p>-0.684686865121956</text:p>
          </table:table-cell>
          <table:table-cell office:value-type="float" office:value="-0.398970442708171" calcext:value-type="float">
            <text:p>-0.398970442708171</text:p>
          </table:table-cell>
          <table:table-cell table:formula="of:=[.I162]-[.B162]" office:value-type="float" office:value="0.00757297331473605" calcext:value-type="float">
            <text:p>0.007572973314736</text:p>
          </table:table-cell>
          <table:table-cell table:formula="of:=[.K162]-[.C162]" office:value-type="float" office:value="0.00439944217250821" calcext:value-type="float">
            <text:p>0.004399442172508</text:p>
          </table:table-cell>
          <table:table-cell table:formula="of:=[.M162]-[.D162]" office:value-type="float" office:value="-0.142957249149221" calcext:value-type="float">
            <text:p>-0.142957249149221</text:p>
          </table:table-cell>
          <table:table-cell office:value-type="float" office:value="0.396356272531033" calcext:value-type="float">
            <text:p>0.396356272531033</text:p>
          </table:table-cell>
          <table:table-cell office:value-type="float" office:value="-0.175422447278055" calcext:value-type="float">
            <text:p>-0.175422447278055</text:p>
          </table:table-cell>
          <table:table-cell office:value-type="float" office:value="0.333085130002747" calcext:value-type="float">
            <text:p>0.333085130002747</text:p>
          </table:table-cell>
          <table:table-cell office:value-type="float" office:value="-0.0773129091183233" calcext:value-type="float">
            <text:p>-0.077312909118323</text:p>
          </table:table-cell>
          <table:table-cell office:value-type="float" office:value="-0.111379490517186" calcext:value-type="float">
            <text:p>-0.111379490517186</text:p>
          </table:table-cell>
          <table:table-cell office:value-type="float" office:value="0.0512553324075582" calcext:value-type="float">
            <text:p>0.051255332407558</text:p>
          </table:table-cell>
        </table:table-row>
        <table:table-row table:style-name="ro1">
          <table:table-cell table:formula="of:=SQRT([.I163]^2 + [.K163]^2 + [.M163]^2)" office:value-type="float" office:value="2.97800706021589" calcext:value-type="float">
            <text:p>2.97800706021589</text:p>
          </table:table-cell>
          <table:table-cell office:value-type="float" office:value="2.71105818618225" calcext:value-type="float">
            <text:p>2.71105818618225</text:p>
          </table:table-cell>
          <table:table-cell office:value-type="float" office:value="-1.32283473976265" calcext:value-type="float">
            <text:p>-1.32283473976265</text:p>
          </table:table-cell>
          <table:table-cell office:value-type="float" office:value="0.708635034084001" calcext:value-type="float">
            <text:p>0.708635034084001</text:p>
          </table:table-cell>
          <table:table-cell office:value-type="float" office:value="0.481968331995148" calcext:value-type="float">
            <text:p>0.481968331995148</text:p>
          </table:table-cell>
          <table:table-cell office:value-type="float" office:value="-0.270501503786928" calcext:value-type="float">
            <text:p>-0.270501503786928</text:p>
          </table:table-cell>
          <table:table-cell office:value-type="float" office:value="1.48697515253914" calcext:value-type="float">
            <text:p>1.48697515253914</text:p>
          </table:table-cell>
          <table:table-cell office:value-type="float" office:value="3.02351303979328" calcext:value-type="float">
            <text:p>3.02351303979328</text:p>
          </table:table-cell>
          <table:table-cell table:formula="of:=[.H163] / 1.184 + 0.103" office:value-type="float" office:value="2.65664277009568" calcext:value-type="float">
            <text:p>2.65664277009568</text:p>
          </table:table-cell>
          <table:table-cell office:value-type="float" office:value="-1.49825803314567" calcext:value-type="float">
            <text:p>-1.49825803314567</text:p>
          </table:table-cell>
          <table:table-cell table:formula="of:=[.J163] / 1.032 + 0.243" office:value-type="float" office:value="-1.2088004197148" calcext:value-type="float">
            <text:p>-1.2088004197148</text:p>
          </table:table-cell>
          <table:table-cell office:value-type="float" office:value="1.02237596958193" calcext:value-type="float">
            <text:p>1.02237596958193</text:p>
          </table:table-cell>
          <table:table-cell table:formula="of:=[.L163] / 1.151 - 0.297" office:value-type="float" office:value="0.591250190774917" calcext:value-type="float">
            <text:p>0.591250190774917</text:p>
          </table:table-cell>
          <table:table-cell office:value-type="float" office:value="0.55549064176166" calcext:value-type="float">
            <text:p>0.55549064176166</text:p>
          </table:table-cell>
          <table:table-cell office:value-type="float" office:value="-0.295588340230252" calcext:value-type="float">
            <text:p>-0.295588340230252</text:p>
          </table:table-cell>
          <table:table-cell office:value-type="float" office:value="1.49585768562408" calcext:value-type="float">
            <text:p>1.49585768562408</text:p>
          </table:table-cell>
          <table:table-cell table:formula="of:=[.I163]-[.B163]" office:value-type="float" office:value="-0.0544154160865737" calcext:value-type="float">
            <text:p>-0.054415416086574</text:p>
          </table:table-cell>
          <table:table-cell table:formula="of:=[.K163]-[.C163]" office:value-type="float" office:value="0.114034320047854" calcext:value-type="float">
            <text:p>0.114034320047854</text:p>
          </table:table-cell>
          <table:table-cell table:formula="of:=[.M163]-[.D163]" office:value-type="float" office:value="-0.117384843309084" calcext:value-type="float">
            <text:p>-0.117384843309084</text:p>
          </table:table-cell>
          <table:table-cell office:value-type="float" office:value="0.312454853611025" calcext:value-type="float">
            <text:p>0.312454853611025</text:p>
          </table:table-cell>
          <table:table-cell office:value-type="float" office:value="-0.175423293383026" calcext:value-type="float">
            <text:p>-0.175423293383026</text:p>
          </table:table-cell>
          <table:table-cell office:value-type="float" office:value="0.31374093549793" calcext:value-type="float">
            <text:p>0.31374093549793</text:p>
          </table:table-cell>
          <table:table-cell office:value-type="float" office:value="-0.0198541375376871" calcext:value-type="float">
            <text:p>-0.019854137537687</text:p>
          </table:table-cell>
          <table:table-cell office:value-type="float" office:value="-0.0722444235716466" calcext:value-type="float">
            <text:p>-0.072244423571647</text:p>
          </table:table-cell>
          <table:table-cell office:value-type="float" office:value="-0.0123784882781859" calcext:value-type="float">
            <text:p>-0.012378488278186</text:p>
          </table:table-cell>
        </table:table-row>
        <table:table-row table:style-name="ro1">
          <table:table-cell table:formula="of:=SQRT([.I164]^2 + [.K164]^2 + [.M164]^2)" office:value-type="float" office:value="5.74993230519316" calcext:value-type="float">
            <text:p>5.74993230519316</text:p>
          </table:table-cell>
          <table:table-cell office:value-type="float" office:value="5.08720233256163" calcext:value-type="float">
            <text:p>5.08720233256163</text:p>
          </table:table-cell>
          <table:table-cell office:value-type="float" office:value="-2.54416729176002" calcext:value-type="float">
            <text:p>-2.54416729176002</text:p>
          </table:table-cell>
          <table:table-cell office:value-type="float" office:value="0.513401422079063" calcext:value-type="float">
            <text:p>0.513401422079063</text:p>
          </table:table-cell>
          <table:table-cell office:value-type="float" office:value="-0.399089257122391" calcext:value-type="float">
            <text:p>-0.399089257122391</text:p>
          </table:table-cell>
          <table:table-cell office:value-type="float" office:value="0.0452345432628461" calcext:value-type="float">
            <text:p>0.045234543262846</text:p>
          </table:table-cell>
          <table:table-cell office:value-type="float" office:value="-2.10603037120543" calcext:value-type="float">
            <text:p>-2.10603037120543</text:p>
          </table:table-cell>
          <table:table-cell office:value-type="float" office:value="5.87900260056242" calcext:value-type="float">
            <text:p>5.87900260056242</text:p>
          </table:table-cell>
          <table:table-cell table:formula="of:=[.H164] / 1.184 + 0.103" office:value-type="float" office:value="5.06837381804258" calcext:value-type="float">
            <text:p>5.06837381804258</text:p>
          </table:table-cell>
          <table:table-cell office:value-type="float" office:value="-2.96163782840479" calcext:value-type="float">
            <text:p>-2.96163782840479</text:p>
          </table:table-cell>
          <table:table-cell table:formula="of:=[.J164] / 1.032 + 0.243" office:value-type="float" office:value="-2.62680409729146" calcext:value-type="float">
            <text:p>-2.62680409729146</text:p>
          </table:table-cell>
          <table:table-cell office:value-type="float" office:value="1.13362172324046" calcext:value-type="float">
            <text:p>1.13362172324046</text:p>
          </table:table-cell>
          <table:table-cell table:formula="of:=[.L164] / 1.151 - 0.297" office:value-type="float" office:value="0.687901584049053" calcext:value-type="float">
            <text:p>0.687901584049053</text:p>
          </table:table-cell>
          <table:table-cell office:value-type="float" office:value="-0.498060092719339" calcext:value-type="float">
            <text:p>-0.498060092719339</text:p>
          </table:table-cell>
          <table:table-cell office:value-type="float" office:value="0.10896761693876" calcext:value-type="float">
            <text:p>0.10896761693876</text:p>
          </table:table-cell>
          <table:table-cell office:value-type="float" office:value="-2.11572871202942" calcext:value-type="float">
            <text:p>-2.11572871202942</text:p>
          </table:table-cell>
          <table:table-cell table:formula="of:=[.I164]-[.B164]" office:value-type="float" office:value="-0.0188285145190461" calcext:value-type="float">
            <text:p>-0.018828514519046</text:p>
          </table:table-cell>
          <table:table-cell table:formula="of:=[.K164]-[.C164]" office:value-type="float" office:value="-0.0826368055314428" calcext:value-type="float">
            <text:p>-0.082636805531443</text:p>
          </table:table-cell>
          <table:table-cell table:formula="of:=[.M164]-[.D164]" office:value-type="float" office:value="0.17450016196999" calcext:value-type="float">
            <text:p>0.17450016196999</text:p>
          </table:table-cell>
          <table:table-cell office:value-type="float" office:value="0.791800268000793" calcext:value-type="float">
            <text:p>0.791800268000793</text:p>
          </table:table-cell>
          <table:table-cell office:value-type="float" office:value="-0.417470536644775" calcext:value-type="float">
            <text:p>-0.417470536644775</text:p>
          </table:table-cell>
          <table:table-cell office:value-type="float" office:value="0.620220301161395" calcext:value-type="float">
            <text:p>0.620220301161395</text:p>
          </table:table-cell>
          <table:table-cell office:value-type="float" office:value="-0.00490779610578374" calcext:value-type="float">
            <text:p>-0.004907796105784</text:p>
          </table:table-cell>
          <table:table-cell office:value-type="float" office:value="-0.117352626929486" calcext:value-type="float">
            <text:p>-0.117352626929486</text:p>
          </table:table-cell>
          <table:table-cell office:value-type="float" office:value="-0.0176199110338757" calcext:value-type="float">
            <text:p>-0.017619911033876</text:p>
          </table:table-cell>
        </table:table-row>
        <table:table-row table:style-name="ro1">
          <table:table-cell table:formula="of:=SQRT([.I165]^2 + [.K165]^2 + [.M165]^2)" office:value-type="float" office:value="4.4326515783717" calcext:value-type="float">
            <text:p>4.4326515783717</text:p>
          </table:table-cell>
          <table:table-cell office:value-type="float" office:value="3.51631625342359" calcext:value-type="float">
            <text:p>3.51631625342359</text:p>
          </table:table-cell>
          <table:table-cell office:value-type="float" office:value="2.18707839919126" calcext:value-type="float">
            <text:p>2.18707839919126</text:p>
          </table:table-cell>
          <table:table-cell office:value-type="float" office:value="1.37405195670938" calcext:value-type="float">
            <text:p>1.37405195670938</text:p>
          </table:table-cell>
          <table:table-cell office:value-type="float" office:value="-0.187056490806889" calcext:value-type="float">
            <text:p>-0.187056490806889</text:p>
          </table:table-cell>
          <table:table-cell office:value-type="float" office:value="0.577168198495613" calcext:value-type="float">
            <text:p>0.577168198495613</text:p>
          </table:table-cell>
          <table:table-cell office:value-type="float" office:value="1.41510937104877" calcext:value-type="float">
            <text:p>1.41510937104877</text:p>
          </table:table-cell>
          <table:table-cell office:value-type="float" office:value="4.13847921315963" calcext:value-type="float">
            <text:p>4.13847921315963</text:p>
          </table:table-cell>
          <table:table-cell table:formula="of:=[.H165] / 1.184 + 0.103" office:value-type="float" office:value="3.59833717327671" calcext:value-type="float">
            <text:p>3.59833717327671</text:p>
          </table:table-cell>
          <table:table-cell office:value-type="float" office:value="2.04919003757989" calcext:value-type="float">
            <text:p>2.04919003757989</text:p>
          </table:table-cell>
          <table:table-cell table:formula="of:=[.J165] / 1.032 + 0.243" office:value-type="float" office:value="2.22864926122082" calcext:value-type="float">
            <text:p>2.22864926122082</text:p>
          </table:table-cell>
          <table:table-cell office:value-type="float" office:value="1.85727830228858" calcext:value-type="float">
            <text:p>1.85727830228858</text:p>
          </table:table-cell>
          <table:table-cell table:formula="of:=[.L165] / 1.151 - 0.297" office:value-type="float" office:value="1.31662146158869" calcext:value-type="float">
            <text:p>1.31662146158869</text:p>
          </table:table-cell>
          <table:table-cell office:value-type="float" office:value="-0.155386202049023" calcext:value-type="float">
            <text:p>-0.155386202049023</text:p>
          </table:table-cell>
          <table:table-cell office:value-type="float" office:value="0.473900984725494" calcext:value-type="float">
            <text:p>0.473900984725494</text:p>
          </table:table-cell>
          <table:table-cell office:value-type="float" office:value="1.41884096060071" calcext:value-type="float">
            <text:p>1.41884096060071</text:p>
          </table:table-cell>
          <table:table-cell table:formula="of:=[.I165]-[.B165]" office:value-type="float" office:value="0.0820209198531248" calcext:value-type="float">
            <text:p>0.082020919853125</text:p>
          </table:table-cell>
          <table:table-cell table:formula="of:=[.K165]-[.C165]" office:value-type="float" office:value="0.0415708620295634" calcext:value-type="float">
            <text:p>0.041570862029563</text:p>
          </table:table-cell>
          <table:table-cell table:formula="of:=[.M165]-[.D165]" office:value-type="float" office:value="-0.0574304951206921" calcext:value-type="float">
            <text:p>-0.057430495120692</text:p>
          </table:table-cell>
          <table:table-cell office:value-type="float" office:value="0.622162959736041" calcext:value-type="float">
            <text:p>0.622162959736041</text:p>
          </table:table-cell>
          <table:table-cell office:value-type="float" office:value="-0.137888361611378" calcext:value-type="float">
            <text:p>-0.137888361611378</text:p>
          </table:table-cell>
          <table:table-cell office:value-type="float" office:value="0.483226345579195" calcext:value-type="float">
            <text:p>0.483226345579195</text:p>
          </table:table-cell>
          <table:table-cell office:value-type="float" office:value="-0.097475237656389" calcext:value-type="float">
            <text:p>-0.097475237656389</text:p>
          </table:table-cell>
          <table:table-cell office:value-type="float" office:value="-0.0437948640813146" calcext:value-type="float">
            <text:p>-0.043794864081315</text:p>
          </table:table-cell>
          <table:table-cell office:value-type="float" office:value="0.017505505707502" calcext:value-type="float">
            <text:p>0.017505505707502</text:p>
          </table:table-cell>
        </table:table-row>
        <table:table-row table:style-name="ro1">
          <table:table-cell table:formula="of:=SQRT([.I166]^2 + [.K166]^2 + [.M166]^2)" office:value-type="float" office:value="7.6018533450888" calcext:value-type="float">
            <text:p>7.6018533450888</text:p>
          </table:table-cell>
          <table:table-cell office:value-type="float" office:value="6.15638489580762" calcext:value-type="float">
            <text:p>6.15638489580762</text:p>
          </table:table-cell>
          <table:table-cell office:value-type="float" office:value="-4.38489060612639" calcext:value-type="float">
            <text:p>-4.38489060612639</text:p>
          </table:table-cell>
          <table:table-cell office:value-type="float" office:value="1.17710353211793" calcext:value-type="float">
            <text:p>1.17710353211793</text:p>
          </table:table-cell>
          <table:table-cell office:value-type="float" office:value="-0.194332578875494" calcext:value-type="float">
            <text:p>-0.194332578875494</text:p>
          </table:table-cell>
          <table:table-cell office:value-type="float" office:value="0.462671047641381" calcext:value-type="float">
            <text:p>0.462671047641381</text:p>
          </table:table-cell>
          <table:table-cell office:value-type="float" office:value="-1.22722690239912" calcext:value-type="float">
            <text:p>-1.22722690239912</text:p>
          </table:table-cell>
          <table:table-cell office:value-type="float" office:value="6.98354513330438" calcext:value-type="float">
            <text:p>6.98354513330438</text:p>
          </table:table-cell>
          <table:table-cell table:formula="of:=[.H166] / 1.184 + 0.103" office:value-type="float" office:value="6.00126447069627" calcext:value-type="float">
            <text:p>6.00126447069627</text:p>
          </table:table-cell>
          <table:table-cell office:value-type="float" office:value="-4.84358167684947" calcext:value-type="float">
            <text:p>-4.84358167684947</text:p>
          </table:table-cell>
          <table:table-cell table:formula="of:=[.J166] / 1.032 + 0.243" office:value-type="float" office:value="-4.45039309772236" calcext:value-type="float">
            <text:p>-4.45039309772236</text:p>
          </table:table-cell>
          <table:table-cell office:value-type="float" office:value="1.95612206207007" calcext:value-type="float">
            <text:p>1.95612206207007</text:p>
          </table:table-cell>
          <table:table-cell table:formula="of:=[.L166] / 1.151 - 0.297" office:value-type="float" office:value="1.40249788190275" calcext:value-type="float">
            <text:p>1.40249788190275</text:p>
          </table:table-cell>
          <table:table-cell office:value-type="float" office:value="-0.34172757781014" calcext:value-type="float">
            <text:p>-0.34172757781014</text:p>
          </table:table-cell>
          <table:table-cell office:value-type="float" office:value="0.316515563608684" calcext:value-type="float">
            <text:p>0.316515563608684</text:p>
          </table:table-cell>
          <table:table-cell office:value-type="float" office:value="-1.28456310287461" calcext:value-type="float">
            <text:p>-1.28456310287461</text:p>
          </table:table-cell>
          <table:table-cell table:formula="of:=[.I166]-[.B166]" office:value-type="float" office:value="-0.155120425111353" calcext:value-type="float">
            <text:p>-0.155120425111353</text:p>
          </table:table-cell>
          <table:table-cell table:formula="of:=[.K166]-[.C166]" office:value-type="float" office:value="-0.0655024915959643" calcext:value-type="float">
            <text:p>-0.065502491595964</text:p>
          </table:table-cell>
          <table:table-cell table:formula="of:=[.M166]-[.D166]" office:value-type="float" office:value="0.225394349784824" calcext:value-type="float">
            <text:p>0.225394349784824</text:p>
          </table:table-cell>
          <table:table-cell office:value-type="float" office:value="0.827160237496758" calcext:value-type="float">
            <text:p>0.827160237496758</text:p>
          </table:table-cell>
          <table:table-cell office:value-type="float" office:value="-0.458691070723075" calcext:value-type="float">
            <text:p>-0.458691070723075</text:p>
          </table:table-cell>
          <table:table-cell office:value-type="float" office:value="0.779018529952132" calcext:value-type="float">
            <text:p>0.779018529952132</text:p>
          </table:table-cell>
          <table:table-cell office:value-type="float" office:value="0.0872987162151606" calcext:value-type="float">
            <text:p>0.087298716215161</text:p>
          </table:table-cell>
          <table:table-cell office:value-type="float" office:value="-0.179886844635156" calcext:value-type="float">
            <text:p>-0.179886844635156</text:p>
          </table:table-cell>
          <table:table-cell office:value-type="float" office:value="-0.105677322389623" calcext:value-type="float">
            <text:p>-0.105677322389623</text:p>
          </table:table-cell>
        </table:table-row>
        <table:table-row table:style-name="ro1">
          <table:table-cell table:formula="of:=SQRT([.I167]^2 + [.K167]^2 + [.M167]^2)" office:value-type="float" office:value="5.07673002145109" calcext:value-type="float">
            <text:p>5.07673002145109</text:p>
          </table:table-cell>
          <table:table-cell office:value-type="float" office:value="4.04564423428012" calcext:value-type="float">
            <text:p>4.04564423428012</text:p>
          </table:table-cell>
          <table:table-cell office:value-type="float" office:value="-2.4243273835538" calcext:value-type="float">
            <text:p>-2.4243273835538</text:p>
          </table:table-cell>
          <table:table-cell office:value-type="float" office:value="1.8474659242018" calcext:value-type="float">
            <text:p>1.8474659242018</text:p>
          </table:table-cell>
          <table:table-cell office:value-type="float" office:value="-0.270616064213131" calcext:value-type="float">
            <text:p>-0.270616064213131</text:p>
          </table:table-cell>
          <table:table-cell office:value-type="float" office:value="-0.554250340583252" calcext:value-type="float">
            <text:p>-0.554250340583252</text:p>
          </table:table-cell>
          <table:table-cell office:value-type="float" office:value="-1.72217564248415" calcext:value-type="float">
            <text:p>-1.72217564248415</text:p>
          </table:table-cell>
          <table:table-cell office:value-type="float" office:value="4.66877620386742" calcext:value-type="float">
            <text:p>4.66877620386742</text:p>
          </table:table-cell>
          <table:table-cell table:formula="of:=[.H167] / 1.184 + 0.103" office:value-type="float" office:value="4.04622314515829" calcext:value-type="float">
            <text:p>4.04622314515829</text:p>
          </table:table-cell>
          <table:table-cell office:value-type="float" office:value="-2.80192968893981" calcext:value-type="float">
            <text:p>-2.80192968893981</text:p>
          </table:table-cell>
          <table:table-cell table:formula="of:=[.J167] / 1.032 + 0.243" office:value-type="float" office:value="-2.47204814819749" calcext:value-type="float">
            <text:p>-2.47204814819749</text:p>
          </table:table-cell>
          <table:table-cell office:value-type="float" office:value="2.42964929902335" calcext:value-type="float">
            <text:p>2.42964929902335</text:p>
          </table:table-cell>
          <table:table-cell table:formula="of:=[.L167] / 1.151 - 0.297" office:value-type="float" office:value="1.81390295310456" calcext:value-type="float">
            <text:p>1.81390295310456</text:p>
          </table:table-cell>
          <table:table-cell office:value-type="float" office:value="-0.361047689780668" calcext:value-type="float">
            <text:p>-0.361047689780668</text:p>
          </table:table-cell>
          <table:table-cell office:value-type="float" office:value="-0.563370649714928" calcext:value-type="float">
            <text:p>-0.563370649714928</text:p>
          </table:table-cell>
          <table:table-cell office:value-type="float" office:value="-1.78871653189938" calcext:value-type="float">
            <text:p>-1.78871653189938</text:p>
          </table:table-cell>
          <table:table-cell table:formula="of:=[.I167]-[.B167]" office:value-type="float" office:value="0.000578910878173744" calcext:value-type="float">
            <text:p>0.000578910878174</text:p>
          </table:table-cell>
          <table:table-cell table:formula="of:=[.K167]-[.C167]" office:value-type="float" office:value="-0.0477207646436901" calcext:value-type="float">
            <text:p>-0.04772076464369</text:p>
          </table:table-cell>
          <table:table-cell table:formula="of:=[.M167]-[.D167]" office:value-type="float" office:value="-0.0335629710972387" calcext:value-type="float">
            <text:p>-0.033562971097239</text:p>
          </table:table-cell>
          <table:table-cell office:value-type="float" office:value="0.623131969587296" calcext:value-type="float">
            <text:p>0.623131969587296</text:p>
          </table:table-cell>
          <table:table-cell office:value-type="float" office:value="-0.377602305386014" calcext:value-type="float">
            <text:p>-0.377602305386014</text:p>
          </table:table-cell>
          <table:table-cell office:value-type="float" office:value="0.582183374821554" calcext:value-type="float">
            <text:p>0.582183374821554</text:p>
          </table:table-cell>
          <table:table-cell office:value-type="float" office:value="0.022390323086011" calcext:value-type="float">
            <text:p>0.022390323086011</text:p>
          </table:table-cell>
          <table:table-cell office:value-type="float" office:value="-0.0738966873714642" calcext:value-type="float">
            <text:p>-0.073896687371464</text:p>
          </table:table-cell>
          <table:table-cell office:value-type="float" office:value="-0.017744334389465" calcext:value-type="float">
            <text:p>-0.017744334389465</text:p>
          </table:table-cell>
        </table:table-row>
        <table:table-row table:style-name="ro1">
          <table:table-cell table:formula="of:=SQRT([.I168]^2 + [.K168]^2 + [.M168]^2)" office:value-type="float" office:value="2.76318362191502" calcext:value-type="float">
            <text:p>2.76318362191502</text:p>
          </table:table-cell>
          <table:table-cell office:value-type="float" office:value="2.7286345917204" calcext:value-type="float">
            <text:p>2.7286345917204</text:p>
          </table:table-cell>
          <table:table-cell office:value-type="float" office:value="-0.196705818152427" calcext:value-type="float">
            <text:p>-0.196705818152427</text:p>
          </table:table-cell>
          <table:table-cell office:value-type="float" office:value="0.593472987269547" calcext:value-type="float">
            <text:p>0.593472987269547</text:p>
          </table:table-cell>
          <table:table-cell office:value-type="float" office:value="-0.681504170739703" calcext:value-type="float">
            <text:p>-0.681504170739703</text:p>
          </table:table-cell>
          <table:table-cell office:value-type="float" office:value="-0.313626451684919" calcext:value-type="float">
            <text:p>-0.313626451684919</text:p>
          </table:table-cell>
          <table:table-cell office:value-type="float" office:value="2.36281705775799" calcext:value-type="float">
            <text:p>2.36281705775799</text:p>
          </table:table-cell>
          <table:table-cell office:value-type="float" office:value="3.09402686936887" calcext:value-type="float">
            <text:p>3.09402686936887</text:p>
          </table:table-cell>
          <table:table-cell table:formula="of:=[.H168] / 1.184 + 0.103" office:value-type="float" office:value="2.71619836939938" calcext:value-type="float">
            <text:p>2.71619836939938</text:p>
          </table:table-cell>
          <table:table-cell office:value-type="float" office:value="-0.367395992402066" calcext:value-type="float">
            <text:p>-0.367395992402066</text:p>
          </table:table-cell>
          <table:table-cell table:formula="of:=[.J168] / 1.032 + 0.243" office:value-type="float" office:value="-0.113003868606653" calcext:value-type="float">
            <text:p>-0.113003868606653</text:p>
          </table:table-cell>
          <table:table-cell office:value-type="float" office:value="0.911191069305234" calcext:value-type="float">
            <text:p>0.911191069305234</text:p>
          </table:table-cell>
          <table:table-cell table:formula="of:=[.L168] / 1.151 - 0.297" office:value-type="float" office:value="0.494651667511064" calcext:value-type="float">
            <text:p>0.494651667511064</text:p>
          </table:table-cell>
          <table:table-cell office:value-type="float" office:value="-0.623382152546381" calcext:value-type="float">
            <text:p>-0.623382152546381</text:p>
          </table:table-cell>
          <table:table-cell office:value-type="float" office:value="-0.297387801993204" calcext:value-type="float">
            <text:p>-0.297387801993204</text:p>
          </table:table-cell>
          <table:table-cell office:value-type="float" office:value="2.38762062170499" calcext:value-type="float">
            <text:p>2.38762062170499</text:p>
          </table:table-cell>
          <table:table-cell table:formula="of:=[.I168]-[.B168]" office:value-type="float" office:value="-0.0124362223210164" calcext:value-type="float">
            <text:p>-0.012436222321016</text:p>
          </table:table-cell>
          <table:table-cell table:formula="of:=[.K168]-[.C168]" office:value-type="float" office:value="0.0837019495457739" calcext:value-type="float">
            <text:p>0.083701949545774</text:p>
          </table:table-cell>
          <table:table-cell table:formula="of:=[.M168]-[.D168]" office:value-type="float" office:value="-0.0988213197584835" calcext:value-type="float">
            <text:p>-0.098821319758484</text:p>
          </table:table-cell>
          <table:table-cell office:value-type="float" office:value="0.365392277648473" calcext:value-type="float">
            <text:p>0.365392277648473</text:p>
          </table:table-cell>
          <table:table-cell office:value-type="float" office:value="-0.170690174249639" calcext:value-type="float">
            <text:p>-0.170690174249639</text:p>
          </table:table-cell>
          <table:table-cell office:value-type="float" office:value="0.317718082035687" calcext:value-type="float">
            <text:p>0.317718082035687</text:p>
          </table:table-cell>
          <table:table-cell office:value-type="float" office:value="-0.028515593571953" calcext:value-type="float">
            <text:p>-0.028515593571953</text:p>
          </table:table-cell>
          <table:table-cell office:value-type="float" office:value="-0.0502357445415718" calcext:value-type="float">
            <text:p>-0.050235744541572</text:p>
          </table:table-cell>
          <table:table-cell office:value-type="float" office:value="0.00660030190218564" calcext:value-type="float">
            <text:p>0.006600301902186</text:p>
          </table:table-cell>
        </table:table-row>
        <table:table-row table:style-name="ro1">
          <table:table-cell table:formula="of:=SQRT([.I169]^2 + [.K169]^2 + [.M169]^2)" office:value-type="float" office:value="1.54857858921499" calcext:value-type="float">
            <text:p>1.54857858921499</text:p>
          </table:table-cell>
          <table:table-cell office:value-type="float" office:value="1.40408514902177" calcext:value-type="float">
            <text:p>1.40408514902177</text:p>
          </table:table-cell>
          <table:table-cell office:value-type="float" office:value="-0.656513864706498" calcext:value-type="float">
            <text:p>-0.656513864706498</text:p>
          </table:table-cell>
          <table:table-cell office:value-type="float" office:value="0.491347654917742" calcext:value-type="float">
            <text:p>0.491347654917742</text:p>
          </table:table-cell>
          <table:table-cell office:value-type="float" office:value="0.408272062083475" calcext:value-type="float">
            <text:p>0.408272062083475</text:p>
          </table:table-cell>
          <table:table-cell office:value-type="float" office:value="-0.513572340092695" calcext:value-type="float">
            <text:p>-0.513572340092695</text:p>
          </table:table-cell>
          <table:table-cell office:value-type="float" office:value="-2.01767353660973" calcext:value-type="float">
            <text:p>-2.01767353660973</text:p>
          </table:table-cell>
          <table:table-cell office:value-type="float" office:value="1.5824759383681" calcext:value-type="float">
            <text:p>1.5824759383681</text:p>
          </table:table-cell>
          <table:table-cell table:formula="of:=[.H169] / 1.184 + 0.103" office:value-type="float" office:value="1.43955062362171" calcext:value-type="float">
            <text:p>1.43955062362171</text:p>
          </table:table-cell>
          <table:table-cell office:value-type="float" office:value="-0.760931904889465" calcext:value-type="float">
            <text:p>-0.760931904889465</text:p>
          </table:table-cell>
          <table:table-cell table:formula="of:=[.J169] / 1.032 + 0.243" office:value-type="float" office:value="-0.494337117140955" calcext:value-type="float">
            <text:p>-0.494337117140955</text:p>
          </table:table-cell>
          <table:table-cell office:value-type="float" office:value="0.670276462178961" calcext:value-type="float">
            <text:p>0.670276462178961</text:p>
          </table:table-cell>
          <table:table-cell table:formula="of:=[.L169] / 1.151 - 0.297" office:value-type="float" office:value="0.285342712579462" calcext:value-type="float">
            <text:p>0.285342712579462</text:p>
          </table:table-cell>
          <table:table-cell office:value-type="float" office:value="0.367439348128691" calcext:value-type="float">
            <text:p>0.367439348128691</text:p>
          </table:table-cell>
          <table:table-cell office:value-type="float" office:value="-0.476410172665003" calcext:value-type="float">
            <text:p>-0.476410172665003</text:p>
          </table:table-cell>
          <table:table-cell office:value-type="float" office:value="-2.04071142373012" calcext:value-type="float">
            <text:p>-2.04071142373012</text:p>
          </table:table-cell>
          <table:table-cell table:formula="of:=[.I169]-[.B169]" office:value-type="float" office:value="0.0354654745999361" calcext:value-type="float">
            <text:p>0.035465474599936</text:p>
          </table:table-cell>
          <table:table-cell table:formula="of:=[.K169]-[.C169]" office:value-type="float" office:value="0.162176747565544" calcext:value-type="float">
            <text:p>0.162176747565544</text:p>
          </table:table-cell>
          <table:table-cell table:formula="of:=[.M169]-[.D169]" office:value-type="float" office:value="-0.20600494233828" calcext:value-type="float">
            <text:p>-0.20600494233828</text:p>
          </table:table-cell>
          <table:table-cell office:value-type="float" office:value="0.178390789346331" calcext:value-type="float">
            <text:p>0.178390789346331</text:p>
          </table:table-cell>
          <table:table-cell office:value-type="float" office:value="-0.104418040182967" calcext:value-type="float">
            <text:p>-0.104418040182967</text:p>
          </table:table-cell>
          <table:table-cell office:value-type="float" office:value="0.178928807261219" calcext:value-type="float">
            <text:p>0.178928807261219</text:p>
          </table:table-cell>
          <table:table-cell office:value-type="float" office:value="-0.0175219690564248" calcext:value-type="float">
            <text:p>-0.017521969056425</text:p>
          </table:table-cell>
          <table:table-cell office:value-type="float" office:value="-0.048631430377589" calcext:value-type="float">
            <text:p>-0.048631430377589</text:p>
          </table:table-cell>
          <table:table-cell office:value-type="float" office:value="-0.00406208772116124" calcext:value-type="float">
            <text:p>-0.004062087721161</text:p>
          </table:table-cell>
        </table:table-row>
        <table:table-row table:style-name="ro1">
          <table:table-cell table:formula="of:=SQRT([.I170]^2 + [.K170]^2 + [.M170]^2)" office:value-type="float" office:value="5.85266424311834" calcext:value-type="float">
            <text:p>5.85266424311834</text:p>
          </table:table-cell>
          <table:table-cell office:value-type="float" office:value="4.23289498283301" calcext:value-type="float">
            <text:p>4.23289498283301</text:p>
          </table:table-cell>
          <table:table-cell office:value-type="float" office:value="-3.51578967578801" calcext:value-type="float">
            <text:p>-3.51578967578801</text:p>
          </table:table-cell>
          <table:table-cell office:value-type="float" office:value="1.52920221277169" calcext:value-type="float">
            <text:p>1.52920221277169</text:p>
          </table:table-cell>
          <table:table-cell office:value-type="float" office:value="-0.420347341615295" calcext:value-type="float">
            <text:p>-0.420347341615295</text:p>
          </table:table-cell>
          <table:table-cell office:value-type="float" office:value="-0.114165935028767" calcext:value-type="float">
            <text:p>-0.114165935028767</text:p>
          </table:table-cell>
          <table:table-cell office:value-type="float" office:value="2.9673325218261" calcext:value-type="float">
            <text:p>2.9673325218261</text:p>
          </table:table-cell>
          <table:table-cell office:value-type="float" office:value="4.97586706741246" calcext:value-type="float">
            <text:p>4.97586706741246</text:p>
          </table:table-cell>
          <table:table-cell table:formula="of:=[.H170] / 1.184 + 0.103" office:value-type="float" office:value="4.30559042855782" calcext:value-type="float">
            <text:p>4.30559042855782</text:p>
          </table:table-cell>
          <table:table-cell office:value-type="float" office:value="-3.99584862800683" calcext:value-type="float">
            <text:p>-3.99584862800683</text:p>
          </table:table-cell>
          <table:table-cell table:formula="of:=[.J170] / 1.032 + 0.243" office:value-type="float" office:value="-3.62894634496786" calcext:value-type="float">
            <text:p>-3.62894634496786</text:p>
          </table:table-cell>
          <table:table-cell office:value-type="float" office:value="2.17851924533985" calcext:value-type="float">
            <text:p>2.17851924533985</text:p>
          </table:table-cell>
          <table:table-cell table:formula="of:=[.L170] / 1.151 - 0.297" office:value-type="float" office:value="1.59571871880091" calcext:value-type="float">
            <text:p>1.59571871880091</text:p>
          </table:table-cell>
          <table:table-cell office:value-type="float" office:value="-0.444114222467262" calcext:value-type="float">
            <text:p>-0.444114222467262</text:p>
          </table:table-cell>
          <table:table-cell office:value-type="float" office:value="-0.0446217828751858" calcext:value-type="float">
            <text:p>-0.044621782875186</text:p>
          </table:table-cell>
          <table:table-cell office:value-type="float" office:value="2.94570761337868" calcext:value-type="float">
            <text:p>2.94570761337868</text:p>
          </table:table-cell>
          <table:table-cell table:formula="of:=[.I170]-[.B170]" office:value-type="float" office:value="0.0726954457248112" calcext:value-type="float">
            <text:p>0.072695445724811</text:p>
          </table:table-cell>
          <table:table-cell table:formula="of:=[.K170]-[.C170]" office:value-type="float" office:value="-0.113156669179848" calcext:value-type="float">
            <text:p>-0.113156669179848</text:p>
          </table:table-cell>
          <table:table-cell table:formula="of:=[.M170]-[.D170]" office:value-type="float" office:value="0.0665165060292221" calcext:value-type="float">
            <text:p>0.066516506029222</text:p>
          </table:table-cell>
          <table:table-cell office:value-type="float" office:value="0.742972084579446" calcext:value-type="float">
            <text:p>0.742972084579446</text:p>
          </table:table-cell>
          <table:table-cell office:value-type="float" office:value="-0.480058952218817" calcext:value-type="float">
            <text:p>-0.480058952218817</text:p>
          </table:table-cell>
          <table:table-cell office:value-type="float" office:value="0.649317032568162" calcext:value-type="float">
            <text:p>0.649317032568162</text:p>
          </table:table-cell>
          <table:table-cell office:value-type="float" office:value="0.0355045640647837" calcext:value-type="float">
            <text:p>0.035504564064784</text:p>
          </table:table-cell>
          <table:table-cell office:value-type="float" office:value="-0.0643322275711222" calcext:value-type="float">
            <text:p>-0.064332227571122</text:p>
          </table:table-cell>
          <table:table-cell office:value-type="float" office:value="-0.0185961596508104" calcext:value-type="float">
            <text:p>-0.01859615965081</text:p>
          </table:table-cell>
        </table:table-row>
        <table:table-row table:style-name="ro1">
          <table:table-cell table:formula="of:=SQRT([.I171]^2 + [.K171]^2 + [.M171]^2)" office:value-type="float" office:value="1.67928001709488" calcext:value-type="float">
            <text:p>1.67928001709488</text:p>
          </table:table-cell>
          <table:table-cell office:value-type="float" office:value="1.53474765943267" calcext:value-type="float">
            <text:p>1.53474765943267</text:p>
          </table:table-cell>
          <table:table-cell office:value-type="float" office:value="-0.589392372991191" calcext:value-type="float">
            <text:p>-0.589392372991191</text:p>
          </table:table-cell>
          <table:table-cell office:value-type="float" office:value="0.682790577733751" calcext:value-type="float">
            <text:p>0.682790577733751</text:p>
          </table:table-cell>
          <table:table-cell office:value-type="float" office:value="-0.182597973145644" calcext:value-type="float">
            <text:p>-0.182597973145644</text:p>
          </table:table-cell>
          <table:table-cell office:value-type="float" office:value="0.427820733174808" calcext:value-type="float">
            <text:p>0.427820733174808</text:p>
          </table:table-cell>
          <table:table-cell office:value-type="float" office:value="1.93489920670002" calcext:value-type="float">
            <text:p>1.93489920670002</text:p>
          </table:table-cell>
          <table:table-cell office:value-type="float" office:value="1.7189848898327" calcext:value-type="float">
            <text:p>1.7189848898327</text:p>
          </table:table-cell>
          <table:table-cell table:formula="of:=[.H171] / 1.184 + 0.103" office:value-type="float" office:value="1.55484534614248" calcext:value-type="float">
            <text:p>1.55484534614248</text:p>
          </table:table-cell>
          <table:table-cell office:value-type="float" office:value="-0.699952369493205" calcext:value-type="float">
            <text:p>-0.699952369493205</text:p>
          </table:table-cell>
          <table:table-cell table:formula="of:=[.J171] / 1.032 + 0.243" office:value-type="float" office:value="-0.435248420051555" calcext:value-type="float">
            <text:p>-0.435248420051555</text:p>
          </table:table-cell>
          <table:table-cell office:value-type="float" office:value="0.873050818633694" calcext:value-type="float">
            <text:p>0.873050818633694</text:p>
          </table:table-cell>
          <table:table-cell table:formula="of:=[.L171] / 1.151 - 0.297" office:value-type="float" office:value="0.461515046597475" calcext:value-type="float">
            <text:p>0.461515046597475</text:p>
          </table:table-cell>
          <table:table-cell office:value-type="float" office:value="-0.122092216308099" calcext:value-type="float">
            <text:p>-0.122092216308099</text:p>
          </table:table-cell>
          <table:table-cell office:value-type="float" office:value="0.439609711405075" calcext:value-type="float">
            <text:p>0.439609711405075</text:p>
          </table:table-cell>
          <table:table-cell office:value-type="float" office:value="1.90634156344854" calcext:value-type="float">
            <text:p>1.90634156344854</text:p>
          </table:table-cell>
          <table:table-cell table:formula="of:=[.I171]-[.B171]" office:value-type="float" office:value="0.020097686709813" calcext:value-type="float">
            <text:p>0.020097686709813</text:p>
          </table:table-cell>
          <table:table-cell table:formula="of:=[.K171]-[.C171]" office:value-type="float" office:value="0.154143952939636" calcext:value-type="float">
            <text:p>0.154143952939636</text:p>
          </table:table-cell>
          <table:table-cell table:formula="of:=[.M171]-[.D171]" office:value-type="float" office:value="-0.221275531136276" calcext:value-type="float">
            <text:p>-0.221275531136276</text:p>
          </table:table-cell>
          <table:table-cell office:value-type="float" office:value="0.184237230400024" calcext:value-type="float">
            <text:p>0.184237230400024</text:p>
          </table:table-cell>
          <table:table-cell office:value-type="float" office:value="-0.110559996502014" calcext:value-type="float">
            <text:p>-0.110559996502014</text:p>
          </table:table-cell>
          <table:table-cell office:value-type="float" office:value="0.190260240899943" calcext:value-type="float">
            <text:p>0.190260240899943</text:p>
          </table:table-cell>
          <table:table-cell office:value-type="float" office:value="-0.00784049693118405" calcext:value-type="float">
            <text:p>-0.007840496931184</text:p>
          </table:table-cell>
          <table:table-cell office:value-type="float" office:value="-0.0556035282445246" calcext:value-type="float">
            <text:p>-0.055603528244525</text:p>
          </table:table-cell>
          <table:table-cell office:value-type="float" office:value="-0.00334161194863292" calcext:value-type="float">
            <text:p>-0.003341611948633</text:p>
          </table:table-cell>
        </table:table-row>
        <table:table-row table:style-name="ro1">
          <table:table-cell table:formula="of:=SQRT([.I172]^2 + [.K172]^2 + [.M172]^2)" office:value-type="float" office:value="2.7628967946988" calcext:value-type="float">
            <text:p>2.7628967946988</text:p>
          </table:table-cell>
          <table:table-cell office:value-type="float" office:value="2.44651645009846" calcext:value-type="float">
            <text:p>2.44651645009846</text:p>
          </table:table-cell>
          <table:table-cell office:value-type="float" office:value="1.16277281469816" calcext:value-type="float">
            <text:p>1.16277281469816</text:p>
          </table:table-cell>
          <table:table-cell office:value-type="float" office:value="0.393009740644611" calcext:value-type="float">
            <text:p>0.393009740644611</text:p>
          </table:table-cell>
          <table:table-cell office:value-type="float" office:value="-0.158796162157145" calcext:value-type="float">
            <text:p>-0.158796162157145</text:p>
          </table:table-cell>
          <table:table-cell office:value-type="float" office:value="-0.686356422061496" calcext:value-type="float">
            <text:p>-0.686356422061496</text:p>
          </table:table-cell>
          <table:table-cell office:value-type="float" office:value="-1.88213219687757" calcext:value-type="float">
            <text:p>-1.88213219687757</text:p>
          </table:table-cell>
          <table:table-cell office:value-type="float" office:value="2.7833064327566" calcext:value-type="float">
            <text:p>2.7833064327566</text:p>
          </table:table-cell>
          <table:table-cell table:formula="of:=[.H172] / 1.184 + 0.103" office:value-type="float" office:value="2.45376556820659" calcext:value-type="float">
            <text:p>2.45376556820659</text:p>
          </table:table-cell>
          <table:table-cell office:value-type="float" office:value="1.02604996421556" calcext:value-type="float">
            <text:p>1.02604996421556</text:p>
          </table:table-cell>
          <table:table-cell table:formula="of:=[.J172] / 1.032 + 0.243" office:value-type="float" office:value="1.23723446144919" calcext:value-type="float">
            <text:p>1.23723446144919</text:p>
          </table:table-cell>
          <table:table-cell office:value-type="float" office:value="0.671210274367487" calcext:value-type="float">
            <text:p>0.671210274367487</text:p>
          </table:table-cell>
          <table:table-cell table:formula="of:=[.L172] / 1.151 - 0.297" office:value-type="float" office:value="0.286154017695471" calcext:value-type="float">
            <text:p>0.286154017695471</text:p>
          </table:table-cell>
          <table:table-cell office:value-type="float" office:value="-0.18358286802226" calcext:value-type="float">
            <text:p>-0.18358286802226</text:p>
          </table:table-cell>
          <table:table-cell office:value-type="float" office:value="-0.574885160445414" calcext:value-type="float">
            <text:p>-0.574885160445414</text:p>
          </table:table-cell>
          <table:table-cell office:value-type="float" office:value="-1.88157601537219" calcext:value-type="float">
            <text:p>-1.88157601537219</text:p>
          </table:table-cell>
          <table:table-cell table:formula="of:=[.I172]-[.B172]" office:value-type="float" office:value="0.00724911810812801" calcext:value-type="float">
            <text:p>0.007249118108128</text:p>
          </table:table-cell>
          <table:table-cell table:formula="of:=[.K172]-[.C172]" office:value-type="float" office:value="0.074461646751026" calcext:value-type="float">
            <text:p>0.074461646751026</text:p>
          </table:table-cell>
          <table:table-cell table:formula="of:=[.M172]-[.D172]" office:value-type="float" office:value="-0.10685572294914" calcext:value-type="float">
            <text:p>-0.10685572294914</text:p>
          </table:table-cell>
          <table:table-cell office:value-type="float" office:value="0.336789982658137" calcext:value-type="float">
            <text:p>0.336789982658137</text:p>
          </table:table-cell>
          <table:table-cell office:value-type="float" office:value="-0.136722850482601" calcext:value-type="float">
            <text:p>-0.136722850482601</text:p>
          </table:table-cell>
          <table:table-cell office:value-type="float" office:value="0.278200533722875" calcext:value-type="float">
            <text:p>0.278200533722875</text:p>
          </table:table-cell>
          <table:table-cell office:value-type="float" office:value="-0.0996746419607364" calcext:value-type="float">
            <text:p>-0.099674641960736</text:p>
          </table:table-cell>
          <table:table-cell office:value-type="float" office:value="-0.0538526237385675" calcext:value-type="float">
            <text:p>-0.053852623738568</text:p>
          </table:table-cell>
          <table:table-cell office:value-type="float" office:value="0.0125080460329663" calcext:value-type="float">
            <text:p>0.012508046032966</text:p>
          </table:table-cell>
        </table:table-row>
        <table:table-row table:style-name="ro1">
          <table:table-cell table:formula="of:=SQRT([.I173]^2 + [.K173]^2 + [.M173]^2)" office:value-type="float" office:value="4.0505193225589" calcext:value-type="float">
            <text:p>4.0505193225589</text:p>
          </table:table-cell>
          <table:table-cell office:value-type="float" office:value="3.62554960063558" calcext:value-type="float">
            <text:p>3.62554960063558</text:p>
          </table:table-cell>
          <table:table-cell office:value-type="float" office:value="1.5952787615027" calcext:value-type="float">
            <text:p>1.5952787615027</text:p>
          </table:table-cell>
          <table:table-cell office:value-type="float" office:value="1.19207037833387" calcext:value-type="float">
            <text:p>1.19207037833387</text:p>
          </table:table-cell>
          <table:table-cell office:value-type="float" office:value="0.623603156634317" calcext:value-type="float">
            <text:p>0.623603156634317</text:p>
          </table:table-cell>
          <table:table-cell office:value-type="float" office:value="-0.680740148539306" calcext:value-type="float">
            <text:p>-0.680740148539306</text:p>
          </table:table-cell>
          <table:table-cell office:value-type="float" office:value="0.0997466299687844" calcext:value-type="float">
            <text:p>0.099746629968784</text:p>
          </table:table-cell>
          <table:table-cell office:value-type="float" office:value="4.09620668381797" calcext:value-type="float">
            <text:p>4.09620668381797</text:p>
          </table:table-cell>
          <table:table-cell table:formula="of:=[.H173] / 1.184 + 0.103" office:value-type="float" office:value="3.56263402349491" calcext:value-type="float">
            <text:p>3.56263402349491</text:p>
          </table:table-cell>
          <table:table-cell office:value-type="float" office:value="1.38551057591907" calcext:value-type="float">
            <text:p>1.38551057591907</text:p>
          </table:table-cell>
          <table:table-cell table:formula="of:=[.J173] / 1.032 + 0.243" office:value-type="float" office:value="1.58554900767352" calcext:value-type="float">
            <text:p>1.58554900767352</text:p>
          </table:table-cell>
          <table:table-cell office:value-type="float" office:value="1.60290391649795" calcext:value-type="float">
            <text:p>1.60290391649795</text:p>
          </table:table-cell>
          <table:table-cell table:formula="of:=[.L173] / 1.151 - 0.297" office:value-type="float" office:value="1.09561851998084" calcext:value-type="float">
            <text:p>1.09561851998084</text:p>
          </table:table-cell>
          <table:table-cell office:value-type="float" office:value="0.473204898641836" calcext:value-type="float">
            <text:p>0.473204898641836</text:p>
          </table:table-cell>
          <table:table-cell office:value-type="float" office:value="-0.765853789353097" calcext:value-type="float">
            <text:p>-0.765853789353097</text:p>
          </table:table-cell>
          <table:table-cell office:value-type="float" office:value="0.0651649701601342" calcext:value-type="float">
            <text:p>0.065164970160134</text:p>
          </table:table-cell>
          <table:table-cell table:formula="of:=[.I173]-[.B173]" office:value-type="float" office:value="-0.0629155771406724" calcext:value-type="float">
            <text:p>-0.062915577140673</text:p>
          </table:table-cell>
          <table:table-cell table:formula="of:=[.K173]-[.C173]" office:value-type="float" office:value="-0.00972975382918273" calcext:value-type="float">
            <text:p>-0.009729753829183</text:p>
          </table:table-cell>
          <table:table-cell table:formula="of:=[.M173]-[.D173]" office:value-type="float" office:value="-0.0964518583530272" calcext:value-type="float">
            <text:p>-0.096451858353027</text:p>
          </table:table-cell>
          <table:table-cell office:value-type="float" office:value="0.470657083182391" calcext:value-type="float">
            <text:p>0.470657083182391</text:p>
          </table:table-cell>
          <table:table-cell office:value-type="float" office:value="-0.209768185583628" calcext:value-type="float">
            <text:p>-0.209768185583628</text:p>
          </table:table-cell>
          <table:table-cell office:value-type="float" office:value="0.410833538164087" calcext:value-type="float">
            <text:p>0.410833538164087</text:p>
          </table:table-cell>
          <table:table-cell office:value-type="float" office:value="-0.11706771080563" calcext:value-type="float">
            <text:p>-0.11706771080563</text:p>
          </table:table-cell>
          <table:table-cell office:value-type="float" office:value="-0.0790115159851306" calcext:value-type="float">
            <text:p>-0.079011515985131</text:p>
          </table:table-cell>
          <table:table-cell office:value-type="float" office:value="0.0605240314779394" calcext:value-type="float">
            <text:p>0.060524031477939</text:p>
          </table:table-cell>
        </table:table-row>
        <table:table-row table:style-name="ro1">
          <table:table-cell table:formula="of:=SQRT([.I174]^2 + [.K174]^2 + [.M174]^2)" office:value-type="float" office:value="6.02267623714226" calcext:value-type="float">
            <text:p>6.02267623714226</text:p>
          </table:table-cell>
          <table:table-cell office:value-type="float" office:value="5.45302637882424" calcext:value-type="float">
            <text:p>5.45302637882424</text:p>
          </table:table-cell>
          <table:table-cell office:value-type="float" office:value="1.93878785297801" calcext:value-type="float">
            <text:p>1.93878785297801</text:p>
          </table:table-cell>
          <table:table-cell office:value-type="float" office:value="1.38105775641208" calcext:value-type="float">
            <text:p>1.38105775641208</text:p>
          </table:table-cell>
          <table:table-cell office:value-type="float" office:value="-0.57302355388405" calcext:value-type="float">
            <text:p>-0.57302355388405</text:p>
          </table:table-cell>
          <table:table-cell office:value-type="float" office:value="-0.247437800256982" calcext:value-type="float">
            <text:p>-0.247437800256982</text:p>
          </table:table-cell>
          <table:table-cell office:value-type="float" office:value="-1.57736644064829" calcext:value-type="float">
            <text:p>-1.57736644064829</text:p>
          </table:table-cell>
          <table:table-cell office:value-type="float" office:value="6.41056708078226" calcext:value-type="float">
            <text:p>6.41056708078226</text:p>
          </table:table-cell>
          <table:table-cell table:formula="of:=[.H174] / 1.184 + 0.103" office:value-type="float" office:value="5.51733030471475" calcext:value-type="float">
            <text:p>5.51733030471475</text:p>
          </table:table-cell>
          <table:table-cell office:value-type="float" office:value="1.69907248770741" calcext:value-type="float">
            <text:p>1.69907248770741</text:p>
          </table:table-cell>
          <table:table-cell table:formula="of:=[.J174] / 1.032 + 0.243" office:value-type="float" office:value="1.88938806948392" calcext:value-type="float">
            <text:p>1.88938806948392</text:p>
          </table:table-cell>
          <table:table-cell office:value-type="float" office:value="2.07290970776754" calcext:value-type="float">
            <text:p>2.07290970776754</text:p>
          </table:table-cell>
          <table:table-cell table:formula="of:=[.L174] / 1.151 - 0.297" office:value-type="float" office:value="1.50396412490664" calcext:value-type="float">
            <text:p>1.50396412490664</text:p>
          </table:table-cell>
          <table:table-cell office:value-type="float" office:value="-0.215996690678107" calcext:value-type="float">
            <text:p>-0.215996690678107</text:p>
          </table:table-cell>
          <table:table-cell office:value-type="float" office:value="-0.446455446850919" calcext:value-type="float">
            <text:p>-0.446455446850919</text:p>
          </table:table-cell>
          <table:table-cell office:value-type="float" office:value="-1.69566494093595" calcext:value-type="float">
            <text:p>-1.69566494093595</text:p>
          </table:table-cell>
          <table:table-cell table:formula="of:=[.I174]-[.B174]" office:value-type="float" office:value="0.0643039258905072" calcext:value-type="float">
            <text:p>0.064303925890507</text:p>
          </table:table-cell>
          <table:table-cell table:formula="of:=[.K174]-[.C174]" office:value-type="float" office:value="-0.0493997834940854" calcext:value-type="float">
            <text:p>-0.049399783494085</text:p>
          </table:table-cell>
          <table:table-cell table:formula="of:=[.M174]-[.D174]" office:value-type="float" office:value="0.122906368494558" calcext:value-type="float">
            <text:p>0.122906368494558</text:p>
          </table:table-cell>
          <table:table-cell office:value-type="float" office:value="0.957540701958016" calcext:value-type="float">
            <text:p>0.957540701958016</text:p>
          </table:table-cell>
          <table:table-cell office:value-type="float" office:value="-0.239715365270601" calcext:value-type="float">
            <text:p>-0.239715365270601</text:p>
          </table:table-cell>
          <table:table-cell office:value-type="float" office:value="0.69185195135546" calcext:value-type="float">
            <text:p>0.69185195135546</text:p>
          </table:table-cell>
          <table:table-cell office:value-type="float" office:value="0.222765529272695" calcext:value-type="float">
            <text:p>0.222765529272695</text:p>
          </table:table-cell>
          <table:table-cell office:value-type="float" office:value="0.322161814298424" calcext:value-type="float">
            <text:p>0.322161814298424</text:p>
          </table:table-cell>
          <table:table-cell office:value-type="float" office:value="-0.277801246328792" calcext:value-type="float">
            <text:p>-0.277801246328792</text:p>
          </table:table-cell>
        </table:table-row>
        <table:table-row table:style-name="ro1">
          <table:table-cell table:formula="of:=SQRT([.I175]^2 + [.K175]^2 + [.M175]^2)" office:value-type="float" office:value="2.77863526806698" calcext:value-type="float">
            <text:p>2.77863526806698</text:p>
          </table:table-cell>
          <table:table-cell office:value-type="float" office:value="2.58808851992259" calcext:value-type="float">
            <text:p>2.58808851992259</text:p>
          </table:table-cell>
          <table:table-cell office:value-type="float" office:value="-0.460612906397335" calcext:value-type="float">
            <text:p>-0.460612906397335</text:p>
          </table:table-cell>
          <table:table-cell office:value-type="float" office:value="1.07085092944858" calcext:value-type="float">
            <text:p>1.07085092944858</text:p>
          </table:table-cell>
          <table:table-cell office:value-type="float" office:value="0.235892022257582" calcext:value-type="float">
            <text:p>0.235892022257582</text:p>
          </table:table-cell>
          <table:table-cell office:value-type="float" office:value="0.663634573471231" calcext:value-type="float">
            <text:p>0.663634573471231</text:p>
          </table:table-cell>
          <table:table-cell office:value-type="float" office:value="0.0798693426820418" calcext:value-type="float">
            <text:p>0.079869342682042</text:p>
          </table:table-cell>
          <table:table-cell office:value-type="float" office:value="2.94828331601832" calcext:value-type="float">
            <text:p>2.94828331601832</text:p>
          </table:table-cell>
          <table:table-cell table:formula="of:=[.H175] / 1.184 + 0.103" office:value-type="float" office:value="2.5931041520425" calcext:value-type="float">
            <text:p>2.5931041520425</text:p>
          </table:table-cell>
          <table:table-cell office:value-type="float" office:value="-0.639935103879537" calcext:value-type="float">
            <text:p>-0.639935103879537</text:p>
          </table:table-cell>
          <table:table-cell table:formula="of:=[.J175] / 1.032 + 0.243" office:value-type="float" office:value="-0.377092154922032" calcext:value-type="float">
            <text:p>-0.377092154922032</text:p>
          </table:table-cell>
          <table:table-cell office:value-type="float" office:value="1.40577596297779" calcext:value-type="float">
            <text:p>1.40577596297779</text:p>
          </table:table-cell>
          <table:table-cell table:formula="of:=[.L175] / 1.151 - 0.297" office:value-type="float" office:value="0.924351835775665" calcext:value-type="float">
            <text:p>0.924351835775665</text:p>
          </table:table-cell>
          <table:table-cell office:value-type="float" office:value="0.223068006457902" calcext:value-type="float">
            <text:p>0.223068006457902</text:p>
          </table:table-cell>
          <table:table-cell office:value-type="float" office:value="0.612529752213248" calcext:value-type="float">
            <text:p>0.612529752213248</text:p>
          </table:table-cell>
          <table:table-cell office:value-type="float" office:value="0.0813204747714669" calcext:value-type="float">
            <text:p>0.081320474771467</text:p>
          </table:table-cell>
          <table:table-cell table:formula="of:=[.I175]-[.B175]" office:value-type="float" office:value="0.00501563211990996" calcext:value-type="float">
            <text:p>0.00501563211991</text:p>
          </table:table-cell>
          <table:table-cell table:formula="of:=[.K175]-[.C175]" office:value-type="float" office:value="0.0835207514753031" calcext:value-type="float">
            <text:p>0.083520751475303</text:p>
          </table:table-cell>
          <table:table-cell table:formula="of:=[.M175]-[.D175]" office:value-type="float" office:value="-0.146499093672915" calcext:value-type="float">
            <text:p>-0.146499093672915</text:p>
          </table:table-cell>
          <table:table-cell office:value-type="float" office:value="0.360194796095734" calcext:value-type="float">
            <text:p>0.360194796095734</text:p>
          </table:table-cell>
          <table:table-cell office:value-type="float" office:value="-0.179322197482202" calcext:value-type="float">
            <text:p>-0.179322197482202</text:p>
          </table:table-cell>
          <table:table-cell office:value-type="float" office:value="0.334925033529212" calcext:value-type="float">
            <text:p>0.334925033529212</text:p>
          </table:table-cell>
          <table:table-cell office:value-type="float" office:value="-0.0145498560653397" calcext:value-type="float">
            <text:p>-0.01454985606534</text:p>
          </table:table-cell>
          <table:table-cell office:value-type="float" office:value="-0.0500622134685651" calcext:value-type="float">
            <text:p>-0.050062213468565</text:p>
          </table:table-cell>
          <table:table-cell office:value-type="float" office:value="-0.00655441404823343" calcext:value-type="float">
            <text:p>-0.006554414048233</text:p>
          </table:table-cell>
        </table:table-row>
        <table:table-row table:style-name="ro1">
          <table:table-cell table:formula="of:=SQRT([.I176]^2 + [.K176]^2 + [.M176]^2)" office:value-type="float" office:value="5.13089912898777" calcext:value-type="float">
            <text:p>5.13089912898777</text:p>
          </table:table-cell>
          <table:table-cell office:value-type="float" office:value="4.81775179707087" calcext:value-type="float">
            <text:p>4.81775179707087</text:p>
          </table:table-cell>
          <table:table-cell office:value-type="float" office:value="1.43518138472509" calcext:value-type="float">
            <text:p>1.43518138472509</text:p>
          </table:table-cell>
          <table:table-cell office:value-type="float" office:value="1.5272942168805" calcext:value-type="float">
            <text:p>1.5272942168805</text:p>
          </table:table-cell>
          <table:table-cell office:value-type="float" office:value="-0.630143091782677" calcext:value-type="float">
            <text:p>-0.630143091782677</text:p>
          </table:table-cell>
          <table:table-cell office:value-type="float" office:value="0.283678612042992" calcext:value-type="float">
            <text:p>0.283678612042992</text:p>
          </table:table-cell>
          <table:table-cell office:value-type="float" office:value="2.18017428972375" calcext:value-type="float">
            <text:p>2.18017428972375</text:p>
          </table:table-cell>
          <table:table-cell office:value-type="float" office:value="5.45042780986259" calcext:value-type="float">
            <text:p>5.45042780986259</text:p>
          </table:table-cell>
          <table:table-cell table:formula="of:=[.H176] / 1.184 + 0.103" office:value-type="float" office:value="4.706401866438" calcext:value-type="float">
            <text:p>4.706401866438</text:p>
          </table:table-cell>
          <table:table-cell office:value-type="float" office:value="1.16640477795076" calcext:value-type="float">
            <text:p>1.16640477795076</text:p>
          </table:table-cell>
          <table:table-cell table:formula="of:=[.J176] / 1.032 + 0.243" office:value-type="float" office:value="1.37323718793678" calcext:value-type="float">
            <text:p>1.37323718793678</text:p>
          </table:table-cell>
          <table:table-cell office:value-type="float" office:value="2.08367434471466" calcext:value-type="float">
            <text:p>2.08367434471466</text:p>
          </table:table-cell>
          <table:table-cell table:formula="of:=[.L176] / 1.151 - 0.297" office:value-type="float" office:value="1.51331654623341" calcext:value-type="float">
            <text:p>1.51331654623341</text:p>
          </table:table-cell>
          <table:table-cell office:value-type="float" office:value="1.02882343415692" calcext:value-type="float">
            <text:p>1.02882343415692</text:p>
          </table:table-cell>
          <table:table-cell office:value-type="float" office:value="0.491601019785369" calcext:value-type="float">
            <text:p>0.491601019785369</text:p>
          </table:table-cell>
          <table:table-cell office:value-type="float" office:value="2.09617895833808" calcext:value-type="float">
            <text:p>2.09617895833808</text:p>
          </table:table-cell>
          <table:table-cell table:formula="of:=[.I176]-[.B176]" office:value-type="float" office:value="-0.111349930632872" calcext:value-type="float">
            <text:p>-0.111349930632872</text:p>
          </table:table-cell>
          <table:table-cell table:formula="of:=[.K176]-[.C176]" office:value-type="float" office:value="-0.061944196788307" calcext:value-type="float">
            <text:p>-0.061944196788307</text:p>
          </table:table-cell>
          <table:table-cell table:formula="of:=[.M176]-[.D176]" office:value-type="float" office:value="-0.0139776706470856" calcext:value-type="float">
            <text:p>-0.013977670647086</text:p>
          </table:table-cell>
          <table:table-cell office:value-type="float" office:value="0.632676012791714" calcext:value-type="float">
            <text:p>0.632676012791714</text:p>
          </table:table-cell>
          <table:table-cell office:value-type="float" office:value="-0.268776606774329" calcext:value-type="float">
            <text:p>-0.268776606774329</text:p>
          </table:table-cell>
          <table:table-cell office:value-type="float" office:value="0.556380127834162" calcext:value-type="float">
            <text:p>0.556380127834162</text:p>
          </table:table-cell>
          <table:table-cell office:value-type="float" office:value="-1.10015376549761" calcext:value-type="float">
            <text:p>-1.10015376549761</text:p>
          </table:table-cell>
          <table:table-cell office:value-type="float" office:value="-1.4434450092309" calcext:value-type="float">
            <text:p>-1.4434450092309</text:p>
          </table:table-cell>
          <table:table-cell office:value-type="float" office:value="-0.286825201697576" calcext:value-type="float">
            <text:p>-0.286825201697576</text:p>
          </table:table-cell>
        </table:table-row>
        <table:table-row table:style-name="ro1">
          <table:table-cell table:formula="of:=SQRT([.I177]^2 + [.K177]^2 + [.M177]^2)" office:value-type="float" office:value="5.54871161925836" calcext:value-type="float">
            <text:p>5.54871161925836</text:p>
          </table:table-cell>
          <table:table-cell office:value-type="float" office:value="4.58815492847439" calcext:value-type="float">
            <text:p>4.58815492847439</text:p>
          </table:table-cell>
          <table:table-cell office:value-type="float" office:value="3.23311085090258" calcext:value-type="float">
            <text:p>3.23311085090258</text:p>
          </table:table-cell>
          <table:table-cell office:value-type="float" office:value="1.08036866999987" calcext:value-type="float">
            <text:p>1.08036866999987</text:p>
          </table:table-cell>
          <table:table-cell office:value-type="float" office:value="-0.231268076833713" calcext:value-type="float">
            <text:p>-0.231268076833713</text:p>
          </table:table-cell>
          <table:table-cell office:value-type="float" office:value="0.588501082866365" calcext:value-type="float">
            <text:p>0.588501082866365</text:p>
          </table:table-cell>
          <table:table-cell office:value-type="float" office:value="-2.95739619060895" calcext:value-type="float">
            <text:p>-2.95739619060895</text:p>
          </table:table-cell>
          <table:table-cell office:value-type="float" office:value="5.18688773640393" calcext:value-type="float">
            <text:p>5.18688773640393</text:p>
          </table:table-cell>
          <table:table-cell table:formula="of:=[.H177] / 1.184 + 0.103" office:value-type="float" office:value="4.48381734493575" calcext:value-type="float">
            <text:p>4.48381734493575</text:p>
          </table:table-cell>
          <table:table-cell office:value-type="float" office:value="2.92848616273074" calcext:value-type="float">
            <text:p>2.92848616273074</text:p>
          </table:table-cell>
          <table:table-cell table:formula="of:=[.J177] / 1.032 + 0.243" office:value-type="float" office:value="3.08068039024296" calcext:value-type="float">
            <text:p>3.08068039024296</text:p>
          </table:table-cell>
          <table:table-cell office:value-type="float" office:value="1.59901669767455" calcext:value-type="float">
            <text:p>1.59901669767455</text:p>
          </table:table-cell>
          <table:table-cell table:formula="of:=[.L177] / 1.151 - 0.297" office:value-type="float" office:value="1.09224126644183" calcext:value-type="float">
            <text:p>1.09224126644183</text:p>
          </table:table-cell>
          <table:table-cell office:value-type="float" office:value="-0.131657780889301" calcext:value-type="float">
            <text:p>-0.131657780889301</text:p>
          </table:table-cell>
          <table:table-cell office:value-type="float" office:value="0.730817764077989" calcext:value-type="float">
            <text:p>0.730817764077989</text:p>
          </table:table-cell>
          <table:table-cell office:value-type="float" office:value="-2.98363508435138" calcext:value-type="float">
            <text:p>-2.98363508435138</text:p>
          </table:table-cell>
          <table:table-cell table:formula="of:=[.I177]-[.B177]" office:value-type="float" office:value="-0.104337583538638" calcext:value-type="float">
            <text:p>-0.104337583538638</text:p>
          </table:table-cell>
          <table:table-cell table:formula="of:=[.K177]-[.C177]" office:value-type="float" office:value="-0.152430460659615" calcext:value-type="float">
            <text:p>-0.152430460659615</text:p>
          </table:table-cell>
          <table:table-cell table:formula="of:=[.M177]-[.D177]" office:value-type="float" office:value="0.011872596441963" calcext:value-type="float">
            <text:p>0.011872596441963</text:p>
          </table:table-cell>
          <table:table-cell office:value-type="float" office:value="0.598732807929534" calcext:value-type="float">
            <text:p>0.598732807929534</text:p>
          </table:table-cell>
          <table:table-cell office:value-type="float" office:value="-0.304624688171839" calcext:value-type="float">
            <text:p>-0.304624688171839</text:p>
          </table:table-cell>
          <table:table-cell office:value-type="float" office:value="0.518648027674672" calcext:value-type="float">
            <text:p>0.518648027674672</text:p>
          </table:table-cell>
          <table:table-cell office:value-type="float" office:value="-0.100139280498818" calcext:value-type="float">
            <text:p>-0.100139280498818</text:p>
          </table:table-cell>
          <table:table-cell office:value-type="float" office:value="-0.1282401847089" calcext:value-type="float">
            <text:p>-0.1282401847089</text:p>
          </table:table-cell>
          <table:table-cell office:value-type="float" office:value="0.0285583381588985" calcext:value-type="float">
            <text:p>0.028558338158899</text:p>
          </table:table-cell>
        </table:table-row>
        <table:table-row table:style-name="ro1">
          <table:table-cell table:formula="of:=SQRT([.I178]^2 + [.K178]^2 + [.M178]^2)" office:value-type="float" office:value="5.14238557129681" calcext:value-type="float">
            <text:p>5.14238557129681</text:p>
          </table:table-cell>
          <table:table-cell office:value-type="float" office:value="4.09051362152476" calcext:value-type="float">
            <text:p>4.09051362152476</text:p>
          </table:table-cell>
          <table:table-cell office:value-type="float" office:value="-2.92625029200668" calcext:value-type="float">
            <text:p>-2.92625029200668</text:p>
          </table:table-cell>
          <table:table-cell office:value-type="float" office:value="1.22345950856889" calcext:value-type="float">
            <text:p>1.22345950856889</text:p>
          </table:table-cell>
          <table:table-cell office:value-type="float" office:value="-0.466036799016613" calcext:value-type="float">
            <text:p>-0.466036799016613</text:p>
          </table:table-cell>
          <table:table-cell office:value-type="float" office:value="-0.37317357332911" calcext:value-type="float">
            <text:p>-0.37317357332911</text:p>
          </table:table-cell>
          <table:table-cell office:value-type="float" office:value="1.62145816860651" calcext:value-type="float">
            <text:p>1.62145816860651</text:p>
          </table:table-cell>
          <table:table-cell office:value-type="float" office:value="4.6692225174912" calcext:value-type="float">
            <text:p>4.6692225174912</text:p>
          </table:table-cell>
          <table:table-cell table:formula="of:=[.H178] / 1.184 + 0.103" office:value-type="float" office:value="4.04660009923243" calcext:value-type="float">
            <text:p>4.04660009923243</text:p>
          </table:table-cell>
          <table:table-cell office:value-type="float" office:value="-3.26519566844557" calcext:value-type="float">
            <text:p>-3.26519566844557</text:p>
          </table:table-cell>
          <table:table-cell table:formula="of:=[.J178] / 1.032 + 0.243" office:value-type="float" office:value="-2.92094929112943" calcext:value-type="float">
            <text:p>-2.92094929112943</text:p>
          </table:table-cell>
          <table:table-cell office:value-type="float" office:value="1.76890702396586" calcext:value-type="float">
            <text:p>1.76890702396586</text:p>
          </table:table-cell>
          <table:table-cell table:formula="of:=[.L178] / 1.151 - 0.297" office:value-type="float" office:value="1.23984363507025" calcext:value-type="float">
            <text:p>1.23984363507025</text:p>
          </table:table-cell>
          <table:table-cell office:value-type="float" office:value="1.2012604131535" calcext:value-type="float">
            <text:p>1.2012604131535</text:p>
          </table:table-cell>
          <table:table-cell office:value-type="float" office:value="-0.777440876593846" calcext:value-type="float">
            <text:p>-0.777440876593846</text:p>
          </table:table-cell>
          <table:table-cell office:value-type="float" office:value="1.81719444243967" calcext:value-type="float">
            <text:p>1.81719444243967</text:p>
          </table:table-cell>
          <table:table-cell table:formula="of:=[.I178]-[.B178]" office:value-type="float" office:value="-0.0439135222923275" calcext:value-type="float">
            <text:p>-0.043913522292328</text:p>
          </table:table-cell>
          <table:table-cell table:formula="of:=[.K178]-[.C178]" office:value-type="float" office:value="0.00530100087725138" calcext:value-type="float">
            <text:p>0.005301000877251</text:p>
          </table:table-cell>
          <table:table-cell table:formula="of:=[.M178]-[.D178]" office:value-type="float" office:value="0.016384126501362" calcext:value-type="float">
            <text:p>0.016384126501362</text:p>
          </table:table-cell>
          <table:table-cell office:value-type="float" office:value="0.578708895966441" calcext:value-type="float">
            <text:p>0.578708895966441</text:p>
          </table:table-cell>
          <table:table-cell office:value-type="float" office:value="-0.338945376438894" calcext:value-type="float">
            <text:p>-0.338945376438894</text:p>
          </table:table-cell>
          <table:table-cell office:value-type="float" office:value="0.545447515396973" calcext:value-type="float">
            <text:p>0.545447515396973</text:p>
          </table:table-cell>
          <table:table-cell office:value-type="float" office:value="-1.3081233584644" calcext:value-type="float">
            <text:p>-1.3081233584644</text:p>
          </table:table-cell>
          <table:table-cell office:value-type="float" office:value="-0.739799594565751" calcext:value-type="float">
            <text:p>-0.739799594565751</text:p>
          </table:table-cell>
          <table:table-cell office:value-type="float" office:value="-1.48019026144952" calcext:value-type="float">
            <text:p>-1.48019026144952</text:p>
          </table:table-cell>
        </table:table-row>
        <table:table-row table:style-name="ro1">
          <table:table-cell table:formula="of:=SQRT([.I179]^2 + [.K179]^2 + [.M179]^2)" office:value-type="float" office:value="3.00043146293137" calcext:value-type="float">
            <text:p>3.00043146293137</text:p>
          </table:table-cell>
          <table:table-cell office:value-type="float" office:value="2.79885006362555" calcext:value-type="float">
            <text:p>2.79885006362555</text:p>
          </table:table-cell>
          <table:table-cell office:value-type="float" office:value="-1.10088323487868" calcext:value-type="float">
            <text:p>-1.10088323487868</text:p>
          </table:table-cell>
          <table:table-cell office:value-type="float" office:value="0.525673648615982" calcext:value-type="float">
            <text:p>0.525673648615982</text:p>
          </table:table-cell>
          <table:table-cell office:value-type="float" office:value="0.664417802681014" calcext:value-type="float">
            <text:p>0.664417802681014</text:p>
          </table:table-cell>
          <table:table-cell office:value-type="float" office:value="0.310566991638622" calcext:value-type="float">
            <text:p>0.310566991638622</text:p>
          </table:table-cell>
          <table:table-cell office:value-type="float" office:value="-1.70204965839791" calcext:value-type="float">
            <text:p>-1.70204965839791</text:p>
          </table:table-cell>
          <table:table-cell office:value-type="float" office:value="3.17799048987585" calcext:value-type="float">
            <text:p>3.17799048987585</text:p>
          </table:table-cell>
          <table:table-cell table:formula="of:=[.H179] / 1.184 + 0.103" office:value-type="float" office:value="2.78711358942217" calcext:value-type="float">
            <text:p>2.78711358942217</text:p>
          </table:table-cell>
          <table:table-cell office:value-type="float" office:value="-1.29850555832374" calcext:value-type="float">
            <text:p>-1.29850555832374</text:p>
          </table:table-cell>
          <table:table-cell table:formula="of:=[.J179] / 1.032 + 0.243" office:value-type="float" office:value="-1.01524182008114" calcext:value-type="float">
            <text:p>-1.01524182008114</text:p>
          </table:table-cell>
          <table:table-cell office:value-type="float" office:value="0.861547207975246" calcext:value-type="float">
            <text:p>0.861547207975246</text:p>
          </table:table-cell>
          <table:table-cell table:formula="of:=[.L179] / 1.151 - 0.297" office:value-type="float" office:value="0.451520597719588" calcext:value-type="float">
            <text:p>0.451520597719588</text:p>
          </table:table-cell>
          <table:table-cell office:value-type="float" office:value="-1.0196395579111" calcext:value-type="float">
            <text:p>-1.0196395579111</text:p>
          </table:table-cell>
          <table:table-cell office:value-type="float" office:value="0.468952949281476" calcext:value-type="float">
            <text:p>0.468952949281476</text:p>
          </table:table-cell>
          <table:table-cell office:value-type="float" office:value="-1.64500579381257" calcext:value-type="float">
            <text:p>-1.64500579381257</text:p>
          </table:table-cell>
          <table:table-cell table:formula="of:=[.I179]-[.B179]" office:value-type="float" office:value="-0.0117364742033792" calcext:value-type="float">
            <text:p>-0.011736474203379</text:p>
          </table:table-cell>
          <table:table-cell table:formula="of:=[.K179]-[.C179]" office:value-type="float" office:value="0.0856414147975366" calcext:value-type="float">
            <text:p>0.085641414797537</text:p>
          </table:table-cell>
          <table:table-cell table:formula="of:=[.M179]-[.D179]" office:value-type="float" office:value="-0.0741530508963939" calcext:value-type="float">
            <text:p>-0.074153050896394</text:p>
          </table:table-cell>
          <table:table-cell office:value-type="float" office:value="0.379140426250298" calcext:value-type="float">
            <text:p>0.379140426250298</text:p>
          </table:table-cell>
          <table:table-cell office:value-type="float" office:value="-0.197622323445067" calcext:value-type="float">
            <text:p>-0.197622323445067</text:p>
          </table:table-cell>
          <table:table-cell office:value-type="float" office:value="0.335873559359264" calcext:value-type="float">
            <text:p>0.335873559359264</text:p>
          </table:table-cell>
          <table:table-cell office:value-type="float" office:value="-1.44795817840958" calcext:value-type="float">
            <text:p>-1.44795817840958</text:p>
          </table:table-cell>
          <table:table-cell office:value-type="float" office:value="-1.2198726210984" calcext:value-type="float">
            <text:p>-1.2198726210984</text:p>
          </table:table-cell>
          <table:table-cell office:value-type="float" office:value="-1.85692796151844" calcext:value-type="float">
            <text:p>-1.85692796151844</text:p>
          </table:table-cell>
        </table:table-row>
        <table:table-row table:style-name="ro1">
          <table:table-cell table:formula="of:=SQRT([.I180]^2 + [.K180]^2 + [.M180]^2)" office:value-type="float" office:value="7.38139368586156" calcext:value-type="float">
            <text:p>7.38139368586156</text:p>
          </table:table-cell>
          <table:table-cell office:value-type="float" office:value="5.84868868892509" calcext:value-type="float">
            <text:p>5.84868868892509</text:p>
          </table:table-cell>
          <table:table-cell office:value-type="float" office:value="4.27590677408424" calcext:value-type="float">
            <text:p>4.27590677408424</text:p>
          </table:table-cell>
          <table:table-cell office:value-type="float" office:value="0.43784978643504" calcext:value-type="float">
            <text:p>0.43784978643504</text:p>
          </table:table-cell>
          <table:table-cell office:value-type="float" office:value="-0.144099562347591" calcext:value-type="float">
            <text:p>-0.144099562347591</text:p>
          </table:table-cell>
          <table:table-cell office:value-type="float" office:value="-0.474664117324893" calcext:value-type="float">
            <text:p>-0.474664117324893</text:p>
          </table:table-cell>
          <table:table-cell office:value-type="float" office:value="-2.31851463710339" calcext:value-type="float">
            <text:p>-2.31851463710339</text:p>
          </table:table-cell>
          <table:table-cell office:value-type="float" office:value="7.00702523568419" calcext:value-type="float">
            <text:p>7.00702523568419</text:p>
          </table:table-cell>
          <table:table-cell table:formula="of:=[.H180] / 1.184 + 0.103" office:value-type="float" office:value="6.02109563824678" calcext:value-type="float">
            <text:p>6.02109563824678</text:p>
          </table:table-cell>
          <table:table-cell office:value-type="float" office:value="4.0915468479544" calcext:value-type="float">
            <text:p>4.0915468479544</text:p>
          </table:table-cell>
          <table:table-cell table:formula="of:=[.J180] / 1.032 + 0.243" office:value-type="float" office:value="4.20767717825039" calcext:value-type="float">
            <text:p>4.20767717825039</text:p>
          </table:table-cell>
          <table:table-cell office:value-type="float" office:value="1.17728021252456" calcext:value-type="float">
            <text:p>1.17728021252456</text:p>
          </table:table-cell>
          <table:table-cell table:formula="of:=[.L180] / 1.151 - 0.297" office:value-type="float" office:value="0.725832504365387" calcext:value-type="float">
            <text:p>0.725832504365387</text:p>
          </table:table-cell>
          <table:table-cell office:value-type="float" office:value="-0.0175837317697232" calcext:value-type="float">
            <text:p>-0.017583731769723</text:p>
          </table:table-cell>
          <table:table-cell office:value-type="float" office:value="-0.395160590923788" calcext:value-type="float">
            <text:p>-0.395160590923788</text:p>
          </table:table-cell>
          <table:table-cell office:value-type="float" office:value="-2.24958379353746" calcext:value-type="float">
            <text:p>-2.24958379353746</text:p>
          </table:table-cell>
          <table:table-cell table:formula="of:=[.I180]-[.B180]" office:value-type="float" office:value="0.172406949321692" calcext:value-type="float">
            <text:p>0.172406949321692</text:p>
          </table:table-cell>
          <table:table-cell table:formula="of:=[.K180]-[.C180]" office:value-type="float" office:value="-0.0682295958338521" calcext:value-type="float">
            <text:p>-0.068229595833852</text:p>
          </table:table-cell>
          <table:table-cell table:formula="of:=[.M180]-[.D180]" office:value-type="float" office:value="0.287982717930347" calcext:value-type="float">
            <text:p>0.287982717930347</text:p>
          </table:table-cell>
          <table:table-cell office:value-type="float" office:value="1.1583365467591" calcext:value-type="float">
            <text:p>1.1583365467591</text:p>
          </table:table-cell>
          <table:table-cell office:value-type="float" office:value="-0.184359926129839" calcext:value-type="float">
            <text:p>-0.184359926129839</text:p>
          </table:table-cell>
          <table:table-cell office:value-type="float" office:value="0.739430426089514" calcext:value-type="float">
            <text:p>0.739430426089514</text:p>
          </table:table-cell>
          <table:table-cell office:value-type="float" office:value="-0.135437558210026" calcext:value-type="float">
            <text:p>-0.135437558210026</text:p>
          </table:table-cell>
          <table:table-cell office:value-type="float" office:value="0.033685344298501" calcext:value-type="float">
            <text:p>0.033685344298501</text:p>
          </table:table-cell>
          <table:table-cell office:value-type="float" office:value="0.0178099331400481" calcext:value-type="float">
            <text:p>0.017809933140048</text:p>
          </table:table-cell>
        </table:table-row>
        <table:table-row table:style-name="ro1">
          <table:table-cell table:formula="of:=SQRT([.I181]^2 + [.K181]^2 + [.M181]^2)" office:value-type="float" office:value="3.34097635161786" calcext:value-type="float">
            <text:p>3.34097635161786</text:p>
          </table:table-cell>
          <table:table-cell office:value-type="float" office:value="2.97460689587102" calcext:value-type="float">
            <text:p>2.97460689587102</text:p>
          </table:table-cell>
          <table:table-cell office:value-type="float" office:value="1.19643828942413" calcext:value-type="float">
            <text:p>1.19643828942413</text:p>
          </table:table-cell>
          <table:table-cell office:value-type="float" office:value="1.10181345706016" calcext:value-type="float">
            <text:p>1.10181345706016</text:p>
          </table:table-cell>
          <table:table-cell office:value-type="float" office:value="0.0110392029560709" calcext:value-type="float">
            <text:p>0.011039202956071</text:p>
          </table:table-cell>
          <table:table-cell office:value-type="float" office:value="-0.34701443468287" calcext:value-type="float">
            <text:p>-0.34701443468287</text:p>
          </table:table-cell>
          <table:table-cell office:value-type="float" office:value="1.29132559992694" calcext:value-type="float">
            <text:p>1.29132559992694</text:p>
          </table:table-cell>
          <table:table-cell office:value-type="float" office:value="3.36758783925972" calcext:value-type="float">
            <text:p>3.36758783925972</text:p>
          </table:table-cell>
          <table:table-cell table:formula="of:=[.H181] / 1.184 + 0.103" office:value-type="float" office:value="2.94724648586125" calcext:value-type="float">
            <text:p>2.94724648586125</text:p>
          </table:table-cell>
          <table:table-cell office:value-type="float" office:value="1.03435165161994" calcext:value-type="float">
            <text:p>1.03435165161994</text:p>
          </table:table-cell>
          <table:table-cell table:formula="of:=[.J181] / 1.032 + 0.243" office:value-type="float" office:value="1.24527873218986" calcext:value-type="float">
            <text:p>1.24527873218986</text:p>
          </table:table-cell>
          <table:table-cell office:value-type="float" office:value="1.44892832659919" calcext:value-type="float">
            <text:p>1.44892832659919</text:p>
          </table:table-cell>
          <table:table-cell table:formula="of:=[.L181] / 1.151 - 0.297" office:value-type="float" office:value="0.961843029191303" calcext:value-type="float">
            <text:p>0.961843029191303</text:p>
          </table:table-cell>
          <table:table-cell office:value-type="float" office:value="0.0641868016157225" calcext:value-type="float">
            <text:p>0.064186801615723</text:p>
          </table:table-cell>
          <table:table-cell office:value-type="float" office:value="-0.453738870933135" calcext:value-type="float">
            <text:p>-0.453738870933135</text:p>
          </table:table-cell>
          <table:table-cell office:value-type="float" office:value="1.36149322694489" calcext:value-type="float">
            <text:p>1.36149322694489</text:p>
          </table:table-cell>
          <table:table-cell table:formula="of:=[.I181]-[.B181]" office:value-type="float" office:value="-0.02736041000977" calcext:value-type="float">
            <text:p>-0.02736041000977</text:p>
          </table:table-cell>
          <table:table-cell table:formula="of:=[.K181]-[.C181]" office:value-type="float" office:value="0.0488404427657341" calcext:value-type="float">
            <text:p>0.048840442765734</text:p>
          </table:table-cell>
          <table:table-cell table:formula="of:=[.M181]-[.D181]" office:value-type="float" office:value="-0.139970427868857" calcext:value-type="float">
            <text:p>-0.139970427868857</text:p>
          </table:table-cell>
          <table:table-cell office:value-type="float" office:value="0.392980943388709" calcext:value-type="float">
            <text:p>0.392980943388709</text:p>
          </table:table-cell>
          <table:table-cell office:value-type="float" office:value="-0.162086637804197" calcext:value-type="float">
            <text:p>-0.162086637804197</text:p>
          </table:table-cell>
          <table:table-cell office:value-type="float" office:value="0.347114869539022" calcext:value-type="float">
            <text:p>0.347114869539022</text:p>
          </table:table-cell>
          <table:table-cell office:value-type="float" office:value="-0.0900103370553289" calcext:value-type="float">
            <text:p>-0.090010337055329</text:p>
          </table:table-cell>
          <table:table-cell office:value-type="float" office:value="-0.0754692625296309" calcext:value-type="float">
            <text:p>-0.075469262529631</text:p>
          </table:table-cell>
          <table:table-cell office:value-type="float" office:value="0.0460184595749866" calcext:value-type="float">
            <text:p>0.046018459574987</text:p>
          </table:table-cell>
        </table:table-row>
        <table:table-row table:style-name="ro1">
          <table:table-cell table:formula="of:=SQRT([.I182]^2 + [.K182]^2 + [.M182]^2)" office:value-type="float" office:value="7.23994348082276" calcext:value-type="float">
            <text:p>7.23994348082276</text:p>
          </table:table-cell>
          <table:table-cell office:value-type="float" office:value="5.32667420639252" calcext:value-type="float">
            <text:p>5.32667420639252</text:p>
          </table:table-cell>
          <table:table-cell office:value-type="float" office:value="4.55764068124056" calcext:value-type="float">
            <text:p>4.55764068124056</text:p>
          </table:table-cell>
          <table:table-cell office:value-type="float" office:value="0.984100656682548" calcext:value-type="float">
            <text:p>0.984100656682548</text:p>
          </table:table-cell>
          <table:table-cell office:value-type="float" office:value="-0.154779872297126" calcext:value-type="float">
            <text:p>-0.154779872297126</text:p>
          </table:table-cell>
          <table:table-cell office:value-type="float" office:value="0.470975125444071" calcext:value-type="float">
            <text:p>0.470975125444071</text:p>
          </table:table-cell>
          <table:table-cell office:value-type="float" office:value="0.384960162009202" calcext:value-type="float">
            <text:p>0.384960162009202</text:p>
          </table:table-cell>
          <table:table-cell office:value-type="float" office:value="6.42113933584503" calcext:value-type="float">
            <text:p>6.42113933584503</text:p>
          </table:table-cell>
          <table:table-cell table:formula="of:=[.H182] / 1.184 + 0.103" office:value-type="float" office:value="5.52625957419344" calcext:value-type="float">
            <text:p>5.52625957419344</text:p>
          </table:table-cell>
          <table:table-cell office:value-type="float" office:value="4.41761849970552" calcext:value-type="float">
            <text:p>4.41761849970552</text:p>
          </table:table-cell>
          <table:table-cell table:formula="of:=[.J182] / 1.032 + 0.243" office:value-type="float" office:value="4.52363808111" calcext:value-type="float">
            <text:p>4.52363808111</text:p>
          </table:table-cell>
          <table:table-cell office:value-type="float" office:value="1.71048969026917" calcext:value-type="float">
            <text:p>1.71048969026917</text:p>
          </table:table-cell>
          <table:table-cell table:formula="of:=[.L182] / 1.151 - 0.297" office:value-type="float" office:value="1.18909008711483" calcext:value-type="float">
            <text:p>1.18909008711483</text:p>
          </table:table-cell>
          <table:table-cell office:value-type="float" office:value="-0.237081386161415" calcext:value-type="float">
            <text:p>-0.237081386161415</text:p>
          </table:table-cell>
          <table:table-cell office:value-type="float" office:value="0.356452577610461" calcext:value-type="float">
            <text:p>0.356452577610461</text:p>
          </table:table-cell>
          <table:table-cell office:value-type="float" office:value="0.445331269313434" calcext:value-type="float">
            <text:p>0.445331269313434</text:p>
          </table:table-cell>
          <table:table-cell table:formula="of:=[.I182]-[.B182]" office:value-type="float" office:value="0.199585367800918" calcext:value-type="float">
            <text:p>0.199585367800918</text:p>
          </table:table-cell>
          <table:table-cell table:formula="of:=[.K182]-[.C182]" office:value-type="float" office:value="-0.0340026001305604" calcext:value-type="float">
            <text:p>-0.034002600130561</text:p>
          </table:table-cell>
          <table:table-cell table:formula="of:=[.M182]-[.D182]" office:value-type="float" office:value="0.204989430432283" calcext:value-type="float">
            <text:p>0.204989430432283</text:p>
          </table:table-cell>
          <table:table-cell office:value-type="float" office:value="1.09446512945251" calcext:value-type="float">
            <text:p>1.09446512945251</text:p>
          </table:table-cell>
          <table:table-cell office:value-type="float" office:value="-0.140022181535036" calcext:value-type="float">
            <text:p>-0.140022181535036</text:p>
          </table:table-cell>
          <table:table-cell office:value-type="float" office:value="0.726389033586625" calcext:value-type="float">
            <text:p>0.726389033586625</text:p>
          </table:table-cell>
          <table:table-cell office:value-type="float" office:value="-0.114349940578747" calcext:value-type="float">
            <text:p>-0.114349940578747</text:p>
          </table:table-cell>
          <table:table-cell office:value-type="float" office:value="-0.075716860765437" calcext:value-type="float">
            <text:p>-0.075716860765437</text:p>
          </table:table-cell>
          <table:table-cell office:value-type="float" office:value="0.0228789642309897" calcext:value-type="float">
            <text:p>0.02287896423099</text:p>
          </table:table-cell>
        </table:table-row>
        <table:table-row table:style-name="ro1">
          <table:table-cell table:formula="of:=SQRT([.I183]^2 + [.K183]^2 + [.M183]^2)" office:value-type="float" office:value="6.17146387258023" calcext:value-type="float">
            <text:p>6.17146387258023</text:p>
          </table:table-cell>
          <table:table-cell office:value-type="float" office:value="5.98791973908445" calcext:value-type="float">
            <text:p>5.98791973908445</text:p>
          </table:table-cell>
          <table:table-cell office:value-type="float" office:value="-0.471267309628609" calcext:value-type="float">
            <text:p>-0.471267309628609</text:p>
          </table:table-cell>
          <table:table-cell office:value-type="float" office:value="0.478315827695334" calcext:value-type="float">
            <text:p>0.478315827695334</text:p>
          </table:table-cell>
          <table:table-cell office:value-type="float" office:value="-0.431544930170375" calcext:value-type="float">
            <text:p>-0.431544930170375</text:p>
          </table:table-cell>
          <table:table-cell office:value-type="float" office:value="0.00922539628106911" calcext:value-type="float">
            <text:p>0.009225396281069</text:p>
          </table:table-cell>
          <table:table-cell office:value-type="float" office:value="1.31096149952437" calcext:value-type="float">
            <text:p>1.31096149952437</text:p>
          </table:table-cell>
          <table:table-cell office:value-type="float" office:value="7.09705722967913" calcext:value-type="float">
            <text:p>7.09705722967913</text:p>
          </table:table-cell>
          <table:table-cell table:formula="of:=[.H183] / 1.184 + 0.103" office:value-type="float" office:value="6.09713617371548" calcext:value-type="float">
            <text:p>6.09713617371548</text:p>
          </table:table-cell>
          <table:table-cell office:value-type="float" office:value="-0.871771941597518" calcext:value-type="float">
            <text:p>-0.871771941597518</text:p>
          </table:table-cell>
          <table:table-cell table:formula="of:=[.J183] / 1.032 + 0.243" office:value-type="float" office:value="-0.601740253485967" calcext:value-type="float">
            <text:p>-0.601740253485967</text:p>
          </table:table-cell>
          <table:table-cell office:value-type="float" office:value="1.19530048193374" calcext:value-type="float">
            <text:p>1.19530048193374</text:p>
          </table:table-cell>
          <table:table-cell table:formula="of:=[.L183] / 1.151 - 0.297" office:value-type="float" office:value="0.741488689777359" calcext:value-type="float">
            <text:p>0.741488689777359</text:p>
          </table:table-cell>
          <table:table-cell office:value-type="float" office:value="-0.384970261284992" calcext:value-type="float">
            <text:p>-0.384970261284992</text:p>
          </table:table-cell>
          <table:table-cell office:value-type="float" office:value="-0.0780959036464468" calcext:value-type="float">
            <text:p>-0.078095903646447</text:p>
          </table:table-cell>
          <table:table-cell office:value-type="float" office:value="1.29160406323517" calcext:value-type="float">
            <text:p>1.29160406323517</text:p>
          </table:table-cell>
          <table:table-cell table:formula="of:=[.I183]-[.B183]" office:value-type="float" office:value="0.109216434631032" calcext:value-type="float">
            <text:p>0.109216434631032</text:p>
          </table:table-cell>
          <table:table-cell table:formula="of:=[.K183]-[.C183]" office:value-type="float" office:value="-0.130472943857358" calcext:value-type="float">
            <text:p>-0.130472943857358</text:p>
          </table:table-cell>
          <table:table-cell table:formula="of:=[.M183]-[.D183]" office:value-type="float" office:value="0.263172862082025" calcext:value-type="float">
            <text:p>0.263172862082025</text:p>
          </table:table-cell>
          <table:table-cell office:value-type="float" office:value="1.10913749059468" calcext:value-type="float">
            <text:p>1.10913749059468</text:p>
          </table:table-cell>
          <table:table-cell office:value-type="float" office:value="-0.400504631968908" calcext:value-type="float">
            <text:p>-0.400504631968908</text:p>
          </table:table-cell>
          <table:table-cell office:value-type="float" office:value="0.716984654238407" calcext:value-type="float">
            <text:p>0.716984654238407</text:p>
          </table:table-cell>
          <table:table-cell office:value-type="float" office:value="-0.0725759777934765" calcext:value-type="float">
            <text:p>-0.072575977793477</text:p>
          </table:table-cell>
          <table:table-cell office:value-type="float" office:value="-0.0673122840609497" calcext:value-type="float">
            <text:p>-0.06731228406095</text:p>
          </table:table-cell>
          <table:table-cell office:value-type="float" office:value="-0.0234073713195899" calcext:value-type="float">
            <text:p>-0.02340737131959</text:p>
          </table:table-cell>
        </table:table-row>
        <table:table-row table:style-name="ro1">
          <table:table-cell table:formula="of:=SQRT([.I184]^2 + [.K184]^2 + [.M184]^2)" office:value-type="float" office:value="4.53398984393087" calcext:value-type="float">
            <text:p>4.53398984393087</text:p>
          </table:table-cell>
          <table:table-cell office:value-type="float" office:value="4.44735783223165" calcext:value-type="float">
            <text:p>4.44735783223165</text:p>
          </table:table-cell>
          <table:table-cell office:value-type="float" office:value="-0.783446818232847" calcext:value-type="float">
            <text:p>-0.783446818232847</text:p>
          </table:table-cell>
          <table:table-cell office:value-type="float" office:value="0.701266817618097" calcext:value-type="float">
            <text:p>0.701266817618097</text:p>
          </table:table-cell>
          <table:table-cell office:value-type="float" office:value="0.294659621868266" calcext:value-type="float">
            <text:p>0.294659621868266</text:p>
          </table:table-cell>
          <table:table-cell office:value-type="float" office:value="-0.320716205009552" calcext:value-type="float">
            <text:p>-0.320716205009552</text:p>
          </table:table-cell>
          <table:table-cell office:value-type="float" office:value="-2.68452280439489" calcext:value-type="float">
            <text:p>-2.68452280439489</text:p>
          </table:table-cell>
          <table:table-cell office:value-type="float" office:value="5.08401582511887" calcext:value-type="float">
            <text:p>5.08401582511887</text:p>
          </table:table-cell>
          <table:table-cell table:formula="of:=[.H184] / 1.184 + 0.103" office:value-type="float" office:value="4.39693228472878" calcext:value-type="float">
            <text:p>4.39693228472878</text:p>
          </table:table-cell>
          <table:table-cell office:value-type="float" office:value="-1.07721210813336" calcext:value-type="float">
            <text:p>-1.07721210813336</text:p>
          </table:table-cell>
          <table:table-cell table:formula="of:=[.J184] / 1.032 + 0.243" office:value-type="float" office:value="-0.800810182299767" calcext:value-type="float">
            <text:p>-0.800810182299767</text:p>
          </table:table-cell>
          <table:table-cell office:value-type="float" office:value="1.22050070907257" calcext:value-type="float">
            <text:p>1.22050070907257</text:p>
          </table:table-cell>
          <table:table-cell table:formula="of:=[.L184] / 1.151 - 0.297" office:value-type="float" office:value="0.763382892330643" calcext:value-type="float">
            <text:p>0.763382892330643</text:p>
          </table:table-cell>
          <table:table-cell office:value-type="float" office:value="-0.0117160004220676" calcext:value-type="float">
            <text:p>-0.011716000422068</text:p>
          </table:table-cell>
          <table:table-cell office:value-type="float" office:value="0.890390304611335" calcext:value-type="float">
            <text:p>0.890390304611335</text:p>
          </table:table-cell>
          <table:table-cell office:value-type="float" office:value="-2.85054449090634" calcext:value-type="float">
            <text:p>-2.85054449090634</text:p>
          </table:table-cell>
          <table:table-cell table:formula="of:=[.I184]-[.B184]" office:value-type="float" office:value="-0.0504255475028748" calcext:value-type="float">
            <text:p>-0.050425547502875</text:p>
          </table:table-cell>
          <table:table-cell table:formula="of:=[.K184]-[.C184]" office:value-type="float" office:value="-0.0173633640669204" calcext:value-type="float">
            <text:p>-0.01736336406692</text:p>
          </table:table-cell>
          <table:table-cell table:formula="of:=[.M184]-[.D184]" office:value-type="float" office:value="0.0621160747125459" calcext:value-type="float">
            <text:p>0.062116074712546</text:p>
          </table:table-cell>
          <table:table-cell office:value-type="float" office:value="0.636657992887219" calcext:value-type="float">
            <text:p>0.636657992887219</text:p>
          </table:table-cell>
          <table:table-cell office:value-type="float" office:value="-0.293765289900511" calcext:value-type="float">
            <text:p>-0.293765289900511</text:p>
          </table:table-cell>
          <table:table-cell office:value-type="float" office:value="0.519233891454475" calcext:value-type="float">
            <text:p>0.519233891454475</text:p>
          </table:table-cell>
          <table:table-cell office:value-type="float" office:value="-0.634760587146476" calcext:value-type="float">
            <text:p>-0.634760587146476</text:p>
          </table:table-cell>
          <table:table-cell office:value-type="float" office:value="-1.15643688350742" calcext:value-type="float">
            <text:p>-1.15643688350742</text:p>
          </table:table-cell>
          <table:table-cell office:value-type="float" office:value="-0.693823207337275" calcext:value-type="float">
            <text:p>-0.693823207337275</text:p>
          </table:table-cell>
        </table:table-row>
        <table:table-row table:style-name="ro1">
          <table:table-cell table:formula="of:=SQRT([.I185]^2 + [.K185]^2 + [.M185]^2)" office:value-type="float" office:value="3.25030803724018" calcext:value-type="float">
            <text:p>3.25030803724018</text:p>
          </table:table-cell>
          <table:table-cell office:value-type="float" office:value="2.81910249311847" calcext:value-type="float">
            <text:p>2.81910249311847</text:p>
          </table:table-cell>
          <table:table-cell office:value-type="float" office:value="1.21796819980654" calcext:value-type="float">
            <text:p>1.21796819980654</text:p>
          </table:table-cell>
          <table:table-cell office:value-type="float" office:value="1.24832582976118" calcext:value-type="float">
            <text:p>1.24832582976118</text:p>
          </table:table-cell>
          <table:table-cell office:value-type="float" office:value="-0.00332441839970787" calcext:value-type="float">
            <text:p>-0.003324418399708</text:p>
          </table:table-cell>
          <table:table-cell office:value-type="float" office:value="0.135577977778203" calcext:value-type="float">
            <text:p>0.135577977778203</text:p>
          </table:table-cell>
          <table:table-cell office:value-type="float" office:value="2.78696150494723" calcext:value-type="float">
            <text:p>2.78696150494723</text:p>
          </table:table-cell>
          <table:table-cell office:value-type="float" office:value="3.1839680582763" calcext:value-type="float">
            <text:p>3.1839680582763</text:p>
          </table:table-cell>
          <table:table-cell table:formula="of:=[.H185] / 1.184 + 0.103" office:value-type="float" office:value="2.79216221138201" calcext:value-type="float">
            <text:p>2.79216221138201</text:p>
          </table:table-cell>
          <table:table-cell office:value-type="float" office:value="1.05875756413586" calcext:value-type="float">
            <text:p>1.05875756413586</text:p>
          </table:table-cell>
          <table:table-cell table:formula="of:=[.J185] / 1.032 + 0.243" office:value-type="float" office:value="1.26892787222467" calcext:value-type="float">
            <text:p>1.26892787222467</text:p>
          </table:table-cell>
          <table:table-cell office:value-type="float" office:value="1.58052546604925" calcext:value-type="float">
            <text:p>1.58052546604925</text:p>
          </table:table-cell>
          <table:table-cell table:formula="of:=[.L185] / 1.151 - 0.297" office:value-type="float" office:value="1.07617590447372" calcext:value-type="float">
            <text:p>1.07617590447372</text:p>
          </table:table-cell>
          <table:table-cell office:value-type="float" office:value="0.0776128725715921" calcext:value-type="float">
            <text:p>0.077612872571592</text:p>
          </table:table-cell>
          <table:table-cell office:value-type="float" office:value="0.12334727207384" calcext:value-type="float">
            <text:p>0.12334727207384</text:p>
          </table:table-cell>
          <table:table-cell office:value-type="float" office:value="2.80394319249617" calcext:value-type="float">
            <text:p>2.80394319249617</text:p>
          </table:table-cell>
          <table:table-cell table:formula="of:=[.I185]-[.B185]" office:value-type="float" office:value="-0.0269402817364597" calcext:value-type="float">
            <text:p>-0.02694028173646</text:p>
          </table:table-cell>
          <table:table-cell table:formula="of:=[.K185]-[.C185]" office:value-type="float" office:value="0.0509596724181305" calcext:value-type="float">
            <text:p>0.050959672418131</text:p>
          </table:table-cell>
          <table:table-cell table:formula="of:=[.M185]-[.D185]" office:value-type="float" office:value="-0.172149925287462" calcext:value-type="float">
            <text:p>-0.172149925287462</text:p>
          </table:table-cell>
          <table:table-cell office:value-type="float" office:value="0.364865565157828" calcext:value-type="float">
            <text:p>0.364865565157828</text:p>
          </table:table-cell>
          <table:table-cell office:value-type="float" office:value="-0.15921063567068" calcext:value-type="float">
            <text:p>-0.15921063567068</text:p>
          </table:table-cell>
          <table:table-cell office:value-type="float" office:value="0.332199636288075" calcext:value-type="float">
            <text:p>0.332199636288075</text:p>
          </table:table-cell>
          <table:table-cell office:value-type="float" office:value="-0.0794312208101649" calcext:value-type="float">
            <text:p>-0.079431220810165</text:p>
          </table:table-cell>
          <table:table-cell office:value-type="float" office:value="-0.0168042742574954" calcext:value-type="float">
            <text:p>-0.016804274257495</text:p>
          </table:table-cell>
          <table:table-cell office:value-type="float" office:value="0.0267688450689332" calcext:value-type="float">
            <text:p>0.026768845068933</text:p>
          </table:table-cell>
        </table:table-row>
        <table:table-row table:style-name="ro1">
          <table:table-cell table:formula="of:=SQRT([.I186]^2 + [.K186]^2 + [.M186]^2)" office:value-type="float" office:value="5.53158957631948" calcext:value-type="float">
            <text:p>5.53158957631948</text:p>
          </table:table-cell>
          <table:table-cell office:value-type="float" office:value="4.71174526297225" calcext:value-type="float">
            <text:p>4.71174526297225</text:p>
          </table:table-cell>
          <table:table-cell office:value-type="float" office:value="-2.98185496344108" calcext:value-type="float">
            <text:p>-2.98185496344108</text:p>
          </table:table-cell>
          <table:table-cell office:value-type="float" office:value="0.700527093597947" calcext:value-type="float">
            <text:p>0.700527093597947</text:p>
          </table:table-cell>
          <table:table-cell office:value-type="float" office:value="-0.183440502328971" calcext:value-type="float">
            <text:p>-0.183440502328971</text:p>
          </table:table-cell>
          <table:table-cell office:value-type="float" office:value="0.0572965861738259" calcext:value-type="float">
            <text:p>0.057296586173826</text:p>
          </table:table-cell>
          <table:table-cell office:value-type="float" office:value="-0.998933171734922" calcext:value-type="float">
            <text:p>-0.998933171734922</text:p>
          </table:table-cell>
          <table:table-cell office:value-type="float" office:value="5.32069649935398" calcext:value-type="float">
            <text:p>5.32069649935398</text:p>
          </table:table-cell>
          <table:table-cell table:formula="of:=[.H186] / 1.184 + 0.103" office:value-type="float" office:value="4.59683150283275" calcext:value-type="float">
            <text:p>4.59683150283275</text:p>
          </table:table-cell>
          <table:table-cell office:value-type="float" office:value="-3.3138598577852" calcext:value-type="float">
            <text:p>-3.3138598577852</text:p>
          </table:table-cell>
          <table:table-cell table:formula="of:=[.J186] / 1.032 + 0.243" office:value-type="float" office:value="-2.96810451335775" calcext:value-type="float">
            <text:p>-2.96810451335775</text:p>
          </table:table-cell>
          <table:table-cell office:value-type="float" office:value="1.27549104441361" calcext:value-type="float">
            <text:p>1.27549104441361</text:p>
          </table:table-cell>
          <table:table-cell table:formula="of:=[.L186] / 1.151 - 0.297" office:value-type="float" office:value="0.811159030767689" calcext:value-type="float">
            <text:p>0.811159030767689</text:p>
          </table:table-cell>
          <table:table-cell office:value-type="float" office:value="-0.27549922639994" calcext:value-type="float">
            <text:p>-0.27549922639994</text:p>
          </table:table-cell>
          <table:table-cell office:value-type="float" office:value="-0.074295208174302" calcext:value-type="float">
            <text:p>-0.074295208174302</text:p>
          </table:table-cell>
          <table:table-cell office:value-type="float" office:value="-1.07831012277324" calcext:value-type="float">
            <text:p>-1.07831012277324</text:p>
          </table:table-cell>
          <table:table-cell table:formula="of:=[.I186]-[.B186]" office:value-type="float" office:value="-0.114913760139496" calcext:value-type="float">
            <text:p>-0.114913760139496</text:p>
          </table:table-cell>
          <table:table-cell table:formula="of:=[.K186]-[.C186]" office:value-type="float" office:value="0.0137504500833279" calcext:value-type="float">
            <text:p>0.013750450083328</text:p>
          </table:table-cell>
          <table:table-cell table:formula="of:=[.M186]-[.D186]" office:value-type="float" office:value="0.110631937169742" calcext:value-type="float">
            <text:p>0.110631937169742</text:p>
          </table:table-cell>
          <table:table-cell office:value-type="float" office:value="0.608951236381738" calcext:value-type="float">
            <text:p>0.608951236381738</text:p>
          </table:table-cell>
          <table:table-cell office:value-type="float" office:value="-0.332004894344122" calcext:value-type="float">
            <text:p>-0.332004894344122</text:p>
          </table:table-cell>
          <table:table-cell office:value-type="float" office:value="0.574963950815658" calcext:value-type="float">
            <text:p>0.574963950815658</text:p>
          </table:table-cell>
          <table:table-cell office:value-type="float" office:value="0.0612296340379874" calcext:value-type="float">
            <text:p>0.061229634037987</text:p>
          </table:table-cell>
          <table:table-cell office:value-type="float" office:value="-0.148515667883788" calcext:value-type="float">
            <text:p>-0.148515667883788</text:p>
          </table:table-cell>
          <table:table-cell office:value-type="float" office:value="-0.0740357022894056" calcext:value-type="float">
            <text:p>-0.074035702289406</text:p>
          </table:table-cell>
        </table:table-row>
        <table:table-row table:style-name="ro1">
          <table:table-cell table:formula="of:=SQRT([.I187]^2 + [.K187]^2 + [.M187]^2)" office:value-type="float" office:value="3.38444823816669" calcext:value-type="float">
            <text:p>3.38444823816669</text:p>
          </table:table-cell>
          <table:table-cell office:value-type="float" office:value="3.13875806158457" calcext:value-type="float">
            <text:p>3.13875806158457</text:p>
          </table:table-cell>
          <table:table-cell office:value-type="float" office:value="-0.909641738035692" calcext:value-type="float">
            <text:p>-0.909641738035692</text:p>
          </table:table-cell>
          <table:table-cell office:value-type="float" office:value="1.22226201783652" calcext:value-type="float">
            <text:p>1.22226201783652</text:p>
          </table:table-cell>
          <table:table-cell office:value-type="float" office:value="0.543117799995758" calcext:value-type="float">
            <text:p>0.543117799995758</text:p>
          </table:table-cell>
          <table:table-cell office:value-type="float" office:value="0.510706662967079" calcext:value-type="float">
            <text:p>0.510706662967079</text:p>
          </table:table-cell>
          <table:table-cell office:value-type="float" office:value="2.28110051258077" calcext:value-type="float">
            <text:p>2.28110051258077</text:p>
          </table:table-cell>
          <table:table-cell office:value-type="float" office:value="3.53523821515734" calcext:value-type="float">
            <text:p>3.53523821515734</text:p>
          </table:table-cell>
          <table:table-cell table:formula="of:=[.H187] / 1.184 + 0.103" office:value-type="float" office:value="3.08884308712613" calcext:value-type="float">
            <text:p>3.08884308712613</text:p>
          </table:table-cell>
          <table:table-cell office:value-type="float" office:value="-1.12537425814262" calcext:value-type="float">
            <text:p>-1.12537425814262</text:p>
          </table:table-cell>
          <table:table-cell table:formula="of:=[.J187] / 1.032 + 0.243" office:value-type="float" office:value="-0.84747893230874" calcext:value-type="float">
            <text:p>-0.84747893230874</text:p>
          </table:table-cell>
          <table:table-cell office:value-type="float" office:value="1.60024205313753" calcext:value-type="float">
            <text:p>1.60024205313753</text:p>
          </table:table-cell>
          <table:table-cell table:formula="of:=[.L187] / 1.151 - 0.297" office:value-type="float" office:value="1.0933058671916" calcext:value-type="float">
            <text:p>1.0933058671916</text:p>
          </table:table-cell>
          <table:table-cell office:value-type="float" office:value="0.577855566784716" calcext:value-type="float">
            <text:p>0.577855566784716</text:p>
          </table:table-cell>
          <table:table-cell office:value-type="float" office:value="0.52249371261819" calcext:value-type="float">
            <text:p>0.52249371261819</text:p>
          </table:table-cell>
          <table:table-cell office:value-type="float" office:value="2.27164947282576" calcext:value-type="float">
            <text:p>2.27164947282576</text:p>
          </table:table-cell>
          <table:table-cell table:formula="of:=[.I187]-[.B187]" office:value-type="float" office:value="-0.0499149744584377" calcext:value-type="float">
            <text:p>-0.049914974458438</text:p>
          </table:table-cell>
          <table:table-cell table:formula="of:=[.K187]-[.C187]" office:value-type="float" office:value="0.0621628057269518" calcext:value-type="float">
            <text:p>0.062162805726952</text:p>
          </table:table-cell>
          <table:table-cell table:formula="of:=[.M187]-[.D187]" office:value-type="float" office:value="-0.128956150644921" calcext:value-type="float">
            <text:p>-0.128956150644921</text:p>
          </table:table-cell>
          <table:table-cell office:value-type="float" office:value="0.396480153572771" calcext:value-type="float">
            <text:p>0.396480153572771</text:p>
          </table:table-cell>
          <table:table-cell office:value-type="float" office:value="-0.21573252010693" calcext:value-type="float">
            <text:p>-0.21573252010693</text:p>
          </table:table-cell>
          <table:table-cell office:value-type="float" office:value="0.377980035301008" calcext:value-type="float">
            <text:p>0.377980035301008</text:p>
          </table:table-cell>
          <table:table-cell office:value-type="float" office:value="-0.0105002093303783" calcext:value-type="float">
            <text:p>-0.010500209330378</text:p>
          </table:table-cell>
          <table:table-cell office:value-type="float" office:value="-0.0306755591030967" calcext:value-type="float">
            <text:p>-0.030675559103097</text:p>
          </table:table-cell>
          <table:table-cell office:value-type="float" office:value="0.00754741450043239" calcext:value-type="float">
            <text:p>0.007547414500432</text:p>
          </table:table-cell>
        </table:table-row>
        <table:table-row table:style-name="ro1">
          <table:table-cell table:formula="of:=SQRT([.I188]^2 + [.K188]^2 + [.M188]^2)" office:value-type="float" office:value="7.11344281369395" calcext:value-type="float">
            <text:p>7.11344281369395</text:p>
          </table:table-cell>
          <table:table-cell office:value-type="float" office:value="5.52265575273327" calcext:value-type="float">
            <text:p>5.52265575273327</text:p>
          </table:table-cell>
          <table:table-cell office:value-type="float" office:value="4.80285667468865" calcext:value-type="float">
            <text:p>4.80285667468865</text:p>
          </table:table-cell>
          <table:table-cell office:value-type="float" office:value="1.18568733920378" calcext:value-type="float">
            <text:p>1.18568733920378</text:p>
          </table:table-cell>
          <table:table-cell office:value-type="float" office:value="0.514481791174857" calcext:value-type="float">
            <text:p>0.514481791174857</text:p>
          </table:table-cell>
          <table:table-cell office:value-type="float" office:value="0.437284865845939" calcext:value-type="float">
            <text:p>0.437284865845939</text:p>
          </table:table-cell>
          <table:table-cell office:value-type="float" office:value="2.02788524239637" calcext:value-type="float">
            <text:p>2.02788524239637</text:p>
          </table:table-cell>
          <table:table-cell office:value-type="float" office:value="6.24391373765348" calcext:value-type="float">
            <text:p>6.24391373765348</text:p>
          </table:table-cell>
          <table:table-cell table:formula="of:=[.H188] / 1.184 + 0.103" office:value-type="float" office:value="5.37657579193706" calcext:value-type="float">
            <text:p>5.37657579193706</text:p>
          </table:table-cell>
          <table:table-cell office:value-type="float" office:value="4.36903263297207" calcext:value-type="float">
            <text:p>4.36903263297207</text:p>
          </table:table-cell>
          <table:table-cell table:formula="of:=[.J188] / 1.032 + 0.243" office:value-type="float" office:value="4.47655875287991" calcext:value-type="float">
            <text:p>4.47655875287991</text:p>
          </table:table-cell>
          <table:table-cell office:value-type="float" office:value="1.8220898996854" calcext:value-type="float">
            <text:p>1.8220898996854</text:p>
          </table:table-cell>
          <table:table-cell table:formula="of:=[.L188] / 1.151 - 0.297" office:value-type="float" office:value="1.28604943500035" calcext:value-type="float">
            <text:p>1.28604943500035</text:p>
          </table:table-cell>
          <table:table-cell office:value-type="float" office:value="0.678205707175483" calcext:value-type="float">
            <text:p>0.678205707175483</text:p>
          </table:table-cell>
          <table:table-cell office:value-type="float" office:value="0.361593145032473" calcext:value-type="float">
            <text:p>0.361593145032473</text:p>
          </table:table-cell>
          <table:table-cell office:value-type="float" office:value="2.03445527127563" calcext:value-type="float">
            <text:p>2.03445527127563</text:p>
          </table:table-cell>
          <table:table-cell table:formula="of:=[.I188]-[.B188]" office:value-type="float" office:value="-0.146079960796209" calcext:value-type="float">
            <text:p>-0.146079960796209</text:p>
          </table:table-cell>
          <table:table-cell table:formula="of:=[.K188]-[.C188]" office:value-type="float" office:value="-0.326297921808737" calcext:value-type="float">
            <text:p>-0.326297921808737</text:p>
          </table:table-cell>
          <table:table-cell table:formula="of:=[.M188]-[.D188]" office:value-type="float" office:value="0.100362095796568" calcext:value-type="float">
            <text:p>0.100362095796568</text:p>
          </table:table-cell>
          <table:table-cell office:value-type="float" office:value="0.721257984920218" calcext:value-type="float">
            <text:p>0.721257984920218</text:p>
          </table:table-cell>
          <table:table-cell office:value-type="float" office:value="-0.433824041716588" calcext:value-type="float">
            <text:p>-0.433824041716588</text:p>
          </table:table-cell>
          <table:table-cell office:value-type="float" office:value="0.636402560481618" calcext:value-type="float">
            <text:p>0.636402560481618</text:p>
          </table:table-cell>
          <table:table-cell office:value-type="float" office:value="-0.131500855669922" calcext:value-type="float">
            <text:p>-0.131500855669922</text:p>
          </table:table-cell>
          <table:table-cell office:value-type="float" office:value="-0.105964887012751" calcext:value-type="float">
            <text:p>-0.105964887012751</text:p>
          </table:table-cell>
          <table:table-cell office:value-type="float" office:value="0.063425367564713" calcext:value-type="float">
            <text:p>0.063425367564713</text:p>
          </table:table-cell>
        </table:table-row>
        <table:table-row table:style-name="ro1">
          <table:table-cell table:formula="of:=SQRT([.I189]^2 + [.K189]^2 + [.M189]^2)" office:value-type="float" office:value="3.05479207531112" calcext:value-type="float">
            <text:p>3.05479207531112</text:p>
          </table:table-cell>
          <table:table-cell office:value-type="float" office:value="2.98921430165503" calcext:value-type="float">
            <text:p>2.98921430165503</text:p>
          </table:table-cell>
          <table:table-cell office:value-type="float" office:value="-0.81611444027567" calcext:value-type="float">
            <text:p>-0.81611444027567</text:p>
          </table:table-cell>
          <table:table-cell office:value-type="float" office:value="0.479445066489854" calcext:value-type="float">
            <text:p>0.479445066489854</text:p>
          </table:table-cell>
          <table:table-cell office:value-type="float" office:value="0.295244186444366" calcext:value-type="float">
            <text:p>0.295244186444366</text:p>
          </table:table-cell>
          <table:table-cell office:value-type="float" office:value="-0.153483384695495" calcext:value-type="float">
            <text:p>-0.153483384695495</text:p>
          </table:table-cell>
          <table:table-cell office:value-type="float" office:value="0.415594908291563" calcext:value-type="float">
            <text:p>0.415594908291563</text:p>
          </table:table-cell>
          <table:table-cell office:value-type="float" office:value="3.3553709431878" calcext:value-type="float">
            <text:p>3.3553709431878</text:p>
          </table:table-cell>
          <table:table-cell table:formula="of:=[.H189] / 1.184 + 0.103" office:value-type="float" office:value="2.93692816147618" calcext:value-type="float">
            <text:p>2.93692816147618</text:p>
          </table:table-cell>
          <table:table-cell office:value-type="float" office:value="-1.00723926413698" calcext:value-type="float">
            <text:p>-1.00723926413698</text:p>
          </table:table-cell>
          <table:table-cell table:formula="of:=[.J189] / 1.032 + 0.243" office:value-type="float" office:value="-0.733007038892422" calcext:value-type="float">
            <text:p>-0.733007038892422</text:p>
          </table:table-cell>
          <table:table-cell office:value-type="float" office:value="0.814890186673702" calcext:value-type="float">
            <text:p>0.814890186673702</text:p>
          </table:table-cell>
          <table:table-cell table:formula="of:=[.L189] / 1.151 - 0.297" office:value-type="float" office:value="0.410984523608777" calcext:value-type="float">
            <text:p>0.410984523608777</text:p>
          </table:table-cell>
          <table:table-cell office:value-type="float" office:value="-0.691491884147808" calcext:value-type="float">
            <text:p>-0.691491884147808</text:p>
          </table:table-cell>
          <table:table-cell office:value-type="float" office:value="-0.422737915712791" calcext:value-type="float">
            <text:p>-0.422737915712791</text:p>
          </table:table-cell>
          <table:table-cell office:value-type="float" office:value="0.356706972476076" calcext:value-type="float">
            <text:p>0.356706972476076</text:p>
          </table:table-cell>
          <table:table-cell table:formula="of:=[.I189]-[.B189]" office:value-type="float" office:value="-0.0522861401788473" calcext:value-type="float">
            <text:p>-0.052286140178847</text:p>
          </table:table-cell>
          <table:table-cell table:formula="of:=[.K189]-[.C189]" office:value-type="float" office:value="0.0831074013832476" calcext:value-type="float">
            <text:p>0.083107401383248</text:p>
          </table:table-cell>
          <table:table-cell table:formula="of:=[.M189]-[.D189]" office:value-type="float" office:value="-0.0684605428810773" calcext:value-type="float">
            <text:p>-0.068460542881077</text:p>
          </table:table-cell>
          <table:table-cell office:value-type="float" office:value="0.366156641532772" calcext:value-type="float">
            <text:p>0.366156641532772</text:p>
          </table:table-cell>
          <table:table-cell office:value-type="float" office:value="-0.19112482386131" calcext:value-type="float">
            <text:p>-0.19112482386131</text:p>
          </table:table-cell>
          <table:table-cell office:value-type="float" office:value="0.335445120183848" calcext:value-type="float">
            <text:p>0.335445120183848</text:p>
          </table:table-cell>
          <table:table-cell office:value-type="float" office:value="-0.976777899955024" calcext:value-type="float">
            <text:p>-0.976777899955024</text:p>
          </table:table-cell>
          <table:table-cell office:value-type="float" office:value="0.00657001848989403" calcext:value-type="float">
            <text:p>0.006570018489894</text:p>
          </table:table-cell>
          <table:table-cell office:value-type="float" office:value="0.250561960103372" calcext:value-type="float">
            <text:p>0.250561960103372</text:p>
          </table:table-cell>
        </table:table-row>
        <table:table-row table:style-name="ro1">
          <table:table-cell table:formula="of:=SQRT([.I190]^2 + [.K190]^2 + [.M190]^2)" office:value-type="float" office:value="6.90536197194859" calcext:value-type="float">
            <text:p>6.90536197194859</text:p>
          </table:table-cell>
          <table:table-cell office:value-type="float" office:value="5.3694009127415" calcext:value-type="float">
            <text:p>5.3694009127415</text:p>
          </table:table-cell>
          <table:table-cell office:value-type="float" office:value="-3.68105412595143" calcext:value-type="float">
            <text:p>-3.68105412595143</text:p>
          </table:table-cell>
          <table:table-cell office:value-type="float" office:value="1.0824979523525" calcext:value-type="float">
            <text:p>1.0824979523525</text:p>
          </table:table-cell>
          <table:table-cell office:value-type="float" office:value="0.0946023622713028" calcext:value-type="float">
            <text:p>0.094602362271303</text:p>
          </table:table-cell>
          <table:table-cell office:value-type="float" office:value="-0.0985294614660717" calcext:value-type="float">
            <text:p>-0.098529461466072</text:p>
          </table:table-cell>
          <table:table-cell office:value-type="float" office:value="-1.81421449495905" calcext:value-type="float">
            <text:p>-1.81421449495905</text:p>
          </table:table-cell>
          <table:table-cell office:value-type="float" office:value="6.41763172210358" calcext:value-type="float">
            <text:p>6.41763172210358</text:p>
          </table:table-cell>
          <table:table-cell table:formula="of:=[.H190] / 1.184 + 0.103" office:value-type="float" office:value="5.52329706258748" calcext:value-type="float">
            <text:p>5.52329706258748</text:p>
          </table:table-cell>
          <table:table-cell office:value-type="float" office:value="-4.30733049369394" calcext:value-type="float">
            <text:p>-4.30733049369394</text:p>
          </table:table-cell>
          <table:table-cell table:formula="of:=[.J190] / 1.032 + 0.243" office:value-type="float" office:value="-3.93076985823056" calcext:value-type="float">
            <text:p>-3.93076985823056</text:p>
          </table:table-cell>
          <table:table-cell office:value-type="float" office:value="1.85411464058448" calcext:value-type="float">
            <text:p>1.85411464058448</text:p>
          </table:table-cell>
          <table:table-cell table:formula="of:=[.L190] / 1.151 - 0.297" office:value-type="float" office:value="1.31387284151562" calcext:value-type="float">
            <text:p>1.31387284151562</text:p>
          </table:table-cell>
          <table:table-cell office:value-type="float" office:value="0.0300491569605299" calcext:value-type="float">
            <text:p>0.03004915696053</text:p>
          </table:table-cell>
          <table:table-cell office:value-type="float" office:value="-0.101607930742386" calcext:value-type="float">
            <text:p>-0.101607930742386</text:p>
          </table:table-cell>
          <table:table-cell office:value-type="float" office:value="-1.85592819372891" calcext:value-type="float">
            <text:p>-1.85592819372891</text:p>
          </table:table-cell>
          <table:table-cell table:formula="of:=[.I190]-[.B190]" office:value-type="float" office:value="0.153896149845983" calcext:value-type="float">
            <text:p>0.153896149845983</text:p>
          </table:table-cell>
          <table:table-cell table:formula="of:=[.K190]-[.C190]" office:value-type="float" office:value="-0.249715732279132" calcext:value-type="float">
            <text:p>-0.249715732279132</text:p>
          </table:table-cell>
          <table:table-cell table:formula="of:=[.M190]-[.D190]" office:value-type="float" office:value="0.231374889163121" calcext:value-type="float">
            <text:p>0.231374889163121</text:p>
          </table:table-cell>
          <table:table-cell office:value-type="float" office:value="1.04823080936208" calcext:value-type="float">
            <text:p>1.04823080936208</text:p>
          </table:table-cell>
          <table:table-cell office:value-type="float" office:value="-0.626276367742515" calcext:value-type="float">
            <text:p>-0.626276367742515</text:p>
          </table:table-cell>
          <table:table-cell office:value-type="float" office:value="0.771616688231978" calcext:value-type="float">
            <text:p>0.771616688231978</text:p>
          </table:table-cell>
          <table:table-cell office:value-type="float" office:value="0.0186897007372302" calcext:value-type="float">
            <text:p>0.01868970073723</text:p>
          </table:table-cell>
          <table:table-cell office:value-type="float" office:value="-0.0615314743636342" calcext:value-type="float">
            <text:p>-0.061531474363634</text:p>
          </table:table-cell>
          <table:table-cell office:value-type="float" office:value="-0.0346872930351214" calcext:value-type="float">
            <text:p>-0.034687293035121</text:p>
          </table:table-cell>
        </table:table-row>
        <table:table-row table:style-name="ro1">
          <table:table-cell table:formula="of:=SQRT([.I191]^2 + [.K191]^2 + [.M191]^2)" office:value-type="float" office:value="4.77000528334775" calcext:value-type="float">
            <text:p>4.77000528334775</text:p>
          </table:table-cell>
          <table:table-cell office:value-type="float" office:value="3.73460015400223" calcext:value-type="float">
            <text:p>3.73460015400223</text:p>
          </table:table-cell>
          <table:table-cell office:value-type="float" office:value="-2.80725874765429" calcext:value-type="float">
            <text:p>-2.80725874765429</text:p>
          </table:table-cell>
          <table:table-cell office:value-type="float" office:value="0.931929283725202" calcext:value-type="float">
            <text:p>0.931929283725202</text:p>
          </table:table-cell>
          <table:table-cell office:value-type="float" office:value="-0.42898447800433" calcext:value-type="float">
            <text:p>-0.42898447800433</text:p>
          </table:table-cell>
          <table:table-cell office:value-type="float" office:value="0.300540845008643" calcext:value-type="float">
            <text:p>0.300540845008643</text:p>
          </table:table-cell>
          <table:table-cell office:value-type="float" office:value="-2.60898912081638" calcext:value-type="float">
            <text:p>-2.60898912081638</text:p>
          </table:table-cell>
          <table:table-cell office:value-type="float" office:value="4.3047542033718" calcext:value-type="float">
            <text:p>4.3047542033718</text:p>
          </table:table-cell>
          <table:table-cell table:formula="of:=[.H191] / 1.184 + 0.103" office:value-type="float" office:value="3.73877213122618" calcext:value-type="float">
            <text:p>3.73877213122618</text:p>
          </table:table-cell>
          <table:table-cell office:value-type="float" office:value="-3.14631664767073" calcext:value-type="float">
            <text:p>-3.14631664767073</text:p>
          </table:table-cell>
          <table:table-cell table:formula="of:=[.J191] / 1.032 + 0.243" office:value-type="float" office:value="-2.8057564415414" calcext:value-type="float">
            <text:p>-2.8057564415414</text:p>
          </table:table-cell>
          <table:table-cell office:value-type="float" office:value="1.43515411199425" calcext:value-type="float">
            <text:p>1.43515411199425</text:p>
          </table:table-cell>
          <table:table-cell table:formula="of:=[.L191] / 1.151 - 0.297" office:value-type="float" office:value="0.949875857510209" calcext:value-type="float">
            <text:p>0.949875857510209</text:p>
          </table:table-cell>
          <table:table-cell office:value-type="float" office:value="-0.484828372779042" calcext:value-type="float">
            <text:p>-0.484828372779042</text:p>
          </table:table-cell>
          <table:table-cell office:value-type="float" office:value="0.302492707843101" calcext:value-type="float">
            <text:p>0.302492707843101</text:p>
          </table:table-cell>
          <table:table-cell office:value-type="float" office:value="-2.58606680912592" calcext:value-type="float">
            <text:p>-2.58606680912592</text:p>
          </table:table-cell>
          <table:table-cell table:formula="of:=[.I191]-[.B191]" office:value-type="float" office:value="0.00417197722395324" calcext:value-type="float">
            <text:p>0.004171977223953</text:p>
          </table:table-cell>
          <table:table-cell table:formula="of:=[.K191]-[.C191]" office:value-type="float" office:value="0.00150230611288515" calcext:value-type="float">
            <text:p>0.001502306112885</text:p>
          </table:table-cell>
          <table:table-cell table:formula="of:=[.M191]-[.D191]" office:value-type="float" office:value="0.0179465737850065" calcext:value-type="float">
            <text:p>0.017946573785007</text:p>
          </table:table-cell>
          <table:table-cell office:value-type="float" office:value="0.570154049369569" calcext:value-type="float">
            <text:p>0.570154049369569</text:p>
          </table:table-cell>
          <table:table-cell office:value-type="float" office:value="-0.339057900016436" calcext:value-type="float">
            <text:p>-0.339057900016436</text:p>
          </table:table-cell>
          <table:table-cell office:value-type="float" office:value="0.50322482826905" calcext:value-type="float">
            <text:p>0.50322482826905</text:p>
          </table:table-cell>
          <table:table-cell office:value-type="float" office:value="0.0447197398377881" calcext:value-type="float">
            <text:p>0.044719739837788</text:p>
          </table:table-cell>
          <table:table-cell office:value-type="float" office:value="-0.0291198988892885" calcext:value-type="float">
            <text:p>-0.029119898889289</text:p>
          </table:table-cell>
          <table:table-cell office:value-type="float" office:value="0.00698574480449921" calcext:value-type="float">
            <text:p>0.006985744804499</text:p>
          </table:table-cell>
        </table:table-row>
        <table:table-row table:style-name="ro1">
          <table:table-cell table:formula="of:=SQRT([.I192]^2 + [.K192]^2 + [.M192]^2)" office:value-type="float" office:value="1.57852106585683" calcext:value-type="float">
            <text:p>1.57852106585683</text:p>
          </table:table-cell>
          <table:table-cell office:value-type="float" office:value="1.4159937251362" calcext:value-type="float">
            <text:p>1.4159937251362</text:p>
          </table:table-cell>
          <table:table-cell office:value-type="float" office:value="0.479292182987087" calcext:value-type="float">
            <text:p>0.479292182987087</text:p>
          </table:table-cell>
          <table:table-cell office:value-type="float" office:value="0.429417605772136" calcext:value-type="float">
            <text:p>0.429417605772136</text:p>
          </table:table-cell>
          <table:table-cell office:value-type="float" office:value="0.497541264751718" calcext:value-type="float">
            <text:p>0.497541264751718</text:p>
          </table:table-cell>
          <table:table-cell office:value-type="float" office:value="0.160273137436338" calcext:value-type="float">
            <text:p>0.160273137436338</text:p>
          </table:table-cell>
          <table:table-cell office:value-type="float" office:value="1.44781072916737" calcext:value-type="float">
            <text:p>1.44781072916737</text:p>
          </table:table-cell>
          <table:table-cell office:value-type="float" office:value="1.5763450046405" calcext:value-type="float">
            <text:p>1.5763450046405</text:p>
          </table:table-cell>
          <table:table-cell table:formula="of:=[.H192] / 1.184 + 0.103" office:value-type="float" office:value="1.43437247013556" calcext:value-type="float">
            <text:p>1.43437247013556</text:p>
          </table:table-cell>
          <table:table-cell office:value-type="float" office:value="0.39449700646894" calcext:value-type="float">
            <text:p>0.39449700646894</text:p>
          </table:table-cell>
          <table:table-cell table:formula="of:=[.J192] / 1.032 + 0.243" office:value-type="float" office:value="0.625264541152074" calcext:value-type="float">
            <text:p>0.625264541152074</text:p>
          </table:table-cell>
          <table:table-cell office:value-type="float" office:value="0.581489030690001" calcext:value-type="float">
            <text:p>0.581489030690001</text:p>
          </table:table-cell>
          <table:table-cell table:formula="of:=[.L192] / 1.151 - 0.297" office:value-type="float" office:value="0.208203328140748" calcext:value-type="float">
            <text:p>0.208203328140748</text:p>
          </table:table-cell>
          <table:table-cell office:value-type="float" office:value="0.143207382580291" calcext:value-type="float">
            <text:p>0.143207382580291</text:p>
          </table:table-cell>
          <table:table-cell office:value-type="float" office:value="0.316046274122066" calcext:value-type="float">
            <text:p>0.316046274122066</text:p>
          </table:table-cell>
          <table:table-cell office:value-type="float" office:value="1.37241935716756" calcext:value-type="float">
            <text:p>1.37241935716756</text:p>
          </table:table-cell>
          <table:table-cell table:formula="of:=[.I192]-[.B192]" office:value-type="float" office:value="0.0183787449993573" calcext:value-type="float">
            <text:p>0.018378744999357</text:p>
          </table:table-cell>
          <table:table-cell table:formula="of:=[.K192]-[.C192]" office:value-type="float" office:value="0.145972358164987" calcext:value-type="float">
            <text:p>0.145972358164987</text:p>
          </table:table-cell>
          <table:table-cell table:formula="of:=[.M192]-[.D192]" office:value-type="float" office:value="-0.221214277631388" calcext:value-type="float">
            <text:p>-0.221214277631388</text:p>
          </table:table-cell>
          <table:table-cell office:value-type="float" office:value="0.160351279504303" calcext:value-type="float">
            <text:p>0.160351279504303</text:p>
          </table:table-cell>
          <table:table-cell office:value-type="float" office:value="-0.0847951765181464" calcext:value-type="float">
            <text:p>-0.084795176518146</text:p>
          </table:table-cell>
          <table:table-cell office:value-type="float" office:value="0.152071424917865" calcext:value-type="float">
            <text:p>0.152071424917865</text:p>
          </table:table-cell>
          <table:table-cell office:value-type="float" office:value="0.131410482665952" calcext:value-type="float">
            <text:p>0.131410482665952</text:p>
          </table:table-cell>
          <table:table-cell office:value-type="float" office:value="0.354880753400543" calcext:value-type="float">
            <text:p>0.354880753400543</text:p>
          </table:table-cell>
          <table:table-cell office:value-type="float" office:value="-0.183674142779096" calcext:value-type="float">
            <text:p>-0.183674142779096</text:p>
          </table:table-cell>
        </table:table-row>
        <table:table-row table:style-name="ro1">
          <table:table-cell table:formula="of:=SQRT([.I193]^2 + [.K193]^2 + [.M193]^2)" office:value-type="float" office:value="5.31686289720955" calcext:value-type="float">
            <text:p>5.31686289720955</text:p>
          </table:table-cell>
          <table:table-cell office:value-type="float" office:value="4.37985580448415" calcext:value-type="float">
            <text:p>4.37985580448415</text:p>
          </table:table-cell>
          <table:table-cell office:value-type="float" office:value="-2.95385793066841" calcext:value-type="float">
            <text:p>-2.95385793066841</text:p>
          </table:table-cell>
          <table:table-cell office:value-type="float" office:value="0.633921505571649" calcext:value-type="float">
            <text:p>0.633921505571649</text:p>
          </table:table-cell>
          <table:table-cell office:value-type="float" office:value="-0.359099064500494" calcext:value-type="float">
            <text:p>-0.359099064500494</text:p>
          </table:table-cell>
          <table:table-cell office:value-type="float" office:value="0.436664920394068" calcext:value-type="float">
            <text:p>0.436664920394068</text:p>
          </table:table-cell>
          <table:table-cell office:value-type="float" office:value="-0.317058745789668" calcext:value-type="float">
            <text:p>-0.317058745789668</text:p>
          </table:table-cell>
          <table:table-cell office:value-type="float" office:value="5.02763328468332" calcext:value-type="float">
            <text:p>5.02763328468332</text:p>
          </table:table-cell>
          <table:table-cell table:formula="of:=[.H193] / 1.184 + 0.103" office:value-type="float" office:value="4.3493118958474" calcext:value-type="float">
            <text:p>4.3493118958474</text:p>
          </table:table-cell>
          <table:table-cell office:value-type="float" office:value="-3.31297228798819" calcext:value-type="float">
            <text:p>-3.31297228798819</text:p>
          </table:table-cell>
          <table:table-cell table:formula="of:=[.J193] / 1.032 + 0.243" office:value-type="float" office:value="-2.96724446510483" calcext:value-type="float">
            <text:p>-2.96724446510483</text:p>
          </table:table-cell>
          <table:table-cell office:value-type="float" office:value="1.19388044252808" calcext:value-type="float">
            <text:p>1.19388044252808</text:p>
          </table:table-cell>
          <table:table-cell table:formula="of:=[.L193] / 1.151 - 0.297" office:value-type="float" office:value="0.740254945723788" calcext:value-type="float">
            <text:p>0.740254945723788</text:p>
          </table:table-cell>
          <table:table-cell office:value-type="float" office:value="-0.81976879827585" calcext:value-type="float">
            <text:p>-0.81976879827585</text:p>
          </table:table-cell>
          <table:table-cell office:value-type="float" office:value="-0.207192937940166" calcext:value-type="float">
            <text:p>-0.207192937940166</text:p>
          </table:table-cell>
          <table:table-cell office:value-type="float" office:value="-0.698625544190746" calcext:value-type="float">
            <text:p>-0.698625544190746</text:p>
          </table:table-cell>
          <table:table-cell table:formula="of:=[.I193]-[.B193]" office:value-type="float" office:value="-0.0305439086367505" calcext:value-type="float">
            <text:p>-0.030543908636751</text:p>
          </table:table-cell>
          <table:table-cell table:formula="of:=[.K193]-[.C193]" office:value-type="float" office:value="-0.013386534436425" calcext:value-type="float">
            <text:p>-0.013386534436425</text:p>
          </table:table-cell>
          <table:table-cell table:formula="of:=[.M193]-[.D193]" office:value-type="float" office:value="0.106333440152139" calcext:value-type="float">
            <text:p>0.106333440152139</text:p>
          </table:table-cell>
          <table:table-cell office:value-type="float" office:value="0.647777480199169" calcext:value-type="float">
            <text:p>0.647777480199169</text:p>
          </table:table-cell>
          <table:table-cell office:value-type="float" office:value="-0.359114357319777" calcext:value-type="float">
            <text:p>-0.359114357319777</text:p>
          </table:table-cell>
          <table:table-cell office:value-type="float" office:value="0.559958936956432" calcext:value-type="float">
            <text:p>0.559958936956432</text:p>
          </table:table-cell>
          <table:table-cell office:value-type="float" office:value="-0.326671194393583" calcext:value-type="float">
            <text:p>-0.326671194393583</text:p>
          </table:table-cell>
          <table:table-cell office:value-type="float" office:value="-0.727500626076336" calcext:value-type="float">
            <text:p>-0.727500626076336</text:p>
          </table:table-cell>
          <table:table-cell office:value-type="float" office:value="-0.563466086151145" calcext:value-type="float">
            <text:p>-0.563466086151145</text:p>
          </table:table-cell>
        </table:table-row>
        <table:table-row table:style-name="ro1">
          <table:table-cell table:formula="of:=SQRT([.I194]^2 + [.K194]^2 + [.M194]^2)" office:value-type="float" office:value="6.31410826301254" calcext:value-type="float">
            <text:p>6.31410826301254</text:p>
          </table:table-cell>
          <table:table-cell office:value-type="float" office:value="5.571432438422" calcext:value-type="float">
            <text:p>5.571432438422</text:p>
          </table:table-cell>
          <table:table-cell office:value-type="float" office:value="2.4109516873327" calcext:value-type="float">
            <text:p>2.4109516873327</text:p>
          </table:table-cell>
          <table:table-cell office:value-type="float" office:value="1.21644655638495" calcext:value-type="float">
            <text:p>1.21644655638495</text:p>
          </table:table-cell>
          <table:table-cell office:value-type="float" office:value="-0.646913771665232" calcext:value-type="float">
            <text:p>-0.646913771665232</text:p>
          </table:table-cell>
          <table:table-cell office:value-type="float" office:value="0.0863209984336617" calcext:value-type="float">
            <text:p>0.086320998433662</text:p>
          </table:table-cell>
          <table:table-cell office:value-type="float" office:value="2.66289263536481" calcext:value-type="float">
            <text:p>2.66289263536481</text:p>
          </table:table-cell>
          <table:table-cell office:value-type="float" office:value="6.61042471774704" calcext:value-type="float">
            <text:p>6.61042471774704</text:p>
          </table:table-cell>
          <table:table-cell table:formula="of:=[.H194] / 1.184 + 0.103" office:value-type="float" office:value="5.68612898458365" calcext:value-type="float">
            <text:p>5.68612898458365</text:p>
          </table:table-cell>
          <table:table-cell office:value-type="float" office:value="2.19718243900525" calcext:value-type="float">
            <text:p>2.19718243900525</text:p>
          </table:table-cell>
          <table:table-cell table:formula="of:=[.J194] / 1.032 + 0.243" office:value-type="float" office:value="2.37205275097408" calcext:value-type="float">
            <text:p>2.37205275097408</text:p>
          </table:table-cell>
          <table:table-cell office:value-type="float" office:value="1.93225499938934" calcext:value-type="float">
            <text:p>1.93225499938934</text:p>
          </table:table-cell>
          <table:table-cell table:formula="of:=[.L194] / 1.151 - 0.297" office:value-type="float" office:value="1.38176194560325" calcext:value-type="float">
            <text:p>1.38176194560325</text:p>
          </table:table-cell>
          <table:table-cell office:value-type="float" office:value="0.193101420363545" calcext:value-type="float">
            <text:p>0.193101420363545</text:p>
          </table:table-cell>
          <table:table-cell office:value-type="float" office:value="0.728197545107201" calcext:value-type="float">
            <text:p>0.728197545107201</text:p>
          </table:table-cell>
          <table:table-cell office:value-type="float" office:value="2.79306425288182" calcext:value-type="float">
            <text:p>2.79306425288182</text:p>
          </table:table-cell>
          <table:table-cell table:formula="of:=[.I194]-[.B194]" office:value-type="float" office:value="0.114696546161649" calcext:value-type="float">
            <text:p>0.114696546161649</text:p>
          </table:table-cell>
          <table:table-cell table:formula="of:=[.K194]-[.C194]" office:value-type="float" office:value="-0.0388989363586205" calcext:value-type="float">
            <text:p>-0.038898936358621</text:p>
          </table:table-cell>
          <table:table-cell table:formula="of:=[.M194]-[.D194]" office:value-type="float" office:value="0.165315389218299" calcext:value-type="float">
            <text:p>0.165315389218299</text:p>
          </table:table-cell>
          <table:table-cell office:value-type="float" office:value="1.03899227932505" calcext:value-type="float">
            <text:p>1.03899227932505</text:p>
          </table:table-cell>
          <table:table-cell office:value-type="float" office:value="-0.213769248327446" calcext:value-type="float">
            <text:p>-0.213769248327446</text:p>
          </table:table-cell>
          <table:table-cell office:value-type="float" office:value="0.715808443004386" calcext:value-type="float">
            <text:p>0.715808443004386</text:p>
          </table:table-cell>
          <table:table-cell office:value-type="float" office:value="-0.358848371342583" calcext:value-type="float">
            <text:p>-0.358848371342583</text:p>
          </table:table-cell>
          <table:table-cell office:value-type="float" office:value="-0.93805149297448" calcext:value-type="float">
            <text:p>-0.93805149297448</text:p>
          </table:table-cell>
          <table:table-cell office:value-type="float" office:value="0.315449156375182" calcext:value-type="float">
            <text:p>0.315449156375182</text:p>
          </table:table-cell>
        </table:table-row>
        <table:table-row table:style-name="ro1">
          <table:table-cell table:formula="of:=SQRT([.I195]^2 + [.K195]^2 + [.M195]^2)" office:value-type="float" office:value="5.25878148325701" calcext:value-type="float">
            <text:p>5.25878148325701</text:p>
          </table:table-cell>
          <table:table-cell office:value-type="float" office:value="4.63271934359834" calcext:value-type="float">
            <text:p>4.63271934359834</text:p>
          </table:table-cell>
          <table:table-cell office:value-type="float" office:value="1.58888977344111" calcext:value-type="float">
            <text:p>1.58888977344111</text:p>
          </table:table-cell>
          <table:table-cell office:value-type="float" office:value="1.75118377394149" calcext:value-type="float">
            <text:p>1.75118377394149</text:p>
          </table:table-cell>
          <table:table-cell office:value-type="float" office:value="0.0416828517589005" calcext:value-type="float">
            <text:p>0.041682851758901</text:p>
          </table:table-cell>
          <table:table-cell office:value-type="float" office:value="0.405142818603867" calcext:value-type="float">
            <text:p>0.405142818603867</text:p>
          </table:table-cell>
          <table:table-cell office:value-type="float" office:value="0.0454663820358983" calcext:value-type="float">
            <text:p>0.045466382035898</text:p>
          </table:table-cell>
          <table:table-cell office:value-type="float" office:value="5.4342569671245" calcext:value-type="float">
            <text:p>5.4342569671245</text:p>
          </table:table-cell>
          <table:table-cell table:formula="of:=[.H195] / 1.184 + 0.103" office:value-type="float" office:value="4.69274406007137" calcext:value-type="float">
            <text:p>4.69274406007137</text:p>
          </table:table-cell>
          <table:table-cell office:value-type="float" office:value="1.38033189541834" calcext:value-type="float">
            <text:p>1.38033189541834</text:p>
          </table:table-cell>
          <table:table-cell table:formula="of:=[.J195] / 1.032 + 0.243" office:value-type="float" office:value="1.58053090641312" calcext:value-type="float">
            <text:p>1.58053090641312</text:p>
          </table:table-cell>
          <table:table-cell office:value-type="float" office:value="2.3797535040972" calcext:value-type="float">
            <text:p>2.3797535040972</text:p>
          </table:table-cell>
          <table:table-cell table:formula="of:=[.L195] / 1.151 - 0.297" office:value-type="float" office:value="1.77055300095326" calcext:value-type="float">
            <text:p>1.77055300095326</text:p>
          </table:table-cell>
          <table:table-cell office:value-type="float" office:value="0.0117545052059214" calcext:value-type="float">
            <text:p>0.011754505205921</text:p>
          </table:table-cell>
          <table:table-cell office:value-type="float" office:value="0.370133811087457" calcext:value-type="float">
            <text:p>0.370133811087457</text:p>
          </table:table-cell>
          <table:table-cell office:value-type="float" office:value="0.0810114706683991" calcext:value-type="float">
            <text:p>0.081011470668399</text:p>
          </table:table-cell>
          <table:table-cell table:formula="of:=[.I195]-[.B195]" office:value-type="float" office:value="0.0600247164730288" calcext:value-type="float">
            <text:p>0.060024716473029</text:p>
          </table:table-cell>
          <table:table-cell table:formula="of:=[.K195]-[.C195]" office:value-type="float" office:value="-0.00835886702798994" calcext:value-type="float">
            <text:p>-0.00835886702799</text:p>
          </table:table-cell>
          <table:table-cell table:formula="of:=[.M195]-[.D195]" office:value-type="float" office:value="0.019369227011768" calcext:value-type="float">
            <text:p>0.019369227011768</text:p>
          </table:table-cell>
          <table:table-cell office:value-type="float" office:value="0.801537623526153" calcext:value-type="float">
            <text:p>0.801537623526153</text:p>
          </table:table-cell>
          <table:table-cell office:value-type="float" office:value="-0.208557878022767" calcext:value-type="float">
            <text:p>-0.208557878022767</text:p>
          </table:table-cell>
          <table:table-cell office:value-type="float" office:value="0.628569730155712" calcext:value-type="float">
            <text:p>0.628569730155712</text:p>
          </table:table-cell>
          <table:table-cell office:value-type="float" office:value="-0.0294727929714962" calcext:value-type="float">
            <text:p>-0.029472792971496</text:p>
          </table:table-cell>
          <table:table-cell office:value-type="float" office:value="-0.0335396311528911" calcext:value-type="float">
            <text:p>-0.033539631152891</text:p>
          </table:table-cell>
          <table:table-cell office:value-type="float" office:value="0.023735290738264" calcext:value-type="float">
            <text:p>0.023735290738264</text:p>
          </table:table-cell>
        </table:table-row>
        <table:table-row table:style-name="ro1">
          <table:table-cell table:formula="of:=SQRT([.I196]^2 + [.K196]^2 + [.M196]^2)" office:value-type="float" office:value="3.83474624433632" calcext:value-type="float">
            <text:p>3.83474624433632</text:p>
          </table:table-cell>
          <table:table-cell office:value-type="float" office:value="3.58094575313074" calcext:value-type="float">
            <text:p>3.58094575313074</text:p>
          </table:table-cell>
          <table:table-cell office:value-type="float" office:value="1.28133124698376" calcext:value-type="float">
            <text:p>1.28133124698376</text:p>
          </table:table-cell>
          <table:table-cell office:value-type="float" office:value="0.8361576450534" calcext:value-type="float">
            <text:p>0.8361576450534</text:p>
          </table:table-cell>
          <table:table-cell office:value-type="float" office:value="0.263396040512697" calcext:value-type="float">
            <text:p>0.263396040512697</text:p>
          </table:table-cell>
          <table:table-cell office:value-type="float" office:value="0.35069143513473" calcext:value-type="float">
            <text:p>0.35069143513473</text:p>
          </table:table-cell>
          <table:table-cell office:value-type="float" office:value="2.67158164568471" calcext:value-type="float">
            <text:p>2.67158164568471</text:p>
          </table:table-cell>
          <table:table-cell office:value-type="float" office:value="4.05149145676134" calcext:value-type="float">
            <text:p>4.05149145676134</text:p>
          </table:table-cell>
          <table:table-cell table:formula="of:=[.H196] / 1.184 + 0.103" office:value-type="float" office:value="3.52486778442681" calcext:value-type="float">
            <text:p>3.52486778442681</text:p>
          </table:table-cell>
          <table:table-cell office:value-type="float" office:value="1.08518709650552" calcext:value-type="float">
            <text:p>1.08518709650552</text:p>
          </table:table-cell>
          <table:table-cell table:formula="of:=[.J196] / 1.032 + 0.243" office:value-type="float" office:value="1.29453788421077" calcext:value-type="float">
            <text:p>1.29453788421077</text:p>
          </table:table-cell>
          <table:table-cell office:value-type="float" office:value="1.23693547421123" calcext:value-type="float">
            <text:p>1.23693547421123</text:p>
          </table:table-cell>
          <table:table-cell table:formula="of:=[.L196] / 1.151 - 0.297" office:value-type="float" office:value="0.77766157620437" calcext:value-type="float">
            <text:p>0.77766157620437</text:p>
          </table:table-cell>
          <table:table-cell office:value-type="float" office:value="0.384127859431834" calcext:value-type="float">
            <text:p>0.384127859431834</text:p>
          </table:table-cell>
          <table:table-cell office:value-type="float" office:value="0.3607172597046" calcext:value-type="float">
            <text:p>0.3607172597046</text:p>
          </table:table-cell>
          <table:table-cell office:value-type="float" office:value="2.6722937074565" calcext:value-type="float">
            <text:p>2.6722937074565</text:p>
          </table:table-cell>
          <table:table-cell table:formula="of:=[.I196]-[.B196]" office:value-type="float" office:value="-0.0560779687039319" calcext:value-type="float">
            <text:p>-0.056077968703932</text:p>
          </table:table-cell>
          <table:table-cell table:formula="of:=[.K196]-[.C196]" office:value-type="float" office:value="0.013206637227015" calcext:value-type="float">
            <text:p>0.013206637227015</text:p>
          </table:table-cell>
          <table:table-cell table:formula="of:=[.M196]-[.D196]" office:value-type="float" office:value="-0.0584960688490299" calcext:value-type="float">
            <text:p>-0.05849606884903</text:p>
          </table:table-cell>
          <table:table-cell office:value-type="float" office:value="0.470545703630599" calcext:value-type="float">
            <text:p>0.470545703630599</text:p>
          </table:table-cell>
          <table:table-cell office:value-type="float" office:value="-0.196144150478242" calcext:value-type="float">
            <text:p>-0.196144150478242</text:p>
          </table:table-cell>
          <table:table-cell office:value-type="float" office:value="0.40077782915783" calcext:value-type="float">
            <text:p>0.40077782915783</text:p>
          </table:table-cell>
          <table:table-cell office:value-type="float" office:value="-0.0951949327320954" calcext:value-type="float">
            <text:p>-0.095194932732095</text:p>
          </table:table-cell>
          <table:table-cell office:value-type="float" office:value="-0.0621003639749076" calcext:value-type="float">
            <text:p>-0.062100363974908</text:p>
          </table:table-cell>
          <table:table-cell office:value-type="float" office:value="0.0398434597811401" calcext:value-type="float">
            <text:p>0.03984345978114</text:p>
          </table:table-cell>
        </table:table-row>
        <table:table-row table:style-name="ro1">
          <table:table-cell table:formula="of:=SQRT([.I197]^2 + [.K197]^2 + [.M197]^2)" office:value-type="float" office:value="2.67199651523947" calcext:value-type="float">
            <text:p>2.67199651523947</text:p>
          </table:table-cell>
          <table:table-cell office:value-type="float" office:value="2.20052189108147" calcext:value-type="float">
            <text:p>2.20052189108147</text:p>
          </table:table-cell>
          <table:table-cell office:value-type="float" office:value="1.39509494727536" calcext:value-type="float">
            <text:p>1.39509494727536</text:p>
          </table:table-cell>
          <table:table-cell office:value-type="float" office:value="0.525968660136609" calcext:value-type="float">
            <text:p>0.525968660136609</text:p>
          </table:table-cell>
          <table:table-cell office:value-type="float" office:value="0.651267042789691" calcext:value-type="float">
            <text:p>0.651267042789691</text:p>
          </table:table-cell>
          <table:table-cell office:value-type="float" office:value="-0.524419552710107" calcext:value-type="float">
            <text:p>-0.524419552710107</text:p>
          </table:table-cell>
          <table:table-cell office:value-type="float" office:value="-0.0853608570100608" calcext:value-type="float">
            <text:p>-0.085360857010061</text:p>
          </table:table-cell>
          <table:table-cell office:value-type="float" office:value="2.48971860399628" calcext:value-type="float">
            <text:p>2.48971860399628</text:p>
          </table:table-cell>
          <table:table-cell table:formula="of:=[.H197] / 1.184 + 0.103" office:value-type="float" office:value="2.20580287499686" calcext:value-type="float">
            <text:p>2.20580287499686</text:p>
          </table:table-cell>
          <table:table-cell office:value-type="float" office:value="1.25609791957487" calcext:value-type="float">
            <text:p>1.25609791957487</text:p>
          </table:table-cell>
          <table:table-cell table:formula="of:=[.J197] / 1.032 + 0.243" office:value-type="float" office:value="1.46014914687487" calcext:value-type="float">
            <text:p>1.46014914687487</text:p>
          </table:table-cell>
          <table:table-cell office:value-type="float" office:value="0.775521321603319" calcext:value-type="float">
            <text:p>0.775521321603319</text:p>
          </table:table-cell>
          <table:table-cell table:formula="of:=[.L197] / 1.151 - 0.297" office:value-type="float" office:value="0.376780470550234" calcext:value-type="float">
            <text:p>0.376780470550234</text:p>
          </table:table-cell>
          <table:table-cell office:value-type="float" office:value="0.338781445220734" calcext:value-type="float">
            <text:p>0.338781445220734</text:p>
          </table:table-cell>
          <table:table-cell office:value-type="float" office:value="-0.141888336838798" calcext:value-type="float">
            <text:p>-0.141888336838798</text:p>
          </table:table-cell>
          <table:table-cell office:value-type="float" office:value="-0.32090279948279" calcext:value-type="float">
            <text:p>-0.32090279948279</text:p>
          </table:table-cell>
          <table:table-cell table:formula="of:=[.I197]-[.B197]" office:value-type="float" office:value="0.00528098391538823" calcext:value-type="float">
            <text:p>0.005280983915388</text:p>
          </table:table-cell>
          <table:table-cell table:formula="of:=[.K197]-[.C197]" office:value-type="float" office:value="0.065054199599514" calcext:value-type="float">
            <text:p>0.065054199599514</text:p>
          </table:table-cell>
          <table:table-cell table:formula="of:=[.M197]-[.D197]" office:value-type="float" office:value="-0.149188189586375" calcext:value-type="float">
            <text:p>-0.149188189586375</text:p>
          </table:table-cell>
          <table:table-cell office:value-type="float" office:value="0.289196712914813" calcext:value-type="float">
            <text:p>0.289196712914813</text:p>
          </table:table-cell>
          <table:table-cell office:value-type="float" office:value="-0.138997027700495" calcext:value-type="float">
            <text:p>-0.138997027700495</text:p>
          </table:table-cell>
          <table:table-cell office:value-type="float" office:value="0.24955266146671" calcext:value-type="float">
            <text:p>0.24955266146671</text:p>
          </table:table-cell>
          <table:table-cell office:value-type="float" office:value="-0.35943388514867" calcext:value-type="float">
            <text:p>-0.35943388514867</text:p>
          </table:table-cell>
          <table:table-cell office:value-type="float" office:value="0.327890782686437" calcext:value-type="float">
            <text:p>0.327890782686437</text:p>
          </table:table-cell>
          <table:table-cell office:value-type="float" office:value="-0.0706022957948189" calcext:value-type="float">
            <text:p>-0.070602295794819</text:p>
          </table:table-cell>
        </table:table-row>
        <table:table-row table:style-name="ro1">
          <table:table-cell table:formula="of:=SQRT([.I198]^2 + [.K198]^2 + [.M198]^2)" office:value-type="float" office:value="6.09899323722661" calcext:value-type="float">
            <text:p>6.09899323722661</text:p>
          </table:table-cell>
          <table:table-cell office:value-type="float" office:value="5.71268330401823" calcext:value-type="float">
            <text:p>5.71268330401823</text:p>
          </table:table-cell>
          <table:table-cell office:value-type="float" office:value="2.12420840181963" calcext:value-type="float">
            <text:p>2.12420840181963</text:p>
          </table:table-cell>
          <table:table-cell office:value-type="float" office:value="1.03699206382367" calcext:value-type="float">
            <text:p>1.03699206382367</text:p>
          </table:table-cell>
          <table:table-cell office:value-type="float" office:value="-0.103493428338329" calcext:value-type="float">
            <text:p>-0.103493428338329</text:p>
          </table:table-cell>
          <table:table-cell office:value-type="float" office:value="0.434091822703518" calcext:value-type="float">
            <text:p>0.434091822703518</text:p>
          </table:table-cell>
          <table:table-cell office:value-type="float" office:value="-1.47683981348967" calcext:value-type="float">
            <text:p>-1.47683981348967</text:p>
          </table:table-cell>
          <table:table-cell office:value-type="float" office:value="6.54745076678333" calcext:value-type="float">
            <text:p>6.54745076678333</text:p>
          </table:table-cell>
          <table:table-cell table:formula="of:=[.H198] / 1.184 + 0.103" office:value-type="float" office:value="5.63294152599943" calcext:value-type="float">
            <text:p>5.63294152599943</text:p>
          </table:table-cell>
          <table:table-cell office:value-type="float" office:value="1.83405432462529" calcext:value-type="float">
            <text:p>1.83405432462529</text:p>
          </table:table-cell>
          <table:table-cell table:formula="of:=[.J198] / 1.032 + 0.243" office:value-type="float" office:value="2.02018442308652" calcext:value-type="float">
            <text:p>2.02018442308652</text:p>
          </table:table-cell>
          <table:table-cell office:value-type="float" office:value="1.69716754400456" calcext:value-type="float">
            <text:p>1.69716754400456</text:p>
          </table:table-cell>
          <table:table-cell table:formula="of:=[.L198] / 1.151 - 0.297" office:value-type="float" office:value="1.17751567680674" calcext:value-type="float">
            <text:p>1.17751567680674</text:p>
          </table:table-cell>
          <table:table-cell office:value-type="float" office:value="-0.205311535076193" calcext:value-type="float">
            <text:p>-0.205311535076193</text:p>
          </table:table-cell>
          <table:table-cell office:value-type="float" office:value="0.51553676706733" calcext:value-type="float">
            <text:p>0.51553676706733</text:p>
          </table:table-cell>
          <table:table-cell office:value-type="float" office:value="-1.42091582099187" calcext:value-type="float">
            <text:p>-1.42091582099187</text:p>
          </table:table-cell>
          <table:table-cell table:formula="of:=[.I198]-[.B198]" office:value-type="float" office:value="-0.0797417780187963" calcext:value-type="float">
            <text:p>-0.079741778018796</text:p>
          </table:table-cell>
          <table:table-cell table:formula="of:=[.K198]-[.C198]" office:value-type="float" office:value="-0.104023978733109" calcext:value-type="float">
            <text:p>-0.104023978733109</text:p>
          </table:table-cell>
          <table:table-cell table:formula="of:=[.M198]-[.D198]" office:value-type="float" office:value="0.140523612983072" calcext:value-type="float">
            <text:p>0.140523612983072</text:p>
          </table:table-cell>
          <table:table-cell office:value-type="float" office:value="0.834767462765101" calcext:value-type="float">
            <text:p>0.834767462765101</text:p>
          </table:table-cell>
          <table:table-cell office:value-type="float" office:value="-0.290154077194344" calcext:value-type="float">
            <text:p>-0.290154077194344</text:p>
          </table:table-cell>
          <table:table-cell office:value-type="float" office:value="0.660175480180896" calcext:value-type="float">
            <text:p>0.660175480180896</text:p>
          </table:table-cell>
          <table:table-cell office:value-type="float" office:value="-0.0916023005221409" calcext:value-type="float">
            <text:p>-0.091602300522141</text:p>
          </table:table-cell>
          <table:table-cell office:value-type="float" office:value="-0.0803175501205846" calcext:value-type="float">
            <text:p>-0.080317550120585</text:p>
          </table:table-cell>
          <table:table-cell office:value-type="float" office:value="0.00562181997404299" calcext:value-type="float">
            <text:p>0.005621819974043</text:p>
          </table:table-cell>
        </table:table-row>
        <table:table-row table:style-name="ro1">
          <table:table-cell table:formula="of:=SQRT([.I199]^2 + [.K199]^2 + [.M199]^2)" office:value-type="float" office:value="4.22524387252993" calcext:value-type="float">
            <text:p>4.22524387252993</text:p>
          </table:table-cell>
          <table:table-cell office:value-type="float" office:value="4.04726045055029" calcext:value-type="float">
            <text:p>4.04726045055029</text:p>
          </table:table-cell>
          <table:table-cell office:value-type="float" office:value="-0.0631015824879613" calcext:value-type="float">
            <text:p>-0.063101582487961</text:p>
          </table:table-cell>
          <table:table-cell office:value-type="float" office:value="1.66118266875144" calcext:value-type="float">
            <text:p>1.66118266875144</text:p>
          </table:table-cell>
          <table:table-cell office:value-type="float" office:value="-0.255081032586052" calcext:value-type="float">
            <text:p>-0.255081032586052</text:p>
          </table:table-cell>
          <table:table-cell office:value-type="float" office:value="-0.343953309479889" calcext:value-type="float">
            <text:p>-0.343953309479889</text:p>
          </table:table-cell>
          <table:table-cell office:value-type="float" office:value="-1.18502939562154" calcext:value-type="float">
            <text:p>-1.18502939562154</text:p>
          </table:table-cell>
          <table:table-cell office:value-type="float" office:value="4.53022145125339" calcext:value-type="float">
            <text:p>4.53022145125339</text:p>
          </table:table-cell>
          <table:table-cell table:formula="of:=[.H199] / 1.184 + 0.103" office:value-type="float" office:value="3.92920055004509" calcext:value-type="float">
            <text:p>3.92920055004509</text:p>
          </table:table-cell>
          <table:table-cell office:value-type="float" office:value="-0.311234101728576" calcext:value-type="float">
            <text:p>-0.311234101728576</text:p>
          </table:table-cell>
          <table:table-cell table:formula="of:=[.J199] / 1.032 + 0.243" office:value-type="float" office:value="-0.0585834319075349" calcext:value-type="float">
            <text:p>-0.058583431907535</text:p>
          </table:table-cell>
          <table:table-cell office:value-type="float" office:value="2.12891556194969" calcext:value-type="float">
            <text:p>2.12891556194969</text:p>
          </table:table-cell>
          <table:table-cell table:formula="of:=[.L199] / 1.151 - 0.297" office:value-type="float" office:value="1.55262255599452" calcext:value-type="float">
            <text:p>1.55262255599452</text:p>
          </table:table-cell>
          <table:table-cell office:value-type="float" office:value="-0.417028752698638" calcext:value-type="float">
            <text:p>-0.417028752698638</text:p>
          </table:table-cell>
          <table:table-cell office:value-type="float" office:value="-0.451855278225022" calcext:value-type="float">
            <text:p>-0.451855278225022</text:p>
          </table:table-cell>
          <table:table-cell office:value-type="float" office:value="-1.28711693159324" calcext:value-type="float">
            <text:p>-1.28711693159324</text:p>
          </table:table-cell>
          <table:table-cell table:formula="of:=[.I199]-[.B199]" office:value-type="float" office:value="-0.118059900505196" calcext:value-type="float">
            <text:p>-0.118059900505196</text:p>
          </table:table-cell>
          <table:table-cell table:formula="of:=[.K199]-[.C199]" office:value-type="float" office:value="0.0045181505804264" calcext:value-type="float">
            <text:p>0.004518150580426</text:p>
          </table:table-cell>
          <table:table-cell table:formula="of:=[.M199]-[.D199]" office:value-type="float" office:value="-0.108560112756922" calcext:value-type="float">
            <text:p>-0.108560112756922</text:p>
          </table:table-cell>
          <table:table-cell office:value-type="float" office:value="0.482961000703102" calcext:value-type="float">
            <text:p>0.482961000703102</text:p>
          </table:table-cell>
          <table:table-cell office:value-type="float" office:value="-0.248132519240615" calcext:value-type="float">
            <text:p>-0.248132519240615</text:p>
          </table:table-cell>
          <table:table-cell office:value-type="float" office:value="0.467732893198249" calcext:value-type="float">
            <text:p>0.467732893198249</text:p>
          </table:table-cell>
          <table:table-cell office:value-type="float" office:value="0.0496743026946014" calcext:value-type="float">
            <text:p>0.049674302694601</text:p>
          </table:table-cell>
          <table:table-cell office:value-type="float" office:value="-0.177341309466927" calcext:value-type="float">
            <text:p>-0.177341309466927</text:p>
          </table:table-cell>
          <table:table-cell office:value-type="float" office:value="-0.0347093865304569" calcext:value-type="float">
            <text:p>-0.034709386530457</text:p>
          </table:table-cell>
        </table:table-row>
        <table:table-row table:style-name="ro1">
          <table:table-cell table:formula="of:=SQRT([.I200]^2 + [.K200]^2 + [.M200]^2)" office:value-type="float" office:value="2.4073801745177" calcext:value-type="float">
            <text:p>2.4073801745177</text:p>
          </table:table-cell>
          <table:table-cell office:value-type="float" office:value="2.08128489469068" calcext:value-type="float">
            <text:p>2.08128489469068</text:p>
          </table:table-cell>
          <table:table-cell office:value-type="float" office:value="1.10182655106105" calcext:value-type="float">
            <text:p>1.10182655106105</text:p>
          </table:table-cell>
          <table:table-cell office:value-type="float" office:value="0.326239180973106" calcext:value-type="float">
            <text:p>0.326239180973106</text:p>
          </table:table-cell>
          <table:table-cell office:value-type="float" office:value="-0.610551871663609" calcext:value-type="float">
            <text:p>-0.610551871663609</text:p>
          </table:table-cell>
          <table:table-cell office:value-type="float" office:value="-0.404690086279224" calcext:value-type="float">
            <text:p>-0.404690086279224</text:p>
          </table:table-cell>
          <table:table-cell office:value-type="float" office:value="2.35317109920272" calcext:value-type="float">
            <text:p>2.35317109920272</text:p>
          </table:table-cell>
          <table:table-cell office:value-type="float" office:value="2.34628922449614" calcext:value-type="float">
            <text:p>2.34628922449614</text:p>
          </table:table-cell>
          <table:table-cell table:formula="of:=[.H200] / 1.184 + 0.103" office:value-type="float" office:value="2.08466319636498" calcext:value-type="float">
            <text:p>2.08466319636498</text:p>
          </table:table-cell>
          <table:table-cell office:value-type="float" office:value="0.975902323671299" calcext:value-type="float">
            <text:p>0.975902323671299</text:p>
          </table:table-cell>
          <table:table-cell table:formula="of:=[.J200] / 1.032 + 0.243" office:value-type="float" office:value="1.1886417865032" calcext:value-type="float">
            <text:p>1.1886417865032</text:p>
          </table:table-cell>
          <table:table-cell office:value-type="float" office:value="0.562615178298287" calcext:value-type="float">
            <text:p>0.562615178298287</text:p>
          </table:table-cell>
          <table:table-cell table:formula="of:=[.L200] / 1.151 - 0.297" office:value-type="float" office:value="0.191805541527617" calcext:value-type="float">
            <text:p>0.191805541527617</text:p>
          </table:table-cell>
          <table:table-cell office:value-type="float" office:value="-0.494782508160382" calcext:value-type="float">
            <text:p>-0.494782508160382</text:p>
          </table:table-cell>
          <table:table-cell office:value-type="float" office:value="-0.458290931487039" calcext:value-type="float">
            <text:p>-0.458290931487039</text:p>
          </table:table-cell>
          <table:table-cell office:value-type="float" office:value="2.42716865645524" calcext:value-type="float">
            <text:p>2.42716865645524</text:p>
          </table:table-cell>
          <table:table-cell table:formula="of:=[.I200]-[.B200]" office:value-type="float" office:value="0.00337830167430342" calcext:value-type="float">
            <text:p>0.003378301674303</text:p>
          </table:table-cell>
          <table:table-cell table:formula="of:=[.K200]-[.C200]" office:value-type="float" office:value="0.0868152354421468" calcext:value-type="float">
            <text:p>0.086815235442147</text:p>
          </table:table-cell>
          <table:table-cell table:formula="of:=[.M200]-[.D200]" office:value-type="float" office:value="-0.134433639445489" calcext:value-type="float">
            <text:p>-0.134433639445489</text:p>
          </table:table-cell>
          <table:table-cell office:value-type="float" office:value="0.265004329805459" calcext:value-type="float">
            <text:p>0.265004329805459</text:p>
          </table:table-cell>
          <table:table-cell office:value-type="float" office:value="-0.125924227389755" calcext:value-type="float">
            <text:p>-0.125924227389755</text:p>
          </table:table-cell>
          <table:table-cell office:value-type="float" office:value="0.236375997325182" calcext:value-type="float">
            <text:p>0.236375997325182</text:p>
          </table:table-cell>
          <table:table-cell office:value-type="float" office:value="-0.113008176580217" calcext:value-type="float">
            <text:p>-0.113008176580217</text:p>
          </table:table-cell>
          <table:table-cell office:value-type="float" office:value="-0.0340429247240781" calcext:value-type="float">
            <text:p>-0.034042924724078</text:p>
          </table:table-cell>
          <table:table-cell office:value-type="float" office:value="0.0235920322013401" calcext:value-type="float">
            <text:p>0.02359203220134</text:p>
          </table:table-cell>
        </table:table-row>
        <table:table-row table:style-name="ro1">
          <table:table-cell table:formula="of:=SQRT([.I201]^2 + [.K201]^2 + [.M201]^2)" office:value-type="float" office:value="3.79626202513688" calcext:value-type="float">
            <text:p>3.79626202513688</text:p>
          </table:table-cell>
          <table:table-cell office:value-type="float" office:value="3.66301259795672" calcext:value-type="float">
            <text:p>3.66301259795672</text:p>
          </table:table-cell>
          <table:table-cell office:value-type="float" office:value="-0.800186238188987" calcext:value-type="float">
            <text:p>-0.800186238188987</text:p>
          </table:table-cell>
          <table:table-cell office:value-type="float" office:value="0.650827901607894" calcext:value-type="float">
            <text:p>0.650827901607894</text:p>
          </table:table-cell>
          <table:table-cell office:value-type="float" office:value="0.282408374877506" calcext:value-type="float">
            <text:p>0.282408374877506</text:p>
          </table:table-cell>
          <table:table-cell office:value-type="float" office:value="0.138934178485786" calcext:value-type="float">
            <text:p>0.138934178485786</text:p>
          </table:table-cell>
          <table:table-cell office:value-type="float" office:value="1.0641101212043" calcext:value-type="float">
            <text:p>1.0641101212043</text:p>
          </table:table-cell>
          <table:table-cell office:value-type="float" office:value="4.20945105643177" calcext:value-type="float">
            <text:p>4.20945105643177</text:p>
          </table:table-cell>
          <table:table-cell table:formula="of:=[.H201] / 1.184 + 0.103" office:value-type="float" office:value="3.65827960847278" calcext:value-type="float">
            <text:p>3.65827960847278</text:p>
          </table:table-cell>
          <table:table-cell office:value-type="float" office:value="-1.05701000076601" calcext:value-type="float">
            <text:p>-1.05701000076601</text:p>
          </table:table-cell>
          <table:table-cell table:formula="of:=[.J201] / 1.032 + 0.243" office:value-type="float" office:value="-0.781234496866289" calcext:value-type="float">
            <text:p>-0.781234496866289</text:p>
          </table:table-cell>
          <table:table-cell office:value-type="float" office:value="1.08624091634613" calcext:value-type="float">
            <text:p>1.08624091634613</text:p>
          </table:table-cell>
          <table:table-cell table:formula="of:=[.L201] / 1.151 - 0.297" office:value-type="float" office:value="0.646736677972311" calcext:value-type="float">
            <text:p>0.646736677972311</text:p>
          </table:table-cell>
          <table:table-cell office:value-type="float" office:value="0.312836281167472" calcext:value-type="float">
            <text:p>0.312836281167472</text:p>
          </table:table-cell>
          <table:table-cell office:value-type="float" office:value="0.071623456269144" calcext:value-type="float">
            <text:p>0.071623456269144</text:p>
          </table:table-cell>
          <table:table-cell office:value-type="float" office:value="1.07257752656727" calcext:value-type="float">
            <text:p>1.07257752656727</text:p>
          </table:table-cell>
          <table:table-cell table:formula="of:=[.I201]-[.B201]" office:value-type="float" office:value="-0.00473298948394074" calcext:value-type="float">
            <text:p>-0.004732989483941</text:p>
          </table:table-cell>
          <table:table-cell table:formula="of:=[.K201]-[.C201]" office:value-type="float" office:value="0.0189517413226984" calcext:value-type="float">
            <text:p>0.018951741322698</text:p>
          </table:table-cell>
          <table:table-cell table:formula="of:=[.M201]-[.D201]" office:value-type="float" office:value="-0.00409122363558312" calcext:value-type="float">
            <text:p>-0.004091223635583</text:p>
          </table:table-cell>
          <table:table-cell office:value-type="float" office:value="0.546438458475049" calcext:value-type="float">
            <text:p>0.546438458475049</text:p>
          </table:table-cell>
          <table:table-cell office:value-type="float" office:value="-0.256823762577025" calcext:value-type="float">
            <text:p>-0.256823762577025</text:p>
          </table:table-cell>
          <table:table-cell office:value-type="float" office:value="0.435413014738236" calcext:value-type="float">
            <text:p>0.435413014738236</text:p>
          </table:table-cell>
          <table:table-cell office:value-type="float" office:value="-0.0441188044535794" calcext:value-type="float">
            <text:p>-0.044118804453579</text:p>
          </table:table-cell>
          <table:table-cell office:value-type="float" office:value="-0.0591761157302866" calcext:value-type="float">
            <text:p>-0.059176115730287</text:p>
          </table:table-cell>
          <table:table-cell office:value-type="float" office:value="0.010360978455739" calcext:value-type="float">
            <text:p>0.010360978455739</text:p>
          </table:table-cell>
        </table:table-row>
        <table:table-row table:style-name="ro1">
          <table:table-cell table:formula="of:=SQRT([.I202]^2 + [.K202]^2 + [.M202]^2)" office:value-type="float" office:value="3.71340993416511" calcext:value-type="float">
            <text:p>3.71340993416511</text:p>
          </table:table-cell>
          <table:table-cell office:value-type="float" office:value="3.93348000999304" calcext:value-type="float">
            <text:p>3.93348000999304</text:p>
          </table:table-cell>
          <table:table-cell office:value-type="float" office:value="0.993676881098715" calcext:value-type="float">
            <text:p>0.993676881098715</text:p>
          </table:table-cell>
          <table:table-cell office:value-type="float" office:value="1.36140796664482" calcext:value-type="float">
            <text:p>1.36140796664482</text:p>
          </table:table-cell>
          <table:table-cell office:value-type="float" office:value="0.599050452281141" calcext:value-type="float">
            <text:p>0.599050452281141</text:p>
          </table:table-cell>
          <table:table-cell office:value-type="float" office:value="-0.463573491088564" calcext:value-type="float">
            <text:p>-0.463573491088564</text:p>
          </table:table-cell>
          <table:table-cell office:value-type="float" office:value="0.801500293961221" calcext:value-type="float">
            <text:p>0.801500293961221</text:p>
          </table:table-cell>
          <table:table-cell office:value-type="float" office:value="3.93915256178891" calcext:value-type="float">
            <text:p>3.93915256178891</text:p>
          </table:table-cell>
          <table:table-cell table:formula="of:=[.H202] / 1.184 + 0.103" office:value-type="float" office:value="3.42998696097036" calcext:value-type="float">
            <text:p>3.42998696097036</text:p>
          </table:table-cell>
          <table:table-cell office:value-type="float" office:value="0.681148730024314" calcext:value-type="float">
            <text:p>0.681148730024314</text:p>
          </table:table-cell>
          <table:table-cell table:formula="of:=[.J202] / 1.032 + 0.243" office:value-type="float" office:value="0.903027839170847" calcext:value-type="float">
            <text:p>0.903027839170847</text:p>
          </table:table-cell>
          <table:table-cell office:value-type="float" office:value="1.60749881984916" calcext:value-type="float">
            <text:p>1.60749881984916</text:p>
          </table:table-cell>
          <table:table-cell table:formula="of:=[.L202] / 1.151 - 0.297" office:value-type="float" office:value="1.09961061672386" calcext:value-type="float">
            <text:p>1.09961061672386</text:p>
          </table:table-cell>
          <table:table-cell office:value-type="float" office:value="-0.00762261839022926" calcext:value-type="float">
            <text:p>-0.007622618390229</text:p>
          </table:table-cell>
          <table:table-cell office:value-type="float" office:value="0.27278770696609" calcext:value-type="float">
            <text:p>0.27278770696609</text:p>
          </table:table-cell>
          <table:table-cell office:value-type="float" office:value="0.529331588920075" calcext:value-type="float">
            <text:p>0.529331588920075</text:p>
          </table:table-cell>
          <table:table-cell table:formula="of:=[.I202]-[.B202]" office:value-type="float" office:value="-0.503493049022676" calcext:value-type="float">
            <text:p>-0.503493049022676</text:p>
          </table:table-cell>
          <table:table-cell table:formula="of:=[.K202]-[.C202]" office:value-type="float" office:value="-0.0906490419278682" calcext:value-type="float">
            <text:p>-0.090649041927868</text:p>
          </table:table-cell>
          <table:table-cell table:formula="of:=[.M202]-[.D202]" office:value-type="float" office:value="-0.261797349920962" calcext:value-type="float">
            <text:p>-0.261797349920962</text:p>
          </table:table-cell>
          <table:table-cell office:value-type="float" office:value="0.00567255179586912" calcext:value-type="float">
            <text:p>0.005672551795869</text:p>
          </table:table-cell>
          <table:table-cell office:value-type="float" office:value="-0.312528151074401" calcext:value-type="float">
            <text:p>-0.312528151074401</text:p>
          </table:table-cell>
          <table:table-cell office:value-type="float" office:value="0.246090853204342" calcext:value-type="float">
            <text:p>0.246090853204342</text:p>
          </table:table-cell>
          <table:table-cell office:value-type="float" office:value="0.0770462419553137" calcext:value-type="float">
            <text:p>0.077046241955314</text:p>
          </table:table-cell>
          <table:table-cell office:value-type="float" office:value="0.941037964006949" calcext:value-type="float">
            <text:p>0.941037964006949</text:p>
          </table:table-cell>
          <table:table-cell office:value-type="float" office:value="-0.247484523974607" calcext:value-type="float">
            <text:p>-0.247484523974607</text:p>
          </table:table-cell>
        </table:table-row>
        <table:table-row table:style-name="ro1">
          <table:table-cell table:formula="of:=SQRT([.I203]^2 + [.K203]^2 + [.M203]^2)" office:value-type="float" office:value="4.57574623196928" calcext:value-type="float">
            <text:p>4.57574623196928</text:p>
          </table:table-cell>
          <table:table-cell office:value-type="float" office:value="3.54223582064961" calcext:value-type="float">
            <text:p>3.54223582064961</text:p>
          </table:table-cell>
          <table:table-cell office:value-type="float" office:value="-2.61996822343949" calcext:value-type="float">
            <text:p>-2.61996822343949</text:p>
          </table:table-cell>
          <table:table-cell office:value-type="float" office:value="1.4731568388359" calcext:value-type="float">
            <text:p>1.4731568388359</text:p>
          </table:table-cell>
          <table:table-cell office:value-type="float" office:value="0.293487443990209" calcext:value-type="float">
            <text:p>0.293487443990209</text:p>
          </table:table-cell>
          <table:table-cell office:value-type="float" office:value="-0.40848908159947" calcext:value-type="float">
            <text:p>-0.40848908159947</text:p>
          </table:table-cell>
          <table:table-cell office:value-type="float" office:value="-2.95188495848564" calcext:value-type="float">
            <text:p>-2.95188495848564</text:p>
          </table:table-cell>
          <table:table-cell office:value-type="float" office:value="4.02959093354244" calcext:value-type="float">
            <text:p>4.02959093354244</text:p>
          </table:table-cell>
          <table:table-cell table:formula="of:=[.H203] / 1.184 + 0.103" office:value-type="float" office:value="3.50637072089733" calcext:value-type="float">
            <text:p>3.50637072089733</text:p>
          </table:table-cell>
          <table:table-cell office:value-type="float" office:value="-2.91525604309513" calcext:value-type="float">
            <text:p>-2.91525604309513</text:p>
          </table:table-cell>
          <table:table-cell table:formula="of:=[.J203] / 1.032 + 0.243" office:value-type="float" office:value="-2.58186050687513" calcext:value-type="float">
            <text:p>-2.58186050687513</text:p>
          </table:table-cell>
          <table:table-cell office:value-type="float" office:value="1.96014410553444" calcext:value-type="float">
            <text:p>1.96014410553444</text:p>
          </table:table-cell>
          <table:table-cell table:formula="of:=[.L203] / 1.151 - 0.297" office:value-type="float" office:value="1.40599227240177" calcext:value-type="float">
            <text:p>1.40599227240177</text:p>
          </table:table-cell>
          <table:table-cell office:value-type="float" office:value="1.4826721968117" calcext:value-type="float">
            <text:p>1.4826721968117</text:p>
          </table:table-cell>
          <table:table-cell office:value-type="float" office:value="0.771856229177104" calcext:value-type="float">
            <text:p>0.771856229177104</text:p>
          </table:table-cell>
          <table:table-cell office:value-type="float" office:value="2.12024237714066" calcext:value-type="float">
            <text:p>2.12024237714066</text:p>
          </table:table-cell>
          <table:table-cell table:formula="of:=[.I203]-[.B203]" office:value-type="float" office:value="-0.0358650997522787" calcext:value-type="float">
            <text:p>-0.035865099752279</text:p>
          </table:table-cell>
          <table:table-cell table:formula="of:=[.K203]-[.C203]" office:value-type="float" office:value="0.038107716564364" calcext:value-type="float">
            <text:p>0.038107716564364</text:p>
          </table:table-cell>
          <table:table-cell table:formula="of:=[.M203]-[.D203]" office:value-type="float" office:value="-0.0671645664341276" calcext:value-type="float">
            <text:p>-0.067164566434128</text:p>
          </table:table-cell>
          <table:table-cell office:value-type="float" office:value="0.487355112892827" calcext:value-type="float">
            <text:p>0.487355112892827</text:p>
          </table:table-cell>
          <table:table-cell office:value-type="float" office:value="-0.295287819655643" calcext:value-type="float">
            <text:p>-0.295287819655643</text:p>
          </table:table-cell>
          <table:table-cell office:value-type="float" office:value="0.486987266698541" calcext:value-type="float">
            <text:p>0.486987266698541</text:p>
          </table:table-cell>
          <table:table-cell office:value-type="float" office:value="-1.61124663850177" calcext:value-type="float">
            <text:p>-1.61124663850177</text:p>
          </table:table-cell>
          <table:table-cell office:value-type="float" office:value="-0.652648987210214" calcext:value-type="float">
            <text:p>-0.652648987210214</text:p>
          </table:table-cell>
          <table:table-cell office:value-type="float" office:value="-1.59664725020656" calcext:value-type="float">
            <text:p>-1.59664725020656</text:p>
          </table:table-cell>
        </table:table-row>
        <table:table-row table:style-name="ro1">
          <table:table-cell table:formula="of:=SQRT([.I204]^2 + [.K204]^2 + [.M204]^2)" office:value-type="float" office:value="6.11862660183282" calcext:value-type="float">
            <text:p>6.11862660183282</text:p>
          </table:table-cell>
          <table:table-cell office:value-type="float" office:value="5.85474458308635" calcext:value-type="float">
            <text:p>5.85474458308635</text:p>
          </table:table-cell>
          <table:table-cell office:value-type="float" office:value="0.911640660347463" calcext:value-type="float">
            <text:p>0.911640660347463</text:p>
          </table:table-cell>
          <table:table-cell office:value-type="float" office:value="1.764465706706" calcext:value-type="float">
            <text:p>1.764465706706</text:p>
          </table:table-cell>
          <table:table-cell office:value-type="float" office:value="-0.273161200216268" calcext:value-type="float">
            <text:p>-0.273161200216268</text:p>
          </table:table-cell>
          <table:table-cell office:value-type="float" office:value="0.424068570109426" calcext:value-type="float">
            <text:p>0.424068570109426</text:p>
          </table:table-cell>
          <table:table-cell office:value-type="float" office:value="2.0022931288797" calcext:value-type="float">
            <text:p>2.0022931288797</text:p>
          </table:table-cell>
          <table:table-cell office:value-type="float" office:value="6.71556755933093" calcext:value-type="float">
            <text:p>6.71556755933093</text:p>
          </table:table-cell>
          <table:table-cell table:formula="of:=[.H204] / 1.184 + 0.103" office:value-type="float" office:value="5.77493206024572" calcext:value-type="float">
            <text:p>5.77493206024572</text:p>
          </table:table-cell>
          <table:table-cell office:value-type="float" office:value="0.584548550679255" calcext:value-type="float">
            <text:p>0.584548550679255</text:p>
          </table:table-cell>
          <table:table-cell table:formula="of:=[.J204] / 1.032 + 0.243" office:value-type="float" office:value="0.809423014224084" calcext:value-type="float">
            <text:p>0.809423014224084</text:p>
          </table:table-cell>
          <table:table-cell office:value-type="float" office:value="2.47433212398031" calcext:value-type="float">
            <text:p>2.47433212398031</text:p>
          </table:table-cell>
          <table:table-cell table:formula="of:=[.L204] / 1.151 - 0.297" office:value-type="float" office:value="1.85272382622095" calcext:value-type="float">
            <text:p>1.85272382622095</text:p>
          </table:table-cell>
          <table:table-cell office:value-type="float" office:value="-0.233430922924455" calcext:value-type="float">
            <text:p>-0.233430922924455</text:p>
          </table:table-cell>
          <table:table-cell office:value-type="float" office:value="0.373337581786628" calcext:value-type="float">
            <text:p>0.373337581786628</text:p>
          </table:table-cell>
          <table:table-cell office:value-type="float" office:value="2.010434035066" calcext:value-type="float">
            <text:p>2.010434035066</text:p>
          </table:table-cell>
          <table:table-cell table:formula="of:=[.I204]-[.B204]" office:value-type="float" office:value="-0.0798125228406317" calcext:value-type="float">
            <text:p>-0.079812522840632</text:p>
          </table:table-cell>
          <table:table-cell table:formula="of:=[.K204]-[.C204]" office:value-type="float" office:value="-0.102217646123379" calcext:value-type="float">
            <text:p>-0.102217646123379</text:p>
          </table:table-cell>
          <table:table-cell table:formula="of:=[.M204]-[.D204]" office:value-type="float" office:value="0.0882581195149472" calcext:value-type="float">
            <text:p>0.088258119514947</text:p>
          </table:table-cell>
          <table:table-cell office:value-type="float" office:value="0.860822976244586" calcext:value-type="float">
            <text:p>0.860822976244586</text:p>
          </table:table-cell>
          <table:table-cell office:value-type="float" office:value="-0.327092109668208" calcext:value-type="float">
            <text:p>-0.327092109668208</text:p>
          </table:table-cell>
          <table:table-cell office:value-type="float" office:value="0.709866417274312" calcext:value-type="float">
            <text:p>0.709866417274312</text:p>
          </table:table-cell>
          <table:table-cell office:value-type="float" office:value="-0.0612975450547895" calcext:value-type="float">
            <text:p>-0.06129754505479</text:p>
          </table:table-cell>
          <table:table-cell office:value-type="float" office:value="-0.0125124434434087" calcext:value-type="float">
            <text:p>-0.012512443443409</text:p>
          </table:table-cell>
          <table:table-cell office:value-type="float" office:value="0.023188203169032" calcext:value-type="float">
            <text:p>0.023188203169032</text:p>
          </table:table-cell>
        </table:table-row>
        <table:table-row table:style-name="ro1">
          <table:table-cell table:formula="of:=SQRT([.I205]^2 + [.K205]^2 + [.M205]^2)" office:value-type="float" office:value="6.00008850235726" calcext:value-type="float">
            <text:p>6.00008850235726</text:p>
          </table:table-cell>
          <table:table-cell office:value-type="float" office:value="4.42746338317761" calcext:value-type="float">
            <text:p>4.42746338317761</text:p>
          </table:table-cell>
          <table:table-cell office:value-type="float" office:value="3.49353564595149" calcext:value-type="float">
            <text:p>3.49353564595149</text:p>
          </table:table-cell>
          <table:table-cell office:value-type="float" office:value="1.51748612970526" calcext:value-type="float">
            <text:p>1.51748612970526</text:p>
          </table:table-cell>
          <table:table-cell office:value-type="float" office:value="0.124025357135444" calcext:value-type="float">
            <text:p>0.124025357135444</text:p>
          </table:table-cell>
          <table:table-cell office:value-type="float" office:value="0.0448471860482411" calcext:value-type="float">
            <text:p>0.044847186048241</text:p>
          </table:table-cell>
          <table:table-cell office:value-type="float" office:value="0.00205598417240216" calcext:value-type="float">
            <text:p>0.002055984172402</text:p>
          </table:table-cell>
          <table:table-cell office:value-type="float" office:value="5.3210968062151" calcext:value-type="float">
            <text:p>5.3210968062151</text:p>
          </table:table-cell>
          <table:table-cell table:formula="of:=[.H205] / 1.184 + 0.103" office:value-type="float" office:value="4.59716959984383" calcext:value-type="float">
            <text:p>4.59716959984383</text:p>
          </table:table-cell>
          <table:table-cell office:value-type="float" office:value="3.38055852680454" calcext:value-type="float">
            <text:p>3.38055852680454</text:p>
          </table:table-cell>
          <table:table-cell table:formula="of:=[.J205] / 1.032 + 0.243" office:value-type="float" office:value="3.51873500659355" calcext:value-type="float">
            <text:p>3.51873500659355</text:p>
          </table:table-cell>
          <table:table-cell office:value-type="float" office:value="2.15648808441691" calcext:value-type="float">
            <text:p>2.15648808441691</text:p>
          </table:table-cell>
          <table:table-cell table:formula="of:=[.L205] / 1.151 - 0.297" office:value-type="float" office:value="1.57657783181313" calcext:value-type="float">
            <text:p>1.57657783181313</text:p>
          </table:table-cell>
          <table:table-cell office:value-type="float" office:value="0.0663253291111623" calcext:value-type="float">
            <text:p>0.066325329111162</text:p>
          </table:table-cell>
          <table:table-cell office:value-type="float" office:value="0.0281813479030797" calcext:value-type="float">
            <text:p>0.02818134790308</text:p>
          </table:table-cell>
          <table:table-cell office:value-type="float" office:value="-0.000899209408457224" calcext:value-type="float">
            <text:p>-0.000899209408457</text:p>
          </table:table-cell>
          <table:table-cell table:formula="of:=[.I205]-[.B205]" office:value-type="float" office:value="0.169706216666224" calcext:value-type="float">
            <text:p>0.169706216666224</text:p>
          </table:table-cell>
          <table:table-cell table:formula="of:=[.K205]-[.C205]" office:value-type="float" office:value="0.0251993606420564" calcext:value-type="float">
            <text:p>0.025199360642057</text:p>
          </table:table-cell>
          <table:table-cell table:formula="of:=[.M205]-[.D205]" office:value-type="float" office:value="0.0590917021078676" calcext:value-type="float">
            <text:p>0.059091702107868</text:p>
          </table:table-cell>
          <table:table-cell office:value-type="float" office:value="0.89363342303749" calcext:value-type="float">
            <text:p>0.89363342303749</text:p>
          </table:table-cell>
          <table:table-cell office:value-type="float" office:value="-0.112977119146947" calcext:value-type="float">
            <text:p>-0.112977119146947</text:p>
          </table:table-cell>
          <table:table-cell office:value-type="float" office:value="0.639001954711658" calcext:value-type="float">
            <text:p>0.639001954711658</text:p>
          </table:table-cell>
          <table:table-cell office:value-type="float" office:value="-0.0577189758430929" calcext:value-type="float">
            <text:p>-0.057718975843093</text:p>
          </table:table-cell>
          <table:table-cell office:value-type="float" office:value="-0.0164726798321957" calcext:value-type="float">
            <text:p>-0.016472679832196</text:p>
          </table:table-cell>
          <table:table-cell office:value-type="float" office:value="-0.00553779250610553" calcext:value-type="float">
            <text:p>-0.005537792506106</text:p>
          </table:table-cell>
        </table:table-row>
        <table:table-row table:style-name="ro1">
          <table:table-cell table:formula="of:=SQRT([.I206]^2 + [.K206]^2 + [.M206]^2)" office:value-type="float" office:value="3.57704354694667" calcext:value-type="float">
            <text:p>3.57704354694667</text:p>
          </table:table-cell>
          <table:table-cell office:value-type="float" office:value="2.80110975067396" calcext:value-type="float">
            <text:p>2.80110975067396</text:p>
          </table:table-cell>
          <table:table-cell office:value-type="float" office:value="2.01342986133118" calcext:value-type="float">
            <text:p>2.01342986133118</text:p>
          </table:table-cell>
          <table:table-cell office:value-type="float" office:value="0.456830472459046" calcext:value-type="float">
            <text:p>0.456830472459046</text:p>
          </table:table-cell>
          <table:table-cell office:value-type="float" office:value="0.348588433478044" calcext:value-type="float">
            <text:p>0.348588433478044</text:p>
          </table:table-cell>
          <table:table-cell office:value-type="float" office:value="0.646081592613475" calcext:value-type="float">
            <text:p>0.646081592613475</text:p>
          </table:table-cell>
          <table:table-cell office:value-type="float" office:value="-0.244930810962339" calcext:value-type="float">
            <text:p>-0.244930810962339</text:p>
          </table:table-cell>
          <table:table-cell office:value-type="float" office:value="3.29099387842905" calcext:value-type="float">
            <text:p>3.29099387842905</text:p>
          </table:table-cell>
          <table:table-cell table:formula="of:=[.H206] / 1.184 + 0.103" office:value-type="float" office:value="2.88255564056508" calcext:value-type="float">
            <text:p>2.88255564056508</text:p>
          </table:table-cell>
          <table:table-cell office:value-type="float" office:value="1.89401022872393" calcext:value-type="float">
            <text:p>1.89401022872393</text:p>
          </table:table-cell>
          <table:table-cell table:formula="of:=[.J206] / 1.032 + 0.243" office:value-type="float" office:value="2.07828122938365" calcext:value-type="float">
            <text:p>2.07828122938365</text:p>
          </table:table-cell>
          <table:table-cell office:value-type="float" office:value="0.812014153812385" calcext:value-type="float">
            <text:p>0.812014153812385</text:p>
          </table:table-cell>
          <table:table-cell table:formula="of:=[.L206] / 1.151 - 0.297" office:value-type="float" office:value="0.408485798273141" calcext:value-type="float">
            <text:p>0.408485798273141</text:p>
          </table:table-cell>
          <table:table-cell office:value-type="float" office:value="0.214582252543249" calcext:value-type="float">
            <text:p>0.214582252543249</text:p>
          </table:table-cell>
          <table:table-cell office:value-type="float" office:value="0.609268294738833" calcext:value-type="float">
            <text:p>0.609268294738833</text:p>
          </table:table-cell>
          <table:table-cell office:value-type="float" office:value="-0.122934167370407" calcext:value-type="float">
            <text:p>-0.122934167370407</text:p>
          </table:table-cell>
          <table:table-cell table:formula="of:=[.I206]-[.B206]" office:value-type="float" office:value="0.0814458898911163" calcext:value-type="float">
            <text:p>0.081445889891116</text:p>
          </table:table-cell>
          <table:table-cell table:formula="of:=[.K206]-[.C206]" office:value-type="float" office:value="0.0648513680524729" calcext:value-type="float">
            <text:p>0.064851368052473</text:p>
          </table:table-cell>
          <table:table-cell table:formula="of:=[.M206]-[.D206]" office:value-type="float" office:value="-0.0483446741859052" calcext:value-type="float">
            <text:p>-0.048344674185905</text:p>
          </table:table-cell>
          <table:table-cell office:value-type="float" office:value="0.489884127755093" calcext:value-type="float">
            <text:p>0.489884127755093</text:p>
          </table:table-cell>
          <table:table-cell office:value-type="float" office:value="-0.119419632607259" calcext:value-type="float">
            <text:p>-0.119419632607259</text:p>
          </table:table-cell>
          <table:table-cell office:value-type="float" office:value="0.355183681353338" calcext:value-type="float">
            <text:p>0.355183681353338</text:p>
          </table:table-cell>
          <table:table-cell office:value-type="float" office:value="-0.0987703255406531" calcext:value-type="float">
            <text:p>-0.098770325540653</text:p>
          </table:table-cell>
          <table:table-cell office:value-type="float" office:value="-0.0580130876622089" calcext:value-type="float">
            <text:p>-0.058013087662209</text:p>
          </table:table-cell>
          <table:table-cell office:value-type="float" office:value="0.0403409050587773" calcext:value-type="float">
            <text:p>0.040340905058777</text:p>
          </table:table-cell>
        </table:table-row>
        <table:table-row table:style-name="ro1">
          <table:table-cell table:formula="of:=SQRT([.I207]^2 + [.K207]^2 + [.M207]^2)" office:value-type="float" office:value="4.27865010979802" calcext:value-type="float">
            <text:p>4.27865010979802</text:p>
          </table:table-cell>
          <table:table-cell office:value-type="float" office:value="4.01151253039068" calcext:value-type="float">
            <text:p>4.01151253039068</text:p>
          </table:table-cell>
          <table:table-cell office:value-type="float" office:value="-0.490168557376769" calcext:value-type="float">
            <text:p>-0.490168557376769</text:p>
          </table:table-cell>
          <table:table-cell office:value-type="float" office:value="1.30135130175281" calcext:value-type="float">
            <text:p>1.30135130175281</text:p>
          </table:table-cell>
          <table:table-cell office:value-type="float" office:value="0.231184883627082" calcext:value-type="float">
            <text:p>0.231184883627082</text:p>
          </table:table-cell>
          <table:table-cell office:value-type="float" office:value="-0.374866640718008" calcext:value-type="float">
            <text:p>-0.374866640718008</text:p>
          </table:table-cell>
          <table:table-cell office:value-type="float" office:value="-2.13011751823834" calcext:value-type="float">
            <text:p>-2.13011751823834</text:p>
          </table:table-cell>
          <table:table-cell office:value-type="float" office:value="4.66976145276549" calcext:value-type="float">
            <text:p>4.66976145276549</text:p>
          </table:table-cell>
          <table:table-cell table:formula="of:=[.H207] / 1.184 + 0.103" office:value-type="float" office:value="4.04705528105194" calcext:value-type="float">
            <text:p>4.04705528105194</text:p>
          </table:table-cell>
          <table:table-cell office:value-type="float" office:value="-0.769048707131986" calcext:value-type="float">
            <text:p>-0.769048707131986</text:p>
          </table:table-cell>
          <table:table-cell table:formula="of:=[.J207] / 1.032 + 0.243" office:value-type="float" office:value="-0.50220223559301" calcext:value-type="float">
            <text:p>-0.50220223559301</text:p>
          </table:table-cell>
          <table:table-cell office:value-type="float" office:value="1.83192896332642" calcext:value-type="float">
            <text:p>1.83192896332642</text:p>
          </table:table-cell>
          <table:table-cell table:formula="of:=[.L207] / 1.151 - 0.297" office:value-type="float" office:value="1.29459770923234" calcext:value-type="float">
            <text:p>1.29459770923234</text:p>
          </table:table-cell>
          <table:table-cell office:value-type="float" office:value="-0.950660680299631" calcext:value-type="float">
            <text:p>-0.950660680299631</text:p>
          </table:table-cell>
          <table:table-cell office:value-type="float" office:value="0.869878877600814" calcext:value-type="float">
            <text:p>0.869878877600814</text:p>
          </table:table-cell>
          <table:table-cell office:value-type="float" office:value="-1.66950715170043" calcext:value-type="float">
            <text:p>-1.66950715170043</text:p>
          </table:table-cell>
          <table:table-cell table:formula="of:=[.I207]-[.B207]" office:value-type="float" office:value="0.0355427506612553" calcext:value-type="float">
            <text:p>0.035542750661255</text:p>
          </table:table-cell>
          <table:table-cell table:formula="of:=[.K207]-[.C207]" office:value-type="float" office:value="-0.0120336782162406" calcext:value-type="float">
            <text:p>-0.012033678216241</text:p>
          </table:table-cell>
          <table:table-cell table:formula="of:=[.M207]-[.D207]" office:value-type="float" office:value="-0.00675359252047292" calcext:value-type="float">
            <text:p>-0.006753592520473</text:p>
          </table:table-cell>
          <table:table-cell office:value-type="float" office:value="0.658248922374818" calcext:value-type="float">
            <text:p>0.658248922374818</text:p>
          </table:table-cell>
          <table:table-cell office:value-type="float" office:value="-0.278880149755216" calcext:value-type="float">
            <text:p>-0.278880149755216</text:p>
          </table:table-cell>
          <table:table-cell office:value-type="float" office:value="0.530577661573612" calcext:value-type="float">
            <text:p>0.530577661573612</text:p>
          </table:table-cell>
          <table:table-cell office:value-type="float" office:value="-1.71411187426125" calcext:value-type="float">
            <text:p>-1.71411187426125</text:p>
          </table:table-cell>
          <table:table-cell office:value-type="float" office:value="-1.19628636516936" calcext:value-type="float">
            <text:p>-1.19628636516936</text:p>
          </table:table-cell>
          <table:table-cell office:value-type="float" office:value="-1.27186763436538" calcext:value-type="float">
            <text:p>-1.27186763436538</text:p>
          </table:table-cell>
        </table:table-row>
        <table:table-row table:style-name="ro1">
          <table:table-cell table:formula="of:=SQRT([.I208]^2 + [.K208]^2 + [.M208]^2)" office:value-type="float" office:value="4.01307316104166" calcext:value-type="float">
            <text:p>4.01307316104166</text:p>
          </table:table-cell>
          <table:table-cell office:value-type="float" office:value="3.5821020360102" calcext:value-type="float">
            <text:p>3.5821020360102</text:p>
          </table:table-cell>
          <table:table-cell office:value-type="float" office:value="1.37980297643672" calcext:value-type="float">
            <text:p>1.37980297643672</text:p>
          </table:table-cell>
          <table:table-cell office:value-type="float" office:value="1.40764681511708" calcext:value-type="float">
            <text:p>1.40764681511708</text:p>
          </table:table-cell>
          <table:table-cell office:value-type="float" office:value="-0.664705604288172" calcext:value-type="float">
            <text:p>-0.664705604288172</text:p>
          </table:table-cell>
          <table:table-cell office:value-type="float" office:value="0.196473993958884" calcext:value-type="float">
            <text:p>0.196473993958884</text:p>
          </table:table-cell>
          <table:table-cell office:value-type="float" office:value="2.08771481254871" calcext:value-type="float">
            <text:p>2.08771481254871</text:p>
          </table:table-cell>
          <table:table-cell office:value-type="float" office:value="4.06365858941101" calcext:value-type="float">
            <text:p>4.06365858941101</text:p>
          </table:table-cell>
          <table:table-cell table:formula="of:=[.H208] / 1.184 + 0.103" office:value-type="float" office:value="3.53514407889443" calcext:value-type="float">
            <text:p>3.53514407889443</text:p>
          </table:table-cell>
          <table:table-cell office:value-type="float" office:value="1.18068259162593" calcext:value-type="float">
            <text:p>1.18068259162593</text:p>
          </table:table-cell>
          <table:table-cell table:formula="of:=[.J208] / 1.032 + 0.243" office:value-type="float" office:value="1.3870722787073" calcext:value-type="float">
            <text:p>1.3870722787073</text:p>
          </table:table-cell>
          <table:table-cell office:value-type="float" office:value="1.83528581393753" calcext:value-type="float">
            <text:p>1.83528581393753</text:p>
          </table:table-cell>
          <table:table-cell table:formula="of:=[.L208] / 1.151 - 0.297" office:value-type="float" office:value="1.29751417370767" calcext:value-type="float">
            <text:p>1.29751417370767</text:p>
          </table:table-cell>
          <table:table-cell office:value-type="float" office:value="-0.63652583092162" calcext:value-type="float">
            <text:p>-0.63652583092162</text:p>
          </table:table-cell>
          <table:table-cell office:value-type="float" office:value="0.169746419552941" calcext:value-type="float">
            <text:p>0.169746419552941</text:p>
          </table:table-cell>
          <table:table-cell office:value-type="float" office:value="2.07371467180054" calcext:value-type="float">
            <text:p>2.07371467180054</text:p>
          </table:table-cell>
          <table:table-cell table:formula="of:=[.I208]-[.B208]" office:value-type="float" office:value="-0.0469579571157657" calcext:value-type="float">
            <text:p>-0.046957957115766</text:p>
          </table:table-cell>
          <table:table-cell table:formula="of:=[.K208]-[.C208]" office:value-type="float" office:value="0.00726930227057654" calcext:value-type="float">
            <text:p>0.007269302270577</text:p>
          </table:table-cell>
          <table:table-cell table:formula="of:=[.M208]-[.D208]" office:value-type="float" office:value="-0.110132641409408" calcext:value-type="float">
            <text:p>-0.110132641409408</text:p>
          </table:table-cell>
          <table:table-cell office:value-type="float" office:value="0.481556553400805" calcext:value-type="float">
            <text:p>0.481556553400805</text:p>
          </table:table-cell>
          <table:table-cell office:value-type="float" office:value="-0.199120384810791" calcext:value-type="float">
            <text:p>-0.199120384810791</text:p>
          </table:table-cell>
          <table:table-cell office:value-type="float" office:value="0.427638998820452" calcext:value-type="float">
            <text:p>0.427638998820452</text:p>
          </table:table-cell>
          <table:table-cell office:value-type="float" office:value="-0.0369015062015201" calcext:value-type="float">
            <text:p>-0.03690150620152</text:p>
          </table:table-cell>
          <table:table-cell office:value-type="float" office:value="-0.0109733713849809" calcext:value-type="float">
            <text:p>-0.010973371384981</text:p>
          </table:table-cell>
          <table:table-cell office:value-type="float" office:value="-0.00907062897588329" calcext:value-type="float">
            <text:p>-0.009070628975883</text:p>
          </table:table-cell>
        </table:table-row>
        <table:table-row table:style-name="ro1">
          <table:table-cell table:formula="of:=SQRT([.I209]^2 + [.K209]^2 + [.M209]^2)" office:value-type="float" office:value="3.18221743218134" calcext:value-type="float">
            <text:p>3.18221743218134</text:p>
          </table:table-cell>
          <table:table-cell office:value-type="float" office:value="3.06297817791444" calcext:value-type="float">
            <text:p>3.06297817791444</text:p>
          </table:table-cell>
          <table:table-cell office:value-type="float" office:value="-0.667277467853246" calcext:value-type="float">
            <text:p>-0.667277467853246</text:p>
          </table:table-cell>
          <table:table-cell office:value-type="float" office:value="1.08327326738067" calcext:value-type="float">
            <text:p>1.08327326738067</text:p>
          </table:table-cell>
          <table:table-cell office:value-type="float" office:value="-0.030389367083643" calcext:value-type="float">
            <text:p>-0.030389367083643</text:p>
          </table:table-cell>
          <table:table-cell office:value-type="float" office:value="-0.274610872909102" calcext:value-type="float">
            <text:p>-0.274610872909102</text:p>
          </table:table-cell>
          <table:table-cell office:value-type="float" office:value="-0.00631013253904733" calcext:value-type="float">
            <text:p>-0.006310132539047</text:p>
          </table:table-cell>
          <table:table-cell office:value-type="float" office:value="3.40714027051188" calcext:value-type="float">
            <text:p>3.40714027051188</text:p>
          </table:table-cell>
          <table:table-cell table:formula="of:=[.H209] / 1.184 + 0.103" office:value-type="float" office:value="2.9806522554999" calcext:value-type="float">
            <text:p>2.9806522554999</text:p>
          </table:table-cell>
          <table:table-cell office:value-type="float" office:value="-0.85968808111699" calcext:value-type="float">
            <text:p>-0.85968808111699</text:p>
          </table:table-cell>
          <table:table-cell table:formula="of:=[.J209] / 1.032 + 0.243" office:value-type="float" office:value="-0.590031086353673" calcext:value-type="float">
            <text:p>-0.590031086353673</text:p>
          </table:table-cell>
          <table:table-cell office:value-type="float" office:value="1.43018626846332" calcext:value-type="float">
            <text:p>1.43018626846332</text:p>
          </table:table-cell>
          <table:table-cell table:formula="of:=[.L209] / 1.151 - 0.297" office:value-type="float" office:value="0.945559746710095" calcext:value-type="float">
            <text:p>0.945559746710095</text:p>
          </table:table-cell>
          <table:table-cell office:value-type="float" office:value="0.0254001335538003" calcext:value-type="float">
            <text:p>0.0254001335538</text:p>
          </table:table-cell>
          <table:table-cell office:value-type="float" office:value="-0.406856357993374" calcext:value-type="float">
            <text:p>-0.406856357993374</text:p>
          </table:table-cell>
          <table:table-cell office:value-type="float" office:value="-0.0280004243349357" calcext:value-type="float">
            <text:p>-0.028000424334936</text:p>
          </table:table-cell>
          <table:table-cell table:formula="of:=[.I209]-[.B209]" office:value-type="float" office:value="-0.0823259224145407" calcext:value-type="float">
            <text:p>-0.082325922414541</text:p>
          </table:table-cell>
          <table:table-cell table:formula="of:=[.K209]-[.C209]" office:value-type="float" office:value="0.0772463814995735" calcext:value-type="float">
            <text:p>0.077246381499574</text:p>
          </table:table-cell>
          <table:table-cell table:formula="of:=[.M209]-[.D209]" office:value-type="float" office:value="-0.137713520670574" calcext:value-type="float">
            <text:p>-0.137713520670574</text:p>
          </table:table-cell>
          <table:table-cell office:value-type="float" office:value="0.344162092597439" calcext:value-type="float">
            <text:p>0.344162092597439</text:p>
          </table:table-cell>
          <table:table-cell office:value-type="float" office:value="-0.192410613263744" calcext:value-type="float">
            <text:p>-0.192410613263744</text:p>
          </table:table-cell>
          <table:table-cell office:value-type="float" office:value="0.346913001082654" calcext:value-type="float">
            <text:p>0.346913001082654</text:p>
          </table:table-cell>
          <table:table-cell office:value-type="float" office:value="0.0525252746082092" calcext:value-type="float">
            <text:p>0.052525274608209</text:p>
          </table:table-cell>
          <table:table-cell office:value-type="float" office:value="-0.132307722246116" calcext:value-type="float">
            <text:p>-0.132307722246116</text:p>
          </table:table-cell>
          <table:table-cell office:value-type="float" office:value="-0.036898461196067" calcext:value-type="float">
            <text:p>-0.036898461196067</text:p>
          </table:table-cell>
        </table:table-row>
        <table:table-row table:style-name="ro1">
          <table:table-cell table:formula="of:=SQRT([.I210]^2 + [.K210]^2 + [.M210]^2)" office:value-type="float" office:value="1.22774916962168" calcext:value-type="float">
            <text:p>1.22774916962168</text:p>
          </table:table-cell>
          <table:table-cell office:value-type="float" office:value="0.997703014583286" calcext:value-type="float">
            <text:p>0.997703014583286</text:p>
          </table:table-cell>
          <table:table-cell office:value-type="float" office:value="-0.796570676509199" calcext:value-type="float">
            <text:p>-0.796570676509199</text:p>
          </table:table-cell>
          <table:table-cell office:value-type="float" office:value="0.425664467145803" calcext:value-type="float">
            <text:p>0.425664467145803</text:p>
          </table:table-cell>
          <table:table-cell office:value-type="float" office:value="-0.582476559233638" calcext:value-type="float">
            <text:p>-0.582476559233638</text:p>
          </table:table-cell>
          <table:table-cell office:value-type="float" office:value="0.302977020401283" calcext:value-type="float">
            <text:p>0.302977020401283</text:p>
          </table:table-cell>
          <table:table-cell office:value-type="float" office:value="0.0807518028215806" calcext:value-type="float">
            <text:p>0.080751802821581</text:p>
          </table:table-cell>
          <table:table-cell office:value-type="float" office:value="1.12471382805737" calcext:value-type="float">
            <text:p>1.12471382805737</text:p>
          </table:table-cell>
          <table:table-cell table:formula="of:=[.H210] / 1.184 + 0.103" office:value-type="float" office:value="1.05292721964305" calcext:value-type="float">
            <text:p>1.05292721964305</text:p>
          </table:table-cell>
          <table:table-cell office:value-type="float" office:value="-0.871763416089225" calcext:value-type="float">
            <text:p>-0.871763416089225</text:p>
          </table:table-cell>
          <table:table-cell table:formula="of:=[.J210] / 1.032 + 0.243" office:value-type="float" office:value="-0.60173199233452" calcext:value-type="float">
            <text:p>-0.60173199233452</text:p>
          </table:table-cell>
          <table:table-cell office:value-type="float" office:value="0.562139208173046" calcext:value-type="float">
            <text:p>0.562139208173046</text:p>
          </table:table-cell>
          <table:table-cell table:formula="of:=[.L210] / 1.151 - 0.297" office:value-type="float" office:value="0.1913920140513" calcext:value-type="float">
            <text:p>0.1913920140513</text:p>
          </table:table-cell>
          <table:table-cell office:value-type="float" office:value="-0.578094602901402" calcext:value-type="float">
            <text:p>-0.578094602901402</text:p>
          </table:table-cell>
          <table:table-cell office:value-type="float" office:value="0.257959740307336" calcext:value-type="float">
            <text:p>0.257959740307336</text:p>
          </table:table-cell>
          <table:table-cell office:value-type="float" office:value="0.0536754888903066" calcext:value-type="float">
            <text:p>0.053675488890307</text:p>
          </table:table-cell>
          <table:table-cell table:formula="of:=[.I210]-[.B210]" office:value-type="float" office:value="0.055224205059763" calcext:value-type="float">
            <text:p>0.055224205059763</text:p>
          </table:table-cell>
          <table:table-cell table:formula="of:=[.K210]-[.C210]" office:value-type="float" office:value="0.194838684174679" calcext:value-type="float">
            <text:p>0.194838684174679</text:p>
          </table:table-cell>
          <table:table-cell table:formula="of:=[.M210]-[.D210]" office:value-type="float" office:value="-0.234272453094503" calcext:value-type="float">
            <text:p>-0.234272453094503</text:p>
          </table:table-cell>
          <table:table-cell office:value-type="float" office:value="0.127010813474083" calcext:value-type="float">
            <text:p>0.127010813474083</text:p>
          </table:table-cell>
          <table:table-cell office:value-type="float" office:value="-0.0751927395800259" calcext:value-type="float">
            <text:p>-0.075192739580026</text:p>
          </table:table-cell>
          <table:table-cell office:value-type="float" office:value="0.136474741027243" calcext:value-type="float">
            <text:p>0.136474741027243</text:p>
          </table:table-cell>
          <table:table-cell office:value-type="float" office:value="0.000593927596886701" calcext:value-type="float">
            <text:p>0.000593927596887</text:p>
          </table:table-cell>
          <table:table-cell office:value-type="float" office:value="-0.0452098390524096" calcext:value-type="float">
            <text:p>-0.04520983905241</text:p>
          </table:table-cell>
          <table:table-cell office:value-type="float" office:value="-0.0258496260938488" calcext:value-type="float">
            <text:p>-0.025849626093849</text:p>
          </table:table-cell>
        </table:table-row>
        <table:table-row table:style-name="ro1">
          <table:table-cell table:formula="of:=SQRT([.I211]^2 + [.K211]^2 + [.M211]^2)" office:value-type="float" office:value="4.35474382207087" calcext:value-type="float">
            <text:p>4.35474382207087</text:p>
          </table:table-cell>
          <table:table-cell office:value-type="float" office:value="4.00636635497361" calcext:value-type="float">
            <text:p>4.00636635497361</text:p>
          </table:table-cell>
          <table:table-cell office:value-type="float" office:value="1.12753219201169" calcext:value-type="float">
            <text:p>1.12753219201169</text:p>
          </table:table-cell>
          <table:table-cell office:value-type="float" office:value="1.06119834002966" calcext:value-type="float">
            <text:p>1.06119834002966</text:p>
          </table:table-cell>
          <table:table-cell office:value-type="float" office:value="-0.0103561957101874" calcext:value-type="float">
            <text:p>-0.010356195710187</text:p>
          </table:table-cell>
          <table:table-cell office:value-type="float" office:value="-0.425179538234128" calcext:value-type="float">
            <text:p>-0.425179538234128</text:p>
          </table:table-cell>
          <table:table-cell office:value-type="float" office:value="1.77360133303768" calcext:value-type="float">
            <text:p>1.77360133303768</text:p>
          </table:table-cell>
          <table:table-cell office:value-type="float" office:value="4.68675379446395" calcext:value-type="float">
            <text:p>4.68675379446395</text:p>
          </table:table-cell>
          <table:table-cell table:formula="of:=[.H211] / 1.184 + 0.103" office:value-type="float" office:value="4.06140692099996" calcext:value-type="float">
            <text:p>4.06140692099996</text:p>
          </table:table-cell>
          <table:table-cell office:value-type="float" office:value="0.940537610603865" calcext:value-type="float">
            <text:p>0.940537610603865</text:p>
          </table:table-cell>
          <table:table-cell table:formula="of:=[.J211] / 1.032 + 0.243" office:value-type="float" office:value="1.15437365368592" calcext:value-type="float">
            <text:p>1.15437365368592</text:p>
          </table:table-cell>
          <table:table-cell office:value-type="float" office:value="1.56872286323629" calcext:value-type="float">
            <text:p>1.56872286323629</text:p>
          </table:table-cell>
          <table:table-cell table:formula="of:=[.L211] / 1.151 - 0.297" office:value-type="float" office:value="1.0659216883026" calcext:value-type="float">
            <text:p>1.0659216883026</text:p>
          </table:table-cell>
          <table:table-cell office:value-type="float" office:value="0.0562559534001856" calcext:value-type="float">
            <text:p>0.056255953400186</text:p>
          </table:table-cell>
          <table:table-cell office:value-type="float" office:value="-0.419180576183153" calcext:value-type="float">
            <text:p>-0.419180576183153</text:p>
          </table:table-cell>
          <table:table-cell office:value-type="float" office:value="1.81019508633357" calcext:value-type="float">
            <text:p>1.81019508633357</text:p>
          </table:table-cell>
          <table:table-cell table:formula="of:=[.I211]-[.B211]" office:value-type="float" office:value="0.0550405660263476" calcext:value-type="float">
            <text:p>0.055040566026348</text:p>
          </table:table-cell>
          <table:table-cell table:formula="of:=[.K211]-[.C211]" office:value-type="float" office:value="0.0268414616742256" calcext:value-type="float">
            <text:p>0.026841461674226</text:p>
          </table:table-cell>
          <table:table-cell table:formula="of:=[.M211]-[.D211]" office:value-type="float" office:value="0.00472334827293763" calcext:value-type="float">
            <text:p>0.004723348272938</text:p>
          </table:table-cell>
          <table:table-cell office:value-type="float" office:value="0.680387439490342" calcext:value-type="float">
            <text:p>0.680387439490342</text:p>
          </table:table-cell>
          <table:table-cell office:value-type="float" office:value="-0.18699458140782" calcext:value-type="float">
            <text:p>-0.18699458140782</text:p>
          </table:table-cell>
          <table:table-cell office:value-type="float" office:value="0.507524523206633" calcext:value-type="float">
            <text:p>0.507524523206633</text:p>
          </table:table-cell>
          <table:table-cell office:value-type="float" office:value="-0.00720199025812462" calcext:value-type="float">
            <text:p>-0.007201990258125</text:p>
          </table:table-cell>
          <table:table-cell office:value-type="float" office:value="-0.060631123986258" calcext:value-type="float">
            <text:p>-0.060631123986258</text:p>
          </table:table-cell>
          <table:table-cell office:value-type="float" office:value="0.00907249679098987" calcext:value-type="float">
            <text:p>0.00907249679099</text:p>
          </table:table-cell>
        </table:table-row>
        <table:table-row table:style-name="ro1">
          <table:table-cell table:formula="of:=SQRT([.I212]^2 + [.K212]^2 + [.M212]^2)" office:value-type="float" office:value="5.15197088198593" calcext:value-type="float">
            <text:p>5.15197088198593</text:p>
          </table:table-cell>
          <table:table-cell office:value-type="float" office:value="4.59606296220109" calcext:value-type="float">
            <text:p>4.59606296220109</text:p>
          </table:table-cell>
          <table:table-cell office:value-type="float" office:value="-1.75850821680558" calcext:value-type="float">
            <text:p>-1.75850821680558</text:p>
          </table:table-cell>
          <table:table-cell office:value-type="float" office:value="1.52542937245772" calcext:value-type="float">
            <text:p>1.52542937245772</text:p>
          </table:table-cell>
          <table:table-cell office:value-type="float" office:value="0.645631445117825" calcext:value-type="float">
            <text:p>0.645631445117825</text:p>
          </table:table-cell>
          <table:table-cell office:value-type="float" office:value="0.47443202314066" calcext:value-type="float">
            <text:p>0.47443202314066</text:p>
          </table:table-cell>
          <table:table-cell office:value-type="float" office:value="0.955647186148186" calcext:value-type="float">
            <text:p>0.955647186148186</text:p>
          </table:table-cell>
          <table:table-cell office:value-type="float" office:value="5.2837800603703" calcext:value-type="float">
            <text:p>5.2837800603703</text:p>
          </table:table-cell>
          <table:table-cell table:formula="of:=[.H212] / 1.184 + 0.103" office:value-type="float" office:value="4.56565207801546" calcext:value-type="float">
            <text:p>4.56565207801546</text:p>
          </table:table-cell>
          <table:table-cell office:value-type="float" office:value="-2.12749935075026" calcext:value-type="float">
            <text:p>-2.12749935075026</text:p>
          </table:table-cell>
          <table:table-cell table:formula="of:=[.J212] / 1.032 + 0.243" office:value-type="float" office:value="-1.81853037863397" calcext:value-type="float">
            <text:p>-1.81853037863397</text:p>
          </table:table-cell>
          <table:table-cell office:value-type="float" office:value="2.12146286241724" calcext:value-type="float">
            <text:p>2.12146286241724</text:p>
          </table:table-cell>
          <table:table-cell table:formula="of:=[.L212] / 1.151 - 0.297" office:value-type="float" office:value="1.54614757812097" calcext:value-type="float">
            <text:p>1.54614757812097</text:p>
          </table:table-cell>
          <table:table-cell office:value-type="float" office:value="0.69351254023697" calcext:value-type="float">
            <text:p>0.69351254023697</text:p>
          </table:table-cell>
          <table:table-cell office:value-type="float" office:value="0.455569462191795" calcext:value-type="float">
            <text:p>0.455569462191795</text:p>
          </table:table-cell>
          <table:table-cell office:value-type="float" office:value="0.925598108389919" calcext:value-type="float">
            <text:p>0.925598108389919</text:p>
          </table:table-cell>
          <table:table-cell table:formula="of:=[.I212]-[.B212]" office:value-type="float" office:value="-0.0304108841856339" calcext:value-type="float">
            <text:p>-0.030410884185634</text:p>
          </table:table-cell>
          <table:table-cell table:formula="of:=[.K212]-[.C212]" office:value-type="float" office:value="-0.0600221618283929" calcext:value-type="float">
            <text:p>-0.060022161828393</text:p>
          </table:table-cell>
          <table:table-cell table:formula="of:=[.M212]-[.D212]" office:value-type="float" office:value="0.0207182056632529" calcext:value-type="float">
            <text:p>0.020718205663253</text:p>
          </table:table-cell>
          <table:table-cell office:value-type="float" office:value="0.687717098169203" calcext:value-type="float">
            <text:p>0.687717098169203</text:p>
          </table:table-cell>
          <table:table-cell office:value-type="float" office:value="-0.368991133944681" calcext:value-type="float">
            <text:p>-0.368991133944681</text:p>
          </table:table-cell>
          <table:table-cell office:value-type="float" office:value="0.596033489959512" calcext:value-type="float">
            <text:p>0.596033489959512</text:p>
          </table:table-cell>
          <table:table-cell office:value-type="float" office:value="0.00979414092048714" calcext:value-type="float">
            <text:p>0.009794140920487</text:p>
          </table:table-cell>
          <table:table-cell office:value-type="float" office:value="-0.0457314699315297" calcext:value-type="float">
            <text:p>-0.04573146993153</text:p>
          </table:table-cell>
          <table:table-cell office:value-type="float" office:value="-0.00834984737821287" calcext:value-type="float">
            <text:p>-0.008349847378213</text:p>
          </table:table-cell>
        </table:table-row>
        <table:table-row table:style-name="ro1">
          <table:table-cell table:formula="of:=SQRT([.I213]^2 + [.K213]^2 + [.M213]^2)" office:value-type="float" office:value="5.06813458502132" calcext:value-type="float">
            <text:p>5.06813458502132</text:p>
          </table:table-cell>
          <table:table-cell office:value-type="float" office:value="4.94505172831683" calcext:value-type="float">
            <text:p>4.94505172831683</text:p>
          </table:table-cell>
          <table:table-cell office:value-type="float" office:value="-1.44262323692818" calcext:value-type="float">
            <text:p>-1.44262323692818</text:p>
          </table:table-cell>
          <table:table-cell office:value-type="float" office:value="1.41291750248797" calcext:value-type="float">
            <text:p>1.41291750248797</text:p>
          </table:table-cell>
          <table:table-cell office:value-type="float" office:value="0.377535210730938" calcext:value-type="float">
            <text:p>0.377535210730938</text:p>
          </table:table-cell>
          <table:table-cell office:value-type="float" office:value="-0.224411961153151" calcext:value-type="float">
            <text:p>-0.224411961153151</text:p>
          </table:table-cell>
          <table:table-cell office:value-type="float" office:value="1.62348190831907" calcext:value-type="float">
            <text:p>1.62348190831907</text:p>
          </table:table-cell>
          <table:table-cell office:value-type="float" office:value="5.39958664871309" calcext:value-type="float">
            <text:p>5.39958664871309</text:p>
          </table:table-cell>
          <table:table-cell table:formula="of:=[.H213] / 1.184 + 0.103" office:value-type="float" office:value="4.66346169654822" calcext:value-type="float">
            <text:p>4.66346169654822</text:p>
          </table:table-cell>
          <table:table-cell office:value-type="float" office:value="-1.7199960768897" calcext:value-type="float">
            <text:p>-1.7199960768897</text:p>
          </table:table-cell>
          <table:table-cell table:formula="of:=[.J213] / 1.032 + 0.243" office:value-type="float" office:value="-1.4236628652032" calcext:value-type="float">
            <text:p>-1.4236628652032</text:p>
          </table:table-cell>
          <table:table-cell office:value-type="float" office:value="1.933100742265" calcext:value-type="float">
            <text:p>1.933100742265</text:p>
          </table:table-cell>
          <table:table-cell table:formula="of:=[.L213] / 1.151 - 0.297" office:value-type="float" office:value="1.38249673524327" calcext:value-type="float">
            <text:p>1.38249673524327</text:p>
          </table:table-cell>
          <table:table-cell office:value-type="float" office:value="0.401060977532959" calcext:value-type="float">
            <text:p>0.401060977532959</text:p>
          </table:table-cell>
          <table:table-cell office:value-type="float" office:value="0.00157648962431889" calcext:value-type="float">
            <text:p>0.001576489624319</text:p>
          </table:table-cell>
          <table:table-cell office:value-type="float" office:value="1.55523928049438" calcext:value-type="float">
            <text:p>1.55523928049438</text:p>
          </table:table-cell>
          <table:table-cell table:formula="of:=[.I213]-[.B213]" office:value-type="float" office:value="-0.281590031768613" calcext:value-type="float">
            <text:p>-0.281590031768613</text:p>
          </table:table-cell>
          <table:table-cell table:formula="of:=[.K213]-[.C213]" office:value-type="float" office:value="0.0189603717249822" calcext:value-type="float">
            <text:p>0.018960371724982</text:p>
          </table:table-cell>
          <table:table-cell table:formula="of:=[.M213]-[.D213]" office:value-type="float" office:value="-0.0304207672447034" calcext:value-type="float">
            <text:p>-0.030420767244704</text:p>
          </table:table-cell>
          <table:table-cell office:value-type="float" office:value="0.454534920396259" calcext:value-type="float">
            <text:p>0.454534920396259</text:p>
          </table:table-cell>
          <table:table-cell office:value-type="float" office:value="-0.277372839961514" calcext:value-type="float">
            <text:p>-0.277372839961514</text:p>
          </table:table-cell>
          <table:table-cell office:value-type="float" office:value="0.520183239777038" calcext:value-type="float">
            <text:p>0.520183239777038</text:p>
          </table:table-cell>
          <table:table-cell office:value-type="float" office:value="0.224477741902279" calcext:value-type="float">
            <text:p>0.224477741902279</text:p>
          </table:table-cell>
          <table:table-cell office:value-type="float" office:value="-0.0352947981652423" calcext:value-type="float">
            <text:p>-0.035294798165242</text:p>
          </table:table-cell>
          <table:table-cell office:value-type="float" office:value="-0.0668967283321607" calcext:value-type="float">
            <text:p>-0.066896728332161</text:p>
          </table:table-cell>
        </table:table-row>
        <table:table-row table:style-name="ro1">
          <table:table-cell table:formula="of:=SQRT([.I214]^2 + [.K214]^2 + [.M214]^2)" office:value-type="float" office:value="1.9686976918568" calcext:value-type="float">
            <text:p>1.9686976918568</text:p>
          </table:table-cell>
          <table:table-cell office:value-type="float" office:value="1.40540493125408" calcext:value-type="float">
            <text:p>1.40540493125408</text:p>
          </table:table-cell>
          <table:table-cell office:value-type="float" office:value="1.17840815261302" calcext:value-type="float">
            <text:p>1.17840815261302</text:p>
          </table:table-cell>
          <table:table-cell office:value-type="float" office:value="0.309492893226022" calcext:value-type="float">
            <text:p>0.309492893226022</text:p>
          </table:table-cell>
          <table:table-cell office:value-type="float" office:value="-0.165890790951009" calcext:value-type="float">
            <text:p>-0.165890790951009</text:p>
          </table:table-cell>
          <table:table-cell office:value-type="float" office:value="0.601474513565015" calcext:value-type="float">
            <text:p>0.601474513565015</text:p>
          </table:table-cell>
          <table:table-cell office:value-type="float" office:value="0.7673399090229" calcext:value-type="float">
            <text:p>0.7673399090229</text:p>
          </table:table-cell>
          <table:table-cell office:value-type="float" office:value="1.61882680101417" calcext:value-type="float">
            <text:p>1.61882680101417</text:p>
          </table:table-cell>
          <table:table-cell table:formula="of:=[.H214] / 1.184 + 0.103" office:value-type="float" office:value="1.47025236572143" calcext:value-type="float">
            <text:p>1.47025236572143</text:p>
          </table:table-cell>
          <table:table-cell office:value-type="float" office:value="1.09426529242364" calcext:value-type="float">
            <text:p>1.09426529242364</text:p>
          </table:table-cell>
          <table:table-cell table:formula="of:=[.J214] / 1.032 + 0.243" office:value-type="float" office:value="1.30333458568182" calcext:value-type="float">
            <text:p>1.30333458568182</text:p>
          </table:table-cell>
          <table:table-cell office:value-type="float" office:value="0.484902644666031" calcext:value-type="float">
            <text:p>0.484902644666031</text:p>
          </table:table-cell>
          <table:table-cell table:formula="of:=[.L214] / 1.151 - 0.297" office:value-type="float" office:value="0.124288136112972" calcext:value-type="float">
            <text:p>0.124288136112972</text:p>
          </table:table-cell>
          <table:table-cell office:value-type="float" office:value="-0.210210063996247" calcext:value-type="float">
            <text:p>-0.210210063996247</text:p>
          </table:table-cell>
          <table:table-cell office:value-type="float" office:value="0.504678438423607" calcext:value-type="float">
            <text:p>0.504678438423607</text:p>
          </table:table-cell>
          <table:table-cell office:value-type="float" office:value="0.825586495086365" calcext:value-type="float">
            <text:p>0.825586495086365</text:p>
          </table:table-cell>
          <table:table-cell table:formula="of:=[.I214]-[.B214]" office:value-type="float" office:value="0.0648474344673475" calcext:value-type="float">
            <text:p>0.064847434467348</text:p>
          </table:table-cell>
          <table:table-cell table:formula="of:=[.K214]-[.C214]" office:value-type="float" office:value="0.124926433068802" calcext:value-type="float">
            <text:p>0.124926433068802</text:p>
          </table:table-cell>
          <table:table-cell table:formula="of:=[.M214]-[.D214]" office:value-type="float" office:value="-0.18520475711305" calcext:value-type="float">
            <text:p>-0.18520475711305</text:p>
          </table:table-cell>
          <table:table-cell office:value-type="float" office:value="0.21342186976009" calcext:value-type="float">
            <text:p>0.21342186976009</text:p>
          </table:table-cell>
          <table:table-cell office:value-type="float" office:value="-0.0841428601893872" calcext:value-type="float">
            <text:p>-0.084142860189387</text:p>
          </table:table-cell>
          <table:table-cell office:value-type="float" office:value="0.175409751440009" calcext:value-type="float">
            <text:p>0.175409751440009</text:p>
          </table:table-cell>
          <table:table-cell office:value-type="float" office:value="-0.0948958776693143" calcext:value-type="float">
            <text:p>-0.094895877669314</text:p>
          </table:table-cell>
          <table:table-cell office:value-type="float" office:value="-0.042300870073726" calcext:value-type="float">
            <text:p>-0.042300870073726</text:p>
          </table:table-cell>
          <table:table-cell office:value-type="float" office:value="0.0329263894625163" calcext:value-type="float">
            <text:p>0.032926389462516</text:p>
          </table:table-cell>
        </table:table-row>
        <table:table-row table:style-name="ro1">
          <table:table-cell table:formula="of:=SQRT([.I215]^2 + [.K215]^2 + [.M215]^2)" office:value-type="float" office:value="4.45491110799138" calcext:value-type="float">
            <text:p>4.45491110799138</text:p>
          </table:table-cell>
          <table:table-cell office:value-type="float" office:value="3.61903293292956" calcext:value-type="float">
            <text:p>3.61903293292956</text:p>
          </table:table-cell>
          <table:table-cell office:value-type="float" office:value="-2.10288530260464" calcext:value-type="float">
            <text:p>-2.10288530260464</text:p>
          </table:table-cell>
          <table:table-cell office:value-type="float" office:value="1.73472442923928" calcext:value-type="float">
            <text:p>1.73472442923928</text:p>
          </table:table-cell>
          <table:table-cell office:value-type="float" office:value="-0.0624433102131659" calcext:value-type="float">
            <text:p>-0.062443310213166</text:p>
          </table:table-cell>
          <table:table-cell office:value-type="float" office:value="-0.671180185495681" calcext:value-type="float">
            <text:p>-0.671180185495681</text:p>
          </table:table-cell>
          <table:table-cell office:value-type="float" office:value="-1.34922472287584" calcext:value-type="float">
            <text:p>-1.34922472287584</text:p>
          </table:table-cell>
          <table:table-cell office:value-type="float" office:value="4.11490051859779" calcext:value-type="float">
            <text:p>4.11490051859779</text:p>
          </table:table-cell>
          <table:table-cell table:formula="of:=[.H215] / 1.184 + 0.103" office:value-type="float" office:value="3.57842273530219" calcext:value-type="float">
            <text:p>3.57842273530219</text:p>
          </table:table-cell>
          <table:table-cell office:value-type="float" office:value="-2.40485657819764" calcext:value-type="float">
            <text:p>-2.40485657819764</text:p>
          </table:table-cell>
          <table:table-cell table:formula="of:=[.J215] / 1.032 + 0.243" office:value-type="float" office:value="-2.08728738197446" calcext:value-type="float">
            <text:p>-2.08728738197446</text:p>
          </table:table-cell>
          <table:table-cell office:value-type="float" office:value="2.22764558708935" calcext:value-type="float">
            <text:p>2.22764558708935</text:p>
          </table:table-cell>
          <table:table-cell table:formula="of:=[.L215] / 1.151 - 0.297" office:value-type="float" office:value="1.63840016254505" calcext:value-type="float">
            <text:p>1.63840016254505</text:p>
          </table:table-cell>
          <table:table-cell office:value-type="float" office:value="-0.165143033176669" calcext:value-type="float">
            <text:p>-0.165143033176669</text:p>
          </table:table-cell>
          <table:table-cell office:value-type="float" office:value="-0.714069306155442" calcext:value-type="float">
            <text:p>-0.714069306155442</text:p>
          </table:table-cell>
          <table:table-cell office:value-type="float" office:value="-1.4631200675297" calcext:value-type="float">
            <text:p>-1.4631200675297</text:p>
          </table:table-cell>
          <table:table-cell table:formula="of:=[.I215]-[.B215]" office:value-type="float" office:value="-0.0406101976273723" calcext:value-type="float">
            <text:p>-0.040610197627372</text:p>
          </table:table-cell>
          <table:table-cell table:formula="of:=[.K215]-[.C215]" office:value-type="float" office:value="0.0155979206301828" calcext:value-type="float">
            <text:p>0.015597920630183</text:p>
          </table:table-cell>
          <table:table-cell table:formula="of:=[.M215]-[.D215]" office:value-type="float" office:value="-0.0963242666942323" calcext:value-type="float">
            <text:p>-0.096324266694232</text:p>
          </table:table-cell>
          <table:table-cell office:value-type="float" office:value="0.495867585668228" calcext:value-type="float">
            <text:p>0.495867585668228</text:p>
          </table:table-cell>
          <table:table-cell office:value-type="float" office:value="-0.301971275592993" calcext:value-type="float">
            <text:p>-0.301971275592993</text:p>
          </table:table-cell>
          <table:table-cell office:value-type="float" office:value="0.492921157850078" calcext:value-type="float">
            <text:p>0.492921157850078</text:p>
          </table:table-cell>
          <table:table-cell office:value-type="float" office:value="0.0273211596010876" calcext:value-type="float">
            <text:p>0.027321159601088</text:p>
          </table:table-cell>
          <table:table-cell office:value-type="float" office:value="-0.0856515979898291" calcext:value-type="float">
            <text:p>-0.085651597989829</text:p>
          </table:table-cell>
          <table:table-cell office:value-type="float" office:value="-0.0470954110839994" calcext:value-type="float">
            <text:p>-0.047095411083999</text:p>
          </table:table-cell>
        </table:table-row>
        <table:table-row table:style-name="ro1">
          <table:table-cell table:formula="of:=SQRT([.I216]^2 + [.K216]^2 + [.M216]^2)" office:value-type="float" office:value="2.46096682944881" calcext:value-type="float">
            <text:p>2.46096682944881</text:p>
          </table:table-cell>
          <table:table-cell office:value-type="float" office:value="2.04983269935185" calcext:value-type="float">
            <text:p>2.04983269935185</text:p>
          </table:table-cell>
          <table:table-cell office:value-type="float" office:value="1.14044110489561" calcext:value-type="float">
            <text:p>1.14044110489561</text:p>
          </table:table-cell>
          <table:table-cell office:value-type="float" office:value="0.653931600712117" calcext:value-type="float">
            <text:p>0.653931600712117</text:p>
          </table:table-cell>
          <table:table-cell office:value-type="float" office:value="0.115613229448684" calcext:value-type="float">
            <text:p>0.115613229448684</text:p>
          </table:table-cell>
          <table:table-cell office:value-type="float" office:value="0.560999081187738" calcext:value-type="float">
            <text:p>0.560999081187738</text:p>
          </table:table-cell>
          <table:table-cell office:value-type="float" office:value="-1.74113739456288" calcext:value-type="float">
            <text:p>-1.74113739456288</text:p>
          </table:table-cell>
          <table:table-cell office:value-type="float" office:value="2.32943645722199" calcext:value-type="float">
            <text:p>2.32943645722199</text:p>
          </table:table-cell>
          <table:table-cell table:formula="of:=[.H216] / 1.184 + 0.103" office:value-type="float" office:value="2.07042944022128" calcext:value-type="float">
            <text:p>2.07042944022128</text:p>
          </table:table-cell>
          <table:table-cell office:value-type="float" office:value="1.02950685304001" calcext:value-type="float">
            <text:p>1.02950685304001</text:p>
          </table:table-cell>
          <table:table-cell table:formula="of:=[.J216] / 1.032 + 0.243" office:value-type="float" office:value="1.24058415992249" calcext:value-type="float">
            <text:p>1.24058415992249</text:p>
          </table:table-cell>
          <table:table-cell office:value-type="float" office:value="0.894603423662574" calcext:value-type="float">
            <text:p>0.894603423662574</text:p>
          </table:table-cell>
          <table:table-cell table:formula="of:=[.L216] / 1.151 - 0.297" office:value-type="float" office:value="0.480240159567831" calcext:value-type="float">
            <text:p>0.480240159567831</text:p>
          </table:table-cell>
          <table:table-cell office:value-type="float" office:value="0.0597826749176145" calcext:value-type="float">
            <text:p>0.059782674917615</text:p>
          </table:table-cell>
          <table:table-cell office:value-type="float" office:value="0.65260677585286" calcext:value-type="float">
            <text:p>0.65260677585286</text:p>
          </table:table-cell>
          <table:table-cell office:value-type="float" office:value="-1.68691819596124" calcext:value-type="float">
            <text:p>-1.68691819596124</text:p>
          </table:table-cell>
          <table:table-cell table:formula="of:=[.I216]-[.B216]" office:value-type="float" office:value="0.0205967408694252" calcext:value-type="float">
            <text:p>0.020596740869425</text:p>
          </table:table-cell>
          <table:table-cell table:formula="of:=[.K216]-[.C216]" office:value-type="float" office:value="0.10014305502688" calcext:value-type="float">
            <text:p>0.10014305502688</text:p>
          </table:table-cell>
          <table:table-cell table:formula="of:=[.M216]-[.D216]" office:value-type="float" office:value="-0.173691441144286" calcext:value-type="float">
            <text:p>-0.173691441144286</text:p>
          </table:table-cell>
          <table:table-cell office:value-type="float" office:value="0.279603757870136" calcext:value-type="float">
            <text:p>0.279603757870136</text:p>
          </table:table-cell>
          <table:table-cell office:value-type="float" office:value="-0.110934251855601" calcext:value-type="float">
            <text:p>-0.110934251855601</text:p>
          </table:table-cell>
          <table:table-cell office:value-type="float" office:value="0.240671822950457" calcext:value-type="float">
            <text:p>0.240671822950457</text:p>
          </table:table-cell>
          <table:table-cell office:value-type="float" office:value="-0.0835332036952759" calcext:value-type="float">
            <text:p>-0.083533203695276</text:p>
          </table:table-cell>
          <table:table-cell office:value-type="float" office:value="-0.0593468440013445" calcext:value-type="float">
            <text:p>-0.059346844001345</text:p>
          </table:table-cell>
          <table:table-cell office:value-type="float" office:value="0.0198622631591192" calcext:value-type="float">
            <text:p>0.019862263159119</text:p>
          </table:table-cell>
        </table:table-row>
        <table:table-row table:style-name="ro1">
          <table:table-cell table:formula="of:=SQRT([.I217]^2 + [.K217]^2 + [.M217]^2)" office:value-type="float" office:value="4.2326269567368" calcext:value-type="float">
            <text:p>4.2326269567368</text:p>
          </table:table-cell>
          <table:table-cell office:value-type="float" office:value="3.84048028268931" calcext:value-type="float">
            <text:p>3.84048028268931</text:p>
          </table:table-cell>
          <table:table-cell office:value-type="float" office:value="-1.67115611670245" calcext:value-type="float">
            <text:p>-1.67115611670245</text:p>
          </table:table-cell>
          <table:table-cell office:value-type="float" office:value="1.55173864774377" calcext:value-type="float">
            <text:p>1.55173864774377</text:p>
          </table:table-cell>
          <table:table-cell office:value-type="float" office:value="-0.545224359302583" calcext:value-type="float">
            <text:p>-0.545224359302583</text:p>
          </table:table-cell>
          <table:table-cell office:value-type="float" office:value="0.0107554362152662" calcext:value-type="float">
            <text:p>0.010755436215266</text:p>
          </table:table-cell>
          <table:table-cell office:value-type="float" office:value="-0.635057752973243" calcext:value-type="float">
            <text:p>-0.635057752973243</text:p>
          </table:table-cell>
          <table:table-cell office:value-type="float" office:value="4.2074934285518" calcext:value-type="float">
            <text:p>4.2074934285518</text:p>
          </table:table-cell>
          <table:table-cell table:formula="of:=[.H217] / 1.184 + 0.103" office:value-type="float" office:value="3.65662620654713" calcext:value-type="float">
            <text:p>3.65662620654713</text:p>
          </table:table-cell>
          <table:table-cell office:value-type="float" office:value="-1.89333190038048" calcext:value-type="float">
            <text:p>-1.89333190038048</text:p>
          </table:table-cell>
          <table:table-cell table:formula="of:=[.J217] / 1.032 + 0.243" office:value-type="float" office:value="-1.59162393447721" calcext:value-type="float">
            <text:p>-1.59162393447721</text:p>
          </table:table-cell>
          <table:table-cell office:value-type="float" office:value="1.97405631106767" calcext:value-type="float">
            <text:p>1.97405631106767</text:p>
          </table:table-cell>
          <table:table-cell table:formula="of:=[.L217] / 1.151 - 0.297" office:value-type="float" office:value="1.41807933194411" calcext:value-type="float">
            <text:p>1.41807933194411</text:p>
          </table:table-cell>
          <table:table-cell office:value-type="float" office:value="-0.577534992940463" calcext:value-type="float">
            <text:p>-0.577534992940463</text:p>
          </table:table-cell>
          <table:table-cell office:value-type="float" office:value="0.186853504353289" calcext:value-type="float">
            <text:p>0.186853504353289</text:p>
          </table:table-cell>
          <table:table-cell office:value-type="float" office:value="-0.484662711318088" calcext:value-type="float">
            <text:p>-0.484662711318088</text:p>
          </table:table-cell>
          <table:table-cell table:formula="of:=[.I217]-[.B217]" office:value-type="float" office:value="-0.183854076142182" calcext:value-type="float">
            <text:p>-0.183854076142182</text:p>
          </table:table-cell>
          <table:table-cell table:formula="of:=[.K217]-[.C217]" office:value-type="float" office:value="0.0795321822252408" calcext:value-type="float">
            <text:p>0.079532182225241</text:p>
          </table:table-cell>
          <table:table-cell table:formula="of:=[.M217]-[.D217]" office:value-type="float" office:value="-0.133659315799661" calcext:value-type="float">
            <text:p>-0.133659315799661</text:p>
          </table:table-cell>
          <table:table-cell office:value-type="float" office:value="0.367013145862498" calcext:value-type="float">
            <text:p>0.367013145862498</text:p>
          </table:table-cell>
          <table:table-cell office:value-type="float" office:value="-0.222175783678032" calcext:value-type="float">
            <text:p>-0.222175783678032</text:p>
          </table:table-cell>
          <table:table-cell office:value-type="float" office:value="0.422317663323898" calcext:value-type="float">
            <text:p>0.422317663323898</text:p>
          </table:table-cell>
          <table:table-cell office:value-type="float" office:value="-0.130834667118993" calcext:value-type="float">
            <text:p>-0.130834667118993</text:p>
          </table:table-cell>
          <table:table-cell office:value-type="float" office:value="0.122514132003523" calcext:value-type="float">
            <text:p>0.122514132003523</text:p>
          </table:table-cell>
          <table:table-cell office:value-type="float" office:value="0.155231138727118" calcext:value-type="float">
            <text:p>0.155231138727118</text:p>
          </table:table-cell>
        </table:table-row>
        <table:table-row table:style-name="ro1">
          <table:table-cell table:formula="of:=SQRT([.I218]^2 + [.K218]^2 + [.M218]^2)" office:value-type="float" office:value="8.06001971523597" calcext:value-type="float">
            <text:p>8.06001971523597</text:p>
          </table:table-cell>
          <table:table-cell office:value-type="float" office:value="6.20507815563021" calcext:value-type="float">
            <text:p>6.20507815563021</text:p>
          </table:table-cell>
          <table:table-cell office:value-type="float" office:value="4.9879487160922" calcext:value-type="float">
            <text:p>4.9879487160922</text:p>
          </table:table-cell>
          <table:table-cell office:value-type="float" office:value="1.65809545300208" calcext:value-type="float">
            <text:p>1.65809545300208</text:p>
          </table:table-cell>
          <table:table-cell office:value-type="float" office:value="0.127083119272312" calcext:value-type="float">
            <text:p>0.127083119272312</text:p>
          </table:table-cell>
          <table:table-cell office:value-type="float" office:value="0.507267589801317" calcext:value-type="float">
            <text:p>0.507267589801317</text:p>
          </table:table-cell>
          <table:table-cell office:value-type="float" office:value="1.03659388001709" calcext:value-type="float">
            <text:p>1.03659388001709</text:p>
          </table:table-cell>
          <table:table-cell office:value-type="float" office:value="7.24690367308504" calcext:value-type="float">
            <text:p>7.24690367308504</text:p>
          </table:table-cell>
          <table:table-cell table:formula="of:=[.H218] / 1.184 + 0.103" office:value-type="float" office:value="6.22369566983534" calcext:value-type="float">
            <text:p>6.22369566983534</text:p>
          </table:table-cell>
          <table:table-cell office:value-type="float" office:value="4.68429292210254" calcext:value-type="float">
            <text:p>4.68429292210254</text:p>
          </table:table-cell>
          <table:table-cell table:formula="of:=[.J218] / 1.032 + 0.243" office:value-type="float" office:value="4.78204352916913" calcext:value-type="float">
            <text:p>4.78204352916913</text:p>
          </table:table-cell>
          <table:table-cell office:value-type="float" office:value="2.45216389610231" calcext:value-type="float">
            <text:p>2.45216389610231</text:p>
          </table:table-cell>
          <table:table-cell table:formula="of:=[.L218] / 1.151 - 0.297" office:value-type="float" office:value="1.83346385412885" calcext:value-type="float">
            <text:p>1.83346385412885</text:p>
          </table:table-cell>
          <table:table-cell office:value-type="float" office:value="1.00192293337399" calcext:value-type="float">
            <text:p>1.00192293337399</text:p>
          </table:table-cell>
          <table:table-cell office:value-type="float" office:value="0.339048506860019" calcext:value-type="float">
            <text:p>0.339048506860019</text:p>
          </table:table-cell>
          <table:table-cell office:value-type="float" office:value="1.11753101982195" calcext:value-type="float">
            <text:p>1.11753101982195</text:p>
          </table:table-cell>
          <table:table-cell table:formula="of:=[.I218]-[.B218]" office:value-type="float" office:value="0.0186175142051273" calcext:value-type="float">
            <text:p>0.018617514205127</text:p>
          </table:table-cell>
          <table:table-cell table:formula="of:=[.K218]-[.C218]" office:value-type="float" office:value="-0.205905186923072" calcext:value-type="float">
            <text:p>-0.205905186923072</text:p>
          </table:table-cell>
          <table:table-cell table:formula="of:=[.M218]-[.D218]" office:value-type="float" office:value="0.175368401126773" calcext:value-type="float">
            <text:p>0.175368401126773</text:p>
          </table:table-cell>
          <table:table-cell office:value-type="float" office:value="1.04182551745483" calcext:value-type="float">
            <text:p>1.04182551745483</text:p>
          </table:table-cell>
          <table:table-cell office:value-type="float" office:value="-0.303655793989657" calcext:value-type="float">
            <text:p>-0.303655793989657</text:p>
          </table:table-cell>
          <table:table-cell office:value-type="float" office:value="0.794068443100228" calcext:value-type="float">
            <text:p>0.794068443100228</text:p>
          </table:table-cell>
          <table:table-cell office:value-type="float" office:value="0.487563739278945" calcext:value-type="float">
            <text:p>0.487563739278945</text:p>
          </table:table-cell>
          <table:table-cell office:value-type="float" office:value="-0.674424621626013" calcext:value-type="float">
            <text:p>-0.674424621626013</text:p>
          </table:table-cell>
          <table:table-cell office:value-type="float" office:value="0.635661280967013" calcext:value-type="float">
            <text:p>0.635661280967013</text:p>
          </table:table-cell>
        </table:table-row>
        <table:table-row table:style-name="ro1">
          <table:table-cell table:formula="of:=SQRT([.I219]^2 + [.K219]^2 + [.M219]^2)" office:value-type="float" office:value="4.95792609913418" calcext:value-type="float">
            <text:p>4.95792609913418</text:p>
          </table:table-cell>
          <table:table-cell office:value-type="float" office:value="4.6055437844382" calcext:value-type="float">
            <text:p>4.6055437844382</text:p>
          </table:table-cell>
          <table:table-cell office:value-type="float" office:value="1.47552781844949" calcext:value-type="float">
            <text:p>1.47552781844949</text:p>
          </table:table-cell>
          <table:table-cell office:value-type="float" office:value="1.58496943574443" calcext:value-type="float">
            <text:p>1.58496943574443</text:p>
          </table:table-cell>
          <table:table-cell office:value-type="float" office:value="0.32663404633797" calcext:value-type="float">
            <text:p>0.32663404633797</text:p>
          </table:table-cell>
          <table:table-cell office:value-type="float" office:value="0.607413040327376" calcext:value-type="float">
            <text:p>0.607413040327376</text:p>
          </table:table-cell>
          <table:table-cell office:value-type="float" office:value="2.21295513449465" calcext:value-type="float">
            <text:p>2.21295513449465</text:p>
          </table:table-cell>
          <table:table-cell office:value-type="float" office:value="5.19884125325694" calcext:value-type="float">
            <text:p>5.19884125325694</text:p>
          </table:table-cell>
          <table:table-cell table:formula="of:=[.H219] / 1.184 + 0.103" office:value-type="float" office:value="4.4939132206562" calcext:value-type="float">
            <text:p>4.4939132206562</text:p>
          </table:table-cell>
          <table:table-cell office:value-type="float" office:value="1.21783261638916" calcext:value-type="float">
            <text:p>1.21783261638916</text:p>
          </table:table-cell>
          <table:table-cell table:formula="of:=[.J219] / 1.032 + 0.243" office:value-type="float" office:value="1.42307036471818" calcext:value-type="float">
            <text:p>1.42307036471818</text:p>
          </table:table-cell>
          <table:table-cell office:value-type="float" office:value="2.11028870328171" calcext:value-type="float">
            <text:p>2.11028870328171</text:p>
          </table:table-cell>
          <table:table-cell table:formula="of:=[.L219] / 1.151 - 0.297" office:value-type="float" office:value="1.53643935993198" calcext:value-type="float">
            <text:p>1.53643935993198</text:p>
          </table:table-cell>
          <table:table-cell office:value-type="float" office:value="-0.155198853933273" calcext:value-type="float">
            <text:p>-0.155198853933273</text:p>
          </table:table-cell>
          <table:table-cell office:value-type="float" office:value="0.233050519962765" calcext:value-type="float">
            <text:p>0.233050519962765</text:p>
          </table:table-cell>
          <table:table-cell office:value-type="float" office:value="2.194763979871" calcext:value-type="float">
            <text:p>2.194763979871</text:p>
          </table:table-cell>
          <table:table-cell table:formula="of:=[.I219]-[.B219]" office:value-type="float" office:value="-0.111630563782001" calcext:value-type="float">
            <text:p>-0.111630563782001</text:p>
          </table:table-cell>
          <table:table-cell table:formula="of:=[.K219]-[.C219]" office:value-type="float" office:value="-0.0524574537313116" calcext:value-type="float">
            <text:p>-0.052457453731312</text:p>
          </table:table-cell>
          <table:table-cell table:formula="of:=[.M219]-[.D219]" office:value-type="float" office:value="-0.0485300758124492" calcext:value-type="float">
            <text:p>-0.048530075812449</text:p>
          </table:table-cell>
          <table:table-cell office:value-type="float" office:value="0.593297468818739" calcext:value-type="float">
            <text:p>0.593297468818739</text:p>
          </table:table-cell>
          <table:table-cell office:value-type="float" office:value="-0.257695202060334" calcext:value-type="float">
            <text:p>-0.257695202060334</text:p>
          </table:table-cell>
          <table:table-cell office:value-type="float" office:value="0.525319267537284" calcext:value-type="float">
            <text:p>0.525319267537284</text:p>
          </table:table-cell>
          <table:table-cell office:value-type="float" office:value="0.033132599497657" calcext:value-type="float">
            <text:p>0.033132599497657</text:p>
          </table:table-cell>
          <table:table-cell office:value-type="float" office:value="0.573067645422945" calcext:value-type="float">
            <text:p>0.573067645422945</text:p>
          </table:table-cell>
          <table:table-cell office:value-type="float" office:value="-0.231282588323664" calcext:value-type="float">
            <text:p>-0.231282588323664</text:p>
          </table:table-cell>
        </table:table-row>
        <table:table-row table:style-name="ro1">
          <table:table-cell table:formula="of:=SQRT([.I220]^2 + [.K220]^2 + [.M220]^2)" office:value-type="float" office:value="2.99322073277888" calcext:value-type="float">
            <text:p>2.99322073277888</text:p>
          </table:table-cell>
          <table:table-cell office:value-type="float" office:value="2.61460941141863" calcext:value-type="float">
            <text:p>2.61460941141863</text:p>
          </table:table-cell>
          <table:table-cell office:value-type="float" office:value="1.36370957247012" calcext:value-type="float">
            <text:p>1.36370957247012</text:p>
          </table:table-cell>
          <table:table-cell office:value-type="float" office:value="0.447958314807963" calcext:value-type="float">
            <text:p>0.447958314807963</text:p>
          </table:table-cell>
          <table:table-cell office:value-type="float" office:value="0.121184805960107" calcext:value-type="float">
            <text:p>0.121184805960107</text:p>
          </table:table-cell>
          <table:table-cell office:value-type="float" office:value="-0.453313201582185" calcext:value-type="float">
            <text:p>-0.453313201582185</text:p>
          </table:table-cell>
          <table:table-cell office:value-type="float" office:value="-0.146122639871816" calcext:value-type="float">
            <text:p>-0.146122639871816</text:p>
          </table:table-cell>
          <table:table-cell office:value-type="float" office:value="2.96945041866581" calcext:value-type="float">
            <text:p>2.96945041866581</text:p>
          </table:table-cell>
          <table:table-cell table:formula="of:=[.H220] / 1.184 + 0.103" office:value-type="float" office:value="2.6109817725218" calcext:value-type="float">
            <text:p>2.6109817725218</text:p>
          </table:table-cell>
          <table:table-cell office:value-type="float" office:value="1.21648579159517" calcext:value-type="float">
            <text:p>1.21648579159517</text:p>
          </table:table-cell>
          <table:table-cell table:formula="of:=[.J220] / 1.032 + 0.243" office:value-type="float" office:value="1.4217653019333" calcext:value-type="float">
            <text:p>1.4217653019333</text:p>
          </table:table-cell>
          <table:table-cell office:value-type="float" office:value="0.741772653899607" calcext:value-type="float">
            <text:p>0.741772653899607</text:p>
          </table:table-cell>
          <table:table-cell table:formula="of:=[.L220] / 1.151 - 0.297" office:value-type="float" office:value="0.347459299652135" calcext:value-type="float">
            <text:p>0.347459299652135</text:p>
          </table:table-cell>
          <table:table-cell office:value-type="float" office:value="-0.00244931895109879" calcext:value-type="float">
            <text:p>-0.002449318951099</text:p>
          </table:table-cell>
          <table:table-cell office:value-type="float" office:value="-0.515134462585039" calcext:value-type="float">
            <text:p>-0.515134462585039</text:p>
          </table:table-cell>
          <table:table-cell office:value-type="float" office:value="-0.173776465531085" calcext:value-type="float">
            <text:p>-0.173776465531085</text:p>
          </table:table-cell>
          <table:table-cell table:formula="of:=[.I220]-[.B220]" office:value-type="float" office:value="-0.00362763889683038" calcext:value-type="float">
            <text:p>-0.00362763889683</text:p>
          </table:table-cell>
          <table:table-cell table:formula="of:=[.K220]-[.C220]" office:value-type="float" office:value="0.0580557294631843" calcext:value-type="float">
            <text:p>0.058055729463184</text:p>
          </table:table-cell>
          <table:table-cell table:formula="of:=[.M220]-[.D220]" office:value-type="float" office:value="-0.100499015155828" calcext:value-type="float">
            <text:p>-0.100499015155828</text:p>
          </table:table-cell>
          <table:table-cell office:value-type="float" office:value="0.354841007247177" calcext:value-type="float">
            <text:p>0.354841007247177</text:p>
          </table:table-cell>
          <table:table-cell office:value-type="float" office:value="-0.147223780874948" calcext:value-type="float">
            <text:p>-0.147223780874948</text:p>
          </table:table-cell>
          <table:table-cell office:value-type="float" office:value="0.293814339091644" calcext:value-type="float">
            <text:p>0.293814339091644</text:p>
          </table:table-cell>
          <table:table-cell office:value-type="float" office:value="-0.0972141925785568" calcext:value-type="float">
            <text:p>-0.097214192578557</text:p>
          </table:table-cell>
          <table:table-cell office:value-type="float" office:value="-0.0797114150252694" calcext:value-type="float">
            <text:p>-0.079711415025269</text:p>
          </table:table-cell>
          <table:table-cell office:value-type="float" office:value="0.026105883541137" calcext:value-type="float">
            <text:p>0.026105883541137</text:p>
          </table:table-cell>
        </table:table-row>
        <table:table-row table:style-name="ro1">
          <table:table-cell table:formula="of:=SQRT([.I221]^2 + [.K221]^2 + [.M221]^2)" office:value-type="float" office:value="3.61670990707374" calcext:value-type="float">
            <text:p>3.61670990707374</text:p>
          </table:table-cell>
          <table:table-cell office:value-type="float" office:value="3.59161229112287" calcext:value-type="float">
            <text:p>3.59161229112287</text:p>
          </table:table-cell>
          <table:table-cell office:value-type="float" office:value="0.541534254651807" calcext:value-type="float">
            <text:p>0.541534254651807</text:p>
          </table:table-cell>
          <table:table-cell office:value-type="float" office:value="0.536337118739924" calcext:value-type="float">
            <text:p>0.536337118739924</text:p>
          </table:table-cell>
          <table:table-cell office:value-type="float" office:value="0.504986897984058" calcext:value-type="float">
            <text:p>0.504986897984058</text:p>
          </table:table-cell>
          <table:table-cell office:value-type="float" office:value="-0.178902047217323" calcext:value-type="float">
            <text:p>-0.178902047217323</text:p>
          </table:table-cell>
          <table:table-cell office:value-type="float" office:value="0.962905348401132" calcext:value-type="float">
            <text:p>0.962905348401132</text:p>
          </table:table-cell>
          <table:table-cell office:value-type="float" office:value="4.06260232043543" calcext:value-type="float">
            <text:p>4.06260232043543</text:p>
          </table:table-cell>
          <table:table-cell table:formula="of:=[.H221] / 1.184 + 0.103" office:value-type="float" office:value="3.53425195982722" calcext:value-type="float">
            <text:p>3.53425195982722</text:p>
          </table:table-cell>
          <table:table-cell office:value-type="float" office:value="0.340198892891828" calcext:value-type="float">
            <text:p>0.340198892891828</text:p>
          </table:table-cell>
          <table:table-cell table:formula="of:=[.J221] / 1.032 + 0.243" office:value-type="float" office:value="0.572650090011461" calcext:value-type="float">
            <text:p>0.572650090011461</text:p>
          </table:table-cell>
          <table:table-cell office:value-type="float" office:value="0.930688420438128" calcext:value-type="float">
            <text:p>0.930688420438128</text:p>
          </table:table-cell>
          <table:table-cell table:formula="of:=[.L221] / 1.151 - 0.297" office:value-type="float" office:value="0.511591155897592" calcext:value-type="float">
            <text:p>0.511591155897592</text:p>
          </table:table-cell>
          <table:table-cell office:value-type="float" office:value="0.498287902571352" calcext:value-type="float">
            <text:p>0.498287902571352</text:p>
          </table:table-cell>
          <table:table-cell office:value-type="float" office:value="-0.291304019237984" calcext:value-type="float">
            <text:p>-0.291304019237984</text:p>
          </table:table-cell>
          <table:table-cell office:value-type="float" office:value="0.991882326205504" calcext:value-type="float">
            <text:p>0.991882326205504</text:p>
          </table:table-cell>
          <table:table-cell table:formula="of:=[.I221]-[.B221]" office:value-type="float" office:value="-0.0573603312956479" calcext:value-type="float">
            <text:p>-0.057360331295648</text:p>
          </table:table-cell>
          <table:table-cell table:formula="of:=[.K221]-[.C221]" office:value-type="float" office:value="0.0311158353596542" calcext:value-type="float">
            <text:p>0.031115835359654</text:p>
          </table:table-cell>
          <table:table-cell table:formula="of:=[.M221]-[.D221]" office:value-type="float" office:value="-0.0247459628423324" calcext:value-type="float">
            <text:p>-0.024745962842333</text:p>
          </table:table-cell>
          <table:table-cell office:value-type="float" office:value="0.470990029312564" calcext:value-type="float">
            <text:p>0.470990029312564</text:p>
          </table:table-cell>
          <table:table-cell office:value-type="float" office:value="-0.201335361759978" calcext:value-type="float">
            <text:p>-0.201335361759978</text:p>
          </table:table-cell>
          <table:table-cell office:value-type="float" office:value="0.394351301698204" calcext:value-type="float">
            <text:p>0.394351301698204</text:p>
          </table:table-cell>
          <table:table-cell office:value-type="float" office:value="-0.0960530111764113" calcext:value-type="float">
            <text:p>-0.096053011176411</text:p>
          </table:table-cell>
          <table:table-cell office:value-type="float" office:value="-0.0588308126932589" calcext:value-type="float">
            <text:p>-0.058830812693259</text:p>
          </table:table-cell>
          <table:table-cell office:value-type="float" office:value="0.0277115097093512" calcext:value-type="float">
            <text:p>0.027711509709351</text:p>
          </table:table-cell>
        </table:table-row>
        <table:table-row table:style-name="ro1">
          <table:table-cell table:formula="of:=SQRT([.I222]^2 + [.K222]^2 + [.M222]^2)" office:value-type="float" office:value="2.41933717229571" calcext:value-type="float">
            <text:p>2.41933717229571</text:p>
          </table:table-cell>
          <table:table-cell office:value-type="float" office:value="1.84255465404761" calcext:value-type="float">
            <text:p>1.84255465404761</text:p>
          </table:table-cell>
          <table:table-cell office:value-type="float" office:value="-1.50458730926627" calcext:value-type="float">
            <text:p>-1.50458730926627</text:p>
          </table:table-cell>
          <table:table-cell office:value-type="float" office:value="0.871069838951996" calcext:value-type="float">
            <text:p>0.871069838951996</text:p>
          </table:table-cell>
          <table:table-cell office:value-type="float" office:value="-0.0233883204522134" calcext:value-type="float">
            <text:p>-0.023388320452213</text:p>
          </table:table-cell>
          <table:table-cell office:value-type="float" office:value="-0.0992824162513424" calcext:value-type="float">
            <text:p>-0.099282416251342</text:p>
          </table:table-cell>
          <table:table-cell office:value-type="float" office:value="0.490929985779926" calcext:value-type="float">
            <text:p>0.490929985779926</text:p>
          </table:table-cell>
          <table:table-cell office:value-type="float" office:value="2.09635630743624" calcext:value-type="float">
            <text:p>2.09635630743624</text:p>
          </table:table-cell>
          <table:table-cell table:formula="of:=[.H222] / 1.184 + 0.103" office:value-type="float" office:value="1.87357120560493" calcext:value-type="float">
            <text:p>1.87357120560493</text:p>
          </table:table-cell>
          <table:table-cell office:value-type="float" office:value="-1.66294622921979" calcext:value-type="float">
            <text:p>-1.66294622921979</text:p>
          </table:table-cell>
          <table:table-cell table:formula="of:=[.J222] / 1.032 + 0.243" office:value-type="float" office:value="-1.36838200505794" calcext:value-type="float">
            <text:p>-1.36838200505794</text:p>
          </table:table-cell>
          <table:table-cell office:value-type="float" office:value="1.13131384658133" calcext:value-type="float">
            <text:p>1.13131384658133</text:p>
          </table:table-cell>
          <table:table-cell table:formula="of:=[.L222] / 1.151 - 0.297" office:value-type="float" office:value="0.685896478350417" calcext:value-type="float">
            <text:p>0.685896478350417</text:p>
          </table:table-cell>
          <table:table-cell office:value-type="float" office:value="0.0133568192647644" calcext:value-type="float">
            <text:p>0.013356819264764</text:p>
          </table:table-cell>
          <table:table-cell office:value-type="float" office:value="-0.122315020955669" calcext:value-type="float">
            <text:p>-0.122315020955669</text:p>
          </table:table-cell>
          <table:table-cell office:value-type="float" office:value="0.45946608692215" calcext:value-type="float">
            <text:p>0.45946608692215</text:p>
          </table:table-cell>
          <table:table-cell table:formula="of:=[.I222]-[.B222]" office:value-type="float" office:value="0.0310165515573224" calcext:value-type="float">
            <text:p>0.031016551557323</text:p>
          </table:table-cell>
          <table:table-cell table:formula="of:=[.K222]-[.C222]" office:value-type="float" office:value="0.136205304208334" calcext:value-type="float">
            <text:p>0.136205304208334</text:p>
          </table:table-cell>
          <table:table-cell table:formula="of:=[.M222]-[.D222]" office:value-type="float" office:value="-0.185173360601579" calcext:value-type="float">
            <text:p>-0.185173360601579</text:p>
          </table:table-cell>
          <table:table-cell office:value-type="float" office:value="0.253801653388626" calcext:value-type="float">
            <text:p>0.253801653388626</text:p>
          </table:table-cell>
          <table:table-cell office:value-type="float" office:value="-0.158358919953522" calcext:value-type="float">
            <text:p>-0.158358919953522</text:p>
          </table:table-cell>
          <table:table-cell office:value-type="float" office:value="0.260244007629337" calcext:value-type="float">
            <text:p>0.260244007629337</text:p>
          </table:table-cell>
          <table:table-cell office:value-type="float" office:value="0.0212836453237806" calcext:value-type="float">
            <text:p>0.021283645323781</text:p>
          </table:table-cell>
          <table:table-cell office:value-type="float" office:value="-0.0375680034405903" calcext:value-type="float">
            <text:p>-0.03756800344059</text:p>
          </table:table-cell>
          <table:table-cell office:value-type="float" office:value="-0.0351277551653126" calcext:value-type="float">
            <text:p>-0.035127755165313</text:p>
          </table:table-cell>
        </table:table-row>
        <table:table-row table:style-name="ro1">
          <table:table-cell table:formula="of:=SQRT([.I223]^2 + [.K223]^2 + [.M223]^2)" office:value-type="float" office:value="5.54544160946931" calcext:value-type="float">
            <text:p>5.54544160946931</text:p>
          </table:table-cell>
          <table:table-cell office:value-type="float" office:value="5.44157900456807" calcext:value-type="float">
            <text:p>5.44157900456807</text:p>
          </table:table-cell>
          <table:table-cell office:value-type="float" office:value="-1.07163329458559" calcext:value-type="float">
            <text:p>-1.07163329458559</text:p>
          </table:table-cell>
          <table:table-cell office:value-type="float" office:value="0.588605723303732" calcext:value-type="float">
            <text:p>0.588605723303732</text:p>
          </table:table-cell>
          <table:table-cell office:value-type="float" office:value="-0.507976031244278" calcext:value-type="float">
            <text:p>-0.507976031244278</text:p>
          </table:table-cell>
          <table:table-cell office:value-type="float" office:value="-0.522996832311747" calcext:value-type="float">
            <text:p>-0.522996832311747</text:p>
          </table:table-cell>
          <table:table-cell office:value-type="float" office:value="-2.01001712328173" calcext:value-type="float">
            <text:p>-2.01001712328173</text:p>
          </table:table-cell>
          <table:table-cell office:value-type="float" office:value="6.23751856129374" calcext:value-type="float">
            <text:p>6.23751856129374</text:p>
          </table:table-cell>
          <table:table-cell table:formula="of:=[.H223] / 1.184 + 0.103" office:value-type="float" office:value="5.37117446055215" calcext:value-type="float">
            <text:p>5.37117446055215</text:p>
          </table:table-cell>
          <table:table-cell office:value-type="float" office:value="-1.44041995112036" calcext:value-type="float">
            <text:p>-1.44041995112036</text:p>
          </table:table-cell>
          <table:table-cell table:formula="of:=[.J223] / 1.032 + 0.243" office:value-type="float" office:value="-1.1527557665895" calcext:value-type="float">
            <text:p>-1.1527557665895</text:p>
          </table:table-cell>
          <table:table-cell office:value-type="float" office:value="1.21354368748239" calcext:value-type="float">
            <text:p>1.21354368748239</text:p>
          </table:table-cell>
          <table:table-cell table:formula="of:=[.L223] / 1.151 - 0.297" office:value-type="float" office:value="0.75733856427662" calcext:value-type="float">
            <text:p>0.75733856427662</text:p>
          </table:table-cell>
          <table:table-cell office:value-type="float" office:value="-0.577290569281178" calcext:value-type="float">
            <text:p>-0.577290569281178</text:p>
          </table:table-cell>
          <table:table-cell office:value-type="float" office:value="-0.509088553818533" calcext:value-type="float">
            <text:p>-0.509088553818533</text:p>
          </table:table-cell>
          <table:table-cell office:value-type="float" office:value="-2.0525799625709" calcext:value-type="float">
            <text:p>-2.0525799625709</text:p>
          </table:table-cell>
          <table:table-cell table:formula="of:=[.I223]-[.B223]" office:value-type="float" office:value="-0.0704045440159247" calcext:value-type="float">
            <text:p>-0.070404544015925</text:p>
          </table:table-cell>
          <table:table-cell table:formula="of:=[.K223]-[.C223]" office:value-type="float" office:value="-0.0811224720039059" calcext:value-type="float">
            <text:p>-0.081122472003906</text:p>
          </table:table-cell>
          <table:table-cell table:formula="of:=[.M223]-[.D223]" office:value-type="float" office:value="0.168732840972888" calcext:value-type="float">
            <text:p>0.168732840972888</text:p>
          </table:table-cell>
          <table:table-cell office:value-type="float" office:value="0.795939556725676" calcext:value-type="float">
            <text:p>0.795939556725676</text:p>
          </table:table-cell>
          <table:table-cell office:value-type="float" office:value="-0.368786656534774" calcext:value-type="float">
            <text:p>-0.368786656534774</text:p>
          </table:table-cell>
          <table:table-cell office:value-type="float" office:value="0.62493796417866" calcext:value-type="float">
            <text:p>0.62493796417866</text:p>
          </table:table-cell>
          <table:table-cell office:value-type="float" office:value="0.014102771891638" calcext:value-type="float">
            <text:p>0.014102771891638</text:p>
          </table:table-cell>
          <table:table-cell office:value-type="float" office:value="-0.0602412079242933" calcext:value-type="float">
            <text:p>-0.060241207924293</text:p>
          </table:table-cell>
          <table:table-cell office:value-type="float" office:value="-0.00792402348135202" calcext:value-type="float">
            <text:p>-0.007924023481352</text:p>
          </table:table-cell>
        </table:table-row>
        <table:table-row table:style-name="ro1">
          <table:table-cell table:formula="of:=SQRT([.I224]^2 + [.K224]^2 + [.M224]^2)" office:value-type="float" office:value="2.14567266357427" calcext:value-type="float">
            <text:p>2.14567266357427</text:p>
          </table:table-cell>
          <table:table-cell office:value-type="float" office:value="1.78125784323205" calcext:value-type="float">
            <text:p>1.78125784323205</text:p>
          </table:table-cell>
          <table:table-cell office:value-type="float" office:value="-1.33464317268501" calcext:value-type="float">
            <text:p>-1.33464317268501</text:p>
          </table:table-cell>
          <table:table-cell office:value-type="float" office:value="0.317201940358048" calcext:value-type="float">
            <text:p>0.317201940358048</text:p>
          </table:table-cell>
          <table:table-cell office:value-type="float" office:value="-0.580924228860455" calcext:value-type="float">
            <text:p>-0.580924228860455</text:p>
          </table:table-cell>
          <table:table-cell office:value-type="float" office:value="0.16848276491278" calcext:value-type="float">
            <text:p>0.16848276491278</text:p>
          </table:table-cell>
          <table:table-cell office:value-type="float" office:value="0.786767739466427" calcext:value-type="float">
            <text:p>0.786767739466427</text:p>
          </table:table-cell>
          <table:table-cell office:value-type="float" office:value="2.00038526036224" calcext:value-type="float">
            <text:p>2.00038526036224</text:p>
          </table:table-cell>
          <table:table-cell table:formula="of:=[.H224] / 1.184 + 0.103" office:value-type="float" office:value="1.79251457800865" calcext:value-type="float">
            <text:p>1.79251457800865</text:p>
          </table:table-cell>
          <table:table-cell office:value-type="float" office:value="-1.4544424885383" calcext:value-type="float">
            <text:p>-1.4544424885383</text:p>
          </table:table-cell>
          <table:table-cell table:formula="of:=[.J224] / 1.032 + 0.243" office:value-type="float" office:value="-1.16634349664564" calcext:value-type="float">
            <text:p>-1.16634349664564</text:p>
          </table:table-cell>
          <table:table-cell office:value-type="float" office:value="0.542680882297639" calcext:value-type="float">
            <text:p>0.542680882297639</text:p>
          </table:table-cell>
          <table:table-cell table:formula="of:=[.L224] / 1.151 - 0.297" office:value-type="float" office:value="0.174486431188218" calcext:value-type="float">
            <text:p>0.174486431188218</text:p>
          </table:table-cell>
          <table:table-cell office:value-type="float" office:value="-0.550025653743574" calcext:value-type="float">
            <text:p>-0.550025653743574</text:p>
          </table:table-cell>
          <table:table-cell office:value-type="float" office:value="0.145060591672848" calcext:value-type="float">
            <text:p>0.145060591672848</text:p>
          </table:table-cell>
          <table:table-cell office:value-type="float" office:value="0.76619519247275" calcext:value-type="float">
            <text:p>0.76619519247275</text:p>
          </table:table-cell>
          <table:table-cell table:formula="of:=[.I224]-[.B224]" office:value-type="float" office:value="0.0112567347765986" calcext:value-type="float">
            <text:p>0.011256734776599</text:p>
          </table:table-cell>
          <table:table-cell table:formula="of:=[.K224]-[.C224]" office:value-type="float" office:value="0.16829967603937" calcext:value-type="float">
            <text:p>0.16829967603937</text:p>
          </table:table-cell>
          <table:table-cell table:formula="of:=[.M224]-[.D224]" office:value-type="float" office:value="-0.14271550916983" calcext:value-type="float">
            <text:p>-0.14271550916983</text:p>
          </table:table-cell>
          <table:table-cell office:value-type="float" office:value="0.219127417130192" calcext:value-type="float">
            <text:p>0.219127417130192</text:p>
          </table:table-cell>
          <table:table-cell office:value-type="float" office:value="-0.119799315853291" calcext:value-type="float">
            <text:p>-0.119799315853291</text:p>
          </table:table-cell>
          <table:table-cell office:value-type="float" office:value="0.225478941939591" calcext:value-type="float">
            <text:p>0.225478941939591</text:p>
          </table:table-cell>
          <table:table-cell office:value-type="float" office:value="0.00506270879497528" calcext:value-type="float">
            <text:p>0.005062708794975</text:p>
          </table:table-cell>
          <table:table-cell office:value-type="float" office:value="-0.0381363478452332" calcext:value-type="float">
            <text:p>-0.038136347845233</text:p>
          </table:table-cell>
          <table:table-cell office:value-type="float" office:value="-0.0156510894813025" calcext:value-type="float">
            <text:p>-0.015651089481303</text:p>
          </table:table-cell>
        </table:table-row>
        <table:table-row table:style-name="ro1">
          <table:table-cell table:formula="of:=SQRT([.I225]^2 + [.K225]^2 + [.M225]^2)" office:value-type="float" office:value="5.79772621770836" calcext:value-type="float">
            <text:p>5.79772621770836</text:p>
          </table:table-cell>
          <table:table-cell office:value-type="float" office:value="4.9090922619372" calcext:value-type="float">
            <text:p>4.9090922619372</text:p>
          </table:table-cell>
          <table:table-cell office:value-type="float" office:value="2.68861615649054" calcext:value-type="float">
            <text:p>2.68861615649054</text:p>
          </table:table-cell>
          <table:table-cell office:value-type="float" office:value="0.827372479677995" calcext:value-type="float">
            <text:p>0.827372479677995</text:p>
          </table:table-cell>
          <table:table-cell office:value-type="float" office:value="-0.584515690939671" calcext:value-type="float">
            <text:p>-0.584515690939671</text:p>
          </table:table-cell>
          <table:table-cell office:value-type="float" office:value="-0.48211424200736" calcext:value-type="float">
            <text:p>-0.48211424200736</text:p>
          </table:table-cell>
          <table:table-cell office:value-type="float" office:value="2.03565334431628" calcext:value-type="float">
            <text:p>2.03565334431628</text:p>
          </table:table-cell>
          <table:table-cell office:value-type="float" office:value="5.84974463160891" calcext:value-type="float">
            <text:p>5.84974463160891</text:p>
          </table:table-cell>
          <table:table-cell table:formula="of:=[.H225] / 1.184 + 0.103" office:value-type="float" office:value="5.04366269561563" calcext:value-type="float">
            <text:p>5.04366269561563</text:p>
          </table:table-cell>
          <table:table-cell office:value-type="float" office:value="2.52507816808679" calcext:value-type="float">
            <text:p>2.52507816808679</text:p>
          </table:table-cell>
          <table:table-cell table:formula="of:=[.J225] / 1.032 + 0.243" office:value-type="float" office:value="2.68978117062673" calcext:value-type="float">
            <text:p>2.68978117062673</text:p>
          </table:table-cell>
          <table:table-cell office:value-type="float" office:value="1.4578856847476" calcext:value-type="float">
            <text:p>1.4578856847476</text:p>
          </table:table-cell>
          <table:table-cell table:formula="of:=[.L225] / 1.151 - 0.297" office:value-type="float" office:value="0.969625269111729" calcext:value-type="float">
            <text:p>0.969625269111729</text:p>
          </table:table-cell>
          <table:table-cell office:value-type="float" office:value="0.487219785241949" calcext:value-type="float">
            <text:p>0.487219785241949</text:p>
          </table:table-cell>
          <table:table-cell office:value-type="float" office:value="1.44815355697159" calcext:value-type="float">
            <text:p>1.44815355697159</text:p>
          </table:table-cell>
          <table:table-cell office:value-type="float" office:value="2.09200857390812" calcext:value-type="float">
            <text:p>2.09200857390812</text:p>
          </table:table-cell>
          <table:table-cell table:formula="of:=[.I225]-[.B225]" office:value-type="float" office:value="0.134570433678434" calcext:value-type="float">
            <text:p>0.134570433678434</text:p>
          </table:table-cell>
          <table:table-cell table:formula="of:=[.K225]-[.C225]" office:value-type="float" office:value="0.0011650141361943" calcext:value-type="float">
            <text:p>0.001165014136194</text:p>
          </table:table-cell>
          <table:table-cell table:formula="of:=[.M225]-[.D225]" office:value-type="float" office:value="0.142252789433734" calcext:value-type="float">
            <text:p>0.142252789433734</text:p>
          </table:table-cell>
          <table:table-cell office:value-type="float" office:value="0.940652369671708" calcext:value-type="float">
            <text:p>0.940652369671708</text:p>
          </table:table-cell>
          <table:table-cell office:value-type="float" office:value="-0.163537988403749" calcext:value-type="float">
            <text:p>-0.163537988403749</text:p>
          </table:table-cell>
          <table:table-cell office:value-type="float" office:value="0.630513205069606" calcext:value-type="float">
            <text:p>0.630513205069606</text:p>
          </table:table-cell>
          <table:table-cell office:value-type="float" office:value="2.06259923022578" calcext:value-type="float">
            <text:p>2.06259923022578</text:p>
          </table:table-cell>
          <table:table-cell office:value-type="float" office:value="-0.526371772441419" calcext:value-type="float">
            <text:p>-0.526371772441419</text:p>
          </table:table-cell>
          <table:table-cell office:value-type="float" office:value="1.80433947696527" calcext:value-type="float">
            <text:p>1.80433947696527</text:p>
          </table:table-cell>
        </table:table-row>
        <table:table-row table:style-name="ro1">
          <table:table-cell table:formula="of:=SQRT([.I226]^2 + [.K226]^2 + [.M226]^2)" office:value-type="float" office:value="3.45430689183602" calcext:value-type="float">
            <text:p>3.45430689183602</text:p>
          </table:table-cell>
          <table:table-cell office:value-type="float" office:value="3.10242328038923" calcext:value-type="float">
            <text:p>3.10242328038923</text:p>
          </table:table-cell>
          <table:table-cell office:value-type="float" office:value="-1.29617832014979" calcext:value-type="float">
            <text:p>-1.29617832014979</text:p>
          </table:table-cell>
          <table:table-cell office:value-type="float" office:value="1.14218628426742" calcext:value-type="float">
            <text:p>1.14218628426742</text:p>
          </table:table-cell>
          <table:table-cell office:value-type="float" office:value="0.564671418779734" calcext:value-type="float">
            <text:p>0.564671418779734</text:p>
          </table:table-cell>
          <table:table-cell office:value-type="float" office:value="0.530337334219742" calcext:value-type="float">
            <text:p>0.530337334219742</text:p>
          </table:table-cell>
          <table:table-cell office:value-type="float" office:value="1.45073675094824" calcext:value-type="float">
            <text:p>1.45073675094824</text:p>
          </table:table-cell>
          <table:table-cell office:value-type="float" office:value="3.49992500981297" calcext:value-type="float">
            <text:p>3.49992500981297</text:p>
          </table:table-cell>
          <table:table-cell table:formula="of:=[.H226] / 1.184 + 0.103" office:value-type="float" office:value="3.05901774477447" calcext:value-type="float">
            <text:p>3.05901774477447</text:p>
          </table:table-cell>
          <table:table-cell office:value-type="float" office:value="-1.52344240367174" calcext:value-type="float">
            <text:p>-1.52344240367174</text:p>
          </table:table-cell>
          <table:table-cell table:formula="of:=[.J226] / 1.032 + 0.243" office:value-type="float" office:value="-1.23320387952688" calcext:value-type="float">
            <text:p>-1.23320387952688</text:p>
          </table:table-cell>
          <table:table-cell office:value-type="float" office:value="1.52343398467725" calcext:value-type="float">
            <text:p>1.52343398467725</text:p>
          </table:table-cell>
          <table:table-cell table:formula="of:=[.L226] / 1.151 - 0.297" office:value-type="float" office:value="1.02657426991942" calcext:value-type="float">
            <text:p>1.02657426991942</text:p>
          </table:table-cell>
          <table:table-cell office:value-type="float" office:value="0.61097390922442" calcext:value-type="float">
            <text:p>0.61097390922442</text:p>
          </table:table-cell>
          <table:table-cell office:value-type="float" office:value="0.532973676880163" calcext:value-type="float">
            <text:p>0.532973676880163</text:p>
          </table:table-cell>
          <table:table-cell office:value-type="float" office:value="1.40948252690273" calcext:value-type="float">
            <text:p>1.40948252690273</text:p>
          </table:table-cell>
          <table:table-cell table:formula="of:=[.I226]-[.B226]" office:value-type="float" office:value="-0.0434055356147618" calcext:value-type="float">
            <text:p>-0.043405535614762</text:p>
          </table:table-cell>
          <table:table-cell table:formula="of:=[.K226]-[.C226]" office:value-type="float" office:value="0.0629744406229102" calcext:value-type="float">
            <text:p>0.06297444062291</text:p>
          </table:table-cell>
          <table:table-cell table:formula="of:=[.M226]-[.D226]" office:value-type="float" office:value="-0.115612014348002" calcext:value-type="float">
            <text:p>-0.115612014348002</text:p>
          </table:table-cell>
          <table:table-cell office:value-type="float" office:value="0.397501729423749" calcext:value-type="float">
            <text:p>0.397501729423749</text:p>
          </table:table-cell>
          <table:table-cell office:value-type="float" office:value="-0.227264083521956" calcext:value-type="float">
            <text:p>-0.227264083521956</text:p>
          </table:table-cell>
          <table:table-cell office:value-type="float" office:value="0.381247700409823" calcext:value-type="float">
            <text:p>0.381247700409823</text:p>
          </table:table-cell>
          <table:table-cell office:value-type="float" office:value="0.0078618754361024" calcext:value-type="float">
            <text:p>0.007861875436102</text:p>
          </table:table-cell>
          <table:table-cell office:value-type="float" office:value="-0.0392174777475391" calcext:value-type="float">
            <text:p>-0.039217477747539</text:p>
          </table:table-cell>
          <table:table-cell office:value-type="float" office:value="-0.0176233470456504" calcext:value-type="float">
            <text:p>-0.01762334704565</text:p>
          </table:table-cell>
        </table:table-row>
        <table:table-row table:style-name="ro1">
          <table:table-cell table:formula="of:=SQRT([.I227]^2 + [.K227]^2 + [.M227]^2)" office:value-type="float" office:value="5.46529839984269" calcext:value-type="float">
            <text:p>5.46529839984269</text:p>
          </table:table-cell>
          <table:table-cell office:value-type="float" office:value="5.30452353883545" calcext:value-type="float">
            <text:p>5.30452353883545</text:p>
          </table:table-cell>
          <table:table-cell office:value-type="float" office:value="-0.440425243203484" calcext:value-type="float">
            <text:p>-0.440425243203484</text:p>
          </table:table-cell>
          <table:table-cell office:value-type="float" office:value="0.527239542001352" calcext:value-type="float">
            <text:p>0.527239542001352</text:p>
          </table:table-cell>
          <table:table-cell office:value-type="float" office:value="-0.0520104364614884" calcext:value-type="float">
            <text:p>-0.052010436461488</text:p>
          </table:table-cell>
          <table:table-cell office:value-type="float" office:value="-0.211433309768718" calcext:value-type="float">
            <text:p>-0.211433309768718</text:p>
          </table:table-cell>
          <table:table-cell office:value-type="float" office:value="3.01000846299615" calcext:value-type="float">
            <text:p>3.01000846299615</text:p>
          </table:table-cell>
          <table:table-cell office:value-type="float" office:value="6.26274081278187" calcext:value-type="float">
            <text:p>6.26274081278187</text:p>
          </table:table-cell>
          <table:table-cell table:formula="of:=[.H227] / 1.184 + 0.103" office:value-type="float" office:value="5.39247703782253" calcext:value-type="float">
            <text:p>5.39247703782253</text:p>
          </table:table-cell>
          <table:table-cell office:value-type="float" office:value="-0.796389762170091" calcext:value-type="float">
            <text:p>-0.796389762170091</text:p>
          </table:table-cell>
          <table:table-cell table:formula="of:=[.J227] / 1.032 + 0.243" office:value-type="float" office:value="-0.52869550597877" calcext:value-type="float">
            <text:p>-0.52869550597877</text:p>
          </table:table-cell>
          <table:table-cell office:value-type="float" office:value="1.16475892176467" calcext:value-type="float">
            <text:p>1.16475892176467</text:p>
          </table:table-cell>
          <table:table-cell table:formula="of:=[.L227] / 1.151 - 0.297" office:value-type="float" office:value="0.714953885112658" calcext:value-type="float">
            <text:p>0.714953885112658</text:p>
          </table:table-cell>
          <table:table-cell office:value-type="float" office:value="0.00911464290468444" calcext:value-type="float">
            <text:p>0.009114642904684</text:p>
          </table:table-cell>
          <table:table-cell office:value-type="float" office:value="-0.120326396474222" calcext:value-type="float">
            <text:p>-0.120326396474222</text:p>
          </table:table-cell>
          <table:table-cell office:value-type="float" office:value="2.99823364277657" calcext:value-type="float">
            <text:p>2.99823364277657</text:p>
          </table:table-cell>
          <table:table-cell table:formula="of:=[.I227]-[.B227]" office:value-type="float" office:value="0.0879534989870763" calcext:value-type="float">
            <text:p>0.087953498987076</text:p>
          </table:table-cell>
          <table:table-cell table:formula="of:=[.K227]-[.C227]" office:value-type="float" office:value="-0.0882702627752863" calcext:value-type="float">
            <text:p>-0.088270262775286</text:p>
          </table:table-cell>
          <table:table-cell table:formula="of:=[.M227]-[.D227]" office:value-type="float" office:value="0.187714343111306" calcext:value-type="float">
            <text:p>0.187714343111306</text:p>
          </table:table-cell>
          <table:table-cell office:value-type="float" office:value="0.958217273946423" calcext:value-type="float">
            <text:p>0.958217273946423</text:p>
          </table:table-cell>
          <table:table-cell office:value-type="float" office:value="-0.355964518966607" calcext:value-type="float">
            <text:p>-0.355964518966607</text:p>
          </table:table-cell>
          <table:table-cell office:value-type="float" office:value="0.637519379763323" calcext:value-type="float">
            <text:p>0.637519379763323</text:p>
          </table:table-cell>
          <table:table-cell office:value-type="float" office:value="-0.0484861680277802" calcext:value-type="float">
            <text:p>-0.04848616802778</text:p>
          </table:table-cell>
          <table:table-cell office:value-type="float" office:value="-0.0979220677426387" calcext:value-type="float">
            <text:p>-0.097922067742639</text:p>
          </table:table-cell>
          <table:table-cell office:value-type="float" office:value="-0.0242576418938221" calcext:value-type="float">
            <text:p>-0.024257641893822</text:p>
          </table:table-cell>
        </table:table-row>
        <table:table-row table:style-name="ro1">
          <table:table-cell table:formula="of:=SQRT([.I228]^2 + [.K228]^2 + [.M228]^2)" office:value-type="float" office:value="2.48138908589449" calcext:value-type="float">
            <text:p>2.48138908589449</text:p>
          </table:table-cell>
          <table:table-cell office:value-type="float" office:value="1.91686651372098" calcext:value-type="float">
            <text:p>1.91686651372098</text:p>
          </table:table-cell>
          <table:table-cell office:value-type="float" office:value="1.45193271261304" calcext:value-type="float">
            <text:p>1.45193271261304</text:p>
          </table:table-cell>
          <table:table-cell office:value-type="float" office:value="0.647040846816272" calcext:value-type="float">
            <text:p>0.647040846816272</text:p>
          </table:table-cell>
          <table:table-cell office:value-type="float" office:value="-0.507602615890129" calcext:value-type="float">
            <text:p>-0.507602615890129</text:p>
          </table:table-cell>
          <table:table-cell office:value-type="float" office:value="0.666773080692631" calcext:value-type="float">
            <text:p>0.666773080692631</text:p>
          </table:table-cell>
          <table:table-cell office:value-type="float" office:value="3.10140383692167" calcext:value-type="float">
            <text:p>3.10140383692167</text:p>
          </table:table-cell>
          <table:table-cell office:value-type="float" office:value="2.14845884731879" calcext:value-type="float">
            <text:p>2.14845884731879</text:p>
          </table:table-cell>
          <table:table-cell table:formula="of:=[.H228] / 1.184 + 0.103" office:value-type="float" office:value="1.91757672915438" calcext:value-type="float">
            <text:p>1.91757672915438</text:p>
          </table:table-cell>
          <table:table-cell office:value-type="float" office:value="1.30729574675421" calcext:value-type="float">
            <text:p>1.30729574675421</text:p>
          </table:table-cell>
          <table:table-cell table:formula="of:=[.J228] / 1.032 + 0.243" office:value-type="float" office:value="1.50975944452927" calcext:value-type="float">
            <text:p>1.50975944452927</text:p>
          </table:table-cell>
          <table:table-cell office:value-type="float" office:value="0.857641042062299" calcext:value-type="float">
            <text:p>0.857641042062299</text:p>
          </table:table-cell>
          <table:table-cell table:formula="of:=[.L228] / 1.151 - 0.297" office:value-type="float" office:value="0.448126882764812" calcext:value-type="float">
            <text:p>0.448126882764812</text:p>
          </table:table-cell>
          <table:table-cell office:value-type="float" office:value="-0.377037297955649" calcext:value-type="float">
            <text:p>-0.377037297955649</text:p>
          </table:table-cell>
          <table:table-cell office:value-type="float" office:value="0.812638837036455" calcext:value-type="float">
            <text:p>0.812638837036455</text:p>
          </table:table-cell>
          <table:table-cell office:value-type="float" office:value="3.11512937614814" calcext:value-type="float">
            <text:p>3.11512937614814</text:p>
          </table:table-cell>
          <table:table-cell table:formula="of:=[.I228]-[.B228]" office:value-type="float" office:value="0.000710215433403327" calcext:value-type="float">
            <text:p>0.000710215433403</text:p>
          </table:table-cell>
          <table:table-cell table:formula="of:=[.K228]-[.C228]" office:value-type="float" office:value="0.0578267319162333" calcext:value-type="float">
            <text:p>0.057826731916233</text:p>
          </table:table-cell>
          <table:table-cell table:formula="of:=[.M228]-[.D228]" office:value-type="float" office:value="-0.19891396405146" calcext:value-type="float">
            <text:p>-0.19891396405146</text:p>
          </table:table-cell>
          <table:table-cell office:value-type="float" office:value="0.231592333597813" calcext:value-type="float">
            <text:p>0.231592333597813</text:p>
          </table:table-cell>
          <table:table-cell office:value-type="float" office:value="-0.144636965858834" calcext:value-type="float">
            <text:p>-0.144636965858834</text:p>
          </table:table-cell>
          <table:table-cell office:value-type="float" office:value="0.210600195246027" calcext:value-type="float">
            <text:p>0.210600195246027</text:p>
          </table:table-cell>
          <table:table-cell office:value-type="float" office:value="-0.0845500793361285" calcext:value-type="float">
            <text:p>-0.084550079336129</text:p>
          </table:table-cell>
          <table:table-cell office:value-type="float" office:value="-0.15304165125525" calcext:value-type="float">
            <text:p>-0.15304165125525</text:p>
          </table:table-cell>
          <table:table-cell office:value-type="float" office:value="0.0955521841916265" calcext:value-type="float">
            <text:p>0.095552184191627</text:p>
          </table:table-cell>
        </table:table-row>
        <table:table-row table:style-name="ro1">
          <table:table-cell table:formula="of:=SQRT([.I229]^2 + [.K229]^2 + [.M229]^2)" office:value-type="float" office:value="2.12154299796691" calcext:value-type="float">
            <text:p>2.12154299796691</text:p>
          </table:table-cell>
          <table:table-cell office:value-type="float" office:value="2.04363868818845" calcext:value-type="float">
            <text:p>2.04363868818845</text:p>
          </table:table-cell>
          <table:table-cell office:value-type="float" office:value="0.475544814118366" calcext:value-type="float">
            <text:p>0.475544814118366</text:p>
          </table:table-cell>
          <table:table-cell office:value-type="float" office:value="0.435628066698892" calcext:value-type="float">
            <text:p>0.435628066698892</text:p>
          </table:table-cell>
          <table:table-cell office:value-type="float" office:value="0.179537082581227" calcext:value-type="float">
            <text:p>0.179537082581227</text:p>
          </table:table-cell>
          <table:table-cell office:value-type="float" office:value="0.0329867205571865" calcext:value-type="float">
            <text:p>0.032986720557187</text:p>
          </table:table-cell>
          <table:table-cell office:value-type="float" office:value="-0.721573033578329" calcext:value-type="float">
            <text:p>-0.721573033578329</text:p>
          </table:table-cell>
          <table:table-cell office:value-type="float" office:value="2.26968477177291" calcext:value-type="float">
            <text:p>2.26968477177291</text:p>
          </table:table-cell>
          <table:table-cell table:formula="of:=[.H229] / 1.184 + 0.103" office:value-type="float" office:value="2.01996348967307" calcext:value-type="float">
            <text:p>2.01996348967307</text:p>
          </table:table-cell>
          <table:table-cell office:value-type="float" office:value="0.356796620523373" calcext:value-type="float">
            <text:p>0.356796620523373</text:p>
          </table:table-cell>
          <table:table-cell table:formula="of:=[.J229] / 1.032 + 0.243" office:value-type="float" office:value="0.588733159421873" calcext:value-type="float">
            <text:p>0.588733159421873</text:p>
          </table:table-cell>
          <table:table-cell office:value-type="float" office:value="0.655133595585081" calcext:value-type="float">
            <text:p>0.655133595585081</text:p>
          </table:table-cell>
          <table:table-cell table:formula="of:=[.L229] / 1.151 - 0.297" office:value-type="float" office:value="0.272186442732477" calcext:value-type="float">
            <text:p>0.272186442732477</text:p>
          </table:table-cell>
          <table:table-cell office:value-type="float" office:value="0.104766039777171" calcext:value-type="float">
            <text:p>0.104766039777171</text:p>
          </table:table-cell>
          <table:table-cell office:value-type="float" office:value="0.0892937088236057" calcext:value-type="float">
            <text:p>0.089293708823606</text:p>
          </table:table-cell>
          <table:table-cell office:value-type="float" office:value="-0.697010335134809" calcext:value-type="float">
            <text:p>-0.697010335134809</text:p>
          </table:table-cell>
          <table:table-cell table:formula="of:=[.I229]-[.B229]" office:value-type="float" office:value="-0.023675198515384" calcext:value-type="float">
            <text:p>-0.023675198515384</text:p>
          </table:table-cell>
          <table:table-cell table:formula="of:=[.K229]-[.C229]" office:value-type="float" office:value="0.113188345303507" calcext:value-type="float">
            <text:p>0.113188345303507</text:p>
          </table:table-cell>
          <table:table-cell table:formula="of:=[.M229]-[.D229]" office:value-type="float" office:value="-0.163441623966415" calcext:value-type="float">
            <text:p>-0.163441623966415</text:p>
          </table:table-cell>
          <table:table-cell office:value-type="float" office:value="0.226046083584462" calcext:value-type="float">
            <text:p>0.226046083584462</text:p>
          </table:table-cell>
          <table:table-cell office:value-type="float" office:value="-0.118748193594993" calcext:value-type="float">
            <text:p>-0.118748193594993</text:p>
          </table:table-cell>
          <table:table-cell office:value-type="float" office:value="0.219505528886189" calcext:value-type="float">
            <text:p>0.219505528886189</text:p>
          </table:table-cell>
          <table:table-cell office:value-type="float" office:value="-0.0932326099272638" calcext:value-type="float">
            <text:p>-0.093232609927264</text:p>
          </table:table-cell>
          <table:table-cell office:value-type="float" office:value="-0.00682866096355106" calcext:value-type="float">
            <text:p>-0.006828660963551</text:p>
          </table:table-cell>
          <table:table-cell office:value-type="float" office:value="0.0196715357095392" calcext:value-type="float">
            <text:p>0.019671535709539</text:p>
          </table:table-cell>
        </table:table-row>
        <table:table-row table:style-name="ro1">
          <table:table-cell table:formula="of:=SQRT([.I230]^2 + [.K230]^2 + [.M230]^2)" office:value-type="float" office:value="4.22970154063435" calcext:value-type="float">
            <text:p>4.22970154063435</text:p>
          </table:table-cell>
          <table:table-cell office:value-type="float" office:value="3.61269068232817" calcext:value-type="float">
            <text:p>3.61269068232817</text:p>
          </table:table-cell>
          <table:table-cell office:value-type="float" office:value="2.1468239110448" calcext:value-type="float">
            <text:p>2.1468239110448</text:p>
          </table:table-cell>
          <table:table-cell office:value-type="float" office:value="0.397761088180173" calcext:value-type="float">
            <text:p>0.397761088180173</text:p>
          </table:table-cell>
          <table:table-cell office:value-type="float" office:value="-0.509689598401492" calcext:value-type="float">
            <text:p>-0.509689598401492</text:p>
          </table:table-cell>
          <table:table-cell office:value-type="float" office:value="-0.19592705195892" calcext:value-type="float">
            <text:p>-0.19592705195892</text:p>
          </table:table-cell>
          <table:table-cell office:value-type="float" office:value="-2.89550344244258" calcext:value-type="float">
            <text:p>-2.89550344244258</text:p>
          </table:table-cell>
          <table:table-cell office:value-type="float" office:value="4.16821843037376" calcext:value-type="float">
            <text:p>4.16821843037376</text:p>
          </table:table-cell>
          <table:table-cell table:formula="of:=[.H230] / 1.184 + 0.103" office:value-type="float" office:value="3.62345475538324" calcext:value-type="float">
            <text:p>3.62345475538324</text:p>
          </table:table-cell>
          <table:table-cell office:value-type="float" office:value="1.95970741634374" calcext:value-type="float">
            <text:p>1.95970741634374</text:p>
          </table:table-cell>
          <table:table-cell table:formula="of:=[.J230] / 1.032 + 0.243" office:value-type="float" office:value="2.14194129490672" calcext:value-type="float">
            <text:p>2.14194129490672</text:p>
          </table:table-cell>
          <table:table-cell office:value-type="float" office:value="0.820638440611037" calcext:value-type="float">
            <text:p>0.820638440611037</text:p>
          </table:table-cell>
          <table:table-cell table:formula="of:=[.L230] / 1.151 - 0.297" office:value-type="float" office:value="0.41597866256389" calcext:value-type="float">
            <text:p>0.41597866256389</text:p>
          </table:table-cell>
          <table:table-cell office:value-type="float" office:value="-0.533932605103994" calcext:value-type="float">
            <text:p>-0.533932605103994</text:p>
          </table:table-cell>
          <table:table-cell office:value-type="float" office:value="0.304240883776965" calcext:value-type="float">
            <text:p>0.304240883776965</text:p>
          </table:table-cell>
          <table:table-cell office:value-type="float" office:value="-2.66621385627666" calcext:value-type="float">
            <text:p>-2.66621385627666</text:p>
          </table:table-cell>
          <table:table-cell table:formula="of:=[.I230]-[.B230]" office:value-type="float" office:value="0.0107640730550735" calcext:value-type="float">
            <text:p>0.010764073055074</text:p>
          </table:table-cell>
          <table:table-cell table:formula="of:=[.K230]-[.C230]" office:value-type="float" office:value="-0.00488261613807506" calcext:value-type="float">
            <text:p>-0.004882616138075</text:p>
          </table:table-cell>
          <table:table-cell table:formula="of:=[.M230]-[.D230]" office:value-type="float" office:value="0.0182175743837167" calcext:value-type="float">
            <text:p>0.018217574383717</text:p>
          </table:table-cell>
          <table:table-cell office:value-type="float" office:value="0.555527748045592" calcext:value-type="float">
            <text:p>0.555527748045592</text:p>
          </table:table-cell>
          <table:table-cell office:value-type="float" office:value="-0.187116494701057" calcext:value-type="float">
            <text:p>-0.187116494701057</text:p>
          </table:table-cell>
          <table:table-cell office:value-type="float" office:value="0.422877352430864" calcext:value-type="float">
            <text:p>0.422877352430864</text:p>
          </table:table-cell>
          <table:table-cell office:value-type="float" office:value="-0.107183774555055" calcext:value-type="float">
            <text:p>-0.107183774555055</text:p>
          </table:table-cell>
          <table:table-cell office:value-type="float" office:value="-0.490090564737292" calcext:value-type="float">
            <text:p>-0.490090564737292</text:p>
          </table:table-cell>
          <table:table-cell office:value-type="float" office:value="0.201107489892567" calcext:value-type="float">
            <text:p>0.201107489892567</text:p>
          </table:table-cell>
        </table:table-row>
        <table:table-row table:style-name="ro1">
          <table:table-cell table:formula="of:=SQRT([.I231]^2 + [.K231]^2 + [.M231]^2)" office:value-type="float" office:value="3.6159830944006" calcext:value-type="float">
            <text:p>3.6159830944006</text:p>
          </table:table-cell>
          <table:table-cell office:value-type="float" office:value="2.95145335658498" calcext:value-type="float">
            <text:p>2.95145335658498</text:p>
          </table:table-cell>
          <table:table-cell office:value-type="float" office:value="-2.04186234504938" calcext:value-type="float">
            <text:p>-2.04186234504938</text:p>
          </table:table-cell>
          <table:table-cell office:value-type="float" office:value="0.92861101551041" calcext:value-type="float">
            <text:p>0.92861101551041</text:p>
          </table:table-cell>
          <table:table-cell office:value-type="float" office:value="0.269861196062259" calcext:value-type="float">
            <text:p>0.269861196062259</text:p>
          </table:table-cell>
          <table:table-cell office:value-type="float" office:value="0.5711488392159" calcext:value-type="float">
            <text:p>0.5711488392159</text:p>
          </table:table-cell>
          <table:table-cell office:value-type="float" office:value="-0.823262689528582" calcext:value-type="float">
            <text:p>-0.823262689528582</text:p>
          </table:table-cell>
          <table:table-cell office:value-type="float" office:value="3.33868315829235" calcext:value-type="float">
            <text:p>3.33868315829235</text:p>
          </table:table-cell>
          <table:table-cell table:formula="of:=[.H231] / 1.184 + 0.103" office:value-type="float" office:value="2.92283374855773" calcext:value-type="float">
            <text:p>2.92283374855773</text:p>
          </table:table-cell>
          <table:table-cell office:value-type="float" office:value="-2.2678765699253" calcext:value-type="float">
            <text:p>-2.2678765699253</text:p>
          </table:table-cell>
          <table:table-cell table:formula="of:=[.J231] / 1.032 + 0.243" office:value-type="float" office:value="-1.95455481581909" calcext:value-type="float">
            <text:p>-1.95455481581909</text:p>
          </table:table-cell>
          <table:table-cell office:value-type="float" office:value="1.31312466983444" calcext:value-type="float">
            <text:p>1.31312466983444</text:p>
          </table:table-cell>
          <table:table-cell table:formula="of:=[.L231] / 1.151 - 0.297" office:value-type="float" office:value="0.843855490733658" calcext:value-type="float">
            <text:p>0.843855490733658</text:p>
          </table:table-cell>
          <table:table-cell office:value-type="float" office:value="0.266412692142805" calcext:value-type="float">
            <text:p>0.266412692142805</text:p>
          </table:table-cell>
          <table:table-cell office:value-type="float" office:value="0.544962677070545" calcext:value-type="float">
            <text:p>0.544962677070545</text:p>
          </table:table-cell>
          <table:table-cell office:value-type="float" office:value="-0.850494176677809" calcext:value-type="float">
            <text:p>-0.850494176677809</text:p>
          </table:table-cell>
          <table:table-cell table:formula="of:=[.I231]-[.B231]" office:value-type="float" office:value="-0.0286196080272516" calcext:value-type="float">
            <text:p>-0.028619608027252</text:p>
          </table:table-cell>
          <table:table-cell table:formula="of:=[.K231]-[.C231]" office:value-type="float" office:value="0.0873075292302907" calcext:value-type="float">
            <text:p>0.087307529230291</text:p>
          </table:table-cell>
          <table:table-cell table:formula="of:=[.M231]-[.D231]" office:value-type="float" office:value="-0.0847555247767523" calcext:value-type="float">
            <text:p>-0.084755524776752</text:p>
          </table:table-cell>
          <table:table-cell office:value-type="float" office:value="0.38722980170737" calcext:value-type="float">
            <text:p>0.38722980170737</text:p>
          </table:table-cell>
          <table:table-cell office:value-type="float" office:value="-0.22601422487592" calcext:value-type="float">
            <text:p>-0.22601422487592</text:p>
          </table:table-cell>
          <table:table-cell office:value-type="float" office:value="0.384513654324027" calcext:value-type="float">
            <text:p>0.384513654324027</text:p>
          </table:table-cell>
          <table:table-cell office:value-type="float" office:value="0.0171993475314913" calcext:value-type="float">
            <text:p>0.017199347531491</text:p>
          </table:table-cell>
          <table:table-cell office:value-type="float" office:value="-0.019962295791137" calcext:value-type="float">
            <text:p>-0.019962295791137</text:p>
          </table:table-cell>
          <table:table-cell office:value-type="float" office:value="-0.0288860794365622" calcext:value-type="float">
            <text:p>-0.028886079436562</text:p>
          </table:table-cell>
        </table:table-row>
        <table:table-row table:style-name="ro1">
          <table:table-cell table:formula="of:=SQRT([.I232]^2 + [.K232]^2 + [.M232]^2)" office:value-type="float" office:value="3.4084402850354" calcext:value-type="float">
            <text:p>3.4084402850354</text:p>
          </table:table-cell>
          <table:table-cell office:value-type="float" office:value="3.31532306426393" calcext:value-type="float">
            <text:p>3.31532306426393</text:p>
          </table:table-cell>
          <table:table-cell office:value-type="float" office:value="-0.294421679438538" calcext:value-type="float">
            <text:p>-0.294421679438538</text:p>
          </table:table-cell>
          <table:table-cell office:value-type="float" office:value="1.28768948447331" calcext:value-type="float">
            <text:p>1.28768948447331</text:p>
          </table:table-cell>
          <table:table-cell office:value-type="float" office:value="0.450563577727309" calcext:value-type="float">
            <text:p>0.450563577727309</text:p>
          </table:table-cell>
          <table:table-cell office:value-type="float" office:value="0.145598306312657" calcext:value-type="float">
            <text:p>0.145598306312657</text:p>
          </table:table-cell>
          <table:table-cell office:value-type="float" office:value="2.58176063578996" calcext:value-type="float">
            <text:p>2.58176063578996</text:p>
          </table:table-cell>
          <table:table-cell office:value-type="float" office:value="3.67136162392962" calcext:value-type="float">
            <text:p>3.67136162392962</text:p>
          </table:table-cell>
          <table:table-cell table:formula="of:=[.H232] / 1.184 + 0.103" office:value-type="float" office:value="3.20381218237299" calcext:value-type="float">
            <text:p>3.20381218237299</text:p>
          </table:table-cell>
          <table:table-cell office:value-type="float" office:value="-0.492891005398858" calcext:value-type="float">
            <text:p>-0.492891005398858</text:p>
          </table:table-cell>
          <table:table-cell table:formula="of:=[.J232] / 1.032 + 0.243" office:value-type="float" office:value="-0.234607563370986" calcext:value-type="float">
            <text:p>-0.234607563370986</text:p>
          </table:table-cell>
          <table:table-cell office:value-type="float" office:value="1.65318507736164" calcext:value-type="float">
            <text:p>1.65318507736164</text:p>
          </table:table-cell>
          <table:table-cell table:formula="of:=[.L232] / 1.151 - 0.297" office:value-type="float" office:value="1.13930328180855" calcext:value-type="float">
            <text:p>1.13930328180855</text:p>
          </table:table-cell>
          <table:table-cell office:value-type="float" office:value="0.159842209196414" calcext:value-type="float">
            <text:p>0.159842209196414</text:p>
          </table:table-cell>
          <table:table-cell office:value-type="float" office:value="0.470947080075722" calcext:value-type="float">
            <text:p>0.470947080075722</text:p>
          </table:table-cell>
          <table:table-cell office:value-type="float" office:value="2.49433653468663" calcext:value-type="float">
            <text:p>2.49433653468663</text:p>
          </table:table-cell>
          <table:table-cell table:formula="of:=[.I232]-[.B232]" office:value-type="float" office:value="-0.11151088189094" calcext:value-type="float">
            <text:p>-0.11151088189094</text:p>
          </table:table-cell>
          <table:table-cell table:formula="of:=[.K232]-[.C232]" office:value-type="float" office:value="0.0598141160675516" calcext:value-type="float">
            <text:p>0.059814116067552</text:p>
          </table:table-cell>
          <table:table-cell table:formula="of:=[.M232]-[.D232]" office:value-type="float" office:value="-0.148386202664761" calcext:value-type="float">
            <text:p>-0.148386202664761</text:p>
          </table:table-cell>
          <table:table-cell office:value-type="float" office:value="0.356038559665692" calcext:value-type="float">
            <text:p>0.356038559665692</text:p>
          </table:table-cell>
          <table:table-cell office:value-type="float" office:value="-0.19846932596032" calcext:value-type="float">
            <text:p>-0.19846932596032</text:p>
          </table:table-cell>
          <table:table-cell office:value-type="float" office:value="0.365495592888324" calcext:value-type="float">
            <text:p>0.365495592888324</text:p>
          </table:table-cell>
          <table:table-cell office:value-type="float" office:value="0.403812088445156" calcext:value-type="float">
            <text:p>0.403812088445156</text:p>
          </table:table-cell>
          <table:table-cell office:value-type="float" office:value="-0.140251671224955" calcext:value-type="float">
            <text:p>-0.140251671224955</text:p>
          </table:table-cell>
          <table:table-cell office:value-type="float" office:value="-0.148633164210687" calcext:value-type="float">
            <text:p>-0.148633164210687</text:p>
          </table:table-cell>
        </table:table-row>
        <table:table-row table:style-name="ro1">
          <table:table-cell table:formula="of:=SQRT([.I233]^2 + [.K233]^2 + [.M233]^2)" office:value-type="float" office:value="6.47469694042266" calcext:value-type="float">
            <text:p>6.47469694042266</text:p>
          </table:table-cell>
          <table:table-cell office:value-type="float" office:value="6.24190968272624" calcext:value-type="float">
            <text:p>6.24190968272624</text:p>
          </table:table-cell>
          <table:table-cell office:value-type="float" office:value="-0.889549674161131" calcext:value-type="float">
            <text:p>-0.889549674161131</text:p>
          </table:table-cell>
          <table:table-cell office:value-type="float" office:value="0.996947544379387" calcext:value-type="float">
            <text:p>0.996947544379387</text:p>
          </table:table-cell>
          <table:table-cell office:value-type="float" office:value="0.207278247325938" calcext:value-type="float">
            <text:p>0.207278247325938</text:p>
          </table:table-cell>
          <table:table-cell office:value-type="float" office:value="-0.499625888139419" calcext:value-type="float">
            <text:p>-0.499625888139419</text:p>
          </table:table-cell>
          <table:table-cell office:value-type="float" office:value="-0.0684610054931678" calcext:value-type="float">
            <text:p>-0.068461005493168</text:p>
          </table:table-cell>
          <table:table-cell office:value-type="float" office:value="7.30338820595543" calcext:value-type="float">
            <text:p>7.30338820595543</text:p>
          </table:table-cell>
          <table:table-cell table:formula="of:=[.H233] / 1.184 + 0.103" office:value-type="float" office:value="6.27140220097587" calcext:value-type="float">
            <text:p>6.27140220097587</text:p>
          </table:table-cell>
          <table:table-cell office:value-type="float" office:value="-1.32415761880227" calcext:value-type="float">
            <text:p>-1.32415761880227</text:p>
          </table:table-cell>
          <table:table-cell table:formula="of:=[.J233] / 1.032 + 0.243" office:value-type="float" office:value="-1.04009846783166" calcext:value-type="float">
            <text:p>-1.04009846783166</text:p>
          </table:table-cell>
          <table:table-cell office:value-type="float" office:value="1.75594317243246" calcext:value-type="float">
            <text:p>1.75594317243246</text:p>
          </table:table-cell>
          <table:table-cell table:formula="of:=[.L233] / 1.151 - 0.297" office:value-type="float" office:value="1.22858051471109" calcext:value-type="float">
            <text:p>1.22858051471109</text:p>
          </table:table-cell>
          <table:table-cell office:value-type="float" office:value="-0.498435431591604" calcext:value-type="float">
            <text:p>-0.498435431591604</text:p>
          </table:table-cell>
          <table:table-cell office:value-type="float" office:value="0.11010117561674" calcext:value-type="float">
            <text:p>0.11010117561674</text:p>
          </table:table-cell>
          <table:table-cell office:value-type="float" office:value="0.0307477591577783" calcext:value-type="float">
            <text:p>0.030747759157778</text:p>
          </table:table-cell>
          <table:table-cell table:formula="of:=[.I233]-[.B233]" office:value-type="float" office:value="0.0294925182496302" calcext:value-type="float">
            <text:p>0.02949251824963</text:p>
          </table:table-cell>
          <table:table-cell table:formula="of:=[.K233]-[.C233]" office:value-type="float" office:value="-0.150548793670526" calcext:value-type="float">
            <text:p>-0.150548793670526</text:p>
          </table:table-cell>
          <table:table-cell table:formula="of:=[.M233]-[.D233]" office:value-type="float" office:value="0.231632970331699" calcext:value-type="float">
            <text:p>0.231632970331699</text:p>
          </table:table-cell>
          <table:table-cell office:value-type="float" office:value="1.06147852322919" calcext:value-type="float">
            <text:p>1.06147852322919</text:p>
          </table:table-cell>
          <table:table-cell office:value-type="float" office:value="-0.434607944641143" calcext:value-type="float">
            <text:p>-0.434607944641143</text:p>
          </table:table-cell>
          <table:table-cell office:value-type="float" office:value="0.758995628053072" calcext:value-type="float">
            <text:p>0.758995628053072</text:p>
          </table:table-cell>
          <table:table-cell office:value-type="float" office:value="-0.834437659799123" calcext:value-type="float">
            <text:p>-0.834437659799123</text:p>
          </table:table-cell>
          <table:table-cell office:value-type="float" office:value="0.426547136922806" calcext:value-type="float">
            <text:p>0.426547136922806</text:p>
          </table:table-cell>
          <table:table-cell office:value-type="float" office:value="0.439763615799465" calcext:value-type="float">
            <text:p>0.439763615799465</text:p>
          </table:table-cell>
        </table:table-row>
        <table:table-row table:style-name="ro1">
          <table:table-cell table:formula="of:=SQRT([.I234]^2 + [.K234]^2 + [.M234]^2)" office:value-type="float" office:value="4.80427812579601" calcext:value-type="float">
            <text:p>4.80427812579601</text:p>
          </table:table-cell>
          <table:table-cell office:value-type="float" office:value="3.97852130637803" calcext:value-type="float">
            <text:p>3.97852130637803</text:p>
          </table:table-cell>
          <table:table-cell office:value-type="float" office:value="2.24849397148376" calcext:value-type="float">
            <text:p>2.24849397148376</text:p>
          </table:table-cell>
          <table:table-cell office:value-type="float" office:value="1.39978086594021" calcext:value-type="float">
            <text:p>1.39978086594021</text:p>
          </table:table-cell>
          <table:table-cell office:value-type="float" office:value="0.417217135530303" calcext:value-type="float">
            <text:p>0.417217135530303</text:p>
          </table:table-cell>
          <table:table-cell office:value-type="float" office:value="0.101262053375166" calcext:value-type="float">
            <text:p>0.101262053375166</text:p>
          </table:table-cell>
          <table:table-cell office:value-type="float" office:value="-1.49630081209735" calcext:value-type="float">
            <text:p>-1.49630081209735</text:p>
          </table:table-cell>
          <table:table-cell office:value-type="float" office:value="4.63380246168927" calcext:value-type="float">
            <text:p>4.63380246168927</text:p>
          </table:table-cell>
          <table:table-cell table:formula="of:=[.H234] / 1.184 + 0.103" office:value-type="float" office:value="4.01668451156188" calcext:value-type="float">
            <text:p>4.01668451156188</text:p>
          </table:table-cell>
          <table:table-cell office:value-type="float" office:value="2.07488301405453" calcext:value-type="float">
            <text:p>2.07488301405453</text:p>
          </table:table-cell>
          <table:table-cell table:formula="of:=[.J234] / 1.032 + 0.243" office:value-type="float" office:value="2.25354555625439" calcext:value-type="float">
            <text:p>2.25354555625439</text:p>
          </table:table-cell>
          <table:table-cell office:value-type="float" office:value="1.91533862818901" calcext:value-type="float">
            <text:p>1.91533862818901</text:p>
          </table:table-cell>
          <table:table-cell table:formula="of:=[.L234] / 1.151 - 0.297" office:value-type="float" office:value="1.36706483769679" calcext:value-type="float">
            <text:p>1.36706483769679</text:p>
          </table:table-cell>
          <table:table-cell office:value-type="float" office:value="-1.38393528483877" calcext:value-type="float">
            <text:p>-1.38393528483877</text:p>
          </table:table-cell>
          <table:table-cell office:value-type="float" office:value="-0.901793819897023" calcext:value-type="float">
            <text:p>-0.901793819897023</text:p>
          </table:table-cell>
          <table:table-cell office:value-type="float" office:value="-2.04757977516572" calcext:value-type="float">
            <text:p>-2.04757977516572</text:p>
          </table:table-cell>
          <table:table-cell table:formula="of:=[.I234]-[.B234]" office:value-type="float" office:value="0.0381632051838539" calcext:value-type="float">
            <text:p>0.038163205183854</text:p>
          </table:table-cell>
          <table:table-cell table:formula="of:=[.K234]-[.C234]" office:value-type="float" office:value="0.00505158477062917" calcext:value-type="float">
            <text:p>0.005051584770629</text:p>
          </table:table-cell>
          <table:table-cell table:formula="of:=[.M234]-[.D234]" office:value-type="float" office:value="-0.032716028243416" calcext:value-type="float">
            <text:p>-0.032716028243416</text:p>
          </table:table-cell>
          <table:table-cell office:value-type="float" office:value="0.655281155311244" calcext:value-type="float">
            <text:p>0.655281155311244</text:p>
          </table:table-cell>
          <table:table-cell office:value-type="float" office:value="-0.173610957429228" calcext:value-type="float">
            <text:p>-0.173610957429228</text:p>
          </table:table-cell>
          <table:table-cell office:value-type="float" office:value="0.515557762248798" calcext:value-type="float">
            <text:p>0.515557762248798</text:p>
          </table:table-cell>
          <table:table-cell office:value-type="float" office:value="1.86794395873978" calcext:value-type="float">
            <text:p>1.86794395873978</text:p>
          </table:table-cell>
          <table:table-cell office:value-type="float" office:value="-0.719708265739848" calcext:value-type="float">
            <text:p>-0.719708265739848</text:p>
          </table:table-cell>
          <table:table-cell office:value-type="float" office:value="1.41185975643014" calcext:value-type="float">
            <text:p>1.41185975643014</text:p>
          </table:table-cell>
        </table:table-row>
        <table:table-row table:style-name="ro1">
          <table:table-cell table:formula="of:=SQRT([.I235]^2 + [.K235]^2 + [.M235]^2)" office:value-type="float" office:value="4.14689586835465" calcext:value-type="float">
            <text:p>4.14689586835465</text:p>
          </table:table-cell>
          <table:table-cell office:value-type="float" office:value="3.23858170180885" calcext:value-type="float">
            <text:p>3.23858170180885</text:p>
          </table:table-cell>
          <table:table-cell office:value-type="float" office:value="-2.54058387748432" calcext:value-type="float">
            <text:p>-2.54058387748432</text:p>
          </table:table-cell>
          <table:table-cell office:value-type="float" office:value="0.877619968394173" calcext:value-type="float">
            <text:p>0.877619968394173</text:p>
          </table:table-cell>
          <table:table-cell office:value-type="float" office:value="0.328165490116969" calcext:value-type="float">
            <text:p>0.328165490116969</text:p>
          </table:table-cell>
          <table:table-cell office:value-type="float" office:value="0.338502000040284" calcext:value-type="float">
            <text:p>0.338502000040284</text:p>
          </table:table-cell>
          <table:table-cell office:value-type="float" office:value="-2.51873451243225" calcext:value-type="float">
            <text:p>-2.51873451243225</text:p>
          </table:table-cell>
          <table:table-cell office:value-type="float" office:value="3.69138325937205" calcext:value-type="float">
            <text:p>3.69138325937205</text:p>
          </table:table-cell>
          <table:table-cell table:formula="of:=[.H235] / 1.184 + 0.103" office:value-type="float" office:value="3.22072234744261" calcext:value-type="float">
            <text:p>3.22072234744261</text:p>
          </table:table-cell>
          <table:table-cell office:value-type="float" office:value="-2.8037747545933" calcext:value-type="float">
            <text:p>-2.8037747545933</text:p>
          </table:table-cell>
          <table:table-cell table:formula="of:=[.J235] / 1.032 + 0.243" office:value-type="float" office:value="-2.47383600251289" calcext:value-type="float">
            <text:p>-2.47383600251289</text:p>
          </table:table-cell>
          <table:table-cell office:value-type="float" office:value="1.30747243659563" calcext:value-type="float">
            <text:p>1.30747243659563</text:p>
          </table:table-cell>
          <table:table-cell table:formula="of:=[.L235] / 1.151 - 0.297" office:value-type="float" office:value="0.838944775495769" calcext:value-type="float">
            <text:p>0.838944775495769</text:p>
          </table:table-cell>
          <table:table-cell office:value-type="float" office:value="0.403046876060703" calcext:value-type="float">
            <text:p>0.403046876060703</text:p>
          </table:table-cell>
          <table:table-cell office:value-type="float" office:value="0.77673878051205" calcext:value-type="float">
            <text:p>0.77673878051205</text:p>
          </table:table-cell>
          <table:table-cell office:value-type="float" office:value="-2.723030249189" calcext:value-type="float">
            <text:p>-2.723030249189</text:p>
          </table:table-cell>
          <table:table-cell table:formula="of:=[.I235]-[.B235]" office:value-type="float" office:value="-0.01785935436624" calcext:value-type="float">
            <text:p>-0.01785935436624</text:p>
          </table:table-cell>
          <table:table-cell table:formula="of:=[.K235]-[.C235]" office:value-type="float" office:value="0.0667478749714325" calcext:value-type="float">
            <text:p>0.066747874971433</text:p>
          </table:table-cell>
          <table:table-cell table:formula="of:=[.M235]-[.D235]" office:value-type="float" office:value="-0.038675192898404" calcext:value-type="float">
            <text:p>-0.038675192898404</text:p>
          </table:table-cell>
          <table:table-cell office:value-type="float" office:value="0.452801557563201" calcext:value-type="float">
            <text:p>0.452801557563201</text:p>
          </table:table-cell>
          <table:table-cell office:value-type="float" office:value="-0.263190877108975" calcext:value-type="float">
            <text:p>-0.263190877108975</text:p>
          </table:table-cell>
          <table:table-cell office:value-type="float" office:value="0.42985246820146" calcext:value-type="float">
            <text:p>0.42985246820146</text:p>
          </table:table-cell>
          <table:table-cell office:value-type="float" office:value="-0.311820609352101" calcext:value-type="float">
            <text:p>-0.311820609352101</text:p>
          </table:table-cell>
          <table:table-cell office:value-type="float" office:value="-0.319478450848413" calcext:value-type="float">
            <text:p>-0.319478450848413</text:p>
          </table:table-cell>
          <table:table-cell office:value-type="float" office:value="-0.21432505124819" calcext:value-type="float">
            <text:p>-0.21432505124819</text:p>
          </table:table-cell>
        </table:table-row>
        <table:table-row table:style-name="ro1">
          <table:table-cell table:formula="of:=SQRT([.I236]^2 + [.K236]^2 + [.M236]^2)" office:value-type="float" office:value="4.60144157157568" calcext:value-type="float">
            <text:p>4.60144157157568</text:p>
          </table:table-cell>
          <table:table-cell office:value-type="float" office:value="4.35553446918244" calcext:value-type="float">
            <text:p>4.35553446918244</text:p>
          </table:table-cell>
          <table:table-cell office:value-type="float" office:value="0.276625731883306" calcext:value-type="float">
            <text:p>0.276625731883306</text:p>
          </table:table-cell>
          <table:table-cell office:value-type="float" office:value="1.68973286685707" calcext:value-type="float">
            <text:p>1.68973286685707</text:p>
          </table:table-cell>
          <table:table-cell office:value-type="float" office:value="-0.27366586338489" calcext:value-type="float">
            <text:p>-0.27366586338489</text:p>
          </table:table-cell>
          <table:table-cell office:value-type="float" office:value="-0.0421674926867004" calcext:value-type="float">
            <text:p>-0.0421674926867</text:p>
          </table:table-cell>
          <table:table-cell office:value-type="float" office:value="0.685297024005989" calcext:value-type="float">
            <text:p>0.685297024005989</text:p>
          </table:table-cell>
          <table:table-cell office:value-type="float" office:value="4.95966181740317" calcext:value-type="float">
            <text:p>4.95966181740317</text:p>
          </table:table-cell>
          <table:table-cell table:formula="of:=[.H236] / 1.184 + 0.103" office:value-type="float" office:value="4.29190356199592" calcext:value-type="float">
            <text:p>4.29190356199592</text:p>
          </table:table-cell>
          <table:table-cell office:value-type="float" office:value="0.0207420344069446" calcext:value-type="float">
            <text:p>0.020742034406945</text:p>
          </table:table-cell>
          <table:table-cell table:formula="of:=[.J236] / 1.032 + 0.243" office:value-type="float" office:value="0.263098870549365" calcext:value-type="float">
            <text:p>0.263098870549365</text:p>
          </table:table-cell>
          <table:table-cell office:value-type="float" office:value="2.22738291364216" calcext:value-type="float">
            <text:p>2.22738291364216</text:p>
          </table:table-cell>
          <table:table-cell table:formula="of:=[.L236] / 1.151 - 0.297" office:value-type="float" office:value="1.63817194929814" calcext:value-type="float">
            <text:p>1.63817194929814</text:p>
          </table:table-cell>
          <table:table-cell office:value-type="float" office:value="-0.271218500218705" calcext:value-type="float">
            <text:p>-0.271218500218705</text:p>
          </table:table-cell>
          <table:table-cell office:value-type="float" office:value="-0.10596758941743" calcext:value-type="float">
            <text:p>-0.10596758941743</text:p>
          </table:table-cell>
          <table:table-cell office:value-type="float" office:value="0.671382178969942" calcext:value-type="float">
            <text:p>0.671382178969942</text:p>
          </table:table-cell>
          <table:table-cell table:formula="of:=[.I236]-[.B236]" office:value-type="float" office:value="-0.0636309071865195" calcext:value-type="float">
            <text:p>-0.06363090718652</text:p>
          </table:table-cell>
          <table:table-cell table:formula="of:=[.K236]-[.C236]" office:value-type="float" office:value="-0.0135268613339411" calcext:value-type="float">
            <text:p>-0.013526861333941</text:p>
          </table:table-cell>
          <table:table-cell table:formula="of:=[.M236]-[.D236]" office:value-type="float" office:value="-0.0515609175589291" calcext:value-type="float">
            <text:p>-0.051560917558929</text:p>
          </table:table-cell>
          <table:table-cell office:value-type="float" office:value="0.604127348220731" calcext:value-type="float">
            <text:p>0.604127348220731</text:p>
          </table:table-cell>
          <table:table-cell office:value-type="float" office:value="-0.255883697476361" calcext:value-type="float">
            <text:p>-0.255883697476361</text:p>
          </table:table-cell>
          <table:table-cell office:value-type="float" office:value="0.537650046785093" calcext:value-type="float">
            <text:p>0.537650046785093</text:p>
          </table:table-cell>
          <table:table-cell office:value-type="float" office:value="-0.0385272347861569" calcext:value-type="float">
            <text:p>-0.038527234786157</text:p>
          </table:table-cell>
          <table:table-cell office:value-type="float" office:value="-0.0509248735474106" calcext:value-type="float">
            <text:p>-0.050924873547411</text:p>
          </table:table-cell>
          <table:table-cell office:value-type="float" office:value="-0.0150773724386593" calcext:value-type="float">
            <text:p>-0.015077372438659</text:p>
          </table:table-cell>
        </table:table-row>
        <table:table-row table:style-name="ro1">
          <table:table-cell table:formula="of:=SQRT([.I237]^2 + [.K237]^2 + [.M237]^2)" office:value-type="float" office:value="5.7554242279814" calcext:value-type="float">
            <text:p>5.7554242279814</text:p>
          </table:table-cell>
          <table:table-cell office:value-type="float" office:value="5.38047356012818" calcext:value-type="float">
            <text:p>5.38047356012818</text:p>
          </table:table-cell>
          <table:table-cell office:value-type="float" office:value="-0.204421275726554" calcext:value-type="float">
            <text:p>-0.204421275726554</text:p>
          </table:table-cell>
          <table:table-cell office:value-type="float" office:value="1.85523957658923" calcext:value-type="float">
            <text:p>1.85523957658923</text:p>
          </table:table-cell>
          <table:table-cell office:value-type="float" office:value="0.22077340811119" calcext:value-type="float">
            <text:p>0.22077340811119</text:p>
          </table:table-cell>
          <table:table-cell office:value-type="float" office:value="-0.337940263692072" calcext:value-type="float">
            <text:p>-0.337940263692072</text:p>
          </table:table-cell>
          <table:table-cell office:value-type="float" office:value="2.82991383977804" calcext:value-type="float">
            <text:p>2.82991383977804</text:p>
          </table:table-cell>
          <table:table-cell office:value-type="float" office:value="6.28383234906387" calcext:value-type="float">
            <text:p>6.28383234906387</text:p>
          </table:table-cell>
          <table:table-cell table:formula="of:=[.H237] / 1.184 + 0.103" office:value-type="float" office:value="5.410290835358" calcext:value-type="float">
            <text:p>5.410290835358</text:p>
          </table:table-cell>
          <table:table-cell office:value-type="float" office:value="-0.550900009701078" calcext:value-type="float">
            <text:p>-0.550900009701078</text:p>
          </table:table-cell>
          <table:table-cell table:formula="of:=[.J237] / 1.032 + 0.243" office:value-type="float" office:value="-0.290817838857634" calcext:value-type="float">
            <text:p>-0.290817838857634</text:p>
          </table:table-cell>
          <table:table-cell office:value-type="float" office:value="2.57641385772081" calcext:value-type="float">
            <text:p>2.57641385772081</text:p>
          </table:table-cell>
          <table:table-cell table:formula="of:=[.L237] / 1.151 - 0.297" office:value-type="float" office:value="1.94141342981825" calcext:value-type="float">
            <text:p>1.94141342981825</text:p>
          </table:table-cell>
          <table:table-cell office:value-type="float" office:value="0.254623874107033" calcext:value-type="float">
            <text:p>0.254623874107033</text:p>
          </table:table-cell>
          <table:table-cell office:value-type="float" office:value="0.880672842044333" calcext:value-type="float">
            <text:p>0.880672842044333</text:p>
          </table:table-cell>
          <table:table-cell office:value-type="float" office:value="2.53380545143757" calcext:value-type="float">
            <text:p>2.53380545143757</text:p>
          </table:table-cell>
          <table:table-cell table:formula="of:=[.I237]-[.B237]" office:value-type="float" office:value="0.029817275229818" calcext:value-type="float">
            <text:p>0.029817275229818</text:p>
          </table:table-cell>
          <table:table-cell table:formula="of:=[.K237]-[.C237]" office:value-type="float" office:value="-0.0863965631310797" calcext:value-type="float">
            <text:p>-0.08639656313108</text:p>
          </table:table-cell>
          <table:table-cell table:formula="of:=[.M237]-[.D237]" office:value-type="float" office:value="0.0861738532290239" calcext:value-type="float">
            <text:p>0.086173853229024</text:p>
          </table:table-cell>
          <table:table-cell office:value-type="float" office:value="0.903358788935681" calcext:value-type="float">
            <text:p>0.903358788935681</text:p>
          </table:table-cell>
          <table:table-cell office:value-type="float" office:value="-0.346478733974523" calcext:value-type="float">
            <text:p>-0.346478733974523</text:p>
          </table:table-cell>
          <table:table-cell office:value-type="float" office:value="0.721174281131583" calcext:value-type="float">
            <text:p>0.721174281131583</text:p>
          </table:table-cell>
          <table:table-cell office:value-type="float" office:value="0.659712176326001" calcext:value-type="float">
            <text:p>0.659712176326001</text:p>
          </table:table-cell>
          <table:table-cell office:value-type="float" office:value="-1.11952028652985" calcext:value-type="float">
            <text:p>-1.11952028652985</text:p>
          </table:table-cell>
          <table:table-cell office:value-type="float" office:value="0.137612203851184" calcext:value-type="float">
            <text:p>0.137612203851184</text:p>
          </table:table-cell>
        </table:table-row>
        <table:table-row table:style-name="ro1">
          <table:table-cell table:formula="of:=SQRT([.I238]^2 + [.K238]^2 + [.M238]^2)" office:value-type="float" office:value="4.0857194809127" calcext:value-type="float">
            <text:p>4.0857194809127</text:p>
          </table:table-cell>
          <table:table-cell office:value-type="float" office:value="3.78348099141828" calcext:value-type="float">
            <text:p>3.78348099141828</text:p>
          </table:table-cell>
          <table:table-cell office:value-type="float" office:value="1.35500638490064" calcext:value-type="float">
            <text:p>1.35500638490064</text:p>
          </table:table-cell>
          <table:table-cell office:value-type="float" office:value="0.555673279507419" calcext:value-type="float">
            <text:p>0.555673279507419</text:p>
          </table:table-cell>
          <table:table-cell office:value-type="float" office:value="-0.6801328517442" calcext:value-type="float">
            <text:p>-0.6801328517442</text:p>
          </table:table-cell>
          <table:table-cell office:value-type="float" office:value="0.376161461390001" calcext:value-type="float">
            <text:p>0.376161461390001</text:p>
          </table:table-cell>
          <table:table-cell office:value-type="float" office:value="0.363821603325242" calcext:value-type="float">
            <text:p>0.363821603325242</text:p>
          </table:table-cell>
          <table:table-cell office:value-type="float" office:value="4.3790580160016" calcext:value-type="float">
            <text:p>4.3790580160016</text:p>
          </table:table-cell>
          <table:table-cell table:formula="of:=[.H238] / 1.184 + 0.103" office:value-type="float" office:value="3.80152872973108" calcext:value-type="float">
            <text:p>3.80152872973108</text:p>
          </table:table-cell>
          <table:table-cell office:value-type="float" office:value="1.17697952840545" calcext:value-type="float">
            <text:p>1.17697952840545</text:p>
          </table:table-cell>
          <table:table-cell table:formula="of:=[.J238] / 1.032 + 0.243" office:value-type="float" office:value="1.38348403915257" calcext:value-type="float">
            <text:p>1.38348403915257</text:p>
          </table:table-cell>
          <table:table-cell office:value-type="float" office:value="1.00049150840013" calcext:value-type="float">
            <text:p>1.00049150840013</text:p>
          </table:table-cell>
          <table:table-cell table:formula="of:=[.L238] / 1.151 - 0.297" office:value-type="float" office:value="0.572236757949722" calcext:value-type="float">
            <text:p>0.572236757949722</text:p>
          </table:table-cell>
          <table:table-cell office:value-type="float" office:value="-0.738832587921769" calcext:value-type="float">
            <text:p>-0.738832587921769</text:p>
          </table:table-cell>
          <table:table-cell office:value-type="float" office:value="0.274871880568716" calcext:value-type="float">
            <text:p>0.274871880568716</text:p>
          </table:table-cell>
          <table:table-cell office:value-type="float" office:value="0.415785655606886" calcext:value-type="float">
            <text:p>0.415785655606886</text:p>
          </table:table-cell>
          <table:table-cell table:formula="of:=[.I238]-[.B238]" office:value-type="float" office:value="0.0180477383128013" calcext:value-type="float">
            <text:p>0.018047738312801</text:p>
          </table:table-cell>
          <table:table-cell table:formula="of:=[.K238]-[.C238]" office:value-type="float" office:value="0.0284776542519281" calcext:value-type="float">
            <text:p>0.028477654251928</text:p>
          </table:table-cell>
          <table:table-cell table:formula="of:=[.M238]-[.D238]" office:value-type="float" office:value="0.016563478442303" calcext:value-type="float">
            <text:p>0.016563478442303</text:p>
          </table:table-cell>
          <table:table-cell office:value-type="float" office:value="0.59557702458332" calcext:value-type="float">
            <text:p>0.59557702458332</text:p>
          </table:table-cell>
          <table:table-cell office:value-type="float" office:value="-0.178026856495193" calcext:value-type="float">
            <text:p>-0.178026856495193</text:p>
          </table:table-cell>
          <table:table-cell office:value-type="float" office:value="0.44481822889271" calcext:value-type="float">
            <text:p>0.44481822889271</text:p>
          </table:table-cell>
          <table:table-cell office:value-type="float" office:value="-0.0888925790704254" calcext:value-type="float">
            <text:p>-0.088892579070425</text:p>
          </table:table-cell>
          <table:table-cell office:value-type="float" office:value="-0.0739034136946808" calcext:value-type="float">
            <text:p>-0.073903413694681</text:p>
          </table:table-cell>
          <table:table-cell office:value-type="float" office:value="0.029874636366408" calcext:value-type="float">
            <text:p>0.029874636366408</text:p>
          </table:table-cell>
        </table:table-row>
        <table:table-row table:style-name="ro1">
          <table:table-cell table:formula="of:=SQRT([.I239]^2 + [.K239]^2 + [.M239]^2)" office:value-type="float" office:value="5.45529628464601" calcext:value-type="float">
            <text:p>5.45529628464601</text:p>
          </table:table-cell>
          <table:table-cell office:value-type="float" office:value="4.25896325603435" calcext:value-type="float">
            <text:p>4.25896325603435</text:p>
          </table:table-cell>
          <table:table-cell office:value-type="float" office:value="-3.45695989760302" calcext:value-type="float">
            <text:p>-3.45695989760302</text:p>
          </table:table-cell>
          <table:table-cell office:value-type="float" office:value="1.06990088799664" calcext:value-type="float">
            <text:p>1.06990088799664</text:p>
          </table:table-cell>
          <table:table-cell office:value-type="float" office:value="0.430086907164183" calcext:value-type="float">
            <text:p>0.430086907164183</text:p>
          </table:table-cell>
          <table:table-cell office:value-type="float" office:value="0.265344824187501" calcext:value-type="float">
            <text:p>0.265344824187501</text:p>
          </table:table-cell>
          <table:table-cell office:value-type="float" office:value="2.41396823879302" calcext:value-type="float">
            <text:p>2.41396823879302</text:p>
          </table:table-cell>
          <table:table-cell office:value-type="float" office:value="4.77654281006834" calcext:value-type="float">
            <text:p>4.77654281006834</text:p>
          </table:table-cell>
          <table:table-cell table:formula="of:=[.H239] / 1.184 + 0.103" office:value-type="float" office:value="4.1372422382334" calcext:value-type="float">
            <text:p>4.1372422382334</text:p>
          </table:table-cell>
          <table:table-cell office:value-type="float" office:value="-3.74059267000952" calcext:value-type="float">
            <text:p>-3.74059267000952</text:p>
          </table:table-cell>
          <table:table-cell table:formula="of:=[.J239] / 1.032 + 0.243" office:value-type="float" office:value="-3.38160530039682" calcext:value-type="float">
            <text:p>-3.38160530039682</text:p>
          </table:table-cell>
          <table:table-cell office:value-type="float" office:value="1.6070205286412" calcext:value-type="float">
            <text:p>1.6070205286412</text:p>
          </table:table-cell>
          <table:table-cell table:formula="of:=[.L239] / 1.151 - 0.297" office:value-type="float" office:value="1.09919507266829" calcext:value-type="float">
            <text:p>1.09919507266829</text:p>
          </table:table-cell>
          <table:table-cell office:value-type="float" office:value="0.450296498028155" calcext:value-type="float">
            <text:p>0.450296498028155</text:p>
          </table:table-cell>
          <table:table-cell office:value-type="float" office:value="0.35914071798986" calcext:value-type="float">
            <text:p>0.35914071798986</text:p>
          </table:table-cell>
          <table:table-cell office:value-type="float" office:value="2.36360891232915" calcext:value-type="float">
            <text:p>2.36360891232915</text:p>
          </table:table-cell>
          <table:table-cell table:formula="of:=[.I239]-[.B239]" office:value-type="float" office:value="-0.121721017800954" calcext:value-type="float">
            <text:p>-0.121721017800954</text:p>
          </table:table-cell>
          <table:table-cell table:formula="of:=[.K239]-[.C239]" office:value-type="float" office:value="0.0753545972061978" calcext:value-type="float">
            <text:p>0.075354597206198</text:p>
          </table:table-cell>
          <table:table-cell table:formula="of:=[.M239]-[.D239]" office:value-type="float" office:value="0.0292941846716483" calcext:value-type="float">
            <text:p>0.029294184671648</text:p>
          </table:table-cell>
          <table:table-cell office:value-type="float" office:value="0.51757955403399" calcext:value-type="float">
            <text:p>0.51757955403399</text:p>
          </table:table-cell>
          <table:table-cell office:value-type="float" office:value="-0.2836327724065" calcext:value-type="float">
            <text:p>-0.2836327724065</text:p>
          </table:table-cell>
          <table:table-cell office:value-type="float" office:value="0.537119640644561" calcext:value-type="float">
            <text:p>0.537119640644561</text:p>
          </table:table-cell>
          <table:table-cell office:value-type="float" office:value="0.0483814879259263" calcext:value-type="float">
            <text:p>0.048381487925926</text:p>
          </table:table-cell>
          <table:table-cell office:value-type="float" office:value="-0.0826544792418398" calcext:value-type="float">
            <text:p>-0.08265447924184</text:p>
          </table:table-cell>
          <table:table-cell office:value-type="float" office:value="-0.0421430395950466" calcext:value-type="float">
            <text:p>-0.042143039595047</text:p>
          </table:table-cell>
        </table:table-row>
        <table:table-row table:style-name="ro1">
          <table:table-cell table:formula="of:=SQRT([.I240]^2 + [.K240]^2 + [.M240]^2)" office:value-type="float" office:value="6.91584418019217" calcext:value-type="float">
            <text:p>6.91584418019217</text:p>
          </table:table-cell>
          <table:table-cell office:value-type="float" office:value="5.34485143530531" calcext:value-type="float">
            <text:p>5.34485143530531</text:p>
          </table:table-cell>
          <table:table-cell office:value-type="float" office:value="4.23139748794718" calcext:value-type="float">
            <text:p>4.23139748794718</text:p>
          </table:table-cell>
          <table:table-cell office:value-type="float" office:value="1.20007123099351" calcext:value-type="float">
            <text:p>1.20007123099351</text:p>
          </table:table-cell>
          <table:table-cell office:value-type="float" office:value="-0.0571831822206068" calcext:value-type="float">
            <text:p>-0.057183182220607</text:p>
          </table:table-cell>
          <table:table-cell office:value-type="float" office:value="-0.32912048387718" calcext:value-type="float">
            <text:p>-0.32912048387718</text:p>
          </table:table-cell>
          <table:table-cell office:value-type="float" office:value="2.97207911918105" calcext:value-type="float">
            <text:p>2.97207911918105</text:p>
          </table:table-cell>
          <table:table-cell office:value-type="float" office:value="6.26899807852341" calcext:value-type="float">
            <text:p>6.26899807852341</text:p>
          </table:table-cell>
          <table:table-cell table:formula="of:=[.H240] / 1.184 + 0.103" office:value-type="float" office:value="5.39776189064477" calcext:value-type="float">
            <text:p>5.39776189064477</text:p>
          </table:table-cell>
          <table:table-cell office:value-type="float" office:value="3.99137093515137" calcext:value-type="float">
            <text:p>3.99137093515137</text:p>
          </table:table-cell>
          <table:table-cell table:formula="of:=[.J240] / 1.032 + 0.243" office:value-type="float" office:value="4.11060749530172" calcext:value-type="float">
            <text:p>4.11060749530172</text:p>
          </table:table-cell>
          <table:table-cell office:value-type="float" office:value="1.88434732260469" calcext:value-type="float">
            <text:p>1.88434732260469</text:p>
          </table:table-cell>
          <table:table-cell table:formula="of:=[.L240] / 1.151 - 0.297" office:value-type="float" office:value="1.340139289839" calcext:value-type="float">
            <text:p>1.340139289839</text:p>
          </table:table-cell>
          <table:table-cell office:value-type="float" office:value="0.0721636195403033" calcext:value-type="float">
            <text:p>0.072163619540303</text:p>
          </table:table-cell>
          <table:table-cell office:value-type="float" office:value="-0.305611080054597" calcext:value-type="float">
            <text:p>-0.305611080054597</text:p>
          </table:table-cell>
          <table:table-cell office:value-type="float" office:value="3.03448293684913" calcext:value-type="float">
            <text:p>3.03448293684913</text:p>
          </table:table-cell>
          <table:table-cell table:formula="of:=[.I240]-[.B240]" office:value-type="float" office:value="0.0529104553394619" calcext:value-type="float">
            <text:p>0.052910455339462</text:p>
          </table:table-cell>
          <table:table-cell table:formula="of:=[.K240]-[.C240]" office:value-type="float" office:value="-0.120789992645465" calcext:value-type="float">
            <text:p>-0.120789992645465</text:p>
          </table:table-cell>
          <table:table-cell table:formula="of:=[.M240]-[.D240]" office:value-type="float" office:value="0.140068058845491" calcext:value-type="float">
            <text:p>0.140068058845491</text:p>
          </table:table-cell>
          <table:table-cell office:value-type="float" office:value="0.9241466432181" calcext:value-type="float">
            <text:p>0.9241466432181</text:p>
          </table:table-cell>
          <table:table-cell office:value-type="float" office:value="-0.240026552795805" calcext:value-type="float">
            <text:p>-0.240026552795805</text:p>
          </table:table-cell>
          <table:table-cell office:value-type="float" office:value="0.684276091611184" calcext:value-type="float">
            <text:p>0.684276091611184</text:p>
          </table:table-cell>
          <table:table-cell office:value-type="float" office:value="-0.118090377614361" calcext:value-type="float">
            <text:p>-0.118090377614361</text:p>
          </table:table-cell>
          <table:table-cell office:value-type="float" office:value="-0.0413962336500138" calcext:value-type="float">
            <text:p>-0.041396233650014</text:p>
          </table:table-cell>
          <table:table-cell office:value-type="float" office:value="0.0195381087904827" calcext:value-type="float">
            <text:p>0.019538108790483</text:p>
          </table:table-cell>
        </table:table-row>
        <table:table-row table:style-name="ro1">
          <table:table-cell table:formula="of:=SQRT([.I241]^2 + [.K241]^2 + [.M241]^2)" office:value-type="float" office:value="3.5309341454185" calcext:value-type="float">
            <text:p>3.5309341454185</text:p>
          </table:table-cell>
          <table:table-cell office:value-type="float" office:value="2.70563148148179" calcext:value-type="float">
            <text:p>2.70563148148179</text:p>
          </table:table-cell>
          <table:table-cell office:value-type="float" office:value="-2.16396293257443" calcext:value-type="float">
            <text:p>-2.16396293257443</text:p>
          </table:table-cell>
          <table:table-cell office:value-type="float" office:value="0.870034622559643" calcext:value-type="float">
            <text:p>0.870034622559643</text:p>
          </table:table-cell>
          <table:table-cell office:value-type="float" office:value="0.528904455229824" calcext:value-type="float">
            <text:p>0.528904455229824</text:p>
          </table:table-cell>
          <table:table-cell office:value-type="float" office:value="0.0820192495967511" calcext:value-type="float">
            <text:p>0.082019249596751</text:p>
          </table:table-cell>
          <table:table-cell office:value-type="float" office:value="0.895330872829373" calcext:value-type="float">
            <text:p>0.895330872829373</text:p>
          </table:table-cell>
          <table:table-cell office:value-type="float" office:value="3.11170958128327" calcext:value-type="float">
            <text:p>3.11170958128327</text:p>
          </table:table-cell>
          <table:table-cell table:formula="of:=[.H241] / 1.184 + 0.103" office:value-type="float" office:value="2.73113309230006" calcext:value-type="float">
            <text:p>2.73113309230006</text:p>
          </table:table-cell>
          <table:table-cell office:value-type="float" office:value="-2.41386474477474" calcext:value-type="float">
            <text:p>-2.41386474477474</text:p>
          </table:table-cell>
          <table:table-cell table:formula="of:=[.J241] / 1.032 + 0.243" office:value-type="float" office:value="-2.09601622555692" calcext:value-type="float">
            <text:p>-2.09601622555692</text:p>
          </table:table-cell>
          <table:table-cell office:value-type="float" office:value="1.24457443887077" calcext:value-type="float">
            <text:p>1.24457443887077</text:p>
          </table:table-cell>
          <table:table-cell table:formula="of:=[.L241] / 1.151 - 0.297" office:value-type="float" office:value="0.784298383032815" calcext:value-type="float">
            <text:p>0.784298383032815</text:p>
          </table:table-cell>
          <table:table-cell office:value-type="float" office:value="0.600923103874644" calcext:value-type="float">
            <text:p>0.600923103874644</text:p>
          </table:table-cell>
          <table:table-cell office:value-type="float" office:value="0.0600224243409464" calcext:value-type="float">
            <text:p>0.060022424340946</text:p>
          </table:table-cell>
          <table:table-cell office:value-type="float" office:value="0.866130850138818" calcext:value-type="float">
            <text:p>0.866130850138818</text:p>
          </table:table-cell>
          <table:table-cell table:formula="of:=[.I241]-[.B241]" office:value-type="float" office:value="0.0255016108182695" calcext:value-type="float">
            <text:p>0.02550161081827</text:p>
          </table:table-cell>
          <table:table-cell table:formula="of:=[.K241]-[.C241]" office:value-type="float" office:value="0.0679467070175113" calcext:value-type="float">
            <text:p>0.067946707017511</text:p>
          </table:table-cell>
          <table:table-cell table:formula="of:=[.M241]-[.D241]" office:value-type="float" office:value="-0.0857362395268281" calcext:value-type="float">
            <text:p>-0.085736239526828</text:p>
          </table:table-cell>
          <table:table-cell office:value-type="float" office:value="0.406078099801476" calcext:value-type="float">
            <text:p>0.406078099801476</text:p>
          </table:table-cell>
          <table:table-cell office:value-type="float" office:value="-0.24990181220031" calcext:value-type="float">
            <text:p>-0.24990181220031</text:p>
          </table:table-cell>
          <table:table-cell office:value-type="float" office:value="0.374539816311122" calcext:value-type="float">
            <text:p>0.374539816311122</text:p>
          </table:table-cell>
          <table:table-cell office:value-type="float" office:value="0.027982286423442" calcext:value-type="float">
            <text:p>0.027982286423442</text:p>
          </table:table-cell>
          <table:table-cell office:value-type="float" office:value="-0.0697313942201498" calcext:value-type="float">
            <text:p>-0.06973139422015</text:p>
          </table:table-cell>
          <table:table-cell office:value-type="float" office:value="-0.0231109075291895" calcext:value-type="float">
            <text:p>-0.02311090752919</text:p>
          </table:table-cell>
        </table:table-row>
        <table:table-row table:style-name="ro1">
          <table:table-cell table:formula="of:=SQRT([.I242]^2 + [.K242]^2 + [.M242]^2)" office:value-type="float" office:value="5.47437805382609" calcext:value-type="float">
            <text:p>5.47437805382609</text:p>
          </table:table-cell>
          <table:table-cell office:value-type="float" office:value="4.62083160524735" calcext:value-type="float">
            <text:p>4.62083160524735</text:p>
          </table:table-cell>
          <table:table-cell office:value-type="float" office:value="-1.04871805817481" calcext:value-type="float">
            <text:p>-1.04871805817481</text:p>
          </table:table-cell>
          <table:table-cell office:value-type="float" office:value="0.420173711733302" calcext:value-type="float">
            <text:p>0.420173711733302</text:p>
          </table:table-cell>
          <table:table-cell office:value-type="float" office:value="-0.327489209203785" calcext:value-type="float">
            <text:p>-0.327489209203785</text:p>
          </table:table-cell>
          <table:table-cell office:value-type="float" office:value="0.279574219092471" calcext:value-type="float">
            <text:p>0.279574219092471</text:p>
          </table:table-cell>
          <table:table-cell office:value-type="float" office:value="1.02823126029659" calcext:value-type="float">
            <text:p>1.02823126029659</text:p>
          </table:table-cell>
          <table:table-cell office:value-type="float" office:value="6.129512795236" calcext:value-type="float">
            <text:p>6.129512795236</text:p>
          </table:table-cell>
          <table:table-cell table:formula="of:=[.H242] / 1.184 + 0.103" office:value-type="float" office:value="5.27995337435473" calcext:value-type="float">
            <text:p>5.27995337435473</text:p>
          </table:table-cell>
          <table:table-cell office:value-type="float" office:value="-1.57700164192072" calcext:value-type="float">
            <text:p>-1.57700164192072</text:p>
          </table:table-cell>
          <table:table-cell table:formula="of:=[.J242] / 1.032 + 0.243" office:value-type="float" office:value="-1.28510236620225" calcext:value-type="float">
            <text:p>-1.28510236620225</text:p>
          </table:table-cell>
          <table:table-cell office:value-type="float" office:value="1.10483008846581" calcext:value-type="float">
            <text:p>1.10483008846581</text:p>
          </table:table-cell>
          <table:table-cell table:formula="of:=[.L242] / 1.151 - 0.297" office:value-type="float" office:value="0.66288713159497" calcext:value-type="float">
            <text:p>0.66288713159497</text:p>
          </table:table-cell>
          <table:table-cell office:value-type="float" office:value="-0.127114581678474" calcext:value-type="float">
            <text:p>-0.127114581678474</text:p>
          </table:table-cell>
          <table:table-cell office:value-type="float" office:value="-0.0521608556152051" calcext:value-type="float">
            <text:p>-0.052160855615205</text:p>
          </table:table-cell>
          <table:table-cell office:value-type="float" office:value="0.961599898971673" calcext:value-type="float">
            <text:p>0.961599898971673</text:p>
          </table:table-cell>
          <table:table-cell table:formula="of:=[.I242]-[.B242]" office:value-type="float" office:value="0.659121769107379" calcext:value-type="float">
            <text:p>0.659121769107379</text:p>
          </table:table-cell>
          <table:table-cell table:formula="of:=[.K242]-[.C242]" office:value-type="float" office:value="-0.236384308027438" calcext:value-type="float">
            <text:p>-0.236384308027438</text:p>
          </table:table-cell>
          <table:table-cell table:formula="of:=[.M242]-[.D242]" office:value-type="float" office:value="0.242713419861668" calcext:value-type="float">
            <text:p>0.242713419861668</text:p>
          </table:table-cell>
          <table:table-cell office:value-type="float" office:value="1.50868118998865" calcext:value-type="float">
            <text:p>1.50868118998865</text:p>
          </table:table-cell>
          <table:table-cell office:value-type="float" office:value="-0.528283583745909" calcext:value-type="float">
            <text:p>-0.528283583745909</text:p>
          </table:table-cell>
          <table:table-cell office:value-type="float" office:value="0.684656376732504" calcext:value-type="float">
            <text:p>0.684656376732504</text:p>
          </table:table-cell>
          <table:table-cell office:value-type="float" office:value="-0.183140044036631" calcext:value-type="float">
            <text:p>-0.183140044036631</text:p>
          </table:table-cell>
          <table:table-cell office:value-type="float" office:value="-0.342173538993363" calcext:value-type="float">
            <text:p>-0.342173538993363</text:p>
          </table:table-cell>
          <table:table-cell office:value-type="float" office:value="-0.0752319677156574" calcext:value-type="float">
            <text:p>-0.075231967715657</text:p>
          </table:table-cell>
        </table:table-row>
        <table:table-row table:style-name="ro1">
          <table:table-cell table:formula="of:=SQRT([.I243]^2 + [.K243]^2 + [.M243]^2)" office:value-type="float" office:value="2.33131847573624" calcext:value-type="float">
            <text:p>2.33131847573624</text:p>
          </table:table-cell>
          <table:table-cell office:value-type="float" office:value="2.22149336538392" calcext:value-type="float">
            <text:p>2.22149336538392</text:p>
          </table:table-cell>
          <table:table-cell office:value-type="float" office:value="-0.607889965398161" calcext:value-type="float">
            <text:p>-0.607889965398161</text:p>
          </table:table-cell>
          <table:table-cell office:value-type="float" office:value="0.719033193726415" calcext:value-type="float">
            <text:p>0.719033193726415</text:p>
          </table:table-cell>
          <table:table-cell office:value-type="float" office:value="0.0113577618060399" calcext:value-type="float">
            <text:p>0.01135776180604</text:p>
          </table:table-cell>
          <table:table-cell office:value-type="float" office:value="-0.0791181447637328" calcext:value-type="float">
            <text:p>-0.079118144763733</text:p>
          </table:table-cell>
          <table:table-cell office:value-type="float" office:value="2.46265699743315" calcext:value-type="float">
            <text:p>2.46265699743315</text:p>
          </table:table-cell>
          <table:table-cell office:value-type="float" office:value="2.49512862433722" calcext:value-type="float">
            <text:p>2.49512862433722</text:p>
          </table:table-cell>
          <table:table-cell table:formula="of:=[.H243] / 1.184 + 0.103" office:value-type="float" office:value="2.21037214893346" calcext:value-type="float">
            <text:p>2.21037214893346</text:p>
          </table:table-cell>
          <table:table-cell office:value-type="float" office:value="-0.755314587928219" calcext:value-type="float">
            <text:p>-0.755314587928219</text:p>
          </table:table-cell>
          <table:table-cell table:formula="of:=[.J243] / 1.032 + 0.243" office:value-type="float" office:value="-0.4888939805506" calcext:value-type="float">
            <text:p>-0.4888939805506</text:p>
          </table:table-cell>
          <table:table-cell office:value-type="float" office:value="0.982989618337833" calcext:value-type="float">
            <text:p>0.982989618337833</text:p>
          </table:table-cell>
          <table:table-cell table:formula="of:=[.L243] / 1.151 - 0.297" office:value-type="float" office:value="0.5570309455585" calcext:value-type="float">
            <text:p>0.5570309455585</text:p>
          </table:table-cell>
          <table:table-cell office:value-type="float" office:value="0.0525923623756279" calcext:value-type="float">
            <text:p>0.052592362375628</text:p>
          </table:table-cell>
          <table:table-cell office:value-type="float" office:value="-0.0460264024404102" calcext:value-type="float">
            <text:p>-0.04602640244041</text:p>
          </table:table-cell>
          <table:table-cell office:value-type="float" office:value="2.48021529561904" calcext:value-type="float">
            <text:p>2.48021529561904</text:p>
          </table:table-cell>
          <table:table-cell table:formula="of:=[.I243]-[.B243]" office:value-type="float" office:value="-0.0111212164504573" calcext:value-type="float">
            <text:p>-0.011121216450457</text:p>
          </table:table-cell>
          <table:table-cell table:formula="of:=[.K243]-[.C243]" office:value-type="float" office:value="0.118995984847561" calcext:value-type="float">
            <text:p>0.118995984847561</text:p>
          </table:table-cell>
          <table:table-cell table:formula="of:=[.M243]-[.D243]" office:value-type="float" office:value="-0.162002248167915" calcext:value-type="float">
            <text:p>-0.162002248167915</text:p>
          </table:table-cell>
          <table:table-cell office:value-type="float" office:value="0.273635258953291" calcext:value-type="float">
            <text:p>0.273635258953291</text:p>
          </table:table-cell>
          <table:table-cell office:value-type="float" office:value="-0.147424622530058" calcext:value-type="float">
            <text:p>-0.147424622530058</text:p>
          </table:table-cell>
          <table:table-cell office:value-type="float" office:value="0.263956424611419" calcext:value-type="float">
            <text:p>0.263956424611419</text:p>
          </table:table-cell>
          <table:table-cell office:value-type="float" office:value="-0.0113281953454747" calcext:value-type="float">
            <text:p>-0.011328195345475</text:p>
          </table:table-cell>
          <table:table-cell office:value-type="float" office:value="-0.0515784425047556" calcext:value-type="float">
            <text:p>-0.051578442504756</text:p>
          </table:table-cell>
          <table:table-cell office:value-type="float" office:value="0.0146869085576111" calcext:value-type="float">
            <text:p>0.014686908557611</text:p>
          </table:table-cell>
        </table:table-row>
        <table:table-row table:style-name="ro1">
          <table:table-cell table:formula="of:=SQRT([.I244]^2 + [.K244]^2 + [.M244]^2)" office:value-type="float" office:value="3.95814670856056" calcext:value-type="float">
            <text:p>3.95814670856056</text:p>
          </table:table-cell>
          <table:table-cell office:value-type="float" office:value="3.63542716024284" calcext:value-type="float">
            <text:p>3.63542716024284</text:p>
          </table:table-cell>
          <table:table-cell office:value-type="float" office:value="-1.6654930954293" calcext:value-type="float">
            <text:p>-1.6654930954293</text:p>
          </table:table-cell>
          <table:table-cell office:value-type="float" office:value="0.416633789033298" calcext:value-type="float">
            <text:p>0.416633789033298</text:p>
          </table:table-cell>
          <table:table-cell office:value-type="float" office:value="0.588395790265002" calcext:value-type="float">
            <text:p>0.588395790265002</text:p>
          </table:table-cell>
          <table:table-cell office:value-type="float" office:value="-0.329087374856225" calcext:value-type="float">
            <text:p>-0.329087374856225</text:p>
          </table:table-cell>
          <table:table-cell office:value-type="float" office:value="-0.215584846876048" calcext:value-type="float">
            <text:p>-0.215584846876048</text:p>
          </table:table-cell>
          <table:table-cell office:value-type="float" office:value="4.12096048701298" calcext:value-type="float">
            <text:p>4.12096048701298</text:p>
          </table:table-cell>
          <table:table-cell table:formula="of:=[.H244] / 1.184 + 0.103" office:value-type="float" office:value="3.58354095186907" calcext:value-type="float">
            <text:p>3.58354095186907</text:p>
          </table:table-cell>
          <table:table-cell office:value-type="float" office:value="-1.92607667231511" calcext:value-type="float">
            <text:p>-1.92607667231511</text:p>
          </table:table-cell>
          <table:table-cell table:formula="of:=[.J244] / 1.032 + 0.243" office:value-type="float" office:value="-1.62335336464642" calcext:value-type="float">
            <text:p>-1.62335336464642</text:p>
          </table:table-cell>
          <table:table-cell office:value-type="float" office:value="0.843402386753118" calcext:value-type="float">
            <text:p>0.843402386753118</text:p>
          </table:table-cell>
          <table:table-cell table:formula="of:=[.L244] / 1.151 - 0.297" office:value-type="float" office:value="0.435756200480554" calcext:value-type="float">
            <text:p>0.435756200480554</text:p>
          </table:table-cell>
          <table:table-cell office:value-type="float" office:value="0.604265256575841" calcext:value-type="float">
            <text:p>0.604265256575841</text:p>
          </table:table-cell>
          <table:table-cell office:value-type="float" office:value="-0.416153179214933" calcext:value-type="float">
            <text:p>-0.416153179214933</text:p>
          </table:table-cell>
          <table:table-cell office:value-type="float" office:value="-0.224057738723541" calcext:value-type="float">
            <text:p>-0.224057738723541</text:p>
          </table:table-cell>
          <table:table-cell table:formula="of:=[.I244]-[.B244]" office:value-type="float" office:value="-0.0518862083737681" calcext:value-type="float">
            <text:p>-0.051886208373768</text:p>
          </table:table-cell>
          <table:table-cell table:formula="of:=[.K244]-[.C244]" office:value-type="float" office:value="0.0421397307828757" calcext:value-type="float">
            <text:p>0.042139730782876</text:p>
          </table:table-cell>
          <table:table-cell table:formula="of:=[.M244]-[.D244]" office:value-type="float" office:value="0.0191224114472564" calcext:value-type="float">
            <text:p>0.019122411447256</text:p>
          </table:table-cell>
          <table:table-cell office:value-type="float" office:value="0.485533326770148" calcext:value-type="float">
            <text:p>0.485533326770148</text:p>
          </table:table-cell>
          <table:table-cell office:value-type="float" office:value="-0.260583576885808" calcext:value-type="float">
            <text:p>-0.260583576885808</text:p>
          </table:table-cell>
          <table:table-cell office:value-type="float" office:value="0.426768597719819" calcext:value-type="float">
            <text:p>0.426768597719819</text:p>
          </table:table-cell>
          <table:table-cell office:value-type="float" office:value="0.0329042610845676" calcext:value-type="float">
            <text:p>0.032904261084568</text:p>
          </table:table-cell>
          <table:table-cell office:value-type="float" office:value="-0.0819661490526693" calcext:value-type="float">
            <text:p>-0.081966149052669</text:p>
          </table:table-cell>
          <table:table-cell office:value-type="float" office:value="-0.0129064735748532" calcext:value-type="float">
            <text:p>-0.012906473574853</text:p>
          </table:table-cell>
        </table:table-row>
        <table:table-row table:style-name="ro1">
          <table:table-cell table:formula="of:=SQRT([.I245]^2 + [.K245]^2 + [.M245]^2)" office:value-type="float" office:value="3.39838198854035" calcext:value-type="float">
            <text:p>3.39838198854035</text:p>
          </table:table-cell>
          <table:table-cell office:value-type="float" office:value="2.88467265645227" calcext:value-type="float">
            <text:p>2.88467265645227</text:p>
          </table:table-cell>
          <table:table-cell office:value-type="float" office:value="1.3864906483746" calcext:value-type="float">
            <text:p>1.3864906483746</text:p>
          </table:table-cell>
          <table:table-cell office:value-type="float" office:value="1.13386267191753" calcext:value-type="float">
            <text:p>1.13386267191753</text:p>
          </table:table-cell>
          <table:table-cell office:value-type="float" office:value="-0.0602931589675748" calcext:value-type="float">
            <text:p>-0.060293158967575</text:p>
          </table:table-cell>
          <table:table-cell office:value-type="float" office:value="0.0952500328898864" calcext:value-type="float">
            <text:p>0.095250032889886</text:p>
          </table:table-cell>
          <table:table-cell office:value-type="float" office:value="-2.77140130303667" calcext:value-type="float">
            <text:p>-2.77140130303667</text:p>
          </table:table-cell>
          <table:table-cell office:value-type="float" office:value="3.31890123186936" calcext:value-type="float">
            <text:p>3.31890123186936</text:p>
          </table:table-cell>
          <table:table-cell table:formula="of:=[.H245] / 1.184 + 0.103" office:value-type="float" office:value="2.9061260404302" calcext:value-type="float">
            <text:p>2.9061260404302</text:p>
          </table:table-cell>
          <table:table-cell office:value-type="float" office:value="1.24372266135824" calcext:value-type="float">
            <text:p>1.24372266135824</text:p>
          </table:table-cell>
          <table:table-cell table:formula="of:=[.J245] / 1.032 + 0.243" office:value-type="float" office:value="1.44815761759519" calcext:value-type="float">
            <text:p>1.44815761759519</text:p>
          </table:table-cell>
          <table:table-cell office:value-type="float" office:value="1.49645037287224" calcext:value-type="float">
            <text:p>1.49645037287224</text:p>
          </table:table-cell>
          <table:table-cell table:formula="of:=[.L245] / 1.151 - 0.297" office:value-type="float" office:value="1.00313064541463" calcext:value-type="float">
            <text:p>1.00313064541463</text:p>
          </table:table-cell>
          <table:table-cell office:value-type="float" office:value="-0.0100359059123498" calcext:value-type="float">
            <text:p>-0.01003590591235</text:p>
          </table:table-cell>
          <table:table-cell office:value-type="float" office:value="0.184953076046181" calcext:value-type="float">
            <text:p>0.184953076046181</text:p>
          </table:table-cell>
          <table:table-cell office:value-type="float" office:value="-2.7597439814004" calcext:value-type="float">
            <text:p>-2.7597439814004</text:p>
          </table:table-cell>
          <table:table-cell table:formula="of:=[.I245]-[.B245]" office:value-type="float" office:value="0.0214533839779332" calcext:value-type="float">
            <text:p>0.021453383977933</text:p>
          </table:table-cell>
          <table:table-cell table:formula="of:=[.K245]-[.C245]" office:value-type="float" office:value="0.0616669692205938" calcext:value-type="float">
            <text:p>0.061666969220594</text:p>
          </table:table-cell>
          <table:table-cell table:formula="of:=[.M245]-[.D245]" office:value-type="float" office:value="-0.130732026502899" calcext:value-type="float">
            <text:p>-0.130732026502899</text:p>
          </table:table-cell>
          <table:table-cell office:value-type="float" office:value="0.434228575417094" calcext:value-type="float">
            <text:p>0.434228575417094</text:p>
          </table:table-cell>
          <table:table-cell office:value-type="float" office:value="-0.142767987016363" calcext:value-type="float">
            <text:p>-0.142767987016363</text:p>
          </table:table-cell>
          <table:table-cell office:value-type="float" office:value="0.362587700954712" calcext:value-type="float">
            <text:p>0.362587700954712</text:p>
          </table:table-cell>
          <table:table-cell office:value-type="float" office:value="-0.0787390638544845" calcext:value-type="float">
            <text:p>-0.078739063854485</text:p>
          </table:table-cell>
          <table:table-cell office:value-type="float" office:value="-0.0658066785966023" calcext:value-type="float">
            <text:p>-0.065806678596602</text:p>
          </table:table-cell>
          <table:table-cell office:value-type="float" office:value="0.0160908923326044" calcext:value-type="float">
            <text:p>0.016090892332604</text:p>
          </table:table-cell>
        </table:table-row>
        <table:table-row table:style-name="ro1">
          <table:table-cell table:formula="of:=SQRT([.I246]^2 + [.K246]^2 + [.M246]^2)" office:value-type="float" office:value="3.76317556963053" calcext:value-type="float">
            <text:p>3.76317556963053</text:p>
          </table:table-cell>
          <table:table-cell office:value-type="float" office:value="3.74482400986884" calcext:value-type="float">
            <text:p>3.74482400986884</text:p>
          </table:table-cell>
          <table:table-cell office:value-type="float" office:value="-0.485481111665164" calcext:value-type="float">
            <text:p>-0.485481111665164</text:p>
          </table:table-cell>
          <table:table-cell office:value-type="float" office:value="0.487188997025583" calcext:value-type="float">
            <text:p>0.487188997025583</text:p>
          </table:table-cell>
          <table:table-cell office:value-type="float" office:value="-0.18063078005922" calcext:value-type="float">
            <text:p>-0.18063078005922</text:p>
          </table:table-cell>
          <table:table-cell office:value-type="float" office:value="-0.534028227969306" calcext:value-type="float">
            <text:p>-0.534028227969306</text:p>
          </table:table-cell>
          <table:table-cell office:value-type="float" office:value="-0.831259739010557" calcext:value-type="float">
            <text:p>-0.831259739010557</text:p>
          </table:table-cell>
          <table:table-cell office:value-type="float" office:value="4.26178307156205" calcext:value-type="float">
            <text:p>4.26178307156205</text:p>
          </table:table-cell>
          <table:table-cell table:formula="of:=[.H246] / 1.184 + 0.103" office:value-type="float" office:value="3.70247894557606" calcext:value-type="float">
            <text:p>3.70247894557606</text:p>
          </table:table-cell>
          <table:table-cell office:value-type="float" office:value="-0.723827175935828" calcext:value-type="float">
            <text:p>-0.723827175935828</text:p>
          </table:table-cell>
          <table:table-cell table:formula="of:=[.J246] / 1.032 + 0.243" office:value-type="float" office:value="-0.458382922418438" calcext:value-type="float">
            <text:p>-0.458382922418438</text:p>
          </table:table-cell>
          <table:table-cell office:value-type="float" office:value="0.909262125346667" calcext:value-type="float">
            <text:p>0.909262125346667</text:p>
          </table:table-cell>
          <table:table-cell table:formula="of:=[.L246] / 1.151 - 0.297" office:value-type="float" office:value="0.492975782229945" calcext:value-type="float">
            <text:p>0.492975782229945</text:p>
          </table:table-cell>
          <table:table-cell office:value-type="float" office:value="-0.246784690493414" calcext:value-type="float">
            <text:p>-0.246784690493414</text:p>
          </table:table-cell>
          <table:table-cell office:value-type="float" office:value="-0.578526320559701" calcext:value-type="float">
            <text:p>-0.578526320559701</text:p>
          </table:table-cell>
          <table:table-cell office:value-type="float" office:value="-0.849575439407927" calcext:value-type="float">
            <text:p>-0.849575439407927</text:p>
          </table:table-cell>
          <table:table-cell table:formula="of:=[.I246]-[.B246]" office:value-type="float" office:value="-0.0423450642927836" calcext:value-type="float">
            <text:p>-0.042345064292784</text:p>
          </table:table-cell>
          <table:table-cell table:formula="of:=[.K246]-[.C246]" office:value-type="float" office:value="0.027098189246726" calcext:value-type="float">
            <text:p>0.027098189246726</text:p>
          </table:table-cell>
          <table:table-cell table:formula="of:=[.M246]-[.D246]" office:value-type="float" office:value="0.00578678520436232" calcext:value-type="float">
            <text:p>0.005786785204362</text:p>
          </table:table-cell>
          <table:table-cell office:value-type="float" office:value="0.516959061693211" calcext:value-type="float">
            <text:p>0.516959061693211</text:p>
          </table:table-cell>
          <table:table-cell office:value-type="float" office:value="-0.238346064270664" calcext:value-type="float">
            <text:p>-0.238346064270664</text:p>
          </table:table-cell>
          <table:table-cell office:value-type="float" office:value="0.422073128321084" calcext:value-type="float">
            <text:p>0.422073128321084</text:p>
          </table:table-cell>
          <table:table-cell office:value-type="float" office:value="-0.00375915283064243" calcext:value-type="float">
            <text:p>-0.003759152830642</text:p>
          </table:table-cell>
          <table:table-cell office:value-type="float" office:value="-0.0715589414363871" calcext:value-type="float">
            <text:p>-0.071558941436387</text:p>
          </table:table-cell>
          <table:table-cell office:value-type="float" office:value="0.0164987245130055" calcext:value-type="float">
            <text:p>0.016498724513006</text:p>
          </table:table-cell>
        </table:table-row>
        <table:table-row table:style-name="ro1">
          <table:table-cell table:formula="of:=SQRT([.I247]^2 + [.K247]^2 + [.M247]^2)" office:value-type="float" office:value="4.99786044968352" calcext:value-type="float">
            <text:p>4.99786044968352</text:p>
          </table:table-cell>
          <table:table-cell office:value-type="float" office:value="4.76701124561913" calcext:value-type="float">
            <text:p>4.76701124561913</text:p>
          </table:table-cell>
          <table:table-cell office:value-type="float" office:value="-1.22313247297573" calcext:value-type="float">
            <text:p>-1.22313247297573</text:p>
          </table:table-cell>
          <table:table-cell office:value-type="float" office:value="0.728851343332989" calcext:value-type="float">
            <text:p>0.728851343332989</text:p>
          </table:table-cell>
          <table:table-cell office:value-type="float" office:value="-0.00905973916556979" calcext:value-type="float">
            <text:p>-0.00905973916557</text:p>
          </table:table-cell>
          <table:table-cell office:value-type="float" office:value="0.191235975275125" calcext:value-type="float">
            <text:p>0.191235975275125</text:p>
          </table:table-cell>
          <table:table-cell office:value-type="float" office:value="2.56899052981536" calcext:value-type="float">
            <text:p>2.56899052981536</text:p>
          </table:table-cell>
          <table:table-cell office:value-type="float" office:value="5.51249372011776" calcext:value-type="float">
            <text:p>5.51249372011776</text:p>
          </table:table-cell>
          <table:table-cell table:formula="of:=[.H247] / 1.184 + 0.103" office:value-type="float" office:value="4.75882239874811" calcext:value-type="float">
            <text:p>4.75882239874811</text:p>
          </table:table-cell>
          <table:table-cell office:value-type="float" office:value="-1.57002544392593" calcext:value-type="float">
            <text:p>-1.57002544392593</text:p>
          </table:table-cell>
          <table:table-cell table:formula="of:=[.J247] / 1.032 + 0.243" office:value-type="float" office:value="-1.27834248442435" calcext:value-type="float">
            <text:p>-1.27834248442435</text:p>
          </table:table-cell>
          <table:table-cell office:value-type="float" office:value="1.30350660055253" calcext:value-type="float">
            <text:p>1.30350660055253</text:p>
          </table:table-cell>
          <table:table-cell table:formula="of:=[.L247] / 1.151 - 0.297" office:value-type="float" office:value="0.835499218551286" calcext:value-type="float">
            <text:p>0.835499218551286</text:p>
          </table:table-cell>
          <table:table-cell office:value-type="float" office:value="0.663632430291039" calcext:value-type="float">
            <text:p>0.663632430291039</text:p>
          </table:table-cell>
          <table:table-cell office:value-type="float" office:value="-0.143321887224443" calcext:value-type="float">
            <text:p>-0.143321887224443</text:p>
          </table:table-cell>
          <table:table-cell office:value-type="float" office:value="2.7182248461925" calcext:value-type="float">
            <text:p>2.7182248461925</text:p>
          </table:table-cell>
          <table:table-cell table:formula="of:=[.I247]-[.B247]" office:value-type="float" office:value="-0.00818884687102184" calcext:value-type="float">
            <text:p>-0.008188846871022</text:p>
          </table:table-cell>
          <table:table-cell table:formula="of:=[.K247]-[.C247]" office:value-type="float" office:value="-0.0552100114486207" calcext:value-type="float">
            <text:p>-0.055210011448621</text:p>
          </table:table-cell>
          <table:table-cell table:formula="of:=[.M247]-[.D247]" office:value-type="float" office:value="0.106647875218297" calcext:value-type="float">
            <text:p>0.106647875218297</text:p>
          </table:table-cell>
          <table:table-cell office:value-type="float" office:value="0.745482474498624" calcext:value-type="float">
            <text:p>0.745482474498624</text:p>
          </table:table-cell>
          <table:table-cell office:value-type="float" office:value="-0.346892970950196" calcext:value-type="float">
            <text:p>-0.346892970950196</text:p>
          </table:table-cell>
          <table:table-cell office:value-type="float" office:value="0.574655257219539" calcext:value-type="float">
            <text:p>0.574655257219539</text:p>
          </table:table-cell>
          <table:table-cell office:value-type="float" office:value="-0.743608956995454" calcext:value-type="float">
            <text:p>-0.743608956995454</text:p>
          </table:table-cell>
          <table:table-cell office:value-type="float" office:value="-0.0927454738587956" calcext:value-type="float">
            <text:p>-0.092745473858796</text:p>
          </table:table-cell>
          <table:table-cell office:value-type="float" office:value="0.13003446377876" calcext:value-type="float">
            <text:p>0.13003446377876</text:p>
          </table:table-cell>
        </table:table-row>
        <table:table-row table:style-name="ro1">
          <table:table-cell table:formula="of:=SQRT([.I248]^2 + [.K248]^2 + [.M248]^2)" office:value-type="float" office:value="5.16216847634792" calcext:value-type="float">
            <text:p>5.16216847634792</text:p>
          </table:table-cell>
          <table:table-cell office:value-type="float" office:value="4.53078003124546" calcext:value-type="float">
            <text:p>4.53078003124546</text:p>
          </table:table-cell>
          <table:table-cell office:value-type="float" office:value="2.32391547892385" calcext:value-type="float">
            <text:p>2.32391547892385</text:p>
          </table:table-cell>
          <table:table-cell office:value-type="float" office:value="0.792226700217404" calcext:value-type="float">
            <text:p>0.792226700217404</text:p>
          </table:table-cell>
          <table:table-cell office:value-type="float" office:value="0.598224036678531" calcext:value-type="float">
            <text:p>0.598224036678531</text:p>
          </table:table-cell>
          <table:table-cell office:value-type="float" office:value="0.469120105902332" calcext:value-type="float">
            <text:p>0.469120105902332</text:p>
          </table:table-cell>
          <table:table-cell office:value-type="float" office:value="0.319829059055658" calcext:value-type="float">
            <text:p>0.319829059055658</text:p>
          </table:table-cell>
          <table:table-cell office:value-type="float" office:value="5.26055958286901" calcext:value-type="float">
            <text:p>5.26055958286901</text:p>
          </table:table-cell>
          <table:table-cell table:formula="of:=[.H248] / 1.184 + 0.103" office:value-type="float" office:value="4.54604018823396" calcext:value-type="float">
            <text:p>4.54604018823396</text:p>
          </table:table-cell>
          <table:table-cell office:value-type="float" office:value="2.11052908907894" calcext:value-type="float">
            <text:p>2.11052908907894</text:p>
          </table:table-cell>
          <table:table-cell table:formula="of:=[.J248] / 1.032 + 0.243" office:value-type="float" office:value="2.28808632662688" calcext:value-type="float">
            <text:p>2.28808632662688</text:p>
          </table:table-cell>
          <table:table-cell office:value-type="float" office:value="1.33608913269945" calcext:value-type="float">
            <text:p>1.33608913269945</text:p>
          </table:table-cell>
          <table:table-cell table:formula="of:=[.L248] / 1.151 - 0.297" office:value-type="float" office:value="0.863807239530365" calcext:value-type="float">
            <text:p>0.863807239530365</text:p>
          </table:table-cell>
          <table:table-cell office:value-type="float" office:value="0.495840865564019" calcext:value-type="float">
            <text:p>0.495840865564019</text:p>
          </table:table-cell>
          <table:table-cell office:value-type="float" office:value="0.443657032208806" calcext:value-type="float">
            <text:p>0.443657032208806</text:p>
          </table:table-cell>
          <table:table-cell office:value-type="float" office:value="0.316938079418846" calcext:value-type="float">
            <text:p>0.316938079418846</text:p>
          </table:table-cell>
          <table:table-cell table:formula="of:=[.I248]-[.B248]" office:value-type="float" office:value="0.0152601569885009" calcext:value-type="float">
            <text:p>0.015260156988501</text:p>
          </table:table-cell>
          <table:table-cell table:formula="of:=[.K248]-[.C248]" office:value-type="float" office:value="-0.0358291522969703" calcext:value-type="float">
            <text:p>-0.03582915229697</text:p>
          </table:table-cell>
          <table:table-cell table:formula="of:=[.M248]-[.D248]" office:value-type="float" office:value="0.0715805393129608" calcext:value-type="float">
            <text:p>0.071580539312961</text:p>
          </table:table-cell>
          <table:table-cell office:value-type="float" office:value="0.729779551623554" calcext:value-type="float">
            <text:p>0.729779551623554</text:p>
          </table:table-cell>
          <table:table-cell office:value-type="float" office:value="-0.213386389844907" calcext:value-type="float">
            <text:p>-0.213386389844907</text:p>
          </table:table-cell>
          <table:table-cell office:value-type="float" office:value="0.54386243248205" calcext:value-type="float">
            <text:p>0.54386243248205</text:p>
          </table:table-cell>
          <table:table-cell office:value-type="float" office:value="-0.0951067906556578" calcext:value-type="float">
            <text:p>-0.095106790655658</text:p>
          </table:table-cell>
          <table:table-cell office:value-type="float" office:value="0.00688327040996439" calcext:value-type="float">
            <text:p>0.006883270409964</text:p>
          </table:table-cell>
          <table:table-cell office:value-type="float" office:value="-0.0477200539979244" calcext:value-type="float">
            <text:p>-0.047720053997924</text:p>
          </table:table-cell>
        </table:table-row>
        <table:table-row table:style-name="ro1">
          <table:table-cell table:formula="of:=SQRT([.I249]^2 + [.K249]^2 + [.M249]^2)" office:value-type="float" office:value="5.29962917670062" calcext:value-type="float">
            <text:p>5.29962917670062</text:p>
          </table:table-cell>
          <table:table-cell office:value-type="float" office:value="4.00098086768521" calcext:value-type="float">
            <text:p>4.00098086768521</text:p>
          </table:table-cell>
          <table:table-cell office:value-type="float" office:value="3.45669048042064" calcext:value-type="float">
            <text:p>3.45669048042064</text:p>
          </table:table-cell>
          <table:table-cell office:value-type="float" office:value="0.437200293986291" calcext:value-type="float">
            <text:p>0.437200293986291</text:p>
          </table:table-cell>
          <table:table-cell office:value-type="float" office:value="-0.0766555208132349" calcext:value-type="float">
            <text:p>-0.076655520813235</text:p>
          </table:table-cell>
          <table:table-cell office:value-type="float" office:value="0.509752800485268" calcext:value-type="float">
            <text:p>0.509752800485268</text:p>
          </table:table-cell>
          <table:table-cell office:value-type="float" office:value="-3.03996952239111" calcext:value-type="float">
            <text:p>-3.03996952239111</text:p>
          </table:table-cell>
          <table:table-cell office:value-type="float" office:value="4.66984757175262" calcext:value-type="float">
            <text:p>4.66984757175262</text:p>
          </table:table-cell>
          <table:table-cell table:formula="of:=[.H249] / 1.184 + 0.103" office:value-type="float" office:value="4.04712801668296" calcext:value-type="float">
            <text:p>4.04712801668296</text:p>
          </table:table-cell>
          <table:table-cell office:value-type="float" office:value="3.24035127031966" calcext:value-type="float">
            <text:p>3.24035127031966</text:p>
          </table:table-cell>
          <table:table-cell table:formula="of:=[.J249] / 1.032 + 0.243" office:value-type="float" office:value="3.38287526193765" calcext:value-type="float">
            <text:p>3.38287526193765</text:p>
          </table:table-cell>
          <table:table-cell office:value-type="float" office:value="0.932097025790897" calcext:value-type="float">
            <text:p>0.932097025790897</text:p>
          </table:table-cell>
          <table:table-cell table:formula="of:=[.L249] / 1.151 - 0.297" office:value-type="float" office:value="0.51281496593475" calcext:value-type="float">
            <text:p>0.51281496593475</text:p>
          </table:table-cell>
          <table:table-cell office:value-type="float" office:value="-1.19404579404619" calcext:value-type="float">
            <text:p>-1.19404579404619</text:p>
          </table:table-cell>
          <table:table-cell office:value-type="float" office:value="-0.0634539937799667" calcext:value-type="float">
            <text:p>-0.063453993779967</text:p>
          </table:table-cell>
          <table:table-cell office:value-type="float" office:value="2.75791435654252" calcext:value-type="float">
            <text:p>2.75791435654252</text:p>
          </table:table-cell>
          <table:table-cell table:formula="of:=[.I249]-[.B249]" office:value-type="float" office:value="0.0461471489977461" calcext:value-type="float">
            <text:p>0.046147148997746</text:p>
          </table:table-cell>
          <table:table-cell table:formula="of:=[.K249]-[.C249]" office:value-type="float" office:value="-0.0738152184829852" calcext:value-type="float">
            <text:p>-0.073815218482985</text:p>
          </table:table-cell>
          <table:table-cell table:formula="of:=[.M249]-[.D249]" office:value-type="float" office:value="0.0756146719484588" calcext:value-type="float">
            <text:p>0.075614671948459</text:p>
          </table:table-cell>
          <table:table-cell office:value-type="float" office:value="0.668866704067416" calcext:value-type="float">
            <text:p>0.668866704067416</text:p>
          </table:table-cell>
          <table:table-cell office:value-type="float" office:value="-0.216339210100979" calcext:value-type="float">
            <text:p>-0.216339210100979</text:p>
          </table:table-cell>
          <table:table-cell office:value-type="float" office:value="0.494896731804607" calcext:value-type="float">
            <text:p>0.494896731804607</text:p>
          </table:table-cell>
          <table:table-cell office:value-type="float" office:value="1.20659166772419" calcext:value-type="float">
            <text:p>1.20659166772419</text:p>
          </table:table-cell>
          <table:table-cell office:value-type="float" office:value="0.177186349070408" calcext:value-type="float">
            <text:p>0.177186349070408</text:p>
          </table:table-cell>
          <table:table-cell office:value-type="float" office:value="-0.894025455393029" calcext:value-type="float">
            <text:p>-0.894025455393029</text:p>
          </table:table-cell>
        </table:table-row>
        <table:table-row table:style-name="ro1">
          <table:table-cell table:formula="of:=SQRT([.I250]^2 + [.K250]^2 + [.M250]^2)" office:value-type="float" office:value="3.06775562279218" calcext:value-type="float">
            <text:p>3.06775562279218</text:p>
          </table:table-cell>
          <table:table-cell office:value-type="float" office:value="2.61713057214179" calcext:value-type="float">
            <text:p>2.61713057214179</text:p>
          </table:table-cell>
          <table:table-cell office:value-type="float" office:value="-1.63966172714305" calcext:value-type="float">
            <text:p>-1.63966172714305</text:p>
          </table:table-cell>
          <table:table-cell office:value-type="float" office:value="0.372134099451796" calcext:value-type="float">
            <text:p>0.372134099451796</text:p>
          </table:table-cell>
          <table:table-cell office:value-type="float" office:value="0.412640956179823" calcext:value-type="float">
            <text:p>0.412640956179823</text:p>
          </table:table-cell>
          <table:table-cell office:value-type="float" office:value="-0.334077719309263" calcext:value-type="float">
            <text:p>-0.334077719309263</text:p>
          </table:table-cell>
          <table:table-cell office:value-type="float" office:value="-2.40380673892897" calcext:value-type="float">
            <text:p>-2.40380673892897</text:p>
          </table:table-cell>
          <table:table-cell office:value-type="float" office:value="2.99200464370843" calcext:value-type="float">
            <text:p>2.99200464370843</text:p>
          </table:table-cell>
          <table:table-cell table:formula="of:=[.H250] / 1.184 + 0.103" office:value-type="float" office:value="2.63003094907807" calcext:value-type="float">
            <text:p>2.63003094907807</text:p>
          </table:table-cell>
          <table:table-cell office:value-type="float" office:value="-1.84811395604638" calcext:value-type="float">
            <text:p>-1.84811395604638</text:p>
          </table:table-cell>
          <table:table-cell table:formula="of:=[.J250] / 1.032 + 0.243" office:value-type="float" office:value="-1.54780809694417" calcext:value-type="float">
            <text:p>-1.54780809694417</text:p>
          </table:table-cell>
          <table:table-cell office:value-type="float" office:value="0.702813267932258" calcext:value-type="float">
            <text:p>0.702813267932258</text:p>
          </table:table-cell>
          <table:table-cell table:formula="of:=[.L250] / 1.151 - 0.297" office:value-type="float" office:value="0.313611006022813" calcext:value-type="float">
            <text:p>0.313611006022813</text:p>
          </table:table-cell>
          <table:table-cell office:value-type="float" office:value="0.353920995219329" calcext:value-type="float">
            <text:p>0.353920995219329</text:p>
          </table:table-cell>
          <table:table-cell office:value-type="float" office:value="-0.297345636493046" calcext:value-type="float">
            <text:p>-0.297345636493046</text:p>
          </table:table-cell>
          <table:table-cell office:value-type="float" office:value="-2.44853182172751" calcext:value-type="float">
            <text:p>-2.44853182172751</text:p>
          </table:table-cell>
          <table:table-cell table:formula="of:=[.I250]-[.B250]" office:value-type="float" office:value="0.0129003769362765" calcext:value-type="float">
            <text:p>0.012900376936277</text:p>
          </table:table-cell>
          <table:table-cell table:formula="of:=[.K250]-[.C250]" office:value-type="float" office:value="0.0918536301988833" calcext:value-type="float">
            <text:p>0.091853630198883</text:p>
          </table:table-cell>
          <table:table-cell table:formula="of:=[.M250]-[.D250]" office:value-type="float" office:value="-0.0585230934289828" calcext:value-type="float">
            <text:p>-0.058523093428983</text:p>
          </table:table-cell>
          <table:table-cell office:value-type="float" office:value="0.374874071566636" calcext:value-type="float">
            <text:p>0.374874071566636</text:p>
          </table:table-cell>
          <table:table-cell office:value-type="float" office:value="-0.208452228903327" calcext:value-type="float">
            <text:p>-0.208452228903327</text:p>
          </table:table-cell>
          <table:table-cell office:value-type="float" office:value="0.330679168480462" calcext:value-type="float">
            <text:p>0.330679168480462</text:p>
          </table:table-cell>
          <table:table-cell office:value-type="float" office:value="0.0172176787976657" calcext:value-type="float">
            <text:p>0.017217678797666</text:p>
          </table:table-cell>
          <table:table-cell office:value-type="float" office:value="-0.064562245344244" calcext:value-type="float">
            <text:p>-0.064562245344244</text:p>
          </table:table-cell>
          <table:table-cell office:value-type="float" office:value="-0.0259291188349824" calcext:value-type="float">
            <text:p>-0.025929118834982</text:p>
          </table:table-cell>
        </table:table-row>
        <table:table-row table:style-name="ro1">
          <table:table-cell table:formula="of:=SQRT([.I251]^2 + [.K251]^2 + [.M251]^2)" office:value-type="float" office:value="3.10359886018793" calcext:value-type="float">
            <text:p>3.10359886018793</text:p>
          </table:table-cell>
          <table:table-cell office:value-type="float" office:value="2.91445437977809" calcext:value-type="float">
            <text:p>2.91445437977809</text:p>
          </table:table-cell>
          <table:table-cell office:value-type="float" office:value="-0.442159477110888" calcext:value-type="float">
            <text:p>-0.442159477110888</text:p>
          </table:table-cell>
          <table:table-cell office:value-type="float" office:value="1.11156205429327" calcext:value-type="float">
            <text:p>1.11156205429327</text:p>
          </table:table-cell>
          <table:table-cell office:value-type="float" office:value="-0.277190576372239" calcext:value-type="float">
            <text:p>-0.277190576372239</text:p>
          </table:table-cell>
          <table:table-cell office:value-type="float" office:value="-0.545464559916648" calcext:value-type="float">
            <text:p>-0.545464559916648</text:p>
          </table:table-cell>
          <table:table-cell office:value-type="float" office:value="2.46369872353321" calcext:value-type="float">
            <text:p>2.46369872353321</text:p>
          </table:table-cell>
          <table:table-cell office:value-type="float" office:value="3.33026258650224" calcext:value-type="float">
            <text:p>3.33026258650224</text:p>
          </table:table-cell>
          <table:table-cell table:formula="of:=[.H251] / 1.184 + 0.103" office:value-type="float" office:value="2.91572177914041" calcext:value-type="float">
            <text:p>2.91572177914041</text:p>
          </table:table-cell>
          <table:table-cell office:value-type="float" office:value="-0.638838005888922" calcext:value-type="float">
            <text:p>-0.638838005888922</text:p>
          </table:table-cell>
          <table:table-cell table:formula="of:=[.J251] / 1.032 + 0.243" office:value-type="float" office:value="-0.376029075473762" calcext:value-type="float">
            <text:p>-0.376029075473762</text:p>
          </table:table-cell>
          <table:table-cell office:value-type="float" office:value="1.48678513699485" calcext:value-type="float">
            <text:p>1.48678513699485</text:p>
          </table:table-cell>
          <table:table-cell table:formula="of:=[.L251] / 1.151 - 0.297" office:value-type="float" office:value="0.994733394435143" calcext:value-type="float">
            <text:p>0.994733394435143</text:p>
          </table:table-cell>
          <table:table-cell office:value-type="float" office:value="-0.16125673993429" calcext:value-type="float">
            <text:p>-0.16125673993429</text:p>
          </table:table-cell>
          <table:table-cell office:value-type="float" office:value="-0.576102548196637" calcext:value-type="float">
            <text:p>-0.576102548196637</text:p>
          </table:table-cell>
          <table:table-cell office:value-type="float" office:value="2.5549471727064" calcext:value-type="float">
            <text:p>2.5549471727064</text:p>
          </table:table-cell>
          <table:table-cell table:formula="of:=[.I251]-[.B251]" office:value-type="float" office:value="0.00126739936231557" calcext:value-type="float">
            <text:p>0.001267399362316</text:p>
          </table:table-cell>
          <table:table-cell table:formula="of:=[.K251]-[.C251]" office:value-type="float" office:value="0.0661304016371264" calcext:value-type="float">
            <text:p>0.066130401637127</text:p>
          </table:table-cell>
          <table:table-cell table:formula="of:=[.M251]-[.D251]" office:value-type="float" office:value="-0.116828659858127" calcext:value-type="float">
            <text:p>-0.116828659858127</text:p>
          </table:table-cell>
          <table:table-cell office:value-type="float" office:value="0.415808206724141" calcext:value-type="float">
            <text:p>0.415808206724141</text:p>
          </table:table-cell>
          <table:table-cell office:value-type="float" office:value="-0.196678528778034" calcext:value-type="float">
            <text:p>-0.196678528778034</text:p>
          </table:table-cell>
          <table:table-cell office:value-type="float" office:value="0.375223082701578" calcext:value-type="float">
            <text:p>0.375223082701578</text:p>
          </table:table-cell>
          <table:table-cell office:value-type="float" office:value="-0.0968083555685881" calcext:value-type="float">
            <text:p>-0.096808355568588</text:p>
          </table:table-cell>
          <table:table-cell office:value-type="float" office:value="-0.0347082771584066" calcext:value-type="float">
            <text:p>-0.034708277158407</text:p>
          </table:table-cell>
          <table:table-cell office:value-type="float" office:value="0.0278507400697698" calcext:value-type="float">
            <text:p>0.02785074006977</text:p>
          </table:table-cell>
        </table:table-row>
        <table:table-row table:style-name="ro1">
          <table:table-cell table:formula="of:=SQRT([.I252]^2 + [.K252]^2 + [.M252]^2)" office:value-type="float" office:value="3.33264615613354" calcext:value-type="float">
            <text:p>3.33264615613354</text:p>
          </table:table-cell>
          <table:table-cell office:value-type="float" office:value="2.63369577064237" calcext:value-type="float">
            <text:p>2.63369577064237</text:p>
          </table:table-cell>
          <table:table-cell office:value-type="float" office:value="1.81638759684884" calcext:value-type="float">
            <text:p>1.81638759684884</text:p>
          </table:table-cell>
          <table:table-cell office:value-type="float" office:value="0.938243576944645" calcext:value-type="float">
            <text:p>0.938243576944645</text:p>
          </table:table-cell>
          <table:table-cell office:value-type="float" office:value="-0.470881355094158" calcext:value-type="float">
            <text:p>-0.470881355094158</text:p>
          </table:table-cell>
          <table:table-cell office:value-type="float" office:value="0.149258552028924" calcext:value-type="float">
            <text:p>0.149258552028924</text:p>
          </table:table-cell>
          <table:table-cell office:value-type="float" office:value="1.54049907293906" calcext:value-type="float">
            <text:p>1.54049907293906</text:p>
          </table:table-cell>
          <table:table-cell office:value-type="float" office:value="3.01394669707611" calcext:value-type="float">
            <text:p>3.01394669707611</text:p>
          </table:table-cell>
          <table:table-cell table:formula="of:=[.H252] / 1.184 + 0.103" office:value-type="float" office:value="2.64856308874671" calcext:value-type="float">
            <text:p>2.64856308874671</text:p>
          </table:table-cell>
          <table:table-cell office:value-type="float" office:value="1.66724129037347" calcext:value-type="float">
            <text:p>1.66724129037347</text:p>
          </table:table-cell>
          <table:table-cell table:formula="of:=[.J252] / 1.032 + 0.243" office:value-type="float" office:value="1.8585438860208" calcext:value-type="float">
            <text:p>1.8585438860208</text:p>
          </table:table-cell>
          <table:table-cell office:value-type="float" office:value="1.26081695508996" calcext:value-type="float">
            <text:p>1.26081695508996</text:p>
          </table:table-cell>
          <table:table-cell table:formula="of:=[.L252] / 1.151 - 0.297" office:value-type="float" office:value="0.798410039174596" calcext:value-type="float">
            <text:p>0.798410039174596</text:p>
          </table:table-cell>
          <table:table-cell office:value-type="float" office:value="-0.462615608808656" calcext:value-type="float">
            <text:p>-0.462615608808656</text:p>
          </table:table-cell>
          <table:table-cell office:value-type="float" office:value="0.0791782769459832" calcext:value-type="float">
            <text:p>0.079178276945983</text:p>
          </table:table-cell>
          <table:table-cell office:value-type="float" office:value="1.53919598124437" calcext:value-type="float">
            <text:p>1.53919598124437</text:p>
          </table:table-cell>
          <table:table-cell table:formula="of:=[.I252]-[.B252]" office:value-type="float" office:value="0.0148673181043448" calcext:value-type="float">
            <text:p>0.014867318104345</text:p>
          </table:table-cell>
          <table:table-cell table:formula="of:=[.K252]-[.C252]" office:value-type="float" office:value="0.0421562891719645" calcext:value-type="float">
            <text:p>0.042156289171965</text:p>
          </table:table-cell>
          <table:table-cell table:formula="of:=[.M252]-[.D252]" office:value-type="float" office:value="-0.139833537770049" calcext:value-type="float">
            <text:p>-0.139833537770049</text:p>
          </table:table-cell>
          <table:table-cell office:value-type="float" office:value="0.380250926433741" calcext:value-type="float">
            <text:p>0.380250926433741</text:p>
          </table:table-cell>
          <table:table-cell office:value-type="float" office:value="-0.149146306475366" calcext:value-type="float">
            <text:p>-0.149146306475366</text:p>
          </table:table-cell>
          <table:table-cell office:value-type="float" office:value="0.322573378145313" calcext:value-type="float">
            <text:p>0.322573378145313</text:p>
          </table:table-cell>
          <table:table-cell office:value-type="float" office:value="-0.0697965210308293" calcext:value-type="float">
            <text:p>-0.069796521030829</text:p>
          </table:table-cell>
          <table:table-cell office:value-type="float" office:value="-0.0103571843138126" calcext:value-type="float">
            <text:p>-0.010357184313813</text:p>
          </table:table-cell>
          <table:table-cell office:value-type="float" office:value="-0.000722056514083747" calcext:value-type="float">
            <text:p>-0.000722056514084</text:p>
          </table:table-cell>
        </table:table-row>
        <table:table-row table:style-name="ro1">
          <table:table-cell table:formula="of:=SQRT([.I253]^2 + [.K253]^2 + [.M253]^2)" office:value-type="float" office:value="5.03951760775893" calcext:value-type="float">
            <text:p>5.03951760775893</text:p>
          </table:table-cell>
          <table:table-cell office:value-type="float" office:value="4.48998262039249" calcext:value-type="float">
            <text:p>4.48998262039249</text:p>
          </table:table-cell>
          <table:table-cell office:value-type="float" office:value="-1.86655859740618" calcext:value-type="float">
            <text:p>-1.86655859740618</text:p>
          </table:table-cell>
          <table:table-cell office:value-type="float" office:value="1.63594628474726" calcext:value-type="float">
            <text:p>1.63594628474726</text:p>
          </table:table-cell>
          <table:table-cell office:value-type="float" office:value="0.338710016502505" calcext:value-type="float">
            <text:p>0.338710016502505</text:p>
          </table:table-cell>
          <table:table-cell office:value-type="float" office:value="0.291565357148686" calcext:value-type="float">
            <text:p>0.291565357148686</text:p>
          </table:table-cell>
          <table:table-cell office:value-type="float" office:value="-0.889680498141639" calcext:value-type="float">
            <text:p>-0.889680498141639</text:p>
          </table:table-cell>
          <table:table-cell office:value-type="float" office:value="5.07305003866663" calcext:value-type="float">
            <text:p>5.07305003866663</text:p>
          </table:table-cell>
          <table:table-cell table:formula="of:=[.H253] / 1.184 + 0.103" office:value-type="float" office:value="4.38767064076573" calcext:value-type="float">
            <text:p>4.38767064076573</text:p>
          </table:table-cell>
          <table:table-cell office:value-type="float" office:value="-2.19335659139375" calcext:value-type="float">
            <text:p>-2.19335659139375</text:p>
          </table:table-cell>
          <table:table-cell table:formula="of:=[.J253] / 1.032 + 0.243" office:value-type="float" office:value="-1.88234553429627" calcext:value-type="float">
            <text:p>-1.88234553429627</text:p>
          </table:table-cell>
          <table:table-cell office:value-type="float" office:value="2.19844223792053" calcext:value-type="float">
            <text:p>2.19844223792053</text:p>
          </table:table-cell>
          <table:table-cell table:formula="of:=[.L253] / 1.151 - 0.297" office:value-type="float" office:value="1.61302800861905" calcext:value-type="float">
            <text:p>1.61302800861905</text:p>
          </table:table-cell>
          <table:table-cell office:value-type="float" office:value="0.367127281435643" calcext:value-type="float">
            <text:p>0.367127281435643</text:p>
          </table:table-cell>
          <table:table-cell office:value-type="float" office:value="0.285736616704868" calcext:value-type="float">
            <text:p>0.285736616704868</text:p>
          </table:table-cell>
          <table:table-cell office:value-type="float" office:value="-0.917189868211139" calcext:value-type="float">
            <text:p>-0.917189868211139</text:p>
          </table:table-cell>
          <table:table-cell table:formula="of:=[.I253]-[.B253]" office:value-type="float" office:value="-0.102311979626755" calcext:value-type="float">
            <text:p>-0.102311979626755</text:p>
          </table:table-cell>
          <table:table-cell table:formula="of:=[.K253]-[.C253]" office:value-type="float" office:value="-0.0157869368900894" calcext:value-type="float">
            <text:p>-0.015786936890089</text:p>
          </table:table-cell>
          <table:table-cell table:formula="of:=[.M253]-[.D253]" office:value-type="float" office:value="-0.0229182761282072" calcext:value-type="float">
            <text:p>-0.022918276128207</text:p>
          </table:table-cell>
          <table:table-cell office:value-type="float" office:value="0.583067418274143" calcext:value-type="float">
            <text:p>0.583067418274143</text:p>
          </table:table-cell>
          <table:table-cell office:value-type="float" office:value="-0.326797993987573" calcext:value-type="float">
            <text:p>-0.326797993987573</text:p>
          </table:table-cell>
          <table:table-cell office:value-type="float" office:value="0.562495953173263" calcext:value-type="float">
            <text:p>0.562495953173263</text:p>
          </table:table-cell>
          <table:table-cell office:value-type="float" office:value="0.0216120863246365" calcext:value-type="float">
            <text:p>0.021612086324637</text:p>
          </table:table-cell>
          <table:table-cell office:value-type="float" office:value="0.0175794916073864" calcext:value-type="float">
            <text:p>0.017579491607386</text:p>
          </table:table-cell>
          <table:table-cell office:value-type="float" office:value="-0.0196095742287259" calcext:value-type="float">
            <text:p>-0.019609574228726</text:p>
          </table:table-cell>
        </table:table-row>
        <table:table-row table:style-name="ro1">
          <table:table-cell table:formula="of:=SQRT([.I254]^2 + [.K254]^2 + [.M254]^2)" office:value-type="float" office:value="3.01879262290195" calcext:value-type="float">
            <text:p>3.01879262290195</text:p>
          </table:table-cell>
          <table:table-cell office:value-type="float" office:value="2.97468330824872" calcext:value-type="float">
            <text:p>2.97468330824872</text:p>
          </table:table-cell>
          <table:table-cell office:value-type="float" office:value="0.597882490190386" calcext:value-type="float">
            <text:p>0.597882490190386</text:p>
          </table:table-cell>
          <table:table-cell office:value-type="float" office:value="0.464930674567259" calcext:value-type="float">
            <text:p>0.464930674567259</text:p>
          </table:table-cell>
          <table:table-cell office:value-type="float" office:value="0.294383074474562" calcext:value-type="float">
            <text:p>0.294383074474562</text:p>
          </table:table-cell>
          <table:table-cell office:value-type="float" office:value="-0.50120773644304" calcext:value-type="float">
            <text:p>-0.50120773644304</text:p>
          </table:table-cell>
          <table:table-cell office:value-type="float" office:value="0.368796260583552" calcext:value-type="float">
            <text:p>0.368796260583552</text:p>
          </table:table-cell>
          <table:table-cell office:value-type="float" office:value="3.33603166401215" calcext:value-type="float">
            <text:p>3.33603166401215</text:p>
          </table:table-cell>
          <table:table-cell table:formula="of:=[.H254] / 1.184 + 0.103" office:value-type="float" office:value="2.92059431082107" calcext:value-type="float">
            <text:p>2.92059431082107</text:p>
          </table:table-cell>
          <table:table-cell office:value-type="float" office:value="0.42956047107902" calcext:value-type="float">
            <text:p>0.42956047107902</text:p>
          </table:table-cell>
          <table:table-cell table:formula="of:=[.J254] / 1.032 + 0.243" office:value-type="float" office:value="0.659240766549438" calcext:value-type="float">
            <text:p>0.659240766549438</text:p>
          </table:table-cell>
          <table:table-cell office:value-type="float" office:value="0.785600990151983" calcext:value-type="float">
            <text:p>0.785600990151983</text:p>
          </table:table-cell>
          <table:table-cell table:formula="of:=[.L254] / 1.151 - 0.297" office:value-type="float" office:value="0.385537784667231" calcext:value-type="float">
            <text:p>0.385537784667231</text:p>
          </table:table-cell>
          <table:table-cell office:value-type="float" office:value="0.125499556553914" calcext:value-type="float">
            <text:p>0.125499556553914</text:p>
          </table:table-cell>
          <table:table-cell office:value-type="float" office:value="0.209898401576916" calcext:value-type="float">
            <text:p>0.209898401576916</text:p>
          </table:table-cell>
          <table:table-cell office:value-type="float" office:value="0.211086872025655" calcext:value-type="float">
            <text:p>0.211086872025655</text:p>
          </table:table-cell>
          <table:table-cell table:formula="of:=[.I254]-[.B254]" office:value-type="float" office:value="-0.0540889974276473" calcext:value-type="float">
            <text:p>-0.054088997427647</text:p>
          </table:table-cell>
          <table:table-cell table:formula="of:=[.K254]-[.C254]" office:value-type="float" office:value="0.0613582763590519" calcext:value-type="float">
            <text:p>0.061358276359052</text:p>
          </table:table-cell>
          <table:table-cell table:formula="of:=[.M254]-[.D254]" office:value-type="float" office:value="-0.0793928899000279" calcext:value-type="float">
            <text:p>-0.079392889900028</text:p>
          </table:table-cell>
          <table:table-cell office:value-type="float" office:value="0.361348355763433" calcext:value-type="float">
            <text:p>0.361348355763433</text:p>
          </table:table-cell>
          <table:table-cell office:value-type="float" office:value="-0.168322019111366" calcext:value-type="float">
            <text:p>-0.168322019111366</text:p>
          </table:table-cell>
          <table:table-cell office:value-type="float" office:value="0.320670315584723" calcext:value-type="float">
            <text:p>0.320670315584723</text:p>
          </table:table-cell>
          <table:table-cell office:value-type="float" office:value="0.106292523455835" calcext:value-type="float">
            <text:p>0.106292523455835</text:p>
          </table:table-cell>
          <table:table-cell office:value-type="float" office:value="0.723235916149097" calcext:value-type="float">
            <text:p>0.723235916149097</text:p>
          </table:table-cell>
          <table:table-cell office:value-type="float" office:value="-0.171739115869794" calcext:value-type="float">
            <text:p>-0.171739115869794</text:p>
          </table:table-cell>
        </table:table-row>
        <table:table-row table:style-name="ro1">
          <table:table-cell table:formula="of:=SQRT([.I255]^2 + [.K255]^2 + [.M255]^2)" office:value-type="float" office:value="4.74319955558121" calcext:value-type="float">
            <text:p>4.74319955558121</text:p>
          </table:table-cell>
          <table:table-cell office:value-type="float" office:value="4.17736586664224" calcext:value-type="float">
            <text:p>4.17736586664224</text:p>
          </table:table-cell>
          <table:table-cell office:value-type="float" office:value="-1.46337257998081" calcext:value-type="float">
            <text:p>-1.46337257998081</text:p>
          </table:table-cell>
          <table:table-cell office:value-type="float" office:value="1.43518949721726" calcext:value-type="float">
            <text:p>1.43518949721726</text:p>
          </table:table-cell>
          <table:table-cell office:value-type="float" office:value="0.468960980845891" calcext:value-type="float">
            <text:p>0.468960980845891</text:p>
          </table:table-cell>
          <table:table-cell office:value-type="float" office:value="-0.115361038579659" calcext:value-type="float">
            <text:p>-0.115361038579659</text:p>
          </table:table-cell>
          <table:table-cell office:value-type="float" office:value="-0.950948507881892" calcext:value-type="float">
            <text:p>-0.950948507881892</text:p>
          </table:table-cell>
          <table:table-cell office:value-type="float" office:value="4.90392762479166" calcext:value-type="float">
            <text:p>4.90392762479166</text:p>
          </table:table-cell>
          <table:table-cell table:formula="of:=[.H255] / 1.184 + 0.103" office:value-type="float" office:value="4.24483076418214" calcext:value-type="float">
            <text:p>4.24483076418214</text:p>
          </table:table-cell>
          <table:table-cell office:value-type="float" office:value="-1.82983442141977" calcext:value-type="float">
            <text:p>-1.82983442141977</text:p>
          </table:table-cell>
          <table:table-cell table:formula="of:=[.J255] / 1.032 + 0.243" office:value-type="float" office:value="-1.5300953695928" calcext:value-type="float">
            <text:p>-1.5300953695928</text:p>
          </table:table-cell>
          <table:table-cell office:value-type="float" office:value="2.02489159616055" calcext:value-type="float">
            <text:p>2.02489159616055</text:p>
          </table:table-cell>
          <table:table-cell table:formula="of:=[.L255] / 1.151 - 0.297" office:value-type="float" office:value="1.46224552229414" calcext:value-type="float">
            <text:p>1.46224552229414</text:p>
          </table:table-cell>
          <table:table-cell office:value-type="float" office:value="0.381595996306018" calcext:value-type="float">
            <text:p>0.381595996306018</text:p>
          </table:table-cell>
          <table:table-cell office:value-type="float" office:value="-0.166619574638809" calcext:value-type="float">
            <text:p>-0.166619574638809</text:p>
          </table:table-cell>
          <table:table-cell office:value-type="float" office:value="-0.99984997920938" calcext:value-type="float">
            <text:p>-0.99984997920938</text:p>
          </table:table-cell>
          <table:table-cell table:formula="of:=[.I255]-[.B255]" office:value-type="float" office:value="0.0674648975399048" calcext:value-type="float">
            <text:p>0.067464897539905</text:p>
          </table:table-cell>
          <table:table-cell table:formula="of:=[.K255]-[.C255]" office:value-type="float" office:value="-0.0667227896119906" calcext:value-type="float">
            <text:p>-0.066722789611991</text:p>
          </table:table-cell>
          <table:table-cell table:formula="of:=[.M255]-[.D255]" office:value-type="float" office:value="0.0270560250768754" calcext:value-type="float">
            <text:p>0.027056025076876</text:p>
          </table:table-cell>
          <table:table-cell office:value-type="float" office:value="0.726561758149421" calcext:value-type="float">
            <text:p>0.726561758149421</text:p>
          </table:table-cell>
          <table:table-cell office:value-type="float" office:value="-0.366461841438964" calcext:value-type="float">
            <text:p>-0.366461841438964</text:p>
          </table:table-cell>
          <table:table-cell office:value-type="float" office:value="0.589702098943292" calcext:value-type="float">
            <text:p>0.589702098943292</text:p>
          </table:table-cell>
          <table:table-cell office:value-type="float" office:value="-0.0079680136146516" calcext:value-type="float">
            <text:p>-0.007968013614652</text:p>
          </table:table-cell>
          <table:table-cell office:value-type="float" office:value="-0.100221000542825" calcext:value-type="float">
            <text:p>-0.100221000542825</text:p>
          </table:table-cell>
          <table:table-cell office:value-type="float" office:value="-0.0370125456320807" calcext:value-type="float">
            <text:p>-0.037012545632081</text:p>
          </table:table-cell>
        </table:table-row>
        <table:table-row table:style-name="ro1">
          <table:table-cell table:formula="of:=SQRT([.I256]^2 + [.K256]^2 + [.M256]^2)" office:value-type="float" office:value="4.39273951580454" calcext:value-type="float">
            <text:p>4.39273951580454</text:p>
          </table:table-cell>
          <table:table-cell office:value-type="float" office:value="4.23501375325789" calcext:value-type="float">
            <text:p>4.23501375325789</text:p>
          </table:table-cell>
          <table:table-cell office:value-type="float" office:value="0.774716716366892" calcext:value-type="float">
            <text:p>0.774716716366892</text:p>
          </table:table-cell>
          <table:table-cell office:value-type="float" office:value="0.606442143341236" calcext:value-type="float">
            <text:p>0.606442143341236</text:p>
          </table:table-cell>
          <table:table-cell office:value-type="float" office:value="0.544295882625075" calcext:value-type="float">
            <text:p>0.544295882625075</text:p>
          </table:table-cell>
          <table:table-cell office:value-type="float" office:value="-0.698765412079117" calcext:value-type="float">
            <text:p>-0.698765412079117</text:p>
          </table:table-cell>
          <table:table-cell office:value-type="float" office:value="-0.379640427321799" calcext:value-type="float">
            <text:p>-0.379640427321799</text:p>
          </table:table-cell>
          <table:table-cell office:value-type="float" office:value="4.936466768048" calcext:value-type="float">
            <text:p>4.936466768048</text:p>
          </table:table-cell>
          <table:table-cell table:formula="of:=[.H256] / 1.184 + 0.103" office:value-type="float" office:value="4.27231314868919" calcext:value-type="float">
            <text:p>4.27231314868919</text:p>
          </table:table-cell>
          <table:table-cell office:value-type="float" office:value="0.551323508374827" calcext:value-type="float">
            <text:p>0.551323508374827</text:p>
          </table:table-cell>
          <table:table-cell table:formula="of:=[.J256] / 1.032 + 0.243" office:value-type="float" office:value="0.777228205789561" calcext:value-type="float">
            <text:p>0.777228205789561</text:p>
          </table:table-cell>
          <table:table-cell office:value-type="float" office:value="1.10482816124246" calcext:value-type="float">
            <text:p>1.10482816124246</text:p>
          </table:table-cell>
          <table:table-cell table:formula="of:=[.L256] / 1.151 - 0.297" office:value-type="float" office:value="0.66288545720457" calcext:value-type="float">
            <text:p>0.66288545720457</text:p>
          </table:table-cell>
          <table:table-cell office:value-type="float" office:value="0.366538545962356" calcext:value-type="float">
            <text:p>0.366538545962356</text:p>
          </table:table-cell>
          <table:table-cell office:value-type="float" office:value="-0.761597588783229" calcext:value-type="float">
            <text:p>-0.761597588783229</text:p>
          </table:table-cell>
          <table:table-cell office:value-type="float" office:value="-0.470264792691278" calcext:value-type="float">
            <text:p>-0.470264792691278</text:p>
          </table:table-cell>
          <table:table-cell table:formula="of:=[.I256]-[.B256]" office:value-type="float" office:value="0.0372993954312983" calcext:value-type="float">
            <text:p>0.037299395431298</text:p>
          </table:table-cell>
          <table:table-cell table:formula="of:=[.K256]-[.C256]" office:value-type="float" office:value="0.00251148942266899" calcext:value-type="float">
            <text:p>0.002511489422669</text:p>
          </table:table-cell>
          <table:table-cell table:formula="of:=[.M256]-[.D256]" office:value-type="float" office:value="0.0564433138633339" calcext:value-type="float">
            <text:p>0.056443313863334</text:p>
          </table:table-cell>
          <table:table-cell office:value-type="float" office:value="0.701453014790108" calcext:value-type="float">
            <text:p>0.701453014790108</text:p>
          </table:table-cell>
          <table:table-cell office:value-type="float" office:value="-0.223393207992066" calcext:value-type="float">
            <text:p>-0.223393207992066</text:p>
          </table:table-cell>
          <table:table-cell office:value-type="float" office:value="0.498386017901221" calcext:value-type="float">
            <text:p>0.498386017901221</text:p>
          </table:table-cell>
          <table:table-cell office:value-type="float" office:value="-0.0936033199962858" calcext:value-type="float">
            <text:p>-0.093603319996286</text:p>
          </table:table-cell>
          <table:table-cell office:value-type="float" office:value="-0.112797602732913" calcext:value-type="float">
            <text:p>-0.112797602732913</text:p>
          </table:table-cell>
          <table:table-cell office:value-type="float" office:value="0.0228840421407219" calcext:value-type="float">
            <text:p>0.022884042140722</text:p>
          </table:table-cell>
        </table:table-row>
        <table:table-row table:style-name="ro1">
          <table:table-cell table:formula="of:=SQRT([.I257]^2 + [.K257]^2 + [.M257]^2)" office:value-type="float" office:value="3.68433884867318" calcext:value-type="float">
            <text:p>3.68433884867318</text:p>
          </table:table-cell>
          <table:table-cell office:value-type="float" office:value="3.05149991928105" calcext:value-type="float">
            <text:p>3.05149991928105</text:p>
          </table:table-cell>
          <table:table-cell office:value-type="float" office:value="-1.98475427979388" calcext:value-type="float">
            <text:p>-1.98475427979388</text:p>
          </table:table-cell>
          <table:table-cell office:value-type="float" office:value="0.692684931490102" calcext:value-type="float">
            <text:p>0.692684931490102</text:p>
          </table:table-cell>
          <table:table-cell office:value-type="float" office:value="0.317074749304156" calcext:value-type="float">
            <text:p>0.317074749304156</text:p>
          </table:table-cell>
          <table:table-cell office:value-type="float" office:value="0.121794547290872" calcext:value-type="float">
            <text:p>0.121794547290872</text:p>
          </table:table-cell>
          <table:table-cell office:value-type="float" office:value="0.891887315405722" calcext:value-type="float">
            <text:p>0.891887315405722</text:p>
          </table:table-cell>
          <table:table-cell office:value-type="float" office:value="3.50845324515544" calcext:value-type="float">
            <text:p>3.50845324515544</text:p>
          </table:table-cell>
          <table:table-cell table:formula="of:=[.H257] / 1.184 + 0.103" office:value-type="float" office:value="3.06622064624615" calcext:value-type="float">
            <text:p>3.06622064624615</text:p>
          </table:table-cell>
          <table:table-cell office:value-type="float" office:value="-2.24926322247812" calcext:value-type="float">
            <text:p>-2.24926322247812</text:p>
          </table:table-cell>
          <table:table-cell table:formula="of:=[.J257] / 1.032 + 0.243" office:value-type="float" office:value="-1.93651862643229" calcext:value-type="float">
            <text:p>-1.93651862643229</text:p>
          </table:table-cell>
          <table:table-cell office:value-type="float" office:value="1.09003180353317" calcext:value-type="float">
            <text:p>1.09003180353317</text:p>
          </table:table-cell>
          <table:table-cell table:formula="of:=[.L257] / 1.151 - 0.297" office:value-type="float" office:value="0.65003023764828" calcext:value-type="float">
            <text:p>0.65003023764828</text:p>
          </table:table-cell>
          <table:table-cell office:value-type="float" office:value="-1.13132585237818" calcext:value-type="float">
            <text:p>-1.13132585237818</text:p>
          </table:table-cell>
          <table:table-cell office:value-type="float" office:value="-1.21586990139883" calcext:value-type="float">
            <text:p>-1.21586990139883</text:p>
          </table:table-cell>
          <table:table-cell office:value-type="float" office:value="0.317830482546617" calcext:value-type="float">
            <text:p>0.317830482546617</text:p>
          </table:table-cell>
          <table:table-cell table:formula="of:=[.I257]-[.B257]" office:value-type="float" office:value="0.0147207269650989" calcext:value-type="float">
            <text:p>0.014720726965099</text:p>
          </table:table-cell>
          <table:table-cell table:formula="of:=[.K257]-[.C257]" office:value-type="float" office:value="0.0482356533615931" calcext:value-type="float">
            <text:p>0.048235653361593</text:p>
          </table:table-cell>
          <table:table-cell table:formula="of:=[.M257]-[.D257]" office:value-type="float" office:value="-0.0426546938418222" calcext:value-type="float">
            <text:p>-0.042654693841822</text:p>
          </table:table-cell>
          <table:table-cell office:value-type="float" office:value="0.456953325874386" calcext:value-type="float">
            <text:p>0.456953325874386</text:p>
          </table:table-cell>
          <table:table-cell office:value-type="float" office:value="-0.264508942684239" calcext:value-type="float">
            <text:p>-0.264508942684239</text:p>
          </table:table-cell>
          <table:table-cell office:value-type="float" office:value="0.397346872043066" calcext:value-type="float">
            <text:p>0.397346872043066</text:p>
          </table:table-cell>
          <table:table-cell office:value-type="float" office:value="-1.64664041993231" calcext:value-type="float">
            <text:p>-1.64664041993231</text:p>
          </table:table-cell>
          <table:table-cell office:value-type="float" office:value="-0.324930584181573" calcext:value-type="float">
            <text:p>-0.324930584181573</text:p>
          </table:table-cell>
          <table:table-cell office:value-type="float" office:value="0.136675366469436" calcext:value-type="float">
            <text:p>0.136675366469436</text:p>
          </table:table-cell>
        </table:table-row>
        <table:table-row table:style-name="ro1">
          <table:table-cell table:formula="of:=SQRT([.I258]^2 + [.K258]^2 + [.M258]^2)" office:value-type="float" office:value="3.65475390240734" calcext:value-type="float">
            <text:p>3.65475390240734</text:p>
          </table:table-cell>
          <table:table-cell office:value-type="float" office:value="3.42876812475005" calcext:value-type="float">
            <text:p>3.42876812475005</text:p>
          </table:table-cell>
          <table:table-cell office:value-type="float" office:value="0.723768246457031" calcext:value-type="float">
            <text:p>0.723768246457031</text:p>
          </table:table-cell>
          <table:table-cell office:value-type="float" office:value="1.37523604286622" calcext:value-type="float">
            <text:p>1.37523604286622</text:p>
          </table:table-cell>
          <table:table-cell office:value-type="float" office:value="-0.244044259702178" calcext:value-type="float">
            <text:p>-0.244044259702178</text:p>
          </table:table-cell>
          <table:table-cell office:value-type="float" office:value="0.382155133320143" calcext:value-type="float">
            <text:p>0.382155133320143</text:p>
          </table:table-cell>
          <table:table-cell office:value-type="float" office:value="-2.70281219050774" calcext:value-type="float">
            <text:p>-2.70281219050774</text:p>
          </table:table-cell>
          <table:table-cell office:value-type="float" office:value="3.85060649334523" calcext:value-type="float">
            <text:p>3.85060649334523</text:p>
          </table:table-cell>
          <table:table-cell table:formula="of:=[.H258] / 1.184 + 0.103" office:value-type="float" office:value="3.35520143019023" calcext:value-type="float">
            <text:p>3.35520143019023</text:p>
          </table:table-cell>
          <table:table-cell office:value-type="float" office:value="0.526037197094631" calcext:value-type="float">
            <text:p>0.526037197094631</text:p>
          </table:table-cell>
          <table:table-cell table:formula="of:=[.J258] / 1.032 + 0.243" office:value-type="float" office:value="0.752725966176968" calcext:value-type="float">
            <text:p>0.752725966176968</text:p>
          </table:table-cell>
          <table:table-cell office:value-type="float" office:value="1.7670681057221" calcext:value-type="float">
            <text:p>1.7670681057221</text:p>
          </table:table-cell>
          <table:table-cell table:formula="of:=[.L258] / 1.151 - 0.297" office:value-type="float" office:value="1.23824596500617" calcext:value-type="float">
            <text:p>1.23824596500617</text:p>
          </table:table-cell>
          <table:table-cell office:value-type="float" office:value="-0.232515220988662" calcext:value-type="float">
            <text:p>-0.232515220988662</text:p>
          </table:table-cell>
          <table:table-cell office:value-type="float" office:value="0.455312200310832" calcext:value-type="float">
            <text:p>0.455312200310832</text:p>
          </table:table-cell>
          <table:table-cell office:value-type="float" office:value="-2.69810504963837" calcext:value-type="float">
            <text:p>-2.69810504963837</text:p>
          </table:table-cell>
          <table:table-cell table:formula="of:=[.I258]-[.B258]" office:value-type="float" office:value="-0.0735666945598217" calcext:value-type="float">
            <text:p>-0.073566694559822</text:p>
          </table:table-cell>
          <table:table-cell table:formula="of:=[.K258]-[.C258]" office:value-type="float" office:value="0.028957719719937" calcext:value-type="float">
            <text:p>0.028957719719937</text:p>
          </table:table-cell>
          <table:table-cell table:formula="of:=[.M258]-[.D258]" office:value-type="float" office:value="-0.136990077860051" calcext:value-type="float">
            <text:p>-0.136990077860051</text:p>
          </table:table-cell>
          <table:table-cell office:value-type="float" office:value="0.421838368595178" calcext:value-type="float">
            <text:p>0.421838368595178</text:p>
          </table:table-cell>
          <table:table-cell office:value-type="float" office:value="-0.1977310493624" calcext:value-type="float">
            <text:p>-0.1977310493624</text:p>
          </table:table-cell>
          <table:table-cell office:value-type="float" office:value="0.391832062855888" calcext:value-type="float">
            <text:p>0.391832062855888</text:p>
          </table:table-cell>
          <table:table-cell office:value-type="float" office:value="-0.0405233983544688" calcext:value-type="float">
            <text:p>-0.040523398354469</text:p>
          </table:table-cell>
          <table:table-cell office:value-type="float" office:value="-0.0618285413761841" calcext:value-type="float">
            <text:p>-0.061828541376184</text:p>
          </table:table-cell>
          <table:table-cell office:value-type="float" office:value="0.00814475171060058" calcext:value-type="float">
            <text:p>0.008144751710601</text:p>
          </table:table-cell>
        </table:table-row>
        <table:table-row table:style-name="ro1">
          <table:table-cell table:formula="of:=SQRT([.I259]^2 + [.K259]^2 + [.M259]^2)" office:value-type="float" office:value="4.01731592764417" calcext:value-type="float">
            <text:p>4.01731592764417</text:p>
          </table:table-cell>
          <table:table-cell office:value-type="float" office:value="3.46594635213178" calcext:value-type="float">
            <text:p>3.46594635213178</text:p>
          </table:table-cell>
          <table:table-cell office:value-type="float" office:value="-1.86064459583272" calcext:value-type="float">
            <text:p>-1.86064459583272</text:p>
          </table:table-cell>
          <table:table-cell office:value-type="float" office:value="1.07667385955615" calcext:value-type="float">
            <text:p>1.07667385955615</text:p>
          </table:table-cell>
          <table:table-cell office:value-type="float" office:value="0.481567356695858" calcext:value-type="float">
            <text:p>0.481567356695858</text:p>
          </table:table-cell>
          <table:table-cell office:value-type="float" office:value="0.529269219397793" calcext:value-type="float">
            <text:p>0.529269219397793</text:p>
          </table:table-cell>
          <table:table-cell office:value-type="float" office:value="-1.58876983042237" calcext:value-type="float">
            <text:p>-1.58876983042237</text:p>
          </table:table-cell>
          <table:table-cell office:value-type="float" office:value="3.94090007414957" calcext:value-type="float">
            <text:p>3.94090007414957</text:p>
          </table:table-cell>
          <table:table-cell table:formula="of:=[.H259] / 1.184 + 0.103" office:value-type="float" office:value="3.43146290046416" calcext:value-type="float">
            <text:p>3.43146290046416</text:p>
          </table:table-cell>
          <table:table-cell office:value-type="float" office:value="-2.12925390537738" calcext:value-type="float">
            <text:p>-2.12925390537738</text:p>
          </table:table-cell>
          <table:table-cell table:formula="of:=[.J259] / 1.032 + 0.243" office:value-type="float" office:value="-1.82023052846645" calcext:value-type="float">
            <text:p>-1.82023052846645</text:p>
          </table:table-cell>
          <table:table-cell office:value-type="float" office:value="1.52163628830414" calcext:value-type="float">
            <text:p>1.52163628830414</text:p>
          </table:table-cell>
          <table:table-cell table:formula="of:=[.L259] / 1.151 - 0.297" office:value-type="float" office:value="1.02501241381767" calcext:value-type="float">
            <text:p>1.02501241381767</text:p>
          </table:table-cell>
          <table:table-cell office:value-type="float" office:value="0.41565106400142" calcext:value-type="float">
            <text:p>0.41565106400142</text:p>
          </table:table-cell>
          <table:table-cell office:value-type="float" office:value="0.531277323604451" calcext:value-type="float">
            <text:p>0.531277323604451</text:p>
          </table:table-cell>
          <table:table-cell office:value-type="float" office:value="-1.53406480664193" calcext:value-type="float">
            <text:p>-1.53406480664193</text:p>
          </table:table-cell>
          <table:table-cell table:formula="of:=[.I259]-[.B259]" office:value-type="float" office:value="-0.0344834516676156" calcext:value-type="float">
            <text:p>-0.034483451667616</text:p>
          </table:table-cell>
          <table:table-cell table:formula="of:=[.K259]-[.C259]" office:value-type="float" office:value="0.0404140673662663" calcext:value-type="float">
            <text:p>0.040414067366266</text:p>
          </table:table-cell>
          <table:table-cell table:formula="of:=[.M259]-[.D259]" office:value-type="float" office:value="-0.0516614457384783" calcext:value-type="float">
            <text:p>-0.051661445738478</text:p>
          </table:table-cell>
          <table:table-cell office:value-type="float" office:value="0.474953722017795" calcext:value-type="float">
            <text:p>0.474953722017795</text:p>
          </table:table-cell>
          <table:table-cell office:value-type="float" office:value="-0.26860930954466" calcext:value-type="float">
            <text:p>-0.26860930954466</text:p>
          </table:table-cell>
          <table:table-cell office:value-type="float" office:value="0.444962428747991" calcext:value-type="float">
            <text:p>0.444962428747991</text:p>
          </table:table-cell>
          <table:table-cell office:value-type="float" office:value="-0.00193546117009946" calcext:value-type="float">
            <text:p>-0.001935461170099</text:p>
          </table:table-cell>
          <table:table-cell office:value-type="float" office:value="-0.0568638359649336" calcext:value-type="float">
            <text:p>-0.056863835964934</text:p>
          </table:table-cell>
          <table:table-cell office:value-type="float" office:value="0.0213025532860964" calcext:value-type="float">
            <text:p>0.021302553286096</text:p>
          </table:table-cell>
        </table:table-row>
        <table:table-row table:style-name="ro1">
          <table:table-cell table:formula="of:=SQRT([.I260]^2 + [.K260]^2 + [.M260]^2)" office:value-type="float" office:value="4.4819293637025" calcext:value-type="float">
            <text:p>4.4819293637025</text:p>
          </table:table-cell>
          <table:table-cell office:value-type="float" office:value="4.13625774318993" calcext:value-type="float">
            <text:p>4.13625774318993</text:p>
          </table:table-cell>
          <table:table-cell office:value-type="float" office:value="-0.56986728868363" calcext:value-type="float">
            <text:p>-0.56986728868363</text:p>
          </table:table-cell>
          <table:table-cell office:value-type="float" office:value="1.82351537479282" calcext:value-type="float">
            <text:p>1.82351537479282</text:p>
          </table:table-cell>
          <table:table-cell office:value-type="float" office:value="0.0721986254684328" calcext:value-type="float">
            <text:p>0.072198625468433</text:p>
          </table:table-cell>
          <table:table-cell office:value-type="float" office:value="0.425576210066503" calcext:value-type="float">
            <text:p>0.425576210066503</text:p>
          </table:table-cell>
          <table:table-cell office:value-type="float" office:value="1.30196649525676" calcext:value-type="float">
            <text:p>1.30196649525676</text:p>
          </table:table-cell>
          <table:table-cell office:value-type="float" office:value="4.71443216710221" calcext:value-type="float">
            <text:p>4.71443216710221</text:p>
          </table:table-cell>
          <table:table-cell table:formula="of:=[.H260] / 1.184 + 0.103" office:value-type="float" office:value="4.08478392491741" calcext:value-type="float">
            <text:p>4.08478392491741</text:p>
          </table:table-cell>
          <table:table-cell office:value-type="float" office:value="-0.851540043914608" calcext:value-type="float">
            <text:p>-0.851540043914608</text:p>
          </table:table-cell>
          <table:table-cell table:formula="of:=[.J260] / 1.032 + 0.243" office:value-type="float" office:value="-0.582135701467643" calcext:value-type="float">
            <text:p>-0.582135701467643</text:p>
          </table:table-cell>
          <table:table-cell office:value-type="float" office:value="2.35637622410912" calcext:value-type="float">
            <text:p>2.35637622410912</text:p>
          </table:table-cell>
          <table:table-cell table:formula="of:=[.L260] / 1.151 - 0.297" office:value-type="float" office:value="1.75024259262304" calcext:value-type="float">
            <text:p>1.75024259262304</text:p>
          </table:table-cell>
          <table:table-cell office:value-type="float" office:value="0.0969259174276927" calcext:value-type="float">
            <text:p>0.096925917427693</text:p>
          </table:table-cell>
          <table:table-cell office:value-type="float" office:value="0.403737360969242" calcext:value-type="float">
            <text:p>0.403737360969242</text:p>
          </table:table-cell>
          <table:table-cell office:value-type="float" office:value="1.29658698961687" calcext:value-type="float">
            <text:p>1.29658698961687</text:p>
          </table:table-cell>
          <table:table-cell table:formula="of:=[.I260]-[.B260]" office:value-type="float" office:value="-0.0514738182725223" calcext:value-type="float">
            <text:p>-0.051473818272522</text:p>
          </table:table-cell>
          <table:table-cell table:formula="of:=[.K260]-[.C260]" office:value-type="float" office:value="-0.0122684127840134" calcext:value-type="float">
            <text:p>-0.012268412784013</text:p>
          </table:table-cell>
          <table:table-cell table:formula="of:=[.M260]-[.D260]" office:value-type="float" office:value="-0.0732727821697787" calcext:value-type="float">
            <text:p>-0.073272782169779</text:p>
          </table:table-cell>
          <table:table-cell office:value-type="float" office:value="0.578174423912285" calcext:value-type="float">
            <text:p>0.578174423912285</text:p>
          </table:table-cell>
          <table:table-cell office:value-type="float" office:value="-0.281672755230978" calcext:value-type="float">
            <text:p>-0.281672755230978</text:p>
          </table:table-cell>
          <table:table-cell office:value-type="float" office:value="0.532860849316307" calcext:value-type="float">
            <text:p>0.532860849316307</text:p>
          </table:table-cell>
          <table:table-cell office:value-type="float" office:value="-0.0149081566879712" calcext:value-type="float">
            <text:p>-0.014908156687971</text:p>
          </table:table-cell>
          <table:table-cell office:value-type="float" office:value="-0.0276929512401685" calcext:value-type="float">
            <text:p>-0.027692951240169</text:p>
          </table:table-cell>
          <table:table-cell office:value-type="float" office:value="0.00437709925575014" calcext:value-type="float">
            <text:p>0.00437709925575</text:p>
          </table:table-cell>
        </table:table-row>
        <table:table-row table:style-name="ro1">
          <table:table-cell table:formula="of:=SQRT([.I261]^2 + [.K261]^2 + [.M261]^2)" office:value-type="float" office:value="3.98625110415787" calcext:value-type="float">
            <text:p>3.98625110415787</text:p>
          </table:table-cell>
          <table:table-cell office:value-type="float" office:value="3.67525695429641" calcext:value-type="float">
            <text:p>3.67525695429641</text:p>
          </table:table-cell>
          <table:table-cell office:value-type="float" office:value="-1.27994402092419" calcext:value-type="float">
            <text:p>-1.27994402092419</text:p>
          </table:table-cell>
          <table:table-cell office:value-type="float" office:value="0.932454017211348" calcext:value-type="float">
            <text:p>0.932454017211348</text:p>
          </table:table-cell>
          <table:table-cell office:value-type="float" office:value="0.596796637368287" calcext:value-type="float">
            <text:p>0.596796637368287</text:p>
          </table:table-cell>
          <table:table-cell office:value-type="float" office:value="0.150873465354572" calcext:value-type="float">
            <text:p>0.150873465354572</text:p>
          </table:table-cell>
          <table:table-cell office:value-type="float" office:value="0.829130401255901" calcext:value-type="float">
            <text:p>0.829130401255901</text:p>
          </table:table-cell>
          <table:table-cell office:value-type="float" office:value="4.21943572633898" calcext:value-type="float">
            <text:p>4.21943572633898</text:p>
          </table:table-cell>
          <table:table-cell table:formula="of:=[.H261] / 1.184 + 0.103" office:value-type="float" office:value="3.66671260670522" calcext:value-type="float">
            <text:p>3.66671260670522</text:p>
          </table:table-cell>
          <table:table-cell office:value-type="float" office:value="-1.56328150160884" calcext:value-type="float">
            <text:p>-1.56328150160884</text:p>
          </table:table-cell>
          <table:table-cell table:formula="of:=[.J261] / 1.032 + 0.243" office:value-type="float" office:value="-1.27180765659771" calcext:value-type="float">
            <text:p>-1.27180765659771</text:p>
          </table:table-cell>
          <table:table-cell office:value-type="float" office:value="1.38914430335222" calcext:value-type="float">
            <text:p>1.38914430335222</text:p>
          </table:table-cell>
          <table:table-cell table:formula="of:=[.L261] / 1.151 - 0.297" office:value-type="float" office:value="0.909902088055795" calcext:value-type="float">
            <text:p>0.909902088055795</text:p>
          </table:table-cell>
          <table:table-cell office:value-type="float" office:value="0.620065829750882" calcext:value-type="float">
            <text:p>0.620065829750882</text:p>
          </table:table-cell>
          <table:table-cell office:value-type="float" office:value="0.133890691439612" calcext:value-type="float">
            <text:p>0.133890691439612</text:p>
          </table:table-cell>
          <table:table-cell office:value-type="float" office:value="0.823313550799512" calcext:value-type="float">
            <text:p>0.823313550799512</text:p>
          </table:table-cell>
          <table:table-cell table:formula="of:=[.I261]-[.B261]" office:value-type="float" office:value="-0.00854434759119016" calcext:value-type="float">
            <text:p>-0.00854434759119</text:p>
          </table:table-cell>
          <table:table-cell table:formula="of:=[.K261]-[.C261]" office:value-type="float" office:value="0.00813636432647646" calcext:value-type="float">
            <text:p>0.008136364326476</text:p>
          </table:table-cell>
          <table:table-cell table:formula="of:=[.M261]-[.D261]" office:value-type="float" office:value="-0.0225519291555532" calcext:value-type="float">
            <text:p>-0.022551929155553</text:p>
          </table:table-cell>
          <table:table-cell office:value-type="float" office:value="0.544178772042574" calcext:value-type="float">
            <text:p>0.544178772042574</text:p>
          </table:table-cell>
          <table:table-cell office:value-type="float" office:value="-0.283337480684649" calcext:value-type="float">
            <text:p>-0.283337480684649</text:p>
          </table:table-cell>
          <table:table-cell office:value-type="float" office:value="0.456690286140871" calcext:value-type="float">
            <text:p>0.456690286140871</text:p>
          </table:table-cell>
          <table:table-cell office:value-type="float" office:value="0.00308609058066089" calcext:value-type="float">
            <text:p>0.003086090580661</text:p>
          </table:table-cell>
          <table:table-cell office:value-type="float" office:value="-0.0284505141767761" calcext:value-type="float">
            <text:p>-0.028450514176776</text:p>
          </table:table-cell>
          <table:table-cell office:value-type="float" office:value="-0.00247074894519095" calcext:value-type="float">
            <text:p>-0.002470748945191</text:p>
          </table:table-cell>
        </table:table-row>
        <table:table-row table:style-name="ro1">
          <table:table-cell table:formula="of:=SQRT([.I262]^2 + [.K262]^2 + [.M262]^2)" office:value-type="float" office:value="4.47437482973371" calcext:value-type="float">
            <text:p>4.47437482973371</text:p>
          </table:table-cell>
          <table:table-cell office:value-type="float" office:value="3.95152715695619" calcext:value-type="float">
            <text:p>3.95152715695619</text:p>
          </table:table-cell>
          <table:table-cell office:value-type="float" office:value="1.19603890520993" calcext:value-type="float">
            <text:p>1.19603890520993</text:p>
          </table:table-cell>
          <table:table-cell office:value-type="float" office:value="1.75296598406891" calcext:value-type="float">
            <text:p>1.75296598406891</text:p>
          </table:table-cell>
          <table:table-cell office:value-type="float" office:value="-0.135096602664086" calcext:value-type="float">
            <text:p>-0.135096602664086</text:p>
          </table:table-cell>
          <table:table-cell office:value-type="float" office:value="-0.534520784474679" calcext:value-type="float">
            <text:p>-0.534520784474679</text:p>
          </table:table-cell>
          <table:table-cell office:value-type="float" office:value="2.57008569020704" calcext:value-type="float">
            <text:p>2.57008569020704</text:p>
          </table:table-cell>
          <table:table-cell office:value-type="float" office:value="4.57268682363928" calcext:value-type="float">
            <text:p>4.57268682363928</text:p>
          </table:table-cell>
          <table:table-cell table:formula="of:=[.H262] / 1.184 + 0.103" office:value-type="float" office:value="3.96506657401966" calcext:value-type="float">
            <text:p>3.96506657401966</text:p>
          </table:table-cell>
          <table:table-cell office:value-type="float" office:value="0.997696530797258" calcext:value-type="float">
            <text:p>0.997696530797258</text:p>
          </table:table-cell>
          <table:table-cell table:formula="of:=[.J262] / 1.032 + 0.243" office:value-type="float" office:value="1.20976020426091" calcext:value-type="float">
            <text:p>1.20976020426091</text:p>
          </table:table-cell>
          <table:table-cell office:value-type="float" office:value="2.2797555314697" calcext:value-type="float">
            <text:p>2.2797555314697</text:p>
          </table:table-cell>
          <table:table-cell table:formula="of:=[.L262] / 1.151 - 0.297" office:value-type="float" office:value="1.68367378928732" calcext:value-type="float">
            <text:p>1.68367378928732</text:p>
          </table:table-cell>
          <table:table-cell office:value-type="float" office:value="-0.0476070377249567" calcext:value-type="float">
            <text:p>-0.047607037724957</text:p>
          </table:table-cell>
          <table:table-cell office:value-type="float" office:value="-0.563087144996901" calcext:value-type="float">
            <text:p>-0.563087144996901</text:p>
          </table:table-cell>
          <table:table-cell office:value-type="float" office:value="2.66556871944245" calcext:value-type="float">
            <text:p>2.66556871944245</text:p>
          </table:table-cell>
          <table:table-cell table:formula="of:=[.I262]-[.B262]" office:value-type="float" office:value="0.0135394170634728" calcext:value-type="float">
            <text:p>0.013539417063473</text:p>
          </table:table-cell>
          <table:table-cell table:formula="of:=[.K262]-[.C262]" office:value-type="float" office:value="0.0137212990509787" calcext:value-type="float">
            <text:p>0.013721299050979</text:p>
          </table:table-cell>
          <table:table-cell table:formula="of:=[.M262]-[.D262]" office:value-type="float" office:value="-0.0692921947815945" calcext:value-type="float">
            <text:p>-0.069292194781595</text:p>
          </table:table-cell>
          <table:table-cell office:value-type="float" office:value="0.621159666683092" calcext:value-type="float">
            <text:p>0.621159666683092</text:p>
          </table:table-cell>
          <table:table-cell office:value-type="float" office:value="-0.198342374412673" calcext:value-type="float">
            <text:p>-0.198342374412673</text:p>
          </table:table-cell>
          <table:table-cell office:value-type="float" office:value="0.526789547400788" calcext:value-type="float">
            <text:p>0.526789547400788</text:p>
          </table:table-cell>
          <table:table-cell office:value-type="float" office:value="-0.0785758640262748" calcext:value-type="float">
            <text:p>-0.078575864026275</text:p>
          </table:table-cell>
          <table:table-cell office:value-type="float" office:value="-0.014557121836047" calcext:value-type="float">
            <text:p>-0.014557121836047</text:p>
          </table:table-cell>
          <table:table-cell office:value-type="float" office:value="0.0492445125271268" calcext:value-type="float">
            <text:p>0.049244512527127</text:p>
          </table:table-cell>
        </table:table-row>
        <table:table-row table:style-name="ro1">
          <table:table-cell table:formula="of:=SQRT([.I263]^2 + [.K263]^2 + [.M263]^2)" office:value-type="float" office:value="4.30361413711072" calcext:value-type="float">
            <text:p>4.30361413711072</text:p>
          </table:table-cell>
          <table:table-cell office:value-type="float" office:value="4.01598766105157" calcext:value-type="float">
            <text:p>4.01598766105157</text:p>
          </table:table-cell>
          <table:table-cell office:value-type="float" office:value="1.66248753841542" calcext:value-type="float">
            <text:p>1.66248753841542</text:p>
          </table:table-cell>
          <table:table-cell office:value-type="float" office:value="0.429172924858366" calcext:value-type="float">
            <text:p>0.429172924858366</text:p>
          </table:table-cell>
          <table:table-cell office:value-type="float" office:value="0.458804833929653" calcext:value-type="float">
            <text:p>0.458804833929653</text:p>
          </table:table-cell>
          <table:table-cell office:value-type="float" office:value="0.339069851772119" calcext:value-type="float">
            <text:p>0.339069851772119</text:p>
          </table:table-cell>
          <table:table-cell office:value-type="float" office:value="2.2552818624381" calcext:value-type="float">
            <text:p>2.2552818624381</text:p>
          </table:table-cell>
          <table:table-cell office:value-type="float" office:value="4.55748951980519" calcext:value-type="float">
            <text:p>4.55748951980519</text:p>
          </table:table-cell>
          <table:table-cell table:formula="of:=[.H263] / 1.184 + 0.103" office:value-type="float" office:value="3.95223101334898" calcext:value-type="float">
            <text:p>3.95223101334898</text:p>
          </table:table-cell>
          <table:table-cell office:value-type="float" office:value="1.44146609811772" calcext:value-type="float">
            <text:p>1.44146609811772</text:p>
          </table:table-cell>
          <table:table-cell table:formula="of:=[.J263] / 1.032 + 0.243" office:value-type="float" office:value="1.63976947492027" calcext:value-type="float">
            <text:p>1.63976947492027</text:p>
          </table:table-cell>
          <table:table-cell office:value-type="float" office:value="0.871958074922716" calcext:value-type="float">
            <text:p>0.871958074922716</text:p>
          </table:table-cell>
          <table:table-cell table:formula="of:=[.L263] / 1.151 - 0.297" office:value-type="float" office:value="0.46056566022825" calcext:value-type="float">
            <text:p>0.46056566022825</text:p>
          </table:table-cell>
          <table:table-cell office:value-type="float" office:value="0.61127953292594" calcext:value-type="float">
            <text:p>0.61127953292594</text:p>
          </table:table-cell>
          <table:table-cell office:value-type="float" office:value="0.357452291949609" calcext:value-type="float">
            <text:p>0.357452291949609</text:p>
          </table:table-cell>
          <table:table-cell office:value-type="float" office:value="2.20007808206717" calcext:value-type="float">
            <text:p>2.20007808206717</text:p>
          </table:table-cell>
          <table:table-cell table:formula="of:=[.I263]-[.B263]" office:value-type="float" office:value="-0.0637566477025913" calcext:value-type="float">
            <text:p>-0.063756647702591</text:p>
          </table:table-cell>
          <table:table-cell table:formula="of:=[.K263]-[.C263]" office:value-type="float" office:value="-0.0227180634951489" calcext:value-type="float">
            <text:p>-0.022718063495149</text:p>
          </table:table-cell>
          <table:table-cell table:formula="of:=[.M263]-[.D263]" office:value-type="float" office:value="0.0313927353698842" calcext:value-type="float">
            <text:p>0.031392735369884</text:p>
          </table:table-cell>
          <table:table-cell office:value-type="float" office:value="0.541501858753615" calcext:value-type="float">
            <text:p>0.541501858753615</text:p>
          </table:table-cell>
          <table:table-cell office:value-type="float" office:value="-0.221021440297704" calcext:value-type="float">
            <text:p>-0.221021440297704</text:p>
          </table:table-cell>
          <table:table-cell office:value-type="float" office:value="0.44278515006435" calcext:value-type="float">
            <text:p>0.44278515006435</text:p>
          </table:table-cell>
          <table:table-cell office:value-type="float" office:value="-0.073555879064644" calcext:value-type="float">
            <text:p>-0.073555879064644</text:p>
          </table:table-cell>
          <table:table-cell office:value-type="float" office:value="-0.124462681614733" calcext:value-type="float">
            <text:p>-0.124462681614733</text:p>
          </table:table-cell>
          <table:table-cell office:value-type="float" office:value="-0.00766370463795418" calcext:value-type="float">
            <text:p>-0.007663704637954</text:p>
          </table:table-cell>
        </table:table-row>
        <table:table-row table:style-name="ro1">
          <table:table-cell table:formula="of:=SQRT([.I264]^2 + [.K264]^2 + [.M264]^2)" office:value-type="float" office:value="3.46665140363879" calcext:value-type="float">
            <text:p>3.46665140363879</text:p>
          </table:table-cell>
          <table:table-cell office:value-type="float" office:value="3.27011477179831" calcext:value-type="float">
            <text:p>3.27011477179831</text:p>
          </table:table-cell>
          <table:table-cell office:value-type="float" office:value="0.960735289992608" calcext:value-type="float">
            <text:p>0.960735289992608</text:p>
          </table:table-cell>
          <table:table-cell office:value-type="float" office:value="1.2218618954882" calcext:value-type="float">
            <text:p>1.2218618954882</text:p>
          </table:table-cell>
          <table:table-cell office:value-type="float" office:value="-0.377431058889813" calcext:value-type="float">
            <text:p>-0.377431058889813</text:p>
          </table:table-cell>
          <table:table-cell office:value-type="float" office:value="-0.232437096588425" calcext:value-type="float">
            <text:p>-0.232437096588425</text:p>
          </table:table-cell>
          <table:table-cell office:value-type="float" office:value="0.235844692195682" calcext:value-type="float">
            <text:p>0.235844692195682</text:p>
          </table:table-cell>
          <table:table-cell office:value-type="float" office:value="3.60795716521797" calcext:value-type="float">
            <text:p>3.60795716521797</text:p>
          </table:table-cell>
          <table:table-cell table:formula="of:=[.H264] / 1.184 + 0.103" office:value-type="float" office:value="3.15026111927193" calcext:value-type="float">
            <text:p>3.15026111927193</text:p>
          </table:table-cell>
          <table:table-cell office:value-type="float" office:value="0.762824377073813" calcext:value-type="float">
            <text:p>0.762824377073813</text:p>
          </table:table-cell>
          <table:table-cell table:formula="of:=[.J264] / 1.032 + 0.243" office:value-type="float" office:value="0.982170908017261" calcext:value-type="float">
            <text:p>0.982170908017261</text:p>
          </table:table-cell>
          <table:table-cell office:value-type="float" office:value="1.56476331719109" calcext:value-type="float">
            <text:p>1.56476331719109</text:p>
          </table:table-cell>
          <table:table-cell table:formula="of:=[.L264] / 1.151 - 0.297" office:value-type="float" office:value="1.0624815961695" calcext:value-type="float">
            <text:p>1.0624815961695</text:p>
          </table:table-cell>
          <table:table-cell office:value-type="float" office:value="-0.46871033286056" calcext:value-type="float">
            <text:p>-0.46871033286056</text:p>
          </table:table-cell>
          <table:table-cell office:value-type="float" office:value="-0.303859927893602" calcext:value-type="float">
            <text:p>-0.303859927893602</text:p>
          </table:table-cell>
          <table:table-cell office:value-type="float" office:value="0.238319232037373" calcext:value-type="float">
            <text:p>0.238319232037373</text:p>
          </table:table-cell>
          <table:table-cell table:formula="of:=[.I264]-[.B264]" office:value-type="float" office:value="-0.119853652526376" calcext:value-type="float">
            <text:p>-0.119853652526376</text:p>
          </table:table-cell>
          <table:table-cell table:formula="of:=[.K264]-[.C264]" office:value-type="float" office:value="0.0214356180246525" calcext:value-type="float">
            <text:p>0.021435618024653</text:p>
          </table:table-cell>
          <table:table-cell table:formula="of:=[.M264]-[.D264]" office:value-type="float" office:value="-0.159380299318704" calcext:value-type="float">
            <text:p>-0.159380299318704</text:p>
          </table:table-cell>
          <table:table-cell office:value-type="float" office:value="0.337842393419661" calcext:value-type="float">
            <text:p>0.337842393419661</text:p>
          </table:table-cell>
          <table:table-cell office:value-type="float" office:value="-0.197910912918795" calcext:value-type="float">
            <text:p>-0.197910912918795</text:p>
          </table:table-cell>
          <table:table-cell office:value-type="float" office:value="0.342901421702892" calcext:value-type="float">
            <text:p>0.342901421702892</text:p>
          </table:table-cell>
          <table:table-cell office:value-type="float" office:value="-0.101759950536042" calcext:value-type="float">
            <text:p>-0.101759950536042</text:p>
          </table:table-cell>
          <table:table-cell office:value-type="float" office:value="-0.0499737552008126" calcext:value-type="float">
            <text:p>-0.049973755200813</text:p>
          </table:table-cell>
          <table:table-cell office:value-type="float" office:value="0.0241443445494203" calcext:value-type="float">
            <text:p>0.02414434454942</text:p>
          </table:table-cell>
        </table:table-row>
        <table:table-row table:style-name="ro1">
          <table:table-cell table:formula="of:=SQRT([.I265]^2 + [.K265]^2 + [.M265]^2)" office:value-type="float" office:value="3.746089609457" calcext:value-type="float">
            <text:p>3.746089609457</text:p>
          </table:table-cell>
          <table:table-cell office:value-type="float" office:value="3.65308445435628" calcext:value-type="float">
            <text:p>3.65308445435628</text:p>
          </table:table-cell>
          <table:table-cell office:value-type="float" office:value="-0.886752734878795" calcext:value-type="float">
            <text:p>-0.886752734878795</text:p>
          </table:table-cell>
          <table:table-cell office:value-type="float" office:value="0.703629801559694" calcext:value-type="float">
            <text:p>0.703629801559694</text:p>
          </table:table-cell>
          <table:table-cell office:value-type="float" office:value="0.272183634933913" calcext:value-type="float">
            <text:p>0.272183634933913</text:p>
          </table:table-cell>
          <table:table-cell office:value-type="float" office:value="-0.281715472229745" calcext:value-type="float">
            <text:p>-0.281715472229745</text:p>
          </table:table-cell>
          <table:table-cell office:value-type="float" office:value="-0.0974118445381382" calcext:value-type="float">
            <text:p>-0.097411844538138</text:p>
          </table:table-cell>
          <table:table-cell office:value-type="float" office:value="4.12290975845736" calcext:value-type="float">
            <text:p>4.12290975845736</text:p>
          </table:table-cell>
          <table:table-cell table:formula="of:=[.H265] / 1.184 + 0.103" office:value-type="float" office:value="3.58518729599439" calcext:value-type="float">
            <text:p>3.58518729599439</text:p>
          </table:table-cell>
          <table:table-cell office:value-type="float" office:value="-1.12682427231077" calcext:value-type="float">
            <text:p>-1.12682427231077</text:p>
          </table:table-cell>
          <table:table-cell table:formula="of:=[.J265] / 1.032 + 0.243" office:value-type="float" office:value="-0.848883984797258" calcext:value-type="float">
            <text:p>-0.848883984797258</text:p>
          </table:table-cell>
          <table:table-cell office:value-type="float" office:value="1.12165726821479" calcext:value-type="float">
            <text:p>1.12165726821479</text:p>
          </table:table-cell>
          <table:table-cell table:formula="of:=[.L265] / 1.151 - 0.297" office:value-type="float" office:value="0.6775067491006" calcext:value-type="float">
            <text:p>0.6775067491006</text:p>
          </table:table-cell>
          <table:table-cell office:value-type="float" office:value="0.272397139498588" calcext:value-type="float">
            <text:p>0.272397139498588</text:p>
          </table:table-cell>
          <table:table-cell office:value-type="float" office:value="-0.379023622376156" calcext:value-type="float">
            <text:p>-0.379023622376156</text:p>
          </table:table-cell>
          <table:table-cell office:value-type="float" office:value="-0.13300060114225" calcext:value-type="float">
            <text:p>-0.13300060114225</text:p>
          </table:table-cell>
          <table:table-cell table:formula="of:=[.I265]-[.B265]" office:value-type="float" office:value="-0.0678971583618875" calcext:value-type="float">
            <text:p>-0.067897158361888</text:p>
          </table:table-cell>
          <table:table-cell table:formula="of:=[.K265]-[.C265]" office:value-type="float" office:value="0.0378687500815373" calcext:value-type="float">
            <text:p>0.037868750081537</text:p>
          </table:table-cell>
          <table:table-cell table:formula="of:=[.M265]-[.D265]" office:value-type="float" office:value="-0.0261230524590945" calcext:value-type="float">
            <text:p>-0.026123052459095</text:p>
          </table:table-cell>
          <table:table-cell office:value-type="float" office:value="0.469825304101086" calcext:value-type="float">
            <text:p>0.469825304101086</text:p>
          </table:table-cell>
          <table:table-cell office:value-type="float" office:value="-0.240071537431974" calcext:value-type="float">
            <text:p>-0.240071537431974</text:p>
          </table:table-cell>
          <table:table-cell office:value-type="float" office:value="0.418027466655095" calcext:value-type="float">
            <text:p>0.418027466655095</text:p>
          </table:table-cell>
          <table:table-cell office:value-type="float" office:value="0.00969201372396089" calcext:value-type="float">
            <text:p>0.009692013723961</text:p>
          </table:table-cell>
          <table:table-cell office:value-type="float" office:value="-0.0968260060111348" calcext:value-type="float">
            <text:p>-0.096826006011135</text:p>
          </table:table-cell>
          <table:table-cell office:value-type="float" office:value="-0.0351885078756631" calcext:value-type="float">
            <text:p>-0.035188507875663</text:p>
          </table:table-cell>
        </table:table-row>
        <table:table-row table:style-name="ro1">
          <table:table-cell table:formula="of:=SQRT([.I266]^2 + [.K266]^2 + [.M266]^2)" office:value-type="float" office:value="5.78240218656755" calcext:value-type="float">
            <text:p>5.78240218656755</text:p>
          </table:table-cell>
          <table:table-cell office:value-type="float" office:value="5.14898704146276" calcext:value-type="float">
            <text:p>5.14898704146276</text:p>
          </table:table-cell>
          <table:table-cell office:value-type="float" office:value="-2.56207280584023" calcext:value-type="float">
            <text:p>-2.56207280584023</text:p>
          </table:table-cell>
          <table:table-cell office:value-type="float" office:value="0.526017558500964" calcext:value-type="float">
            <text:p>0.526017558500964</text:p>
          </table:table-cell>
          <table:table-cell office:value-type="float" office:value="0.0305224529147612" calcext:value-type="float">
            <text:p>0.030522452914761</text:p>
          </table:table-cell>
          <table:table-cell office:value-type="float" office:value="-0.0812638881813736" calcext:value-type="float">
            <text:p>-0.081263888181374</text:p>
          </table:table-cell>
          <table:table-cell office:value-type="float" office:value="-1.28812744620141" calcext:value-type="float">
            <text:p>-1.28812744620141</text:p>
          </table:table-cell>
          <table:table-cell office:value-type="float" office:value="5.91699416051719" calcext:value-type="float">
            <text:p>5.91699416051719</text:p>
          </table:table-cell>
          <table:table-cell table:formula="of:=[.H266] / 1.184 + 0.103" office:value-type="float" office:value="5.1004612842206" calcext:value-type="float">
            <text:p>5.1004612842206</text:p>
          </table:table-cell>
          <table:table-cell office:value-type="float" office:value="-2.96694778970449" calcext:value-type="float">
            <text:p>-2.96694778970449</text:p>
          </table:table-cell>
          <table:table-cell table:formula="of:=[.J266] / 1.032 + 0.243" office:value-type="float" office:value="-2.63194940862838" calcext:value-type="float">
            <text:p>-2.63194940862838</text:p>
          </table:table-cell>
          <table:table-cell office:value-type="float" office:value="1.15108435244943" calcext:value-type="float">
            <text:p>1.15108435244943</text:p>
          </table:table-cell>
          <table:table-cell table:formula="of:=[.L266] / 1.151 - 0.297" office:value-type="float" office:value="0.703073286228871" calcext:value-type="float">
            <text:p>0.703073286228871</text:p>
          </table:table-cell>
          <table:table-cell office:value-type="float" office:value="-0.113649528295896" calcext:value-type="float">
            <text:p>-0.113649528295896</text:p>
          </table:table-cell>
          <table:table-cell office:value-type="float" office:value="-0.189749232832525" calcext:value-type="float">
            <text:p>-0.189749232832525</text:p>
          </table:table-cell>
          <table:table-cell office:value-type="float" office:value="-1.36473441259203" calcext:value-type="float">
            <text:p>-1.36473441259203</text:p>
          </table:table-cell>
          <table:table-cell table:formula="of:=[.I266]-[.B266]" office:value-type="float" office:value="-0.0485257572421611" calcext:value-type="float">
            <text:p>-0.048525757242161</text:p>
          </table:table-cell>
          <table:table-cell table:formula="of:=[.K266]-[.C266]" office:value-type="float" office:value="-0.0698766027881521" calcext:value-type="float">
            <text:p>-0.069876602788152</text:p>
          </table:table-cell>
          <table:table-cell table:formula="of:=[.M266]-[.D266]" office:value-type="float" office:value="0.177055727727907" calcext:value-type="float">
            <text:p>0.177055727727907</text:p>
          </table:table-cell>
          <table:table-cell office:value-type="float" office:value="0.768007119054431" calcext:value-type="float">
            <text:p>0.768007119054431</text:p>
          </table:table-cell>
          <table:table-cell office:value-type="float" office:value="-0.404874983864264" calcext:value-type="float">
            <text:p>-0.404874983864264</text:p>
          </table:table-cell>
          <table:table-cell office:value-type="float" office:value="0.625066793948466" calcext:value-type="float">
            <text:p>0.625066793948466</text:p>
          </table:table-cell>
          <table:table-cell office:value-type="float" office:value="0.0663843327711806" calcext:value-type="float">
            <text:p>0.066384332771181</text:p>
          </table:table-cell>
          <table:table-cell office:value-type="float" office:value="-0.166695930627214" calcext:value-type="float">
            <text:p>-0.166695930627214</text:p>
          </table:table-cell>
          <table:table-cell office:value-type="float" office:value="-0.0515206572337146" calcext:value-type="float">
            <text:p>-0.051520657233715</text:p>
          </table:table-cell>
        </table:table-row>
        <table:table-row table:style-name="ro1">
          <table:table-cell table:formula="of:=SQRT([.I267]^2 + [.K267]^2 + [.M267]^2)" office:value-type="float" office:value="7.49340669651719" calcext:value-type="float">
            <text:p>7.49340669651719</text:p>
          </table:table-cell>
          <table:table-cell office:value-type="float" office:value="6.07356490557479" calcext:value-type="float">
            <text:p>6.07356490557479</text:p>
          </table:table-cell>
          <table:table-cell office:value-type="float" office:value="-3.74781261416038" calcext:value-type="float">
            <text:p>-3.74781261416038</text:p>
          </table:table-cell>
          <table:table-cell office:value-type="float" office:value="0.977277973174276" calcext:value-type="float">
            <text:p>0.977277973174276</text:p>
          </table:table-cell>
          <table:table-cell office:value-type="float" office:value="-0.160489966557759" calcext:value-type="float">
            <text:p>-0.160489966557759</text:p>
          </table:table-cell>
          <table:table-cell office:value-type="float" office:value="0.249783778790363" calcext:value-type="float">
            <text:p>0.249783778790363</text:p>
          </table:table-cell>
          <table:table-cell office:value-type="float" office:value="-2.9766686847144" calcext:value-type="float">
            <text:p>-2.9766686847144</text:p>
          </table:table-cell>
          <table:table-cell office:value-type="float" office:value="7.21535580616347" calcext:value-type="float">
            <text:p>7.21535580616347</text:p>
          </table:table-cell>
          <table:table-cell table:formula="of:=[.H267] / 1.184 + 0.103" office:value-type="float" office:value="6.19705051196239" calcext:value-type="float">
            <text:p>6.19705051196239</text:p>
          </table:table-cell>
          <table:table-cell office:value-type="float" office:value="-4.39632360387533" calcext:value-type="float">
            <text:p>-4.39632360387533</text:p>
          </table:table-cell>
          <table:table-cell table:formula="of:=[.J267] / 1.032 + 0.243" office:value-type="float" office:value="-4.01700349212726" calcext:value-type="float">
            <text:p>-4.01700349212726</text:p>
          </table:table-cell>
          <table:table-cell office:value-type="float" office:value="1.8029334070982" calcext:value-type="float">
            <text:p>1.8029334070982</text:p>
          </table:table-cell>
          <table:table-cell table:formula="of:=[.L267] / 1.151 - 0.297" office:value-type="float" office:value="1.2694060878351" calcext:value-type="float">
            <text:p>1.2694060878351</text:p>
          </table:table-cell>
          <table:table-cell office:value-type="float" office:value="1.15345602131975" calcext:value-type="float">
            <text:p>1.15345602131975</text:p>
          </table:table-cell>
          <table:table-cell office:value-type="float" office:value="0.298691713778121" calcext:value-type="float">
            <text:p>0.298691713778121</text:p>
          </table:table-cell>
          <table:table-cell office:value-type="float" office:value="-3.00798695611928" calcext:value-type="float">
            <text:p>-3.00798695611928</text:p>
          </table:table-cell>
          <table:table-cell table:formula="of:=[.I267]-[.B267]" office:value-type="float" office:value="0.123485606387601" calcext:value-type="float">
            <text:p>0.123485606387601</text:p>
          </table:table-cell>
          <table:table-cell table:formula="of:=[.K267]-[.C267]" office:value-type="float" office:value="-0.269190877966877" calcext:value-type="float">
            <text:p>-0.269190877966877</text:p>
          </table:table-cell>
          <table:table-cell table:formula="of:=[.M267]-[.D267]" office:value-type="float" office:value="0.292128114660824" calcext:value-type="float">
            <text:p>0.292128114660824</text:p>
          </table:table-cell>
          <table:table-cell office:value-type="float" office:value="1.14179090058868" calcext:value-type="float">
            <text:p>1.14179090058868</text:p>
          </table:table-cell>
          <table:table-cell office:value-type="float" office:value="-0.648510989714946" calcext:value-type="float">
            <text:p>-0.648510989714946</text:p>
          </table:table-cell>
          <table:table-cell office:value-type="float" office:value="0.825655433923928" calcext:value-type="float">
            <text:p>0.825655433923928</text:p>
          </table:table-cell>
          <table:table-cell office:value-type="float" office:value="-1.25690866924708" calcext:value-type="float">
            <text:p>-1.25690866924708</text:p>
          </table:table-cell>
          <table:table-cell office:value-type="float" office:value="-0.070364776819221" calcext:value-type="float">
            <text:p>-0.070364776819221</text:p>
          </table:table-cell>
          <table:table-cell office:value-type="float" office:value="0.329471396847592" calcext:value-type="float">
            <text:p>0.329471396847592</text:p>
          </table:table-cell>
        </table:table-row>
        <table:table-row table:style-name="ro1">
          <table:table-cell table:formula="of:=SQRT([.I268]^2 + [.K268]^2 + [.M268]^2)" office:value-type="float" office:value="4.27470177539595" calcext:value-type="float">
            <text:p>4.27470177539595</text:p>
          </table:table-cell>
          <table:table-cell office:value-type="float" office:value="3.79999877439333" calcext:value-type="float">
            <text:p>3.79999877439333</text:p>
          </table:table-cell>
          <table:table-cell office:value-type="float" office:value="1.93444685383242" calcext:value-type="float">
            <text:p>1.93444685383242</text:p>
          </table:table-cell>
          <table:table-cell office:value-type="float" office:value="0.581278957939616" calcext:value-type="float">
            <text:p>0.581278957939616</text:p>
          </table:table-cell>
          <table:table-cell office:value-type="float" office:value="0.0889497032643263" calcext:value-type="float">
            <text:p>0.088949703264326</text:p>
          </table:table-cell>
          <table:table-cell office:value-type="float" office:value="-0.484410538275472" calcext:value-type="float">
            <text:p>-0.484410538275472</text:p>
          </table:table-cell>
          <table:table-cell office:value-type="float" office:value="-1.20612559196847" calcext:value-type="float">
            <text:p>-1.20612559196847</text:p>
          </table:table-cell>
          <table:table-cell office:value-type="float" office:value="4.3469216021791" calcext:value-type="float">
            <text:p>4.3469216021791</text:p>
          </table:table-cell>
          <table:table-cell table:formula="of:=[.H268] / 1.184 + 0.103" office:value-type="float" office:value="3.77438648832694" calcext:value-type="float">
            <text:p>3.77438648832694</text:p>
          </table:table-cell>
          <table:table-cell office:value-type="float" office:value="1.72972499495111" calcext:value-type="float">
            <text:p>1.72972499495111</text:p>
          </table:table-cell>
          <table:table-cell table:formula="of:=[.J268] / 1.032 + 0.243" office:value-type="float" office:value="1.91909011138673" calcext:value-type="float">
            <text:p>1.91909011138673</text:p>
          </table:table-cell>
          <table:table-cell office:value-type="float" office:value="1.01709765716297" calcext:value-type="float">
            <text:p>1.01709765716297</text:p>
          </table:table-cell>
          <table:table-cell table:formula="of:=[.L268] / 1.151 - 0.297" office:value-type="float" office:value="0.586664341583814" calcext:value-type="float">
            <text:p>0.586664341583814</text:p>
          </table:table-cell>
          <table:table-cell office:value-type="float" office:value="-0.273043136546486" calcext:value-type="float">
            <text:p>-0.273043136546486</text:p>
          </table:table-cell>
          <table:table-cell office:value-type="float" office:value="-0.532023483514968" calcext:value-type="float">
            <text:p>-0.532023483514968</text:p>
          </table:table-cell>
          <table:table-cell office:value-type="float" office:value="-1.234513390402" calcext:value-type="float">
            <text:p>-1.234513390402</text:p>
          </table:table-cell>
          <table:table-cell table:formula="of:=[.I268]-[.B268]" office:value-type="float" office:value="-0.0256122860663868" calcext:value-type="float">
            <text:p>-0.025612286066387</text:p>
          </table:table-cell>
          <table:table-cell table:formula="of:=[.K268]-[.C268]" office:value-type="float" office:value="-0.0153567424456857" calcext:value-type="float">
            <text:p>-0.015356742445686</text:p>
          </table:table-cell>
          <table:table-cell table:formula="of:=[.M268]-[.D268]" office:value-type="float" office:value="0.00538538364419794" calcext:value-type="float">
            <text:p>0.005385383644198</text:p>
          </table:table-cell>
          <table:table-cell office:value-type="float" office:value="0.546922827785765" calcext:value-type="float">
            <text:p>0.546922827785765</text:p>
          </table:table-cell>
          <table:table-cell office:value-type="float" office:value="-0.204721858881308" calcext:value-type="float">
            <text:p>-0.204721858881308</text:p>
          </table:table-cell>
          <table:table-cell office:value-type="float" office:value="0.435818699223356" calcext:value-type="float">
            <text:p>0.435818699223356</text:p>
          </table:table-cell>
          <table:table-cell office:value-type="float" office:value="-0.0421895348051771" calcext:value-type="float">
            <text:p>-0.042189534805177</text:p>
          </table:table-cell>
          <table:table-cell office:value-type="float" office:value="-0.316635948882518" calcext:value-type="float">
            <text:p>-0.316635948882518</text:p>
          </table:table-cell>
          <table:table-cell office:value-type="float" office:value="0.142559229778148" calcext:value-type="float">
            <text:p>0.142559229778148</text:p>
          </table:table-cell>
        </table:table-row>
        <table:table-row table:style-name="ro1">
          <table:table-cell table:formula="of:=SQRT([.I269]^2 + [.K269]^2 + [.M269]^2)" office:value-type="float" office:value="5.3934510390144" calcext:value-type="float">
            <text:p>5.3934510390144</text:p>
          </table:table-cell>
          <table:table-cell office:value-type="float" office:value="4.56093643328868" calcext:value-type="float">
            <text:p>4.56093643328868</text:p>
          </table:table-cell>
          <table:table-cell office:value-type="float" office:value="-2.78141085390653" calcext:value-type="float">
            <text:p>-2.78141085390653</text:p>
          </table:table-cell>
          <table:table-cell office:value-type="float" office:value="0.629533899050424" calcext:value-type="float">
            <text:p>0.629533899050424</text:p>
          </table:table-cell>
          <table:table-cell office:value-type="float" office:value="0.402360304500868" calcext:value-type="float">
            <text:p>0.402360304500868</text:p>
          </table:table-cell>
          <table:table-cell office:value-type="float" office:value="0.526261266822612" calcext:value-type="float">
            <text:p>0.526261266822612</text:p>
          </table:table-cell>
          <table:table-cell office:value-type="float" office:value="-1.10070248975364" calcext:value-type="float">
            <text:p>-1.10070248975364</text:p>
          </table:table-cell>
          <table:table-cell office:value-type="float" office:value="5.24968823594704" calcext:value-type="float">
            <text:p>5.24968823594704</text:p>
          </table:table-cell>
          <table:table-cell table:formula="of:=[.H269] / 1.184 + 0.103" office:value-type="float" office:value="4.5368583073877" calcext:value-type="float">
            <text:p>4.5368583073877</text:p>
          </table:table-cell>
          <table:table-cell office:value-type="float" office:value="-3.15860031884601" calcext:value-type="float">
            <text:p>-3.15860031884601</text:p>
          </table:table-cell>
          <table:table-cell table:formula="of:=[.J269] / 1.032 + 0.243" office:value-type="float" office:value="-2.81765922368799" calcext:value-type="float">
            <text:p>-2.81765922368799</text:p>
          </table:table-cell>
          <table:table-cell office:value-type="float" office:value="1.20856399233168" calcext:value-type="float">
            <text:p>1.20856399233168</text:p>
          </table:table-cell>
          <table:table-cell table:formula="of:=[.L269] / 1.151 - 0.297" office:value-type="float" office:value="0.753012156673918" calcext:value-type="float">
            <text:p>0.753012156673918</text:p>
          </table:table-cell>
          <table:table-cell office:value-type="float" office:value="0.382343885187113" calcext:value-type="float">
            <text:p>0.382343885187113</text:p>
          </table:table-cell>
          <table:table-cell office:value-type="float" office:value="0.518310793452711" calcext:value-type="float">
            <text:p>0.518310793452711</text:p>
          </table:table-cell>
          <table:table-cell office:value-type="float" office:value="-1.1143309901143" calcext:value-type="float">
            <text:p>-1.1143309901143</text:p>
          </table:table-cell>
          <table:table-cell table:formula="of:=[.I269]-[.B269]" office:value-type="float" office:value="-0.0240781259009779" calcext:value-type="float">
            <text:p>-0.024078125900978</text:p>
          </table:table-cell>
          <table:table-cell table:formula="of:=[.K269]-[.C269]" office:value-type="float" office:value="-0.0362483697814642" calcext:value-type="float">
            <text:p>-0.036248369781464</text:p>
          </table:table-cell>
          <table:table-cell table:formula="of:=[.M269]-[.D269]" office:value-type="float" office:value="0.123478257623494" calcext:value-type="float">
            <text:p>0.123478257623494</text:p>
          </table:table-cell>
          <table:table-cell office:value-type="float" office:value="0.688751802658357" calcext:value-type="float">
            <text:p>0.688751802658357</text:p>
          </table:table-cell>
          <table:table-cell office:value-type="float" office:value="-0.377189464939474" calcext:value-type="float">
            <text:p>-0.377189464939474</text:p>
          </table:table-cell>
          <table:table-cell office:value-type="float" office:value="0.579030093281252" calcext:value-type="float">
            <text:p>0.579030093281252</text:p>
          </table:table-cell>
          <table:table-cell office:value-type="float" office:value="-0.000865552557219651" calcext:value-type="float">
            <text:p>-0.00086555255722</text:p>
          </table:table-cell>
          <table:table-cell office:value-type="float" office:value="-0.0190631373579402" calcext:value-type="float">
            <text:p>-0.01906313735794</text:p>
          </table:table-cell>
          <table:table-cell office:value-type="float" office:value="-0.0236225249694382" calcext:value-type="float">
            <text:p>-0.023622524969438</text:p>
          </table:table-cell>
        </table:table-row>
        <table:table-row table:style-name="ro1">
          <table:table-cell table:formula="of:=SQRT([.I270]^2 + [.K270]^2 + [.M270]^2)" office:value-type="float" office:value="1.98991203654535" calcext:value-type="float">
            <text:p>1.98991203654535</text:p>
          </table:table-cell>
          <table:table-cell office:value-type="float" office:value="1.74152314764886" calcext:value-type="float">
            <text:p>1.74152314764886</text:p>
          </table:table-cell>
          <table:table-cell office:value-type="float" office:value="0.695940155261587" calcext:value-type="float">
            <text:p>0.695940155261587</text:p>
          </table:table-cell>
          <table:table-cell office:value-type="float" office:value="0.587525778133478" calcext:value-type="float">
            <text:p>0.587525778133478</text:p>
          </table:table-cell>
          <table:table-cell office:value-type="float" office:value="-0.0961786323613825" calcext:value-type="float">
            <text:p>-0.096178632361383</text:p>
          </table:table-cell>
          <table:table-cell office:value-type="float" office:value="-0.0438018567411929" calcext:value-type="float">
            <text:p>-0.043801856741193</text:p>
          </table:table-cell>
          <table:table-cell office:value-type="float" office:value="-1.7490278444798" calcext:value-type="float">
            <text:p>-1.7490278444798</text:p>
          </table:table-cell>
          <table:table-cell office:value-type="float" office:value="1.97171850330614" calcext:value-type="float">
            <text:p>1.97171850330614</text:p>
          </table:table-cell>
          <table:table-cell table:formula="of:=[.H270] / 1.184 + 0.103" office:value-type="float" office:value="1.76830278995451" calcext:value-type="float">
            <text:p>1.76830278995451</text:p>
          </table:table-cell>
          <table:table-cell office:value-type="float" office:value="0.601007700588001" calcext:value-type="float">
            <text:p>0.601007700588001</text:p>
          </table:table-cell>
          <table:table-cell table:formula="of:=[.J270] / 1.032 + 0.243" office:value-type="float" office:value="0.82537180289535" calcext:value-type="float">
            <text:p>0.82537180289535</text:p>
          </table:table-cell>
          <table:table-cell office:value-type="float" office:value="0.790023023526888" calcext:value-type="float">
            <text:p>0.790023023526888</text:p>
          </table:table-cell>
          <table:table-cell table:formula="of:=[.L270] / 1.151 - 0.297" office:value-type="float" office:value="0.389379690292691" calcext:value-type="float">
            <text:p>0.389379690292691</text:p>
          </table:table-cell>
          <table:table-cell office:value-type="float" office:value="-0.143075539917826" calcext:value-type="float">
            <text:p>-0.143075539917826</text:p>
          </table:table-cell>
          <table:table-cell office:value-type="float" office:value="0.0262534021279963" calcext:value-type="float">
            <text:p>0.026253402127996</text:p>
          </table:table-cell>
          <table:table-cell office:value-type="float" office:value="-1.73062380558136" calcext:value-type="float">
            <text:p>-1.73062380558136</text:p>
          </table:table-cell>
          <table:table-cell table:formula="of:=[.I270]-[.B270]" office:value-type="float" office:value="0.0267796423056501" calcext:value-type="float">
            <text:p>0.02677964230565</text:p>
          </table:table-cell>
          <table:table-cell table:formula="of:=[.K270]-[.C270]" office:value-type="float" office:value="0.129431647633763" calcext:value-type="float">
            <text:p>0.129431647633763</text:p>
          </table:table-cell>
          <table:table-cell table:formula="of:=[.M270]-[.D270]" office:value-type="float" office:value="-0.198146087840787" calcext:value-type="float">
            <text:p>-0.198146087840787</text:p>
          </table:table-cell>
          <table:table-cell office:value-type="float" office:value="0.230195355657285" calcext:value-type="float">
            <text:p>0.230195355657285</text:p>
          </table:table-cell>
          <table:table-cell office:value-type="float" office:value="-0.0949324546735864" calcext:value-type="float">
            <text:p>-0.094932454673586</text:p>
          </table:table-cell>
          <table:table-cell office:value-type="float" office:value="0.20249724539341" calcext:value-type="float">
            <text:p>0.20249724539341</text:p>
          </table:table-cell>
          <table:table-cell office:value-type="float" office:value="-0.0606744879612204" calcext:value-type="float">
            <text:p>-0.06067448796122</text:p>
          </table:table-cell>
          <table:table-cell office:value-type="float" office:value="-0.0585560096712747" calcext:value-type="float">
            <text:p>-0.058556009671275</text:p>
          </table:table-cell>
          <table:table-cell office:value-type="float" office:value="0.0170383651973127" calcext:value-type="float">
            <text:p>0.017038365197313</text:p>
          </table:table-cell>
        </table:table-row>
        <table:table-row table:style-name="ro1">
          <table:table-cell table:formula="of:=SQRT([.I271]^2 + [.K271]^2 + [.M271]^2)" office:value-type="float" office:value="4.74025297021539" calcext:value-type="float">
            <text:p>4.74025297021539</text:p>
          </table:table-cell>
          <table:table-cell office:value-type="float" office:value="3.55460775697731" calcext:value-type="float">
            <text:p>3.55460775697731</text:p>
          </table:table-cell>
          <table:table-cell office:value-type="float" office:value="2.78898415831156" calcext:value-type="float">
            <text:p>2.78898415831156</text:p>
          </table:table-cell>
          <table:table-cell office:value-type="float" office:value="1.1853610598681" calcext:value-type="float">
            <text:p>1.1853610598681</text:p>
          </table:table-cell>
          <table:table-cell office:value-type="float" office:value="-0.637499226027185" calcext:value-type="float">
            <text:p>-0.637499226027185</text:p>
          </table:table-cell>
          <table:table-cell office:value-type="float" office:value="0.27128382879433" calcext:value-type="float">
            <text:p>0.27128382879433</text:p>
          </table:table-cell>
          <table:table-cell office:value-type="float" office:value="0.128697718564869" calcext:value-type="float">
            <text:p>0.128697718564869</text:p>
          </table:table-cell>
          <table:table-cell office:value-type="float" office:value="4.18820945900818" calcext:value-type="float">
            <text:p>4.18820945900818</text:p>
          </table:table-cell>
          <table:table-cell table:formula="of:=[.H271] / 1.184 + 0.103" office:value-type="float" office:value="3.64033907010826" calcext:value-type="float">
            <text:p>3.64033907010826</text:p>
          </table:table-cell>
          <table:table-cell office:value-type="float" office:value="2.64994798762876" calcext:value-type="float">
            <text:p>2.64994798762876</text:p>
          </table:table-cell>
          <table:table-cell table:formula="of:=[.J271] / 1.032 + 0.243" office:value-type="float" office:value="2.81077905777981" calcext:value-type="float">
            <text:p>2.81077905777981</text:p>
          </table:table-cell>
          <table:table-cell office:value-type="float" office:value="1.66296777056823" calcext:value-type="float">
            <text:p>1.66296777056823</text:p>
          </table:table-cell>
          <table:table-cell table:formula="of:=[.L271] / 1.151 - 0.297" office:value-type="float" office:value="1.14780258085858" calcext:value-type="float">
            <text:p>1.14780258085858</text:p>
          </table:table-cell>
          <table:table-cell office:value-type="float" office:value="-0.740138313637045" calcext:value-type="float">
            <text:p>-0.740138313637045</text:p>
          </table:table-cell>
          <table:table-cell office:value-type="float" office:value="0.203725958500365" calcext:value-type="float">
            <text:p>0.203725958500365</text:p>
          </table:table-cell>
          <table:table-cell office:value-type="float" office:value="0.173159745867352" calcext:value-type="float">
            <text:p>0.173159745867352</text:p>
          </table:table-cell>
          <table:table-cell table:formula="of:=[.I271]-[.B271]" office:value-type="float" office:value="0.085731313130951" calcext:value-type="float">
            <text:p>0.085731313130951</text:p>
          </table:table-cell>
          <table:table-cell table:formula="of:=[.K271]-[.C271]" office:value-type="float" office:value="0.021794899468246" calcext:value-type="float">
            <text:p>0.021794899468246</text:p>
          </table:table-cell>
          <table:table-cell table:formula="of:=[.M271]-[.D271]" office:value-type="float" office:value="-0.037558479009516" calcext:value-type="float">
            <text:p>-0.037558479009516</text:p>
          </table:table-cell>
          <table:table-cell office:value-type="float" office:value="0.633601702030869" calcext:value-type="float">
            <text:p>0.633601702030869</text:p>
          </table:table-cell>
          <table:table-cell office:value-type="float" office:value="-0.139036170682803" calcext:value-type="float">
            <text:p>-0.139036170682803</text:p>
          </table:table-cell>
          <table:table-cell office:value-type="float" office:value="0.477606710700127" calcext:value-type="float">
            <text:p>0.477606710700127</text:p>
          </table:table-cell>
          <table:table-cell office:value-type="float" office:value="-0.108359176078332" calcext:value-type="float">
            <text:p>-0.108359176078332</text:p>
          </table:table-cell>
          <table:table-cell office:value-type="float" office:value="-0.0527250407758464" calcext:value-type="float">
            <text:p>-0.052725040775846</text:p>
          </table:table-cell>
          <table:table-cell office:value-type="float" office:value="0.0174193577818378" calcext:value-type="float">
            <text:p>0.017419357781838</text:p>
          </table:table-cell>
        </table:table-row>
        <table:table-row table:style-name="ro1">
          <table:table-cell table:formula="of:=SQRT([.I272]^2 + [.K272]^2 + [.M272]^2)" office:value-type="float" office:value="5.30466299173163" calcext:value-type="float">
            <text:p>5.30466299173163</text:p>
          </table:table-cell>
          <table:table-cell office:value-type="float" office:value="3.92339814511612" calcext:value-type="float">
            <text:p>3.92339814511612</text:p>
          </table:table-cell>
          <table:table-cell office:value-type="float" office:value="3.3331235578951" calcext:value-type="float">
            <text:p>3.3331235578951</text:p>
          </table:table-cell>
          <table:table-cell office:value-type="float" office:value="0.971592456161941" calcext:value-type="float">
            <text:p>0.971592456161941</text:p>
          </table:table-cell>
          <table:table-cell office:value-type="float" office:value="0.121200562565206" calcext:value-type="float">
            <text:p>0.121200562565206</text:p>
          </table:table-cell>
          <table:table-cell office:value-type="float" office:value="-0.180460796623488" calcext:value-type="float">
            <text:p>-0.180460796623488</text:p>
          </table:table-cell>
          <table:table-cell office:value-type="float" office:value="-1.72083719743761" calcext:value-type="float">
            <text:p>-1.72083719743761</text:p>
          </table:table-cell>
          <table:table-cell office:value-type="float" office:value="4.6354269727024" calcext:value-type="float">
            <text:p>4.6354269727024</text:p>
          </table:table-cell>
          <table:table-cell table:formula="of:=[.H272] / 1.184 + 0.103" office:value-type="float" office:value="4.01805656478243" calcext:value-type="float">
            <text:p>4.01805656478243</text:p>
          </table:table-cell>
          <table:table-cell office:value-type="float" office:value="3.17156554622741" calcext:value-type="float">
            <text:p>3.17156554622741</text:p>
          </table:table-cell>
          <table:table-cell table:formula="of:=[.J272] / 1.032 + 0.243" office:value-type="float" office:value="3.31622242851493" calcext:value-type="float">
            <text:p>3.31622242851493</text:p>
          </table:table-cell>
          <table:table-cell office:value-type="float" office:value="1.49131497930065" calcext:value-type="float">
            <text:p>1.49131497930065</text:p>
          </table:table-cell>
          <table:table-cell table:formula="of:=[.L272] / 1.151 - 0.297" office:value-type="float" office:value="0.998668965508818" calcext:value-type="float">
            <text:p>0.998668965508818</text:p>
          </table:table-cell>
          <table:table-cell office:value-type="float" office:value="0.105004259805422" calcext:value-type="float">
            <text:p>0.105004259805422</text:p>
          </table:table-cell>
          <table:table-cell office:value-type="float" office:value="-0.0739061068686562" calcext:value-type="float">
            <text:p>-0.073906106868656</text:p>
          </table:table-cell>
          <table:table-cell office:value-type="float" office:value="-1.70117859269814" calcext:value-type="float">
            <text:p>-1.70117859269814</text:p>
          </table:table-cell>
          <table:table-cell table:formula="of:=[.I272]-[.B272]" office:value-type="float" office:value="0.0946584196663132" calcext:value-type="float">
            <text:p>0.094658419666313</text:p>
          </table:table-cell>
          <table:table-cell table:formula="of:=[.K272]-[.C272]" office:value-type="float" office:value="-0.0169011293801677" calcext:value-type="float">
            <text:p>-0.016901129380168</text:p>
          </table:table-cell>
          <table:table-cell table:formula="of:=[.M272]-[.D272]" office:value-type="float" office:value="0.0270765093468772" calcext:value-type="float">
            <text:p>0.027076509346877</text:p>
          </table:table-cell>
          <table:table-cell office:value-type="float" office:value="0.712028827586285" calcext:value-type="float">
            <text:p>0.712028827586285</text:p>
          </table:table-cell>
          <table:table-cell office:value-type="float" office:value="-0.161558011667696" calcext:value-type="float">
            <text:p>-0.161558011667696</text:p>
          </table:table-cell>
          <table:table-cell office:value-type="float" office:value="0.519722523138706" calcext:value-type="float">
            <text:p>0.519722523138706</text:p>
          </table:table-cell>
          <table:table-cell office:value-type="float" office:value="-0.102954761455961" calcext:value-type="float">
            <text:p>-0.102954761455961</text:p>
          </table:table-cell>
          <table:table-cell office:value-type="float" office:value="-0.0318693245095423" calcext:value-type="float">
            <text:p>-0.031869324509542</text:p>
          </table:table-cell>
          <table:table-cell office:value-type="float" office:value="0.0200737822485548" calcext:value-type="float">
            <text:p>0.020073782248555</text:p>
          </table:table-cell>
        </table:table-row>
        <table:table-row table:style-name="ro1">
          <table:table-cell table:formula="of:=SQRT([.I273]^2 + [.K273]^2 + [.M273]^2)" office:value-type="float" office:value="2.46748040602186" calcext:value-type="float">
            <text:p>2.46748040602186</text:p>
          </table:table-cell>
          <table:table-cell office:value-type="float" office:value="1.91108838379477" calcext:value-type="float">
            <text:p>1.91108838379477</text:p>
          </table:table-cell>
          <table:table-cell office:value-type="float" office:value="-1.60758879347536" calcext:value-type="float">
            <text:p>-1.60758879347536</text:p>
          </table:table-cell>
          <table:table-cell office:value-type="float" office:value="0.581589712180398" calcext:value-type="float">
            <text:p>0.581589712180398</text:p>
          </table:table-cell>
          <table:table-cell office:value-type="float" office:value="-0.401579171077884" calcext:value-type="float">
            <text:p>-0.401579171077884</text:p>
          </table:table-cell>
          <table:table-cell office:value-type="float" office:value="-0.15148611040348" calcext:value-type="float">
            <text:p>-0.15148611040348</text:p>
          </table:table-cell>
          <table:table-cell office:value-type="float" office:value="1.64400529474409" calcext:value-type="float">
            <text:p>1.64400529474409</text:p>
          </table:table-cell>
          <table:table-cell office:value-type="float" office:value="2.1721249661948" calcext:value-type="float">
            <text:p>2.1721249661948</text:p>
          </table:table-cell>
          <table:table-cell table:formula="of:=[.H273] / 1.184 + 0.103" office:value-type="float" office:value="1.93756500523209" calcext:value-type="float">
            <text:p>1.93756500523209</text:p>
          </table:table-cell>
          <table:table-cell office:value-type="float" office:value="-1.76232648106386" calcext:value-type="float">
            <text:p>-1.76232648106386</text:p>
          </table:table-cell>
          <table:table-cell table:formula="of:=[.J273] / 1.032 + 0.243" office:value-type="float" office:value="-1.46468069870529" calcext:value-type="float">
            <text:p>-1.46468069870529</text:p>
          </table:table-cell>
          <table:table-cell office:value-type="float" office:value="0.842249932746527" calcext:value-type="float">
            <text:p>0.842249932746527</text:p>
          </table:table-cell>
          <table:table-cell table:formula="of:=[.L273] / 1.151 - 0.297" office:value-type="float" office:value="0.43475493722548" calcext:value-type="float">
            <text:p>0.43475493722548</text:p>
          </table:table-cell>
          <table:table-cell office:value-type="float" office:value="-0.346431405339361" calcext:value-type="float">
            <text:p>-0.346431405339361</text:p>
          </table:table-cell>
          <table:table-cell office:value-type="float" office:value="-0.132281505775233" calcext:value-type="float">
            <text:p>-0.132281505775233</text:p>
          </table:table-cell>
          <table:table-cell office:value-type="float" office:value="1.62156416125524" calcext:value-type="float">
            <text:p>1.62156416125524</text:p>
          </table:table-cell>
          <table:table-cell table:formula="of:=[.I273]-[.B273]" office:value-type="float" office:value="0.0264766214373244" calcext:value-type="float">
            <text:p>0.026476621437325</text:p>
          </table:table-cell>
          <table:table-cell table:formula="of:=[.K273]-[.C273]" office:value-type="float" office:value="0.142908094770069" calcext:value-type="float">
            <text:p>0.142908094770069</text:p>
          </table:table-cell>
          <table:table-cell table:formula="of:=[.M273]-[.D273]" office:value-type="float" office:value="-0.146834774954918" calcext:value-type="float">
            <text:p>-0.146834774954918</text:p>
          </table:table-cell>
          <table:table-cell office:value-type="float" office:value="0.261036582400027" calcext:value-type="float">
            <text:p>0.261036582400027</text:p>
          </table:table-cell>
          <table:table-cell office:value-type="float" office:value="-0.1547376875885" calcext:value-type="float">
            <text:p>-0.1547376875885</text:p>
          </table:table-cell>
          <table:table-cell office:value-type="float" office:value="0.260660220566129" calcext:value-type="float">
            <text:p>0.260660220566129</text:p>
          </table:table-cell>
          <table:table-cell office:value-type="float" office:value="0.0149526632674455" calcext:value-type="float">
            <text:p>0.014952663267446</text:p>
          </table:table-cell>
          <table:table-cell office:value-type="float" office:value="-0.0559090083008025" calcext:value-type="float">
            <text:p>-0.055909008300803</text:p>
          </table:table-cell>
          <table:table-cell office:value-type="float" office:value="-0.0298236682334228" calcext:value-type="float">
            <text:p>-0.029823668233423</text:p>
          </table:table-cell>
        </table:table-row>
        <table:table-row table:style-name="ro1">
          <table:table-cell table:formula="of:=SQRT([.I274]^2 + [.K274]^2 + [.M274]^2)" office:value-type="float" office:value="3.78166836468757" calcext:value-type="float">
            <text:p>3.78166836468757</text:p>
          </table:table-cell>
          <table:table-cell office:value-type="float" office:value="3.46385426365425" calcext:value-type="float">
            <text:p>3.46385426365425</text:p>
          </table:table-cell>
          <table:table-cell office:value-type="float" office:value="-0.693231177549899" calcext:value-type="float">
            <text:p>-0.693231177549899</text:p>
          </table:table-cell>
          <table:table-cell office:value-type="float" office:value="1.17517504513001" calcext:value-type="float">
            <text:p>1.17517504513001</text:p>
          </table:table-cell>
          <table:table-cell office:value-type="float" office:value="0.351443673108093" calcext:value-type="float">
            <text:p>0.351443673108093</text:p>
          </table:table-cell>
          <table:table-cell office:value-type="float" office:value="-0.543430741324598" calcext:value-type="float">
            <text:p>-0.543430741324598</text:p>
          </table:table-cell>
          <table:table-cell office:value-type="float" office:value="-1.9511851291562" calcext:value-type="float">
            <text:p>-1.9511851291562</text:p>
          </table:table-cell>
          <table:table-cell office:value-type="float" office:value="4.06772941932473" calcext:value-type="float">
            <text:p>4.06772941932473</text:p>
          </table:table-cell>
          <table:table-cell table:formula="of:=[.H274] / 1.184 + 0.103" office:value-type="float" office:value="3.53858227983508" calcext:value-type="float">
            <text:p>3.53858227983508</text:p>
          </table:table-cell>
          <table:table-cell office:value-type="float" office:value="-0.961728879583164" calcext:value-type="float">
            <text:p>-0.961728879583164</text:p>
          </table:table-cell>
          <table:table-cell table:formula="of:=[.J274] / 1.032 + 0.243" office:value-type="float" office:value="-0.688907829053454" calcext:value-type="float">
            <text:p>-0.688907829053454</text:p>
          </table:table-cell>
          <table:table-cell office:value-type="float" office:value="1.65663822082269" calcext:value-type="float">
            <text:p>1.65663822082269</text:p>
          </table:table-cell>
          <table:table-cell table:formula="of:=[.L274] / 1.151 - 0.297" office:value-type="float" office:value="1.14230340644891" calcext:value-type="float">
            <text:p>1.14230340644891</text:p>
          </table:table-cell>
          <table:table-cell office:value-type="float" office:value="-1.38376230374234" calcext:value-type="float">
            <text:p>-1.38376230374234</text:p>
          </table:table-cell>
          <table:table-cell office:value-type="float" office:value="0.986105971988584" calcext:value-type="float">
            <text:p>0.986105971988584</text:p>
          </table:table-cell>
          <table:table-cell office:value-type="float" office:value="-1.15784326995281" calcext:value-type="float">
            <text:p>-1.15784326995281</text:p>
          </table:table-cell>
          <table:table-cell table:formula="of:=[.I274]-[.B274]" office:value-type="float" office:value="0.0747280161808268" calcext:value-type="float">
            <text:p>0.074728016180827</text:p>
          </table:table-cell>
          <table:table-cell table:formula="of:=[.K274]-[.C274]" office:value-type="float" office:value="0.00432334849644545" calcext:value-type="float">
            <text:p>0.004323348496445</text:p>
          </table:table-cell>
          <table:table-cell table:formula="of:=[.M274]-[.D274]" office:value-type="float" office:value="-0.0328716386811048" calcext:value-type="float">
            <text:p>-0.032871638681105</text:p>
          </table:table-cell>
          <table:table-cell office:value-type="float" office:value="0.603875155670479" calcext:value-type="float">
            <text:p>0.603875155670479</text:p>
          </table:table-cell>
          <table:table-cell office:value-type="float" office:value="-0.268497702033265" calcext:value-type="float">
            <text:p>-0.268497702033265</text:p>
          </table:table-cell>
          <table:table-cell office:value-type="float" office:value="0.481463175692683" calcext:value-type="float">
            <text:p>0.481463175692683</text:p>
          </table:table-cell>
          <table:table-cell office:value-type="float" office:value="-2.45450638160987" calcext:value-type="float">
            <text:p>-2.45450638160987</text:p>
          </table:table-cell>
          <table:table-cell office:value-type="float" office:value="-0.85297197867297" calcext:value-type="float">
            <text:p>-0.85297197867297</text:p>
          </table:table-cell>
          <table:table-cell office:value-type="float" office:value="-1.70350919583501" calcext:value-type="float">
            <text:p>-1.70350919583501</text:p>
          </table:table-cell>
        </table:table-row>
        <table:table-row table:style-name="ro1">
          <table:table-cell table:formula="of:=SQRT([.I275]^2 + [.K275]^2 + [.M275]^2)" office:value-type="float" office:value="7.77951070432528" calcext:value-type="float">
            <text:p>7.77951070432528</text:p>
          </table:table-cell>
          <table:table-cell office:value-type="float" office:value="6.12066978234083" calcext:value-type="float">
            <text:p>6.12066978234083</text:p>
          </table:table-cell>
          <table:table-cell office:value-type="float" office:value="4.58231850885187" calcext:value-type="float">
            <text:p>4.58231850885187</text:p>
          </table:table-cell>
          <table:table-cell office:value-type="float" office:value="0.623671246240893" calcext:value-type="float">
            <text:p>0.623671246240893</text:p>
          </table:table-cell>
          <table:table-cell office:value-type="float" office:value="-0.282297018021001" calcext:value-type="float">
            <text:p>-0.282297018021001</text:p>
          </table:table-cell>
          <table:table-cell office:value-type="float" office:value="-0.245420265944794" calcext:value-type="float">
            <text:p>-0.245420265944794</text:p>
          </table:table-cell>
          <table:table-cell office:value-type="float" office:value="-3.01477321770798" calcext:value-type="float">
            <text:p>-3.01477321770798</text:p>
          </table:table-cell>
          <table:table-cell office:value-type="float" office:value="7.31831402949511" calcext:value-type="float">
            <text:p>7.31831402949511</text:p>
          </table:table-cell>
          <table:table-cell table:formula="of:=[.H275] / 1.184 + 0.103" office:value-type="float" office:value="6.28400847085736" calcext:value-type="float">
            <text:p>6.28400847085736</text:p>
          </table:table-cell>
          <table:table-cell office:value-type="float" office:value="4.38493733186142" calcext:value-type="float">
            <text:p>4.38493733186142</text:p>
          </table:table-cell>
          <table:table-cell table:formula="of:=[.J275] / 1.032 + 0.243" office:value-type="float" office:value="4.49197028281145" calcext:value-type="float">
            <text:p>4.49197028281145</text:p>
          </table:table-cell>
          <table:table-cell office:value-type="float" office:value="1.4056520580166" calcext:value-type="float">
            <text:p>1.4056520580166</text:p>
          </table:table-cell>
          <table:table-cell table:formula="of:=[.L275] / 1.151 - 0.297" office:value-type="float" office:value="0.924244185939705" calcext:value-type="float">
            <text:p>0.924244185939705</text:p>
          </table:table-cell>
          <table:table-cell office:value-type="float" office:value="-0.13967617923849" calcext:value-type="float">
            <text:p>-0.13967617923849</text:p>
          </table:table-cell>
          <table:table-cell office:value-type="float" office:value="-0.20935406850501" calcext:value-type="float">
            <text:p>-0.20935406850501</text:p>
          </table:table-cell>
          <table:table-cell office:value-type="float" office:value="-2.98694947466496" calcext:value-type="float">
            <text:p>-2.98694947466496</text:p>
          </table:table-cell>
          <table:table-cell table:formula="of:=[.I275]-[.B275]" office:value-type="float" office:value="0.163338688516527" calcext:value-type="float">
            <text:p>0.163338688516527</text:p>
          </table:table-cell>
          <table:table-cell table:formula="of:=[.K275]-[.C275]" office:value-type="float" office:value="-0.0903482260404163" calcext:value-type="float">
            <text:p>-0.090348226040416</text:p>
          </table:table-cell>
          <table:table-cell table:formula="of:=[.M275]-[.D275]" office:value-type="float" office:value="0.300572939698812" calcext:value-type="float">
            <text:p>0.300572939698812</text:p>
          </table:table-cell>
          <table:table-cell office:value-type="float" office:value="1.19764424715428" calcext:value-type="float">
            <text:p>1.19764424715428</text:p>
          </table:table-cell>
          <table:table-cell office:value-type="float" office:value="-0.197381176990451" calcext:value-type="float">
            <text:p>-0.197381176990451</text:p>
          </table:table-cell>
          <table:table-cell office:value-type="float" office:value="0.781980811775709" calcext:value-type="float">
            <text:p>0.781980811775709</text:p>
          </table:table-cell>
          <table:table-cell office:value-type="float" office:value="-0.142674486497069" calcext:value-type="float">
            <text:p>-0.142674486497069</text:p>
          </table:table-cell>
          <table:table-cell office:value-type="float" office:value="-0.0157908282715757" calcext:value-type="float">
            <text:p>-0.015790828271576</text:p>
          </table:table-cell>
          <table:table-cell office:value-type="float" office:value="-0.00551313515704699" calcext:value-type="float">
            <text:p>-0.005513135157047</text:p>
          </table:table-cell>
        </table:table-row>
        <table:table-row table:style-name="ro1">
          <table:table-cell table:formula="of:=SQRT([.I276]^2 + [.K276]^2 + [.M276]^2)" office:value-type="float" office:value="6.43040760741396" calcext:value-type="float">
            <text:p>6.43040760741396</text:p>
          </table:table-cell>
          <table:table-cell office:value-type="float" office:value="5.00900741400044" calcext:value-type="float">
            <text:p>5.00900741400044</text:p>
          </table:table-cell>
          <table:table-cell office:value-type="float" office:value="3.99230787275106" calcext:value-type="float">
            <text:p>3.99230787275106</text:p>
          </table:table-cell>
          <table:table-cell office:value-type="float" office:value="1.81783927674739" calcext:value-type="float">
            <text:p>1.81783927674739</text:p>
          </table:table-cell>
          <table:table-cell office:value-type="float" office:value="0.675080084111308" calcext:value-type="float">
            <text:p>0.675080084111308</text:p>
          </table:table-cell>
          <table:table-cell office:value-type="float" office:value="0.578203217566364" calcext:value-type="float">
            <text:p>0.578203217566364</text:p>
          </table:table-cell>
          <table:table-cell office:value-type="float" office:value="1.57078382161516" calcext:value-type="float">
            <text:p>1.57078382161516</text:p>
          </table:table-cell>
          <table:table-cell office:value-type="float" office:value="5.67429386827245" calcext:value-type="float">
            <text:p>5.67429386827245</text:p>
          </table:table-cell>
          <table:table-cell table:formula="of:=[.H276] / 1.184 + 0.103" office:value-type="float" office:value="4.89547792928416" calcext:value-type="float">
            <text:p>4.89547792928416</text:p>
          </table:table-cell>
          <table:table-cell office:value-type="float" office:value="3.6378088928879" calcext:value-type="float">
            <text:p>3.6378088928879</text:p>
          </table:table-cell>
          <table:table-cell table:formula="of:=[.J276] / 1.032 + 0.243" office:value-type="float" office:value="3.76800861713944" calcext:value-type="float">
            <text:p>3.76800861713944</text:p>
          </table:table-cell>
          <table:table-cell office:value-type="float" office:value="2.39648642642897" calcext:value-type="float">
            <text:p>2.39648642642897</text:p>
          </table:table-cell>
          <table:table-cell table:formula="of:=[.L276] / 1.151 - 0.297" office:value-type="float" office:value="1.78509072669763" calcext:value-type="float">
            <text:p>1.78509072669763</text:p>
          </table:table-cell>
          <table:table-cell office:value-type="float" office:value="-0.0384294380637211" calcext:value-type="float">
            <text:p>-0.038429438063721</text:p>
          </table:table-cell>
          <table:table-cell office:value-type="float" office:value="0.687608150821907" calcext:value-type="float">
            <text:p>0.687608150821907</text:p>
          </table:table-cell>
          <table:table-cell office:value-type="float" office:value="1.48251126608783" calcext:value-type="float">
            <text:p>1.48251126608783</text:p>
          </table:table-cell>
          <table:table-cell table:formula="of:=[.I276]-[.B276]" office:value-type="float" office:value="-0.113529484716276" calcext:value-type="float">
            <text:p>-0.113529484716276</text:p>
          </table:table-cell>
          <table:table-cell table:formula="of:=[.K276]-[.C276]" office:value-type="float" office:value="-0.224299255611622" calcext:value-type="float">
            <text:p>-0.224299255611622</text:p>
          </table:table-cell>
          <table:table-cell table:formula="of:=[.M276]-[.D276]" office:value-type="float" office:value="-0.0327485500497622" calcext:value-type="float">
            <text:p>-0.032748550049762</text:p>
          </table:table-cell>
          <table:table-cell office:value-type="float" office:value="0.665286454272007" calcext:value-type="float">
            <text:p>0.665286454272007</text:p>
          </table:table-cell>
          <table:table-cell office:value-type="float" office:value="-0.35449897986316" calcext:value-type="float">
            <text:p>-0.35449897986316</text:p>
          </table:table-cell>
          <table:table-cell office:value-type="float" office:value="0.578647149681579" calcext:value-type="float">
            <text:p>0.578647149681579</text:p>
          </table:table-cell>
          <table:table-cell office:value-type="float" office:value="0.248532097781272" calcext:value-type="float">
            <text:p>0.248532097781272</text:p>
          </table:table-cell>
          <table:table-cell office:value-type="float" office:value="0.530275971795991" calcext:value-type="float">
            <text:p>0.530275971795991</text:p>
          </table:table-cell>
          <table:table-cell office:value-type="float" office:value="-0.590668534482667" calcext:value-type="float">
            <text:p>-0.590668534482667</text:p>
          </table:table-cell>
        </table:table-row>
        <table:table-row table:style-name="ro1">
          <table:table-cell table:formula="of:=SQRT([.I277]^2 + [.K277]^2 + [.M277]^2)" office:value-type="float" office:value="3.6401419523332" calcext:value-type="float">
            <text:p>3.6401419523332</text:p>
          </table:table-cell>
          <table:table-cell office:value-type="float" office:value="3.40205284882531" calcext:value-type="float">
            <text:p>3.40205284882531</text:p>
          </table:table-cell>
          <table:table-cell office:value-type="float" office:value="0.399265872316324" calcext:value-type="float">
            <text:p>0.399265872316324</text:p>
          </table:table-cell>
          <table:table-cell office:value-type="float" office:value="1.47824663452091" calcext:value-type="float">
            <text:p>1.47824663452091</text:p>
          </table:table-cell>
          <table:table-cell office:value-type="float" office:value="0.677393148496303" calcext:value-type="float">
            <text:p>0.677393148496303</text:p>
          </table:table-cell>
          <table:table-cell office:value-type="float" office:value="0.597902210658283" calcext:value-type="float">
            <text:p>0.597902210658283</text:p>
          </table:table-cell>
          <table:table-cell office:value-type="float" office:value="1.6126550104659" calcext:value-type="float">
            <text:p>1.6126550104659</text:p>
          </table:table-cell>
          <table:table-cell office:value-type="float" office:value="3.85097413389612" calcext:value-type="float">
            <text:p>3.85097413389612</text:p>
          </table:table-cell>
          <table:table-cell table:formula="of:=[.H277] / 1.184 + 0.103" office:value-type="float" office:value="3.35551193741226" calcext:value-type="float">
            <text:p>3.35551193741226</text:p>
          </table:table-cell>
          <table:table-cell office:value-type="float" office:value="0.197433734035153" calcext:value-type="float">
            <text:p>0.197433734035153</text:p>
          </table:table-cell>
          <table:table-cell table:formula="of:=[.J277] / 1.032 + 0.243" office:value-type="float" office:value="0.434311757786001" calcext:value-type="float">
            <text:p>0.434311757786001</text:p>
          </table:table-cell>
          <table:table-cell office:value-type="float" office:value="1.88716742986686" calcext:value-type="float">
            <text:p>1.88716742986686</text:p>
          </table:table-cell>
          <table:table-cell table:formula="of:=[.L277] / 1.151 - 0.297" office:value-type="float" office:value="1.3425894264699" calcext:value-type="float">
            <text:p>1.3425894264699</text:p>
          </table:table-cell>
          <table:table-cell office:value-type="float" office:value="0.710989665060652" calcext:value-type="float">
            <text:p>0.710989665060652</text:p>
          </table:table-cell>
          <table:table-cell office:value-type="float" office:value="0.526015515404225" calcext:value-type="float">
            <text:p>0.526015515404225</text:p>
          </table:table-cell>
          <table:table-cell office:value-type="float" office:value="1.61379738289583" calcext:value-type="float">
            <text:p>1.61379738289583</text:p>
          </table:table-cell>
          <table:table-cell table:formula="of:=[.I277]-[.B277]" office:value-type="float" office:value="-0.0465409114130462" calcext:value-type="float">
            <text:p>-0.046540911413046</text:p>
          </table:table-cell>
          <table:table-cell table:formula="of:=[.K277]-[.C277]" office:value-type="float" office:value="0.0350458854696769" calcext:value-type="float">
            <text:p>0.035045885469677</text:p>
          </table:table-cell>
          <table:table-cell table:formula="of:=[.M277]-[.D277]" office:value-type="float" office:value="-0.135657208051005" calcext:value-type="float">
            <text:p>-0.135657208051005</text:p>
          </table:table-cell>
          <table:table-cell office:value-type="float" office:value="0.448921285070809" calcext:value-type="float">
            <text:p>0.448921285070809</text:p>
          </table:table-cell>
          <table:table-cell office:value-type="float" office:value="-0.201832138281171" calcext:value-type="float">
            <text:p>-0.201832138281171</text:p>
          </table:table-cell>
          <table:table-cell office:value-type="float" office:value="0.40892079534595" calcext:value-type="float">
            <text:p>0.40892079534595</text:p>
          </table:table-cell>
          <table:table-cell office:value-type="float" office:value="-0.0727919278733511" calcext:value-type="float">
            <text:p>-0.072791927873351</text:p>
          </table:table-cell>
          <table:table-cell office:value-type="float" office:value="-0.026032666263708" calcext:value-type="float">
            <text:p>-0.026032666263708</text:p>
          </table:table-cell>
          <table:table-cell office:value-type="float" office:value="0.0181089227691631" calcext:value-type="float">
            <text:p>0.018108922769163</text:p>
          </table:table-cell>
        </table:table-row>
        <table:table-row table:style-name="ro1">
          <table:table-cell table:formula="of:=SQRT([.I278]^2 + [.K278]^2 + [.M278]^2)" office:value-type="float" office:value="4.398020350996" calcext:value-type="float">
            <text:p>4.398020350996</text:p>
          </table:table-cell>
          <table:table-cell office:value-type="float" office:value="3.51717426413992" calcext:value-type="float">
            <text:p>3.51717426413992</text:p>
          </table:table-cell>
          <table:table-cell office:value-type="float" office:value="2.19179210576285" calcext:value-type="float">
            <text:p>2.19179210576285</text:p>
          </table:table-cell>
          <table:table-cell office:value-type="float" office:value="1.47538436290485" calcext:value-type="float">
            <text:p>1.47538436290485</text:p>
          </table:table-cell>
          <table:table-cell office:value-type="float" office:value="-0.0071083726906509" calcext:value-type="float">
            <text:p>-0.007108372690651</text:p>
          </table:table-cell>
          <table:table-cell office:value-type="float" office:value="0.340708832686909" calcext:value-type="float">
            <text:p>0.340708832686909</text:p>
          </table:table-cell>
          <table:table-cell office:value-type="float" office:value="1.70338864314192" calcext:value-type="float">
            <text:p>1.70338864314192</text:p>
          </table:table-cell>
          <table:table-cell office:value-type="float" office:value="4.07690669797247" calcext:value-type="float">
            <text:p>4.07690669797247</text:p>
          </table:table-cell>
          <table:table-cell table:formula="of:=[.H278] / 1.184 + 0.103" office:value-type="float" office:value="3.54633335977405" calcext:value-type="float">
            <text:p>3.54633335977405</text:p>
          </table:table-cell>
          <table:table-cell office:value-type="float" office:value="2.02336979858443" calcext:value-type="float">
            <text:p>2.02336979858443</text:p>
          </table:table-cell>
          <table:table-cell table:formula="of:=[.J278] / 1.032 + 0.243" office:value-type="float" office:value="2.20362964979111" calcext:value-type="float">
            <text:p>2.20362964979111</text:p>
          </table:table-cell>
          <table:table-cell office:value-type="float" office:value="1.93261023241186" calcext:value-type="float">
            <text:p>1.93261023241186</text:p>
          </table:table-cell>
          <table:table-cell table:formula="of:=[.L278] / 1.151 - 0.297" office:value-type="float" office:value="1.38207057550987" calcext:value-type="float">
            <text:p>1.38207057550987</text:p>
          </table:table-cell>
          <table:table-cell office:value-type="float" office:value="0.776949136883049" calcext:value-type="float">
            <text:p>0.776949136883049</text:p>
          </table:table-cell>
          <table:table-cell office:value-type="float" office:value="0.677303483169005" calcext:value-type="float">
            <text:p>0.677303483169005</text:p>
          </table:table-cell>
          <table:table-cell office:value-type="float" office:value="1.50501497857838" calcext:value-type="float">
            <text:p>1.50501497857838</text:p>
          </table:table-cell>
          <table:table-cell table:formula="of:=[.I278]-[.B278]" office:value-type="float" office:value="0.0291590956341263" calcext:value-type="float">
            <text:p>0.029159095634126</text:p>
          </table:table-cell>
          <table:table-cell table:formula="of:=[.K278]-[.C278]" office:value-type="float" office:value="0.0118375440282641" calcext:value-type="float">
            <text:p>0.011837544028264</text:p>
          </table:table-cell>
          <table:table-cell table:formula="of:=[.M278]-[.D278]" office:value-type="float" office:value="-0.0933137873949803" calcext:value-type="float">
            <text:p>-0.09331378739498</text:p>
          </table:table-cell>
          <table:table-cell office:value-type="float" office:value="0.559732433832552" calcext:value-type="float">
            <text:p>0.559732433832552</text:p>
          </table:table-cell>
          <table:table-cell office:value-type="float" office:value="-0.16842230717842" calcext:value-type="float">
            <text:p>-0.16842230717842</text:p>
          </table:table-cell>
          <table:table-cell office:value-type="float" office:value="0.457225869507009" calcext:value-type="float">
            <text:p>0.457225869507009</text:p>
          </table:table-cell>
          <table:table-cell office:value-type="float" office:value="0.424817059645584" calcext:value-type="float">
            <text:p>0.424817059645584</text:p>
          </table:table-cell>
          <table:table-cell office:value-type="float" office:value="-0.642462229497158" calcext:value-type="float">
            <text:p>-0.642462229497158</text:p>
          </table:table-cell>
          <table:table-cell office:value-type="float" office:value="0.348065172029481" calcext:value-type="float">
            <text:p>0.348065172029481</text:p>
          </table:table-cell>
        </table:table-row>
        <table:table-row table:style-name="ro1">
          <table:table-cell table:formula="of:=SQRT([.I279]^2 + [.K279]^2 + [.M279]^2)" office:value-type="float" office:value="4.84647937834352" calcext:value-type="float">
            <text:p>4.84647937834352</text:p>
          </table:table-cell>
          <table:table-cell office:value-type="float" office:value="3.63395656377877" calcext:value-type="float">
            <text:p>3.63395656377877</text:p>
          </table:table-cell>
          <table:table-cell office:value-type="float" office:value="-3.07729674228409" calcext:value-type="float">
            <text:p>-3.07729674228409</text:p>
          </table:table-cell>
          <table:table-cell office:value-type="float" office:value="1.39968556282978" calcext:value-type="float">
            <text:p>1.39968556282978</text:p>
          </table:table-cell>
          <table:table-cell office:value-type="float" office:value="-0.273713623619576" calcext:value-type="float">
            <text:p>-0.273713623619576</text:p>
          </table:table-cell>
          <table:table-cell office:value-type="float" office:value="-0.684558841088474" calcext:value-type="float">
            <text:p>-0.684558841088474</text:p>
          </table:table-cell>
          <table:table-cell office:value-type="float" office:value="-0.567837184759242" calcext:value-type="float">
            <text:p>-0.567837184759242</text:p>
          </table:table-cell>
          <table:table-cell office:value-type="float" office:value="4.09711377499664" calcext:value-type="float">
            <text:p>4.09711377499664</text:p>
          </table:table-cell>
          <table:table-cell table:formula="of:=[.H279] / 1.184 + 0.103" office:value-type="float" office:value="3.56340014780122" calcext:value-type="float">
            <text:p>3.56340014780122</text:p>
          </table:table-cell>
          <table:table-cell office:value-type="float" office:value="-3.3477461377746" calcext:value-type="float">
            <text:p>-3.3477461377746</text:p>
          </table:table-cell>
          <table:table-cell table:formula="of:=[.J279] / 1.032 + 0.243" office:value-type="float" office:value="-3.00094005598314" calcext:value-type="float">
            <text:p>-3.00094005598314</text:p>
          </table:table-cell>
          <table:table-cell office:value-type="float" office:value="1.87958495211337" calcext:value-type="float">
            <text:p>1.87958495211337</text:p>
          </table:table-cell>
          <table:table-cell table:formula="of:=[.L279] / 1.151 - 0.297" office:value-type="float" office:value="1.33600169601509" calcext:value-type="float">
            <text:p>1.33600169601509</text:p>
          </table:table-cell>
          <table:table-cell office:value-type="float" office:value="-0.285801226290637" calcext:value-type="float">
            <text:p>-0.285801226290637</text:p>
          </table:table-cell>
          <table:table-cell office:value-type="float" office:value="-0.757516828308218" calcext:value-type="float">
            <text:p>-0.757516828308218</text:p>
          </table:table-cell>
          <table:table-cell office:value-type="float" office:value="-0.619631518156916" calcext:value-type="float">
            <text:p>-0.619631518156916</text:p>
          </table:table-cell>
          <table:table-cell table:formula="of:=[.I279]-[.B279]" office:value-type="float" office:value="-0.0705564159775527" calcext:value-type="float">
            <text:p>-0.070556415977553</text:p>
          </table:table-cell>
          <table:table-cell table:formula="of:=[.K279]-[.C279]" office:value-type="float" office:value="0.0763566863009499" calcext:value-type="float">
            <text:p>0.07635668630095</text:p>
          </table:table-cell>
          <table:table-cell table:formula="of:=[.M279]-[.D279]" office:value-type="float" office:value="-0.0636838668146889" calcext:value-type="float">
            <text:p>-0.063683866814689</text:p>
          </table:table-cell>
          <table:table-cell office:value-type="float" office:value="0.463157211217873" calcext:value-type="float">
            <text:p>0.463157211217873</text:p>
          </table:table-cell>
          <table:table-cell office:value-type="float" office:value="-0.27044939549051" calcext:value-type="float">
            <text:p>-0.27044939549051</text:p>
          </table:table-cell>
          <table:table-cell office:value-type="float" office:value="0.479899389283587" calcext:value-type="float">
            <text:p>0.479899389283587</text:p>
          </table:table-cell>
          <table:table-cell office:value-type="float" office:value="0.031892364779905" calcext:value-type="float">
            <text:p>0.031892364779905</text:p>
          </table:table-cell>
          <table:table-cell office:value-type="float" office:value="-0.0662536397429889" calcext:value-type="float">
            <text:p>-0.066253639742989</text:p>
          </table:table-cell>
          <table:table-cell office:value-type="float" office:value="-0.0427521904969108" calcext:value-type="float">
            <text:p>-0.042752190496911</text:p>
          </table:table-cell>
        </table:table-row>
        <table:table-row table:style-name="ro1">
          <table:table-cell table:formula="of:=SQRT([.I280]^2 + [.K280]^2 + [.M280]^2)" office:value-type="float" office:value="4.34061906234089" calcext:value-type="float">
            <text:p>4.34061906234089</text:p>
          </table:table-cell>
          <table:table-cell office:value-type="float" office:value="4.34263961819159" calcext:value-type="float">
            <text:p>4.34263961819159</text:p>
          </table:table-cell>
          <table:table-cell office:value-type="float" office:value="-0.00714126203724956" calcext:value-type="float">
            <text:p>-0.00714126203725</text:p>
          </table:table-cell>
          <table:table-cell office:value-type="float" office:value="0.791985597625504" calcext:value-type="float">
            <text:p>0.791985597625504</text:p>
          </table:table-cell>
          <table:table-cell office:value-type="float" office:value="-0.277357685242337" calcext:value-type="float">
            <text:p>-0.277357685242337</text:p>
          </table:table-cell>
          <table:table-cell office:value-type="float" office:value="0.45933185205677" calcext:value-type="float">
            <text:p>0.45933185205677</text:p>
          </table:table-cell>
          <table:table-cell office:value-type="float" office:value="-2.22158409003779" calcext:value-type="float">
            <text:p>-2.22158409003779</text:p>
          </table:table-cell>
          <table:table-cell office:value-type="float" office:value="4.92575567495148" calcext:value-type="float">
            <text:p>4.92575567495148</text:p>
          </table:table-cell>
          <table:table-cell table:formula="of:=[.H280] / 1.184 + 0.103" office:value-type="float" office:value="4.26326661735767" calcext:value-type="float">
            <text:p>4.26326661735767</text:p>
          </table:table-cell>
          <table:table-cell office:value-type="float" office:value="-0.263898145722301" calcext:value-type="float">
            <text:p>-0.263898145722301</text:p>
          </table:table-cell>
          <table:table-cell table:formula="of:=[.J280] / 1.032 + 0.243" office:value-type="float" office:value="-0.0127152574828499" calcext:value-type="float">
            <text:p>-0.01271525748285</text:p>
          </table:table-cell>
          <table:table-cell office:value-type="float" office:value="1.28072011707425" calcext:value-type="float">
            <text:p>1.28072011707425</text:p>
          </table:table-cell>
          <table:table-cell table:formula="of:=[.L280] / 1.151 - 0.297" office:value-type="float" office:value="0.815702099977628" calcext:value-type="float">
            <text:p>0.815702099977628</text:p>
          </table:table-cell>
          <table:table-cell office:value-type="float" office:value="-0.0757694819136656" calcext:value-type="float">
            <text:p>-0.075769481913666</text:p>
          </table:table-cell>
          <table:table-cell office:value-type="float" office:value="-0.138299021630349" calcext:value-type="float">
            <text:p>-0.138299021630349</text:p>
          </table:table-cell>
          <table:table-cell office:value-type="float" office:value="-2.28723764406774" calcext:value-type="float">
            <text:p>-2.28723764406774</text:p>
          </table:table-cell>
          <table:table-cell table:formula="of:=[.I280]-[.B280]" office:value-type="float" office:value="-0.0793730008339209" calcext:value-type="float">
            <text:p>-0.079373000833921</text:p>
          </table:table-cell>
          <table:table-cell table:formula="of:=[.K280]-[.C280]" office:value-type="float" office:value="-0.00557399544560029" calcext:value-type="float">
            <text:p>-0.0055739954456</text:p>
          </table:table-cell>
          <table:table-cell table:formula="of:=[.M280]-[.D280]" office:value-type="float" office:value="0.0237165023521241" calcext:value-type="float">
            <text:p>0.023716502352124</text:p>
          </table:table-cell>
          <table:table-cell office:value-type="float" office:value="0.583116056759883" calcext:value-type="float">
            <text:p>0.583116056759883</text:p>
          </table:table-cell>
          <table:table-cell office:value-type="float" office:value="-0.256756883685051" calcext:value-type="float">
            <text:p>-0.256756883685051</text:p>
          </table:table-cell>
          <table:table-cell office:value-type="float" office:value="0.488734519448746" calcext:value-type="float">
            <text:p>0.488734519448746</text:p>
          </table:table-cell>
          <table:table-cell office:value-type="float" office:value="0.377286512979658" calcext:value-type="float">
            <text:p>0.377286512979658</text:p>
          </table:table-cell>
          <table:table-cell office:value-type="float" office:value="0.51585098152355" calcext:value-type="float">
            <text:p>0.51585098152355</text:p>
          </table:table-cell>
          <table:table-cell office:value-type="float" office:value="-0.132470087655074" calcext:value-type="float">
            <text:p>-0.132470087655074</text:p>
          </table:table-cell>
        </table:table-row>
        <table:table-row table:style-name="ro1">
          <table:table-cell table:formula="of:=SQRT([.I281]^2 + [.K281]^2 + [.M281]^2)" office:value-type="float" office:value="3.00990885429584" calcext:value-type="float">
            <text:p>3.00990885429584</text:p>
          </table:table-cell>
          <table:table-cell office:value-type="float" office:value="2.91269584406572" calcext:value-type="float">
            <text:p>2.91269584406572</text:p>
          </table:table-cell>
          <table:table-cell office:value-type="float" office:value="0.503369018501954" calcext:value-type="float">
            <text:p>0.503369018501954</text:p>
          </table:table-cell>
          <table:table-cell office:value-type="float" office:value="0.368838951733163" calcext:value-type="float">
            <text:p>0.368838951733163</text:p>
          </table:table-cell>
          <table:table-cell office:value-type="float" office:value="0.520850523487842" calcext:value-type="float">
            <text:p>0.520850523487842</text:p>
          </table:table-cell>
          <table:table-cell office:value-type="float" office:value="-0.624662650178306" calcext:value-type="float">
            <text:p>-0.624662650178306</text:p>
          </table:table-cell>
          <table:table-cell office:value-type="float" office:value="-0.719154517847888" calcext:value-type="float">
            <text:p>-0.719154517847888</text:p>
          </table:table-cell>
          <table:table-cell office:value-type="float" office:value="3.35638351023717" calcext:value-type="float">
            <text:p>3.35638351023717</text:p>
          </table:table-cell>
          <table:table-cell table:formula="of:=[.H281] / 1.184 + 0.103" office:value-type="float" office:value="2.93778337013275" calcext:value-type="float">
            <text:p>2.93778337013275</text:p>
          </table:table-cell>
          <table:table-cell office:value-type="float" office:value="0.342673419649884" calcext:value-type="float">
            <text:p>0.342673419649884</text:p>
          </table:table-cell>
          <table:table-cell table:formula="of:=[.J281] / 1.032 + 0.243" office:value-type="float" office:value="0.57504788725764" calcext:value-type="float">
            <text:p>0.57504788725764</text:p>
          </table:table-cell>
          <table:table-cell office:value-type="float" office:value="0.702718282185946" calcext:value-type="float">
            <text:p>0.702718282185946</text:p>
          </table:table-cell>
          <table:table-cell table:formula="of:=[.L281] / 1.151 - 0.297" office:value-type="float" office:value="0.313528481482142" calcext:value-type="float">
            <text:p>0.313528481482142</text:p>
          </table:table-cell>
          <table:table-cell office:value-type="float" office:value="0.351798464118123" calcext:value-type="float">
            <text:p>0.351798464118123</text:p>
          </table:table-cell>
          <table:table-cell office:value-type="float" office:value="-0.695774074131259" calcext:value-type="float">
            <text:p>-0.695774074131259</text:p>
          </table:table-cell>
          <table:table-cell office:value-type="float" office:value="-0.815499978642432" calcext:value-type="float">
            <text:p>-0.815499978642432</text:p>
          </table:table-cell>
          <table:table-cell table:formula="of:=[.I281]-[.B281]" office:value-type="float" office:value="0.0250875260670256" calcext:value-type="float">
            <text:p>0.025087526067026</text:p>
          </table:table-cell>
          <table:table-cell table:formula="of:=[.K281]-[.C281]" office:value-type="float" office:value="0.0716788687556855" calcext:value-type="float">
            <text:p>0.071678868755686</text:p>
          </table:table-cell>
          <table:table-cell table:formula="of:=[.M281]-[.D281]" office:value-type="float" office:value="-0.0553104702510206" calcext:value-type="float">
            <text:p>-0.055310470251021</text:p>
          </table:table-cell>
          <table:table-cell office:value-type="float" office:value="0.443687666171454" calcext:value-type="float">
            <text:p>0.443687666171454</text:p>
          </table:table-cell>
          <table:table-cell office:value-type="float" office:value="-0.16069559885207" calcext:value-type="float">
            <text:p>-0.16069559885207</text:p>
          </table:table-cell>
          <table:table-cell office:value-type="float" office:value="0.333879330452784" calcext:value-type="float">
            <text:p>0.333879330452784</text:p>
          </table:table-cell>
          <table:table-cell office:value-type="float" office:value="-0.0466381156933959" calcext:value-type="float">
            <text:p>-0.046638115693396</text:p>
          </table:table-cell>
          <table:table-cell office:value-type="float" office:value="-0.143837217701655" calcext:value-type="float">
            <text:p>-0.143837217701655</text:p>
          </table:table-cell>
          <table:table-cell office:value-type="float" office:value="0.00419160104206773" calcext:value-type="float">
            <text:p>0.004191601042068</text:p>
          </table:table-cell>
        </table:table-row>
        <table:table-row table:style-name="ro1">
          <table:table-cell table:formula="of:=SQRT([.I282]^2 + [.K282]^2 + [.M282]^2)" office:value-type="float" office:value="6.3362730792626" calcext:value-type="float">
            <text:p>6.3362730792626</text:p>
          </table:table-cell>
          <table:table-cell office:value-type="float" office:value="5.23180766913101" calcext:value-type="float">
            <text:p>5.23180766913101</text:p>
          </table:table-cell>
          <table:table-cell office:value-type="float" office:value="3.10053956620572" calcext:value-type="float">
            <text:p>3.10053956620572</text:p>
          </table:table-cell>
          <table:table-cell office:value-type="float" office:value="1.83678105009199" calcext:value-type="float">
            <text:p>1.83678105009199</text:p>
          </table:table-cell>
          <table:table-cell office:value-type="float" office:value="-0.448216962765475" calcext:value-type="float">
            <text:p>-0.448216962765475</text:p>
          </table:table-cell>
          <table:table-cell office:value-type="float" office:value="0.180747169788576" calcext:value-type="float">
            <text:p>0.180747169788576</text:p>
          </table:table-cell>
          <table:table-cell office:value-type="float" office:value="2.31739749854047" calcext:value-type="float">
            <text:p>2.31739749854047</text:p>
          </table:table-cell>
          <table:table-cell office:value-type="float" office:value="6.08708533411227" calcext:value-type="float">
            <text:p>6.08708533411227</text:p>
          </table:table-cell>
          <table:table-cell table:formula="of:=[.H282] / 1.184 + 0.103" office:value-type="float" office:value="5.24411937002726" calcext:value-type="float">
            <text:p>5.24411937002726</text:p>
          </table:table-cell>
          <table:table-cell office:value-type="float" office:value="2.86167140834656" calcext:value-type="float">
            <text:p>2.86167140834656</text:p>
          </table:table-cell>
          <table:table-cell table:formula="of:=[.J282] / 1.032 + 0.243" office:value-type="float" office:value="3.01593741118853" calcext:value-type="float">
            <text:p>3.01593741118853</text:p>
          </table:table-cell>
          <table:table-cell office:value-type="float" office:value="2.51101333658062" calcext:value-type="float">
            <text:p>2.51101333658062</text:p>
          </table:table-cell>
          <table:table-cell table:formula="of:=[.L282] / 1.151 - 0.297" office:value-type="float" office:value="1.88459282066083" calcext:value-type="float">
            <text:p>1.88459282066083</text:p>
          </table:table-cell>
          <table:table-cell office:value-type="float" office:value="-0.497434956259201" calcext:value-type="float">
            <text:p>-0.497434956259201</text:p>
          </table:table-cell>
          <table:table-cell office:value-type="float" office:value="0.225083531335536" calcext:value-type="float">
            <text:p>0.225083531335536</text:p>
          </table:table-cell>
          <table:table-cell office:value-type="float" office:value="2.30468782263981" calcext:value-type="float">
            <text:p>2.30468782263981</text:p>
          </table:table-cell>
          <table:table-cell table:formula="of:=[.I282]-[.B282]" office:value-type="float" office:value="0.0123117008962454" calcext:value-type="float">
            <text:p>0.012311700896246</text:p>
          </table:table-cell>
          <table:table-cell table:formula="of:=[.K282]-[.C282]" office:value-type="float" office:value="-0.0846021550171932" calcext:value-type="float">
            <text:p>-0.084602155017193</text:p>
          </table:table-cell>
          <table:table-cell table:formula="of:=[.M282]-[.D282]" office:value-type="float" office:value="0.0478117705688443" calcext:value-type="float">
            <text:p>0.047811770568844</text:p>
          </table:table-cell>
          <table:table-cell office:value-type="float" office:value="0.855277664981259" calcext:value-type="float">
            <text:p>0.855277664981259</text:p>
          </table:table-cell>
          <table:table-cell office:value-type="float" office:value="-0.238868157859164" calcext:value-type="float">
            <text:p>-0.238868157859164</text:p>
          </table:table-cell>
          <table:table-cell office:value-type="float" office:value="0.674232286488633" calcext:value-type="float">
            <text:p>0.674232286488633</text:p>
          </table:table-cell>
          <table:table-cell office:value-type="float" office:value="0.0653052370353979" calcext:value-type="float">
            <text:p>0.065305237035398</text:p>
          </table:table-cell>
          <table:table-cell office:value-type="float" office:value="0.00495541996890481" calcext:value-type="float">
            <text:p>0.004955419968905</text:p>
          </table:table-cell>
          <table:table-cell office:value-type="float" office:value="-0.0227945922579345" calcext:value-type="float">
            <text:p>-0.022794592257935</text:p>
          </table:table-cell>
        </table:table-row>
        <table:table-row table:style-name="ro1">
          <table:table-cell table:formula="of:=SQRT([.I283]^2 + [.K283]^2 + [.M283]^2)" office:value-type="float" office:value="6.56609587711201" calcext:value-type="float">
            <text:p>6.56609587711201</text:p>
          </table:table-cell>
          <table:table-cell office:value-type="float" office:value="5.21018451680338" calcext:value-type="float">
            <text:p>5.21018451680338</text:p>
          </table:table-cell>
          <table:table-cell office:value-type="float" office:value="3.58983742792683" calcext:value-type="float">
            <text:p>3.58983742792683</text:p>
          </table:table-cell>
          <table:table-cell office:value-type="float" office:value="1.20118800741139" calcext:value-type="float">
            <text:p>1.20118800741139</text:p>
          </table:table-cell>
          <table:table-cell office:value-type="float" office:value="-0.0963590440264453" calcext:value-type="float">
            <text:p>-0.096359044026445</text:p>
          </table:table-cell>
          <table:table-cell office:value-type="float" office:value="0.354978877525206" calcext:value-type="float">
            <text:p>0.354978877525206</text:p>
          </table:table-cell>
          <table:table-cell office:value-type="float" office:value="-0.290216086601804" calcext:value-type="float">
            <text:p>-0.290216086601804</text:p>
          </table:table-cell>
          <table:table-cell office:value-type="float" office:value="6.20952643374239" calcext:value-type="float">
            <text:p>6.20952643374239</text:p>
          </table:table-cell>
          <table:table-cell table:formula="of:=[.H283] / 1.184 + 0.103" office:value-type="float" office:value="5.34753246093107" calcext:value-type="float">
            <text:p>5.34753246093107</text:p>
          </table:table-cell>
          <table:table-cell office:value-type="float" office:value="3.42685886833012" calcext:value-type="float">
            <text:p>3.42685886833012</text:p>
          </table:table-cell>
          <table:table-cell table:formula="of:=[.J283] / 1.032 + 0.243" office:value-type="float" office:value="3.56359967861446" calcext:value-type="float">
            <text:p>3.56359967861446</text:p>
          </table:table-cell>
          <table:table-cell office:value-type="float" office:value="1.8938922826477" calcext:value-type="float">
            <text:p>1.8938922826477</text:p>
          </table:table-cell>
          <table:table-cell table:formula="of:=[.L283] / 1.151 - 0.297" office:value-type="float" office:value="1.34843204400321" calcext:value-type="float">
            <text:p>1.34843204400321</text:p>
          </table:table-cell>
          <table:table-cell office:value-type="float" office:value="-0.216026927568221" calcext:value-type="float">
            <text:p>-0.216026927568221</text:p>
          </table:table-cell>
          <table:table-cell office:value-type="float" office:value="0.320549709968611" calcext:value-type="float">
            <text:p>0.320549709968611</text:p>
          </table:table-cell>
          <table:table-cell office:value-type="float" office:value="-0.219031652912269" calcext:value-type="float">
            <text:p>-0.219031652912269</text:p>
          </table:table-cell>
          <table:table-cell table:formula="of:=[.I283]-[.B283]" office:value-type="float" office:value="0.137347944127693" calcext:value-type="float">
            <text:p>0.137347944127693</text:p>
          </table:table-cell>
          <table:table-cell table:formula="of:=[.K283]-[.C283]" office:value-type="float" office:value="-0.0262377493123731" calcext:value-type="float">
            <text:p>-0.026237749312373</text:p>
          </table:table-cell>
          <table:table-cell table:formula="of:=[.M283]-[.D283]" office:value-type="float" office:value="0.147244036591825" calcext:value-type="float">
            <text:p>0.147244036591825</text:p>
          </table:table-cell>
          <table:table-cell office:value-type="float" office:value="0.999341916939011" calcext:value-type="float">
            <text:p>0.999341916939011</text:p>
          </table:table-cell>
          <table:table-cell office:value-type="float" office:value="-0.162978559596707" calcext:value-type="float">
            <text:p>-0.162978559596707</text:p>
          </table:table-cell>
          <table:table-cell office:value-type="float" office:value="0.692704275236312" calcext:value-type="float">
            <text:p>0.692704275236312</text:p>
          </table:table-cell>
          <table:table-cell office:value-type="float" office:value="-0.0997522615428954" calcext:value-type="float">
            <text:p>-0.099752261542895</text:p>
          </table:table-cell>
          <table:table-cell office:value-type="float" office:value="-0.0631867435360638" calcext:value-type="float">
            <text:p>-0.063186743536064</text:p>
          </table:table-cell>
          <table:table-cell office:value-type="float" office:value="0.0283258336425978" calcext:value-type="float">
            <text:p>0.028325833642598</text:p>
          </table:table-cell>
        </table:table-row>
        <table:table-row table:style-name="ro1">
          <table:table-cell table:formula="of:=SQRT([.I284]^2 + [.K284]^2 + [.M284]^2)" office:value-type="float" office:value="4.75024014932272" calcext:value-type="float">
            <text:p>4.75024014932272</text:p>
          </table:table-cell>
          <table:table-cell office:value-type="float" office:value="4.13159658108252" calcext:value-type="float">
            <text:p>4.13159658108252</text:p>
          </table:table-cell>
          <table:table-cell office:value-type="float" office:value="-2.35090481556132" calcext:value-type="float">
            <text:p>-2.35090481556132</text:p>
          </table:table-cell>
          <table:table-cell office:value-type="float" office:value="0.529658471824762" calcext:value-type="float">
            <text:p>0.529658471824762</text:p>
          </table:table-cell>
          <table:table-cell office:value-type="float" office:value="-0.354862953944633" calcext:value-type="float">
            <text:p>-0.354862953944633</text:p>
          </table:table-cell>
          <table:table-cell office:value-type="float" office:value="-0.0704350335021244" calcext:value-type="float">
            <text:p>-0.070435033502124</text:p>
          </table:table-cell>
          <table:table-cell office:value-type="float" office:value="2.97599643367801" calcext:value-type="float">
            <text:p>2.97599643367801</text:p>
          </table:table-cell>
          <table:table-cell office:value-type="float" office:value="4.71699987477467" calcext:value-type="float">
            <text:p>4.71699987477467</text:p>
          </table:table-cell>
          <table:table-cell table:formula="of:=[.H284] / 1.184 + 0.103" office:value-type="float" office:value="4.08695259693807" calcext:value-type="float">
            <text:p>4.08695259693807</text:p>
          </table:table-cell>
          <table:table-cell office:value-type="float" office:value="-2.67036284857188" calcext:value-type="float">
            <text:p>-2.67036284857188</text:p>
          </table:table-cell>
          <table:table-cell table:formula="of:=[.J284] / 1.032 + 0.243" office:value-type="float" office:value="-2.34456089977895" calcext:value-type="float">
            <text:p>-2.34456089977895</text:p>
          </table:table-cell>
          <table:table-cell office:value-type="float" office:value="1.03687769367756" calcext:value-type="float">
            <text:p>1.03687769367756</text:p>
          </table:table-cell>
          <table:table-cell table:formula="of:=[.L284] / 1.151 - 0.297" office:value-type="float" office:value="0.603849429780678" calcext:value-type="float">
            <text:p>0.603849429780678</text:p>
          </table:table-cell>
          <table:table-cell office:value-type="float" office:value="-0.385872922264731" calcext:value-type="float">
            <text:p>-0.385872922264731</text:p>
          </table:table-cell>
          <table:table-cell office:value-type="float" office:value="0.0205836655051934" calcext:value-type="float">
            <text:p>0.020583665505193</text:p>
          </table:table-cell>
          <table:table-cell office:value-type="float" office:value="2.95040480552171" calcext:value-type="float">
            <text:p>2.95040480552171</text:p>
          </table:table-cell>
          <table:table-cell table:formula="of:=[.I284]-[.B284]" office:value-type="float" office:value="-0.0446439841444537" calcext:value-type="float">
            <text:p>-0.044643984144454</text:p>
          </table:table-cell>
          <table:table-cell table:formula="of:=[.K284]-[.C284]" office:value-type="float" office:value="0.00634391578236659" calcext:value-type="float">
            <text:p>0.006343915782367</text:p>
          </table:table-cell>
          <table:table-cell table:formula="of:=[.M284]-[.D284]" office:value-type="float" office:value="0.0741909579559156" calcext:value-type="float">
            <text:p>0.074190957955916</text:p>
          </table:table-cell>
          <table:table-cell office:value-type="float" office:value="0.585403293692151" calcext:value-type="float">
            <text:p>0.585403293692151</text:p>
          </table:table-cell>
          <table:table-cell office:value-type="float" office:value="-0.319458033010553" calcext:value-type="float">
            <text:p>-0.319458033010553</text:p>
          </table:table-cell>
          <table:table-cell office:value-type="float" office:value="0.507219221852801" calcext:value-type="float">
            <text:p>0.507219221852801</text:p>
          </table:table-cell>
          <table:table-cell office:value-type="float" office:value="0.045731121991091" calcext:value-type="float">
            <text:p>0.045731121991091</text:p>
          </table:table-cell>
          <table:table-cell office:value-type="float" office:value="-0.084607430620729" calcext:value-type="float">
            <text:p>-0.084607430620729</text:p>
          </table:table-cell>
          <table:table-cell office:value-type="float" office:value="-0.022881812452427" calcext:value-type="float">
            <text:p>-0.022881812452427</text:p>
          </table:table-cell>
        </table:table-row>
        <table:table-row table:style-name="ro1">
          <table:table-cell table:formula="of:=SQRT([.I285]^2 + [.K285]^2 + [.M285]^2)" office:value-type="float" office:value="6.37876952346628" calcext:value-type="float">
            <text:p>6.37876952346628</text:p>
          </table:table-cell>
          <table:table-cell office:value-type="float" office:value="5.42201367511519" calcext:value-type="float">
            <text:p>5.42201367511519</text:p>
          </table:table-cell>
          <table:table-cell office:value-type="float" office:value="2.97929857063826" calcext:value-type="float">
            <text:p>2.97929857063826</text:p>
          </table:table-cell>
          <table:table-cell office:value-type="float" office:value="0.593846434406905" calcext:value-type="float">
            <text:p>0.593846434406905</text:p>
          </table:table-cell>
          <table:table-cell office:value-type="float" office:value="-0.175146031219825" calcext:value-type="float">
            <text:p>-0.175146031219825</text:p>
          </table:table-cell>
          <table:table-cell office:value-type="float" office:value="-0.205445925165386" calcext:value-type="float">
            <text:p>-0.205445925165386</text:p>
          </table:table-cell>
          <table:table-cell office:value-type="float" office:value="1.51768428113258" calcext:value-type="float">
            <text:p>1.51768428113258</text:p>
          </table:table-cell>
          <table:table-cell office:value-type="float" office:value="6.49500860553856" calcext:value-type="float">
            <text:p>6.49500860553856</text:p>
          </table:table-cell>
          <table:table-cell table:formula="of:=[.H285] / 1.184 + 0.103" office:value-type="float" office:value="5.58864916008324" calcext:value-type="float">
            <text:p>5.58864916008324</text:p>
          </table:table-cell>
          <table:table-cell office:value-type="float" office:value="2.8108404506072" calcext:value-type="float">
            <text:p>2.8108404506072</text:p>
          </table:table-cell>
          <table:table-cell table:formula="of:=[.J285] / 1.032 + 0.243" office:value-type="float" office:value="2.96668260717752" calcext:value-type="float">
            <text:p>2.96668260717752</text:p>
          </table:table-cell>
          <table:table-cell office:value-type="float" office:value="1.27301632001187" calcext:value-type="float">
            <text:p>1.27301632001187</text:p>
          </table:table-cell>
          <table:table-cell table:formula="of:=[.L285] / 1.151 - 0.297" office:value-type="float" office:value="0.809008966126733" calcext:value-type="float">
            <text:p>0.809008966126733</text:p>
          </table:table-cell>
          <table:table-cell office:value-type="float" office:value="0.759416622621934" calcext:value-type="float">
            <text:p>0.759416622621934</text:p>
          </table:table-cell>
          <table:table-cell office:value-type="float" office:value="0.990428031823882" calcext:value-type="float">
            <text:p>0.990428031823882</text:p>
          </table:table-cell>
          <table:table-cell office:value-type="float" office:value="1.12374649131571" calcext:value-type="float">
            <text:p>1.12374649131571</text:p>
          </table:table-cell>
          <table:table-cell table:formula="of:=[.I285]-[.B285]" office:value-type="float" office:value="0.166635484968054" calcext:value-type="float">
            <text:p>0.166635484968054</text:p>
          </table:table-cell>
          <table:table-cell table:formula="of:=[.K285]-[.C285]" office:value-type="float" office:value="-0.0126159634607408" calcext:value-type="float">
            <text:p>-0.012615963460741</text:p>
          </table:table-cell>
          <table:table-cell table:formula="of:=[.M285]-[.D285]" office:value-type="float" office:value="0.215162531719828" calcext:value-type="float">
            <text:p>0.215162531719828</text:p>
          </table:table-cell>
          <table:table-cell office:value-type="float" office:value="1.07299493042337" calcext:value-type="float">
            <text:p>1.07299493042337</text:p>
          </table:table-cell>
          <table:table-cell office:value-type="float" office:value="-0.168458120031067" calcext:value-type="float">
            <text:p>-0.168458120031067</text:p>
          </table:table-cell>
          <table:table-cell office:value-type="float" office:value="0.679169885604968" calcext:value-type="float">
            <text:p>0.679169885604968</text:p>
          </table:table-cell>
          <table:table-cell office:value-type="float" office:value="1.40872354460985" calcext:value-type="float">
            <text:p>1.40872354460985</text:p>
          </table:table-cell>
          <table:table-cell office:value-type="float" office:value="-0.404363387119757" calcext:value-type="float">
            <text:p>-0.404363387119757</text:p>
          </table:table-cell>
          <table:table-cell office:value-type="float" office:value="0.409755123261529" calcext:value-type="float">
            <text:p>0.409755123261529</text:p>
          </table:table-cell>
        </table:table-row>
        <table:table-row table:style-name="ro1">
          <table:table-cell table:formula="of:=SQRT([.I286]^2 + [.K286]^2 + [.M286]^2)" office:value-type="float" office:value="2.65248569546465" calcext:value-type="float">
            <text:p>2.65248569546465</text:p>
          </table:table-cell>
          <table:table-cell office:value-type="float" office:value="2.40939746778973" calcext:value-type="float">
            <text:p>2.40939746778973</text:p>
          </table:table-cell>
          <table:table-cell office:value-type="float" office:value="-1.11490689290556" calcext:value-type="float">
            <text:p>-1.11490689290556</text:p>
          </table:table-cell>
          <table:table-cell office:value-type="float" office:value="0.573368715255042" calcext:value-type="float">
            <text:p>0.573368715255042</text:p>
          </table:table-cell>
          <table:table-cell office:value-type="float" office:value="-0.309084173442602" calcext:value-type="float">
            <text:p>-0.309084173442602</text:p>
          </table:table-cell>
          <table:table-cell office:value-type="float" office:value="-0.0139628986625517" calcext:value-type="float">
            <text:p>-0.013962898662552</text:p>
          </table:table-cell>
          <table:table-cell office:value-type="float" office:value="1.5538833560442" calcext:value-type="float">
            <text:p>1.5538833560442</text:p>
          </table:table-cell>
          <table:table-cell office:value-type="float" office:value="2.73129170268251" calcext:value-type="float">
            <text:p>2.73129170268251</text:p>
          </table:table-cell>
          <table:table-cell table:formula="of:=[.H286] / 1.184 + 0.103" office:value-type="float" office:value="2.40983420834671" calcext:value-type="float">
            <text:p>2.40983420834671</text:p>
          </table:table-cell>
          <table:table-cell office:value-type="float" office:value="-1.29232598556583" calcext:value-type="float">
            <text:p>-1.29232598556583</text:p>
          </table:table-cell>
          <table:table-cell table:formula="of:=[.J286] / 1.032 + 0.243" office:value-type="float" office:value="-1.00925386198239" calcext:value-type="float">
            <text:p>-1.00925386198239</text:p>
          </table:table-cell>
          <table:table-cell office:value-type="float" office:value="0.869032762746209" calcext:value-type="float">
            <text:p>0.869032762746209</text:p>
          </table:table-cell>
          <table:table-cell table:formula="of:=[.L286] / 1.151 - 0.297" office:value-type="float" office:value="0.458024120544057" calcext:value-type="float">
            <text:p>0.458024120544057</text:p>
          </table:table-cell>
          <table:table-cell office:value-type="float" office:value="-0.244876160183125" calcext:value-type="float">
            <text:p>-0.244876160183125</text:p>
          </table:table-cell>
          <table:table-cell office:value-type="float" office:value="-0.0598584240823143" calcext:value-type="float">
            <text:p>-0.059858424082314</text:p>
          </table:table-cell>
          <table:table-cell office:value-type="float" office:value="1.54464077130813" calcext:value-type="float">
            <text:p>1.54464077130813</text:p>
          </table:table-cell>
          <table:table-cell table:formula="of:=[.I286]-[.B286]" office:value-type="float" office:value="0.000436740556985171" calcext:value-type="float">
            <text:p>0.000436740556985</text:p>
          </table:table-cell>
          <table:table-cell table:formula="of:=[.K286]-[.C286]" office:value-type="float" office:value="0.105653030923167" calcext:value-type="float">
            <text:p>0.105653030923167</text:p>
          </table:table-cell>
          <table:table-cell table:formula="of:=[.M286]-[.D286]" office:value-type="float" office:value="-0.115344594710986" calcext:value-type="float">
            <text:p>-0.115344594710986</text:p>
          </table:table-cell>
          <table:table-cell office:value-type="float" office:value="0.321894234892786" calcext:value-type="float">
            <text:p>0.321894234892786</text:p>
          </table:table-cell>
          <table:table-cell office:value-type="float" office:value="-0.177419092660279" calcext:value-type="float">
            <text:p>-0.177419092660279</text:p>
          </table:table-cell>
          <table:table-cell office:value-type="float" office:value="0.295664047491167" calcext:value-type="float">
            <text:p>0.295664047491167</text:p>
          </table:table-cell>
          <table:table-cell office:value-type="float" office:value="-0.0449279167313437" calcext:value-type="float">
            <text:p>-0.044927916731344</text:p>
          </table:table-cell>
          <table:table-cell office:value-type="float" office:value="-0.0648617032960606" calcext:value-type="float">
            <text:p>-0.064861703296061</text:p>
          </table:table-cell>
          <table:table-cell office:value-type="float" office:value="-0.0130712509510218" calcext:value-type="float">
            <text:p>-0.013071250951022</text:p>
          </table:table-cell>
        </table:table-row>
        <table:table-row table:style-name="ro1">
          <table:table-cell table:formula="of:=SQRT([.I287]^2 + [.K287]^2 + [.M287]^2)" office:value-type="float" office:value="2.08871152542326" calcext:value-type="float">
            <text:p>2.08871152542326</text:p>
          </table:table-cell>
          <table:table-cell office:value-type="float" office:value="2.00385130328432" calcext:value-type="float">
            <text:p>2.00385130328432</text:p>
          </table:table-cell>
          <table:table-cell office:value-type="float" office:value="0.275629877438924" calcext:value-type="float">
            <text:p>0.275629877438924</text:p>
          </table:table-cell>
          <table:table-cell office:value-type="float" office:value="0.644219442376611" calcext:value-type="float">
            <text:p>0.644219442376611</text:p>
          </table:table-cell>
          <table:table-cell office:value-type="float" office:value="0.345432669404355" calcext:value-type="float">
            <text:p>0.345432669404355</text:p>
          </table:table-cell>
          <table:table-cell office:value-type="float" office:value="-0.0990783433801474" calcext:value-type="float">
            <text:p>-0.099078343380147</text:p>
          </table:table-cell>
          <table:table-cell office:value-type="float" office:value="-0.292636460578755" calcext:value-type="float">
            <text:p>-0.292636460578755</text:p>
          </table:table-cell>
          <table:table-cell office:value-type="float" office:value="2.24460192804571" calcext:value-type="float">
            <text:p>2.24460192804571</text:p>
          </table:table-cell>
          <table:table-cell table:formula="of:=[.H287] / 1.184 + 0.103" office:value-type="float" office:value="1.99877865544401" calcext:value-type="float">
            <text:p>1.99877865544401</text:p>
          </table:table-cell>
          <table:table-cell office:value-type="float" office:value="0.158061369167731" calcext:value-type="float">
            <text:p>0.158061369167731</text:p>
          </table:table-cell>
          <table:table-cell table:formula="of:=[.J287] / 1.032 + 0.243" office:value-type="float" office:value="0.3961602414416" calcext:value-type="float">
            <text:p>0.3961602414416</text:p>
          </table:table-cell>
          <table:table-cell office:value-type="float" office:value="0.870125639406658" calcext:value-type="float">
            <text:p>0.870125639406658</text:p>
          </table:table-cell>
          <table:table-cell table:formula="of:=[.L287] / 1.151 - 0.297" office:value-type="float" office:value="0.458973622421076" calcext:value-type="float">
            <text:p>0.458973622421076</text:p>
          </table:table-cell>
          <table:table-cell office:value-type="float" office:value="0.267010192995068" calcext:value-type="float">
            <text:p>0.267010192995068</text:p>
          </table:table-cell>
          <table:table-cell office:value-type="float" office:value="-0.113372250116826" calcext:value-type="float">
            <text:p>-0.113372250116826</text:p>
          </table:table-cell>
          <table:table-cell office:value-type="float" office:value="-0.294329850080148" calcext:value-type="float">
            <text:p>-0.294329850080148</text:p>
          </table:table-cell>
          <table:table-cell table:formula="of:=[.I287]-[.B287]" office:value-type="float" office:value="-0.00507264784030803" calcext:value-type="float">
            <text:p>-0.005072647840308</text:p>
          </table:table-cell>
          <table:table-cell table:formula="of:=[.K287]-[.C287]" office:value-type="float" office:value="0.120530364002676" calcext:value-type="float">
            <text:p>0.120530364002676</text:p>
          </table:table-cell>
          <table:table-cell table:formula="of:=[.M287]-[.D287]" office:value-type="float" office:value="-0.185245819955535" calcext:value-type="float">
            <text:p>-0.185245819955535</text:p>
          </table:table-cell>
          <table:table-cell office:value-type="float" office:value="0.24075062476139" calcext:value-type="float">
            <text:p>0.24075062476139</text:p>
          </table:table-cell>
          <table:table-cell office:value-type="float" office:value="-0.117568508271193" calcext:value-type="float">
            <text:p>-0.117568508271193</text:p>
          </table:table-cell>
          <table:table-cell office:value-type="float" office:value="0.225906197030048" calcext:value-type="float">
            <text:p>0.225906197030048</text:p>
          </table:table-cell>
          <table:table-cell office:value-type="float" office:value="-0.0704244114379655" calcext:value-type="float">
            <text:p>-0.070424411437966</text:p>
          </table:table-cell>
          <table:table-cell office:value-type="float" office:value="-0.0364379038516347" calcext:value-type="float">
            <text:p>-0.036437903851635</text:p>
          </table:table-cell>
          <table:table-cell office:value-type="float" office:value="0.00534210074060315" calcext:value-type="float">
            <text:p>0.005342100740603</text:p>
          </table:table-cell>
        </table:table-row>
        <table:table-row table:style-name="ro1">
          <table:table-cell table:formula="of:=SQRT([.I288]^2 + [.K288]^2 + [.M288]^2)" office:value-type="float" office:value="4.22651122406778" calcext:value-type="float">
            <text:p>4.22651122406778</text:p>
          </table:table-cell>
          <table:table-cell office:value-type="float" office:value="3.72850832665744" calcext:value-type="float">
            <text:p>3.72850832665744</text:p>
          </table:table-cell>
          <table:table-cell office:value-type="float" office:value="-1.42920096040265" calcext:value-type="float">
            <text:p>-1.42920096040265</text:p>
          </table:table-cell>
          <table:table-cell office:value-type="float" office:value="1.71336141200141" calcext:value-type="float">
            <text:p>1.71336141200141</text:p>
          </table:table-cell>
          <table:table-cell office:value-type="float" office:value="0.464919457205646" calcext:value-type="float">
            <text:p>0.464919457205646</text:p>
          </table:table-cell>
          <table:table-cell office:value-type="float" office:value="0.42525919186518" calcext:value-type="float">
            <text:p>0.42525919186518</text:p>
          </table:table-cell>
          <table:table-cell office:value-type="float" office:value="-1.49428071867878" calcext:value-type="float">
            <text:p>-1.49428071867878</text:p>
          </table:table-cell>
          <table:table-cell office:value-type="float" office:value="4.20058238047377" calcext:value-type="float">
            <text:p>4.20058238047377</text:p>
          </table:table-cell>
          <table:table-cell table:formula="of:=[.H288] / 1.184 + 0.103" office:value-type="float" office:value="3.65078917269744" calcext:value-type="float">
            <text:p>3.65078917269744</text:p>
          </table:table-cell>
          <table:table-cell office:value-type="float" office:value="-1.69607940591904" calcext:value-type="float">
            <text:p>-1.69607940591904</text:p>
          </table:table-cell>
          <table:table-cell table:formula="of:=[.J288] / 1.032 + 0.243" office:value-type="float" office:value="-1.40048779643318" calcext:value-type="float">
            <text:p>-1.40048779643318</text:p>
          </table:table-cell>
          <table:table-cell office:value-type="float" office:value="2.18839306636652" calcext:value-type="float">
            <text:p>2.18839306636652</text:p>
          </table:table-cell>
          <table:table-cell table:formula="of:=[.L288] / 1.151 - 0.297" office:value-type="float" office:value="1.60429719058777" calcext:value-type="float">
            <text:p>1.60429719058777</text:p>
          </table:table-cell>
          <table:table-cell office:value-type="float" office:value="0.443765637282329" calcext:value-type="float">
            <text:p>0.443765637282329</text:p>
          </table:table-cell>
          <table:table-cell office:value-type="float" office:value="0.405946138679089" calcext:value-type="float">
            <text:p>0.405946138679089</text:p>
          </table:table-cell>
          <table:table-cell office:value-type="float" office:value="-1.48814020974007" calcext:value-type="float">
            <text:p>-1.48814020974007</text:p>
          </table:table-cell>
          <table:table-cell table:formula="of:=[.I288]-[.B288]" office:value-type="float" office:value="-0.0777191539599991" calcext:value-type="float">
            <text:p>-0.077719153959999</text:p>
          </table:table-cell>
          <table:table-cell table:formula="of:=[.K288]-[.C288]" office:value-type="float" office:value="0.028713163969472" calcext:value-type="float">
            <text:p>0.028713163969472</text:p>
          </table:table-cell>
          <table:table-cell table:formula="of:=[.M288]-[.D288]" office:value-type="float" office:value="-0.109064221413643" calcext:value-type="float">
            <text:p>-0.109064221413643</text:p>
          </table:table-cell>
          <table:table-cell office:value-type="float" office:value="0.472074053816321" calcext:value-type="float">
            <text:p>0.472074053816321</text:p>
          </table:table-cell>
          <table:table-cell office:value-type="float" office:value="-0.266878445516394" calcext:value-type="float">
            <text:p>-0.266878445516394</text:p>
          </table:table-cell>
          <table:table-cell office:value-type="float" office:value="0.475031654365106" calcext:value-type="float">
            <text:p>0.475031654365106</text:p>
          </table:table-cell>
          <table:table-cell office:value-type="float" office:value="0.0176900702432796" calcext:value-type="float">
            <text:p>0.01769007024328</text:p>
          </table:table-cell>
          <table:table-cell office:value-type="float" office:value="-0.0208475675485706" calcext:value-type="float">
            <text:p>-0.020847567548571</text:p>
          </table:table-cell>
          <table:table-cell office:value-type="float" office:value="-0.00221641906163228" calcext:value-type="float">
            <text:p>-0.002216419061632</text:p>
          </table:table-cell>
        </table:table-row>
        <table:table-row table:style-name="ro1">
          <table:table-cell table:formula="of:=SQRT([.I289]^2 + [.K289]^2 + [.M289]^2)" office:value-type="float" office:value="4.01562040322182" calcext:value-type="float">
            <text:p>4.01562040322182</text:p>
          </table:table-cell>
          <table:table-cell office:value-type="float" office:value="2.8512117430796" calcext:value-type="float">
            <text:p>2.8512117430796</text:p>
          </table:table-cell>
          <table:table-cell office:value-type="float" office:value="-2.44601490299687" calcext:value-type="float">
            <text:p>-2.44601490299687</text:p>
          </table:table-cell>
          <table:table-cell office:value-type="float" office:value="1.03487331159632" calcext:value-type="float">
            <text:p>1.03487331159632</text:p>
          </table:table-cell>
          <table:table-cell office:value-type="float" office:value="-0.320054092872386" calcext:value-type="float">
            <text:p>-0.320054092872386</text:p>
          </table:table-cell>
          <table:table-cell office:value-type="float" office:value="0.524960319462234" calcext:value-type="float">
            <text:p>0.524960319462234</text:p>
          </table:table-cell>
          <table:table-cell office:value-type="float" office:value="2.28824569980254" calcext:value-type="float">
            <text:p>2.28824569980254</text:p>
          </table:table-cell>
          <table:table-cell office:value-type="float" office:value="3.41056124419172" calcext:value-type="float">
            <text:p>3.41056124419172</text:p>
          </table:table-cell>
          <table:table-cell table:formula="of:=[.H289] / 1.184 + 0.103" office:value-type="float" office:value="2.98354159137814" calcext:value-type="float">
            <text:p>2.98354159137814</text:p>
          </table:table-cell>
          <table:table-cell office:value-type="float" office:value="-2.82293439354588" calcext:value-type="float">
            <text:p>-2.82293439354588</text:p>
          </table:table-cell>
          <table:table-cell table:formula="of:=[.J289] / 1.032 + 0.243" office:value-type="float" office:value="-2.4924015441336" calcext:value-type="float">
            <text:p>-2.4924015441336</text:p>
          </table:table-cell>
          <table:table-cell office:value-type="float" office:value="1.49951576105432" calcext:value-type="float">
            <text:p>1.49951576105432</text:p>
          </table:table-cell>
          <table:table-cell table:formula="of:=[.L289] / 1.151 - 0.297" office:value-type="float" office:value="1.0057938844955" calcext:value-type="float">
            <text:p>1.0057938844955</text:p>
          </table:table-cell>
          <table:table-cell office:value-type="float" office:value="-0.296327747383162" calcext:value-type="float">
            <text:p>-0.296327747383162</text:p>
          </table:table-cell>
          <table:table-cell office:value-type="float" office:value="0.572165583358701" calcext:value-type="float">
            <text:p>0.572165583358701</text:p>
          </table:table-cell>
          <table:table-cell office:value-type="float" office:value="2.26594447230976" calcext:value-type="float">
            <text:p>2.26594447230976</text:p>
          </table:table-cell>
          <table:table-cell table:formula="of:=[.I289]-[.B289]" office:value-type="float" office:value="0.132329848298542" calcext:value-type="float">
            <text:p>0.132329848298542</text:p>
          </table:table-cell>
          <table:table-cell table:formula="of:=[.K289]-[.C289]" office:value-type="float" office:value="-0.0463866411367344" calcext:value-type="float">
            <text:p>-0.046386641136734</text:p>
          </table:table-cell>
          <table:table-cell table:formula="of:=[.M289]-[.D289]" office:value-type="float" office:value="-0.0290794271008206" calcext:value-type="float">
            <text:p>-0.029079427100821</text:p>
          </table:table-cell>
          <table:table-cell office:value-type="float" office:value="0.559349501112119" calcext:value-type="float">
            <text:p>0.559349501112119</text:p>
          </table:table-cell>
          <table:table-cell office:value-type="float" office:value="-0.376919490549007" calcext:value-type="float">
            <text:p>-0.376919490549007</text:p>
          </table:table-cell>
          <table:table-cell office:value-type="float" office:value="0.464642449457991" calcext:value-type="float">
            <text:p>0.464642449457991</text:p>
          </table:table-cell>
          <table:table-cell office:value-type="float" office:value="0.0225570142076439" calcext:value-type="float">
            <text:p>0.022557014207644</text:p>
          </table:table-cell>
          <table:table-cell office:value-type="float" office:value="-0.0461473337984844" calcext:value-type="float">
            <text:p>-0.046147333798484</text:p>
          </table:table-cell>
          <table:table-cell office:value-type="float" office:value="-0.00940439297798967" calcext:value-type="float">
            <text:p>-0.00940439297799</text:p>
          </table:table-cell>
        </table:table-row>
        <table:table-row table:style-name="ro1">
          <table:table-cell table:formula="of:=SQRT([.I290]^2 + [.K290]^2 + [.M290]^2)" office:value-type="float" office:value="6.43986980932639" calcext:value-type="float">
            <text:p>6.43986980932639</text:p>
          </table:table-cell>
          <table:table-cell office:value-type="float" office:value="6.09701806732303" calcext:value-type="float">
            <text:p>6.09701806732303</text:p>
          </table:table-cell>
          <table:table-cell office:value-type="float" office:value="1.80581036704531" calcext:value-type="float">
            <text:p>1.80581036704531</text:p>
          </table:table-cell>
          <table:table-cell office:value-type="float" office:value="0.628829069712569" calcext:value-type="float">
            <text:p>0.628829069712569</text:p>
          </table:table-cell>
          <table:table-cell office:value-type="float" office:value="0.360990109039157" calcext:value-type="float">
            <text:p>0.360990109039157</text:p>
          </table:table-cell>
          <table:table-cell office:value-type="float" office:value="0.169231596699523" calcext:value-type="float">
            <text:p>0.169231596699523</text:p>
          </table:table-cell>
          <table:table-cell office:value-type="float" office:value="-1.44262332425946" calcext:value-type="float">
            <text:p>-1.44262332425946</text:p>
          </table:table-cell>
          <table:table-cell office:value-type="float" office:value="7.15217830763888" calcext:value-type="float">
            <text:p>7.15217830763888</text:p>
          </table:table-cell>
          <table:table-cell table:formula="of:=[.H290] / 1.184 + 0.103" office:value-type="float" office:value="6.14369113820851" calcext:value-type="float">
            <text:p>6.14369113820851</text:p>
          </table:table-cell>
          <table:table-cell office:value-type="float" office:value="1.52509483213767" calcext:value-type="float">
            <text:p>1.52509483213767</text:p>
          </table:table-cell>
          <table:table-cell table:formula="of:=[.J290] / 1.032 + 0.243" office:value-type="float" office:value="1.72080506990084" calcext:value-type="float">
            <text:p>1.72080506990084</text:p>
          </table:table-cell>
          <table:table-cell office:value-type="float" office:value="1.34909516313325" calcext:value-type="float">
            <text:p>1.34909516313325</text:p>
          </table:table-cell>
          <table:table-cell table:formula="of:=[.L290] / 1.151 - 0.297" office:value-type="float" office:value="0.875107005328627" calcext:value-type="float">
            <text:p>0.875107005328627</text:p>
          </table:table-cell>
          <table:table-cell office:value-type="float" office:value="0.251217982750692" calcext:value-type="float">
            <text:p>0.251217982750692</text:p>
          </table:table-cell>
          <table:table-cell office:value-type="float" office:value="0.287534333568761" calcext:value-type="float">
            <text:p>0.287534333568761</text:p>
          </table:table-cell>
          <table:table-cell office:value-type="float" office:value="-1.41378737660884" calcext:value-type="float">
            <text:p>-1.41378737660884</text:p>
          </table:table-cell>
          <table:table-cell table:formula="of:=[.I290]-[.B290]" office:value-type="float" office:value="0.0466730708854835" calcext:value-type="float">
            <text:p>0.046673070885484</text:p>
          </table:table-cell>
          <table:table-cell table:formula="of:=[.K290]-[.C290]" office:value-type="float" office:value="-0.085005297144467" calcext:value-type="float">
            <text:p>-0.085005297144467</text:p>
          </table:table-cell>
          <table:table-cell table:formula="of:=[.M290]-[.D290]" office:value-type="float" office:value="0.246277935616058" calcext:value-type="float">
            <text:p>0.246277935616058</text:p>
          </table:table-cell>
          <table:table-cell office:value-type="float" office:value="1.05516024031585" calcext:value-type="float">
            <text:p>1.05516024031585</text:p>
          </table:table-cell>
          <table:table-cell office:value-type="float" office:value="-0.280715534907638" calcext:value-type="float">
            <text:p>-0.280715534907638</text:p>
          </table:table-cell>
          <table:table-cell office:value-type="float" office:value="0.720266093420683" calcext:value-type="float">
            <text:p>0.720266093420683</text:p>
          </table:table-cell>
          <table:table-cell office:value-type="float" office:value="-0.132360890435727" calcext:value-type="float">
            <text:p>-0.132360890435727</text:p>
          </table:table-cell>
          <table:table-cell office:value-type="float" office:value="-0.0890996122717667" calcext:value-type="float">
            <text:p>-0.089099612271767</text:p>
          </table:table-cell>
          <table:table-cell office:value-type="float" office:value="-0.00199321690678111" calcext:value-type="float">
            <text:p>-0.001993216906781</text:p>
          </table:table-cell>
        </table:table-row>
        <table:table-row table:style-name="ro1">
          <table:table-cell table:formula="of:=SQRT([.I291]^2 + [.K291]^2 + [.M291]^2)" office:value-type="float" office:value="7.97847183198699" calcext:value-type="float">
            <text:p>7.97847183198699</text:p>
          </table:table-cell>
          <table:table-cell office:value-type="float" office:value="6.45173683738471" calcext:value-type="float">
            <text:p>6.45173683738471</text:p>
          </table:table-cell>
          <table:table-cell office:value-type="float" office:value="-3.98427933778666" calcext:value-type="float">
            <text:p>-3.98427933778666</text:p>
          </table:table-cell>
          <table:table-cell office:value-type="float" office:value="1.77667650519498" calcext:value-type="float">
            <text:p>1.77667650519498</text:p>
          </table:table-cell>
          <table:table-cell office:value-type="float" office:value="0.177863165375166" calcext:value-type="float">
            <text:p>0.177863165375166</text:p>
          </table:table-cell>
          <table:table-cell office:value-type="float" office:value="0.37014699539615" calcext:value-type="float">
            <text:p>0.37014699539615</text:p>
          </table:table-cell>
          <table:table-cell office:value-type="float" office:value="-1.76497632616633" calcext:value-type="float">
            <text:p>-1.76497632616633</text:p>
          </table:table-cell>
          <table:table-cell office:value-type="float" office:value="7.52839969555773" calcext:value-type="float">
            <text:p>7.52839969555773</text:p>
          </table:table-cell>
          <table:table-cell table:formula="of:=[.H291] / 1.184 + 0.103" office:value-type="float" office:value="6.46144568881565" calcext:value-type="float">
            <text:p>6.46144568881565</text:p>
          </table:table-cell>
          <table:table-cell office:value-type="float" office:value="-4.60667621102763" calcext:value-type="float">
            <text:p>-4.60667621102763</text:p>
          </table:table-cell>
          <table:table-cell table:formula="of:=[.J291] / 1.032 + 0.243" office:value-type="float" office:value="-4.22083353781747" calcext:value-type="float">
            <text:p>-4.22083353781747</text:p>
          </table:table-cell>
          <table:table-cell office:value-type="float" office:value="2.6696848522051" calcext:value-type="float">
            <text:p>2.6696848522051</text:p>
          </table:table-cell>
          <table:table-cell table:formula="of:=[.L291] / 1.151 - 0.297" office:value-type="float" office:value="2.02244817741538" calcext:value-type="float">
            <text:p>2.02244817741538</text:p>
          </table:table-cell>
          <table:table-cell office:value-type="float" office:value="0.071189871744183" calcext:value-type="float">
            <text:p>0.071189871744183</text:p>
          </table:table-cell>
          <table:table-cell office:value-type="float" office:value="0.431230508589653" calcext:value-type="float">
            <text:p>0.431230508589653</text:p>
          </table:table-cell>
          <table:table-cell office:value-type="float" office:value="-1.76855102850509" calcext:value-type="float">
            <text:p>-1.76855102850509</text:p>
          </table:table-cell>
          <table:table-cell table:formula="of:=[.I291]-[.B291]" office:value-type="float" office:value="0.0097088514309398" calcext:value-type="float">
            <text:p>0.00970885143094</text:p>
          </table:table-cell>
          <table:table-cell table:formula="of:=[.K291]-[.C291]" office:value-type="float" office:value="-0.236554200030811" calcext:value-type="float">
            <text:p>-0.236554200030811</text:p>
          </table:table-cell>
          <table:table-cell table:formula="of:=[.M291]-[.D291]" office:value-type="float" office:value="0.245771672220398" calcext:value-type="float">
            <text:p>0.245771672220398</text:p>
          </table:table-cell>
          <table:table-cell office:value-type="float" office:value="1.07666285817302" calcext:value-type="float">
            <text:p>1.07666285817302</text:p>
          </table:table-cell>
          <table:table-cell office:value-type="float" office:value="-0.62239687324097" calcext:value-type="float">
            <text:p>-0.62239687324097</text:p>
          </table:table-cell>
          <table:table-cell office:value-type="float" office:value="0.893008347010124" calcext:value-type="float">
            <text:p>0.893008347010124</text:p>
          </table:table-cell>
          <table:table-cell office:value-type="float" office:value="-0.0433295891528682" calcext:value-type="float">
            <text:p>-0.043329589152868</text:p>
          </table:table-cell>
          <table:table-cell office:value-type="float" office:value="-0.107251512947635" calcext:value-type="float">
            <text:p>-0.107251512947635</text:p>
          </table:table-cell>
          <table:table-cell office:value-type="float" office:value="-0.0475619819335291" calcext:value-type="float">
            <text:p>-0.047561981933529</text:p>
          </table:table-cell>
        </table:table-row>
        <table:table-row table:style-name="ro1">
          <table:table-cell table:formula="of:=SQRT([.I292]^2 + [.K292]^2 + [.M292]^2)" office:value-type="float" office:value="3.02928306854092" calcext:value-type="float">
            <text:p>3.02928306854092</text:p>
          </table:table-cell>
          <table:table-cell office:value-type="float" office:value="2.96434509145347" calcext:value-type="float">
            <text:p>2.96434509145347</text:p>
          </table:table-cell>
          <table:table-cell office:value-type="float" office:value="-0.618821826040789" calcext:value-type="float">
            <text:p>-0.618821826040789</text:p>
          </table:table-cell>
          <table:table-cell office:value-type="float" office:value="0.342939502944735" calcext:value-type="float">
            <text:p>0.342939502944735</text:p>
          </table:table-cell>
          <table:table-cell office:value-type="float" office:value="0.611031179320845" calcext:value-type="float">
            <text:p>0.611031179320845</text:p>
          </table:table-cell>
          <table:table-cell office:value-type="float" office:value="0.649280933155438" calcext:value-type="float">
            <text:p>0.649280933155438</text:p>
          </table:table-cell>
          <table:table-cell office:value-type="float" office:value="-1.56102871525449" calcext:value-type="float">
            <text:p>-1.56102871525449</text:p>
          </table:table-cell>
          <table:table-cell office:value-type="float" office:value="3.38815932928005" calcext:value-type="float">
            <text:p>3.38815932928005</text:p>
          </table:table-cell>
          <table:table-cell table:formula="of:=[.H292] / 1.184 + 0.103" office:value-type="float" office:value="2.96462105513518" calcext:value-type="float">
            <text:p>2.96462105513518</text:p>
          </table:table-cell>
          <table:table-cell office:value-type="float" office:value="-0.813609130014562" calcext:value-type="float">
            <text:p>-0.813609130014562</text:p>
          </table:table-cell>
          <table:table-cell table:formula="of:=[.J292] / 1.032 + 0.243" office:value-type="float" office:value="-0.545380939936591" calcext:value-type="float">
            <text:p>-0.545380939936591</text:p>
          </table:table-cell>
          <table:table-cell office:value-type="float" office:value="0.687410745213203" calcext:value-type="float">
            <text:p>0.687410745213203</text:p>
          </table:table-cell>
          <table:table-cell table:formula="of:=[.L292] / 1.151 - 0.297" office:value-type="float" office:value="0.300229144407648" calcext:value-type="float">
            <text:p>0.300229144407648</text:p>
          </table:table-cell>
          <table:table-cell office:value-type="float" office:value="0.499601431832319" calcext:value-type="float">
            <text:p>0.499601431832319</text:p>
          </table:table-cell>
          <table:table-cell office:value-type="float" office:value="0.686462207533334" calcext:value-type="float">
            <text:p>0.686462207533334</text:p>
          </table:table-cell>
          <table:table-cell office:value-type="float" office:value="-1.49748081433204" calcext:value-type="float">
            <text:p>-1.49748081433204</text:p>
          </table:table-cell>
          <table:table-cell table:formula="of:=[.I292]-[.B292]" office:value-type="float" office:value="0.000275963681707569" calcext:value-type="float">
            <text:p>0.000275963681708</text:p>
          </table:table-cell>
          <table:table-cell table:formula="of:=[.K292]-[.C292]" office:value-type="float" office:value="0.073440886104198" calcext:value-type="float">
            <text:p>0.073440886104198</text:p>
          </table:table-cell>
          <table:table-cell table:formula="of:=[.M292]-[.D292]" office:value-type="float" office:value="-0.0427103585370869" calcext:value-type="float">
            <text:p>-0.042710358537087</text:p>
          </table:table-cell>
          <table:table-cell office:value-type="float" office:value="0.423814237826574" calcext:value-type="float">
            <text:p>0.423814237826574</text:p>
          </table:table-cell>
          <table:table-cell office:value-type="float" office:value="-0.194787303973773" calcext:value-type="float">
            <text:p>-0.194787303973773</text:p>
          </table:table-cell>
          <table:table-cell office:value-type="float" office:value="0.344471242268468" calcext:value-type="float">
            <text:p>0.344471242268468</text:p>
          </table:table-cell>
          <table:table-cell office:value-type="float" office:value="-0.0410736311068365" calcext:value-type="float">
            <text:p>-0.041073631106837</text:p>
          </table:table-cell>
          <table:table-cell office:value-type="float" office:value="-0.0857213174263998" calcext:value-type="float">
            <text:p>-0.0857213174264</text:p>
          </table:table-cell>
          <table:table-cell office:value-type="float" office:value="-0.00728009031213617" calcext:value-type="float">
            <text:p>-0.007280090312136</text:p>
          </table:table-cell>
        </table:table-row>
        <table:table-row table:style-name="ro1">
          <table:table-cell table:formula="of:=SQRT([.I293]^2 + [.K293]^2 + [.M293]^2)" office:value-type="float" office:value="5.58098231626859" calcext:value-type="float">
            <text:p>5.58098231626859</text:p>
          </table:table-cell>
          <table:table-cell office:value-type="float" office:value="4.72942363946168" calcext:value-type="float">
            <text:p>4.72942363946168</text:p>
          </table:table-cell>
          <table:table-cell office:value-type="float" office:value="-2.95643428809311" calcext:value-type="float">
            <text:p>-2.95643428809311</text:p>
          </table:table-cell>
          <table:table-cell office:value-type="float" office:value="1.14416574825464" calcext:value-type="float">
            <text:p>1.14416574825464</text:p>
          </table:table-cell>
          <table:table-cell office:value-type="float" office:value="0.388129599634608" calcext:value-type="float">
            <text:p>0.388129599634608</text:p>
          </table:table-cell>
          <table:table-cell office:value-type="float" office:value="0.349525614490557" calcext:value-type="float">
            <text:p>0.349525614490557</text:p>
          </table:table-cell>
          <table:table-cell office:value-type="float" office:value="-2.50044440052373" calcext:value-type="float">
            <text:p>-2.50044440052373</text:p>
          </table:table-cell>
          <table:table-cell office:value-type="float" office:value="5.31431307866802" calcext:value-type="float">
            <text:p>5.31431307866802</text:p>
          </table:table-cell>
          <table:table-cell table:formula="of:=[.H293] / 1.184 + 0.103" office:value-type="float" office:value="4.59144010022637" calcext:value-type="float">
            <text:p>4.59144010022637</text:p>
          </table:table-cell>
          <table:table-cell office:value-type="float" office:value="-3.28223974758723" calcext:value-type="float">
            <text:p>-3.28223974758723</text:p>
          </table:table-cell>
          <table:table-cell table:formula="of:=[.J293] / 1.032 + 0.243" office:value-type="float" office:value="-2.93746487169305" calcext:value-type="float">
            <text:p>-2.93746487169305</text:p>
          </table:table-cell>
          <table:table-cell office:value-type="float" office:value="1.72177146179908" calcext:value-type="float">
            <text:p>1.72177146179908</text:p>
          </table:table-cell>
          <table:table-cell table:formula="of:=[.L293] / 1.151 - 0.297" office:value-type="float" office:value="1.1988917999992" calcext:value-type="float">
            <text:p>1.1988917999992</text:p>
          </table:table-cell>
          <table:table-cell office:value-type="float" office:value="0.173592620175878" calcext:value-type="float">
            <text:p>0.173592620175878</text:p>
          </table:table-cell>
          <table:table-cell office:value-type="float" office:value="0.736368459788097" calcext:value-type="float">
            <text:p>0.736368459788097</text:p>
          </table:table-cell>
          <table:table-cell office:value-type="float" office:value="-2.63063707922054" calcext:value-type="float">
            <text:p>-2.63063707922054</text:p>
          </table:table-cell>
          <table:table-cell table:formula="of:=[.I293]-[.B293]" office:value-type="float" office:value="-0.137983539235312" calcext:value-type="float">
            <text:p>-0.137983539235312</text:p>
          </table:table-cell>
          <table:table-cell table:formula="of:=[.K293]-[.C293]" office:value-type="float" office:value="0.0189694164000578" calcext:value-type="float">
            <text:p>0.018969416400058</text:p>
          </table:table-cell>
          <table:table-cell table:formula="of:=[.M293]-[.D293]" office:value-type="float" office:value="0.0547260517445609" calcext:value-type="float">
            <text:p>0.054726051744561</text:p>
          </table:table-cell>
          <table:table-cell office:value-type="float" office:value="0.584889439206342" calcext:value-type="float">
            <text:p>0.584889439206342</text:p>
          </table:table-cell>
          <table:table-cell office:value-type="float" office:value="-0.325805459494119" calcext:value-type="float">
            <text:p>-0.325805459494119</text:p>
          </table:table-cell>
          <table:table-cell office:value-type="float" office:value="0.577605713544438" calcext:value-type="float">
            <text:p>0.577605713544438</text:p>
          </table:table-cell>
          <table:table-cell office:value-type="float" office:value="-0.112381681119783" calcext:value-type="float">
            <text:p>-0.112381681119783</text:p>
          </table:table-cell>
          <table:table-cell office:value-type="float" office:value="-0.412991631839751" calcext:value-type="float">
            <text:p>-0.412991631839751</text:p>
          </table:table-cell>
          <table:table-cell office:value-type="float" office:value="-0.267021522413811" calcext:value-type="float">
            <text:p>-0.267021522413811</text:p>
          </table:table-cell>
        </table:table-row>
        <table:table-row table:style-name="ro1">
          <table:table-cell table:formula="of:=SQRT([.I294]^2 + [.K294]^2 + [.M294]^2)" office:value-type="float" office:value="4.70687127430101" calcext:value-type="float">
            <text:p>4.70687127430101</text:p>
          </table:table-cell>
          <table:table-cell office:value-type="float" office:value="3.54517220121938" calcext:value-type="float">
            <text:p>3.54517220121938</text:p>
          </table:table-cell>
          <table:table-cell office:value-type="float" office:value="-3.00971846434922" calcext:value-type="float">
            <text:p>-3.00971846434922</text:p>
          </table:table-cell>
          <table:table-cell office:value-type="float" office:value="0.420729989850662" calcext:value-type="float">
            <text:p>0.420729989850662</text:p>
          </table:table-cell>
          <table:table-cell office:value-type="float" office:value="-0.197893585835112" calcext:value-type="float">
            <text:p>-0.197893585835112</text:p>
          </table:table-cell>
          <table:table-cell office:value-type="float" office:value="-0.529925924786256" calcext:value-type="float">
            <text:p>-0.529925924786256</text:p>
          </table:table-cell>
          <table:table-cell office:value-type="float" office:value="-1.48895295827608" calcext:value-type="float">
            <text:p>-1.48895295827608</text:p>
          </table:table-cell>
          <table:table-cell office:value-type="float" office:value="4.12673309306202" calcext:value-type="float">
            <text:p>4.12673309306202</text:p>
          </table:table-cell>
          <table:table-cell table:formula="of:=[.H294] / 1.184 + 0.103" office:value-type="float" office:value="3.58841646373481" calcext:value-type="float">
            <text:p>3.58841646373481</text:p>
          </table:table-cell>
          <table:table-cell office:value-type="float" office:value="-3.35392593118896" calcext:value-type="float">
            <text:p>-3.35392593118896</text:p>
          </table:table-cell>
          <table:table-cell table:formula="of:=[.J294] / 1.032 + 0.243" office:value-type="float" office:value="-3.00692822789628" calcext:value-type="float">
            <text:p>-3.00692822789628</text:p>
          </table:table-cell>
          <table:table-cell office:value-type="float" office:value="0.90134087561993" calcext:value-type="float">
            <text:p>0.90134087561993</text:p>
          </table:table-cell>
          <table:table-cell table:formula="of:=[.L294] / 1.151 - 0.297" office:value-type="float" office:value="0.486093723388297" calcext:value-type="float">
            <text:p>0.486093723388297</text:p>
          </table:table-cell>
          <table:table-cell office:value-type="float" office:value="-0.311290614398858" calcext:value-type="float">
            <text:p>-0.311290614398858</text:p>
          </table:table-cell>
          <table:table-cell office:value-type="float" office:value="-0.5626966025628" calcext:value-type="float">
            <text:p>-0.5626966025628</text:p>
          </table:table-cell>
          <table:table-cell office:value-type="float" office:value="-1.59962863701764" calcext:value-type="float">
            <text:p>-1.59962863701764</text:p>
          </table:table-cell>
          <table:table-cell table:formula="of:=[.I294]-[.B294]" office:value-type="float" office:value="0.0432442625154348" calcext:value-type="float">
            <text:p>0.043244262515435</text:p>
          </table:table-cell>
          <table:table-cell table:formula="of:=[.K294]-[.C294]" office:value-type="float" office:value="0.00279023645294085" calcext:value-type="float">
            <text:p>0.002790236452941</text:p>
          </table:table-cell>
          <table:table-cell table:formula="of:=[.M294]-[.D294]" office:value-type="float" office:value="0.0653637335376352" calcext:value-type="float">
            <text:p>0.065363733537635</text:p>
          </table:table-cell>
          <table:table-cell office:value-type="float" office:value="0.581560891842638" calcext:value-type="float">
            <text:p>0.581560891842638</text:p>
          </table:table-cell>
          <table:table-cell office:value-type="float" office:value="-0.344207466839737" calcext:value-type="float">
            <text:p>-0.344207466839737</text:p>
          </table:table-cell>
          <table:table-cell office:value-type="float" office:value="0.480610885769268" calcext:value-type="float">
            <text:p>0.480610885769268</text:p>
          </table:table-cell>
          <table:table-cell office:value-type="float" office:value="0.0277051801247286" calcext:value-type="float">
            <text:p>0.027705180124729</text:p>
          </table:table-cell>
          <table:table-cell office:value-type="float" office:value="-0.0984496735680765" calcext:value-type="float">
            <text:p>-0.098449673568077</text:p>
          </table:table-cell>
          <table:table-cell office:value-type="float" office:value="-0.0503424969028892" calcext:value-type="float">
            <text:p>-0.050342496902889</text:p>
          </table:table-cell>
        </table:table-row>
        <table:table-row table:style-name="ro1">
          <table:table-cell table:formula="of:=SQRT([.I295]^2 + [.K295]^2 + [.M295]^2)" office:value-type="float" office:value="7.7041057759834" calcext:value-type="float">
            <text:p>7.7041057759834</text:p>
          </table:table-cell>
          <table:table-cell office:value-type="float" office:value="5.6511468867169" calcext:value-type="float">
            <text:p>5.6511468867169</text:p>
          </table:table-cell>
          <table:table-cell office:value-type="float" office:value="4.7786545493327" calcext:value-type="float">
            <text:p>4.7786545493327</text:p>
          </table:table-cell>
          <table:table-cell office:value-type="float" office:value="1.43515928788731" calcext:value-type="float">
            <text:p>1.43515928788731</text:p>
          </table:table-cell>
          <table:table-cell office:value-type="float" office:value="0.0462671597687923" calcext:value-type="float">
            <text:p>0.046267159768792</text:p>
          </table:table-cell>
          <table:table-cell office:value-type="float" office:value="0.304381930846803" calcext:value-type="float">
            <text:p>0.304381930846803</text:p>
          </table:table-cell>
          <table:table-cell office:value-type="float" office:value="-2.80394221222338" calcext:value-type="float">
            <text:p>-2.80394221222338</text:p>
          </table:table-cell>
          <table:table-cell office:value-type="float" office:value="6.80739131646751" calcext:value-type="float">
            <text:p>6.80739131646751</text:p>
          </table:table-cell>
          <table:table-cell table:formula="of:=[.H295] / 1.184 + 0.103" office:value-type="float" office:value="5.85248590917864" calcext:value-type="float">
            <text:p>5.85248590917864</text:p>
          </table:table-cell>
          <table:table-cell office:value-type="float" office:value="4.63640035745847" calcext:value-type="float">
            <text:p>4.63640035745847</text:p>
          </table:table-cell>
          <table:table-cell table:formula="of:=[.J295] / 1.032 + 0.243" office:value-type="float" office:value="4.73563600528922" calcext:value-type="float">
            <text:p>4.73563600528922</text:p>
          </table:table-cell>
          <table:table-cell office:value-type="float" office:value="2.22449956955111" calcext:value-type="float">
            <text:p>2.22449956955111</text:p>
          </table:table-cell>
          <table:table-cell table:formula="of:=[.L295] / 1.151 - 0.297" office:value-type="float" office:value="1.63566687189497" calcext:value-type="float">
            <text:p>1.63566687189497</text:p>
          </table:table-cell>
          <table:table-cell office:value-type="float" office:value="-1.40407637816001" calcext:value-type="float">
            <text:p>-1.40407637816001</text:p>
          </table:table-cell>
          <table:table-cell office:value-type="float" office:value="-0.0297967423959431" calcext:value-type="float">
            <text:p>-0.029796742395943</text:p>
          </table:table-cell>
          <table:table-cell office:value-type="float" office:value="-3.09210857447556" calcext:value-type="float">
            <text:p>-3.09210857447556</text:p>
          </table:table-cell>
          <table:table-cell table:formula="of:=[.I295]-[.B295]" office:value-type="float" office:value="0.201339022461741" calcext:value-type="float">
            <text:p>0.201339022461741</text:p>
          </table:table-cell>
          <table:table-cell table:formula="of:=[.K295]-[.C295]" office:value-type="float" office:value="-0.043018544043484" calcext:value-type="float">
            <text:p>-0.043018544043484</text:p>
          </table:table-cell>
          <table:table-cell table:formula="of:=[.M295]-[.D295]" office:value-type="float" office:value="0.20050758400766" calcext:value-type="float">
            <text:p>0.20050758400766</text:p>
          </table:table-cell>
          <table:table-cell office:value-type="float" office:value="1.15624442975062" calcext:value-type="float">
            <text:p>1.15624442975062</text:p>
          </table:table-cell>
          <table:table-cell office:value-type="float" office:value="-0.14225419187423" calcext:value-type="float">
            <text:p>-0.14225419187423</text:p>
          </table:table-cell>
          <table:table-cell office:value-type="float" office:value="0.789340281663798" calcext:value-type="float">
            <text:p>0.789340281663798</text:p>
          </table:table-cell>
          <table:table-cell office:value-type="float" office:value="1.46090683430813" calcext:value-type="float">
            <text:p>1.46090683430813</text:p>
          </table:table-cell>
          <table:table-cell office:value-type="float" office:value="-0.271256818840233" calcext:value-type="float">
            <text:p>-0.271256818840233</text:p>
          </table:table-cell>
          <table:table-cell office:value-type="float" office:value="-0.289684873188824" calcext:value-type="float">
            <text:p>-0.289684873188824</text:p>
          </table:table-cell>
        </table:table-row>
        <table:table-row table:style-name="ro1">
          <table:table-cell table:formula="of:=SQRT([.I296]^2 + [.K296]^2 + [.M296]^2)" office:value-type="float" office:value="5.21525923348314" calcext:value-type="float">
            <text:p>5.21525923348314</text:p>
          </table:table-cell>
          <table:table-cell office:value-type="float" office:value="5.18931875095879" calcext:value-type="float">
            <text:p>5.18931875095879</text:p>
          </table:table-cell>
          <table:table-cell office:value-type="float" office:value="-1.48921782513857" calcext:value-type="float">
            <text:p>-1.48921782513857</text:p>
          </table:table-cell>
          <table:table-cell office:value-type="float" office:value="0.341105504367663" calcext:value-type="float">
            <text:p>0.341105504367663</text:p>
          </table:table-cell>
          <table:table-cell office:value-type="float" office:value="0.104951887098349" calcext:value-type="float">
            <text:p>0.104951887098349</text:p>
          </table:table-cell>
          <table:table-cell office:value-type="float" office:value="-0.447110143448716" calcext:value-type="float">
            <text:p>-0.447110143448716</text:p>
          </table:table-cell>
          <table:table-cell office:value-type="float" office:value="1.65099922779699" calcext:value-type="float">
            <text:p>1.65099922779699</text:p>
          </table:table-cell>
          <table:table-cell office:value-type="float" office:value="5.76540415613436" calcext:value-type="float">
            <text:p>5.76540415613436</text:p>
          </table:table-cell>
          <table:table-cell table:formula="of:=[.H296] / 1.184 + 0.103" office:value-type="float" office:value="4.97242918592429" calcext:value-type="float">
            <text:p>4.97242918592429</text:p>
          </table:table-cell>
          <table:table-cell office:value-type="float" office:value="-1.79193257442648" calcext:value-type="float">
            <text:p>-1.79193257442648</text:p>
          </table:table-cell>
          <table:table-cell table:formula="of:=[.J296] / 1.032 + 0.243" office:value-type="float" office:value="-1.49336877366907" calcext:value-type="float">
            <text:p>-1.49336877366907</text:p>
          </table:table-cell>
          <table:table-cell office:value-type="float" office:value="0.910080405073992" calcext:value-type="float">
            <text:p>0.910080405073992</text:p>
          </table:table-cell>
          <table:table-cell table:formula="of:=[.L296] / 1.151 - 0.297" office:value-type="float" office:value="0.493686711619454" calcext:value-type="float">
            <text:p>0.493686711619454</text:p>
          </table:table-cell>
          <table:table-cell office:value-type="float" office:value="0.0998709492772321" calcext:value-type="float">
            <text:p>0.099870949277232</text:p>
          </table:table-cell>
          <table:table-cell office:value-type="float" office:value="-0.417576810776135" calcext:value-type="float">
            <text:p>-0.417576810776135</text:p>
          </table:table-cell>
          <table:table-cell office:value-type="float" office:value="1.67634423639624" calcext:value-type="float">
            <text:p>1.67634423639624</text:p>
          </table:table-cell>
          <table:table-cell table:formula="of:=[.I296]-[.B296]" office:value-type="float" office:value="-0.2168895650345" calcext:value-type="float">
            <text:p>-0.2168895650345</text:p>
          </table:table-cell>
          <table:table-cell table:formula="of:=[.K296]-[.C296]" office:value-type="float" office:value="-0.00415094853050002" calcext:value-type="float">
            <text:p>-0.0041509485305</text:p>
          </table:table-cell>
          <table:table-cell table:formula="of:=[.M296]-[.D296]" office:value-type="float" office:value="0.152581207251791" calcext:value-type="float">
            <text:p>0.152581207251791</text:p>
          </table:table-cell>
          <table:table-cell office:value-type="float" office:value="0.576085405175569" calcext:value-type="float">
            <text:p>0.576085405175569</text:p>
          </table:table-cell>
          <table:table-cell office:value-type="float" office:value="-0.302714749287906" calcext:value-type="float">
            <text:p>-0.302714749287906</text:p>
          </table:table-cell>
          <table:table-cell office:value-type="float" office:value="0.568974900706329" calcext:value-type="float">
            <text:p>0.568974900706329</text:p>
          </table:table-cell>
          <table:table-cell office:value-type="float" office:value="0.029805611895819" calcext:value-type="float">
            <text:p>0.029805611895819</text:p>
          </table:table-cell>
          <table:table-cell office:value-type="float" office:value="0.00226403976455458" calcext:value-type="float">
            <text:p>0.002264039764555</text:p>
          </table:table-cell>
          <table:table-cell office:value-type="float" office:value="0.0274404133596877" calcext:value-type="float">
            <text:p>0.027440413359688</text:p>
          </table:table-cell>
        </table:table-row>
        <table:table-row table:style-name="ro1">
          <table:table-cell table:formula="of:=SQRT([.I297]^2 + [.K297]^2 + [.M297]^2)" office:value-type="float" office:value="4.79700536861172" calcext:value-type="float">
            <text:p>4.79700536861172</text:p>
          </table:table-cell>
          <table:table-cell office:value-type="float" office:value="4.0012009821138" calcext:value-type="float">
            <text:p>4.0012009821138</text:p>
          </table:table-cell>
          <table:table-cell office:value-type="float" office:value="-2.11844246015274" calcext:value-type="float">
            <text:p>-2.11844246015274</text:p>
          </table:table-cell>
          <table:table-cell office:value-type="float" office:value="1.48739943664446" calcext:value-type="float">
            <text:p>1.48739943664446</text:p>
          </table:table-cell>
          <table:table-cell office:value-type="float" office:value="0.0962271534532207" calcext:value-type="float">
            <text:p>0.096227153453221</text:p>
          </table:table-cell>
          <table:table-cell office:value-type="float" office:value="-0.499821896023914" calcext:value-type="float">
            <text:p>-0.499821896023914</text:p>
          </table:table-cell>
          <table:table-cell office:value-type="float" office:value="-0.724458047105864" calcext:value-type="float">
            <text:p>-0.724458047105864</text:p>
          </table:table-cell>
          <table:table-cell office:value-type="float" office:value="4.63518883322558" calcext:value-type="float">
            <text:p>4.63518883322558</text:p>
          </table:table-cell>
          <table:table-cell table:formula="of:=[.H297] / 1.184 + 0.103" office:value-type="float" office:value="4.01785543346755" calcext:value-type="float">
            <text:p>4.01785543346755</text:p>
          </table:table-cell>
          <table:table-cell office:value-type="float" office:value="-2.48359424584051" calcext:value-type="float">
            <text:p>-2.48359424584051</text:p>
          </table:table-cell>
          <table:table-cell table:formula="of:=[.J297] / 1.032 + 0.243" office:value-type="float" office:value="-2.16358357155088" calcext:value-type="float">
            <text:p>-2.16358357155088</text:p>
          </table:table-cell>
          <table:table-cell office:value-type="float" office:value="2.04400608522712" calcext:value-type="float">
            <text:p>2.04400608522712</text:p>
          </table:table-cell>
          <table:table-cell table:formula="of:=[.L297] / 1.151 - 0.297" office:value-type="float" office:value="1.47885237639194" calcext:value-type="float">
            <text:p>1.47885237639194</text:p>
          </table:table-cell>
          <table:table-cell office:value-type="float" office:value="0.0216847042347528" calcext:value-type="float">
            <text:p>0.021684704234753</text:p>
          </table:table-cell>
          <table:table-cell office:value-type="float" office:value="-0.556680935734723" calcext:value-type="float">
            <text:p>-0.556680935734723</text:p>
          </table:table-cell>
          <table:table-cell office:value-type="float" office:value="-0.769920123183859" calcext:value-type="float">
            <text:p>-0.769920123183859</text:p>
          </table:table-cell>
          <table:table-cell table:formula="of:=[.I297]-[.B297]" office:value-type="float" office:value="0.0166544513537517" calcext:value-type="float">
            <text:p>0.016654451353752</text:p>
          </table:table-cell>
          <table:table-cell table:formula="of:=[.K297]-[.C297]" office:value-type="float" office:value="-0.0451411113981419" calcext:value-type="float">
            <text:p>-0.045141111398142</text:p>
          </table:table-cell>
          <table:table-cell table:formula="of:=[.M297]-[.D297]" office:value-type="float" office:value="-0.00854706025252261" calcext:value-type="float">
            <text:p>-0.008547060252523</text:p>
          </table:table-cell>
          <table:table-cell office:value-type="float" office:value="0.633987851111781" calcext:value-type="float">
            <text:p>0.633987851111781</text:p>
          </table:table-cell>
          <table:table-cell office:value-type="float" office:value="-0.365151785687775" calcext:value-type="float">
            <text:p>-0.365151785687775</text:p>
          </table:table-cell>
          <table:table-cell office:value-type="float" office:value="0.556606648582662" calcext:value-type="float">
            <text:p>0.556606648582662</text:p>
          </table:table-cell>
          <table:table-cell office:value-type="float" office:value="-0.00897162935856466" calcext:value-type="float">
            <text:p>-0.008971629358565</text:p>
          </table:table-cell>
          <table:table-cell office:value-type="float" office:value="-0.0854101500022853" calcext:value-type="float">
            <text:p>-0.085410150002285</text:p>
          </table:table-cell>
          <table:table-cell office:value-type="float" office:value="-0.00824609934547649" calcext:value-type="float">
            <text:p>-0.008246099345476</text:p>
          </table:table-cell>
        </table:table-row>
        <table:table-row table:style-name="ro1">
          <table:table-cell table:formula="of:=SQRT([.I298]^2 + [.K298]^2 + [.M298]^2)" office:value-type="float" office:value="7.55938153995913" calcext:value-type="float">
            <text:p>7.55938153995913</text:p>
          </table:table-cell>
          <table:table-cell office:value-type="float" office:value="5.40456256538517" calcext:value-type="float">
            <text:p>5.40456256538517</text:p>
          </table:table-cell>
          <table:table-cell office:value-type="float" office:value="4.71859551380325" calcext:value-type="float">
            <text:p>4.71859551380325</text:p>
          </table:table-cell>
          <table:table-cell office:value-type="float" office:value="1.79727613095719" calcext:value-type="float">
            <text:p>1.79727613095719</text:p>
          </table:table-cell>
          <table:table-cell office:value-type="float" office:value="-0.197306626003271" calcext:value-type="float">
            <text:p>-0.197306626003271</text:p>
          </table:table-cell>
          <table:table-cell office:value-type="float" office:value="0.266946120997294" calcext:value-type="float">
            <text:p>0.266946120997294</text:p>
          </table:table-cell>
          <table:table-cell office:value-type="float" office:value="-2.40874813987851" calcext:value-type="float">
            <text:p>-2.40874813987851</text:p>
          </table:table-cell>
          <table:table-cell office:value-type="float" office:value="6.51378631354852" calcext:value-type="float">
            <text:p>6.51378631354852</text:p>
          </table:table-cell>
          <table:table-cell table:formula="of:=[.H298] / 1.184 + 0.103" office:value-type="float" office:value="5.60450871076733" calcext:value-type="float">
            <text:p>5.60450871076733</text:p>
          </table:table-cell>
          <table:table-cell office:value-type="float" office:value="4.5837854354632" calcext:value-type="float">
            <text:p>4.5837854354632</text:p>
          </table:table-cell>
          <table:table-cell table:formula="of:=[.J298] / 1.032 + 0.243" office:value-type="float" office:value="4.68465255374341" calcext:value-type="float">
            <text:p>4.68465255374341</text:p>
          </table:table-cell>
          <table:table-cell office:value-type="float" office:value="2.58194312693545" calcext:value-type="float">
            <text:p>2.58194312693545</text:p>
          </table:table-cell>
          <table:table-cell table:formula="of:=[.L298] / 1.151 - 0.297" office:value-type="float" office:value="1.94621731271542" calcext:value-type="float">
            <text:p>1.94621731271542</text:p>
          </table:table-cell>
          <table:table-cell office:value-type="float" office:value="-1.25289747875558" calcext:value-type="float">
            <text:p>-1.25289747875558</text:p>
          </table:table-cell>
          <table:table-cell office:value-type="float" office:value="-0.276309763865653" calcext:value-type="float">
            <text:p>-0.276309763865653</text:p>
          </table:table-cell>
          <table:table-cell office:value-type="float" office:value="-2.94637792958111" calcext:value-type="float">
            <text:p>-2.94637792958111</text:p>
          </table:table-cell>
          <table:table-cell table:formula="of:=[.I298]-[.B298]" office:value-type="float" office:value="0.199946145382161" calcext:value-type="float">
            <text:p>0.199946145382161</text:p>
          </table:table-cell>
          <table:table-cell table:formula="of:=[.K298]-[.C298]" office:value-type="float" office:value="-0.0339429600598384" calcext:value-type="float">
            <text:p>-0.033942960059839</text:p>
          </table:table-cell>
          <table:table-cell table:formula="of:=[.M298]-[.D298]" office:value-type="float" office:value="0.148941181758231" calcext:value-type="float">
            <text:p>0.148941181758231</text:p>
          </table:table-cell>
          <table:table-cell office:value-type="float" office:value="1.10922374816335" calcext:value-type="float">
            <text:p>1.10922374816335</text:p>
          </table:table-cell>
          <table:table-cell office:value-type="float" office:value="-0.134810078340053" calcext:value-type="float">
            <text:p>-0.134810078340053</text:p>
          </table:table-cell>
          <table:table-cell office:value-type="float" office:value="0.784666995978258" calcext:value-type="float">
            <text:p>0.784666995978258</text:p>
          </table:table-cell>
          <table:table-cell office:value-type="float" office:value="1.15893866362365" calcext:value-type="float">
            <text:p>1.15893866362365</text:p>
          </table:table-cell>
          <table:table-cell office:value-type="float" office:value="-0.274988673238004" calcext:value-type="float">
            <text:p>-0.274988673238004</text:p>
          </table:table-cell>
          <table:table-cell office:value-type="float" office:value="-0.351357923779886" calcext:value-type="float">
            <text:p>-0.351357923779886</text:p>
          </table:table-cell>
        </table:table-row>
        <table:table-row table:style-name="ro1">
          <table:table-cell table:formula="of:=SQRT([.I299]^2 + [.K299]^2 + [.M299]^2)" office:value-type="float" office:value="4.88576356551661" calcext:value-type="float">
            <text:p>4.88576356551661</text:p>
          </table:table-cell>
          <table:table-cell office:value-type="float" office:value="4.89423716258065" calcext:value-type="float">
            <text:p>4.89423716258065</text:p>
          </table:table-cell>
          <table:table-cell office:value-type="float" office:value="-0.0119269351939783" calcext:value-type="float">
            <text:p>-0.011926935193978</text:p>
          </table:table-cell>
          <table:table-cell office:value-type="float" office:value="0.431068630077135" calcext:value-type="float">
            <text:p>0.431068630077135</text:p>
          </table:table-cell>
          <table:table-cell office:value-type="float" office:value="-0.293695590812161" calcext:value-type="float">
            <text:p>-0.293695590812161</text:p>
          </table:table-cell>
          <table:table-cell office:value-type="float" office:value="-0.430982577773252" calcext:value-type="float">
            <text:p>-0.430982577773252</text:p>
          </table:table-cell>
          <table:table-cell office:value-type="float" office:value="-2.08637814722685" calcext:value-type="float">
            <text:p>-2.08637814722685</text:p>
          </table:table-cell>
          <table:table-cell office:value-type="float" office:value="5.62450006156551" calcext:value-type="float">
            <text:p>5.62450006156551</text:p>
          </table:table-cell>
          <table:table-cell table:formula="of:=[.H299] / 1.184 + 0.103" office:value-type="float" office:value="4.8534223492952" calcext:value-type="float">
            <text:p>4.8534223492952</text:p>
          </table:table-cell>
          <table:table-cell office:value-type="float" office:value="-0.305296452161261" calcext:value-type="float">
            <text:p>-0.305296452161261</text:p>
          </table:table-cell>
          <table:table-cell table:formula="of:=[.J299] / 1.032 + 0.243" office:value-type="float" office:value="-0.0528298955050979" calcext:value-type="float">
            <text:p>-0.052829895505098</text:p>
          </table:table-cell>
          <table:table-cell office:value-type="float" office:value="0.984952343995147" calcext:value-type="float">
            <text:p>0.984952343995147</text:p>
          </table:table-cell>
          <table:table-cell table:formula="of:=[.L299] / 1.151 - 0.297" office:value-type="float" office:value="0.558736180708208" calcext:value-type="float">
            <text:p>0.558736180708208</text:p>
          </table:table-cell>
          <table:table-cell office:value-type="float" office:value="0.0506408109649676" calcext:value-type="float">
            <text:p>0.050640810964968</text:p>
          </table:table-cell>
          <table:table-cell office:value-type="float" office:value="0.61843120171011" calcext:value-type="float">
            <text:p>0.61843120171011</text:p>
          </table:table-cell>
          <table:table-cell office:value-type="float" office:value="-1.94407260542513" calcext:value-type="float">
            <text:p>-1.94407260542513</text:p>
          </table:table-cell>
          <table:table-cell table:formula="of:=[.I299]-[.B299]" office:value-type="float" office:value="-0.0408148132854551" calcext:value-type="float">
            <text:p>-0.040814813285455</text:p>
          </table:table-cell>
          <table:table-cell table:formula="of:=[.K299]-[.C299]" office:value-type="float" office:value="-0.0409029603111196" calcext:value-type="float">
            <text:p>-0.04090296031112</text:p>
          </table:table-cell>
          <table:table-cell table:formula="of:=[.M299]-[.D299]" office:value-type="float" office:value="0.127667550631073" calcext:value-type="float">
            <text:p>0.127667550631073</text:p>
          </table:table-cell>
          <table:table-cell office:value-type="float" office:value="0.730262898984857" calcext:value-type="float">
            <text:p>0.730262898984857</text:p>
          </table:table-cell>
          <table:table-cell office:value-type="float" office:value="-0.293369516967282" calcext:value-type="float">
            <text:p>-0.293369516967282</text:p>
          </table:table-cell>
          <table:table-cell office:value-type="float" office:value="0.553883713918013" calcext:value-type="float">
            <text:p>0.553883713918013</text:p>
          </table:table-cell>
          <table:table-cell office:value-type="float" office:value="-1.09050744444517" calcext:value-type="float">
            <text:p>-1.09050744444517</text:p>
          </table:table-cell>
          <table:table-cell office:value-type="float" office:value="-0.179344691581657" calcext:value-type="float">
            <text:p>-0.179344691581657</text:p>
          </table:table-cell>
          <table:table-cell office:value-type="float" office:value="0.0709341017535432" calcext:value-type="float">
            <text:p>0.070934101753543</text:p>
          </table:table-cell>
        </table:table-row>
        <table:table-row table:style-name="ro1">
          <table:table-cell table:formula="of:=SQRT([.I300]^2 + [.K300]^2 + [.M300]^2)" office:value-type="float" office:value="5.29866490288617" calcext:value-type="float">
            <text:p>5.29866490288617</text:p>
          </table:table-cell>
          <table:table-cell office:value-type="float" office:value="4.99558361483233" calcext:value-type="float">
            <text:p>4.99558361483233</text:p>
          </table:table-cell>
          <table:table-cell office:value-type="float" office:value="0.149808327060082" calcext:value-type="float">
            <text:p>0.149808327060082</text:p>
          </table:table-cell>
          <table:table-cell office:value-type="float" office:value="1.55080637812088" calcext:value-type="float">
            <text:p>1.55080637812088</text:p>
          </table:table-cell>
          <table:table-cell office:value-type="float" office:value="-0.373535180843297" calcext:value-type="float">
            <text:p>-0.373535180843297</text:p>
          </table:table-cell>
          <table:table-cell office:value-type="float" office:value="-0.27116521305249" calcext:value-type="float">
            <text:p>-0.27116521305249</text:p>
          </table:table-cell>
          <table:table-cell office:value-type="float" office:value="2.69449493885803" calcext:value-type="float">
            <text:p>2.69449493885803</text:p>
          </table:table-cell>
          <table:table-cell office:value-type="float" office:value="5.84884255782297" calcext:value-type="float">
            <text:p>5.84884255782297</text:p>
          </table:table-cell>
          <table:table-cell table:formula="of:=[.H300] / 1.184 + 0.103" office:value-type="float" office:value="5.0429008089721" calcext:value-type="float">
            <text:p>5.0429008089721</text:p>
          </table:table-cell>
          <table:table-cell office:value-type="float" office:value="-0.152953097488811" calcext:value-type="float">
            <text:p>-0.152953097488811</text:p>
          </table:table-cell>
          <table:table-cell table:formula="of:=[.J300] / 1.032 + 0.243" office:value-type="float" office:value="0.0947896342162684" calcext:value-type="float">
            <text:p>0.094789634216268</text:p>
          </table:table-cell>
          <table:table-cell office:value-type="float" office:value="2.21058903074498" calcext:value-type="float">
            <text:p>2.21058903074498</text:p>
          </table:table-cell>
          <table:table-cell table:formula="of:=[.L300] / 1.151 - 0.297" office:value-type="float" office:value="1.62358126042136" calcext:value-type="float">
            <text:p>1.62358126042136</text:p>
          </table:table-cell>
          <table:table-cell office:value-type="float" office:value="0.772452860063535" calcext:value-type="float">
            <text:p>0.772452860063535</text:p>
          </table:table-cell>
          <table:table-cell office:value-type="float" office:value="0.858579107058289" calcext:value-type="float">
            <text:p>0.858579107058289</text:p>
          </table:table-cell>
          <table:table-cell office:value-type="float" office:value="2.48586176414235" calcext:value-type="float">
            <text:p>2.48586176414235</text:p>
          </table:table-cell>
          <table:table-cell table:formula="of:=[.I300]-[.B300]" office:value-type="float" office:value="0.0473171941397732" calcext:value-type="float">
            <text:p>0.047317194139773</text:p>
          </table:table-cell>
          <table:table-cell table:formula="of:=[.K300]-[.C300]" office:value-type="float" office:value="-0.0550186928438136" calcext:value-type="float">
            <text:p>-0.055018692843814</text:p>
          </table:table-cell>
          <table:table-cell table:formula="of:=[.M300]-[.D300]" office:value-type="float" office:value="0.0727748823004752" calcext:value-type="float">
            <text:p>0.072774882300475</text:p>
          </table:table-cell>
          <table:table-cell office:value-type="float" office:value="0.85325894299064" calcext:value-type="float">
            <text:p>0.85325894299064</text:p>
          </table:table-cell>
          <table:table-cell office:value-type="float" office:value="-0.302761424548892" calcext:value-type="float">
            <text:p>-0.302761424548892</text:p>
          </table:table-cell>
          <table:table-cell office:value-type="float" office:value="0.659782652624094" calcext:value-type="float">
            <text:p>0.659782652624094</text:p>
          </table:table-cell>
          <table:table-cell office:value-type="float" office:value="-1.28110410236548" calcext:value-type="float">
            <text:p>-1.28110410236548</text:p>
          </table:table-cell>
          <table:table-cell office:value-type="float" office:value="-1.37077141296988" calcext:value-type="float">
            <text:p>-1.37077141296988</text:p>
          </table:table-cell>
          <table:table-cell office:value-type="float" office:value="-0.868032539850407" calcext:value-type="float">
            <text:p>-0.868032539850407</text:p>
          </table:table-cell>
        </table:table-row>
        <table:table-row table:style-name="ro1">
          <table:table-cell table:formula="of:=SQRT([.I301]^2 + [.K301]^2 + [.M301]^2)" office:value-type="float" office:value="5.07667339609467" calcext:value-type="float">
            <text:p>5.07667339609467</text:p>
          </table:table-cell>
          <table:table-cell office:value-type="float" office:value="4.54851648942274" calcext:value-type="float">
            <text:p>4.54851648942274</text:p>
          </table:table-cell>
          <table:table-cell office:value-type="float" office:value="1.83707195693495" calcext:value-type="float">
            <text:p>1.83707195693495</text:p>
          </table:table-cell>
          <table:table-cell office:value-type="float" office:value="1.62739705179695" calcext:value-type="float">
            <text:p>1.62739705179695</text:p>
          </table:table-cell>
          <table:table-cell office:value-type="float" office:value="-0.0281156848394062" calcext:value-type="float">
            <text:p>-0.028115684839406</text:p>
          </table:table-cell>
          <table:table-cell office:value-type="float" office:value="0.320181570283464" calcext:value-type="float">
            <text:p>0.320181570283464</text:p>
          </table:table-cell>
          <table:table-cell office:value-type="float" office:value="-2.79455621871418" calcext:value-type="float">
            <text:p>-2.79455621871418</text:p>
          </table:table-cell>
          <table:table-cell office:value-type="float" office:value="5.18053458069302" calcext:value-type="float">
            <text:p>5.18053458069302</text:p>
          </table:table-cell>
          <table:table-cell table:formula="of:=[.H301] / 1.184 + 0.103" office:value-type="float" office:value="4.4784515039637" calcext:value-type="float">
            <text:p>4.4784515039637</text:p>
          </table:table-cell>
          <table:table-cell office:value-type="float" office:value="1.59560102119235" calcext:value-type="float">
            <text:p>1.59560102119235</text:p>
          </table:table-cell>
          <table:table-cell table:formula="of:=[.J301] / 1.032 + 0.243" office:value-type="float" office:value="1.78912502053522" calcext:value-type="float">
            <text:p>1.78912502053522</text:p>
          </table:table-cell>
          <table:table-cell office:value-type="float" office:value="2.16723159820416" calcext:value-type="float">
            <text:p>2.16723159820416</text:p>
          </table:table-cell>
          <table:table-cell table:formula="of:=[.L301] / 1.151 - 0.297" office:value-type="float" office:value="1.58591190113307" calcext:value-type="float">
            <text:p>1.58591190113307</text:p>
          </table:table-cell>
          <table:table-cell office:value-type="float" office:value="0.0452154833622487" calcext:value-type="float">
            <text:p>0.045215483362249</text:p>
          </table:table-cell>
          <table:table-cell office:value-type="float" office:value="0.427695944448447" calcext:value-type="float">
            <text:p>0.427695944448447</text:p>
          </table:table-cell>
          <table:table-cell office:value-type="float" office:value="-2.79632353346376" calcext:value-type="float">
            <text:p>-2.79632353346376</text:p>
          </table:table-cell>
          <table:table-cell table:formula="of:=[.I301]-[.B301]" office:value-type="float" office:value="-0.0700649854590409" calcext:value-type="float">
            <text:p>-0.070064985459041</text:p>
          </table:table-cell>
          <table:table-cell table:formula="of:=[.K301]-[.C301]" office:value-type="float" office:value="-0.0479469363997271" calcext:value-type="float">
            <text:p>-0.047946936399727</text:p>
          </table:table-cell>
          <table:table-cell table:formula="of:=[.M301]-[.D301]" office:value-type="float" office:value="-0.0414851506638829" calcext:value-type="float">
            <text:p>-0.041485150663883</text:p>
          </table:table-cell>
          <table:table-cell office:value-type="float" office:value="0.632018091270283" calcext:value-type="float">
            <text:p>0.632018091270283</text:p>
          </table:table-cell>
          <table:table-cell office:value-type="float" office:value="-0.241470935742594" calcext:value-type="float">
            <text:p>-0.241470935742594</text:p>
          </table:table-cell>
          <table:table-cell office:value-type="float" office:value="0.539834546407206" calcext:value-type="float">
            <text:p>0.539834546407206</text:p>
          </table:table-cell>
          <table:table-cell office:value-type="float" office:value="-0.0999277256680036" calcext:value-type="float">
            <text:p>-0.099927725668004</text:p>
          </table:table-cell>
          <table:table-cell office:value-type="float" office:value="-0.079042350414384" calcext:value-type="float">
            <text:p>-0.079042350414384</text:p>
          </table:table-cell>
          <table:table-cell office:value-type="float" office:value="0.0211140119755333" calcext:value-type="float">
            <text:p>0.021114011975533</text:p>
          </table:table-cell>
        </table:table-row>
        <table:table-row table:style-name="ro1">
          <table:table-cell table:formula="of:=SQRT([.I302]^2 + [.K302]^2 + [.M302]^2)" office:value-type="float" office:value="4.95965832130871" calcext:value-type="float">
            <text:p>4.95965832130871</text:p>
          </table:table-cell>
          <table:table-cell office:value-type="float" office:value="4.44458458172017" calcext:value-type="float">
            <text:p>4.44458458172017</text:p>
          </table:table-cell>
          <table:table-cell office:value-type="float" office:value="-2.00813787239252" calcext:value-type="float">
            <text:p>-2.00813787239252</text:p>
          </table:table-cell>
          <table:table-cell office:value-type="float" office:value="0.811879834828443" calcext:value-type="float">
            <text:p>0.811879834828443</text:p>
          </table:table-cell>
          <table:table-cell office:value-type="float" office:value="0.207983240092393" calcext:value-type="float">
            <text:p>0.207983240092393</text:p>
          </table:table-cell>
          <table:table-cell office:value-type="float" office:value="-0.0448522493760044" calcext:value-type="float">
            <text:p>-0.044852249376004</text:p>
          </table:table-cell>
          <table:table-cell office:value-type="float" office:value="2.00560510189741" calcext:value-type="float">
            <text:p>2.00560510189741</text:p>
          </table:table-cell>
          <table:table-cell office:value-type="float" office:value="5.12064360683019" calcext:value-type="float">
            <text:p>5.12064360683019</text:p>
          </table:table-cell>
          <table:table-cell table:formula="of:=[.H302] / 1.184 + 0.103" office:value-type="float" office:value="4.42786791117415" calcext:value-type="float">
            <text:p>4.42786791117415</text:p>
          </table:table-cell>
          <table:table-cell office:value-type="float" office:value="-2.36629525273945" calcext:value-type="float">
            <text:p>-2.36629525273945</text:p>
          </table:table-cell>
          <table:table-cell table:formula="of:=[.J302] / 1.032 + 0.243" office:value-type="float" office:value="-2.04992175653047" calcext:value-type="float">
            <text:p>-2.04992175653047</text:p>
          </table:table-cell>
          <table:table-cell office:value-type="float" office:value="1.36488932544921" calcext:value-type="float">
            <text:p>1.36488932544921</text:p>
          </table:table-cell>
          <table:table-cell table:formula="of:=[.L302] / 1.151 - 0.297" office:value-type="float" office:value="0.888829127236499" calcext:value-type="float">
            <text:p>0.888829127236499</text:p>
          </table:table-cell>
          <table:table-cell office:value-type="float" office:value="0.315825959935971" calcext:value-type="float">
            <text:p>0.315825959935971</text:p>
          </table:table-cell>
          <table:table-cell office:value-type="float" office:value="-0.0236527666760082" calcext:value-type="float">
            <text:p>-0.023652766676008</text:p>
          </table:table-cell>
          <table:table-cell office:value-type="float" office:value="1.97529695477321" calcext:value-type="float">
            <text:p>1.97529695477321</text:p>
          </table:table-cell>
          <table:table-cell table:formula="of:=[.I302]-[.B302]" office:value-type="float" office:value="-0.0167166705460229" calcext:value-type="float">
            <text:p>-0.016716670546023</text:p>
          </table:table-cell>
          <table:table-cell table:formula="of:=[.K302]-[.C302]" office:value-type="float" office:value="-0.0417838841379545" calcext:value-type="float">
            <text:p>-0.041783884137955</text:p>
          </table:table-cell>
          <table:table-cell table:formula="of:=[.M302]-[.D302]" office:value-type="float" office:value="0.0769492924080557" calcext:value-type="float">
            <text:p>0.076949292408056</text:p>
          </table:table-cell>
          <table:table-cell office:value-type="float" office:value="0.676059025110019" calcext:value-type="float">
            <text:p>0.676059025110019</text:p>
          </table:table-cell>
          <table:table-cell office:value-type="float" office:value="-0.358157380346932" calcext:value-type="float">
            <text:p>-0.358157380346932</text:p>
          </table:table-cell>
          <table:table-cell office:value-type="float" office:value="0.553009490620766" calcext:value-type="float">
            <text:p>0.553009490620766</text:p>
          </table:table-cell>
          <table:table-cell office:value-type="float" office:value="-0.0264908762611036" calcext:value-type="float">
            <text:p>-0.026490876261104</text:p>
          </table:table-cell>
          <table:table-cell office:value-type="float" office:value="-0.106612735622751" calcext:value-type="float">
            <text:p>-0.106612735622751</text:p>
          </table:table-cell>
          <table:table-cell office:value-type="float" office:value="-0.0354186493435709" calcext:value-type="float">
            <text:p>-0.035418649343571</text:p>
          </table:table-cell>
        </table:table-row>
        <table:table-row table:style-name="ro1">
          <table:table-cell table:formula="of:=SQRT([.I303]^2 + [.K303]^2 + [.M303]^2)" office:value-type="float" office:value="5.67290243685343" calcext:value-type="float">
            <text:p>5.67290243685343</text:p>
          </table:table-cell>
          <table:table-cell office:value-type="float" office:value="5.0106971039431" calcext:value-type="float">
            <text:p>5.0106971039431</text:p>
          </table:table-cell>
          <table:table-cell office:value-type="float" office:value="-2.86802993407466" calcext:value-type="float">
            <text:p>-2.86802993407466</text:p>
          </table:table-cell>
          <table:table-cell office:value-type="float" office:value="1.45944568203718" calcext:value-type="float">
            <text:p>1.45944568203718</text:p>
          </table:table-cell>
          <table:table-cell office:value-type="float" office:value="0.468903812762053" calcext:value-type="float">
            <text:p>0.468903812762053</text:p>
          </table:table-cell>
          <table:table-cell office:value-type="float" office:value="-0.0340372061975813" calcext:value-type="float">
            <text:p>-0.034037206197581</text:p>
          </table:table-cell>
          <table:table-cell office:value-type="float" office:value="2.4843764823286" calcext:value-type="float">
            <text:p>2.4843764823286</text:p>
          </table:table-cell>
          <table:table-cell office:value-type="float" office:value="5.47012087131903" calcext:value-type="float">
            <text:p>5.47012087131903</text:p>
          </table:table-cell>
          <table:table-cell table:formula="of:=[.H303] / 1.184 + 0.103" office:value-type="float" office:value="4.72303451969513" calcext:value-type="float">
            <text:p>4.72303451969513</text:p>
          </table:table-cell>
          <table:table-cell office:value-type="float" office:value="-3.127272798043" calcext:value-type="float">
            <text:p>-3.127272798043</text:p>
          </table:table-cell>
          <table:table-cell table:formula="of:=[.J303] / 1.032 + 0.243" office:value-type="float" office:value="-2.78730309887888" calcext:value-type="float">
            <text:p>-2.78730309887888</text:p>
          </table:table-cell>
          <table:table-cell office:value-type="float" office:value="2.01206992492429" calcext:value-type="float">
            <text:p>2.01206992492429</text:p>
          </table:table-cell>
          <table:table-cell table:formula="of:=[.L303] / 1.151 - 0.297" office:value-type="float" office:value="1.45110592956063" calcext:value-type="float">
            <text:p>1.45110592956063</text:p>
          </table:table-cell>
          <table:table-cell office:value-type="float" office:value="0.623057066458803" calcext:value-type="float">
            <text:p>0.623057066458803</text:p>
          </table:table-cell>
          <table:table-cell office:value-type="float" office:value="0.208953894773012" calcext:value-type="float">
            <text:p>0.208953894773012</text:p>
          </table:table-cell>
          <table:table-cell office:value-type="float" office:value="2.31479319820309" calcext:value-type="float">
            <text:p>2.31479319820309</text:p>
          </table:table-cell>
          <table:table-cell table:formula="of:=[.I303]-[.B303]" office:value-type="float" office:value="-0.287662584247974" calcext:value-type="float">
            <text:p>-0.287662584247974</text:p>
          </table:table-cell>
          <table:table-cell table:formula="of:=[.K303]-[.C303]" office:value-type="float" office:value="0.0807268351957839" calcext:value-type="float">
            <text:p>0.080726835195784</text:p>
          </table:table-cell>
          <table:table-cell table:formula="of:=[.M303]-[.D303]" office:value-type="float" office:value="-0.00833975247654584" calcext:value-type="float">
            <text:p>-0.008339752476546</text:p>
          </table:table-cell>
          <table:table-cell office:value-type="float" office:value="0.459423767375928" calcext:value-type="float">
            <text:p>0.459423767375928</text:p>
          </table:table-cell>
          <table:table-cell office:value-type="float" office:value="-0.259242863968344" calcext:value-type="float">
            <text:p>-0.259242863968344</text:p>
          </table:table-cell>
          <table:table-cell office:value-type="float" office:value="0.552624242887116" calcext:value-type="float">
            <text:p>0.552624242887116</text:p>
          </table:table-cell>
          <table:table-cell office:value-type="float" office:value="0.0290146047565534" calcext:value-type="float">
            <text:p>0.029014604756553</text:p>
          </table:table-cell>
          <table:table-cell office:value-type="float" office:value="-0.285812106889996" calcext:value-type="float">
            <text:p>-0.285812106889996</text:p>
          </table:table-cell>
          <table:table-cell office:value-type="float" office:value="-0.151816658792216" calcext:value-type="float">
            <text:p>-0.151816658792216</text:p>
          </table:table-cell>
        </table:table-row>
        <table:table-row table:style-name="ro1">
          <table:table-cell table:formula="of:=SQRT([.I304]^2 + [.K304]^2 + [.M304]^2)" office:value-type="float" office:value="5.0730717656431" calcext:value-type="float">
            <text:p>5.0730717656431</text:p>
          </table:table-cell>
          <table:table-cell office:value-type="float" office:value="4.94747736460698" calcext:value-type="float">
            <text:p>4.94747736460698</text:p>
          </table:table-cell>
          <table:table-cell office:value-type="float" office:value="-0.231628331500218" calcext:value-type="float">
            <text:p>-0.231628331500218</text:p>
          </table:table-cell>
          <table:table-cell office:value-type="float" office:value="0.859101023973888" calcext:value-type="float">
            <text:p>0.859101023973888</text:p>
          </table:table-cell>
          <table:table-cell office:value-type="float" office:value="0.530893886254898" calcext:value-type="float">
            <text:p>0.530893886254898</text:p>
          </table:table-cell>
          <table:table-cell office:value-type="float" office:value="-0.326155318668206" calcext:value-type="float">
            <text:p>-0.326155318668206</text:p>
          </table:table-cell>
          <table:table-cell office:value-type="float" office:value="-0.486001405324124" calcext:value-type="float">
            <text:p>-0.486001405324124</text:p>
          </table:table-cell>
          <table:table-cell office:value-type="float" office:value="5.76402139045602" calcext:value-type="float">
            <text:p>5.76402139045602</text:p>
          </table:table-cell>
          <table:table-cell table:formula="of:=[.H304] / 1.184 + 0.103" office:value-type="float" office:value="4.97126130950677" calcext:value-type="float">
            <text:p>4.97126130950677</text:p>
          </table:table-cell>
          <table:table-cell office:value-type="float" office:value="-0.549102863431863" calcext:value-type="float">
            <text:p>-0.549102863431863</text:p>
          </table:table-cell>
          <table:table-cell table:formula="of:=[.J304] / 1.032 + 0.243" office:value-type="float" office:value="-0.289076418054131" calcext:value-type="float">
            <text:p>-0.289076418054131</text:p>
          </table:table-cell>
          <table:table-cell office:value-type="float" office:value="1.45722061265743" calcext:value-type="float">
            <text:p>1.45722061265743</text:p>
          </table:table-cell>
          <table:table-cell table:formula="of:=[.L304] / 1.151 - 0.297" office:value-type="float" office:value="0.969047448008193" calcext:value-type="float">
            <text:p>0.969047448008193</text:p>
          </table:table-cell>
          <table:table-cell office:value-type="float" office:value="0.476212735520868" calcext:value-type="float">
            <text:p>0.476212735520868</text:p>
          </table:table-cell>
          <table:table-cell office:value-type="float" office:value="-0.390274127300684" calcext:value-type="float">
            <text:p>-0.390274127300684</text:p>
          </table:table-cell>
          <table:table-cell office:value-type="float" office:value="-0.488397622770418" calcext:value-type="float">
            <text:p>-0.488397622770418</text:p>
          </table:table-cell>
          <table:table-cell table:formula="of:=[.I304]-[.B304]" office:value-type="float" office:value="0.023783944899793" calcext:value-type="float">
            <text:p>0.023783944899793</text:p>
          </table:table-cell>
          <table:table-cell table:formula="of:=[.K304]-[.C304]" office:value-type="float" office:value="-0.0574480865539128" calcext:value-type="float">
            <text:p>-0.057448086553913</text:p>
          </table:table-cell>
          <table:table-cell table:formula="of:=[.M304]-[.D304]" office:value-type="float" office:value="0.109946424034305" calcext:value-type="float">
            <text:p>0.109946424034305</text:p>
          </table:table-cell>
          <table:table-cell office:value-type="float" office:value="0.816544025849034" calcext:value-type="float">
            <text:p>0.816544025849034</text:p>
          </table:table-cell>
          <table:table-cell office:value-type="float" office:value="-0.317474531931645" calcext:value-type="float">
            <text:p>-0.317474531931645</text:p>
          </table:table-cell>
          <table:table-cell office:value-type="float" office:value="0.598119588683545" calcext:value-type="float">
            <text:p>0.598119588683545</text:p>
          </table:table-cell>
          <table:table-cell office:value-type="float" office:value="-0.0146037971747264" calcext:value-type="float">
            <text:p>-0.014603797174726</text:p>
          </table:table-cell>
          <table:table-cell office:value-type="float" office:value="-0.0807436964381312" calcext:value-type="float">
            <text:p>-0.080743696438131</text:p>
          </table:table-cell>
          <table:table-cell office:value-type="float" office:value="0.0161992846242174" calcext:value-type="float">
            <text:p>0.016199284624217</text:p>
          </table:table-cell>
        </table:table-row>
        <table:table-row table:style-name="ro1">
          <table:table-cell table:formula="of:=SQRT([.I305]^2 + [.K305]^2 + [.M305]^2)" office:value-type="float" office:value="4.30198847051201" calcext:value-type="float">
            <text:p>4.30198847051201</text:p>
          </table:table-cell>
          <table:table-cell office:value-type="float" office:value="3.49444428879847" calcext:value-type="float">
            <text:p>3.49444428879847</text:p>
          </table:table-cell>
          <table:table-cell office:value-type="float" office:value="-2.30251814960429" calcext:value-type="float">
            <text:p>-2.30251814960429</text:p>
          </table:table-cell>
          <table:table-cell office:value-type="float" office:value="1.36877206913932" calcext:value-type="float">
            <text:p>1.36877206913932</text:p>
          </table:table-cell>
          <table:table-cell office:value-type="float" office:value="0.302303706087013" calcext:value-type="float">
            <text:p>0.302303706087013</text:p>
          </table:table-cell>
          <table:table-cell office:value-type="float" office:value="0.306133482435783" calcext:value-type="float">
            <text:p>0.306133482435783</text:p>
          </table:table-cell>
          <table:table-cell office:value-type="float" office:value="-2.1705352855915" calcext:value-type="float">
            <text:p>-2.1705352855915</text:p>
          </table:table-cell>
          <table:table-cell office:value-type="float" office:value="3.94568360723125" calcext:value-type="float">
            <text:p>3.94568360723125</text:p>
          </table:table-cell>
          <table:table-cell table:formula="of:=[.H305] / 1.184 + 0.103" office:value-type="float" office:value="3.43550304664802" calcext:value-type="float">
            <text:p>3.43550304664802</text:p>
          </table:table-cell>
          <table:table-cell office:value-type="float" office:value="-2.5689672135484" calcext:value-type="float">
            <text:p>-2.5689672135484</text:p>
          </table:table-cell>
          <table:table-cell table:formula="of:=[.J305] / 1.032 + 0.243" office:value-type="float" office:value="-2.24630931545388" calcext:value-type="float">
            <text:p>-2.24630931545388</text:p>
          </table:table-cell>
          <table:table-cell office:value-type="float" office:value="1.82414467788456" calcext:value-type="float">
            <text:p>1.82414467788456</text:p>
          </table:table-cell>
          <table:table-cell table:formula="of:=[.L305] / 1.151 - 0.297" office:value-type="float" office:value="1.28783464629414" calcext:value-type="float">
            <text:p>1.28783464629414</text:p>
          </table:table-cell>
          <table:table-cell office:value-type="float" office:value="0.287564934629248" calcext:value-type="float">
            <text:p>0.287564934629248</text:p>
          </table:table-cell>
          <table:table-cell office:value-type="float" office:value="0.353859871837173" calcext:value-type="float">
            <text:p>0.353859871837173</text:p>
          </table:table-cell>
          <table:table-cell office:value-type="float" office:value="-2.16911763928909" calcext:value-type="float">
            <text:p>-2.16911763928909</text:p>
          </table:table-cell>
          <table:table-cell table:formula="of:=[.I305]-[.B305]" office:value-type="float" office:value="-0.0589412421504547" calcext:value-type="float">
            <text:p>-0.058941242150455</text:p>
          </table:table-cell>
          <table:table-cell table:formula="of:=[.K305]-[.C305]" office:value-type="float" office:value="0.0562088341504139" calcext:value-type="float">
            <text:p>0.056208834150414</text:p>
          </table:table-cell>
          <table:table-cell table:formula="of:=[.M305]-[.D305]" office:value-type="float" office:value="-0.0809374228451756" calcext:value-type="float">
            <text:p>-0.080937422845176</text:p>
          </table:table-cell>
          <table:table-cell office:value-type="float" office:value="0.451239318432787" calcext:value-type="float">
            <text:p>0.451239318432787</text:p>
          </table:table-cell>
          <table:table-cell office:value-type="float" office:value="-0.266449063944109" calcext:value-type="float">
            <text:p>-0.266449063944109</text:p>
          </table:table-cell>
          <table:table-cell office:value-type="float" office:value="0.455372608745242" calcext:value-type="float">
            <text:p>0.455372608745242</text:p>
          </table:table-cell>
          <table:table-cell office:value-type="float" office:value="-0.0316330114256962" calcext:value-type="float">
            <text:p>-0.031633011425696</text:p>
          </table:table-cell>
          <table:table-cell office:value-type="float" office:value="-0.0383669561825757" calcext:value-type="float">
            <text:p>-0.038366956182576</text:p>
          </table:table-cell>
          <table:table-cell office:value-type="float" office:value="-0.00396669728685328" calcext:value-type="float">
            <text:p>-0.003966697286853</text:p>
          </table:table-cell>
        </table:table-row>
        <table:table-row table:style-name="ro1">
          <table:table-cell table:formula="of:=SQRT([.I306]^2 + [.K306]^2 + [.M306]^2)" office:value-type="float" office:value="5.61817913153647" calcext:value-type="float">
            <text:p>5.61817913153647</text:p>
          </table:table-cell>
          <table:table-cell office:value-type="float" office:value="5.42137821841786" calcext:value-type="float">
            <text:p>5.42137821841786</text:p>
          </table:table-cell>
          <table:table-cell office:value-type="float" office:value="0.661022951253132" calcext:value-type="float">
            <text:p>0.661022951253132</text:p>
          </table:table-cell>
          <table:table-cell office:value-type="float" office:value="0.517814428042229" calcext:value-type="float">
            <text:p>0.517814428042229</text:p>
          </table:table-cell>
          <table:table-cell office:value-type="float" office:value="-0.575776478869243" calcext:value-type="float">
            <text:p>-0.575776478869243</text:p>
          </table:table-cell>
          <table:table-cell office:value-type="float" office:value="-0.2342992284184" calcext:value-type="float">
            <text:p>-0.2342992284184</text:p>
          </table:table-cell>
          <table:table-cell office:value-type="float" office:value="-2.79478503450018" calcext:value-type="float">
            <text:p>-2.79478503450018</text:p>
          </table:table-cell>
          <table:table-cell office:value-type="float" office:value="6.43717064529857" calcext:value-type="float">
            <text:p>6.43717064529857</text:p>
          </table:table-cell>
          <table:table-cell table:formula="of:=[.H306] / 1.184 + 0.103" office:value-type="float" office:value="5.53979953150217" calcext:value-type="float">
            <text:p>5.53979953150217</text:p>
          </table:table-cell>
          <table:table-cell office:value-type="float" office:value="0.369295710778853" calcext:value-type="float">
            <text:p>0.369295710778853</text:p>
          </table:table-cell>
          <table:table-cell table:formula="of:=[.J306] / 1.032 + 0.243" office:value-type="float" office:value="0.600844680987261" calcext:value-type="float">
            <text:p>0.600844680987261</text:p>
          </table:table-cell>
          <table:table-cell office:value-type="float" office:value="1.16667609778347" calcext:value-type="float">
            <text:p>1.16667609778347</text:p>
          </table:table-cell>
          <table:table-cell table:formula="of:=[.L306] / 1.151 - 0.297" office:value-type="float" office:value="0.716619546293197" calcext:value-type="float">
            <text:p>0.716619546293197</text:p>
          </table:table-cell>
          <table:table-cell office:value-type="float" office:value="0.229354997037783" calcext:value-type="float">
            <text:p>0.229354997037783</text:p>
          </table:table-cell>
          <table:table-cell office:value-type="float" office:value="0.457367608041501" calcext:value-type="float">
            <text:p>0.457367608041501</text:p>
          </table:table-cell>
          <table:table-cell office:value-type="float" office:value="-2.72547979333553" calcext:value-type="float">
            <text:p>-2.72547979333553</text:p>
          </table:table-cell>
          <table:table-cell table:formula="of:=[.I306]-[.B306]" office:value-type="float" office:value="0.118421313084311" calcext:value-type="float">
            <text:p>0.118421313084311</text:p>
          </table:table-cell>
          <table:table-cell table:formula="of:=[.K306]-[.C306]" office:value-type="float" office:value="-0.0601782702658713" calcext:value-type="float">
            <text:p>-0.060178270265871</text:p>
          </table:table-cell>
          <table:table-cell table:formula="of:=[.M306]-[.D306]" office:value-type="float" office:value="0.198805118250968" calcext:value-type="float">
            <text:p>0.198805118250968</text:p>
          </table:table-cell>
          <table:table-cell office:value-type="float" office:value="1.01579242688071" calcext:value-type="float">
            <text:p>1.01579242688071</text:p>
          </table:table-cell>
          <table:table-cell office:value-type="float" office:value="-0.291727240474279" calcext:value-type="float">
            <text:p>-0.291727240474279</text:p>
          </table:table-cell>
          <table:table-cell office:value-type="float" office:value="0.648861669741239" calcext:value-type="float">
            <text:p>0.648861669741239</text:p>
          </table:table-cell>
          <table:table-cell office:value-type="float" office:value="-1.01204475838339" calcext:value-type="float">
            <text:p>-1.01204475838339</text:p>
          </table:table-cell>
          <table:table-cell office:value-type="float" office:value="-0.325578009759369" calcext:value-type="float">
            <text:p>-0.325578009759369</text:p>
          </table:table-cell>
          <table:table-cell office:value-type="float" office:value="-0.0115531826355895" calcext:value-type="float">
            <text:p>-0.01155318263559</text:p>
          </table:table-cell>
        </table:table-row>
        <table:table-row table:style-name="ro1">
          <table:table-cell table:formula="of:=SQRT([.I307]^2 + [.K307]^2 + [.M307]^2)" office:value-type="float" office:value="4.82080482597908" calcext:value-type="float">
            <text:p>4.82080482597908</text:p>
          </table:table-cell>
          <table:table-cell office:value-type="float" office:value="4.75298709338488" calcext:value-type="float">
            <text:p>4.75298709338488</text:p>
          </table:table-cell>
          <table:table-cell office:value-type="float" office:value="0.377379374504344" calcext:value-type="float">
            <text:p>0.377379374504344</text:p>
          </table:table-cell>
          <table:table-cell office:value-type="float" office:value="1.32604449452946" calcext:value-type="float">
            <text:p>1.32604449452946</text:p>
          </table:table-cell>
          <table:table-cell office:value-type="float" office:value="0.299605547773837" calcext:value-type="float">
            <text:p>0.299605547773837</text:p>
          </table:table-cell>
          <table:table-cell office:value-type="float" office:value="-0.258627834306961" calcext:value-type="float">
            <text:p>-0.258627834306961</text:p>
          </table:table-cell>
          <table:table-cell office:value-type="float" office:value="0.545437205584962" calcext:value-type="float">
            <text:p>0.545437205584962</text:p>
          </table:table-cell>
          <table:table-cell office:value-type="float" office:value="5.35239919319076" calcext:value-type="float">
            <text:p>5.35239919319076</text:p>
          </table:table-cell>
          <table:table-cell table:formula="of:=[.H307] / 1.184 + 0.103" office:value-type="float" office:value="4.62360742668139" calcext:value-type="float">
            <text:p>4.62360742668139</text:p>
          </table:table-cell>
          <table:table-cell office:value-type="float" office:value="0.10080999856" calcext:value-type="float">
            <text:p>0.10080999856</text:p>
          </table:table-cell>
          <table:table-cell table:formula="of:=[.J307] / 1.032 + 0.243" office:value-type="float" office:value="0.340684107131783" calcext:value-type="float">
            <text:p>0.340684107131783</text:p>
          </table:table-cell>
          <table:table-cell office:value-type="float" office:value="1.86288723906438" calcext:value-type="float">
            <text:p>1.86288723906438</text:p>
          </table:table-cell>
          <table:table-cell table:formula="of:=[.L307] / 1.151 - 0.297" office:value-type="float" office:value="1.32149456043821" calcext:value-type="float">
            <text:p>1.32149456043821</text:p>
          </table:table-cell>
          <table:table-cell office:value-type="float" office:value="0.0433266750854404" calcext:value-type="float">
            <text:p>0.04332667508544</text:p>
          </table:table-cell>
          <table:table-cell office:value-type="float" office:value="-0.16012386981303" calcext:value-type="float">
            <text:p>-0.16012386981303</text:p>
          </table:table-cell>
          <table:table-cell office:value-type="float" office:value="0.533066519258399" calcext:value-type="float">
            <text:p>0.533066519258399</text:p>
          </table:table-cell>
          <table:table-cell table:formula="of:=[.I307]-[.B307]" office:value-type="float" office:value="-0.129379666703495" calcext:value-type="float">
            <text:p>-0.129379666703495</text:p>
          </table:table-cell>
          <table:table-cell table:formula="of:=[.K307]-[.C307]" office:value-type="float" office:value="-0.0366952673725611" calcext:value-type="float">
            <text:p>-0.036695267372561</text:p>
          </table:table-cell>
          <table:table-cell table:formula="of:=[.M307]-[.D307]" office:value-type="float" office:value="-0.00454993409124982" calcext:value-type="float">
            <text:p>-0.00454993409125</text:p>
          </table:table-cell>
          <table:table-cell office:value-type="float" office:value="0.59941209980588" calcext:value-type="float">
            <text:p>0.59941209980588</text:p>
          </table:table-cell>
          <table:table-cell office:value-type="float" office:value="-0.276569375944344" calcext:value-type="float">
            <text:p>-0.276569375944344</text:p>
          </table:table-cell>
          <table:table-cell office:value-type="float" office:value="0.53684274453492" calcext:value-type="float">
            <text:p>0.53684274453492</text:p>
          </table:table-cell>
          <table:table-cell office:value-type="float" office:value="-0.171726383315105" calcext:value-type="float">
            <text:p>-0.171726383315105</text:p>
          </table:table-cell>
          <table:table-cell office:value-type="float" office:value="0.208352072927368" calcext:value-type="float">
            <text:p>0.208352072927368</text:p>
          </table:table-cell>
          <table:table-cell office:value-type="float" office:value="0.0592409271124019" calcext:value-type="float">
            <text:p>0.059240927112402</text:p>
          </table:table-cell>
        </table:table-row>
        <table:table-row table:style-name="ro1">
          <table:table-cell table:formula="of:=SQRT([.I308]^2 + [.K308]^2 + [.M308]^2)" office:value-type="float" office:value="5.81355775708756" calcext:value-type="float">
            <text:p>5.81355775708756</text:p>
          </table:table-cell>
          <table:table-cell office:value-type="float" office:value="5.32743788800211" calcext:value-type="float">
            <text:p>5.32743788800211</text:p>
          </table:table-cell>
          <table:table-cell office:value-type="float" office:value="-2.06293767154349" calcext:value-type="float">
            <text:p>-2.06293767154349</text:p>
          </table:table-cell>
          <table:table-cell office:value-type="float" office:value="0.386616842668859" calcext:value-type="float">
            <text:p>0.386616842668859</text:p>
          </table:table-cell>
          <table:table-cell office:value-type="float" office:value="0.206090654373536" calcext:value-type="float">
            <text:p>0.206090654373536</text:p>
          </table:table-cell>
          <table:table-cell office:value-type="float" office:value="-0.0878385534896484" calcext:value-type="float">
            <text:p>-0.087838553489648</text:p>
          </table:table-cell>
          <table:table-cell office:value-type="float" office:value="-2.91836138271937" calcext:value-type="float">
            <text:p>-2.91836138271937</text:p>
          </table:table-cell>
          <table:table-cell office:value-type="float" office:value="6.2211640207785" calcext:value-type="float">
            <text:p>6.2211640207785</text:p>
          </table:table-cell>
          <table:table-cell table:formula="of:=[.H308] / 1.184 + 0.103" office:value-type="float" office:value="5.3573615040359" calcext:value-type="float">
            <text:p>5.3573615040359</text:p>
          </table:table-cell>
          <table:table-cell office:value-type="float" office:value="-2.49714932296086" calcext:value-type="float">
            <text:p>-2.49714932296086</text:p>
          </table:table-cell>
          <table:table-cell table:formula="of:=[.J308] / 1.032 + 0.243" office:value-type="float" office:value="-2.17671833620238" calcext:value-type="float">
            <text:p>-2.17671833620238</text:p>
          </table:table-cell>
          <table:table-cell office:value-type="float" office:value="1.03055369048748" calcext:value-type="float">
            <text:p>1.03055369048748</text:p>
          </table:table-cell>
          <table:table-cell table:formula="of:=[.L308] / 1.151 - 0.297" office:value-type="float" office:value="0.598355074272354" calcext:value-type="float">
            <text:p>0.598355074272354</text:p>
          </table:table-cell>
          <table:table-cell office:value-type="float" office:value="0.336272881279141" calcext:value-type="float">
            <text:p>0.336272881279141</text:p>
          </table:table-cell>
          <table:table-cell office:value-type="float" office:value="0.0145740652793673" calcext:value-type="float">
            <text:p>0.014574065279367</text:p>
          </table:table-cell>
          <table:table-cell office:value-type="float" office:value="-2.93696758866749" calcext:value-type="float">
            <text:p>-2.93696758866749</text:p>
          </table:table-cell>
          <table:table-cell table:formula="of:=[.I308]-[.B308]" office:value-type="float" office:value="0.029923616033785" calcext:value-type="float">
            <text:p>0.029923616033785</text:p>
          </table:table-cell>
          <table:table-cell table:formula="of:=[.K308]-[.C308]" office:value-type="float" office:value="-0.113780664658894" calcext:value-type="float">
            <text:p>-0.113780664658894</text:p>
          </table:table-cell>
          <table:table-cell table:formula="of:=[.M308]-[.D308]" office:value-type="float" office:value="0.211738231603495" calcext:value-type="float">
            <text:p>0.211738231603495</text:p>
          </table:table-cell>
          <table:table-cell office:value-type="float" office:value="0.893726132776396" calcext:value-type="float">
            <text:p>0.893726132776396</text:p>
          </table:table-cell>
          <table:table-cell office:value-type="float" office:value="-0.434211651417372" calcext:value-type="float">
            <text:p>-0.434211651417372</text:p>
          </table:table-cell>
          <table:table-cell office:value-type="float" office:value="0.643936847818617" calcext:value-type="float">
            <text:p>0.643936847818617</text:p>
          </table:table-cell>
          <table:table-cell office:value-type="float" office:value="-0.149979337395511" calcext:value-type="float">
            <text:p>-0.149979337395511</text:p>
          </table:table-cell>
          <table:table-cell office:value-type="float" office:value="-0.0702954506365656" calcext:value-type="float">
            <text:p>-0.070295450636566</text:p>
          </table:table-cell>
          <table:table-cell office:value-type="float" office:value="-0.0286705084734518" calcext:value-type="float">
            <text:p>-0.028670508473452</text:p>
          </table:table-cell>
        </table:table-row>
        <table:table-row table:style-name="ro1">
          <table:table-cell table:formula="of:=SQRT([.I309]^2 + [.K309]^2 + [.M309]^2)" office:value-type="float" office:value="3.57058453903687" calcext:value-type="float">
            <text:p>3.57058453903687</text:p>
          </table:table-cell>
          <table:table-cell office:value-type="float" office:value="3.43240998097054" calcext:value-type="float">
            <text:p>3.43240998097054</text:p>
          </table:table-cell>
          <table:table-cell office:value-type="float" office:value="-0.70701371440721" calcext:value-type="float">
            <text:p>-0.70701371440721</text:p>
          </table:table-cell>
          <table:table-cell office:value-type="float" office:value="0.858813694788254" calcext:value-type="float">
            <text:p>0.858813694788254</text:p>
          </table:table-cell>
          <table:table-cell office:value-type="float" office:value="-0.00576903331278134" calcext:value-type="float">
            <text:p>-0.005769033312781</text:p>
          </table:table-cell>
          <table:table-cell office:value-type="float" office:value="0.351285000890267" calcext:value-type="float">
            <text:p>0.351285000890267</text:p>
          </table:table-cell>
          <table:table-cell office:value-type="float" office:value="2.47736020089238" calcext:value-type="float">
            <text:p>2.47736020089238</text:p>
          </table:table-cell>
          <table:table-cell office:value-type="float" office:value="3.91907882357054" calcext:value-type="float">
            <text:p>3.91907882357054</text:p>
          </table:table-cell>
          <table:table-cell table:formula="of:=[.H309] / 1.184 + 0.103" office:value-type="float" office:value="3.41303279017782" calcext:value-type="float">
            <text:p>3.41303279017782</text:p>
          </table:table-cell>
          <table:table-cell office:value-type="float" office:value="-0.942594888503568" calcext:value-type="float">
            <text:p>-0.942594888503568</text:p>
          </table:table-cell>
          <table:table-cell table:formula="of:=[.J309] / 1.032 + 0.243" office:value-type="float" office:value="-0.670367140022837" calcext:value-type="float">
            <text:p>-0.670367140022837</text:p>
          </table:table-cell>
          <table:table-cell office:value-type="float" office:value="1.2704472509793" calcext:value-type="float">
            <text:p>1.2704472509793</text:p>
          </table:table-cell>
          <table:table-cell table:formula="of:=[.L309] / 1.151 - 0.297" office:value-type="float" office:value="0.806776933952476" calcext:value-type="float">
            <text:p>0.806776933952476</text:p>
          </table:table-cell>
          <table:table-cell office:value-type="float" office:value="0.0414412117333294" calcext:value-type="float">
            <text:p>0.041441211733329</text:p>
          </table:table-cell>
          <table:table-cell office:value-type="float" office:value="0.410730093691029" calcext:value-type="float">
            <text:p>0.410730093691029</text:p>
          </table:table-cell>
          <table:table-cell office:value-type="float" office:value="2.47146552933184" calcext:value-type="float">
            <text:p>2.47146552933184</text:p>
          </table:table-cell>
          <table:table-cell table:formula="of:=[.I309]-[.B309]" office:value-type="float" office:value="-0.0193771907927189" calcext:value-type="float">
            <text:p>-0.019377190792719</text:p>
          </table:table-cell>
          <table:table-cell table:formula="of:=[.K309]-[.C309]" office:value-type="float" office:value="0.0366465743843727" calcext:value-type="float">
            <text:p>0.036646574384373</text:p>
          </table:table-cell>
          <table:table-cell table:formula="of:=[.M309]-[.D309]" office:value-type="float" office:value="-0.0520367608357781" calcext:value-type="float">
            <text:p>-0.052036760835778</text:p>
          </table:table-cell>
          <table:table-cell office:value-type="float" office:value="0.486668842600001" calcext:value-type="float">
            <text:p>0.486668842600001</text:p>
          </table:table-cell>
          <table:table-cell office:value-type="float" office:value="-0.235581174096357" calcext:value-type="float">
            <text:p>-0.235581174096357</text:p>
          </table:table-cell>
          <table:table-cell office:value-type="float" office:value="0.41163355619105" calcext:value-type="float">
            <text:p>0.41163355619105</text:p>
          </table:table-cell>
          <table:table-cell office:value-type="float" office:value="0.00277936391830913" calcext:value-type="float">
            <text:p>0.002779363918309</text:p>
          </table:table-cell>
          <table:table-cell office:value-type="float" office:value="-0.0737952280399679" calcext:value-type="float">
            <text:p>-0.073795228039968</text:p>
          </table:table-cell>
          <table:table-cell office:value-type="float" office:value="0.011773906147944" calcext:value-type="float">
            <text:p>0.011773906147944</text:p>
          </table:table-cell>
        </table:table-row>
        <table:table-row table:style-name="ro1">
          <table:table-cell table:formula="of:=SQRT([.I310]^2 + [.K310]^2 + [.M310]^2)" office:value-type="float" office:value="6.57260968632857" calcext:value-type="float">
            <text:p>6.57260968632857</text:p>
          </table:table-cell>
          <table:table-cell office:value-type="float" office:value="4.99239048709463" calcext:value-type="float">
            <text:p>4.99239048709463</text:p>
          </table:table-cell>
          <table:table-cell office:value-type="float" office:value="-4.08693781309792" calcext:value-type="float">
            <text:p>-4.08693781309792</text:p>
          </table:table-cell>
          <table:table-cell office:value-type="float" office:value="0.87363364441564" calcext:value-type="float">
            <text:p>0.87363364441564</text:p>
          </table:table-cell>
          <table:table-cell office:value-type="float" office:value="0.65916232689588" calcext:value-type="float">
            <text:p>0.65916232689588</text:p>
          </table:table-cell>
          <table:table-cell office:value-type="float" office:value="-0.347282502043799" calcext:value-type="float">
            <text:p>-0.347282502043799</text:p>
          </table:table-cell>
          <table:table-cell office:value-type="float" office:value="0.867261695993028" calcext:value-type="float">
            <text:p>0.867261695993028</text:p>
          </table:table-cell>
          <table:table-cell office:value-type="float" office:value="5.77355282508126" calcext:value-type="float">
            <text:p>5.77355282508126</text:p>
          </table:table-cell>
          <table:table-cell table:formula="of:=[.H310] / 1.184 + 0.103" office:value-type="float" office:value="4.97931150766998" calcext:value-type="float">
            <text:p>4.97931150766998</text:p>
          </table:table-cell>
          <table:table-cell office:value-type="float" office:value="-4.54496933963339" calcext:value-type="float">
            <text:p>-4.54496933963339</text:p>
          </table:table-cell>
          <table:table-cell table:formula="of:=[.J310] / 1.032 + 0.243" office:value-type="float" office:value="-4.16104005778429" calcext:value-type="float">
            <text:p>-4.16104005778429</text:p>
          </table:table-cell>
          <table:table-cell office:value-type="float" office:value="1.54429810248502" calcext:value-type="float">
            <text:p>1.54429810248502</text:p>
          </table:table-cell>
          <table:table-cell table:formula="of:=[.L310] / 1.151 - 0.297" office:value-type="float" office:value="1.04470121849263" calcext:value-type="float">
            <text:p>1.04470121849263</text:p>
          </table:table-cell>
          <table:table-cell office:value-type="float" office:value="0.780753867744362" calcext:value-type="float">
            <text:p>0.780753867744362</text:p>
          </table:table-cell>
          <table:table-cell office:value-type="float" office:value="-0.401280908130932" calcext:value-type="float">
            <text:p>-0.401280908130932</text:p>
          </table:table-cell>
          <table:table-cell office:value-type="float" office:value="0.884249515608094" calcext:value-type="float">
            <text:p>0.884249515608094</text:p>
          </table:table-cell>
          <table:table-cell table:formula="of:=[.I310]-[.B310]" office:value-type="float" office:value="-0.0130789794246473" calcext:value-type="float">
            <text:p>-0.013078979424647</text:p>
          </table:table-cell>
          <table:table-cell table:formula="of:=[.K310]-[.C310]" office:value-type="float" office:value="-0.0741022446863715" calcext:value-type="float">
            <text:p>-0.074102244686372</text:p>
          </table:table-cell>
          <table:table-cell table:formula="of:=[.M310]-[.D310]" office:value-type="float" office:value="0.171067574076993" calcext:value-type="float">
            <text:p>0.171067574076993</text:p>
          </table:table-cell>
          <table:table-cell office:value-type="float" office:value="0.781162337986627" calcext:value-type="float">
            <text:p>0.781162337986627</text:p>
          </table:table-cell>
          <table:table-cell office:value-type="float" office:value="-0.458031526535474" calcext:value-type="float">
            <text:p>-0.458031526535474</text:p>
          </table:table-cell>
          <table:table-cell office:value-type="float" office:value="0.670664458069385" calcext:value-type="float">
            <text:p>0.670664458069385</text:p>
          </table:table-cell>
          <table:table-cell office:value-type="float" office:value="0.0295350361028675" calcext:value-type="float">
            <text:p>0.029535036102868</text:p>
          </table:table-cell>
          <table:table-cell office:value-type="float" office:value="-0.121858433761926" calcext:value-type="float">
            <text:p>-0.121858433761926</text:p>
          </table:table-cell>
          <table:table-cell office:value-type="float" office:value="-0.0257283580397294" calcext:value-type="float">
            <text:p>-0.025728358039729</text:p>
          </table:table-cell>
        </table:table-row>
        <table:table-row table:style-name="ro1">
          <table:table-cell table:formula="of:=SQRT([.I311]^2 + [.K311]^2 + [.M311]^2)" office:value-type="float" office:value="2.51984906692771" calcext:value-type="float">
            <text:p>2.51984906692771</text:p>
          </table:table-cell>
          <table:table-cell office:value-type="float" office:value="1.79753448107904" calcext:value-type="float">
            <text:p>1.79753448107904</text:p>
          </table:table-cell>
          <table:table-cell office:value-type="float" office:value="1.5478192853444" calcext:value-type="float">
            <text:p>1.5478192853444</text:p>
          </table:table-cell>
          <table:table-cell office:value-type="float" office:value="0.759179037769165" calcext:value-type="float">
            <text:p>0.759179037769165</text:p>
          </table:table-cell>
          <table:table-cell office:value-type="float" office:value="0.649655870661986" calcext:value-type="float">
            <text:p>0.649655870661986</text:p>
          </table:table-cell>
          <table:table-cell office:value-type="float" office:value="0.221194542119091" calcext:value-type="float">
            <text:p>0.221194542119091</text:p>
          </table:table-cell>
          <table:table-cell office:value-type="float" office:value="-0.578959008148598" calcext:value-type="float">
            <text:p>-0.578959008148598</text:p>
          </table:table-cell>
          <table:table-cell office:value-type="float" office:value="2.0577479534045" calcext:value-type="float">
            <text:p>2.0577479534045</text:p>
          </table:table-cell>
          <table:table-cell table:formula="of:=[.H311] / 1.184 + 0.103" office:value-type="float" office:value="1.84096279848353" calcext:value-type="float">
            <text:p>1.84096279848353</text:p>
          </table:table-cell>
          <table:table-cell office:value-type="float" office:value="1.42878662471357" calcext:value-type="float">
            <text:p>1.42878662471357</text:p>
          </table:table-cell>
          <table:table-cell table:formula="of:=[.J311] / 1.032 + 0.243" office:value-type="float" office:value="1.62748316348214" calcext:value-type="float">
            <text:p>1.62748316348214</text:p>
          </table:table-cell>
          <table:table-cell office:value-type="float" office:value="0.984548175250318" calcext:value-type="float">
            <text:p>0.984548175250318</text:p>
          </table:table-cell>
          <table:table-cell table:formula="of:=[.L311] / 1.151 - 0.297" office:value-type="float" office:value="0.558385034969868" calcext:value-type="float">
            <text:p>0.558385034969868</text:p>
          </table:table-cell>
          <table:table-cell office:value-type="float" office:value="0.551098283362461" calcext:value-type="float">
            <text:p>0.551098283362461</text:p>
          </table:table-cell>
          <table:table-cell office:value-type="float" office:value="0.24626548761555" calcext:value-type="float">
            <text:p>0.24626548761555</text:p>
          </table:table-cell>
          <table:table-cell office:value-type="float" office:value="-0.533586776249831" calcext:value-type="float">
            <text:p>-0.533586776249831</text:p>
          </table:table-cell>
          <table:table-cell table:formula="of:=[.I311]-[.B311]" office:value-type="float" office:value="0.0434283174044905" calcext:value-type="float">
            <text:p>0.043428317404491</text:p>
          </table:table-cell>
          <table:table-cell table:formula="of:=[.K311]-[.C311]" office:value-type="float" office:value="0.0796638781377412" calcext:value-type="float">
            <text:p>0.079663878137741</text:p>
          </table:table-cell>
          <table:table-cell table:formula="of:=[.M311]-[.D311]" office:value-type="float" office:value="-0.200794002799297" calcext:value-type="float">
            <text:p>-0.200794002799297</text:p>
          </table:table-cell>
          <table:table-cell office:value-type="float" office:value="0.260213472325464" calcext:value-type="float">
            <text:p>0.260213472325464</text:p>
          </table:table-cell>
          <table:table-cell office:value-type="float" office:value="-0.119032660630831" calcext:value-type="float">
            <text:p>-0.119032660630831</text:p>
          </table:table-cell>
          <table:table-cell office:value-type="float" office:value="0.225369137481153" calcext:value-type="float">
            <text:p>0.225369137481153</text:p>
          </table:table-cell>
          <table:table-cell office:value-type="float" office:value="-0.0943420326417419" calcext:value-type="float">
            <text:p>-0.094342032641742</text:p>
          </table:table-cell>
          <table:table-cell office:value-type="float" office:value="-0.0303718383299856" calcext:value-type="float">
            <text:p>-0.030371838329986</text:p>
          </table:table-cell>
          <table:table-cell office:value-type="float" office:value="0.0210923931457372" calcext:value-type="float">
            <text:p>0.021092393145737</text:p>
          </table:table-cell>
        </table:table-row>
        <table:table-row table:style-name="ro1">
          <table:table-cell table:formula="of:=SQRT([.I312]^2 + [.K312]^2 + [.M312]^2)" office:value-type="float" office:value="1.73688037863172" calcext:value-type="float">
            <text:p>1.73688037863172</text:p>
          </table:table-cell>
          <table:table-cell office:value-type="float" office:value="1.31350333775839" calcext:value-type="float">
            <text:p>1.31350333775839</text:p>
          </table:table-cell>
          <table:table-cell office:value-type="float" office:value="0.884091195322686" calcext:value-type="float">
            <text:p>0.884091195322686</text:p>
          </table:table-cell>
          <table:table-cell office:value-type="float" office:value="0.544748663409048" calcext:value-type="float">
            <text:p>0.544748663409048</text:p>
          </table:table-cell>
          <table:table-cell office:value-type="float" office:value="-0.111809781384321" calcext:value-type="float">
            <text:p>-0.111809781384321</text:p>
          </table:table-cell>
          <table:table-cell office:value-type="float" office:value="0.197784226436414" calcext:value-type="float">
            <text:p>0.197784226436414</text:p>
          </table:table-cell>
          <table:table-cell office:value-type="float" office:value="-2.17842167352296" calcext:value-type="float">
            <text:p>-2.17842167352296</text:p>
          </table:table-cell>
          <table:table-cell office:value-type="float" office:value="1.49482451515415" calcext:value-type="float">
            <text:p>1.49482451515415</text:p>
          </table:table-cell>
          <table:table-cell table:formula="of:=[.H312] / 1.184 + 0.103" office:value-type="float" office:value="1.36552070536668" calcext:value-type="float">
            <text:p>1.36552070536668</text:p>
          </table:table-cell>
          <table:table-cell office:value-type="float" office:value="0.808759587706693" calcext:value-type="float">
            <text:p>0.808759587706693</text:p>
          </table:table-cell>
          <table:table-cell table:formula="of:=[.J312] / 1.032 + 0.243" office:value-type="float" office:value="1.02668177103362" calcext:value-type="float">
            <text:p>1.02668177103362</text:p>
          </table:table-cell>
          <table:table-cell office:value-type="float" office:value="0.702224335210989" calcext:value-type="float">
            <text:p>0.702224335210989</text:p>
          </table:table-cell>
          <table:table-cell table:formula="of:=[.L312] / 1.151 - 0.297" office:value-type="float" office:value="0.313099335543865" calcext:value-type="float">
            <text:p>0.313099335543865</text:p>
          </table:table-cell>
          <table:table-cell office:value-type="float" office:value="-0.121182834909725" calcext:value-type="float">
            <text:p>-0.121182834909725</text:p>
          </table:table-cell>
          <table:table-cell office:value-type="float" office:value="0.306951373191391" calcext:value-type="float">
            <text:p>0.306951373191391</text:p>
          </table:table-cell>
          <table:table-cell office:value-type="float" office:value="-2.13694627144052" calcext:value-type="float">
            <text:p>-2.13694627144052</text:p>
          </table:table-cell>
          <table:table-cell table:formula="of:=[.I312]-[.B312]" office:value-type="float" office:value="0.0520173676082907" calcext:value-type="float">
            <text:p>0.052017367608291</text:p>
          </table:table-cell>
          <table:table-cell table:formula="of:=[.K312]-[.C312]" office:value-type="float" office:value="0.142590575710931" calcext:value-type="float">
            <text:p>0.142590575710931</text:p>
          </table:table-cell>
          <table:table-cell table:formula="of:=[.M312]-[.D312]" office:value-type="float" office:value="-0.231649327865183" calcext:value-type="float">
            <text:p>-0.231649327865183</text:p>
          </table:table-cell>
          <table:table-cell office:value-type="float" office:value="0.181321177395757" calcext:value-type="float">
            <text:p>0.181321177395757</text:p>
          </table:table-cell>
          <table:table-cell office:value-type="float" office:value="-0.0753316076159924" calcext:value-type="float">
            <text:p>-0.075331607615992</text:p>
          </table:table-cell>
          <table:table-cell office:value-type="float" office:value="0.157475671801941" calcext:value-type="float">
            <text:p>0.157475671801941</text:p>
          </table:table-cell>
          <table:table-cell office:value-type="float" office:value="-0.084660482068414" calcext:value-type="float">
            <text:p>-0.084660482068414</text:p>
          </table:table-cell>
          <table:table-cell office:value-type="float" office:value="-0.0695983411649732" calcext:value-type="float">
            <text:p>-0.069598341164973</text:p>
          </table:table-cell>
          <table:table-cell office:value-type="float" office:value="0.0361824036976719" calcext:value-type="float">
            <text:p>0.036182403697672</text:p>
          </table:table-cell>
        </table:table-row>
        <table:table-row table:style-name="ro1">
          <table:table-cell table:formula="of:=SQRT([.I313]^2 + [.K313]^2 + [.M313]^2)" office:value-type="float" office:value="3.1418616738779" calcext:value-type="float">
            <text:p>3.1418616738779</text:p>
          </table:table-cell>
          <table:table-cell office:value-type="float" office:value="3.09255739691936" calcext:value-type="float">
            <text:p>3.09255739691936</text:p>
          </table:table-cell>
          <table:table-cell office:value-type="float" office:value="-0.421282261747367" calcext:value-type="float">
            <text:p>-0.421282261747367</text:p>
          </table:table-cell>
          <table:table-cell office:value-type="float" office:value="1.09891268751615" calcext:value-type="float">
            <text:p>1.09891268751615</text:p>
          </table:table-cell>
          <table:table-cell office:value-type="float" office:value="0.386182314631538" calcext:value-type="float">
            <text:p>0.386182314631538</text:p>
          </table:table-cell>
          <table:table-cell office:value-type="float" office:value="0.561451505430249" calcext:value-type="float">
            <text:p>0.561451505430249</text:p>
          </table:table-cell>
          <table:table-cell office:value-type="float" office:value="2.42968103430684" calcext:value-type="float">
            <text:p>2.42968103430684</text:p>
          </table:table-cell>
          <table:table-cell office:value-type="float" office:value="3.40276962806895" calcext:value-type="float">
            <text:p>3.40276962806895</text:p>
          </table:table-cell>
          <table:table-cell table:formula="of:=[.H313] / 1.184 + 0.103" office:value-type="float" office:value="2.97696083451769" calcext:value-type="float">
            <text:p>2.97696083451769</text:p>
          </table:table-cell>
          <table:table-cell office:value-type="float" office:value="-0.60494933919153" calcext:value-type="float">
            <text:p>-0.60494933919153</text:p>
          </table:table-cell>
          <table:table-cell table:formula="of:=[.J313] / 1.032 + 0.243" office:value-type="float" office:value="-0.343191220146831" calcext:value-type="float">
            <text:p>-0.343191220146831</text:p>
          </table:table-cell>
          <table:table-cell office:value-type="float" office:value="1.42844144892963" calcext:value-type="float">
            <text:p>1.42844144892963</text:p>
          </table:table-cell>
          <table:table-cell table:formula="of:=[.L313] / 1.151 - 0.297" office:value-type="float" office:value="0.944043830520964" calcext:value-type="float">
            <text:p>0.944043830520964</text:p>
          </table:table-cell>
          <table:table-cell office:value-type="float" office:value="0.292702323611978" calcext:value-type="float">
            <text:p>0.292702323611978</text:p>
          </table:table-cell>
          <table:table-cell office:value-type="float" office:value="-0.143564701064826" calcext:value-type="float">
            <text:p>-0.143564701064826</text:p>
          </table:table-cell>
          <table:table-cell office:value-type="float" office:value="2.69098480310887" calcext:value-type="float">
            <text:p>2.69098480310887</text:p>
          </table:table-cell>
          <table:table-cell table:formula="of:=[.I313]-[.B313]" office:value-type="float" office:value="-0.115596562401665" calcext:value-type="float">
            <text:p>-0.115596562401665</text:p>
          </table:table-cell>
          <table:table-cell table:formula="of:=[.K313]-[.C313]" office:value-type="float" office:value="0.0780910416005356" calcext:value-type="float">
            <text:p>0.078091041600536</text:p>
          </table:table-cell>
          <table:table-cell table:formula="of:=[.M313]-[.D313]" office:value-type="float" office:value="-0.154868856995186" calcext:value-type="float">
            <text:p>-0.154868856995186</text:p>
          </table:table-cell>
          <table:table-cell office:value-type="float" office:value="0.310212231149594" calcext:value-type="float">
            <text:p>0.310212231149594</text:p>
          </table:table-cell>
          <table:table-cell office:value-type="float" office:value="-0.183667077444164" calcext:value-type="float">
            <text:p>-0.183667077444164</text:p>
          </table:table-cell>
          <table:table-cell office:value-type="float" office:value="0.329528761413484" calcext:value-type="float">
            <text:p>0.329528761413484</text:p>
          </table:table-cell>
          <table:table-cell office:value-type="float" office:value="-0.434677718972254" calcext:value-type="float">
            <text:p>-0.434677718972254</text:p>
          </table:table-cell>
          <table:table-cell office:value-type="float" office:value="0.581473451900029" calcext:value-type="float">
            <text:p>0.581473451900029</text:p>
          </table:table-cell>
          <table:table-cell office:value-type="float" office:value="0.372586536913954" calcext:value-type="float">
            <text:p>0.372586536913954</text:p>
          </table:table-cell>
        </table:table-row>
        <table:table-row table:style-name="ro1">
          <table:table-cell table:formula="of:=SQRT([.I314]^2 + [.K314]^2 + [.M314]^2)" office:value-type="float" office:value="5.28826712444213" calcext:value-type="float">
            <text:p>5.28826712444213</text:p>
          </table:table-cell>
          <table:table-cell office:value-type="float" office:value="4.31867293510302" calcext:value-type="float">
            <text:p>4.31867293510302</text:p>
          </table:table-cell>
          <table:table-cell office:value-type="float" office:value="-3.14662128565555" calcext:value-type="float">
            <text:p>-3.14662128565555</text:p>
          </table:table-cell>
          <table:table-cell office:value-type="float" office:value="1.21446803955491" calcext:value-type="float">
            <text:p>1.21446803955491</text:p>
          </table:table-cell>
          <table:table-cell office:value-type="float" office:value="0.398447576441674" calcext:value-type="float">
            <text:p>0.398447576441674</text:p>
          </table:table-cell>
          <table:table-cell office:value-type="float" office:value="-0.327284466445943" calcext:value-type="float">
            <text:p>-0.327284466445943</text:p>
          </table:table-cell>
          <table:table-cell office:value-type="float" office:value="2.01700844094772" calcext:value-type="float">
            <text:p>2.01700844094772</text:p>
          </table:table-cell>
          <table:table-cell office:value-type="float" office:value="4.78673532109358" calcext:value-type="float">
            <text:p>4.78673532109358</text:p>
          </table:table-cell>
          <table:table-cell table:formula="of:=[.H314] / 1.184 + 0.103" office:value-type="float" office:value="4.14585077795066" calcext:value-type="float">
            <text:p>4.14585077795066</text:p>
          </table:table-cell>
          <table:table-cell office:value-type="float" office:value="-3.40060737968997" calcext:value-type="float">
            <text:p>-3.40060737968997</text:p>
          </table:table-cell>
          <table:table-cell table:formula="of:=[.J314] / 1.032 + 0.243" office:value-type="float" office:value="-3.05216218962206" calcext:value-type="float">
            <text:p>-3.05216218962206</text:p>
          </table:table-cell>
          <table:table-cell office:value-type="float" office:value="1.73355616201256" calcext:value-type="float">
            <text:p>1.73355616201256</text:p>
          </table:table-cell>
          <table:table-cell table:formula="of:=[.L314] / 1.151 - 0.297" office:value-type="float" office:value="1.20913046221769" calcext:value-type="float">
            <text:p>1.20913046221769</text:p>
          </table:table-cell>
          <table:table-cell office:value-type="float" office:value="0.702352290199505" calcext:value-type="float">
            <text:p>0.702352290199505</text:p>
          </table:table-cell>
          <table:table-cell office:value-type="float" office:value="-0.697178607489277" calcext:value-type="float">
            <text:p>-0.697178607489277</text:p>
          </table:table-cell>
          <table:table-cell office:value-type="float" office:value="2.28337711455219" calcext:value-type="float">
            <text:p>2.28337711455219</text:p>
          </table:table-cell>
          <table:table-cell table:formula="of:=[.I314]-[.B314]" office:value-type="float" office:value="-0.172822157152361" calcext:value-type="float">
            <text:p>-0.172822157152361</text:p>
          </table:table-cell>
          <table:table-cell table:formula="of:=[.K314]-[.C314]" office:value-type="float" office:value="0.0944590960334861" calcext:value-type="float">
            <text:p>0.094459096033486</text:p>
          </table:table-cell>
          <table:table-cell table:formula="of:=[.M314]-[.D314]" office:value-type="float" office:value="-0.00533757733722129" calcext:value-type="float">
            <text:p>-0.005337577337221</text:p>
          </table:table-cell>
          <table:table-cell office:value-type="float" office:value="0.468062385990558" calcext:value-type="float">
            <text:p>0.468062385990558</text:p>
          </table:table-cell>
          <table:table-cell office:value-type="float" office:value="-0.25398609403442" calcext:value-type="float">
            <text:p>-0.25398609403442</text:p>
          </table:table-cell>
          <table:table-cell office:value-type="float" office:value="0.519088122457648" calcext:value-type="float">
            <text:p>0.519088122457648</text:p>
          </table:table-cell>
          <table:table-cell office:value-type="float" office:value="-0.45090215870445" calcext:value-type="float">
            <text:p>-0.45090215870445</text:p>
          </table:table-cell>
          <table:table-cell office:value-type="float" office:value="-0.0460869727014233" calcext:value-type="float">
            <text:p>-0.046086972701423</text:p>
          </table:table-cell>
          <table:table-cell office:value-type="float" office:value="0.103380281150177" calcext:value-type="float">
            <text:p>0.103380281150177</text:p>
          </table:table-cell>
        </table:table-row>
        <table:table-row table:style-name="ro1">
          <table:table-cell table:formula="of:=SQRT([.I315]^2 + [.K315]^2 + [.M315]^2)" office:value-type="float" office:value="4.75000666315392" calcext:value-type="float">
            <text:p>4.75000666315392</text:p>
          </table:table-cell>
          <table:table-cell office:value-type="float" office:value="4.0909908855629" calcext:value-type="float">
            <text:p>4.0909908855629</text:p>
          </table:table-cell>
          <table:table-cell office:value-type="float" office:value="1.63197222824683" calcext:value-type="float">
            <text:p>1.63197222824683</text:p>
          </table:table-cell>
          <table:table-cell office:value-type="float" office:value="0.559655752787922" calcext:value-type="float">
            <text:p>0.559655752787922</text:p>
          </table:table-cell>
          <table:table-cell office:value-type="float" office:value="0.329051696641796" calcext:value-type="float">
            <text:p>0.329051696641796</text:p>
          </table:table-cell>
          <table:table-cell office:value-type="float" office:value="0.148572816326552" calcext:value-type="float">
            <text:p>0.148572816326552</text:p>
          </table:table-cell>
          <table:table-cell office:value-type="float" office:value="2.05979351035241" calcext:value-type="float">
            <text:p>2.05979351035241</text:p>
          </table:table-cell>
          <table:table-cell office:value-type="float" office:value="5.05717560472634" calcext:value-type="float">
            <text:p>5.05717560472634</text:p>
          </table:table-cell>
          <table:table-cell table:formula="of:=[.H315] / 1.184 + 0.103" office:value-type="float" office:value="4.37426317966752" calcext:value-type="float">
            <text:p>4.37426317966752</text:p>
          </table:table-cell>
          <table:table-cell office:value-type="float" office:value="1.53318416807625" calcext:value-type="float">
            <text:p>1.53318416807625</text:p>
          </table:table-cell>
          <table:table-cell table:formula="of:=[.J315] / 1.032 + 0.243" office:value-type="float" office:value="1.7286435737173" calcext:value-type="float">
            <text:p>1.7286435737173</text:p>
          </table:table-cell>
          <table:table-cell office:value-type="float" office:value="1.1054869951787" calcext:value-type="float">
            <text:p>1.1054869951787</text:p>
          </table:table-cell>
          <table:table-cell table:formula="of:=[.L315] / 1.151 - 0.297" office:value-type="float" office:value="0.66345785853927" calcext:value-type="float">
            <text:p>0.66345785853927</text:p>
          </table:table-cell>
          <table:table-cell office:value-type="float" office:value="0.0476172688213037" calcext:value-type="float">
            <text:p>0.047617268821304</text:p>
          </table:table-cell>
          <table:table-cell office:value-type="float" office:value="0.354575708986207" calcext:value-type="float">
            <text:p>0.354575708986207</text:p>
          </table:table-cell>
          <table:table-cell office:value-type="float" office:value="1.98918033292144" calcext:value-type="float">
            <text:p>1.98918033292144</text:p>
          </table:table-cell>
          <table:table-cell table:formula="of:=[.I315]-[.B315]" office:value-type="float" office:value="0.283272294104617" calcext:value-type="float">
            <text:p>0.283272294104617</text:p>
          </table:table-cell>
          <table:table-cell table:formula="of:=[.K315]-[.C315]" office:value-type="float" office:value="0.0966713454704666" calcext:value-type="float">
            <text:p>0.096671345470467</text:p>
          </table:table-cell>
          <table:table-cell table:formula="of:=[.M315]-[.D315]" office:value-type="float" office:value="0.103802105751348" calcext:value-type="float">
            <text:p>0.103802105751348</text:p>
          </table:table-cell>
          <table:table-cell office:value-type="float" office:value="0.966184719163434" calcext:value-type="float">
            <text:p>0.966184719163434</text:p>
          </table:table-cell>
          <table:table-cell office:value-type="float" office:value="-0.0987880601705797" calcext:value-type="float">
            <text:p>-0.09878806017058</text:p>
          </table:table-cell>
          <table:table-cell office:value-type="float" office:value="0.54583124239078" calcext:value-type="float">
            <text:p>0.54583124239078</text:p>
          </table:table-cell>
          <table:table-cell office:value-type="float" office:value="0.315647669872266" calcext:value-type="float">
            <text:p>0.315647669872266</text:p>
          </table:table-cell>
          <table:table-cell office:value-type="float" office:value="0.131662363464792" calcext:value-type="float">
            <text:p>0.131662363464792</text:p>
          </table:table-cell>
          <table:table-cell office:value-type="float" office:value="-0.162465822338242" calcext:value-type="float">
            <text:p>-0.162465822338242</text:p>
          </table:table-cell>
        </table:table-row>
        <table:table-row table:style-name="ro1">
          <table:table-cell table:formula="of:=SQRT([.I316]^2 + [.K316]^2 + [.M316]^2)" office:value-type="float" office:value="6.35111394647408" calcext:value-type="float">
            <text:p>6.35111394647408</text:p>
          </table:table-cell>
          <table:table-cell office:value-type="float" office:value="4.8942999463065" calcext:value-type="float">
            <text:p>4.8942999463065</text:p>
          </table:table-cell>
          <table:table-cell office:value-type="float" office:value="3.95850199531382" calcext:value-type="float">
            <text:p>3.95850199531382</text:p>
          </table:table-cell>
          <table:table-cell office:value-type="float" office:value="0.451653343254519" calcext:value-type="float">
            <text:p>0.451653343254519</text:p>
          </table:table-cell>
          <table:table-cell office:value-type="float" office:value="-0.421933064872937" calcext:value-type="float">
            <text:p>-0.421933064872937</text:p>
          </table:table-cell>
          <table:table-cell office:value-type="float" office:value="0.604678503105135" calcext:value-type="float">
            <text:p>0.604678503105135</text:p>
          </table:table-cell>
          <table:table-cell office:value-type="float" office:value="1.989243643117" calcext:value-type="float">
            <text:p>1.989243643117</text:p>
          </table:table-cell>
          <table:table-cell office:value-type="float" office:value="5.78711276976364" calcext:value-type="float">
            <text:p>5.78711276976364</text:p>
          </table:table-cell>
          <table:table-cell table:formula="of:=[.H316] / 1.184 + 0.103" office:value-type="float" office:value="4.99076416365172" calcext:value-type="float">
            <text:p>4.99076416365172</text:p>
          </table:table-cell>
          <table:table-cell office:value-type="float" office:value="3.75018475626957" calcext:value-type="float">
            <text:p>3.75018475626957</text:p>
          </table:table-cell>
          <table:table-cell table:formula="of:=[.J316] / 1.032 + 0.243" office:value-type="float" office:value="3.87689995762555" calcext:value-type="float">
            <text:p>3.87689995762555</text:p>
          </table:table-cell>
          <table:table-cell office:value-type="float" office:value="1.06849923712088" calcext:value-type="float">
            <text:p>1.06849923712088</text:p>
          </table:table-cell>
          <table:table-cell table:formula="of:=[.L316] / 1.151 - 0.297" office:value-type="float" office:value="0.631322534423006" calcext:value-type="float">
            <text:p>0.631322534423006</text:p>
          </table:table-cell>
          <table:table-cell office:value-type="float" office:value="-0.394915825154634" calcext:value-type="float">
            <text:p>-0.394915825154634</text:p>
          </table:table-cell>
          <table:table-cell office:value-type="float" office:value="0.556046005614822" calcext:value-type="float">
            <text:p>0.556046005614822</text:p>
          </table:table-cell>
          <table:table-cell office:value-type="float" office:value="1.95619155550396" calcext:value-type="float">
            <text:p>1.95619155550396</text:p>
          </table:table-cell>
          <table:table-cell table:formula="of:=[.I316]-[.B316]" office:value-type="float" office:value="0.0964642173452228" calcext:value-type="float">
            <text:p>0.096464217345223</text:p>
          </table:table-cell>
          <table:table-cell table:formula="of:=[.K316]-[.C316]" office:value-type="float" office:value="-0.0816020376882678" calcext:value-type="float">
            <text:p>-0.081602037688268</text:p>
          </table:table-cell>
          <table:table-cell table:formula="of:=[.M316]-[.D316]" office:value-type="float" office:value="0.179669191168487" calcext:value-type="float">
            <text:p>0.179669191168487</text:p>
          </table:table-cell>
          <table:table-cell office:value-type="float" office:value="0.892812823457139" calcext:value-type="float">
            <text:p>0.892812823457139</text:p>
          </table:table-cell>
          <table:table-cell office:value-type="float" office:value="-0.208317239044252" calcext:value-type="float">
            <text:p>-0.208317239044252</text:p>
          </table:table-cell>
          <table:table-cell office:value-type="float" office:value="0.616845893866364" calcext:value-type="float">
            <text:p>0.616845893866364</text:p>
          </table:table-cell>
          <table:table-cell office:value-type="float" office:value="-0.0536069483187416" calcext:value-type="float">
            <text:p>-0.053606948318742</text:p>
          </table:table-cell>
          <table:table-cell office:value-type="float" office:value="-0.00128261404928764" calcext:value-type="float">
            <text:p>-0.001282614049288</text:p>
          </table:table-cell>
          <table:table-cell office:value-type="float" office:value="-0.0182671837021324" calcext:value-type="float">
            <text:p>-0.018267183702132</text:p>
          </table:table-cell>
        </table:table-row>
        <table:table-row table:style-name="ro1">
          <table:table-cell table:formula="of:=SQRT([.I317]^2 + [.K317]^2 + [.M317]^2)" office:value-type="float" office:value="1.69019432322559" calcext:value-type="float">
            <text:p>1.69019432322559</text:p>
          </table:table-cell>
          <table:table-cell office:value-type="float" office:value="1.33579939777845" calcext:value-type="float">
            <text:p>1.33579939777845</text:p>
          </table:table-cell>
          <table:table-cell office:value-type="float" office:value="0.826553471976173" calcext:value-type="float">
            <text:p>0.826553471976173</text:p>
          </table:table-cell>
          <table:table-cell office:value-type="float" office:value="0.417071157671163" calcext:value-type="float">
            <text:p>0.417071157671163</text:p>
          </table:table-cell>
          <table:table-cell office:value-type="float" office:value="-0.212950747015858" calcext:value-type="float">
            <text:p>-0.212950747015858</text:p>
          </table:table-cell>
          <table:table-cell office:value-type="float" office:value="0.591590204251282" calcext:value-type="float">
            <text:p>0.591590204251282</text:p>
          </table:table-cell>
          <table:table-cell office:value-type="float" office:value="0.75675651267156" calcext:value-type="float">
            <text:p>0.75675651267156</text:p>
          </table:table-cell>
          <table:table-cell office:value-type="float" office:value="1.50544113742864" calcext:value-type="float">
            <text:p>1.50544113742864</text:p>
          </table:table-cell>
          <table:table-cell table:formula="of:=[.H317] / 1.184 + 0.103" office:value-type="float" office:value="1.37448744715257" calcext:value-type="float">
            <text:p>1.37448744715257</text:p>
          </table:table-cell>
          <table:table-cell office:value-type="float" office:value="0.743008916715969" calcext:value-type="float">
            <text:p>0.743008916715969</text:p>
          </table:table-cell>
          <table:table-cell table:formula="of:=[.J317] / 1.032 + 0.243" office:value-type="float" office:value="0.96296988053873" calcext:value-type="float">
            <text:p>0.96296988053873</text:p>
          </table:table-cell>
          <table:table-cell office:value-type="float" office:value="0.572708212225451" calcext:value-type="float">
            <text:p>0.572708212225451</text:p>
          </table:table-cell>
          <table:table-cell table:formula="of:=[.L317] / 1.151 - 0.297" office:value-type="float" office:value="0.200574467615509" calcext:value-type="float">
            <text:p>0.200574467615509</text:p>
          </table:table-cell>
          <table:table-cell office:value-type="float" office:value="-0.251705404135149" calcext:value-type="float">
            <text:p>-0.251705404135149</text:p>
          </table:table-cell>
          <table:table-cell office:value-type="float" office:value="0.502813426117117" calcext:value-type="float">
            <text:p>0.502813426117117</text:p>
          </table:table-cell>
          <table:table-cell office:value-type="float" office:value="0.805513296820211" calcext:value-type="float">
            <text:p>0.805513296820211</text:p>
          </table:table-cell>
          <table:table-cell table:formula="of:=[.I317]-[.B317]" office:value-type="float" office:value="0.0386880493741177" calcext:value-type="float">
            <text:p>0.038688049374118</text:p>
          </table:table-cell>
          <table:table-cell table:formula="of:=[.K317]-[.C317]" office:value-type="float" office:value="0.136416408562557" calcext:value-type="float">
            <text:p>0.136416408562557</text:p>
          </table:table-cell>
          <table:table-cell table:formula="of:=[.M317]-[.D317]" office:value-type="float" office:value="-0.216496690055654" calcext:value-type="float">
            <text:p>-0.216496690055654</text:p>
          </table:table-cell>
          <table:table-cell office:value-type="float" office:value="0.169641739650187" calcext:value-type="float">
            <text:p>0.169641739650187</text:p>
          </table:table-cell>
          <table:table-cell office:value-type="float" office:value="-0.0835445552602041" calcext:value-type="float">
            <text:p>-0.083544555260204</text:p>
          </table:table-cell>
          <table:table-cell office:value-type="float" office:value="0.155637054554288" calcext:value-type="float">
            <text:p>0.155637054554288</text:p>
          </table:table-cell>
          <table:table-cell office:value-type="float" office:value="-0.0854782441445185" calcext:value-type="float">
            <text:p>-0.085478244144519</text:p>
          </table:table-cell>
          <table:table-cell office:value-type="float" office:value="-0.0408979112518915" calcext:value-type="float">
            <text:p>-0.040897911251892</text:p>
          </table:table-cell>
          <table:table-cell office:value-type="float" office:value="0.0268217774089381" calcext:value-type="float">
            <text:p>0.026821777408938</text:p>
          </table:table-cell>
        </table:table-row>
        <table:table-row table:style-name="ro1">
          <table:table-cell table:formula="of:=SQRT([.I318]^2 + [.K318]^2 + [.M318]^2)" office:value-type="float" office:value="7.27220286686642" calcext:value-type="float">
            <text:p>7.27220286686642</text:p>
          </table:table-cell>
          <table:table-cell office:value-type="float" office:value="6.47683354604269" calcext:value-type="float">
            <text:p>6.47683354604269</text:p>
          </table:table-cell>
          <table:table-cell office:value-type="float" office:value="-2.97913714579543" calcext:value-type="float">
            <text:p>-2.97913714579543</text:p>
          </table:table-cell>
          <table:table-cell office:value-type="float" office:value="1.85492390659128" calcext:value-type="float">
            <text:p>1.85492390659128</text:p>
          </table:table-cell>
          <table:table-cell office:value-type="float" office:value="0.0827607403190864" calcext:value-type="float">
            <text:p>0.082760740319086</text:p>
          </table:table-cell>
          <table:table-cell office:value-type="float" office:value="-0.568649287694234" calcext:value-type="float">
            <text:p>-0.568649287694234</text:p>
          </table:table-cell>
          <table:table-cell office:value-type="float" office:value="2.11122272935191" calcext:value-type="float">
            <text:p>2.11122272935191</text:p>
          </table:table-cell>
          <table:table-cell office:value-type="float" office:value="7.30596969519335" calcext:value-type="float">
            <text:p>7.30596969519335</text:p>
          </table:table-cell>
          <table:table-cell table:formula="of:=[.H318] / 1.184 + 0.103" office:value-type="float" office:value="6.27358251283222" calcext:value-type="float">
            <text:p>6.27358251283222</text:p>
          </table:table-cell>
          <table:table-cell office:value-type="float" office:value="-3.4375447593058" calcext:value-type="float">
            <text:p>-3.4375447593058</text:p>
          </table:table-cell>
          <table:table-cell table:formula="of:=[.J318] / 1.032 + 0.243" office:value-type="float" office:value="-3.08795422413353" calcext:value-type="float">
            <text:p>-3.08795422413353</text:p>
          </table:table-cell>
          <table:table-cell office:value-type="float" office:value="2.64143891348984" calcext:value-type="float">
            <text:p>2.64143891348984</text:p>
          </table:table-cell>
          <table:table-cell table:formula="of:=[.L318] / 1.151 - 0.297" office:value-type="float" office:value="1.99790783100768" calcext:value-type="float">
            <text:p>1.99790783100768</text:p>
          </table:table-cell>
          <table:table-cell office:value-type="float" office:value="0.155377343702259" calcext:value-type="float">
            <text:p>0.155377343702259</text:p>
          </table:table-cell>
          <table:table-cell office:value-type="float" office:value="-0.613318236979992" calcext:value-type="float">
            <text:p>-0.613318236979992</text:p>
          </table:table-cell>
          <table:table-cell office:value-type="float" office:value="2.15294025596613" calcext:value-type="float">
            <text:p>2.15294025596613</text:p>
          </table:table-cell>
          <table:table-cell table:formula="of:=[.I318]-[.B318]" office:value-type="float" office:value="-0.203251033210469" calcext:value-type="float">
            <text:p>-0.203251033210469</text:p>
          </table:table-cell>
          <table:table-cell table:formula="of:=[.K318]-[.C318]" office:value-type="float" office:value="-0.108817078338097" calcext:value-type="float">
            <text:p>-0.108817078338097</text:p>
          </table:table-cell>
          <table:table-cell table:formula="of:=[.M318]-[.D318]" office:value-type="float" office:value="0.1429839244164" calcext:value-type="float">
            <text:p>0.1429839244164</text:p>
          </table:table-cell>
          <table:table-cell office:value-type="float" office:value="0.829136149150658" calcext:value-type="float">
            <text:p>0.829136149150658</text:p>
          </table:table-cell>
          <table:table-cell office:value-type="float" office:value="-0.458407613510368" calcext:value-type="float">
            <text:p>-0.458407613510368</text:p>
          </table:table-cell>
          <table:table-cell office:value-type="float" office:value="0.786515006898564" calcext:value-type="float">
            <text:p>0.786515006898564</text:p>
          </table:table-cell>
          <table:table-cell office:value-type="float" office:value="-0.0698935995557268" calcext:value-type="float">
            <text:p>-0.069893599555727</text:p>
          </table:table-cell>
          <table:table-cell office:value-type="float" office:value="-0.0273061309108869" calcext:value-type="float">
            <text:p>-0.027306130910887</text:p>
          </table:table-cell>
          <table:table-cell office:value-type="float" office:value="0.000280071137937821" calcext:value-type="float">
            <text:p>0.000280071137938</text:p>
          </table:table-cell>
        </table:table-row>
        <table:table-row table:style-name="ro1">
          <table:table-cell table:formula="of:=SQRT([.I319]^2 + [.K319]^2 + [.M319]^2)" office:value-type="float" office:value="5.43464799884845" calcext:value-type="float">
            <text:p>5.43464799884845</text:p>
          </table:table-cell>
          <table:table-cell office:value-type="float" office:value="4.58452536784168" calcext:value-type="float">
            <text:p>4.58452536784168</text:p>
          </table:table-cell>
          <table:table-cell office:value-type="float" office:value="3.10588118673456" calcext:value-type="float">
            <text:p>3.10588118673456</text:p>
          </table:table-cell>
          <table:table-cell office:value-type="float" office:value="0.509191182082293" calcext:value-type="float">
            <text:p>0.509191182082293</text:p>
          </table:table-cell>
          <table:table-cell office:value-type="float" office:value="-0.0585091604050714" calcext:value-type="float">
            <text:p>-0.058509160405071</text:p>
          </table:table-cell>
          <table:table-cell office:value-type="float" office:value="-0.5274773964363" calcext:value-type="float">
            <text:p>-0.5274773964363</text:p>
          </table:table-cell>
          <table:table-cell office:value-type="float" office:value="1.44711967148502" calcext:value-type="float">
            <text:p>1.44711967148502</text:p>
          </table:table-cell>
          <table:table-cell office:value-type="float" office:value="5.21412760489344" calcext:value-type="float">
            <text:p>5.21412760489344</text:p>
          </table:table-cell>
          <table:table-cell table:formula="of:=[.H319] / 1.184 + 0.103" office:value-type="float" office:value="4.50682399061946" calcext:value-type="float">
            <text:p>4.50682399061946</text:p>
          </table:table-cell>
          <table:table-cell office:value-type="float" office:value="2.82092536502535" calcext:value-type="float">
            <text:p>2.82092536502535</text:p>
          </table:table-cell>
          <table:table-cell table:formula="of:=[.J319] / 1.032 + 0.243" office:value-type="float" office:value="2.97645481107108" calcext:value-type="float">
            <text:p>2.97645481107108</text:p>
          </table:table-cell>
          <table:table-cell office:value-type="float" office:value="1.03689581360252" calcext:value-type="float">
            <text:p>1.03689581360252</text:p>
          </table:table-cell>
          <table:table-cell table:formula="of:=[.L319] / 1.151 - 0.297" office:value-type="float" office:value="0.603865172547802" calcext:value-type="float">
            <text:p>0.603865172547802</text:p>
          </table:table-cell>
          <table:table-cell office:value-type="float" office:value="1.82441704275278" calcext:value-type="float">
            <text:p>1.82441704275278</text:p>
          </table:table-cell>
          <table:table-cell office:value-type="float" office:value="1.22546595602947" calcext:value-type="float">
            <text:p>1.22546595602947</text:p>
          </table:table-cell>
          <table:table-cell office:value-type="float" office:value="-0.141949015357683" calcext:value-type="float">
            <text:p>-0.141949015357683</text:p>
          </table:table-cell>
          <table:table-cell table:formula="of:=[.I319]-[.B319]" office:value-type="float" office:value="-0.0777013772222208" calcext:value-type="float">
            <text:p>-0.077701377222221</text:p>
          </table:table-cell>
          <table:table-cell table:formula="of:=[.K319]-[.C319]" office:value-type="float" office:value="-0.129426375663485" calcext:value-type="float">
            <text:p>-0.129426375663485</text:p>
          </table:table-cell>
          <table:table-cell table:formula="of:=[.M319]-[.D319]" office:value-type="float" office:value="0.0946739904655088" calcext:value-type="float">
            <text:p>0.094673990465509</text:p>
          </table:table-cell>
          <table:table-cell office:value-type="float" office:value="0.629602237051761" calcext:value-type="float">
            <text:p>0.629602237051761</text:p>
          </table:table-cell>
          <table:table-cell office:value-type="float" office:value="-0.284955821709208" calcext:value-type="float">
            <text:p>-0.284955821709208</text:p>
          </table:table-cell>
          <table:table-cell office:value-type="float" office:value="0.527704631520227" calcext:value-type="float">
            <text:p>0.527704631520227</text:p>
          </table:table-cell>
          <table:table-cell office:value-type="float" office:value="2.1875683342447" calcext:value-type="float">
            <text:p>2.1875683342447</text:p>
          </table:table-cell>
          <table:table-cell office:value-type="float" office:value="-0.227809620409122" calcext:value-type="float">
            <text:p>-0.227809620409122</text:p>
          </table:table-cell>
          <table:table-cell office:value-type="float" office:value="0.11296406269619" calcext:value-type="float">
            <text:p>0.11296406269619</text:p>
          </table:table-cell>
        </table:table-row>
        <table:table-row table:style-name="ro1">
          <table:table-cell table:formula="of:=SQRT([.I320]^2 + [.K320]^2 + [.M320]^2)" office:value-type="float" office:value="6.35884384365453" calcext:value-type="float">
            <text:p>6.35884384365453</text:p>
          </table:table-cell>
          <table:table-cell office:value-type="float" office:value="4.7239252788991" calcext:value-type="float">
            <text:p>4.7239252788991</text:p>
          </table:table-cell>
          <table:table-cell office:value-type="float" office:value="3.89155834295071" calcext:value-type="float">
            <text:p>3.89155834295071</text:p>
          </table:table-cell>
          <table:table-cell office:value-type="float" office:value="1.90754576458507" calcext:value-type="float">
            <text:p>1.90754576458507</text:p>
          </table:table-cell>
          <table:table-cell office:value-type="float" office:value="0.136973440348848" calcext:value-type="float">
            <text:p>0.136973440348848</text:p>
          </table:table-cell>
          <table:table-cell office:value-type="float" office:value="-0.386359124144383" calcext:value-type="float">
            <text:p>-0.386359124144383</text:p>
          </table:table-cell>
          <table:table-cell office:value-type="float" office:value="0.412139072166695" calcext:value-type="float">
            <text:p>0.412139072166695</text:p>
          </table:table-cell>
          <table:table-cell office:value-type="float" office:value="5.49949613970418" calcext:value-type="float">
            <text:p>5.49949613970418</text:p>
          </table:table-cell>
          <table:table-cell table:formula="of:=[.H320] / 1.184 + 0.103" office:value-type="float" office:value="4.74784471258799" calcext:value-type="float">
            <text:p>4.74784471258799</text:p>
          </table:table-cell>
          <table:table-cell office:value-type="float" office:value="3.65071011538054" calcext:value-type="float">
            <text:p>3.65071011538054</text:p>
          </table:table-cell>
          <table:table-cell table:formula="of:=[.J320] / 1.032 + 0.243" office:value-type="float" office:value="3.78050980172533" calcext:value-type="float">
            <text:p>3.78050980172533</text:p>
          </table:table-cell>
          <table:table-cell office:value-type="float" office:value="2.52590134628245" calcext:value-type="float">
            <text:p>2.52590134628245</text:p>
          </table:table-cell>
          <table:table-cell table:formula="of:=[.L320] / 1.151 - 0.297" office:value-type="float" office:value="1.89752766836008" calcext:value-type="float">
            <text:p>1.89752766836008</text:p>
          </table:table-cell>
          <table:table-cell office:value-type="float" office:value="1.23267750795526" calcext:value-type="float">
            <text:p>1.23267750795526</text:p>
          </table:table-cell>
          <table:table-cell office:value-type="float" office:value="-0.0587646035097764" calcext:value-type="float">
            <text:p>-0.058764603509776</text:p>
          </table:table-cell>
          <table:table-cell office:value-type="float" office:value="0.0822400989781786" calcext:value-type="float">
            <text:p>0.082240098978179</text:p>
          </table:table-cell>
          <table:table-cell table:formula="of:=[.I320]-[.B320]" office:value-type="float" office:value="0.0239194336888904" calcext:value-type="float">
            <text:p>0.02391943368889</text:p>
          </table:table-cell>
          <table:table-cell table:formula="of:=[.K320]-[.C320]" office:value-type="float" office:value="-0.111048541225381" calcext:value-type="float">
            <text:p>-0.111048541225381</text:p>
          </table:table-cell>
          <table:table-cell table:formula="of:=[.M320]-[.D320]" office:value-type="float" office:value="-0.0100180962249916" calcext:value-type="float">
            <text:p>-0.010018096224992</text:p>
          </table:table-cell>
          <table:table-cell office:value-type="float" office:value="0.775570860805088" calcext:value-type="float">
            <text:p>0.775570860805088</text:p>
          </table:table-cell>
          <table:table-cell office:value-type="float" office:value="-0.240848227570167" calcext:value-type="float">
            <text:p>-0.240848227570167</text:p>
          </table:table-cell>
          <table:table-cell office:value-type="float" office:value="0.618355581697385" calcext:value-type="float">
            <text:p>0.618355581697385</text:p>
          </table:table-cell>
          <table:table-cell office:value-type="float" office:value="1.09344429423401" calcext:value-type="float">
            <text:p>1.09344429423401</text:p>
          </table:table-cell>
          <table:table-cell office:value-type="float" office:value="-0.25038772517254" calcext:value-type="float">
            <text:p>-0.25038772517254</text:p>
          </table:table-cell>
          <table:table-cell office:value-type="float" office:value="-0.448343717364158" calcext:value-type="float">
            <text:p>-0.448343717364158</text:p>
          </table:table-cell>
        </table:table-row>
        <table:table-row table:style-name="ro1">
          <table:table-cell table:formula="of:=SQRT([.I321]^2 + [.K321]^2 + [.M321]^2)" office:value-type="float" office:value="5.37827625892569" calcext:value-type="float">
            <text:p>5.37827625892569</text:p>
          </table:table-cell>
          <table:table-cell office:value-type="float" office:value="5.2052632727821" calcext:value-type="float">
            <text:p>5.2052632727821</text:p>
          </table:table-cell>
          <table:table-cell office:value-type="float" office:value="-1.32095056525766" calcext:value-type="float">
            <text:p>-1.32095056525766</text:p>
          </table:table-cell>
          <table:table-cell office:value-type="float" office:value="0.727809861438772" calcext:value-type="float">
            <text:p>0.727809861438772</text:p>
          </table:table-cell>
          <table:table-cell office:value-type="float" office:value="-0.312227549589942" calcext:value-type="float">
            <text:p>-0.312227549589942</text:p>
          </table:table-cell>
          <table:table-cell office:value-type="float" office:value="-0.220707894547961" calcext:value-type="float">
            <text:p>-0.220707894547961</text:p>
          </table:table-cell>
          <table:table-cell office:value-type="float" office:value="-1.33617213986281" calcext:value-type="float">
            <text:p>-1.33617213986281</text:p>
          </table:table-cell>
          <table:table-cell office:value-type="float" office:value="5.94651712298463" calcext:value-type="float">
            <text:p>5.94651712298463</text:p>
          </table:table-cell>
          <table:table-cell table:formula="of:=[.H321] / 1.184 + 0.103" office:value-type="float" office:value="5.12539621873702" calcext:value-type="float">
            <text:p>5.12539621873702</text:p>
          </table:table-cell>
          <table:table-cell office:value-type="float" office:value="-1.67978940970686" calcext:value-type="float">
            <text:p>-1.67978940970686</text:p>
          </table:table-cell>
          <table:table-cell table:formula="of:=[.J321] / 1.032 + 0.243" office:value-type="float" office:value="-1.38470291638262" calcext:value-type="float">
            <text:p>-1.38470291638262</text:p>
          </table:table-cell>
          <table:table-cell office:value-type="float" office:value="1.33114937859899" calcext:value-type="float">
            <text:p>1.33114937859899</text:p>
          </table:table-cell>
          <table:table-cell table:formula="of:=[.L321] / 1.151 - 0.297" office:value-type="float" office:value="0.859515533100773" calcext:value-type="float">
            <text:p>0.859515533100773</text:p>
          </table:table-cell>
          <table:table-cell office:value-type="float" office:value="-0.414720698912259" calcext:value-type="float">
            <text:p>-0.414720698912259</text:p>
          </table:table-cell>
          <table:table-cell office:value-type="float" office:value="-0.192502125311708" calcext:value-type="float">
            <text:p>-0.192502125311708</text:p>
          </table:table-cell>
          <table:table-cell office:value-type="float" office:value="-1.38751402118695" calcext:value-type="float">
            <text:p>-1.38751402118695</text:p>
          </table:table-cell>
          <table:table-cell table:formula="of:=[.I321]-[.B321]" office:value-type="float" office:value="-0.0798670540450814" calcext:value-type="float">
            <text:p>-0.079867054045082</text:p>
          </table:table-cell>
          <table:table-cell table:formula="of:=[.K321]-[.C321]" office:value-type="float" office:value="-0.0637523511249563" calcext:value-type="float">
            <text:p>-0.063752351124956</text:p>
          </table:table-cell>
          <table:table-cell table:formula="of:=[.M321]-[.D321]" office:value-type="float" office:value="0.131705671662001" calcext:value-type="float">
            <text:p>0.131705671662001</text:p>
          </table:table-cell>
          <table:table-cell office:value-type="float" office:value="0.741253850202536" calcext:value-type="float">
            <text:p>0.741253850202536</text:p>
          </table:table-cell>
          <table:table-cell office:value-type="float" office:value="-0.358838844449201" calcext:value-type="float">
            <text:p>-0.358838844449201</text:p>
          </table:table-cell>
          <table:table-cell office:value-type="float" office:value="0.603339517160219" calcext:value-type="float">
            <text:p>0.603339517160219</text:p>
          </table:table-cell>
          <table:table-cell office:value-type="float" office:value="-0.0499083379501286" calcext:value-type="float">
            <text:p>-0.049908337950129</text:p>
          </table:table-cell>
          <table:table-cell office:value-type="float" office:value="-0.0915059443351414" calcext:value-type="float">
            <text:p>-0.091505944335141</text:p>
          </table:table-cell>
          <table:table-cell office:value-type="float" office:value="-0.0325823927795135" calcext:value-type="float">
            <text:p>-0.032582392779514</text:p>
          </table:table-cell>
        </table:table-row>
        <table:table-row table:style-name="ro1">
          <table:table-cell table:formula="of:=SQRT([.I322]^2 + [.K322]^2 + [.M322]^2)" office:value-type="float" office:value="4.93709470853303" calcext:value-type="float">
            <text:p>4.93709470853303</text:p>
          </table:table-cell>
          <table:table-cell office:value-type="float" office:value="4.7724232543445" calcext:value-type="float">
            <text:p>4.7724232543445</text:p>
          </table:table-cell>
          <table:table-cell office:value-type="float" office:value="1.2244674075437" calcext:value-type="float">
            <text:p>1.2244674075437</text:p>
          </table:table-cell>
          <table:table-cell office:value-type="float" office:value="0.649814353615262" calcext:value-type="float">
            <text:p>0.649814353615262</text:p>
          </table:table-cell>
          <table:table-cell office:value-type="float" office:value="0.0662585641629701" calcext:value-type="float">
            <text:p>0.06625856416297</text:p>
          </table:table-cell>
          <table:table-cell office:value-type="float" office:value="-0.110125515711275" calcext:value-type="float">
            <text:p>-0.110125515711275</text:p>
          </table:table-cell>
          <table:table-cell office:value-type="float" office:value="1.76901656022192" calcext:value-type="float">
            <text:p>1.76901656022192</text:p>
          </table:table-cell>
          <table:table-cell office:value-type="float" office:value="5.48272743775627" calcext:value-type="float">
            <text:p>5.48272743775627</text:p>
          </table:table-cell>
          <table:table-cell table:formula="of:=[.H322] / 1.184 + 0.103" office:value-type="float" office:value="4.73368195756442" calcext:value-type="float">
            <text:p>4.73368195756442</text:p>
          </table:table-cell>
          <table:table-cell office:value-type="float" office:value="0.978074897590683" calcext:value-type="float">
            <text:p>0.978074897590683</text:p>
          </table:table-cell>
          <table:table-cell table:formula="of:=[.J322] / 1.032 + 0.243" office:value-type="float" office:value="1.19074699378942" calcext:value-type="float">
            <text:p>1.19074699378942</text:p>
          </table:table-cell>
          <table:table-cell office:value-type="float" office:value="1.19489322520196" calcext:value-type="float">
            <text:p>1.19489322520196</text:p>
          </table:table-cell>
          <table:table-cell table:formula="of:=[.L322] / 1.151 - 0.297" office:value-type="float" office:value="0.741134861165908" calcext:value-type="float">
            <text:p>0.741134861165908</text:p>
          </table:table-cell>
          <table:table-cell office:value-type="float" office:value="0.122208184058982" calcext:value-type="float">
            <text:p>0.122208184058982</text:p>
          </table:table-cell>
          <table:table-cell office:value-type="float" office:value="-0.159661707053118" calcext:value-type="float">
            <text:p>-0.159661707053118</text:p>
          </table:table-cell>
          <table:table-cell office:value-type="float" office:value="1.75373801312347" calcext:value-type="float">
            <text:p>1.75373801312347</text:p>
          </table:table-cell>
          <table:table-cell table:formula="of:=[.I322]-[.B322]" office:value-type="float" office:value="-0.0387412967800831" calcext:value-type="float">
            <text:p>-0.038741296780083</text:p>
          </table:table-cell>
          <table:table-cell table:formula="of:=[.K322]-[.C322]" office:value-type="float" office:value="-0.0337204137542784" calcext:value-type="float">
            <text:p>-0.033720413754278</text:p>
          </table:table-cell>
          <table:table-cell table:formula="of:=[.M322]-[.D322]" office:value-type="float" office:value="0.0913205075506458" calcext:value-type="float">
            <text:p>0.091320507550646</text:p>
          </table:table-cell>
          <table:table-cell office:value-type="float" office:value="0.710304183411771" calcext:value-type="float">
            <text:p>0.710304183411771</text:p>
          </table:table-cell>
          <table:table-cell office:value-type="float" office:value="-0.246392509953015" calcext:value-type="float">
            <text:p>-0.246392509953015</text:p>
          </table:table-cell>
          <table:table-cell office:value-type="float" office:value="0.545078871586703" calcext:value-type="float">
            <text:p>0.545078871586703</text:p>
          </table:table-cell>
          <table:table-cell office:value-type="float" office:value="-0.0596789481704647" calcext:value-type="float">
            <text:p>-0.059678948170465</text:p>
          </table:table-cell>
          <table:table-cell office:value-type="float" office:value="-0.0443583148712783" calcext:value-type="float">
            <text:p>-0.044358314871278</text:p>
          </table:table-cell>
          <table:table-cell office:value-type="float" office:value="-0.0241314013117275" calcext:value-type="float">
            <text:p>-0.024131401311728</text:p>
          </table:table-cell>
        </table:table-row>
        <table:table-row table:style-name="ro1">
          <table:table-cell table:formula="of:=SQRT([.I323]^2 + [.K323]^2 + [.M323]^2)" office:value-type="float" office:value="5.20514372195521" calcext:value-type="float">
            <text:p>5.20514372195521</text:p>
          </table:table-cell>
          <table:table-cell office:value-type="float" office:value="4.32135982443243" calcext:value-type="float">
            <text:p>4.32135982443243</text:p>
          </table:table-cell>
          <table:table-cell office:value-type="float" office:value="2.74753732809119" calcext:value-type="float">
            <text:p>2.74753732809119</text:p>
          </table:table-cell>
          <table:table-cell office:value-type="float" office:value="1.36470849757445" calcext:value-type="float">
            <text:p>1.36470849757445</text:p>
          </table:table-cell>
          <table:table-cell office:value-type="float" office:value="0.107903891848498" calcext:value-type="float">
            <text:p>0.107903891848498</text:p>
          </table:table-cell>
          <table:table-cell office:value-type="float" office:value="0.50652601138157" calcext:value-type="float">
            <text:p>0.50652601138157</text:p>
          </table:table-cell>
          <table:table-cell office:value-type="float" office:value="-1.6838148283353" calcext:value-type="float">
            <text:p>-1.6838148283353</text:p>
          </table:table-cell>
          <table:table-cell office:value-type="float" office:value="4.92784621679893" calcext:value-type="float">
            <text:p>4.92784621679893</text:p>
          </table:table-cell>
          <table:table-cell table:formula="of:=[.H323] / 1.184 + 0.103" office:value-type="float" office:value="4.2650322777018" calcext:value-type="float">
            <text:p>4.2650322777018</text:p>
          </table:table-cell>
          <table:table-cell office:value-type="float" office:value="2.50413207201279" calcext:value-type="float">
            <text:p>2.50413207201279</text:p>
          </table:table-cell>
          <table:table-cell table:formula="of:=[.J323] / 1.032 + 0.243" office:value-type="float" office:value="2.66948456590387" calcext:value-type="float">
            <text:p>2.66948456590387</text:p>
          </table:table-cell>
          <table:table-cell office:value-type="float" office:value="1.87612308741027" calcext:value-type="float">
            <text:p>1.87612308741027</text:p>
          </table:table-cell>
          <table:table-cell table:formula="of:=[.L323] / 1.151 - 0.297" office:value-type="float" office:value="1.33299399427478" calcext:value-type="float">
            <text:p>1.33299399427478</text:p>
          </table:table-cell>
          <table:table-cell office:value-type="float" office:value="0.0421931425193076" calcext:value-type="float">
            <text:p>0.042193142519308</text:p>
          </table:table-cell>
          <table:table-cell office:value-type="float" office:value="0.614093179683865" calcext:value-type="float">
            <text:p>0.614093179683865</text:p>
          </table:table-cell>
          <table:table-cell office:value-type="float" office:value="-1.61530015662822" calcext:value-type="float">
            <text:p>-1.61530015662822</text:p>
          </table:table-cell>
          <table:table-cell table:formula="of:=[.I323]-[.B323]" office:value-type="float" office:value="-0.056327546730631" calcext:value-type="float">
            <text:p>-0.056327546730631</text:p>
          </table:table-cell>
          <table:table-cell table:formula="of:=[.K323]-[.C323]" office:value-type="float" office:value="-0.0780527621873244" calcext:value-type="float">
            <text:p>-0.078052762187324</text:p>
          </table:table-cell>
          <table:table-cell table:formula="of:=[.M323]-[.D323]" office:value-type="float" office:value="-0.0317145032996715" calcext:value-type="float">
            <text:p>-0.031714503299672</text:p>
          </table:table-cell>
          <table:table-cell office:value-type="float" office:value="0.606486392366503" calcext:value-type="float">
            <text:p>0.606486392366503</text:p>
          </table:table-cell>
          <table:table-cell office:value-type="float" office:value="-0.243405256078397" calcext:value-type="float">
            <text:p>-0.243405256078397</text:p>
          </table:table-cell>
          <table:table-cell office:value-type="float" office:value="0.511414589835822" calcext:value-type="float">
            <text:p>0.511414589835822</text:p>
          </table:table-cell>
          <table:table-cell office:value-type="float" office:value="-0.101867432671817" calcext:value-type="float">
            <text:p>-0.101867432671817</text:p>
          </table:table-cell>
          <table:table-cell office:value-type="float" office:value="-0.0655754603590326" calcext:value-type="float">
            <text:p>-0.065575460359033</text:p>
          </table:table-cell>
          <table:table-cell office:value-type="float" office:value="0.0301891139922184" calcext:value-type="float">
            <text:p>0.030189113992218</text:p>
          </table:table-cell>
        </table:table-row>
        <table:table-row table:style-name="ro1">
          <table:table-cell table:formula="of:=SQRT([.I324]^2 + [.K324]^2 + [.M324]^2)" office:value-type="float" office:value="3.83646023888566" calcext:value-type="float">
            <text:p>3.83646023888566</text:p>
          </table:table-cell>
          <table:table-cell office:value-type="float" office:value="3.81689474351236" calcext:value-type="float">
            <text:p>3.81689474351236</text:p>
          </table:table-cell>
          <table:table-cell office:value-type="float" office:value="0.388283622731171" calcext:value-type="float">
            <text:p>0.388283622731171</text:p>
          </table:table-cell>
          <table:table-cell office:value-type="float" office:value="0.443167900413621" calcext:value-type="float">
            <text:p>0.443167900413621</text:p>
          </table:table-cell>
          <table:table-cell office:value-type="float" office:value="0.148842531821098" calcext:value-type="float">
            <text:p>0.148842531821098</text:p>
          </table:table-cell>
          <table:table-cell office:value-type="float" office:value="-0.445034907923644" calcext:value-type="float">
            <text:p>-0.445034907923644</text:p>
          </table:table-cell>
          <table:table-cell office:value-type="float" office:value="-2.11466573217968" calcext:value-type="float">
            <text:p>-2.11466573217968</text:p>
          </table:table-cell>
          <table:table-cell office:value-type="float" office:value="4.36127988610599" calcext:value-type="float">
            <text:p>4.36127988610599</text:p>
          </table:table-cell>
          <table:table-cell table:formula="of:=[.H324] / 1.184 + 0.103" office:value-type="float" office:value="3.78651341731925" calcext:value-type="float">
            <text:p>3.78651341731925</text:p>
          </table:table-cell>
          <table:table-cell office:value-type="float" office:value="0.171047747364905" calcext:value-type="float">
            <text:p>0.171047747364905</text:p>
          </table:table-cell>
          <table:table-cell table:formula="of:=[.J324] / 1.032 + 0.243" office:value-type="float" office:value="0.408743941245063" calcext:value-type="float">
            <text:p>0.408743941245063</text:p>
          </table:table-cell>
          <table:table-cell office:value-type="float" office:value="0.873892558086766" calcext:value-type="float">
            <text:p>0.873892558086766</text:p>
          </table:table-cell>
          <table:table-cell table:formula="of:=[.L324] / 1.151 - 0.297" office:value-type="float" office:value="0.462246358024992" calcext:value-type="float">
            <text:p>0.462246358024992</text:p>
          </table:table-cell>
          <table:table-cell office:value-type="float" office:value="0.177282465234368" calcext:value-type="float">
            <text:p>0.177282465234368</text:p>
          </table:table-cell>
          <table:table-cell office:value-type="float" office:value="-0.366532220091491" calcext:value-type="float">
            <text:p>-0.366532220091491</text:p>
          </table:table-cell>
          <table:table-cell office:value-type="float" office:value="-2.10484756732255" calcext:value-type="float">
            <text:p>-2.10484756732255</text:p>
          </table:table-cell>
          <table:table-cell table:formula="of:=[.I324]-[.B324]" office:value-type="float" office:value="-0.0303813261931114" calcext:value-type="float">
            <text:p>-0.030381326193111</text:p>
          </table:table-cell>
          <table:table-cell table:formula="of:=[.K324]-[.C324]" office:value-type="float" office:value="0.020460318513892" calcext:value-type="float">
            <text:p>0.020460318513892</text:p>
          </table:table-cell>
          <table:table-cell table:formula="of:=[.M324]-[.D324]" office:value-type="float" office:value="0.0190784576113712" calcext:value-type="float">
            <text:p>0.019078457611371</text:p>
          </table:table-cell>
          <table:table-cell office:value-type="float" office:value="0.544385142593632" calcext:value-type="float">
            <text:p>0.544385142593632</text:p>
          </table:table-cell>
          <table:table-cell office:value-type="float" office:value="-0.217235875366266" calcext:value-type="float">
            <text:p>-0.217235875366266</text:p>
          </table:table-cell>
          <table:table-cell office:value-type="float" office:value="0.430724657673145" calcext:value-type="float">
            <text:p>0.430724657673145</text:p>
          </table:table-cell>
          <table:table-cell office:value-type="float" office:value="-0.0808052792386458" calcext:value-type="float">
            <text:p>-0.080805279238646</text:p>
          </table:table-cell>
          <table:table-cell office:value-type="float" office:value="-0.0177795953972213" calcext:value-type="float">
            <text:p>-0.017779595397221</text:p>
          </table:table-cell>
          <table:table-cell office:value-type="float" office:value="-0.00213622608471553" calcext:value-type="float">
            <text:p>-0.002136226084716</text:p>
          </table:table-cell>
        </table:table-row>
        <table:table-row table:style-name="ro1">
          <table:table-cell table:formula="of:=SQRT([.I325]^2 + [.K325]^2 + [.M325]^2)" office:value-type="float" office:value="4.1062545219391" calcext:value-type="float">
            <text:p>4.1062545219391</text:p>
          </table:table-cell>
          <table:table-cell office:value-type="float" office:value="3.74640900321332" calcext:value-type="float">
            <text:p>3.74640900321332</text:p>
          </table:table-cell>
          <table:table-cell office:value-type="float" office:value="1.24944238074007" calcext:value-type="float">
            <text:p>1.24944238074007</text:p>
          </table:table-cell>
          <table:table-cell office:value-type="float" office:value="1.09178544429339" calcext:value-type="float">
            <text:p>1.09178544429339</text:p>
          </table:table-cell>
          <table:table-cell office:value-type="float" office:value="0.554492480293322" calcext:value-type="float">
            <text:p>0.554492480293322</text:p>
          </table:table-cell>
          <table:table-cell office:value-type="float" office:value="0.529244125103239" calcext:value-type="float">
            <text:p>0.529244125103239</text:p>
          </table:table-cell>
          <table:table-cell office:value-type="float" office:value="-1.67855458182637" calcext:value-type="float">
            <text:p>-1.67855458182637</text:p>
          </table:table-cell>
          <table:table-cell office:value-type="float" office:value="4.32671924411194" calcext:value-type="float">
            <text:p>4.32671924411194</text:p>
          </table:table-cell>
          <table:table-cell table:formula="of:=[.H325] / 1.184 + 0.103" office:value-type="float" office:value="3.75732368590536" calcext:value-type="float">
            <text:p>3.75732368590536</text:p>
          </table:table-cell>
          <table:table-cell office:value-type="float" office:value="1.06829320964715" calcext:value-type="float">
            <text:p>1.06829320964715</text:p>
          </table:table-cell>
          <table:table-cell table:formula="of:=[.J325] / 1.032 + 0.243" office:value-type="float" office:value="1.27816783880538" calcext:value-type="float">
            <text:p>1.27816783880538</text:p>
          </table:table-cell>
          <table:table-cell office:value-type="float" office:value="1.55457279071558" calcext:value-type="float">
            <text:p>1.55457279071558</text:p>
          </table:table-cell>
          <table:table-cell table:formula="of:=[.L325] / 1.151 - 0.297" office:value-type="float" office:value="1.05362796760693" calcext:value-type="float">
            <text:p>1.05362796760693</text:p>
          </table:table-cell>
          <table:table-cell office:value-type="float" office:value="0.473108930540064" calcext:value-type="float">
            <text:p>0.473108930540064</text:p>
          </table:table-cell>
          <table:table-cell office:value-type="float" office:value="0.624778256313735" calcext:value-type="float">
            <text:p>0.624778256313735</text:p>
          </table:table-cell>
          <table:table-cell office:value-type="float" office:value="-1.59629466214303" calcext:value-type="float">
            <text:p>-1.59629466214303</text:p>
          </table:table-cell>
          <table:table-cell table:formula="of:=[.I325]-[.B325]" office:value-type="float" office:value="0.010914682692035" calcext:value-type="float">
            <text:p>0.010914682692035</text:p>
          </table:table-cell>
          <table:table-cell table:formula="of:=[.K325]-[.C325]" office:value-type="float" office:value="0.0287254580653078" calcext:value-type="float">
            <text:p>0.028725458065308</text:p>
          </table:table-cell>
          <table:table-cell table:formula="of:=[.M325]-[.D325]" office:value-type="float" office:value="-0.038157476686457" calcext:value-type="float">
            <text:p>-0.038157476686457</text:p>
          </table:table-cell>
          <table:table-cell office:value-type="float" office:value="0.580310240898611" calcext:value-type="float">
            <text:p>0.580310240898611</text:p>
          </table:table-cell>
          <table:table-cell office:value-type="float" office:value="-0.18114917109292" calcext:value-type="float">
            <text:p>-0.18114917109292</text:p>
          </table:table-cell>
          <table:table-cell office:value-type="float" office:value="0.462787346422186" calcext:value-type="float">
            <text:p>0.462787346422186</text:p>
          </table:table-cell>
          <table:table-cell office:value-type="float" office:value="-0.0894690818088173" calcext:value-type="float">
            <text:p>-0.089469081808817</text:p>
          </table:table-cell>
          <table:table-cell office:value-type="float" office:value="-0.0760323829454097" calcext:value-type="float">
            <text:p>-0.07603238294541</text:p>
          </table:table-cell>
          <table:table-cell office:value-type="float" office:value="0.0343903457248089" calcext:value-type="float">
            <text:p>0.034390345724809</text:p>
          </table:table-cell>
        </table:table-row>
        <table:table-row table:style-name="ro1">
          <table:table-cell table:formula="of:=SQRT([.I326]^2 + [.K326]^2 + [.M326]^2)" office:value-type="float" office:value="4.51957562506607" calcext:value-type="float">
            <text:p>4.51957562506607</text:p>
          </table:table-cell>
          <table:table-cell office:value-type="float" office:value="3.96315434311439" calcext:value-type="float">
            <text:p>3.96315434311439</text:p>
          </table:table-cell>
          <table:table-cell office:value-type="float" office:value="1.86646238999142" calcext:value-type="float">
            <text:p>1.86646238999142</text:p>
          </table:table-cell>
          <table:table-cell office:value-type="float" office:value="0.634081596355297" calcext:value-type="float">
            <text:p>0.634081596355297</text:p>
          </table:table-cell>
          <table:table-cell office:value-type="float" office:value="-0.618109700512371" calcext:value-type="float">
            <text:p>-0.618109700512371</text:p>
          </table:table-cell>
          <table:table-cell office:value-type="float" office:value="0.0603969963914" calcext:value-type="float">
            <text:p>0.0603969963914</text:p>
          </table:table-cell>
          <table:table-cell office:value-type="float" office:value="1.49702211794582" calcext:value-type="float">
            <text:p>1.49702211794582</text:p>
          </table:table-cell>
          <table:table-cell office:value-type="float" office:value="4.66688385918968" calcext:value-type="float">
            <text:p>4.66688385918968</text:p>
          </table:table-cell>
          <table:table-cell table:formula="of:=[.H326] / 1.184 + 0.103" office:value-type="float" office:value="4.04462488107237" calcext:value-type="float">
            <text:p>4.04462488107237</text:p>
          </table:table-cell>
          <table:table-cell office:value-type="float" office:value="1.7086858678444" calcext:value-type="float">
            <text:p>1.7086858678444</text:p>
          </table:table-cell>
          <table:table-cell table:formula="of:=[.J326] / 1.032 + 0.243" office:value-type="float" office:value="1.89870336031434" calcext:value-type="float">
            <text:p>1.89870336031434</text:p>
          </table:table-cell>
          <table:table-cell office:value-type="float" office:value="1.12461074061524" calcext:value-type="float">
            <text:p>1.12461074061524</text:p>
          </table:table-cell>
          <table:table-cell table:formula="of:=[.L326] / 1.151 - 0.297" office:value-type="float" office:value="0.680072754661373" calcext:value-type="float">
            <text:p>0.680072754661373</text:p>
          </table:table-cell>
          <table:table-cell office:value-type="float" office:value="-0.548657406389227" calcext:value-type="float">
            <text:p>-0.548657406389227</text:p>
          </table:table-cell>
          <table:table-cell office:value-type="float" office:value="-0.0118311957747568" calcext:value-type="float">
            <text:p>-0.011831195774757</text:p>
          </table:table-cell>
          <table:table-cell office:value-type="float" office:value="1.5400375906703" calcext:value-type="float">
            <text:p>1.5400375906703</text:p>
          </table:table-cell>
          <table:table-cell table:formula="of:=[.I326]-[.B326]" office:value-type="float" office:value="0.081470537957975" calcext:value-type="float">
            <text:p>0.081470537957975</text:p>
          </table:table-cell>
          <table:table-cell table:formula="of:=[.K326]-[.C326]" office:value-type="float" office:value="0.0322409703229209" calcext:value-type="float">
            <text:p>0.032240970322921</text:p>
          </table:table-cell>
          <table:table-cell table:formula="of:=[.M326]-[.D326]" office:value-type="float" office:value="0.0459911583060757" calcext:value-type="float">
            <text:p>0.045991158306076</text:p>
          </table:table-cell>
          <table:table-cell office:value-type="float" office:value="0.703729516075289" calcext:value-type="float">
            <text:p>0.703729516075289</text:p>
          </table:table-cell>
          <table:table-cell office:value-type="float" office:value="-0.157776522147025" calcext:value-type="float">
            <text:p>-0.157776522147025</text:p>
          </table:table-cell>
          <table:table-cell office:value-type="float" office:value="0.490529144259947" calcext:value-type="float">
            <text:p>0.490529144259947</text:p>
          </table:table-cell>
          <table:table-cell office:value-type="float" office:value="-0.0669452797831727" calcext:value-type="float">
            <text:p>-0.066945279783173</text:p>
          </table:table-cell>
          <table:table-cell office:value-type="float" office:value="-0.074580376838866" calcext:value-type="float">
            <text:p>-0.074580376838866</text:p>
          </table:table-cell>
          <table:table-cell office:value-type="float" office:value="0.0422050968650818" calcext:value-type="float">
            <text:p>0.042205096865082</text:p>
          </table:table-cell>
        </table:table-row>
        <table:table-row table:style-name="ro1">
          <table:table-cell table:formula="of:=SQRT([.I327]^2 + [.K327]^2 + [.M327]^2)" office:value-type="float" office:value="6.47182087362143" calcext:value-type="float">
            <text:p>6.47182087362143</text:p>
          </table:table-cell>
          <table:table-cell office:value-type="float" office:value="6.0244370255646" calcext:value-type="float">
            <text:p>6.0244370255646</text:p>
          </table:table-cell>
          <table:table-cell office:value-type="float" office:value="1.33580337416906" calcext:value-type="float">
            <text:p>1.33580337416906</text:p>
          </table:table-cell>
          <table:table-cell office:value-type="float" office:value="1.35157113678026" calcext:value-type="float">
            <text:p>1.35157113678026</text:p>
          </table:table-cell>
          <table:table-cell office:value-type="float" office:value="0.228271181304214" calcext:value-type="float">
            <text:p>0.228271181304214</text:p>
          </table:table-cell>
          <table:table-cell office:value-type="float" office:value="-0.18927517417257" calcext:value-type="float">
            <text:p>-0.18927517417257</text:p>
          </table:table-cell>
          <table:table-cell office:value-type="float" office:value="-1.77503103230862" calcext:value-type="float">
            <text:p>-1.77503103230862</text:p>
          </table:table-cell>
          <table:table-cell office:value-type="float" office:value="7.16299348277434" calcext:value-type="float">
            <text:p>7.16299348277434</text:p>
          </table:table-cell>
          <table:table-cell table:formula="of:=[.H327] / 1.184 + 0.103" office:value-type="float" office:value="6.15282557666752" calcext:value-type="float">
            <text:p>6.15282557666752</text:p>
          </table:table-cell>
          <table:table-cell office:value-type="float" office:value="1.05495747311835" calcext:value-type="float">
            <text:p>1.05495747311835</text:p>
          </table:table-cell>
          <table:table-cell table:formula="of:=[.J327] / 1.032 + 0.243" office:value-type="float" office:value="1.26524561348677" calcext:value-type="float">
            <text:p>1.26524561348677</text:p>
          </table:table-cell>
          <table:table-cell office:value-type="float" office:value="2.13473276316881" calcext:value-type="float">
            <text:p>2.13473276316881</text:p>
          </table:table-cell>
          <table:table-cell table:formula="of:=[.L327] / 1.151 - 0.297" office:value-type="float" office:value="1.55767659701895" calcext:value-type="float">
            <text:p>1.55767659701895</text:p>
          </table:table-cell>
          <table:table-cell office:value-type="float" office:value="-0.78497505930536" calcext:value-type="float">
            <text:p>-0.78497505930536</text:p>
          </table:table-cell>
          <table:table-cell office:value-type="float" office:value="-0.0702280153727748" calcext:value-type="float">
            <text:p>-0.070228015372775</text:p>
          </table:table-cell>
          <table:table-cell office:value-type="float" office:value="-1.753628368447" calcext:value-type="float">
            <text:p>-1.753628368447</text:p>
          </table:table-cell>
          <table:table-cell table:formula="of:=[.I327]-[.B327]" office:value-type="float" office:value="0.128388551102916" calcext:value-type="float">
            <text:p>0.128388551102916</text:p>
          </table:table-cell>
          <table:table-cell table:formula="of:=[.K327]-[.C327]" office:value-type="float" office:value="-0.0705577606822869" calcext:value-type="float">
            <text:p>-0.070557760682287</text:p>
          </table:table-cell>
          <table:table-cell table:formula="of:=[.M327]-[.D327]" office:value-type="float" office:value="0.206105460238689" calcext:value-type="float">
            <text:p>0.206105460238689</text:p>
          </table:table-cell>
          <table:table-cell office:value-type="float" office:value="1.13855645720974" calcext:value-type="float">
            <text:p>1.13855645720974</text:p>
          </table:table-cell>
          <table:table-cell office:value-type="float" office:value="-0.280845901050705" calcext:value-type="float">
            <text:p>-0.280845901050705</text:p>
          </table:table-cell>
          <table:table-cell office:value-type="float" office:value="0.783161626388548" calcext:value-type="float">
            <text:p>0.783161626388548</text:p>
          </table:table-cell>
          <table:table-cell office:value-type="float" office:value="0.260894845458589" calcext:value-type="float">
            <text:p>0.260894845458589</text:p>
          </table:table-cell>
          <table:table-cell office:value-type="float" office:value="-0.988192737701015" calcext:value-type="float">
            <text:p>-0.988192737701015</text:p>
          </table:table-cell>
          <table:table-cell office:value-type="float" office:value="0.306115447322493" calcext:value-type="float">
            <text:p>0.306115447322493</text:p>
          </table:table-cell>
        </table:table-row>
        <table:table-row table:style-name="ro1">
          <table:table-cell table:formula="of:=SQRT([.I328]^2 + [.K328]^2 + [.M328]^2)" office:value-type="float" office:value="6.87022478080175" calcext:value-type="float">
            <text:p>6.87022478080175</text:p>
          </table:table-cell>
          <table:table-cell office:value-type="float" office:value="5.72277090243131" calcext:value-type="float">
            <text:p>5.72277090243131</text:p>
          </table:table-cell>
          <table:table-cell office:value-type="float" office:value="3.27051252259223" calcext:value-type="float">
            <text:p>3.27051252259223</text:p>
          </table:table-cell>
          <table:table-cell office:value-type="float" office:value="1.04205860668386" calcext:value-type="float">
            <text:p>1.04205860668386</text:p>
          </table:table-cell>
          <table:table-cell office:value-type="float" office:value="0.306758966019251" calcext:value-type="float">
            <text:p>0.306758966019251</text:p>
          </table:table-cell>
          <table:table-cell office:value-type="float" office:value="-0.702306412175195" calcext:value-type="float">
            <text:p>-0.702306412175195</text:p>
          </table:table-cell>
          <table:table-cell office:value-type="float" office:value="-1.93625615341708" calcext:value-type="float">
            <text:p>-1.93625615341708</text:p>
          </table:table-cell>
          <table:table-cell office:value-type="float" office:value="6.88330237103923" calcext:value-type="float">
            <text:p>6.88330237103923</text:p>
          </table:table-cell>
          <table:table-cell table:formula="of:=[.H328] / 1.184 + 0.103" office:value-type="float" office:value="5.91659997553989" calcext:value-type="float">
            <text:p>5.91659997553989</text:p>
          </table:table-cell>
          <table:table-cell office:value-type="float" office:value="3.10835705454252" calcext:value-type="float">
            <text:p>3.10835705454252</text:p>
          </table:table-cell>
          <table:table-cell table:formula="of:=[.J328] / 1.032 + 0.243" office:value-type="float" office:value="3.25497389006058" calcext:value-type="float">
            <text:p>3.25497389006058</text:p>
          </table:table-cell>
          <table:table-cell office:value-type="float" office:value="1.79729468905646" calcext:value-type="float">
            <text:p>1.79729468905646</text:p>
          </table:table-cell>
          <table:table-cell table:formula="of:=[.L328] / 1.151 - 0.297" office:value-type="float" office:value="1.26450711473194" calcext:value-type="float">
            <text:p>1.26450711473194</text:p>
          </table:table-cell>
          <table:table-cell office:value-type="float" office:value="0.27012913058063" calcext:value-type="float">
            <text:p>0.27012913058063</text:p>
          </table:table-cell>
          <table:table-cell office:value-type="float" office:value="-0.591761183977031" calcext:value-type="float">
            <text:p>-0.591761183977031</text:p>
          </table:table-cell>
          <table:table-cell office:value-type="float" office:value="-1.96023728782484" calcext:value-type="float">
            <text:p>-1.96023728782484</text:p>
          </table:table-cell>
          <table:table-cell table:formula="of:=[.I328]-[.B328]" office:value-type="float" office:value="0.193829073108581" calcext:value-type="float">
            <text:p>0.193829073108581</text:p>
          </table:table-cell>
          <table:table-cell table:formula="of:=[.K328]-[.C328]" office:value-type="float" office:value="-0.0155386325316487" calcext:value-type="float">
            <text:p>-0.015538632531649</text:p>
          </table:table-cell>
          <table:table-cell table:formula="of:=[.M328]-[.D328]" office:value-type="float" office:value="0.222448508048077" calcext:value-type="float">
            <text:p>0.222448508048077</text:p>
          </table:table-cell>
          <table:table-cell office:value-type="float" office:value="1.16053146860792" calcext:value-type="float">
            <text:p>1.16053146860792</text:p>
          </table:table-cell>
          <table:table-cell office:value-type="float" office:value="-0.162155468049706" calcext:value-type="float">
            <text:p>-0.162155468049706</text:p>
          </table:table-cell>
          <table:table-cell office:value-type="float" office:value="0.755236082372603" calcext:value-type="float">
            <text:p>0.755236082372603</text:p>
          </table:table-cell>
          <table:table-cell office:value-type="float" office:value="-0.0921779535625782" calcext:value-type="float">
            <text:p>-0.092177953562578</text:p>
          </table:table-cell>
          <table:table-cell office:value-type="float" office:value="-0.0677365824647249" calcext:value-type="float">
            <text:p>-0.067736582464725</text:p>
          </table:table-cell>
          <table:table-cell office:value-type="float" office:value="-0.00498981939952792" calcext:value-type="float">
            <text:p>-0.004989819399528</text:p>
          </table:table-cell>
        </table:table-row>
        <table:table-row table:style-name="ro1">
          <table:table-cell table:formula="of:=SQRT([.I329]^2 + [.K329]^2 + [.M329]^2)" office:value-type="float" office:value="7.75696785554906" calcext:value-type="float">
            <text:p>7.75696785554906</text:p>
          </table:table-cell>
          <table:table-cell office:value-type="float" office:value="5.78956434286267" calcext:value-type="float">
            <text:p>5.78956434286267</text:p>
          </table:table-cell>
          <table:table-cell office:value-type="float" office:value="4.60852523986745" calcext:value-type="float">
            <text:p>4.60852523986745</text:p>
          </table:table-cell>
          <table:table-cell office:value-type="float" office:value="1.85867531389219" calcext:value-type="float">
            <text:p>1.85867531389219</text:p>
          </table:table-cell>
          <table:table-cell office:value-type="float" office:value="-0.477843360340781" calcext:value-type="float">
            <text:p>-0.477843360340781</text:p>
          </table:table-cell>
          <table:table-cell office:value-type="float" office:value="0.351559428121862" calcext:value-type="float">
            <text:p>0.351559428121862</text:p>
          </table:table-cell>
          <table:table-cell office:value-type="float" office:value="2.30528123804865" calcext:value-type="float">
            <text:p>2.30528123804865</text:p>
          </table:table-cell>
          <table:table-cell office:value-type="float" office:value="6.92731617285115" calcext:value-type="float">
            <text:p>6.92731617285115</text:p>
          </table:table-cell>
          <table:table-cell table:formula="of:=[.H329] / 1.184 + 0.103" office:value-type="float" office:value="5.9537737946378" calcext:value-type="float">
            <text:p>5.9537737946378</text:p>
          </table:table-cell>
          <table:table-cell office:value-type="float" office:value="4.43613288811213" calcext:value-type="float">
            <text:p>4.43613288811213</text:p>
          </table:table-cell>
          <table:table-cell table:formula="of:=[.J329] / 1.032 + 0.243" office:value-type="float" office:value="4.54157837995362" calcext:value-type="float">
            <text:p>4.54157837995362</text:p>
          </table:table-cell>
          <table:table-cell office:value-type="float" office:value="2.67164663832297" calcext:value-type="float">
            <text:p>2.67164663832297</text:p>
          </table:table-cell>
          <table:table-cell table:formula="of:=[.L329] / 1.151 - 0.297" office:value-type="float" office:value="2.02415259628407" calcext:value-type="float">
            <text:p>2.02415259628407</text:p>
          </table:table-cell>
          <table:table-cell office:value-type="float" office:value="-0.353571240833002" calcext:value-type="float">
            <text:p>-0.353571240833002</text:p>
          </table:table-cell>
          <table:table-cell office:value-type="float" office:value="0.278224037621621" calcext:value-type="float">
            <text:p>0.278224037621621</text:p>
          </table:table-cell>
          <table:table-cell office:value-type="float" office:value="2.26629071979208" calcext:value-type="float">
            <text:p>2.26629071979208</text:p>
          </table:table-cell>
          <table:table-cell table:formula="of:=[.I329]-[.B329]" office:value-type="float" office:value="0.164209451775125" calcext:value-type="float">
            <text:p>0.164209451775125</text:p>
          </table:table-cell>
          <table:table-cell table:formula="of:=[.K329]-[.C329]" office:value-type="float" office:value="-0.066946859913835" calcext:value-type="float">
            <text:p>-0.066946859913835</text:p>
          </table:table-cell>
          <table:table-cell table:formula="of:=[.M329]-[.D329]" office:value-type="float" office:value="0.165477282391885" calcext:value-type="float">
            <text:p>0.165477282391885</text:p>
          </table:table-cell>
          <table:table-cell office:value-type="float" office:value="1.13775182998848" calcext:value-type="float">
            <text:p>1.13775182998848</text:p>
          </table:table-cell>
          <table:table-cell office:value-type="float" office:value="-0.172392351755316" calcext:value-type="float">
            <text:p>-0.172392351755316</text:p>
          </table:table-cell>
          <table:table-cell office:value-type="float" office:value="0.812971324430776" calcext:value-type="float">
            <text:p>0.812971324430776</text:p>
          </table:table-cell>
          <table:table-cell office:value-type="float" office:value="-0.132865081921034" calcext:value-type="float">
            <text:p>-0.132865081921034</text:p>
          </table:table-cell>
          <table:table-cell office:value-type="float" office:value="-0.0410741486702935" calcext:value-type="float">
            <text:p>-0.041074148670294</text:p>
          </table:table-cell>
          <table:table-cell office:value-type="float" office:value="-0.00316407113889383" calcext:value-type="float">
            <text:p>-0.003164071138894</text:p>
          </table:table-cell>
        </table:table-row>
        <table:table-row table:style-name="ro1">
          <table:table-cell table:formula="of:=SQRT([.I330]^2 + [.K330]^2 + [.M330]^2)" office:value-type="float" office:value="5.64980584157625" calcext:value-type="float">
            <text:p>5.64980584157625</text:p>
          </table:table-cell>
          <table:table-cell office:value-type="float" office:value="4.96725277146831" calcext:value-type="float">
            <text:p>4.96725277146831</text:p>
          </table:table-cell>
          <table:table-cell office:value-type="float" office:value="-2.17972149853639" calcext:value-type="float">
            <text:p>-2.17972149853639</text:p>
          </table:table-cell>
          <table:table-cell office:value-type="float" office:value="0.589490973690693" calcext:value-type="float">
            <text:p>0.589490973690693</text:p>
          </table:table-cell>
          <table:table-cell office:value-type="float" office:value="-0.351146682075828" calcext:value-type="float">
            <text:p>-0.351146682075828</text:p>
          </table:table-cell>
          <table:table-cell office:value-type="float" office:value="-0.381373313421806" calcext:value-type="float">
            <text:p>-0.381373313421806</text:p>
          </table:table-cell>
          <table:table-cell office:value-type="float" office:value="2.76461881914774" calcext:value-type="float">
            <text:p>2.76461881914774</text:p>
          </table:table-cell>
          <table:table-cell office:value-type="float" office:value="5.90509212321393" calcext:value-type="float">
            <text:p>5.90509212321393</text:p>
          </table:table-cell>
          <table:table-cell table:formula="of:=[.H330] / 1.184 + 0.103" office:value-type="float" office:value="5.0904088878496" calcext:value-type="float">
            <text:p>5.0904088878496</text:p>
          </table:table-cell>
          <table:table-cell office:value-type="float" office:value="-2.65103219953221" calcext:value-type="float">
            <text:p>-2.65103219953221</text:p>
          </table:table-cell>
          <table:table-cell table:formula="of:=[.J330] / 1.032 + 0.243" office:value-type="float" office:value="-2.32582965070951" calcext:value-type="float">
            <text:p>-2.32582965070951</text:p>
          </table:table-cell>
          <table:table-cell office:value-type="float" office:value="1.23233713009593" calcext:value-type="float">
            <text:p>1.23233713009593</text:p>
          </table:table-cell>
          <table:table-cell table:formula="of:=[.L330] / 1.151 - 0.297" office:value-type="float" office:value="0.773666490092033" calcext:value-type="float">
            <text:p>0.773666490092033</text:p>
          </table:table-cell>
          <table:table-cell office:value-type="float" office:value="-0.307828913499803" calcext:value-type="float">
            <text:p>-0.307828913499803</text:p>
          </table:table-cell>
          <table:table-cell office:value-type="float" office:value="-0.336035501792278" calcext:value-type="float">
            <text:p>-0.336035501792278</text:p>
          </table:table-cell>
          <table:table-cell office:value-type="float" office:value="2.79217497252943" calcext:value-type="float">
            <text:p>2.79217497252943</text:p>
          </table:table-cell>
          <table:table-cell table:formula="of:=[.I330]-[.B330]" office:value-type="float" office:value="0.123156116381293" calcext:value-type="float">
            <text:p>0.123156116381293</text:p>
          </table:table-cell>
          <table:table-cell table:formula="of:=[.K330]-[.C330]" office:value-type="float" office:value="-0.146108152173116" calcext:value-type="float">
            <text:p>-0.146108152173116</text:p>
          </table:table-cell>
          <table:table-cell table:formula="of:=[.M330]-[.D330]" office:value-type="float" office:value="0.18417551640134" calcext:value-type="float">
            <text:p>0.18417551640134</text:p>
          </table:table-cell>
          <table:table-cell office:value-type="float" office:value="0.937839351745617" calcext:value-type="float">
            <text:p>0.937839351745617</text:p>
          </table:table-cell>
          <table:table-cell office:value-type="float" office:value="-0.471310700995814" calcext:value-type="float">
            <text:p>-0.471310700995814</text:p>
          </table:table-cell>
          <table:table-cell office:value-type="float" office:value="0.642846156405235" calcext:value-type="float">
            <text:p>0.642846156405235</text:p>
          </table:table-cell>
          <table:table-cell office:value-type="float" office:value="-0.0214858161053977" calcext:value-type="float">
            <text:p>-0.021485816105398</text:p>
          </table:table-cell>
          <table:table-cell office:value-type="float" office:value="-0.0569132083028339" calcext:value-type="float">
            <text:p>-0.056913208302834</text:p>
          </table:table-cell>
          <table:table-cell office:value-type="float" office:value="0.0117313613193013" calcext:value-type="float">
            <text:p>0.011731361319301</text:p>
          </table:table-cell>
        </table:table-row>
        <table:table-row table:style-name="ro1">
          <table:table-cell table:formula="of:=SQRT([.I331]^2 + [.K331]^2 + [.M331]^2)" office:value-type="float" office:value="2.41166499930294" calcext:value-type="float">
            <text:p>2.41166499930294</text:p>
          </table:table-cell>
          <table:table-cell office:value-type="float" office:value="2.42408702176207" calcext:value-type="float">
            <text:p>2.42408702176207</text:p>
          </table:table-cell>
          <table:table-cell office:value-type="float" office:value="-0.0138417131788571" calcext:value-type="float">
            <text:p>-0.013841713178857</text:p>
          </table:table-cell>
          <table:table-cell office:value-type="float" office:value="0.376148523613301" calcext:value-type="float">
            <text:p>0.376148523613301</text:p>
          </table:table-cell>
          <table:table-cell office:value-type="float" office:value="-0.49354920346471" calcext:value-type="float">
            <text:p>-0.49354920346471</text:p>
          </table:table-cell>
          <table:table-cell office:value-type="float" office:value="0.706881136653687" calcext:value-type="float">
            <text:p>0.706881136653687</text:p>
          </table:table-cell>
          <table:table-cell office:value-type="float" office:value="-2.25615788505647" calcext:value-type="float">
            <text:p>-2.25615788505647</text:p>
          </table:table-cell>
          <table:table-cell office:value-type="float" office:value="2.71513612805152" calcext:value-type="float">
            <text:p>2.71513612805152</text:p>
          </table:table-cell>
          <table:table-cell table:formula="of:=[.H331] / 1.184 + 0.103" office:value-type="float" office:value="2.39618929734081" calcext:value-type="float">
            <text:p>2.39618929734081</text:p>
          </table:table-cell>
          <table:table-cell office:value-type="float" office:value="-0.154544544080736" calcext:value-type="float">
            <text:p>-0.154544544080736</text:p>
          </table:table-cell>
          <table:table-cell table:formula="of:=[.J331] / 1.032 + 0.243" office:value-type="float" office:value="0.0932475348054884" calcext:value-type="float">
            <text:p>0.093247534805488</text:p>
          </table:table-cell>
          <table:table-cell office:value-type="float" office:value="0.636893490971086" calcext:value-type="float">
            <text:p>0.636893490971086</text:p>
          </table:table-cell>
          <table:table-cell table:formula="of:=[.L331] / 1.151 - 0.297" office:value-type="float" office:value="0.256339262355418" calcext:value-type="float">
            <text:p>0.256339262355418</text:p>
          </table:table-cell>
          <table:table-cell office:value-type="float" office:value="0.235625441419058" calcext:value-type="float">
            <text:p>0.235625441419058</text:p>
          </table:table-cell>
          <table:table-cell office:value-type="float" office:value="-0.438825769120553" calcext:value-type="float">
            <text:p>-0.438825769120553</text:p>
          </table:table-cell>
          <table:table-cell office:value-type="float" office:value="-2.4172325968352" calcext:value-type="float">
            <text:p>-2.4172325968352</text:p>
          </table:table-cell>
          <table:table-cell table:formula="of:=[.I331]-[.B331]" office:value-type="float" office:value="-0.0278977244212593" calcext:value-type="float">
            <text:p>-0.027897724421259</text:p>
          </table:table-cell>
          <table:table-cell table:formula="of:=[.K331]-[.C331]" office:value-type="float" office:value="0.107089247984345" calcext:value-type="float">
            <text:p>0.107089247984345</text:p>
          </table:table-cell>
          <table:table-cell table:formula="of:=[.M331]-[.D331]" office:value-type="float" office:value="-0.119809261257883" calcext:value-type="float">
            <text:p>-0.119809261257883</text:p>
          </table:table-cell>
          <table:table-cell office:value-type="float" office:value="0.291049106289451" calcext:value-type="float">
            <text:p>0.291049106289451</text:p>
          </table:table-cell>
          <table:table-cell office:value-type="float" office:value="-0.140702830901879" calcext:value-type="float">
            <text:p>-0.140702830901879</text:p>
          </table:table-cell>
          <table:table-cell office:value-type="float" office:value="0.260744967357785" calcext:value-type="float">
            <text:p>0.260744967357785</text:p>
          </table:table-cell>
          <table:table-cell office:value-type="float" office:value="0.719062950361506" calcext:value-type="float">
            <text:p>0.719062950361506</text:p>
          </table:table-cell>
          <table:table-cell office:value-type="float" office:value="1.24983596103517" calcext:value-type="float">
            <text:p>1.24983596103517</text:p>
          </table:table-cell>
          <table:table-cell office:value-type="float" office:value="-0.569390768076572" calcext:value-type="float">
            <text:p>-0.569390768076572</text:p>
          </table:table-cell>
        </table:table-row>
        <table:table-row table:style-name="ro1">
          <table:table-cell table:formula="of:=SQRT([.I332]^2 + [.K332]^2 + [.M332]^2)" office:value-type="float" office:value="3.34177288717393" calcext:value-type="float">
            <text:p>3.34177288717393</text:p>
          </table:table-cell>
          <table:table-cell office:value-type="float" office:value="3.01089835897754" calcext:value-type="float">
            <text:p>3.01089835897754</text:p>
          </table:table-cell>
          <table:table-cell office:value-type="float" office:value="-1.40736743660865" calcext:value-type="float">
            <text:p>-1.40736743660865</text:p>
          </table:table-cell>
          <table:table-cell office:value-type="float" office:value="1.13450770409194" calcext:value-type="float">
            <text:p>1.13450770409194</text:p>
          </table:table-cell>
          <table:table-cell office:value-type="float" office:value="-0.414064673579197" calcext:value-type="float">
            <text:p>-0.414064673579197</text:p>
          </table:table-cell>
          <table:table-cell office:value-type="float" office:value="0.268658696346315" calcext:value-type="float">
            <text:p>0.268658696346315</text:p>
          </table:table-cell>
          <table:table-cell office:value-type="float" office:value="-0.991427815621003" calcext:value-type="float">
            <text:p>-0.991427815621003</text:p>
          </table:table-cell>
          <table:table-cell office:value-type="float" office:value="3.32928896575159" calcext:value-type="float">
            <text:p>3.32928896575159</text:p>
          </table:table-cell>
          <table:table-cell table:formula="of:=[.H332] / 1.184 + 0.103" office:value-type="float" office:value="2.91489946431722" calcext:value-type="float">
            <text:p>2.91489946431722</text:p>
          </table:table-cell>
          <table:table-cell office:value-type="float" office:value="-1.59298346910077" calcext:value-type="float">
            <text:p>-1.59298346910077</text:p>
          </table:table-cell>
          <table:table-cell table:formula="of:=[.J332] / 1.032 + 0.243" office:value-type="float" office:value="-1.30058863284958" calcext:value-type="float">
            <text:p>-1.30058863284958</text:p>
          </table:table-cell>
          <table:table-cell office:value-type="float" office:value="1.48085810108177" calcext:value-type="float">
            <text:p>1.48085810108177</text:p>
          </table:table-cell>
          <table:table-cell table:formula="of:=[.L332] / 1.151 - 0.297" office:value-type="float" office:value="0.989583927959835" calcext:value-type="float">
            <text:p>0.989583927959835</text:p>
          </table:table-cell>
          <table:table-cell office:value-type="float" office:value="-0.517788336593151" calcext:value-type="float">
            <text:p>-0.517788336593151</text:p>
          </table:table-cell>
          <table:table-cell office:value-type="float" office:value="0.298174895527483" calcext:value-type="float">
            <text:p>0.298174895527483</text:p>
          </table:table-cell>
          <table:table-cell office:value-type="float" office:value="-0.964889551434107" calcext:value-type="float">
            <text:p>-0.964889551434107</text:p>
          </table:table-cell>
          <table:table-cell table:formula="of:=[.I332]-[.B332]" office:value-type="float" office:value="-0.0959988946603185" calcext:value-type="float">
            <text:p>-0.095998894660319</text:p>
          </table:table-cell>
          <table:table-cell table:formula="of:=[.K332]-[.C332]" office:value-type="float" office:value="0.106778803759067" calcext:value-type="float">
            <text:p>0.106778803759067</text:p>
          </table:table-cell>
          <table:table-cell table:formula="of:=[.M332]-[.D332]" office:value-type="float" office:value="-0.144923776132105" calcext:value-type="float">
            <text:p>-0.144923776132105</text:p>
          </table:table-cell>
          <table:table-cell office:value-type="float" office:value="0.318390606774046" calcext:value-type="float">
            <text:p>0.318390606774046</text:p>
          </table:table-cell>
          <table:table-cell office:value-type="float" office:value="-0.185616032492125" calcext:value-type="float">
            <text:p>-0.185616032492125</text:p>
          </table:table-cell>
          <table:table-cell office:value-type="float" office:value="0.346350396989832" calcext:value-type="float">
            <text:p>0.346350396989832</text:p>
          </table:table-cell>
          <table:table-cell office:value-type="float" office:value="-0.0802826911394243" calcext:value-type="float">
            <text:p>-0.080282691139424</text:p>
          </table:table-cell>
          <table:table-cell office:value-type="float" office:value="-0.0659617750488426" calcext:value-type="float">
            <text:p>-0.065961775048843</text:p>
          </table:table-cell>
          <table:table-cell office:value-type="float" office:value="-0.00514412033617706" calcext:value-type="float">
            <text:p>-0.005144120336177</text:p>
          </table:table-cell>
        </table:table-row>
        <table:table-row table:style-name="ro1">
          <table:table-cell table:formula="of:=SQRT([.I333]^2 + [.K333]^2 + [.M333]^2)" office:value-type="float" office:value="4.71404221553926" calcext:value-type="float">
            <text:p>4.71404221553926</text:p>
          </table:table-cell>
          <table:table-cell office:value-type="float" office:value="4.68934118804812" calcext:value-type="float">
            <text:p>4.68934118804812</text:p>
          </table:table-cell>
          <table:table-cell office:value-type="float" office:value="-0.646838056761964" calcext:value-type="float">
            <text:p>-0.646838056761964</text:p>
          </table:table-cell>
          <table:table-cell office:value-type="float" office:value="1.18047492044394" calcext:value-type="float">
            <text:p>1.18047492044394</text:p>
          </table:table-cell>
          <table:table-cell office:value-type="float" office:value="-0.169451808482395" calcext:value-type="float">
            <text:p>-0.169451808482395</text:p>
          </table:table-cell>
          <table:table-cell office:value-type="float" office:value="0.388100678240636" calcext:value-type="float">
            <text:p>0.388100678240636</text:p>
          </table:table-cell>
          <table:table-cell office:value-type="float" office:value="0.106295216421906" calcext:value-type="float">
            <text:p>0.106295216421906</text:p>
          </table:table-cell>
          <table:table-cell office:value-type="float" office:value="5.22523072736592" calcext:value-type="float">
            <text:p>5.22523072736592</text:p>
          </table:table-cell>
          <table:table-cell table:formula="of:=[.H333] / 1.184 + 0.103" office:value-type="float" office:value="4.51620162784284" calcext:value-type="float">
            <text:p>4.51620162784284</text:p>
          </table:table-cell>
          <table:table-cell office:value-type="float" office:value="-0.929318278740957" calcext:value-type="float">
            <text:p>-0.929318278740957</text:p>
          </table:table-cell>
          <table:table-cell table:formula="of:=[.J333] / 1.032 + 0.243" office:value-type="float" office:value="-0.657502208082323" calcext:value-type="float">
            <text:p>-0.657502208082323</text:p>
          </table:table-cell>
          <table:table-cell office:value-type="float" office:value="1.70071338485464" calcext:value-type="float">
            <text:p>1.70071338485464</text:p>
          </table:table-cell>
          <table:table-cell table:formula="of:=[.L333] / 1.151 - 0.297" office:value-type="float" office:value="1.1805963378407" calcext:value-type="float">
            <text:p>1.1805963378407</text:p>
          </table:table-cell>
          <table:table-cell office:value-type="float" office:value="-0.21035824592269" calcext:value-type="float">
            <text:p>-0.21035824592269</text:p>
          </table:table-cell>
          <table:table-cell office:value-type="float" office:value="0.393443874898803" calcext:value-type="float">
            <text:p>0.393443874898803</text:p>
          </table:table-cell>
          <table:table-cell office:value-type="float" office:value="0.133771780149193" calcext:value-type="float">
            <text:p>0.133771780149193</text:p>
          </table:table-cell>
          <table:table-cell table:formula="of:=[.I333]-[.B333]" office:value-type="float" office:value="-0.173139560205282" calcext:value-type="float">
            <text:p>-0.173139560205282</text:p>
          </table:table-cell>
          <table:table-cell table:formula="of:=[.K333]-[.C333]" office:value-type="float" office:value="-0.0106641513203587" calcext:value-type="float">
            <text:p>-0.010664151320359</text:p>
          </table:table-cell>
          <table:table-cell table:formula="of:=[.M333]-[.D333]" office:value-type="float" office:value="0.000121417396755197" calcext:value-type="float">
            <text:p>0.000121417396755</text:p>
          </table:table-cell>
          <table:table-cell office:value-type="float" office:value="0.535889539317802" calcext:value-type="float">
            <text:p>0.535889539317802</text:p>
          </table:table-cell>
          <table:table-cell office:value-type="float" office:value="-0.282480221978994" calcext:value-type="float">
            <text:p>-0.282480221978994</text:p>
          </table:table-cell>
          <table:table-cell office:value-type="float" office:value="0.520238464410702" calcext:value-type="float">
            <text:p>0.520238464410702</text:p>
          </table:table-cell>
          <table:table-cell office:value-type="float" office:value="-0.0369694600394608" calcext:value-type="float">
            <text:p>-0.036969460039461</text:p>
          </table:table-cell>
          <table:table-cell office:value-type="float" office:value="0.00961115913141075" calcext:value-type="float">
            <text:p>0.009611159131411</text:p>
          </table:table-cell>
          <table:table-cell office:value-type="float" office:value="0.0120709637995158" calcext:value-type="float">
            <text:p>0.012070963799516</text:p>
          </table:table-cell>
        </table:table-row>
        <table:table-row table:style-name="ro1">
          <table:table-cell table:formula="of:=SQRT([.I334]^2 + [.K334]^2 + [.M334]^2)" office:value-type="float" office:value="6.24782064386636" calcext:value-type="float">
            <text:p>6.24782064386636</text:p>
          </table:table-cell>
          <table:table-cell office:value-type="float" office:value="4.90947263831051" calcext:value-type="float">
            <text:p>4.90947263831051</text:p>
          </table:table-cell>
          <table:table-cell office:value-type="float" office:value="-3.88905083371969" calcext:value-type="float">
            <text:p>-3.88905083371969</text:p>
          </table:table-cell>
          <table:table-cell office:value-type="float" office:value="0.585494408410124" calcext:value-type="float">
            <text:p>0.585494408410124</text:p>
          </table:table-cell>
          <table:table-cell office:value-type="float" office:value="0.429221001522564" calcext:value-type="float">
            <text:p>0.429221001522564</text:p>
          </table:table-cell>
          <table:table-cell office:value-type="float" office:value="0.652061466024801" calcext:value-type="float">
            <text:p>0.652061466024801</text:p>
          </table:table-cell>
          <table:table-cell office:value-type="float" office:value="-1.5084366474188" calcext:value-type="float">
            <text:p>-1.5084366474188</text:p>
          </table:table-cell>
          <table:table-cell office:value-type="float" office:value="5.59673896715622" calcext:value-type="float">
            <text:p>5.59673896715622</text:p>
          </table:table-cell>
          <table:table-cell table:formula="of:=[.H334] / 1.184 + 0.103" office:value-type="float" office:value="4.82997547901708" calcext:value-type="float">
            <text:p>4.82997547901708</text:p>
          </table:table-cell>
          <table:table-cell office:value-type="float" office:value="-4.26431790007162" calcext:value-type="float">
            <text:p>-4.26431790007162</text:p>
          </table:table-cell>
          <table:table-cell table:formula="of:=[.J334] / 1.032 + 0.243" office:value-type="float" office:value="-3.88909098844149" calcext:value-type="float">
            <text:p>-3.88909098844149</text:p>
          </table:table-cell>
          <table:table-cell office:value-type="float" office:value="1.21960880194439" calcext:value-type="float">
            <text:p>1.21960880194439</text:p>
          </table:table-cell>
          <table:table-cell table:formula="of:=[.L334] / 1.151 - 0.297" office:value-type="float" office:value="0.762607994738827" calcext:value-type="float">
            <text:p>0.762607994738827</text:p>
          </table:table-cell>
          <table:table-cell office:value-type="float" office:value="-0.823743727074683" calcext:value-type="float">
            <text:p>-0.823743727074683</text:p>
          </table:table-cell>
          <table:table-cell office:value-type="float" office:value="0.62898034710614" calcext:value-type="float">
            <text:p>0.62898034710614</text:p>
          </table:table-cell>
          <table:table-cell office:value-type="float" office:value="-1.52601537953271" calcext:value-type="float">
            <text:p>-1.52601537953271</text:p>
          </table:table-cell>
          <table:table-cell table:formula="of:=[.I334]-[.B334]" office:value-type="float" office:value="-0.0794971592934326" calcext:value-type="float">
            <text:p>-0.079497159293433</text:p>
          </table:table-cell>
          <table:table-cell table:formula="of:=[.K334]-[.C334]" office:value-type="float" office:value="-0.0000401547218022991" calcext:value-type="float">
            <text:p>-4.01547218022991E-05</text:p>
          </table:table-cell>
          <table:table-cell table:formula="of:=[.M334]-[.D334]" office:value-type="float" office:value="0.177113586328703" calcext:value-type="float">
            <text:p>0.177113586328703</text:p>
          </table:table-cell>
          <table:table-cell office:value-type="float" office:value="0.687266328845708" calcext:value-type="float">
            <text:p>0.687266328845708</text:p>
          </table:table-cell>
          <table:table-cell office:value-type="float" office:value="-0.37526706635193" calcext:value-type="float">
            <text:p>-0.37526706635193</text:p>
          </table:table-cell>
          <table:table-cell office:value-type="float" office:value="0.634114393534261" calcext:value-type="float">
            <text:p>0.634114393534261</text:p>
          </table:table-cell>
          <table:table-cell office:value-type="float" office:value="-0.575009680641204" calcext:value-type="float">
            <text:p>-0.575009680641204</text:p>
          </table:table-cell>
          <table:table-cell office:value-type="float" office:value="-0.843612912000482" calcext:value-type="float">
            <text:p>-0.843612912000482</text:p>
          </table:table-cell>
          <table:table-cell office:value-type="float" office:value="-1.09790992501565" calcext:value-type="float">
            <text:p>-1.09790992501565</text:p>
          </table:table-cell>
        </table:table-row>
        <table:table-row table:style-name="ro1">
          <table:table-cell table:formula="of:=SQRT([.I335]^2 + [.K335]^2 + [.M335]^2)" office:value-type="float" office:value="2.7870629429172" calcext:value-type="float">
            <text:p>2.7870629429172</text:p>
          </table:table-cell>
          <table:table-cell office:value-type="float" office:value="2.63104919680636" calcext:value-type="float">
            <text:p>2.63104919680636</text:p>
          </table:table-cell>
          <table:table-cell office:value-type="float" office:value="-0.510151477641268" calcext:value-type="float">
            <text:p>-0.510151477641268</text:p>
          </table:table-cell>
          <table:table-cell office:value-type="float" office:value="1.02690367856547" calcext:value-type="float">
            <text:p>1.02690367856547</text:p>
          </table:table-cell>
          <table:table-cell office:value-type="float" office:value="-0.588229692905471" calcext:value-type="float">
            <text:p>-0.588229692905471</text:p>
          </table:table-cell>
          <table:table-cell office:value-type="float" office:value="0.708311007976302" calcext:value-type="float">
            <text:p>0.708311007976302</text:p>
          </table:table-cell>
          <table:table-cell office:value-type="float" office:value="2.82866257250734" calcext:value-type="float">
            <text:p>2.82866257250734</text:p>
          </table:table-cell>
          <table:table-cell office:value-type="float" office:value="2.971265498568" calcext:value-type="float">
            <text:p>2.971265498568</text:p>
          </table:table-cell>
          <table:table-cell table:formula="of:=[.H335] / 1.184 + 0.103" office:value-type="float" office:value="2.61251477919595" calcext:value-type="float">
            <text:p>2.61251477919595</text:p>
          </table:table-cell>
          <table:table-cell office:value-type="float" office:value="-0.690157753911022" calcext:value-type="float">
            <text:p>-0.690157753911022</text:p>
          </table:table-cell>
          <table:table-cell table:formula="of:=[.J335] / 1.032 + 0.243" office:value-type="float" office:value="-0.425757513479673" calcext:value-type="float">
            <text:p>-0.425757513479673</text:p>
          </table:table-cell>
          <table:table-cell office:value-type="float" office:value="1.34606855499076" calcext:value-type="float">
            <text:p>1.34606855499076</text:p>
          </table:table-cell>
          <table:table-cell table:formula="of:=[.L335] / 1.151 - 0.297" office:value-type="float" office:value="0.87247745872351" calcext:value-type="float">
            <text:p>0.87247745872351</text:p>
          </table:table-cell>
          <table:table-cell office:value-type="float" office:value="-0.552110468952537" calcext:value-type="float">
            <text:p>-0.552110468952537</text:p>
          </table:table-cell>
          <table:table-cell office:value-type="float" office:value="0.757883294561062" calcext:value-type="float">
            <text:p>0.757883294561062</text:p>
          </table:table-cell>
          <table:table-cell office:value-type="float" office:value="2.80667364682445" calcext:value-type="float">
            <text:p>2.80667364682445</text:p>
          </table:table-cell>
          <table:table-cell table:formula="of:=[.I335]-[.B335]" office:value-type="float" office:value="-0.0185344176104136" calcext:value-type="float">
            <text:p>-0.018534417610414</text:p>
          </table:table-cell>
          <table:table-cell table:formula="of:=[.K335]-[.C335]" office:value-type="float" office:value="0.0843939641615955" calcext:value-type="float">
            <text:p>0.084393964161596</text:p>
          </table:table-cell>
          <table:table-cell table:formula="of:=[.M335]-[.D335]" office:value-type="float" office:value="-0.15442621984196" calcext:value-type="float">
            <text:p>-0.15442621984196</text:p>
          </table:table-cell>
          <table:table-cell office:value-type="float" office:value="0.340216301761647" calcext:value-type="float">
            <text:p>0.340216301761647</text:p>
          </table:table-cell>
          <table:table-cell office:value-type="float" office:value="-0.180006276269754" calcext:value-type="float">
            <text:p>-0.180006276269754</text:p>
          </table:table-cell>
          <table:table-cell office:value-type="float" office:value="0.319164876425285" calcext:value-type="float">
            <text:p>0.319164876425285</text:p>
          </table:table-cell>
          <table:table-cell office:value-type="float" office:value="-0.00961934907460371" calcext:value-type="float">
            <text:p>-0.009619349074604</text:p>
          </table:table-cell>
          <table:table-cell office:value-type="float" office:value="-0.0555413353639151" calcext:value-type="float">
            <text:p>-0.055541335363915</text:p>
          </table:table-cell>
          <table:table-cell office:value-type="float" office:value="0.00192280323662697" calcext:value-type="float">
            <text:p>0.001922803236627</text:p>
          </table:table-cell>
        </table:table-row>
        <table:table-row table:style-name="ro1">
          <table:table-cell table:formula="of:=SQRT([.I336]^2 + [.K336]^2 + [.M336]^2)" office:value-type="float" office:value="4.1013863798742" calcext:value-type="float">
            <text:p>4.1013863798742</text:p>
          </table:table-cell>
          <table:table-cell office:value-type="float" office:value="3.45035391728972" calcext:value-type="float">
            <text:p>3.45035391728972</text:p>
          </table:table-cell>
          <table:table-cell office:value-type="float" office:value="1.70327586074941" calcext:value-type="float">
            <text:p>1.70327586074941</text:p>
          </table:table-cell>
          <table:table-cell office:value-type="float" office:value="1.46832897358028" calcext:value-type="float">
            <text:p>1.46832897358028</text:p>
          </table:table-cell>
          <table:table-cell office:value-type="float" office:value="0.106805820911291" calcext:value-type="float">
            <text:p>0.106805820911291</text:p>
          </table:table-cell>
          <table:table-cell office:value-type="float" office:value="0.100105563044949" calcext:value-type="float">
            <text:p>0.100105563044949</text:p>
          </table:table-cell>
          <table:table-cell office:value-type="float" office:value="2.91169331753767" calcext:value-type="float">
            <text:p>2.91169331753767</text:p>
          </table:table-cell>
          <table:table-cell office:value-type="float" office:value="3.97540001883416" calcext:value-type="float">
            <text:p>3.97540001883416</text:p>
          </table:table-cell>
          <table:table-cell table:formula="of:=[.H336] / 1.184 + 0.103" office:value-type="float" office:value="3.46060136725858" calcext:value-type="float">
            <text:p>3.46060136725858</text:p>
          </table:table-cell>
          <table:table-cell office:value-type="float" office:value="1.53462185350299" calcext:value-type="float">
            <text:p>1.53462185350299</text:p>
          </table:table-cell>
          <table:table-cell table:formula="of:=[.J336] / 1.032 + 0.243" office:value-type="float" office:value="1.73003667975096" calcext:value-type="float">
            <text:p>1.73003667975096</text:p>
          </table:table-cell>
          <table:table-cell office:value-type="float" office:value="1.90846814905244" calcext:value-type="float">
            <text:p>1.90846814905244</text:p>
          </table:table-cell>
          <table:table-cell table:formula="of:=[.L336] / 1.151 - 0.297" office:value-type="float" office:value="1.36109569856858" calcext:value-type="float">
            <text:p>1.36109569856858</text:p>
          </table:table-cell>
          <table:table-cell office:value-type="float" office:value="-0.801410222563725" calcext:value-type="float">
            <text:p>-0.801410222563725</text:p>
          </table:table-cell>
          <table:table-cell office:value-type="float" office:value="0.820891688232545" calcext:value-type="float">
            <text:p>0.820891688232545</text:p>
          </table:table-cell>
          <table:table-cell office:value-type="float" office:value="-3.1095665160402" calcext:value-type="float">
            <text:p>-3.1095665160402</text:p>
          </table:table-cell>
          <table:table-cell table:formula="of:=[.I336]-[.B336]" office:value-type="float" office:value="0.0102474499688614" calcext:value-type="float">
            <text:p>0.010247449968861</text:p>
          </table:table-cell>
          <table:table-cell table:formula="of:=[.K336]-[.C336]" office:value-type="float" office:value="0.0267608190015491" calcext:value-type="float">
            <text:p>0.026760819001549</text:p>
          </table:table-cell>
          <table:table-cell table:formula="of:=[.M336]-[.D336]" office:value-type="float" office:value="-0.107233275011696" calcext:value-type="float">
            <text:p>-0.107233275011696</text:p>
          </table:table-cell>
          <table:table-cell office:value-type="float" office:value="0.525046101544437" calcext:value-type="float">
            <text:p>0.525046101544437</text:p>
          </table:table-cell>
          <table:table-cell office:value-type="float" office:value="-0.168654007246423" calcext:value-type="float">
            <text:p>-0.168654007246423</text:p>
          </table:table-cell>
          <table:table-cell office:value-type="float" office:value="0.440139175472162" calcext:value-type="float">
            <text:p>0.440139175472162</text:p>
          </table:table-cell>
          <table:table-cell office:value-type="float" office:value="0.945805001380661" calcext:value-type="float">
            <text:p>0.945805001380661</text:p>
          </table:table-cell>
          <table:table-cell office:value-type="float" office:value="-0.577204187407189" calcext:value-type="float">
            <text:p>-0.577204187407189</text:p>
          </table:table-cell>
          <table:table-cell office:value-type="float" office:value="0.10782937373109" calcext:value-type="float">
            <text:p>0.10782937373109</text:p>
          </table:table-cell>
        </table:table-row>
        <table:table-row table:style-name="ro1">
          <table:table-cell table:formula="of:=SQRT([.I337]^2 + [.K337]^2 + [.M337]^2)" office:value-type="float" office:value="7.64452419004254" calcext:value-type="float">
            <text:p>7.64452419004254</text:p>
          </table:table-cell>
          <table:table-cell office:value-type="float" office:value="5.90188670647824" calcext:value-type="float">
            <text:p>5.90188670647824</text:p>
          </table:table-cell>
          <table:table-cell office:value-type="float" office:value="4.41664301833466" calcext:value-type="float">
            <text:p>4.41664301833466</text:p>
          </table:table-cell>
          <table:table-cell office:value-type="float" office:value="1.37168967921674" calcext:value-type="float">
            <text:p>1.37168967921674</text:p>
          </table:table-cell>
          <table:table-cell office:value-type="float" office:value="0.191825858247986" calcext:value-type="float">
            <text:p>0.191825858247986</text:p>
          </table:table-cell>
          <table:table-cell office:value-type="float" office:value="-0.0998542191705658" calcext:value-type="float">
            <text:p>-0.099854219170566</text:p>
          </table:table-cell>
          <table:table-cell office:value-type="float" office:value="-1.81425598644045" calcext:value-type="float">
            <text:p>-1.81425598644045</text:p>
          </table:table-cell>
          <table:table-cell office:value-type="float" office:value="7.07097762872967" calcext:value-type="float">
            <text:p>7.07097762872967</text:p>
          </table:table-cell>
          <table:table-cell table:formula="of:=[.H337] / 1.184 + 0.103" office:value-type="float" office:value="6.07510948372438" calcext:value-type="float">
            <text:p>6.07510948372438</text:p>
          </table:table-cell>
          <table:table-cell office:value-type="float" office:value="4.2484101941376" calcext:value-type="float">
            <text:p>4.2484101941376</text:p>
          </table:table-cell>
          <table:table-cell table:formula="of:=[.J337] / 1.032 + 0.243" office:value-type="float" office:value="4.35967654470698" calcext:value-type="float">
            <text:p>4.35967654470698</text:p>
          </table:table-cell>
          <table:table-cell office:value-type="float" office:value="2.17082014520796" calcext:value-type="float">
            <text:p>2.17082014520796</text:p>
          </table:table-cell>
          <table:table-cell table:formula="of:=[.L337] / 1.151 - 0.297" office:value-type="float" office:value="1.58902966568893" calcext:value-type="float">
            <text:p>1.58902966568893</text:p>
          </table:table-cell>
          <table:table-cell office:value-type="float" office:value="0.161963210326652" calcext:value-type="float">
            <text:p>0.161963210326652</text:p>
          </table:table-cell>
          <table:table-cell office:value-type="float" office:value="0.0212005534899555" calcext:value-type="float">
            <text:p>0.021200553489956</text:p>
          </table:table-cell>
          <table:table-cell office:value-type="float" office:value="-1.79861785405541" calcext:value-type="float">
            <text:p>-1.79861785405541</text:p>
          </table:table-cell>
          <table:table-cell table:formula="of:=[.I337]-[.B337]" office:value-type="float" office:value="0.173222777246144" calcext:value-type="float">
            <text:p>0.173222777246144</text:p>
          </table:table-cell>
          <table:table-cell table:formula="of:=[.K337]-[.C337]" office:value-type="float" office:value="-0.0569664736276829" calcext:value-type="float">
            <text:p>-0.056966473627683</text:p>
          </table:table-cell>
          <table:table-cell table:formula="of:=[.M337]-[.D337]" office:value-type="float" office:value="0.217339986472191" calcext:value-type="float">
            <text:p>0.217339986472191</text:p>
          </table:table-cell>
          <table:table-cell office:value-type="float" office:value="1.16909092225144" calcext:value-type="float">
            <text:p>1.16909092225144</text:p>
          </table:table-cell>
          <table:table-cell office:value-type="float" office:value="-0.168232824197063" calcext:value-type="float">
            <text:p>-0.168232824197063</text:p>
          </table:table-cell>
          <table:table-cell office:value-type="float" office:value="0.799130465991224" calcext:value-type="float">
            <text:p>0.799130465991224</text:p>
          </table:table-cell>
          <table:table-cell office:value-type="float" office:value="-0.110368739924954" calcext:value-type="float">
            <text:p>-0.110368739924954</text:p>
          </table:table-cell>
          <table:table-cell office:value-type="float" office:value="-0.0581035970338126" calcext:value-type="float">
            <text:p>-0.058103597033813</text:p>
          </table:table-cell>
          <table:table-cell office:value-type="float" office:value="0.01360390457035" calcext:value-type="float">
            <text:p>0.01360390457035</text:p>
          </table:table-cell>
        </table:table-row>
        <table:table-row table:style-name="ro1">
          <table:table-cell table:formula="of:=SQRT([.I338]^2 + [.K338]^2 + [.M338]^2)" office:value-type="float" office:value="2.14484893714039" calcext:value-type="float">
            <text:p>2.14484893714039</text:p>
          </table:table-cell>
          <table:table-cell office:value-type="float" office:value="1.84744557254034" calcext:value-type="float">
            <text:p>1.84744557254034</text:p>
          </table:table-cell>
          <table:table-cell office:value-type="float" office:value="0.941494639884475" calcext:value-type="float">
            <text:p>0.941494639884475</text:p>
          </table:table-cell>
          <table:table-cell office:value-type="float" office:value="0.452603949753517" calcext:value-type="float">
            <text:p>0.452603949753517</text:p>
          </table:table-cell>
          <table:table-cell office:value-type="float" office:value="0.260967471267378" calcext:value-type="float">
            <text:p>0.260967471267378</text:p>
          </table:table-cell>
          <table:table-cell office:value-type="float" office:value="0.482684752670637" calcext:value-type="float">
            <text:p>0.482684752670637</text:p>
          </table:table-cell>
          <table:table-cell office:value-type="float" office:value="3.08381602946679" calcext:value-type="float">
            <text:p>3.08381602946679</text:p>
          </table:table-cell>
          <table:table-cell office:value-type="float" office:value="2.07073396851483" calcext:value-type="float">
            <text:p>2.07073396851483</text:p>
          </table:table-cell>
          <table:table-cell table:formula="of:=[.H338] / 1.184 + 0.103" office:value-type="float" office:value="1.85193071665104" calcext:value-type="float">
            <text:p>1.85193071665104</text:p>
          </table:table-cell>
          <table:table-cell office:value-type="float" office:value="0.830308358856757" calcext:value-type="float">
            <text:p>0.830308358856757</text:p>
          </table:table-cell>
          <table:table-cell table:formula="of:=[.J338] / 1.032 + 0.243" office:value-type="float" office:value="1.04756236323329" calcext:value-type="float">
            <text:p>1.04756236323329</text:p>
          </table:table-cell>
          <table:table-cell office:value-type="float" office:value="0.653559134027568" calcext:value-type="float">
            <text:p>0.653559134027568</text:p>
          </table:table-cell>
          <table:table-cell table:formula="of:=[.L338] / 1.151 - 0.297" office:value-type="float" office:value="0.270818535210745" calcext:value-type="float">
            <text:p>0.270818535210745</text:p>
          </table:table-cell>
          <table:table-cell office:value-type="float" office:value="0.360273929577147" calcext:value-type="float">
            <text:p>0.360273929577147</text:p>
          </table:table-cell>
          <table:table-cell office:value-type="float" office:value="0.563074399274983" calcext:value-type="float">
            <text:p>0.563074399274983</text:p>
          </table:table-cell>
          <table:table-cell office:value-type="float" office:value="3.06414315215219" calcext:value-type="float">
            <text:p>3.06414315215219</text:p>
          </table:table-cell>
          <table:table-cell table:formula="of:=[.I338]-[.B338]" office:value-type="float" office:value="0.00448514411069878" calcext:value-type="float">
            <text:p>0.004485144110699</text:p>
          </table:table-cell>
          <table:table-cell table:formula="of:=[.K338]-[.C338]" office:value-type="float" office:value="0.106067723348816" calcext:value-type="float">
            <text:p>0.106067723348816</text:p>
          </table:table-cell>
          <table:table-cell table:formula="of:=[.M338]-[.D338]" office:value-type="float" office:value="-0.181785414542772" calcext:value-type="float">
            <text:p>-0.181785414542772</text:p>
          </table:table-cell>
          <table:table-cell office:value-type="float" office:value="0.223288395974491" calcext:value-type="float">
            <text:p>0.223288395974491</text:p>
          </table:table-cell>
          <table:table-cell office:value-type="float" office:value="-0.111186281027718" calcext:value-type="float">
            <text:p>-0.111186281027718</text:p>
          </table:table-cell>
          <table:table-cell office:value-type="float" office:value="0.200955184274051" calcext:value-type="float">
            <text:p>0.200955184274051</text:p>
          </table:table-cell>
          <table:table-cell office:value-type="float" office:value="-0.0793320227138081" calcext:value-type="float">
            <text:p>-0.079332022713808</text:p>
          </table:table-cell>
          <table:table-cell office:value-type="float" office:value="-0.0870507027255503" calcext:value-type="float">
            <text:p>-0.08705070272555</text:p>
          </table:table-cell>
          <table:table-cell office:value-type="float" office:value="0.0265322465404334" calcext:value-type="float">
            <text:p>0.026532246540433</text:p>
          </table:table-cell>
        </table:table-row>
        <table:table-row table:style-name="ro1">
          <table:table-cell table:formula="of:=SQRT([.I339]^2 + [.K339]^2 + [.M339]^2)" office:value-type="float" office:value="1.82691054110847" calcext:value-type="float">
            <text:p>1.82691054110847</text:p>
          </table:table-cell>
          <table:table-cell office:value-type="float" office:value="1.30904971119832" calcext:value-type="float">
            <text:p>1.30904971119832</text:p>
          </table:table-cell>
          <table:table-cell office:value-type="float" office:value="1.03567681687671" calcext:value-type="float">
            <text:p>1.03567681687671</text:p>
          </table:table-cell>
          <table:table-cell office:value-type="float" office:value="0.494731000800716" calcext:value-type="float">
            <text:p>0.494731000800716</text:p>
          </table:table-cell>
          <table:table-cell office:value-type="float" office:value="-0.348950804385307" calcext:value-type="float">
            <text:p>-0.348950804385307</text:p>
          </table:table-cell>
          <table:table-cell office:value-type="float" office:value="0.140040281946408" calcext:value-type="float">
            <text:p>0.140040281946408</text:p>
          </table:table-cell>
          <table:table-cell office:value-type="float" office:value="-1.82548703575174" calcext:value-type="float">
            <text:p>-1.82548703575174</text:p>
          </table:table-cell>
          <table:table-cell office:value-type="float" office:value="1.50334173583471" calcext:value-type="float">
            <text:p>1.50334173583471</text:p>
          </table:table-cell>
          <table:table-cell table:formula="of:=[.H339] / 1.184 + 0.103" office:value-type="float" office:value="1.37271430391445" calcext:value-type="float">
            <text:p>1.37271430391445</text:p>
          </table:table-cell>
          <table:table-cell office:value-type="float" office:value="0.961018607336945" calcext:value-type="float">
            <text:p>0.961018607336945</text:p>
          </table:table-cell>
          <table:table-cell table:formula="of:=[.J339] / 1.032 + 0.243" office:value-type="float" office:value="1.17421958075285" calcext:value-type="float">
            <text:p>1.17421958075285</text:p>
          </table:table-cell>
          <table:table-cell office:value-type="float" office:value="0.655937040262692" calcext:value-type="float">
            <text:p>0.655937040262692</text:p>
          </table:table-cell>
          <table:table-cell table:formula="of:=[.L339] / 1.151 - 0.297" office:value-type="float" office:value="0.27288448328644" calcext:value-type="float">
            <text:p>0.27288448328644</text:p>
          </table:table-cell>
          <table:table-cell office:value-type="float" office:value="-0.402232484193098" calcext:value-type="float">
            <text:p>-0.402232484193098</text:p>
          </table:table-cell>
          <table:table-cell office:value-type="float" office:value="0.242283015660944" calcext:value-type="float">
            <text:p>0.242283015660944</text:p>
          </table:table-cell>
          <table:table-cell office:value-type="float" office:value="-1.77723126025565" calcext:value-type="float">
            <text:p>-1.77723126025565</text:p>
          </table:table-cell>
          <table:table-cell table:formula="of:=[.I339]-[.B339]" office:value-type="float" office:value="0.063664592716131" calcext:value-type="float">
            <text:p>0.063664592716131</text:p>
          </table:table-cell>
          <table:table-cell table:formula="of:=[.K339]-[.C339]" office:value-type="float" office:value="0.138542763876144" calcext:value-type="float">
            <text:p>0.138542763876144</text:p>
          </table:table-cell>
          <table:table-cell table:formula="of:=[.M339]-[.D339]" office:value-type="float" office:value="-0.221846517514276" calcext:value-type="float">
            <text:p>-0.221846517514276</text:p>
          </table:table-cell>
          <table:table-cell office:value-type="float" office:value="0.194292024636394" calcext:value-type="float">
            <text:p>0.194292024636394</text:p>
          </table:table-cell>
          <table:table-cell office:value-type="float" office:value="-0.0746582095397618" calcext:value-type="float">
            <text:p>-0.074658209539762</text:p>
          </table:table-cell>
          <table:table-cell office:value-type="float" office:value="0.161206039461975" calcext:value-type="float">
            <text:p>0.161206039461975</text:p>
          </table:table-cell>
          <table:table-cell office:value-type="float" office:value="-0.0862873977758891" calcext:value-type="float">
            <text:p>-0.086287397775889</text:p>
          </table:table-cell>
          <table:table-cell office:value-type="float" office:value="-0.0758692060690995" calcext:value-type="float">
            <text:p>-0.0758692060691</text:p>
          </table:table-cell>
          <table:table-cell office:value-type="float" office:value="0.0348398479598542" calcext:value-type="float">
            <text:p>0.034839847959854</text:p>
          </table:table-cell>
        </table:table-row>
        <table:table-row table:style-name="ro1">
          <table:table-cell table:formula="of:=SQRT([.I340]^2 + [.K340]^2 + [.M340]^2)" office:value-type="float" office:value="5.46082098153456" calcext:value-type="float">
            <text:p>5.46082098153456</text:p>
          </table:table-cell>
          <table:table-cell office:value-type="float" office:value="4.11624840141122" calcext:value-type="float">
            <text:p>4.11624840141122</text:p>
          </table:table-cell>
          <table:table-cell office:value-type="float" office:value="-3.46840154456643" calcext:value-type="float">
            <text:p>-3.46840154456643</text:p>
          </table:table-cell>
          <table:table-cell office:value-type="float" office:value="0.734138687274203" calcext:value-type="float">
            <text:p>0.734138687274203</text:p>
          </table:table-cell>
          <table:table-cell office:value-type="float" office:value="0.0515173767768218" calcext:value-type="float">
            <text:p>0.051517376776822</text:p>
          </table:table-cell>
          <table:table-cell office:value-type="float" office:value="-0.435661967971122" calcext:value-type="float">
            <text:p>-0.435661967971122</text:p>
          </table:table-cell>
          <table:table-cell office:value-type="float" office:value="2.35823620451911" calcext:value-type="float">
            <text:p>2.35823620451911</text:p>
          </table:table-cell>
          <table:table-cell office:value-type="float" office:value="4.76040940416991" calcext:value-type="float">
            <text:p>4.76040940416991</text:p>
          </table:table-cell>
          <table:table-cell table:formula="of:=[.H340] / 1.184 + 0.103" office:value-type="float" office:value="4.12361605081918" calcext:value-type="float">
            <text:p>4.12361605081918</text:p>
          </table:table-cell>
          <table:table-cell office:value-type="float" office:value="-3.84485667676879" calcext:value-type="float">
            <text:p>-3.84485667676879</text:p>
          </table:table-cell>
          <table:table-cell table:formula="of:=[.J340] / 1.032 + 0.243" office:value-type="float" office:value="-3.48263631469844" calcext:value-type="float">
            <text:p>-3.48263631469844</text:p>
          </table:table-cell>
          <table:table-cell office:value-type="float" office:value="1.2962757144268" calcext:value-type="float">
            <text:p>1.2962757144268</text:p>
          </table:table-cell>
          <table:table-cell table:formula="of:=[.L340] / 1.151 - 0.297" office:value-type="float" office:value="0.829216954323892" calcext:value-type="float">
            <text:p>0.829216954323892</text:p>
          </table:table-cell>
          <table:table-cell office:value-type="float" office:value="1.17153197415078" calcext:value-type="float">
            <text:p>1.17153197415078</text:p>
          </table:table-cell>
          <table:table-cell office:value-type="float" office:value="-0.377919682274396" calcext:value-type="float">
            <text:p>-0.377919682274396</text:p>
          </table:table-cell>
          <table:table-cell office:value-type="float" office:value="2.31219543788261" calcext:value-type="float">
            <text:p>2.31219543788261</text:p>
          </table:table-cell>
          <table:table-cell table:formula="of:=[.I340]-[.B340]" office:value-type="float" office:value="0.00736764940796064" calcext:value-type="float">
            <text:p>0.007367649407961</text:p>
          </table:table-cell>
          <table:table-cell table:formula="of:=[.K340]-[.C340]" office:value-type="float" office:value="-0.0142347701320098" calcext:value-type="float">
            <text:p>-0.01423477013201</text:p>
          </table:table-cell>
          <table:table-cell table:formula="of:=[.M340]-[.D340]" office:value-type="float" office:value="0.0950782670496892" calcext:value-type="float">
            <text:p>0.095078267049689</text:p>
          </table:table-cell>
          <table:table-cell office:value-type="float" office:value="0.644161002758684" calcext:value-type="float">
            <text:p>0.644161002758684</text:p>
          </table:table-cell>
          <table:table-cell office:value-type="float" office:value="-0.376455132202358" calcext:value-type="float">
            <text:p>-0.376455132202358</text:p>
          </table:table-cell>
          <table:table-cell office:value-type="float" office:value="0.562137027152592" calcext:value-type="float">
            <text:p>0.562137027152592</text:p>
          </table:table-cell>
          <table:table-cell office:value-type="float" office:value="-0.934892258979001" calcext:value-type="float">
            <text:p>-0.934892258979001</text:p>
          </table:table-cell>
          <table:table-cell office:value-type="float" office:value="-0.494286937261645" calcext:value-type="float">
            <text:p>-0.494286937261645</text:p>
          </table:table-cell>
          <table:table-cell office:value-type="float" office:value="-0.785887912119275" calcext:value-type="float">
            <text:p>-0.785887912119275</text:p>
          </table:table-cell>
        </table:table-row>
        <table:table-row table:style-name="ro1">
          <table:table-cell table:formula="of:=SQRT([.I341]^2 + [.K341]^2 + [.M341]^2)" office:value-type="float" office:value="4.63347780257391" calcext:value-type="float">
            <text:p>4.63347780257391</text:p>
          </table:table-cell>
          <table:table-cell office:value-type="float" office:value="3.68022055958841" calcext:value-type="float">
            <text:p>3.68022055958841</text:p>
          </table:table-cell>
          <table:table-cell office:value-type="float" office:value="-2.38773012574395" calcext:value-type="float">
            <text:p>-2.38773012574395</text:p>
          </table:table-cell>
          <table:table-cell office:value-type="float" office:value="1.04394420945744" calcext:value-type="float">
            <text:p>1.04394420945744</text:p>
          </table:table-cell>
          <table:table-cell office:value-type="float" office:value="0.578065599144757" calcext:value-type="float">
            <text:p>0.578065599144757</text:p>
          </table:table-cell>
          <table:table-cell office:value-type="float" office:value="0.459767440234055" calcext:value-type="float">
            <text:p>0.459767440234055</text:p>
          </table:table-cell>
          <table:table-cell office:value-type="float" office:value="0.118073785963642" calcext:value-type="float">
            <text:p>0.118073785963642</text:p>
          </table:table-cell>
          <table:table-cell office:value-type="float" office:value="4.34956736980501" calcext:value-type="float">
            <text:p>4.34956736980501</text:p>
          </table:table-cell>
          <table:table-cell table:formula="of:=[.H341] / 1.184 + 0.103" office:value-type="float" office:value="3.77662108936234" calcext:value-type="float">
            <text:p>3.77662108936234</text:p>
          </table:table-cell>
          <table:table-cell office:value-type="float" office:value="-2.78925108340278" calcext:value-type="float">
            <text:p>-2.78925108340278</text:p>
          </table:table-cell>
          <table:table-cell table:formula="of:=[.J341] / 1.032 + 0.243" office:value-type="float" office:value="-2.45976267771587" calcext:value-type="float">
            <text:p>-2.45976267771587</text:p>
          </table:table-cell>
          <table:table-cell office:value-type="float" office:value="1.57927492383794" calcext:value-type="float">
            <text:p>1.57927492383794</text:p>
          </table:table-cell>
          <table:table-cell table:formula="of:=[.L341] / 1.151 - 0.297" office:value-type="float" office:value="1.07508942123192" calcext:value-type="float">
            <text:p>1.07508942123192</text:p>
          </table:table-cell>
          <table:table-cell office:value-type="float" office:value="0.592905210213893" calcext:value-type="float">
            <text:p>0.592905210213893</text:p>
          </table:table-cell>
          <table:table-cell office:value-type="float" office:value="0.413154059845136" calcext:value-type="float">
            <text:p>0.413154059845136</text:p>
          </table:table-cell>
          <table:table-cell office:value-type="float" office:value="0.0963024586614148" calcext:value-type="float">
            <text:p>0.096302458661415</text:p>
          </table:table-cell>
          <table:table-cell table:formula="of:=[.I341]-[.B341]" office:value-type="float" office:value="0.0964005297739301" calcext:value-type="float">
            <text:p>0.09640052977393</text:p>
          </table:table-cell>
          <table:table-cell table:formula="of:=[.K341]-[.C341]" office:value-type="float" office:value="-0.072032551971922" calcext:value-type="float">
            <text:p>-0.072032551971922</text:p>
          </table:table-cell>
          <table:table-cell table:formula="of:=[.M341]-[.D341]" office:value-type="float" office:value="0.0311452117744802" calcext:value-type="float">
            <text:p>0.03114521177448</text:p>
          </table:table-cell>
          <table:table-cell office:value-type="float" office:value="0.669346810216594" calcext:value-type="float">
            <text:p>0.669346810216594</text:p>
          </table:table-cell>
          <table:table-cell office:value-type="float" office:value="-0.401520957658831" calcext:value-type="float">
            <text:p>-0.401520957658831</text:p>
          </table:table-cell>
          <table:table-cell office:value-type="float" office:value="0.535330714380501" calcext:value-type="float">
            <text:p>0.535330714380501</text:p>
          </table:table-cell>
          <table:table-cell office:value-type="float" office:value="0.00802135419673355" calcext:value-type="float">
            <text:p>0.008021354196734</text:p>
          </table:table-cell>
          <table:table-cell office:value-type="float" office:value="-0.0478468419607676" calcext:value-type="float">
            <text:p>-0.047846841960768</text:p>
          </table:table-cell>
          <table:table-cell office:value-type="float" office:value="-0.0153043746948951" calcext:value-type="float">
            <text:p>-0.015304374694895</text:p>
          </table:table-cell>
        </table:table-row>
        <table:table-row table:style-name="ro1">
          <table:table-cell table:formula="of:=SQRT([.I342]^2 + [.K342]^2 + [.M342]^2)" office:value-type="float" office:value="2.94719883216383" calcext:value-type="float">
            <text:p>2.94719883216383</text:p>
          </table:table-cell>
          <table:table-cell office:value-type="float" office:value="2.44612399381834" calcext:value-type="float">
            <text:p>2.44612399381834</text:p>
          </table:table-cell>
          <table:table-cell office:value-type="float" office:value="1.28536842290383" calcext:value-type="float">
            <text:p>1.28536842290383</text:p>
          </table:table-cell>
          <table:table-cell office:value-type="float" office:value="1.11948314563514" calcext:value-type="float">
            <text:p>1.11948314563514</text:p>
          </table:table-cell>
          <table:table-cell office:value-type="float" office:value="-0.208306093375572" calcext:value-type="float">
            <text:p>-0.208306093375572</text:p>
          </table:table-cell>
          <table:table-cell office:value-type="float" office:value="0.64470731221399" calcext:value-type="float">
            <text:p>0.64470731221399</text:p>
          </table:table-cell>
          <table:table-cell office:value-type="float" office:value="1.42205536135152" calcext:value-type="float">
            <text:p>1.42205536135152</text:p>
          </table:table-cell>
          <table:table-cell office:value-type="float" office:value="2.77527627930889" calcext:value-type="float">
            <text:p>2.77527627930889</text:p>
          </table:table-cell>
          <table:table-cell table:formula="of:=[.H342] / 1.184 + 0.103" office:value-type="float" office:value="2.44698334401089" calcext:value-type="float">
            <text:p>2.44698334401089</text:p>
          </table:table-cell>
          <table:table-cell office:value-type="float" office:value="1.14429918663379" calcext:value-type="float">
            <text:p>1.14429918663379</text:p>
          </table:table-cell>
          <table:table-cell table:formula="of:=[.J342] / 1.032 + 0.243" office:value-type="float" office:value="1.35181704131181" calcext:value-type="float">
            <text:p>1.35181704131181</text:p>
          </table:table-cell>
          <table:table-cell office:value-type="float" office:value="1.41594904840245" calcext:value-type="float">
            <text:p>1.41594904840245</text:p>
          </table:table-cell>
          <table:table-cell table:formula="of:=[.L342] / 1.151 - 0.297" office:value-type="float" office:value="0.933190311383536" calcext:value-type="float">
            <text:p>0.933190311383536</text:p>
          </table:table-cell>
          <table:table-cell office:value-type="float" office:value="-0.179915636808081" calcext:value-type="float">
            <text:p>-0.179915636808081</text:p>
          </table:table-cell>
          <table:table-cell office:value-type="float" office:value="0.567802650848769" calcext:value-type="float">
            <text:p>0.567802650848769</text:p>
          </table:table-cell>
          <table:table-cell office:value-type="float" office:value="1.40950833637499" calcext:value-type="float">
            <text:p>1.40950833637499</text:p>
          </table:table-cell>
          <table:table-cell table:formula="of:=[.I342]-[.B342]" office:value-type="float" office:value="0.000859350192547126" calcext:value-type="float">
            <text:p>0.000859350192547</text:p>
          </table:table-cell>
          <table:table-cell table:formula="of:=[.K342]-[.C342]" office:value-type="float" office:value="0.0664486184079818" calcext:value-type="float">
            <text:p>0.066448618407982</text:p>
          </table:table-cell>
          <table:table-cell table:formula="of:=[.M342]-[.D342]" office:value-type="float" office:value="-0.186292834251604" calcext:value-type="float">
            <text:p>-0.186292834251604</text:p>
          </table:table-cell>
          <table:table-cell office:value-type="float" office:value="0.329152285490549" calcext:value-type="float">
            <text:p>0.329152285490549</text:p>
          </table:table-cell>
          <table:table-cell office:value-type="float" office:value="-0.141069236270036" calcext:value-type="float">
            <text:p>-0.141069236270036</text:p>
          </table:table-cell>
          <table:table-cell office:value-type="float" office:value="0.296465902767312" calcext:value-type="float">
            <text:p>0.296465902767312</text:p>
          </table:table-cell>
          <table:table-cell office:value-type="float" office:value="-0.0723394534695117" calcext:value-type="float">
            <text:p>-0.072339453469512</text:p>
          </table:table-cell>
          <table:table-cell office:value-type="float" office:value="-0.035030511330874" calcext:value-type="float">
            <text:p>-0.035030511330874</text:p>
          </table:table-cell>
          <table:table-cell office:value-type="float" office:value="0.00237465684718963" calcext:value-type="float">
            <text:p>0.00237465684719</text:p>
          </table:table-cell>
        </table:table-row>
        <table:table-row table:style-name="ro1">
          <table:table-cell table:formula="of:=SQRT([.I343]^2 + [.K343]^2 + [.M343]^2)" office:value-type="float" office:value="6.23493904033265" calcext:value-type="float">
            <text:p>6.23493904033265</text:p>
          </table:table-cell>
          <table:table-cell office:value-type="float" office:value="5.13378502222677" calcext:value-type="float">
            <text:p>5.13378502222677</text:p>
          </table:table-cell>
          <table:table-cell office:value-type="float" office:value="3.25631993922024" calcext:value-type="float">
            <text:p>3.25631993922024</text:p>
          </table:table-cell>
          <table:table-cell office:value-type="float" office:value="1.43683816491327" calcext:value-type="float">
            <text:p>1.43683816491327</text:p>
          </table:table-cell>
          <table:table-cell office:value-type="float" office:value="-0.287425988824005" calcext:value-type="float">
            <text:p>-0.287425988824005</text:p>
          </table:table-cell>
          <table:table-cell office:value-type="float" office:value="0.584393904447102" calcext:value-type="float">
            <text:p>0.584393904447102</text:p>
          </table:table-cell>
          <table:table-cell office:value-type="float" office:value="2.10602005050275" calcext:value-type="float">
            <text:p>2.10602005050275</text:p>
          </table:table-cell>
          <table:table-cell office:value-type="float" office:value="5.978265997043" calcext:value-type="float">
            <text:p>5.978265997043</text:p>
          </table:table-cell>
          <table:table-cell table:formula="of:=[.H343] / 1.184 + 0.103" office:value-type="float" office:value="5.15221114615118" calcext:value-type="float">
            <text:p>5.15221114615118</text:p>
          </table:table-cell>
          <table:table-cell office:value-type="float" office:value="3.01967952467965" calcext:value-type="float">
            <text:p>3.01967952467965</text:p>
          </table:table-cell>
          <table:table-cell table:formula="of:=[.J343] / 1.032 + 0.243" office:value-type="float" office:value="3.16904605104617" calcext:value-type="float">
            <text:p>3.16904605104617</text:p>
          </table:table-cell>
          <table:table-cell office:value-type="float" office:value="2.08223065759558" calcext:value-type="float">
            <text:p>2.08223065759558</text:p>
          </table:table-cell>
          <table:table-cell table:formula="of:=[.L343] / 1.151 - 0.297" office:value-type="float" office:value="1.51206225681632" calcext:value-type="float">
            <text:p>1.51206225681632</text:p>
          </table:table-cell>
          <table:table-cell office:value-type="float" office:value="0.380387761299377" calcext:value-type="float">
            <text:p>0.380387761299377</text:p>
          </table:table-cell>
          <table:table-cell office:value-type="float" office:value="0.613221990008384" calcext:value-type="float">
            <text:p>0.613221990008384</text:p>
          </table:table-cell>
          <table:table-cell office:value-type="float" office:value="2.01221554755896" calcext:value-type="float">
            <text:p>2.01221554755896</text:p>
          </table:table-cell>
          <table:table-cell table:formula="of:=[.I343]-[.B343]" office:value-type="float" office:value="0.0184261239244119" calcext:value-type="float">
            <text:p>0.018426123924412</text:p>
          </table:table-cell>
          <table:table-cell table:formula="of:=[.K343]-[.C343]" office:value-type="float" office:value="-0.0872738881740673" calcext:value-type="float">
            <text:p>-0.087273888174067</text:p>
          </table:table-cell>
          <table:table-cell table:formula="of:=[.M343]-[.D343]" office:value-type="float" office:value="0.075224091903046" calcext:value-type="float">
            <text:p>0.075224091903046</text:p>
          </table:table-cell>
          <table:table-cell office:value-type="float" office:value="0.84448097481623" calcext:value-type="float">
            <text:p>0.84448097481623</text:p>
          </table:table-cell>
          <table:table-cell office:value-type="float" office:value="-0.23664041454059" calcext:value-type="float">
            <text:p>-0.23664041454059</text:p>
          </table:table-cell>
          <table:table-cell office:value-type="float" office:value="0.645392492682304" calcext:value-type="float">
            <text:p>0.645392492682304</text:p>
          </table:table-cell>
          <table:table-cell office:value-type="float" office:value="-0.17421687520998" calcext:value-type="float">
            <text:p>-0.17421687520998</text:p>
          </table:table-cell>
          <table:table-cell office:value-type="float" office:value="-0.523310454585581" calcext:value-type="float">
            <text:p>-0.523310454585581</text:p>
          </table:table-cell>
          <table:table-cell office:value-type="float" office:value="0.245659552815953" calcext:value-type="float">
            <text:p>0.245659552815953</text:p>
          </table:table-cell>
        </table:table-row>
        <table:table-row table:style-name="ro1">
          <table:table-cell table:formula="of:=SQRT([.I344]^2 + [.K344]^2 + [.M344]^2)" office:value-type="float" office:value="4.67099761497581" calcext:value-type="float">
            <text:p>4.67099761497581</text:p>
          </table:table-cell>
          <table:table-cell office:value-type="float" office:value="4.55064539393093" calcext:value-type="float">
            <text:p>4.55064539393093</text:p>
          </table:table-cell>
          <table:table-cell office:value-type="float" office:value="-0.0627505812387804" calcext:value-type="float">
            <text:p>-0.06275058123878</text:p>
          </table:table-cell>
          <table:table-cell office:value-type="float" office:value="1.25059191617896" calcext:value-type="float">
            <text:p>1.25059191617896</text:p>
          </table:table-cell>
          <table:table-cell office:value-type="float" office:value="0.393354582087182" calcext:value-type="float">
            <text:p>0.393354582087182</text:p>
          </table:table-cell>
          <table:table-cell office:value-type="float" office:value="-0.176016300281781" calcext:value-type="float">
            <text:p>-0.176016300281781</text:p>
          </table:table-cell>
          <table:table-cell office:value-type="float" office:value="0.52273298740969" calcext:value-type="float">
            <text:p>0.52273298740969</text:p>
          </table:table-cell>
          <table:table-cell office:value-type="float" office:value="5.20209877800817" calcext:value-type="float">
            <text:p>5.20209877800817</text:p>
          </table:table-cell>
          <table:table-cell table:formula="of:=[.H344] / 1.184 + 0.103" office:value-type="float" office:value="4.49666450845285" calcext:value-type="float">
            <text:p>4.49666450845285</text:p>
          </table:table-cell>
          <table:table-cell office:value-type="float" office:value="-0.342639349749735" calcext:value-type="float">
            <text:p>-0.342639349749735</text:p>
          </table:table-cell>
          <table:table-cell table:formula="of:=[.J344] / 1.032 + 0.243" office:value-type="float" office:value="-0.0890148737885029" calcext:value-type="float">
            <text:p>-0.089014873788503</text:p>
          </table:table-cell>
          <table:table-cell office:value-type="float" office:value="1.79334122822854" calcext:value-type="float">
            <text:p>1.79334122822854</text:p>
          </table:table-cell>
          <table:table-cell table:formula="of:=[.L344] / 1.151 - 0.297" office:value-type="float" office:value="1.26107230949482" calcext:value-type="float">
            <text:p>1.26107230949482</text:p>
          </table:table-cell>
          <table:table-cell office:value-type="float" office:value="-0.118639577450166" calcext:value-type="float">
            <text:p>-0.118639577450166</text:p>
          </table:table-cell>
          <table:table-cell office:value-type="float" office:value="-0.401879651191033" calcext:value-type="float">
            <text:p>-0.401879651191033</text:p>
          </table:table-cell>
          <table:table-cell office:value-type="float" office:value="0.526881651700597" calcext:value-type="float">
            <text:p>0.526881651700597</text:p>
          </table:table-cell>
          <table:table-cell table:formula="of:=[.I344]-[.B344]" office:value-type="float" office:value="-0.0539808854780839" calcext:value-type="float">
            <text:p>-0.053980885478084</text:p>
          </table:table-cell>
          <table:table-cell table:formula="of:=[.K344]-[.C344]" office:value-type="float" office:value="-0.0262642925497225" calcext:value-type="float">
            <text:p>-0.026264292549723</text:p>
          </table:table-cell>
          <table:table-cell table:formula="of:=[.M344]-[.D344]" office:value-type="float" office:value="0.0104803933158619" calcext:value-type="float">
            <text:p>0.010480393315862</text:p>
          </table:table-cell>
          <table:table-cell office:value-type="float" office:value="0.651453384077237" calcext:value-type="float">
            <text:p>0.651453384077237</text:p>
          </table:table-cell>
          <table:table-cell office:value-type="float" office:value="-0.279888768510955" calcext:value-type="float">
            <text:p>-0.279888768510955</text:p>
          </table:table-cell>
          <table:table-cell office:value-type="float" office:value="0.542749312049573" calcext:value-type="float">
            <text:p>0.542749312049573</text:p>
          </table:table-cell>
          <table:table-cell office:value-type="float" office:value="-0.53848891944457" calcext:value-type="float">
            <text:p>-0.53848891944457</text:p>
          </table:table-cell>
          <table:table-cell office:value-type="float" office:value="0.0131570278390249" calcext:value-type="float">
            <text:p>0.013157027839025</text:p>
          </table:table-cell>
          <table:table-cell office:value-type="float" office:value="0.157617018012651" calcext:value-type="float">
            <text:p>0.157617018012651</text:p>
          </table:table-cell>
        </table:table-row>
        <table:table-row table:style-name="ro1">
          <table:table-cell table:formula="of:=SQRT([.I345]^2 + [.K345]^2 + [.M345]^2)" office:value-type="float" office:value="4.79941771870934" calcext:value-type="float">
            <text:p>4.79941771870934</text:p>
          </table:table-cell>
          <table:table-cell office:value-type="float" office:value="4.61757702143792" calcext:value-type="float">
            <text:p>4.61757702143792</text:p>
          </table:table-cell>
          <table:table-cell office:value-type="float" office:value="-0.612207438342104" calcext:value-type="float">
            <text:p>-0.612207438342104</text:p>
          </table:table-cell>
          <table:table-cell office:value-type="float" office:value="0.419566566760157" calcext:value-type="float">
            <text:p>0.419566566760157</text:p>
          </table:table-cell>
          <table:table-cell office:value-type="float" office:value="-0.565657290198816" calcext:value-type="float">
            <text:p>-0.565657290198816</text:p>
          </table:table-cell>
          <table:table-cell office:value-type="float" office:value="-0.145601850031926" calcext:value-type="float">
            <text:p>-0.145601850031926</text:p>
          </table:table-cell>
          <table:table-cell office:value-type="float" office:value="1.21700276481644" calcext:value-type="float">
            <text:p>1.21700276481644</text:p>
          </table:table-cell>
          <table:table-cell office:value-type="float" office:value="5.46734321549418" calcext:value-type="float">
            <text:p>5.46734321549418</text:p>
          </table:table-cell>
          <table:table-cell table:formula="of:=[.H345] / 1.184 + 0.103" office:value-type="float" office:value="4.72068852659981" calcext:value-type="float">
            <text:p>4.72068852659981</text:p>
          </table:table-cell>
          <table:table-cell office:value-type="float" office:value="-0.937176495753151" calcext:value-type="float">
            <text:p>-0.937176495753151</text:p>
          </table:table-cell>
          <table:table-cell table:formula="of:=[.J345] / 1.032 + 0.243" office:value-type="float" office:value="-0.665116759450728" calcext:value-type="float">
            <text:p>-0.665116759450728</text:p>
          </table:table-cell>
          <table:table-cell office:value-type="float" office:value="0.979723234942846" calcext:value-type="float">
            <text:p>0.979723234942846</text:p>
          </table:table-cell>
          <table:table-cell table:formula="of:=[.L345] / 1.151 - 0.297" office:value-type="float" office:value="0.554193079880839" calcext:value-type="float">
            <text:p>0.554193079880839</text:p>
          </table:table-cell>
          <table:table-cell office:value-type="float" office:value="-0.435602917790085" calcext:value-type="float">
            <text:p>-0.435602917790085</text:p>
          </table:table-cell>
          <table:table-cell office:value-type="float" office:value="-0.197608322694407" calcext:value-type="float">
            <text:p>-0.197608322694407</text:p>
          </table:table-cell>
          <table:table-cell office:value-type="float" office:value="1.24847222722846" calcext:value-type="float">
            <text:p>1.24847222722846</text:p>
          </table:table-cell>
          <table:table-cell table:formula="of:=[.I345]-[.B345]" office:value-type="float" office:value="0.103111505161895" calcext:value-type="float">
            <text:p>0.103111505161895</text:p>
          </table:table-cell>
          <table:table-cell table:formula="of:=[.K345]-[.C345]" office:value-type="float" office:value="-0.0529093211086238" calcext:value-type="float">
            <text:p>-0.052909321108624</text:p>
          </table:table-cell>
          <table:table-cell table:formula="of:=[.M345]-[.D345]" office:value-type="float" office:value="0.134626513120682" calcext:value-type="float">
            <text:p>0.134626513120682</text:p>
          </table:table-cell>
          <table:table-cell office:value-type="float" office:value="0.849766194056263" calcext:value-type="float">
            <text:p>0.849766194056263</text:p>
          </table:table-cell>
          <table:table-cell office:value-type="float" office:value="-0.324969057411047" calcext:value-type="float">
            <text:p>-0.324969057411047</text:p>
          </table:table-cell>
          <table:table-cell office:value-type="float" office:value="0.560156668182689" calcext:value-type="float">
            <text:p>0.560156668182689</text:p>
          </table:table-cell>
          <table:table-cell office:value-type="float" office:value="-0.00588948927986088" calcext:value-type="float">
            <text:p>-0.005889489279861</text:p>
          </table:table-cell>
          <table:table-cell office:value-type="float" office:value="-0.138153585157931" calcext:value-type="float">
            <text:p>-0.138153585157931</text:p>
          </table:table-cell>
          <table:table-cell office:value-type="float" office:value="0.0088154108699654" calcext:value-type="float">
            <text:p>0.008815410869965</text:p>
          </table:table-cell>
        </table:table-row>
        <table:table-row table:style-name="ro1">
          <table:table-cell table:formula="of:=SQRT([.I346]^2 + [.K346]^2 + [.M346]^2)" office:value-type="float" office:value="3.42670654206512" calcext:value-type="float">
            <text:p>3.42670654206512</text:p>
          </table:table-cell>
          <table:table-cell office:value-type="float" office:value="2.45886644959526" calcext:value-type="float">
            <text:p>2.45886644959526</text:p>
          </table:table-cell>
          <table:table-cell office:value-type="float" office:value="-2.05133301493431" calcext:value-type="float">
            <text:p>-2.05133301493431</text:p>
          </table:table-cell>
          <table:table-cell office:value-type="float" office:value="1.17976796375604" calcext:value-type="float">
            <text:p>1.17976796375604</text:p>
          </table:table-cell>
          <table:table-cell office:value-type="float" office:value="0.117852493989997" calcext:value-type="float">
            <text:p>0.117852493989997</text:p>
          </table:table-cell>
          <table:table-cell office:value-type="float" office:value="0.587451559576063" calcext:value-type="float">
            <text:p>0.587451559576063</text:p>
          </table:table-cell>
          <table:table-cell office:value-type="float" office:value="-0.107116398528967" calcext:value-type="float">
            <text:p>-0.107116398528967</text:p>
          </table:table-cell>
          <table:table-cell office:value-type="float" office:value="2.89330987398996" calcext:value-type="float">
            <text:p>2.89330987398996</text:p>
          </table:table-cell>
          <table:table-cell table:formula="of:=[.H346] / 1.184 + 0.103" office:value-type="float" office:value="2.54667388005909" calcext:value-type="float">
            <text:p>2.54667388005909</text:p>
          </table:table-cell>
          <table:table-cell office:value-type="float" office:value="-2.33823780982564" calcext:value-type="float">
            <text:p>-2.33823780982564</text:p>
          </table:table-cell>
          <table:table-cell table:formula="of:=[.J346] / 1.032 + 0.243" office:value-type="float" office:value="-2.02273431184655" calcext:value-type="float">
            <text:p>-2.02273431184655</text:p>
          </table:table-cell>
          <table:table-cell office:value-type="float" office:value="1.58434911575656" calcext:value-type="float">
            <text:p>1.58434911575656</text:p>
          </table:table-cell>
          <table:table-cell table:formula="of:=[.L346] / 1.151 - 0.297" office:value-type="float" office:value="1.0794979285461" calcext:value-type="float">
            <text:p>1.0794979285461</text:p>
          </table:table-cell>
          <table:table-cell office:value-type="float" office:value="0.143901451587436" calcext:value-type="float">
            <text:p>0.143901451587436</text:p>
          </table:table-cell>
          <table:table-cell office:value-type="float" office:value="0.525538786182445" calcext:value-type="float">
            <text:p>0.525538786182445</text:p>
          </table:table-cell>
          <table:table-cell office:value-type="float" office:value="-0.155125002082956" calcext:value-type="float">
            <text:p>-0.155125002082956</text:p>
          </table:table-cell>
          <table:table-cell table:formula="of:=[.I346]-[.B346]" office:value-type="float" office:value="0.0878074304638279" calcext:value-type="float">
            <text:p>0.087807430463828</text:p>
          </table:table-cell>
          <table:table-cell table:formula="of:=[.K346]-[.C346]" office:value-type="float" office:value="0.0285987030877597" calcext:value-type="float">
            <text:p>0.02859870308776</text:p>
          </table:table-cell>
          <table:table-cell table:formula="of:=[.M346]-[.D346]" office:value-type="float" office:value="-0.100270035209941" calcext:value-type="float">
            <text:p>-0.100270035209941</text:p>
          </table:table-cell>
          <table:table-cell office:value-type="float" office:value="0.434443424394703" calcext:value-type="float">
            <text:p>0.434443424394703</text:p>
          </table:table-cell>
          <table:table-cell office:value-type="float" office:value="-0.286904794891325" calcext:value-type="float">
            <text:p>-0.286904794891325</text:p>
          </table:table-cell>
          <table:table-cell office:value-type="float" office:value="0.40458115200052" calcext:value-type="float">
            <text:p>0.40458115200052</text:p>
          </table:table-cell>
          <table:table-cell office:value-type="float" office:value="0.0290542483918799" calcext:value-type="float">
            <text:p>0.02905424839188</text:p>
          </table:table-cell>
          <table:table-cell office:value-type="float" office:value="-0.0589822234542195" calcext:value-type="float">
            <text:p>-0.05898222345422</text:p>
          </table:table-cell>
          <table:table-cell office:value-type="float" office:value="-0.0333848862608361" calcext:value-type="float">
            <text:p>-0.033384886260836</text:p>
          </table:table-cell>
        </table:table-row>
        <table:table-row table:style-name="ro1">
          <table:table-cell table:formula="of:=SQRT([.I347]^2 + [.K347]^2 + [.M347]^2)" office:value-type="float" office:value="5.59637466292416" calcext:value-type="float">
            <text:p>5.59637466292416</text:p>
          </table:table-cell>
          <table:table-cell office:value-type="float" office:value="5.48413082178542" calcext:value-type="float">
            <text:p>5.48413082178542</text:p>
          </table:table-cell>
          <table:table-cell office:value-type="float" office:value="-3.07947325535343" calcext:value-type="float">
            <text:p>-3.07947325535343</text:p>
          </table:table-cell>
          <table:table-cell office:value-type="float" office:value="0.930489551110949" calcext:value-type="float">
            <text:p>0.930489551110949</text:p>
          </table:table-cell>
          <table:table-cell office:value-type="float" office:value="0.0965254291522353" calcext:value-type="float">
            <text:p>0.096525429152235</text:p>
          </table:table-cell>
          <table:table-cell office:value-type="float" office:value="-0.536583966808082" calcext:value-type="float">
            <text:p>-0.536583966808082</text:p>
          </table:table-cell>
          <table:table-cell office:value-type="float" office:value="0.324922816077688" calcext:value-type="float">
            <text:p>0.324922816077688</text:p>
          </table:table-cell>
          <table:table-cell office:value-type="float" office:value="5.53314490481518" calcext:value-type="float">
            <text:p>5.53314490481518</text:p>
          </table:table-cell>
          <table:table-cell table:formula="of:=[.H347] / 1.184 + 0.103" office:value-type="float" office:value="4.77626427771552" calcext:value-type="float">
            <text:p>4.77626427771552</text:p>
          </table:table-cell>
          <table:table-cell office:value-type="float" office:value="-3.1011143971772" calcext:value-type="float">
            <text:p>-3.1011143971772</text:p>
          </table:table-cell>
          <table:table-cell table:formula="of:=[.J347] / 1.032 + 0.243" office:value-type="float" office:value="-2.76195581121822" calcext:value-type="float">
            <text:p>-2.76195581121822</text:p>
          </table:table-cell>
          <table:table-cell office:value-type="float" office:value="1.42054281449542" calcext:value-type="float">
            <text:p>1.42054281449542</text:p>
          </table:table-cell>
          <table:table-cell table:formula="of:=[.L347] / 1.151 - 0.297" office:value-type="float" office:value="0.937181420065526" calcext:value-type="float">
            <text:p>0.937181420065526</text:p>
          </table:table-cell>
          <table:table-cell office:value-type="float" office:value="-0.924319099297412" calcext:value-type="float">
            <text:p>-0.924319099297412</text:p>
          </table:table-cell>
          <table:table-cell office:value-type="float" office:value="-0.113483890780345" calcext:value-type="float">
            <text:p>-0.113483890780345</text:p>
          </table:table-cell>
          <table:table-cell office:value-type="float" office:value="0.566618825985525" calcext:value-type="float">
            <text:p>0.566618825985525</text:p>
          </table:table-cell>
          <table:table-cell table:formula="of:=[.I347]-[.B347]" office:value-type="float" office:value="-0.707866544069896" calcext:value-type="float">
            <text:p>-0.707866544069896</text:p>
          </table:table-cell>
          <table:table-cell table:formula="of:=[.K347]-[.C347]" office:value-type="float" office:value="0.317517444135213" calcext:value-type="float">
            <text:p>0.317517444135213</text:p>
          </table:table-cell>
          <table:table-cell table:formula="of:=[.M347]-[.D347]" office:value-type="float" office:value="0.00669186895457663" calcext:value-type="float">
            <text:p>0.006691868954577</text:p>
          </table:table-cell>
          <table:table-cell office:value-type="float" office:value="0.0490140830297641" calcext:value-type="float">
            <text:p>0.049014083029764</text:p>
          </table:table-cell>
          <table:table-cell office:value-type="float" office:value="-0.0216411418237699" calcext:value-type="float">
            <text:p>-0.02164114182377</text:p>
          </table:table-cell>
          <table:table-cell office:value-type="float" office:value="0.490053263384473" calcext:value-type="float">
            <text:p>0.490053263384473</text:p>
          </table:table-cell>
          <table:table-cell office:value-type="float" office:value="-0.978358075653408" calcext:value-type="float">
            <text:p>-0.978358075653408</text:p>
          </table:table-cell>
          <table:table-cell office:value-type="float" office:value="0.444215985390143" calcext:value-type="float">
            <text:p>0.444215985390143</text:p>
          </table:table-cell>
          <table:table-cell office:value-type="float" office:value="0.842748514340124" calcext:value-type="float">
            <text:p>0.842748514340124</text:p>
          </table:table-cell>
        </table:table-row>
        <table:table-row table:style-name="ro1">
          <table:table-cell table:formula="of:=SQRT([.I348]^2 + [.K348]^2 + [.M348]^2)" office:value-type="float" office:value="5.76128207696416" calcext:value-type="float">
            <text:p>5.76128207696416</text:p>
          </table:table-cell>
          <table:table-cell office:value-type="float" office:value="5.66807266282532" calcext:value-type="float">
            <text:p>5.66807266282532</text:p>
          </table:table-cell>
          <table:table-cell office:value-type="float" office:value="-0.00837236939716806" calcext:value-type="float">
            <text:p>-0.008372369397168</text:p>
          </table:table-cell>
          <table:table-cell office:value-type="float" office:value="0.49560346840659" calcext:value-type="float">
            <text:p>0.49560346840659</text:p>
          </table:table-cell>
          <table:table-cell office:value-type="float" office:value="0.640158582432372" calcext:value-type="float">
            <text:p>0.640158582432372</text:p>
          </table:table-cell>
          <table:table-cell office:value-type="float" office:value="0.306258297526093" calcext:value-type="float">
            <text:p>0.306258297526093</text:p>
          </table:table-cell>
          <table:table-cell office:value-type="float" office:value="-1.6719204828116" calcext:value-type="float">
            <text:p>-1.6719204828116</text:p>
          </table:table-cell>
          <table:table-cell office:value-type="float" office:value="6.64585122155547" calcext:value-type="float">
            <text:p>6.64585122155547</text:p>
          </table:table-cell>
          <table:table-cell table:formula="of:=[.H348] / 1.184 + 0.103" office:value-type="float" office:value="5.71605001820563" calcext:value-type="float">
            <text:p>5.71605001820563</text:p>
          </table:table-cell>
          <table:table-cell office:value-type="float" office:value="-0.350841450706122" calcext:value-type="float">
            <text:p>-0.350841450706122</text:p>
          </table:table-cell>
          <table:table-cell table:formula="of:=[.J348] / 1.032 + 0.243" office:value-type="float" office:value="-0.096962646033064" calcext:value-type="float">
            <text:p>-0.096962646033064</text:p>
          </table:table-cell>
          <table:table-cell office:value-type="float" office:value="1.16361715523668" calcext:value-type="float">
            <text:p>1.16361715523668</text:p>
          </table:table-cell>
          <table:table-cell table:formula="of:=[.L348] / 1.151 - 0.297" office:value-type="float" office:value="0.713961907242989" calcext:value-type="float">
            <text:p>0.713961907242989</text:p>
          </table:table-cell>
          <table:table-cell office:value-type="float" office:value="-0.922320599016523" calcext:value-type="float">
            <text:p>-0.922320599016523</text:p>
          </table:table-cell>
          <table:table-cell office:value-type="float" office:value="-0.18561011093997" calcext:value-type="float">
            <text:p>-0.18561011093997</text:p>
          </table:table-cell>
          <table:table-cell office:value-type="float" office:value="-1.72860243274102" calcext:value-type="float">
            <text:p>-1.72860243274102</text:p>
          </table:table-cell>
          <table:table-cell table:formula="of:=[.I348]-[.B348]" office:value-type="float" office:value="0.0479773553803131" calcext:value-type="float">
            <text:p>0.047977355380313</text:p>
          </table:table-cell>
          <table:table-cell table:formula="of:=[.K348]-[.C348]" office:value-type="float" office:value="-0.0885902766358959" calcext:value-type="float">
            <text:p>-0.088590276635896</text:p>
          </table:table-cell>
          <table:table-cell table:formula="of:=[.M348]-[.D348]" office:value-type="float" office:value="0.218358438836399" calcext:value-type="float">
            <text:p>0.218358438836399</text:p>
          </table:table-cell>
          <table:table-cell office:value-type="float" office:value="0.977778558730146" calcext:value-type="float">
            <text:p>0.977778558730146</text:p>
          </table:table-cell>
          <table:table-cell office:value-type="float" office:value="-0.342469081308954" calcext:value-type="float">
            <text:p>-0.342469081308954</text:p>
          </table:table-cell>
          <table:table-cell office:value-type="float" office:value="0.668013686830093" calcext:value-type="float">
            <text:p>0.668013686830093</text:p>
          </table:table-cell>
          <table:table-cell office:value-type="float" office:value="1.74200221601563" calcext:value-type="float">
            <text:p>1.74200221601563</text:p>
          </table:table-cell>
          <table:table-cell office:value-type="float" office:value="-1.28613527056802" calcext:value-type="float">
            <text:p>-1.28613527056802</text:p>
          </table:table-cell>
          <table:table-cell office:value-type="float" office:value="1.27471028881313" calcext:value-type="float">
            <text:p>1.27471028881313</text:p>
          </table:table-cell>
        </table:table-row>
        <table:table-row table:style-name="ro1">
          <table:table-cell table:formula="of:=SQRT([.I349]^2 + [.K349]^2 + [.M349]^2)" office:value-type="float" office:value="3.89625984726386" calcext:value-type="float">
            <text:p>3.89625984726386</text:p>
          </table:table-cell>
          <table:table-cell office:value-type="float" office:value="3.73623418873266" calcext:value-type="float">
            <text:p>3.73623418873266</text:p>
          </table:table-cell>
          <table:table-cell office:value-type="float" office:value="0.769673579486911" calcext:value-type="float">
            <text:p>0.769673579486911</text:p>
          </table:table-cell>
          <table:table-cell office:value-type="float" office:value="1.1703348231293" calcext:value-type="float">
            <text:p>1.1703348231293</text:p>
          </table:table-cell>
          <table:table-cell office:value-type="float" office:value="-0.0430089626320998" calcext:value-type="float">
            <text:p>-0.0430089626321</text:p>
          </table:table-cell>
          <table:table-cell office:value-type="float" office:value="0.129163777922199" calcext:value-type="float">
            <text:p>0.129163777922199</text:p>
          </table:table-cell>
          <table:table-cell office:value-type="float" office:value="-1.32483013623784" calcext:value-type="float">
            <text:p>-1.32483013623784</text:p>
          </table:table-cell>
          <table:table-cell office:value-type="float" office:value="4.20834412484543" calcext:value-type="float">
            <text:p>4.20834412484543</text:p>
          </table:table-cell>
          <table:table-cell table:formula="of:=[.H349] / 1.184 + 0.103" office:value-type="float" office:value="3.65734470003837" calcext:value-type="float">
            <text:p>3.65734470003837</text:p>
          </table:table-cell>
          <table:table-cell office:value-type="float" office:value="0.560155510234367" calcext:value-type="float">
            <text:p>0.560155510234367</text:p>
          </table:table-cell>
          <table:table-cell table:formula="of:=[.J349] / 1.032 + 0.243" office:value-type="float" office:value="0.785786347126325" calcext:value-type="float">
            <text:p>0.785786347126325</text:p>
          </table:table-cell>
          <table:table-cell office:value-type="float" office:value="1.59596719800376" calcext:value-type="float">
            <text:p>1.59596719800376</text:p>
          </table:table-cell>
          <table:table-cell table:formula="of:=[.L349] / 1.151 - 0.297" office:value-type="float" office:value="1.08959183145418" calcext:value-type="float">
            <text:p>1.08959183145418</text:p>
          </table:table-cell>
          <table:table-cell office:value-type="float" office:value="-0.125314593860992" calcext:value-type="float">
            <text:p>-0.125314593860992</text:p>
          </table:table-cell>
          <table:table-cell office:value-type="float" office:value="0.21755241023078" calcext:value-type="float">
            <text:p>0.21755241023078</text:p>
          </table:table-cell>
          <table:table-cell office:value-type="float" office:value="-1.29814981273759" calcext:value-type="float">
            <text:p>-1.29814981273759</text:p>
          </table:table-cell>
          <table:table-cell table:formula="of:=[.I349]-[.B349]" office:value-type="float" office:value="-0.0788894886942897" calcext:value-type="float">
            <text:p>-0.07888948869429</text:p>
          </table:table-cell>
          <table:table-cell table:formula="of:=[.K349]-[.C349]" office:value-type="float" office:value="0.0161127676394136" calcext:value-type="float">
            <text:p>0.016112767639414</text:p>
          </table:table-cell>
          <table:table-cell table:formula="of:=[.M349]-[.D349]" office:value-type="float" office:value="-0.080742991675121" calcext:value-type="float">
            <text:p>-0.080742991675121</text:p>
          </table:table-cell>
          <table:table-cell office:value-type="float" office:value="0.47210993611277" calcext:value-type="float">
            <text:p>0.47210993611277</text:p>
          </table:table-cell>
          <table:table-cell office:value-type="float" office:value="-0.209518069252544" calcext:value-type="float">
            <text:p>-0.209518069252544</text:p>
          </table:table-cell>
          <table:table-cell office:value-type="float" office:value="0.42563237487446" calcext:value-type="float">
            <text:p>0.42563237487446</text:p>
          </table:table-cell>
          <table:table-cell office:value-type="float" office:value="-0.105941678369893" calcext:value-type="float">
            <text:p>-0.105941678369893</text:p>
          </table:table-cell>
          <table:table-cell office:value-type="float" office:value="-0.0562908068808747" calcext:value-type="float">
            <text:p>-0.056290806880875</text:p>
          </table:table-cell>
          <table:table-cell office:value-type="float" office:value="0.00947632347386973" calcext:value-type="float">
            <text:p>0.00947632347387</text:p>
          </table:table-cell>
        </table:table-row>
        <table:table-row table:style-name="ro1">
          <table:table-cell table:formula="of:=SQRT([.I350]^2 + [.K350]^2 + [.M350]^2)" office:value-type="float" office:value="3.23990657727769" calcext:value-type="float">
            <text:p>3.23990657727769</text:p>
          </table:table-cell>
          <table:table-cell office:value-type="float" office:value="3.25093137184743" calcext:value-type="float">
            <text:p>3.25093137184743</text:p>
          </table:table-cell>
          <table:table-cell office:value-type="float" office:value="-0.75918439907617" calcext:value-type="float">
            <text:p>-0.75918439907617</text:p>
          </table:table-cell>
          <table:table-cell office:value-type="float" office:value="0.381676765469489" calcext:value-type="float">
            <text:p>0.381676765469489</text:p>
          </table:table-cell>
          <table:table-cell office:value-type="float" office:value="-0.64167730872829" calcext:value-type="float">
            <text:p>-0.64167730872829</text:p>
          </table:table-cell>
          <table:table-cell office:value-type="float" office:value="0.10847700813177" calcext:value-type="float">
            <text:p>0.10847700813177</text:p>
          </table:table-cell>
          <table:table-cell office:value-type="float" office:value="0.19039867763355" calcext:value-type="float">
            <text:p>0.19039867763355</text:p>
          </table:table-cell>
          <table:table-cell office:value-type="float" office:value="3.60823028145" calcext:value-type="float">
            <text:p>3.60823028145</text:p>
          </table:table-cell>
          <table:table-cell table:formula="of:=[.H350] / 1.184 + 0.103" office:value-type="float" office:value="3.1504917917652" calcext:value-type="float">
            <text:p>3.1504917917652</text:p>
          </table:table-cell>
          <table:table-cell office:value-type="float" office:value="-0.946509411414113" calcext:value-type="float">
            <text:p>-0.946509411414113</text:p>
          </table:table-cell>
          <table:table-cell table:formula="of:=[.J350] / 1.032 + 0.243" office:value-type="float" office:value="-0.674160282378016" calcext:value-type="float">
            <text:p>-0.674160282378016</text:p>
          </table:table-cell>
          <table:table-cell office:value-type="float" office:value="0.735388044305898" calcext:value-type="float">
            <text:p>0.735388044305898</text:p>
          </table:table-cell>
          <table:table-cell table:formula="of:=[.L350] / 1.151 - 0.297" office:value-type="float" office:value="0.341912288710598" calcext:value-type="float">
            <text:p>0.341912288710598</text:p>
          </table:table-cell>
          <table:table-cell office:value-type="float" office:value="-0.674331265279671" calcext:value-type="float">
            <text:p>-0.674331265279671</text:p>
          </table:table-cell>
          <table:table-cell office:value-type="float" office:value="0.0420054546766413" calcext:value-type="float">
            <text:p>0.042005454676641</text:p>
          </table:table-cell>
          <table:table-cell office:value-type="float" office:value="0.20046659540541" calcext:value-type="float">
            <text:p>0.20046659540541</text:p>
          </table:table-cell>
          <table:table-cell table:formula="of:=[.I350]-[.B350]" office:value-type="float" office:value="-0.100439580082227" calcext:value-type="float">
            <text:p>-0.100439580082227</text:p>
          </table:table-cell>
          <table:table-cell table:formula="of:=[.K350]-[.C350]" office:value-type="float" office:value="0.0850241166981535" calcext:value-type="float">
            <text:p>0.085024116698154</text:p>
          </table:table-cell>
          <table:table-cell table:formula="of:=[.M350]-[.D350]" office:value-type="float" office:value="-0.0397644767588912" calcext:value-type="float">
            <text:p>-0.039764476758891</text:p>
          </table:table-cell>
          <table:table-cell office:value-type="float" office:value="0.357298909602571" calcext:value-type="float">
            <text:p>0.357298909602571</text:p>
          </table:table-cell>
          <table:table-cell office:value-type="float" office:value="-0.187325012337944" calcext:value-type="float">
            <text:p>-0.187325012337944</text:p>
          </table:table-cell>
          <table:table-cell office:value-type="float" office:value="0.353711278836409" calcext:value-type="float">
            <text:p>0.353711278836409</text:p>
          </table:table-cell>
          <table:table-cell office:value-type="float" office:value="-0.0446821358742753" calcext:value-type="float">
            <text:p>-0.044682135874275</text:p>
          </table:table-cell>
          <table:table-cell office:value-type="float" office:value="-0.0590267046564734" calcext:value-type="float">
            <text:p>-0.059026704656473</text:p>
          </table:table-cell>
          <table:table-cell office:value-type="float" office:value="0.0062924161257949" calcext:value-type="float">
            <text:p>0.006292416125795</text:p>
          </table:table-cell>
        </table:table-row>
        <table:table-row table:style-name="ro1">
          <table:table-cell table:formula="of:=SQRT([.I351]^2 + [.K351]^2 + [.M351]^2)" office:value-type="float" office:value="4.13061313310352" calcext:value-type="float">
            <text:p>4.13061313310352</text:p>
          </table:table-cell>
          <table:table-cell office:value-type="float" office:value="3.78685716870747" calcext:value-type="float">
            <text:p>3.78685716870747</text:p>
          </table:table-cell>
          <table:table-cell office:value-type="float" office:value="1.70117937418913" calcext:value-type="float">
            <text:p>1.70117937418913</text:p>
          </table:table-cell>
          <table:table-cell office:value-type="float" office:value="0.802536400923223" calcext:value-type="float">
            <text:p>0.802536400923223</text:p>
          </table:table-cell>
          <table:table-cell office:value-type="float" office:value="-0.471478762770663" calcext:value-type="float">
            <text:p>-0.471478762770663</text:p>
          </table:table-cell>
          <table:table-cell office:value-type="float" office:value="0.0897498823636864" calcext:value-type="float">
            <text:p>0.089749882363686</text:p>
          </table:table-cell>
          <table:table-cell office:value-type="float" office:value="0.596177918482625" calcext:value-type="float">
            <text:p>0.596177918482625</text:p>
          </table:table-cell>
          <table:table-cell office:value-type="float" office:value="4.25493907462352" calcext:value-type="float">
            <text:p>4.25493907462352</text:p>
          </table:table-cell>
          <table:table-cell table:formula="of:=[.H351] / 1.184 + 0.103" office:value-type="float" office:value="3.69669854275635" calcext:value-type="float">
            <text:p>3.69669854275635</text:p>
          </table:table-cell>
          <table:table-cell office:value-type="float" office:value="1.47969153450826" calcext:value-type="float">
            <text:p>1.47969153450826</text:p>
          </table:table-cell>
          <table:table-cell table:formula="of:=[.J351] / 1.032 + 0.243" office:value-type="float" office:value="1.67680962646149" calcext:value-type="float">
            <text:p>1.67680962646149</text:p>
          </table:table-cell>
          <table:table-cell office:value-type="float" office:value="1.22196260717516" calcext:value-type="float">
            <text:p>1.22196260717516</text:p>
          </table:table-cell>
          <table:table-cell table:formula="of:=[.L351] / 1.151 - 0.297" office:value-type="float" office:value="0.76465300362742" calcext:value-type="float">
            <text:p>0.76465300362742</text:p>
          </table:table-cell>
          <table:table-cell office:value-type="float" office:value="-0.553506591173112" calcext:value-type="float">
            <text:p>-0.553506591173112</text:p>
          </table:table-cell>
          <table:table-cell office:value-type="float" office:value="0.0132123869287613" calcext:value-type="float">
            <text:p>0.013212386928761</text:p>
          </table:table-cell>
          <table:table-cell office:value-type="float" office:value="0.644057885091857" calcext:value-type="float">
            <text:p>0.644057885091857</text:p>
          </table:table-cell>
          <table:table-cell table:formula="of:=[.I351]-[.B351]" office:value-type="float" office:value="-0.0901586259511182" calcext:value-type="float">
            <text:p>-0.090158625951118</text:p>
          </table:table-cell>
          <table:table-cell table:formula="of:=[.K351]-[.C351]" office:value-type="float" office:value="-0.0243697477276381" calcext:value-type="float">
            <text:p>-0.024369747727638</text:p>
          </table:table-cell>
          <table:table-cell table:formula="of:=[.M351]-[.D351]" office:value-type="float" office:value="-0.0378833972958034" calcext:value-type="float">
            <text:p>-0.037883397295803</text:p>
          </table:table-cell>
          <table:table-cell office:value-type="float" office:value="0.46808190591605" calcext:value-type="float">
            <text:p>0.46808190591605</text:p>
          </table:table-cell>
          <table:table-cell office:value-type="float" office:value="-0.221487839680868" calcext:value-type="float">
            <text:p>-0.221487839680868</text:p>
          </table:table-cell>
          <table:table-cell office:value-type="float" office:value="0.419426206251937" calcext:value-type="float">
            <text:p>0.419426206251937</text:p>
          </table:table-cell>
          <table:table-cell office:value-type="float" office:value="-0.110801024950927" calcext:value-type="float">
            <text:p>-0.110801024950927</text:p>
          </table:table-cell>
          <table:table-cell office:value-type="float" office:value="-0.0170218292537623" calcext:value-type="float">
            <text:p>-0.017021829253762</text:p>
          </table:table-cell>
          <table:table-cell office:value-type="float" office:value="0.0427094827138559" calcext:value-type="float">
            <text:p>0.042709482713856</text:p>
          </table:table-cell>
        </table:table-row>
        <table:table-row table:style-name="ro1">
          <table:table-cell table:formula="of:=SQRT([.I352]^2 + [.K352]^2 + [.M352]^2)" office:value-type="float" office:value="7.46733605109456" calcext:value-type="float">
            <text:p>7.46733605109456</text:p>
          </table:table-cell>
          <table:table-cell office:value-type="float" office:value="6.85944068176866" calcext:value-type="float">
            <text:p>6.85944068176866</text:p>
          </table:table-cell>
          <table:table-cell office:value-type="float" office:value="2.60989218014348" calcext:value-type="float">
            <text:p>2.60989218014348</text:p>
          </table:table-cell>
          <table:table-cell office:value-type="float" office:value="0.522738517782869" calcext:value-type="float">
            <text:p>0.522738517782869</text:p>
          </table:table-cell>
          <table:table-cell office:value-type="float" office:value="0.228544360280932" calcext:value-type="float">
            <text:p>0.228544360280932</text:p>
          </table:table-cell>
          <table:table-cell office:value-type="float" office:value="0.491434440876496" calcext:value-type="float">
            <text:p>0.491434440876496</text:p>
          </table:table-cell>
          <table:table-cell office:value-type="float" office:value="1.5205749677765" calcext:value-type="float">
            <text:p>1.5205749677765</text:p>
          </table:table-cell>
          <table:table-cell office:value-type="float" office:value="8.14436064350432" calcext:value-type="float">
            <text:p>8.14436064350432</text:p>
          </table:table-cell>
          <table:table-cell table:formula="of:=[.H352] / 1.184 + 0.103" office:value-type="float" office:value="6.9816829759327" calcext:value-type="float">
            <text:p>6.9816829759327</text:p>
          </table:table-cell>
          <table:table-cell office:value-type="float" office:value="2.33226573964468" calcext:value-type="float">
            <text:p>2.33226573964468</text:p>
          </table:table-cell>
          <table:table-cell table:formula="of:=[.J352] / 1.032 + 0.243" office:value-type="float" office:value="2.50294742213632" calcext:value-type="float">
            <text:p>2.50294742213632</text:p>
          </table:table-cell>
          <table:table-cell office:value-type="float" office:value="1.34027878079358" calcext:value-type="float">
            <text:p>1.34027878079358</text:p>
          </table:table-cell>
          <table:table-cell table:formula="of:=[.L352] / 1.151 - 0.297" office:value-type="float" office:value="0.867447246562624" calcext:value-type="float">
            <text:p>0.867447246562624</text:p>
          </table:table-cell>
          <table:table-cell office:value-type="float" office:value="-0.072854118758821" calcext:value-type="float">
            <text:p>-0.072854118758821</text:p>
          </table:table-cell>
          <table:table-cell office:value-type="float" office:value="0.153866193311447" calcext:value-type="float">
            <text:p>0.153866193311447</text:p>
          </table:table-cell>
          <table:table-cell office:value-type="float" office:value="1.55367332250022" calcext:value-type="float">
            <text:p>1.55367332250022</text:p>
          </table:table-cell>
          <table:table-cell table:formula="of:=[.I352]-[.B352]" office:value-type="float" office:value="0.122242294164043" calcext:value-type="float">
            <text:p>0.122242294164043</text:p>
          </table:table-cell>
          <table:table-cell table:formula="of:=[.K352]-[.C352]" office:value-type="float" office:value="-0.106944758007162" calcext:value-type="float">
            <text:p>-0.106944758007162</text:p>
          </table:table-cell>
          <table:table-cell table:formula="of:=[.M352]-[.D352]" office:value-type="float" office:value="0.344708728779755" calcext:value-type="float">
            <text:p>0.344708728779755</text:p>
          </table:table-cell>
          <table:table-cell office:value-type="float" office:value="1.28491996173566" calcext:value-type="float">
            <text:p>1.28491996173566</text:p>
          </table:table-cell>
          <table:table-cell office:value-type="float" office:value="-0.277626440498794" calcext:value-type="float">
            <text:p>-0.277626440498794</text:p>
          </table:table-cell>
          <table:table-cell office:value-type="float" office:value="0.817540263010712" calcext:value-type="float">
            <text:p>0.817540263010712</text:p>
          </table:table-cell>
          <table:table-cell office:value-type="float" office:value="-0.344541064808391" calcext:value-type="float">
            <text:p>-0.344541064808391</text:p>
          </table:table-cell>
          <table:table-cell office:value-type="float" office:value="0.281095407706611" calcext:value-type="float">
            <text:p>0.281095407706611</text:p>
          </table:table-cell>
          <table:table-cell office:value-type="float" office:value="-0.0152861945287217" calcext:value-type="float">
            <text:p>-0.015286194528722</text:p>
          </table:table-cell>
        </table:table-row>
        <table:table-row table:style-name="ro1">
          <table:table-cell table:formula="of:=SQRT([.I353]^2 + [.K353]^2 + [.M353]^2)" office:value-type="float" office:value="4.02798382021911" calcext:value-type="float">
            <text:p>4.02798382021911</text:p>
          </table:table-cell>
          <table:table-cell office:value-type="float" office:value="3.89664418365732" calcext:value-type="float">
            <text:p>3.89664418365732</text:p>
          </table:table-cell>
          <table:table-cell office:value-type="float" office:value="0.520350598113104" calcext:value-type="float">
            <text:p>0.520350598113104</text:p>
          </table:table-cell>
          <table:table-cell office:value-type="float" office:value="1.19526772118271" calcext:value-type="float">
            <text:p>1.19526772118271</text:p>
          </table:table-cell>
          <table:table-cell office:value-type="float" office:value="-0.469813543476993" calcext:value-type="float">
            <text:p>-0.469813543476993</text:p>
          </table:table-cell>
          <table:table-cell office:value-type="float" office:value="-0.0826981825791515" calcext:value-type="float">
            <text:p>-0.082698182579152</text:p>
          </table:table-cell>
          <table:table-cell office:value-type="float" office:value="1.63951976789414" calcext:value-type="float">
            <text:p>1.63951976789414</text:p>
          </table:table-cell>
          <table:table-cell office:value-type="float" office:value="4.40929216847907" calcext:value-type="float">
            <text:p>4.40929216847907</text:p>
          </table:table-cell>
          <table:table-cell table:formula="of:=[.H353] / 1.184 + 0.103" office:value-type="float" office:value="3.8270643314857" calcext:value-type="float">
            <text:p>3.8270643314857</text:p>
          </table:table-cell>
          <table:table-cell office:value-type="float" office:value="0.298169611154897" calcext:value-type="float">
            <text:p>0.298169611154897</text:p>
          </table:table-cell>
          <table:table-cell table:formula="of:=[.J353] / 1.032 + 0.243" office:value-type="float" office:value="0.531924041816761" calcext:value-type="float">
            <text:p>0.531924041816761</text:p>
          </table:table-cell>
          <table:table-cell office:value-type="float" office:value="1.65180893011243" calcext:value-type="float">
            <text:p>1.65180893011243</text:p>
          </table:table-cell>
          <table:table-cell table:formula="of:=[.L353] / 1.151 - 0.297" office:value-type="float" office:value="1.1381076716876" calcext:value-type="float">
            <text:p>1.1381076716876</text:p>
          </table:table-cell>
          <table:table-cell office:value-type="float" office:value="-0.460713586549283" calcext:value-type="float">
            <text:p>-0.460713586549283</text:p>
          </table:table-cell>
          <table:table-cell office:value-type="float" office:value="-0.126144527454215" calcext:value-type="float">
            <text:p>-0.126144527454215</text:p>
          </table:table-cell>
          <table:table-cell office:value-type="float" office:value="1.63102209667279" calcext:value-type="float">
            <text:p>1.63102209667279</text:p>
          </table:table-cell>
          <table:table-cell table:formula="of:=[.I353]-[.B353]" office:value-type="float" office:value="-0.0695798521716187" calcext:value-type="float">
            <text:p>-0.069579852171619</text:p>
          </table:table-cell>
          <table:table-cell table:formula="of:=[.K353]-[.C353]" office:value-type="float" office:value="0.0115734437036567" calcext:value-type="float">
            <text:p>0.011573443703657</text:p>
          </table:table-cell>
          <table:table-cell table:formula="of:=[.M353]-[.D353]" office:value-type="float" office:value="-0.0571600494951079" calcext:value-type="float">
            <text:p>-0.057160049495108</text:p>
          </table:table-cell>
          <table:table-cell office:value-type="float" office:value="0.512647984821749" calcext:value-type="float">
            <text:p>0.512647984821749</text:p>
          </table:table-cell>
          <table:table-cell office:value-type="float" office:value="-0.222180986958207" calcext:value-type="float">
            <text:p>-0.222180986958207</text:p>
          </table:table-cell>
          <table:table-cell office:value-type="float" office:value="0.456541208929725" calcext:value-type="float">
            <text:p>0.456541208929725</text:p>
          </table:table-cell>
          <table:table-cell office:value-type="float" office:value="-0.0439684163360634" calcext:value-type="float">
            <text:p>-0.043968416336063</text:p>
          </table:table-cell>
          <table:table-cell office:value-type="float" office:value="-0.00602352661413619" calcext:value-type="float">
            <text:p>-0.006023526614136</text:p>
          </table:table-cell>
          <table:table-cell office:value-type="float" office:value="-0.00957884965824807" calcext:value-type="float">
            <text:p>-0.009578849658248</text:p>
          </table:table-cell>
        </table:table-row>
        <table:table-row table:style-name="ro1">
          <table:table-cell table:formula="of:=SQRT([.I354]^2 + [.K354]^2 + [.M354]^2)" office:value-type="float" office:value="6.57331267301893" calcext:value-type="float">
            <text:p>6.57331267301893</text:p>
          </table:table-cell>
          <table:table-cell office:value-type="float" office:value="5.05952396800403" calcext:value-type="float">
            <text:p>5.05952396800403</text:p>
          </table:table-cell>
          <table:table-cell office:value-type="float" office:value="-3.69720062852539" calcext:value-type="float">
            <text:p>-3.69720062852539</text:p>
          </table:table-cell>
          <table:table-cell office:value-type="float" office:value="1.9130559972823" calcext:value-type="float">
            <text:p>1.9130559972823</text:p>
          </table:table-cell>
          <table:table-cell office:value-type="float" office:value="0.189660236156249" calcext:value-type="float">
            <text:p>0.189660236156249</text:p>
          </table:table-cell>
          <table:table-cell office:value-type="float" office:value="0.134164524965568" calcext:value-type="float">
            <text:p>0.134164524965568</text:p>
          </table:table-cell>
          <table:table-cell office:value-type="float" office:value="1.48360254861581" calcext:value-type="float">
            <text:p>1.48360254861581</text:p>
          </table:table-cell>
          <table:table-cell office:value-type="float" office:value="5.80208650644889" calcext:value-type="float">
            <text:p>5.80208650644889</text:p>
          </table:table-cell>
          <table:table-cell table:formula="of:=[.H354] / 1.184 + 0.103" office:value-type="float" office:value="5.00341090071697" calcext:value-type="float">
            <text:p>5.00341090071697</text:p>
          </table:table-cell>
          <table:table-cell office:value-type="float" office:value="-4.14949132085397" calcext:value-type="float">
            <text:p>-4.14949132085397</text:p>
          </table:table-cell>
          <table:table-cell table:formula="of:=[.J354] / 1.032 + 0.243" office:value-type="float" office:value="-3.77782492330811" calcext:value-type="float">
            <text:p>-3.77782492330811</text:p>
          </table:table-cell>
          <table:table-cell office:value-type="float" office:value="2.61557684092897" calcext:value-type="float">
            <text:p>2.61557684092897</text:p>
          </table:table-cell>
          <table:table-cell table:formula="of:=[.L354] / 1.151 - 0.297" office:value-type="float" office:value="1.97543861071153" calcext:value-type="float">
            <text:p>1.97543861071153</text:p>
          </table:table-cell>
          <table:table-cell office:value-type="float" office:value="0.288278273537838" calcext:value-type="float">
            <text:p>0.288278273537838</text:p>
          </table:table-cell>
          <table:table-cell office:value-type="float" office:value="0.213294920901333" calcext:value-type="float">
            <text:p>0.213294920901333</text:p>
          </table:table-cell>
          <table:table-cell office:value-type="float" office:value="1.45428541003389" calcext:value-type="float">
            <text:p>1.45428541003389</text:p>
          </table:table-cell>
          <table:table-cell table:formula="of:=[.I354]-[.B354]" office:value-type="float" office:value="-0.056113067287062" calcext:value-type="float">
            <text:p>-0.056113067287062</text:p>
          </table:table-cell>
          <table:table-cell table:formula="of:=[.K354]-[.C354]" office:value-type="float" office:value="-0.0806242947827212" calcext:value-type="float">
            <text:p>-0.080624294782721</text:p>
          </table:table-cell>
          <table:table-cell table:formula="of:=[.M354]-[.D354]" office:value-type="float" office:value="0.0623826134292291" calcext:value-type="float">
            <text:p>0.062382613429229</text:p>
          </table:table-cell>
          <table:table-cell office:value-type="float" office:value="0.742562538444857" calcext:value-type="float">
            <text:p>0.742562538444857</text:p>
          </table:table-cell>
          <table:table-cell office:value-type="float" office:value="-0.452290692328581" calcext:value-type="float">
            <text:p>-0.452290692328581</text:p>
          </table:table-cell>
          <table:table-cell office:value-type="float" office:value="0.702520843646677" calcext:value-type="float">
            <text:p>0.702520843646677</text:p>
          </table:table-cell>
          <table:table-cell office:value-type="float" office:value="0.088223542909903" calcext:value-type="float">
            <text:p>0.088223542909903</text:p>
          </table:table-cell>
          <table:table-cell office:value-type="float" office:value="-0.0890400540023832" calcext:value-type="float">
            <text:p>-0.089040054002383</text:p>
          </table:table-cell>
          <table:table-cell office:value-type="float" office:value="-0.00831067418124576" calcext:value-type="float">
            <text:p>-0.008310674181246</text:p>
          </table:table-cell>
        </table:table-row>
        <table:table-row table:style-name="ro1">
          <table:table-cell table:formula="of:=SQRT([.I355]^2 + [.K355]^2 + [.M355]^2)" office:value-type="float" office:value="4.35492033613152" calcext:value-type="float">
            <text:p>4.35492033613152</text:p>
          </table:table-cell>
          <table:table-cell office:value-type="float" office:value="3.866879212293" calcext:value-type="float">
            <text:p>3.866879212293</text:p>
          </table:table-cell>
          <table:table-cell office:value-type="float" office:value="1.63498575718842" calcext:value-type="float">
            <text:p>1.63498575718842</text:p>
          </table:table-cell>
          <table:table-cell office:value-type="float" office:value="1.11686289319266" calcext:value-type="float">
            <text:p>1.11686289319266</text:p>
          </table:table-cell>
          <table:table-cell office:value-type="float" office:value="-0.633227531382797" calcext:value-type="float">
            <text:p>-0.633227531382797</text:p>
          </table:table-cell>
          <table:table-cell office:value-type="float" office:value="-0.102161106955556" calcext:value-type="float">
            <text:p>-0.102161106955556</text:p>
          </table:table-cell>
          <table:table-cell office:value-type="float" office:value="2.4702703310915" calcext:value-type="float">
            <text:p>2.4702703310915</text:p>
          </table:table-cell>
          <table:table-cell office:value-type="float" office:value="4.47410818717214" calcext:value-type="float">
            <text:p>4.47410818717214</text:p>
          </table:table-cell>
          <table:table-cell table:formula="of:=[.H355] / 1.184 + 0.103" office:value-type="float" office:value="3.88180759051701" calcext:value-type="float">
            <text:p>3.88180759051701</text:p>
          </table:table-cell>
          <table:table-cell office:value-type="float" office:value="1.44851611248615" calcext:value-type="float">
            <text:p>1.44851611248615</text:p>
          </table:table-cell>
          <table:table-cell table:formula="of:=[.J355] / 1.032 + 0.243" office:value-type="float" office:value="1.64660088419201" calcext:value-type="float">
            <text:p>1.64660088419201</text:p>
          </table:table-cell>
          <table:table-cell office:value-type="float" office:value="1.59511978227195" calcext:value-type="float">
            <text:p>1.59511978227195</text:p>
          </table:table-cell>
          <table:table-cell table:formula="of:=[.L355] / 1.151 - 0.297" office:value-type="float" office:value="1.08885558842046" calcext:value-type="float">
            <text:p>1.08885558842046</text:p>
          </table:table-cell>
          <table:table-cell office:value-type="float" office:value="-0.513233742586039" calcext:value-type="float">
            <text:p>-0.513233742586039</text:p>
          </table:table-cell>
          <table:table-cell office:value-type="float" office:value="-0.154640224455392" calcext:value-type="float">
            <text:p>-0.154640224455392</text:p>
          </table:table-cell>
          <table:table-cell office:value-type="float" office:value="2.5160778598047" calcext:value-type="float">
            <text:p>2.5160778598047</text:p>
          </table:table-cell>
          <table:table-cell table:formula="of:=[.I355]-[.B355]" office:value-type="float" office:value="0.0149283782240106" calcext:value-type="float">
            <text:p>0.014928378224011</text:p>
          </table:table-cell>
          <table:table-cell table:formula="of:=[.K355]-[.C355]" office:value-type="float" office:value="0.0116151270035858" calcext:value-type="float">
            <text:p>0.011615127003586</text:p>
          </table:table-cell>
          <table:table-cell table:formula="of:=[.M355]-[.D355]" office:value-type="float" office:value="-0.0280073047721998" calcext:value-type="float">
            <text:p>-0.0280073047722</text:p>
          </table:table-cell>
          <table:table-cell office:value-type="float" office:value="0.607228974879142" calcext:value-type="float">
            <text:p>0.607228974879142</text:p>
          </table:table-cell>
          <table:table-cell office:value-type="float" office:value="-0.186469644702263" calcext:value-type="float">
            <text:p>-0.186469644702263</text:p>
          </table:table-cell>
          <table:table-cell office:value-type="float" office:value="0.478256889079282" calcext:value-type="float">
            <text:p>0.478256889079282</text:p>
          </table:table-cell>
          <table:table-cell office:value-type="float" office:value="-0.126088172270232" calcext:value-type="float">
            <text:p>-0.126088172270232</text:p>
          </table:table-cell>
          <table:table-cell office:value-type="float" office:value="-0.0319370579539195" calcext:value-type="float">
            <text:p>-0.03193705795392</text:p>
          </table:table-cell>
          <table:table-cell office:value-type="float" office:value="0.0284028059679478" calcext:value-type="float">
            <text:p>0.028402805967948</text:p>
          </table:table-cell>
        </table:table-row>
        <table:table-row table:style-name="ro1">
          <table:table-cell table:formula="of:=SQRT([.I356]^2 + [.K356]^2 + [.M356]^2)" office:value-type="float" office:value="1.72677233463381" calcext:value-type="float">
            <text:p>1.72677233463381</text:p>
          </table:table-cell>
          <table:table-cell office:value-type="float" office:value="1.66975625452019" calcext:value-type="float">
            <text:p>1.66975625452019</text:p>
          </table:table-cell>
          <table:table-cell office:value-type="float" office:value="0.283052097634277" calcext:value-type="float">
            <text:p>0.283052097634277</text:p>
          </table:table-cell>
          <table:table-cell office:value-type="float" office:value="0.331015003429475" calcext:value-type="float">
            <text:p>0.331015003429475</text:p>
          </table:table-cell>
          <table:table-cell office:value-type="float" office:value="-0.20133227305287" calcext:value-type="float">
            <text:p>-0.20133227305287</text:p>
          </table:table-cell>
          <table:table-cell office:value-type="float" office:value="0.318121382091157" calcext:value-type="float">
            <text:p>0.318121382091157</text:p>
          </table:table-cell>
          <table:table-cell office:value-type="float" office:value="-2.58287736379212" calcext:value-type="float">
            <text:p>-2.58287736379212</text:p>
          </table:table-cell>
          <table:table-cell office:value-type="float" office:value="1.85273525261817" calcext:value-type="float">
            <text:p>1.85273525261817</text:p>
          </table:table-cell>
          <table:table-cell table:formula="of:=[.H356] / 1.184 + 0.103" office:value-type="float" office:value="1.66781017957616" calcext:value-type="float">
            <text:p>1.66781017957616</text:p>
          </table:table-cell>
          <table:table-cell office:value-type="float" office:value="0.186666876925467" calcext:value-type="float">
            <text:p>0.186666876925467</text:p>
          </table:table-cell>
          <table:table-cell table:formula="of:=[.J356] / 1.032 + 0.243" office:value-type="float" office:value="0.423878756710724" calcext:value-type="float">
            <text:p>0.423878756710724</text:p>
          </table:table-cell>
          <table:table-cell office:value-type="float" office:value="0.506559484230988" calcext:value-type="float">
            <text:p>0.506559484230988</text:p>
          </table:table-cell>
          <table:table-cell table:formula="of:=[.L356] / 1.151 - 0.297" office:value-type="float" office:value="0.143103809062544" calcext:value-type="float">
            <text:p>0.143103809062544</text:p>
          </table:table-cell>
          <table:table-cell office:value-type="float" office:value="-0.245178096923499" calcext:value-type="float">
            <text:p>-0.245178096923499</text:p>
          </table:table-cell>
          <table:table-cell office:value-type="float" office:value="0.475943784293892" calcext:value-type="float">
            <text:p>0.475943784293892</text:p>
          </table:table-cell>
          <table:table-cell office:value-type="float" office:value="-2.55568305301591" calcext:value-type="float">
            <text:p>-2.55568305301591</text:p>
          </table:table-cell>
          <table:table-cell table:formula="of:=[.I356]-[.B356]" office:value-type="float" office:value="-0.00194607494403298" calcext:value-type="float">
            <text:p>-0.001946074944033</text:p>
          </table:table-cell>
          <table:table-cell table:formula="of:=[.K356]-[.C356]" office:value-type="float" office:value="0.140826659076447" calcext:value-type="float">
            <text:p>0.140826659076447</text:p>
          </table:table-cell>
          <table:table-cell table:formula="of:=[.M356]-[.D356]" office:value-type="float" office:value="-0.187911194366931" calcext:value-type="float">
            <text:p>-0.187911194366931</text:p>
          </table:table-cell>
          <table:table-cell office:value-type="float" office:value="0.182978998097973" calcext:value-type="float">
            <text:p>0.182978998097973</text:p>
          </table:table-cell>
          <table:table-cell office:value-type="float" office:value="-0.0963852207088102" calcext:value-type="float">
            <text:p>-0.09638522070881</text:p>
          </table:table-cell>
          <table:table-cell office:value-type="float" office:value="0.175544480801513" calcext:value-type="float">
            <text:p>0.175544480801513</text:p>
          </table:table-cell>
          <table:table-cell office:value-type="float" office:value="-0.0510521804684139" calcext:value-type="float">
            <text:p>-0.051052180468414</text:p>
          </table:table-cell>
          <table:table-cell office:value-type="float" office:value="-0.154765002590868" calcext:value-type="float">
            <text:p>-0.154765002590868</text:p>
          </table:table-cell>
          <table:table-cell office:value-type="float" office:value="0.00622531151428252" calcext:value-type="float">
            <text:p>0.006225311514283</text:p>
          </table:table-cell>
        </table:table-row>
        <table:table-row table:style-name="ro1">
          <table:table-cell table:formula="of:=SQRT([.I357]^2 + [.K357]^2 + [.M357]^2)" office:value-type="float" office:value="2.58722630499558" calcext:value-type="float">
            <text:p>2.58722630499558</text:p>
          </table:table-cell>
          <table:table-cell office:value-type="float" office:value="2.37873461870664" calcext:value-type="float">
            <text:p>2.37873461870664</text:p>
          </table:table-cell>
          <table:table-cell office:value-type="float" office:value="0.514698051195804" calcext:value-type="float">
            <text:p>0.514698051195804</text:p>
          </table:table-cell>
          <table:table-cell office:value-type="float" office:value="1.04925666353681" calcext:value-type="float">
            <text:p>1.04925666353681</text:p>
          </table:table-cell>
          <table:table-cell office:value-type="float" office:value="-0.0188521459570943" calcext:value-type="float">
            <text:p>-0.018852145957094</text:p>
          </table:table-cell>
          <table:table-cell office:value-type="float" office:value="0.249814282928424" calcext:value-type="float">
            <text:p>0.249814282928424</text:p>
          </table:table-cell>
          <table:table-cell office:value-type="float" office:value="2.5822525275987" calcext:value-type="float">
            <text:p>2.5822525275987</text:p>
          </table:table-cell>
          <table:table-cell office:value-type="float" office:value="2.67677271558111" calcext:value-type="float">
            <text:p>2.67677271558111</text:p>
          </table:table-cell>
          <table:table-cell table:formula="of:=[.H357] / 1.184 + 0.103" office:value-type="float" office:value="2.3637877665381" calcext:value-type="float">
            <text:p>2.3637877665381</text:p>
          </table:table-cell>
          <table:table-cell office:value-type="float" office:value="0.377455658412392" calcext:value-type="float">
            <text:p>0.377455658412392</text:p>
          </table:table-cell>
          <table:table-cell table:formula="of:=[.J357] / 1.032 + 0.243" office:value-type="float" office:value="0.608751606988752" calcext:value-type="float">
            <text:p>0.608751606988752</text:p>
          </table:table-cell>
          <table:table-cell office:value-type="float" office:value="1.32907281021126" calcext:value-type="float">
            <text:p>1.32907281021126</text:p>
          </table:table-cell>
          <table:table-cell table:formula="of:=[.L357] / 1.151 - 0.297" office:value-type="float" office:value="0.857711390279114" calcext:value-type="float">
            <text:p>0.857711390279114</text:p>
          </table:table-cell>
          <table:table-cell office:value-type="float" office:value="0.0552366730484089" calcext:value-type="float">
            <text:p>0.055236673048409</text:p>
          </table:table-cell>
          <table:table-cell office:value-type="float" office:value="0.2442635584748" calcext:value-type="float">
            <text:p>0.2442635584748</text:p>
          </table:table-cell>
          <table:table-cell office:value-type="float" office:value="2.59623411724154" calcext:value-type="float">
            <text:p>2.59623411724154</text:p>
          </table:table-cell>
          <table:table-cell table:formula="of:=[.I357]-[.B357]" office:value-type="float" office:value="-0.0149468521685399" calcext:value-type="float">
            <text:p>-0.01494685216854</text:p>
          </table:table-cell>
          <table:table-cell table:formula="of:=[.K357]-[.C357]" office:value-type="float" office:value="0.0940535557929479" calcext:value-type="float">
            <text:p>0.094053555792948</text:p>
          </table:table-cell>
          <table:table-cell table:formula="of:=[.M357]-[.D357]" office:value-type="float" office:value="-0.191545273257696" calcext:value-type="float">
            <text:p>-0.191545273257696</text:p>
          </table:table-cell>
          <table:table-cell office:value-type="float" office:value="0.298038096874476" calcext:value-type="float">
            <text:p>0.298038096874476</text:p>
          </table:table-cell>
          <table:table-cell office:value-type="float" office:value="-0.137242392783412" calcext:value-type="float">
            <text:p>-0.137242392783412</text:p>
          </table:table-cell>
          <table:table-cell office:value-type="float" office:value="0.279816146674447" calcext:value-type="float">
            <text:p>0.279816146674447</text:p>
          </table:table-cell>
          <table:table-cell office:value-type="float" office:value="-0.0635538086823431" calcext:value-type="float">
            <text:p>-0.063553808682343</text:p>
          </table:table-cell>
          <table:table-cell office:value-type="float" office:value="-0.0339711716729782" calcext:value-type="float">
            <text:p>-0.033971171672978</text:p>
          </table:table-cell>
          <table:table-cell office:value-type="float" office:value="0.0310267135332061" calcext:value-type="float">
            <text:p>0.031026713533206</text:p>
          </table:table-cell>
        </table:table-row>
        <table:table-row table:style-name="ro1">
          <table:table-cell table:formula="of:=SQRT([.I358]^2 + [.K358]^2 + [.M358]^2)" office:value-type="float" office:value="4.53499790970364" calcext:value-type="float">
            <text:p>4.53499790970364</text:p>
          </table:table-cell>
          <table:table-cell office:value-type="float" office:value="4.56734405478678" calcext:value-type="float">
            <text:p>4.56734405478678</text:p>
          </table:table-cell>
          <table:table-cell office:value-type="float" office:value="-0.0111052129361845" calcext:value-type="float">
            <text:p>-0.011105212936185</text:p>
          </table:table-cell>
          <table:table-cell office:value-type="float" office:value="0.332592362751" calcext:value-type="float">
            <text:p>0.332592362751</text:p>
          </table:table-cell>
          <table:table-cell office:value-type="float" office:value="-0.408205544707915" calcext:value-type="float">
            <text:p>-0.408205544707915</text:p>
          </table:table-cell>
          <table:table-cell office:value-type="float" office:value="-0.0895932492903722" calcext:value-type="float">
            <text:p>-0.089593249290372</text:p>
          </table:table-cell>
          <table:table-cell office:value-type="float" office:value="-2.1818351875124" calcext:value-type="float">
            <text:p>-2.1818351875124</text:p>
          </table:table-cell>
          <table:table-cell office:value-type="float" office:value="5.22279989574191" calcext:value-type="float">
            <text:p>5.22279989574191</text:p>
          </table:table-cell>
          <table:table-cell table:formula="of:=[.H358] / 1.184 + 0.103" office:value-type="float" office:value="4.51414856059283" calcext:value-type="float">
            <text:p>4.51414856059283</text:p>
          </table:table-cell>
          <table:table-cell office:value-type="float" office:value="-0.283115890493507" calcext:value-type="float">
            <text:p>-0.283115890493507</text:p>
          </table:table-cell>
          <table:table-cell table:formula="of:=[.J358] / 1.032 + 0.243" office:value-type="float" office:value="-0.0313371031913828" calcext:value-type="float">
            <text:p>-0.031337103191383</text:p>
          </table:table-cell>
          <table:table-cell office:value-type="float" office:value="0.840492826378505" calcext:value-type="float">
            <text:p>0.840492826378505</text:p>
          </table:table-cell>
          <table:table-cell table:formula="of:=[.L358] / 1.151 - 0.297" office:value-type="float" office:value="0.433228346115122" calcext:value-type="float">
            <text:p>0.433228346115122</text:p>
          </table:table-cell>
          <table:table-cell office:value-type="float" office:value="0.26897638292997" calcext:value-type="float">
            <text:p>0.26897638292997</text:p>
          </table:table-cell>
          <table:table-cell office:value-type="float" office:value="0.215752553663296" calcext:value-type="float">
            <text:p>0.215752553663296</text:p>
          </table:table-cell>
          <table:table-cell office:value-type="float" office:value="-2.15536657582894" calcext:value-type="float">
            <text:p>-2.15536657582894</text:p>
          </table:table-cell>
          <table:table-cell table:formula="of:=[.I358]-[.B358]" office:value-type="float" office:value="-0.0531954941939503" calcext:value-type="float">
            <text:p>-0.05319549419395</text:p>
          </table:table-cell>
          <table:table-cell table:formula="of:=[.K358]-[.C358]" office:value-type="float" office:value="-0.0202318902551983" calcext:value-type="float">
            <text:p>-0.020231890255198</text:p>
          </table:table-cell>
          <table:table-cell table:formula="of:=[.M358]-[.D358]" office:value-type="float" office:value="0.100635983364122" calcext:value-type="float">
            <text:p>0.100635983364122</text:p>
          </table:table-cell>
          <table:table-cell office:value-type="float" office:value="0.655455840955127" calcext:value-type="float">
            <text:p>0.655455840955127</text:p>
          </table:table-cell>
          <table:table-cell office:value-type="float" office:value="-0.272010677557323" calcext:value-type="float">
            <text:p>-0.272010677557323</text:p>
          </table:table-cell>
          <table:table-cell office:value-type="float" office:value="0.507900463627504" calcext:value-type="float">
            <text:p>0.507900463627504</text:p>
          </table:table-cell>
          <table:table-cell office:value-type="float" office:value="-0.666716253605827" calcext:value-type="float">
            <text:p>-0.666716253605827</text:p>
          </table:table-cell>
          <table:table-cell office:value-type="float" office:value="0.346821556911071" calcext:value-type="float">
            <text:p>0.346821556911071</text:p>
          </table:table-cell>
          <table:table-cell office:value-type="float" office:value="0.192549256183964" calcext:value-type="float">
            <text:p>0.192549256183964</text:p>
          </table:table-cell>
        </table:table-row>
        <table:table-row table:style-name="ro1">
          <table:table-cell table:formula="of:=SQRT([.I359]^2 + [.K359]^2 + [.M359]^2)" office:value-type="float" office:value="6.05164720876696" calcext:value-type="float">
            <text:p>6.05164720876696</text:p>
          </table:table-cell>
          <table:table-cell office:value-type="float" office:value="4.34660434304198" calcext:value-type="float">
            <text:p>4.34660434304198</text:p>
          </table:table-cell>
          <table:table-cell office:value-type="float" office:value="3.80790645519974" calcext:value-type="float">
            <text:p>3.80790645519974</text:p>
          </table:table-cell>
          <table:table-cell office:value-type="float" office:value="1.19376262068983" calcext:value-type="float">
            <text:p>1.19376262068983</text:p>
          </table:table-cell>
          <table:table-cell office:value-type="float" office:value="-0.619424108795918" calcext:value-type="float">
            <text:p>-0.619424108795918</text:p>
          </table:table-cell>
          <table:table-cell office:value-type="float" office:value="-0.128496841424187" calcext:value-type="float">
            <text:p>-0.128496841424187</text:p>
          </table:table-cell>
          <table:table-cell office:value-type="float" office:value="1.4648842268123" calcext:value-type="float">
            <text:p>1.4648842268123</text:p>
          </table:table-cell>
          <table:table-cell office:value-type="float" office:value="5.22796722062364" calcext:value-type="float">
            <text:p>5.22796722062364</text:p>
          </table:table-cell>
          <table:table-cell table:formula="of:=[.H359] / 1.184 + 0.103" office:value-type="float" office:value="4.51851285525645" calcext:value-type="float">
            <text:p>4.51851285525645</text:p>
          </table:table-cell>
          <table:table-cell office:value-type="float" office:value="3.68936385664779" calcext:value-type="float">
            <text:p>3.68936385664779</text:p>
          </table:table-cell>
          <table:table-cell table:formula="of:=[.J359] / 1.032 + 0.243" office:value-type="float" office:value="3.81796497737189" calcext:value-type="float">
            <text:p>3.81796497737189</text:p>
          </table:table-cell>
          <table:table-cell office:value-type="float" office:value="1.81072276421289" calcext:value-type="float">
            <text:p>1.81072276421289</text:p>
          </table:table-cell>
          <table:table-cell table:formula="of:=[.L359] / 1.151 - 0.297" office:value-type="float" office:value="1.276173557092" calcext:value-type="float">
            <text:p>1.276173557092</text:p>
          </table:table-cell>
          <table:table-cell office:value-type="float" office:value="-0.57050769357579" calcext:value-type="float">
            <text:p>-0.57050769357579</text:p>
          </table:table-cell>
          <table:table-cell office:value-type="float" office:value="-0.244715928913991" calcext:value-type="float">
            <text:p>-0.244715928913991</text:p>
          </table:table-cell>
          <table:table-cell office:value-type="float" office:value="1.52827799128626" calcext:value-type="float">
            <text:p>1.52827799128626</text:p>
          </table:table-cell>
          <table:table-cell table:formula="of:=[.I359]-[.B359]" office:value-type="float" office:value="0.171908512214473" calcext:value-type="float">
            <text:p>0.171908512214473</text:p>
          </table:table-cell>
          <table:table-cell table:formula="of:=[.K359]-[.C359]" office:value-type="float" office:value="0.0100585221721494" calcext:value-type="float">
            <text:p>0.01005852217215</text:p>
          </table:table-cell>
          <table:table-cell table:formula="of:=[.M359]-[.D359]" office:value-type="float" office:value="0.0824109364021683" calcext:value-type="float">
            <text:p>0.082410936402168</text:p>
          </table:table-cell>
          <table:table-cell office:value-type="float" office:value="0.881362877581659" calcext:value-type="float">
            <text:p>0.881362877581659</text:p>
          </table:table-cell>
          <table:table-cell office:value-type="float" office:value="-0.118542598551953" calcext:value-type="float">
            <text:p>-0.118542598551953</text:p>
          </table:table-cell>
          <table:table-cell office:value-type="float" office:value="0.616960143523057" calcext:value-type="float">
            <text:p>0.616960143523057</text:p>
          </table:table-cell>
          <table:table-cell office:value-type="float" office:value="-0.110863297398429" calcext:value-type="float">
            <text:p>-0.110863297398429</text:p>
          </table:table-cell>
          <table:table-cell office:value-type="float" office:value="-0.0594834186565172" calcext:value-type="float">
            <text:p>-0.059483418656517</text:p>
          </table:table-cell>
          <table:table-cell office:value-type="float" office:value="0.0509998232222539" calcext:value-type="float">
            <text:p>0.050999823222254</text:p>
          </table:table-cell>
        </table:table-row>
        <table:table-row table:style-name="ro1">
          <table:table-cell table:formula="of:=SQRT([.I360]^2 + [.K360]^2 + [.M360]^2)" office:value-type="float" office:value="4.61621261786299" calcext:value-type="float">
            <text:p>4.61621261786299</text:p>
          </table:table-cell>
          <table:table-cell office:value-type="float" office:value="4.27244900228937" calcext:value-type="float">
            <text:p>4.27244900228937</text:p>
          </table:table-cell>
          <table:table-cell office:value-type="float" office:value="0.570788635818575" calcext:value-type="float">
            <text:p>0.570788635818575</text:p>
          </table:table-cell>
          <table:table-cell office:value-type="float" office:value="1.83404556822067" calcext:value-type="float">
            <text:p>1.83404556822067</text:p>
          </table:table-cell>
          <table:table-cell office:value-type="float" office:value="-0.436618731537017" calcext:value-type="float">
            <text:p>-0.436618731537017</text:p>
          </table:table-cell>
          <table:table-cell office:value-type="float" office:value="-0.0787112808446473" calcext:value-type="float">
            <text:p>-0.078711280844647</text:p>
          </table:table-cell>
          <table:table-cell office:value-type="float" office:value="-2.79999686307575" calcext:value-type="float">
            <text:p>-2.79999686307575</text:p>
          </table:table-cell>
          <table:table-cell office:value-type="float" office:value="4.88470698996052" calcext:value-type="float">
            <text:p>4.88470698996052</text:p>
          </table:table-cell>
          <table:table-cell table:formula="of:=[.H360] / 1.184 + 0.103" office:value-type="float" office:value="4.22859711989909" calcext:value-type="float">
            <text:p>4.22859711989909</text:p>
          </table:table-cell>
          <table:table-cell office:value-type="float" office:value="0.322269535235244" calcext:value-type="float">
            <text:p>0.322269535235244</text:p>
          </table:table-cell>
          <table:table-cell table:formula="of:=[.J360] / 1.032 + 0.243" office:value-type="float" office:value="0.5552766814295" calcext:value-type="float">
            <text:p>0.5552766814295</text:p>
          </table:table-cell>
          <table:table-cell office:value-type="float" office:value="2.3749356643778" calcext:value-type="float">
            <text:p>2.3749356643778</text:p>
          </table:table-cell>
          <table:table-cell table:formula="of:=[.L360] / 1.151 - 0.297" office:value-type="float" office:value="1.76636721492424" calcext:value-type="float">
            <text:p>1.76636721492424</text:p>
          </table:table-cell>
          <table:table-cell office:value-type="float" office:value="-0.375264469023964" calcext:value-type="float">
            <text:p>-0.375264469023964</text:p>
          </table:table-cell>
          <table:table-cell office:value-type="float" office:value="-0.0338969780106892" calcext:value-type="float">
            <text:p>-0.033896978010689</text:p>
          </table:table-cell>
          <table:table-cell office:value-type="float" office:value="-2.78516770014497" calcext:value-type="float">
            <text:p>-2.78516770014497</text:p>
          </table:table-cell>
          <table:table-cell table:formula="of:=[.I360]-[.B360]" office:value-type="float" office:value="-0.0438518823902827" calcext:value-type="float">
            <text:p>-0.043851882390283</text:p>
          </table:table-cell>
          <table:table-cell table:formula="of:=[.K360]-[.C360]" office:value-type="float" office:value="-0.015511954389075" calcext:value-type="float">
            <text:p>-0.015511954389075</text:p>
          </table:table-cell>
          <table:table-cell table:formula="of:=[.M360]-[.D360]" office:value-type="float" office:value="-0.0676783532964302" calcext:value-type="float">
            <text:p>-0.06767835329643</text:p>
          </table:table-cell>
          <table:table-cell office:value-type="float" office:value="0.612257987671146" calcext:value-type="float">
            <text:p>0.612257987671146</text:p>
          </table:table-cell>
          <table:table-cell office:value-type="float" office:value="-0.248519100583331" calcext:value-type="float">
            <text:p>-0.248519100583331</text:p>
          </table:table-cell>
          <table:table-cell office:value-type="float" office:value="0.54089009615712" calcext:value-type="float">
            <text:p>0.54089009615712</text:p>
          </table:table-cell>
          <table:table-cell office:value-type="float" office:value="-0.0727787849766082" calcext:value-type="float">
            <text:p>-0.072778784976608</text:p>
          </table:table-cell>
          <table:table-cell office:value-type="float" office:value="-0.0215447637590707" calcext:value-type="float">
            <text:p>-0.021544763759071</text:p>
          </table:table-cell>
          <table:table-cell office:value-type="float" office:value="0.0105901648429163" calcext:value-type="float">
            <text:p>0.010590164842916</text:p>
          </table:table-cell>
        </table:table-row>
        <table:table-row table:style-name="ro1">
          <table:table-cell table:formula="of:=SQRT([.I361]^2 + [.K361]^2 + [.M361]^2)" office:value-type="float" office:value="4.92216849531229" calcext:value-type="float">
            <text:p>4.92216849531229</text:p>
          </table:table-cell>
          <table:table-cell office:value-type="float" office:value="3.96271588633908" calcext:value-type="float">
            <text:p>3.96271588633908</text:p>
          </table:table-cell>
          <table:table-cell office:value-type="float" office:value="2.94096881016873" calcext:value-type="float">
            <text:p>2.94096881016873</text:p>
          </table:table-cell>
          <table:table-cell office:value-type="float" office:value="0.522576884688647" calcext:value-type="float">
            <text:p>0.522576884688647</text:p>
          </table:table-cell>
          <table:table-cell office:value-type="float" office:value="-0.476244931125553" calcext:value-type="float">
            <text:p>-0.476244931125553</text:p>
          </table:table-cell>
          <table:table-cell office:value-type="float" office:value="0.467234819698162" calcext:value-type="float">
            <text:p>0.467234819698162</text:p>
          </table:table-cell>
          <table:table-cell office:value-type="float" office:value="-3.07794298599571" calcext:value-type="float">
            <text:p>-3.07794298599571</text:p>
          </table:table-cell>
          <table:table-cell office:value-type="float" office:value="4.5645469252831" calcext:value-type="float">
            <text:p>4.5645469252831</text:p>
          </table:table-cell>
          <table:table-cell table:formula="of:=[.H361] / 1.184 + 0.103" office:value-type="float" office:value="3.95819165986748" calcext:value-type="float">
            <text:p>3.95819165986748</text:p>
          </table:table-cell>
          <table:table-cell office:value-type="float" office:value="2.71190819805059" calcext:value-type="float">
            <text:p>2.71190819805059</text:p>
          </table:table-cell>
          <table:table-cell table:formula="of:=[.J361] / 1.032 + 0.243" office:value-type="float" office:value="2.87081802136685" calcext:value-type="float">
            <text:p>2.87081802136685</text:p>
          </table:table-cell>
          <table:table-cell office:value-type="float" office:value="0.991795581543966" calcext:value-type="float">
            <text:p>0.991795581543966</text:p>
          </table:table-cell>
          <table:table-cell table:formula="of:=[.L361] / 1.151 - 0.297" office:value-type="float" office:value="0.564681652079901" calcext:value-type="float">
            <text:p>0.564681652079901</text:p>
          </table:table-cell>
          <table:table-cell office:value-type="float" office:value="-0.713847293121358" calcext:value-type="float">
            <text:p>-0.713847293121358</text:p>
          </table:table-cell>
          <table:table-cell office:value-type="float" office:value="0.00314980029508671" calcext:value-type="float">
            <text:p>0.003149800295087</text:p>
          </table:table-cell>
          <table:table-cell office:value-type="float" office:value="2.84944756118482" calcext:value-type="float">
            <text:p>2.84944756118482</text:p>
          </table:table-cell>
          <table:table-cell table:formula="of:=[.I361]-[.B361]" office:value-type="float" office:value="-0.00452422647159656" calcext:value-type="float">
            <text:p>-0.004524226471597</text:p>
          </table:table-cell>
          <table:table-cell table:formula="of:=[.K361]-[.C361]" office:value-type="float" office:value="-0.0701507888018798" calcext:value-type="float">
            <text:p>-0.07015078880188</text:p>
          </table:table-cell>
          <table:table-cell table:formula="of:=[.M361]-[.D361]" office:value-type="float" office:value="0.0421047673912539" calcext:value-type="float">
            <text:p>0.042104767391254</text:p>
          </table:table-cell>
          <table:table-cell office:value-type="float" office:value="0.601831038944013" calcext:value-type="float">
            <text:p>0.601831038944013</text:p>
          </table:table-cell>
          <table:table-cell office:value-type="float" office:value="-0.229060612118138" calcext:value-type="float">
            <text:p>-0.229060612118138</text:p>
          </table:table-cell>
          <table:table-cell office:value-type="float" office:value="0.469218696855319" calcext:value-type="float">
            <text:p>0.469218696855319</text:p>
          </table:table-cell>
          <table:table-cell office:value-type="float" office:value="0.293373203117396" calcext:value-type="float">
            <text:p>0.293373203117396</text:p>
          </table:table-cell>
          <table:table-cell office:value-type="float" office:value="0.432452059616413" calcext:value-type="float">
            <text:p>0.432452059616413</text:p>
          </table:table-cell>
          <table:table-cell office:value-type="float" office:value="-0.47782748724765" calcext:value-type="float">
            <text:p>-0.47782748724765</text:p>
          </table:table-cell>
        </table:table-row>
        <table:table-row table:style-name="ro1">
          <table:table-cell table:formula="of:=SQRT([.I362]^2 + [.K362]^2 + [.M362]^2)" office:value-type="float" office:value="4.76501982260856" calcext:value-type="float">
            <text:p>4.76501982260856</text:p>
          </table:table-cell>
          <table:table-cell office:value-type="float" office:value="3.53017138441033" calcext:value-type="float">
            <text:p>3.53017138441033</text:p>
          </table:table-cell>
          <table:table-cell office:value-type="float" office:value="2.96314242649402" calcext:value-type="float">
            <text:p>2.96314242649402</text:p>
          </table:table-cell>
          <table:table-cell office:value-type="float" office:value="1.08851308362223" calcext:value-type="float">
            <text:p>1.08851308362223</text:p>
          </table:table-cell>
          <table:table-cell office:value-type="float" office:value="-0.343679096621337" calcext:value-type="float">
            <text:p>-0.343679096621337</text:p>
          </table:table-cell>
          <table:table-cell office:value-type="float" office:value="-0.119677700623845" calcext:value-type="float">
            <text:p>-0.119677700623845</text:p>
          </table:table-cell>
          <table:table-cell office:value-type="float" office:value="1.51861020806842" calcext:value-type="float">
            <text:p>1.51861020806842</text:p>
          </table:table-cell>
          <table:table-cell office:value-type="float" office:value="4.12925255312318" calcext:value-type="float">
            <text:p>4.12925255312318</text:p>
          </table:table-cell>
          <table:table-cell table:formula="of:=[.H362] / 1.184 + 0.103" office:value-type="float" office:value="3.59054438608377" calcext:value-type="float">
            <text:p>3.59054438608377</text:p>
          </table:table-cell>
          <table:table-cell office:value-type="float" office:value="2.79486358573399" calcext:value-type="float">
            <text:p>2.79486358573399</text:p>
          </table:table-cell>
          <table:table-cell table:formula="of:=[.J362] / 1.032 + 0.243" office:value-type="float" office:value="2.95120114896704" calcext:value-type="float">
            <text:p>2.95120114896704</text:p>
          </table:table-cell>
          <table:table-cell office:value-type="float" office:value="1.55111846151973" calcext:value-type="float">
            <text:p>1.55111846151973</text:p>
          </table:table-cell>
          <table:table-cell table:formula="of:=[.L362] / 1.151 - 0.297" office:value-type="float" office:value="1.05062681278864" calcext:value-type="float">
            <text:p>1.05062681278864</text:p>
          </table:table-cell>
          <table:table-cell office:value-type="float" office:value="-0.298353284822976" calcext:value-type="float">
            <text:p>-0.298353284822976</text:p>
          </table:table-cell>
          <table:table-cell office:value-type="float" office:value="-0.216286700793869" calcext:value-type="float">
            <text:p>-0.216286700793869</text:p>
          </table:table-cell>
          <table:table-cell office:value-type="float" office:value="1.55110331601483" calcext:value-type="float">
            <text:p>1.55110331601483</text:p>
          </table:table-cell>
          <table:table-cell table:formula="of:=[.I362]-[.B362]" office:value-type="float" office:value="0.0603730016734376" calcext:value-type="float">
            <text:p>0.060373001673438</text:p>
          </table:table-cell>
          <table:table-cell table:formula="of:=[.K362]-[.C362]" office:value-type="float" office:value="-0.0119412775269754" calcext:value-type="float">
            <text:p>-0.011941277526975</text:p>
          </table:table-cell>
          <table:table-cell table:formula="of:=[.M362]-[.D362]" office:value-type="float" office:value="-0.0378862708335854" calcext:value-type="float">
            <text:p>-0.037886270833586</text:p>
          </table:table-cell>
          <table:table-cell office:value-type="float" office:value="0.59908116871284" calcext:value-type="float">
            <text:p>0.59908116871284</text:p>
          </table:table-cell>
          <table:table-cell office:value-type="float" office:value="-0.168278840760029" calcext:value-type="float">
            <text:p>-0.168278840760029</text:p>
          </table:table-cell>
          <table:table-cell office:value-type="float" office:value="0.4626053778975" calcext:value-type="float">
            <text:p>0.4626053778975</text:p>
          </table:table-cell>
          <table:table-cell office:value-type="float" office:value="-0.0943930512154525" calcext:value-type="float">
            <text:p>-0.094393051215453</text:p>
          </table:table-cell>
          <table:table-cell office:value-type="float" office:value="-0.0492520470777134" calcext:value-type="float">
            <text:p>-0.049252047077713</text:p>
          </table:table-cell>
          <table:table-cell office:value-type="float" office:value="0.0225781013178294" calcext:value-type="float">
            <text:p>0.022578101317829</text:p>
          </table:table-cell>
        </table:table-row>
        <table:table-row table:style-name="ro1">
          <table:table-cell table:formula="of:=SQRT([.I363]^2 + [.K363]^2 + [.M363]^2)" office:value-type="float" office:value="3.79780346589571" calcext:value-type="float">
            <text:p>3.79780346589571</text:p>
          </table:table-cell>
          <table:table-cell office:value-type="float" office:value="3.6811473579635" calcext:value-type="float">
            <text:p>3.6811473579635</text:p>
          </table:table-cell>
          <table:table-cell office:value-type="float" office:value="-0.364514804650003" calcext:value-type="float">
            <text:p>-0.364514804650003</text:p>
          </table:table-cell>
          <table:table-cell office:value-type="float" office:value="0.728213247636704" calcext:value-type="float">
            <text:p>0.728213247636704</text:p>
          </table:table-cell>
          <table:table-cell office:value-type="float" office:value="0.284716252410915" calcext:value-type="float">
            <text:p>0.284716252410915</text:p>
          </table:table-cell>
          <table:table-cell office:value-type="float" office:value="-0.405561510239538" calcext:value-type="float">
            <text:p>-0.405561510239538</text:p>
          </table:table-cell>
          <table:table-cell office:value-type="float" office:value="-1.68592367610193" calcext:value-type="float">
            <text:p>-1.68592367610193</text:p>
          </table:table-cell>
          <table:table-cell office:value-type="float" office:value="4.27197349827151" calcext:value-type="float">
            <text:p>4.27197349827151</text:p>
          </table:table-cell>
          <table:table-cell table:formula="of:=[.H363] / 1.184 + 0.103" office:value-type="float" office:value="3.71108572489148" calcext:value-type="float">
            <text:p>3.71108572489148</text:p>
          </table:table-cell>
          <table:table-cell office:value-type="float" office:value="-0.609020809521349" calcext:value-type="float">
            <text:p>-0.609020809521349</text:p>
          </table:table-cell>
          <table:table-cell table:formula="of:=[.J363] / 1.032 + 0.243" office:value-type="float" office:value="-0.347136443334641" calcext:value-type="float">
            <text:p>-0.347136443334641</text:p>
          </table:table-cell>
          <table:table-cell office:value-type="float" office:value="1.18030147859496" calcext:value-type="float">
            <text:p>1.18030147859496</text:p>
          </table:table-cell>
          <table:table-cell table:formula="of:=[.L363] / 1.151 - 0.297" office:value-type="float" office:value="0.72845740972629" calcext:value-type="float">
            <text:p>0.72845740972629</text:p>
          </table:table-cell>
          <table:table-cell office:value-type="float" office:value="0.199359517980831" calcext:value-type="float">
            <text:p>0.199359517980831</text:p>
          </table:table-cell>
          <table:table-cell office:value-type="float" office:value="-0.376194680713731" calcext:value-type="float">
            <text:p>-0.376194680713731</text:p>
          </table:table-cell>
          <table:table-cell office:value-type="float" office:value="-1.73081672247172" calcext:value-type="float">
            <text:p>-1.73081672247172</text:p>
          </table:table-cell>
          <table:table-cell table:formula="of:=[.I363]-[.B363]" office:value-type="float" office:value="0.0299383669279787" calcext:value-type="float">
            <text:p>0.029938366927979</text:p>
          </table:table-cell>
          <table:table-cell table:formula="of:=[.K363]-[.C363]" office:value-type="float" office:value="0.0173783613153625" calcext:value-type="float">
            <text:p>0.017378361315363</text:p>
          </table:table-cell>
          <table:table-cell table:formula="of:=[.M363]-[.D363]" office:value-type="float" office:value="0.000244162089586109" calcext:value-type="float">
            <text:p>0.000244162089586</text:p>
          </table:table-cell>
          <table:table-cell office:value-type="float" office:value="0.59082614030801" calcext:value-type="float">
            <text:p>0.59082614030801</text:p>
          </table:table-cell>
          <table:table-cell office:value-type="float" office:value="-0.244506004871346" calcext:value-type="float">
            <text:p>-0.244506004871346</text:p>
          </table:table-cell>
          <table:table-cell office:value-type="float" office:value="0.452088230958261" calcext:value-type="float">
            <text:p>0.452088230958261</text:p>
          </table:table-cell>
          <table:table-cell office:value-type="float" office:value="-0.0187970867186755" calcext:value-type="float">
            <text:p>-0.018797086718676</text:p>
          </table:table-cell>
          <table:table-cell office:value-type="float" office:value="-0.0820780653217819" calcext:value-type="float">
            <text:p>-0.082078065321782</text:p>
          </table:table-cell>
          <table:table-cell office:value-type="float" office:value="-0.0131235686709044" calcext:value-type="float">
            <text:p>-0.013123568670904</text:p>
          </table:table-cell>
        </table:table-row>
        <table:table-row table:style-name="ro1">
          <table:table-cell table:formula="of:=SQRT([.I364]^2 + [.K364]^2 + [.M364]^2)" office:value-type="float" office:value="4.15874862498953" calcext:value-type="float">
            <text:p>4.15874862498953</text:p>
          </table:table-cell>
          <table:table-cell office:value-type="float" office:value="3.79337863844817" calcext:value-type="float">
            <text:p>3.79337863844817</text:p>
          </table:table-cell>
          <table:table-cell office:value-type="float" office:value="-1.77178912916827" calcext:value-type="float">
            <text:p>-1.77178912916827</text:p>
          </table:table-cell>
          <table:table-cell office:value-type="float" office:value="0.530693883714418" calcext:value-type="float">
            <text:p>0.530693883714418</text:p>
          </table:table-cell>
          <table:table-cell office:value-type="float" office:value="-0.666685253112071" calcext:value-type="float">
            <text:p>-0.666685253112071</text:p>
          </table:table-cell>
          <table:table-cell office:value-type="float" office:value="0.681748986088224" calcext:value-type="float">
            <text:p>0.681748986088224</text:p>
          </table:table-cell>
          <table:table-cell office:value-type="float" office:value="0.836831026094227" calcext:value-type="float">
            <text:p>0.836831026094227</text:p>
          </table:table-cell>
          <table:table-cell office:value-type="float" office:value="4.30285305463173" calcext:value-type="float">
            <text:p>4.30285305463173</text:p>
          </table:table-cell>
          <table:table-cell table:formula="of:=[.H364] / 1.184 + 0.103" office:value-type="float" office:value="3.7371664312768" calcext:value-type="float">
            <text:p>3.7371664312768</text:p>
          </table:table-cell>
          <table:table-cell office:value-type="float" office:value="-2.04286915129769" calcext:value-type="float">
            <text:p>-2.04286915129769</text:p>
          </table:table-cell>
          <table:table-cell table:formula="of:=[.J364] / 1.032 + 0.243" office:value-type="float" office:value="-1.73652437141249" calcext:value-type="float">
            <text:p>-1.73652437141249</text:p>
          </table:table-cell>
          <table:table-cell office:value-type="float" office:value="0.98605780123079" calcext:value-type="float">
            <text:p>0.98605780123079</text:p>
          </table:table-cell>
          <table:table-cell table:formula="of:=[.L364] / 1.151 - 0.297" office:value-type="float" office:value="0.559696612711373" calcext:value-type="float">
            <text:p>0.559696612711373</text:p>
          </table:table-cell>
          <table:table-cell office:value-type="float" office:value="-1.10326326451501" calcext:value-type="float">
            <text:p>-1.10326326451501</text:p>
          </table:table-cell>
          <table:table-cell office:value-type="float" office:value="-1.30665800606094" calcext:value-type="float">
            <text:p>-1.30665800606094</text:p>
          </table:table-cell>
          <table:table-cell office:value-type="float" office:value="-0.801192233992905" calcext:value-type="float">
            <text:p>-0.801192233992905</text:p>
          </table:table-cell>
          <table:table-cell table:formula="of:=[.I364]-[.B364]" office:value-type="float" office:value="-0.0562122071713707" calcext:value-type="float">
            <text:p>-0.056212207171371</text:p>
          </table:table-cell>
          <table:table-cell table:formula="of:=[.K364]-[.C364]" office:value-type="float" office:value="0.0352647577557796" calcext:value-type="float">
            <text:p>0.03526475775578</text:p>
          </table:table-cell>
          <table:table-cell table:formula="of:=[.M364]-[.D364]" office:value-type="float" office:value="0.0290027289969547" calcext:value-type="float">
            <text:p>0.029002728996955</text:p>
          </table:table-cell>
          <table:table-cell office:value-type="float" office:value="0.509474416183562" calcext:value-type="float">
            <text:p>0.509474416183562</text:p>
          </table:table-cell>
          <table:table-cell office:value-type="float" office:value="-0.271080022129422" calcext:value-type="float">
            <text:p>-0.271080022129422</text:p>
          </table:table-cell>
          <table:table-cell office:value-type="float" office:value="0.455363917516373" calcext:value-type="float">
            <text:p>0.455363917516373</text:p>
          </table:table-cell>
          <table:table-cell office:value-type="float" office:value="-2.09100971268563" calcext:value-type="float">
            <text:p>-2.09100971268563</text:p>
          </table:table-cell>
          <table:table-cell office:value-type="float" office:value="-0.546791045504627" calcext:value-type="float">
            <text:p>-0.546791045504627</text:p>
          </table:table-cell>
          <table:table-cell office:value-type="float" office:value="-2.29037830665276" calcext:value-type="float">
            <text:p>-2.29037830665276</text:p>
          </table:table-cell>
        </table:table-row>
        <table:table-row table:style-name="ro1">
          <table:table-cell table:formula="of:=SQRT([.I365]^2 + [.K365]^2 + [.M365]^2)" office:value-type="float" office:value="4.92694793084325" calcext:value-type="float">
            <text:p>4.92694793084325</text:p>
          </table:table-cell>
          <table:table-cell office:value-type="float" office:value="4.86913683000653" calcext:value-type="float">
            <text:p>4.86913683000653</text:p>
          </table:table-cell>
          <table:table-cell office:value-type="float" office:value="0.95457539322735" calcext:value-type="float">
            <text:p>0.95457539322735</text:p>
          </table:table-cell>
          <table:table-cell office:value-type="float" office:value="0.674506024976111" calcext:value-type="float">
            <text:p>0.674506024976111</text:p>
          </table:table-cell>
          <table:table-cell office:value-type="float" office:value="-0.566160782569064" calcext:value-type="float">
            <text:p>-0.566160782569064</text:p>
          </table:table-cell>
          <table:table-cell office:value-type="float" office:value="0.33728169969651" calcext:value-type="float">
            <text:p>0.33728169969651</text:p>
          </table:table-cell>
          <table:table-cell office:value-type="float" office:value="0.214199732400103" calcext:value-type="float">
            <text:p>0.214199732400103</text:p>
          </table:table-cell>
          <table:table-cell office:value-type="float" office:value="5.53873769195767" calcext:value-type="float">
            <text:p>5.53873769195767</text:p>
          </table:table-cell>
          <table:table-cell table:formula="of:=[.H365] / 1.184 + 0.103" office:value-type="float" office:value="4.78098791550479" calcext:value-type="float">
            <text:p>4.78098791550479</text:p>
          </table:table-cell>
          <table:table-cell office:value-type="float" office:value="0.690938087550136" calcext:value-type="float">
            <text:p>0.690938087550136</text:p>
          </table:table-cell>
          <table:table-cell table:formula="of:=[.J365] / 1.032 + 0.243" office:value-type="float" office:value="0.912513650726876" calcext:value-type="float">
            <text:p>0.912513650726876</text:p>
          </table:table-cell>
          <table:table-cell office:value-type="float" office:value="1.22165780462962" calcext:value-type="float">
            <text:p>1.22165780462962</text:p>
          </table:table-cell>
          <table:table-cell table:formula="of:=[.L365] / 1.151 - 0.297" office:value-type="float" office:value="0.764388188209922" calcext:value-type="float">
            <text:p>0.764388188209922</text:p>
          </table:table-cell>
          <table:table-cell office:value-type="float" office:value="-0.646044457651588" calcext:value-type="float">
            <text:p>-0.646044457651588</text:p>
          </table:table-cell>
          <table:table-cell office:value-type="float" office:value="0.27838629832126" calcext:value-type="float">
            <text:p>0.27838629832126</text:p>
          </table:table-cell>
          <table:table-cell office:value-type="float" office:value="0.241162897710754" calcext:value-type="float">
            <text:p>0.241162897710754</text:p>
          </table:table-cell>
          <table:table-cell table:formula="of:=[.I365]-[.B365]" office:value-type="float" office:value="-0.0881489145017413" calcext:value-type="float">
            <text:p>-0.088148914501741</text:p>
          </table:table-cell>
          <table:table-cell table:formula="of:=[.K365]-[.C365]" office:value-type="float" office:value="-0.0420617425004739" calcext:value-type="float">
            <text:p>-0.042061742500474</text:p>
          </table:table-cell>
          <table:table-cell table:formula="of:=[.M365]-[.D365]" office:value-type="float" office:value="0.0898821632338109" calcext:value-type="float">
            <text:p>0.089882163233811</text:p>
          </table:table-cell>
          <table:table-cell office:value-type="float" office:value="0.669600861951136" calcext:value-type="float">
            <text:p>0.669600861951136</text:p>
          </table:table-cell>
          <table:table-cell office:value-type="float" office:value="-0.263637305677215" calcext:value-type="float">
            <text:p>-0.263637305677215</text:p>
          </table:table-cell>
          <table:table-cell office:value-type="float" office:value="0.547151779653505" calcext:value-type="float">
            <text:p>0.547151779653505</text:p>
          </table:table-cell>
          <table:table-cell office:value-type="float" office:value="-0.0874513431545756" calcext:value-type="float">
            <text:p>-0.087451343154576</text:p>
          </table:table-cell>
          <table:table-cell office:value-type="float" office:value="-0.04022613203633" calcext:value-type="float">
            <text:p>-0.04022613203633</text:p>
          </table:table-cell>
          <table:table-cell office:value-type="float" office:value="0.000976325757179097" calcext:value-type="float">
            <text:p>0.000976325757179</text:p>
          </table:table-cell>
        </table:table-row>
        <table:table-row table:style-name="ro1">
          <table:table-cell table:formula="of:=SQRT([.I366]^2 + [.K366]^2 + [.M366]^2)" office:value-type="float" office:value="2.30307878610903" calcext:value-type="float">
            <text:p>2.30307878610903</text:p>
          </table:table-cell>
          <table:table-cell office:value-type="float" office:value="1.85042887631961" calcext:value-type="float">
            <text:p>1.85042887631961</text:p>
          </table:table-cell>
          <table:table-cell office:value-type="float" office:value="1.08289597733581" calcext:value-type="float">
            <text:p>1.08289597733581</text:p>
          </table:table-cell>
          <table:table-cell office:value-type="float" office:value="0.658568534230459" calcext:value-type="float">
            <text:p>0.658568534230459</text:p>
          </table:table-cell>
          <table:table-cell office:value-type="float" office:value="0.419162749853365" calcext:value-type="float">
            <text:p>0.419162749853365</text:p>
          </table:table-cell>
          <table:table-cell office:value-type="float" office:value="0.528926198623136" calcext:value-type="float">
            <text:p>0.528926198623136</text:p>
          </table:table-cell>
          <table:table-cell office:value-type="float" office:value="-1.58877328390783" calcext:value-type="float">
            <text:p>-1.58877328390783</text:p>
          </table:table-cell>
          <table:table-cell office:value-type="float" office:value="2.13104849703064" calcext:value-type="float">
            <text:p>2.13104849703064</text:p>
          </table:table-cell>
          <table:table-cell table:formula="of:=[.H366] / 1.184 + 0.103" office:value-type="float" office:value="1.90287204141101" calcext:value-type="float">
            <text:p>1.90287204141101</text:p>
          </table:table-cell>
          <table:table-cell office:value-type="float" office:value="0.994182867085788" calcext:value-type="float">
            <text:p>0.994182867085788</text:p>
          </table:table-cell>
          <table:table-cell table:formula="of:=[.J366] / 1.032 + 0.243" office:value-type="float" office:value="1.2063554913622" calcext:value-type="float">
            <text:p>1.2063554913622</text:p>
          </table:table-cell>
          <table:table-cell office:value-type="float" office:value="0.891389316280539" calcext:value-type="float">
            <text:p>0.891389316280539</text:p>
          </table:table-cell>
          <table:table-cell table:formula="of:=[.L366] / 1.151 - 0.297" office:value-type="float" office:value="0.477447711798904" calcext:value-type="float">
            <text:p>0.477447711798904</text:p>
          </table:table-cell>
          <table:table-cell office:value-type="float" office:value="0.365757200158729" calcext:value-type="float">
            <text:p>0.365757200158729</text:p>
          </table:table-cell>
          <table:table-cell office:value-type="float" office:value="0.607544980658163" calcext:value-type="float">
            <text:p>0.607544980658163</text:p>
          </table:table-cell>
          <table:table-cell office:value-type="float" office:value="-1.53010751657589" calcext:value-type="float">
            <text:p>-1.53010751657589</text:p>
          </table:table-cell>
          <table:table-cell table:formula="of:=[.I366]-[.B366]" office:value-type="float" office:value="0.0524431650914037" calcext:value-type="float">
            <text:p>0.052443165091404</text:p>
          </table:table-cell>
          <table:table-cell table:formula="of:=[.K366]-[.C366]" office:value-type="float" office:value="0.123459514026388" calcext:value-type="float">
            <text:p>0.123459514026388</text:p>
          </table:table-cell>
          <table:table-cell table:formula="of:=[.M366]-[.D366]" office:value-type="float" office:value="-0.181120822431555" calcext:value-type="float">
            <text:p>-0.181120822431555</text:p>
          </table:table-cell>
          <table:table-cell office:value-type="float" office:value="0.280619620711028" calcext:value-type="float">
            <text:p>0.280619620711028</text:p>
          </table:table-cell>
          <table:table-cell office:value-type="float" office:value="-0.088713110250022" calcext:value-type="float">
            <text:p>-0.088713110250022</text:p>
          </table:table-cell>
          <table:table-cell office:value-type="float" office:value="0.23282078205008" calcext:value-type="float">
            <text:p>0.23282078205008</text:p>
          </table:table-cell>
          <table:table-cell office:value-type="float" office:value="-0.0784887302484179" calcext:value-type="float">
            <text:p>-0.078488730248418</text:p>
          </table:table-cell>
          <table:table-cell office:value-type="float" office:value="-0.04525867048189" calcext:value-type="float">
            <text:p>-0.04525867048189</text:p>
          </table:table-cell>
          <table:table-cell office:value-type="float" office:value="0.0281213612418503" calcext:value-type="float">
            <text:p>0.02812136124185</text:p>
          </table:table-cell>
        </table:table-row>
        <table:table-row table:style-name="ro1">
          <table:table-cell table:formula="of:=SQRT([.I367]^2 + [.K367]^2 + [.M367]^2)" office:value-type="float" office:value="5.48162108203021" calcext:value-type="float">
            <text:p>5.48162108203021</text:p>
          </table:table-cell>
          <table:table-cell office:value-type="float" office:value="4.82440958629839" calcext:value-type="float">
            <text:p>4.82440958629839</text:p>
          </table:table-cell>
          <table:table-cell office:value-type="float" office:value="-1.84159334591273" calcext:value-type="float">
            <text:p>-1.84159334591273</text:p>
          </table:table-cell>
          <table:table-cell office:value-type="float" office:value="1.28841438973514" calcext:value-type="float">
            <text:p>1.28841438973514</text:p>
          </table:table-cell>
          <table:table-cell office:value-type="float" office:value="0.373245480979059" calcext:value-type="float">
            <text:p>0.373245480979059</text:p>
          </table:table-cell>
          <table:table-cell office:value-type="float" office:value="0.0331601975671791" calcext:value-type="float">
            <text:p>0.033160197567179</text:p>
          </table:table-cell>
          <table:table-cell office:value-type="float" office:value="-0.242116059729353" calcext:value-type="float">
            <text:p>-0.242116059729353</text:p>
          </table:table-cell>
          <table:table-cell office:value-type="float" office:value="5.70287041442874" calcext:value-type="float">
            <text:p>5.70287041442874</text:p>
          </table:table-cell>
          <table:table-cell table:formula="of:=[.H367] / 1.184 + 0.103" office:value-type="float" office:value="4.91961352569995" calcext:value-type="float">
            <text:p>4.91961352569995</text:p>
          </table:table-cell>
          <table:table-cell office:value-type="float" office:value="-2.28437356549311" calcext:value-type="float">
            <text:p>-2.28437356549311</text:p>
          </table:table-cell>
          <table:table-cell table:formula="of:=[.J367] / 1.032 + 0.243" office:value-type="float" office:value="-1.97054027664061" calcext:value-type="float">
            <text:p>-1.97054027664061</text:p>
          </table:table-cell>
          <table:table-cell office:value-type="float" office:value="1.95429220592821" calcext:value-type="float">
            <text:p>1.95429220592821</text:p>
          </table:table-cell>
          <table:table-cell table:formula="of:=[.L367] / 1.151 - 0.297" office:value-type="float" office:value="1.40090808508098" calcext:value-type="float">
            <text:p>1.40090808508098</text:p>
          </table:table-cell>
          <table:table-cell office:value-type="float" office:value="0.36636436172981" calcext:value-type="float">
            <text:p>0.36636436172981</text:p>
          </table:table-cell>
          <table:table-cell office:value-type="float" office:value="-0.0609935944975684" calcext:value-type="float">
            <text:p>-0.060993594497568</text:p>
          </table:table-cell>
          <table:table-cell office:value-type="float" office:value="-0.261436872354541" calcext:value-type="float">
            <text:p>-0.261436872354541</text:p>
          </table:table-cell>
          <table:table-cell table:formula="of:=[.I367]-[.B367]" office:value-type="float" office:value="0.0952039394015589" calcext:value-type="float">
            <text:p>0.095203939401559</text:p>
          </table:table-cell>
          <table:table-cell table:formula="of:=[.K367]-[.C367]" office:value-type="float" office:value="-0.128946930727881" calcext:value-type="float">
            <text:p>-0.128946930727881</text:p>
          </table:table-cell>
          <table:table-cell table:formula="of:=[.M367]-[.D367]" office:value-type="float" office:value="0.112493695345842" calcext:value-type="float">
            <text:p>0.112493695345842</text:p>
          </table:table-cell>
          <table:table-cell office:value-type="float" office:value="0.878460828130347" calcext:value-type="float">
            <text:p>0.878460828130347</text:p>
          </table:table-cell>
          <table:table-cell office:value-type="float" office:value="-0.442780219580383" calcext:value-type="float">
            <text:p>-0.442780219580383</text:p>
          </table:table-cell>
          <table:table-cell office:value-type="float" office:value="0.665877816193066" calcext:value-type="float">
            <text:p>0.665877816193066</text:p>
          </table:table-cell>
          <table:table-cell office:value-type="float" office:value="0.0159422538531988" calcext:value-type="float">
            <text:p>0.015942253853199</text:p>
          </table:table-cell>
          <table:table-cell office:value-type="float" office:value="-0.0930527846692373" calcext:value-type="float">
            <text:p>-0.093052784669237</text:p>
          </table:table-cell>
          <table:table-cell office:value-type="float" office:value="-0.0184826597441363" calcext:value-type="float">
            <text:p>-0.018482659744136</text:p>
          </table:table-cell>
        </table:table-row>
        <table:table-row table:style-name="ro1">
          <table:table-cell table:formula="of:=SQRT([.I368]^2 + [.K368]^2 + [.M368]^2)" office:value-type="float" office:value="2.9399833802728" calcext:value-type="float">
            <text:p>2.9399833802728</text:p>
          </table:table-cell>
          <table:table-cell office:value-type="float" office:value="2.8907865928206" calcext:value-type="float">
            <text:p>2.8907865928206</text:p>
          </table:table-cell>
          <table:table-cell office:value-type="float" office:value="-0.51340031445917" calcext:value-type="float">
            <text:p>-0.51340031445917</text:p>
          </table:table-cell>
          <table:table-cell office:value-type="float" office:value="0.564179167957635" calcext:value-type="float">
            <text:p>0.564179167957635</text:p>
          </table:table-cell>
          <table:table-cell office:value-type="float" office:value="0.671156188127876" calcext:value-type="float">
            <text:p>0.671156188127876</text:p>
          </table:table-cell>
          <table:table-cell office:value-type="float" office:value="0.450344703557662" calcext:value-type="float">
            <text:p>0.450344703557662</text:p>
          </table:table-cell>
          <table:table-cell office:value-type="float" office:value="1.54811325593291" calcext:value-type="float">
            <text:p>1.54811325593291</text:p>
          </table:table-cell>
          <table:table-cell office:value-type="float" office:value="3.27327253903385" calcext:value-type="float">
            <text:p>3.27327253903385</text:p>
          </table:table-cell>
          <table:table-cell table:formula="of:=[.H368] / 1.184 + 0.103" office:value-type="float" office:value="2.86758829310291" calcext:value-type="float">
            <text:p>2.86758829310291</text:p>
          </table:table-cell>
          <table:table-cell office:value-type="float" office:value="-0.702220383781453" calcext:value-type="float">
            <text:p>-0.702220383781453</text:p>
          </table:table-cell>
          <table:table-cell table:formula="of:=[.J368] / 1.032 + 0.243" office:value-type="float" office:value="-0.437446108315361" calcext:value-type="float">
            <text:p>-0.437446108315361</text:p>
          </table:table-cell>
          <table:table-cell office:value-type="float" office:value="0.892742774881175" calcext:value-type="float">
            <text:p>0.892742774881175</text:p>
          </table:table-cell>
          <table:table-cell table:formula="of:=[.L368] / 1.151 - 0.297" office:value-type="float" office:value="0.478623609801195" calcext:value-type="float">
            <text:p>0.478623609801195</text:p>
          </table:table-cell>
          <table:table-cell office:value-type="float" office:value="0.745103260064377" calcext:value-type="float">
            <text:p>0.745103260064377</text:p>
          </table:table-cell>
          <table:table-cell office:value-type="float" office:value="0.426316522086656" calcext:value-type="float">
            <text:p>0.426316522086656</text:p>
          </table:table-cell>
          <table:table-cell office:value-type="float" office:value="1.51542237252907" calcext:value-type="float">
            <text:p>1.51542237252907</text:p>
          </table:table-cell>
          <table:table-cell table:formula="of:=[.I368]-[.B368]" office:value-type="float" office:value="-0.0231982997176861" calcext:value-type="float">
            <text:p>-0.023198299717686</text:p>
          </table:table-cell>
          <table:table-cell table:formula="of:=[.K368]-[.C368]" office:value-type="float" office:value="0.0759542061438085" calcext:value-type="float">
            <text:p>0.075954206143809</text:p>
          </table:table-cell>
          <table:table-cell table:formula="of:=[.M368]-[.D368]" office:value-type="float" office:value="-0.0855555581564404" calcext:value-type="float">
            <text:p>-0.08555555815644</text:p>
          </table:table-cell>
          <table:table-cell office:value-type="float" office:value="0.382485946213251" calcext:value-type="float">
            <text:p>0.382485946213251</text:p>
          </table:table-cell>
          <table:table-cell office:value-type="float" office:value="-0.188820069322283" calcext:value-type="float">
            <text:p>-0.188820069322283</text:p>
          </table:table-cell>
          <table:table-cell office:value-type="float" office:value="0.32856360692354" calcext:value-type="float">
            <text:p>0.32856360692354</text:p>
          </table:table-cell>
          <table:table-cell office:value-type="float" office:value="-0.0214621906041366" calcext:value-type="float">
            <text:p>-0.021462190604137</text:p>
          </table:table-cell>
          <table:table-cell office:value-type="float" office:value="-0.0678221512654496" calcext:value-type="float">
            <text:p>-0.06782215126545</text:p>
          </table:table-cell>
          <table:table-cell office:value-type="float" office:value="-0.00201975651506636" calcext:value-type="float">
            <text:p>-0.002019756515066</text:p>
          </table:table-cell>
        </table:table-row>
        <table:table-row table:style-name="ro1">
          <table:table-cell table:formula="of:=SQRT([.I369]^2 + [.K369]^2 + [.M369]^2)" office:value-type="float" office:value="1.38225820778824" calcext:value-type="float">
            <text:p>1.38225820778824</text:p>
          </table:table-cell>
          <table:table-cell office:value-type="float" office:value="1.22753309682696" calcext:value-type="float">
            <text:p>1.22753309682696</text:p>
          </table:table-cell>
          <table:table-cell office:value-type="float" office:value="0.392428922058255" calcext:value-type="float">
            <text:p>0.392428922058255</text:p>
          </table:table-cell>
          <table:table-cell office:value-type="float" office:value="0.380390363622176" calcext:value-type="float">
            <text:p>0.380390363622176</text:p>
          </table:table-cell>
          <table:table-cell office:value-type="float" office:value="0.365153356129918" calcext:value-type="float">
            <text:p>0.365153356129918</text:p>
          </table:table-cell>
          <table:table-cell office:value-type="float" office:value="0.0435280505086189" calcext:value-type="float">
            <text:p>0.043528050508619</text:p>
          </table:table-cell>
          <table:table-cell office:value-type="float" office:value="1.14419133581168" calcext:value-type="float">
            <text:p>1.14419133581168</text:p>
          </table:table-cell>
          <table:table-cell office:value-type="float" office:value="1.36753979097547" calcext:value-type="float">
            <text:p>1.36753979097547</text:p>
          </table:table-cell>
          <table:table-cell table:formula="of:=[.H369] / 1.184 + 0.103" office:value-type="float" office:value="1.2580167153509" calcext:value-type="float">
            <text:p>1.2580167153509</text:p>
          </table:table-cell>
          <table:table-cell office:value-type="float" office:value="0.320118761353883" calcext:value-type="float">
            <text:p>0.320118761353883</text:p>
          </table:table-cell>
          <table:table-cell table:formula="of:=[.J369] / 1.032 + 0.243" office:value-type="float" office:value="0.553192598211127" calcext:value-type="float">
            <text:p>0.553192598211127</text:p>
          </table:table-cell>
          <table:table-cell office:value-type="float" office:value="0.512605312444933" calcext:value-type="float">
            <text:p>0.512605312444933</text:p>
          </table:table-cell>
          <table:table-cell table:formula="of:=[.L369] / 1.151 - 0.297" office:value-type="float" office:value="0.148356483444772" calcext:value-type="float">
            <text:p>0.148356483444772</text:p>
          </table:table-cell>
          <table:table-cell office:value-type="float" office:value="0.477909646691688" calcext:value-type="float">
            <text:p>0.477909646691688</text:p>
          </table:table-cell>
          <table:table-cell office:value-type="float" office:value="-0.0689998780693006" calcext:value-type="float">
            <text:p>-0.068999878069301</text:p>
          </table:table-cell>
          <table:table-cell office:value-type="float" office:value="1.17786345458046" calcext:value-type="float">
            <text:p>1.17786345458046</text:p>
          </table:table-cell>
          <table:table-cell table:formula="of:=[.I369]-[.B369]" office:value-type="float" office:value="0.0304836185239439" calcext:value-type="float">
            <text:p>0.030483618523944</text:p>
          </table:table-cell>
          <table:table-cell table:formula="of:=[.K369]-[.C369]" office:value-type="float" office:value="0.160763676152872" calcext:value-type="float">
            <text:p>0.160763676152872</text:p>
          </table:table-cell>
          <table:table-cell table:formula="of:=[.M369]-[.D369]" office:value-type="float" office:value="-0.232033880177404" calcext:value-type="float">
            <text:p>-0.232033880177404</text:p>
          </table:table-cell>
          <table:table-cell office:value-type="float" office:value="0.140006694148505" calcext:value-type="float">
            <text:p>0.140006694148505</text:p>
          </table:table-cell>
          <table:table-cell office:value-type="float" office:value="-0.0723101607043725" calcext:value-type="float">
            <text:p>-0.072310160704373</text:p>
          </table:table-cell>
          <table:table-cell office:value-type="float" office:value="0.132214948822757" calcext:value-type="float">
            <text:p>0.132214948822757</text:p>
          </table:table-cell>
          <table:table-cell office:value-type="float" office:value="-0.0561811589701424" calcext:value-type="float">
            <text:p>-0.056181158970142</text:p>
          </table:table-cell>
          <table:table-cell office:value-type="float" office:value="-0.149091008652364" calcext:value-type="float">
            <text:p>-0.149091008652364</text:p>
          </table:table-cell>
          <table:table-cell office:value-type="float" office:value="0.0280353760552825" calcext:value-type="float">
            <text:p>0.028035376055283</text:p>
          </table:table-cell>
        </table:table-row>
        <table:table-row table:style-name="ro1">
          <table:table-cell table:formula="of:=SQRT([.I370]^2 + [.K370]^2 + [.M370]^2)" office:value-type="float" office:value="5.03296686287733" calcext:value-type="float">
            <text:p>5.03296686287733</text:p>
          </table:table-cell>
          <table:table-cell office:value-type="float" office:value="4.71261199327078" calcext:value-type="float">
            <text:p>4.71261199327078</text:p>
          </table:table-cell>
          <table:table-cell office:value-type="float" office:value="-1.55408808500807" calcext:value-type="float">
            <text:p>-1.55408808500807</text:p>
          </table:table-cell>
          <table:table-cell office:value-type="float" office:value="1.1061550828359" calcext:value-type="float">
            <text:p>1.1061550828359</text:p>
          </table:table-cell>
          <table:table-cell office:value-type="float" office:value="0.26232401464633" calcext:value-type="float">
            <text:p>0.26232401464633</text:p>
          </table:table-cell>
          <table:table-cell office:value-type="float" office:value="0.219323432454342" calcext:value-type="float">
            <text:p>0.219323432454342</text:p>
          </table:table-cell>
          <table:table-cell office:value-type="float" office:value="2.52310201037886" calcext:value-type="float">
            <text:p>2.52310201037886</text:p>
          </table:table-cell>
          <table:table-cell office:value-type="float" office:value="5.3644597495685" calcext:value-type="float">
            <text:p>5.3644597495685</text:p>
          </table:table-cell>
          <table:table-cell table:formula="of:=[.H370] / 1.184 + 0.103" office:value-type="float" office:value="4.63379370740583" calcext:value-type="float">
            <text:p>4.63379370740583</text:p>
          </table:table-cell>
          <table:table-cell office:value-type="float" office:value="-1.89026838438405" calcext:value-type="float">
            <text:p>-1.89026838438405</text:p>
          </table:table-cell>
          <table:table-cell table:formula="of:=[.J370] / 1.032 + 0.243" office:value-type="float" office:value="-1.58865541122485" calcext:value-type="float">
            <text:p>-1.58865541122485</text:p>
          </table:table-cell>
          <table:table-cell office:value-type="float" office:value="1.67168059341394" calcext:value-type="float">
            <text:p>1.67168059341394</text:p>
          </table:table-cell>
          <table:table-cell table:formula="of:=[.L370] / 1.151 - 0.297" office:value-type="float" office:value="1.15537236612853" calcext:value-type="float">
            <text:p>1.15537236612853</text:p>
          </table:table-cell>
          <table:table-cell office:value-type="float" office:value="0.275473126898134" calcext:value-type="float">
            <text:p>0.275473126898134</text:p>
          </table:table-cell>
          <table:table-cell office:value-type="float" office:value="0.32408581521911" calcext:value-type="float">
            <text:p>0.32408581521911</text:p>
          </table:table-cell>
          <table:table-cell office:value-type="float" office:value="2.52841705247748" calcext:value-type="float">
            <text:p>2.52841705247748</text:p>
          </table:table-cell>
          <table:table-cell table:formula="of:=[.I370]-[.B370]" office:value-type="float" office:value="-0.0788182858649531" calcext:value-type="float">
            <text:p>-0.078818285864953</text:p>
          </table:table-cell>
          <table:table-cell table:formula="of:=[.K370]-[.C370]" office:value-type="float" office:value="-0.0345673262167847" calcext:value-type="float">
            <text:p>-0.034567326216785</text:p>
          </table:table-cell>
          <table:table-cell table:formula="of:=[.M370]-[.D370]" office:value-type="float" office:value="0.0492172832926319" calcext:value-type="float">
            <text:p>0.049217283292632</text:p>
          </table:table-cell>
          <table:table-cell office:value-type="float" office:value="0.651847756297724" calcext:value-type="float">
            <text:p>0.651847756297724</text:p>
          </table:table-cell>
          <table:table-cell office:value-type="float" office:value="-0.336180299375976" calcext:value-type="float">
            <text:p>-0.336180299375976</text:p>
          </table:table-cell>
          <table:table-cell office:value-type="float" office:value="0.565525510578034" calcext:value-type="float">
            <text:p>0.565525510578034</text:p>
          </table:table-cell>
          <table:table-cell office:value-type="float" office:value="0.0507247105105808" calcext:value-type="float">
            <text:p>0.050724710510581</text:p>
          </table:table-cell>
          <table:table-cell office:value-type="float" office:value="-0.0925731120974622" calcext:value-type="float">
            <text:p>-0.092573112097462</text:p>
          </table:table-cell>
          <table:table-cell office:value-type="float" office:value="0.0111988680177442" calcext:value-type="float">
            <text:p>0.011198868017744</text:p>
          </table:table-cell>
        </table:table-row>
        <table:table-row table:style-name="ro1">
          <table:table-cell table:formula="of:=SQRT([.I371]^2 + [.K371]^2 + [.M371]^2)" office:value-type="float" office:value="4.45258621290973" calcext:value-type="float">
            <text:p>4.45258621290973</text:p>
          </table:table-cell>
          <table:table-cell office:value-type="float" office:value="4.2659310475179" calcext:value-type="float">
            <text:p>4.2659310475179</text:p>
          </table:table-cell>
          <table:table-cell office:value-type="float" office:value="-0.401688986273118" calcext:value-type="float">
            <text:p>-0.401688986273118</text:p>
          </table:table-cell>
          <table:table-cell office:value-type="float" office:value="1.62701413868411" calcext:value-type="float">
            <text:p>1.62701413868411</text:p>
          </table:table-cell>
          <table:table-cell office:value-type="float" office:value="-0.404296340039409" calcext:value-type="float">
            <text:p>-0.404296340039409</text:p>
          </table:table-cell>
          <table:table-cell office:value-type="float" office:value="-0.234223646600993" calcext:value-type="float">
            <text:p>-0.234223646600993</text:p>
          </table:table-cell>
          <table:table-cell office:value-type="float" office:value="0.462658133368273" calcext:value-type="float">
            <text:p>0.462658133368273</text:p>
          </table:table-cell>
          <table:table-cell office:value-type="float" office:value="4.79480382183198" calcext:value-type="float">
            <text:p>4.79480382183198</text:p>
          </table:table-cell>
          <table:table-cell table:formula="of:=[.H371] / 1.184 + 0.103" office:value-type="float" office:value="4.15266539006079" calcext:value-type="float">
            <text:p>4.15266539006079</text:p>
          </table:table-cell>
          <table:table-cell office:value-type="float" office:value="-0.667737787769807" calcext:value-type="float">
            <text:p>-0.667737787769807</text:p>
          </table:table-cell>
          <table:table-cell table:formula="of:=[.J371] / 1.032 + 0.243" office:value-type="float" office:value="-0.404032740087022" calcext:value-type="float">
            <text:p>-0.404032740087022</text:p>
          </table:table-cell>
          <table:table-cell office:value-type="float" office:value="2.13151383266944" calcext:value-type="float">
            <text:p>2.13151383266944</text:p>
          </table:table-cell>
          <table:table-cell table:formula="of:=[.L371] / 1.151 - 0.297" office:value-type="float" office:value="1.55487995887875" calcext:value-type="float">
            <text:p>1.55487995887875</text:p>
          </table:table-cell>
          <table:table-cell office:value-type="float" office:value="0.554089568288049" calcext:value-type="float">
            <text:p>0.554089568288049</text:p>
          </table:table-cell>
          <table:table-cell office:value-type="float" office:value="-0.555504398837729" calcext:value-type="float">
            <text:p>-0.555504398837729</text:p>
          </table:table-cell>
          <table:table-cell office:value-type="float" office:value="0.46721859117965" calcext:value-type="float">
            <text:p>0.46721859117965</text:p>
          </table:table-cell>
          <table:table-cell table:formula="of:=[.I371]-[.B371]" office:value-type="float" office:value="-0.113265657457106" calcext:value-type="float">
            <text:p>-0.113265657457106</text:p>
          </table:table-cell>
          <table:table-cell table:formula="of:=[.K371]-[.C371]" office:value-type="float" office:value="-0.00234375381390434" calcext:value-type="float">
            <text:p>-0.002343753813904</text:p>
          </table:table-cell>
          <table:table-cell table:formula="of:=[.M371]-[.D371]" office:value-type="float" office:value="-0.072134179805361" calcext:value-type="float">
            <text:p>-0.072134179805361</text:p>
          </table:table-cell>
          <table:table-cell office:value-type="float" office:value="0.528872774314085" calcext:value-type="float">
            <text:p>0.528872774314085</text:p>
          </table:table-cell>
          <table:table-cell office:value-type="float" office:value="-0.26604880149669" calcext:value-type="float">
            <text:p>-0.26604880149669</text:p>
          </table:table-cell>
          <table:table-cell office:value-type="float" office:value="0.504499693985334" calcext:value-type="float">
            <text:p>0.504499693985334</text:p>
          </table:table-cell>
          <table:table-cell office:value-type="float" office:value="0.638852876610073" calcext:value-type="float">
            <text:p>0.638852876610073</text:p>
          </table:table-cell>
          <table:table-cell office:value-type="float" office:value="-0.73139144020338" calcext:value-type="float">
            <text:p>-0.73139144020338</text:p>
          </table:table-cell>
          <table:table-cell office:value-type="float" office:value="-0.143040310701077" calcext:value-type="float">
            <text:p>-0.143040310701077</text:p>
          </table:table-cell>
        </table:table-row>
        <table:table-row table:style-name="ro1">
          <table:table-cell table:formula="of:=SQRT([.I372]^2 + [.K372]^2 + [.M372]^2)" office:value-type="float" office:value="4.85637244031882" calcext:value-type="float">
            <text:p>4.85637244031882</text:p>
          </table:table-cell>
          <table:table-cell office:value-type="float" office:value="4.61799439492997" calcext:value-type="float">
            <text:p>4.61799439492997</text:p>
          </table:table-cell>
          <table:table-cell office:value-type="float" office:value="-1.14916127632319" calcext:value-type="float">
            <text:p>-1.14916127632319</text:p>
          </table:table-cell>
          <table:table-cell office:value-type="float" office:value="0.47121951935809" calcext:value-type="float">
            <text:p>0.47121951935809</text:p>
          </table:table-cell>
          <table:table-cell office:value-type="float" office:value="-0.261359932861308" calcext:value-type="float">
            <text:p>-0.261359932861308</text:p>
          </table:table-cell>
          <table:table-cell office:value-type="float" office:value="-0.319465616066493" calcext:value-type="float">
            <text:p>-0.319465616066493</text:p>
          </table:table-cell>
          <table:table-cell office:value-type="float" office:value="2.42583174593601" calcext:value-type="float">
            <text:p>2.42583174593601</text:p>
          </table:table-cell>
          <table:table-cell office:value-type="float" office:value="5.40245293414312" calcext:value-type="float">
            <text:p>5.40245293414312</text:p>
          </table:table-cell>
          <table:table-cell table:formula="of:=[.H372] / 1.184 + 0.103" office:value-type="float" office:value="4.66588254572899" calcext:value-type="float">
            <text:p>4.66588254572899</text:p>
          </table:table-cell>
          <table:table-cell office:value-type="float" office:value="-1.49732022113415" calcext:value-type="float">
            <text:p>-1.49732022113415</text:p>
          </table:table-cell>
          <table:table-cell table:formula="of:=[.J372] / 1.032 + 0.243" office:value-type="float" office:value="-1.20789168714549" calcext:value-type="float">
            <text:p>-1.20789168714549</text:p>
          </table:table-cell>
          <table:table-cell office:value-type="float" office:value="1.02752912684935" calcext:value-type="float">
            <text:p>1.02752912684935</text:p>
          </table:table-cell>
          <table:table-cell table:formula="of:=[.L372] / 1.151 - 0.297" office:value-type="float" office:value="0.595727303952519" calcext:value-type="float">
            <text:p>0.595727303952519</text:p>
          </table:table-cell>
          <table:table-cell office:value-type="float" office:value="-0.207316071473542" calcext:value-type="float">
            <text:p>-0.207316071473542</text:p>
          </table:table-cell>
          <table:table-cell office:value-type="float" office:value="-0.267978336900009" calcext:value-type="float">
            <text:p>-0.267978336900009</text:p>
          </table:table-cell>
          <table:table-cell office:value-type="float" office:value="2.46496513364761" calcext:value-type="float">
            <text:p>2.46496513364761</text:p>
          </table:table-cell>
          <table:table-cell table:formula="of:=[.I372]-[.B372]" office:value-type="float" office:value="0.0478881507990172" calcext:value-type="float">
            <text:p>0.047888150799017</text:p>
          </table:table-cell>
          <table:table-cell table:formula="of:=[.K372]-[.C372]" office:value-type="float" office:value="-0.0587304108223039" calcext:value-type="float">
            <text:p>-0.058730410822304</text:p>
          </table:table-cell>
          <table:table-cell table:formula="of:=[.M372]-[.D372]" office:value-type="float" office:value="0.12450778459443" calcext:value-type="float">
            <text:p>0.12450778459443</text:p>
          </table:table-cell>
          <table:table-cell office:value-type="float" office:value="0.784458539213153" calcext:value-type="float">
            <text:p>0.784458539213153</text:p>
          </table:table-cell>
          <table:table-cell office:value-type="float" office:value="-0.34815894481096" calcext:value-type="float">
            <text:p>-0.34815894481096</text:p>
          </table:table-cell>
          <table:table-cell office:value-type="float" office:value="0.556309607491263" calcext:value-type="float">
            <text:p>0.556309607491263</text:p>
          </table:table-cell>
          <table:table-cell office:value-type="float" office:value="-0.00584151024870572" calcext:value-type="float">
            <text:p>-0.005841510248706</text:p>
          </table:table-cell>
          <table:table-cell office:value-type="float" office:value="-0.0727460752678613" calcext:value-type="float">
            <text:p>-0.072746075267861</text:p>
          </table:table-cell>
          <table:table-cell office:value-type="float" office:value="0.023265537081699" calcext:value-type="float">
            <text:p>0.023265537081699</text:p>
          </table:table-cell>
        </table:table-row>
        <table:table-row table:style-name="ro1">
          <table:table-cell table:formula="of:=SQRT([.I373]^2 + [.K373]^2 + [.M373]^2)" office:value-type="float" office:value="3.73101978650725" calcext:value-type="float">
            <text:p>3.73101978650725</text:p>
          </table:table-cell>
          <table:table-cell office:value-type="float" office:value="2.86044849474083" calcext:value-type="float">
            <text:p>2.86044849474083</text:p>
          </table:table-cell>
          <table:table-cell office:value-type="float" office:value="-2.31840572546664" calcext:value-type="float">
            <text:p>-2.31840572546664</text:p>
          </table:table-cell>
          <table:table-cell office:value-type="float" office:value="0.802043528058147" calcext:value-type="float">
            <text:p>0.802043528058147</text:p>
          </table:table-cell>
          <table:table-cell office:value-type="float" office:value="0.401356499852438" calcext:value-type="float">
            <text:p>0.401356499852438</text:p>
          </table:table-cell>
          <table:table-cell office:value-type="float" office:value="-0.508809157527005" calcext:value-type="float">
            <text:p>-0.508809157527005</text:p>
          </table:table-cell>
          <table:table-cell office:value-type="float" office:value="-0.114243331369161" calcext:value-type="float">
            <text:p>-0.114243331369161</text:p>
          </table:table-cell>
          <table:table-cell office:value-type="float" office:value="3.28788402972925" calcext:value-type="float">
            <text:p>3.28788402972925</text:p>
          </table:table-cell>
          <table:table-cell table:formula="of:=[.H373] / 1.184 + 0.103" office:value-type="float" office:value="2.87992907916322" calcext:value-type="float">
            <text:p>2.87992907916322</text:p>
          </table:table-cell>
          <table:table-cell office:value-type="float" office:value="-2.57677131625717" calcext:value-type="float">
            <text:p>-2.57677131625717</text:p>
          </table:table-cell>
          <table:table-cell table:formula="of:=[.J373] / 1.032 + 0.243" office:value-type="float" office:value="-2.25387143048175" calcext:value-type="float">
            <text:p>-2.25387143048175</text:p>
          </table:table-cell>
          <table:table-cell office:value-type="float" office:value="1.19279393487273" calcext:value-type="float">
            <text:p>1.19279393487273</text:p>
          </table:table-cell>
          <table:table-cell table:formula="of:=[.L373] / 1.151 - 0.297" office:value-type="float" office:value="0.739310977300374" calcext:value-type="float">
            <text:p>0.739310977300374</text:p>
          </table:table-cell>
          <table:table-cell office:value-type="float" office:value="-1.69864920561151" calcext:value-type="float">
            <text:p>-1.69864920561151</text:p>
          </table:table-cell>
          <table:table-cell office:value-type="float" office:value="-0.137566493422125" calcext:value-type="float">
            <text:p>-0.137566493422125</text:p>
          </table:table-cell>
          <table:table-cell office:value-type="float" office:value="0.200561863563072" calcext:value-type="float">
            <text:p>0.200561863563072</text:p>
          </table:table-cell>
          <table:table-cell table:formula="of:=[.I373]-[.B373]" office:value-type="float" office:value="0.0194805844223884" calcext:value-type="float">
            <text:p>0.019480584422389</text:p>
          </table:table-cell>
          <table:table-cell table:formula="of:=[.K373]-[.C373]" office:value-type="float" office:value="0.0645342949848859" calcext:value-type="float">
            <text:p>0.064534294984886</text:p>
          </table:table-cell>
          <table:table-cell table:formula="of:=[.M373]-[.D373]" office:value-type="float" office:value="-0.0627325507577734" calcext:value-type="float">
            <text:p>-0.062732550757773</text:p>
          </table:table-cell>
          <table:table-cell office:value-type="float" office:value="0.427435534988419" calcext:value-type="float">
            <text:p>0.427435534988419</text:p>
          </table:table-cell>
          <table:table-cell office:value-type="float" office:value="-0.258365590790532" calcext:value-type="float">
            <text:p>-0.258365590790532</text:p>
          </table:table-cell>
          <table:table-cell office:value-type="float" office:value="0.390750406814587" calcext:value-type="float">
            <text:p>0.390750406814587</text:p>
          </table:table-cell>
          <table:table-cell office:value-type="float" office:value="-2.0001213100727" calcext:value-type="float">
            <text:p>-2.0001213100727</text:p>
          </table:table-cell>
          <table:table-cell office:value-type="float" office:value="-0.476276339248239" calcext:value-type="float">
            <text:p>-0.476276339248239</text:p>
          </table:table-cell>
          <table:table-cell office:value-type="float" office:value="0.617887639576735" calcext:value-type="float">
            <text:p>0.617887639576735</text:p>
          </table:table-cell>
        </table:table-row>
        <table:table-row table:style-name="ro1">
          <table:table-cell table:formula="of:=SQRT([.I374]^2 + [.K374]^2 + [.M374]^2)" office:value-type="float" office:value="3.16532348732511" calcext:value-type="float">
            <text:p>3.16532348732511</text:p>
          </table:table-cell>
          <table:table-cell office:value-type="float" office:value="2.81547709019339" calcext:value-type="float">
            <text:p>2.81547709019339</text:p>
          </table:table-cell>
          <table:table-cell office:value-type="float" office:value="-1.31144595050575" calcext:value-type="float">
            <text:p>-1.31144595050575</text:p>
          </table:table-cell>
          <table:table-cell office:value-type="float" office:value="1.24563011888355" calcext:value-type="float">
            <text:p>1.24563011888355</text:p>
          </table:table-cell>
          <table:table-cell office:value-type="float" office:value="-0.375515599728678" calcext:value-type="float">
            <text:p>-0.375515599728678</text:p>
          </table:table-cell>
          <table:table-cell office:value-type="float" office:value="0.397142265814314" calcext:value-type="float">
            <text:p>0.397142265814314</text:p>
          </table:table-cell>
          <table:table-cell office:value-type="float" office:value="-1.79612942888542" calcext:value-type="float">
            <text:p>-1.79612942888542</text:p>
          </table:table-cell>
          <table:table-cell office:value-type="float" office:value="3.10847606204557" calcext:value-type="float">
            <text:p>3.10847606204557</text:p>
          </table:table-cell>
          <table:table-cell table:formula="of:=[.H374] / 1.184 + 0.103" office:value-type="float" office:value="2.72840207943038" calcext:value-type="float">
            <text:p>2.72840207943038</text:p>
          </table:table-cell>
          <table:table-cell office:value-type="float" office:value="-1.48853540119381" calcext:value-type="float">
            <text:p>-1.48853540119381</text:p>
          </table:table-cell>
          <table:table-cell table:formula="of:=[.J374] / 1.032 + 0.243" office:value-type="float" office:value="-1.19937926472268" calcext:value-type="float">
            <text:p>-1.19937926472268</text:p>
          </table:table-cell>
          <table:table-cell office:value-type="float" office:value="1.56893621976761" calcext:value-type="float">
            <text:p>1.56893621976761</text:p>
          </table:table-cell>
          <table:table-cell table:formula="of:=[.L374] / 1.151 - 0.297" office:value-type="float" office:value="1.06610705453311" calcext:value-type="float">
            <text:p>1.06610705453311</text:p>
          </table:table-cell>
          <table:table-cell office:value-type="float" office:value="-0.484736529762667" calcext:value-type="float">
            <text:p>-0.484736529762667</text:p>
          </table:table-cell>
          <table:table-cell office:value-type="float" office:value="0.384990788035622" calcext:value-type="float">
            <text:p>0.384990788035622</text:p>
          </table:table-cell>
          <table:table-cell office:value-type="float" office:value="-1.79416863868379" calcext:value-type="float">
            <text:p>-1.79416863868379</text:p>
          </table:table-cell>
          <table:table-cell table:formula="of:=[.I374]-[.B374]" office:value-type="float" office:value="-0.0870750107630096" calcext:value-type="float">
            <text:p>-0.08707501076301</text:p>
          </table:table-cell>
          <table:table-cell table:formula="of:=[.K374]-[.C374]" office:value-type="float" office:value="0.112066685783066" calcext:value-type="float">
            <text:p>0.112066685783066</text:p>
          </table:table-cell>
          <table:table-cell table:formula="of:=[.M374]-[.D374]" office:value-type="float" office:value="-0.17952306435044" calcext:value-type="float">
            <text:p>-0.17952306435044</text:p>
          </table:table-cell>
          <table:table-cell office:value-type="float" office:value="0.292998971852177" calcext:value-type="float">
            <text:p>0.292998971852177</text:p>
          </table:table-cell>
          <table:table-cell office:value-type="float" office:value="-0.177089450688054" calcext:value-type="float">
            <text:p>-0.177089450688054</text:p>
          </table:table-cell>
          <table:table-cell office:value-type="float" office:value="0.32330610088406" calcext:value-type="float">
            <text:p>0.32330610088406</text:p>
          </table:table-cell>
          <table:table-cell office:value-type="float" office:value="0.0324905825679274" calcext:value-type="float">
            <text:p>0.032490582567927</text:p>
          </table:table-cell>
          <table:table-cell office:value-type="float" office:value="-0.0963825470688846" calcext:value-type="float">
            <text:p>-0.096382547068885</text:p>
          </table:table-cell>
          <table:table-cell office:value-type="float" office:value="-0.0381405203725453" calcext:value-type="float">
            <text:p>-0.038140520372545</text:p>
          </table:table-cell>
        </table:table-row>
        <table:table-row table:style-name="ro1">
          <table:table-cell table:formula="of:=SQRT([.I375]^2 + [.K375]^2 + [.M375]^2)" office:value-type="float" office:value="3.67515335698479" calcext:value-type="float">
            <text:p>3.67515335698479</text:p>
          </table:table-cell>
          <table:table-cell office:value-type="float" office:value="3.22429451449119" calcext:value-type="float">
            <text:p>3.22429451449119</text:p>
          </table:table-cell>
          <table:table-cell office:value-type="float" office:value="-1.26243521952264" calcext:value-type="float">
            <text:p>-1.26243521952264</text:p>
          </table:table-cell>
          <table:table-cell office:value-type="float" office:value="1.48493853445365" calcext:value-type="float">
            <text:p>1.48493853445365</text:p>
          </table:table-cell>
          <table:table-cell office:value-type="float" office:value="0.222019864733593" calcext:value-type="float">
            <text:p>0.222019864733593</text:p>
          </table:table-cell>
          <table:table-cell office:value-type="float" office:value="-0.506954405579448" calcext:value-type="float">
            <text:p>-0.506954405579448</text:p>
          </table:table-cell>
          <table:table-cell office:value-type="float" office:value="-0.791683557160476" calcext:value-type="float">
            <text:p>-0.791683557160476</text:p>
          </table:table-cell>
          <table:table-cell office:value-type="float" office:value="3.65511766824037" calcext:value-type="float">
            <text:p>3.65511766824037</text:p>
          </table:table-cell>
          <table:table-cell table:formula="of:=[.H375] / 1.184 + 0.103" office:value-type="float" office:value="3.19009262520302" calcext:value-type="float">
            <text:p>3.19009262520302</text:p>
          </table:table-cell>
          <table:table-cell office:value-type="float" office:value="-1.50925433203827" calcext:value-type="float">
            <text:p>-1.50925433203827</text:p>
          </table:table-cell>
          <table:table-cell table:formula="of:=[.J375] / 1.032 + 0.243" office:value-type="float" office:value="-1.2194557480991" calcext:value-type="float">
            <text:p>-1.2194557480991</text:p>
          </table:table-cell>
          <table:table-cell office:value-type="float" office:value="1.90440693872184" calcext:value-type="float">
            <text:p>1.90440693872184</text:p>
          </table:table-cell>
          <table:table-cell table:formula="of:=[.L375] / 1.151 - 0.297" office:value-type="float" office:value="1.35756727951507" calcext:value-type="float">
            <text:p>1.35756727951507</text:p>
          </table:table-cell>
          <table:table-cell office:value-type="float" office:value="0.220518587245935" calcext:value-type="float">
            <text:p>0.220518587245935</text:p>
          </table:table-cell>
          <table:table-cell office:value-type="float" office:value="-0.538409239581334" calcext:value-type="float">
            <text:p>-0.538409239581334</text:p>
          </table:table-cell>
          <table:table-cell office:value-type="float" office:value="-0.775051271802548" calcext:value-type="float">
            <text:p>-0.775051271802548</text:p>
          </table:table-cell>
          <table:table-cell table:formula="of:=[.I375]-[.B375]" office:value-type="float" office:value="-0.0342018892881746" calcext:value-type="float">
            <text:p>-0.034201889288175</text:p>
          </table:table-cell>
          <table:table-cell table:formula="of:=[.K375]-[.C375]" office:value-type="float" office:value="0.042979471423541" calcext:value-type="float">
            <text:p>0.042979471423541</text:p>
          </table:table-cell>
          <table:table-cell table:formula="of:=[.M375]-[.D375]" office:value-type="float" office:value="-0.127371254938585" calcext:value-type="float">
            <text:p>-0.127371254938585</text:p>
          </table:table-cell>
          <table:table-cell office:value-type="float" office:value="0.430823153749183" calcext:value-type="float">
            <text:p>0.430823153749183</text:p>
          </table:table-cell>
          <table:table-cell office:value-type="float" office:value="-0.246819112515628" calcext:value-type="float">
            <text:p>-0.246819112515628</text:p>
          </table:table-cell>
          <table:table-cell office:value-type="float" office:value="0.419468404268189" calcext:value-type="float">
            <text:p>0.419468404268189</text:p>
          </table:table-cell>
          <table:table-cell office:value-type="float" office:value="0.0214796375114741" calcext:value-type="float">
            <text:p>0.021479637511474</text:p>
          </table:table-cell>
          <table:table-cell office:value-type="float" office:value="-0.0230174960690492" calcext:value-type="float">
            <text:p>-0.023017496069049</text:p>
          </table:table-cell>
          <table:table-cell office:value-type="float" office:value="0.0176290485733923" calcext:value-type="float">
            <text:p>0.017629048573392</text:p>
          </table:table-cell>
        </table:table-row>
        <table:table-row table:style-name="ro1">
          <table:table-cell table:formula="of:=SQRT([.I376]^2 + [.K376]^2 + [.M376]^2)" office:value-type="float" office:value="2.66064596719719" calcext:value-type="float">
            <text:p>2.66064596719719</text:p>
          </table:table-cell>
          <table:table-cell office:value-type="float" office:value="2.06815452292907" calcext:value-type="float">
            <text:p>2.06815452292907</text:p>
          </table:table-cell>
          <table:table-cell office:value-type="float" office:value="-1.73026253140153" calcext:value-type="float">
            <text:p>-1.73026253140153</text:p>
          </table:table-cell>
          <table:table-cell office:value-type="float" office:value="0.414354912286064" calcext:value-type="float">
            <text:p>0.414354912286064</text:p>
          </table:table-cell>
          <table:table-cell office:value-type="float" office:value="0.505603001998482" calcext:value-type="float">
            <text:p>0.505603001998482</text:p>
          </table:table-cell>
          <table:table-cell office:value-type="float" office:value="0.0134534545515237" calcext:value-type="float">
            <text:p>0.013453454551524</text:p>
          </table:table-cell>
          <table:table-cell office:value-type="float" office:value="-3.0253107725222" calcext:value-type="float">
            <text:p>-3.0253107725222</text:p>
          </table:table-cell>
          <table:table-cell office:value-type="float" office:value="2.36875260720936" calcext:value-type="float">
            <text:p>2.36875260720936</text:p>
          </table:table-cell>
          <table:table-cell table:formula="of:=[.H376] / 1.184 + 0.103" office:value-type="float" office:value="2.10363564798088" calcext:value-type="float">
            <text:p>2.10363564798088</text:p>
          </table:table-cell>
          <table:table-cell office:value-type="float" office:value="-1.90238546685597" calcext:value-type="float">
            <text:p>-1.90238546685597</text:p>
          </table:table-cell>
          <table:table-cell table:formula="of:=[.J376] / 1.032 + 0.243" office:value-type="float" office:value="-1.60039677020927" calcext:value-type="float">
            <text:p>-1.60039677020927</text:p>
          </table:table-cell>
          <table:table-cell office:value-type="float" office:value="0.691880087361501" calcext:value-type="float">
            <text:p>0.691880087361501</text:p>
          </table:table-cell>
          <table:table-cell table:formula="of:=[.L376] / 1.151 - 0.297" office:value-type="float" office:value="0.304112152355778" calcext:value-type="float">
            <text:p>0.304112152355778</text:p>
          </table:table-cell>
          <table:table-cell office:value-type="float" office:value="0.798343607013541" calcext:value-type="float">
            <text:p>0.798343607013541</text:p>
          </table:table-cell>
          <table:table-cell office:value-type="float" office:value="0.448627552118357" calcext:value-type="float">
            <text:p>0.448627552118357</text:p>
          </table:table-cell>
          <table:table-cell office:value-type="float" office:value="2.93111322789364" calcext:value-type="float">
            <text:p>2.93111322789364</text:p>
          </table:table-cell>
          <table:table-cell table:formula="of:=[.I376]-[.B376]" office:value-type="float" office:value="0.0354811250518083" calcext:value-type="float">
            <text:p>0.035481125051808</text:p>
          </table:table-cell>
          <table:table-cell table:formula="of:=[.K376]-[.C376]" office:value-type="float" office:value="0.129865761192257" calcext:value-type="float">
            <text:p>0.129865761192257</text:p>
          </table:table-cell>
          <table:table-cell table:formula="of:=[.M376]-[.D376]" office:value-type="float" office:value="-0.110242759930285" calcext:value-type="float">
            <text:p>-0.110242759930285</text:p>
          </table:table-cell>
          <table:table-cell office:value-type="float" office:value="0.300598084280292" calcext:value-type="float">
            <text:p>0.300598084280292</text:p>
          </table:table-cell>
          <table:table-cell office:value-type="float" office:value="-0.172122935454437" calcext:value-type="float">
            <text:p>-0.172122935454437</text:p>
          </table:table-cell>
          <table:table-cell office:value-type="float" office:value="0.277525175075437" calcext:value-type="float">
            <text:p>0.277525175075437</text:p>
          </table:table-cell>
          <table:table-cell office:value-type="float" office:value="-0.340026788007252" calcext:value-type="float">
            <text:p>-0.340026788007252</text:p>
          </table:table-cell>
          <table:table-cell office:value-type="float" office:value="-0.399617490585221" calcext:value-type="float">
            <text:p>-0.399617490585221</text:p>
          </table:table-cell>
          <table:table-cell office:value-type="float" office:value="-0.327143086613839" calcext:value-type="float">
            <text:p>-0.327143086613839</text:p>
          </table:table-cell>
        </table:table-row>
        <table:table-row table:style-name="ro1">
          <table:table-cell table:formula="of:=SQRT([.I377]^2 + [.K377]^2 + [.M377]^2)" office:value-type="float" office:value="4.33194387562671" calcext:value-type="float">
            <text:p>4.33194387562671</text:p>
          </table:table-cell>
          <table:table-cell office:value-type="float" office:value="3.44903468955301" calcext:value-type="float">
            <text:p>3.44903468955301</text:p>
          </table:table-cell>
          <table:table-cell office:value-type="float" office:value="2.51740084185389" calcext:value-type="float">
            <text:p>2.51740084185389</text:p>
          </table:table-cell>
          <table:table-cell office:value-type="float" office:value="0.441328648078437" calcext:value-type="float">
            <text:p>0.441328648078437</text:p>
          </table:table-cell>
          <table:table-cell office:value-type="float" office:value="0.159438944896209" calcext:value-type="float">
            <text:p>0.159438944896209</text:p>
          </table:table-cell>
          <table:table-cell office:value-type="float" office:value="0.670367805109758" calcext:value-type="float">
            <text:p>0.670367805109758</text:p>
          </table:table-cell>
          <table:table-cell office:value-type="float" office:value="-0.291162541478028" calcext:value-type="float">
            <text:p>-0.291162541478028</text:p>
          </table:table-cell>
          <table:table-cell office:value-type="float" office:value="4.01654815169756" calcext:value-type="float">
            <text:p>4.01654815169756</text:p>
          </table:table-cell>
          <table:table-cell table:formula="of:=[.H377] / 1.184 + 0.103" office:value-type="float" office:value="3.49535485785267" calcext:value-type="float">
            <text:p>3.49535485785267</text:p>
          </table:table-cell>
          <table:table-cell office:value-type="float" office:value="2.34786035424199" calcext:value-type="float">
            <text:p>2.34786035424199</text:p>
          </table:table-cell>
          <table:table-cell table:formula="of:=[.J377] / 1.032 + 0.243" office:value-type="float" office:value="2.51805848279263" calcext:value-type="float">
            <text:p>2.51805848279263</text:p>
          </table:table-cell>
          <table:table-cell office:value-type="float" office:value="0.866295999666296" calcext:value-type="float">
            <text:p>0.866295999666296</text:p>
          </table:table-cell>
          <table:table-cell table:formula="of:=[.L377] / 1.151 - 0.297" office:value-type="float" office:value="0.455646394149693" calcext:value-type="float">
            <text:p>0.455646394149693</text:p>
          </table:table-cell>
          <table:table-cell office:value-type="float" office:value="0.0567094731332478" calcext:value-type="float">
            <text:p>0.056709473133248</text:p>
          </table:table-cell>
          <table:table-cell office:value-type="float" office:value="0.653953477379492" calcext:value-type="float">
            <text:p>0.653953477379492</text:p>
          </table:table-cell>
          <table:table-cell office:value-type="float" office:value="-0.198719801190645" calcext:value-type="float">
            <text:p>-0.198719801190645</text:p>
          </table:table-cell>
          <table:table-cell table:formula="of:=[.I377]-[.B377]" office:value-type="float" office:value="0.0463201682996592" calcext:value-type="float">
            <text:p>0.046320168299659</text:p>
          </table:table-cell>
          <table:table-cell table:formula="of:=[.K377]-[.C377]" office:value-type="float" office:value="0.000657640938736215" calcext:value-type="float">
            <text:p>0.000657640938736</text:p>
          </table:table-cell>
          <table:table-cell table:formula="of:=[.M377]-[.D377]" office:value-type="float" office:value="0.0143177460712555" calcext:value-type="float">
            <text:p>0.014317746071256</text:p>
          </table:table-cell>
          <table:table-cell office:value-type="float" office:value="0.567513462144555" calcext:value-type="float">
            <text:p>0.567513462144555</text:p>
          </table:table-cell>
          <table:table-cell office:value-type="float" office:value="-0.169540487611901" calcext:value-type="float">
            <text:p>-0.169540487611901</text:p>
          </table:table-cell>
          <table:table-cell office:value-type="float" office:value="0.424967351587859" calcext:value-type="float">
            <text:p>0.424967351587859</text:p>
          </table:table-cell>
          <table:table-cell office:value-type="float" office:value="-0.0741177270982298" calcext:value-type="float">
            <text:p>-0.07411772709823</text:p>
          </table:table-cell>
          <table:table-cell office:value-type="float" office:value="-0.0366054634376356" calcext:value-type="float">
            <text:p>-0.036605463437636</text:p>
          </table:table-cell>
          <table:table-cell office:value-type="float" office:value="0.0278883475630303" calcext:value-type="float">
            <text:p>0.02788834756303</text:p>
          </table:table-cell>
        </table:table-row>
        <table:table-row table:style-name="ro1">
          <table:table-cell table:formula="of:=SQRT([.I378]^2 + [.K378]^2 + [.M378]^2)" office:value-type="float" office:value="7.1105213012664" calcext:value-type="float">
            <text:p>7.1105213012664</text:p>
          </table:table-cell>
          <table:table-cell office:value-type="float" office:value="6.18429712046789" calcext:value-type="float">
            <text:p>6.18429712046789</text:p>
          </table:table-cell>
          <table:table-cell office:value-type="float" office:value="2.93725330488081" calcext:value-type="float">
            <text:p>2.93725330488081</text:p>
          </table:table-cell>
          <table:table-cell office:value-type="float" office:value="0.90366445483724" calcext:value-type="float">
            <text:p>0.90366445483724</text:p>
          </table:table-cell>
          <table:table-cell office:value-type="float" office:value="0.460658486706282" calcext:value-type="float">
            <text:p>0.460658486706282</text:p>
          </table:table-cell>
          <table:table-cell office:value-type="float" office:value="0.176207581505761" calcext:value-type="float">
            <text:p>0.176207581505761</text:p>
          </table:table-cell>
          <table:table-cell office:value-type="float" office:value="0.34560682175947" calcext:value-type="float">
            <text:p>0.34560682175947</text:p>
          </table:table-cell>
          <table:table-cell office:value-type="float" office:value="7.43772715831125" calcext:value-type="float">
            <text:p>7.43772715831125</text:p>
          </table:table-cell>
          <table:table-cell table:formula="of:=[.H378] / 1.184 + 0.103" office:value-type="float" office:value="6.3848641539791" calcext:value-type="float">
            <text:p>6.3848641539791</text:p>
          </table:table-cell>
          <table:table-cell office:value-type="float" office:value="2.74265289175215" calcext:value-type="float">
            <text:p>2.74265289175215</text:p>
          </table:table-cell>
          <table:table-cell table:formula="of:=[.J378] / 1.032 + 0.243" office:value-type="float" office:value="2.9006093912327" calcext:value-type="float">
            <text:p>2.9006093912327</text:p>
          </table:table-cell>
          <table:table-cell office:value-type="float" office:value="1.69371503175144" calcext:value-type="float">
            <text:p>1.69371503175144</text:p>
          </table:table-cell>
          <table:table-cell table:formula="of:=[.L378] / 1.151 - 0.297" office:value-type="float" office:value="1.17451610056598" calcext:value-type="float">
            <text:p>1.17451610056598</text:p>
          </table:table-cell>
          <table:table-cell office:value-type="float" office:value="0.494385869587427" calcext:value-type="float">
            <text:p>0.494385869587427</text:p>
          </table:table-cell>
          <table:table-cell office:value-type="float" office:value="-0.0556297358430293" calcext:value-type="float">
            <text:p>-0.055629735843029</text:p>
          </table:table-cell>
          <table:table-cell office:value-type="float" office:value="0.398660323224626" calcext:value-type="float">
            <text:p>0.398660323224626</text:p>
          </table:table-cell>
          <table:table-cell table:formula="of:=[.I378]-[.B378]" office:value-type="float" office:value="0.200567033511207" calcext:value-type="float">
            <text:p>0.200567033511207</text:p>
          </table:table-cell>
          <table:table-cell table:formula="of:=[.K378]-[.C378]" office:value-type="float" office:value="-0.0366439136481067" calcext:value-type="float">
            <text:p>-0.036643913648107</text:p>
          </table:table-cell>
          <table:table-cell table:formula="of:=[.M378]-[.D378]" office:value-type="float" office:value="0.270851645728737" calcext:value-type="float">
            <text:p>0.270851645728737</text:p>
          </table:table-cell>
          <table:table-cell office:value-type="float" office:value="1.25343003784335" calcext:value-type="float">
            <text:p>1.25343003784335</text:p>
          </table:table-cell>
          <table:table-cell office:value-type="float" office:value="-0.194600413128665" calcext:value-type="float">
            <text:p>-0.194600413128665</text:p>
          </table:table-cell>
          <table:table-cell office:value-type="float" office:value="0.790050576914203" calcext:value-type="float">
            <text:p>0.790050576914203</text:p>
          </table:table-cell>
          <table:table-cell office:value-type="float" office:value="-0.0473853239483195" calcext:value-type="float">
            <text:p>-0.04738532394832</text:p>
          </table:table-cell>
          <table:table-cell office:value-type="float" office:value="-0.229501653676599" calcext:value-type="float">
            <text:p>-0.229501653676599</text:p>
          </table:table-cell>
          <table:table-cell office:value-type="float" office:value="0.0496370741213541" calcext:value-type="float">
            <text:p>0.049637074121354</text:p>
          </table:table-cell>
        </table:table-row>
        <table:table-row table:style-name="ro1">
          <table:table-cell table:formula="of:=SQRT([.I379]^2 + [.K379]^2 + [.M379]^2)" office:value-type="float" office:value="2.76026844729399" calcext:value-type="float">
            <text:p>2.76026844729399</text:p>
          </table:table-cell>
          <table:table-cell office:value-type="float" office:value="2.68295782405127" calcext:value-type="float">
            <text:p>2.68295782405127</text:p>
          </table:table-cell>
          <table:table-cell office:value-type="float" office:value="0.531137719484413" calcext:value-type="float">
            <text:p>0.531137719484413</text:p>
          </table:table-cell>
          <table:table-cell office:value-type="float" office:value="0.524899711363502" calcext:value-type="float">
            <text:p>0.524899711363502</text:p>
          </table:table-cell>
          <table:table-cell office:value-type="float" office:value="0.251817005991853" calcext:value-type="float">
            <text:p>0.251817005991853</text:p>
          </table:table-cell>
          <table:table-cell office:value-type="float" office:value="0.689623368020622" calcext:value-type="float">
            <text:p>0.689623368020622</text:p>
          </table:table-cell>
          <table:table-cell office:value-type="float" office:value="1.13458492021428" calcext:value-type="float">
            <text:p>1.13458492021428</text:p>
          </table:table-cell>
          <table:table-cell office:value-type="float" office:value="3.02712856179708" calcext:value-type="float">
            <text:p>3.02712856179708</text:p>
          </table:table-cell>
          <table:table-cell table:formula="of:=[.H379] / 1.184 + 0.103" office:value-type="float" office:value="2.65969642043672" calcext:value-type="float">
            <text:p>2.65969642043672</text:p>
          </table:table-cell>
          <table:table-cell office:value-type="float" office:value="0.376821443851576" calcext:value-type="float">
            <text:p>0.376821443851576</text:p>
          </table:table-cell>
          <table:table-cell table:formula="of:=[.J379] / 1.032 + 0.243" office:value-type="float" office:value="0.608137057995713" calcext:value-type="float">
            <text:p>0.608137057995713</text:p>
          </table:table-cell>
          <table:table-cell office:value-type="float" office:value="0.823710879660131" calcext:value-type="float">
            <text:p>0.823710879660131</text:p>
          </table:table-cell>
          <table:table-cell table:formula="of:=[.L379] / 1.151 - 0.297" office:value-type="float" office:value="0.41864802750663" calcext:value-type="float">
            <text:p>0.41864802750663</text:p>
          </table:table-cell>
          <table:table-cell office:value-type="float" office:value="0.300452393054902" calcext:value-type="float">
            <text:p>0.300452393054902</text:p>
          </table:table-cell>
          <table:table-cell office:value-type="float" office:value="0.623554797549883" calcext:value-type="float">
            <text:p>0.623554797549883</text:p>
          </table:table-cell>
          <table:table-cell office:value-type="float" office:value="1.11084979781234" calcext:value-type="float">
            <text:p>1.11084979781234</text:p>
          </table:table-cell>
          <table:table-cell table:formula="of:=[.I379]-[.B379]" office:value-type="float" office:value="-0.0232614036145469" calcext:value-type="float">
            <text:p>-0.023261403614547</text:p>
          </table:table-cell>
          <table:table-cell table:formula="of:=[.K379]-[.C379]" office:value-type="float" office:value="0.0769993385113001" calcext:value-type="float">
            <text:p>0.0769993385113</text:p>
          </table:table-cell>
          <table:table-cell table:formula="of:=[.M379]-[.D379]" office:value-type="float" office:value="-0.106251683856872" calcext:value-type="float">
            <text:p>-0.106251683856872</text:p>
          </table:table-cell>
          <table:table-cell office:value-type="float" office:value="0.344170737745814" calcext:value-type="float">
            <text:p>0.344170737745814</text:p>
          </table:table-cell>
          <table:table-cell office:value-type="float" office:value="-0.154316275632837" calcext:value-type="float">
            <text:p>-0.154316275632837</text:p>
          </table:table-cell>
          <table:table-cell office:value-type="float" office:value="0.298811168296629" calcext:value-type="float">
            <text:p>0.298811168296629</text:p>
          </table:table-cell>
          <table:table-cell office:value-type="float" office:value="-0.0427084524339145" calcext:value-type="float">
            <text:p>-0.042708452433915</text:p>
          </table:table-cell>
          <table:table-cell office:value-type="float" office:value="-0.0634500456867038" calcext:value-type="float">
            <text:p>-0.063450045686704</text:p>
          </table:table-cell>
          <table:table-cell office:value-type="float" office:value="0.00461711729228576" calcext:value-type="float">
            <text:p>0.004617117292286</text:p>
          </table:table-cell>
        </table:table-row>
        <table:table-row table:style-name="ro1">
          <table:table-cell table:formula="of:=SQRT([.I380]^2 + [.K380]^2 + [.M380]^2)" office:value-type="float" office:value="3.82186663893462" calcext:value-type="float">
            <text:p>3.82186663893462</text:p>
          </table:table-cell>
          <table:table-cell office:value-type="float" office:value="3.42018791758968" calcext:value-type="float">
            <text:p>3.42018791758968</text:p>
          </table:table-cell>
          <table:table-cell office:value-type="float" office:value="-1.21870222179008" calcext:value-type="float">
            <text:p>-1.21870222179008</text:p>
          </table:table-cell>
          <table:table-cell office:value-type="float" office:value="1.42076328741537" calcext:value-type="float">
            <text:p>1.42076328741537</text:p>
          </table:table-cell>
          <table:table-cell office:value-type="float" office:value="-0.407741206959263" calcext:value-type="float">
            <text:p>-0.407741206959263</text:p>
          </table:table-cell>
          <table:table-cell office:value-type="float" office:value="0.661633337190683" calcext:value-type="float">
            <text:p>0.661633337190683</text:p>
          </table:table-cell>
          <table:table-cell office:value-type="float" office:value="0.356064586649282" calcext:value-type="float">
            <text:p>0.356064586649282</text:p>
          </table:table-cell>
          <table:table-cell office:value-type="float" office:value="3.88503918232369" calcext:value-type="float">
            <text:p>3.88503918232369</text:p>
          </table:table-cell>
          <table:table-cell table:formula="of:=[.H380] / 1.184 + 0.103" office:value-type="float" office:value="3.38428309317879" calcext:value-type="float">
            <text:p>3.38428309317879</text:p>
          </table:table-cell>
          <table:table-cell office:value-type="float" office:value="-1.4721582919537" calcext:value-type="float">
            <text:p>-1.4721582919537</text:p>
          </table:table-cell>
          <table:table-cell table:formula="of:=[.J380] / 1.032 + 0.243" office:value-type="float" office:value="-1.18350997282335" calcext:value-type="float">
            <text:p>-1.18350997282335</text:p>
          </table:table-cell>
          <table:table-cell office:value-type="float" office:value="1.86560611956853" calcext:value-type="float">
            <text:p>1.86560611956853</text:p>
          </table:table-cell>
          <table:table-cell table:formula="of:=[.L380] / 1.151 - 0.297" office:value-type="float" office:value="1.32385675027674" calcext:value-type="float">
            <text:p>1.32385675027674</text:p>
          </table:table-cell>
          <table:table-cell office:value-type="float" office:value="-0.419355534103598" calcext:value-type="float">
            <text:p>-0.419355534103598</text:p>
          </table:table-cell>
          <table:table-cell office:value-type="float" office:value="0.611523899223359" calcext:value-type="float">
            <text:p>0.611523899223359</text:p>
          </table:table-cell>
          <table:table-cell office:value-type="float" office:value="0.366202597850669" calcext:value-type="float">
            <text:p>0.366202597850669</text:p>
          </table:table-cell>
          <table:table-cell table:formula="of:=[.I380]-[.B380]" office:value-type="float" office:value="-0.0359048244108875" calcext:value-type="float">
            <text:p>-0.035904824410888</text:p>
          </table:table-cell>
          <table:table-cell table:formula="of:=[.K380]-[.C380]" office:value-type="float" office:value="0.0351922489667276" calcext:value-type="float">
            <text:p>0.035192248966728</text:p>
          </table:table-cell>
          <table:table-cell table:formula="of:=[.M380]-[.D380]" office:value-type="float" office:value="-0.0969065371386282" calcext:value-type="float">
            <text:p>-0.096906537138628</text:p>
          </table:table-cell>
          <table:table-cell office:value-type="float" office:value="0.464851264734008" calcext:value-type="float">
            <text:p>0.464851264734008</text:p>
          </table:table-cell>
          <table:table-cell office:value-type="float" office:value="-0.25345607016362" calcext:value-type="float">
            <text:p>-0.25345607016362</text:p>
          </table:table-cell>
          <table:table-cell office:value-type="float" office:value="0.444842832153159" calcext:value-type="float">
            <text:p>0.444842832153159</text:p>
          </table:table-cell>
          <table:table-cell office:value-type="float" office:value="-0.0263894199159012" calcext:value-type="float">
            <text:p>-0.026389419915901</text:p>
          </table:table-cell>
          <table:table-cell office:value-type="float" office:value="-0.0436139113229759" calcext:value-type="float">
            <text:p>-0.043613911322976</text:p>
          </table:table-cell>
          <table:table-cell office:value-type="float" office:value="0.00265608615089885" calcext:value-type="float">
            <text:p>0.002656086150899</text:p>
          </table:table-cell>
        </table:table-row>
        <table:table-row table:style-name="ro1">
          <table:table-cell table:formula="of:=SQRT([.I381]^2 + [.K381]^2 + [.M381]^2)" office:value-type="float" office:value="4.57633215299294" calcext:value-type="float">
            <text:p>4.57633215299294</text:p>
          </table:table-cell>
          <table:table-cell office:value-type="float" office:value="3.57295448300918" calcext:value-type="float">
            <text:p>3.57295448300918</text:p>
          </table:table-cell>
          <table:table-cell office:value-type="float" office:value="-2.54492382479337" calcext:value-type="float">
            <text:p>-2.54492382479337</text:p>
          </table:table-cell>
          <table:table-cell office:value-type="float" office:value="1.18810574313181" calcext:value-type="float">
            <text:p>1.18810574313181</text:p>
          </table:table-cell>
          <table:table-cell office:value-type="float" office:value="-0.349757948018506" calcext:value-type="float">
            <text:p>-0.349757948018506</text:p>
          </table:table-cell>
          <table:table-cell office:value-type="float" office:value="-0.0389815052184623" calcext:value-type="float">
            <text:p>-0.038981505218462</text:p>
          </table:table-cell>
          <table:table-cell office:value-type="float" office:value="3.09132106975847" calcext:value-type="float">
            <text:p>3.09132106975847</text:p>
          </table:table-cell>
          <table:table-cell office:value-type="float" office:value="4.1453094639204" calcext:value-type="float">
            <text:p>4.1453094639204</text:p>
          </table:table-cell>
          <table:table-cell table:formula="of:=[.H381] / 1.184 + 0.103" office:value-type="float" office:value="3.60410596614899" calcext:value-type="float">
            <text:p>3.60410596614899</text:p>
          </table:table-cell>
          <table:table-cell office:value-type="float" office:value="-2.89608901686368" calcext:value-type="float">
            <text:p>-2.89608901686368</text:p>
          </table:table-cell>
          <table:table-cell table:formula="of:=[.J381] / 1.032 + 0.243" office:value-type="float" office:value="-2.56328780703845" calcext:value-type="float">
            <text:p>-2.56328780703845</text:p>
          </table:table-cell>
          <table:table-cell office:value-type="float" office:value="1.6953328439312" calcext:value-type="float">
            <text:p>1.6953328439312</text:p>
          </table:table-cell>
          <table:table-cell table:formula="of:=[.L381] / 1.151 - 0.297" office:value-type="float" office:value="1.17592167153015" calcext:value-type="float">
            <text:p>1.17592167153015</text:p>
          </table:table-cell>
          <table:table-cell office:value-type="float" office:value="-0.373914271125381" calcext:value-type="float">
            <text:p>-0.373914271125381</text:p>
          </table:table-cell>
          <table:table-cell office:value-type="float" office:value="0.0286869218034824" calcext:value-type="float">
            <text:p>0.028686921803482</text:p>
          </table:table-cell>
          <table:table-cell office:value-type="float" office:value="3.07359703172628" calcext:value-type="float">
            <text:p>3.07359703172628</text:p>
          </table:table-cell>
          <table:table-cell table:formula="of:=[.I381]-[.B381]" office:value-type="float" office:value="0.0311514831398068" calcext:value-type="float">
            <text:p>0.031151483139807</text:p>
          </table:table-cell>
          <table:table-cell table:formula="of:=[.K381]-[.C381]" office:value-type="float" office:value="-0.0183639822450798" calcext:value-type="float">
            <text:p>-0.01836398224508</text:p>
          </table:table-cell>
          <table:table-cell table:formula="of:=[.M381]-[.D381]" office:value-type="float" office:value="-0.0121840716016621" calcext:value-type="float">
            <text:p>-0.012184071601662</text:p>
          </table:table-cell>
          <table:table-cell office:value-type="float" office:value="0.572354980911221" calcext:value-type="float">
            <text:p>0.572354980911221</text:p>
          </table:table-cell>
          <table:table-cell office:value-type="float" office:value="-0.351165192070314" calcext:value-type="float">
            <text:p>-0.351165192070314</text:p>
          </table:table-cell>
          <table:table-cell office:value-type="float" office:value="0.507227100799392" calcext:value-type="float">
            <text:p>0.507227100799392</text:p>
          </table:table-cell>
          <table:table-cell office:value-type="float" office:value="0.0275749055524468" calcext:value-type="float">
            <text:p>0.027574905552447</text:p>
          </table:table-cell>
          <table:table-cell office:value-type="float" office:value="-0.0663554576651424" calcext:value-type="float">
            <text:p>-0.066355457665142</text:p>
          </table:table-cell>
          <table:table-cell office:value-type="float" office:value="-0.0166843551820506" calcext:value-type="float">
            <text:p>-0.016684355182051</text:p>
          </table:table-cell>
        </table:table-row>
        <table:table-row table:style-name="ro1">
          <table:table-cell table:formula="of:=SQRT([.I382]^2 + [.K382]^2 + [.M382]^2)" office:value-type="float" office:value="4.67797485669845" calcext:value-type="float">
            <text:p>4.67797485669845</text:p>
          </table:table-cell>
          <table:table-cell office:value-type="float" office:value="3.6921788024977" calcext:value-type="float">
            <text:p>3.6921788024977</text:p>
          </table:table-cell>
          <table:table-cell office:value-type="float" office:value="-2.75811453517574" calcext:value-type="float">
            <text:p>-2.75811453517574</text:p>
          </table:table-cell>
          <table:table-cell office:value-type="float" office:value="0.964163388236107" calcext:value-type="float">
            <text:p>0.964163388236107</text:p>
          </table:table-cell>
          <table:table-cell office:value-type="float" office:value="0.696833223277626" calcext:value-type="float">
            <text:p>0.696833223277626</text:p>
          </table:table-cell>
          <table:table-cell office:value-type="float" office:value="0.664772605566875" calcext:value-type="float">
            <text:p>0.664772605566875</text:p>
          </table:table-cell>
          <table:table-cell office:value-type="float" office:value="-1.45555472772753" calcext:value-type="float">
            <text:p>-1.45555472772753</text:p>
          </table:table-cell>
          <table:table-cell office:value-type="float" office:value="4.22601742865573" calcext:value-type="float">
            <text:p>4.22601742865573</text:p>
          </table:table-cell>
          <table:table-cell table:formula="of:=[.H382] / 1.184 + 0.103" office:value-type="float" office:value="3.67227147690518" calcext:value-type="float">
            <text:p>3.67227147690518</text:p>
          </table:table-cell>
          <table:table-cell office:value-type="float" office:value="-3.06810674222171" calcext:value-type="float">
            <text:p>-3.06810674222171</text:p>
          </table:table-cell>
          <table:table-cell table:formula="of:=[.J382] / 1.032 + 0.243" office:value-type="float" office:value="-2.72997164943964" calcext:value-type="float">
            <text:p>-2.72997164943964</text:p>
          </table:table-cell>
          <table:table-cell office:value-type="float" office:value="1.46082132624229" calcext:value-type="float">
            <text:p>1.46082132624229</text:p>
          </table:table-cell>
          <table:table-cell table:formula="of:=[.L382] / 1.151 - 0.297" office:value-type="float" office:value="0.972175783008071" calcext:value-type="float">
            <text:p>0.972175783008071</text:p>
          </table:table-cell>
          <table:table-cell office:value-type="float" office:value="0.634804540440806" calcext:value-type="float">
            <text:p>0.634804540440806</text:p>
          </table:table-cell>
          <table:table-cell office:value-type="float" office:value="0.641303584970901" calcext:value-type="float">
            <text:p>0.641303584970901</text:p>
          </table:table-cell>
          <table:table-cell office:value-type="float" office:value="-1.42417265526823" calcext:value-type="float">
            <text:p>-1.42417265526823</text:p>
          </table:table-cell>
          <table:table-cell table:formula="of:=[.I382]-[.B382]" office:value-type="float" office:value="-0.0199073255925222" calcext:value-type="float">
            <text:p>-0.019907325592522</text:p>
          </table:table-cell>
          <table:table-cell table:formula="of:=[.K382]-[.C382]" office:value-type="float" office:value="0.0281428857360986" calcext:value-type="float">
            <text:p>0.028142885736099</text:p>
          </table:table-cell>
          <table:table-cell table:formula="of:=[.M382]-[.D382]" office:value-type="float" office:value="0.00801239477196425" calcext:value-type="float">
            <text:p>0.008012394771964</text:p>
          </table:table-cell>
          <table:table-cell office:value-type="float" office:value="0.53383862615803" calcext:value-type="float">
            <text:p>0.53383862615803</text:p>
          </table:table-cell>
          <table:table-cell office:value-type="float" office:value="-0.309992207045969" calcext:value-type="float">
            <text:p>-0.309992207045969</text:p>
          </table:table-cell>
          <table:table-cell office:value-type="float" office:value="0.496657938006187" calcext:value-type="float">
            <text:p>0.496657938006187</text:p>
          </table:table-cell>
          <table:table-cell office:value-type="float" office:value="0.0166784401064231" calcext:value-type="float">
            <text:p>0.016678440106423</text:p>
          </table:table-cell>
          <table:table-cell office:value-type="float" office:value="-0.0519557037387974" calcext:value-type="float">
            <text:p>-0.051955703738797</text:p>
          </table:table-cell>
          <table:table-cell office:value-type="float" office:value="-0.00588353247163642" calcext:value-type="float">
            <text:p>-0.005883532471636</text:p>
          </table:table-cell>
        </table:table-row>
        <table:table-row table:style-name="ro1">
          <table:table-cell table:formula="of:=SQRT([.I383]^2 + [.K383]^2 + [.M383]^2)" office:value-type="float" office:value="7.08320531354739" calcext:value-type="float">
            <text:p>7.08320531354739</text:p>
          </table:table-cell>
          <table:table-cell office:value-type="float" office:value="5.49352480390635" calcext:value-type="float">
            <text:p>5.49352480390635</text:p>
          </table:table-cell>
          <table:table-cell office:value-type="float" office:value="4.25507490159809" calcext:value-type="float">
            <text:p>4.25507490159809</text:p>
          </table:table-cell>
          <table:table-cell office:value-type="float" office:value="0.463565157649899" calcext:value-type="float">
            <text:p>0.463565157649899</text:p>
          </table:table-cell>
          <table:table-cell office:value-type="float" office:value="0.0501732029460928" calcext:value-type="float">
            <text:p>0.050173202946093</text:p>
          </table:table-cell>
          <table:table-cell office:value-type="float" office:value="0.192238466384174" calcext:value-type="float">
            <text:p>0.192238466384174</text:p>
          </table:table-cell>
          <table:table-cell office:value-type="float" office:value="0.925468423792148" calcext:value-type="float">
            <text:p>0.925468423792148</text:p>
          </table:table-cell>
          <table:table-cell office:value-type="float" office:value="6.5804662004575" calcext:value-type="float">
            <text:p>6.5804662004575</text:p>
          </table:table-cell>
          <table:table-cell table:formula="of:=[.H383] / 1.184 + 0.103" office:value-type="float" office:value="5.66082618281883" calcext:value-type="float">
            <text:p>5.66082618281883</text:p>
          </table:table-cell>
          <table:table-cell office:value-type="float" office:value="4.08082861762566" calcext:value-type="float">
            <text:p>4.08082861762566</text:p>
          </table:table-cell>
          <table:table-cell table:formula="of:=[.J383] / 1.032 + 0.243" office:value-type="float" office:value="4.1972912961489" calcext:value-type="float">
            <text:p>4.1972912961489</text:p>
          </table:table-cell>
          <table:table-cell office:value-type="float" office:value="1.16349511759053" calcext:value-type="float">
            <text:p>1.16349511759053</text:p>
          </table:table-cell>
          <table:table-cell table:formula="of:=[.L383] / 1.151 - 0.297" office:value-type="float" office:value="0.713855879748506" calcext:value-type="float">
            <text:p>0.713855879748506</text:p>
          </table:table-cell>
          <table:table-cell office:value-type="float" office:value="0.975795117754971" calcext:value-type="float">
            <text:p>0.975795117754971</text:p>
          </table:table-cell>
          <table:table-cell office:value-type="float" office:value="0.635280041327772" calcext:value-type="float">
            <text:p>0.635280041327772</text:p>
          </table:table-cell>
          <table:table-cell office:value-type="float" office:value="0.644803628814634" calcext:value-type="float">
            <text:p>0.644803628814634</text:p>
          </table:table-cell>
          <table:table-cell table:formula="of:=[.I383]-[.B383]" office:value-type="float" office:value="0.167301378912484" calcext:value-type="float">
            <text:p>0.167301378912484</text:p>
          </table:table-cell>
          <table:table-cell table:formula="of:=[.K383]-[.C383]" office:value-type="float" office:value="-0.0577836054491945" calcext:value-type="float">
            <text:p>-0.057783605449195</text:p>
          </table:table-cell>
          <table:table-cell table:formula="of:=[.M383]-[.D383]" office:value-type="float" office:value="0.250290722098607" calcext:value-type="float">
            <text:p>0.250290722098607</text:p>
          </table:table-cell>
          <table:table-cell office:value-type="float" office:value="1.08694139655115" calcext:value-type="float">
            <text:p>1.08694139655115</text:p>
          </table:table-cell>
          <table:table-cell office:value-type="float" office:value="-0.17424628397243" calcext:value-type="float">
            <text:p>-0.17424628397243</text:p>
          </table:table-cell>
          <table:table-cell office:value-type="float" office:value="0.699929959940631" calcext:value-type="float">
            <text:p>0.699929959940631</text:p>
          </table:table-cell>
          <table:table-cell office:value-type="float" office:value="0.923378865903743" calcext:value-type="float">
            <text:p>0.923378865903743</text:p>
          </table:table-cell>
          <table:table-cell office:value-type="float" office:value="-0.220864280734298" calcext:value-type="float">
            <text:p>-0.220864280734298</text:p>
          </table:table-cell>
          <table:table-cell office:value-type="float" office:value="0.235173566568326" calcext:value-type="float">
            <text:p>0.235173566568326</text:p>
          </table:table-cell>
        </table:table-row>
        <table:table-row table:style-name="ro1">
          <table:table-cell table:formula="of:=SQRT([.I384]^2 + [.K384]^2 + [.M384]^2)" office:value-type="float" office:value="3.06968128123505" calcext:value-type="float">
            <text:p>3.06968128123505</text:p>
          </table:table-cell>
          <table:table-cell office:value-type="float" office:value="2.35337958278607" calcext:value-type="float">
            <text:p>2.35337958278607</text:p>
          </table:table-cell>
          <table:table-cell office:value-type="float" office:value="-1.96494790084328" calcext:value-type="float">
            <text:p>-1.96494790084328</text:p>
          </table:table-cell>
          <table:table-cell office:value-type="float" office:value="0.973539881596947" calcext:value-type="float">
            <text:p>0.973539881596947</text:p>
          </table:table-cell>
          <table:table-cell office:value-type="float" office:value="-0.23770526523653" calcext:value-type="float">
            <text:p>-0.23770526523653</text:p>
          </table:table-cell>
          <table:table-cell office:value-type="float" office:value="0.173454579880271" calcext:value-type="float">
            <text:p>0.173454579880271</text:p>
          </table:table-cell>
          <table:table-cell office:value-type="float" office:value="-1.81895616370762" calcext:value-type="float">
            <text:p>-1.81895616370762</text:p>
          </table:table-cell>
          <table:table-cell office:value-type="float" office:value="2.63872939995242" calcext:value-type="float">
            <text:p>2.63872939995242</text:p>
          </table:table-cell>
          <table:table-cell table:formula="of:=[.H384] / 1.184 + 0.103" office:value-type="float" office:value="2.33165658779765" calcext:value-type="float">
            <text:p>2.33165658779765</text:p>
          </table:table-cell>
          <table:table-cell office:value-type="float" office:value="-2.1313199759068" calcext:value-type="float">
            <text:p>-2.1313199759068</text:p>
          </table:table-cell>
          <table:table-cell table:formula="of:=[.J384] / 1.032 + 0.243" office:value-type="float" office:value="-1.82223253479341" calcext:value-type="float">
            <text:p>-1.82223253479341</text:p>
          </table:table-cell>
          <table:table-cell office:value-type="float" office:value="1.28101596727328" calcext:value-type="float">
            <text:p>1.28101596727328</text:p>
          </table:table-cell>
          <table:table-cell table:formula="of:=[.L384] / 1.151 - 0.297" office:value-type="float" office:value="0.815959137509366" calcext:value-type="float">
            <text:p>0.815959137509366</text:p>
          </table:table-cell>
          <table:table-cell office:value-type="float" office:value="-0.304231837430476" calcext:value-type="float">
            <text:p>-0.304231837430476</text:p>
          </table:table-cell>
          <table:table-cell office:value-type="float" office:value="0.153657481906195" calcext:value-type="float">
            <text:p>0.153657481906195</text:p>
          </table:table-cell>
          <table:table-cell office:value-type="float" office:value="-1.85141223591826" calcext:value-type="float">
            <text:p>-1.85141223591826</text:p>
          </table:table-cell>
          <table:table-cell table:formula="of:=[.I384]-[.B384]" office:value-type="float" office:value="-0.0217229949884175" calcext:value-type="float">
            <text:p>-0.021722994988418</text:p>
          </table:table-cell>
          <table:table-cell table:formula="of:=[.K384]-[.C384]" office:value-type="float" office:value="0.142715366049869" calcext:value-type="float">
            <text:p>0.142715366049869</text:p>
          </table:table-cell>
          <table:table-cell table:formula="of:=[.M384]-[.D384]" office:value-type="float" office:value="-0.157580744087581" calcext:value-type="float">
            <text:p>-0.157580744087581</text:p>
          </table:table-cell>
          <table:table-cell office:value-type="float" office:value="0.285349817166347" calcext:value-type="float">
            <text:p>0.285349817166347</text:p>
          </table:table-cell>
          <table:table-cell office:value-type="float" office:value="-0.166372075063515" calcext:value-type="float">
            <text:p>-0.166372075063515</text:p>
          </table:table-cell>
          <table:table-cell office:value-type="float" office:value="0.307476085676335" calcext:value-type="float">
            <text:p>0.307476085676335</text:p>
          </table:table-cell>
          <table:table-cell office:value-type="float" office:value="0.0350275136997045" calcext:value-type="float">
            <text:p>0.035027513699705</text:p>
          </table:table-cell>
          <table:table-cell office:value-type="float" office:value="-0.0589463310641545" calcext:value-type="float">
            <text:p>-0.058946331064155</text:p>
          </table:table-cell>
          <table:table-cell office:value-type="float" office:value="-0.0422600932930273" calcext:value-type="float">
            <text:p>-0.042260093293027</text:p>
          </table:table-cell>
        </table:table-row>
        <table:table-row table:style-name="ro1">
          <table:table-cell table:formula="of:=SQRT([.I385]^2 + [.K385]^2 + [.M385]^2)" office:value-type="float" office:value="1.87204978380934" calcext:value-type="float">
            <text:p>1.87204978380934</text:p>
          </table:table-cell>
          <table:table-cell office:value-type="float" office:value="1.80773827627269" calcext:value-type="float">
            <text:p>1.80773827627269</text:p>
          </table:table-cell>
          <table:table-cell office:value-type="float" office:value="-0.0406181597857276" calcext:value-type="float">
            <text:p>-0.040618159785728</text:p>
          </table:table-cell>
          <table:table-cell office:value-type="float" office:value="0.660799015498428" calcext:value-type="float">
            <text:p>0.660799015498428</text:p>
          </table:table-cell>
          <table:table-cell office:value-type="float" office:value="-0.647781587531407" calcext:value-type="float">
            <text:p>-0.647781587531407</text:p>
          </table:table-cell>
          <table:table-cell office:value-type="float" office:value="-0.141224211665447" calcext:value-type="float">
            <text:p>-0.141224211665447</text:p>
          </table:table-cell>
          <table:table-cell office:value-type="float" office:value="2.71939922821535" calcext:value-type="float">
            <text:p>2.71939922821535</text:p>
          </table:table-cell>
          <table:table-cell office:value-type="float" office:value="2.02373088832047" calcext:value-type="float">
            <text:p>2.02373088832047</text:p>
          </table:table-cell>
          <table:table-cell table:formula="of:=[.H385] / 1.184 + 0.103" office:value-type="float" office:value="1.81223216918959" calcext:value-type="float">
            <text:p>1.81223216918959</text:p>
          </table:table-cell>
          <table:table-cell office:value-type="float" office:value="-0.154213373943481" calcext:value-type="float">
            <text:p>-0.154213373943481</text:p>
          </table:table-cell>
          <table:table-cell table:formula="of:=[.J385] / 1.032 + 0.243" office:value-type="float" office:value="0.0935684361012781" calcext:value-type="float">
            <text:p>0.093568436101278</text:p>
          </table:table-cell>
          <table:table-cell office:value-type="float" office:value="0.871344413410087" calcext:value-type="float">
            <text:p>0.871344413410087</text:p>
          </table:table-cell>
          <table:table-cell table:formula="of:=[.L385] / 1.151 - 0.297" office:value-type="float" office:value="0.460032505134741" calcext:value-type="float">
            <text:p>0.460032505134741</text:p>
          </table:table-cell>
          <table:table-cell office:value-type="float" office:value="-0.591083982620126" calcext:value-type="float">
            <text:p>-0.591083982620126</text:p>
          </table:table-cell>
          <table:table-cell office:value-type="float" office:value="-0.10509423530575" calcext:value-type="float">
            <text:p>-0.10509423530575</text:p>
          </table:table-cell>
          <table:table-cell office:value-type="float" office:value="2.724909521761" calcext:value-type="float">
            <text:p>2.724909521761</text:p>
          </table:table-cell>
          <table:table-cell table:formula="of:=[.I385]-[.B385]" office:value-type="float" office:value="0.00449389291689628" calcext:value-type="float">
            <text:p>0.004493892916896</text:p>
          </table:table-cell>
          <table:table-cell table:formula="of:=[.K385]-[.C385]" office:value-type="float" office:value="0.134186595887006" calcext:value-type="float">
            <text:p>0.134186595887006</text:p>
          </table:table-cell>
          <table:table-cell table:formula="of:=[.M385]-[.D385]" office:value-type="float" office:value="-0.200766510363687" calcext:value-type="float">
            <text:p>-0.200766510363687</text:p>
          </table:table-cell>
          <table:table-cell office:value-type="float" office:value="0.215992612047787" calcext:value-type="float">
            <text:p>0.215992612047787</text:p>
          </table:table-cell>
          <table:table-cell office:value-type="float" office:value="-0.113595214157753" calcext:value-type="float">
            <text:p>-0.113595214157753</text:p>
          </table:table-cell>
          <table:table-cell office:value-type="float" office:value="0.210545397911659" calcext:value-type="float">
            <text:p>0.210545397911659</text:p>
          </table:table-cell>
          <table:table-cell office:value-type="float" office:value="-0.0367625264088951" calcext:value-type="float">
            <text:p>-0.036762526408895</text:p>
          </table:table-cell>
          <table:table-cell office:value-type="float" office:value="-0.0558661764563144" calcext:value-type="float">
            <text:p>-0.055866176456314</text:p>
          </table:table-cell>
          <table:table-cell office:value-type="float" office:value="-0.00248514892599161" calcext:value-type="float">
            <text:p>-0.002485148925992</text:p>
          </table:table-cell>
        </table:table-row>
        <table:table-row table:style-name="ro1">
          <table:table-cell table:formula="of:=SQRT([.I386]^2 + [.K386]^2 + [.M386]^2)" office:value-type="float" office:value="7.75898676101357" calcext:value-type="float">
            <text:p>7.75898676101357</text:p>
          </table:table-cell>
          <table:table-cell office:value-type="float" office:value="5.74027035577425" calcext:value-type="float">
            <text:p>5.74027035577425</text:p>
          </table:table-cell>
          <table:table-cell office:value-type="float" office:value="-4.48046891629285" calcext:value-type="float">
            <text:p>-4.48046891629285</text:p>
          </table:table-cell>
          <table:table-cell office:value-type="float" office:value="1.29105775112235" calcext:value-type="float">
            <text:p>1.29105775112235</text:p>
          </table:table-cell>
          <table:table-cell office:value-type="float" office:value="0.277059210434524" calcext:value-type="float">
            <text:p>0.277059210434524</text:p>
          </table:table-cell>
          <table:table-cell office:value-type="float" office:value="0.0081005986575331" calcext:value-type="float">
            <text:p>0.008100598657533</text:p>
          </table:table-cell>
          <table:table-cell office:value-type="float" office:value="-2.38102161046718" calcext:value-type="float">
            <text:p>-2.38102161046718</text:p>
          </table:table-cell>
          <table:table-cell office:value-type="float" office:value="6.87074913156817" calcext:value-type="float">
            <text:p>6.87074913156817</text:p>
          </table:table-cell>
          <table:table-cell table:formula="of:=[.H386] / 1.184 + 0.103" office:value-type="float" office:value="5.90599757733798" calcext:value-type="float">
            <text:p>5.90599757733798</text:p>
          </table:table-cell>
          <table:table-cell office:value-type="float" office:value="-5.18533849547745" calcext:value-type="float">
            <text:p>-5.18533849547745</text:p>
          </table:table-cell>
          <table:table-cell table:formula="of:=[.J386] / 1.032 + 0.243" office:value-type="float" office:value="-4.7815528056952" calcext:value-type="float">
            <text:p>-4.7815528056952</text:p>
          </table:table-cell>
          <table:table-cell office:value-type="float" office:value="2.14632023052357" calcext:value-type="float">
            <text:p>2.14632023052357</text:p>
          </table:table-cell>
          <table:table-cell table:formula="of:=[.L386] / 1.151 - 0.297" office:value-type="float" office:value="1.56774390141057" calcext:value-type="float">
            <text:p>1.56774390141057</text:p>
          </table:table-cell>
          <table:table-cell office:value-type="float" office:value="0.86530780670641" calcext:value-type="float">
            <text:p>0.86530780670641</text:p>
          </table:table-cell>
          <table:table-cell office:value-type="float" office:value="0.99354550109666" calcext:value-type="float">
            <text:p>0.99354550109666</text:p>
          </table:table-cell>
          <table:table-cell office:value-type="float" office:value="-3.03027363284121" calcext:value-type="float">
            <text:p>-3.03027363284121</text:p>
          </table:table-cell>
          <table:table-cell table:formula="of:=[.I386]-[.B386]" office:value-type="float" office:value="0.165727221563731" calcext:value-type="float">
            <text:p>0.165727221563731</text:p>
          </table:table-cell>
          <table:table-cell table:formula="of:=[.K386]-[.C386]" office:value-type="float" office:value="-0.301083889402353" calcext:value-type="float">
            <text:p>-0.301083889402353</text:p>
          </table:table-cell>
          <table:table-cell table:formula="of:=[.M386]-[.D386]" office:value-type="float" office:value="0.276686150288223" calcext:value-type="float">
            <text:p>0.276686150288223</text:p>
          </table:table-cell>
          <table:table-cell office:value-type="float" office:value="1.13047877579392" calcext:value-type="float">
            <text:p>1.13047877579392</text:p>
          </table:table-cell>
          <table:table-cell office:value-type="float" office:value="-0.704869579184602" calcext:value-type="float">
            <text:p>-0.704869579184602</text:p>
          </table:table-cell>
          <table:table-cell office:value-type="float" office:value="0.855262479401225" calcext:value-type="float">
            <text:p>0.855262479401225</text:p>
          </table:table-cell>
          <table:table-cell office:value-type="float" office:value="-1.04523343175048" calcext:value-type="float">
            <text:p>-1.04523343175048</text:p>
          </table:table-cell>
          <table:table-cell office:value-type="float" office:value="-0.406750356085627" calcext:value-type="float">
            <text:p>-0.406750356085627</text:p>
          </table:table-cell>
          <table:table-cell office:value-type="float" office:value="-0.558528987969354" calcext:value-type="float">
            <text:p>-0.558528987969354</text:p>
          </table:table-cell>
        </table:table-row>
        <table:table-row table:style-name="ro1">
          <table:table-cell table:formula="of:=SQRT([.I387]^2 + [.K387]^2 + [.M387]^2)" office:value-type="float" office:value="4.92285687822717" calcext:value-type="float">
            <text:p>4.92285687822717</text:p>
          </table:table-cell>
          <table:table-cell office:value-type="float" office:value="4.64190801567634" calcext:value-type="float">
            <text:p>4.64190801567634</text:p>
          </table:table-cell>
          <table:table-cell office:value-type="float" office:value="-1.67913186055857" calcext:value-type="float">
            <text:p>-1.67913186055857</text:p>
          </table:table-cell>
          <table:table-cell office:value-type="float" office:value="0.613554996648063" calcext:value-type="float">
            <text:p>0.613554996648063</text:p>
          </table:table-cell>
          <table:table-cell office:value-type="float" office:value="0.601833972813244" calcext:value-type="float">
            <text:p>0.601833972813244</text:p>
          </table:table-cell>
          <table:table-cell office:value-type="float" office:value="-0.374583488461268" calcext:value-type="float">
            <text:p>-0.374583488461268</text:p>
          </table:table-cell>
          <table:table-cell office:value-type="float" office:value="0.472866981672984" calcext:value-type="float">
            <text:p>0.472866981672984</text:p>
          </table:table-cell>
          <table:table-cell office:value-type="float" office:value="5.28323079012375" calcext:value-type="float">
            <text:p>5.28323079012375</text:p>
          </table:table-cell>
          <table:table-cell table:formula="of:=[.H387] / 1.184 + 0.103" office:value-type="float" office:value="4.56518816733425" calcext:value-type="float">
            <text:p>4.56518816733425</text:p>
          </table:table-cell>
          <table:table-cell office:value-type="float" office:value="-2.0073390031218" calcext:value-type="float">
            <text:p>-2.0073390031218</text:p>
          </table:table-cell>
          <table:table-cell table:formula="of:=[.J387] / 1.032 + 0.243" office:value-type="float" office:value="-1.70209593325756" calcext:value-type="float">
            <text:p>-1.70209593325756</text:p>
          </table:table-cell>
          <table:table-cell office:value-type="float" office:value="1.15282944165705" calcext:value-type="float">
            <text:p>1.15282944165705</text:p>
          </table:table-cell>
          <table:table-cell table:formula="of:=[.L387] / 1.151 - 0.297" office:value-type="float" office:value="0.704589436713336" calcext:value-type="float">
            <text:p>0.704589436713336</text:p>
          </table:table-cell>
          <table:table-cell office:value-type="float" office:value="0.63983501299986" calcext:value-type="float">
            <text:p>0.63983501299986</text:p>
          </table:table-cell>
          <table:table-cell office:value-type="float" office:value="-0.48938179329036" calcext:value-type="float">
            <text:p>-0.48938179329036</text:p>
          </table:table-cell>
          <table:table-cell office:value-type="float" office:value="0.460691970535827" calcext:value-type="float">
            <text:p>0.460691970535827</text:p>
          </table:table-cell>
          <table:table-cell table:formula="of:=[.I387]-[.B387]" office:value-type="float" office:value="-0.0767198483420914" calcext:value-type="float">
            <text:p>-0.076719848342092</text:p>
          </table:table-cell>
          <table:table-cell table:formula="of:=[.K387]-[.C387]" office:value-type="float" office:value="-0.0229640726989881" calcext:value-type="float">
            <text:p>-0.022964072698988</text:p>
          </table:table-cell>
          <table:table-cell table:formula="of:=[.M387]-[.D387]" office:value-type="float" office:value="0.0910344400652733" calcext:value-type="float">
            <text:p>0.091034440065273</text:p>
          </table:table-cell>
          <table:table-cell office:value-type="float" office:value="0.641322774447406" calcext:value-type="float">
            <text:p>0.641322774447406</text:p>
          </table:table-cell>
          <table:table-cell office:value-type="float" office:value="-0.328207142563232" calcext:value-type="float">
            <text:p>-0.328207142563232</text:p>
          </table:table-cell>
          <table:table-cell office:value-type="float" office:value="0.539274445008982" calcext:value-type="float">
            <text:p>0.539274445008982</text:p>
          </table:table-cell>
          <table:table-cell office:value-type="float" office:value="-0.0225805385357773" calcext:value-type="float">
            <text:p>-0.022580538535777</text:p>
          </table:table-cell>
          <table:table-cell office:value-type="float" office:value="-0.117728124820959" calcext:value-type="float">
            <text:p>-0.117728124820959</text:p>
          </table:table-cell>
          <table:table-cell office:value-type="float" office:value="-0.0294435893472871" calcext:value-type="float">
            <text:p>-0.029443589347287</text:p>
          </table:table-cell>
        </table:table-row>
        <table:table-row table:style-name="ro1">
          <table:table-cell table:formula="of:=SQRT([.I388]^2 + [.K388]^2 + [.M388]^2)" office:value-type="float" office:value="5.63109628127299" calcext:value-type="float">
            <text:p>5.63109628127299</text:p>
          </table:table-cell>
          <table:table-cell office:value-type="float" office:value="5.00966068775865" calcext:value-type="float">
            <text:p>5.00966068775865</text:p>
          </table:table-cell>
          <table:table-cell office:value-type="float" office:value="2.36130294269409" calcext:value-type="float">
            <text:p>2.36130294269409</text:p>
          </table:table-cell>
          <table:table-cell office:value-type="float" office:value="0.754236203551582" calcext:value-type="float">
            <text:p>0.754236203551582</text:p>
          </table:table-cell>
          <table:table-cell office:value-type="float" office:value="-0.460705485969198" calcext:value-type="float">
            <text:p>-0.460705485969198</text:p>
          </table:table-cell>
          <table:table-cell office:value-type="float" office:value="-0.281390999941724" calcext:value-type="float">
            <text:p>-0.281390999941724</text:p>
          </table:table-cell>
          <table:table-cell office:value-type="float" office:value="-3.12701265842872" calcext:value-type="float">
            <text:p>-3.12701265842872</text:p>
          </table:table-cell>
          <table:table-cell office:value-type="float" office:value="5.86234730866765" calcext:value-type="float">
            <text:p>5.86234730866765</text:p>
          </table:table-cell>
          <table:table-cell table:formula="of:=[.H388] / 1.184 + 0.103" office:value-type="float" office:value="5.05430684853687" calcext:value-type="float">
            <text:p>5.05430684853687</text:p>
          </table:table-cell>
          <table:table-cell office:value-type="float" office:value="2.14350780350215" calcext:value-type="float">
            <text:p>2.14350780350215</text:p>
          </table:table-cell>
          <table:table-cell table:formula="of:=[.J388] / 1.032 + 0.243" office:value-type="float" office:value="2.32004244525402" calcext:value-type="float">
            <text:p>2.32004244525402</text:p>
          </table:table-cell>
          <table:table-cell office:value-type="float" office:value="1.35879354809098" calcext:value-type="float">
            <text:p>1.35879354809098</text:p>
          </table:table-cell>
          <table:table-cell table:formula="of:=[.L388] / 1.151 - 0.297" office:value-type="float" office:value="0.883533056551677" calcext:value-type="float">
            <text:p>0.883533056551677</text:p>
          </table:table-cell>
          <table:table-cell office:value-type="float" office:value="-0.421269876623516" calcext:value-type="float">
            <text:p>-0.421269876623516</text:p>
          </table:table-cell>
          <table:table-cell office:value-type="float" office:value="0.556623571028303" calcext:value-type="float">
            <text:p>0.556623571028303</text:p>
          </table:table-cell>
          <table:table-cell office:value-type="float" office:value="-2.76921426880356" calcext:value-type="float">
            <text:p>-2.76921426880356</text:p>
          </table:table-cell>
          <table:table-cell table:formula="of:=[.I388]-[.B388]" office:value-type="float" office:value="0.0446461607782167" calcext:value-type="float">
            <text:p>0.044646160778217</text:p>
          </table:table-cell>
          <table:table-cell table:formula="of:=[.K388]-[.C388]" office:value-type="float" office:value="-0.041260497440069" calcext:value-type="float">
            <text:p>-0.041260497440069</text:p>
          </table:table-cell>
          <table:table-cell table:formula="of:=[.M388]-[.D388]" office:value-type="float" office:value="0.129296853000095" calcext:value-type="float">
            <text:p>0.129296853000095</text:p>
          </table:table-cell>
          <table:table-cell office:value-type="float" office:value="0.852686620909002" calcext:value-type="float">
            <text:p>0.852686620909002</text:p>
          </table:table-cell>
          <table:table-cell office:value-type="float" office:value="-0.21779513919194" calcext:value-type="float">
            <text:p>-0.21779513919194</text:p>
          </table:table-cell>
          <table:table-cell office:value-type="float" office:value="0.604557344539395" calcext:value-type="float">
            <text:p>0.604557344539395</text:p>
          </table:table-cell>
          <table:table-cell office:value-type="float" office:value="-0.0661973652833345" calcext:value-type="float">
            <text:p>-0.066197365283335</text:p>
          </table:table-cell>
          <table:table-cell office:value-type="float" office:value="-0.836893604775847" calcext:value-type="float">
            <text:p>-0.836893604775847</text:p>
          </table:table-cell>
          <table:table-cell office:value-type="float" office:value="0.334274000710901" calcext:value-type="float">
            <text:p>0.334274000710901</text:p>
          </table:table-cell>
        </table:table-row>
        <table:table-row table:style-name="ro1">
          <table:table-cell table:formula="of:=SQRT([.I389]^2 + [.K389]^2 + [.M389]^2)" office:value-type="float" office:value="5.19868254527209" calcext:value-type="float">
            <text:p>5.19868254527209</text:p>
          </table:table-cell>
          <table:table-cell office:value-type="float" office:value="4.42062725385452" calcext:value-type="float">
            <text:p>4.42062725385452</text:p>
          </table:table-cell>
          <table:table-cell office:value-type="float" office:value="-1.92576044594287" calcext:value-type="float">
            <text:p>-1.92576044594287</text:p>
          </table:table-cell>
          <table:table-cell office:value-type="float" office:value="1.38733590490956" calcext:value-type="float">
            <text:p>1.38733590490956</text:p>
          </table:table-cell>
          <table:table-cell office:value-type="float" office:value="-0.694392078574236" calcext:value-type="float">
            <text:p>-0.694392078574236</text:p>
          </table:table-cell>
          <table:table-cell office:value-type="float" office:value="-0.0970329342538898" calcext:value-type="float">
            <text:p>-0.09703293425389</text:p>
          </table:table-cell>
          <table:table-cell office:value-type="float" office:value="-2.47662874072676" calcext:value-type="float">
            <text:p>-2.47662874072676</text:p>
          </table:table-cell>
          <table:table-cell office:value-type="float" office:value="5.26134817869165" calcext:value-type="float">
            <text:p>5.26134817869165</text:p>
          </table:table-cell>
          <table:table-cell table:formula="of:=[.H389] / 1.184 + 0.103" office:value-type="float" office:value="4.54670623200308" calcext:value-type="float">
            <text:p>4.54670623200308</text:p>
          </table:table-cell>
          <table:table-cell office:value-type="float" office:value="-2.36714285409582" calcext:value-type="float">
            <text:p>-2.36714285409582</text:p>
          </table:table-cell>
          <table:table-cell table:formula="of:=[.J389] / 1.032 + 0.243" office:value-type="float" office:value="-2.05074307567424" calcext:value-type="float">
            <text:p>-2.05074307567424</text:p>
          </table:table-cell>
          <table:table-cell office:value-type="float" office:value="2.02884374610218" calcext:value-type="float">
            <text:p>2.02884374610218</text:p>
          </table:table-cell>
          <table:table-cell table:formula="of:=[.L389] / 1.151 - 0.297" office:value-type="float" office:value="1.46567918862049" calcext:value-type="float">
            <text:p>1.46567918862049</text:p>
          </table:table-cell>
          <table:table-cell office:value-type="float" office:value="1.06773963245567" calcext:value-type="float">
            <text:p>1.06773963245567</text:p>
          </table:table-cell>
          <table:table-cell office:value-type="float" office:value="1.07694097993181" calcext:value-type="float">
            <text:p>1.07694097993181</text:p>
          </table:table-cell>
          <table:table-cell office:value-type="float" office:value="-2.66717835189111" calcext:value-type="float">
            <text:p>-2.66717835189111</text:p>
          </table:table-cell>
          <table:table-cell table:formula="of:=[.I389]-[.B389]" office:value-type="float" office:value="0.126078978148563" calcext:value-type="float">
            <text:p>0.126078978148563</text:p>
          </table:table-cell>
          <table:table-cell table:formula="of:=[.K389]-[.C389]" office:value-type="float" office:value="-0.124982629731374" calcext:value-type="float">
            <text:p>-0.124982629731374</text:p>
          </table:table-cell>
          <table:table-cell table:formula="of:=[.M389]-[.D389]" office:value-type="float" office:value="0.0783432837109268" calcext:value-type="float">
            <text:p>0.078343283710927</text:p>
          </table:table-cell>
          <table:table-cell office:value-type="float" office:value="0.840720924837129" calcext:value-type="float">
            <text:p>0.840720924837129</text:p>
          </table:table-cell>
          <table:table-cell office:value-type="float" office:value="-0.441382408152946" calcext:value-type="float">
            <text:p>-0.441382408152946</text:p>
          </table:table-cell>
          <table:table-cell office:value-type="float" office:value="0.64150784119262" calcext:value-type="float">
            <text:p>0.64150784119262</text:p>
          </table:table-cell>
          <table:table-cell office:value-type="float" office:value="-1.76254371761777" calcext:value-type="float">
            <text:p>-1.76254371761777</text:p>
          </table:table-cell>
          <table:table-cell office:value-type="float" office:value="-0.4067507406822" calcext:value-type="float">
            <text:p>-0.4067507406822</text:p>
          </table:table-cell>
          <table:table-cell office:value-type="float" office:value="0.52069858215726" calcext:value-type="float">
            <text:p>0.52069858215726</text:p>
          </table:table-cell>
        </table:table-row>
        <table:table-row table:style-name="ro1">
          <table:table-cell table:formula="of:=SQRT([.I390]^2 + [.K390]^2 + [.M390]^2)" office:value-type="float" office:value="3.28249559036057" calcext:value-type="float">
            <text:p>3.28249559036057</text:p>
          </table:table-cell>
          <table:table-cell office:value-type="float" office:value="3.17812682050484" calcext:value-type="float">
            <text:p>3.17812682050484</text:p>
          </table:table-cell>
          <table:table-cell office:value-type="float" office:value="0.412428105694795" calcext:value-type="float">
            <text:p>0.412428105694795</text:p>
          </table:table-cell>
          <table:table-cell office:value-type="float" office:value="0.701394562811018" calcext:value-type="float">
            <text:p>0.701394562811018</text:p>
          </table:table-cell>
          <table:table-cell office:value-type="float" office:value="-0.333241375407553" calcext:value-type="float">
            <text:p>-0.333241375407553</text:p>
          </table:table-cell>
          <table:table-cell office:value-type="float" office:value="-0.574652467735596" calcext:value-type="float">
            <text:p>-0.574652467735596</text:p>
          </table:table-cell>
          <table:table-cell office:value-type="float" office:value="2.87880107689927" calcext:value-type="float">
            <text:p>2.87880107689927</text:p>
          </table:table-cell>
          <table:table-cell office:value-type="float" office:value="3.64883937429823" calcext:value-type="float">
            <text:p>3.64883937429823</text:p>
          </table:table-cell>
          <table:table-cell table:formula="of:=[.H390] / 1.184 + 0.103" office:value-type="float" office:value="3.18479001207621" calcext:value-type="float">
            <text:p>3.18479001207621</text:p>
          </table:table-cell>
          <table:table-cell office:value-type="float" office:value="0.234775083386482" calcext:value-type="float">
            <text:p>0.234775083386482</text:p>
          </table:table-cell>
          <table:table-cell table:formula="of:=[.J390] / 1.032 + 0.243" office:value-type="float" office:value="0.470495235839614" calcext:value-type="float">
            <text:p>0.470495235839614</text:p>
          </table:table-cell>
          <table:table-cell office:value-type="float" office:value="1.07931751135603" calcext:value-type="float">
            <text:p>1.07931751135603</text:p>
          </table:table-cell>
          <table:table-cell table:formula="of:=[.L390] / 1.151 - 0.297" office:value-type="float" office:value="0.64072155634755" calcext:value-type="float">
            <text:p>0.64072155634755</text:p>
          </table:table-cell>
          <table:table-cell office:value-type="float" office:value="-0.257114407197943" calcext:value-type="float">
            <text:p>-0.257114407197943</text:p>
          </table:table-cell>
          <table:table-cell office:value-type="float" office:value="-0.529883956528084" calcext:value-type="float">
            <text:p>-0.529883956528084</text:p>
          </table:table-cell>
          <table:table-cell office:value-type="float" office:value="2.92139104552511" calcext:value-type="float">
            <text:p>2.92139104552511</text:p>
          </table:table-cell>
          <table:table-cell table:formula="of:=[.I390]-[.B390]" office:value-type="float" office:value="0.00666319157136819" calcext:value-type="float">
            <text:p>0.006663191571368</text:p>
          </table:table-cell>
          <table:table-cell table:formula="of:=[.K390]-[.C390]" office:value-type="float" office:value="0.0580671301448193" calcext:value-type="float">
            <text:p>0.058067130144819</text:p>
          </table:table-cell>
          <table:table-cell table:formula="of:=[.M390]-[.D390]" office:value-type="float" office:value="-0.0606730064634682" calcext:value-type="float">
            <text:p>-0.060673006463468</text:p>
          </table:table-cell>
          <table:table-cell office:value-type="float" office:value="0.47071255379339" calcext:value-type="float">
            <text:p>0.47071255379339</text:p>
          </table:table-cell>
          <table:table-cell office:value-type="float" office:value="-0.177653022308313" calcext:value-type="float">
            <text:p>-0.177653022308313</text:p>
          </table:table-cell>
          <table:table-cell office:value-type="float" office:value="0.37792294854501" calcext:value-type="float">
            <text:p>0.37792294854501</text:p>
          </table:table-cell>
          <table:table-cell office:value-type="float" office:value="-0.0522123601469158" calcext:value-type="float">
            <text:p>-0.052212360146916</text:p>
          </table:table-cell>
          <table:table-cell office:value-type="float" office:value="-0.0589871867138601" calcext:value-type="float">
            <text:p>-0.05898718671386</text:p>
          </table:table-cell>
          <table:table-cell office:value-type="float" office:value="0.0010875509654964" calcext:value-type="float">
            <text:p>0.001087550965496</text:p>
          </table:table-cell>
        </table:table-row>
        <table:table-row table:style-name="ro1">
          <table:table-cell table:formula="of:=SQRT([.I391]^2 + [.K391]^2 + [.M391]^2)" office:value-type="float" office:value="7.00378262193742" calcext:value-type="float">
            <text:p>7.00378262193742</text:p>
          </table:table-cell>
          <table:table-cell office:value-type="float" office:value="5.23737300328842" calcext:value-type="float">
            <text:p>5.23737300328842</text:p>
          </table:table-cell>
          <table:table-cell office:value-type="float" office:value="4.35908560231281" calcext:value-type="float">
            <text:p>4.35908560231281</text:p>
          </table:table-cell>
          <table:table-cell office:value-type="float" office:value="1.05233833484571" calcext:value-type="float">
            <text:p>1.05233833484571</text:p>
          </table:table-cell>
          <table:table-cell office:value-type="float" office:value="0.131151074088182" calcext:value-type="float">
            <text:p>0.131151074088182</text:p>
          </table:table-cell>
          <table:table-cell office:value-type="float" office:value="-0.512334249076664" calcext:value-type="float">
            <text:p>-0.512334249076664</text:p>
          </table:table-cell>
          <table:table-cell office:value-type="float" office:value="-1.43054389323151" calcext:value-type="float">
            <text:p>-1.43054389323151</text:p>
          </table:table-cell>
          <table:table-cell office:value-type="float" office:value="6.2602055525118" calcext:value-type="float">
            <text:p>6.2602055525118</text:p>
          </table:table-cell>
          <table:table-cell table:formula="of:=[.H391] / 1.184 + 0.103" office:value-type="float" office:value="5.39033577070253" calcext:value-type="float">
            <text:p>5.39033577070253</text:p>
          </table:table-cell>
          <table:table-cell office:value-type="float" office:value="4.18720592597845" calcext:value-type="float">
            <text:p>4.18720592597845</text:p>
          </table:table-cell>
          <table:table-cell table:formula="of:=[.J391] / 1.032 + 0.243" office:value-type="float" office:value="4.30037008331245" calcext:value-type="float">
            <text:p>4.30037008331245</text:p>
          </table:table-cell>
          <table:table-cell office:value-type="float" office:value="1.75343878755408" calcext:value-type="float">
            <text:p>1.75343878755408</text:p>
          </table:table-cell>
          <table:table-cell table:formula="of:=[.L391] / 1.151 - 0.297" office:value-type="float" office:value="1.22640468075941" calcext:value-type="float">
            <text:p>1.22640468075941</text:p>
          </table:table-cell>
          <table:table-cell office:value-type="float" office:value="0.132924711574404" calcext:value-type="float">
            <text:p>0.132924711574404</text:p>
          </table:table-cell>
          <table:table-cell office:value-type="float" office:value="-0.474498016237932" calcext:value-type="float">
            <text:p>-0.474498016237932</text:p>
          </table:table-cell>
          <table:table-cell office:value-type="float" office:value="-1.4536186987362" calcext:value-type="float">
            <text:p>-1.4536186987362</text:p>
          </table:table-cell>
          <table:table-cell table:formula="of:=[.I391]-[.B391]" office:value-type="float" office:value="0.152962767414114" calcext:value-type="float">
            <text:p>0.152962767414114</text:p>
          </table:table-cell>
          <table:table-cell table:formula="of:=[.K391]-[.C391]" office:value-type="float" office:value="-0.0587155190003577" calcext:value-type="float">
            <text:p>-0.058715519000358</text:p>
          </table:table-cell>
          <table:table-cell table:formula="of:=[.M391]-[.D391]" office:value-type="float" office:value="0.174066345913699" calcext:value-type="float">
            <text:p>0.174066345913699</text:p>
          </table:table-cell>
          <table:table-cell office:value-type="float" office:value="1.02283254922339" calcext:value-type="float">
            <text:p>1.02283254922339</text:p>
          </table:table-cell>
          <table:table-cell office:value-type="float" office:value="-0.171879676334356" calcext:value-type="float">
            <text:p>-0.171879676334356</text:p>
          </table:table-cell>
          <table:table-cell office:value-type="float" office:value="0.701100452708366" calcext:value-type="float">
            <text:p>0.701100452708366</text:p>
          </table:table-cell>
          <table:table-cell office:value-type="float" office:value="-0.0372440248768862" calcext:value-type="float">
            <text:p>-0.037244024876886</text:p>
          </table:table-cell>
          <table:table-cell office:value-type="float" office:value="0.0068501364089113" calcext:value-type="float">
            <text:p>0.006850136408911</text:p>
          </table:table-cell>
          <table:table-cell office:value-type="float" office:value="-0.0237874383274423" calcext:value-type="float">
            <text:p>-0.023787438327442</text:p>
          </table:table-cell>
        </table:table-row>
        <table:table-row table:style-name="ro1">
          <table:table-cell table:formula="of:=SQRT([.I392]^2 + [.K392]^2 + [.M392]^2)" office:value-type="float" office:value="4.87794323772121" calcext:value-type="float">
            <text:p>4.87794323772121</text:p>
          </table:table-cell>
          <table:table-cell office:value-type="float" office:value="4.18628541332244" calcext:value-type="float">
            <text:p>4.18628541332244</text:p>
          </table:table-cell>
          <table:table-cell office:value-type="float" office:value="-1.90036140136246" calcext:value-type="float">
            <text:p>-1.90036140136246</text:p>
          </table:table-cell>
          <table:table-cell office:value-type="float" office:value="1.56819539187053" calcext:value-type="float">
            <text:p>1.56819539187053</text:p>
          </table:table-cell>
          <table:table-cell office:value-type="float" office:value="-0.237492334573829" calcext:value-type="float">
            <text:p>-0.237492334573829</text:p>
          </table:table-cell>
          <table:table-cell office:value-type="float" office:value="-0.126587667113354" calcext:value-type="float">
            <text:p>-0.126587667113354</text:p>
          </table:table-cell>
          <table:table-cell office:value-type="float" office:value="-2.56287411808663" calcext:value-type="float">
            <text:p>-2.56287411808663</text:p>
          </table:table-cell>
          <table:table-cell office:value-type="float" office:value="4.83808016607643" calcext:value-type="float">
            <text:p>4.83808016607643</text:p>
          </table:table-cell>
          <table:table-cell table:formula="of:=[.H392] / 1.184 + 0.103" office:value-type="float" office:value="4.18921635648347" calcext:value-type="float">
            <text:p>4.18921635648347</text:p>
          </table:table-cell>
          <table:table-cell office:value-type="float" office:value="-2.26248956186926" calcext:value-type="float">
            <text:p>-2.26248956186926</text:p>
          </table:table-cell>
          <table:table-cell table:formula="of:=[.J392] / 1.032 + 0.243" office:value-type="float" office:value="-1.94933484677254" calcext:value-type="float">
            <text:p>-1.94933484677254</text:p>
          </table:table-cell>
          <table:table-cell office:value-type="float" office:value="2.14156725252843" calcext:value-type="float">
            <text:p>2.14156725252843</text:p>
          </table:table-cell>
          <table:table-cell table:formula="of:=[.L392] / 1.151 - 0.297" office:value-type="float" office:value="1.56361446787874" calcext:value-type="float">
            <text:p>1.56361446787874</text:p>
          </table:table-cell>
          <table:table-cell office:value-type="float" office:value="-0.30872491057764" calcext:value-type="float">
            <text:p>-0.30872491057764</text:p>
          </table:table-cell>
          <table:table-cell office:value-type="float" office:value="-0.0621477986868761" calcext:value-type="float">
            <text:p>-0.062147798686876</text:p>
          </table:table-cell>
          <table:table-cell office:value-type="float" office:value="-2.60549687327376" calcext:value-type="float">
            <text:p>-2.60549687327376</text:p>
          </table:table-cell>
          <table:table-cell table:formula="of:=[.I392]-[.B392]" office:value-type="float" office:value="0.00293094316103115" calcext:value-type="float">
            <text:p>0.002930943161031</text:p>
          </table:table-cell>
          <table:table-cell table:formula="of:=[.K392]-[.C392]" office:value-type="float" office:value="-0.0489734454100788" calcext:value-type="float">
            <text:p>-0.048973445410079</text:p>
          </table:table-cell>
          <table:table-cell table:formula="of:=[.M392]-[.D392]" office:value-type="float" office:value="-0.00458092399178978" calcext:value-type="float">
            <text:p>-0.00458092399179</text:p>
          </table:table-cell>
          <table:table-cell office:value-type="float" office:value="0.651794752753986" calcext:value-type="float">
            <text:p>0.651794752753986</text:p>
          </table:table-cell>
          <table:table-cell office:value-type="float" office:value="-0.362128160506802" calcext:value-type="float">
            <text:p>-0.362128160506802</text:p>
          </table:table-cell>
          <table:table-cell office:value-type="float" office:value="0.573371860657897" calcext:value-type="float">
            <text:p>0.573371860657897</text:p>
          </table:table-cell>
          <table:table-cell office:value-type="float" office:value="0.024529196556152" calcext:value-type="float">
            <text:p>0.024529196556152</text:p>
          </table:table-cell>
          <table:table-cell office:value-type="float" office:value="-0.092626986222637" calcext:value-type="float">
            <text:p>-0.092626986222637</text:p>
          </table:table-cell>
          <table:table-cell office:value-type="float" office:value="-0.0347674671186748" calcext:value-type="float">
            <text:p>-0.034767467118675</text:p>
          </table:table-cell>
        </table:table-row>
        <table:table-row table:style-name="ro1">
          <table:table-cell table:formula="of:=SQRT([.I393]^2 + [.K393]^2 + [.M393]^2)" office:value-type="float" office:value="5.43334262822297" calcext:value-type="float">
            <text:p>5.43334262822297</text:p>
          </table:table-cell>
          <table:table-cell office:value-type="float" office:value="4.1556154625648" calcext:value-type="float">
            <text:p>4.1556154625648</text:p>
          </table:table-cell>
          <table:table-cell office:value-type="float" office:value="3.06110637073681" calcext:value-type="float">
            <text:p>3.06110637073681</text:p>
          </table:table-cell>
          <table:table-cell office:value-type="float" office:value="1.2490671419337" calcext:value-type="float">
            <text:p>1.2490671419337</text:p>
          </table:table-cell>
          <table:table-cell office:value-type="float" office:value="0.363409999569869" calcext:value-type="float">
            <text:p>0.363409999569869</text:p>
          </table:table-cell>
          <table:table-cell office:value-type="float" office:value="-0.287851271446895" calcext:value-type="float">
            <text:p>-0.287851271446895</text:p>
          </table:table-cell>
          <table:table-cell office:value-type="float" office:value="-2.33609775674187" calcext:value-type="float">
            <text:p>-2.33609775674187</text:p>
          </table:table-cell>
          <table:table-cell office:value-type="float" office:value="4.95107053379607" calcext:value-type="float">
            <text:p>4.95107053379607</text:p>
          </table:table-cell>
          <table:table-cell table:formula="of:=[.H393] / 1.184 + 0.103" office:value-type="float" office:value="4.28464741030074" calcext:value-type="float">
            <text:p>4.28464741030074</text:p>
          </table:table-cell>
          <table:table-cell office:value-type="float" office:value="2.93136261600875" calcext:value-type="float">
            <text:p>2.93136261600875</text:p>
          </table:table-cell>
          <table:table-cell table:formula="of:=[.J393] / 1.032 + 0.243" office:value-type="float" office:value="3.08346765117127" calcext:value-type="float">
            <text:p>3.08346765117127</text:p>
          </table:table-cell>
          <table:table-cell office:value-type="float" office:value="1.82267724493163" calcext:value-type="float">
            <text:p>1.82267724493163</text:p>
          </table:table-cell>
          <table:table-cell table:formula="of:=[.L393] / 1.151 - 0.297" office:value-type="float" office:value="1.28655972626553" calcext:value-type="float">
            <text:p>1.28655972626553</text:p>
          </table:table-cell>
          <table:table-cell office:value-type="float" office:value="0.415592826768298" calcext:value-type="float">
            <text:p>0.415592826768298</text:p>
          </table:table-cell>
          <table:table-cell office:value-type="float" office:value="-0.188904327459566" calcext:value-type="float">
            <text:p>-0.188904327459566</text:p>
          </table:table-cell>
          <table:table-cell office:value-type="float" office:value="-2.25366960917942" calcext:value-type="float">
            <text:p>-2.25366960917942</text:p>
          </table:table-cell>
          <table:table-cell table:formula="of:=[.I393]-[.B393]" office:value-type="float" office:value="0.129031947735935" calcext:value-type="float">
            <text:p>0.129031947735935</text:p>
          </table:table-cell>
          <table:table-cell table:formula="of:=[.K393]-[.C393]" office:value-type="float" office:value="0.0223612804344593" calcext:value-type="float">
            <text:p>0.022361280434459</text:p>
          </table:table-cell>
          <table:table-cell table:formula="of:=[.M393]-[.D393]" office:value-type="float" office:value="0.0374925843318343" calcext:value-type="float">
            <text:p>0.037492584331834</text:p>
          </table:table-cell>
          <table:table-cell office:value-type="float" office:value="0.795455071231272" calcext:value-type="float">
            <text:p>0.795455071231272</text:p>
          </table:table-cell>
          <table:table-cell office:value-type="float" office:value="-0.129743754728065" calcext:value-type="float">
            <text:p>-0.129743754728065</text:p>
          </table:table-cell>
          <table:table-cell office:value-type="float" office:value="0.57361010299793" calcext:value-type="float">
            <text:p>0.57361010299793</text:p>
          </table:table-cell>
          <table:table-cell office:value-type="float" office:value="-0.106712848273517" calcext:value-type="float">
            <text:p>-0.106712848273517</text:p>
          </table:table-cell>
          <table:table-cell office:value-type="float" office:value="-0.0312296329328126" calcext:value-type="float">
            <text:p>-0.031229632932813</text:p>
          </table:table-cell>
          <table:table-cell office:value-type="float" office:value="0.0684206351324739" calcext:value-type="float">
            <text:p>0.068420635132474</text:p>
          </table:table-cell>
        </table:table-row>
        <table:table-row table:style-name="ro1">
          <table:table-cell table:formula="of:=SQRT([.I394]^2 + [.K394]^2 + [.M394]^2)" office:value-type="float" office:value="3.18462733980889" calcext:value-type="float">
            <text:p>3.18462733980889</text:p>
          </table:table-cell>
          <table:table-cell office:value-type="float" office:value="3.02528072137184" calcext:value-type="float">
            <text:p>3.02528072137184</text:p>
          </table:table-cell>
          <table:table-cell office:value-type="float" office:value="0.605175910581095" calcext:value-type="float">
            <text:p>0.605175910581095</text:p>
          </table:table-cell>
          <table:table-cell office:value-type="float" office:value="0.982948475746979" calcext:value-type="float">
            <text:p>0.982948475746979</text:p>
          </table:table-cell>
          <table:table-cell office:value-type="float" office:value="0.503997773124198" calcext:value-type="float">
            <text:p>0.503997773124198</text:p>
          </table:table-cell>
          <table:table-cell office:value-type="float" office:value="0.335032129682043" calcext:value-type="float">
            <text:p>0.335032129682043</text:p>
          </table:table-cell>
          <table:table-cell office:value-type="float" office:value="0.0716955693372099" calcext:value-type="float">
            <text:p>0.07169556933721</text:p>
          </table:table-cell>
          <table:table-cell office:value-type="float" office:value="3.4216793355369" calcext:value-type="float">
            <text:p>3.4216793355369</text:p>
          </table:table-cell>
          <table:table-cell table:formula="of:=[.H394] / 1.184 + 0.103" office:value-type="float" office:value="2.99293187123049" calcext:value-type="float">
            <text:p>2.99293187123049</text:p>
          </table:table-cell>
          <table:table-cell office:value-type="float" office:value="0.432527984283435" calcext:value-type="float">
            <text:p>0.432527984283435</text:p>
          </table:table-cell>
          <table:table-cell table:formula="of:=[.J394] / 1.032 + 0.243" office:value-type="float" office:value="0.662116263840538" calcext:value-type="float">
            <text:p>0.662116263840538</text:p>
          </table:table-cell>
          <table:table-cell office:value-type="float" office:value="1.33585539856875" calcext:value-type="float">
            <text:p>1.33585539856875</text:p>
          </table:table-cell>
          <table:table-cell table:formula="of:=[.L394] / 1.151 - 0.297" office:value-type="float" office:value="0.863604169043223" calcext:value-type="float">
            <text:p>0.863604169043223</text:p>
          </table:table-cell>
          <table:table-cell office:value-type="float" office:value="0.415908609381138" calcext:value-type="float">
            <text:p>0.415908609381138</text:p>
          </table:table-cell>
          <table:table-cell office:value-type="float" office:value="0.322581329708257" calcext:value-type="float">
            <text:p>0.322581329708257</text:p>
          </table:table-cell>
          <table:table-cell office:value-type="float" office:value="0.0886578375618368" calcext:value-type="float">
            <text:p>0.088657837561837</text:p>
          </table:table-cell>
          <table:table-cell table:formula="of:=[.I394]-[.B394]" office:value-type="float" office:value="-0.0323488501413496" calcext:value-type="float">
            <text:p>-0.03234885014135</text:p>
          </table:table-cell>
          <table:table-cell table:formula="of:=[.K394]-[.C394]" office:value-type="float" office:value="0.0569403532594427" calcext:value-type="float">
            <text:p>0.056940353259443</text:p>
          </table:table-cell>
          <table:table-cell table:formula="of:=[.M394]-[.D394]" office:value-type="float" office:value="-0.119344306703756" calcext:value-type="float">
            <text:p>-0.119344306703756</text:p>
          </table:table-cell>
          <table:table-cell office:value-type="float" office:value="0.39639861416506" calcext:value-type="float">
            <text:p>0.39639861416506</text:p>
          </table:table-cell>
          <table:table-cell office:value-type="float" office:value="-0.172647926297661" calcext:value-type="float">
            <text:p>-0.172647926297661</text:p>
          </table:table-cell>
          <table:table-cell office:value-type="float" office:value="0.352906922821769" calcext:value-type="float">
            <text:p>0.352906922821769</text:p>
          </table:table-cell>
          <table:table-cell office:value-type="float" office:value="-0.0841288094741426" calcext:value-type="float">
            <text:p>-0.084128809474143</text:p>
          </table:table-cell>
          <table:table-cell office:value-type="float" office:value="-0.00523553358129902" calcext:value-type="float">
            <text:p>-0.005235533581299</text:p>
          </table:table-cell>
          <table:table-cell office:value-type="float" office:value="-0.0117203466118632" calcext:value-type="float">
            <text:p>-0.011720346611863</text:p>
          </table:table-cell>
        </table:table-row>
        <table:table-row table:style-name="ro1">
          <table:table-cell table:formula="of:=SQRT([.I395]^2 + [.K395]^2 + [.M395]^2)" office:value-type="float" office:value="5.14908578611189" calcext:value-type="float">
            <text:p>5.14908578611189</text:p>
          </table:table-cell>
          <table:table-cell office:value-type="float" office:value="4.93256558947374" calcext:value-type="float">
            <text:p>4.93256558947374</text:p>
          </table:table-cell>
          <table:table-cell office:value-type="float" office:value="0.563921611204716" calcext:value-type="float">
            <text:p>0.563921611204716</text:p>
          </table:table-cell>
          <table:table-cell office:value-type="float" office:value="1.48714403340565" calcext:value-type="float">
            <text:p>1.48714403340565</text:p>
          </table:table-cell>
          <table:table-cell office:value-type="float" office:value="0.219534919633382" calcext:value-type="float">
            <text:p>0.219534919633382</text:p>
          </table:table-cell>
          <table:table-cell office:value-type="float" office:value="-0.370850899512423" calcext:value-type="float">
            <text:p>-0.370850899512423</text:p>
          </table:table-cell>
          <table:table-cell office:value-type="float" office:value="-1.63231661580335" calcext:value-type="float">
            <text:p>-1.63231661580335</text:p>
          </table:table-cell>
          <table:table-cell office:value-type="float" office:value="5.67093896388894" calcext:value-type="float">
            <text:p>5.67093896388894</text:p>
          </table:table-cell>
          <table:table-cell table:formula="of:=[.H395] / 1.184 + 0.103" office:value-type="float" office:value="4.89264439517647" calcext:value-type="float">
            <text:p>4.89264439517647</text:p>
          </table:table-cell>
          <table:table-cell office:value-type="float" office:value="0.282169733110656" calcext:value-type="float">
            <text:p>0.282169733110656</text:p>
          </table:table-cell>
          <table:table-cell table:formula="of:=[.J395] / 1.032 + 0.243" office:value-type="float" office:value="0.516420284021953" calcext:value-type="float">
            <text:p>0.516420284021953</text:p>
          </table:table-cell>
          <table:table-cell office:value-type="float" office:value="2.09061919955308" calcext:value-type="float">
            <text:p>2.09061919955308</text:p>
          </table:table-cell>
          <table:table-cell table:formula="of:=[.L395] / 1.151 - 0.297" office:value-type="float" office:value="1.51935030369512" calcext:value-type="float">
            <text:p>1.51935030369512</text:p>
          </table:table-cell>
          <table:table-cell office:value-type="float" office:value="-0.921657470185018" calcext:value-type="float">
            <text:p>-0.921657470185018</text:p>
          </table:table-cell>
          <table:table-cell office:value-type="float" office:value="0.187589682375161" calcext:value-type="float">
            <text:p>0.187589682375161</text:p>
          </table:table-cell>
          <table:table-cell office:value-type="float" office:value="-1.45640734056324" calcext:value-type="float">
            <text:p>-1.45640734056324</text:p>
          </table:table-cell>
          <table:table-cell table:formula="of:=[.I395]-[.B395]" office:value-type="float" office:value="-0.0399211942972713" calcext:value-type="float">
            <text:p>-0.039921194297271</text:p>
          </table:table-cell>
          <table:table-cell table:formula="of:=[.K395]-[.C395]" office:value-type="float" office:value="-0.0475013271827626" calcext:value-type="float">
            <text:p>-0.047501327182763</text:p>
          </table:table-cell>
          <table:table-cell table:formula="of:=[.M395]-[.D395]" office:value-type="float" office:value="0.0322062702894674" calcext:value-type="float">
            <text:p>0.032206270289468</text:p>
          </table:table-cell>
          <table:table-cell office:value-type="float" office:value="0.738373374415193" calcext:value-type="float">
            <text:p>0.738373374415193</text:p>
          </table:table-cell>
          <table:table-cell office:value-type="float" office:value="-0.28175187809406" calcext:value-type="float">
            <text:p>-0.28175187809406</text:p>
          </table:table-cell>
          <table:table-cell office:value-type="float" office:value="0.603475166147424" calcext:value-type="float">
            <text:p>0.603475166147424</text:p>
          </table:table-cell>
          <table:table-cell office:value-type="float" office:value="-0.704233730729342" calcext:value-type="float">
            <text:p>-0.704233730729342</text:p>
          </table:table-cell>
          <table:table-cell office:value-type="float" office:value="-1.14642020475057" calcext:value-type="float">
            <text:p>-1.14642020475057</text:p>
          </table:table-cell>
          <table:table-cell office:value-type="float" office:value="-0.167805996799828" calcext:value-type="float">
            <text:p>-0.167805996799828</text:p>
          </table:table-cell>
        </table:table-row>
        <table:table-row table:style-name="ro1">
          <table:table-cell table:formula="of:=SQRT([.I396]^2 + [.K396]^2 + [.M396]^2)" office:value-type="float" office:value="5.40467063965934" calcext:value-type="float">
            <text:p>5.40467063965934</text:p>
          </table:table-cell>
          <table:table-cell office:value-type="float" office:value="5.02493431284024" calcext:value-type="float">
            <text:p>5.02493431284024</text:p>
          </table:table-cell>
          <table:table-cell office:value-type="float" office:value="-1.99086201723999" calcext:value-type="float">
            <text:p>-1.99086201723999</text:p>
          </table:table-cell>
          <table:table-cell office:value-type="float" office:value="0.68094720159003" calcext:value-type="float">
            <text:p>0.68094720159003</text:p>
          </table:table-cell>
          <table:table-cell office:value-type="float" office:value="0.16985111241301" calcext:value-type="float">
            <text:p>0.16985111241301</text:p>
          </table:table-cell>
          <table:table-cell office:value-type="float" office:value="-0.0181526517043604" calcext:value-type="float">
            <text:p>-0.01815265170436</text:p>
          </table:table-cell>
          <table:table-cell office:value-type="float" office:value="-2.96555139742729" calcext:value-type="float">
            <text:p>-2.96555139742729</text:p>
          </table:table-cell>
          <table:table-cell office:value-type="float" office:value="5.72694537922326" calcext:value-type="float">
            <text:p>5.72694537922326</text:p>
          </table:table-cell>
          <table:table-cell table:formula="of:=[.H396] / 1.184 + 0.103" office:value-type="float" office:value="4.93994711083046" calcext:value-type="float">
            <text:p>4.93994711083046</text:p>
          </table:table-cell>
          <table:table-cell office:value-type="float" office:value="-2.35280701075456" calcext:value-type="float">
            <text:p>-2.35280701075456</text:p>
          </table:table-cell>
          <table:table-cell table:formula="of:=[.J396] / 1.032 + 0.243" office:value-type="float" office:value="-2.03685175460713" calcext:value-type="float">
            <text:p>-2.03685175460713</text:p>
          </table:table-cell>
          <table:table-cell office:value-type="float" office:value="1.27594728516931" calcext:value-type="float">
            <text:p>1.27594728516931</text:p>
          </table:table-cell>
          <table:table-cell table:formula="of:=[.L396] / 1.151 - 0.297" office:value-type="float" office:value="0.811555417175769" calcext:value-type="float">
            <text:p>0.811555417175769</text:p>
          </table:table-cell>
          <table:table-cell office:value-type="float" office:value="0.0973668020908782" calcext:value-type="float">
            <text:p>0.097366802090878</text:p>
          </table:table-cell>
          <table:table-cell office:value-type="float" office:value="0.132413931075734" calcext:value-type="float">
            <text:p>0.132413931075734</text:p>
          </table:table-cell>
          <table:table-cell office:value-type="float" office:value="-3.00018277154585" calcext:value-type="float">
            <text:p>-3.00018277154585</text:p>
          </table:table-cell>
          <table:table-cell table:formula="of:=[.I396]-[.B396]" office:value-type="float" office:value="-0.0849872020097839" calcext:value-type="float">
            <text:p>-0.084987202009784</text:p>
          </table:table-cell>
          <table:table-cell table:formula="of:=[.K396]-[.C396]" office:value-type="float" office:value="-0.0459897373671419" calcext:value-type="float">
            <text:p>-0.045989737367142</text:p>
          </table:table-cell>
          <table:table-cell table:formula="of:=[.M396]-[.D396]" office:value-type="float" office:value="0.130608215585739" calcext:value-type="float">
            <text:p>0.130608215585739</text:p>
          </table:table-cell>
          <table:table-cell office:value-type="float" office:value="0.702011066383014" calcext:value-type="float">
            <text:p>0.702011066383014</text:p>
          </table:table-cell>
          <table:table-cell office:value-type="float" office:value="-0.361944993514576" calcext:value-type="float">
            <text:p>-0.361944993514576</text:p>
          </table:table-cell>
          <table:table-cell office:value-type="float" office:value="0.595000083579278" calcext:value-type="float">
            <text:p>0.595000083579278</text:p>
          </table:table-cell>
          <table:table-cell office:value-type="float" office:value="0.0450123578034436" calcext:value-type="float">
            <text:p>0.045012357803444</text:p>
          </table:table-cell>
          <table:table-cell office:value-type="float" office:value="-0.160899170506708" calcext:value-type="float">
            <text:p>-0.160899170506708</text:p>
          </table:table-cell>
          <table:table-cell office:value-type="float" office:value="-0.0351540983358376" calcext:value-type="float">
            <text:p>-0.035154098335838</text:p>
          </table:table-cell>
        </table:table-row>
        <table:table-row table:style-name="ro1">
          <table:table-cell table:formula="of:=SQRT([.I397]^2 + [.K397]^2 + [.M397]^2)" office:value-type="float" office:value="3.38330811191504" calcext:value-type="float">
            <text:p>3.38330811191504</text:p>
          </table:table-cell>
          <table:table-cell office:value-type="float" office:value="3.1370105122141" calcext:value-type="float">
            <text:p>3.1370105122141</text:p>
          </table:table-cell>
          <table:table-cell office:value-type="float" office:value="-0.650267614518119" calcext:value-type="float">
            <text:p>-0.650267614518119</text:p>
          </table:table-cell>
          <table:table-cell office:value-type="float" office:value="1.53027537255139" calcext:value-type="float">
            <text:p>1.53027537255139</text:p>
          </table:table-cell>
          <table:table-cell office:value-type="float" office:value="-0.0658141422793723" calcext:value-type="float">
            <text:p>-0.065814142279372</text:p>
          </table:table-cell>
          <table:table-cell office:value-type="float" office:value="0.400130504542001" calcext:value-type="float">
            <text:p>0.400130504542001</text:p>
          </table:table-cell>
          <table:table-cell office:value-type="float" office:value="0.0134310891904574" calcext:value-type="float">
            <text:p>0.013431089190457</text:p>
          </table:table-cell>
          <table:table-cell office:value-type="float" office:value="3.4842516507506" calcext:value-type="float">
            <text:p>3.4842516507506</text:p>
          </table:table-cell>
          <table:table-cell table:formula="of:=[.H397] / 1.184 + 0.103" office:value-type="float" office:value="3.04578011043125" calcext:value-type="float">
            <text:p>3.04578011043125</text:p>
          </table:table-cell>
          <table:table-cell office:value-type="float" office:value="-0.850882914631884" calcext:value-type="float">
            <text:p>-0.850882914631884</text:p>
          </table:table-cell>
          <table:table-cell table:formula="of:=[.J397] / 1.032 + 0.243" office:value-type="float" office:value="-0.581498948286709" calcext:value-type="float">
            <text:p>-0.581498948286709</text:p>
          </table:table-cell>
          <table:table-cell office:value-type="float" office:value="1.89968043822678" calcext:value-type="float">
            <text:p>1.89968043822678</text:p>
          </table:table-cell>
          <table:table-cell table:formula="of:=[.L397] / 1.151 - 0.297" office:value-type="float" office:value="1.35346084989295" calcext:value-type="float">
            <text:p>1.35346084989295</text:p>
          </table:table-cell>
          <table:table-cell office:value-type="float" office:value="-0.100015480329527" calcext:value-type="float">
            <text:p>-0.100015480329527</text:p>
          </table:table-cell>
          <table:table-cell office:value-type="float" office:value="0.386024603165533" calcext:value-type="float">
            <text:p>0.386024603165533</text:p>
          </table:table-cell>
          <table:table-cell office:value-type="float" office:value="0.0429827217175331" calcext:value-type="float">
            <text:p>0.042982721717533</text:p>
          </table:table-cell>
          <table:table-cell table:formula="of:=[.I397]-[.B397]" office:value-type="float" office:value="-0.0912304017828496" calcext:value-type="float">
            <text:p>-0.09123040178285</text:p>
          </table:table-cell>
          <table:table-cell table:formula="of:=[.K397]-[.C397]" office:value-type="float" office:value="0.0687686662314098" calcext:value-type="float">
            <text:p>0.06876866623141</text:p>
          </table:table-cell>
          <table:table-cell table:formula="of:=[.M397]-[.D397]" office:value-type="float" office:value="-0.176814522658445" calcext:value-type="float">
            <text:p>-0.176814522658445</text:p>
          </table:table-cell>
          <table:table-cell office:value-type="float" office:value="0.347241138536503" calcext:value-type="float">
            <text:p>0.347241138536503</text:p>
          </table:table-cell>
          <table:table-cell office:value-type="float" office:value="-0.200615300113765" calcext:value-type="float">
            <text:p>-0.200615300113765</text:p>
          </table:table-cell>
          <table:table-cell office:value-type="float" office:value="0.369405065675393" calcext:value-type="float">
            <text:p>0.369405065675393</text:p>
          </table:table-cell>
          <table:table-cell office:value-type="float" office:value="-0.0318704313869493" calcext:value-type="float">
            <text:p>-0.031870431386949</text:p>
          </table:table-cell>
          <table:table-cell office:value-type="float" office:value="-0.0134680829547751" calcext:value-type="float">
            <text:p>-0.013468082954775</text:p>
          </table:table-cell>
          <table:table-cell office:value-type="float" office:value="0.0162353352952902" calcext:value-type="float">
            <text:p>0.01623533529529</text:p>
          </table:table-cell>
        </table:table-row>
        <table:table-row table:style-name="ro1">
          <table:table-cell table:formula="of:=SQRT([.I398]^2 + [.K398]^2 + [.M398]^2)" office:value-type="float" office:value="2.86212907600369" calcext:value-type="float">
            <text:p>2.86212907600369</text:p>
          </table:table-cell>
          <table:table-cell office:value-type="float" office:value="2.78685603484364" calcext:value-type="float">
            <text:p>2.78685603484364</text:p>
          </table:table-cell>
          <table:table-cell office:value-type="float" office:value="0.434243728432864" calcext:value-type="float">
            <text:p>0.434243728432864</text:p>
          </table:table-cell>
          <table:table-cell office:value-type="float" office:value="0.863168628905848" calcext:value-type="float">
            <text:p>0.863168628905848</text:p>
          </table:table-cell>
          <table:table-cell office:value-type="float" office:value="-0.401731593271982" calcext:value-type="float">
            <text:p>-0.401731593271982</text:p>
          </table:table-cell>
          <table:table-cell office:value-type="float" office:value="0.473373224762686" calcext:value-type="float">
            <text:p>0.473373224762686</text:p>
          </table:table-cell>
          <table:table-cell office:value-type="float" office:value="-2.90302761387785" calcext:value-type="float">
            <text:p>-2.90302761387785</text:p>
          </table:table-cell>
          <table:table-cell office:value-type="float" office:value="3.10440699600303" calcext:value-type="float">
            <text:p>3.10440699600303</text:p>
          </table:table-cell>
          <table:table-cell table:formula="of:=[.H398] / 1.184 + 0.103" office:value-type="float" office:value="2.7249653682458" calcext:value-type="float">
            <text:p>2.7249653682458</text:p>
          </table:table-cell>
          <table:table-cell office:value-type="float" office:value="0.270554631511602" calcext:value-type="float">
            <text:p>0.270554631511602</text:p>
          </table:table-cell>
          <table:table-cell table:formula="of:=[.J398] / 1.032 + 0.243" office:value-type="float" office:value="0.505165340612017" calcext:value-type="float">
            <text:p>0.505165340612017</text:p>
          </table:table-cell>
          <table:table-cell office:value-type="float" office:value="1.16475530784521" calcext:value-type="float">
            <text:p>1.16475530784521</text:p>
          </table:table-cell>
          <table:table-cell table:formula="of:=[.L398] / 1.151 - 0.297" office:value-type="float" office:value="0.714950745304266" calcext:value-type="float">
            <text:p>0.714950745304266</text:p>
          </table:table-cell>
          <table:table-cell office:value-type="float" office:value="-0.442518285821931" calcext:value-type="float">
            <text:p>-0.442518285821931</text:p>
          </table:table-cell>
          <table:table-cell office:value-type="float" office:value="0.500457462093324" calcext:value-type="float">
            <text:p>0.500457462093324</text:p>
          </table:table-cell>
          <table:table-cell office:value-type="float" office:value="-2.91408951173968" calcext:value-type="float">
            <text:p>-2.91408951173968</text:p>
          </table:table-cell>
          <table:table-cell table:formula="of:=[.I398]-[.B398]" office:value-type="float" office:value="-0.0618906665978378" calcext:value-type="float">
            <text:p>-0.061890666597838</text:p>
          </table:table-cell>
          <table:table-cell table:formula="of:=[.K398]-[.C398]" office:value-type="float" office:value="0.0709216121791534" calcext:value-type="float">
            <text:p>0.070921612179154</text:p>
          </table:table-cell>
          <table:table-cell table:formula="of:=[.M398]-[.D398]" office:value-type="float" office:value="-0.148217883601582" calcext:value-type="float">
            <text:p>-0.148217883601582</text:p>
          </table:table-cell>
          <table:table-cell office:value-type="float" office:value="0.317550961159386" calcext:value-type="float">
            <text:p>0.317550961159386</text:p>
          </table:table-cell>
          <table:table-cell office:value-type="float" office:value="-0.163689096921262" calcext:value-type="float">
            <text:p>-0.163689096921262</text:p>
          </table:table-cell>
          <table:table-cell office:value-type="float" office:value="0.301586678939366" calcext:value-type="float">
            <text:p>0.301586678939366</text:p>
          </table:table-cell>
          <table:table-cell office:value-type="float" office:value="0.0283047551739664" calcext:value-type="float">
            <text:p>0.028304755173966</text:p>
          </table:table-cell>
          <table:table-cell office:value-type="float" office:value="-0.0350982722708313" calcext:value-type="float">
            <text:p>-0.035098272270831</text:p>
          </table:table-cell>
          <table:table-cell office:value-type="float" office:value="-0.029653079850279" calcext:value-type="float">
            <text:p>-0.029653079850279</text:p>
          </table:table-cell>
        </table:table-row>
        <table:table-row table:style-name="ro1">
          <table:table-cell table:formula="of:=SQRT([.I399]^2 + [.K399]^2 + [.M399]^2)" office:value-type="float" office:value="4.42287567610775" calcext:value-type="float">
            <text:p>4.42287567610775</text:p>
          </table:table-cell>
          <table:table-cell office:value-type="float" office:value="4.26116980498768" calcext:value-type="float">
            <text:p>4.26116980498768</text:p>
          </table:table-cell>
          <table:table-cell office:value-type="float" office:value="-0.995079180103788" calcext:value-type="float">
            <text:p>-0.995079180103788</text:p>
          </table:table-cell>
          <table:table-cell office:value-type="float" office:value="0.574305542681347" calcext:value-type="float">
            <text:p>0.574305542681347</text:p>
          </table:table-cell>
          <table:table-cell office:value-type="float" office:value="0.335387435586544" calcext:value-type="float">
            <text:p>0.335387435586544</text:p>
          </table:table-cell>
          <table:table-cell office:value-type="float" office:value="-0.0958656741136688" calcext:value-type="float">
            <text:p>-0.095865674113669</text:p>
          </table:table-cell>
          <table:table-cell office:value-type="float" office:value="-1.89860634186355" calcext:value-type="float">
            <text:p>-1.89860634186355</text:p>
          </table:table-cell>
          <table:table-cell office:value-type="float" office:value="4.91817803625693" calcext:value-type="float">
            <text:p>4.91817803625693</text:p>
          </table:table-cell>
          <table:table-cell table:formula="of:=[.H399] / 1.184 + 0.103" office:value-type="float" office:value="4.25686658467646" calcext:value-type="float">
            <text:p>4.25686658467646</text:p>
          </table:table-cell>
          <table:table-cell office:value-type="float" office:value="-1.29710234096173" calcext:value-type="float">
            <text:p>-1.29710234096173</text:p>
          </table:table-cell>
          <table:table-cell table:formula="of:=[.J399] / 1.032 + 0.243" office:value-type="float" office:value="-1.01388211333501" calcext:value-type="float">
            <text:p>-1.01388211333501</text:p>
          </table:table-cell>
          <table:table-cell office:value-type="float" office:value="1.08150147586787" calcext:value-type="float">
            <text:p>1.08150147586787</text:p>
          </table:table-cell>
          <table:table-cell table:formula="of:=[.L399] / 1.151 - 0.297" office:value-type="float" office:value="0.642619005966872" calcext:value-type="float">
            <text:p>0.642619005966872</text:p>
          </table:table-cell>
          <table:table-cell office:value-type="float" office:value="0.352876728805701" calcext:value-type="float">
            <text:p>0.352876728805701</text:p>
          </table:table-cell>
          <table:table-cell office:value-type="float" office:value="0.0202320080132989" calcext:value-type="float">
            <text:p>0.020232008013299</text:p>
          </table:table-cell>
          <table:table-cell office:value-type="float" office:value="-1.88843708661073" calcext:value-type="float">
            <text:p>-1.88843708661073</text:p>
          </table:table-cell>
          <table:table-cell table:formula="of:=[.I399]-[.B399]" office:value-type="float" office:value="-0.00430322031121833" calcext:value-type="float">
            <text:p>-0.004303220311218</text:p>
          </table:table-cell>
          <table:table-cell table:formula="of:=[.K399]-[.C399]" office:value-type="float" office:value="-0.0188029332312215" calcext:value-type="float">
            <text:p>-0.018802933231222</text:p>
          </table:table-cell>
          <table:table-cell table:formula="of:=[.M399]-[.D399]" office:value-type="float" office:value="0.0683134632855253" calcext:value-type="float">
            <text:p>0.068313463285525</text:p>
          </table:table-cell>
          <table:table-cell office:value-type="float" office:value="0.65700823126924" calcext:value-type="float">
            <text:p>0.65700823126924</text:p>
          </table:table-cell>
          <table:table-cell office:value-type="float" office:value="-0.302023160857941" calcext:value-type="float">
            <text:p>-0.302023160857941</text:p>
          </table:table-cell>
          <table:table-cell office:value-type="float" office:value="0.507195933186519" calcext:value-type="float">
            <text:p>0.507195933186519</text:p>
          </table:table-cell>
          <table:table-cell office:value-type="float" office:value="-0.11556630297826" calcext:value-type="float">
            <text:p>-0.11556630297826</text:p>
          </table:table-cell>
          <table:table-cell office:value-type="float" office:value="-0.0207391291326684" calcext:value-type="float">
            <text:p>-0.020739129132668</text:p>
          </table:table-cell>
          <table:table-cell office:value-type="float" office:value="0.00830714008338207" calcext:value-type="float">
            <text:p>0.008307140083382</text:p>
          </table:table-cell>
        </table:table-row>
        <table:table-row table:style-name="ro1">
          <table:table-cell table:formula="of:=SQRT([.I400]^2 + [.K400]^2 + [.M400]^2)" office:value-type="float" office:value="6.28860700206206" calcext:value-type="float">
            <text:p>6.28860700206206</text:p>
          </table:table-cell>
          <table:table-cell office:value-type="float" office:value="6.13521940884908" calcext:value-type="float">
            <text:p>6.13521940884908</text:p>
          </table:table-cell>
          <table:table-cell office:value-type="float" office:value="0.481925819831514" calcext:value-type="float">
            <text:p>0.481925819831514</text:p>
          </table:table-cell>
          <table:table-cell office:value-type="float" office:value="1.26138329624262" calcext:value-type="float">
            <text:p>1.26138329624262</text:p>
          </table:table-cell>
          <table:table-cell office:value-type="float" office:value="0.508052756477523" calcext:value-type="float">
            <text:p>0.508052756477523</text:p>
          </table:table-cell>
          <table:table-cell office:value-type="float" office:value="0.0578669447477198" calcext:value-type="float">
            <text:p>0.05786694474772</text:p>
          </table:table-cell>
          <table:table-cell office:value-type="float" office:value="0.234354886921949" calcext:value-type="float">
            <text:p>0.234354886921949</text:p>
          </table:table-cell>
          <table:table-cell office:value-type="float" office:value="7.11303335955726" calcext:value-type="float">
            <text:p>7.11303335955726</text:p>
          </table:table-cell>
          <table:table-cell table:formula="of:=[.H400] / 1.184 + 0.103" office:value-type="float" office:value="6.11062952665309" calcext:value-type="float">
            <text:p>6.11062952665309</text:p>
          </table:table-cell>
          <table:table-cell office:value-type="float" office:value="0.129103488746482" calcext:value-type="float">
            <text:p>0.129103488746482</text:p>
          </table:table-cell>
          <table:table-cell table:formula="of:=[.J400] / 1.032 + 0.243" office:value-type="float" office:value="0.368100279793103" calcext:value-type="float">
            <text:p>0.368100279793103</text:p>
          </table:table-cell>
          <table:table-cell office:value-type="float" office:value="1.99836234455961" calcext:value-type="float">
            <text:p>1.99836234455961</text:p>
          </table:table-cell>
          <table:table-cell table:formula="of:=[.L400] / 1.151 - 0.297" office:value-type="float" office:value="1.43919665035587" calcext:value-type="float">
            <text:p>1.43919665035587</text:p>
          </table:table-cell>
          <table:table-cell office:value-type="float" office:value="0.483516566350779" calcext:value-type="float">
            <text:p>0.483516566350779</text:p>
          </table:table-cell>
          <table:table-cell office:value-type="float" office:value="-0.0352354762027329" calcext:value-type="float">
            <text:p>-0.035235476202733</text:p>
          </table:table-cell>
          <table:table-cell office:value-type="float" office:value="0.258047944573765" calcext:value-type="float">
            <text:p>0.258047944573765</text:p>
          </table:table-cell>
          <table:table-cell table:formula="of:=[.I400]-[.B400]" office:value-type="float" office:value="-0.0245898821959889" calcext:value-type="float">
            <text:p>-0.024589882195989</text:p>
          </table:table-cell>
          <table:table-cell table:formula="of:=[.K400]-[.C400]" office:value-type="float" office:value="-0.113825540038411" calcext:value-type="float">
            <text:p>-0.113825540038411</text:p>
          </table:table-cell>
          <table:table-cell table:formula="of:=[.M400]-[.D400]" office:value-type="float" office:value="0.177813354113253" calcext:value-type="float">
            <text:p>0.177813354113253</text:p>
          </table:table-cell>
          <table:table-cell office:value-type="float" office:value="0.977813950708173" calcext:value-type="float">
            <text:p>0.977813950708173</text:p>
          </table:table-cell>
          <table:table-cell office:value-type="float" office:value="-0.352822331085032" calcext:value-type="float">
            <text:p>-0.352822331085032</text:p>
          </table:table-cell>
          <table:table-cell office:value-type="float" office:value="0.736979048316988" calcext:value-type="float">
            <text:p>0.736979048316988</text:p>
          </table:table-cell>
          <table:table-cell office:value-type="float" office:value="-0.0456125704028958" calcext:value-type="float">
            <text:p>-0.045612570402896</text:p>
          </table:table-cell>
          <table:table-cell office:value-type="float" office:value="-0.0848177981541767" calcext:value-type="float">
            <text:p>-0.084817798154177</text:p>
          </table:table-cell>
          <table:table-cell office:value-type="float" office:value="0.0214792290907466" calcext:value-type="float">
            <text:p>0.021479229090747</text:p>
          </table:table-cell>
        </table:table-row>
        <table:table-row table:style-name="ro1">
          <table:table-cell table:formula="of:=SQRT([.I401]^2 + [.K401]^2 + [.M401]^2)" office:value-type="float" office:value="1.8828672809703" calcext:value-type="float">
            <text:p>1.8828672809703</text:p>
          </table:table-cell>
          <table:table-cell office:value-type="float" office:value="1.80045450706282" calcext:value-type="float">
            <text:p>1.80045450706282</text:p>
          </table:table-cell>
          <table:table-cell office:value-type="float" office:value="-0.627028953474882" calcext:value-type="float">
            <text:p>-0.627028953474882</text:p>
          </table:table-cell>
          <table:table-cell office:value-type="float" office:value="0.456239171012584" calcext:value-type="float">
            <text:p>0.456239171012584</text:p>
          </table:table-cell>
          <table:table-cell office:value-type="float" office:value="0.681945125073037" calcext:value-type="float">
            <text:p>0.681945125073037</text:p>
          </table:table-cell>
          <table:table-cell office:value-type="float" office:value="-0.210610661436251" calcext:value-type="float">
            <text:p>-0.210610661436251</text:p>
          </table:table-cell>
          <table:table-cell office:value-type="float" office:value="-3.05978402552958" calcext:value-type="float">
            <text:p>-3.05978402552958</text:p>
          </table:table-cell>
          <table:table-cell office:value-type="float" office:value="2.01009036922995" calcext:value-type="float">
            <text:p>2.01009036922995</text:p>
          </table:table-cell>
          <table:table-cell table:formula="of:=[.H401] / 1.184 + 0.103" office:value-type="float" office:value="1.80071146049827" calcext:value-type="float">
            <text:p>1.80071146049827</text:p>
          </table:table-cell>
          <table:table-cell office:value-type="float" office:value="-0.739476051956204" calcext:value-type="float">
            <text:p>-0.739476051956204</text:p>
          </table:table-cell>
          <table:table-cell table:formula="of:=[.J401] / 1.032 + 0.243" office:value-type="float" office:value="-0.473546561973066" calcext:value-type="float">
            <text:p>-0.473546561973066</text:p>
          </table:table-cell>
          <table:table-cell office:value-type="float" office:value="0.664088125553474" calcext:value-type="float">
            <text:p>0.664088125553474</text:p>
          </table:table-cell>
          <table:table-cell table:formula="of:=[.L401] / 1.151 - 0.297" office:value-type="float" office:value="0.279966225502584" calcext:value-type="float">
            <text:p>0.279966225502584</text:p>
          </table:table-cell>
          <table:table-cell office:value-type="float" office:value="0.682890198408797" calcext:value-type="float">
            <text:p>0.682890198408797</text:p>
          </table:table-cell>
          <table:table-cell office:value-type="float" office:value="-0.164610865530888" calcext:value-type="float">
            <text:p>-0.164610865530888</text:p>
          </table:table-cell>
          <table:table-cell office:value-type="float" office:value="-3.06478261364691" calcext:value-type="float">
            <text:p>-3.06478261364691</text:p>
          </table:table-cell>
          <table:table-cell table:formula="of:=[.I401]-[.B401]" office:value-type="float" office:value="0.000256953435448848" calcext:value-type="float">
            <text:p>0.000256953435449</text:p>
          </table:table-cell>
          <table:table-cell table:formula="of:=[.K401]-[.C401]" office:value-type="float" office:value="0.153482391501816" calcext:value-type="float">
            <text:p>0.153482391501816</text:p>
          </table:table-cell>
          <table:table-cell table:formula="of:=[.M401]-[.D401]" office:value-type="float" office:value="-0.17627294551" calcext:value-type="float">
            <text:p>-0.17627294551</text:p>
          </table:table-cell>
          <table:table-cell office:value-type="float" office:value="0.209635862167125" calcext:value-type="float">
            <text:p>0.209635862167125</text:p>
          </table:table-cell>
          <table:table-cell office:value-type="float" office:value="-0.112447098481322" calcext:value-type="float">
            <text:p>-0.112447098481322</text:p>
          </table:table-cell>
          <table:table-cell office:value-type="float" office:value="0.20784895454089" calcext:value-type="float">
            <text:p>0.20784895454089</text:p>
          </table:table-cell>
          <table:table-cell office:value-type="float" office:value="-0.00469176139155181" calcext:value-type="float">
            <text:p>-0.004691761391552</text:p>
          </table:table-cell>
          <table:table-cell office:value-type="float" office:value="-0.0457694865214844" calcext:value-type="float">
            <text:p>-0.045769486521484</text:p>
          </table:table-cell>
          <table:table-cell office:value-type="float" office:value="-0.00528229109125444" calcext:value-type="float">
            <text:p>-0.005282291091254</text:p>
          </table:table-cell>
        </table:table-row>
        <table:table-row table:style-name="ro1">
          <table:table-cell table:formula="of:=SQRT([.I402]^2 + [.K402]^2 + [.M402]^2)" office:value-type="float" office:value="2.90940866279022" calcext:value-type="float">
            <text:p>2.90940866279022</text:p>
          </table:table-cell>
          <table:table-cell office:value-type="float" office:value="2.6599890270221" calcext:value-type="float">
            <text:p>2.6599890270221</text:p>
          </table:table-cell>
          <table:table-cell office:value-type="float" office:value="-1.14129187076331" calcext:value-type="float">
            <text:p>-1.14129187076331</text:p>
          </table:table-cell>
          <table:table-cell office:value-type="float" office:value="0.667539206384341" calcext:value-type="float">
            <text:p>0.667539206384341</text:p>
          </table:table-cell>
          <table:table-cell office:value-type="float" office:value="0.249033767181587" calcext:value-type="float">
            <text:p>0.249033767181587</text:p>
          </table:table-cell>
          <table:table-cell office:value-type="float" office:value="0.68368933981571" calcext:value-type="float">
            <text:p>0.68368933981571</text:p>
          </table:table-cell>
          <table:table-cell office:value-type="float" office:value="-0.795792569184222" calcext:value-type="float">
            <text:p>-0.795792569184222</text:p>
          </table:table-cell>
          <table:table-cell office:value-type="float" office:value="3.01893779363726" calcext:value-type="float">
            <text:p>3.01893779363726</text:p>
          </table:table-cell>
          <table:table-cell table:formula="of:=[.H402] / 1.184 + 0.103" office:value-type="float" office:value="2.65277854192336" calcext:value-type="float">
            <text:p>2.65277854192336</text:p>
          </table:table-cell>
          <table:table-cell office:value-type="float" office:value="-1.33520752222737" calcext:value-type="float">
            <text:p>-1.33520752222737</text:p>
          </table:table-cell>
          <table:table-cell table:formula="of:=[.J402] / 1.032 + 0.243" office:value-type="float" office:value="-1.05080573859241" calcext:value-type="float">
            <text:p>-1.05080573859241</text:p>
          </table:table-cell>
          <table:table-cell office:value-type="float" office:value="0.996230813490821" calcext:value-type="float">
            <text:p>0.996230813490821</text:p>
          </table:table-cell>
          <table:table-cell table:formula="of:=[.L402] / 1.151 - 0.297" office:value-type="float" office:value="0.568535024753103" calcext:value-type="float">
            <text:p>0.568535024753103</text:p>
          </table:table-cell>
          <table:table-cell office:value-type="float" office:value="0.221893071745022" calcext:value-type="float">
            <text:p>0.221893071745022</text:p>
          </table:table-cell>
          <table:table-cell office:value-type="float" office:value="0.644247387468707" calcext:value-type="float">
            <text:p>0.644247387468707</text:p>
          </table:table-cell>
          <table:table-cell office:value-type="float" office:value="-0.799389981233343" calcext:value-type="float">
            <text:p>-0.799389981233343</text:p>
          </table:table-cell>
          <table:table-cell table:formula="of:=[.I402]-[.B402]" office:value-type="float" office:value="-0.00721048509873823" calcext:value-type="float">
            <text:p>-0.007210485098738</text:p>
          </table:table-cell>
          <table:table-cell table:formula="of:=[.K402]-[.C402]" office:value-type="float" office:value="0.090486132170897" calcext:value-type="float">
            <text:p>0.090486132170897</text:p>
          </table:table-cell>
          <table:table-cell table:formula="of:=[.M402]-[.D402]" office:value-type="float" office:value="-0.0990041816312384" calcext:value-type="float">
            <text:p>-0.099004181631238</text:p>
          </table:table-cell>
          <table:table-cell office:value-type="float" office:value="0.358948766615159" calcext:value-type="float">
            <text:p>0.358948766615159</text:p>
          </table:table-cell>
          <table:table-cell office:value-type="float" office:value="-0.193915651464052" calcext:value-type="float">
            <text:p>-0.193915651464052</text:p>
          </table:table-cell>
          <table:table-cell office:value-type="float" office:value="0.32869160710648" calcext:value-type="float">
            <text:p>0.32869160710648</text:p>
          </table:table-cell>
          <table:table-cell office:value-type="float" office:value="0.0128677937044719" calcext:value-type="float">
            <text:p>0.012867793704472</text:p>
          </table:table-cell>
          <table:table-cell office:value-type="float" office:value="-0.0429754584701834" calcext:value-type="float">
            <text:p>-0.042975458470183</text:p>
          </table:table-cell>
          <table:table-cell office:value-type="float" office:value="-0.0200501276422038" calcext:value-type="float">
            <text:p>-0.020050127642204</text:p>
          </table:table-cell>
        </table:table-row>
        <table:table-row table:style-name="ro1">
          <table:table-cell table:formula="of:=SQRT([.I403]^2 + [.K403]^2 + [.M403]^2)" office:value-type="float" office:value="5.74564476513547" calcext:value-type="float">
            <text:p>5.74564476513547</text:p>
          </table:table-cell>
          <table:table-cell office:value-type="float" office:value="4.86789198218431" calcext:value-type="float">
            <text:p>4.86789198218431</text:p>
          </table:table-cell>
          <table:table-cell office:value-type="float" office:value="-2.88525908268098" calcext:value-type="float">
            <text:p>-2.88525908268098</text:p>
          </table:table-cell>
          <table:table-cell office:value-type="float" office:value="1.18821826331686" calcext:value-type="float">
            <text:p>1.18821826331686</text:p>
          </table:table-cell>
          <table:table-cell office:value-type="float" office:value="-0.24252554969582" calcext:value-type="float">
            <text:p>-0.24252554969582</text:p>
          </table:table-cell>
          <table:table-cell office:value-type="float" office:value="0.000240155736155323" calcext:value-type="float">
            <text:p>0.000240155736155</text:p>
          </table:table-cell>
          <table:table-cell office:value-type="float" office:value="-0.0876292071901652" calcext:value-type="float">
            <text:p>-0.087629207190165</text:p>
          </table:table-cell>
          <table:table-cell office:value-type="float" office:value="5.54089146998172" calcext:value-type="float">
            <text:p>5.54089146998172</text:p>
          </table:table-cell>
          <table:table-cell table:formula="of:=[.H403] / 1.184 + 0.103" office:value-type="float" office:value="4.78280698478186" calcext:value-type="float">
            <text:p>4.78280698478186</text:p>
          </table:table-cell>
          <table:table-cell office:value-type="float" office:value="-3.26434423624471" calcext:value-type="float">
            <text:p>-3.26434423624471</text:p>
          </table:table-cell>
          <table:table-cell table:formula="of:=[.J403] / 1.032 + 0.243" office:value-type="float" office:value="-2.92012425992704" calcext:value-type="float">
            <text:p>-2.92012425992704</text:p>
          </table:table-cell>
          <table:table-cell office:value-type="float" office:value="1.80233194635485" calcext:value-type="float">
            <text:p>1.80233194635485</text:p>
          </table:table-cell>
          <table:table-cell table:formula="of:=[.L403] / 1.151 - 0.297" office:value-type="float" office:value="1.26888353288866" calcext:value-type="float">
            <text:p>1.26888353288866</text:p>
          </table:table-cell>
          <table:table-cell office:value-type="float" office:value="-0.83295164453124" calcext:value-type="float">
            <text:p>-0.83295164453124</text:p>
          </table:table-cell>
          <table:table-cell office:value-type="float" office:value="-0.406192536516431" calcext:value-type="float">
            <text:p>-0.406192536516431</text:p>
          </table:table-cell>
          <table:table-cell office:value-type="float" office:value="-0.311686461241084" calcext:value-type="float">
            <text:p>-0.311686461241084</text:p>
          </table:table-cell>
          <table:table-cell table:formula="of:=[.I403]-[.B403]" office:value-type="float" office:value="-0.0850849974024523" calcext:value-type="float">
            <text:p>-0.085084997402452</text:p>
          </table:table-cell>
          <table:table-cell table:formula="of:=[.K403]-[.C403]" office:value-type="float" office:value="-0.0348651772460649" calcext:value-type="float">
            <text:p>-0.034865177246065</text:p>
          </table:table-cell>
          <table:table-cell table:formula="of:=[.M403]-[.D403]" office:value-type="float" office:value="0.080665269571802" calcext:value-type="float">
            <text:p>0.080665269571802</text:p>
          </table:table-cell>
          <table:table-cell office:value-type="float" office:value="0.672999487797402" calcext:value-type="float">
            <text:p>0.672999487797402</text:p>
          </table:table-cell>
          <table:table-cell office:value-type="float" office:value="-0.37908515356373" calcext:value-type="float">
            <text:p>-0.37908515356373</text:p>
          </table:table-cell>
          <table:table-cell office:value-type="float" office:value="0.614113683037989" calcext:value-type="float">
            <text:p>0.614113683037989</text:p>
          </table:table-cell>
          <table:table-cell office:value-type="float" office:value="-0.556687320240028" calcext:value-type="float">
            <text:p>-0.556687320240028</text:p>
          </table:table-cell>
          <table:table-cell office:value-type="float" office:value="-0.453972041504266" calcext:value-type="float">
            <text:p>-0.453972041504266</text:p>
          </table:table-cell>
          <table:table-cell office:value-type="float" office:value="-0.23085228464801" calcext:value-type="float">
            <text:p>-0.23085228464801</text:p>
          </table:table-cell>
        </table:table-row>
        <table:table-row table:style-name="ro1">
          <table:table-cell table:formula="of:=SQRT([.I404]^2 + [.K404]^2 + [.M404]^2)" office:value-type="float" office:value="7.07709888367824" calcext:value-type="float">
            <text:p>7.07709888367824</text:p>
          </table:table-cell>
          <table:table-cell office:value-type="float" office:value="6.07236326550857" calcext:value-type="float">
            <text:p>6.07236326550857</text:p>
          </table:table-cell>
          <table:table-cell office:value-type="float" office:value="-2.75203122260432" calcext:value-type="float">
            <text:p>-2.75203122260432</text:p>
          </table:table-cell>
          <table:table-cell office:value-type="float" office:value="1.10356678498208" calcext:value-type="float">
            <text:p>1.10356678498208</text:p>
          </table:table-cell>
          <table:table-cell office:value-type="float" office:value="-0.17664956342134" calcext:value-type="float">
            <text:p>-0.17664956342134</text:p>
          </table:table-cell>
          <table:table-cell office:value-type="float" office:value="0.0725495321146541" calcext:value-type="float">
            <text:p>0.072549532114654</text:p>
          </table:table-cell>
          <table:table-cell office:value-type="float" office:value="1.20092968816527" calcext:value-type="float">
            <text:p>1.20092968816527</text:p>
          </table:table-cell>
          <table:table-cell office:value-type="float" office:value="7.27637708862993" calcext:value-type="float">
            <text:p>7.27637708862993</text:p>
          </table:table-cell>
          <table:table-cell table:formula="of:=[.H404] / 1.184 + 0.103" office:value-type="float" office:value="6.24858875728879" calcext:value-type="float">
            <text:p>6.24858875728879</text:p>
          </table:table-cell>
          <table:table-cell office:value-type="float" office:value="-3.36879048943187" calcext:value-type="float">
            <text:p>-3.36879048943187</text:p>
          </table:table-cell>
          <table:table-cell table:formula="of:=[.J404] / 1.032 + 0.243" office:value-type="float" office:value="-3.02133186960453" calcext:value-type="float">
            <text:p>-3.02133186960453</text:p>
          </table:table-cell>
          <table:table-cell office:value-type="float" office:value="1.93340195693376" calcext:value-type="float">
            <text:p>1.93340195693376</text:p>
          </table:table-cell>
          <table:table-cell table:formula="of:=[.L404] / 1.151 - 0.297" office:value-type="float" office:value="1.38275843347851" calcext:value-type="float">
            <text:p>1.38275843347851</text:p>
          </table:table-cell>
          <table:table-cell office:value-type="float" office:value="-0.118252709651774" calcext:value-type="float">
            <text:p>-0.118252709651774</text:p>
          </table:table-cell>
          <table:table-cell office:value-type="float" office:value="-0.0870721561720447" calcext:value-type="float">
            <text:p>-0.087072156172045</text:p>
          </table:table-cell>
          <table:table-cell office:value-type="float" office:value="1.17697949817045" calcext:value-type="float">
            <text:p>1.17697949817045</text:p>
          </table:table-cell>
          <table:table-cell table:formula="of:=[.I404]-[.B404]" office:value-type="float" office:value="0.176225491780222" calcext:value-type="float">
            <text:p>0.176225491780222</text:p>
          </table:table-cell>
          <table:table-cell table:formula="of:=[.K404]-[.C404]" office:value-type="float" office:value="-0.269300647000205" calcext:value-type="float">
            <text:p>-0.269300647000205</text:p>
          </table:table-cell>
          <table:table-cell table:formula="of:=[.M404]-[.D404]" office:value-type="float" office:value="0.279191648496426" calcext:value-type="float">
            <text:p>0.279191648496426</text:p>
          </table:table-cell>
          <table:table-cell office:value-type="float" office:value="1.20401382312135" calcext:value-type="float">
            <text:p>1.20401382312135</text:p>
          </table:table-cell>
          <table:table-cell office:value-type="float" office:value="-0.616759266827549" calcext:value-type="float">
            <text:p>-0.616759266827549</text:p>
          </table:table-cell>
          <table:table-cell office:value-type="float" office:value="0.829835171951675" calcext:value-type="float">
            <text:p>0.829835171951675</text:p>
          </table:table-cell>
          <table:table-cell office:value-type="float" office:value="-0.128213434094631" calcext:value-type="float">
            <text:p>-0.128213434094631</text:p>
          </table:table-cell>
          <table:table-cell office:value-type="float" office:value="-0.111856417875474" calcext:value-type="float">
            <text:p>-0.111856417875474</text:p>
          </table:table-cell>
          <table:table-cell office:value-type="float" office:value="-0.0315637514090916" calcext:value-type="float">
            <text:p>-0.031563751409092</text:p>
          </table:table-cell>
        </table:table-row>
        <table:table-row table:style-name="ro1">
          <table:table-cell table:formula="of:=SQRT([.I405]^2 + [.K405]^2 + [.M405]^2)" office:value-type="float" office:value="2.43002752973117" calcext:value-type="float">
            <text:p>2.43002752973117</text:p>
          </table:table-cell>
          <table:table-cell office:value-type="float" office:value="1.86433973753916" calcext:value-type="float">
            <text:p>1.86433973753916</text:p>
          </table:table-cell>
          <table:table-cell office:value-type="float" office:value="-1.58405116398822" calcext:value-type="float">
            <text:p>-1.58405116398822</text:p>
          </table:table-cell>
          <table:table-cell office:value-type="float" office:value="0.828013228725037" calcext:value-type="float">
            <text:p>0.828013228725037</text:p>
          </table:table-cell>
          <table:table-cell office:value-type="float" office:value="-0.462548763208068" calcext:value-type="float">
            <text:p>-0.462548763208068</text:p>
          </table:table-cell>
          <table:table-cell office:value-type="float" office:value="-0.160871172436865" calcext:value-type="float">
            <text:p>-0.160871172436865</text:p>
          </table:table-cell>
          <table:table-cell office:value-type="float" office:value="-1.63016427331155" calcext:value-type="float">
            <text:p>-1.63016427331155</text:p>
          </table:table-cell>
          <table:table-cell office:value-type="float" office:value="2.0885243899049" calcext:value-type="float">
            <text:p>2.0885243899049</text:p>
          </table:table-cell>
          <table:table-cell table:formula="of:=[.H405] / 1.184 + 0.103" office:value-type="float" office:value="1.86695641039265" calcext:value-type="float">
            <text:p>1.86695641039265</text:p>
          </table:table-cell>
          <table:table-cell office:value-type="float" office:value="-1.71694356045443" calcext:value-type="float">
            <text:p>-1.71694356045443</text:p>
          </table:table-cell>
          <table:table-cell table:formula="of:=[.J405] / 1.032 + 0.243" office:value-type="float" office:value="-1.42070500044034" calcext:value-type="float">
            <text:p>-1.42070500044034</text:p>
          </table:table-cell>
          <table:table-cell office:value-type="float" office:value="1.07080798514909" calcext:value-type="float">
            <text:p>1.07080798514909</text:p>
          </table:table-cell>
          <table:table-cell table:formula="of:=[.L405] / 1.151 - 0.297" office:value-type="float" office:value="0.633328397175578" calcext:value-type="float">
            <text:p>0.633328397175578</text:p>
          </table:table-cell>
          <table:table-cell office:value-type="float" office:value="-0.521682142356296" calcext:value-type="float">
            <text:p>-0.521682142356296</text:p>
          </table:table-cell>
          <table:table-cell office:value-type="float" office:value="-0.204298567055509" calcext:value-type="float">
            <text:p>-0.204298567055509</text:p>
          </table:table-cell>
          <table:table-cell office:value-type="float" office:value="-1.68283638262177" calcext:value-type="float">
            <text:p>-1.68283638262177</text:p>
          </table:table-cell>
          <table:table-cell table:formula="of:=[.I405]-[.B405]" office:value-type="float" office:value="0.00261667285349199" calcext:value-type="float">
            <text:p>0.002616672853492</text:p>
          </table:table-cell>
          <table:table-cell table:formula="of:=[.K405]-[.C405]" office:value-type="float" office:value="0.163346163547881" calcext:value-type="float">
            <text:p>0.163346163547881</text:p>
          </table:table-cell>
          <table:table-cell table:formula="of:=[.M405]-[.D405]" office:value-type="float" office:value="-0.194684831549459" calcext:value-type="float">
            <text:p>-0.194684831549459</text:p>
          </table:table-cell>
          <table:table-cell office:value-type="float" office:value="0.224184652365734" calcext:value-type="float">
            <text:p>0.224184652365734</text:p>
          </table:table-cell>
          <table:table-cell office:value-type="float" office:value="-0.132892396466205" calcext:value-type="float">
            <text:p>-0.132892396466205</text:p>
          </table:table-cell>
          <table:table-cell office:value-type="float" office:value="0.242794756424051" calcext:value-type="float">
            <text:p>0.242794756424051</text:p>
          </table:table-cell>
          <table:table-cell office:value-type="float" office:value="0.0471337483333407" calcext:value-type="float">
            <text:p>0.047133748333341</text:p>
          </table:table-cell>
          <table:table-cell office:value-type="float" office:value="-0.0552038181529087" calcext:value-type="float">
            <text:p>-0.055203818152909</text:p>
          </table:table-cell>
          <table:table-cell office:value-type="float" office:value="-0.0406280270387489" calcext:value-type="float">
            <text:p>-0.040628027038749</text:p>
          </table:table-cell>
        </table:table-row>
        <table:table-row table:style-name="ro1">
          <table:table-cell table:formula="of:=SQRT([.I406]^2 + [.K406]^2 + [.M406]^2)" office:value-type="float" office:value="5.52336583677467" calcext:value-type="float">
            <text:p>5.52336583677467</text:p>
          </table:table-cell>
          <table:table-cell office:value-type="float" office:value="5.31576728214957" calcext:value-type="float">
            <text:p>5.31576728214957</text:p>
          </table:table-cell>
          <table:table-cell office:value-type="float" office:value="-1.37237340513066" calcext:value-type="float">
            <text:p>-1.37237340513066</text:p>
          </table:table-cell>
          <table:table-cell office:value-type="float" office:value="1.24385045204804" calcext:value-type="float">
            <text:p>1.24385045204804</text:p>
          </table:table-cell>
          <table:table-cell office:value-type="float" office:value="0.00275521493749942" calcext:value-type="float">
            <text:p>0.002755214937499</text:p>
          </table:table-cell>
          <table:table-cell office:value-type="float" office:value="-0.0268917095966348" calcext:value-type="float">
            <text:p>-0.026891709596635</text:p>
          </table:table-cell>
          <table:table-cell office:value-type="float" office:value="1.86601134565795" calcext:value-type="float">
            <text:p>1.86601134565795</text:p>
          </table:table-cell>
          <table:table-cell office:value-type="float" office:value="5.99951100347697" calcext:value-type="float">
            <text:p>5.99951100347697</text:p>
          </table:table-cell>
          <table:table-cell table:formula="of:=[.H406] / 1.184 + 0.103" office:value-type="float" office:value="5.17015456374744" calcext:value-type="float">
            <text:p>5.17015456374744</text:p>
          </table:table-cell>
          <table:table-cell office:value-type="float" office:value="-1.72311019639266" calcext:value-type="float">
            <text:p>-1.72311019639266</text:p>
          </table:table-cell>
          <table:table-cell table:formula="of:=[.J406] / 1.032 + 0.243" office:value-type="float" office:value="-1.4266804228611" calcext:value-type="float">
            <text:p>-1.4266804228611</text:p>
          </table:table-cell>
          <table:table-cell office:value-type="float" office:value="1.86084212378332" calcext:value-type="float">
            <text:p>1.86084212378332</text:p>
          </table:table-cell>
          <table:table-cell table:formula="of:=[.L406] / 1.151 - 0.297" office:value-type="float" office:value="1.31971774438169" calcext:value-type="float">
            <text:p>1.31971774438169</text:p>
          </table:table-cell>
          <table:table-cell office:value-type="float" office:value="0.771695698608355" calcext:value-type="float">
            <text:p>0.771695698608355</text:p>
          </table:table-cell>
          <table:table-cell office:value-type="float" office:value="-0.232580110462306" calcext:value-type="float">
            <text:p>-0.232580110462306</text:p>
          </table:table-cell>
          <table:table-cell office:value-type="float" office:value="1.93961011628064" calcext:value-type="float">
            <text:p>1.93961011628064</text:p>
          </table:table-cell>
          <table:table-cell table:formula="of:=[.I406]-[.B406]" office:value-type="float" office:value="-0.145612718402129" calcext:value-type="float">
            <text:p>-0.145612718402129</text:p>
          </table:table-cell>
          <table:table-cell table:formula="of:=[.K406]-[.C406]" office:value-type="float" office:value="-0.0543070177304446" calcext:value-type="float">
            <text:p>-0.054307017730445</text:p>
          </table:table-cell>
          <table:table-cell table:formula="of:=[.M406]-[.D406]" office:value-type="float" office:value="0.0758672923336454" calcext:value-type="float">
            <text:p>0.075867292333646</text:p>
          </table:table-cell>
          <table:table-cell office:value-type="float" office:value="0.6837437213274" calcext:value-type="float">
            <text:p>0.6837437213274</text:p>
          </table:table-cell>
          <table:table-cell office:value-type="float" office:value="-0.350736791261995" calcext:value-type="float">
            <text:p>-0.350736791261995</text:p>
          </table:table-cell>
          <table:table-cell office:value-type="float" office:value="0.616991671735285" calcext:value-type="float">
            <text:p>0.616991671735285</text:p>
          </table:table-cell>
          <table:table-cell office:value-type="float" office:value="-0.515205038235825" calcext:value-type="float">
            <text:p>-0.515205038235825</text:p>
          </table:table-cell>
          <table:table-cell office:value-type="float" office:value="-0.625884330011798" calcext:value-type="float">
            <text:p>-0.625884330011798</text:p>
          </table:table-cell>
          <table:table-cell office:value-type="float" office:value="-0.201633947680357" calcext:value-type="float">
            <text:p>-0.201633947680357</text:p>
          </table:table-cell>
        </table:table-row>
        <table:table-row table:style-name="ro1">
          <table:table-cell table:formula="of:=SQRT([.I407]^2 + [.K407]^2 + [.M407]^2)" office:value-type="float" office:value="7.67764403582486" calcext:value-type="float">
            <text:p>7.67764403582486</text:p>
          </table:table-cell>
          <table:table-cell office:value-type="float" office:value="6.37195665505308" calcext:value-type="float">
            <text:p>6.37195665505308</text:p>
          </table:table-cell>
          <table:table-cell office:value-type="float" office:value="-3.96436511049464" calcext:value-type="float">
            <text:p>-3.96436511049464</text:p>
          </table:table-cell>
          <table:table-cell office:value-type="float" office:value="0.967258617315571" calcext:value-type="float">
            <text:p>0.967258617315571</text:p>
          </table:table-cell>
          <table:table-cell office:value-type="float" office:value="0.368626552488084" calcext:value-type="float">
            <text:p>0.368626552488084</text:p>
          </table:table-cell>
          <table:table-cell office:value-type="float" office:value="0.12392881955936" calcext:value-type="float">
            <text:p>0.12392881955936</text:p>
          </table:table-cell>
          <table:table-cell office:value-type="float" office:value="2.73584689817156" calcext:value-type="float">
            <text:p>2.73584689817156</text:p>
          </table:table-cell>
          <table:table-cell office:value-type="float" office:value="7.38523938489451" calcext:value-type="float">
            <text:p>7.38523938489451</text:p>
          </table:table-cell>
          <table:table-cell table:formula="of:=[.H407] / 1.184 + 0.103" office:value-type="float" office:value="6.34053326426901" calcext:value-type="float">
            <text:p>6.34053326426901</text:p>
          </table:table-cell>
          <table:table-cell office:value-type="float" office:value="-4.5269127701723" calcext:value-type="float">
            <text:p>-4.5269127701723</text:p>
          </table:table-cell>
          <table:table-cell table:formula="of:=[.J407] / 1.032 + 0.243" office:value-type="float" office:value="-4.1435433819499" calcext:value-type="float">
            <text:p>-4.1435433819499</text:p>
          </table:table-cell>
          <table:table-cell office:value-type="float" office:value="1.78629656174772" calcext:value-type="float">
            <text:p>1.78629656174772</text:p>
          </table:table-cell>
          <table:table-cell table:formula="of:=[.L407] / 1.151 - 0.297" office:value-type="float" office:value="1.25495183470697" calcext:value-type="float">
            <text:p>1.25495183470697</text:p>
          </table:table-cell>
          <table:table-cell office:value-type="float" office:value="0.720491330567846" calcext:value-type="float">
            <text:p>0.720491330567846</text:p>
          </table:table-cell>
          <table:table-cell office:value-type="float" office:value="-0.173158375896886" calcext:value-type="float">
            <text:p>-0.173158375896886</text:p>
          </table:table-cell>
          <table:table-cell office:value-type="float" office:value="2.98360347504209" calcext:value-type="float">
            <text:p>2.98360347504209</text:p>
          </table:table-cell>
          <table:table-cell table:formula="of:=[.I407]-[.B407]" office:value-type="float" office:value="-0.0314233907840675" calcext:value-type="float">
            <text:p>-0.031423390784068</text:p>
          </table:table-cell>
          <table:table-cell table:formula="of:=[.K407]-[.C407]" office:value-type="float" office:value="-0.179178271455263" calcext:value-type="float">
            <text:p>-0.179178271455263</text:p>
          </table:table-cell>
          <table:table-cell table:formula="of:=[.M407]-[.D407]" office:value-type="float" office:value="0.287693217391397" calcext:value-type="float">
            <text:p>0.287693217391397</text:p>
          </table:table-cell>
          <table:table-cell office:value-type="float" office:value="1.01328272984143" calcext:value-type="float">
            <text:p>1.01328272984143</text:p>
          </table:table-cell>
          <table:table-cell office:value-type="float" office:value="-0.56254765967766" calcext:value-type="float">
            <text:p>-0.56254765967766</text:p>
          </table:table-cell>
          <table:table-cell office:value-type="float" office:value="0.819037944432148" calcext:value-type="float">
            <text:p>0.819037944432148</text:p>
          </table:table-cell>
          <table:table-cell office:value-type="float" office:value="-0.442342583945306" calcext:value-type="float">
            <text:p>-0.442342583945306</text:p>
          </table:table-cell>
          <table:table-cell office:value-type="float" office:value="0.1284670279719" calcext:value-type="float">
            <text:p>0.1284670279719</text:p>
          </table:table-cell>
          <table:table-cell office:value-type="float" office:value="0.267832063362738" calcext:value-type="float">
            <text:p>0.267832063362738</text:p>
          </table:table-cell>
        </table:table-row>
        <table:table-row table:style-name="ro1">
          <table:table-cell table:formula="of:=SQRT([.I408]^2 + [.K408]^2 + [.M408]^2)" office:value-type="float" office:value="1.24692787148845" calcext:value-type="float">
            <text:p>1.24692787148845</text:p>
          </table:table-cell>
          <table:table-cell office:value-type="float" office:value="1.18820708938976" calcext:value-type="float">
            <text:p>1.18820708938976</text:p>
          </table:table-cell>
          <table:table-cell office:value-type="float" office:value="-0.26639226862599" calcext:value-type="float">
            <text:p>-0.26639226862599</text:p>
          </table:table-cell>
          <table:table-cell office:value-type="float" office:value="0.471377095333417" calcext:value-type="float">
            <text:p>0.471377095333417</text:p>
          </table:table-cell>
          <table:table-cell office:value-type="float" office:value="0.419979232740142" calcext:value-type="float">
            <text:p>0.419979232740142</text:p>
          </table:table-cell>
          <table:table-cell office:value-type="float" office:value="-0.287953300100125" calcext:value-type="float">
            <text:p>-0.287953300100125</text:p>
          </table:table-cell>
          <table:table-cell office:value-type="float" office:value="-1.27453019270986" calcext:value-type="float">
            <text:p>-1.27453019270986</text:p>
          </table:table-cell>
          <table:table-cell office:value-type="float" office:value="1.32376627276583" calcext:value-type="float">
            <text:p>1.32376627276583</text:p>
          </table:table-cell>
          <table:table-cell table:formula="of:=[.H408] / 1.184 + 0.103" office:value-type="float" office:value="1.22104583848465" calcext:value-type="float">
            <text:p>1.22104583848465</text:p>
          </table:table-cell>
          <table:table-cell office:value-type="float" office:value="-0.345467290926879" calcext:value-type="float">
            <text:p>-0.345467290926879</text:p>
          </table:table-cell>
          <table:table-cell table:formula="of:=[.J408] / 1.032 + 0.243" office:value-type="float" office:value="-0.0917551268671308" calcext:value-type="float">
            <text:p>-0.091755126867131</text:p>
          </table:table-cell>
          <table:table-cell office:value-type="float" office:value="0.61289998224707" calcext:value-type="float">
            <text:p>0.61289998224707</text:p>
          </table:table-cell>
          <table:table-cell table:formula="of:=[.L408] / 1.151 - 0.297" office:value-type="float" office:value="0.235493468503102" calcext:value-type="float">
            <text:p>0.235493468503102</text:p>
          </table:table-cell>
          <table:table-cell office:value-type="float" office:value="0.371272977854142" calcext:value-type="float">
            <text:p>0.371272977854142</text:p>
          </table:table-cell>
          <table:table-cell office:value-type="float" office:value="-0.272094974780918" calcext:value-type="float">
            <text:p>-0.272094974780918</text:p>
          </table:table-cell>
          <table:table-cell office:value-type="float" office:value="-1.28910177084909" calcext:value-type="float">
            <text:p>-1.28910177084909</text:p>
          </table:table-cell>
          <table:table-cell table:formula="of:=[.I408]-[.B408]" office:value-type="float" office:value="0.0328387490948936" calcext:value-type="float">
            <text:p>0.032838749094894</text:p>
          </table:table-cell>
          <table:table-cell table:formula="of:=[.K408]-[.C408]" office:value-type="float" office:value="0.174637141758859" calcext:value-type="float">
            <text:p>0.174637141758859</text:p>
          </table:table-cell>
          <table:table-cell table:formula="of:=[.M408]-[.D408]" office:value-type="float" office:value="-0.235883626830315" calcext:value-type="float">
            <text:p>-0.235883626830315</text:p>
          </table:table-cell>
          <table:table-cell office:value-type="float" office:value="0.135559183376063" calcext:value-type="float">
            <text:p>0.135559183376063</text:p>
          </table:table-cell>
          <table:table-cell office:value-type="float" office:value="-0.0790750223008889" calcext:value-type="float">
            <text:p>-0.079075022300889</text:p>
          </table:table-cell>
          <table:table-cell office:value-type="float" office:value="0.141522886913653" calcext:value-type="float">
            <text:p>0.141522886913653</text:p>
          </table:table-cell>
          <table:table-cell office:value-type="float" office:value="-0.0285749279361633" calcext:value-type="float">
            <text:p>-0.028574927936163</text:p>
          </table:table-cell>
          <table:table-cell office:value-type="float" office:value="-0.0403286853066267" calcext:value-type="float">
            <text:p>-0.040328685306627</text:p>
          </table:table-cell>
          <table:table-cell office:value-type="float" office:value="-0.00168362988307535" calcext:value-type="float">
            <text:p>-0.001683629883075</text:p>
          </table:table-cell>
        </table:table-row>
        <table:table-row table:style-name="ro1">
          <table:table-cell table:formula="of:=SQRT([.I409]^2 + [.K409]^2 + [.M409]^2)" office:value-type="float" office:value="5.11489739877759" calcext:value-type="float">
            <text:p>5.11489739877759</text:p>
          </table:table-cell>
          <table:table-cell office:value-type="float" office:value="5.11009396697759" calcext:value-type="float">
            <text:p>5.11009396697759</text:p>
          </table:table-cell>
          <table:table-cell office:value-type="float" office:value="0.395967476466521" calcext:value-type="float">
            <text:p>0.395967476466521</text:p>
          </table:table-cell>
          <table:table-cell office:value-type="float" office:value="0.370882171560039" calcext:value-type="float">
            <text:p>0.370882171560039</text:p>
          </table:table-cell>
          <table:table-cell office:value-type="float" office:value="0.189612703417595" calcext:value-type="float">
            <text:p>0.189612703417595</text:p>
          </table:table-cell>
          <table:table-cell office:value-type="float" office:value="0.0308911551718141" calcext:value-type="float">
            <text:p>0.030891155171814</text:p>
          </table:table-cell>
          <table:table-cell office:value-type="float" office:value="0.467613177286521" calcext:value-type="float">
            <text:p>0.467613177286521</text:p>
          </table:table-cell>
          <table:table-cell office:value-type="float" office:value="5.88821390190417" calcext:value-type="float">
            <text:p>5.88821390190417</text:p>
          </table:table-cell>
          <table:table-cell table:formula="of:=[.H409] / 1.184 + 0.103" office:value-type="float" office:value="5.07615363336501" calcext:value-type="float">
            <text:p>5.07615363336501</text:p>
          </table:table-cell>
          <table:table-cell office:value-type="float" office:value="0.106121385348205" calcext:value-type="float">
            <text:p>0.106121385348205</text:p>
          </table:table-cell>
          <table:table-cell table:formula="of:=[.J409] / 1.032 + 0.243" office:value-type="float" office:value="0.345830799756013" calcext:value-type="float">
            <text:p>0.345830799756013</text:p>
          </table:table-cell>
          <table:table-cell office:value-type="float" office:value="0.945700640189536" calcext:value-type="float">
            <text:p>0.945700640189536</text:p>
          </table:table-cell>
          <table:table-cell table:formula="of:=[.L409] / 1.151 - 0.297" office:value-type="float" office:value="0.524633918496556" calcext:value-type="float">
            <text:p>0.524633918496556</text:p>
          </table:table-cell>
          <table:table-cell office:value-type="float" office:value="-0.0495569699713645" calcext:value-type="float">
            <text:p>-0.049556969971365</text:p>
          </table:table-cell>
          <table:table-cell office:value-type="float" office:value="-0.0262846289758656" calcext:value-type="float">
            <text:p>-0.026284628975866</text:p>
          </table:table-cell>
          <table:table-cell office:value-type="float" office:value="0.45601292564013" calcext:value-type="float">
            <text:p>0.45601292564013</text:p>
          </table:table-cell>
          <table:table-cell table:formula="of:=[.I409]-[.B409]" office:value-type="float" office:value="-0.0339403336125814" calcext:value-type="float">
            <text:p>-0.033940333612582</text:p>
          </table:table-cell>
          <table:table-cell table:formula="of:=[.K409]-[.C409]" office:value-type="float" office:value="-0.0501366767105084" calcext:value-type="float">
            <text:p>-0.050136676710509</text:p>
          </table:table-cell>
          <table:table-cell table:formula="of:=[.M409]-[.D409]" office:value-type="float" office:value="0.153751746936517" calcext:value-type="float">
            <text:p>0.153751746936517</text:p>
          </table:table-cell>
          <table:table-cell office:value-type="float" office:value="0.778119934926582" calcext:value-type="float">
            <text:p>0.778119934926582</text:p>
          </table:table-cell>
          <table:table-cell office:value-type="float" office:value="-0.289846091118316" calcext:value-type="float">
            <text:p>-0.289846091118316</text:p>
          </table:table-cell>
          <table:table-cell office:value-type="float" office:value="0.574818468629497" calcext:value-type="float">
            <text:p>0.574818468629497</text:p>
          </table:table-cell>
          <table:table-cell office:value-type="float" office:value="-0.239413255361491" calcext:value-type="float">
            <text:p>-0.239413255361491</text:p>
          </table:table-cell>
          <table:table-cell office:value-type="float" office:value="0.0565503352658272" calcext:value-type="float">
            <text:p>0.056550335265827</text:p>
          </table:table-cell>
          <table:table-cell office:value-type="float" office:value="-0.00535023105942756" calcext:value-type="float">
            <text:p>-0.005350231059428</text:p>
          </table:table-cell>
        </table:table-row>
        <table:table-row table:style-name="ro1">
          <table:table-cell table:formula="of:=SQRT([.I410]^2 + [.K410]^2 + [.M410]^2)" office:value-type="float" office:value="3.31634261328993" calcext:value-type="float">
            <text:p>3.31634261328993</text:p>
          </table:table-cell>
          <table:table-cell office:value-type="float" office:value="3.01549156643214" calcext:value-type="float">
            <text:p>3.01549156643214</text:p>
          </table:table-cell>
          <table:table-cell office:value-type="float" office:value="1.13906589696102" calcext:value-type="float">
            <text:p>1.13906589696102</text:p>
          </table:table-cell>
          <table:table-cell office:value-type="float" office:value="0.702979660603507" calcext:value-type="float">
            <text:p>0.702979660603507</text:p>
          </table:table-cell>
          <table:table-cell office:value-type="float" office:value="-0.0147150186305383" calcext:value-type="float">
            <text:p>-0.014715018630538</text:p>
          </table:table-cell>
          <table:table-cell office:value-type="float" office:value="0.382611599452081" calcext:value-type="float">
            <text:p>0.382611599452081</text:p>
          </table:table-cell>
          <table:table-cell office:value-type="float" office:value="1.40979182535587" calcext:value-type="float">
            <text:p>1.40979182535587</text:p>
          </table:table-cell>
          <table:table-cell office:value-type="float" office:value="3.4637652413359" calcext:value-type="float">
            <text:p>3.4637652413359</text:p>
          </table:table-cell>
          <table:table-cell table:formula="of:=[.H410] / 1.184 + 0.103" office:value-type="float" office:value="3.02847739977694" calcext:value-type="float">
            <text:p>3.02847739977694</text:p>
          </table:table-cell>
          <table:table-cell office:value-type="float" office:value="0.986374746857602" calcext:value-type="float">
            <text:p>0.986374746857602</text:p>
          </table:table-cell>
          <table:table-cell table:formula="of:=[.J410] / 1.032 + 0.243" office:value-type="float" office:value="1.19878948338915" calcext:value-type="float">
            <text:p>1.19878948338915</text:p>
          </table:table-cell>
          <table:table-cell office:value-type="float" office:value="1.06005323885302" calcext:value-type="float">
            <text:p>1.06005323885302</text:p>
          </table:table-cell>
          <table:table-cell table:formula="of:=[.L410] / 1.151 - 0.297" office:value-type="float" office:value="0.623984568942676" calcext:value-type="float">
            <text:p>0.623984568942676</text:p>
          </table:table-cell>
          <table:table-cell office:value-type="float" office:value="0.0410660534823641" calcext:value-type="float">
            <text:p>0.041066053482364</text:p>
          </table:table-cell>
          <table:table-cell office:value-type="float" office:value="0.269995888319564" calcext:value-type="float">
            <text:p>0.269995888319564</text:p>
          </table:table-cell>
          <table:table-cell office:value-type="float" office:value="1.42307537708885" calcext:value-type="float">
            <text:p>1.42307537708885</text:p>
          </table:table-cell>
          <table:table-cell table:formula="of:=[.I410]-[.B410]" office:value-type="float" office:value="0.0129858333448034" calcext:value-type="float">
            <text:p>0.012985833344803</text:p>
          </table:table-cell>
          <table:table-cell table:formula="of:=[.K410]-[.C410]" office:value-type="float" office:value="0.0597235864281291" calcext:value-type="float">
            <text:p>0.059723586428129</text:p>
          </table:table-cell>
          <table:table-cell table:formula="of:=[.M410]-[.D410]" office:value-type="float" office:value="-0.0789950916608311" calcext:value-type="float">
            <text:p>-0.078995091660831</text:p>
          </table:table-cell>
          <table:table-cell office:value-type="float" office:value="0.448273674903756" calcext:value-type="float">
            <text:p>0.448273674903756</text:p>
          </table:table-cell>
          <table:table-cell office:value-type="float" office:value="-0.152691150103417" calcext:value-type="float">
            <text:p>-0.152691150103417</text:p>
          </table:table-cell>
          <table:table-cell office:value-type="float" office:value="0.357073578249518" calcext:value-type="float">
            <text:p>0.357073578249518</text:p>
          </table:table-cell>
          <table:table-cell office:value-type="float" office:value="-0.10219314753055" calcext:value-type="float">
            <text:p>-0.10219314753055</text:p>
          </table:table-cell>
          <table:table-cell office:value-type="float" office:value="-0.0710226689970126" calcext:value-type="float">
            <text:p>-0.071022668997013</text:p>
          </table:table-cell>
          <table:table-cell office:value-type="float" office:value="0.027562688918918" calcext:value-type="float">
            <text:p>0.027562688918918</text:p>
          </table:table-cell>
        </table:table-row>
        <table:table-row table:style-name="ro1">
          <table:table-cell table:formula="of:=SQRT([.I411]^2 + [.K411]^2 + [.M411]^2)" office:value-type="float" office:value="3.88429857366464" calcext:value-type="float">
            <text:p>3.88429857366464</text:p>
          </table:table-cell>
          <table:table-cell office:value-type="float" office:value="3.70768429034141" calcext:value-type="float">
            <text:p>3.70768429034141</text:p>
          </table:table-cell>
          <table:table-cell office:value-type="float" office:value="-0.483183486034124" calcext:value-type="float">
            <text:p>-0.483183486034124</text:p>
          </table:table-cell>
          <table:table-cell office:value-type="float" office:value="1.63278152077503" calcext:value-type="float">
            <text:p>1.63278152077503</text:p>
          </table:table-cell>
          <table:table-cell office:value-type="float" office:value="0.503508477552119" calcext:value-type="float">
            <text:p>0.503508477552119</text:p>
          </table:table-cell>
          <table:table-cell office:value-type="float" office:value="0.453223758654723" calcext:value-type="float">
            <text:p>0.453223758654723</text:p>
          </table:table-cell>
          <table:table-cell office:value-type="float" office:value="-2.26803870700004" calcext:value-type="float">
            <text:p>-2.26803870700004</text:p>
          </table:table-cell>
          <table:table-cell office:value-type="float" office:value="4.09780408623553" calcext:value-type="float">
            <text:p>4.09780408623553</text:p>
          </table:table-cell>
          <table:table-cell table:formula="of:=[.H411] / 1.184 + 0.103" office:value-type="float" office:value="3.56398318094217" calcext:value-type="float">
            <text:p>3.56398318094217</text:p>
          </table:table-cell>
          <table:table-cell office:value-type="float" office:value="-0.706495088580857" calcext:value-type="float">
            <text:p>-0.706495088580857</text:p>
          </table:table-cell>
          <table:table-cell table:formula="of:=[.J411] / 1.032 + 0.243" office:value-type="float" office:value="-0.441588264128737" calcext:value-type="float">
            <text:p>-0.441588264128737</text:p>
          </table:table-cell>
          <table:table-cell office:value-type="float" office:value="2.04548218362962" calcext:value-type="float">
            <text:p>2.04548218362962</text:p>
          </table:table-cell>
          <table:table-cell table:formula="of:=[.L411] / 1.151 - 0.297" office:value-type="float" office:value="1.48013482504745" calcext:value-type="float">
            <text:p>1.48013482504745</text:p>
          </table:table-cell>
          <table:table-cell office:value-type="float" office:value="-1.0033564708596" calcext:value-type="float">
            <text:p>-1.0033564708596</text:p>
          </table:table-cell>
          <table:table-cell office:value-type="float" office:value="0.339913430909403" calcext:value-type="float">
            <text:p>0.339913430909403</text:p>
          </table:table-cell>
          <table:table-cell office:value-type="float" office:value="-2.28282605403997" calcext:value-type="float">
            <text:p>-2.28282605403997</text:p>
          </table:table-cell>
          <table:table-cell table:formula="of:=[.I411]-[.B411]" office:value-type="float" office:value="-0.143701109399239" calcext:value-type="float">
            <text:p>-0.143701109399239</text:p>
          </table:table-cell>
          <table:table-cell table:formula="of:=[.K411]-[.C411]" office:value-type="float" office:value="0.0415952219053866" calcext:value-type="float">
            <text:p>0.041595221905387</text:p>
          </table:table-cell>
          <table:table-cell table:formula="of:=[.M411]-[.D411]" office:value-type="float" office:value="-0.152646695727575" calcext:value-type="float">
            <text:p>-0.152646695727575</text:p>
          </table:table-cell>
          <table:table-cell office:value-type="float" office:value="0.390119795894125" calcext:value-type="float">
            <text:p>0.390119795894125</text:p>
          </table:table-cell>
          <table:table-cell office:value-type="float" office:value="-0.223311602546733" calcext:value-type="float">
            <text:p>-0.223311602546733</text:p>
          </table:table-cell>
          <table:table-cell office:value-type="float" office:value="0.412700662854586" calcext:value-type="float">
            <text:p>0.412700662854586</text:p>
          </table:table-cell>
          <table:table-cell office:value-type="float" office:value="1.10136975669429" calcext:value-type="float">
            <text:p>1.10136975669429</text:p>
          </table:table-cell>
          <table:table-cell office:value-type="float" office:value="-1.11250449926629" calcext:value-type="float">
            <text:p>-1.11250449926629</text:p>
          </table:table-cell>
          <table:table-cell office:value-type="float" office:value="0.0183707358634377" calcext:value-type="float">
            <text:p>0.018370735863438</text:p>
          </table:table-cell>
        </table:table-row>
        <table:table-row table:style-name="ro1">
          <table:table-cell table:formula="of:=SQRT([.I412]^2 + [.K412]^2 + [.M412]^2)" office:value-type="float" office:value="3.23929308825941" calcext:value-type="float">
            <text:p>3.23929308825941</text:p>
          </table:table-cell>
          <table:table-cell office:value-type="float" office:value="2.85466205163521" calcext:value-type="float">
            <text:p>2.85466205163521</text:p>
          </table:table-cell>
          <table:table-cell office:value-type="float" office:value="-1.25488715664676" calcext:value-type="float">
            <text:p>-1.25488715664676</text:p>
          </table:table-cell>
          <table:table-cell office:value-type="float" office:value="0.604849235192224" calcext:value-type="float">
            <text:p>0.604849235192224</text:p>
          </table:table-cell>
          <table:table-cell office:value-type="float" office:value="0.449202466018006" calcext:value-type="float">
            <text:p>0.449202466018006</text:p>
          </table:table-cell>
          <table:table-cell office:value-type="float" office:value="0.428017017553318" calcext:value-type="float">
            <text:p>0.428017017553318</text:p>
          </table:table-cell>
          <table:table-cell office:value-type="float" office:value="-0.558618945229315" calcext:value-type="float">
            <text:p>-0.558618945229315</text:p>
          </table:table-cell>
          <table:table-cell office:value-type="float" office:value="3.36304005206789" calcext:value-type="float">
            <text:p>3.36304005206789</text:p>
          </table:table-cell>
          <table:table-cell table:formula="of:=[.H412] / 1.184 + 0.103" office:value-type="float" office:value="2.94340544938166" calcext:value-type="float">
            <text:p>2.94340544938166</text:p>
          </table:table-cell>
          <table:table-cell office:value-type="float" office:value="-1.52001008471611" calcext:value-type="float">
            <text:p>-1.52001008471611</text:p>
          </table:table-cell>
          <table:table-cell table:formula="of:=[.J412] / 1.032 + 0.243" office:value-type="float" office:value="-1.229877989066" calcext:value-type="float">
            <text:p>-1.229877989066</text:p>
          </table:table-cell>
          <table:table-cell office:value-type="float" office:value="0.989671073739926" calcext:value-type="float">
            <text:p>0.989671073739926</text:p>
          </table:table-cell>
          <table:table-cell table:formula="of:=[.L412] / 1.151 - 0.297" office:value-type="float" office:value="0.562835859026869" calcext:value-type="float">
            <text:p>0.562835859026869</text:p>
          </table:table-cell>
          <table:table-cell office:value-type="float" office:value="0.37205370120832" calcext:value-type="float">
            <text:p>0.37205370120832</text:p>
          </table:table-cell>
          <table:table-cell office:value-type="float" office:value="0.409963963513003" calcext:value-type="float">
            <text:p>0.409963963513003</text:p>
          </table:table-cell>
          <table:table-cell office:value-type="float" office:value="-0.535391872934164" calcext:value-type="float">
            <text:p>-0.535391872934164</text:p>
          </table:table-cell>
          <table:table-cell table:formula="of:=[.I412]-[.B412]" office:value-type="float" office:value="0.088743397746454" calcext:value-type="float">
            <text:p>0.088743397746454</text:p>
          </table:table-cell>
          <table:table-cell table:formula="of:=[.K412]-[.C412]" office:value-type="float" office:value="0.025009167580762" calcext:value-type="float">
            <text:p>0.025009167580762</text:p>
          </table:table-cell>
          <table:table-cell table:formula="of:=[.M412]-[.D412]" office:value-type="float" office:value="-0.0420133761653553" calcext:value-type="float">
            <text:p>-0.042013376165355</text:p>
          </table:table-cell>
          <table:table-cell office:value-type="float" office:value="0.508378000432677" calcext:value-type="float">
            <text:p>0.508378000432677</text:p>
          </table:table-cell>
          <table:table-cell office:value-type="float" office:value="-0.265122928069352" calcext:value-type="float">
            <text:p>-0.265122928069352</text:p>
          </table:table-cell>
          <table:table-cell office:value-type="float" office:value="0.384821838547702" calcext:value-type="float">
            <text:p>0.384821838547702</text:p>
          </table:table-cell>
          <table:table-cell office:value-type="float" office:value="-0.0510636060498291" calcext:value-type="float">
            <text:p>-0.051063606049829</text:p>
          </table:table-cell>
          <table:table-cell office:value-type="float" office:value="-0.0518354774412018" calcext:value-type="float">
            <text:p>-0.051835477441202</text:p>
          </table:table-cell>
          <table:table-cell office:value-type="float" office:value="-0.00949832647572091" calcext:value-type="float">
            <text:p>-0.009498326475721</text:p>
          </table:table-cell>
        </table:table-row>
        <table:table-row table:style-name="ro1">
          <table:table-cell table:formula="of:=SQRT([.I413]^2 + [.K413]^2 + [.M413]^2)" office:value-type="float" office:value="5.09659285273572" calcext:value-type="float">
            <text:p>5.09659285273572</text:p>
          </table:table-cell>
          <table:table-cell office:value-type="float" office:value="4.82344990209427" calcext:value-type="float">
            <text:p>4.82344990209427</text:p>
          </table:table-cell>
          <table:table-cell office:value-type="float" office:value="1.32286837888715" calcext:value-type="float">
            <text:p>1.32286837888715</text:p>
          </table:table-cell>
          <table:table-cell office:value-type="float" office:value="0.833779661359508" calcext:value-type="float">
            <text:p>0.833779661359508</text:p>
          </table:table-cell>
          <table:table-cell office:value-type="float" office:value="-0.407051810484863" calcext:value-type="float">
            <text:p>-0.407051810484863</text:p>
          </table:table-cell>
          <table:table-cell office:value-type="float" office:value="0.175455120208918" calcext:value-type="float">
            <text:p>0.175455120208918</text:p>
          </table:table-cell>
          <table:table-cell office:value-type="float" office:value="0.521489742473901" calcext:value-type="float">
            <text:p>0.521489742473901</text:p>
          </table:table-cell>
          <table:table-cell office:value-type="float" office:value="5.60892119599744" calcext:value-type="float">
            <text:p>5.60892119599744</text:p>
          </table:table-cell>
          <table:table-cell table:formula="of:=[.H413] / 1.184 + 0.103" office:value-type="float" office:value="4.84026452364649" calcext:value-type="float">
            <text:p>4.84026452364649</text:p>
          </table:table-cell>
          <table:table-cell office:value-type="float" office:value="1.08840444586221" calcext:value-type="float">
            <text:p>1.08840444586221</text:p>
          </table:table-cell>
          <table:table-cell table:formula="of:=[.J413] / 1.032 + 0.243" office:value-type="float" office:value="1.29765547079672" calcext:value-type="float">
            <text:p>1.29765547079672</text:p>
          </table:table-cell>
          <table:table-cell office:value-type="float" office:value="1.41121726259832" calcext:value-type="float">
            <text:p>1.41121726259832</text:p>
          </table:table-cell>
          <table:table-cell table:formula="of:=[.L413] / 1.151 - 0.297" office:value-type="float" office:value="0.929079289833467" calcext:value-type="float">
            <text:p>0.929079289833467</text:p>
          </table:table-cell>
          <table:table-cell office:value-type="float" office:value="1.01545233439102" calcext:value-type="float">
            <text:p>1.01545233439102</text:p>
          </table:table-cell>
          <table:table-cell office:value-type="float" office:value="-0.338718609649883" calcext:value-type="float">
            <text:p>-0.338718609649883</text:p>
          </table:table-cell>
          <table:table-cell office:value-type="float" office:value="0.648772713960119" calcext:value-type="float">
            <text:p>0.648772713960119</text:p>
          </table:table-cell>
          <table:table-cell table:formula="of:=[.I413]-[.B413]" office:value-type="float" office:value="0.0168146215522169" calcext:value-type="float">
            <text:p>0.016814621552217</text:p>
          </table:table-cell>
          <table:table-cell table:formula="of:=[.K413]-[.C413]" office:value-type="float" office:value="-0.0252129080904349" calcext:value-type="float">
            <text:p>-0.025212908090435</text:p>
          </table:table-cell>
          <table:table-cell table:formula="of:=[.M413]-[.D413]" office:value-type="float" office:value="0.0952996284739585" calcext:value-type="float">
            <text:p>0.095299628473959</text:p>
          </table:table-cell>
          <table:table-cell office:value-type="float" office:value="0.785471293903175" calcext:value-type="float">
            <text:p>0.785471293903175</text:p>
          </table:table-cell>
          <table:table-cell office:value-type="float" office:value="-0.23446393302494" calcext:value-type="float">
            <text:p>-0.23446393302494</text:p>
          </table:table-cell>
          <table:table-cell office:value-type="float" office:value="0.577437601238808" calcext:value-type="float">
            <text:p>0.577437601238808</text:p>
          </table:table-cell>
          <table:table-cell office:value-type="float" office:value="1.44644504573043" calcext:value-type="float">
            <text:p>1.44644504573043</text:p>
          </table:table-cell>
          <table:table-cell office:value-type="float" office:value="-0.878042418484787" calcext:value-type="float">
            <text:p>-0.878042418484787</text:p>
          </table:table-cell>
          <table:table-cell office:value-type="float" office:value="0.768193816917127" calcext:value-type="float">
            <text:p>0.768193816917127</text:p>
          </table:table-cell>
        </table:table-row>
        <table:table-row table:style-name="ro1">
          <table:table-cell table:formula="of:=SQRT([.I414]^2 + [.K414]^2 + [.M414]^2)" office:value-type="float" office:value="4.14303834095795" calcext:value-type="float">
            <text:p>4.14303834095795</text:p>
          </table:table-cell>
          <table:table-cell office:value-type="float" office:value="3.62535375683908" calcext:value-type="float">
            <text:p>3.62535375683908</text:p>
          </table:table-cell>
          <table:table-cell office:value-type="float" office:value="1.80439869267818" calcext:value-type="float">
            <text:p>1.80439869267818</text:p>
          </table:table-cell>
          <table:table-cell office:value-type="float" office:value="0.829078219126433" calcext:value-type="float">
            <text:p>0.829078219126433</text:p>
          </table:table-cell>
          <table:table-cell office:value-type="float" office:value="-0.636537153921614" calcext:value-type="float">
            <text:p>-0.636537153921614</text:p>
          </table:table-cell>
          <table:table-cell office:value-type="float" office:value="-0.535736557433206" calcext:value-type="float">
            <text:p>-0.535736557433206</text:p>
          </table:table-cell>
          <table:table-cell office:value-type="float" office:value="-2.13102451314813" calcext:value-type="float">
            <text:p>-2.13102451314813</text:p>
          </table:table-cell>
          <table:table-cell office:value-type="float" office:value="4.18359785157632" calcext:value-type="float">
            <text:p>4.18359785157632</text:p>
          </table:table-cell>
          <table:table-cell table:formula="of:=[.H414] / 1.184 + 0.103" office:value-type="float" office:value="3.63644413139892" calcext:value-type="float">
            <text:p>3.63644413139892</text:p>
          </table:table-cell>
          <table:table-cell office:value-type="float" office:value="1.62481720844899" calcext:value-type="float">
            <text:p>1.62481720844899</text:p>
          </table:table-cell>
          <table:table-cell table:formula="of:=[.J414] / 1.032 + 0.243" office:value-type="float" office:value="1.81743527950484" calcext:value-type="float">
            <text:p>1.81743527950484</text:p>
          </table:table-cell>
          <table:table-cell office:value-type="float" office:value="1.26118534944264" calcext:value-type="float">
            <text:p>1.26118534944264</text:p>
          </table:table-cell>
          <table:table-cell table:formula="of:=[.L414] / 1.151 - 0.297" office:value-type="float" office:value="0.798730103772928" calcext:value-type="float">
            <text:p>0.798730103772928</text:p>
          </table:table-cell>
          <table:table-cell office:value-type="float" office:value="-0.183937691574822" calcext:value-type="float">
            <text:p>-0.183937691574822</text:p>
          </table:table-cell>
          <table:table-cell office:value-type="float" office:value="0.0150635735418985" calcext:value-type="float">
            <text:p>0.015063573541899</text:p>
          </table:table-cell>
          <table:table-cell office:value-type="float" office:value="-1.89619922227035" calcext:value-type="float">
            <text:p>-1.89619922227035</text:p>
          </table:table-cell>
          <table:table-cell table:formula="of:=[.I414]-[.B414]" office:value-type="float" office:value="0.0110903745598399" calcext:value-type="float">
            <text:p>0.01109037455984</text:p>
          </table:table-cell>
          <table:table-cell table:formula="of:=[.K414]-[.C414]" office:value-type="float" office:value="0.0130365868266553" calcext:value-type="float">
            <text:p>0.013036586826655</text:p>
          </table:table-cell>
          <table:table-cell table:formula="of:=[.M414]-[.D414]" office:value-type="float" office:value="-0.0303481153535051" calcext:value-type="float">
            <text:p>-0.030348115353505</text:p>
          </table:table-cell>
          <table:table-cell office:value-type="float" office:value="0.558244094737242" calcext:value-type="float">
            <text:p>0.558244094737242</text:p>
          </table:table-cell>
          <table:table-cell office:value-type="float" office:value="-0.179581484229183" calcext:value-type="float">
            <text:p>-0.179581484229183</text:p>
          </table:table-cell>
          <table:table-cell office:value-type="float" office:value="0.43210713031621" calcext:value-type="float">
            <text:p>0.43210713031621</text:p>
          </table:table-cell>
          <table:table-cell office:value-type="float" office:value="-0.69027309912997" calcext:value-type="float">
            <text:p>-0.69027309912997</text:p>
          </table:table-cell>
          <table:table-cell office:value-type="float" office:value="0.11990177106792" calcext:value-type="float">
            <text:p>0.11990177106792</text:p>
          </table:table-cell>
          <table:table-cell office:value-type="float" office:value="0.15495992848018" calcext:value-type="float">
            <text:p>0.15495992848018</text:p>
          </table:table-cell>
        </table:table-row>
        <table:table-row table:style-name="ro1">
          <table:table-cell table:formula="of:=SQRT([.I415]^2 + [.K415]^2 + [.M415]^2)" office:value-type="float" office:value="5.31579695230267" calcext:value-type="float">
            <text:p>5.31579695230267</text:p>
          </table:table-cell>
          <table:table-cell office:value-type="float" office:value="4.5157080920432" calcext:value-type="float">
            <text:p>4.5157080920432</text:p>
          </table:table-cell>
          <table:table-cell office:value-type="float" office:value="-2.22085037118894" calcext:value-type="float">
            <text:p>-2.22085037118894</text:p>
          </table:table-cell>
          <table:table-cell office:value-type="float" office:value="0.974124463523665" calcext:value-type="float">
            <text:p>0.974124463523665</text:p>
          </table:table-cell>
          <table:table-cell office:value-type="float" office:value="-0.0165981451563675" calcext:value-type="float">
            <text:p>-0.016598145156368</text:p>
          </table:table-cell>
          <table:table-cell office:value-type="float" office:value="-0.270838103798868" calcext:value-type="float">
            <text:p>-0.270838103798868</text:p>
          </table:table-cell>
          <table:table-cell office:value-type="float" office:value="-1.68460547780661" calcext:value-type="float">
            <text:p>-1.68460547780661</text:p>
          </table:table-cell>
          <table:table-cell office:value-type="float" office:value="5.37241563668142" calcext:value-type="float">
            <text:p>5.37241563668142</text:p>
          </table:table-cell>
          <table:table-cell table:formula="of:=[.H415] / 1.184 + 0.103" office:value-type="float" office:value="4.6405132066566" calcext:value-type="float">
            <text:p>4.6405132066566</text:p>
          </table:table-cell>
          <table:table-cell office:value-type="float" office:value="-2.67784674577859" calcext:value-type="float">
            <text:p>-2.67784674577859</text:p>
          </table:table-cell>
          <table:table-cell table:formula="of:=[.J415] / 1.032 + 0.243" office:value-type="float" office:value="-2.35181273815755" calcext:value-type="float">
            <text:p>-2.35181273815755</text:p>
          </table:table-cell>
          <table:table-cell office:value-type="float" office:value="1.59865850204533" calcext:value-type="float">
            <text:p>1.59865850204533</text:p>
          </table:table-cell>
          <table:table-cell table:formula="of:=[.L415] / 1.151 - 0.297" office:value-type="float" office:value="1.09193006259368" calcext:value-type="float">
            <text:p>1.09193006259368</text:p>
          </table:table-cell>
          <table:table-cell office:value-type="float" office:value="-0.696885864074124" calcext:value-type="float">
            <text:p>-0.696885864074124</text:p>
          </table:table-cell>
          <table:table-cell office:value-type="float" office:value="1.12259853460089" calcext:value-type="float">
            <text:p>1.12259853460089</text:p>
          </table:table-cell>
          <table:table-cell office:value-type="float" office:value="-1.14586389688738" calcext:value-type="float">
            <text:p>-1.14586389688738</text:p>
          </table:table-cell>
          <table:table-cell table:formula="of:=[.I415]-[.B415]" office:value-type="float" office:value="0.124805114613404" calcext:value-type="float">
            <text:p>0.124805114613404</text:p>
          </table:table-cell>
          <table:table-cell table:formula="of:=[.K415]-[.C415]" office:value-type="float" office:value="-0.130962366968609" calcext:value-type="float">
            <text:p>-0.130962366968609</text:p>
          </table:table-cell>
          <table:table-cell table:formula="of:=[.M415]-[.D415]" office:value-type="float" office:value="0.117805599070019" calcext:value-type="float">
            <text:p>0.117805599070019</text:p>
          </table:table-cell>
          <table:table-cell office:value-type="float" office:value="0.856707544638218" calcext:value-type="float">
            <text:p>0.856707544638218</text:p>
          </table:table-cell>
          <table:table-cell office:value-type="float" office:value="-0.456996374589646" calcext:value-type="float">
            <text:p>-0.456996374589646</text:p>
          </table:table-cell>
          <table:table-cell office:value-type="float" office:value="0.624534038521662" calcext:value-type="float">
            <text:p>0.624534038521662</text:p>
          </table:table-cell>
          <table:table-cell office:value-type="float" office:value="-1.48043433269998" calcext:value-type="float">
            <text:p>-1.48043433269998</text:p>
          </table:table-cell>
          <table:table-cell office:value-type="float" office:value="-0.389436597634641" calcext:value-type="float">
            <text:p>-0.389436597634641</text:p>
          </table:table-cell>
          <table:table-cell office:value-type="float" office:value="-0.194483905330685" calcext:value-type="float">
            <text:p>-0.194483905330685</text:p>
          </table:table-cell>
        </table:table-row>
        <table:table-row table:style-name="ro1">
          <table:table-cell table:formula="of:=SQRT([.I416]^2 + [.K416]^2 + [.M416]^2)" office:value-type="float" office:value="3.90453194235532" calcext:value-type="float">
            <text:p>3.90453194235532</text:p>
          </table:table-cell>
          <table:table-cell office:value-type="float" office:value="3.78735464893996" calcext:value-type="float">
            <text:p>3.78735464893996</text:p>
          </table:table-cell>
          <table:table-cell office:value-type="float" office:value="-0.998390635958925" calcext:value-type="float">
            <text:p>-0.998390635958925</text:p>
          </table:table-cell>
          <table:table-cell office:value-type="float" office:value="0.63243237269799" calcext:value-type="float">
            <text:p>0.63243237269799</text:p>
          </table:table-cell>
          <table:table-cell office:value-type="float" office:value="-0.230223728480226" calcext:value-type="float">
            <text:p>-0.230223728480226</text:p>
          </table:table-cell>
          <table:table-cell office:value-type="float" office:value="-0.182137925108173" calcext:value-type="float">
            <text:p>-0.182137925108173</text:p>
          </table:table-cell>
          <table:table-cell office:value-type="float" office:value="-0.413363486132999" calcext:value-type="float">
            <text:p>-0.413363486132999</text:p>
          </table:table-cell>
          <table:table-cell office:value-type="float" office:value="4.29346718362056" calcext:value-type="float">
            <text:p>4.29346718362056</text:p>
          </table:table-cell>
          <table:table-cell table:formula="of:=[.H416] / 1.184 + 0.103" office:value-type="float" office:value="3.7292391753552" calcext:value-type="float">
            <text:p>3.7292391753552</text:p>
          </table:table-cell>
          <table:table-cell office:value-type="float" office:value="-1.2509708655566" calcext:value-type="float">
            <text:p>-1.2509708655566</text:p>
          </table:table-cell>
          <table:table-cell table:formula="of:=[.J416] / 1.032 + 0.243" office:value-type="float" office:value="-0.969181071275775" calcext:value-type="float">
            <text:p>-0.969181071275775</text:p>
          </table:table-cell>
          <table:table-cell office:value-type="float" office:value="1.06874055610623" calcext:value-type="float">
            <text:p>1.06874055610623</text:p>
          </table:table-cell>
          <table:table-cell table:formula="of:=[.L416] / 1.151 - 0.297" office:value-type="float" office:value="0.631532194705673" calcext:value-type="float">
            <text:p>0.631532194705673</text:p>
          </table:table-cell>
          <table:table-cell office:value-type="float" office:value="-0.358954564882339" calcext:value-type="float">
            <text:p>-0.358954564882339</text:p>
          </table:table-cell>
          <table:table-cell office:value-type="float" office:value="0.0155332833659694" calcext:value-type="float">
            <text:p>0.015533283365969</text:p>
          </table:table-cell>
          <table:table-cell office:value-type="float" office:value="-0.327391677479247" calcext:value-type="float">
            <text:p>-0.327391677479247</text:p>
          </table:table-cell>
          <table:table-cell table:formula="of:=[.I416]-[.B416]" office:value-type="float" office:value="-0.0581154735847567" calcext:value-type="float">
            <text:p>-0.058115473584757</text:p>
          </table:table-cell>
          <table:table-cell table:formula="of:=[.K416]-[.C416]" office:value-type="float" office:value="0.0292095646831498" calcext:value-type="float">
            <text:p>0.02920956468315</text:p>
          </table:table-cell>
          <table:table-cell table:formula="of:=[.M416]-[.D416]" office:value-type="float" office:value="-0.000900177992316675" calcext:value-type="float">
            <text:p>-0.000900177992317</text:p>
          </table:table-cell>
          <table:table-cell office:value-type="float" office:value="0.5061125346806" calcext:value-type="float">
            <text:p>0.5061125346806</text:p>
          </table:table-cell>
          <table:table-cell office:value-type="float" office:value="-0.252580229597675" calcext:value-type="float">
            <text:p>-0.252580229597675</text:p>
          </table:table-cell>
          <table:table-cell office:value-type="float" office:value="0.436308183408236" calcext:value-type="float">
            <text:p>0.436308183408236</text:p>
          </table:table-cell>
          <table:table-cell office:value-type="float" office:value="-0.19873586424752" calcext:value-type="float">
            <text:p>-0.19873586424752</text:p>
          </table:table-cell>
          <table:table-cell office:value-type="float" office:value="0.127255386446326" calcext:value-type="float">
            <text:p>0.127255386446326</text:p>
          </table:table-cell>
          <table:table-cell office:value-type="float" office:value="0.109454169130735" calcext:value-type="float">
            <text:p>0.109454169130735</text:p>
          </table:table-cell>
        </table:table-row>
        <table:table-row table:style-name="ro1">
          <table:table-cell table:formula="of:=SQRT([.I417]^2 + [.K417]^2 + [.M417]^2)" office:value-type="float" office:value="6.05001989013449" calcext:value-type="float">
            <text:p>6.05001989013449</text:p>
          </table:table-cell>
          <table:table-cell office:value-type="float" office:value="5.48305752904833" calcext:value-type="float">
            <text:p>5.48305752904833</text:p>
          </table:table-cell>
          <table:table-cell office:value-type="float" office:value="-2.56918271125724" calcext:value-type="float">
            <text:p>-2.56918271125724</text:p>
          </table:table-cell>
          <table:table-cell office:value-type="float" office:value="0.804213655954177" calcext:value-type="float">
            <text:p>0.804213655954177</text:p>
          </table:table-cell>
          <table:table-cell office:value-type="float" office:value="-0.457153675893259" calcext:value-type="float">
            <text:p>-0.457153675893259</text:p>
          </table:table-cell>
          <table:table-cell office:value-type="float" office:value="0.146245253152698" calcext:value-type="float">
            <text:p>0.146245253152698</text:p>
          </table:table-cell>
          <table:table-cell office:value-type="float" office:value="-1.94122062660043" calcext:value-type="float">
            <text:p>-1.94122062660043</text:p>
          </table:table-cell>
          <table:table-cell office:value-type="float" office:value="6.22695076655367" calcext:value-type="float">
            <text:p>6.22695076655367</text:p>
          </table:table-cell>
          <table:table-cell table:formula="of:=[.H417] / 1.184 + 0.103" office:value-type="float" office:value="5.3622489582379" calcext:value-type="float">
            <text:p>5.3622489582379</text:p>
          </table:table-cell>
          <table:table-cell office:value-type="float" office:value="-2.96392641611606" calcext:value-type="float">
            <text:p>-2.96392641611606</text:p>
          </table:table-cell>
          <table:table-cell table:formula="of:=[.J417] / 1.032 + 0.243" office:value-type="float" office:value="-2.62902172104269" calcext:value-type="float">
            <text:p>-2.62902172104269</text:p>
          </table:table-cell>
          <table:table-cell office:value-type="float" office:value="1.45616217748693" calcext:value-type="float">
            <text:p>1.45616217748693</text:p>
          </table:table-cell>
          <table:table-cell table:formula="of:=[.L417] / 1.151 - 0.297" office:value-type="float" office:value="0.96812786923278" calcext:value-type="float">
            <text:p>0.96812786923278</text:p>
          </table:table-cell>
          <table:table-cell office:value-type="float" office:value="0.457216695246387" calcext:value-type="float">
            <text:p>0.457216695246387</text:p>
          </table:table-cell>
          <table:table-cell office:value-type="float" office:value="0.755564526479687" calcext:value-type="float">
            <text:p>0.755564526479687</text:p>
          </table:table-cell>
          <table:table-cell office:value-type="float" office:value="-1.91492777066228" calcext:value-type="float">
            <text:p>-1.91492777066228</text:p>
          </table:table-cell>
          <table:table-cell table:formula="of:=[.I417]-[.B417]" office:value-type="float" office:value="-0.120808570810433" calcext:value-type="float">
            <text:p>-0.120808570810433</text:p>
          </table:table-cell>
          <table:table-cell table:formula="of:=[.K417]-[.C417]" office:value-type="float" office:value="-0.059839009785454" calcext:value-type="float">
            <text:p>-0.059839009785454</text:p>
          </table:table-cell>
          <table:table-cell table:formula="of:=[.M417]-[.D417]" office:value-type="float" office:value="0.163914213278603" calcext:value-type="float">
            <text:p>0.163914213278603</text:p>
          </table:table-cell>
          <table:table-cell office:value-type="float" office:value="0.743893237505335" calcext:value-type="float">
            <text:p>0.743893237505335</text:p>
          </table:table-cell>
          <table:table-cell office:value-type="float" office:value="-0.394743704858823" calcext:value-type="float">
            <text:p>-0.394743704858823</text:p>
          </table:table-cell>
          <table:table-cell office:value-type="float" office:value="0.65194852153275" calcext:value-type="float">
            <text:p>0.65194852153275</text:p>
          </table:table-cell>
          <table:table-cell office:value-type="float" office:value="-0.966229428583214" calcext:value-type="float">
            <text:p>-0.966229428583214</text:p>
          </table:table-cell>
          <table:table-cell office:value-type="float" office:value="0.320834166325486" calcext:value-type="float">
            <text:p>0.320834166325486</text:p>
          </table:table-cell>
          <table:table-cell office:value-type="float" office:value="0.637762737697173" calcext:value-type="float">
            <text:p>0.637762737697173</text:p>
          </table:table-cell>
        </table:table-row>
        <table:table-row table:style-name="ro1">
          <table:table-cell table:formula="of:=SQRT([.I418]^2 + [.K418]^2 + [.M418]^2)" office:value-type="float" office:value="4.21649931738604" calcext:value-type="float">
            <text:p>4.21649931738604</text:p>
          </table:table-cell>
          <table:table-cell office:value-type="float" office:value="3.39221523024485" calcext:value-type="float">
            <text:p>3.39221523024485</text:p>
          </table:table-cell>
          <table:table-cell office:value-type="float" office:value="1.88734662001113" calcext:value-type="float">
            <text:p>1.88734662001113</text:p>
          </table:table-cell>
          <table:table-cell office:value-type="float" office:value="1.64236577117648" calcext:value-type="float">
            <text:p>1.64236577117648</text:p>
          </table:table-cell>
          <table:table-cell office:value-type="float" office:value="-0.460458535540073" calcext:value-type="float">
            <text:p>-0.460458535540073</text:p>
          </table:table-cell>
          <table:table-cell office:value-type="float" office:value="0.295406081668449" calcext:value-type="float">
            <text:p>0.295406081668449</text:p>
          </table:table-cell>
          <table:table-cell office:value-type="float" office:value="1.31508377606231" calcext:value-type="float">
            <text:p>1.31508377606231</text:p>
          </table:table-cell>
          <table:table-cell office:value-type="float" office:value="3.93769365486243" calcext:value-type="float">
            <text:p>3.93769365486243</text:p>
          </table:table-cell>
          <table:table-cell table:formula="of:=[.H418] / 1.184 + 0.103" office:value-type="float" office:value="3.42875477606624" calcext:value-type="float">
            <text:p>3.42875477606624</text:p>
          </table:table-cell>
          <table:table-cell office:value-type="float" office:value="1.72938923205143" calcext:value-type="float">
            <text:p>1.72938923205143</text:p>
          </table:table-cell>
          <table:table-cell table:formula="of:=[.J418] / 1.032 + 0.243" office:value-type="float" office:value="1.91876475973976" calcext:value-type="float">
            <text:p>1.91876475973976</text:p>
          </table:table-cell>
          <table:table-cell office:value-type="float" office:value="2.10285780749729" calcext:value-type="float">
            <text:p>2.10285780749729</text:p>
          </table:table-cell>
          <table:table-cell table:formula="of:=[.L418] / 1.151 - 0.297" office:value-type="float" office:value="1.52998332536689" calcext:value-type="float">
            <text:p>1.52998332536689</text:p>
          </table:table-cell>
          <table:table-cell office:value-type="float" office:value="-0.476996352717525" calcext:value-type="float">
            <text:p>-0.476996352717525</text:p>
          </table:table-cell>
          <table:table-cell office:value-type="float" office:value="0.219870545253488" calcext:value-type="float">
            <text:p>0.219870545253488</text:p>
          </table:table-cell>
          <table:table-cell office:value-type="float" office:value="1.35203980317242" calcext:value-type="float">
            <text:p>1.35203980317242</text:p>
          </table:table-cell>
          <table:table-cell table:formula="of:=[.I418]-[.B418]" office:value-type="float" office:value="0.036539545821392" calcext:value-type="float">
            <text:p>0.036539545821392</text:p>
          </table:table-cell>
          <table:table-cell table:formula="of:=[.K418]-[.C418]" office:value-type="float" office:value="0.0314181397286277" calcext:value-type="float">
            <text:p>0.031418139728628</text:p>
          </table:table-cell>
          <table:table-cell table:formula="of:=[.M418]-[.D418]" office:value-type="float" office:value="-0.11238244580959" calcext:value-type="float">
            <text:p>-0.11238244580959</text:p>
          </table:table-cell>
          <table:table-cell office:value-type="float" office:value="0.545478424617579" calcext:value-type="float">
            <text:p>0.545478424617579</text:p>
          </table:table-cell>
          <table:table-cell office:value-type="float" office:value="-0.157957387959702" calcext:value-type="float">
            <text:p>-0.157957387959702</text:p>
          </table:table-cell>
          <table:table-cell office:value-type="float" office:value="0.460492036320815" calcext:value-type="float">
            <text:p>0.460492036320815</text:p>
          </table:table-cell>
          <table:table-cell office:value-type="float" office:value="-0.0771313278472801" calcext:value-type="float">
            <text:p>-0.07713132784728</text:p>
          </table:table-cell>
          <table:table-cell office:value-type="float" office:value="-0.0034634267066922" calcext:value-type="float">
            <text:p>-0.003463426706692</text:p>
          </table:table-cell>
          <table:table-cell office:value-type="float" office:value="0.0326054995142044" calcext:value-type="float">
            <text:p>0.032605499514204</text:p>
          </table:table-cell>
        </table:table-row>
        <table:table-row table:style-name="ro1">
          <table:table-cell table:formula="of:=SQRT([.I419]^2 + [.K419]^2 + [.M419]^2)" office:value-type="float" office:value="2.20753840988372" calcext:value-type="float">
            <text:p>2.20753840988372</text:p>
          </table:table-cell>
          <table:table-cell office:value-type="float" office:value="2.12744543752152" calcext:value-type="float">
            <text:p>2.12744543752152</text:p>
          </table:table-cell>
          <table:table-cell office:value-type="float" office:value="-0.0840525912863992" calcext:value-type="float">
            <text:p>-0.084052591286399</text:p>
          </table:table-cell>
          <table:table-cell office:value-type="float" office:value="0.949542046108941" calcext:value-type="float">
            <text:p>0.949542046108941</text:p>
          </table:table-cell>
          <table:table-cell office:value-type="float" office:value="0.0184152936238142" calcext:value-type="float">
            <text:p>0.018415293623814</text:p>
          </table:table-cell>
          <table:table-cell office:value-type="float" office:value="-0.470874628078256" calcext:value-type="float">
            <text:p>-0.470874628078256</text:p>
          </table:table-cell>
          <table:table-cell office:value-type="float" office:value="2.60115598029403" calcext:value-type="float">
            <text:p>2.60115598029403</text:p>
          </table:table-cell>
          <table:table-cell office:value-type="float" office:value="2.34353130101364" calcext:value-type="float">
            <text:p>2.34353130101364</text:p>
          </table:table-cell>
          <table:table-cell table:formula="of:=[.H419] / 1.184 + 0.103" office:value-type="float" office:value="2.08233386909936" calcext:value-type="float">
            <text:p>2.08233386909936</text:p>
          </table:table-cell>
          <table:table-cell office:value-type="float" office:value="-0.211248034032699" calcext:value-type="float">
            <text:p>-0.211248034032699</text:p>
          </table:table-cell>
          <table:table-cell table:formula="of:=[.J419] / 1.032 + 0.243" office:value-type="float" office:value="0.0383022926039738" calcext:value-type="float">
            <text:p>0.038302292603974</text:p>
          </table:table-cell>
          <table:table-cell office:value-type="float" office:value="1.18423780441359" calcext:value-type="float">
            <text:p>1.18423780441359</text:p>
          </table:table-cell>
          <table:table-cell table:formula="of:=[.L419] / 1.151 - 0.297" office:value-type="float" office:value="0.731877327900599" calcext:value-type="float">
            <text:p>0.731877327900599</text:p>
          </table:table-cell>
          <table:table-cell office:value-type="float" office:value="0.0783352842886043" calcext:value-type="float">
            <text:p>0.078335284288604</text:p>
          </table:table-cell>
          <table:table-cell office:value-type="float" office:value="-0.483100205308048" calcext:value-type="float">
            <text:p>-0.483100205308048</text:p>
          </table:table-cell>
          <table:table-cell office:value-type="float" office:value="2.66404299252129" calcext:value-type="float">
            <text:p>2.66404299252129</text:p>
          </table:table-cell>
          <table:table-cell table:formula="of:=[.I419]-[.B419]" office:value-type="float" office:value="-0.0451115684221621" calcext:value-type="float">
            <text:p>-0.045111568422162</text:p>
          </table:table-cell>
          <table:table-cell table:formula="of:=[.K419]-[.C419]" office:value-type="float" office:value="0.122354883890373" calcext:value-type="float">
            <text:p>0.122354883890373</text:p>
          </table:table-cell>
          <table:table-cell table:formula="of:=[.M419]-[.D419]" office:value-type="float" office:value="-0.217664718208342" calcext:value-type="float">
            <text:p>-0.217664718208342</text:p>
          </table:table-cell>
          <table:table-cell office:value-type="float" office:value="0.216085863492122" calcext:value-type="float">
            <text:p>0.216085863492122</text:p>
          </table:table-cell>
          <table:table-cell office:value-type="float" office:value="-0.1271954427463" calcext:value-type="float">
            <text:p>-0.1271954427463</text:p>
          </table:table-cell>
          <table:table-cell office:value-type="float" office:value="0.234695758304653" calcext:value-type="float">
            <text:p>0.234695758304653</text:p>
          </table:table-cell>
          <table:table-cell office:value-type="float" office:value="-0.0521646680751435" calcext:value-type="float">
            <text:p>-0.052164668075144</text:p>
          </table:table-cell>
          <table:table-cell office:value-type="float" office:value="-0.0161844569734377" calcext:value-type="float">
            <text:p>-0.016184456973438</text:p>
          </table:table-cell>
          <table:table-cell office:value-type="float" office:value="0.0349482036397055" calcext:value-type="float">
            <text:p>0.034948203639706</text:p>
          </table:table-cell>
        </table:table-row>
        <table:table-row table:style-name="ro1">
          <table:table-cell table:formula="of:=SQRT([.I420]^2 + [.K420]^2 + [.M420]^2)" office:value-type="float" office:value="3.69336685160868" calcext:value-type="float">
            <text:p>3.69336685160868</text:p>
          </table:table-cell>
          <table:table-cell office:value-type="float" office:value="3.67304111013116" calcext:value-type="float">
            <text:p>3.67304111013116</text:p>
          </table:table-cell>
          <table:table-cell office:value-type="float" office:value="0.868716157613473" calcext:value-type="float">
            <text:p>0.868716157613473</text:p>
          </table:table-cell>
          <table:table-cell office:value-type="float" office:value="0.612323166816543" calcext:value-type="float">
            <text:p>0.612323166816543</text:p>
          </table:table-cell>
          <table:table-cell office:value-type="float" office:value="-0.657671504151177" calcext:value-type="float">
            <text:p>-0.657671504151177</text:p>
          </table:table-cell>
          <table:table-cell office:value-type="float" office:value="-0.163607406548148" calcext:value-type="float">
            <text:p>-0.163607406548148</text:p>
          </table:table-cell>
          <table:table-cell office:value-type="float" office:value="0.546059887103277" calcext:value-type="float">
            <text:p>0.546059887103277</text:p>
          </table:table-cell>
          <table:table-cell office:value-type="float" office:value="4.0709621909162" calcext:value-type="float">
            <text:p>4.0709621909162</text:p>
          </table:table-cell>
          <table:table-cell table:formula="of:=[.H420] / 1.184 + 0.103" office:value-type="float" office:value="3.54131266124679" calcext:value-type="float">
            <text:p>3.54131266124679</text:p>
          </table:table-cell>
          <table:table-cell office:value-type="float" office:value="0.656393421776603" calcext:value-type="float">
            <text:p>0.656393421776603</text:p>
          </table:table-cell>
          <table:table-cell table:formula="of:=[.J420] / 1.032 + 0.243" office:value-type="float" office:value="0.879040137380429" calcext:value-type="float">
            <text:p>0.879040137380429</text:p>
          </table:table-cell>
          <table:table-cell office:value-type="float" office:value="1.00038777767694" calcext:value-type="float">
            <text:p>1.00038777767694</text:p>
          </table:table-cell>
          <table:table-cell table:formula="of:=[.L420] / 1.151 - 0.297" office:value-type="float" office:value="0.572146635688045" calcext:value-type="float">
            <text:p>0.572146635688045</text:p>
          </table:table-cell>
          <table:table-cell office:value-type="float" office:value="-0.712020359071778" calcext:value-type="float">
            <text:p>-0.712020359071778</text:p>
          </table:table-cell>
          <table:table-cell office:value-type="float" office:value="-0.223283919649037" calcext:value-type="float">
            <text:p>-0.223283919649037</text:p>
          </table:table-cell>
          <table:table-cell office:value-type="float" office:value="0.571234825369419" calcext:value-type="float">
            <text:p>0.571234825369419</text:p>
          </table:table-cell>
          <table:table-cell table:formula="of:=[.I420]-[.B420]" office:value-type="float" office:value="-0.131728448884369" calcext:value-type="float">
            <text:p>-0.131728448884369</text:p>
          </table:table-cell>
          <table:table-cell table:formula="of:=[.K420]-[.C420]" office:value-type="float" office:value="0.0103239797669562" calcext:value-type="float">
            <text:p>0.010323979766956</text:p>
          </table:table-cell>
          <table:table-cell table:formula="of:=[.M420]-[.D420]" office:value-type="float" office:value="-0.0401765311284977" calcext:value-type="float">
            <text:p>-0.040176531128498</text:p>
          </table:table-cell>
          <table:table-cell office:value-type="float" office:value="0.397921080785038" calcext:value-type="float">
            <text:p>0.397921080785038</text:p>
          </table:table-cell>
          <table:table-cell office:value-type="float" office:value="-0.21232273583687" calcext:value-type="float">
            <text:p>-0.21232273583687</text:p>
          </table:table-cell>
          <table:table-cell office:value-type="float" office:value="0.388064610860395" calcext:value-type="float">
            <text:p>0.388064610860395</text:p>
          </table:table-cell>
          <table:table-cell office:value-type="float" office:value="-0.0764607426405348" calcext:value-type="float">
            <text:p>-0.076460742640535</text:p>
          </table:table-cell>
          <table:table-cell office:value-type="float" office:value="-0.0236600975812444" calcext:value-type="float">
            <text:p>-0.023660097581244</text:p>
          </table:table-cell>
          <table:table-cell office:value-type="float" office:value="0.0347251533345974" calcext:value-type="float">
            <text:p>0.034725153334597</text:p>
          </table:table-cell>
        </table:table-row>
        <table:table-row table:style-name="ro1">
          <table:table-cell table:formula="of:=SQRT([.I421]^2 + [.K421]^2 + [.M421]^2)" office:value-type="float" office:value="4.66723101466052" calcext:value-type="float">
            <text:p>4.66723101466052</text:p>
          </table:table-cell>
          <table:table-cell office:value-type="float" office:value="4.52836462670162" calcext:value-type="float">
            <text:p>4.52836462670162</text:p>
          </table:table-cell>
          <table:table-cell office:value-type="float" office:value="-0.548976825185225" calcext:value-type="float">
            <text:p>-0.548976825185225</text:p>
          </table:table-cell>
          <table:table-cell office:value-type="float" office:value="1.35655674593601" calcext:value-type="float">
            <text:p>1.35655674593601</text:p>
          </table:table-cell>
          <table:table-cell office:value-type="float" office:value="0.526950154884004" calcext:value-type="float">
            <text:p>0.526950154884004</text:p>
          </table:table-cell>
          <table:table-cell office:value-type="float" office:value="0.0765618779073911" calcext:value-type="float">
            <text:p>0.076561877907391</text:p>
          </table:table-cell>
          <table:table-cell office:value-type="float" office:value="1.15821769464452" calcext:value-type="float">
            <text:p>1.15821769464452</text:p>
          </table:table-cell>
          <table:table-cell office:value-type="float" office:value="5.12663360749653" calcext:value-type="float">
            <text:p>5.12663360749653</text:p>
          </table:table-cell>
          <table:table-cell table:formula="of:=[.H421] / 1.184 + 0.103" office:value-type="float" office:value="4.43292703335856" calcext:value-type="float">
            <text:p>4.43292703335856</text:p>
          </table:table-cell>
          <table:table-cell office:value-type="float" office:value="-0.839447834810449" calcext:value-type="float">
            <text:p>-0.839447834810449</text:p>
          </table:table-cell>
          <table:table-cell table:formula="of:=[.J421] / 1.032 + 0.243" office:value-type="float" office:value="-0.570418444583768" calcext:value-type="float">
            <text:p>-0.570418444583768</text:p>
          </table:table-cell>
          <table:table-cell office:value-type="float" office:value="1.8890008288299" calcext:value-type="float">
            <text:p>1.8890008288299</text:p>
          </table:table-cell>
          <table:table-cell table:formula="of:=[.L421] / 1.151 - 0.297" office:value-type="float" office:value="1.34418230132919" calcext:value-type="float">
            <text:p>1.34418230132919</text:p>
          </table:table-cell>
          <table:table-cell office:value-type="float" office:value="-0.0287307865642088" calcext:value-type="float">
            <text:p>-0.028730786564209</text:p>
          </table:table-cell>
          <table:table-cell office:value-type="float" office:value="-0.5390757445236" calcext:value-type="float">
            <text:p>-0.5390757445236</text:p>
          </table:table-cell>
          <table:table-cell office:value-type="float" office:value="1.2961707832332" calcext:value-type="float">
            <text:p>1.2961707832332</text:p>
          </table:table-cell>
          <table:table-cell table:formula="of:=[.I421]-[.B421]" office:value-type="float" office:value="-0.095437593343064" calcext:value-type="float">
            <text:p>-0.095437593343064</text:p>
          </table:table-cell>
          <table:table-cell table:formula="of:=[.K421]-[.C421]" office:value-type="float" office:value="-0.0214416193985434" calcext:value-type="float">
            <text:p>-0.021441619398543</text:p>
          </table:table-cell>
          <table:table-cell table:formula="of:=[.M421]-[.D421]" office:value-type="float" office:value="-0.0123744446068179" calcext:value-type="float">
            <text:p>-0.012374444606818</text:p>
          </table:table-cell>
          <table:table-cell office:value-type="float" office:value="0.598268980794906" calcext:value-type="float">
            <text:p>0.598268980794906</text:p>
          </table:table-cell>
          <table:table-cell office:value-type="float" office:value="-0.290471009625223" calcext:value-type="float">
            <text:p>-0.290471009625223</text:p>
          </table:table-cell>
          <table:table-cell office:value-type="float" office:value="0.53244408289389" calcext:value-type="float">
            <text:p>0.53244408289389</text:p>
          </table:table-cell>
          <table:table-cell office:value-type="float" office:value="-0.795358928578722" calcext:value-type="float">
            <text:p>-0.795358928578722</text:p>
          </table:table-cell>
          <table:table-cell office:value-type="float" office:value="0.188239865315583" calcext:value-type="float">
            <text:p>0.188239865315583</text:p>
          </table:table-cell>
          <table:table-cell office:value-type="float" office:value="0.354196419658122" calcext:value-type="float">
            <text:p>0.354196419658122</text:p>
          </table:table-cell>
        </table:table-row>
        <table:table-row table:style-name="ro1">
          <table:table-cell table:formula="of:=SQRT([.I422]^2 + [.K422]^2 + [.M422]^2)" office:value-type="float" office:value="3.61296061401614" calcext:value-type="float">
            <text:p>3.61296061401614</text:p>
          </table:table-cell>
          <table:table-cell office:value-type="float" office:value="3.47497227398103" calcext:value-type="float">
            <text:p>3.47497227398103</text:p>
          </table:table-cell>
          <table:table-cell office:value-type="float" office:value="-0.794150494774447" calcext:value-type="float">
            <text:p>-0.794150494774447</text:p>
          </table:table-cell>
          <table:table-cell office:value-type="float" office:value="0.590815019208177" calcext:value-type="float">
            <text:p>0.590815019208177</text:p>
          </table:table-cell>
          <table:table-cell office:value-type="float" office:value="0.141490585880914" calcext:value-type="float">
            <text:p>0.141490585880914</text:p>
          </table:table-cell>
          <table:table-cell office:value-type="float" office:value="-0.664665710868007" calcext:value-type="float">
            <text:p>-0.664665710868007</text:p>
          </table:table-cell>
          <table:table-cell office:value-type="float" office:value="2.37614683693035" calcext:value-type="float">
            <text:p>2.37614683693035</text:p>
          </table:table-cell>
          <table:table-cell office:value-type="float" office:value="4.00333835298448" calcext:value-type="float">
            <text:p>4.00333835298448</text:p>
          </table:table-cell>
          <table:table-cell table:formula="of:=[.H422] / 1.184 + 0.103" office:value-type="float" office:value="3.48419793326392" calcext:value-type="float">
            <text:p>3.48419793326392</text:p>
          </table:table-cell>
          <table:table-cell office:value-type="float" office:value="-1.03533143376804" calcext:value-type="float">
            <text:p>-1.03533143376804</text:p>
          </table:table-cell>
          <table:table-cell table:formula="of:=[.J422] / 1.032 + 0.243" office:value-type="float" office:value="-0.760228133496163" calcext:value-type="float">
            <text:p>-0.760228133496163</text:p>
          </table:table-cell>
          <table:table-cell office:value-type="float" office:value="1.00893302366715" calcext:value-type="float">
            <text:p>1.00893302366715</text:p>
          </table:table-cell>
          <table:table-cell table:formula="of:=[.L422] / 1.151 - 0.297" office:value-type="float" office:value="0.5795708285553" calcext:value-type="float">
            <text:p>0.5795708285553</text:p>
          </table:table-cell>
          <table:table-cell office:value-type="float" office:value="0.239214279824404" calcext:value-type="float">
            <text:p>0.239214279824404</text:p>
          </table:table-cell>
          <table:table-cell office:value-type="float" office:value="-0.637371422561372" calcext:value-type="float">
            <text:p>-0.637371422561372</text:p>
          </table:table-cell>
          <table:table-cell office:value-type="float" office:value="2.48446099185706" calcext:value-type="float">
            <text:p>2.48446099185706</text:p>
          </table:table-cell>
          <table:table-cell table:formula="of:=[.I422]-[.B422]" office:value-type="float" office:value="0.00922565928288943" calcext:value-type="float">
            <text:p>0.009225659282889</text:p>
          </table:table-cell>
          <table:table-cell table:formula="of:=[.K422]-[.C422]" office:value-type="float" office:value="0.0339223612782843" calcext:value-type="float">
            <text:p>0.033922361278284</text:p>
          </table:table-cell>
          <table:table-cell table:formula="of:=[.M422]-[.D422]" office:value-type="float" office:value="-0.0112441906528772" calcext:value-type="float">
            <text:p>-0.011244190652877</text:p>
          </table:table-cell>
          <table:table-cell office:value-type="float" office:value="0.528366079003449" calcext:value-type="float">
            <text:p>0.528366079003449</text:p>
          </table:table-cell>
          <table:table-cell office:value-type="float" office:value="-0.241180938993593" calcext:value-type="float">
            <text:p>-0.241180938993593</text:p>
          </table:table-cell>
          <table:table-cell office:value-type="float" office:value="0.41811800445897" calcext:value-type="float">
            <text:p>0.41811800445897</text:p>
          </table:table-cell>
          <table:table-cell office:value-type="float" office:value="-0.0393839211004869" calcext:value-type="float">
            <text:p>-0.039383921100487</text:p>
          </table:table-cell>
          <table:table-cell office:value-type="float" office:value="-0.0723649043314603" calcext:value-type="float">
            <text:p>-0.07236490433146</text:p>
          </table:table-cell>
          <table:table-cell office:value-type="float" office:value="0.0476327315235667" calcext:value-type="float">
            <text:p>0.047632731523567</text:p>
          </table:table-cell>
        </table:table-row>
        <table:table-row table:style-name="ro1">
          <table:table-cell table:formula="of:=SQRT([.I423]^2 + [.K423]^2 + [.M423]^2)" office:value-type="float" office:value="1.16013011058144" calcext:value-type="float">
            <text:p>1.16013011058144</text:p>
          </table:table-cell>
          <table:table-cell office:value-type="float" office:value="0.95106176970889" calcext:value-type="float">
            <text:p>0.95106176970889</text:p>
          </table:table-cell>
          <table:table-cell office:value-type="float" office:value="0.402092131117352" calcext:value-type="float">
            <text:p>0.402092131117352</text:p>
          </table:table-cell>
          <table:table-cell office:value-type="float" office:value="0.412367272691725" calcext:value-type="float">
            <text:p>0.412367272691725</text:p>
          </table:table-cell>
          <table:table-cell office:value-type="float" office:value="-0.557055521483594" calcext:value-type="float">
            <text:p>-0.557055521483594</text:p>
          </table:table-cell>
          <table:table-cell office:value-type="float" office:value="-0.0987590177681117" calcext:value-type="float">
            <text:p>-0.098759017768112</text:p>
          </table:table-cell>
          <table:table-cell office:value-type="float" office:value="-1.74494011668906" calcext:value-type="float">
            <text:p>-1.74494011668906</text:p>
          </table:table-cell>
          <table:table-cell office:value-type="float" office:value="1.05731833886007" calcext:value-type="float">
            <text:p>1.05731833886007</text:p>
          </table:table-cell>
          <table:table-cell table:formula="of:=[.H423] / 1.184 + 0.103" office:value-type="float" office:value="0.996005353766951" calcext:value-type="float">
            <text:p>0.996005353766951</text:p>
          </table:table-cell>
          <table:table-cell office:value-type="float" office:value="0.343337160687664" calcext:value-type="float">
            <text:p>0.343337160687664</text:p>
          </table:table-cell>
          <table:table-cell table:formula="of:=[.J423] / 1.032 + 0.243" office:value-type="float" office:value="0.575691047177969" calcext:value-type="float">
            <text:p>0.575691047177969</text:p>
          </table:table-cell>
          <table:table-cell office:value-type="float" office:value="0.514324367068756" calcext:value-type="float">
            <text:p>0.514324367068756</text:p>
          </table:table-cell>
          <table:table-cell table:formula="of:=[.L423] / 1.151 - 0.297" office:value-type="float" office:value="0.149850014829501" calcext:value-type="float">
            <text:p>0.149850014829501</text:p>
          </table:table-cell>
          <table:table-cell office:value-type="float" office:value="-0.655050404699498" calcext:value-type="float">
            <text:p>-0.655050404699498</text:p>
          </table:table-cell>
          <table:table-cell office:value-type="float" office:value="-0.0127161825187878" calcext:value-type="float">
            <text:p>-0.012716182518788</text:p>
          </table:table-cell>
          <table:table-cell office:value-type="float" office:value="-1.71607568838082" calcext:value-type="float">
            <text:p>-1.71607568838082</text:p>
          </table:table-cell>
          <table:table-cell table:formula="of:=[.I423]-[.B423]" office:value-type="float" office:value="0.044943584058061" calcext:value-type="float">
            <text:p>0.044943584058061</text:p>
          </table:table-cell>
          <table:table-cell table:formula="of:=[.K423]-[.C423]" office:value-type="float" office:value="0.173598916060617" calcext:value-type="float">
            <text:p>0.173598916060617</text:p>
          </table:table-cell>
          <table:table-cell table:formula="of:=[.M423]-[.D423]" office:value-type="float" office:value="-0.262517257862224" calcext:value-type="float">
            <text:p>-0.262517257862224</text:p>
          </table:table-cell>
          <table:table-cell office:value-type="float" office:value="0.106256569151177" calcext:value-type="float">
            <text:p>0.106256569151177</text:p>
          </table:table-cell>
          <table:table-cell office:value-type="float" office:value="-0.058754970429688" calcext:value-type="float">
            <text:p>-0.058754970429688</text:p>
          </table:table-cell>
          <table:table-cell office:value-type="float" office:value="0.10195709437703" calcext:value-type="float">
            <text:p>0.10195709437703</text:p>
          </table:table-cell>
          <table:table-cell office:value-type="float" office:value="-0.0676914075777364" calcext:value-type="float">
            <text:p>-0.067691407577736</text:p>
          </table:table-cell>
          <table:table-cell office:value-type="float" office:value="-0.111388611767816" calcext:value-type="float">
            <text:p>-0.111388611767816</text:p>
          </table:table-cell>
          <table:table-cell office:value-type="float" office:value="0.0305576534489433" calcext:value-type="float">
            <text:p>0.030557653448943</text:p>
          </table:table-cell>
        </table:table-row>
        <table:table-row table:style-name="ro1">
          <table:table-cell table:formula="of:=SQRT([.I424]^2 + [.K424]^2 + [.M424]^2)" office:value-type="float" office:value="4.06592918465892" calcext:value-type="float">
            <text:p>4.06592918465892</text:p>
          </table:table-cell>
          <table:table-cell office:value-type="float" office:value="3.37132346349648" calcext:value-type="float">
            <text:p>3.37132346349648</text:p>
          </table:table-cell>
          <table:table-cell office:value-type="float" office:value="-2.09213633073081" calcext:value-type="float">
            <text:p>-2.09213633073081</text:p>
          </table:table-cell>
          <table:table-cell office:value-type="float" office:value="0.977360169696525" calcext:value-type="float">
            <text:p>0.977360169696525</text:p>
          </table:table-cell>
          <table:table-cell office:value-type="float" office:value="-0.637289172356538" calcext:value-type="float">
            <text:p>-0.637289172356538</text:p>
          </table:table-cell>
          <table:table-cell office:value-type="float" office:value="-0.016338653096807" calcext:value-type="float">
            <text:p>-0.016338653096807</text:p>
          </table:table-cell>
          <table:table-cell office:value-type="float" office:value="-2.46186364596622" calcext:value-type="float">
            <text:p>-2.46186364596622</text:p>
          </table:table-cell>
          <table:table-cell office:value-type="float" office:value="3.87044666340281" calcext:value-type="float">
            <text:p>3.87044666340281</text:p>
          </table:table-cell>
          <table:table-cell table:formula="of:=[.H424] / 1.184 + 0.103" office:value-type="float" office:value="3.3719583305767" calcext:value-type="float">
            <text:p>3.3719583305767</text:p>
          </table:table-cell>
          <table:table-cell office:value-type="float" office:value="-2.38554842409668" calcext:value-type="float">
            <text:p>-2.38554842409668</text:p>
          </table:table-cell>
          <table:table-cell table:formula="of:=[.J424] / 1.032 + 0.243" office:value-type="float" office:value="-2.06857793032624" calcext:value-type="float">
            <text:p>-2.06857793032624</text:p>
          </table:table-cell>
          <table:table-cell office:value-type="float" office:value="1.42321287683938" calcext:value-type="float">
            <text:p>1.42321287683938</text:p>
          </table:table-cell>
          <table:table-cell table:formula="of:=[.L424] / 1.151 - 0.297" office:value-type="float" office:value="0.939501196211451" calcext:value-type="float">
            <text:p>0.939501196211451</text:p>
          </table:table-cell>
          <table:table-cell office:value-type="float" office:value="-0.707926425872593" calcext:value-type="float">
            <text:p>-0.707926425872593</text:p>
          </table:table-cell>
          <table:table-cell office:value-type="float" office:value="0.0563613573607924" calcext:value-type="float">
            <text:p>0.056361357360792</text:p>
          </table:table-cell>
          <table:table-cell office:value-type="float" office:value="-2.47308516321409" calcext:value-type="float">
            <text:p>-2.47308516321409</text:p>
          </table:table-cell>
          <table:table-cell table:formula="of:=[.I424]-[.B424]" office:value-type="float" office:value="0.000634867080217649" calcext:value-type="float">
            <text:p>0.000634867080218</text:p>
          </table:table-cell>
          <table:table-cell table:formula="of:=[.K424]-[.C424]" office:value-type="float" office:value="0.0235584004045695" calcext:value-type="float">
            <text:p>0.02355840040457</text:p>
          </table:table-cell>
          <table:table-cell table:formula="of:=[.M424]-[.D424]" office:value-type="float" office:value="-0.0378589734850741" calcext:value-type="float">
            <text:p>-0.037858973485074</text:p>
          </table:table-cell>
          <table:table-cell office:value-type="float" office:value="0.499123199906326" calcext:value-type="float">
            <text:p>0.499123199906326</text:p>
          </table:table-cell>
          <table:table-cell office:value-type="float" office:value="-0.293412093365873" calcext:value-type="float">
            <text:p>-0.293412093365873</text:p>
          </table:table-cell>
          <table:table-cell office:value-type="float" office:value="0.445852707142855" calcext:value-type="float">
            <text:p>0.445852707142855</text:p>
          </table:table-cell>
          <table:table-cell office:value-type="float" office:value="0.00921971990899628" calcext:value-type="float">
            <text:p>0.009219719908996</text:p>
          </table:table-cell>
          <table:table-cell office:value-type="float" office:value="-0.100925716401134" calcext:value-type="float">
            <text:p>-0.100925716401134</text:p>
          </table:table-cell>
          <table:table-cell office:value-type="float" office:value="-0.0121708403163972" calcext:value-type="float">
            <text:p>-0.012170840316397</text:p>
          </table:table-cell>
        </table:table-row>
        <table:table-row table:style-name="ro1">
          <table:table-cell table:formula="of:=SQRT([.I425]^2 + [.K425]^2 + [.M425]^2)" office:value-type="float" office:value="4.42534890790136" calcext:value-type="float">
            <text:p>4.42534890790136</text:p>
          </table:table-cell>
          <table:table-cell office:value-type="float" office:value="3.25720184999949" calcext:value-type="float">
            <text:p>3.25720184999949</text:p>
          </table:table-cell>
          <table:table-cell office:value-type="float" office:value="-2.55894530125951" calcext:value-type="float">
            <text:p>-2.55894530125951</text:p>
          </table:table-cell>
          <table:table-cell office:value-type="float" office:value="1.14150469475488" calcext:value-type="float">
            <text:p>1.14150469475488</text:p>
          </table:table-cell>
          <table:table-cell office:value-type="float" office:value="0.0418931034133463" calcext:value-type="float">
            <text:p>0.041893103413346</text:p>
          </table:table-cell>
          <table:table-cell office:value-type="float" office:value="-0.321826585925235" calcext:value-type="float">
            <text:p>-0.321826585925235</text:p>
          </table:table-cell>
          <table:table-cell office:value-type="float" office:value="-2.91716841203242" calcext:value-type="float">
            <text:p>-2.91716841203242</text:p>
          </table:table-cell>
          <table:table-cell office:value-type="float" office:value="3.87530129278516" calcext:value-type="float">
            <text:p>3.87530129278516</text:p>
          </table:table-cell>
          <table:table-cell table:formula="of:=[.H425] / 1.184 + 0.103" office:value-type="float" office:value="3.37605852431179" calcext:value-type="float">
            <text:p>3.37605852431179</text:p>
          </table:table-cell>
          <table:table-cell office:value-type="float" office:value="-2.95769479265123" calcext:value-type="float">
            <text:p>-2.95769479265123</text:p>
          </table:table-cell>
          <table:table-cell table:formula="of:=[.J425] / 1.032 + 0.243" office:value-type="float" office:value="-2.62298332621243" calcext:value-type="float">
            <text:p>-2.62298332621243</text:p>
          </table:table-cell>
          <table:table-cell office:value-type="float" office:value="1.65716368440736" calcext:value-type="float">
            <text:p>1.65716368440736</text:p>
          </table:table-cell>
          <table:table-cell table:formula="of:=[.L425] / 1.151 - 0.297" office:value-type="float" office:value="1.14275993432438" calcext:value-type="float">
            <text:p>1.14275993432438</text:p>
          </table:table-cell>
          <table:table-cell office:value-type="float" office:value="0.0167231675701682" calcext:value-type="float">
            <text:p>0.016723167570168</text:p>
          </table:table-cell>
          <table:table-cell office:value-type="float" office:value="-0.242814172042455" calcext:value-type="float">
            <text:p>-0.242814172042455</text:p>
          </table:table-cell>
          <table:table-cell office:value-type="float" office:value="-2.98273359546947" calcext:value-type="float">
            <text:p>-2.98273359546947</text:p>
          </table:table-cell>
          <table:table-cell table:formula="of:=[.I425]-[.B425]" office:value-type="float" office:value="0.118856674312301" calcext:value-type="float">
            <text:p>0.118856674312301</text:p>
          </table:table-cell>
          <table:table-cell table:formula="of:=[.K425]-[.C425]" office:value-type="float" office:value="-0.064038024952922" calcext:value-type="float">
            <text:p>-0.064038024952922</text:p>
          </table:table-cell>
          <table:table-cell table:formula="of:=[.M425]-[.D425]" office:value-type="float" office:value="0.00125523956949869" calcext:value-type="float">
            <text:p>0.001255239569499</text:p>
          </table:table-cell>
          <table:table-cell office:value-type="float" office:value="0.61809944278567" calcext:value-type="float">
            <text:p>0.61809944278567</text:p>
          </table:table-cell>
          <table:table-cell office:value-type="float" office:value="-0.39874949139172" calcext:value-type="float">
            <text:p>-0.39874949139172</text:p>
          </table:table-cell>
          <table:table-cell office:value-type="float" office:value="0.515658989652471" calcext:value-type="float">
            <text:p>0.515658989652471</text:p>
          </table:table-cell>
          <table:table-cell office:value-type="float" office:value="0.00629387751979493" calcext:value-type="float">
            <text:p>0.006293877519795</text:p>
          </table:table-cell>
          <table:table-cell office:value-type="float" office:value="-0.0823857580085727" calcext:value-type="float">
            <text:p>-0.082385758008573</text:p>
          </table:table-cell>
          <table:table-cell office:value-type="float" office:value="-0.058287991267636" calcext:value-type="float">
            <text:p>-0.058287991267636</text:p>
          </table:table-cell>
        </table:table-row>
        <table:table-row table:style-name="ro1">
          <table:table-cell table:formula="of:=SQRT([.I426]^2 + [.K426]^2 + [.M426]^2)" office:value-type="float" office:value="4.94452727349861" calcext:value-type="float">
            <text:p>4.94452727349861</text:p>
          </table:table-cell>
          <table:table-cell office:value-type="float" office:value="4.81921530563284" calcext:value-type="float">
            <text:p>4.81921530563284</text:p>
          </table:table-cell>
          <table:table-cell office:value-type="float" office:value="-1.15165062129312" calcext:value-type="float">
            <text:p>-1.15165062129312</text:p>
          </table:table-cell>
          <table:table-cell office:value-type="float" office:value="0.529231616864755" calcext:value-type="float">
            <text:p>0.529231616864755</text:p>
          </table:table-cell>
          <table:table-cell office:value-type="float" office:value="-0.113898168192035" calcext:value-type="float">
            <text:p>-0.113898168192035</text:p>
          </table:table-cell>
          <table:table-cell office:value-type="float" office:value="0.472367746210238" calcext:value-type="float">
            <text:p>0.472367746210238</text:p>
          </table:table-cell>
          <table:table-cell office:value-type="float" office:value="2.18668314164877" calcext:value-type="float">
            <text:p>2.18668314164877</text:p>
          </table:table-cell>
          <table:table-cell office:value-type="float" office:value="5.50803461402222" calcext:value-type="float">
            <text:p>5.50803461402222</text:p>
          </table:table-cell>
          <table:table-cell table:formula="of:=[.H426] / 1.184 + 0.103" office:value-type="float" office:value="4.75505626184309" calcext:value-type="float">
            <text:p>4.75505626184309</text:p>
          </table:table-cell>
          <table:table-cell office:value-type="float" office:value="-1.48134884981343" calcext:value-type="float">
            <text:p>-1.48134884981343</text:p>
          </table:table-cell>
          <table:table-cell table:formula="of:=[.J426] / 1.032 + 0.243" office:value-type="float" office:value="-1.1924155521448" calcext:value-type="float">
            <text:p>-1.1924155521448</text:p>
          </table:table-cell>
          <table:table-cell office:value-type="float" office:value="1.08416174337507" calcext:value-type="float">
            <text:p>1.08416174337507</text:p>
          </table:table-cell>
          <table:table-cell table:formula="of:=[.L426] / 1.151 - 0.297" office:value-type="float" office:value="0.64493027226331" calcext:value-type="float">
            <text:p>0.64493027226331</text:p>
          </table:table-cell>
          <table:table-cell office:value-type="float" office:value="-0.00150562673410004" calcext:value-type="float">
            <text:p>-0.0015056267341</text:p>
          </table:table-cell>
          <table:table-cell office:value-type="float" office:value="0.53603132013562" calcext:value-type="float">
            <text:p>0.53603132013562</text:p>
          </table:table-cell>
          <table:table-cell office:value-type="float" office:value="2.11837090397012" calcext:value-type="float">
            <text:p>2.11837090397012</text:p>
          </table:table-cell>
          <table:table-cell table:formula="of:=[.I426]-[.B426]" office:value-type="float" office:value="-0.0641590437897488" calcext:value-type="float">
            <text:p>-0.064159043789749</text:p>
          </table:table-cell>
          <table:table-cell table:formula="of:=[.K426]-[.C426]" office:value-type="float" office:value="-0.0407649308516767" calcext:value-type="float">
            <text:p>-0.040764930851677</text:p>
          </table:table-cell>
          <table:table-cell table:formula="of:=[.M426]-[.D426]" office:value-type="float" office:value="0.115698655398555" calcext:value-type="float">
            <text:p>0.115698655398555</text:p>
          </table:table-cell>
          <table:table-cell office:value-type="float" office:value="0.688819308389381" calcext:value-type="float">
            <text:p>0.688819308389381</text:p>
          </table:table-cell>
          <table:table-cell office:value-type="float" office:value="-0.329698228520307" calcext:value-type="float">
            <text:p>-0.329698228520307</text:p>
          </table:table-cell>
          <table:table-cell office:value-type="float" office:value="0.554930126510316" calcext:value-type="float">
            <text:p>0.554930126510316</text:p>
          </table:table-cell>
          <table:table-cell office:value-type="float" office:value="-0.00176971866319775" calcext:value-type="float">
            <text:p>-0.001769718663198</text:p>
          </table:table-cell>
          <table:table-cell office:value-type="float" office:value="-0.117154367243411" calcext:value-type="float">
            <text:p>-0.117154367243411</text:p>
          </table:table-cell>
          <table:table-cell office:value-type="float" office:value="-0.0140470449346584" calcext:value-type="float">
            <text:p>-0.014047044934658</text:p>
          </table:table-cell>
        </table:table-row>
        <table:table-row table:style-name="ro1">
          <table:table-cell table:formula="of:=SQRT([.I427]^2 + [.K427]^2 + [.M427]^2)" office:value-type="float" office:value="4.77563741522161" calcext:value-type="float">
            <text:p>4.77563741522161</text:p>
          </table:table-cell>
          <table:table-cell office:value-type="float" office:value="3.78227420085069" calcext:value-type="float">
            <text:p>3.78227420085069</text:p>
          </table:table-cell>
          <table:table-cell office:value-type="float" office:value="-0.764426883107513" calcext:value-type="float">
            <text:p>-0.764426883107513</text:p>
          </table:table-cell>
          <table:table-cell office:value-type="float" office:value="1.37915600169338" calcext:value-type="float">
            <text:p>1.37915600169338</text:p>
          </table:table-cell>
          <table:table-cell office:value-type="float" office:value="-0.153431002734811" calcext:value-type="float">
            <text:p>-0.153431002734811</text:p>
          </table:table-cell>
          <table:table-cell office:value-type="float" office:value="-0.198275119248312" calcext:value-type="float">
            <text:p>-0.198275119248312</text:p>
          </table:table-cell>
          <table:table-cell office:value-type="float" office:value="2.55784839188355" calcext:value-type="float">
            <text:p>2.55784839188355</text:p>
          </table:table-cell>
          <table:table-cell office:value-type="float" office:value="5.08831786165115" calcext:value-type="float">
            <text:p>5.08831786165115</text:p>
          </table:table-cell>
          <table:table-cell table:formula="of:=[.H427] / 1.184 + 0.103" office:value-type="float" office:value="4.40056576152969" calcext:value-type="float">
            <text:p>4.40056576152969</text:p>
          </table:table-cell>
          <table:table-cell office:value-type="float" office:value="-1.21147194934224" calcext:value-type="float">
            <text:p>-1.21147194934224</text:p>
          </table:table-cell>
          <table:table-cell table:formula="of:=[.J427] / 1.032 + 0.243" office:value-type="float" office:value="-0.930906927657209" calcext:value-type="float">
            <text:p>-0.930906927657209</text:p>
          </table:table-cell>
          <table:table-cell office:value-type="float" office:value="2.18888678992214" calcext:value-type="float">
            <text:p>2.18888678992214</text:p>
          </table:table-cell>
          <table:table-cell table:formula="of:=[.L427] / 1.151 - 0.297" office:value-type="float" office:value="1.60472614241715" calcext:value-type="float">
            <text:p>1.60472614241715</text:p>
          </table:table-cell>
          <table:table-cell office:value-type="float" office:value="0.158115517373439" calcext:value-type="float">
            <text:p>0.158115517373439</text:p>
          </table:table-cell>
          <table:table-cell office:value-type="float" office:value="0.0439447861848486" calcext:value-type="float">
            <text:p>0.043944786184849</text:p>
          </table:table-cell>
          <table:table-cell office:value-type="float" office:value="2.57871939059061" calcext:value-type="float">
            <text:p>2.57871939059061</text:p>
          </table:table-cell>
          <table:table-cell table:formula="of:=[.I427]-[.B427]" office:value-type="float" office:value="0.618291560678998" calcext:value-type="float">
            <text:p>0.618291560678998</text:p>
          </table:table-cell>
          <table:table-cell table:formula="of:=[.K427]-[.C427]" office:value-type="float" office:value="-0.166480044549696" calcext:value-type="float">
            <text:p>-0.166480044549696</text:p>
          </table:table-cell>
          <table:table-cell table:formula="of:=[.M427]-[.D427]" office:value-type="float" office:value="0.22557014072377" calcext:value-type="float">
            <text:p>0.22557014072377</text:p>
          </table:table-cell>
          <table:table-cell office:value-type="float" office:value="1.30604366080046" calcext:value-type="float">
            <text:p>1.30604366080046</text:p>
          </table:table-cell>
          <table:table-cell office:value-type="float" office:value="-0.447045066234725" calcext:value-type="float">
            <text:p>-0.447045066234725</text:p>
          </table:table-cell>
          <table:table-cell office:value-type="float" office:value="0.809730788228752" calcext:value-type="float">
            <text:p>0.809730788228752</text:p>
          </table:table-cell>
          <table:table-cell office:value-type="float" office:value="-0.138283415004804" calcext:value-type="float">
            <text:p>-0.138283415004804</text:p>
          </table:table-cell>
          <table:table-cell office:value-type="float" office:value="-0.369357700667764" calcext:value-type="float">
            <text:p>-0.369357700667764</text:p>
          </table:table-cell>
          <table:table-cell office:value-type="float" office:value="-0.0293914802810127" calcext:value-type="float">
            <text:p>-0.029391480281013</text:p>
          </table:table-cell>
        </table:table-row>
        <table:table-row table:style-name="ro1">
          <table:table-cell table:formula="of:=SQRT([.I428]^2 + [.K428]^2 + [.M428]^2)" office:value-type="float" office:value="1.33616044072595" calcext:value-type="float">
            <text:p>1.33616044072595</text:p>
          </table:table-cell>
          <table:table-cell office:value-type="float" office:value="1.28916465286401" calcext:value-type="float">
            <text:p>1.28916465286401</text:p>
          </table:table-cell>
          <table:table-cell office:value-type="float" office:value="-0.0170595158103455" calcext:value-type="float">
            <text:p>-0.017059515810346</text:p>
          </table:table-cell>
          <table:table-cell office:value-type="float" office:value="0.415597678901653" calcext:value-type="float">
            <text:p>0.415597678901653</text:p>
          </table:table-cell>
          <table:table-cell office:value-type="float" office:value="-0.121005297013119" calcext:value-type="float">
            <text:p>-0.121005297013119</text:p>
          </table:table-cell>
          <table:table-cell office:value-type="float" office:value="-0.12529066658142" calcext:value-type="float">
            <text:p>-0.12529066658142</text:p>
          </table:table-cell>
          <table:table-cell office:value-type="float" office:value="1.21791762803015" calcext:value-type="float">
            <text:p>1.21791762803015</text:p>
          </table:table-cell>
          <table:table-cell office:value-type="float" office:value="1.43354678880944" calcext:value-type="float">
            <text:p>1.43354678880944</text:p>
          </table:table-cell>
          <table:table-cell table:formula="of:=[.H428] / 1.184 + 0.103" office:value-type="float" office:value="1.31376586892689" calcext:value-type="float">
            <text:p>1.31376586892689</text:p>
          </table:table-cell>
          <table:table-cell office:value-type="float" office:value="-0.0925422867615732" calcext:value-type="float">
            <text:p>-0.092542286761573</text:p>
          </table:table-cell>
          <table:table-cell table:formula="of:=[.J428] / 1.032 + 0.243" office:value-type="float" office:value="0.153327241510103" calcext:value-type="float">
            <text:p>0.153327241510103</text:p>
          </table:table-cell>
          <table:table-cell office:value-type="float" office:value="0.559732005357631" calcext:value-type="float">
            <text:p>0.559732005357631</text:p>
          </table:table-cell>
          <table:table-cell table:formula="of:=[.L428] / 1.151 - 0.297" office:value-type="float" office:value="0.189300612821573" calcext:value-type="float">
            <text:p>0.189300612821573</text:p>
          </table:table-cell>
          <table:table-cell office:value-type="float" office:value="-0.0907834675862205" calcext:value-type="float">
            <text:p>-0.090783467586221</text:p>
          </table:table-cell>
          <table:table-cell office:value-type="float" office:value="-0.192994614815104" calcext:value-type="float">
            <text:p>-0.192994614815104</text:p>
          </table:table-cell>
          <table:table-cell office:value-type="float" office:value="1.23337551205978" calcext:value-type="float">
            <text:p>1.23337551205978</text:p>
          </table:table-cell>
          <table:table-cell table:formula="of:=[.I428]-[.B428]" office:value-type="float" office:value="0.0246012160628819" calcext:value-type="float">
            <text:p>0.024601216062882</text:p>
          </table:table-cell>
          <table:table-cell table:formula="of:=[.K428]-[.C428]" office:value-type="float" office:value="0.170386757320449" calcext:value-type="float">
            <text:p>0.170386757320449</text:p>
          </table:table-cell>
          <table:table-cell table:formula="of:=[.M428]-[.D428]" office:value-type="float" office:value="-0.22629706608008" calcext:value-type="float">
            <text:p>-0.22629706608008</text:p>
          </table:table-cell>
          <table:table-cell office:value-type="float" office:value="0.144382135945425" calcext:value-type="float">
            <text:p>0.144382135945425</text:p>
          </table:table-cell>
          <table:table-cell office:value-type="float" office:value="-0.0754827709512277" calcext:value-type="float">
            <text:p>-0.075482770951228</text:p>
          </table:table-cell>
          <table:table-cell office:value-type="float" office:value="0.144134326455979" calcext:value-type="float">
            <text:p>0.144134326455979</text:p>
          </table:table-cell>
          <table:table-cell office:value-type="float" office:value="-0.0533823790370502" calcext:value-type="float">
            <text:p>-0.05338237903705</text:p>
          </table:table-cell>
          <table:table-cell office:value-type="float" office:value="-0.0512512982289741" calcext:value-type="float">
            <text:p>-0.051251298228974</text:p>
          </table:table-cell>
          <table:table-cell office:value-type="float" office:value="0.0092968946362304" calcext:value-type="float">
            <text:p>0.00929689463623</text:p>
          </table:table-cell>
        </table:table-row>
        <table:table-row table:style-name="ro1">
          <table:table-cell table:formula="of:=SQRT([.I429]^2 + [.K429]^2 + [.M429]^2)" office:value-type="float" office:value="5.13237298102284" calcext:value-type="float">
            <text:p>5.13237298102284</text:p>
          </table:table-cell>
          <table:table-cell office:value-type="float" office:value="4.67772807661626" calcext:value-type="float">
            <text:p>4.67772807661626</text:p>
          </table:table-cell>
          <table:table-cell office:value-type="float" office:value="1.35182463943264" calcext:value-type="float">
            <text:p>1.35182463943264</text:p>
          </table:table-cell>
          <table:table-cell office:value-type="float" office:value="1.72809753187475" calcext:value-type="float">
            <text:p>1.72809753187475</text:p>
          </table:table-cell>
          <table:table-cell office:value-type="float" office:value="-0.161416131743495" calcext:value-type="float">
            <text:p>-0.161416131743495</text:p>
          </table:table-cell>
          <table:table-cell office:value-type="float" office:value="-0.0739825907525025" calcext:value-type="float">
            <text:p>-0.073982590752503</text:p>
          </table:table-cell>
          <table:table-cell office:value-type="float" office:value="-1.56703404284479" calcext:value-type="float">
            <text:p>-1.56703404284479</text:p>
          </table:table-cell>
          <table:table-cell office:value-type="float" office:value="5.38826844543836" calcext:value-type="float">
            <text:p>5.38826844543836</text:p>
          </table:table-cell>
          <table:table-cell table:formula="of:=[.H429] / 1.184 + 0.103" office:value-type="float" office:value="4.65390240324186" calcext:value-type="float">
            <text:p>4.65390240324186</text:p>
          </table:table-cell>
          <table:table-cell office:value-type="float" office:value="1.11110541689168" calcext:value-type="float">
            <text:p>1.11110541689168</text:p>
          </table:table-cell>
          <table:table-cell table:formula="of:=[.J429] / 1.032 + 0.243" office:value-type="float" office:value="1.31965253574775" calcext:value-type="float">
            <text:p>1.31965253574775</text:p>
          </table:table-cell>
          <table:table-cell office:value-type="float" office:value="2.31572375100079" calcext:value-type="float">
            <text:p>2.31572375100079</text:p>
          </table:table-cell>
          <table:table-cell table:formula="of:=[.L429] / 1.151 - 0.297" office:value-type="float" office:value="1.71492332841076" calcext:value-type="float">
            <text:p>1.71492332841076</text:p>
          </table:table-cell>
          <table:table-cell office:value-type="float" office:value="-0.145906125123269" calcext:value-type="float">
            <text:p>-0.145906125123269</text:p>
          </table:table-cell>
          <table:table-cell office:value-type="float" office:value="-0.179096351336596" calcext:value-type="float">
            <text:p>-0.179096351336596</text:p>
          </table:table-cell>
          <table:table-cell office:value-type="float" office:value="-1.60710396351661" calcext:value-type="float">
            <text:p>-1.60710396351661</text:p>
          </table:table-cell>
          <table:table-cell table:formula="of:=[.I429]-[.B429]" office:value-type="float" office:value="-0.023825673374402" calcext:value-type="float">
            <text:p>-0.023825673374402</text:p>
          </table:table-cell>
          <table:table-cell table:formula="of:=[.K429]-[.C429]" office:value-type="float" office:value="-0.0321721036848879" calcext:value-type="float">
            <text:p>-0.032172103684888</text:p>
          </table:table-cell>
          <table:table-cell table:formula="of:=[.M429]-[.D429]" office:value-type="float" office:value="-0.0131742034639857" calcext:value-type="float">
            <text:p>-0.013174203463986</text:p>
          </table:table-cell>
          <table:table-cell office:value-type="float" office:value="0.710540368822097" calcext:value-type="float">
            <text:p>0.710540368822097</text:p>
          </table:table-cell>
          <table:table-cell office:value-type="float" office:value="-0.240719222540958" calcext:value-type="float">
            <text:p>-0.240719222540958</text:p>
          </table:table-cell>
          <table:table-cell office:value-type="float" office:value="0.587626219126036" calcext:value-type="float">
            <text:p>0.587626219126036</text:p>
          </table:table-cell>
          <table:table-cell office:value-type="float" office:value="0.105191214589706" calcext:value-type="float">
            <text:p>0.105191214589706</text:p>
          </table:table-cell>
          <table:table-cell office:value-type="float" office:value="0.0148669809700026" calcext:value-type="float">
            <text:p>0.014866980970003</text:p>
          </table:table-cell>
          <table:table-cell office:value-type="float" office:value="-0.0428127344759144" calcext:value-type="float">
            <text:p>-0.042812734475914</text:p>
          </table:table-cell>
        </table:table-row>
        <table:table-row table:style-name="ro1">
          <table:table-cell table:formula="of:=SQRT([.I430]^2 + [.K430]^2 + [.M430]^2)" office:value-type="float" office:value="3.6276638793852" calcext:value-type="float">
            <text:p>3.6276638793852</text:p>
          </table:table-cell>
          <table:table-cell office:value-type="float" office:value="3.45432142282821" calcext:value-type="float">
            <text:p>3.45432142282821</text:p>
          </table:table-cell>
          <table:table-cell office:value-type="float" office:value="-0.590394554497052" calcext:value-type="float">
            <text:p>-0.590394554497052</text:p>
          </table:table-cell>
          <table:table-cell office:value-type="float" office:value="1.26140652897561" calcext:value-type="float">
            <text:p>1.26140652897561</text:p>
          </table:table-cell>
          <table:table-cell office:value-type="float" office:value="-0.517427930210015" calcext:value-type="float">
            <text:p>-0.517427930210015</text:p>
          </table:table-cell>
          <table:table-cell office:value-type="float" office:value="0.074807074212659" calcext:value-type="float">
            <text:p>0.074807074212659</text:p>
          </table:table-cell>
          <table:table-cell office:value-type="float" office:value="-2.21581178877882" calcext:value-type="float">
            <text:p>-2.21581178877882</text:p>
          </table:table-cell>
          <table:table-cell office:value-type="float" office:value="3.89673017313977" calcext:value-type="float">
            <text:p>3.89673017313977</text:p>
          </table:table-cell>
          <table:table-cell table:formula="of:=[.H430] / 1.184 + 0.103" office:value-type="float" office:value="3.39415724082751" calcext:value-type="float">
            <text:p>3.39415724082751</text:p>
          </table:table-cell>
          <table:table-cell office:value-type="float" office:value="-0.818434366451696" calcext:value-type="float">
            <text:p>-0.818434366451696</text:p>
          </table:table-cell>
          <table:table-cell table:formula="of:=[.J430] / 1.032 + 0.243" office:value-type="float" office:value="-0.55005655663924" calcext:value-type="float">
            <text:p>-0.55005655663924</text:p>
          </table:table-cell>
          <table:table-cell office:value-type="float" office:value="1.6727731557301" calcext:value-type="float">
            <text:p>1.6727731557301</text:p>
          </table:table-cell>
          <table:table-cell table:formula="of:=[.L430] / 1.151 - 0.297" office:value-type="float" office:value="1.15632159490017" calcext:value-type="float">
            <text:p>1.15632159490017</text:p>
          </table:table-cell>
          <table:table-cell office:value-type="float" office:value="-0.580465053979481" calcext:value-type="float">
            <text:p>-0.580465053979481</text:p>
          </table:table-cell>
          <table:table-cell office:value-type="float" office:value="0.144461735909892" calcext:value-type="float">
            <text:p>0.144461735909892</text:p>
          </table:table-cell>
          <table:table-cell office:value-type="float" office:value="-2.19268443620564" calcext:value-type="float">
            <text:p>-2.19268443620564</text:p>
          </table:table-cell>
          <table:table-cell table:formula="of:=[.I430]-[.B430]" office:value-type="float" office:value="-0.0601641820007011" calcext:value-type="float">
            <text:p>-0.060164182000701</text:p>
          </table:table-cell>
          <table:table-cell table:formula="of:=[.K430]-[.C430]" office:value-type="float" office:value="0.0403379978578117" calcext:value-type="float">
            <text:p>0.040337997857812</text:p>
          </table:table-cell>
          <table:table-cell table:formula="of:=[.M430]-[.D430]" office:value-type="float" office:value="-0.105084934075436" calcext:value-type="float">
            <text:p>-0.105084934075436</text:p>
          </table:table-cell>
          <table:table-cell office:value-type="float" office:value="0.442408750311556" calcext:value-type="float">
            <text:p>0.442408750311556</text:p>
          </table:table-cell>
          <table:table-cell office:value-type="float" office:value="-0.228039811954644" calcext:value-type="float">
            <text:p>-0.228039811954644</text:p>
          </table:table-cell>
          <table:table-cell office:value-type="float" office:value="0.411366626754493" calcext:value-type="float">
            <text:p>0.411366626754493</text:p>
          </table:table-cell>
          <table:table-cell office:value-type="float" office:value="-0.0183321044781977" calcext:value-type="float">
            <text:p>-0.018332104478198</text:p>
          </table:table-cell>
          <table:table-cell office:value-type="float" office:value="-0.0918754518519807" calcext:value-type="float">
            <text:p>-0.091875451851981</text:p>
          </table:table-cell>
          <table:table-cell office:value-type="float" office:value="0.0153809559564455" calcext:value-type="float">
            <text:p>0.015380955956446</text:p>
          </table:table-cell>
        </table:table-row>
        <table:table-row table:style-name="ro1">
          <table:table-cell table:formula="of:=SQRT([.I431]^2 + [.K431]^2 + [.M431]^2)" office:value-type="float" office:value="4.07141335713136" calcext:value-type="float">
            <text:p>4.07141335713136</text:p>
          </table:table-cell>
          <table:table-cell office:value-type="float" office:value="3.89983103589851" calcext:value-type="float">
            <text:p>3.89983103589851</text:p>
          </table:table-cell>
          <table:table-cell office:value-type="float" office:value="0.809108462632177" calcext:value-type="float">
            <text:p>0.809108462632177</text:p>
          </table:table-cell>
          <table:table-cell office:value-type="float" office:value="1.16389541752323" calcext:value-type="float">
            <text:p>1.16389541752323</text:p>
          </table:table-cell>
          <table:table-cell office:value-type="float" office:value="0.349670278682288" calcext:value-type="float">
            <text:p>0.349670278682288</text:p>
          </table:table-cell>
          <table:table-cell office:value-type="float" office:value="0.310801779851665" calcext:value-type="float">
            <text:p>0.310801779851665</text:p>
          </table:table-cell>
          <table:table-cell office:value-type="float" office:value="1.38751911321958" calcext:value-type="float">
            <text:p>1.38751911321958</text:p>
          </table:table-cell>
          <table:table-cell office:value-type="float" office:value="4.41670712727041" calcext:value-type="float">
            <text:p>4.41670712727041</text:p>
          </table:table-cell>
          <table:table-cell table:formula="of:=[.H431] / 1.184 + 0.103" office:value-type="float" office:value="3.83332696560001" calcext:value-type="float">
            <text:p>3.83332696560001</text:p>
          </table:table-cell>
          <table:table-cell office:value-type="float" office:value="0.589911872989894" calcext:value-type="float">
            <text:p>0.589911872989894</text:p>
          </table:table-cell>
          <table:table-cell table:formula="of:=[.J431] / 1.032 + 0.243" office:value-type="float" office:value="0.814620031966951" calcext:value-type="float">
            <text:p>0.814620031966951</text:p>
          </table:table-cell>
          <table:table-cell office:value-type="float" office:value="1.6123368912439" calcext:value-type="float">
            <text:p>1.6123368912439</text:p>
          </table:table-cell>
          <table:table-cell table:formula="of:=[.L431] / 1.151 - 0.297" office:value-type="float" office:value="1.10381398022928" calcext:value-type="float">
            <text:p>1.10381398022928</text:p>
          </table:table-cell>
          <table:table-cell office:value-type="float" office:value="0.0817898281281515" calcext:value-type="float">
            <text:p>0.081789828128152</text:p>
          </table:table-cell>
          <table:table-cell office:value-type="float" office:value="0.180381115140539" calcext:value-type="float">
            <text:p>0.180381115140539</text:p>
          </table:table-cell>
          <table:table-cell office:value-type="float" office:value="1.41831324213857" calcext:value-type="float">
            <text:p>1.41831324213857</text:p>
          </table:table-cell>
          <table:table-cell table:formula="of:=[.I431]-[.B431]" office:value-type="float" office:value="-0.0665040702985009" calcext:value-type="float">
            <text:p>-0.066504070298501</text:p>
          </table:table-cell>
          <table:table-cell table:formula="of:=[.K431]-[.C431]" office:value-type="float" office:value="0.00551156933477448" calcext:value-type="float">
            <text:p>0.005511569334774</text:p>
          </table:table-cell>
          <table:table-cell table:formula="of:=[.M431]-[.D431]" office:value-type="float" office:value="-0.0600814372939509" calcext:value-type="float">
            <text:p>-0.060081437293951</text:p>
          </table:table-cell>
          <table:table-cell office:value-type="float" office:value="0.516876091371897" calcext:value-type="float">
            <text:p>0.516876091371897</text:p>
          </table:table-cell>
          <table:table-cell office:value-type="float" office:value="-0.219196589642283" calcext:value-type="float">
            <text:p>-0.219196589642283</text:p>
          </table:table-cell>
          <table:table-cell office:value-type="float" office:value="0.448441473720678" calcext:value-type="float">
            <text:p>0.448441473720678</text:p>
          </table:table-cell>
          <table:table-cell office:value-type="float" office:value="-0.170319613713251" calcext:value-type="float">
            <text:p>-0.170319613713251</text:p>
          </table:table-cell>
          <table:table-cell office:value-type="float" office:value="0.236483968624231" calcext:value-type="float">
            <text:p>0.236483968624231</text:p>
          </table:table-cell>
          <table:table-cell office:value-type="float" office:value="-0.0145622667950303" calcext:value-type="float">
            <text:p>-0.01456226679503</text:p>
          </table:table-cell>
        </table:table-row>
        <table:table-row table:style-name="ro1">
          <table:table-cell table:formula="of:=SQRT([.I432]^2 + [.K432]^2 + [.M432]^2)" office:value-type="float" office:value="3.65065774637759" calcext:value-type="float">
            <text:p>3.65065774637759</text:p>
          </table:table-cell>
          <table:table-cell office:value-type="float" office:value="3.31621680566061" calcext:value-type="float">
            <text:p>3.31621680566061</text:p>
          </table:table-cell>
          <table:table-cell office:value-type="float" office:value="0.172130289190331" calcext:value-type="float">
            <text:p>0.172130289190331</text:p>
          </table:table-cell>
          <table:table-cell office:value-type="float" office:value="1.65486560282241" calcext:value-type="float">
            <text:p>1.65486560282241</text:p>
          </table:table-cell>
          <table:table-cell office:value-type="float" office:value="0.0844335034928063" calcext:value-type="float">
            <text:p>0.084433503492806</text:p>
          </table:table-cell>
          <table:table-cell office:value-type="float" office:value="0.620811084997933" calcext:value-type="float">
            <text:p>0.620811084997933</text:p>
          </table:table-cell>
          <table:table-cell office:value-type="float" office:value="1.11525427564269" calcext:value-type="float">
            <text:p>1.11525427564269</text:p>
          </table:table-cell>
          <table:table-cell office:value-type="float" office:value="3.79741408291962" calcext:value-type="float">
            <text:p>3.79741408291962</text:p>
          </table:table-cell>
          <table:table-cell table:formula="of:=[.H432] / 1.184 + 0.103" office:value-type="float" office:value="3.3102754078713" calcext:value-type="float">
            <text:p>3.3102754078713</text:p>
          </table:table-cell>
          <table:table-cell office:value-type="float" office:value="-0.0338682414986031" calcext:value-type="float">
            <text:p>-0.033868241498603</text:p>
          </table:table-cell>
          <table:table-cell table:formula="of:=[.J432] / 1.032 + 0.243" office:value-type="float" office:value="0.210181936532361" calcext:value-type="float">
            <text:p>0.210181936532361</text:p>
          </table:table-cell>
          <table:table-cell office:value-type="float" office:value="2.09696245991717" calcext:value-type="float">
            <text:p>2.09696245991717</text:p>
          </table:table-cell>
          <table:table-cell table:formula="of:=[.L432] / 1.151 - 0.297" office:value-type="float" office:value="1.52486139002361" calcext:value-type="float">
            <text:p>1.52486139002361</text:p>
          </table:table-cell>
          <table:table-cell office:value-type="float" office:value="0.108673572512275" calcext:value-type="float">
            <text:p>0.108673572512275</text:p>
          </table:table-cell>
          <table:table-cell office:value-type="float" office:value="0.595658105852932" calcext:value-type="float">
            <text:p>0.595658105852932</text:p>
          </table:table-cell>
          <table:table-cell office:value-type="float" office:value="1.10737811926501" calcext:value-type="float">
            <text:p>1.10737811926501</text:p>
          </table:table-cell>
          <table:table-cell table:formula="of:=[.I432]-[.B432]" office:value-type="float" office:value="-0.00594139778930902" calcext:value-type="float">
            <text:p>-0.005941397789309</text:p>
          </table:table-cell>
          <table:table-cell table:formula="of:=[.K432]-[.C432]" office:value-type="float" office:value="0.0380516473420303" calcext:value-type="float">
            <text:p>0.03805164734203</text:p>
          </table:table-cell>
          <table:table-cell table:formula="of:=[.M432]-[.D432]" office:value-type="float" office:value="-0.130004212798804" calcext:value-type="float">
            <text:p>-0.130004212798804</text:p>
          </table:table-cell>
          <table:table-cell office:value-type="float" office:value="0.481197277259008" calcext:value-type="float">
            <text:p>0.481197277259008</text:p>
          </table:table-cell>
          <table:table-cell office:value-type="float" office:value="-0.205998530688934" calcext:value-type="float">
            <text:p>-0.205998530688934</text:p>
          </table:table-cell>
          <table:table-cell office:value-type="float" office:value="0.442096857094767" calcext:value-type="float">
            <text:p>0.442096857094767</text:p>
          </table:table-cell>
          <table:table-cell office:value-type="float" office:value="-0.0136377935338112" calcext:value-type="float">
            <text:p>-0.013637793533811</text:p>
          </table:table-cell>
          <table:table-cell office:value-type="float" office:value="-0.0290241532381539" calcext:value-type="float">
            <text:p>-0.029024153238154</text:p>
          </table:table-cell>
          <table:table-cell office:value-type="float" office:value="0.00577871574776534" calcext:value-type="float">
            <text:p>0.005778715747765</text:p>
          </table:table-cell>
        </table:table-row>
        <table:table-row table:style-name="ro1">
          <table:table-cell table:formula="of:=SQRT([.I433]^2 + [.K433]^2 + [.M433]^2)" office:value-type="float" office:value="2.84521449089236" calcext:value-type="float">
            <text:p>2.84521449089236</text:p>
          </table:table-cell>
          <table:table-cell office:value-type="float" office:value="2.80831796838488" calcext:value-type="float">
            <text:p>2.80831796838488</text:p>
          </table:table-cell>
          <table:table-cell office:value-type="float" office:value="-0.131603004035818" calcext:value-type="float">
            <text:p>-0.131603004035818</text:p>
          </table:table-cell>
          <table:table-cell office:value-type="float" office:value="0.748030191909782" calcext:value-type="float">
            <text:p>0.748030191909782</text:p>
          </table:table-cell>
          <table:table-cell office:value-type="float" office:value="0.19666847497162" calcext:value-type="float">
            <text:p>0.19666847497162</text:p>
          </table:table-cell>
          <table:table-cell office:value-type="float" office:value="0.449423922320506" calcext:value-type="float">
            <text:p>0.449423922320506</text:p>
          </table:table-cell>
          <table:table-cell office:value-type="float" office:value="-1.17029715843495" calcext:value-type="float">
            <text:p>-1.17029715843495</text:p>
          </table:table-cell>
          <table:table-cell office:value-type="float" office:value="3.1618043718221" calcext:value-type="float">
            <text:p>3.1618043718221</text:p>
          </table:table-cell>
          <table:table-cell table:formula="of:=[.H433] / 1.184 + 0.103" office:value-type="float" office:value="2.7734428816065" calcext:value-type="float">
            <text:p>2.7734428816065</text:p>
          </table:table-cell>
          <table:table-cell office:value-type="float" office:value="-0.299790336126942" calcext:value-type="float">
            <text:p>-0.299790336126942</text:p>
          </table:table-cell>
          <table:table-cell table:formula="of:=[.J433] / 1.032 + 0.243" office:value-type="float" office:value="-0.0474945117509128" calcext:value-type="float">
            <text:p>-0.047494511750913</text:p>
          </table:table-cell>
          <table:table-cell office:value-type="float" office:value="1.07071665080428" calcext:value-type="float">
            <text:p>1.07071665080428</text:p>
          </table:table-cell>
          <table:table-cell table:formula="of:=[.L433] / 1.151 - 0.297" office:value-type="float" office:value="0.633249045008063" calcext:value-type="float">
            <text:p>0.633249045008063</text:p>
          </table:table-cell>
          <table:table-cell office:value-type="float" office:value="0.123000730507773" calcext:value-type="float">
            <text:p>0.123000730507773</text:p>
          </table:table-cell>
          <table:table-cell office:value-type="float" office:value="0.470787996704079" calcext:value-type="float">
            <text:p>0.470787996704079</text:p>
          </table:table-cell>
          <table:table-cell office:value-type="float" office:value="-1.12499045913646" calcext:value-type="float">
            <text:p>-1.12499045913646</text:p>
          </table:table-cell>
          <table:table-cell table:formula="of:=[.I433]-[.B433]" office:value-type="float" office:value="-0.0348750867783765" calcext:value-type="float">
            <text:p>-0.034875086778377</text:p>
          </table:table-cell>
          <table:table-cell table:formula="of:=[.K433]-[.C433]" office:value-type="float" office:value="0.0841084922849052" calcext:value-type="float">
            <text:p>0.084108492284905</text:p>
          </table:table-cell>
          <table:table-cell table:formula="of:=[.M433]-[.D433]" office:value-type="float" office:value="-0.114781146901719" calcext:value-type="float">
            <text:p>-0.114781146901719</text:p>
          </table:table-cell>
          <table:table-cell office:value-type="float" office:value="0.353486403437222" calcext:value-type="float">
            <text:p>0.353486403437222</text:p>
          </table:table-cell>
          <table:table-cell office:value-type="float" office:value="-0.168187332091125" calcext:value-type="float">
            <text:p>-0.168187332091125</text:p>
          </table:table-cell>
          <table:table-cell office:value-type="float" office:value="0.322686458894496" calcext:value-type="float">
            <text:p>0.322686458894496</text:p>
          </table:table-cell>
          <table:table-cell office:value-type="float" office:value="-0.0462910499004288" calcext:value-type="float">
            <text:p>-0.046291049900429</text:p>
          </table:table-cell>
          <table:table-cell office:value-type="float" office:value="-0.0516882902727867" calcext:value-type="float">
            <text:p>-0.051688290272787</text:p>
          </table:table-cell>
          <table:table-cell office:value-type="float" office:value="0.011384468742849" calcext:value-type="float">
            <text:p>0.011384468742849</text:p>
          </table:table-cell>
        </table:table-row>
        <table:table-row table:style-name="ro1">
          <table:table-cell table:formula="of:=SQRT([.I434]^2 + [.K434]^2 + [.M434]^2)" office:value-type="float" office:value="4.67833973962396" calcext:value-type="float">
            <text:p>4.67833973962396</text:p>
          </table:table-cell>
          <table:table-cell office:value-type="float" office:value="4.42202192492405" calcext:value-type="float">
            <text:p>4.42202192492405</text:p>
          </table:table-cell>
          <table:table-cell office:value-type="float" office:value="-0.958032363126399" calcext:value-type="float">
            <text:p>-0.958032363126399</text:p>
          </table:table-cell>
          <table:table-cell office:value-type="float" office:value="0.319101219858551" calcext:value-type="float">
            <text:p>0.319101219858551</text:p>
          </table:table-cell>
          <table:table-cell office:value-type="float" office:value="0.230828292636374" calcext:value-type="float">
            <text:p>0.230828292636374</text:p>
          </table:table-cell>
          <table:table-cell office:value-type="float" office:value="-0.463652164364345" calcext:value-type="float">
            <text:p>-0.463652164364345</text:p>
          </table:table-cell>
          <table:table-cell office:value-type="float" office:value="-2.16309877612883" calcext:value-type="float">
            <text:p>-2.16309877612883</text:p>
          </table:table-cell>
          <table:table-cell office:value-type="float" office:value="5.25768134436727" calcext:value-type="float">
            <text:p>5.25768134436727</text:p>
          </table:table-cell>
          <table:table-cell table:formula="of:=[.H434] / 1.184 + 0.103" office:value-type="float" office:value="4.54360924355344" calcext:value-type="float">
            <text:p>4.54360924355344</text:p>
          </table:table-cell>
          <table:table-cell office:value-type="float" office:value="-1.3041970727689" calcext:value-type="float">
            <text:p>-1.3041970727689</text:p>
          </table:table-cell>
          <table:table-cell table:formula="of:=[.J434] / 1.032 + 0.243" office:value-type="float" office:value="-1.02075685345824" calcext:value-type="float">
            <text:p>-1.02075685345824</text:p>
          </table:table-cell>
          <table:table-cell office:value-type="float" office:value="0.857275553382381" calcext:value-type="float">
            <text:p>0.857275553382381</text:p>
          </table:table-cell>
          <table:table-cell table:formula="of:=[.L434] / 1.151 - 0.297" office:value-type="float" office:value="0.44780934264325" calcext:value-type="float">
            <text:p>0.44780934264325</text:p>
          </table:table-cell>
          <table:table-cell office:value-type="float" office:value="0.150837033973505" calcext:value-type="float">
            <text:p>0.150837033973505</text:p>
          </table:table-cell>
          <table:table-cell office:value-type="float" office:value="-0.36044232531341" calcext:value-type="float">
            <text:p>-0.36044232531341</text:p>
          </table:table-cell>
          <table:table-cell office:value-type="float" office:value="-2.22925085614669" calcext:value-type="float">
            <text:p>-2.22925085614669</text:p>
          </table:table-cell>
          <table:table-cell table:formula="of:=[.I434]-[.B434]" office:value-type="float" office:value="0.121587318629387" calcext:value-type="float">
            <text:p>0.121587318629387</text:p>
          </table:table-cell>
          <table:table-cell table:formula="of:=[.K434]-[.C434]" office:value-type="float" office:value="-0.0627244903318375" calcext:value-type="float">
            <text:p>-0.062724490331838</text:p>
          </table:table-cell>
          <table:table-cell table:formula="of:=[.M434]-[.D434]" office:value-type="float" office:value="0.128708122784699" calcext:value-type="float">
            <text:p>0.128708122784699</text:p>
          </table:table-cell>
          <table:table-cell office:value-type="float" office:value="0.835659419443227" calcext:value-type="float">
            <text:p>0.835659419443227</text:p>
          </table:table-cell>
          <table:table-cell office:value-type="float" office:value="-0.3461647096425" calcext:value-type="float">
            <text:p>-0.3461647096425</text:p>
          </table:table-cell>
          <table:table-cell office:value-type="float" office:value="0.53817433352383" calcext:value-type="float">
            <text:p>0.53817433352383</text:p>
          </table:table-cell>
          <table:table-cell office:value-type="float" office:value="-0.0429411334297001" calcext:value-type="float">
            <text:p>-0.0429411334297</text:p>
          </table:table-cell>
          <table:table-cell office:value-type="float" office:value="-0.119085790507859" calcext:value-type="float">
            <text:p>-0.119085790507859</text:p>
          </table:table-cell>
          <table:table-cell office:value-type="float" office:value="-0.036619888765637" calcext:value-type="float">
            <text:p>-0.036619888765637</text:p>
          </table:table-cell>
        </table:table-row>
        <table:table-row table:style-name="ro1">
          <table:table-cell table:formula="of:=SQRT([.I435]^2 + [.K435]^2 + [.M435]^2)" office:value-type="float" office:value="3.41649343248009" calcext:value-type="float">
            <text:p>3.41649343248009</text:p>
          </table:table-cell>
          <table:table-cell office:value-type="float" office:value="2.68351305392068" calcext:value-type="float">
            <text:p>2.68351305392068</text:p>
          </table:table-cell>
          <table:table-cell office:value-type="float" office:value="1.92174737286072" calcext:value-type="float">
            <text:p>1.92174737286072</text:p>
          </table:table-cell>
          <table:table-cell office:value-type="float" office:value="0.941753926071951" calcext:value-type="float">
            <text:p>0.941753926071951</text:p>
          </table:table-cell>
          <table:table-cell office:value-type="float" office:value="-0.439212325676233" calcext:value-type="float">
            <text:p>-0.439212325676233</text:p>
          </table:table-cell>
          <table:table-cell office:value-type="float" office:value="0.44871898729994" calcext:value-type="float">
            <text:p>0.44871898729994</text:p>
          </table:table-cell>
          <table:table-cell office:value-type="float" office:value="-3.00858253254427" calcext:value-type="float">
            <text:p>-3.00858253254427</text:p>
          </table:table-cell>
          <table:table-cell office:value-type="float" office:value="3.06356829759912" calcext:value-type="float">
            <text:p>3.06356829759912</text:p>
          </table:table-cell>
          <table:table-cell table:formula="of:=[.H435] / 1.184 + 0.103" office:value-type="float" office:value="2.69047322432358" calcext:value-type="float">
            <text:p>2.69047322432358</text:p>
          </table:table-cell>
          <table:table-cell office:value-type="float" office:value="1.76017102674548" calcext:value-type="float">
            <text:p>1.76017102674548</text:p>
          </table:table-cell>
          <table:table-cell table:formula="of:=[.J435] / 1.032 + 0.243" office:value-type="float" office:value="1.94859208017973" calcext:value-type="float">
            <text:p>1.94859208017973</text:p>
          </table:table-cell>
          <table:table-cell office:value-type="float" office:value="1.26032055782798" calcext:value-type="float">
            <text:p>1.26032055782798</text:p>
          </table:table-cell>
          <table:table-cell table:formula="of:=[.L435] / 1.151 - 0.297" office:value-type="float" office:value="0.79797876440311" calcext:value-type="float">
            <text:p>0.79797876440311</text:p>
          </table:table-cell>
          <table:table-cell office:value-type="float" office:value="-0.381074576678771" calcext:value-type="float">
            <text:p>-0.381074576678771</text:p>
          </table:table-cell>
          <table:table-cell office:value-type="float" office:value="0.586446899857075" calcext:value-type="float">
            <text:p>0.586446899857075</text:p>
          </table:table-cell>
          <table:table-cell office:value-type="float" office:value="-2.98478888285909" calcext:value-type="float">
            <text:p>-2.98478888285909</text:p>
          </table:table-cell>
          <table:table-cell table:formula="of:=[.I435]-[.B435]" office:value-type="float" office:value="0.00696017040290142" calcext:value-type="float">
            <text:p>0.006960170402901</text:p>
          </table:table-cell>
          <table:table-cell table:formula="of:=[.K435]-[.C435]" office:value-type="float" office:value="0.0268447073190088" calcext:value-type="float">
            <text:p>0.026844707319009</text:p>
          </table:table-cell>
          <table:table-cell table:formula="of:=[.M435]-[.D435]" office:value-type="float" office:value="-0.143775161668841" calcext:value-type="float">
            <text:p>-0.143775161668841</text:p>
          </table:table-cell>
          <table:table-cell office:value-type="float" office:value="0.380055243678438" calcext:value-type="float">
            <text:p>0.380055243678438</text:p>
          </table:table-cell>
          <table:table-cell office:value-type="float" office:value="-0.161576346115243" calcext:value-type="float">
            <text:p>-0.161576346115243</text:p>
          </table:table-cell>
          <table:table-cell office:value-type="float" office:value="0.318566631756025" calcext:value-type="float">
            <text:p>0.318566631756025</text:p>
          </table:table-cell>
          <table:table-cell office:value-type="float" office:value="-0.0668766740040403" calcext:value-type="float">
            <text:p>-0.06687667400404</text:p>
          </table:table-cell>
          <table:table-cell office:value-type="float" office:value="-0.130638322152726" calcext:value-type="float">
            <text:p>-0.130638322152726</text:p>
          </table:table-cell>
          <table:table-cell office:value-type="float" office:value="0.0482574012215888" calcext:value-type="float">
            <text:p>0.048257401221589</text:p>
          </table:table-cell>
        </table:table-row>
        <table:table-row table:style-name="ro1">
          <table:table-cell table:formula="of:=SQRT([.I436]^2 + [.K436]^2 + [.M436]^2)" office:value-type="float" office:value="6.23667724384096" calcext:value-type="float">
            <text:p>6.23667724384096</text:p>
          </table:table-cell>
          <table:table-cell office:value-type="float" office:value="5.83647796576586" calcext:value-type="float">
            <text:p>5.83647796576586</text:p>
          </table:table-cell>
          <table:table-cell office:value-type="float" office:value="-1.70262751332357" calcext:value-type="float">
            <text:p>-1.70262751332357</text:p>
          </table:table-cell>
          <table:table-cell office:value-type="float" office:value="1.01974445737976" calcext:value-type="float">
            <text:p>1.01974445737976</text:p>
          </table:table-cell>
          <table:table-cell office:value-type="float" office:value="-0.194665263681513" calcext:value-type="float">
            <text:p>-0.194665263681513</text:p>
          </table:table-cell>
          <table:table-cell office:value-type="float" office:value="-0.0245799361532262" calcext:value-type="float">
            <text:p>-0.024579936153226</text:p>
          </table:table-cell>
          <table:table-cell office:value-type="float" office:value="-1.3901329475569" calcext:value-type="float">
            <text:p>-1.3901329475569</text:p>
          </table:table-cell>
          <table:table-cell office:value-type="float" office:value="6.78479478482336" calcext:value-type="float">
            <text:p>6.78479478482336</text:p>
          </table:table-cell>
          <table:table-cell table:formula="of:=[.H436] / 1.184 + 0.103" office:value-type="float" office:value="5.83340100069541" calcext:value-type="float">
            <text:p>5.83340100069541</text:p>
          </table:table-cell>
          <table:table-cell office:value-type="float" office:value="-2.1508230452044" calcext:value-type="float">
            <text:p>-2.1508230452044</text:p>
          </table:table-cell>
          <table:table-cell table:formula="of:=[.J436] / 1.032 + 0.243" office:value-type="float" office:value="-1.8411308577562" calcext:value-type="float">
            <text:p>-1.8411308577562</text:p>
          </table:table-cell>
          <table:table-cell office:value-type="float" office:value="1.74106396143545" calcext:value-type="float">
            <text:p>1.74106396143545</text:p>
          </table:table-cell>
          <table:table-cell table:formula="of:=[.L436] / 1.151 - 0.297" office:value-type="float" office:value="1.21565331141221" calcext:value-type="float">
            <text:p>1.21565331141221</text:p>
          </table:table-cell>
          <table:table-cell office:value-type="float" office:value="-0.09307544943381" calcext:value-type="float">
            <text:p>-0.09307544943381</text:p>
          </table:table-cell>
          <table:table-cell office:value-type="float" office:value="0.165070886349313" calcext:value-type="float">
            <text:p>0.165070886349313</text:p>
          </table:table-cell>
          <table:table-cell office:value-type="float" office:value="-1.32845739429724" calcext:value-type="float">
            <text:p>-1.32845739429724</text:p>
          </table:table-cell>
          <table:table-cell table:formula="of:=[.I436]-[.B436]" office:value-type="float" office:value="-0.00307696507045474" calcext:value-type="float">
            <text:p>-0.003076965070455</text:p>
          </table:table-cell>
          <table:table-cell table:formula="of:=[.K436]-[.C436]" office:value-type="float" office:value="-0.138503344432632" calcext:value-type="float">
            <text:p>-0.138503344432632</text:p>
          </table:table-cell>
          <table:table-cell table:formula="of:=[.M436]-[.D436]" office:value-type="float" office:value="0.195908854032447" calcext:value-type="float">
            <text:p>0.195908854032447</text:p>
          </table:table-cell>
          <table:table-cell office:value-type="float" office:value="0.948316819057506" calcext:value-type="float">
            <text:p>0.948316819057506</text:p>
          </table:table-cell>
          <table:table-cell office:value-type="float" office:value="-0.448195531880828" calcext:value-type="float">
            <text:p>-0.448195531880828</text:p>
          </table:table-cell>
          <table:table-cell office:value-type="float" office:value="0.72131950405569" calcext:value-type="float">
            <text:p>0.72131950405569</text:p>
          </table:table-cell>
          <table:table-cell office:value-type="float" office:value="-0.169645805530831" calcext:value-type="float">
            <text:p>-0.169645805530831</text:p>
          </table:table-cell>
          <table:table-cell office:value-type="float" office:value="0.132647634961271" calcext:value-type="float">
            <text:p>0.132647634961271</text:p>
          </table:table-cell>
          <table:table-cell office:value-type="float" office:value="0.0801392912260321" calcext:value-type="float">
            <text:p>0.080139291226032</text:p>
          </table:table-cell>
        </table:table-row>
        <table:table-row table:style-name="ro1">
          <table:table-cell table:formula="of:=SQRT([.I437]^2 + [.K437]^2 + [.M437]^2)" office:value-type="float" office:value="4.538264119681" calcext:value-type="float">
            <text:p>4.538264119681</text:p>
          </table:table-cell>
          <table:table-cell office:value-type="float" office:value="3.65848991286827" calcext:value-type="float">
            <text:p>3.65848991286827</text:p>
          </table:table-cell>
          <table:table-cell office:value-type="float" office:value="2.20113658186889" calcext:value-type="float">
            <text:p>2.20113658186889</text:p>
          </table:table-cell>
          <table:table-cell office:value-type="float" office:value="1.52514464734399" calcext:value-type="float">
            <text:p>1.52514464734399</text:p>
          </table:table-cell>
          <table:table-cell office:value-type="float" office:value="0.0625827756683677" calcext:value-type="float">
            <text:p>0.062582775668368</text:p>
          </table:table-cell>
          <table:table-cell office:value-type="float" office:value="-0.174711288059143" calcext:value-type="float">
            <text:p>-0.174711288059143</text:p>
          </table:table-cell>
          <table:table-cell office:value-type="float" office:value="1.5348429165722" calcext:value-type="float">
            <text:p>1.5348429165722</text:p>
          </table:table-cell>
          <table:table-cell office:value-type="float" office:value="4.24655869217038" calcext:value-type="float">
            <text:p>4.24655869217038</text:p>
          </table:table-cell>
          <table:table-cell table:formula="of:=[.H437] / 1.184 + 0.103" office:value-type="float" office:value="3.68962051703579" calcext:value-type="float">
            <text:p>3.68962051703579</text:p>
          </table:table-cell>
          <table:table-cell office:value-type="float" office:value="2.03385306078361" calcext:value-type="float">
            <text:p>2.03385306078361</text:p>
          </table:table-cell>
          <table:table-cell table:formula="of:=[.J437] / 1.032 + 0.243" office:value-type="float" office:value="2.21378784959652" calcext:value-type="float">
            <text:p>2.21378784959652</text:p>
          </table:table-cell>
          <table:table-cell office:value-type="float" office:value="2.00251505608859" calcext:value-type="float">
            <text:p>2.00251505608859</text:p>
          </table:table-cell>
          <table:table-cell table:formula="of:=[.L437] / 1.151 - 0.297" office:value-type="float" office:value="1.44280456654091" calcext:value-type="float">
            <text:p>1.44280456654091</text:p>
          </table:table-cell>
          <table:table-cell office:value-type="float" office:value="0.103323548501669" calcext:value-type="float">
            <text:p>0.103323548501669</text:p>
          </table:table-cell>
          <table:table-cell office:value-type="float" office:value="-0.263118056592475" calcext:value-type="float">
            <text:p>-0.263118056592475</text:p>
          </table:table-cell>
          <table:table-cell office:value-type="float" office:value="1.57893032508826" calcext:value-type="float">
            <text:p>1.57893032508826</text:p>
          </table:table-cell>
          <table:table-cell table:formula="of:=[.I437]-[.B437]" office:value-type="float" office:value="0.0311306041675241" calcext:value-type="float">
            <text:p>0.031130604167524</text:p>
          </table:table-cell>
          <table:table-cell table:formula="of:=[.K437]-[.C437]" office:value-type="float" office:value="0.0126512677276311" calcext:value-type="float">
            <text:p>0.012651267727631</text:p>
          </table:table-cell>
          <table:table-cell table:formula="of:=[.M437]-[.D437]" office:value-type="float" office:value="-0.0823400808030776" calcext:value-type="float">
            <text:p>-0.082340080803078</text:p>
          </table:table-cell>
          <table:table-cell office:value-type="float" office:value="0.588068779302113" calcext:value-type="float">
            <text:p>0.588068779302113</text:p>
          </table:table-cell>
          <table:table-cell office:value-type="float" office:value="-0.167283521085276" calcext:value-type="float">
            <text:p>-0.167283521085276</text:p>
          </table:table-cell>
          <table:table-cell office:value-type="float" office:value="0.477370408744597" calcext:value-type="float">
            <text:p>0.477370408744597</text:p>
          </table:table-cell>
          <table:table-cell office:value-type="float" office:value="-0.0871489605018421" calcext:value-type="float">
            <text:p>-0.087148960501842</text:p>
          </table:table-cell>
          <table:table-cell office:value-type="float" office:value="-0.0424938244654385" calcext:value-type="float">
            <text:p>-0.042493824465439</text:p>
          </table:table-cell>
          <table:table-cell office:value-type="float" office:value="0.0333768058828481" calcext:value-type="float">
            <text:p>0.033376805882848</text:p>
          </table:table-cell>
        </table:table-row>
        <table:table-row table:style-name="ro1">
          <table:table-cell table:formula="of:=SQRT([.I438]^2 + [.K438]^2 + [.M438]^2)" office:value-type="float" office:value="2.18182558191899" calcext:value-type="float">
            <text:p>2.18182558191899</text:p>
          </table:table-cell>
          <table:table-cell office:value-type="float" office:value="2.08326706042064" calcext:value-type="float">
            <text:p>2.08326706042064</text:p>
          </table:table-cell>
          <table:table-cell office:value-type="float" office:value="-0.283084640967944" calcext:value-type="float">
            <text:p>-0.283084640967944</text:p>
          </table:table-cell>
          <table:table-cell office:value-type="float" office:value="0.759083540611058" calcext:value-type="float">
            <text:p>0.759083540611058</text:p>
          </table:table-cell>
          <table:table-cell office:value-type="float" office:value="-0.450309898114383" calcext:value-type="float">
            <text:p>-0.450309898114383</text:p>
          </table:table-cell>
          <table:table-cell office:value-type="float" office:value="-0.0941555218647565" calcext:value-type="float">
            <text:p>-0.094155521864757</text:p>
          </table:table-cell>
          <table:table-cell office:value-type="float" office:value="2.78717920603469" calcext:value-type="float">
            <text:p>2.78717920603469</text:p>
          </table:table-cell>
          <table:table-cell office:value-type="float" office:value="2.35911851881224" calcext:value-type="float">
            <text:p>2.35911851881224</text:p>
          </table:table-cell>
          <table:table-cell table:formula="of:=[.H438] / 1.184 + 0.103" office:value-type="float" office:value="2.09549874899682" calcext:value-type="float">
            <text:p>2.09549874899682</text:p>
          </table:table-cell>
          <table:table-cell office:value-type="float" office:value="-0.421721601585488" calcext:value-type="float">
            <text:p>-0.421721601585488</text:p>
          </table:table-cell>
          <table:table-cell table:formula="of:=[.J438] / 1.032 + 0.243" office:value-type="float" office:value="-0.165644962776636" calcext:value-type="float">
            <text:p>-0.165644962776636</text:p>
          </table:table-cell>
          <table:table-cell office:value-type="float" office:value="1.01477323076043" calcext:value-type="float">
            <text:p>1.01477323076043</text:p>
          </table:table-cell>
          <table:table-cell table:formula="of:=[.L438] / 1.151 - 0.297" office:value-type="float" office:value="0.584644857307064" calcext:value-type="float">
            <text:p>0.584644857307064</text:p>
          </table:table-cell>
          <table:table-cell office:value-type="float" office:value="-0.384519852033998" calcext:value-type="float">
            <text:p>-0.384519852033998</text:p>
          </table:table-cell>
          <table:table-cell office:value-type="float" office:value="-0.0619875488875161" calcext:value-type="float">
            <text:p>-0.061987548887516</text:p>
          </table:table-cell>
          <table:table-cell office:value-type="float" office:value="2.80180320735388" calcext:value-type="float">
            <text:p>2.80180320735388</text:p>
          </table:table-cell>
          <table:table-cell table:formula="of:=[.I438]-[.B438]" office:value-type="float" office:value="0.0122316885761844" calcext:value-type="float">
            <text:p>0.012231688576184</text:p>
          </table:table-cell>
          <table:table-cell table:formula="of:=[.K438]-[.C438]" office:value-type="float" office:value="0.117439678191308" calcext:value-type="float">
            <text:p>0.117439678191308</text:p>
          </table:table-cell>
          <table:table-cell table:formula="of:=[.M438]-[.D438]" office:value-type="float" office:value="-0.174438683303995" calcext:value-type="float">
            <text:p>-0.174438683303995</text:p>
          </table:table-cell>
          <table:table-cell office:value-type="float" office:value="0.275851458391595" calcext:value-type="float">
            <text:p>0.275851458391595</text:p>
          </table:table-cell>
          <table:table-cell office:value-type="float" office:value="-0.138636960617544" calcext:value-type="float">
            <text:p>-0.138636960617544</text:p>
          </table:table-cell>
          <table:table-cell office:value-type="float" office:value="0.255689690149368" calcext:value-type="float">
            <text:p>0.255689690149368</text:p>
          </table:table-cell>
          <table:table-cell office:value-type="float" office:value="-0.0505389105632061" calcext:value-type="float">
            <text:p>-0.050538910563206</text:p>
          </table:table-cell>
          <table:table-cell office:value-type="float" office:value="-0.0527691501117262" calcext:value-type="float">
            <text:p>-0.052769150111726</text:p>
          </table:table-cell>
          <table:table-cell office:value-type="float" office:value="0.00815634236589968" calcext:value-type="float">
            <text:p>0.0081563423659</text:p>
          </table:table-cell>
        </table:table-row>
        <table:table-row table:style-name="ro1">
          <table:table-cell table:formula="of:=SQRT([.I439]^2 + [.K439]^2 + [.M439]^2)" office:value-type="float" office:value="1.8778887386171" calcext:value-type="float">
            <text:p>1.8778887386171</text:p>
          </table:table-cell>
          <table:table-cell office:value-type="float" office:value="1.75992645087064" calcext:value-type="float">
            <text:p>1.75992645087064</text:p>
          </table:table-cell>
          <table:table-cell office:value-type="float" office:value="0.362181943363379" calcext:value-type="float">
            <text:p>0.362181943363379</text:p>
          </table:table-cell>
          <table:table-cell office:value-type="float" office:value="0.610667778512128" calcext:value-type="float">
            <text:p>0.610667778512128</text:p>
          </table:table-cell>
          <table:table-cell office:value-type="float" office:value="-0.157602057176165" calcext:value-type="float">
            <text:p>-0.157602057176165</text:p>
          </table:table-cell>
          <table:table-cell office:value-type="float" office:value="-0.0148933074995492" calcext:value-type="float">
            <text:p>-0.014893307499549</text:p>
          </table:table-cell>
          <table:table-cell office:value-type="float" office:value="0.00120074639919077" calcext:value-type="float">
            <text:p>0.001200746399191</text:p>
          </table:table-cell>
          <table:table-cell office:value-type="float" office:value="1.96780654610119" calcext:value-type="float">
            <text:p>1.96780654610119</text:p>
          </table:table-cell>
          <table:table-cell table:formula="of:=[.H439] / 1.184 + 0.103" office:value-type="float" office:value="1.76499877204492" calcext:value-type="float">
            <text:p>1.76499877204492</text:p>
          </table:table-cell>
          <table:table-cell office:value-type="float" office:value="0.262485835097979" calcext:value-type="float">
            <text:p>0.262485835097979</text:p>
          </table:table-cell>
          <table:table-cell table:formula="of:=[.J439] / 1.032 + 0.243" office:value-type="float" office:value="0.497346739436026" calcext:value-type="float">
            <text:p>0.497346739436026</text:p>
          </table:table-cell>
          <table:table-cell office:value-type="float" office:value="0.807812501308752" calcext:value-type="float">
            <text:p>0.807812501308752</text:p>
          </table:table-cell>
          <table:table-cell table:formula="of:=[.L439] / 1.151 - 0.297" office:value-type="float" office:value="0.404835361693095" calcext:value-type="float">
            <text:p>0.404835361693095</text:p>
          </table:table-cell>
          <table:table-cell office:value-type="float" office:value="-0.190025968959885" calcext:value-type="float">
            <text:p>-0.190025968959885</text:p>
          </table:table-cell>
          <table:table-cell office:value-type="float" office:value="-0.0608016430040048" calcext:value-type="float">
            <text:p>-0.060801643004005</text:p>
          </table:table-cell>
          <table:table-cell office:value-type="float" office:value="0.0154016282395051" calcext:value-type="float">
            <text:p>0.015401628239505</text:p>
          </table:table-cell>
          <table:table-cell table:formula="of:=[.I439]-[.B439]" office:value-type="float" office:value="0.00507232117428402" calcext:value-type="float">
            <text:p>0.005072321174284</text:p>
          </table:table-cell>
          <table:table-cell table:formula="of:=[.K439]-[.C439]" office:value-type="float" office:value="0.135164796072647" calcext:value-type="float">
            <text:p>0.135164796072647</text:p>
          </table:table-cell>
          <table:table-cell table:formula="of:=[.M439]-[.D439]" office:value-type="float" office:value="-0.205832416819033" calcext:value-type="float">
            <text:p>-0.205832416819033</text:p>
          </table:table-cell>
          <table:table-cell office:value-type="float" office:value="0.207880095230555" calcext:value-type="float">
            <text:p>0.207880095230555</text:p>
          </table:table-cell>
          <table:table-cell office:value-type="float" office:value="-0.0996961082653999" calcext:value-type="float">
            <text:p>-0.0996961082654</text:p>
          </table:table-cell>
          <table:table-cell office:value-type="float" office:value="0.197144722796624" calcext:value-type="float">
            <text:p>0.197144722796624</text:p>
          </table:table-cell>
          <table:table-cell office:value-type="float" office:value="-0.0324532546506111" calcext:value-type="float">
            <text:p>-0.032453254650611</text:p>
          </table:table-cell>
          <table:table-cell office:value-type="float" office:value="-0.0458772288306131" calcext:value-type="float">
            <text:p>-0.045877228830613</text:p>
          </table:table-cell>
          <table:table-cell office:value-type="float" office:value="0.0146835541335779" calcext:value-type="float">
            <text:p>0.014683554133578</text:p>
          </table:table-cell>
        </table:table-row>
        <table:table-row table:style-name="ro1">
          <table:table-cell table:formula="of:=SQRT([.I440]^2 + [.K440]^2 + [.M440]^2)" office:value-type="float" office:value="6.16413115562201" calcext:value-type="float">
            <text:p>6.16413115562201</text:p>
          </table:table-cell>
          <table:table-cell office:value-type="float" office:value="5.00296400445644" calcext:value-type="float">
            <text:p>5.00296400445644</text:p>
          </table:table-cell>
          <table:table-cell office:value-type="float" office:value="-3.18050084430421" calcext:value-type="float">
            <text:p>-3.18050084430421</text:p>
          </table:table-cell>
          <table:table-cell office:value-type="float" office:value="0.663436809428608" calcext:value-type="float">
            <text:p>0.663436809428608</text:p>
          </table:table-cell>
          <table:table-cell office:value-type="float" office:value="-0.118907345534633" calcext:value-type="float">
            <text:p>-0.118907345534633</text:p>
          </table:table-cell>
          <table:table-cell office:value-type="float" office:value="0.253603510934632" calcext:value-type="float">
            <text:p>0.253603510934632</text:p>
          </table:table-cell>
          <table:table-cell office:value-type="float" office:value="1.76526753680121" calcext:value-type="float">
            <text:p>1.76526753680121</text:p>
          </table:table-cell>
          <table:table-cell office:value-type="float" office:value="5.92183449230655" calcext:value-type="float">
            <text:p>5.92183449230655</text:p>
          </table:table-cell>
          <table:table-cell table:formula="of:=[.H440] / 1.184 + 0.103" office:value-type="float" office:value="5.10454940228594" calcext:value-type="float">
            <text:p>5.10454940228594</text:p>
          </table:table-cell>
          <table:table-cell office:value-type="float" office:value="-3.70389472822915" calcext:value-type="float">
            <text:p>-3.70389472822915</text:p>
          </table:table-cell>
          <table:table-cell table:formula="of:=[.J440] / 1.032 + 0.243" office:value-type="float" office:value="-3.34604527929181" calcext:value-type="float">
            <text:p>-3.34604527929181</text:p>
          </table:table-cell>
          <table:table-cell office:value-type="float" office:value="1.33469328339784" calcext:value-type="float">
            <text:p>1.33469328339784</text:p>
          </table:table-cell>
          <table:table-cell table:formula="of:=[.L440] / 1.151 - 0.297" office:value-type="float" office:value="0.862594512074579" calcext:value-type="float">
            <text:p>0.862594512074579</text:p>
          </table:table-cell>
          <table:table-cell office:value-type="float" office:value="-0.0279028235589607" calcext:value-type="float">
            <text:p>-0.027902823558961</text:p>
          </table:table-cell>
          <table:table-cell office:value-type="float" office:value="0.27657850584123" calcext:value-type="float">
            <text:p>0.27657850584123</text:p>
          </table:table-cell>
          <table:table-cell office:value-type="float" office:value="1.69916150619693" calcext:value-type="float">
            <text:p>1.69916150619693</text:p>
          </table:table-cell>
          <table:table-cell table:formula="of:=[.I440]-[.B440]" office:value-type="float" office:value="0.101585397829497" calcext:value-type="float">
            <text:p>0.101585397829497</text:p>
          </table:table-cell>
          <table:table-cell table:formula="of:=[.K440]-[.C440]" office:value-type="float" office:value="-0.165544434987602" calcext:value-type="float">
            <text:p>-0.165544434987602</text:p>
          </table:table-cell>
          <table:table-cell table:formula="of:=[.M440]-[.D440]" office:value-type="float" office:value="0.199157702645971" calcext:value-type="float">
            <text:p>0.199157702645971</text:p>
          </table:table-cell>
          <table:table-cell office:value-type="float" office:value="0.91887048785011" calcext:value-type="float">
            <text:p>0.91887048785011</text:p>
          </table:table-cell>
          <table:table-cell office:value-type="float" office:value="-0.52339388392494" calcext:value-type="float">
            <text:p>-0.52339388392494</text:p>
          </table:table-cell>
          <table:table-cell office:value-type="float" office:value="0.671256473969232" calcext:value-type="float">
            <text:p>0.671256473969232</text:p>
          </table:table-cell>
          <table:table-cell office:value-type="float" office:value="0.0066524445250602" calcext:value-type="float">
            <text:p>0.00665244452506</text:p>
          </table:table-cell>
          <table:table-cell office:value-type="float" office:value="-0.0905332780090142" calcext:value-type="float">
            <text:p>-0.090533278009014</text:p>
          </table:table-cell>
          <table:table-cell office:value-type="float" office:value="-0.0419448578863584" calcext:value-type="float">
            <text:p>-0.041944857886358</text:p>
          </table:table-cell>
        </table:table-row>
        <table:table-row table:style-name="ro1">
          <table:table-cell table:formula="of:=SQRT([.I441]^2 + [.K441]^2 + [.M441]^2)" office:value-type="float" office:value="4.40670346726574" calcext:value-type="float">
            <text:p>4.40670346726574</text:p>
          </table:table-cell>
          <table:table-cell office:value-type="float" office:value="4.24370833220426" calcext:value-type="float">
            <text:p>4.24370833220426</text:p>
          </table:table-cell>
          <table:table-cell office:value-type="float" office:value="0.341790226513781" calcext:value-type="float">
            <text:p>0.341790226513781</text:p>
          </table:table-cell>
          <table:table-cell office:value-type="float" office:value="1.55499119514948" calcext:value-type="float">
            <text:p>1.55499119514948</text:p>
          </table:table-cell>
          <table:table-cell office:value-type="float" office:value="0.441955092762038" calcext:value-type="float">
            <text:p>0.441955092762038</text:p>
          </table:table-cell>
          <table:table-cell office:value-type="float" office:value="0.455550492146937" calcext:value-type="float">
            <text:p>0.455550492146937</text:p>
          </table:table-cell>
          <table:table-cell office:value-type="float" office:value="-1.90444186713465" calcext:value-type="float">
            <text:p>-1.90444186713465</text:p>
          </table:table-cell>
          <table:table-cell office:value-type="float" office:value="4.77505778780259" calcext:value-type="float">
            <text:p>4.77505778780259</text:p>
          </table:table-cell>
          <table:table-cell table:formula="of:=[.H441] / 1.184 + 0.103" office:value-type="float" office:value="4.13598799645489" calcext:value-type="float">
            <text:p>4.13598799645489</text:p>
          </table:table-cell>
          <table:table-cell office:value-type="float" office:value="0.0964148416635496" calcext:value-type="float">
            <text:p>0.09641484166355</text:p>
          </table:table-cell>
          <table:table-cell table:formula="of:=[.J441] / 1.032 + 0.243" office:value-type="float" office:value="0.336425234170106" calcext:value-type="float">
            <text:p>0.336425234170106</text:p>
          </table:table-cell>
          <table:table-cell office:value-type="float" office:value="2.04884511734218" calcext:value-type="float">
            <text:p>2.04884511734218</text:p>
          </table:table-cell>
          <table:table-cell table:formula="of:=[.L441] / 1.151 - 0.297" office:value-type="float" office:value="1.48305657458052" calcext:value-type="float">
            <text:p>1.48305657458052</text:p>
          </table:table-cell>
          <table:table-cell office:value-type="float" office:value="0.383070909793218" calcext:value-type="float">
            <text:p>0.383070909793218</text:p>
          </table:table-cell>
          <table:table-cell office:value-type="float" office:value="0.558581287236028" calcext:value-type="float">
            <text:p>0.558581287236028</text:p>
          </table:table-cell>
          <table:table-cell office:value-type="float" office:value="-1.86858895583477" calcext:value-type="float">
            <text:p>-1.86858895583477</text:p>
          </table:table-cell>
          <table:table-cell table:formula="of:=[.I441]-[.B441]" office:value-type="float" office:value="-0.10772033574937" calcext:value-type="float">
            <text:p>-0.10772033574937</text:p>
          </table:table-cell>
          <table:table-cell table:formula="of:=[.K441]-[.C441]" office:value-type="float" office:value="-0.00536499234367488" calcext:value-type="float">
            <text:p>-0.005364992343675</text:p>
          </table:table-cell>
          <table:table-cell table:formula="of:=[.M441]-[.D441]" office:value-type="float" office:value="-0.0719346205689586" calcext:value-type="float">
            <text:p>-0.071934620568959</text:p>
          </table:table-cell>
          <table:table-cell office:value-type="float" office:value="0.531349455598328" calcext:value-type="float">
            <text:p>0.531349455598328</text:p>
          </table:table-cell>
          <table:table-cell office:value-type="float" office:value="-0.245375384850232" calcext:value-type="float">
            <text:p>-0.245375384850232</text:p>
          </table:table-cell>
          <table:table-cell office:value-type="float" office:value="0.493853922192696" calcext:value-type="float">
            <text:p>0.493853922192696</text:p>
          </table:table-cell>
          <table:table-cell office:value-type="float" office:value="-0.0818044782284657" calcext:value-type="float">
            <text:p>-0.081804478228466</text:p>
          </table:table-cell>
          <table:table-cell office:value-type="float" office:value="-0.0811359660341307" calcext:value-type="float">
            <text:p>-0.081135966034131</text:p>
          </table:table-cell>
          <table:table-cell office:value-type="float" office:value="0.003891284771806" calcext:value-type="float">
            <text:p>0.003891284771806</text:p>
          </table:table-cell>
        </table:table-row>
        <table:table-row table:style-name="ro1">
          <table:table-cell table:formula="of:=SQRT([.I442]^2 + [.K442]^2 + [.M442]^2)" office:value-type="float" office:value="4.18162131521947" calcext:value-type="float">
            <text:p>4.18162131521947</text:p>
          </table:table-cell>
          <table:table-cell office:value-type="float" office:value="3.76126000196709" calcext:value-type="float">
            <text:p>3.76126000196709</text:p>
          </table:table-cell>
          <table:table-cell office:value-type="float" office:value="-1.65034716964296" calcext:value-type="float">
            <text:p>-1.65034716964296</text:p>
          </table:table-cell>
          <table:table-cell office:value-type="float" office:value="0.361051190279608" calcext:value-type="float">
            <text:p>0.361051190279608</text:p>
          </table:table-cell>
          <table:table-cell office:value-type="float" office:value="-0.21730143629268" calcext:value-type="float">
            <text:p>-0.21730143629268</text:p>
          </table:table-cell>
          <table:table-cell office:value-type="float" office:value="0.334767035857951" calcext:value-type="float">
            <text:p>0.334767035857951</text:p>
          </table:table-cell>
          <table:table-cell office:value-type="float" office:value="-0.235544207354504" calcext:value-type="float">
            <text:p>-0.235544207354504</text:p>
          </table:table-cell>
          <table:table-cell office:value-type="float" office:value="4.39240977317504" calcext:value-type="float">
            <text:p>4.39240977317504</text:p>
          </table:table-cell>
          <table:table-cell table:formula="of:=[.H442] / 1.184 + 0.103" office:value-type="float" office:value="3.81280555166811" calcext:value-type="float">
            <text:p>3.81280555166811</text:p>
          </table:table-cell>
          <table:table-cell office:value-type="float" office:value="-1.96880913014254" calcext:value-type="float">
            <text:p>-1.96880913014254</text:p>
          </table:table-cell>
          <table:table-cell table:formula="of:=[.J442] / 1.032 + 0.243" office:value-type="float" office:value="-1.66476078502184" calcext:value-type="float">
            <text:p>-1.66476078502184</text:p>
          </table:table-cell>
          <table:table-cell office:value-type="float" office:value="0.826146136986399" calcext:value-type="float">
            <text:p>0.826146136986399</text:p>
          </table:table-cell>
          <table:table-cell table:formula="of:=[.L442] / 1.151 - 0.297" office:value-type="float" office:value="0.420763802768374" calcext:value-type="float">
            <text:p>0.420763802768374</text:p>
          </table:table-cell>
          <table:table-cell office:value-type="float" office:value="-0.263032251470966" calcext:value-type="float">
            <text:p>-0.263032251470966</text:p>
          </table:table-cell>
          <table:table-cell office:value-type="float" office:value="0.195568864607356" calcext:value-type="float">
            <text:p>0.195568864607356</text:p>
          </table:table-cell>
          <table:table-cell office:value-type="float" office:value="-0.244127459026826" calcext:value-type="float">
            <text:p>-0.244127459026826</text:p>
          </table:table-cell>
          <table:table-cell table:formula="of:=[.I442]-[.B442]" office:value-type="float" office:value="0.0515455497010184" calcext:value-type="float">
            <text:p>0.051545549701019</text:p>
          </table:table-cell>
          <table:table-cell table:formula="of:=[.K442]-[.C442]" office:value-type="float" office:value="-0.014413615378881" calcext:value-type="float">
            <text:p>-0.014413615378881</text:p>
          </table:table-cell>
          <table:table-cell table:formula="of:=[.M442]-[.D442]" office:value-type="float" office:value="0.0597126124887665" calcext:value-type="float">
            <text:p>0.059712612488767</text:p>
          </table:table-cell>
          <table:table-cell office:value-type="float" office:value="0.631149771207947" calcext:value-type="float">
            <text:p>0.631149771207947</text:p>
          </table:table-cell>
          <table:table-cell office:value-type="float" office:value="-0.318461960499581" calcext:value-type="float">
            <text:p>-0.318461960499581</text:p>
          </table:table-cell>
          <table:table-cell office:value-type="float" office:value="0.465094946706792" calcext:value-type="float">
            <text:p>0.465094946706792</text:p>
          </table:table-cell>
          <table:table-cell office:value-type="float" office:value="-0.0114247198764108" calcext:value-type="float">
            <text:p>-0.011424719876411</text:p>
          </table:table-cell>
          <table:table-cell office:value-type="float" office:value="-0.145569011831512" calcext:value-type="float">
            <text:p>-0.145569011831512</text:p>
          </table:table-cell>
          <table:table-cell office:value-type="float" office:value="-0.0214320468582656" calcext:value-type="float">
            <text:p>-0.021432046858266</text:p>
          </table:table-cell>
        </table:table-row>
        <table:table-row table:style-name="ro1">
          <table:table-cell table:formula="of:=SQRT([.I443]^2 + [.K443]^2 + [.M443]^2)" office:value-type="float" office:value="6.48135822378883" calcext:value-type="float">
            <text:p>6.48135822378883</text:p>
          </table:table-cell>
          <table:table-cell office:value-type="float" office:value="5.20998831580752" calcext:value-type="float">
            <text:p>5.20998831580752</text:p>
          </table:table-cell>
          <table:table-cell office:value-type="float" office:value="-3.33740076393433" calcext:value-type="float">
            <text:p>-3.33740076393433</text:p>
          </table:table-cell>
          <table:table-cell office:value-type="float" office:value="1.68437583324867" calcext:value-type="float">
            <text:p>1.68437583324867</text:p>
          </table:table-cell>
          <table:table-cell office:value-type="float" office:value="-0.289332796082895" calcext:value-type="float">
            <text:p>-0.289332796082895</text:p>
          </table:table-cell>
          <table:table-cell office:value-type="float" office:value="-0.145472851973012" calcext:value-type="float">
            <text:p>-0.145472851973012</text:p>
          </table:table-cell>
          <table:table-cell office:value-type="float" office:value="-2.77237188426067" calcext:value-type="float">
            <text:p>-2.77237188426067</text:p>
          </table:table-cell>
          <table:table-cell office:value-type="float" office:value="6.01621345259445" calcext:value-type="float">
            <text:p>6.01621345259445</text:p>
          </table:table-cell>
          <table:table-cell table:formula="of:=[.H443] / 1.184 + 0.103" office:value-type="float" office:value="5.18426136198856" calcext:value-type="float">
            <text:p>5.18426136198856</text:p>
          </table:table-cell>
          <table:table-cell office:value-type="float" office:value="-3.816200869749" calcext:value-type="float">
            <text:p>-3.816200869749</text:p>
          </table:table-cell>
          <table:table-cell table:formula="of:=[.J443] / 1.032 + 0.243" office:value-type="float" office:value="-3.4548690598343" calcext:value-type="float">
            <text:p>-3.4548690598343</text:p>
          </table:table-cell>
          <table:table-cell office:value-type="float" office:value="2.39931168392912" calcext:value-type="float">
            <text:p>2.39931168392912</text:p>
          </table:table-cell>
          <table:table-cell table:formula="of:=[.L443] / 1.151 - 0.297" office:value-type="float" office:value="1.7875453379054" calcext:value-type="float">
            <text:p>1.7875453379054</text:p>
          </table:table-cell>
          <table:table-cell office:value-type="float" office:value="-0.348121627422419" calcext:value-type="float">
            <text:p>-0.348121627422419</text:p>
          </table:table-cell>
          <table:table-cell office:value-type="float" office:value="-0.071647320192306" calcext:value-type="float">
            <text:p>-0.071647320192306</text:p>
          </table:table-cell>
          <table:table-cell office:value-type="float" office:value="-2.80941351330582" calcext:value-type="float">
            <text:p>-2.80941351330582</text:p>
          </table:table-cell>
          <table:table-cell table:formula="of:=[.I443]-[.B443]" office:value-type="float" office:value="-0.0257269538189639" calcext:value-type="float">
            <text:p>-0.025726953818964</text:p>
          </table:table-cell>
          <table:table-cell table:formula="of:=[.K443]-[.C443]" office:value-type="float" office:value="-0.117468295899972" calcext:value-type="float">
            <text:p>-0.117468295899972</text:p>
          </table:table-cell>
          <table:table-cell table:formula="of:=[.M443]-[.D443]" office:value-type="float" office:value="0.103169504656734" calcext:value-type="float">
            <text:p>0.103169504656734</text:p>
          </table:table-cell>
          <table:table-cell office:value-type="float" office:value="0.806225136786933" calcext:value-type="float">
            <text:p>0.806225136786933</text:p>
          </table:table-cell>
          <table:table-cell office:value-type="float" office:value="-0.478800105814673" calcext:value-type="float">
            <text:p>-0.478800105814673</text:p>
          </table:table-cell>
          <table:table-cell office:value-type="float" office:value="0.714935850680452" calcext:value-type="float">
            <text:p>0.714935850680452</text:p>
          </table:table-cell>
          <table:table-cell office:value-type="float" office:value="0.0282439644352985" calcext:value-type="float">
            <text:p>0.028243964435299</text:p>
          </table:table-cell>
          <table:table-cell office:value-type="float" office:value="-0.0898252245959768" calcext:value-type="float">
            <text:p>-0.089825224595977</text:p>
          </table:table-cell>
          <table:table-cell office:value-type="float" office:value="-0.0293964321609472" calcext:value-type="float">
            <text:p>-0.029396432160947</text:p>
          </table:table-cell>
        </table:table-row>
        <table:table-row table:style-name="ro1">
          <table:table-cell table:formula="of:=SQRT([.I444]^2 + [.K444]^2 + [.M444]^2)" office:value-type="float" office:value="7.38094843005854" calcext:value-type="float">
            <text:p>7.38094843005854</text:p>
          </table:table-cell>
          <table:table-cell office:value-type="float" office:value="5.64010882114285" calcext:value-type="float">
            <text:p>5.64010882114285</text:p>
          </table:table-cell>
          <table:table-cell office:value-type="float" office:value="4.42116155518051" calcext:value-type="float">
            <text:p>4.42116155518051</text:p>
          </table:table-cell>
          <table:table-cell office:value-type="float" office:value="1.23367320293022" calcext:value-type="float">
            <text:p>1.23367320293022</text:p>
          </table:table-cell>
          <table:table-cell office:value-type="float" office:value="0.152810955069173" calcext:value-type="float">
            <text:p>0.152810955069173</text:p>
          </table:table-cell>
          <table:table-cell office:value-type="float" office:value="-0.362964688769663" calcext:value-type="float">
            <text:p>-0.362964688769663</text:p>
          </table:table-cell>
          <table:table-cell office:value-type="float" office:value="0.325500057977435" calcext:value-type="float">
            <text:p>0.325500057977435</text:p>
          </table:table-cell>
          <table:table-cell office:value-type="float" office:value="6.73121193932382" calcext:value-type="float">
            <text:p>6.73121193932382</text:p>
          </table:table-cell>
          <table:table-cell table:formula="of:=[.H444] / 1.184 + 0.103" office:value-type="float" office:value="5.7881452190235" calcext:value-type="float">
            <text:p>5.7881452190235</text:p>
          </table:table-cell>
          <table:table-cell office:value-type="float" office:value="4.24064202943381" calcext:value-type="float">
            <text:p>4.24064202943381</text:p>
          </table:table-cell>
          <table:table-cell table:formula="of:=[.J444] / 1.032 + 0.243" office:value-type="float" office:value="4.35214925332734" calcext:value-type="float">
            <text:p>4.35214925332734</text:p>
          </table:table-cell>
          <table:table-cell office:value-type="float" office:value="1.9836150695293" calcext:value-type="float">
            <text:p>1.9836150695293</text:p>
          </table:table-cell>
          <table:table-cell table:formula="of:=[.L444] / 1.151 - 0.297" office:value-type="float" office:value="1.42638407430869" calcext:value-type="float">
            <text:p>1.42638407430869</text:p>
          </table:table-cell>
          <table:table-cell office:value-type="float" office:value="1.04429940280273" calcext:value-type="float">
            <text:p>1.04429940280273</text:p>
          </table:table-cell>
          <table:table-cell office:value-type="float" office:value="0.129454448981735" calcext:value-type="float">
            <text:p>0.129454448981735</text:p>
          </table:table-cell>
          <table:table-cell office:value-type="float" office:value="-0.0667290933166758" calcext:value-type="float">
            <text:p>-0.066729093316676</text:p>
          </table:table-cell>
          <table:table-cell table:formula="of:=[.I444]-[.B444]" office:value-type="float" office:value="0.148036397880646" calcext:value-type="float">
            <text:p>0.148036397880646</text:p>
          </table:table-cell>
          <table:table-cell table:formula="of:=[.K444]-[.C444]" office:value-type="float" office:value="-0.0690123018531743" calcext:value-type="float">
            <text:p>-0.069012301853174</text:p>
          </table:table-cell>
          <table:table-cell table:formula="of:=[.M444]-[.D444]" office:value-type="float" office:value="0.192710871378468" calcext:value-type="float">
            <text:p>0.192710871378468</text:p>
          </table:table-cell>
          <table:table-cell office:value-type="float" office:value="1.09110311818097" calcext:value-type="float">
            <text:p>1.09110311818097</text:p>
          </table:table-cell>
          <table:table-cell office:value-type="float" office:value="-0.180519525746697" calcext:value-type="float">
            <text:p>-0.180519525746697</text:p>
          </table:table-cell>
          <table:table-cell office:value-type="float" office:value="0.74994186659908" calcext:value-type="float">
            <text:p>0.74994186659908</text:p>
          </table:table-cell>
          <table:table-cell office:value-type="float" office:value="1.0025190302284" calcext:value-type="float">
            <text:p>1.0025190302284</text:p>
          </table:table-cell>
          <table:table-cell office:value-type="float" office:value="0.0772899842622179" calcext:value-type="float">
            <text:p>0.077289984262218</text:p>
          </table:table-cell>
          <table:table-cell office:value-type="float" office:value="-0.549251661215588" calcext:value-type="float">
            <text:p>-0.549251661215588</text:p>
          </table:table-cell>
        </table:table-row>
        <table:table-row table:style-name="ro1">
          <table:table-cell table:formula="of:=SQRT([.I445]^2 + [.K445]^2 + [.M445]^2)" office:value-type="float" office:value="6.73036510362408" calcext:value-type="float">
            <text:p>6.73036510362408</text:p>
          </table:table-cell>
          <table:table-cell office:value-type="float" office:value="5.24936905970524" calcext:value-type="float">
            <text:p>5.24936905970524</text:p>
          </table:table-cell>
          <table:table-cell office:value-type="float" office:value="-3.66997225320126" calcext:value-type="float">
            <text:p>-3.66997225320126</text:p>
          </table:table-cell>
          <table:table-cell office:value-type="float" office:value="0.695415762564273" calcext:value-type="float">
            <text:p>0.695415762564273</text:p>
          </table:table-cell>
          <table:table-cell office:value-type="float" office:value="-0.165365069076745" calcext:value-type="float">
            <text:p>-0.165365069076745</text:p>
          </table:table-cell>
          <table:table-cell office:value-type="float" office:value="0.169308525924162" calcext:value-type="float">
            <text:p>0.169308525924162</text:p>
          </table:table-cell>
          <table:table-cell office:value-type="float" office:value="-1.94265096809265" calcext:value-type="float">
            <text:p>-1.94265096809265</text:p>
          </table:table-cell>
          <table:table-cell office:value-type="float" office:value="6.27759332268682" calcext:value-type="float">
            <text:p>6.27759332268682</text:p>
          </table:table-cell>
          <table:table-cell table:formula="of:=[.H445] / 1.184 + 0.103" office:value-type="float" office:value="5.40502138740441" calcext:value-type="float">
            <text:p>5.40502138740441</text:p>
          </table:table-cell>
          <table:table-cell office:value-type="float" office:value="-4.27454450601385" calcext:value-type="float">
            <text:p>-4.27454450601385</text:p>
          </table:table-cell>
          <table:table-cell table:formula="of:=[.J445] / 1.032 + 0.243" office:value-type="float" office:value="-3.8990004903235" calcext:value-type="float">
            <text:p>-3.8990004903235</text:p>
          </table:table-cell>
          <table:table-cell office:value-type="float" office:value="1.42241068342573" calcext:value-type="float">
            <text:p>1.42241068342573</text:p>
          </table:table-cell>
          <table:table-cell table:formula="of:=[.L445] / 1.151 - 0.297" office:value-type="float" office:value="0.938804242767793" calcext:value-type="float">
            <text:p>0.938804242767793</text:p>
          </table:table-cell>
          <table:table-cell office:value-type="float" office:value="-0.290882416539372" calcext:value-type="float">
            <text:p>-0.290882416539372</text:p>
          </table:table-cell>
          <table:table-cell office:value-type="float" office:value="0.286502838146744" calcext:value-type="float">
            <text:p>0.286502838146744</text:p>
          </table:table-cell>
          <table:table-cell office:value-type="float" office:value="-1.9474682219845" calcext:value-type="float">
            <text:p>-1.9474682219845</text:p>
          </table:table-cell>
          <table:table-cell table:formula="of:=[.I445]-[.B445]" office:value-type="float" office:value="0.155652327699169" calcext:value-type="float">
            <text:p>0.155652327699169</text:p>
          </table:table-cell>
          <table:table-cell table:formula="of:=[.K445]-[.C445]" office:value-type="float" office:value="-0.229028237122238" calcext:value-type="float">
            <text:p>-0.229028237122238</text:p>
          </table:table-cell>
          <table:table-cell table:formula="of:=[.M445]-[.D445]" office:value-type="float" office:value="0.24338848020352" calcext:value-type="float">
            <text:p>0.24338848020352</text:p>
          </table:table-cell>
          <table:table-cell office:value-type="float" office:value="1.02822426298158" calcext:value-type="float">
            <text:p>1.02822426298158</text:p>
          </table:table-cell>
          <table:table-cell office:value-type="float" office:value="-0.604572252812593" calcext:value-type="float">
            <text:p>-0.604572252812593</text:p>
          </table:table-cell>
          <table:table-cell office:value-type="float" office:value="0.726994920861461" calcext:value-type="float">
            <text:p>0.726994920861461</text:p>
          </table:table-cell>
          <table:table-cell office:value-type="float" office:value="-0.0673497599967945" calcext:value-type="float">
            <text:p>-0.067349759996795</text:p>
          </table:table-cell>
          <table:table-cell office:value-type="float" office:value="-0.155449665620838" calcext:value-type="float">
            <text:p>-0.155449665620838</text:p>
          </table:table-cell>
          <table:table-cell office:value-type="float" office:value="-0.0385078561804235" calcext:value-type="float">
            <text:p>-0.038507856180424</text:p>
          </table:table-cell>
        </table:table-row>
        <table:table-row table:style-name="ro1">
          <table:table-cell table:formula="of:=SQRT([.I446]^2 + [.K446]^2 + [.M446]^2)" office:value-type="float" office:value="2.57626450309668" calcext:value-type="float">
            <text:p>2.57626450309668</text:p>
          </table:table-cell>
          <table:table-cell office:value-type="float" office:value="2.35728272270914" calcext:value-type="float">
            <text:p>2.35728272270914</text:p>
          </table:table-cell>
          <table:table-cell office:value-type="float" office:value="-0.816000987420005" calcext:value-type="float">
            <text:p>-0.816000987420005</text:p>
          </table:table-cell>
          <table:table-cell office:value-type="float" office:value="1.09340493230717" calcext:value-type="float">
            <text:p>1.09340493230717</text:p>
          </table:table-cell>
          <table:table-cell office:value-type="float" office:value="0.417657841275722" calcext:value-type="float">
            <text:p>0.417657841275722</text:p>
          </table:table-cell>
          <table:table-cell office:value-type="float" office:value="-0.615490083754271" calcext:value-type="float">
            <text:p>-0.615490083754271</text:p>
          </table:table-cell>
          <table:table-cell office:value-type="float" office:value="0.468133630675724" calcext:value-type="float">
            <text:p>0.468133630675724</text:p>
          </table:table-cell>
          <table:table-cell office:value-type="float" office:value="2.61804999621381" calcext:value-type="float">
            <text:p>2.61804999621381</text:p>
          </table:table-cell>
          <table:table-cell table:formula="of:=[.H446] / 1.184 + 0.103" office:value-type="float" office:value="2.31419087518058" calcext:value-type="float">
            <text:p>2.31419087518058</text:p>
          </table:table-cell>
          <table:table-cell office:value-type="float" office:value="-0.971808123298069" calcext:value-type="float">
            <text:p>-0.971808123298069</text:p>
          </table:table-cell>
          <table:table-cell table:formula="of:=[.J446] / 1.032 + 0.243" office:value-type="float" office:value="-0.698674538079524" calcext:value-type="float">
            <text:p>-0.698674538079524</text:p>
          </table:table-cell>
          <table:table-cell office:value-type="float" office:value="1.36715045633159" calcext:value-type="float">
            <text:p>1.36715045633159</text:p>
          </table:table-cell>
          <table:table-cell table:formula="of:=[.L446] / 1.151 - 0.297" office:value-type="float" office:value="0.890793619749427" calcext:value-type="float">
            <text:p>0.890793619749427</text:p>
          </table:table-cell>
          <table:table-cell office:value-type="float" office:value="0.443249038771676" calcext:value-type="float">
            <text:p>0.443249038771676</text:p>
          </table:table-cell>
          <table:table-cell office:value-type="float" office:value="-0.663682601671723" calcext:value-type="float">
            <text:p>-0.663682601671723</text:p>
          </table:table-cell>
          <table:table-cell office:value-type="float" office:value="0.447295791076887" calcext:value-type="float">
            <text:p>0.447295791076887</text:p>
          </table:table-cell>
          <table:table-cell table:formula="of:=[.I446]-[.B446]" office:value-type="float" office:value="-0.0430918475285571" calcext:value-type="float">
            <text:p>-0.043091847528557</text:p>
          </table:table-cell>
          <table:table-cell table:formula="of:=[.K446]-[.C446]" office:value-type="float" office:value="0.117326449340481" calcext:value-type="float">
            <text:p>0.117326449340481</text:p>
          </table:table-cell>
          <table:table-cell table:formula="of:=[.M446]-[.D446]" office:value-type="float" office:value="-0.202611312557743" calcext:value-type="float">
            <text:p>-0.202611312557743</text:p>
          </table:table-cell>
          <table:table-cell office:value-type="float" office:value="0.260767273504674" calcext:value-type="float">
            <text:p>0.260767273504674</text:p>
          </table:table-cell>
          <table:table-cell office:value-type="float" office:value="-0.155807135878064" calcext:value-type="float">
            <text:p>-0.155807135878064</text:p>
          </table:table-cell>
          <table:table-cell office:value-type="float" office:value="0.273745524024419" calcext:value-type="float">
            <text:p>0.273745524024419</text:p>
          </table:table-cell>
          <table:table-cell office:value-type="float" office:value="-0.00382139619892374" calcext:value-type="float">
            <text:p>-0.003821396198924</text:p>
          </table:table-cell>
          <table:table-cell office:value-type="float" office:value="-0.0522427425440695" calcext:value-type="float">
            <text:p>-0.05224274254407</text:p>
          </table:table-cell>
          <table:table-cell office:value-type="float" office:value="-0.0362171088575849" calcext:value-type="float">
            <text:p>-0.036217108857585</text:p>
          </table:table-cell>
        </table:table-row>
        <table:table-row table:style-name="ro1">
          <table:table-cell table:formula="of:=SQRT([.I447]^2 + [.K447]^2 + [.M447]^2)" office:value-type="float" office:value="5.95191195294977" calcext:value-type="float">
            <text:p>5.95191195294977</text:p>
          </table:table-cell>
          <table:table-cell office:value-type="float" office:value="4.54962989526705" calcext:value-type="float">
            <text:p>4.54962989526705</text:p>
          </table:table-cell>
          <table:table-cell office:value-type="float" office:value="3.78535022586102" calcext:value-type="float">
            <text:p>3.78535022586102</text:p>
          </table:table-cell>
          <table:table-cell office:value-type="float" office:value="0.580062433737485" calcext:value-type="float">
            <text:p>0.580062433737485</text:p>
          </table:table-cell>
          <table:table-cell office:value-type="float" office:value="-0.337580712886949" calcext:value-type="float">
            <text:p>-0.337580712886949</text:p>
          </table:table-cell>
          <table:table-cell office:value-type="float" office:value="-0.0108035992669739" calcext:value-type="float">
            <text:p>-0.010803599266974</text:p>
          </table:table-cell>
          <table:table-cell office:value-type="float" office:value="0.355867229906936" calcext:value-type="float">
            <text:p>0.355867229906936</text:p>
          </table:table-cell>
          <table:table-cell office:value-type="float" office:value="5.33504490616177" calcext:value-type="float">
            <text:p>5.33504490616177</text:p>
          </table:table-cell>
          <table:table-cell table:formula="of:=[.H447] / 1.184 + 0.103" office:value-type="float" office:value="4.60895008966366" calcext:value-type="float">
            <text:p>4.60895008966366</text:p>
          </table:table-cell>
          <table:table-cell office:value-type="float" office:value="3.56724440724607" calcext:value-type="float">
            <text:p>3.56724440724607</text:p>
          </table:table-cell>
          <table:table-cell table:formula="of:=[.J447] / 1.032 + 0.243" office:value-type="float" office:value="3.69963217756402" calcext:value-type="float">
            <text:p>3.69963217756402</text:p>
          </table:table-cell>
          <table:table-cell office:value-type="float" office:value="1.15210253670008" calcext:value-type="float">
            <text:p>1.15210253670008</text:p>
          </table:table-cell>
          <table:table-cell table:formula="of:=[.L447] / 1.151 - 0.297" office:value-type="float" office:value="0.703957894613449" calcext:value-type="float">
            <text:p>0.703957894613449</text:p>
          </table:table-cell>
          <table:table-cell office:value-type="float" office:value="-0.430551381941585" calcext:value-type="float">
            <text:p>-0.430551381941585</text:p>
          </table:table-cell>
          <table:table-cell office:value-type="float" office:value="-0.0825896913938085" calcext:value-type="float">
            <text:p>-0.082589691393809</text:p>
          </table:table-cell>
          <table:table-cell office:value-type="float" office:value="0.383928950023646" calcext:value-type="float">
            <text:p>0.383928950023646</text:p>
          </table:table-cell>
          <table:table-cell table:formula="of:=[.I447]-[.B447]" office:value-type="float" office:value="0.0593201943966069" calcext:value-type="float">
            <text:p>0.059320194396607</text:p>
          </table:table-cell>
          <table:table-cell table:formula="of:=[.K447]-[.C447]" office:value-type="float" office:value="-0.0857180482969988" calcext:value-type="float">
            <text:p>-0.085718048296999</text:p>
          </table:table-cell>
          <table:table-cell table:formula="of:=[.M447]-[.D447]" office:value-type="float" office:value="0.123895460875964" calcext:value-type="float">
            <text:p>0.123895460875964</text:p>
          </table:table-cell>
          <table:table-cell office:value-type="float" office:value="0.785415010894717" calcext:value-type="float">
            <text:p>0.785415010894717</text:p>
          </table:table-cell>
          <table:table-cell office:value-type="float" office:value="-0.218105818614946" calcext:value-type="float">
            <text:p>-0.218105818614946</text:p>
          </table:table-cell>
          <table:table-cell office:value-type="float" office:value="0.572040102962595" calcext:value-type="float">
            <text:p>0.572040102962595</text:p>
          </table:table-cell>
          <table:table-cell office:value-type="float" office:value="-0.112031561149336" calcext:value-type="float">
            <text:p>-0.112031561149336</text:p>
          </table:table-cell>
          <table:table-cell office:value-type="float" office:value="-0.0350468892778064" calcext:value-type="float">
            <text:p>-0.035046889277806</text:p>
          </table:table-cell>
          <table:table-cell office:value-type="float" office:value="0.0304420464097221" calcext:value-type="float">
            <text:p>0.030442046409722</text:p>
          </table:table-cell>
        </table:table-row>
        <table:table-row table:style-name="ro1">
          <table:table-cell table:formula="of:=SQRT([.I448]^2 + [.K448]^2 + [.M448]^2)" office:value-type="float" office:value="2.18138545194182" calcext:value-type="float">
            <text:p>2.18138545194182</text:p>
          </table:table-cell>
          <table:table-cell office:value-type="float" office:value="1.74246387759603" calcext:value-type="float">
            <text:p>1.74246387759603</text:p>
          </table:table-cell>
          <table:table-cell office:value-type="float" office:value="1.10009223329116" calcext:value-type="float">
            <text:p>1.10009223329116</text:p>
          </table:table-cell>
          <table:table-cell office:value-type="float" office:value="0.69283703884755" calcext:value-type="float">
            <text:p>0.69283703884755</text:p>
          </table:table-cell>
          <table:table-cell office:value-type="float" office:value="-0.555455563389898" calcext:value-type="float">
            <text:p>-0.555455563389898</text:p>
          </table:table-cell>
          <table:table-cell office:value-type="float" office:value="-0.227871377973433" calcext:value-type="float">
            <text:p>-0.227871377973433</text:p>
          </table:table-cell>
          <table:table-cell office:value-type="float" office:value="-2.18376484069425" calcext:value-type="float">
            <text:p>-2.18376484069425</text:p>
          </table:table-cell>
          <table:table-cell office:value-type="float" office:value="1.96040328295881" calcext:value-type="float">
            <text:p>1.96040328295881</text:p>
          </table:table-cell>
          <table:table-cell table:formula="of:=[.H448] / 1.184 + 0.103" office:value-type="float" office:value="1.75874601601251" calcext:value-type="float">
            <text:p>1.75874601601251</text:p>
          </table:table-cell>
          <table:table-cell office:value-type="float" office:value="0.987054785552498" calcext:value-type="float">
            <text:p>0.987054785552498</text:p>
          </table:table-cell>
          <table:table-cell table:formula="of:=[.J448] / 1.032 + 0.243" office:value-type="float" office:value="1.19944843561289" calcext:value-type="float">
            <text:p>1.19944843561289</text:p>
          </table:table-cell>
          <table:table-cell office:value-type="float" office:value="0.889725891286644" calcext:value-type="float">
            <text:p>0.889725891286644</text:p>
          </table:table-cell>
          <table:table-cell table:formula="of:=[.L448] / 1.151 - 0.297" office:value-type="float" office:value="0.47600251197797" calcext:value-type="float">
            <text:p>0.47600251197797</text:p>
          </table:table-cell>
          <table:table-cell office:value-type="float" office:value="-0.645800013665698" calcext:value-type="float">
            <text:p>-0.645800013665698</text:p>
          </table:table-cell>
          <table:table-cell office:value-type="float" office:value="-0.00833363390408604" calcext:value-type="float">
            <text:p>-0.008333633904086</text:p>
          </table:table-cell>
          <table:table-cell office:value-type="float" office:value="-2.04823804059322" calcext:value-type="float">
            <text:p>-2.04823804059322</text:p>
          </table:table-cell>
          <table:table-cell table:formula="of:=[.I448]-[.B448]" office:value-type="float" office:value="0.0162821384164786" calcext:value-type="float">
            <text:p>0.016282138416479</text:p>
          </table:table-cell>
          <table:table-cell table:formula="of:=[.K448]-[.C448]" office:value-type="float" office:value="0.0993562023217256" calcext:value-type="float">
            <text:p>0.099356202321726</text:p>
          </table:table-cell>
          <table:table-cell table:formula="of:=[.M448]-[.D448]" office:value-type="float" office:value="-0.21683452686958" calcext:value-type="float">
            <text:p>-0.21683452686958</text:p>
          </table:table-cell>
          <table:table-cell office:value-type="float" office:value="0.217939405362779" calcext:value-type="float">
            <text:p>0.217939405362779</text:p>
          </table:table-cell>
          <table:table-cell office:value-type="float" office:value="-0.113037447738666" calcext:value-type="float">
            <text:p>-0.113037447738666</text:p>
          </table:table-cell>
          <table:table-cell office:value-type="float" office:value="0.196888852439094" calcext:value-type="float">
            <text:p>0.196888852439094</text:p>
          </table:table-cell>
          <table:table-cell office:value-type="float" office:value="-0.128375714659518" calcext:value-type="float">
            <text:p>-0.128375714659518</text:p>
          </table:table-cell>
          <table:table-cell office:value-type="float" office:value="-0.199879444266417" calcext:value-type="float">
            <text:p>-0.199879444266417</text:p>
          </table:table-cell>
          <table:table-cell office:value-type="float" office:value="0.133353314251267" calcext:value-type="float">
            <text:p>0.133353314251267</text:p>
          </table:table-cell>
        </table:table-row>
        <table:table-row table:style-name="ro1">
          <table:table-cell table:formula="of:=SQRT([.I449]^2 + [.K449]^2 + [.M449]^2)" office:value-type="float" office:value="4.56978482933579" calcext:value-type="float">
            <text:p>4.56978482933579</text:p>
          </table:table-cell>
          <table:table-cell office:value-type="float" office:value="4.47412629938229" calcext:value-type="float">
            <text:p>4.47412629938229</text:p>
          </table:table-cell>
          <table:table-cell office:value-type="float" office:value="0.496041276500353" calcext:value-type="float">
            <text:p>0.496041276500353</text:p>
          </table:table-cell>
          <table:table-cell office:value-type="float" office:value="1.04527356828242" calcext:value-type="float">
            <text:p>1.04527356828242</text:p>
          </table:table-cell>
          <table:table-cell office:value-type="float" office:value="0.383702454731473" calcext:value-type="float">
            <text:p>0.383702454731473</text:p>
          </table:table-cell>
          <table:table-cell office:value-type="float" office:value="0.297428645542084" calcext:value-type="float">
            <text:p>0.297428645542084</text:p>
          </table:table-cell>
          <table:table-cell office:value-type="float" office:value="0.000820359517279989" calcext:value-type="float">
            <text:p>0.00082035951728</text:p>
          </table:table-cell>
          <table:table-cell office:value-type="float" office:value="5.10940362072011" calcext:value-type="float">
            <text:p>5.10940362072011</text:p>
          </table:table-cell>
          <table:table-cell table:formula="of:=[.H449] / 1.184 + 0.103" office:value-type="float" office:value="4.41837467966226" calcext:value-type="float">
            <text:p>4.41837467966226</text:p>
          </table:table-cell>
          <table:table-cell office:value-type="float" office:value="0.240632759667045" calcext:value-type="float">
            <text:p>0.240632759667045</text:p>
          </table:table-cell>
          <table:table-cell table:formula="of:=[.J449] / 1.032 + 0.243" office:value-type="float" office:value="0.476171278747137" calcext:value-type="float">
            <text:p>0.476171278747137</text:p>
          </table:table-cell>
          <table:table-cell office:value-type="float" office:value="1.56762659939948" calcext:value-type="float">
            <text:p>1.56762659939948</text:p>
          </table:table-cell>
          <table:table-cell table:formula="of:=[.L449] / 1.151 - 0.297" office:value-type="float" office:value="1.0649692436138" calcext:value-type="float">
            <text:p>1.0649692436138</text:p>
          </table:table-cell>
          <table:table-cell office:value-type="float" office:value="-0.186836768615629" calcext:value-type="float">
            <text:p>-0.186836768615629</text:p>
          </table:table-cell>
          <table:table-cell office:value-type="float" office:value="-0.860963573719438" calcext:value-type="float">
            <text:p>-0.860963573719438</text:p>
          </table:table-cell>
          <table:table-cell office:value-type="float" office:value="0.0968725309221825" calcext:value-type="float">
            <text:p>0.096872530922183</text:p>
          </table:table-cell>
          <table:table-cell table:formula="of:=[.I449]-[.B449]" office:value-type="float" office:value="-0.0557516197200343" calcext:value-type="float">
            <text:p>-0.055751619720034</text:p>
          </table:table-cell>
          <table:table-cell table:formula="of:=[.K449]-[.C449]" office:value-type="float" office:value="-0.0198699977532164" calcext:value-type="float">
            <text:p>-0.019869997753216</text:p>
          </table:table-cell>
          <table:table-cell table:formula="of:=[.M449]-[.D449]" office:value-type="float" office:value="0.0196956753313768" calcext:value-type="float">
            <text:p>0.019695675331377</text:p>
          </table:table-cell>
          <table:table-cell office:value-type="float" office:value="0.635277321337818" calcext:value-type="float">
            <text:p>0.635277321337818</text:p>
          </table:table-cell>
          <table:table-cell office:value-type="float" office:value="-0.255408516833308" calcext:value-type="float">
            <text:p>-0.255408516833308</text:p>
          </table:table-cell>
          <table:table-cell office:value-type="float" office:value="0.522353031117055" calcext:value-type="float">
            <text:p>0.522353031117055</text:p>
          </table:table-cell>
          <table:table-cell office:value-type="float" office:value="-0.862491694655827" calcext:value-type="float">
            <text:p>-0.862491694655827</text:p>
          </table:table-cell>
          <table:table-cell office:value-type="float" office:value="-1.08782677541637" calcext:value-type="float">
            <text:p>-1.08782677541637</text:p>
          </table:table-cell>
          <table:table-cell office:value-type="float" office:value="-0.252494597126121" calcext:value-type="float">
            <text:p>-0.252494597126121</text:p>
          </table:table-cell>
        </table:table-row>
        <table:table-row table:style-name="ro1">
          <table:table-cell table:formula="of:=SQRT([.I450]^2 + [.K450]^2 + [.M450]^2)" office:value-type="float" office:value="6.45421615519965" calcext:value-type="float">
            <text:p>6.45421615519965</text:p>
          </table:table-cell>
          <table:table-cell office:value-type="float" office:value="4.9427437662632" calcext:value-type="float">
            <text:p>4.9427437662632</text:p>
          </table:table-cell>
          <table:table-cell office:value-type="float" office:value="2.65477683279974" calcext:value-type="float">
            <text:p>2.65477683279974</text:p>
          </table:table-cell>
          <table:table-cell office:value-type="float" office:value="0.576783013249453" calcext:value-type="float">
            <text:p>0.576783013249453</text:p>
          </table:table-cell>
          <table:table-cell office:value-type="float" office:value="0.319580986800842" calcext:value-type="float">
            <text:p>0.319580986800842</text:p>
          </table:table-cell>
          <table:table-cell office:value-type="float" office:value="-0.633710104437677" calcext:value-type="float">
            <text:p>-0.633710104437677</text:p>
          </table:table-cell>
          <table:table-cell office:value-type="float" office:value="0.207175382288559" calcext:value-type="float">
            <text:p>0.207175382288559</text:p>
          </table:table-cell>
          <table:table-cell office:value-type="float" office:value="6.60300078151384" calcext:value-type="float">
            <text:p>6.60300078151384</text:p>
          </table:table-cell>
          <table:table-cell table:formula="of:=[.H450] / 1.184 + 0.103" office:value-type="float" office:value="5.67985876817047" calcext:value-type="float">
            <text:p>5.67985876817047</text:p>
          </table:table-cell>
          <table:table-cell office:value-type="float" office:value="2.78590545351501" calcext:value-type="float">
            <text:p>2.78590545351501</text:p>
          </table:table-cell>
          <table:table-cell table:formula="of:=[.J450] / 1.032 + 0.243" office:value-type="float" office:value="2.94252078828974" calcext:value-type="float">
            <text:p>2.94252078828974</text:p>
          </table:table-cell>
          <table:table-cell office:value-type="float" office:value="1.33042264260471" calcext:value-type="float">
            <text:p>1.33042264260471</text:p>
          </table:table-cell>
          <table:table-cell table:formula="of:=[.L450] / 1.151 - 0.297" office:value-type="float" office:value="0.858884137797315" calcext:value-type="float">
            <text:p>0.858884137797315</text:p>
          </table:table-cell>
          <table:table-cell office:value-type="float" office:value="0.510353766107062" calcext:value-type="float">
            <text:p>0.510353766107062</text:p>
          </table:table-cell>
          <table:table-cell office:value-type="float" office:value="0.0433516266385832" calcext:value-type="float">
            <text:p>0.043351626638583</text:p>
          </table:table-cell>
          <table:table-cell office:value-type="float" office:value="-0.153532810231429" calcext:value-type="float">
            <text:p>-0.153532810231429</text:p>
          </table:table-cell>
          <table:table-cell table:formula="of:=[.I450]-[.B450]" office:value-type="float" office:value="0.737115001907274" calcext:value-type="float">
            <text:p>0.737115001907274</text:p>
          </table:table-cell>
          <table:table-cell table:formula="of:=[.K450]-[.C450]" office:value-type="float" office:value="0.287743955489999" calcext:value-type="float">
            <text:p>0.287743955489999</text:p>
          </table:table-cell>
          <table:table-cell table:formula="of:=[.M450]-[.D450]" office:value-type="float" office:value="0.282101124547862" calcext:value-type="float">
            <text:p>0.282101124547862</text:p>
          </table:table-cell>
          <table:table-cell office:value-type="float" office:value="1.66025701525064" calcext:value-type="float">
            <text:p>1.66025701525064</text:p>
          </table:table-cell>
          <table:table-cell office:value-type="float" office:value="0.131128620715265" calcext:value-type="float">
            <text:p>0.131128620715265</text:p>
          </table:table-cell>
          <table:table-cell office:value-type="float" office:value="0.75363962935526" calcext:value-type="float">
            <text:p>0.75363962935526</text:p>
          </table:table-cell>
          <table:table-cell office:value-type="float" office:value="0.387392781740223" calcext:value-type="float">
            <text:p>0.387392781740223</text:p>
          </table:table-cell>
          <table:table-cell office:value-type="float" office:value="0.598783767995942" calcext:value-type="float">
            <text:p>0.598783767995942</text:p>
          </table:table-cell>
          <table:table-cell office:value-type="float" office:value="-0.540654660745266" calcext:value-type="float">
            <text:p>-0.540654660745266</text:p>
          </table:table-cell>
        </table:table-row>
        <table:table-row table:style-name="ro1">
          <table:table-cell table:formula="of:=SQRT([.I451]^2 + [.K451]^2 + [.M451]^2)" office:value-type="float" office:value="6.70649653452888" calcext:value-type="float">
            <text:p>6.70649653452888</text:p>
          </table:table-cell>
          <table:table-cell office:value-type="float" office:value="5.7055722454589" calcext:value-type="float">
            <text:p>5.7055722454589</text:p>
          </table:table-cell>
          <table:table-cell office:value-type="float" office:value="3.42553611313232" calcext:value-type="float">
            <text:p>3.42553611313232</text:p>
          </table:table-cell>
          <table:table-cell office:value-type="float" office:value="0.892879766863276" calcext:value-type="float">
            <text:p>0.892879766863276</text:p>
          </table:table-cell>
          <table:table-cell office:value-type="float" office:value="-0.00544733093749894" calcext:value-type="float">
            <text:p>-0.005447330937499</text:p>
          </table:table-cell>
          <table:table-cell office:value-type="float" office:value="-0.348610896571124" calcext:value-type="float">
            <text:p>-0.348610896571124</text:p>
          </table:table-cell>
          <table:table-cell office:value-type="float" office:value="-2.24220724272257" calcext:value-type="float">
            <text:p>-2.24220724272257</text:p>
          </table:table-cell>
          <table:table-cell office:value-type="float" office:value="6.6605545606858" calcext:value-type="float">
            <text:p>6.6605545606858</text:p>
          </table:table-cell>
          <table:table-cell table:formula="of:=[.H451] / 1.184 + 0.103" office:value-type="float" office:value="5.7284683789576" calcext:value-type="float">
            <text:p>5.7284683789576</text:p>
          </table:table-cell>
          <table:table-cell office:value-type="float" office:value="3.17064109426992" calcext:value-type="float">
            <text:p>3.17064109426992</text:p>
          </table:table-cell>
          <table:table-cell table:formula="of:=[.J451] / 1.032 + 0.243" office:value-type="float" office:value="3.31532664173442" calcext:value-type="float">
            <text:p>3.31532664173442</text:p>
          </table:table-cell>
          <table:table-cell office:value-type="float" office:value="1.58703274942844" calcext:value-type="float">
            <text:p>1.58703274942844</text:p>
          </table:table-cell>
          <table:table-cell table:formula="of:=[.L451] / 1.151 - 0.297" office:value-type="float" office:value="1.08182949559378" calcext:value-type="float">
            <text:p>1.08182949559378</text:p>
          </table:table-cell>
          <table:table-cell office:value-type="float" office:value="0.0871689558333468" calcext:value-type="float">
            <text:p>0.087168955833347</text:p>
          </table:table-cell>
          <table:table-cell office:value-type="float" office:value="-0.304348082381571" calcext:value-type="float">
            <text:p>-0.304348082381571</text:p>
          </table:table-cell>
          <table:table-cell office:value-type="float" office:value="-2.18310804461611" calcext:value-type="float">
            <text:p>-2.18310804461611</text:p>
          </table:table-cell>
          <table:table-cell table:formula="of:=[.I451]-[.B451]" office:value-type="float" office:value="0.0228961334987012" calcext:value-type="float">
            <text:p>0.022896133498701</text:p>
          </table:table-cell>
          <table:table-cell table:formula="of:=[.K451]-[.C451]" office:value-type="float" office:value="-0.110209471397901" calcext:value-type="float">
            <text:p>-0.110209471397901</text:p>
          </table:table-cell>
          <table:table-cell table:formula="of:=[.M451]-[.D451]" office:value-type="float" office:value="0.188949728730503" calcext:value-type="float">
            <text:p>0.188949728730503</text:p>
          </table:table-cell>
          <table:table-cell office:value-type="float" office:value="0.954982315226906" calcext:value-type="float">
            <text:p>0.954982315226906</text:p>
          </table:table-cell>
          <table:table-cell office:value-type="float" office:value="-0.2548950188624" calcext:value-type="float">
            <text:p>-0.2548950188624</text:p>
          </table:table-cell>
          <table:table-cell office:value-type="float" office:value="0.694152982565161" calcext:value-type="float">
            <text:p>0.694152982565161</text:p>
          </table:table-cell>
          <table:table-cell office:value-type="float" office:value="-0.0886355297051242" calcext:value-type="float">
            <text:p>-0.088635529705124</text:p>
          </table:table-cell>
          <table:table-cell office:value-type="float" office:value="0.0424371435885527" calcext:value-type="float">
            <text:p>0.042437143588553</text:p>
          </table:table-cell>
          <table:table-cell office:value-type="float" office:value="0.0312520768238711" calcext:value-type="float">
            <text:p>0.031252076823871</text:p>
          </table:table-cell>
        </table:table-row>
        <table:table-row table:style-name="ro1">
          <table:table-cell table:formula="of:=SQRT([.I452]^2 + [.K452]^2 + [.M452]^2)" office:value-type="float" office:value="6.11669886976148" calcext:value-type="float">
            <text:p>6.11669886976148</text:p>
          </table:table-cell>
          <table:table-cell office:value-type="float" office:value="4.88283807549912" calcext:value-type="float">
            <text:p>4.88283807549912</text:p>
          </table:table-cell>
          <table:table-cell office:value-type="float" office:value="-3.3632361414731" calcext:value-type="float">
            <text:p>-3.3632361414731</text:p>
          </table:table-cell>
          <table:table-cell office:value-type="float" office:value="1.50814289518101" calcext:value-type="float">
            <text:p>1.50814289518101</text:p>
          </table:table-cell>
          <table:table-cell office:value-type="float" office:value="-0.185098048220556" calcext:value-type="float">
            <text:p>-0.185098048220556</text:p>
          </table:table-cell>
          <table:table-cell office:value-type="float" office:value="0.00156992658012811" calcext:value-type="float">
            <text:p>0.001569926580128</text:p>
          </table:table-cell>
          <table:table-cell office:value-type="float" office:value="-2.35156058062457" calcext:value-type="float">
            <text:p>-2.35156058062457</text:p>
          </table:table-cell>
          <table:table-cell office:value-type="float" office:value="5.58503358393127" calcext:value-type="float">
            <text:p>5.58503358393127</text:p>
          </table:table-cell>
          <table:table-cell table:formula="of:=[.H452] / 1.184 + 0.103" office:value-type="float" office:value="4.82008917561763" calcext:value-type="float">
            <text:p>4.82008917561763</text:p>
          </table:table-cell>
          <table:table-cell office:value-type="float" office:value="-3.7791274150982" calcext:value-type="float">
            <text:p>-3.7791274150982</text:p>
          </table:table-cell>
          <table:table-cell table:formula="of:=[.J452] / 1.032 + 0.243" office:value-type="float" office:value="-3.4189451696688" calcext:value-type="float">
            <text:p>-3.4189451696688</text:p>
          </table:table-cell>
          <table:table-cell office:value-type="float" office:value="2.15866297607682" calcext:value-type="float">
            <text:p>2.15866297607682</text:p>
          </table:table-cell>
          <table:table-cell table:formula="of:=[.L452] / 1.151 - 0.297" office:value-type="float" office:value="1.57846739885041" calcext:value-type="float">
            <text:p>1.57846739885041</text:p>
          </table:table-cell>
          <table:table-cell office:value-type="float" office:value="-0.266206457199283" calcext:value-type="float">
            <text:p>-0.266206457199283</text:p>
          </table:table-cell>
          <table:table-cell office:value-type="float" office:value="-0.0155673282322208" calcext:value-type="float">
            <text:p>-0.015567328232221</text:p>
          </table:table-cell>
          <table:table-cell office:value-type="float" office:value="-2.36793748659154" calcext:value-type="float">
            <text:p>-2.36793748659154</text:p>
          </table:table-cell>
          <table:table-cell table:formula="of:=[.I452]-[.B452]" office:value-type="float" office:value="-0.0627488998814938" calcext:value-type="float">
            <text:p>-0.062748899881494</text:p>
          </table:table-cell>
          <table:table-cell table:formula="of:=[.K452]-[.C452]" office:value-type="float" office:value="-0.0557090281956985" calcext:value-type="float">
            <text:p>-0.055709028195699</text:p>
          </table:table-cell>
          <table:table-cell table:formula="of:=[.M452]-[.D452]" office:value-type="float" office:value="0.0703245036693982" calcext:value-type="float">
            <text:p>0.070324503669398</text:p>
          </table:table-cell>
          <table:table-cell office:value-type="float" office:value="0.702195508432152" calcext:value-type="float">
            <text:p>0.702195508432152</text:p>
          </table:table-cell>
          <table:table-cell office:value-type="float" office:value="-0.415891273625106" calcext:value-type="float">
            <text:p>-0.415891273625106</text:p>
          </table:table-cell>
          <table:table-cell office:value-type="float" office:value="0.650520080895809" calcext:value-type="float">
            <text:p>0.650520080895809</text:p>
          </table:table-cell>
          <table:table-cell office:value-type="float" office:value="0.0693132596313415" calcext:value-type="float">
            <text:p>0.069313259631342</text:p>
          </table:table-cell>
          <table:table-cell office:value-type="float" office:value="-0.0455056682496169" calcext:value-type="float">
            <text:p>-0.045505668249617</text:p>
          </table:table-cell>
          <table:table-cell office:value-type="float" office:value="-0.0142309480940916" calcext:value-type="float">
            <text:p>-0.014230948094092</text:p>
          </table:table-cell>
        </table:table-row>
        <table:table-row table:style-name="ro1">
          <table:table-cell table:formula="of:=SQRT([.I453]^2 + [.K453]^2 + [.M453]^2)" office:value-type="float" office:value="6.89861749037802" calcext:value-type="float">
            <text:p>6.89861749037802</text:p>
          </table:table-cell>
          <table:table-cell office:value-type="float" office:value="5.41963037629054" calcext:value-type="float">
            <text:p>5.41963037629054</text:p>
          </table:table-cell>
          <table:table-cell office:value-type="float" office:value="-3.6629422803239" calcext:value-type="float">
            <text:p>-3.6629422803239</text:p>
          </table:table-cell>
          <table:table-cell office:value-type="float" office:value="1.29574715981348" calcext:value-type="float">
            <text:p>1.29574715981348</text:p>
          </table:table-cell>
          <table:table-cell office:value-type="float" office:value="-0.0102177606983047" calcext:value-type="float">
            <text:p>-0.010217760698305</text:p>
          </table:table-cell>
          <table:table-cell office:value-type="float" office:value="-0.0392729090540227" calcext:value-type="float">
            <text:p>-0.039272909054023</text:p>
          </table:table-cell>
          <table:table-cell office:value-type="float" office:value="-1.66897537626241" calcext:value-type="float">
            <text:p>-1.66897537626241</text:p>
          </table:table-cell>
          <table:table-cell office:value-type="float" office:value="6.40128266325853" calcext:value-type="float">
            <text:p>6.40128266325853</text:p>
          </table:table-cell>
          <table:table-cell table:formula="of:=[.H453] / 1.184 + 0.103" office:value-type="float" office:value="5.50948873586025" calcext:value-type="float">
            <text:p>5.50948873586025</text:p>
          </table:table-cell>
          <table:table-cell office:value-type="float" office:value="-4.24710746789671" calcext:value-type="float">
            <text:p>-4.24710746789671</text:p>
          </table:table-cell>
          <table:table-cell table:formula="of:=[.J453] / 1.032 + 0.243" office:value-type="float" office:value="-3.87241421307821" calcext:value-type="float">
            <text:p>-3.87241421307821</text:p>
          </table:table-cell>
          <table:table-cell office:value-type="float" office:value="2.06483875969836" calcext:value-type="float">
            <text:p>2.06483875969836</text:p>
          </table:table-cell>
          <table:table-cell table:formula="of:=[.L453] / 1.151 - 0.297" office:value-type="float" office:value="1.49695200668841" calcext:value-type="float">
            <text:p>1.49695200668841</text:p>
          </table:table-cell>
          <table:table-cell office:value-type="float" office:value="-0.0815705371392781" calcext:value-type="float">
            <text:p>-0.081570537139278</text:p>
          </table:table-cell>
          <table:table-cell office:value-type="float" office:value="0.00361687264671584" calcext:value-type="float">
            <text:p>0.003616872646716</text:p>
          </table:table-cell>
          <table:table-cell office:value-type="float" office:value="-1.70942481661415" calcext:value-type="float">
            <text:p>-1.70942481661415</text:p>
          </table:table-cell>
          <table:table-cell table:formula="of:=[.I453]-[.B453]" office:value-type="float" office:value="0.0898583595697051" calcext:value-type="float">
            <text:p>0.089858359569705</text:p>
          </table:table-cell>
          <table:table-cell table:formula="of:=[.K453]-[.C453]" office:value-type="float" office:value="-0.209471932754307" calcext:value-type="float">
            <text:p>-0.209471932754307</text:p>
          </table:table-cell>
          <table:table-cell table:formula="of:=[.M453]-[.D453]" office:value-type="float" office:value="0.20120484687493" calcext:value-type="float">
            <text:p>0.20120484687493</text:p>
          </table:table-cell>
          <table:table-cell office:value-type="float" office:value="0.981652286967985" calcext:value-type="float">
            <text:p>0.981652286967985</text:p>
          </table:table-cell>
          <table:table-cell office:value-type="float" office:value="-0.584165187572808" calcext:value-type="float">
            <text:p>-0.584165187572808</text:p>
          </table:table-cell>
          <table:table-cell office:value-type="float" office:value="0.769091599884876" calcext:value-type="float">
            <text:p>0.769091599884876</text:p>
          </table:table-cell>
          <table:table-cell office:value-type="float" office:value="-0.0356910675515723" calcext:value-type="float">
            <text:p>-0.035691067551572</text:p>
          </table:table-cell>
          <table:table-cell office:value-type="float" office:value="-0.0752123870507662" calcext:value-type="float">
            <text:p>-0.075212387050766</text:p>
          </table:table-cell>
          <table:table-cell office:value-type="float" office:value="-0.0405195773367613" calcext:value-type="float">
            <text:p>-0.040519577336761</text:p>
          </table:table-cell>
        </table:table-row>
        <table:table-row table:style-name="ro1">
          <table:table-cell table:formula="of:=SQRT([.I454]^2 + [.K454]^2 + [.M454]^2)" office:value-type="float" office:value="3.4015947837798" calcext:value-type="float">
            <text:p>3.4015947837798</text:p>
          </table:table-cell>
          <table:table-cell office:value-type="float" office:value="2.7212266049069" calcext:value-type="float">
            <text:p>2.7212266049069</text:p>
          </table:table-cell>
          <table:table-cell office:value-type="float" office:value="1.82335266453356" calcext:value-type="float">
            <text:p>1.82335266453356</text:p>
          </table:table-cell>
          <table:table-cell office:value-type="float" office:value="0.71492530073757" calcext:value-type="float">
            <text:p>0.71492530073757</text:p>
          </table:table-cell>
          <table:table-cell office:value-type="float" office:value="-0.0354723119514539" calcext:value-type="float">
            <text:p>-0.035472311951454</text:p>
          </table:table-cell>
          <table:table-cell office:value-type="float" office:value="0.52543027161853" calcext:value-type="float">
            <text:p>0.52543027161853</text:p>
          </table:table-cell>
          <table:table-cell office:value-type="float" office:value="-0.0388854178900289" calcext:value-type="float">
            <text:p>-0.038885417890029</text:p>
          </table:table-cell>
          <table:table-cell office:value-type="float" office:value="3.1522300430778" calcext:value-type="float">
            <text:p>3.1522300430778</text:p>
          </table:table-cell>
          <table:table-cell table:formula="of:=[.H454] / 1.184 + 0.103" office:value-type="float" office:value="2.7653564553022" calcext:value-type="float">
            <text:p>2.7653564553022</text:p>
          </table:table-cell>
          <table:table-cell office:value-type="float" office:value="1.69099091171772" calcext:value-type="float">
            <text:p>1.69099091171772</text:p>
          </table:table-cell>
          <table:table-cell table:formula="of:=[.J454] / 1.032 + 0.243" office:value-type="float" office:value="1.88155708499779" calcext:value-type="float">
            <text:p>1.88155708499779</text:p>
          </table:table-cell>
          <table:table-cell office:value-type="float" office:value="1.05453229943062" calcext:value-type="float">
            <text:p>1.05453229943062</text:p>
          </table:table-cell>
          <table:table-cell table:formula="of:=[.L454] / 1.151 - 0.297" office:value-type="float" office:value="0.619187923050061" calcext:value-type="float">
            <text:p>0.619187923050061</text:p>
          </table:table-cell>
          <table:table-cell office:value-type="float" office:value="-0.145972263843182" calcext:value-type="float">
            <text:p>-0.145972263843182</text:p>
          </table:table-cell>
          <table:table-cell office:value-type="float" office:value="0.476507832270799" calcext:value-type="float">
            <text:p>0.476507832270799</text:p>
          </table:table-cell>
          <table:table-cell office:value-type="float" office:value="0.0349187880215025" calcext:value-type="float">
            <text:p>0.034918788021503</text:p>
          </table:table-cell>
          <table:table-cell table:formula="of:=[.I454]-[.B454]" office:value-type="float" office:value="0.0441298503952958" calcext:value-type="float">
            <text:p>0.044129850395296</text:p>
          </table:table-cell>
          <table:table-cell table:formula="of:=[.K454]-[.C454]" office:value-type="float" office:value="0.0582044204642305" calcext:value-type="float">
            <text:p>0.058204420464231</text:p>
          </table:table-cell>
          <table:table-cell table:formula="of:=[.M454]-[.D454]" office:value-type="float" office:value="-0.095737377687509" calcext:value-type="float">
            <text:p>-0.095737377687509</text:p>
          </table:table-cell>
          <table:table-cell office:value-type="float" office:value="0.431003438170907" calcext:value-type="float">
            <text:p>0.431003438170907</text:p>
          </table:table-cell>
          <table:table-cell office:value-type="float" office:value="-0.132361752815834" calcext:value-type="float">
            <text:p>-0.132361752815834</text:p>
          </table:table-cell>
          <table:table-cell office:value-type="float" office:value="0.339606998693046" calcext:value-type="float">
            <text:p>0.339606998693046</text:p>
          </table:table-cell>
          <table:table-cell office:value-type="float" office:value="-0.096390636661432" calcext:value-type="float">
            <text:p>-0.096390636661432</text:p>
          </table:table-cell>
          <table:table-cell office:value-type="float" office:value="-0.0499799282542472" calcext:value-type="float">
            <text:p>-0.049979928254247</text:p>
          </table:table-cell>
          <table:table-cell office:value-type="float" office:value="0.0182651302413448" calcext:value-type="float">
            <text:p>0.018265130241345</text:p>
          </table:table-cell>
        </table:table-row>
        <table:table-row table:style-name="ro1">
          <table:table-cell table:formula="of:=SQRT([.I455]^2 + [.K455]^2 + [.M455]^2)" office:value-type="float" office:value="7.07179865867618" calcext:value-type="float">
            <text:p>7.07179865867618</text:p>
          </table:table-cell>
          <table:table-cell office:value-type="float" office:value="5.32424998211458" calcext:value-type="float">
            <text:p>5.32424998211458</text:p>
          </table:table-cell>
          <table:table-cell office:value-type="float" office:value="-4.34579672168759" calcext:value-type="float">
            <text:p>-4.34579672168759</text:p>
          </table:table-cell>
          <table:table-cell office:value-type="float" office:value="0.788212129938785" calcext:value-type="float">
            <text:p>0.788212129938785</text:p>
          </table:table-cell>
          <table:table-cell office:value-type="float" office:value="-0.236788467093946" calcext:value-type="float">
            <text:p>-0.236788467093946</text:p>
          </table:table-cell>
          <table:table-cell office:value-type="float" office:value="-0.058471714140941" calcext:value-type="float">
            <text:p>-0.058471714140941</text:p>
          </table:table-cell>
          <table:table-cell office:value-type="float" office:value="0.976125247640161" calcext:value-type="float">
            <text:p>0.976125247640161</text:p>
          </table:table-cell>
          <table:table-cell office:value-type="float" office:value="6.23058857656345" calcext:value-type="float">
            <text:p>6.23058857656345</text:p>
          </table:table-cell>
          <table:table-cell table:formula="of:=[.H455] / 1.184 + 0.103" office:value-type="float" office:value="5.36532143290832" calcext:value-type="float">
            <text:p>5.36532143290832</text:p>
          </table:table-cell>
          <table:table-cell office:value-type="float" office:value="-4.88576524306503" calcext:value-type="float">
            <text:p>-4.88576524306503</text:p>
          </table:table-cell>
          <table:table-cell table:formula="of:=[.J455] / 1.032 + 0.243" office:value-type="float" office:value="-4.49126864638084" calcext:value-type="float">
            <text:p>-4.49126864638084</text:p>
          </table:table-cell>
          <table:table-cell office:value-type="float" office:value="1.52248809675938" calcext:value-type="float">
            <text:p>1.52248809675938</text:p>
          </table:table-cell>
          <table:table-cell table:formula="of:=[.L455] / 1.151 - 0.297" office:value-type="float" office:value="1.02575247329225" calcext:value-type="float">
            <text:p>1.02575247329225</text:p>
          </table:table-cell>
          <table:table-cell office:value-type="float" office:value="-0.134059999147222" calcext:value-type="float">
            <text:p>-0.134059999147222</text:p>
          </table:table-cell>
          <table:table-cell office:value-type="float" office:value="-0.0408571021569042" calcext:value-type="float">
            <text:p>-0.040857102156904</text:p>
          </table:table-cell>
          <table:table-cell office:value-type="float" office:value="0.97440353042118" calcext:value-type="float">
            <text:p>0.97440353042118</text:p>
          </table:table-cell>
          <table:table-cell table:formula="of:=[.I455]-[.B455]" office:value-type="float" office:value="0.0410714507937398" calcext:value-type="float">
            <text:p>0.04107145079374</text:p>
          </table:table-cell>
          <table:table-cell table:formula="of:=[.K455]-[.C455]" office:value-type="float" office:value="-0.145471924693253" calcext:value-type="float">
            <text:p>-0.145471924693253</text:p>
          </table:table-cell>
          <table:table-cell table:formula="of:=[.M455]-[.D455]" office:value-type="float" office:value="0.237540343353465" calcext:value-type="float">
            <text:p>0.237540343353465</text:p>
          </table:table-cell>
          <table:table-cell office:value-type="float" office:value="0.906338594448872" calcext:value-type="float">
            <text:p>0.906338594448872</text:p>
          </table:table-cell>
          <table:table-cell office:value-type="float" office:value="-0.53996852137744" calcext:value-type="float">
            <text:p>-0.53996852137744</text:p>
          </table:table-cell>
          <table:table-cell office:value-type="float" office:value="0.734275966820593" calcext:value-type="float">
            <text:p>0.734275966820593</text:p>
          </table:table-cell>
          <table:table-cell office:value-type="float" office:value="0.0720039113594408" calcext:value-type="float">
            <text:p>0.072003911359441</text:p>
          </table:table-cell>
          <table:table-cell office:value-type="float" office:value="-0.0752484983450348" calcext:value-type="float">
            <text:p>-0.075248498345035</text:p>
          </table:table-cell>
          <table:table-cell office:value-type="float" office:value="-0.00411470315192908" calcext:value-type="float">
            <text:p>-0.004114703151929</text:p>
          </table:table-cell>
        </table:table-row>
        <table:table-row table:style-name="ro1">
          <table:table-cell table:formula="of:=SQRT([.I456]^2 + [.K456]^2 + [.M456]^2)" office:value-type="float" office:value="3.83960694737356" calcext:value-type="float">
            <text:p>3.83960694737356</text:p>
          </table:table-cell>
          <table:table-cell office:value-type="float" office:value="3.27746932723186" calcext:value-type="float">
            <text:p>3.27746932723186</text:p>
          </table:table-cell>
          <table:table-cell office:value-type="float" office:value="-1.81187300037161" calcext:value-type="float">
            <text:p>-1.81187300037161</text:p>
          </table:table-cell>
          <table:table-cell office:value-type="float" office:value="0.66804396070839" calcext:value-type="float">
            <text:p>0.66804396070839</text:p>
          </table:table-cell>
          <table:table-cell office:value-type="float" office:value="0.415767588888144" calcext:value-type="float">
            <text:p>0.415767588888144</text:p>
          </table:table-cell>
          <table:table-cell office:value-type="float" office:value="0.672780617166297" calcext:value-type="float">
            <text:p>0.672780617166297</text:p>
          </table:table-cell>
          <table:table-cell office:value-type="float" office:value="1.19401675873184" calcext:value-type="float">
            <text:p>1.19401675873184</text:p>
          </table:table-cell>
          <table:table-cell office:value-type="float" office:value="3.8139497022543" calcext:value-type="float">
            <text:p>3.8139497022543</text:p>
          </table:table-cell>
          <table:table-cell table:formula="of:=[.H456] / 1.184 + 0.103" office:value-type="float" office:value="3.32424130257965" calcext:value-type="float">
            <text:p>3.32424130257965</text:p>
          </table:table-cell>
          <table:table-cell office:value-type="float" office:value="-2.11434409611444" calcext:value-type="float">
            <text:p>-2.11434409611444</text:p>
          </table:table-cell>
          <table:table-cell table:formula="of:=[.J456] / 1.032 + 0.243" office:value-type="float" office:value="-1.80578303887058" calcext:value-type="float">
            <text:p>-1.80578303887058</text:p>
          </table:table-cell>
          <table:table-cell office:value-type="float" office:value="1.09761580022206" calcext:value-type="float">
            <text:p>1.09761580022206</text:p>
          </table:table-cell>
          <table:table-cell table:formula="of:=[.L456] / 1.151 - 0.297" office:value-type="float" office:value="0.656619287768949" calcext:value-type="float">
            <text:p>0.656619287768949</text:p>
          </table:table-cell>
          <table:table-cell office:value-type="float" office:value="0.49149809079033" calcext:value-type="float">
            <text:p>0.49149809079033</text:p>
          </table:table-cell>
          <table:table-cell office:value-type="float" office:value="0.66616505108621" calcext:value-type="float">
            <text:p>0.66616505108621</text:p>
          </table:table-cell>
          <table:table-cell office:value-type="float" office:value="1.12640356615265" calcext:value-type="float">
            <text:p>1.12640356615265</text:p>
          </table:table-cell>
          <table:table-cell table:formula="of:=[.I456]-[.B456]" office:value-type="float" office:value="0.0467719753477853" calcext:value-type="float">
            <text:p>0.046771975347785</text:p>
          </table:table-cell>
          <table:table-cell table:formula="of:=[.K456]-[.C456]" office:value-type="float" office:value="0.00608996150102881" calcext:value-type="float">
            <text:p>0.006089961501029</text:p>
          </table:table-cell>
          <table:table-cell table:formula="of:=[.M456]-[.D456]" office:value-type="float" office:value="-0.0114246729394413" calcext:value-type="float">
            <text:p>-0.011424672939441</text:p>
          </table:table-cell>
          <table:table-cell office:value-type="float" office:value="0.536480375022435" calcext:value-type="float">
            <text:p>0.536480375022435</text:p>
          </table:table-cell>
          <table:table-cell office:value-type="float" office:value="-0.302471095742826" calcext:value-type="float">
            <text:p>-0.302471095742826</text:p>
          </table:table-cell>
          <table:table-cell office:value-type="float" office:value="0.429571839513669" calcext:value-type="float">
            <text:p>0.429571839513669</text:p>
          </table:table-cell>
          <table:table-cell office:value-type="float" office:value="0.0170682252049001" calcext:value-type="float">
            <text:p>0.0170682252049</text:p>
          </table:table-cell>
          <table:table-cell office:value-type="float" office:value="-0.0572584666043032" calcext:value-type="float">
            <text:p>-0.057258466604303</text:p>
          </table:table-cell>
          <table:table-cell office:value-type="float" office:value="-0.0201140438819252" calcext:value-type="float">
            <text:p>-0.020114043881925</text:p>
          </table:table-cell>
        </table:table-row>
        <table:table-row table:style-name="ro1">
          <table:table-cell table:formula="of:=SQRT([.I457]^2 + [.K457]^2 + [.M457]^2)" office:value-type="float" office:value="5.40394696561808" calcext:value-type="float">
            <text:p>5.40394696561808</text:p>
          </table:table-cell>
          <table:table-cell office:value-type="float" office:value="4.8275419360464" calcext:value-type="float">
            <text:p>4.8275419360464</text:p>
          </table:table-cell>
          <table:table-cell office:value-type="float" office:value="-1.77052271091456" calcext:value-type="float">
            <text:p>-1.77052271091456</text:p>
          </table:table-cell>
          <table:table-cell office:value-type="float" office:value="1.28342762848025" calcext:value-type="float">
            <text:p>1.28342762848025</text:p>
          </table:table-cell>
          <table:table-cell office:value-type="float" office:value="-0.147178042569349" calcext:value-type="float">
            <text:p>-0.147178042569349</text:p>
          </table:table-cell>
          <table:table-cell office:value-type="float" office:value="0.427581800258158" calcext:value-type="float">
            <text:p>0.427581800258158</text:p>
          </table:table-cell>
          <table:table-cell office:value-type="float" office:value="-2.53793352325285" calcext:value-type="float">
            <text:p>-2.53793352325285</text:p>
          </table:table-cell>
          <table:table-cell office:value-type="float" office:value="5.65392824230805" calcext:value-type="float">
            <text:p>5.65392824230805</text:p>
          </table:table-cell>
          <table:table-cell table:formula="of:=[.H457] / 1.184 + 0.103" office:value-type="float" office:value="4.8782772316791" calcext:value-type="float">
            <text:p>4.8782772316791</text:p>
          </table:table-cell>
          <table:table-cell office:value-type="float" office:value="-2.18363838983986" calcext:value-type="float">
            <text:p>-2.18363838983986</text:p>
          </table:table-cell>
          <table:table-cell table:formula="of:=[.J457] / 1.032 + 0.243" office:value-type="float" office:value="-1.87292867232545" calcext:value-type="float">
            <text:p>-1.87292867232545</text:p>
          </table:table-cell>
          <table:table-cell office:value-type="float" office:value="1.92721830834481" calcext:value-type="float">
            <text:p>1.92721830834481</text:p>
          </table:table-cell>
          <table:table-cell table:formula="of:=[.L457] / 1.151 - 0.297" office:value-type="float" office:value="1.37738601941339" calcext:value-type="float">
            <text:p>1.37738601941339</text:p>
          </table:table-cell>
          <table:table-cell office:value-type="float" office:value="0.184737058791473" calcext:value-type="float">
            <text:p>0.184737058791473</text:p>
          </table:table-cell>
          <table:table-cell office:value-type="float" office:value="0.416916522004039" calcext:value-type="float">
            <text:p>0.416916522004039</text:p>
          </table:table-cell>
          <table:table-cell office:value-type="float" office:value="-2.55998924458915" calcext:value-type="float">
            <text:p>-2.55998924458915</text:p>
          </table:table-cell>
          <table:table-cell table:formula="of:=[.I457]-[.B457]" office:value-type="float" office:value="0.0507352956326965" calcext:value-type="float">
            <text:p>0.050735295632697</text:p>
          </table:table-cell>
          <table:table-cell table:formula="of:=[.K457]-[.C457]" office:value-type="float" office:value="-0.102405961410886" calcext:value-type="float">
            <text:p>-0.102405961410886</text:p>
          </table:table-cell>
          <table:table-cell table:formula="of:=[.M457]-[.D457]" office:value-type="float" office:value="0.0939583909331385" calcext:value-type="float">
            <text:p>0.093958390933139</text:p>
          </table:table-cell>
          <table:table-cell office:value-type="float" office:value="0.826386306261648" calcext:value-type="float">
            <text:p>0.826386306261648</text:p>
          </table:table-cell>
          <table:table-cell office:value-type="float" office:value="-0.413115678925295" calcext:value-type="float">
            <text:p>-0.413115678925295</text:p>
          </table:table-cell>
          <table:table-cell office:value-type="float" office:value="0.643790679864557" calcext:value-type="float">
            <text:p>0.643790679864557</text:p>
          </table:table-cell>
          <table:table-cell office:value-type="float" office:value="-0.257113703201835" calcext:value-type="float">
            <text:p>-0.257113703201835</text:p>
          </table:table-cell>
          <table:table-cell office:value-type="float" office:value="0.161575047216962" calcext:value-type="float">
            <text:p>0.161575047216962</text:p>
          </table:table-cell>
          <table:table-cell office:value-type="float" office:value="0.135948620635877" calcext:value-type="float">
            <text:p>0.135948620635877</text:p>
          </table:table-cell>
        </table:table-row>
        <table:table-row table:style-name="ro1">
          <table:table-cell table:formula="of:=SQRT([.I458]^2 + [.K458]^2 + [.M458]^2)" office:value-type="float" office:value="1.89194293003514" calcext:value-type="float">
            <text:p>1.89194293003514</text:p>
          </table:table-cell>
          <table:table-cell office:value-type="float" office:value="1.841786314121" calcext:value-type="float">
            <text:p>1.841786314121</text:p>
          </table:table-cell>
          <table:table-cell office:value-type="float" office:value="0.174827688433265" calcext:value-type="float">
            <text:p>0.174827688433265</text:p>
          </table:table-cell>
          <table:table-cell office:value-type="float" office:value="0.505082360952132" calcext:value-type="float">
            <text:p>0.505082360952132</text:p>
          </table:table-cell>
          <table:table-cell office:value-type="float" office:value="-0.445869225511288" calcext:value-type="float">
            <text:p>-0.445869225511288</text:p>
          </table:table-cell>
          <table:table-cell office:value-type="float" office:value="0.3921374103936" calcext:value-type="float">
            <text:p>0.3921374103936</text:p>
          </table:table-cell>
          <table:table-cell office:value-type="float" office:value="-1.13846310840519" calcext:value-type="float">
            <text:p>-1.13846310840519</text:p>
          </table:table-cell>
          <table:table-cell office:value-type="float" office:value="2.0553648281135" calcext:value-type="float">
            <text:p>2.0553648281135</text:p>
          </table:table-cell>
          <table:table-cell table:formula="of:=[.H458] / 1.184 + 0.103" office:value-type="float" office:value="1.83895002374451" calcext:value-type="float">
            <text:p>1.83895002374451</text:p>
          </table:table-cell>
          <table:table-cell office:value-type="float" office:value="0.0715953613108126" calcext:value-type="float">
            <text:p>0.071595361310813</text:p>
          </table:table-cell>
          <table:table-cell table:formula="of:=[.J458] / 1.032 + 0.243" office:value-type="float" office:value="0.312375350107377" calcext:value-type="float">
            <text:p>0.312375350107377</text:p>
          </table:table-cell>
          <table:table-cell office:value-type="float" office:value="0.706066216802534" calcext:value-type="float">
            <text:p>0.706066216802534</text:p>
          </table:table-cell>
          <table:table-cell table:formula="of:=[.L458] / 1.151 - 0.297" office:value-type="float" office:value="0.316437199654678" calcext:value-type="float">
            <text:p>0.316437199654678</text:p>
          </table:table-cell>
          <table:table-cell office:value-type="float" office:value="-0.555006615083222" calcext:value-type="float">
            <text:p>-0.555006615083222</text:p>
          </table:table-cell>
          <table:table-cell office:value-type="float" office:value="0.377094907334401" calcext:value-type="float">
            <text:p>0.377094907334401</text:p>
          </table:table-cell>
          <table:table-cell office:value-type="float" office:value="-1.0999786803398" calcext:value-type="float">
            <text:p>-1.0999786803398</text:p>
          </table:table-cell>
          <table:table-cell table:formula="of:=[.I458]-[.B458]" office:value-type="float" office:value="-0.0028362903764898" calcext:value-type="float">
            <text:p>-0.00283629037649</text:p>
          </table:table-cell>
          <table:table-cell table:formula="of:=[.K458]-[.C458]" office:value-type="float" office:value="0.137547661674112" calcext:value-type="float">
            <text:p>0.137547661674112</text:p>
          </table:table-cell>
          <table:table-cell table:formula="of:=[.M458]-[.D458]" office:value-type="float" office:value="-0.188645161297454" calcext:value-type="float">
            <text:p>-0.188645161297454</text:p>
          </table:table-cell>
          <table:table-cell office:value-type="float" office:value="0.213578513992492" calcext:value-type="float">
            <text:p>0.213578513992492</text:p>
          </table:table-cell>
          <table:table-cell office:value-type="float" office:value="-0.103232327122452" calcext:value-type="float">
            <text:p>-0.103232327122452</text:p>
          </table:table-cell>
          <table:table-cell office:value-type="float" office:value="0.200983855850402" calcext:value-type="float">
            <text:p>0.200983855850402</text:p>
          </table:table-cell>
          <table:table-cell office:value-type="float" office:value="-0.0308432214034289" calcext:value-type="float">
            <text:p>-0.030843221403429</text:p>
          </table:table-cell>
          <table:table-cell office:value-type="float" office:value="-0.0975215032308796" calcext:value-type="float">
            <text:p>-0.09752150323088</text:p>
          </table:table-cell>
          <table:table-cell office:value-type="float" office:value="-0.00400565336438064" calcext:value-type="float">
            <text:p>-0.004005653364381</text:p>
          </table:table-cell>
        </table:table-row>
        <table:table-row table:style-name="ro1">
          <table:table-cell table:formula="of:=SQRT([.I459]^2 + [.K459]^2 + [.M459]^2)" office:value-type="float" office:value="5.63336797020057" calcext:value-type="float">
            <text:p>5.63336797020057</text:p>
          </table:table-cell>
          <table:table-cell office:value-type="float" office:value="5.05314870539022" calcext:value-type="float">
            <text:p>5.05314870539022</text:p>
          </table:table-cell>
          <table:table-cell office:value-type="float" office:value="-1.55300553794706" calcext:value-type="float">
            <text:p>-1.55300553794706</text:p>
          </table:table-cell>
          <table:table-cell office:value-type="float" office:value="1.56417142954824" calcext:value-type="float">
            <text:p>1.56417142954824</text:p>
          </table:table-cell>
          <table:table-cell office:value-type="float" office:value="0.454565312258774" calcext:value-type="float">
            <text:p>0.454565312258774</text:p>
          </table:table-cell>
          <table:table-cell office:value-type="float" office:value="-0.0343938346404795" calcext:value-type="float">
            <text:p>-0.03439383464048</text:p>
          </table:table-cell>
          <table:table-cell office:value-type="float" office:value="-2.13531213123177" calcext:value-type="float">
            <text:p>-2.13531213123177</text:p>
          </table:table-cell>
          <table:table-cell office:value-type="float" office:value="5.93516123645585" calcext:value-type="float">
            <text:p>5.93516123645585</text:p>
          </table:table-cell>
          <table:table-cell table:formula="of:=[.H459] / 1.184 + 0.103" office:value-type="float" office:value="5.11580509835798" calcext:value-type="float">
            <text:p>5.11580509835798</text:p>
          </table:table-cell>
          <table:table-cell office:value-type="float" office:value="-1.97482728592397" calcext:value-type="float">
            <text:p>-1.97482728592397</text:p>
          </table:table-cell>
          <table:table-cell table:formula="of:=[.J459] / 1.032 + 0.243" office:value-type="float" office:value="-1.67059233132168" calcext:value-type="float">
            <text:p>-1.67059233132168</text:p>
          </table:table-cell>
          <table:table-cell office:value-type="float" office:value="2.25835502682472" calcext:value-type="float">
            <text:p>2.25835502682472</text:p>
          </table:table-cell>
          <table:table-cell table:formula="of:=[.L459] / 1.151 - 0.297" office:value-type="float" office:value="1.66508082261053" calcext:value-type="float">
            <text:p>1.66508082261053</text:p>
          </table:table-cell>
          <table:table-cell office:value-type="float" office:value="-0.796664178105925" calcext:value-type="float">
            <text:p>-0.796664178105925</text:p>
          </table:table-cell>
          <table:table-cell office:value-type="float" office:value="0.821362150004668" calcext:value-type="float">
            <text:p>0.821362150004668</text:p>
          </table:table-cell>
          <table:table-cell office:value-type="float" office:value="-1.96955276659898" calcext:value-type="float">
            <text:p>-1.96955276659898</text:p>
          </table:table-cell>
          <table:table-cell table:formula="of:=[.I459]-[.B459]" office:value-type="float" office:value="0.0626563929677619" calcext:value-type="float">
            <text:p>0.062656392967762</text:p>
          </table:table-cell>
          <table:table-cell table:formula="of:=[.K459]-[.C459]" office:value-type="float" office:value="-0.117586793374616" calcext:value-type="float">
            <text:p>-0.117586793374616</text:p>
          </table:table-cell>
          <table:table-cell table:formula="of:=[.M459]-[.D459]" office:value-type="float" office:value="0.10090939306229" calcext:value-type="float">
            <text:p>0.10090939306229</text:p>
          </table:table-cell>
          <table:table-cell office:value-type="float" office:value="0.882012531065622" calcext:value-type="float">
            <text:p>0.882012531065622</text:p>
          </table:table-cell>
          <table:table-cell office:value-type="float" office:value="-0.421821747976909" calcext:value-type="float">
            <text:p>-0.421821747976909</text:p>
          </table:table-cell>
          <table:table-cell office:value-type="float" office:value="0.694183597276482" calcext:value-type="float">
            <text:p>0.694183597276482</text:p>
          </table:table-cell>
          <table:table-cell office:value-type="float" office:value="-0.974991951939325" calcext:value-type="float">
            <text:p>-0.974991951939325</text:p>
          </table:table-cell>
          <table:table-cell office:value-type="float" office:value="-1.22783589120861" calcext:value-type="float">
            <text:p>-1.22783589120861</text:p>
          </table:table-cell>
          <table:table-cell office:value-type="float" office:value="-1.14044013707289" calcext:value-type="float">
            <text:p>-1.14044013707289</text:p>
          </table:table-cell>
        </table:table-row>
        <table:table-row table:style-name="ro1">
          <table:table-cell table:formula="of:=SQRT([.I460]^2 + [.K460]^2 + [.M460]^2)" office:value-type="float" office:value="3.29891896954195" calcext:value-type="float">
            <text:p>3.29891896954195</text:p>
          </table:table-cell>
          <table:table-cell office:value-type="float" office:value="3.13225779485747" calcext:value-type="float">
            <text:p>3.13225779485747</text:p>
          </table:table-cell>
          <table:table-cell office:value-type="float" office:value="-0.735798306428459" calcext:value-type="float">
            <text:p>-0.735798306428459</text:p>
          </table:table-cell>
          <table:table-cell office:value-type="float" office:value="0.591136648002138" calcext:value-type="float">
            <text:p>0.591136648002138</text:p>
          </table:table-cell>
          <table:table-cell office:value-type="float" office:value="-0.285030009386451" calcext:value-type="float">
            <text:p>-0.285030009386451</text:p>
          </table:table-cell>
          <table:table-cell office:value-type="float" office:value="-0.398690778466666" calcext:value-type="float">
            <text:p>-0.398690778466666</text:p>
          </table:table-cell>
          <table:table-cell office:value-type="float" office:value="-2.64909473309559" calcext:value-type="float">
            <text:p>-2.64909473309559</text:p>
          </table:table-cell>
          <table:table-cell office:value-type="float" office:value="3.63875636946234" calcext:value-type="float">
            <text:p>3.63875636946234</text:p>
          </table:table-cell>
          <table:table-cell table:formula="of:=[.H460] / 1.184 + 0.103" office:value-type="float" office:value="3.17627396069454" calcext:value-type="float">
            <text:p>3.17627396069454</text:p>
          </table:table-cell>
          <table:table-cell office:value-type="float" office:value="-0.971215777055472" calcext:value-type="float">
            <text:p>-0.971215777055472</text:p>
          </table:table-cell>
          <table:table-cell table:formula="of:=[.J460] / 1.032 + 0.243" office:value-type="float" office:value="-0.698100559162279" calcext:value-type="float">
            <text:p>-0.698100559162279</text:p>
          </table:table-cell>
          <table:table-cell office:value-type="float" office:value="0.979386412759848" calcext:value-type="float">
            <text:p>0.979386412759848</text:p>
          </table:table-cell>
          <table:table-cell table:formula="of:=[.L460] / 1.151 - 0.297" office:value-type="float" office:value="0.553900445490745" calcext:value-type="float">
            <text:p>0.553900445490745</text:p>
          </table:table-cell>
          <table:table-cell office:value-type="float" office:value="-0.284693960488513" calcext:value-type="float">
            <text:p>-0.284693960488513</text:p>
          </table:table-cell>
          <table:table-cell office:value-type="float" office:value="-0.319112188959398" calcext:value-type="float">
            <text:p>-0.319112188959398</text:p>
          </table:table-cell>
          <table:table-cell office:value-type="float" office:value="-2.67116294010314" calcext:value-type="float">
            <text:p>-2.67116294010314</text:p>
          </table:table-cell>
          <table:table-cell table:formula="of:=[.I460]-[.B460]" office:value-type="float" office:value="0.0440161658370744" calcext:value-type="float">
            <text:p>0.044016165837074</text:p>
          </table:table-cell>
          <table:table-cell table:formula="of:=[.K460]-[.C460]" office:value-type="float" office:value="0.0376977472661798" calcext:value-type="float">
            <text:p>0.03769774726618</text:p>
          </table:table-cell>
          <table:table-cell table:formula="of:=[.M460]-[.D460]" office:value-type="float" office:value="-0.0372362025113926" calcext:value-type="float">
            <text:p>-0.037236202511393</text:p>
          </table:table-cell>
          <table:table-cell office:value-type="float" office:value="0.506498574604867" calcext:value-type="float">
            <text:p>0.506498574604867</text:p>
          </table:table-cell>
          <table:table-cell office:value-type="float" office:value="-0.235417470627013" calcext:value-type="float">
            <text:p>-0.235417470627013</text:p>
          </table:table-cell>
          <table:table-cell office:value-type="float" office:value="0.38824976475771" calcext:value-type="float">
            <text:p>0.38824976475771</text:p>
          </table:table-cell>
          <table:table-cell office:value-type="float" office:value="-0.0379704353053478" calcext:value-type="float">
            <text:p>-0.037970435305348</text:p>
          </table:table-cell>
          <table:table-cell office:value-type="float" office:value="-0.0699531956594246" calcext:value-type="float">
            <text:p>-0.069953195659425</text:p>
          </table:table-cell>
          <table:table-cell office:value-type="float" office:value="-0.0235151142511327" calcext:value-type="float">
            <text:p>-0.023515114251133</text:p>
          </table:table-cell>
        </table:table-row>
        <table:table-row table:style-name="ro1">
          <table:table-cell table:formula="of:=SQRT([.I461]^2 + [.K461]^2 + [.M461]^2)" office:value-type="float" office:value="5.54971084373089" calcext:value-type="float">
            <text:p>5.54971084373089</text:p>
          </table:table-cell>
          <table:table-cell office:value-type="float" office:value="5.16239115739885" calcext:value-type="float">
            <text:p>5.16239115739885</text:p>
          </table:table-cell>
          <table:table-cell office:value-type="float" office:value="-1.80135567667194" calcext:value-type="float">
            <text:p>-1.80135567667194</text:p>
          </table:table-cell>
          <table:table-cell office:value-type="float" office:value="0.43384400897094" calcext:value-type="float">
            <text:p>0.43384400897094</text:p>
          </table:table-cell>
          <table:table-cell office:value-type="float" office:value="-0.500557070862401" calcext:value-type="float">
            <text:p>-0.500557070862401</text:p>
          </table:table-cell>
          <table:table-cell office:value-type="float" office:value="0.0887067622616602" calcext:value-type="float">
            <text:p>0.08870676226166</text:p>
          </table:table-cell>
          <table:table-cell office:value-type="float" office:value="1.04273420959414" calcext:value-type="float">
            <text:p>1.04273420959414</text:p>
          </table:table-cell>
          <table:table-cell office:value-type="float" office:value="6.01067153079493" calcext:value-type="float">
            <text:p>6.01067153079493</text:p>
          </table:table-cell>
          <table:table-cell table:formula="of:=[.H461] / 1.184 + 0.103" office:value-type="float" office:value="5.17958068479302" calcext:value-type="float">
            <text:p>5.17958068479302</text:p>
          </table:table-cell>
          <table:table-cell office:value-type="float" office:value="-2.20519101550342" calcext:value-type="float">
            <text:p>-2.20519101550342</text:p>
          </table:table-cell>
          <table:table-cell table:formula="of:=[.J461] / 1.032 + 0.243" office:value-type="float" office:value="-1.89381299951882" calcext:value-type="float">
            <text:p>-1.89381299951882</text:p>
          </table:table-cell>
          <table:table-cell office:value-type="float" office:value="1.05575163157355" calcext:value-type="float">
            <text:p>1.05575163157355</text:p>
          </table:table-cell>
          <table:table-cell table:formula="of:=[.L461] / 1.151 - 0.297" office:value-type="float" office:value="0.620247290680756" calcext:value-type="float">
            <text:p>0.620247290680756</text:p>
          </table:table-cell>
          <table:table-cell office:value-type="float" office:value="0.398397446445204" calcext:value-type="float">
            <text:p>0.398397446445204</text:p>
          </table:table-cell>
          <table:table-cell office:value-type="float" office:value="-0.845500448597185" calcext:value-type="float">
            <text:p>-0.845500448597185</text:p>
          </table:table-cell>
          <table:table-cell office:value-type="float" office:value="1.04758248774646" calcext:value-type="float">
            <text:p>1.04758248774646</text:p>
          </table:table-cell>
          <table:table-cell table:formula="of:=[.I461]-[.B461]" office:value-type="float" office:value="0.0171895273941658" calcext:value-type="float">
            <text:p>0.017189527394166</text:p>
          </table:table-cell>
          <table:table-cell table:formula="of:=[.K461]-[.C461]" office:value-type="float" office:value="-0.0924573228468781" calcext:value-type="float">
            <text:p>-0.092457322846878</text:p>
          </table:table-cell>
          <table:table-cell table:formula="of:=[.M461]-[.D461]" office:value-type="float" office:value="0.186403281709816" calcext:value-type="float">
            <text:p>0.186403281709816</text:p>
          </table:table-cell>
          <table:table-cell office:value-type="float" office:value="0.848280373396087" calcext:value-type="float">
            <text:p>0.848280373396087</text:p>
          </table:table-cell>
          <table:table-cell office:value-type="float" office:value="-0.403835338831481" calcext:value-type="float">
            <text:p>-0.403835338831481</text:p>
          </table:table-cell>
          <table:table-cell office:value-type="float" office:value="0.621907622602609" calcext:value-type="float">
            <text:p>0.621907622602609</text:p>
          </table:table-cell>
          <table:table-cell office:value-type="float" office:value="-0.875885390500914" calcext:value-type="float">
            <text:p>-0.875885390500914</text:p>
          </table:table-cell>
          <table:table-cell office:value-type="float" office:value="-1.00183344232993" calcext:value-type="float">
            <text:p>-1.00183344232993</text:p>
          </table:table-cell>
          <table:table-cell office:value-type="float" office:value="-0.891110613751854" calcext:value-type="float">
            <text:p>-0.891110613751854</text:p>
          </table:table-cell>
        </table:table-row>
        <table:table-row table:style-name="ro1">
          <table:table-cell table:formula="of:=SQRT([.I462]^2 + [.K462]^2 + [.M462]^2)" office:value-type="float" office:value="6.06939730646102" calcext:value-type="float">
            <text:p>6.06939730646102</text:p>
          </table:table-cell>
          <table:table-cell office:value-type="float" office:value="5.78507219751524" calcext:value-type="float">
            <text:p>5.78507219751524</text:p>
          </table:table-cell>
          <table:table-cell office:value-type="float" office:value="-0.321312219769383" calcext:value-type="float">
            <text:p>-0.321312219769383</text:p>
          </table:table-cell>
          <table:table-cell office:value-type="float" office:value="0.737350252927472" calcext:value-type="float">
            <text:p>0.737350252927472</text:p>
          </table:table-cell>
          <table:table-cell office:value-type="float" office:value="-0.432803911237084" calcext:value-type="float">
            <text:p>-0.432803911237084</text:p>
          </table:table-cell>
          <table:table-cell office:value-type="float" office:value="0.363181144321482" calcext:value-type="float">
            <text:p>0.363181144321482</text:p>
          </table:table-cell>
          <table:table-cell office:value-type="float" office:value="1.68385695771232" calcext:value-type="float">
            <text:p>1.68385695771232</text:p>
          </table:table-cell>
          <table:table-cell office:value-type="float" office:value="6.95045574820779" calcext:value-type="float">
            <text:p>6.95045574820779</text:p>
          </table:table-cell>
          <table:table-cell table:formula="of:=[.H462] / 1.184 + 0.103" office:value-type="float" office:value="5.97331735490523" calcext:value-type="float">
            <text:p>5.97331735490523</text:p>
          </table:table-cell>
          <table:table-cell office:value-type="float" office:value="-0.711516287765164" calcext:value-type="float">
            <text:p>-0.711516287765164</text:p>
          </table:table-cell>
          <table:table-cell table:formula="of:=[.J462] / 1.032 + 0.243" office:value-type="float" office:value="-0.446453767214306" calcext:value-type="float">
            <text:p>-0.446453767214306</text:p>
          </table:table-cell>
          <table:table-cell office:value-type="float" office:value="1.46826530091154" calcext:value-type="float">
            <text:p>1.46826530091154</text:p>
          </table:table-cell>
          <table:table-cell table:formula="of:=[.L462] / 1.151 - 0.297" office:value-type="float" office:value="0.978643180635569" calcext:value-type="float">
            <text:p>0.978643180635569</text:p>
          </table:table-cell>
          <table:table-cell office:value-type="float" office:value="-0.329855577444484" calcext:value-type="float">
            <text:p>-0.329855577444484</text:p>
          </table:table-cell>
          <table:table-cell office:value-type="float" office:value="0.319204713222569" calcext:value-type="float">
            <text:p>0.319204713222569</text:p>
          </table:table-cell>
          <table:table-cell office:value-type="float" office:value="1.65415839307906" calcext:value-type="float">
            <text:p>1.65415839307906</text:p>
          </table:table-cell>
          <table:table-cell table:formula="of:=[.I462]-[.B462]" office:value-type="float" office:value="0.188245157389987" calcext:value-type="float">
            <text:p>0.188245157389987</text:p>
          </table:table-cell>
          <table:table-cell table:formula="of:=[.K462]-[.C462]" office:value-type="float" office:value="-0.125141547444923" calcext:value-type="float">
            <text:p>-0.125141547444923</text:p>
          </table:table-cell>
          <table:table-cell table:formula="of:=[.M462]-[.D462]" office:value-type="float" office:value="0.241292927708097" calcext:value-type="float">
            <text:p>0.241292927708097</text:p>
          </table:table-cell>
          <table:table-cell office:value-type="float" office:value="1.16538355069255" calcext:value-type="float">
            <text:p>1.16538355069255</text:p>
          </table:table-cell>
          <table:table-cell office:value-type="float" office:value="-0.390204067995781" calcext:value-type="float">
            <text:p>-0.390204067995781</text:p>
          </table:table-cell>
          <table:table-cell office:value-type="float" office:value="0.730915047984067" calcext:value-type="float">
            <text:p>0.730915047984067</text:p>
          </table:table-cell>
          <table:table-cell office:value-type="float" office:value="-0.0531669388028071" calcext:value-type="float">
            <text:p>-0.053166938802807</text:p>
          </table:table-cell>
          <table:table-cell office:value-type="float" office:value="-0.0923251526004929" calcext:value-type="float">
            <text:p>-0.092325152600493</text:p>
          </table:table-cell>
          <table:table-cell office:value-type="float" office:value="0.00232786138907581" calcext:value-type="float">
            <text:p>0.002327861389076</text:p>
          </table:table-cell>
        </table:table-row>
        <table:table-row table:style-name="ro1">
          <table:table-cell table:formula="of:=SQRT([.I463]^2 + [.K463]^2 + [.M463]^2)" office:value-type="float" office:value="5.41190119726083" calcext:value-type="float">
            <text:p>5.41190119726083</text:p>
          </table:table-cell>
          <table:table-cell office:value-type="float" office:value="5.08398992897235" calcext:value-type="float">
            <text:p>5.08398992897235</text:p>
          </table:table-cell>
          <table:table-cell office:value-type="float" office:value="1.41923434289339" calcext:value-type="float">
            <text:p>1.41923434289339</text:p>
          </table:table-cell>
          <table:table-cell office:value-type="float" office:value="0.395119990963304" calcext:value-type="float">
            <text:p>0.395119990963304</text:p>
          </table:table-cell>
          <table:table-cell office:value-type="float" office:value="0.584303861040464" calcext:value-type="float">
            <text:p>0.584303861040464</text:p>
          </table:table-cell>
          <table:table-cell office:value-type="float" office:value="-0.551830263022583" calcext:value-type="float">
            <text:p>-0.551830263022583</text:p>
          </table:table-cell>
          <table:table-cell office:value-type="float" office:value="-1.19735178084267" calcext:value-type="float">
            <text:p>-1.19735178084267</text:p>
          </table:table-cell>
          <table:table-cell office:value-type="float" office:value="6.03199417068984" calcext:value-type="float">
            <text:p>6.03199417068984</text:p>
          </table:table-cell>
          <table:table-cell table:formula="of:=[.H463] / 1.184 + 0.103" office:value-type="float" office:value="5.19758967119074" calcext:value-type="float">
            <text:p>5.19758967119074</text:p>
          </table:table-cell>
          <table:table-cell office:value-type="float" office:value="1.188716350091" calcext:value-type="float">
            <text:p>1.188716350091</text:p>
          </table:table-cell>
          <table:table-cell table:formula="of:=[.J463] / 1.032 + 0.243" office:value-type="float" office:value="1.39485692838275" calcext:value-type="float">
            <text:p>1.39485692838275</text:p>
          </table:table-cell>
          <table:table-cell office:value-type="float" office:value="1.00115033754096" calcext:value-type="float">
            <text:p>1.00115033754096</text:p>
          </table:table-cell>
          <table:table-cell table:formula="of:=[.L463] / 1.151 - 0.297" office:value-type="float" office:value="0.572809155118123" calcext:value-type="float">
            <text:p>0.572809155118123</text:p>
          </table:table-cell>
          <table:table-cell office:value-type="float" office:value="0.438041899990306" calcext:value-type="float">
            <text:p>0.438041899990306</text:p>
          </table:table-cell>
          <table:table-cell office:value-type="float" office:value="-0.503867531320901" calcext:value-type="float">
            <text:p>-0.503867531320901</text:p>
          </table:table-cell>
          <table:table-cell office:value-type="float" office:value="-1.26441650330058" calcext:value-type="float">
            <text:p>-1.26441650330058</text:p>
          </table:table-cell>
          <table:table-cell table:formula="of:=[.I463]-[.B463]" office:value-type="float" office:value="0.113599742218394" calcext:value-type="float">
            <text:p>0.113599742218394</text:p>
          </table:table-cell>
          <table:table-cell table:formula="of:=[.K463]-[.C463]" office:value-type="float" office:value="-0.0243774145106381" calcext:value-type="float">
            <text:p>-0.024377414510638</text:p>
          </table:table-cell>
          <table:table-cell table:formula="of:=[.M463]-[.D463]" office:value-type="float" office:value="0.177689164154819" calcext:value-type="float">
            <text:p>0.177689164154819</text:p>
          </table:table-cell>
          <table:table-cell office:value-type="float" office:value="0.948004241717497" calcext:value-type="float">
            <text:p>0.948004241717497</text:p>
          </table:table-cell>
          <table:table-cell office:value-type="float" office:value="-0.230517992802399" calcext:value-type="float">
            <text:p>-0.230517992802399</text:p>
          </table:table-cell>
          <table:table-cell office:value-type="float" office:value="0.606030346577659" calcext:value-type="float">
            <text:p>0.606030346577659</text:p>
          </table:table-cell>
          <table:table-cell office:value-type="float" office:value="-0.0872128557150256" calcext:value-type="float">
            <text:p>-0.087212855715026</text:p>
          </table:table-cell>
          <table:table-cell office:value-type="float" office:value="-0.103312676046268" calcext:value-type="float">
            <text:p>-0.103312676046268</text:p>
          </table:table-cell>
          <table:table-cell office:value-type="float" office:value="0.00221132431009874" calcext:value-type="float">
            <text:p>0.002211324310099</text:p>
          </table:table-cell>
        </table:table-row>
        <table:table-row table:style-name="ro1">
          <table:table-cell table:formula="of:=SQRT([.I464]^2 + [.K464]^2 + [.M464]^2)" office:value-type="float" office:value="4.02249712121272" calcext:value-type="float">
            <text:p>4.02249712121272</text:p>
          </table:table-cell>
          <table:table-cell office:value-type="float" office:value="2.94524608857771" calcext:value-type="float">
            <text:p>2.94524608857771</text:p>
          </table:table-cell>
          <table:table-cell office:value-type="float" office:value="2.27977155102453" calcext:value-type="float">
            <text:p>2.27977155102453</text:p>
          </table:table-cell>
          <table:table-cell office:value-type="float" office:value="1.21101596342298" calcext:value-type="float">
            <text:p>1.21101596342298</text:p>
          </table:table-cell>
          <table:table-cell office:value-type="float" office:value="0.488803856468779" calcext:value-type="float">
            <text:p>0.488803856468779</text:p>
          </table:table-cell>
          <table:table-cell office:value-type="float" office:value="0.239904068791113" calcext:value-type="float">
            <text:p>0.239904068791113</text:p>
          </table:table-cell>
          <table:table-cell office:value-type="float" office:value="-1.14431710239953" calcext:value-type="float">
            <text:p>-1.14431710239953</text:p>
          </table:table-cell>
          <table:table-cell office:value-type="float" office:value="3.50102301935959" calcext:value-type="float">
            <text:p>3.50102301935959</text:p>
          </table:table-cell>
          <table:table-cell table:formula="of:=[.H464] / 1.184 + 0.103" office:value-type="float" office:value="3.05994511770236" calcext:value-type="float">
            <text:p>3.05994511770236</text:p>
          </table:table-cell>
          <table:table-cell office:value-type="float" office:value="2.18081988816086" calcext:value-type="float">
            <text:p>2.18081988816086</text:p>
          </table:table-cell>
          <table:table-cell table:formula="of:=[.J464] / 1.032 + 0.243" office:value-type="float" office:value="2.35619756604734" calcext:value-type="float">
            <text:p>2.35619756604734</text:p>
          </table:table-cell>
          <table:table-cell office:value-type="float" office:value="1.63668465414956" calcext:value-type="float">
            <text:p>1.63668465414956</text:p>
          </table:table-cell>
          <table:table-cell table:formula="of:=[.L464] / 1.151 - 0.297" office:value-type="float" office:value="1.12496755356174" calcext:value-type="float">
            <text:p>1.12496755356174</text:p>
          </table:table-cell>
          <table:table-cell office:value-type="float" office:value="-2.16672078833873" calcext:value-type="float">
            <text:p>-2.16672078833873</text:p>
          </table:table-cell>
          <table:table-cell office:value-type="float" office:value="-1.38276008644302" calcext:value-type="float">
            <text:p>-1.38276008644302</text:p>
          </table:table-cell>
          <table:table-cell office:value-type="float" office:value="-2.72963652814534" calcext:value-type="float">
            <text:p>-2.72963652814534</text:p>
          </table:table-cell>
          <table:table-cell table:formula="of:=[.I464]-[.B464]" office:value-type="float" office:value="0.114699029124647" calcext:value-type="float">
            <text:p>0.114699029124647</text:p>
          </table:table-cell>
          <table:table-cell table:formula="of:=[.K464]-[.C464]" office:value-type="float" office:value="0.0764260150228147" calcext:value-type="float">
            <text:p>0.076426015022815</text:p>
          </table:table-cell>
          <table:table-cell table:formula="of:=[.M464]-[.D464]" office:value-type="float" office:value="-0.0860484098612422" calcext:value-type="float">
            <text:p>-0.086048409861242</text:p>
          </table:table-cell>
          <table:table-cell office:value-type="float" office:value="0.555776930781874" calcext:value-type="float">
            <text:p>0.555776930781874</text:p>
          </table:table-cell>
          <table:table-cell office:value-type="float" office:value="-0.0989516628636649" calcext:value-type="float">
            <text:p>-0.098951662863665</text:p>
          </table:table-cell>
          <table:table-cell office:value-type="float" office:value="0.425668690726588" calcext:value-type="float">
            <text:p>0.425668690726588</text:p>
          </table:table-cell>
          <table:table-cell office:value-type="float" office:value="2.02993936534206" calcext:value-type="float">
            <text:p>2.02993936534206</text:p>
          </table:table-cell>
          <table:table-cell office:value-type="float" office:value="-0.475739053514822" calcext:value-type="float">
            <text:p>-0.475739053514822</text:p>
          </table:table-cell>
          <table:table-cell office:value-type="float" office:value="1.68908047176693" calcext:value-type="float">
            <text:p>1.68908047176693</text:p>
          </table:table-cell>
        </table:table-row>
        <table:table-row table:style-name="ro1">
          <table:table-cell table:formula="of:=SQRT([.I465]^2 + [.K465]^2 + [.M465]^2)" office:value-type="float" office:value="3.10130254590127" calcext:value-type="float">
            <text:p>3.10130254590127</text:p>
          </table:table-cell>
          <table:table-cell office:value-type="float" office:value="2.68776499580754" calcext:value-type="float">
            <text:p>2.68776499580754</text:p>
          </table:table-cell>
          <table:table-cell office:value-type="float" office:value="1.19588074617978" calcext:value-type="float">
            <text:p>1.19588074617978</text:p>
          </table:table-cell>
          <table:table-cell office:value-type="float" office:value="1.07464426554252" calcext:value-type="float">
            <text:p>1.07464426554252</text:p>
          </table:table-cell>
          <table:table-cell office:value-type="float" office:value="0.0135811100212218" calcext:value-type="float">
            <text:p>0.013581110021222</text:p>
          </table:table-cell>
          <table:table-cell office:value-type="float" office:value="0.518281350123759" calcext:value-type="float">
            <text:p>0.518281350123759</text:p>
          </table:table-cell>
          <table:table-cell office:value-type="float" office:value="-0.304671935117618" calcext:value-type="float">
            <text:p>-0.304671935117618</text:p>
          </table:table-cell>
          <table:table-cell office:value-type="float" office:value="3.05187304473508" calcext:value-type="float">
            <text:p>3.05187304473508</text:p>
          </table:table-cell>
          <table:table-cell table:formula="of:=[.H465] / 1.184 + 0.103" office:value-type="float" office:value="2.6805954769722" calcext:value-type="float">
            <text:p>2.6805954769722</text:p>
          </table:table-cell>
          <table:table-cell office:value-type="float" office:value="1.05045922483961" calcext:value-type="float">
            <text:p>1.05045922483961</text:p>
          </table:table-cell>
          <table:table-cell table:formula="of:=[.J465] / 1.032 + 0.243" office:value-type="float" office:value="1.26088684577482" calcext:value-type="float">
            <text:p>1.26088684577482</text:p>
          </table:table-cell>
          <table:table-cell office:value-type="float" office:value="1.39841844002233" calcext:value-type="float">
            <text:p>1.39841844002233</text:p>
          </table:table-cell>
          <table:table-cell table:formula="of:=[.L465] / 1.151 - 0.297" office:value-type="float" office:value="0.917959548238341" calcext:value-type="float">
            <text:p>0.917959548238341</text:p>
          </table:table-cell>
          <table:table-cell office:value-type="float" office:value="-0.108107458847336" calcext:value-type="float">
            <text:p>-0.108107458847336</text:p>
          </table:table-cell>
          <table:table-cell office:value-type="float" office:value="0.490808109742028" calcext:value-type="float">
            <text:p>0.490808109742028</text:p>
          </table:table-cell>
          <table:table-cell office:value-type="float" office:value="-0.210895560086691" calcext:value-type="float">
            <text:p>-0.210895560086691</text:p>
          </table:table-cell>
          <table:table-cell table:formula="of:=[.I465]-[.B465]" office:value-type="float" office:value="-0.00716951883534378" calcext:value-type="float">
            <text:p>-0.007169518835344</text:p>
          </table:table-cell>
          <table:table-cell table:formula="of:=[.K465]-[.C465]" office:value-type="float" office:value="0.0650060995950361" calcext:value-type="float">
            <text:p>0.065006099595036</text:p>
          </table:table-cell>
          <table:table-cell table:formula="of:=[.M465]-[.D465]" office:value-type="float" office:value="-0.156684717304179" calcext:value-type="float">
            <text:p>-0.156684717304179</text:p>
          </table:table-cell>
          <table:table-cell office:value-type="float" office:value="0.364108048927532" calcext:value-type="float">
            <text:p>0.364108048927532</text:p>
          </table:table-cell>
          <table:table-cell office:value-type="float" office:value="-0.145421521340162" calcext:value-type="float">
            <text:p>-0.145421521340162</text:p>
          </table:table-cell>
          <table:table-cell office:value-type="float" office:value="0.32377417447981" calcext:value-type="float">
            <text:p>0.32377417447981</text:p>
          </table:table-cell>
          <table:table-cell office:value-type="float" office:value="-0.0951456298211211" calcext:value-type="float">
            <text:p>-0.095145629821121</text:p>
          </table:table-cell>
          <table:table-cell office:value-type="float" office:value="-0.0552662304707816" calcext:value-type="float">
            <text:p>-0.055266230470782</text:p>
          </table:table-cell>
          <table:table-cell office:value-type="float" office:value="0.0322579743620865" calcext:value-type="float">
            <text:p>0.032257974362087</text:p>
          </table:table-cell>
        </table:table-row>
        <table:table-row table:style-name="ro1">
          <table:table-cell table:formula="of:=SQRT([.I466]^2 + [.K466]^2 + [.M466]^2)" office:value-type="float" office:value="7.86894289072081" calcext:value-type="float">
            <text:p>7.86894289072081</text:p>
          </table:table-cell>
          <table:table-cell office:value-type="float" office:value="6.09525257967133" calcext:value-type="float">
            <text:p>6.09525257967133</text:p>
          </table:table-cell>
          <table:table-cell office:value-type="float" office:value="4.93518116202691" calcext:value-type="float">
            <text:p>4.93518116202691</text:p>
          </table:table-cell>
          <table:table-cell office:value-type="float" office:value="0.493342208469707" calcext:value-type="float">
            <text:p>0.493342208469707</text:p>
          </table:table-cell>
          <table:table-cell office:value-type="float" office:value="0.409504933033453" calcext:value-type="float">
            <text:p>0.409504933033453</text:p>
          </table:table-cell>
          <table:table-cell office:value-type="float" office:value="0.12682279731686" calcext:value-type="float">
            <text:p>0.12682279731686</text:p>
          </table:table-cell>
          <table:table-cell office:value-type="float" office:value="2.04472103039218" calcext:value-type="float">
            <text:p>2.04472103039218</text:p>
          </table:table-cell>
          <table:table-cell office:value-type="float" office:value="7.21710751355639" calcext:value-type="float">
            <text:p>7.21710751355639</text:p>
          </table:table-cell>
          <table:table-cell table:formula="of:=[.H466] / 1.184 + 0.103" office:value-type="float" office:value="6.19852999455776" calcext:value-type="float">
            <text:p>6.19852999455776</text:p>
          </table:table-cell>
          <table:table-cell office:value-type="float" office:value="4.68422440417939" calcext:value-type="float">
            <text:p>4.68422440417939</text:p>
          </table:table-cell>
          <table:table-cell table:formula="of:=[.J466] / 1.032 + 0.243" office:value-type="float" office:value="4.78197713583274" calcext:value-type="float">
            <text:p>4.78197713583274</text:p>
          </table:table-cell>
          <table:table-cell office:value-type="float" office:value="1.25628212607985" calcext:value-type="float">
            <text:p>1.25628212607985</text:p>
          </table:table-cell>
          <table:table-cell table:formula="of:=[.L466] / 1.151 - 0.297" office:value-type="float" office:value="0.794470135603692" calcext:value-type="float">
            <text:p>0.794470135603692</text:p>
          </table:table-cell>
          <table:table-cell office:value-type="float" office:value="0.575958455562317" calcext:value-type="float">
            <text:p>0.575958455562317</text:p>
          </table:table-cell>
          <table:table-cell office:value-type="float" office:value="0.135650106917661" calcext:value-type="float">
            <text:p>0.135650106917661</text:p>
          </table:table-cell>
          <table:table-cell office:value-type="float" office:value="2.0834235660643" calcext:value-type="float">
            <text:p>2.0834235660643</text:p>
          </table:table-cell>
          <table:table-cell table:formula="of:=[.I466]-[.B466]" office:value-type="float" office:value="0.103277414886432" calcext:value-type="float">
            <text:p>0.103277414886432</text:p>
          </table:table-cell>
          <table:table-cell table:formula="of:=[.K466]-[.C466]" office:value-type="float" office:value="-0.153204026194167" calcext:value-type="float">
            <text:p>-0.153204026194167</text:p>
          </table:table-cell>
          <table:table-cell table:formula="of:=[.M466]-[.D466]" office:value-type="float" office:value="0.301127927133985" calcext:value-type="float">
            <text:p>0.301127927133985</text:p>
          </table:table-cell>
          <table:table-cell office:value-type="float" office:value="1.12185493388506" calcext:value-type="float">
            <text:p>1.12185493388506</text:p>
          </table:table-cell>
          <table:table-cell office:value-type="float" office:value="-0.250956757847515" calcext:value-type="float">
            <text:p>-0.250956757847515</text:p>
          </table:table-cell>
          <table:table-cell office:value-type="float" office:value="0.762939917610143" calcext:value-type="float">
            <text:p>0.762939917610143</text:p>
          </table:table-cell>
          <table:table-cell office:value-type="float" office:value="-0.0663334773713395" calcext:value-type="float">
            <text:p>-0.06633347737134</text:p>
          </table:table-cell>
          <table:table-cell office:value-type="float" office:value="-0.151467987805936" calcext:value-type="float">
            <text:p>-0.151467987805936</text:p>
          </table:table-cell>
          <table:table-cell office:value-type="float" office:value="0.0554992700970485" calcext:value-type="float">
            <text:p>0.055499270097049</text:p>
          </table:table-cell>
        </table:table-row>
        <table:table-row table:style-name="ro1">
          <table:table-cell table:formula="of:=SQRT([.I467]^2 + [.K467]^2 + [.M467]^2)" office:value-type="float" office:value="5.19706768204104" calcext:value-type="float">
            <text:p>5.19706768204104</text:p>
          </table:table-cell>
          <table:table-cell office:value-type="float" office:value="4.93031221820127" calcext:value-type="float">
            <text:p>4.93031221820127</text:p>
          </table:table-cell>
          <table:table-cell office:value-type="float" office:value="-2.16799227542892" calcext:value-type="float">
            <text:p>-2.16799227542892</text:p>
          </table:table-cell>
          <table:table-cell office:value-type="float" office:value="0.465270843887788" calcext:value-type="float">
            <text:p>0.465270843887788</text:p>
          </table:table-cell>
          <table:table-cell office:value-type="float" office:value="-0.339348671761736" calcext:value-type="float">
            <text:p>-0.339348671761736</text:p>
          </table:table-cell>
          <table:table-cell office:value-type="float" office:value="-0.142640281627495" calcext:value-type="float">
            <text:p>-0.142640281627495</text:p>
          </table:table-cell>
          <table:table-cell office:value-type="float" office:value="-0.0596187077110137" calcext:value-type="float">
            <text:p>-0.059618707711014</text:p>
          </table:table-cell>
          <table:table-cell office:value-type="float" office:value="5.44947202696445" calcext:value-type="float">
            <text:p>5.44947202696445</text:p>
          </table:table-cell>
          <table:table-cell table:formula="of:=[.H467] / 1.184 + 0.103" office:value-type="float" office:value="4.70559461736862" calcext:value-type="float">
            <text:p>4.70559461736862</text:p>
          </table:table-cell>
          <table:table-cell office:value-type="float" office:value="-2.4459187326336" calcext:value-type="float">
            <text:p>-2.4459187326336</text:p>
          </table:table-cell>
          <table:table-cell table:formula="of:=[.J467] / 1.032 + 0.243" office:value-type="float" office:value="-2.12707629131163" calcext:value-type="float">
            <text:p>-2.12707629131163</text:p>
          </table:table-cell>
          <table:table-cell office:value-type="float" office:value="1.01539174411308" calcext:value-type="float">
            <text:p>1.01539174411308</text:p>
          </table:table-cell>
          <table:table-cell table:formula="of:=[.L467] / 1.151 - 0.297" office:value-type="float" office:value="0.585182227726394" calcext:value-type="float">
            <text:p>0.585182227726394</text:p>
          </table:table-cell>
          <table:table-cell office:value-type="float" office:value="-0.640781594234897" calcext:value-type="float">
            <text:p>-0.640781594234897</text:p>
          </table:table-cell>
          <table:table-cell office:value-type="float" office:value="-0.0122148079198428" calcext:value-type="float">
            <text:p>-0.012214807919843</text:p>
          </table:table-cell>
          <table:table-cell office:value-type="float" office:value="0.0402134584339464" calcext:value-type="float">
            <text:p>0.040213458433946</text:p>
          </table:table-cell>
          <table:table-cell table:formula="of:=[.I467]-[.B467]" office:value-type="float" office:value="-0.224717600832647" calcext:value-type="float">
            <text:p>-0.224717600832647</text:p>
          </table:table-cell>
          <table:table-cell table:formula="of:=[.K467]-[.C467]" office:value-type="float" office:value="0.0409159841172921" calcext:value-type="float">
            <text:p>0.040915984117292</text:p>
          </table:table-cell>
          <table:table-cell table:formula="of:=[.M467]-[.D467]" office:value-type="float" office:value="0.119911383838606" calcext:value-type="float">
            <text:p>0.119911383838606</text:p>
          </table:table-cell>
          <table:table-cell office:value-type="float" office:value="0.519159808763179" calcext:value-type="float">
            <text:p>0.519159808763179</text:p>
          </table:table-cell>
          <table:table-cell office:value-type="float" office:value="-0.277926457204678" calcext:value-type="float">
            <text:p>-0.277926457204678</text:p>
          </table:table-cell>
          <table:table-cell office:value-type="float" office:value="0.550120900225297" calcext:value-type="float">
            <text:p>0.550120900225297</text:p>
          </table:table-cell>
          <table:table-cell office:value-type="float" office:value="-0.310378158530141" calcext:value-type="float">
            <text:p>-0.310378158530141</text:p>
          </table:table-cell>
          <table:table-cell office:value-type="float" office:value="0.10593695469095" calcext:value-type="float">
            <text:p>0.10593695469095</text:p>
          </table:table-cell>
          <table:table-cell office:value-type="float" office:value="0.139963844638039" calcext:value-type="float">
            <text:p>0.139963844638039</text:p>
          </table:table-cell>
        </table:table-row>
        <table:table-row table:style-name="ro1">
          <table:table-cell table:formula="of:=SQRT([.I468]^2 + [.K468]^2 + [.M468]^2)" office:value-type="float" office:value="4.38019691067989" calcext:value-type="float">
            <text:p>4.38019691067989</text:p>
          </table:table-cell>
          <table:table-cell office:value-type="float" office:value="4.15164943304836" calcext:value-type="float">
            <text:p>4.15164943304836</text:p>
          </table:table-cell>
          <table:table-cell office:value-type="float" office:value="-1.04413846304273" calcext:value-type="float">
            <text:p>-1.04413846304273</text:p>
          </table:table-cell>
          <table:table-cell office:value-type="float" office:value="1.67167636502588" calcext:value-type="float">
            <text:p>1.67167636502588</text:p>
          </table:table-cell>
          <table:table-cell office:value-type="float" office:value="0.482912117753875" calcext:value-type="float">
            <text:p>0.482912117753875</text:p>
          </table:table-cell>
          <table:table-cell office:value-type="float" office:value="0.217783631479967" calcext:value-type="float">
            <text:p>0.217783631479967</text:p>
          </table:table-cell>
          <table:table-cell office:value-type="float" office:value="2.14203319597045" calcext:value-type="float">
            <text:p>2.14203319597045</text:p>
          </table:table-cell>
          <table:table-cell office:value-type="float" office:value="4.57682728322726" calcext:value-type="float">
            <text:p>4.57682728322726</text:p>
          </table:table-cell>
          <table:table-cell table:formula="of:=[.H468] / 1.184 + 0.103" office:value-type="float" office:value="3.96856358380681" calcext:value-type="float">
            <text:p>3.96856358380681</text:p>
          </table:table-cell>
          <table:table-cell office:value-type="float" office:value="-1.29704523197107" calcext:value-type="float">
            <text:p>-1.29704523197107</text:p>
          </table:table-cell>
          <table:table-cell table:formula="of:=[.J468] / 1.032 + 0.243" office:value-type="float" office:value="-1.01382677516577" calcext:value-type="float">
            <text:p>-1.01382677516577</text:p>
          </table:table-cell>
          <table:table-cell office:value-type="float" office:value="2.12822841536092" calcext:value-type="float">
            <text:p>2.12822841536092</text:p>
          </table:table-cell>
          <table:table-cell table:formula="of:=[.L468] / 1.151 - 0.297" office:value-type="float" office:value="1.5520255563518" calcext:value-type="float">
            <text:p>1.5520255563518</text:p>
          </table:table-cell>
          <table:table-cell office:value-type="float" office:value="0.563747375355089" calcext:value-type="float">
            <text:p>0.563747375355089</text:p>
          </table:table-cell>
          <table:table-cell office:value-type="float" office:value="0.226824988883075" calcext:value-type="float">
            <text:p>0.226824988883075</text:p>
          </table:table-cell>
          <table:table-cell office:value-type="float" office:value="2.13430138446812" calcext:value-type="float">
            <text:p>2.13430138446812</text:p>
          </table:table-cell>
          <table:table-cell table:formula="of:=[.I468]-[.B468]" office:value-type="float" office:value="-0.183085849241552" calcext:value-type="float">
            <text:p>-0.183085849241552</text:p>
          </table:table-cell>
          <table:table-cell table:formula="of:=[.K468]-[.C468]" office:value-type="float" office:value="0.0303116878769643" calcext:value-type="float">
            <text:p>0.030311687876964</text:p>
          </table:table-cell>
          <table:table-cell table:formula="of:=[.M468]-[.D468]" office:value-type="float" office:value="-0.119650808674082" calcext:value-type="float">
            <text:p>-0.119650808674082</text:p>
          </table:table-cell>
          <table:table-cell office:value-type="float" office:value="0.425177850178901" calcext:value-type="float">
            <text:p>0.425177850178901</text:p>
          </table:table-cell>
          <table:table-cell office:value-type="float" office:value="-0.252906768928341" calcext:value-type="float">
            <text:p>-0.252906768928341</text:p>
          </table:table-cell>
          <table:table-cell office:value-type="float" office:value="0.456552050335044" calcext:value-type="float">
            <text:p>0.456552050335044</text:p>
          </table:table-cell>
          <table:table-cell office:value-type="float" office:value="-0.0344503079434779" calcext:value-type="float">
            <text:p>-0.034450307943478</text:p>
          </table:table-cell>
          <table:table-cell office:value-type="float" office:value="-0.0715082813727301" calcext:value-type="float">
            <text:p>-0.07150828137273</text:p>
          </table:table-cell>
          <table:table-cell office:value-type="float" office:value="0.00886760204268322" calcext:value-type="float">
            <text:p>0.008867602042683</text:p>
          </table:table-cell>
        </table:table-row>
        <table:table-row table:style-name="ro1">
          <table:table-cell table:formula="of:=SQRT([.I469]^2 + [.K469]^2 + [.M469]^2)" office:value-type="float" office:value="6.63538169748148" calcext:value-type="float">
            <text:p>6.63538169748148</text:p>
          </table:table-cell>
          <table:table-cell office:value-type="float" office:value="5.30269124751062" calcext:value-type="float">
            <text:p>5.30269124751062</text:p>
          </table:table-cell>
          <table:table-cell office:value-type="float" office:value="3.75003437509397" calcext:value-type="float">
            <text:p>3.75003437509397</text:p>
          </table:table-cell>
          <table:table-cell office:value-type="float" office:value="1.61999370579346" calcext:value-type="float">
            <text:p>1.61999370579346</text:p>
          </table:table-cell>
          <table:table-cell office:value-type="float" office:value="-0.374433022354925" calcext:value-type="float">
            <text:p>-0.374433022354925</text:p>
          </table:table-cell>
          <table:table-cell office:value-type="float" office:value="-0.260020292941683" calcext:value-type="float">
            <text:p>-0.260020292941683</text:p>
          </table:table-cell>
          <table:table-cell office:value-type="float" office:value="-0.815103625333105" calcext:value-type="float">
            <text:p>-0.815103625333105</text:p>
          </table:table-cell>
          <table:table-cell office:value-type="float" office:value="6.14890309709941" calcext:value-type="float">
            <text:p>6.14890309709941</text:p>
          </table:table-cell>
          <table:table-cell table:formula="of:=[.H469] / 1.184 + 0.103" office:value-type="float" office:value="5.29633031849612" calcext:value-type="float">
            <text:p>5.29633031849612</text:p>
          </table:table-cell>
          <table:table-cell office:value-type="float" office:value="3.48941885138961" calcext:value-type="float">
            <text:p>3.48941885138961</text:p>
          </table:table-cell>
          <table:table-cell table:formula="of:=[.J469] / 1.032 + 0.243" office:value-type="float" office:value="3.62421981723799" calcext:value-type="float">
            <text:p>3.62421981723799</text:p>
          </table:table-cell>
          <table:table-cell office:value-type="float" office:value="2.28229992215231" calcext:value-type="float">
            <text:p>2.28229992215231</text:p>
          </table:table-cell>
          <table:table-cell table:formula="of:=[.L469] / 1.151 - 0.297" office:value-type="float" office:value="1.68588438067099" calcext:value-type="float">
            <text:p>1.68588438067099</text:p>
          </table:table-cell>
          <table:table-cell office:value-type="float" office:value="-0.488625107470333" calcext:value-type="float">
            <text:p>-0.488625107470333</text:p>
          </table:table-cell>
          <table:table-cell office:value-type="float" office:value="-0.202707443703424" calcext:value-type="float">
            <text:p>-0.202707443703424</text:p>
          </table:table-cell>
          <table:table-cell office:value-type="float" office:value="-0.84760698606614" calcext:value-type="float">
            <text:p>-0.84760698606614</text:p>
          </table:table-cell>
          <table:table-cell table:formula="of:=[.I469]-[.B469]" office:value-type="float" office:value="-0.00636092901449725" calcext:value-type="float">
            <text:p>-0.006360929014497</text:p>
          </table:table-cell>
          <table:table-cell table:formula="of:=[.K469]-[.C469]" office:value-type="float" office:value="-0.125814557855976" calcext:value-type="float">
            <text:p>-0.125814557855976</text:p>
          </table:table-cell>
          <table:table-cell table:formula="of:=[.M469]-[.D469]" office:value-type="float" office:value="0.0658906748775305" calcext:value-type="float">
            <text:p>0.065890674877531</text:p>
          </table:table-cell>
          <table:table-cell office:value-type="float" office:value="0.846211849588794" calcext:value-type="float">
            <text:p>0.846211849588794</text:p>
          </table:table-cell>
          <table:table-cell office:value-type="float" office:value="-0.260615523704359" calcext:value-type="float">
            <text:p>-0.260615523704359</text:p>
          </table:table-cell>
          <table:table-cell office:value-type="float" office:value="0.662306216358857" calcext:value-type="float">
            <text:p>0.662306216358857</text:p>
          </table:table-cell>
          <table:table-cell office:value-type="float" office:value="-0.117415976302805" calcext:value-type="float">
            <text:p>-0.117415976302805</text:p>
          </table:table-cell>
          <table:table-cell office:value-type="float" office:value="-0.0430850796249649" calcext:value-type="float">
            <text:p>-0.043085079624965</text:p>
          </table:table-cell>
          <table:table-cell office:value-type="float" office:value="-0.00881349831980316" calcext:value-type="float">
            <text:p>-0.008813498319803</text:p>
          </table:table-cell>
        </table:table-row>
        <table:table-row table:style-name="ro1">
          <table:table-cell table:formula="of:=SQRT([.I470]^2 + [.K470]^2 + [.M470]^2)" office:value-type="float" office:value="5.5885320388156" calcext:value-type="float">
            <text:p>5.5885320388156</text:p>
          </table:table-cell>
          <table:table-cell office:value-type="float" office:value="4.86248466798935" calcext:value-type="float">
            <text:p>4.86248466798935</text:p>
          </table:table-cell>
          <table:table-cell office:value-type="float" office:value="2.47592926843465" calcext:value-type="float">
            <text:p>2.47592926843465</text:p>
          </table:table-cell>
          <table:table-cell office:value-type="float" office:value="0.621063995510071" calcext:value-type="float">
            <text:p>0.621063995510071</text:p>
          </table:table-cell>
          <table:table-cell office:value-type="float" office:value="-0.237184438175196" calcext:value-type="float">
            <text:p>-0.237184438175196</text:p>
          </table:table-cell>
          <table:table-cell office:value-type="float" office:value="0.0847233266745961" calcext:value-type="float">
            <text:p>0.084723326674596</text:p>
          </table:table-cell>
          <table:table-cell office:value-type="float" office:value="3.05795476751265" calcext:value-type="float">
            <text:p>3.05795476751265</text:p>
          </table:table-cell>
          <table:table-cell office:value-type="float" office:value="5.74998426417103" calcext:value-type="float">
            <text:p>5.74998426417103</text:p>
          </table:table-cell>
          <table:table-cell table:formula="of:=[.H470] / 1.184 + 0.103" office:value-type="float" office:value="4.95940562852283" calcext:value-type="float">
            <text:p>4.95940562852283</text:p>
          </table:table-cell>
          <table:table-cell office:value-type="float" office:value="2.28941665844298" calcext:value-type="float">
            <text:p>2.28941665844298</text:p>
          </table:table-cell>
          <table:table-cell table:formula="of:=[.J470] / 1.032 + 0.243" office:value-type="float" office:value="2.46142699461529" calcext:value-type="float">
            <text:p>2.46142699461529</text:p>
          </table:table-cell>
          <table:table-cell office:value-type="float" office:value="1.21642775187056" calcext:value-type="float">
            <text:p>1.21642775187056</text:p>
          </table:table-cell>
          <table:table-cell table:formula="of:=[.L470] / 1.151 - 0.297" office:value-type="float" office:value="0.759844267480938" calcext:value-type="float">
            <text:p>0.759844267480938</text:p>
          </table:table-cell>
          <table:table-cell office:value-type="float" office:value="-0.531744975703973" calcext:value-type="float">
            <text:p>-0.531744975703973</text:p>
          </table:table-cell>
          <table:table-cell office:value-type="float" office:value="0.2163626624526" calcext:value-type="float">
            <text:p>0.2163626624526</text:p>
          </table:table-cell>
          <table:table-cell office:value-type="float" office:value="3.07223366513767" calcext:value-type="float">
            <text:p>3.07223366513767</text:p>
          </table:table-cell>
          <table:table-cell table:formula="of:=[.I470]-[.B470]" office:value-type="float" office:value="0.0969209605334793" calcext:value-type="float">
            <text:p>0.096920960533479</text:p>
          </table:table-cell>
          <table:table-cell table:formula="of:=[.K470]-[.C470]" office:value-type="float" office:value="-0.0145022738193594" calcext:value-type="float">
            <text:p>-0.01450227381936</text:p>
          </table:table-cell>
          <table:table-cell table:formula="of:=[.M470]-[.D470]" office:value-type="float" office:value="0.138780271970867" calcext:value-type="float">
            <text:p>0.138780271970867</text:p>
          </table:table-cell>
          <table:table-cell office:value-type="float" office:value="0.887499596181671" calcext:value-type="float">
            <text:p>0.887499596181671</text:p>
          </table:table-cell>
          <table:table-cell office:value-type="float" office:value="-0.186512609991672" calcext:value-type="float">
            <text:p>-0.186512609991672</text:p>
          </table:table-cell>
          <table:table-cell office:value-type="float" office:value="0.595363756360486" calcext:value-type="float">
            <text:p>0.595363756360486</text:p>
          </table:table-cell>
          <table:table-cell office:value-type="float" office:value="0.300123155718831" calcext:value-type="float">
            <text:p>0.300123155718831</text:p>
          </table:table-cell>
          <table:table-cell office:value-type="float" office:value="-0.110887084818565" calcext:value-type="float">
            <text:p>-0.110887084818565</text:p>
          </table:table-cell>
          <table:table-cell office:value-type="float" office:value="-0.0135264776054207" calcext:value-type="float">
            <text:p>-0.013526477605421</text:p>
          </table:table-cell>
        </table:table-row>
        <table:table-row table:style-name="ro1">
          <table:table-cell table:formula="of:=SQRT([.I471]^2 + [.K471]^2 + [.M471]^2)" office:value-type="float" office:value="7.21696391362902" calcext:value-type="float">
            <text:p>7.21696391362902</text:p>
          </table:table-cell>
          <table:table-cell office:value-type="float" office:value="6.36108967437373" calcext:value-type="float">
            <text:p>6.36108967437373</text:p>
          </table:table-cell>
          <table:table-cell office:value-type="float" office:value="3.18535325154596" calcext:value-type="float">
            <text:p>3.18535325154596</text:p>
          </table:table-cell>
          <table:table-cell office:value-type="float" office:value="1.24425448664569" calcext:value-type="float">
            <text:p>1.24425448664569</text:p>
          </table:table-cell>
          <table:table-cell office:value-type="float" office:value="0.0744195720441443" calcext:value-type="float">
            <text:p>0.074419572044144</text:p>
          </table:table-cell>
          <table:table-cell office:value-type="float" office:value="-0.10070099585352" calcext:value-type="float">
            <text:p>-0.10070099585352</text:p>
          </table:table-cell>
          <table:table-cell office:value-type="float" office:value="3.08453775497307" calcext:value-type="float">
            <text:p>3.08453775497307</text:p>
          </table:table-cell>
          <table:table-cell office:value-type="float" office:value="7.42153600698979" calcext:value-type="float">
            <text:p>7.42153600698979</text:p>
          </table:table-cell>
          <table:table-cell table:formula="of:=[.H471] / 1.184 + 0.103" office:value-type="float" office:value="6.37118919509273" calcext:value-type="float">
            <text:p>6.37118919509273</text:p>
          </table:table-cell>
          <table:table-cell office:value-type="float" office:value="2.90783085794559" calcext:value-type="float">
            <text:p>2.90783085794559</text:p>
          </table:table-cell>
          <table:table-cell table:formula="of:=[.J471] / 1.032 + 0.243" office:value-type="float" office:value="3.0606655600248" calcext:value-type="float">
            <text:p>3.0606655600248</text:p>
          </table:table-cell>
          <table:table-cell office:value-type="float" office:value="2.01964130641669" calcext:value-type="float">
            <text:p>2.01964130641669</text:p>
          </table:table-cell>
          <table:table-cell table:formula="of:=[.L471] / 1.151 - 0.297" office:value-type="float" office:value="1.45768401947584" calcext:value-type="float">
            <text:p>1.45768401947584</text:p>
          </table:table-cell>
          <table:table-cell office:value-type="float" office:value="0.209678070849842" calcext:value-type="float">
            <text:p>0.209678070849842</text:p>
          </table:table-cell>
          <table:table-cell office:value-type="float" office:value="0.00265397294192882" calcext:value-type="float">
            <text:p>0.002653972941929</text:p>
          </table:table-cell>
          <table:table-cell office:value-type="float" office:value="3.10581265914163" calcext:value-type="float">
            <text:p>3.10581265914163</text:p>
          </table:table-cell>
          <table:table-cell table:formula="of:=[.I471]-[.B471]" office:value-type="float" office:value="0.010099520718998" calcext:value-type="float">
            <text:p>0.010099520718998</text:p>
          </table:table-cell>
          <table:table-cell table:formula="of:=[.K471]-[.C471]" office:value-type="float" office:value="-0.124687691521164" calcext:value-type="float">
            <text:p>-0.124687691521164</text:p>
          </table:table-cell>
          <table:table-cell table:formula="of:=[.M471]-[.D471]" office:value-type="float" office:value="0.213429532830148" calcext:value-type="float">
            <text:p>0.213429532830148</text:p>
          </table:table-cell>
          <table:table-cell office:value-type="float" office:value="1.06044633261606" calcext:value-type="float">
            <text:p>1.06044633261606</text:p>
          </table:table-cell>
          <table:table-cell office:value-type="float" office:value="-0.277522393600374" calcext:value-type="float">
            <text:p>-0.277522393600374</text:p>
          </table:table-cell>
          <table:table-cell office:value-type="float" office:value="0.775386819771002" calcext:value-type="float">
            <text:p>0.775386819771002</text:p>
          </table:table-cell>
          <table:table-cell office:value-type="float" office:value="-0.129944211120819" calcext:value-type="float">
            <text:p>-0.129944211120819</text:p>
          </table:table-cell>
          <table:table-cell office:value-type="float" office:value="-0.109997611667678" calcext:value-type="float">
            <text:p>-0.109997611667678</text:p>
          </table:table-cell>
          <table:table-cell office:value-type="float" office:value="0.00746369605347175" calcext:value-type="float">
            <text:p>0.007463696053472</text:p>
          </table:table-cell>
        </table:table-row>
        <table:table-row table:style-name="ro1">
          <table:table-cell table:formula="of:=SQRT([.I472]^2 + [.K472]^2 + [.M472]^2)" office:value-type="float" office:value="4.5196211680875" calcext:value-type="float">
            <text:p>4.5196211680875</text:p>
          </table:table-cell>
          <table:table-cell office:value-type="float" office:value="4.24841623960635" calcext:value-type="float">
            <text:p>4.24841623960635</text:p>
          </table:table-cell>
          <table:table-cell office:value-type="float" office:value="-0.93398132395941" calcext:value-type="float">
            <text:p>-0.93398132395941</text:p>
          </table:table-cell>
          <table:table-cell office:value-type="float" office:value="1.19561270100613" calcext:value-type="float">
            <text:p>1.19561270100613</text:p>
          </table:table-cell>
          <table:table-cell office:value-type="float" office:value="-0.175782195870562" calcext:value-type="float">
            <text:p>-0.175782195870562</text:p>
          </table:table-cell>
          <table:table-cell office:value-type="float" office:value="0.371641646152294" calcext:value-type="float">
            <text:p>0.371641646152294</text:p>
          </table:table-cell>
          <table:table-cell office:value-type="float" office:value="2.05363229332411" calcext:value-type="float">
            <text:p>2.05363229332411</text:p>
          </table:table-cell>
          <table:table-cell office:value-type="float" office:value="4.90625451137857" calcext:value-type="float">
            <text:p>4.90625451137857</text:p>
          </table:table-cell>
          <table:table-cell table:formula="of:=[.H472] / 1.184 + 0.103" office:value-type="float" office:value="4.24679604001568" calcext:value-type="float">
            <text:p>4.24679604001568</text:p>
          </table:table-cell>
          <table:table-cell office:value-type="float" office:value="-1.24467801267513" calcext:value-type="float">
            <text:p>-1.24467801267513</text:p>
          </table:table-cell>
          <table:table-cell table:formula="of:=[.J472] / 1.032 + 0.243" office:value-type="float" office:value="-0.963083345615436" calcext:value-type="float">
            <text:p>-0.963083345615436</text:p>
          </table:table-cell>
          <table:table-cell office:value-type="float" office:value="1.73458999189696" calcext:value-type="float">
            <text:p>1.73458999189696</text:p>
          </table:table-cell>
          <table:table-cell table:formula="of:=[.L472] / 1.151 - 0.297" office:value-type="float" office:value="1.21002866368111" calcext:value-type="float">
            <text:p>1.21002866368111</text:p>
          </table:table-cell>
          <table:table-cell office:value-type="float" office:value="-0.112866633500721" calcext:value-type="float">
            <text:p>-0.112866633500721</text:p>
          </table:table-cell>
          <table:table-cell office:value-type="float" office:value="0.335937377528328" calcext:value-type="float">
            <text:p>0.335937377528328</text:p>
          </table:table-cell>
          <table:table-cell office:value-type="float" office:value="2.00562186859037" calcext:value-type="float">
            <text:p>2.00562186859037</text:p>
          </table:table-cell>
          <table:table-cell table:formula="of:=[.I472]-[.B472]" office:value-type="float" office:value="-0.00162019959066573" calcext:value-type="float">
            <text:p>-0.001620199590666</text:p>
          </table:table-cell>
          <table:table-cell table:formula="of:=[.K472]-[.C472]" office:value-type="float" office:value="-0.029102021656026" calcext:value-type="float">
            <text:p>-0.029102021656026</text:p>
          </table:table-cell>
          <table:table-cell table:formula="of:=[.M472]-[.D472]" office:value-type="float" office:value="0.014415962674982" calcext:value-type="float">
            <text:p>0.014415962674982</text:p>
          </table:table-cell>
          <table:table-cell office:value-type="float" office:value="0.657838271772214" calcext:value-type="float">
            <text:p>0.657838271772214</text:p>
          </table:table-cell>
          <table:table-cell office:value-type="float" office:value="-0.310696688715719" calcext:value-type="float">
            <text:p>-0.310696688715719</text:p>
          </table:table-cell>
          <table:table-cell office:value-type="float" office:value="0.538977290890829" calcext:value-type="float">
            <text:p>0.538977290890829</text:p>
          </table:table-cell>
          <table:table-cell office:value-type="float" office:value="-0.0586475851027326" calcext:value-type="float">
            <text:p>-0.058647585102733</text:p>
          </table:table-cell>
          <table:table-cell office:value-type="float" office:value="-0.0363228548233208" calcext:value-type="float">
            <text:p>-0.036322854823321</text:p>
          </table:table-cell>
          <table:table-cell office:value-type="float" office:value="-0.0272687497488491" calcext:value-type="float">
            <text:p>-0.027268749748849</text:p>
          </table:table-cell>
        </table:table-row>
        <table:table-row table:style-name="ro1">
          <table:table-cell table:formula="of:=SQRT([.I473]^2 + [.K473]^2 + [.M473]^2)" office:value-type="float" office:value="2.72934582608533" calcext:value-type="float">
            <text:p>2.72934582608533</text:p>
          </table:table-cell>
          <table:table-cell office:value-type="float" office:value="2.28501677868998" calcext:value-type="float">
            <text:p>2.28501677868998</text:p>
          </table:table-cell>
          <table:table-cell office:value-type="float" office:value="1.26698421116102" calcext:value-type="float">
            <text:p>1.26698421116102</text:p>
          </table:table-cell>
          <table:table-cell office:value-type="float" office:value="0.695062204297707" calcext:value-type="float">
            <text:p>0.695062204297707</text:p>
          </table:table-cell>
          <table:table-cell office:value-type="float" office:value="0.232211842176463" calcext:value-type="float">
            <text:p>0.232211842176463</text:p>
          </table:table-cell>
          <table:table-cell office:value-type="float" office:value="-0.459805572778879" calcext:value-type="float">
            <text:p>-0.459805572778879</text:p>
          </table:table-cell>
          <table:table-cell office:value-type="float" office:value="2.69489948467035" calcext:value-type="float">
            <text:p>2.69489948467035</text:p>
          </table:table-cell>
          <table:table-cell office:value-type="float" office:value="2.608682408352" calcext:value-type="float">
            <text:p>2.608682408352</text:p>
          </table:table-cell>
          <table:table-cell table:formula="of:=[.H473] / 1.184 + 0.103" office:value-type="float" office:value="2.30627906110811" calcext:value-type="float">
            <text:p>2.30627906110811</text:p>
          </table:table-cell>
          <table:table-cell office:value-type="float" office:value="1.14680031956682" calcext:value-type="float">
            <text:p>1.14680031956682</text:p>
          </table:table-cell>
          <table:table-cell table:formula="of:=[.J473] / 1.032 + 0.243" office:value-type="float" office:value="1.35424061973529" calcext:value-type="float">
            <text:p>1.35424061973529</text:p>
          </table:table-cell>
          <table:table-cell office:value-type="float" office:value="0.968521710360574" calcext:value-type="float">
            <text:p>0.968521710360574</text:p>
          </table:table-cell>
          <table:table-cell table:formula="of:=[.L473] / 1.151 - 0.297" office:value-type="float" office:value="0.544461086325434" calcext:value-type="float">
            <text:p>0.544461086325434</text:p>
          </table:table-cell>
          <table:table-cell office:value-type="float" office:value="0.335775231983455" calcext:value-type="float">
            <text:p>0.335775231983455</text:p>
          </table:table-cell>
          <table:table-cell office:value-type="float" office:value="-0.462082907292778" calcext:value-type="float">
            <text:p>-0.462082907292778</text:p>
          </table:table-cell>
          <table:table-cell office:value-type="float" office:value="2.78104880077527" calcext:value-type="float">
            <text:p>2.78104880077527</text:p>
          </table:table-cell>
          <table:table-cell table:formula="of:=[.I473]-[.B473]" office:value-type="float" office:value="0.021262282418129" calcext:value-type="float">
            <text:p>0.021262282418129</text:p>
          </table:table-cell>
          <table:table-cell table:formula="of:=[.K473]-[.C473]" office:value-type="float" office:value="0.0872564085742704" calcext:value-type="float">
            <text:p>0.087256408574271</text:p>
          </table:table-cell>
          <table:table-cell table:formula="of:=[.M473]-[.D473]" office:value-type="float" office:value="-0.150601117972273" calcext:value-type="float">
            <text:p>-0.150601117972273</text:p>
          </table:table-cell>
          <table:table-cell office:value-type="float" office:value="0.323665629662026" calcext:value-type="float">
            <text:p>0.323665629662026</text:p>
          </table:table-cell>
          <table:table-cell office:value-type="float" office:value="-0.120183891594206" calcext:value-type="float">
            <text:p>-0.120183891594206</text:p>
          </table:table-cell>
          <table:table-cell office:value-type="float" office:value="0.273459506062868" calcext:value-type="float">
            <text:p>0.273459506062868</text:p>
          </table:table-cell>
          <table:table-cell office:value-type="float" office:value="-0.085519759855262" calcext:value-type="float">
            <text:p>-0.085519759855262</text:p>
          </table:table-cell>
          <table:table-cell office:value-type="float" office:value="-0.03600888689079" calcext:value-type="float">
            <text:p>-0.03600888689079</text:p>
          </table:table-cell>
          <table:table-cell office:value-type="float" office:value="0.0385110201301182" calcext:value-type="float">
            <text:p>0.038511020130118</text:p>
          </table:table-cell>
        </table:table-row>
        <table:table-row table:style-name="ro1">
          <table:table-cell table:formula="of:=SQRT([.I474]^2 + [.K474]^2 + [.M474]^2)" office:value-type="float" office:value="1.54364782359644" calcext:value-type="float">
            <text:p>1.54364782359644</text:p>
          </table:table-cell>
          <table:table-cell office:value-type="float" office:value="1.35828697698062" calcext:value-type="float">
            <text:p>1.35828697698062</text:p>
          </table:table-cell>
          <table:table-cell office:value-type="float" office:value="0.499412221650071" calcext:value-type="float">
            <text:p>0.499412221650071</text:p>
          </table:table-cell>
          <table:table-cell office:value-type="float" office:value="0.379788804525143" calcext:value-type="float">
            <text:p>0.379788804525143</text:p>
          </table:table-cell>
          <table:table-cell office:value-type="float" office:value="0.00271935342975826" calcext:value-type="float">
            <text:p>0.002719353429758</text:p>
          </table:table-cell>
          <table:table-cell office:value-type="float" office:value="-0.651710659516364" calcext:value-type="float">
            <text:p>-0.651710659516364</text:p>
          </table:table-cell>
          <table:table-cell office:value-type="float" office:value="-3.09340810298467" calcext:value-type="float">
            <text:p>-3.09340810298467</text:p>
          </table:table-cell>
          <table:table-cell office:value-type="float" office:value="1.52303222920577" calcext:value-type="float">
            <text:p>1.52303222920577</text:p>
          </table:table-cell>
          <table:table-cell table:formula="of:=[.H474] / 1.184 + 0.103" office:value-type="float" office:value="1.38934478818055" calcext:value-type="float">
            <text:p>1.38934478818055</text:p>
          </table:table-cell>
          <table:table-cell office:value-type="float" office:value="0.421545683371281" calcext:value-type="float">
            <text:p>0.421545683371281</text:p>
          </table:table-cell>
          <table:table-cell table:formula="of:=[.J474] / 1.032 + 0.243" office:value-type="float" office:value="0.651474499390776" calcext:value-type="float">
            <text:p>0.651474499390776</text:p>
          </table:table-cell>
          <table:table-cell office:value-type="float" office:value="0.534963533085857" calcext:value-type="float">
            <text:p>0.534963533085857</text:p>
          </table:table-cell>
          <table:table-cell table:formula="of:=[.L474] / 1.151 - 0.297" office:value-type="float" office:value="0.167781523098051" calcext:value-type="float">
            <text:p>0.167781523098051</text:p>
          </table:table-cell>
          <table:table-cell office:value-type="float" office:value="0.0760870554131348" calcext:value-type="float">
            <text:p>0.076087055413135</text:p>
          </table:table-cell>
          <table:table-cell office:value-type="float" office:value="-0.605394138618533" calcext:value-type="float">
            <text:p>-0.605394138618533</text:p>
          </table:table-cell>
          <table:table-cell office:value-type="float" office:value="-3.0241481335224" calcext:value-type="float">
            <text:p>-3.0241481335224</text:p>
          </table:table-cell>
          <table:table-cell table:formula="of:=[.I474]-[.B474]" office:value-type="float" office:value="0.0310578111999291" calcext:value-type="float">
            <text:p>0.031057811199929</text:p>
          </table:table-cell>
          <table:table-cell table:formula="of:=[.K474]-[.C474]" office:value-type="float" office:value="0.152062277740705" calcext:value-type="float">
            <text:p>0.152062277740705</text:p>
          </table:table-cell>
          <table:table-cell table:formula="of:=[.M474]-[.D474]" office:value-type="float" office:value="-0.212007281427092" calcext:value-type="float">
            <text:p>-0.212007281427092</text:p>
          </table:table-cell>
          <table:table-cell office:value-type="float" office:value="0.164745252225152" calcext:value-type="float">
            <text:p>0.164745252225152</text:p>
          </table:table-cell>
          <table:table-cell office:value-type="float" office:value="-0.0778665382787902" calcext:value-type="float">
            <text:p>-0.07786653827879</text:p>
          </table:table-cell>
          <table:table-cell office:value-type="float" office:value="0.155174728560714" calcext:value-type="float">
            <text:p>0.155174728560714</text:p>
          </table:table-cell>
          <table:table-cell office:value-type="float" office:value="-0.0624657306831646" calcext:value-type="float">
            <text:p>-0.062465730683165</text:p>
          </table:table-cell>
          <table:table-cell office:value-type="float" office:value="-0.0420152251283072" calcext:value-type="float">
            <text:p>-0.042015225128307</text:p>
          </table:table-cell>
          <table:table-cell office:value-type="float" office:value="0.024784526235635" calcext:value-type="float">
            <text:p>0.024784526235635</text:p>
          </table:table-cell>
        </table:table-row>
        <table:table-row table:style-name="ro1">
          <table:table-cell table:formula="of:=SQRT([.I475]^2 + [.K475]^2 + [.M475]^2)" office:value-type="float" office:value="6.64789844417025" calcext:value-type="float">
            <text:p>6.64789844417025</text:p>
          </table:table-cell>
          <table:table-cell office:value-type="float" office:value="6.19502349714221" calcext:value-type="float">
            <text:p>6.19502349714221</text:p>
          </table:table-cell>
          <table:table-cell office:value-type="float" office:value="-1.89393723682409" calcext:value-type="float">
            <text:p>-1.89393723682409</text:p>
          </table:table-cell>
          <table:table-cell office:value-type="float" office:value="0.582537523789416" calcext:value-type="float">
            <text:p>0.582537523789416</text:p>
          </table:table-cell>
          <table:table-cell office:value-type="float" office:value="0.0108323332985147" calcext:value-type="float">
            <text:p>0.010832333298515</text:p>
          </table:table-cell>
          <table:table-cell office:value-type="float" office:value="-0.0157700054606793" calcext:value-type="float">
            <text:p>-0.015770005460679</text:p>
          </table:table-cell>
          <table:table-cell office:value-type="float" office:value="-1.5687484703955" calcext:value-type="float">
            <text:p>-1.5687484703955</text:p>
          </table:table-cell>
          <table:table-cell office:value-type="float" office:value="7.28479123551476" calcext:value-type="float">
            <text:p>7.28479123551476</text:p>
          </table:table-cell>
          <table:table-cell table:formula="of:=[.H475] / 1.184 + 0.103" office:value-type="float" office:value="6.25569530026584" calcext:value-type="float">
            <text:p>6.25569530026584</text:p>
          </table:table-cell>
          <table:table-cell office:value-type="float" office:value="-2.39347874837597" calcext:value-type="float">
            <text:p>-2.39347874837597</text:p>
          </table:table-cell>
          <table:table-cell table:formula="of:=[.J475] / 1.032 + 0.243" office:value-type="float" office:value="-2.07626235307749" calcext:value-type="float">
            <text:p>-2.07626235307749</text:p>
          </table:table-cell>
          <table:table-cell office:value-type="float" office:value="1.33861876523481" calcext:value-type="float">
            <text:p>1.33861876523481</text:p>
          </table:table-cell>
          <table:table-cell table:formula="of:=[.L475] / 1.151 - 0.297" office:value-type="float" office:value="0.866005008892103" calcext:value-type="float">
            <text:p>0.866005008892103</text:p>
          </table:table-cell>
          <table:table-cell office:value-type="float" office:value="0.044285546580392" calcext:value-type="float">
            <text:p>0.044285546580392</text:p>
          </table:table-cell>
          <table:table-cell office:value-type="float" office:value="0.0693114870908484" calcext:value-type="float">
            <text:p>0.069311487090848</text:p>
          </table:table-cell>
          <table:table-cell office:value-type="float" office:value="-1.54308590464246" calcext:value-type="float">
            <text:p>-1.54308590464246</text:p>
          </table:table-cell>
          <table:table-cell table:formula="of:=[.I475]-[.B475]" office:value-type="float" office:value="0.0606718031236344" calcext:value-type="float">
            <text:p>0.060671803123634</text:p>
          </table:table-cell>
          <table:table-cell table:formula="of:=[.K475]-[.C475]" office:value-type="float" office:value="-0.182325116253401" calcext:value-type="float">
            <text:p>-0.182325116253401</text:p>
          </table:table-cell>
          <table:table-cell table:formula="of:=[.M475]-[.D475]" office:value-type="float" office:value="0.283467485102686" calcext:value-type="float">
            <text:p>0.283467485102686</text:p>
          </table:table-cell>
          <table:table-cell office:value-type="float" office:value="1.08976773837255" calcext:value-type="float">
            <text:p>1.08976773837255</text:p>
          </table:table-cell>
          <table:table-cell office:value-type="float" office:value="-0.499541511551879" calcext:value-type="float">
            <text:p>-0.499541511551879</text:p>
          </table:table-cell>
          <table:table-cell office:value-type="float" office:value="0.75608124144539" calcext:value-type="float">
            <text:p>0.75608124144539</text:p>
          </table:table-cell>
          <table:table-cell office:value-type="float" office:value="-0.0850518715842674" calcext:value-type="float">
            <text:p>-0.085051871584267</text:p>
          </table:table-cell>
          <table:table-cell office:value-type="float" office:value="0.0335468934284577" calcext:value-type="float">
            <text:p>0.033546893428458</text:p>
          </table:table-cell>
          <table:table-cell office:value-type="float" office:value="0.0279865277907723" calcext:value-type="float">
            <text:p>0.027986527790772</text:p>
          </table:table-cell>
        </table:table-row>
        <table:table-row table:style-name="ro1">
          <table:table-cell table:formula="of:=SQRT([.I476]^2 + [.K476]^2 + [.M476]^2)" office:value-type="float" office:value="4.85765621301657" calcext:value-type="float">
            <text:p>4.85765621301657</text:p>
          </table:table-cell>
          <table:table-cell office:value-type="float" office:value="4.46907500473589" calcext:value-type="float">
            <text:p>4.46907500473589</text:p>
          </table:table-cell>
          <table:table-cell office:value-type="float" office:value="0.343933185078185" calcext:value-type="float">
            <text:p>0.343933185078185</text:p>
          </table:table-cell>
          <table:table-cell office:value-type="float" office:value="1.88276569109641" calcext:value-type="float">
            <text:p>1.88276569109641</text:p>
          </table:table-cell>
          <table:table-cell office:value-type="float" office:value="0.326389903604219" calcext:value-type="float">
            <text:p>0.326389903604219</text:p>
          </table:table-cell>
          <table:table-cell office:value-type="float" office:value="-0.0733723690735948" calcext:value-type="float">
            <text:p>-0.073372369073595</text:p>
          </table:table-cell>
          <table:table-cell office:value-type="float" office:value="-2.34351171837354" calcext:value-type="float">
            <text:p>-2.34351171837354</text:p>
          </table:table-cell>
          <table:table-cell office:value-type="float" office:value="5.17644222323086" calcext:value-type="float">
            <text:p>5.17644222323086</text:p>
          </table:table-cell>
          <table:table-cell table:formula="of:=[.H476] / 1.184 + 0.103" office:value-type="float" office:value="4.47499512097201" calcext:value-type="float">
            <text:p>4.47499512097201</text:p>
          </table:table-cell>
          <table:table-cell office:value-type="float" office:value="0.0824970374266284" calcext:value-type="float">
            <text:p>0.082497037426628</text:p>
          </table:table-cell>
          <table:table-cell table:formula="of:=[.J476] / 1.032 + 0.243" office:value-type="float" office:value="0.322938989754485" calcext:value-type="float">
            <text:p>0.322938989754485</text:p>
          </table:table-cell>
          <table:table-cell office:value-type="float" office:value="2.48498086152213" calcext:value-type="float">
            <text:p>2.48498086152213</text:p>
          </table:table-cell>
          <table:table-cell table:formula="of:=[.L476] / 1.151 - 0.297" office:value-type="float" office:value="1.86197555301662" calcext:value-type="float">
            <text:p>1.86197555301662</text:p>
          </table:table-cell>
          <table:table-cell office:value-type="float" office:value="0.348076260506538" calcext:value-type="float">
            <text:p>0.348076260506538</text:p>
          </table:table-cell>
          <table:table-cell office:value-type="float" office:value="0.0059858427988817" calcext:value-type="float">
            <text:p>0.005985842798882</text:p>
          </table:table-cell>
          <table:table-cell office:value-type="float" office:value="-2.28321533293411" calcext:value-type="float">
            <text:p>-2.28321533293411</text:p>
          </table:table-cell>
          <table:table-cell table:formula="of:=[.I476]-[.B476]" office:value-type="float" office:value="0.00592011623611999" calcext:value-type="float">
            <text:p>0.00592011623612</text:p>
          </table:table-cell>
          <table:table-cell table:formula="of:=[.K476]-[.C476]" office:value-type="float" office:value="-0.0209941953237002" calcext:value-type="float">
            <text:p>-0.0209941953237</text:p>
          </table:table-cell>
          <table:table-cell table:formula="of:=[.M476]-[.D476]" office:value-type="float" office:value="-0.0207901380797899" calcext:value-type="float">
            <text:p>-0.02079013807979</text:p>
          </table:table-cell>
          <table:table-cell office:value-type="float" office:value="0.707367218494971" calcext:value-type="float">
            <text:p>0.707367218494971</text:p>
          </table:table-cell>
          <table:table-cell office:value-type="float" office:value="-0.261436147651557" calcext:value-type="float">
            <text:p>-0.261436147651557</text:p>
          </table:table-cell>
          <table:table-cell office:value-type="float" office:value="0.602215170425721" calcext:value-type="float">
            <text:p>0.602215170425721</text:p>
          </table:table-cell>
          <table:table-cell office:value-type="float" office:value="-0.0720065412726743" calcext:value-type="float">
            <text:p>-0.072006541272674</text:p>
          </table:table-cell>
          <table:table-cell office:value-type="float" office:value="-0.039812578956572" calcext:value-type="float">
            <text:p>-0.039812578956572</text:p>
          </table:table-cell>
          <table:table-cell office:value-type="float" office:value="0.0581310435473568" calcext:value-type="float">
            <text:p>0.058131043547357</text:p>
          </table:table-cell>
        </table:table-row>
        <table:table-row table:style-name="ro1">
          <table:table-cell table:formula="of:=SQRT([.I477]^2 + [.K477]^2 + [.M477]^2)" office:value-type="float" office:value="4.23433958545306" calcext:value-type="float">
            <text:p>4.23433958545306</text:p>
          </table:table-cell>
          <table:table-cell office:value-type="float" office:value="4.23643906379599" calcext:value-type="float">
            <text:p>4.23643906379599</text:p>
          </table:table-cell>
          <table:table-cell office:value-type="float" office:value="-0.753770904965384" calcext:value-type="float">
            <text:p>-0.753770904965384</text:p>
          </table:table-cell>
          <table:table-cell office:value-type="float" office:value="0.629334670170121" calcext:value-type="float">
            <text:p>0.629334670170121</text:p>
          </table:table-cell>
          <table:table-cell office:value-type="float" office:value="0.360157505609983" calcext:value-type="float">
            <text:p>0.360157505609983</text:p>
          </table:table-cell>
          <table:table-cell office:value-type="float" office:value="0.364552612185292" calcext:value-type="float">
            <text:p>0.364552612185292</text:p>
          </table:table-cell>
          <table:table-cell office:value-type="float" office:value="-2.64799325353316" calcext:value-type="float">
            <text:p>-2.64799325353316</text:p>
          </table:table-cell>
          <table:table-cell office:value-type="float" office:value="4.75343107836725" calcext:value-type="float">
            <text:p>4.75343107836725</text:p>
          </table:table-cell>
          <table:table-cell table:formula="of:=[.H477] / 1.184 + 0.103" office:value-type="float" office:value="4.11772219456693" calcext:value-type="float">
            <text:p>4.11772219456693</text:p>
          </table:table-cell>
          <table:table-cell office:value-type="float" office:value="-1.00967037744166" calcext:value-type="float">
            <text:p>-1.00967037744166</text:p>
          </table:table-cell>
          <table:table-cell table:formula="of:=[.J477] / 1.032 + 0.243" office:value-type="float" office:value="-0.735362768838818" calcext:value-type="float">
            <text:p>-0.735362768838818</text:p>
          </table:table-cell>
          <table:table-cell office:value-type="float" office:value="1.09944395355741" calcext:value-type="float">
            <text:p>1.09944395355741</text:p>
          </table:table-cell>
          <table:table-cell table:formula="of:=[.L477] / 1.151 - 0.297" office:value-type="float" office:value="0.658207605175856" calcext:value-type="float">
            <text:p>0.658207605175856</text:p>
          </table:table-cell>
          <table:table-cell office:value-type="float" office:value="0.385903595950279" calcext:value-type="float">
            <text:p>0.385903595950279</text:p>
          </table:table-cell>
          <table:table-cell office:value-type="float" office:value="0.365310608498822" calcext:value-type="float">
            <text:p>0.365310608498822</text:p>
          </table:table-cell>
          <table:table-cell office:value-type="float" office:value="-2.65433099134437" calcext:value-type="float">
            <text:p>-2.65433099134437</text:p>
          </table:table-cell>
          <table:table-cell table:formula="of:=[.I477]-[.B477]" office:value-type="float" office:value="-0.118716869229056" calcext:value-type="float">
            <text:p>-0.118716869229056</text:p>
          </table:table-cell>
          <table:table-cell table:formula="of:=[.K477]-[.C477]" office:value-type="float" office:value="0.0184081361265662" calcext:value-type="float">
            <text:p>0.018408136126566</text:p>
          </table:table-cell>
          <table:table-cell table:formula="of:=[.M477]-[.D477]" office:value-type="float" office:value="0.0288729350057348" calcext:value-type="float">
            <text:p>0.028872935005735</text:p>
          </table:table-cell>
          <table:table-cell office:value-type="float" office:value="0.516992014571255" calcext:value-type="float">
            <text:p>0.516992014571255</text:p>
          </table:table-cell>
          <table:table-cell office:value-type="float" office:value="-0.255899472476278" calcext:value-type="float">
            <text:p>-0.255899472476278</text:p>
          </table:table-cell>
          <table:table-cell office:value-type="float" office:value="0.470109283387284" calcext:value-type="float">
            <text:p>0.470109283387284</text:p>
          </table:table-cell>
          <table:table-cell office:value-type="float" office:value="-0.0215887272328823" calcext:value-type="float">
            <text:p>-0.021588727232882</text:p>
          </table:table-cell>
          <table:table-cell office:value-type="float" office:value="0.0106277586257511" calcext:value-type="float">
            <text:p>0.010627758625751</text:p>
          </table:table-cell>
          <table:table-cell office:value-type="float" office:value="0.00296583519386884" calcext:value-type="float">
            <text:p>0.002965835193869</text:p>
          </table:table-cell>
        </table:table-row>
        <table:table-row table:style-name="ro1">
          <table:table-cell table:formula="of:=SQRT([.I478]^2 + [.K478]^2 + [.M478]^2)" office:value-type="float" office:value="5.48114210352856" calcext:value-type="float">
            <text:p>5.48114210352856</text:p>
          </table:table-cell>
          <table:table-cell office:value-type="float" office:value="5.36871276939981" calcext:value-type="float">
            <text:p>5.36871276939981</text:p>
          </table:table-cell>
          <table:table-cell office:value-type="float" office:value="0.953972992247624" calcext:value-type="float">
            <text:p>0.953972992247624</text:p>
          </table:table-cell>
          <table:table-cell office:value-type="float" office:value="0.333449664460929" calcext:value-type="float">
            <text:p>0.333449664460929</text:p>
          </table:table-cell>
          <table:table-cell office:value-type="float" office:value="-0.229198074112202" calcext:value-type="float">
            <text:p>-0.229198074112202</text:p>
          </table:table-cell>
          <table:table-cell office:value-type="float" office:value="0.599753359076629" calcext:value-type="float">
            <text:p>0.599753359076629</text:p>
          </table:table-cell>
          <table:table-cell office:value-type="float" office:value="1.42391141411641" calcext:value-type="float">
            <text:p>1.42391141411641</text:p>
          </table:table-cell>
          <table:table-cell office:value-type="float" office:value="6.25051277006683" calcext:value-type="float">
            <text:p>6.25051277006683</text:p>
          </table:table-cell>
          <table:table-cell table:formula="of:=[.H478] / 1.184 + 0.103" office:value-type="float" office:value="5.38214929904293" calcext:value-type="float">
            <text:p>5.38214929904293</text:p>
          </table:table-cell>
          <table:table-cell office:value-type="float" office:value="0.671462342010915" calcext:value-type="float">
            <text:p>0.671462342010915</text:p>
          </table:table-cell>
          <table:table-cell table:formula="of:=[.J478] / 1.032 + 0.243" office:value-type="float" office:value="0.893641804274142" calcext:value-type="float">
            <text:p>0.893641804274142</text:p>
          </table:table-cell>
          <table:table-cell office:value-type="float" office:value="0.947399911296267" calcext:value-type="float">
            <text:p>0.947399911296267</text:p>
          </table:table-cell>
          <table:table-cell table:formula="of:=[.L478] / 1.151 - 0.297" office:value-type="float" office:value="0.526110261769129" calcext:value-type="float">
            <text:p>0.526110261769129</text:p>
          </table:table-cell>
          <table:table-cell office:value-type="float" office:value="0.557089694084699" calcext:value-type="float">
            <text:p>0.557089694084699</text:p>
          </table:table-cell>
          <table:table-cell office:value-type="float" office:value="-0.374344363728365" calcext:value-type="float">
            <text:p>-0.374344363728365</text:p>
          </table:table-cell>
          <table:table-cell office:value-type="float" office:value="1.57323104490377" calcext:value-type="float">
            <text:p>1.57323104490377</text:p>
          </table:table-cell>
          <table:table-cell table:formula="of:=[.I478]-[.B478]" office:value-type="float" office:value="0.0134365296431209" calcext:value-type="float">
            <text:p>0.013436529643121</text:p>
          </table:table-cell>
          <table:table-cell table:formula="of:=[.K478]-[.C478]" office:value-type="float" office:value="-0.0603311879734817" calcext:value-type="float">
            <text:p>-0.060331187973482</text:p>
          </table:table-cell>
          <table:table-cell table:formula="of:=[.M478]-[.D478]" office:value-type="float" office:value="0.1926605973082" calcext:value-type="float">
            <text:p>0.1926605973082</text:p>
          </table:table-cell>
          <table:table-cell office:value-type="float" office:value="0.881800000667018" calcext:value-type="float">
            <text:p>0.881800000667018</text:p>
          </table:table-cell>
          <table:table-cell office:value-type="float" office:value="-0.282510650236709" calcext:value-type="float">
            <text:p>-0.282510650236709</text:p>
          </table:table-cell>
          <table:table-cell office:value-type="float" office:value="0.613950246835338" calcext:value-type="float">
            <text:p>0.613950246835338</text:p>
          </table:table-cell>
          <table:table-cell office:value-type="float" office:value="-1.03712437840753" calcext:value-type="float">
            <text:p>-1.03712437840753</text:p>
          </table:table-cell>
          <table:table-cell office:value-type="float" office:value="-0.848254599977222" calcext:value-type="float">
            <text:p>-0.848254599977222</text:p>
          </table:table-cell>
          <table:table-cell office:value-type="float" office:value="-0.249582378828306" calcext:value-type="float">
            <text:p>-0.249582378828306</text:p>
          </table:table-cell>
        </table:table-row>
        <table:table-row table:style-name="ro1">
          <table:table-cell table:formula="of:=SQRT([.I479]^2 + [.K479]^2 + [.M479]^2)" office:value-type="float" office:value="3.01138170879719" calcext:value-type="float">
            <text:p>3.01138170879719</text:p>
          </table:table-cell>
          <table:table-cell office:value-type="float" office:value="2.59612909517367" calcext:value-type="float">
            <text:p>2.59612909517367</text:p>
          </table:table-cell>
          <table:table-cell office:value-type="float" office:value="-1.41441114912222" calcext:value-type="float">
            <text:p>-1.41441114912222</text:p>
          </table:table-cell>
          <table:table-cell office:value-type="float" office:value="0.823758917720074" calcext:value-type="float">
            <text:p>0.823758917720074</text:p>
          </table:table-cell>
          <table:table-cell office:value-type="float" office:value="0.561619009498912" calcext:value-type="float">
            <text:p>0.561619009498912</text:p>
          </table:table-cell>
          <table:table-cell office:value-type="float" office:value="0.0462987010451981" calcext:value-type="float">
            <text:p>0.046298701045198</text:p>
          </table:table-cell>
          <table:table-cell office:value-type="float" office:value="-1.87515661197825" calcext:value-type="float">
            <text:p>-1.87515661197825</text:p>
          </table:table-cell>
          <table:table-cell office:value-type="float" office:value="2.96278139027916" calcext:value-type="float">
            <text:p>2.96278139027916</text:p>
          </table:table-cell>
          <table:table-cell table:formula="of:=[.H479] / 1.184 + 0.103" office:value-type="float" office:value="2.60534914719524" calcext:value-type="float">
            <text:p>2.60534914719524</text:p>
          </table:table-cell>
          <table:table-cell office:value-type="float" office:value="-1.6237144192278" calcext:value-type="float">
            <text:p>-1.6237144192278</text:p>
          </table:table-cell>
          <table:table-cell table:formula="of:=[.J479] / 1.032 + 0.243" office:value-type="float" office:value="-1.33036668529826" calcext:value-type="float">
            <text:p>-1.33036668529826</text:p>
          </table:table-cell>
          <table:table-cell office:value-type="float" office:value="1.1643894020044" calcext:value-type="float">
            <text:p>1.1643894020044</text:p>
          </table:table-cell>
          <table:table-cell table:formula="of:=[.L479] / 1.151 - 0.297" office:value-type="float" office:value="0.714632842749261" calcext:value-type="float">
            <text:p>0.714632842749261</text:p>
          </table:table-cell>
          <table:table-cell office:value-type="float" office:value="0.517133332549892" calcext:value-type="float">
            <text:p>0.517133332549892</text:p>
          </table:table-cell>
          <table:table-cell office:value-type="float" office:value="0.0918236030151784" calcext:value-type="float">
            <text:p>0.091823603015178</text:p>
          </table:table-cell>
          <table:table-cell office:value-type="float" office:value="-1.87814341208139" calcext:value-type="float">
            <text:p>-1.87814341208139</text:p>
          </table:table-cell>
          <table:table-cell table:formula="of:=[.I479]-[.B479]" office:value-type="float" office:value="0.00922005202156662" calcext:value-type="float">
            <text:p>0.009220052021567</text:p>
          </table:table-cell>
          <table:table-cell table:formula="of:=[.K479]-[.C479]" office:value-type="float" office:value="0.0840444638239639" calcext:value-type="float">
            <text:p>0.084044463823964</text:p>
          </table:table-cell>
          <table:table-cell table:formula="of:=[.M479]-[.D479]" office:value-type="float" office:value="-0.109126074970813" calcext:value-type="float">
            <text:p>-0.109126074970813</text:p>
          </table:table-cell>
          <table:table-cell office:value-type="float" office:value="0.366652295105487" calcext:value-type="float">
            <text:p>0.366652295105487</text:p>
          </table:table-cell>
          <table:table-cell office:value-type="float" office:value="-0.209303270105583" calcext:value-type="float">
            <text:p>-0.209303270105583</text:p>
          </table:table-cell>
          <table:table-cell office:value-type="float" office:value="0.340630484284323" calcext:value-type="float">
            <text:p>0.340630484284323</text:p>
          </table:table-cell>
          <table:table-cell office:value-type="float" office:value="-0.0302418582316828" calcext:value-type="float">
            <text:p>-0.030241858231683</text:p>
          </table:table-cell>
          <table:table-cell office:value-type="float" office:value="-0.0559294718012202" calcext:value-type="float">
            <text:p>-0.05592947180122</text:p>
          </table:table-cell>
          <table:table-cell office:value-type="float" office:value="-0.00690388069123582" calcext:value-type="float">
            <text:p>-0.006903880691236</text:p>
          </table:table-cell>
        </table:table-row>
        <table:table-row table:style-name="ro1">
          <table:table-cell table:formula="of:=SQRT([.I480]^2 + [.K480]^2 + [.M480]^2)" office:value-type="float" office:value="5.65911063215072" calcext:value-type="float">
            <text:p>5.65911063215072</text:p>
          </table:table-cell>
          <table:table-cell office:value-type="float" office:value="4.33812302870731" calcext:value-type="float">
            <text:p>4.33812302870731</text:p>
          </table:table-cell>
          <table:table-cell office:value-type="float" office:value="3.19421727889636" calcext:value-type="float">
            <text:p>3.19421727889636</text:p>
          </table:table-cell>
          <table:table-cell office:value-type="float" office:value="1.80754367640016" calcext:value-type="float">
            <text:p>1.80754367640016</text:p>
          </table:table-cell>
          <table:table-cell office:value-type="float" office:value="0.384753318355164" calcext:value-type="float">
            <text:p>0.384753318355164</text:p>
          </table:table-cell>
          <table:table-cell office:value-type="float" office:value="0.227819453976512" calcext:value-type="float">
            <text:p>0.227819453976512</text:p>
          </table:table-cell>
          <table:table-cell office:value-type="float" office:value="-2.60200910190195" calcext:value-type="float">
            <text:p>-2.60200910190195</text:p>
          </table:table-cell>
          <table:table-cell office:value-type="float" office:value="5.04517520080623" calcext:value-type="float">
            <text:p>5.04517520080623</text:p>
          </table:table-cell>
          <table:table-cell table:formula="of:=[.H480] / 1.184 + 0.103" office:value-type="float" office:value="4.36412770338364" calcext:value-type="float">
            <text:p>4.36412770338364</text:p>
          </table:table-cell>
          <table:table-cell office:value-type="float" office:value="2.98838910754469" calcext:value-type="float">
            <text:p>2.98838910754469</text:p>
          </table:table-cell>
          <table:table-cell table:formula="of:=[.J480] / 1.032 + 0.243" office:value-type="float" office:value="3.13872587940377" calcext:value-type="float">
            <text:p>3.13872587940377</text:p>
          </table:table-cell>
          <table:table-cell office:value-type="float" office:value="2.37762808593601" calcext:value-type="float">
            <text:p>2.37762808593601</text:p>
          </table:table-cell>
          <table:table-cell table:formula="of:=[.L480] / 1.151 - 0.297" office:value-type="float" office:value="1.76870641697308" calcext:value-type="float">
            <text:p>1.76870641697308</text:p>
          </table:table-cell>
          <table:table-cell office:value-type="float" office:value="0.456377063308803" calcext:value-type="float">
            <text:p>0.456377063308803</text:p>
          </table:table-cell>
          <table:table-cell office:value-type="float" office:value="0.343201168001433" calcext:value-type="float">
            <text:p>0.343201168001433</text:p>
          </table:table-cell>
          <table:table-cell office:value-type="float" office:value="-2.60006793649858" calcext:value-type="float">
            <text:p>-2.60006793649858</text:p>
          </table:table-cell>
          <table:table-cell table:formula="of:=[.I480]-[.B480]" office:value-type="float" office:value="0.0260046746763303" calcext:value-type="float">
            <text:p>0.02600467467633</text:p>
          </table:table-cell>
          <table:table-cell table:formula="of:=[.K480]-[.C480]" office:value-type="float" office:value="-0.0554913994925905" calcext:value-type="float">
            <text:p>-0.055491399492591</text:p>
          </table:table-cell>
          <table:table-cell table:formula="of:=[.M480]-[.D480]" office:value-type="float" office:value="-0.0388372594270843" calcext:value-type="float">
            <text:p>-0.038837259427084</text:p>
          </table:table-cell>
          <table:table-cell office:value-type="float" office:value="0.707052172098913" calcext:value-type="float">
            <text:p>0.707052172098913</text:p>
          </table:table-cell>
          <table:table-cell office:value-type="float" office:value="-0.205828171351668" calcext:value-type="float">
            <text:p>-0.205828171351668</text:p>
          </table:table-cell>
          <table:table-cell office:value-type="float" office:value="0.570084409535846" calcext:value-type="float">
            <text:p>0.570084409535846</text:p>
          </table:table-cell>
          <table:table-cell office:value-type="float" office:value="-0.117761585645641" calcext:value-type="float">
            <text:p>-0.117761585645641</text:p>
          </table:table-cell>
          <table:table-cell office:value-type="float" office:value="-0.0646588469146696" calcext:value-type="float">
            <text:p>-0.06465884691467</text:p>
          </table:table-cell>
          <table:table-cell office:value-type="float" office:value="0.0183424648845145" calcext:value-type="float">
            <text:p>0.018342464884515</text:p>
          </table:table-cell>
        </table:table-row>
        <table:table-row table:style-name="ro1">
          <table:table-cell table:formula="of:=SQRT([.I481]^2 + [.K481]^2 + [.M481]^2)" office:value-type="float" office:value="5.23182245384481" calcext:value-type="float">
            <text:p>5.23182245384481</text:p>
          </table:table-cell>
          <table:table-cell office:value-type="float" office:value="4.92502697565854" calcext:value-type="float">
            <text:p>4.92502697565854</text:p>
          </table:table-cell>
          <table:table-cell office:value-type="float" office:value="0.769436697988927" calcext:value-type="float">
            <text:p>0.769436697988927</text:p>
          </table:table-cell>
          <table:table-cell office:value-type="float" office:value="0.334121694797138" calcext:value-type="float">
            <text:p>0.334121694797138</text:p>
          </table:table-cell>
          <table:table-cell office:value-type="float" office:value="0.640707323581272" calcext:value-type="float">
            <text:p>0.640707323581272</text:p>
          </table:table-cell>
          <table:table-cell office:value-type="float" office:value="-0.455361495314784" calcext:value-type="float">
            <text:p>-0.455361495314784</text:p>
          </table:table-cell>
          <table:table-cell office:value-type="float" office:value="-0.532011243433622" calcext:value-type="float">
            <text:p>-0.532011243433622</text:p>
          </table:table-cell>
          <table:table-cell office:value-type="float" office:value="5.97790141254558" calcext:value-type="float">
            <text:p>5.97790141254558</text:p>
          </table:table-cell>
          <table:table-cell table:formula="of:=[.H481] / 1.184 + 0.103" office:value-type="float" office:value="5.15190322005539" calcext:value-type="float">
            <text:p>5.15190322005539</text:p>
          </table:table-cell>
          <table:table-cell office:value-type="float" office:value="0.524631302495827" calcext:value-type="float">
            <text:p>0.524631302495827</text:p>
          </table:table-cell>
          <table:table-cell table:formula="of:=[.J481] / 1.032 + 0.243" office:value-type="float" office:value="0.751363665209135" calcext:value-type="float">
            <text:p>0.751363665209135</text:p>
          </table:table-cell>
          <table:table-cell office:value-type="float" office:value="0.9347092597244" calcext:value-type="float">
            <text:p>0.9347092597244</text:p>
          </table:table-cell>
          <table:table-cell table:formula="of:=[.L481] / 1.151 - 0.297" office:value-type="float" office:value="0.515084500194961" calcext:value-type="float">
            <text:p>0.515084500194961</text:p>
          </table:table-cell>
          <table:table-cell office:value-type="float" office:value="-0.516285495686124" calcext:value-type="float">
            <text:p>-0.516285495686124</text:p>
          </table:table-cell>
          <table:table-cell office:value-type="float" office:value="0.0876573521082471" calcext:value-type="float">
            <text:p>0.087657352108247</text:p>
          </table:table-cell>
          <table:table-cell office:value-type="float" office:value="-0.55560998423754" calcext:value-type="float">
            <text:p>-0.55560998423754</text:p>
          </table:table-cell>
          <table:table-cell table:formula="of:=[.I481]-[.B481]" office:value-type="float" office:value="0.226876244396849" calcext:value-type="float">
            <text:p>0.226876244396849</text:p>
          </table:table-cell>
          <table:table-cell table:formula="of:=[.K481]-[.C481]" office:value-type="float" office:value="-0.0180730327797924" calcext:value-type="float">
            <text:p>-0.018073032779793</text:p>
          </table:table-cell>
          <table:table-cell table:formula="of:=[.M481]-[.D481]" office:value-type="float" office:value="0.180962805397823" calcext:value-type="float">
            <text:p>0.180962805397823</text:p>
          </table:table-cell>
          <table:table-cell office:value-type="float" office:value="1.05287443688704" calcext:value-type="float">
            <text:p>1.05287443688704</text:p>
          </table:table-cell>
          <table:table-cell office:value-type="float" office:value="-0.2448053954931" calcext:value-type="float">
            <text:p>-0.2448053954931</text:p>
          </table:table-cell>
          <table:table-cell office:value-type="float" office:value="0.600587564927262" calcext:value-type="float">
            <text:p>0.600587564927262</text:p>
          </table:table-cell>
          <table:table-cell office:value-type="float" office:value="-1.23325385985908" calcext:value-type="float">
            <text:p>-1.23325385985908</text:p>
          </table:table-cell>
          <table:table-cell office:value-type="float" office:value="-0.24556271664122" calcext:value-type="float">
            <text:p>-0.24556271664122</text:p>
          </table:table-cell>
          <table:table-cell office:value-type="float" office:value="0.0484938960216894" calcext:value-type="float">
            <text:p>0.048493896021689</text:p>
          </table:table-cell>
        </table:table-row>
        <table:table-row table:style-name="ro1">
          <table:table-cell table:formula="of:=SQRT([.I482]^2 + [.K482]^2 + [.M482]^2)" office:value-type="float" office:value="4.12352728501463" calcext:value-type="float">
            <text:p>4.12352728501463</text:p>
          </table:table-cell>
          <table:table-cell office:value-type="float" office:value="3.91791223762881" calcext:value-type="float">
            <text:p>3.91791223762881</text:p>
          </table:table-cell>
          <table:table-cell office:value-type="float" office:value="0.500852682409427" calcext:value-type="float">
            <text:p>0.500852682409427</text:p>
          </table:table-cell>
          <table:table-cell office:value-type="float" office:value="1.62376712641805" calcext:value-type="float">
            <text:p>1.62376712641805</text:p>
          </table:table-cell>
          <table:table-cell office:value-type="float" office:value="0.49051469355684" calcext:value-type="float">
            <text:p>0.49051469355684</text:p>
          </table:table-cell>
          <table:table-cell office:value-type="float" office:value="0.34127094665931" calcext:value-type="float">
            <text:p>0.34127094665931</text:p>
          </table:table-cell>
          <table:table-cell office:value-type="float" office:value="2.04192198076605" calcext:value-type="float">
            <text:p>2.04192198076605</text:p>
          </table:table-cell>
          <table:table-cell office:value-type="float" office:value="4.38603074826959" calcext:value-type="float">
            <text:p>4.38603074826959</text:p>
          </table:table-cell>
          <table:table-cell table:formula="of:=[.H482] / 1.184 + 0.103" office:value-type="float" office:value="3.80741786171418" calcext:value-type="float">
            <text:p>3.80741786171418</text:p>
          </table:table-cell>
          <table:table-cell office:value-type="float" office:value="0.270868805428078" calcext:value-type="float">
            <text:p>0.270868805428078</text:p>
          </table:table-cell>
          <table:table-cell table:formula="of:=[.J482] / 1.032 + 0.243" office:value-type="float" office:value="0.505469772701626" calcext:value-type="float">
            <text:p>0.505469772701626</text:p>
          </table:table-cell>
          <table:table-cell office:value-type="float" office:value="2.06894035572811" calcext:value-type="float">
            <text:p>2.06894035572811</text:p>
          </table:table-cell>
          <table:table-cell table:formula="of:=[.L482] / 1.151 - 0.297" office:value-type="float" office:value="1.50051551323033" calcext:value-type="float">
            <text:p>1.50051551323033</text:p>
          </table:table-cell>
          <table:table-cell office:value-type="float" office:value="0.114710648644772" calcext:value-type="float">
            <text:p>0.114710648644772</text:p>
          </table:table-cell>
          <table:table-cell office:value-type="float" office:value="0.256502985871504" calcext:value-type="float">
            <text:p>0.256502985871504</text:p>
          </table:table-cell>
          <table:table-cell office:value-type="float" office:value="2.04173696003673" calcext:value-type="float">
            <text:p>2.04173696003673</text:p>
          </table:table-cell>
          <table:table-cell table:formula="of:=[.I482]-[.B482]" office:value-type="float" office:value="-0.110494375914629" calcext:value-type="float">
            <text:p>-0.110494375914629</text:p>
          </table:table-cell>
          <table:table-cell table:formula="of:=[.K482]-[.C482]" office:value-type="float" office:value="0.00461709029219892" calcext:value-type="float">
            <text:p>0.004617090292199</text:p>
          </table:table-cell>
          <table:table-cell table:formula="of:=[.M482]-[.D482]" office:value-type="float" office:value="-0.12325161318772" calcext:value-type="float">
            <text:p>-0.12325161318772</text:p>
          </table:table-cell>
          <table:table-cell office:value-type="float" office:value="0.46811851064078" calcext:value-type="float">
            <text:p>0.46811851064078</text:p>
          </table:table-cell>
          <table:table-cell office:value-type="float" office:value="-0.229983876981349" calcext:value-type="float">
            <text:p>-0.229983876981349</text:p>
          </table:table-cell>
          <table:table-cell office:value-type="float" office:value="0.445173229310055" calcext:value-type="float">
            <text:p>0.445173229310055</text:p>
          </table:table-cell>
          <table:table-cell office:value-type="float" office:value="0.11296613097209" calcext:value-type="float">
            <text:p>0.11296613097209</text:p>
          </table:table-cell>
          <table:table-cell office:value-type="float" office:value="0.351718565550372" calcext:value-type="float">
            <text:p>0.351718565550372</text:p>
          </table:table-cell>
          <table:table-cell office:value-type="float" office:value="-0.132241791800459" calcext:value-type="float">
            <text:p>-0.132241791800459</text:p>
          </table:table-cell>
        </table:table-row>
        <table:table-row table:style-name="ro1">
          <table:table-cell table:formula="of:=SQRT([.I483]^2 + [.K483]^2 + [.M483]^2)" office:value-type="float" office:value="3.77662796952023" calcext:value-type="float">
            <text:p>3.77662796952023</text:p>
          </table:table-cell>
          <table:table-cell office:value-type="float" office:value="3.6006134719131" calcext:value-type="float">
            <text:p>3.6006134719131</text:p>
          </table:table-cell>
          <table:table-cell office:value-type="float" office:value="-1.24366363358945" calcext:value-type="float">
            <text:p>-1.24366363358945</text:p>
          </table:table-cell>
          <table:table-cell office:value-type="float" office:value="0.52096430742744" calcext:value-type="float">
            <text:p>0.52096430742744</text:p>
          </table:table-cell>
          <table:table-cell office:value-type="float" office:value="-0.61846219911985" calcext:value-type="float">
            <text:p>-0.61846219911985</text:p>
          </table:table-cell>
          <table:table-cell office:value-type="float" office:value="-0.228953746712509" calcext:value-type="float">
            <text:p>-0.228953746712509</text:p>
          </table:table-cell>
          <table:table-cell office:value-type="float" office:value="-1.85719033876109" calcext:value-type="float">
            <text:p>-1.85719033876109</text:p>
          </table:table-cell>
          <table:table-cell office:value-type="float" office:value="4.07359552851777" calcext:value-type="float">
            <text:p>4.07359552851777</text:p>
          </table:table-cell>
          <table:table-cell table:formula="of:=[.H483] / 1.184 + 0.103" office:value-type="float" office:value="3.54353676395082" calcext:value-type="float">
            <text:p>3.54353676395082</text:p>
          </table:table-cell>
          <table:table-cell office:value-type="float" office:value="-1.4897446990697" calcext:value-type="float">
            <text:p>-1.4897446990697</text:p>
          </table:table-cell>
          <table:table-cell table:formula="of:=[.J483] / 1.032 + 0.243" office:value-type="float" office:value="-1.20055106499002" calcext:value-type="float">
            <text:p>-1.20055106499002</text:p>
          </table:table-cell>
          <table:table-cell office:value-type="float" office:value="0.934296970328521" calcext:value-type="float">
            <text:p>0.934296970328521</text:p>
          </table:table-cell>
          <table:table-cell table:formula="of:=[.L483] / 1.151 - 0.297" office:value-type="float" office:value="0.51472629915597" calcext:value-type="float">
            <text:p>0.51472629915597</text:p>
          </table:table-cell>
          <table:table-cell office:value-type="float" office:value="-0.726540266759161" calcext:value-type="float">
            <text:p>-0.726540266759161</text:p>
          </table:table-cell>
          <table:table-cell office:value-type="float" office:value="-0.193019518083201" calcext:value-type="float">
            <text:p>-0.193019518083201</text:p>
          </table:table-cell>
          <table:table-cell office:value-type="float" office:value="-1.89269332787872" calcext:value-type="float">
            <text:p>-1.89269332787872</text:p>
          </table:table-cell>
          <table:table-cell table:formula="of:=[.I483]-[.B483]" office:value-type="float" office:value="-0.0570767079622803" calcext:value-type="float">
            <text:p>-0.05707670796228</text:p>
          </table:table-cell>
          <table:table-cell table:formula="of:=[.K483]-[.C483]" office:value-type="float" office:value="0.0431125685994305" calcext:value-type="float">
            <text:p>0.043112568599431</text:p>
          </table:table-cell>
          <table:table-cell table:formula="of:=[.M483]-[.D483]" office:value-type="float" office:value="-0.00623800827147047" calcext:value-type="float">
            <text:p>-0.00623800827147</text:p>
          </table:table-cell>
          <table:table-cell office:value-type="float" office:value="0.47298205660467" calcext:value-type="float">
            <text:p>0.47298205660467</text:p>
          </table:table-cell>
          <table:table-cell office:value-type="float" office:value="-0.246081065480246" calcext:value-type="float">
            <text:p>-0.246081065480246</text:p>
          </table:table-cell>
          <table:table-cell office:value-type="float" office:value="0.413332662901082" calcext:value-type="float">
            <text:p>0.413332662901082</text:p>
          </table:table-cell>
          <table:table-cell office:value-type="float" office:value="-0.00333093891813929" calcext:value-type="float">
            <text:p>-0.003330938918139</text:p>
          </table:table-cell>
          <table:table-cell office:value-type="float" office:value="-0.111565834744225" calcext:value-type="float">
            <text:p>-0.111565834744225</text:p>
          </table:table-cell>
          <table:table-cell office:value-type="float" office:value="-0.013030022962031" calcext:value-type="float">
            <text:p>-0.013030022962031</text:p>
          </table:table-cell>
        </table:table-row>
        <table:table-row table:style-name="ro1">
          <table:table-cell table:formula="of:=SQRT([.I484]^2 + [.K484]^2 + [.M484]^2)" office:value-type="float" office:value="2.86079826858798" calcext:value-type="float">
            <text:p>2.86079826858798</text:p>
          </table:table-cell>
          <table:table-cell office:value-type="float" office:value="2.73377758794973" calcext:value-type="float">
            <text:p>2.73377758794973</text:p>
          </table:table-cell>
          <table:table-cell office:value-type="float" office:value="0.645923001206339" calcext:value-type="float">
            <text:p>0.645923001206339</text:p>
          </table:table-cell>
          <table:table-cell office:value-type="float" office:value="0.6317856346856" calcext:value-type="float">
            <text:p>0.6317856346856</text:p>
          </table:table-cell>
          <table:table-cell office:value-type="float" office:value="0.701360384622603" calcext:value-type="float">
            <text:p>0.701360384622603</text:p>
          </table:table-cell>
          <table:table-cell office:value-type="float" office:value="0.28120215569227" calcext:value-type="float">
            <text:p>0.28120215569227</text:p>
          </table:table-cell>
          <table:table-cell office:value-type="float" office:value="-0.666891296718523" calcext:value-type="float">
            <text:p>-0.666891296718523</text:p>
          </table:table-cell>
          <table:table-cell office:value-type="float" office:value="3.09685917802437" calcext:value-type="float">
            <text:p>3.09685917802437</text:p>
          </table:table-cell>
          <table:table-cell table:formula="of:=[.H484] / 1.184 + 0.103" office:value-type="float" office:value="2.71859052198004" calcext:value-type="float">
            <text:p>2.71859052198004</text:p>
          </table:table-cell>
          <table:table-cell office:value-type="float" office:value="0.492564568091178" calcext:value-type="float">
            <text:p>0.492564568091178</text:p>
          </table:table-cell>
          <table:table-cell table:formula="of:=[.J484] / 1.032 + 0.243" office:value-type="float" office:value="0.720291248150366" calcext:value-type="float">
            <text:p>0.720291248150366</text:p>
          </table:table-cell>
          <table:table-cell office:value-type="float" office:value="0.945011443108298" calcext:value-type="float">
            <text:p>0.945011443108298</text:p>
          </table:table-cell>
          <table:table-cell table:formula="of:=[.L484] / 1.151 - 0.297" office:value-type="float" office:value="0.524035137366028" calcext:value-type="float">
            <text:p>0.524035137366028</text:p>
          </table:table-cell>
          <table:table-cell office:value-type="float" office:value="0.616877668842271" calcext:value-type="float">
            <text:p>0.616877668842271</text:p>
          </table:table-cell>
          <table:table-cell office:value-type="float" office:value="0.278814487995916" calcext:value-type="float">
            <text:p>0.278814487995916</text:p>
          </table:table-cell>
          <table:table-cell office:value-type="float" office:value="-0.626531921090556" calcext:value-type="float">
            <text:p>-0.626531921090556</text:p>
          </table:table-cell>
          <table:table-cell table:formula="of:=[.I484]-[.B484]" office:value-type="float" office:value="-0.0151870659696876" calcext:value-type="float">
            <text:p>-0.015187065969688</text:p>
          </table:table-cell>
          <table:table-cell table:formula="of:=[.K484]-[.C484]" office:value-type="float" office:value="0.0743682469440272" calcext:value-type="float">
            <text:p>0.074368246944027</text:p>
          </table:table-cell>
          <table:table-cell table:formula="of:=[.M484]-[.D484]" office:value-type="float" office:value="-0.107750497319572" calcext:value-type="float">
            <text:p>-0.107750497319572</text:p>
          </table:table-cell>
          <table:table-cell office:value-type="float" office:value="0.363081590074645" calcext:value-type="float">
            <text:p>0.363081590074645</text:p>
          </table:table-cell>
          <table:table-cell office:value-type="float" office:value="-0.153358433115161" calcext:value-type="float">
            <text:p>-0.153358433115161</text:p>
          </table:table-cell>
          <table:table-cell office:value-type="float" office:value="0.313225808422698" calcext:value-type="float">
            <text:p>0.313225808422698</text:p>
          </table:table-cell>
          <table:table-cell office:value-type="float" office:value="-0.0629789472552811" calcext:value-type="float">
            <text:p>-0.062978947255281</text:p>
          </table:table-cell>
          <table:table-cell office:value-type="float" office:value="-0.051329689120847" calcext:value-type="float">
            <text:p>-0.051329689120847</text:p>
          </table:table-cell>
          <table:table-cell office:value-type="float" office:value="0.0153813391884996" calcext:value-type="float">
            <text:p>0.0153813391885</text:p>
          </table:table-cell>
        </table:table-row>
        <table:table-row table:style-name="ro1">
          <table:table-cell table:formula="of:=SQRT([.I485]^2 + [.K485]^2 + [.M485]^2)" office:value-type="float" office:value="5.71234496095381" calcext:value-type="float">
            <text:p>5.71234496095381</text:p>
          </table:table-cell>
          <table:table-cell office:value-type="float" office:value="5.77555216333646" calcext:value-type="float">
            <text:p>5.77555216333646</text:p>
          </table:table-cell>
          <table:table-cell office:value-type="float" office:value="-0.11346098682976" calcext:value-type="float">
            <text:p>-0.11346098682976</text:p>
          </table:table-cell>
          <table:table-cell office:value-type="float" office:value="1.27226746735463" calcext:value-type="float">
            <text:p>1.27226746735463</text:p>
          </table:table-cell>
          <table:table-cell office:value-type="float" office:value="0.265876157684097" calcext:value-type="float">
            <text:p>0.265876157684097</text:p>
          </table:table-cell>
          <table:table-cell office:value-type="float" office:value="-0.131198428788204" calcext:value-type="float">
            <text:p>-0.131198428788204</text:p>
          </table:table-cell>
          <table:table-cell office:value-type="float" office:value="3.02288026019278" calcext:value-type="float">
            <text:p>3.02288026019278</text:p>
          </table:table-cell>
          <table:table-cell office:value-type="float" office:value="6.44368247961732" calcext:value-type="float">
            <text:p>6.44368247961732</text:p>
          </table:table-cell>
          <table:table-cell table:formula="of:=[.H485] / 1.184 + 0.103" office:value-type="float" office:value="5.54529939156868" calcext:value-type="float">
            <text:p>5.54529939156868</text:p>
          </table:table-cell>
          <table:table-cell office:value-type="float" office:value="-0.451505860121617" calcext:value-type="float">
            <text:p>-0.451505860121617</text:p>
          </table:table-cell>
          <table:table-cell table:formula="of:=[.J485] / 1.032 + 0.243" office:value-type="float" office:value="-0.19450567841242" calcext:value-type="float">
            <text:p>-0.19450567841242</text:p>
          </table:table-cell>
          <table:table-cell office:value-type="float" office:value="1.90428748766712" calcext:value-type="float">
            <text:p>1.90428748766712</text:p>
          </table:table-cell>
          <table:table-cell table:formula="of:=[.L485] / 1.151 - 0.297" office:value-type="float" office:value="1.35746349927639" calcext:value-type="float">
            <text:p>1.35746349927639</text:p>
          </table:table-cell>
          <table:table-cell office:value-type="float" office:value="0.302179184580981" calcext:value-type="float">
            <text:p>0.302179184580981</text:p>
          </table:table-cell>
          <table:table-cell office:value-type="float" office:value="-0.208735850417801" calcext:value-type="float">
            <text:p>-0.208735850417801</text:p>
          </table:table-cell>
          <table:table-cell office:value-type="float" office:value="3.04813403364306" calcext:value-type="float">
            <text:p>3.04813403364306</text:p>
          </table:table-cell>
          <table:table-cell table:formula="of:=[.I485]-[.B485]" office:value-type="float" office:value="-0.230252771767778" calcext:value-type="float">
            <text:p>-0.230252771767778</text:p>
          </table:table-cell>
          <table:table-cell table:formula="of:=[.K485]-[.C485]" office:value-type="float" office:value="-0.0810446915826596" calcext:value-type="float">
            <text:p>-0.08104469158266</text:p>
          </table:table-cell>
          <table:table-cell table:formula="of:=[.M485]-[.D485]" office:value-type="float" office:value="0.0851960319217559" calcext:value-type="float">
            <text:p>0.085196031921756</text:p>
          </table:table-cell>
          <table:table-cell office:value-type="float" office:value="0.668130316280863" calcext:value-type="float">
            <text:p>0.668130316280863</text:p>
          </table:table-cell>
          <table:table-cell office:value-type="float" office:value="-0.338044873291857" calcext:value-type="float">
            <text:p>-0.338044873291857</text:p>
          </table:table-cell>
          <table:table-cell office:value-type="float" office:value="0.632020020312496" calcext:value-type="float">
            <text:p>0.632020020312496</text:p>
          </table:table-cell>
          <table:table-cell office:value-type="float" office:value="-0.0445741278751046" calcext:value-type="float">
            <text:p>-0.044574127875105</text:p>
          </table:table-cell>
          <table:table-cell office:value-type="float" office:value="0.0728575051052669" calcext:value-type="float">
            <text:p>0.072857505105267</text:p>
          </table:table-cell>
          <table:table-cell office:value-type="float" office:value="0.0207326117365416" calcext:value-type="float">
            <text:p>0.020732611736542</text:p>
          </table:table-cell>
        </table:table-row>
        <table:table-row table:style-name="ro1">
          <table:table-cell table:formula="of:=SQRT([.I486]^2 + [.K486]^2 + [.M486]^2)" office:value-type="float" office:value="3.47176054600752" calcext:value-type="float">
            <text:p>3.47176054600752</text:p>
          </table:table-cell>
          <table:table-cell office:value-type="float" office:value="2.78156655475317" calcext:value-type="float">
            <text:p>2.78156655475317</text:p>
          </table:table-cell>
          <table:table-cell office:value-type="float" office:value="-2.02126419398992" calcext:value-type="float">
            <text:p>-2.02126419398992</text:p>
          </table:table-cell>
          <table:table-cell office:value-type="float" office:value="1.00154927126222" calcext:value-type="float">
            <text:p>1.00154927126222</text:p>
          </table:table-cell>
          <table:table-cell office:value-type="float" office:value="0.4951058884332" calcext:value-type="float">
            <text:p>0.4951058884332</text:p>
          </table:table-cell>
          <table:table-cell office:value-type="float" office:value="0.208056302361754" calcext:value-type="float">
            <text:p>0.208056302361754</text:p>
          </table:table-cell>
          <table:table-cell office:value-type="float" office:value="0.785892522108453" calcext:value-type="float">
            <text:p>0.785892522108453</text:p>
          </table:table-cell>
          <table:table-cell office:value-type="float" office:value="3.13621485367649" calcext:value-type="float">
            <text:p>3.13621485367649</text:p>
          </table:table-cell>
          <table:table-cell table:formula="of:=[.H486] / 1.184 + 0.103" office:value-type="float" office:value="2.75183011290244" calcext:value-type="float">
            <text:p>2.75183011290244</text:p>
          </table:table-cell>
          <table:table-cell office:value-type="float" office:value="-2.23454092793783" calcext:value-type="float">
            <text:p>-2.23454092793783</text:p>
          </table:table-cell>
          <table:table-cell table:formula="of:=[.J486] / 1.032 + 0.243" office:value-type="float" office:value="-1.92225283714906" calcext:value-type="float">
            <text:p>-1.92225283714906</text:p>
          </table:table-cell>
          <table:table-cell office:value-type="float" office:value="1.36195794893402" calcext:value-type="float">
            <text:p>1.36195794893402</text:p>
          </table:table-cell>
          <table:table-cell table:formula="of:=[.L486] / 1.151 - 0.297" office:value-type="float" office:value="0.886282318795847" calcext:value-type="float">
            <text:p>0.886282318795847</text:p>
          </table:table-cell>
          <table:table-cell office:value-type="float" office:value="0.563628453397307" calcext:value-type="float">
            <text:p>0.563628453397307</text:p>
          </table:table-cell>
          <table:table-cell office:value-type="float" office:value="0.207196121736398" calcext:value-type="float">
            <text:p>0.207196121736398</text:p>
          </table:table-cell>
          <table:table-cell office:value-type="float" office:value="0.754224474562075" calcext:value-type="float">
            <text:p>0.754224474562075</text:p>
          </table:table-cell>
          <table:table-cell table:formula="of:=[.I486]-[.B486]" office:value-type="float" office:value="-0.0297364418507287" calcext:value-type="float">
            <text:p>-0.029736441850729</text:p>
          </table:table-cell>
          <table:table-cell table:formula="of:=[.K486]-[.C486]" office:value-type="float" office:value="0.0990113568408599" calcext:value-type="float">
            <text:p>0.09901135684086</text:p>
          </table:table-cell>
          <table:table-cell table:formula="of:=[.M486]-[.D486]" office:value-type="float" office:value="-0.115266952466373" calcext:value-type="float">
            <text:p>-0.115266952466373</text:p>
          </table:table-cell>
          <table:table-cell office:value-type="float" office:value="0.354648298923325" calcext:value-type="float">
            <text:p>0.354648298923325</text:p>
          </table:table-cell>
          <table:table-cell office:value-type="float" office:value="-0.213276733947912" calcext:value-type="float">
            <text:p>-0.213276733947912</text:p>
          </table:table-cell>
          <table:table-cell office:value-type="float" office:value="0.360408677671799" calcext:value-type="float">
            <text:p>0.360408677671799</text:p>
          </table:table-cell>
          <table:table-cell office:value-type="float" office:value="0.0471540470953347" calcext:value-type="float">
            <text:p>0.047154047095335</text:p>
          </table:table-cell>
          <table:table-cell office:value-type="float" office:value="-0.0476935114380463" calcext:value-type="float">
            <text:p>-0.047693511438046</text:p>
          </table:table-cell>
          <table:table-cell office:value-type="float" office:value="-0.0164127770147235" calcext:value-type="float">
            <text:p>-0.016412777014724</text:p>
          </table:table-cell>
        </table:table-row>
        <table:table-row table:style-name="ro1">
          <table:table-cell table:formula="of:=SQRT([.I487]^2 + [.K487]^2 + [.M487]^2)" office:value-type="float" office:value="6.55255149988641" calcext:value-type="float">
            <text:p>6.55255149988641</text:p>
          </table:table-cell>
          <table:table-cell office:value-type="float" office:value="5.91921264043203" calcext:value-type="float">
            <text:p>5.91921264043203</text:p>
          </table:table-cell>
          <table:table-cell office:value-type="float" office:value="-3.02692896289426" calcext:value-type="float">
            <text:p>-3.02692896289426</text:p>
          </table:table-cell>
          <table:table-cell office:value-type="float" office:value="0.472964834098614" calcext:value-type="float">
            <text:p>0.472964834098614</text:p>
          </table:table-cell>
          <table:table-cell office:value-type="float" office:value="-0.0769096705940884" calcext:value-type="float">
            <text:p>-0.076909670594088</text:p>
          </table:table-cell>
          <table:table-cell office:value-type="float" office:value="-0.545206095787223" calcext:value-type="float">
            <text:p>-0.545206095787223</text:p>
          </table:table-cell>
          <table:table-cell office:value-type="float" office:value="-0.289907272652931" calcext:value-type="float">
            <text:p>-0.289907272652931</text:p>
          </table:table-cell>
          <table:table-cell office:value-type="float" office:value="6.6759910912036" calcext:value-type="float">
            <text:p>6.6759910912036</text:p>
          </table:table-cell>
          <table:table-cell table:formula="of:=[.H487] / 1.184 + 0.103" office:value-type="float" office:value="5.74150598919223" calcext:value-type="float">
            <text:p>5.74150598919223</text:p>
          </table:table-cell>
          <table:table-cell office:value-type="float" office:value="-3.42514391355046" calcext:value-type="float">
            <text:p>-3.42514391355046</text:p>
          </table:table-cell>
          <table:table-cell table:formula="of:=[.J487] / 1.032 + 0.243" office:value-type="float" office:value="-3.07593790072719" calcext:value-type="float">
            <text:p>-3.07593790072719</text:p>
          </table:table-cell>
          <table:table-cell office:value-type="float" office:value="1.1635402212435" calcext:value-type="float">
            <text:p>1.1635402212435</text:p>
          </table:table-cell>
          <table:table-cell table:formula="of:=[.L487] / 1.151 - 0.297" office:value-type="float" office:value="0.713895066241095" calcext:value-type="float">
            <text:p>0.713895066241095</text:p>
          </table:table-cell>
          <table:table-cell office:value-type="float" office:value="-0.0523487891836343" calcext:value-type="float">
            <text:p>-0.052348789183634</text:p>
          </table:table-cell>
          <table:table-cell office:value-type="float" office:value="-0.637059719074503" calcext:value-type="float">
            <text:p>-0.637059719074503</text:p>
          </table:table-cell>
          <table:table-cell office:value-type="float" office:value="-0.284630605401797" calcext:value-type="float">
            <text:p>-0.284630605401797</text:p>
          </table:table-cell>
          <table:table-cell table:formula="of:=[.I487]-[.B487]" office:value-type="float" office:value="-0.1777066512398" calcext:value-type="float">
            <text:p>-0.1777066512398</text:p>
          </table:table-cell>
          <table:table-cell table:formula="of:=[.K487]-[.C487]" office:value-type="float" office:value="-0.0490089378329297" calcext:value-type="float">
            <text:p>-0.04900893783293</text:p>
          </table:table-cell>
          <table:table-cell table:formula="of:=[.M487]-[.D487]" office:value-type="float" office:value="0.240930232142481" calcext:value-type="float">
            <text:p>0.240930232142481</text:p>
          </table:table-cell>
          <table:table-cell office:value-type="float" office:value="0.756778450771577" calcext:value-type="float">
            <text:p>0.756778450771577</text:p>
          </table:table-cell>
          <table:table-cell office:value-type="float" office:value="-0.398214950656202" calcext:value-type="float">
            <text:p>-0.398214950656202</text:p>
          </table:table-cell>
          <table:table-cell office:value-type="float" office:value="0.690575387144885" calcext:value-type="float">
            <text:p>0.690575387144885</text:p>
          </table:table-cell>
          <table:table-cell office:value-type="float" office:value="0.0453436468026647" calcext:value-type="float">
            <text:p>0.045343646802665</text:p>
          </table:table-cell>
          <table:table-cell office:value-type="float" office:value="-0.0824675169806093" calcext:value-type="float">
            <text:p>-0.082467516980609</text:p>
          </table:table-cell>
          <table:table-cell office:value-type="float" office:value="-0.00655501560856919" calcext:value-type="float">
            <text:p>-0.006555015608569</text:p>
          </table:table-cell>
        </table:table-row>
        <table:table-row table:style-name="ro1">
          <table:table-cell table:formula="of:=SQRT([.I488]^2 + [.K488]^2 + [.M488]^2)" office:value-type="float" office:value="6.53010028166676" calcext:value-type="float">
            <text:p>6.53010028166676</text:p>
          </table:table-cell>
          <table:table-cell office:value-type="float" office:value="5.98567880415236" calcext:value-type="float">
            <text:p>5.98567880415236</text:p>
          </table:table-cell>
          <table:table-cell office:value-type="float" office:value="1.98399802120889" calcext:value-type="float">
            <text:p>1.98399802120889</text:p>
          </table:table-cell>
          <table:table-cell office:value-type="float" office:value="1.49101266229742" calcext:value-type="float">
            <text:p>1.49101266229742</text:p>
          </table:table-cell>
          <table:table-cell office:value-type="float" office:value="-0.28937364931973" calcext:value-type="float">
            <text:p>-0.28937364931973</text:p>
          </table:table-cell>
          <table:table-cell office:value-type="float" office:value="-0.0983502733487676" calcext:value-type="float">
            <text:p>-0.098350273348768</text:p>
          </table:table-cell>
          <table:table-cell office:value-type="float" office:value="-1.14681625155741" calcext:value-type="float">
            <text:p>-1.14681625155741</text:p>
          </table:table-cell>
          <table:table-cell office:value-type="float" office:value="7.01130865033856" calcext:value-type="float">
            <text:p>7.01130865033856</text:p>
          </table:table-cell>
          <table:table-cell table:formula="of:=[.H488] / 1.184 + 0.103" office:value-type="float" office:value="6.02471338711027" calcext:value-type="float">
            <text:p>6.02471338711027</text:p>
          </table:table-cell>
          <table:table-cell office:value-type="float" office:value="1.71330270564225" calcext:value-type="float">
            <text:p>1.71330270564225</text:p>
          </table:table-cell>
          <table:table-cell table:formula="of:=[.J488] / 1.032 + 0.243" office:value-type="float" office:value="1.90317704035102" calcext:value-type="float">
            <text:p>1.90317704035102</text:p>
          </table:table-cell>
          <table:table-cell office:value-type="float" office:value="2.2411558470103" calcext:value-type="float">
            <text:p>2.2411558470103</text:p>
          </table:table-cell>
          <table:table-cell table:formula="of:=[.L488] / 1.151 - 0.297" office:value-type="float" office:value="1.65013800782824" calcext:value-type="float">
            <text:p>1.65013800782824</text:p>
          </table:table-cell>
          <table:table-cell office:value-type="float" office:value="0.108032597944268" calcext:value-type="float">
            <text:p>0.108032597944268</text:p>
          </table:table-cell>
          <table:table-cell office:value-type="float" office:value="-0.452071076468269" calcext:value-type="float">
            <text:p>-0.452071076468269</text:p>
          </table:table-cell>
          <table:table-cell office:value-type="float" office:value="-1.24161006495073" calcext:value-type="float">
            <text:p>-1.24161006495073</text:p>
          </table:table-cell>
          <table:table-cell table:formula="of:=[.I488]-[.B488]" office:value-type="float" office:value="0.0390345829579104" calcext:value-type="float">
            <text:p>0.03903458295791</text:p>
          </table:table-cell>
          <table:table-cell table:formula="of:=[.K488]-[.C488]" office:value-type="float" office:value="-0.0808209808578724" calcext:value-type="float">
            <text:p>-0.080820980857872</text:p>
          </table:table-cell>
          <table:table-cell table:formula="of:=[.M488]-[.D488]" office:value-type="float" office:value="0.159125345530816" calcext:value-type="float">
            <text:p>0.159125345530816</text:p>
          </table:table-cell>
          <table:table-cell office:value-type="float" office:value="1.0256298461862" calcext:value-type="float">
            <text:p>1.0256298461862</text:p>
          </table:table-cell>
          <table:table-cell office:value-type="float" office:value="-0.270695315566643" calcext:value-type="float">
            <text:p>-0.270695315566643</text:p>
          </table:table-cell>
          <table:table-cell office:value-type="float" office:value="0.750143184712878" calcext:value-type="float">
            <text:p>0.750143184712878</text:p>
          </table:table-cell>
          <table:table-cell office:value-type="float" office:value="0.491850159896802" calcext:value-type="float">
            <text:p>0.491850159896802</text:p>
          </table:table-cell>
          <table:table-cell office:value-type="float" office:value="0.17284878820526" calcext:value-type="float">
            <text:p>0.17284878820526</text:p>
          </table:table-cell>
          <table:table-cell office:value-type="float" office:value="-0.249340416639683" calcext:value-type="float">
            <text:p>-0.249340416639683</text:p>
          </table:table-cell>
        </table:table-row>
        <table:table-row table:style-name="ro1">
          <table:table-cell table:formula="of:=SQRT([.I489]^2 + [.K489]^2 + [.M489]^2)" office:value-type="float" office:value="3.69841903382973" calcext:value-type="float">
            <text:p>3.69841903382973</text:p>
          </table:table-cell>
          <table:table-cell office:value-type="float" office:value="3.35735561064074" calcext:value-type="float">
            <text:p>3.35735561064074</text:p>
          </table:table-cell>
          <table:table-cell office:value-type="float" office:value="1.35682315212536" calcext:value-type="float">
            <text:p>1.35682315212536</text:p>
          </table:table-cell>
          <table:table-cell office:value-type="float" office:value="1.03043074591733" calcext:value-type="float">
            <text:p>1.03043074591733</text:p>
          </table:table-cell>
          <table:table-cell office:value-type="float" office:value="-0.0890205678380696" calcext:value-type="float">
            <text:p>-0.08902056783807</text:p>
          </table:table-cell>
          <table:table-cell office:value-type="float" office:value="-0.568518648446548" calcext:value-type="float">
            <text:p>-0.568518648446548</text:p>
          </table:table-cell>
          <table:table-cell office:value-type="float" office:value="0.20186267595062" calcext:value-type="float">
            <text:p>0.20186267595062</text:p>
          </table:table-cell>
          <table:table-cell office:value-type="float" office:value="3.79197322670048" calcext:value-type="float">
            <text:p>3.79197322670048</text:p>
          </table:table-cell>
          <table:table-cell table:formula="of:=[.H489] / 1.184 + 0.103" office:value-type="float" office:value="3.30568009011865" calcext:value-type="float">
            <text:p>3.30568009011865</text:p>
          </table:table-cell>
          <table:table-cell office:value-type="float" office:value="1.16876288075063" calcext:value-type="float">
            <text:p>1.16876288075063</text:p>
          </table:table-cell>
          <table:table-cell table:formula="of:=[.J489] / 1.032 + 0.243" office:value-type="float" office:value="1.37552217126999" calcext:value-type="float">
            <text:p>1.37552217126999</text:p>
          </table:table-cell>
          <table:table-cell office:value-type="float" office:value="1.40844662871801" calcext:value-type="float">
            <text:p>1.40844662871801</text:p>
          </table:table-cell>
          <table:table-cell table:formula="of:=[.L489] / 1.151 - 0.297" office:value-type="float" office:value="0.926672136158132" calcext:value-type="float">
            <text:p>0.926672136158132</text:p>
          </table:table-cell>
          <table:table-cell office:value-type="float" office:value="0.804074185005556" calcext:value-type="float">
            <text:p>0.804074185005556</text:p>
          </table:table-cell>
          <table:table-cell office:value-type="float" office:value="-0.00701192882493595" calcext:value-type="float">
            <text:p>-0.007011928824936</text:p>
          </table:table-cell>
          <table:table-cell office:value-type="float" office:value="-0.0443436078438273" calcext:value-type="float">
            <text:p>-0.044343607843827</text:p>
          </table:table-cell>
          <table:table-cell table:formula="of:=[.I489]-[.B489]" office:value-type="float" office:value="-0.0516755205220907" calcext:value-type="float">
            <text:p>-0.051675520522091</text:p>
          </table:table-cell>
          <table:table-cell table:formula="of:=[.K489]-[.C489]" office:value-type="float" office:value="0.0186990191446303" calcext:value-type="float">
            <text:p>0.01869901914463</text:p>
          </table:table-cell>
          <table:table-cell table:formula="of:=[.M489]-[.D489]" office:value-type="float" office:value="-0.103758609759198" calcext:value-type="float">
            <text:p>-0.103758609759198</text:p>
          </table:table-cell>
          <table:table-cell office:value-type="float" office:value="0.434617616059731" calcext:value-type="float">
            <text:p>0.434617616059731</text:p>
          </table:table-cell>
          <table:table-cell office:value-type="float" office:value="-0.188060271374733" calcext:value-type="float">
            <text:p>-0.188060271374733</text:p>
          </table:table-cell>
          <table:table-cell office:value-type="float" office:value="0.37801588280068" calcext:value-type="float">
            <text:p>0.37801588280068</text:p>
          </table:table-cell>
          <table:table-cell office:value-type="float" office:value="1.0005028955701" calcext:value-type="float">
            <text:p>1.0005028955701</text:p>
          </table:table-cell>
          <table:table-cell office:value-type="float" office:value="0.169544264664017" calcext:value-type="float">
            <text:p>0.169544264664017</text:p>
          </table:table-cell>
          <table:table-cell office:value-type="float" office:value="-0.620029826989187" calcext:value-type="float">
            <text:p>-0.620029826989187</text:p>
          </table:table-cell>
        </table:table-row>
        <table:table-row table:style-name="ro1">
          <table:table-cell table:formula="of:=SQRT([.I490]^2 + [.K490]^2 + [.M490]^2)" office:value-type="float" office:value="4.50615868056689" calcext:value-type="float">
            <text:p>4.50615868056689</text:p>
          </table:table-cell>
          <table:table-cell office:value-type="float" office:value="3.92825670695824" calcext:value-type="float">
            <text:p>3.92825670695824</text:p>
          </table:table-cell>
          <table:table-cell office:value-type="float" office:value="2.02543320151926" calcext:value-type="float">
            <text:p>2.02543320151926</text:p>
          </table:table-cell>
          <table:table-cell office:value-type="float" office:value="0.860485010526982" calcext:value-type="float">
            <text:p>0.860485010526982</text:p>
          </table:table-cell>
          <table:table-cell office:value-type="float" office:value="0.258286310161035" calcext:value-type="float">
            <text:p>0.258286310161035</text:p>
          </table:table-cell>
          <table:table-cell office:value-type="float" office:value="0.51692467116648" calcext:value-type="float">
            <text:p>0.51692467116648</text:p>
          </table:table-cell>
          <table:table-cell office:value-type="float" office:value="-1.42714985168347" calcext:value-type="float">
            <text:p>-1.42714985168347</text:p>
          </table:table-cell>
          <table:table-cell office:value-type="float" office:value="4.53442007670647" calcext:value-type="float">
            <text:p>4.53442007670647</text:p>
          </table:table-cell>
          <table:table-cell table:formula="of:=[.H490] / 1.184 + 0.103" office:value-type="float" office:value="3.93274668640749" calcext:value-type="float">
            <text:p>3.93274668640749</text:p>
          </table:table-cell>
          <table:table-cell office:value-type="float" office:value="1.83860504054169" calcext:value-type="float">
            <text:p>1.83860504054169</text:p>
          </table:table-cell>
          <table:table-cell table:formula="of:=[.J490] / 1.032 + 0.243" office:value-type="float" office:value="2.02459403153265" calcext:value-type="float">
            <text:p>2.02459403153265</text:p>
          </table:table-cell>
          <table:table-cell office:value-type="float" office:value="1.33196698644819" calcext:value-type="float">
            <text:p>1.33196698644819</text:p>
          </table:table-cell>
          <table:table-cell table:formula="of:=[.L490] / 1.151 - 0.297" office:value-type="float" office:value="0.86022587875603" calcext:value-type="float">
            <text:p>0.86022587875603</text:p>
          </table:table-cell>
          <table:table-cell office:value-type="float" office:value="0.137717221796747" calcext:value-type="float">
            <text:p>0.137717221796747</text:p>
          </table:table-cell>
          <table:table-cell office:value-type="float" office:value="0.60359836977032" calcext:value-type="float">
            <text:p>0.60359836977032</text:p>
          </table:table-cell>
          <table:table-cell office:value-type="float" office:value="-1.31398780709577" calcext:value-type="float">
            <text:p>-1.31398780709577</text:p>
          </table:table-cell>
          <table:table-cell table:formula="of:=[.I490]-[.B490]" office:value-type="float" office:value="0.00448997944925145" calcext:value-type="float">
            <text:p>0.004489979449251</text:p>
          </table:table-cell>
          <table:table-cell table:formula="of:=[.K490]-[.C490]" office:value-type="float" office:value="-0.000839169986614596" calcext:value-type="float">
            <text:p>-0.000839169986615</text:p>
          </table:table-cell>
          <table:table-cell table:formula="of:=[.M490]-[.D490]" office:value-type="float" office:value="-0.000259131770952603" calcext:value-type="float">
            <text:p>-0.000259131770953</text:p>
          </table:table-cell>
          <table:table-cell office:value-type="float" office:value="0.606163369748233" calcext:value-type="float">
            <text:p>0.606163369748233</text:p>
          </table:table-cell>
          <table:table-cell office:value-type="float" office:value="-0.186828160977566" calcext:value-type="float">
            <text:p>-0.186828160977566</text:p>
          </table:table-cell>
          <table:table-cell office:value-type="float" office:value="0.471481975921206" calcext:value-type="float">
            <text:p>0.471481975921206</text:p>
          </table:table-cell>
          <table:table-cell office:value-type="float" office:value="-0.103331375428982" calcext:value-type="float">
            <text:p>-0.103331375428982</text:p>
          </table:table-cell>
          <table:table-cell office:value-type="float" office:value="-0.0852925928666872" calcext:value-type="float">
            <text:p>-0.085292592866687</text:p>
          </table:table-cell>
          <table:table-cell office:value-type="float" office:value="0.0445614331789845" calcext:value-type="float">
            <text:p>0.044561433178985</text:p>
          </table:table-cell>
        </table:table-row>
        <table:table-row table:style-name="ro1">
          <table:table-cell table:formula="of:=SQRT([.I491]^2 + [.K491]^2 + [.M491]^2)" office:value-type="float" office:value="2.91092580786363" calcext:value-type="float">
            <text:p>2.91092580786363</text:p>
          </table:table-cell>
          <table:table-cell office:value-type="float" office:value="2.83704334520143" calcext:value-type="float">
            <text:p>2.83704334520143</text:p>
          </table:table-cell>
          <table:table-cell office:value-type="float" office:value="0.465147439017431" calcext:value-type="float">
            <text:p>0.465147439017431</text:p>
          </table:table-cell>
          <table:table-cell office:value-type="float" office:value="0.704368939467745" calcext:value-type="float">
            <text:p>0.704368939467745</text:p>
          </table:table-cell>
          <table:table-cell office:value-type="float" office:value="0.444575437226591" calcext:value-type="float">
            <text:p>0.444575437226591</text:p>
          </table:table-cell>
          <table:table-cell office:value-type="float" office:value="0.37338250774889" calcext:value-type="float">
            <text:p>0.37338250774889</text:p>
          </table:table-cell>
          <table:table-cell office:value-type="float" office:value="1.61855483281537" calcext:value-type="float">
            <text:p>1.61855483281537</text:p>
          </table:table-cell>
          <table:table-cell office:value-type="float" office:value="3.19327861801002" calcext:value-type="float">
            <text:p>3.19327861801002</text:p>
          </table:table-cell>
          <table:table-cell table:formula="of:=[.H491] / 1.184 + 0.103" office:value-type="float" office:value="2.80002585980576" calcext:value-type="float">
            <text:p>2.80002585980576</text:p>
          </table:table-cell>
          <table:table-cell office:value-type="float" office:value="0.303025654088817" calcext:value-type="float">
            <text:p>0.303025654088817</text:p>
          </table:table-cell>
          <table:table-cell table:formula="of:=[.J491] / 1.032 + 0.243" office:value-type="float" office:value="0.536629509775985" calcext:value-type="float">
            <text:p>0.536629509775985</text:p>
          </table:table-cell>
          <table:table-cell office:value-type="float" office:value="1.01827180172608" calcext:value-type="float">
            <text:p>1.01827180172608</text:p>
          </table:table-cell>
          <table:table-cell table:formula="of:=[.L491] / 1.151 - 0.297" office:value-type="float" office:value="0.587684449805456" calcext:value-type="float">
            <text:p>0.587684449805456</text:p>
          </table:table-cell>
          <table:table-cell office:value-type="float" office:value="0.564640739021559" calcext:value-type="float">
            <text:p>0.564640739021559</text:p>
          </table:table-cell>
          <table:table-cell office:value-type="float" office:value="0.286087020290223" calcext:value-type="float">
            <text:p>0.286087020290223</text:p>
          </table:table-cell>
          <table:table-cell office:value-type="float" office:value="1.60397041737866" calcext:value-type="float">
            <text:p>1.60397041737866</text:p>
          </table:table-cell>
          <table:table-cell table:formula="of:=[.I491]-[.B491]" office:value-type="float" office:value="-0.0370174853956695" calcext:value-type="float">
            <text:p>-0.03701748539567</text:p>
          </table:table-cell>
          <table:table-cell table:formula="of:=[.K491]-[.C491]" office:value-type="float" office:value="0.0714820707585544" calcext:value-type="float">
            <text:p>0.071482070758554</text:p>
          </table:table-cell>
          <table:table-cell table:formula="of:=[.M491]-[.D491]" office:value-type="float" office:value="-0.116684489662289" calcext:value-type="float">
            <text:p>-0.116684489662289</text:p>
          </table:table-cell>
          <table:table-cell office:value-type="float" office:value="0.356235272808596" calcext:value-type="float">
            <text:p>0.356235272808596</text:p>
          </table:table-cell>
          <table:table-cell office:value-type="float" office:value="-0.162121784928614" calcext:value-type="float">
            <text:p>-0.162121784928614</text:p>
          </table:table-cell>
          <table:table-cell office:value-type="float" office:value="0.31390286225834" calcext:value-type="float">
            <text:p>0.31390286225834</text:p>
          </table:table-cell>
          <table:table-cell office:value-type="float" office:value="-0.0907363429689712" calcext:value-type="float">
            <text:p>-0.090736342968971</text:p>
          </table:table-cell>
          <table:table-cell office:value-type="float" office:value="-0.11096335364157" calcext:value-type="float">
            <text:p>-0.11096335364157</text:p>
          </table:table-cell>
          <table:table-cell office:value-type="float" office:value="0.0193279026659576" calcext:value-type="float">
            <text:p>0.019327902665958</text:p>
          </table:table-cell>
        </table:table-row>
        <table:table-row table:style-name="ro1">
          <table:table-cell table:formula="of:=SQRT([.I492]^2 + [.K492]^2 + [.M492]^2)" office:value-type="float" office:value="3.74990255565056" calcext:value-type="float">
            <text:p>3.74990255565056</text:p>
          </table:table-cell>
          <table:table-cell office:value-type="float" office:value="3.39708633443304" calcext:value-type="float">
            <text:p>3.39708633443304</text:p>
          </table:table-cell>
          <table:table-cell office:value-type="float" office:value="-1.04297533134734" calcext:value-type="float">
            <text:p>-1.04297533134734</text:p>
          </table:table-cell>
          <table:table-cell office:value-type="float" office:value="1.61697307981685" calcext:value-type="float">
            <text:p>1.61697307981685</text:p>
          </table:table-cell>
          <table:table-cell office:value-type="float" office:value="-0.288577178075125" calcext:value-type="float">
            <text:p>-0.288577178075125</text:p>
          </table:table-cell>
          <table:table-cell office:value-type="float" office:value="0.334858716235079" calcext:value-type="float">
            <text:p>0.334858716235079</text:p>
          </table:table-cell>
          <table:table-cell office:value-type="float" office:value="-3.11110129336763" calcext:value-type="float">
            <text:p>-3.11110129336763</text:p>
          </table:table-cell>
          <table:table-cell office:value-type="float" office:value="3.79368474221529" calcext:value-type="float">
            <text:p>3.79368474221529</text:p>
          </table:table-cell>
          <table:table-cell table:formula="of:=[.H492] / 1.184 + 0.103" office:value-type="float" office:value="3.30712562687102" calcext:value-type="float">
            <text:p>3.30712562687102</text:p>
          </table:table-cell>
          <table:table-cell office:value-type="float" office:value="-1.27341687109734" calcext:value-type="float">
            <text:p>-1.27341687109734</text:p>
          </table:table-cell>
          <table:table-cell table:formula="of:=[.J492] / 1.032 + 0.243" office:value-type="float" office:value="-0.990931076644709" calcext:value-type="float">
            <text:p>-0.990931076644709</text:p>
          </table:table-cell>
          <table:table-cell office:value-type="float" office:value="2.0266943348137" calcext:value-type="float">
            <text:p>2.0266943348137</text:p>
          </table:table-cell>
          <table:table-cell table:formula="of:=[.L492] / 1.151 - 0.297" office:value-type="float" office:value="1.46381175917785" calcext:value-type="float">
            <text:p>1.46381175917785</text:p>
          </table:table-cell>
          <table:table-cell office:value-type="float" office:value="-0.291779287410693" calcext:value-type="float">
            <text:p>-0.291779287410693</text:p>
          </table:table-cell>
          <table:table-cell office:value-type="float" office:value="0.390462787255101" calcext:value-type="float">
            <text:p>0.390462787255101</text:p>
          </table:table-cell>
          <table:table-cell office:value-type="float" office:value="-3.11765113631821" calcext:value-type="float">
            <text:p>-3.11765113631821</text:p>
          </table:table-cell>
          <table:table-cell table:formula="of:=[.I492]-[.B492]" office:value-type="float" office:value="-0.0899607075620179" calcext:value-type="float">
            <text:p>-0.089960707562018</text:p>
          </table:table-cell>
          <table:table-cell table:formula="of:=[.K492]-[.C492]" office:value-type="float" office:value="0.0520442547026309" calcext:value-type="float">
            <text:p>0.052044254702631</text:p>
          </table:table-cell>
          <table:table-cell table:formula="of:=[.M492]-[.D492]" office:value-type="float" office:value="-0.153161320639005" calcext:value-type="float">
            <text:p>-0.153161320639005</text:p>
          </table:table-cell>
          <table:table-cell office:value-type="float" office:value="0.396598407782252" calcext:value-type="float">
            <text:p>0.396598407782252</text:p>
          </table:table-cell>
          <table:table-cell office:value-type="float" office:value="-0.230441539749994" calcext:value-type="float">
            <text:p>-0.230441539749994</text:p>
          </table:table-cell>
          <table:table-cell office:value-type="float" office:value="0.409721254996858" calcext:value-type="float">
            <text:p>0.409721254996858</text:p>
          </table:table-cell>
          <table:table-cell office:value-type="float" office:value="0.00126732326357093" calcext:value-type="float">
            <text:p>0.001267323263571</text:p>
          </table:table-cell>
          <table:table-cell office:value-type="float" office:value="-0.0556701714295365" calcext:value-type="float">
            <text:p>-0.055670171429537</text:p>
          </table:table-cell>
          <table:table-cell office:value-type="float" office:value="-0.00765098827117861" calcext:value-type="float">
            <text:p>-0.007650988271179</text:p>
          </table:table-cell>
        </table:table-row>
        <table:table-row table:style-name="ro1">
          <table:table-cell table:formula="of:=SQRT([.I493]^2 + [.K493]^2 + [.M493]^2)" office:value-type="float" office:value="5.57317713351354" calcext:value-type="float">
            <text:p>5.57317713351354</text:p>
          </table:table-cell>
          <table:table-cell office:value-type="float" office:value="5.19494351479757" calcext:value-type="float">
            <text:p>5.19494351479757</text:p>
          </table:table-cell>
          <table:table-cell office:value-type="float" office:value="-2.26934599528813" calcext:value-type="float">
            <text:p>-2.26934599528813</text:p>
          </table:table-cell>
          <table:table-cell office:value-type="float" office:value="1.28188741777671" calcext:value-type="float">
            <text:p>1.28188741777671</text:p>
          </table:table-cell>
          <table:table-cell office:value-type="float" office:value="-0.0240212343187474" calcext:value-type="float">
            <text:p>-0.024021234318747</text:p>
          </table:table-cell>
          <table:table-cell office:value-type="float" office:value="0.414458169810471" calcext:value-type="float">
            <text:p>0.414458169810471</text:p>
          </table:table-cell>
          <table:table-cell office:value-type="float" office:value="-1.89190078138862" calcext:value-type="float">
            <text:p>-1.89190078138862</text:p>
          </table:table-cell>
          <table:table-cell office:value-type="float" office:value="5.71515969292372" calcext:value-type="float">
            <text:p>5.71515969292372</text:p>
          </table:table-cell>
          <table:table-cell table:formula="of:=[.H493] / 1.184 + 0.103" office:value-type="float" office:value="4.92999298388828" calcext:value-type="float">
            <text:p>4.92999298388828</text:p>
          </table:table-cell>
          <table:table-cell office:value-type="float" office:value="-2.56507326798252" calcext:value-type="float">
            <text:p>-2.56507326798252</text:p>
          </table:table-cell>
          <table:table-cell table:formula="of:=[.J493] / 1.032 + 0.243" office:value-type="float" office:value="-2.24253611238616" calcext:value-type="float">
            <text:p>-2.24253611238616</text:p>
          </table:table-cell>
          <table:table-cell office:value-type="float" office:value="1.85422084803841" calcext:value-type="float">
            <text:p>1.85422084803841</text:p>
          </table:table-cell>
          <table:table-cell table:formula="of:=[.L493] / 1.151 - 0.297" office:value-type="float" office:value="1.31396511558507" calcext:value-type="float">
            <text:p>1.31396511558507</text:p>
          </table:table-cell>
          <table:table-cell office:value-type="float" office:value="-0.440330799951439" calcext:value-type="float">
            <text:p>-0.440330799951439</text:p>
          </table:table-cell>
          <table:table-cell office:value-type="float" office:value="0.506865080446943" calcext:value-type="float">
            <text:p>0.506865080446943</text:p>
          </table:table-cell>
          <table:table-cell office:value-type="float" office:value="-1.85234446735172" calcext:value-type="float">
            <text:p>-1.85234446735172</text:p>
          </table:table-cell>
          <table:table-cell table:formula="of:=[.I493]-[.B493]" office:value-type="float" office:value="-0.264950530909293" calcext:value-type="float">
            <text:p>-0.264950530909293</text:p>
          </table:table-cell>
          <table:table-cell table:formula="of:=[.K493]-[.C493]" office:value-type="float" office:value="0.0268098829019672" calcext:value-type="float">
            <text:p>0.026809882901967</text:p>
          </table:table-cell>
          <table:table-cell table:formula="of:=[.M493]-[.D493]" office:value-type="float" office:value="0.0320776978083552" calcext:value-type="float">
            <text:p>0.032077697808355</text:p>
          </table:table-cell>
          <table:table-cell office:value-type="float" office:value="0.520216178126153" calcext:value-type="float">
            <text:p>0.520216178126153</text:p>
          </table:table-cell>
          <table:table-cell office:value-type="float" office:value="-0.295727272694391" calcext:value-type="float">
            <text:p>-0.295727272694391</text:p>
          </table:table-cell>
          <table:table-cell office:value-type="float" office:value="0.5723334302617" calcext:value-type="float">
            <text:p>0.5723334302617</text:p>
          </table:table-cell>
          <table:table-cell office:value-type="float" office:value="-0.00486179428520606" calcext:value-type="float">
            <text:p>-0.004861794285206</text:p>
          </table:table-cell>
          <table:table-cell office:value-type="float" office:value="-0.383413378172667" calcext:value-type="float">
            <text:p>-0.383413378172667</text:p>
          </table:table-cell>
          <table:table-cell office:value-type="float" office:value="-0.148823883845386" calcext:value-type="float">
            <text:p>-0.148823883845386</text:p>
          </table:table-cell>
        </table:table-row>
        <table:table-row table:style-name="ro1">
          <table:table-cell table:formula="of:=SQRT([.I494]^2 + [.K494]^2 + [.M494]^2)" office:value-type="float" office:value="4.86421658671641" calcext:value-type="float">
            <text:p>4.86421658671641</text:p>
          </table:table-cell>
          <table:table-cell office:value-type="float" office:value="4.17160449822468" calcext:value-type="float">
            <text:p>4.17160449822468</text:p>
          </table:table-cell>
          <table:table-cell office:value-type="float" office:value="-1.74430877470517" calcext:value-type="float">
            <text:p>-1.74430877470517</text:p>
          </table:table-cell>
          <table:table-cell office:value-type="float" office:value="1.7831691289481" calcext:value-type="float">
            <text:p>1.7831691289481</text:p>
          </table:table-cell>
          <table:table-cell office:value-type="float" office:value="0.204296635194742" calcext:value-type="float">
            <text:p>0.204296635194742</text:p>
          </table:table-cell>
          <table:table-cell office:value-type="float" office:value="0.334825039336914" calcext:value-type="float">
            <text:p>0.334825039336914</text:p>
          </table:table-cell>
          <table:table-cell office:value-type="float" office:value="1.83758823574597" calcext:value-type="float">
            <text:p>1.83758823574597</text:p>
          </table:table-cell>
          <table:table-cell office:value-type="float" office:value="4.81346457744097" calcext:value-type="float">
            <text:p>4.81346457744097</text:p>
          </table:table-cell>
          <table:table-cell table:formula="of:=[.H494] / 1.184 + 0.103" office:value-type="float" office:value="4.1684261633792" calcext:value-type="float">
            <text:p>4.1684261633792</text:p>
          </table:table-cell>
          <table:table-cell office:value-type="float" office:value="-2.09735727650661" calcext:value-type="float">
            <text:p>-2.09735727650661</text:p>
          </table:table-cell>
          <table:table-cell table:formula="of:=[.J494] / 1.032 + 0.243" office:value-type="float" office:value="-1.78932294235137" calcext:value-type="float">
            <text:p>-1.78932294235137</text:p>
          </table:table-cell>
          <table:table-cell office:value-type="float" office:value="2.36287640272271" calcext:value-type="float">
            <text:p>2.36287640272271</text:p>
          </table:table-cell>
          <table:table-cell table:formula="of:=[.L494] / 1.151 - 0.297" office:value-type="float" office:value="1.75589001105361" calcext:value-type="float">
            <text:p>1.75589001105361</text:p>
          </table:table-cell>
          <table:table-cell office:value-type="float" office:value="0.276093297148589" calcext:value-type="float">
            <text:p>0.276093297148589</text:p>
          </table:table-cell>
          <table:table-cell office:value-type="float" office:value="0.334414584178005" calcext:value-type="float">
            <text:p>0.334414584178005</text:p>
          </table:table-cell>
          <table:table-cell office:value-type="float" office:value="1.80037596643492" calcext:value-type="float">
            <text:p>1.80037596643492</text:p>
          </table:table-cell>
          <table:table-cell table:formula="of:=[.I494]-[.B494]" office:value-type="float" office:value="-0.00317833484548213" calcext:value-type="float">
            <text:p>-0.003178334845482</text:p>
          </table:table-cell>
          <table:table-cell table:formula="of:=[.K494]-[.C494]" office:value-type="float" office:value="-0.0450141676461966" calcext:value-type="float">
            <text:p>-0.045014167646197</text:p>
          </table:table-cell>
          <table:table-cell table:formula="of:=[.M494]-[.D494]" office:value-type="float" office:value="-0.0272791178944858" calcext:value-type="float">
            <text:p>-0.027279117894486</text:p>
          </table:table-cell>
          <table:table-cell office:value-type="float" office:value="0.641860079216297" calcext:value-type="float">
            <text:p>0.641860079216297</text:p>
          </table:table-cell>
          <table:table-cell office:value-type="float" office:value="-0.353048501801441" calcext:value-type="float">
            <text:p>-0.353048501801441</text:p>
          </table:table-cell>
          <table:table-cell office:value-type="float" office:value="0.57970727377461" calcext:value-type="float">
            <text:p>0.57970727377461</text:p>
          </table:table-cell>
          <table:table-cell office:value-type="float" office:value="-0.0175274506910297" calcext:value-type="float">
            <text:p>-0.01752745069103</text:p>
          </table:table-cell>
          <table:table-cell office:value-type="float" office:value="-0.0655132554906981" calcext:value-type="float">
            <text:p>-0.065513255490698</text:p>
          </table:table-cell>
          <table:table-cell office:value-type="float" office:value="-0.0141988406558617" calcext:value-type="float">
            <text:p>-0.014198840655862</text:p>
          </table:table-cell>
        </table:table-row>
        <table:table-row table:style-name="ro1">
          <table:table-cell table:formula="of:=SQRT([.I495]^2 + [.K495]^2 + [.M495]^2)" office:value-type="float" office:value="4.24388540268437" calcext:value-type="float">
            <text:p>4.24388540268437</text:p>
          </table:table-cell>
          <table:table-cell office:value-type="float" office:value="3.29192323432688" calcext:value-type="float">
            <text:p>3.29192323432688</text:p>
          </table:table-cell>
          <table:table-cell office:value-type="float" office:value="2.18327363985775" calcext:value-type="float">
            <text:p>2.18327363985775</text:p>
          </table:table-cell>
          <table:table-cell office:value-type="float" office:value="1.59746351469803" calcext:value-type="float">
            <text:p>1.59746351469803</text:p>
          </table:table-cell>
          <table:table-cell office:value-type="float" office:value="0.126282037734535" calcext:value-type="float">
            <text:p>0.126282037734535</text:p>
          </table:table-cell>
          <table:table-cell office:value-type="float" office:value="-0.107235324157735" calcext:value-type="float">
            <text:p>-0.107235324157735</text:p>
          </table:table-cell>
          <table:table-cell office:value-type="float" office:value="3.05447754405458" calcext:value-type="float">
            <text:p>3.05447754405458</text:p>
          </table:table-cell>
          <table:table-cell office:value-type="float" office:value="3.80660856070833" calcext:value-type="float">
            <text:p>3.80660856070833</text:p>
          </table:table-cell>
          <table:table-cell table:formula="of:=[.H495] / 1.184 + 0.103" office:value-type="float" office:value="3.31804101411177" calcext:value-type="float">
            <text:p>3.31804101411177</text:p>
          </table:table-cell>
          <table:table-cell office:value-type="float" office:value="2.02043417277569" calcext:value-type="float">
            <text:p>2.02043417277569</text:p>
          </table:table-cell>
          <table:table-cell table:formula="of:=[.J495] / 1.032 + 0.243" office:value-type="float" office:value="2.20078505113923" calcext:value-type="float">
            <text:p>2.20078505113923</text:p>
          </table:table-cell>
          <table:table-cell office:value-type="float" office:value="2.03256856510988" calcext:value-type="float">
            <text:p>2.03256856510988</text:p>
          </table:table-cell>
          <table:table-cell table:formula="of:=[.L495] / 1.151 - 0.297" office:value-type="float" office:value="1.46891534761936" calcext:value-type="float">
            <text:p>1.46891534761936</text:p>
          </table:table-cell>
          <table:table-cell office:value-type="float" office:value="0.196699750892094" calcext:value-type="float">
            <text:p>0.196699750892094</text:p>
          </table:table-cell>
          <table:table-cell office:value-type="float" office:value="-0.108226300769713" calcext:value-type="float">
            <text:p>-0.108226300769713</text:p>
          </table:table-cell>
          <table:table-cell office:value-type="float" office:value="3.05858398332626" calcext:value-type="float">
            <text:p>3.05858398332626</text:p>
          </table:table-cell>
          <table:table-cell table:formula="of:=[.I495]-[.B495]" office:value-type="float" office:value="0.0261177797848857" calcext:value-type="float">
            <text:p>0.026117779784886</text:p>
          </table:table-cell>
          <table:table-cell table:formula="of:=[.K495]-[.C495]" office:value-type="float" office:value="0.0175114112814843" calcext:value-type="float">
            <text:p>0.017511411281484</text:p>
          </table:table-cell>
          <table:table-cell table:formula="of:=[.M495]-[.D495]" office:value-type="float" office:value="-0.128548167078673" calcext:value-type="float">
            <text:p>-0.128548167078673</text:p>
          </table:table-cell>
          <table:table-cell office:value-type="float" office:value="0.514685326381447" calcext:value-type="float">
            <text:p>0.514685326381447</text:p>
          </table:table-cell>
          <table:table-cell office:value-type="float" office:value="-0.162839467082053" calcext:value-type="float">
            <text:p>-0.162839467082053</text:p>
          </table:table-cell>
          <table:table-cell office:value-type="float" office:value="0.435105050411851" calcext:value-type="float">
            <text:p>0.435105050411851</text:p>
          </table:table-cell>
          <table:table-cell office:value-type="float" office:value="-0.0698493881831372" calcext:value-type="float">
            <text:p>-0.069849388183137</text:p>
          </table:table-cell>
          <table:table-cell office:value-type="float" office:value="-0.00483591207646761" calcext:value-type="float">
            <text:p>-0.004835912076468</text:p>
          </table:table-cell>
          <table:table-cell office:value-type="float" office:value="-0.00363710937297768" calcext:value-type="float">
            <text:p>-0.003637109372978</text:p>
          </table:table-cell>
        </table:table-row>
        <table:table-row table:style-name="ro1">
          <table:table-cell table:formula="of:=SQRT([.I496]^2 + [.K496]^2 + [.M496]^2)" office:value-type="float" office:value="4.52660560883015" calcext:value-type="float">
            <text:p>4.52660560883015</text:p>
          </table:table-cell>
          <table:table-cell office:value-type="float" office:value="3.68904121150553" calcext:value-type="float">
            <text:p>3.68904121150553</text:p>
          </table:table-cell>
          <table:table-cell office:value-type="float" office:value="2.09768986945976" calcext:value-type="float">
            <text:p>2.09768986945976</text:p>
          </table:table-cell>
          <table:table-cell office:value-type="float" office:value="1.85792421868087" calcext:value-type="float">
            <text:p>1.85792421868087</text:p>
          </table:table-cell>
          <table:table-cell office:value-type="float" office:value="-0.306854349545722" calcext:value-type="float">
            <text:p>-0.306854349545722</text:p>
          </table:table-cell>
          <table:table-cell office:value-type="float" office:value="-0.213830227185989" calcext:value-type="float">
            <text:p>-0.213830227185989</text:p>
          </table:table-cell>
          <table:table-cell office:value-type="float" office:value="2.57917611128674" calcext:value-type="float">
            <text:p>2.57917611128674</text:p>
          </table:table-cell>
          <table:table-cell office:value-type="float" office:value="4.19283234812394" calcext:value-type="float">
            <text:p>4.19283234812394</text:p>
          </table:table-cell>
          <table:table-cell table:formula="of:=[.H496] / 1.184 + 0.103" office:value-type="float" office:value="3.64424353726684" calcext:value-type="float">
            <text:p>3.64424353726684</text:p>
          </table:table-cell>
          <table:table-cell office:value-type="float" office:value="1.88446806936329" calcext:value-type="float">
            <text:p>1.88446806936329</text:p>
          </table:table-cell>
          <table:table-cell table:formula="of:=[.J496] / 1.032 + 0.243" office:value-type="float" office:value="2.06903495093342" calcext:value-type="float">
            <text:p>2.06903495093342</text:p>
          </table:table-cell>
          <table:table-cell office:value-type="float" office:value="2.31161856040951" calcext:value-type="float">
            <text:p>2.31161856040951</text:p>
          </table:table-cell>
          <table:table-cell table:formula="of:=[.L496] / 1.151 - 0.297" office:value-type="float" office:value="1.71135669887881" calcext:value-type="float">
            <text:p>1.71135669887881</text:p>
          </table:table-cell>
          <table:table-cell office:value-type="float" office:value="-0.216360905819082" calcext:value-type="float">
            <text:p>-0.216360905819082</text:p>
          </table:table-cell>
          <table:table-cell office:value-type="float" office:value="-0.270296565470802" calcext:value-type="float">
            <text:p>-0.270296565470802</text:p>
          </table:table-cell>
          <table:table-cell office:value-type="float" office:value="2.64118717924218" calcext:value-type="float">
            <text:p>2.64118717924218</text:p>
          </table:table-cell>
          <table:table-cell table:formula="of:=[.I496]-[.B496]" office:value-type="float" office:value="-0.0447976742386889" calcext:value-type="float">
            <text:p>-0.044797674238689</text:p>
          </table:table-cell>
          <table:table-cell table:formula="of:=[.K496]-[.C496]" office:value-type="float" office:value="-0.0286549185263394" calcext:value-type="float">
            <text:p>-0.028654918526339</text:p>
          </table:table-cell>
          <table:table-cell table:formula="of:=[.M496]-[.D496]" office:value-type="float" office:value="-0.14656751980206" calcext:value-type="float">
            <text:p>-0.14656751980206</text:p>
          </table:table-cell>
          <table:table-cell office:value-type="float" office:value="0.503791136618414" calcext:value-type="float">
            <text:p>0.503791136618414</text:p>
          </table:table-cell>
          <table:table-cell office:value-type="float" office:value="-0.21322180009647" calcext:value-type="float">
            <text:p>-0.21322180009647</text:p>
          </table:table-cell>
          <table:table-cell office:value-type="float" office:value="0.453694341728641" calcext:value-type="float">
            <text:p>0.453694341728641</text:p>
          </table:table-cell>
          <table:table-cell office:value-type="float" office:value="-0.104404063179807" calcext:value-type="float">
            <text:p>-0.104404063179807</text:p>
          </table:table-cell>
          <table:table-cell office:value-type="float" office:value="0.00201271887556675" calcext:value-type="float">
            <text:p>0.002012718875567</text:p>
          </table:table-cell>
          <table:table-cell office:value-type="float" office:value="0.0404017602081965" calcext:value-type="float">
            <text:p>0.040401760208197</text:p>
          </table:table-cell>
        </table:table-row>
        <table:table-row table:style-name="ro1">
          <table:table-cell table:formula="of:=SQRT([.I497]^2 + [.K497]^2 + [.M497]^2)" office:value-type="float" office:value="2.34572918540298" calcext:value-type="float">
            <text:p>2.34572918540298</text:p>
          </table:table-cell>
          <table:table-cell office:value-type="float" office:value="2.16098753000825" calcext:value-type="float">
            <text:p>2.16098753000825</text:p>
          </table:table-cell>
          <table:table-cell office:value-type="float" office:value="0.607413451075491" calcext:value-type="float">
            <text:p>0.607413451075491</text:p>
          </table:table-cell>
          <table:table-cell office:value-type="float" office:value="0.727530344870228" calcext:value-type="float">
            <text:p>0.727530344870228</text:p>
          </table:table-cell>
          <table:table-cell office:value-type="float" office:value="-0.432461302362604" calcext:value-type="float">
            <text:p>-0.432461302362604</text:p>
          </table:table-cell>
          <table:table-cell office:value-type="float" office:value="0.574749136379573" calcext:value-type="float">
            <text:p>0.574749136379573</text:p>
          </table:table-cell>
          <table:table-cell office:value-type="float" office:value="2.22476625123418" calcext:value-type="float">
            <text:p>2.22476625123418</text:p>
          </table:table-cell>
          <table:table-cell office:value-type="float" office:value="2.44259171518775" calcext:value-type="float">
            <text:p>2.44259171518775</text:p>
          </table:table-cell>
          <table:table-cell table:formula="of:=[.H497] / 1.184 + 0.103" office:value-type="float" office:value="2.16599975944911" calcext:value-type="float">
            <text:p>2.16599975944911</text:p>
          </table:table-cell>
          <table:table-cell office:value-type="float" office:value="0.483034188656282" calcext:value-type="float">
            <text:p>0.483034188656282</text:p>
          </table:table-cell>
          <table:table-cell table:formula="of:=[.J497] / 1.032 + 0.243" office:value-type="float" office:value="0.711056384356863" calcext:value-type="float">
            <text:p>0.711056384356863</text:p>
          </table:table-cell>
          <table:table-cell office:value-type="float" office:value="0.977808895307046" calcext:value-type="float">
            <text:p>0.977808895307046</text:p>
          </table:table-cell>
          <table:table-cell table:formula="of:=[.L497] / 1.151 - 0.297" office:value-type="float" office:value="0.552529882977451" calcext:value-type="float">
            <text:p>0.552529882977451</text:p>
          </table:table-cell>
          <table:table-cell office:value-type="float" office:value="-0.351438094208975" calcext:value-type="float">
            <text:p>-0.351438094208975</text:p>
          </table:table-cell>
          <table:table-cell office:value-type="float" office:value="0.530627698000867" calcext:value-type="float">
            <text:p>0.530627698000867</text:p>
          </table:table-cell>
          <table:table-cell office:value-type="float" office:value="2.18352124124956" calcext:value-type="float">
            <text:p>2.18352124124956</text:p>
          </table:table-cell>
          <table:table-cell table:formula="of:=[.I497]-[.B497]" office:value-type="float" office:value="0.00501222944086344" calcext:value-type="float">
            <text:p>0.005012229440863</text:p>
          </table:table-cell>
          <table:table-cell table:formula="of:=[.K497]-[.C497]" office:value-type="float" office:value="0.103642933281371" calcext:value-type="float">
            <text:p>0.103642933281371</text:p>
          </table:table-cell>
          <table:table-cell table:formula="of:=[.M497]-[.D497]" office:value-type="float" office:value="-0.175000461892777" calcext:value-type="float">
            <text:p>-0.175000461892777</text:p>
          </table:table-cell>
          <table:table-cell office:value-type="float" office:value="0.281604185179507" calcext:value-type="float">
            <text:p>0.281604185179507</text:p>
          </table:table-cell>
          <table:table-cell office:value-type="float" office:value="-0.124379262419209" calcext:value-type="float">
            <text:p>-0.124379262419209</text:p>
          </table:table-cell>
          <table:table-cell office:value-type="float" office:value="0.250278550436818" calcext:value-type="float">
            <text:p>0.250278550436818</text:p>
          </table:table-cell>
          <table:table-cell office:value-type="float" office:value="-0.0763587718621199" calcext:value-type="float">
            <text:p>-0.07635877186212</text:p>
          </table:table-cell>
          <table:table-cell office:value-type="float" office:value="-0.0295104700622035" calcext:value-type="float">
            <text:p>-0.029510470062204</text:p>
          </table:table-cell>
          <table:table-cell office:value-type="float" office:value="0.000190228711914209" calcext:value-type="float">
            <text:p>0.000190228711914</text:p>
          </table:table-cell>
        </table:table-row>
        <table:table-row table:style-name="ro1">
          <table:table-cell table:formula="of:=SQRT([.I498]^2 + [.K498]^2 + [.M498]^2)" office:value-type="float" office:value="5.66150835605123" calcext:value-type="float">
            <text:p>5.66150835605123</text:p>
          </table:table-cell>
          <table:table-cell office:value-type="float" office:value="5.5427750026548" calcext:value-type="float">
            <text:p>5.5427750026548</text:p>
          </table:table-cell>
          <table:table-cell office:value-type="float" office:value="-0.388558389407422" calcext:value-type="float">
            <text:p>-0.388558389407422</text:p>
          </table:table-cell>
          <table:table-cell office:value-type="float" office:value="0.430814666458089" calcext:value-type="float">
            <text:p>0.430814666458089</text:p>
          </table:table-cell>
          <table:table-cell office:value-type="float" office:value="-0.432075726487978" calcext:value-type="float">
            <text:p>-0.432075726487978</text:p>
          </table:table-cell>
          <table:table-cell office:value-type="float" office:value="-0.201648436874471" calcext:value-type="float">
            <text:p>-0.201648436874471</text:p>
          </table:table-cell>
          <table:table-cell office:value-type="float" office:value="-2.91789154485707" calcext:value-type="float">
            <text:p>-2.91789154485707</text:p>
          </table:table-cell>
          <table:table-cell office:value-type="float" office:value="6.51288231411057" calcext:value-type="float">
            <text:p>6.51288231411057</text:p>
          </table:table-cell>
          <table:table-cell table:formula="of:=[.H498] / 1.184 + 0.103" office:value-type="float" office:value="5.60374519772852" calcext:value-type="float">
            <text:p>5.60374519772852</text:p>
          </table:table-cell>
          <table:table-cell office:value-type="float" office:value="-0.751548951390989" calcext:value-type="float">
            <text:p>-0.751548951390989</text:p>
          </table:table-cell>
          <table:table-cell table:formula="of:=[.J498] / 1.032 + 0.243" office:value-type="float" office:value="-0.485245107937005" calcext:value-type="float">
            <text:p>-0.485245107937005</text:p>
          </table:table-cell>
          <table:table-cell office:value-type="float" office:value="1.0835535878574" calcext:value-type="float">
            <text:p>1.0835535878574</text:p>
          </table:table-cell>
          <table:table-cell table:formula="of:=[.L498] / 1.151 - 0.297" office:value-type="float" office:value="0.644401900831798" calcext:value-type="float">
            <text:p>0.644401900831798</text:p>
          </table:table-cell>
          <table:table-cell office:value-type="float" office:value="-0.451201515431974" calcext:value-type="float">
            <text:p>-0.451201515431974</text:p>
          </table:table-cell>
          <table:table-cell office:value-type="float" office:value="-0.0358492738543061" calcext:value-type="float">
            <text:p>-0.035849273854306</text:p>
          </table:table-cell>
          <table:table-cell office:value-type="float" office:value="-2.92806011630425" calcext:value-type="float">
            <text:p>-2.92806011630425</text:p>
          </table:table-cell>
          <table:table-cell table:formula="of:=[.I498]-[.B498]" office:value-type="float" office:value="0.0609701950737218" calcext:value-type="float">
            <text:p>0.060970195073722</text:p>
          </table:table-cell>
          <table:table-cell table:formula="of:=[.K498]-[.C498]" office:value-type="float" office:value="-0.0966867185295829" calcext:value-type="float">
            <text:p>-0.096686718529583</text:p>
          </table:table-cell>
          <table:table-cell table:formula="of:=[.M498]-[.D498]" office:value-type="float" office:value="0.213587234373709" calcext:value-type="float">
            <text:p>0.213587234373709</text:p>
          </table:table-cell>
          <table:table-cell office:value-type="float" office:value="0.970107311455775" calcext:value-type="float">
            <text:p>0.970107311455775</text:p>
          </table:table-cell>
          <table:table-cell office:value-type="float" office:value="-0.362990561983567" calcext:value-type="float">
            <text:p>-0.362990561983567</text:p>
          </table:table-cell>
          <table:table-cell office:value-type="float" office:value="0.652738921399307" calcext:value-type="float">
            <text:p>0.652738921399307</text:p>
          </table:table-cell>
          <table:table-cell office:value-type="float" office:value="-0.0182194947006877" calcext:value-type="float">
            <text:p>-0.018219494700688</text:p>
          </table:table-cell>
          <table:table-cell office:value-type="float" office:value="-0.165892323412754" calcext:value-type="float">
            <text:p>-0.165892323412754</text:p>
          </table:table-cell>
          <table:table-cell office:value-type="float" office:value="-0.00940961753155989" calcext:value-type="float">
            <text:p>-0.00940961753156</text:p>
          </table:table-cell>
        </table:table-row>
        <table:table-row table:style-name="ro1">
          <table:table-cell table:formula="of:=SQRT([.I499]^2 + [.K499]^2 + [.M499]^2)" office:value-type="float" office:value="3.75256683283185" calcext:value-type="float">
            <text:p>3.75256683283185</text:p>
          </table:table-cell>
          <table:table-cell office:value-type="float" office:value="3.01740900351278" calcext:value-type="float">
            <text:p>3.01740900351278</text:p>
          </table:table-cell>
          <table:table-cell office:value-type="float" office:value="-1.82371427982203" calcext:value-type="float">
            <text:p>-1.82371427982203</text:p>
          </table:table-cell>
          <table:table-cell office:value-type="float" office:value="1.44046722812573" calcext:value-type="float">
            <text:p>1.44046722812573</text:p>
          </table:table-cell>
          <table:table-cell office:value-type="float" office:value="-0.0318768483675527" calcext:value-type="float">
            <text:p>-0.031876848367553</text:p>
          </table:table-cell>
          <table:table-cell office:value-type="float" office:value="0.434066928640261" calcext:value-type="float">
            <text:p>0.434066928640261</text:p>
          </table:table-cell>
          <table:table-cell office:value-type="float" office:value="1.86367507095344" calcext:value-type="float">
            <text:p>1.86367507095344</text:p>
          </table:table-cell>
          <table:table-cell office:value-type="float" office:value="3.45708482789639" calcext:value-type="float">
            <text:p>3.45708482789639</text:p>
          </table:table-cell>
          <table:table-cell table:formula="of:=[.H499] / 1.184 + 0.103" office:value-type="float" office:value="3.02283515869628" calcext:value-type="float">
            <text:p>3.02283515869628</text:p>
          </table:table-cell>
          <table:table-cell office:value-type="float" office:value="-2.0932466493664" calcext:value-type="float">
            <text:p>-2.0932466493664</text:p>
          </table:table-cell>
          <table:table-cell table:formula="of:=[.J499] / 1.032 + 0.243" office:value-type="float" office:value="-1.78533977651783" calcext:value-type="float">
            <text:p>-1.78533977651783</text:p>
          </table:table-cell>
          <table:table-cell office:value-type="float" office:value="1.86742675836126" calcext:value-type="float">
            <text:p>1.86742675836126</text:p>
          </table:table-cell>
          <table:table-cell table:formula="of:=[.L499] / 1.151 - 0.297" office:value-type="float" office:value="1.3254385389759" calcext:value-type="float">
            <text:p>1.3254385389759</text:p>
          </table:table-cell>
          <table:table-cell office:value-type="float" office:value="0.0342252428674179" calcext:value-type="float">
            <text:p>0.034225242867418</text:p>
          </table:table-cell>
          <table:table-cell office:value-type="float" office:value="0.466127588829851" calcext:value-type="float">
            <text:p>0.466127588829851</text:p>
          </table:table-cell>
          <table:table-cell office:value-type="float" office:value="1.82680888165351" calcext:value-type="float">
            <text:p>1.82680888165351</text:p>
          </table:table-cell>
          <table:table-cell table:formula="of:=[.I499]-[.B499]" office:value-type="float" office:value="0.00542615518349576" calcext:value-type="float">
            <text:p>0.005426155183496</text:p>
          </table:table-cell>
          <table:table-cell table:formula="of:=[.K499]-[.C499]" office:value-type="float" office:value="0.0383745033042004" calcext:value-type="float">
            <text:p>0.038374503304201</text:p>
          </table:table-cell>
          <table:table-cell table:formula="of:=[.M499]-[.D499]" office:value-type="float" office:value="-0.115028689149831" calcext:value-type="float">
            <text:p>-0.115028689149831</text:p>
          </table:table-cell>
          <table:table-cell office:value-type="float" office:value="0.439675824383608" calcext:value-type="float">
            <text:p>0.439675824383608</text:p>
          </table:table-cell>
          <table:table-cell office:value-type="float" office:value="-0.269532369544374" calcext:value-type="float">
            <text:p>-0.269532369544374</text:p>
          </table:table-cell>
          <table:table-cell office:value-type="float" office:value="0.426959530235528" calcext:value-type="float">
            <text:p>0.426959530235528</text:p>
          </table:table-cell>
          <table:table-cell office:value-type="float" office:value="0.0144718684182585" calcext:value-type="float">
            <text:p>0.014471868418259</text:p>
          </table:table-cell>
          <table:table-cell office:value-type="float" office:value="-0.0660338072617117" calcext:value-type="float">
            <text:p>-0.066033807261712</text:p>
          </table:table-cell>
          <table:table-cell office:value-type="float" office:value="-0.00761808259835028" calcext:value-type="float">
            <text:p>-0.00761808259835</text:p>
          </table:table-cell>
        </table:table-row>
        <table:table-row table:style-name="ro1">
          <table:table-cell table:formula="of:=SQRT([.I500]^2 + [.K500]^2 + [.M500]^2)" office:value-type="float" office:value="4.53487397941765" calcext:value-type="float">
            <text:p>4.53487397941765</text:p>
          </table:table-cell>
          <table:table-cell office:value-type="float" office:value="4.12510374908535" calcext:value-type="float">
            <text:p>4.12510374908535</text:p>
          </table:table-cell>
          <table:table-cell office:value-type="float" office:value="1.70469744991445" calcext:value-type="float">
            <text:p>1.70469744991445</text:p>
          </table:table-cell>
          <table:table-cell office:value-type="float" office:value="1.03788056461661" calcext:value-type="float">
            <text:p>1.03788056461661</text:p>
          </table:table-cell>
          <table:table-cell office:value-type="float" office:value="-0.696227049571952" calcext:value-type="float">
            <text:p>-0.696227049571952</text:p>
          </table:table-cell>
          <table:table-cell office:value-type="float" office:value="0.0553438784322755" calcext:value-type="float">
            <text:p>0.055343878432276</text:p>
          </table:table-cell>
          <table:table-cell office:value-type="float" office:value="-2.18875048233724" calcext:value-type="float">
            <text:p>-2.18875048233724</text:p>
          </table:table-cell>
          <table:table-cell office:value-type="float" office:value="4.71397130473797" calcext:value-type="float">
            <text:p>4.71397130473797</text:p>
          </table:table-cell>
          <table:table-cell table:formula="of:=[.H500] / 1.184 + 0.103" office:value-type="float" office:value="4.08439468305572" calcext:value-type="float">
            <text:p>4.08439468305572</text:p>
          </table:table-cell>
          <table:table-cell office:value-type="float" office:value="1.48840687020543" calcext:value-type="float">
            <text:p>1.48840687020543</text:p>
          </table:table-cell>
          <table:table-cell table:formula="of:=[.J500] / 1.032 + 0.243" office:value-type="float" office:value="1.68525471919131" calcext:value-type="float">
            <text:p>1.68525471919131</text:p>
          </table:table-cell>
          <table:table-cell office:value-type="float" office:value="1.51717447015763" calcext:value-type="float">
            <text:p>1.51717447015763</text:p>
          </table:table-cell>
          <table:table-cell table:formula="of:=[.L500] / 1.151 - 0.297" office:value-type="float" office:value="1.02113594279551" calcext:value-type="float">
            <text:p>1.02113594279551</text:p>
          </table:table-cell>
          <table:table-cell office:value-type="float" office:value="-0.0955644701389398" calcext:value-type="float">
            <text:p>-0.09556447013894</text:p>
          </table:table-cell>
          <table:table-cell office:value-type="float" office:value="-0.227616475659933" calcext:value-type="float">
            <text:p>-0.227616475659933</text:p>
          </table:table-cell>
          <table:table-cell office:value-type="float" office:value="-2.30182561614189" calcext:value-type="float">
            <text:p>-2.30182561614189</text:p>
          </table:table-cell>
          <table:table-cell table:formula="of:=[.I500]-[.B500]" office:value-type="float" office:value="-0.0407090660296321" calcext:value-type="float">
            <text:p>-0.040709066029632</text:p>
          </table:table-cell>
          <table:table-cell table:formula="of:=[.K500]-[.C500]" office:value-type="float" office:value="-0.0194427307231417" calcext:value-type="float">
            <text:p>-0.019442730723142</text:p>
          </table:table-cell>
          <table:table-cell table:formula="of:=[.M500]-[.D500]" office:value-type="float" office:value="-0.0167446218211018" calcext:value-type="float">
            <text:p>-0.016744621821102</text:p>
          </table:table-cell>
          <table:table-cell office:value-type="float" office:value="0.58886755565262" calcext:value-type="float">
            <text:p>0.58886755565262</text:p>
          </table:table-cell>
          <table:table-cell office:value-type="float" office:value="-0.216290579709021" calcext:value-type="float">
            <text:p>-0.216290579709021</text:p>
          </table:table-cell>
          <table:table-cell office:value-type="float" office:value="0.479293905541021" calcext:value-type="float">
            <text:p>0.479293905541021</text:p>
          </table:table-cell>
          <table:table-cell office:value-type="float" office:value="-0.124832468113943" calcext:value-type="float">
            <text:p>-0.124832468113943</text:p>
          </table:table-cell>
          <table:table-cell office:value-type="float" office:value="0.649864792045618" calcext:value-type="float">
            <text:p>0.649864792045618</text:p>
          </table:table-cell>
          <table:table-cell office:value-type="float" office:value="-0.124785591136972" calcext:value-type="float">
            <text:p>-0.124785591136972</text:p>
          </table:table-cell>
        </table:table-row>
        <table:table-row table:style-name="ro1">
          <table:table-cell table:formula="of:=SQRT([.I501]^2 + [.K501]^2 + [.M501]^2)" office:value-type="float" office:value="3.4282472507472" calcext:value-type="float">
            <text:p>3.4282472507472</text:p>
          </table:table-cell>
          <table:table-cell office:value-type="float" office:value="3.04306949502808" calcext:value-type="float">
            <text:p>3.04306949502808</text:p>
          </table:table-cell>
          <table:table-cell office:value-type="float" office:value="-1.4946223219554" calcext:value-type="float">
            <text:p>-1.4946223219554</text:p>
          </table:table-cell>
          <table:table-cell office:value-type="float" office:value="0.899122354667567" calcext:value-type="float">
            <text:p>0.899122354667567</text:p>
          </table:table-cell>
          <table:table-cell office:value-type="float" office:value="-0.59670038527281" calcext:value-type="float">
            <text:p>-0.59670038527281</text:p>
          </table:table-cell>
          <table:table-cell office:value-type="float" office:value="0.236719860554601" calcext:value-type="float">
            <text:p>0.236719860554601</text:p>
          </table:table-cell>
          <table:table-cell office:value-type="float" office:value="-2.55002687764096" calcext:value-type="float">
            <text:p>-2.55002687764096</text:p>
          </table:table-cell>
          <table:table-cell office:value-type="float" office:value="3.44338232954067" calcext:value-type="float">
            <text:p>3.44338232954067</text:p>
          </table:table-cell>
          <table:table-cell table:formula="of:=[.H501] / 1.184 + 0.103" office:value-type="float" office:value="3.01126210265259" calcext:value-type="float">
            <text:p>3.01126210265259</text:p>
          </table:table-cell>
          <table:table-cell office:value-type="float" office:value="-1.72161727509414" calcext:value-type="float">
            <text:p>-1.72161727509414</text:p>
          </table:table-cell>
          <table:table-cell table:formula="of:=[.J501] / 1.032 + 0.243" office:value-type="float" office:value="-1.42523379369587" calcext:value-type="float">
            <text:p>-1.42523379369587</text:p>
          </table:table-cell>
          <table:table-cell office:value-type="float" office:value="1.27258434166813" calcext:value-type="float">
            <text:p>1.27258434166813</text:p>
          </table:table-cell>
          <table:table-cell table:formula="of:=[.L501] / 1.151 - 0.297" office:value-type="float" office:value="0.808633659138254" calcext:value-type="float">
            <text:p>0.808633659138254</text:p>
          </table:table-cell>
          <table:table-cell office:value-type="float" office:value="-0.649067413929556" calcext:value-type="float">
            <text:p>-0.649067413929556</text:p>
          </table:table-cell>
          <table:table-cell office:value-type="float" office:value="0.296437869567056" calcext:value-type="float">
            <text:p>0.296437869567056</text:p>
          </table:table-cell>
          <table:table-cell office:value-type="float" office:value="-2.55051018532867" calcext:value-type="float">
            <text:p>-2.55051018532867</text:p>
          </table:table-cell>
          <table:table-cell table:formula="of:=[.I501]-[.B501]" office:value-type="float" office:value="-0.0318073923754865" calcext:value-type="float">
            <text:p>-0.031807392375487</text:p>
          </table:table-cell>
          <table:table-cell table:formula="of:=[.K501]-[.C501]" office:value-type="float" office:value="0.0693885282595279" calcext:value-type="float">
            <text:p>0.069388528259528</text:p>
          </table:table-cell>
          <table:table-cell table:formula="of:=[.M501]-[.D501]" office:value-type="float" office:value="-0.0904886955293134" calcext:value-type="float">
            <text:p>-0.090488695529313</text:p>
          </table:table-cell>
          <table:table-cell office:value-type="float" office:value="0.400312834512589" calcext:value-type="float">
            <text:p>0.400312834512589</text:p>
          </table:table-cell>
          <table:table-cell office:value-type="float" office:value="-0.22699495313874" calcext:value-type="float">
            <text:p>-0.22699495313874</text:p>
          </table:table-cell>
          <table:table-cell office:value-type="float" office:value="0.373461987000564" calcext:value-type="float">
            <text:p>0.373461987000564</text:p>
          </table:table-cell>
          <table:table-cell office:value-type="float" office:value="0.00812383503397651" calcext:value-type="float">
            <text:p>0.008123835033977</text:p>
          </table:table-cell>
          <table:table-cell office:value-type="float" office:value="-0.0777907890355887" calcext:value-type="float">
            <text:p>-0.077790789035589</text:p>
          </table:table-cell>
          <table:table-cell office:value-type="float" office:value="-0.0139714415828429" calcext:value-type="float">
            <text:p>-0.013971441582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8:41:10.403738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9:52:07.808844364</dc:date>
    <meta:editing-duration>PT30M37S</meta:editing-duration>
    <meta:editing-cycles>2</meta:editing-cycles>
    <meta:generator>LibreOffice/6.4.7.2$Linux_X86_64 LibreOffice_project/40$Build-2</meta:generator>
    <meta:document-statistic meta:table-count="1" meta:cell-count="12525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94cm" svg:height="14.478cm" xlink:href=".." xlink:type="simple" chart:class="chart:scatter" chart:style-name="ch1">
        <chart:title svg:x="9.974cm" svg:y="0.425cm" chart:style-name="ch2">
          <text:p>Aruco angle error vs. distance</text:p>
        </chart:title>
        <chart:subtitle svg:x="9.431cm" svg:y="1.493cm" chart:style-name="ch3">
          <text:p>low standard deviation, but lots of ourliers</text:p>
        </chart:subtitle>
        <chart:legend chart:legend-position="end" svg:x="24.254cm" svg:y="6.442cm" style:legend-expansion="high" chart:style-name="ch4"/>
        <chart:plot-area chart:style-name="ch5" table:cell-range-address="'extrinsic_calibration data'.B2:'extrinsic_calibration data'.B501 'extrinsic_calibration data'.W1:'extrinsic_calibration data'.Y501" chart:data-source-has-labels="row" svg:x="1.532cm" svg:y="2.465cm" svg:width="22.201cm" svg:height="10.743cm">
          <chartooo:coordinate-region svg:x="2.074cm" svg:y="2.664cm" svg:width="21.565cm" svg:height="10.345cm"/>
          <chart:axis chart:dimension="x" chart:name="primary-x" chart:style-name="ch6">
            <chart:title svg:x="11.688cm" svg:y="13.497cm" chart:style-name="ch7">
              <text:p>distance (m)</text:p>
            </chart:title>
          </chart:axis>
          <chart:axis chart:dimension="y" chart:name="primary-y" chart:style-name="ch6">
            <chart:title svg:x="0.451cm" svg:y="9.375cm" chart:style-name="ch8">
              <text:p>angle error (radians)</text:p>
            </chart:title>
            <chart:grid chart:style-name="ch9" chart:class="major"/>
          </chart:axis>
          <chart:series chart:style-name="ch10" chart:values-cell-range-address="'extrinsic_calibration data'.W2:'extrinsic_calibration data'.W501" chart:label-cell-address="'extrinsic_calibration data'.W1:'extrinsic_calibration data'.W1" chart:class="chart:scatter">
            <chart:domain table:cell-range-address="'extrinsic_calibration data'.B2:'extrinsic_calibration data'.B501"/>
            <chart:data-point chart:repeated="500"/>
          </chart:series>
          <chart:series chart:style-name="ch11" chart:values-cell-range-address="'extrinsic_calibration data'.X2:'extrinsic_calibration data'.X501" chart:label-cell-address="'extrinsic_calibration data'.X1:'extrinsic_calibration data'.X1" chart:class="chart:scatter">
            <chart:data-point chart:repeated="500"/>
          </chart:series>
          <chart:series chart:style-name="ch12" chart:values-cell-range-address="'extrinsic_calibration data'.Y2:'extrinsic_calibration data'.Y501" chart:label-cell-address="'extrinsic_calibration data'.Y1:'extrinsic_calibration data'.Y1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z error</text:p>
                <draw:g>
                  <svg:desc>'extrinsic_calibration data'.W1:'extrinsic_calibration data'.W1</svg:desc>
                </draw:g>
              </table:table-cell>
              <table:table-cell office:value-type="string">
                <text:p>ry error</text:p>
                <draw:g>
                  <svg:desc>'extrinsic_calibration data'.X1:'extrinsic_calibration data'.X1</svg:desc>
                </draw:g>
              </table:table-cell>
              <table:table-cell office:value-type="string">
                <text:p>rx error</text:p>
                <draw:g>
                  <svg:desc>'extrinsic_calibration data'.Y1:'extrinsic_calibration data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6433269715442">
                <text:p>6.06433269715442</text:p>
                <draw:g>
                  <svg:desc>'extrinsic_calibration data'.B2:'extrinsic_calibration data'.B501</svg:desc>
                </draw:g>
              </table:table-cell>
              <table:table-cell office:value-type="float" office:value="-1.08828580841781">
                <text:p>-1.08828580841781</text:p>
                <draw:g>
                  <svg:desc>'extrinsic_calibration data'.W2:'extrinsic_calibration data'.W501</svg:desc>
                </draw:g>
              </table:table-cell>
              <table:table-cell office:value-type="float" office:value="-0.597008283503624">
                <text:p>-0.597008283503624</text:p>
                <draw:g>
                  <svg:desc>'extrinsic_calibration data'.X2:'extrinsic_calibration data'.X501</svg:desc>
                </draw:g>
              </table:table-cell>
              <table:table-cell office:value-type="float" office:value="-0.984634852979498">
                <text:p>-0.984634852979498</text:p>
                <draw:g>
                  <svg:desc>'extrinsic_calibration data'.Y2:'extrinsic_calibration data'.Y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946220914249">
                <text:p>2.36946220914249</text:p>
              </table:table-cell>
              <table:table-cell office:value-type="float" office:value="-0.899500332220233">
                <text:p>-0.899500332220233</text:p>
              </table:table-cell>
              <table:table-cell office:value-type="float" office:value="-0.0692053587232082">
                <text:p>-0.0692053587232082</text:p>
              </table:table-cell>
              <table:table-cell office:value-type="float" office:value="0.253442313169312">
                <text:p>0.253442313169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866697177872">
                <text:p>3.80866697177872</text:p>
              </table:table-cell>
              <table:table-cell office:value-type="float" office:value="-0.010088602796023">
                <text:p>-0.010088602796023</text:p>
              </table:table-cell>
              <table:table-cell office:value-type="float" office:value="-0.0470081194684027">
                <text:p>-0.0470081194684027</text:p>
              </table:table-cell>
              <table:table-cell office:value-type="float" office:value="-0.0237094023036013">
                <text:p>-0.023709402303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060052339555">
                <text:p>2.25060052339555</text:p>
              </table:table-cell>
              <table:table-cell office:value-type="float" office:value="-0.0882565066172885">
                <text:p>-0.0882565066172885</text:p>
              </table:table-cell>
              <table:table-cell office:value-type="float" office:value="-0.0392132290306395">
                <text:p>-0.0392132290306395</text:p>
              </table:table-cell>
              <table:table-cell office:value-type="float" office:value="0.00272744075757414">
                <text:p>0.00272744075757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97641806731">
                <text:p>2.7897641806731</text:p>
              </table:table-cell>
              <table:table-cell office:value-type="float" office:value="-0.176651334076753">
                <text:p>-0.176651334076753</text:p>
              </table:table-cell>
              <table:table-cell office:value-type="float" office:value="-0.110678014035976">
                <text:p>-0.110678014035976</text:p>
              </table:table-cell>
              <table:table-cell office:value-type="float" office:value="0.0843468858335479">
                <text:p>0.0843468858335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5892434502149">
                <text:p>5.55892434502149</text:p>
              </table:table-cell>
              <table:table-cell office:value-type="float" office:value="-0.0487713621122725">
                <text:p>-0.0487713621122725</text:p>
              </table:table-cell>
              <table:table-cell office:value-type="float" office:value="-0.0432312005137536">
                <text:p>-0.0432312005137536</text:p>
              </table:table-cell>
              <table:table-cell office:value-type="float" office:value="0.0192735877728487">
                <text:p>0.0192735877728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973836000891">
                <text:p>3.07973836000891</text:p>
              </table:table-cell>
              <table:table-cell office:value-type="float" office:value="-0.114635044443534">
                <text:p>-0.114635044443534</text:p>
              </table:table-cell>
              <table:table-cell office:value-type="float" office:value="-0.0810163796633576">
                <text:p>-0.0810163796633576</text:p>
              </table:table-cell>
              <table:table-cell office:value-type="float" office:value="0.05895099627288">
                <text:p>0.05895099627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278815466582">
                <text:p>1.30278815466582</text:p>
              </table:table-cell>
              <table:table-cell office:value-type="float" office:value="-0.049661124273996">
                <text:p>-0.049661124273996</text:p>
              </table:table-cell>
              <table:table-cell office:value-type="float" office:value="-0.0260954674128087">
                <text:p>-0.0260954674128087</text:p>
              </table:table-cell>
              <table:table-cell office:value-type="float" office:value="-0.0038169219011781">
                <text:p>-0.0038169219011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073022153169">
                <text:p>2.95073022153169</text:p>
              </table:table-cell>
              <table:table-cell office:value-type="float" office:value="0.00778329440875325">
                <text:p>0.00778329440875325</text:p>
              </table:table-cell>
              <table:table-cell office:value-type="float" office:value="-0.0681441025188727">
                <text:p>-0.0681441025188727</text:p>
              </table:table-cell>
              <table:table-cell office:value-type="float" office:value="-0.0160785796630041">
                <text:p>-0.0160785796630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8470614001617">
                <text:p>4.78470614001617</text:p>
              </table:table-cell>
              <table:table-cell office:value-type="float" office:value="-0.0956135171158375">
                <text:p>-0.0956135171158375</text:p>
              </table:table-cell>
              <table:table-cell office:value-type="float" office:value="0.0365485386835092">
                <text:p>0.0365485386835092</text:p>
              </table:table-cell>
              <table:table-cell office:value-type="float" office:value="0.00377919878071298">
                <text:p>0.00377919878071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3729531361685">
                <text:p>2.63729531361685</text:p>
              </table:table-cell>
              <table:table-cell office:value-type="float" office:value="-0.0695986801329669">
                <text:p>-0.0695986801329669</text:p>
              </table:table-cell>
              <table:table-cell office:value-type="float" office:value="-0.0751899062474166">
                <text:p>-0.0751899062474166</text:p>
              </table:table-cell>
              <table:table-cell office:value-type="float" office:value="0.0256006553855741">
                <text:p>0.0256006553855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1254054274757">
                <text:p>4.11254054274757</text:p>
              </table:table-cell>
              <table:table-cell office:value-type="float" office:value="-0.0412312482470605">
                <text:p>-0.0412312482470605</text:p>
              </table:table-cell>
              <table:table-cell office:value-type="float" office:value="-0.0587879873045907">
                <text:p>-0.0587879873045907</text:p>
              </table:table-cell>
              <table:table-cell office:value-type="float" office:value="0.0160689699151155">
                <text:p>0.0160689699151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2630664251584">
                <text:p>5.12630664251584</text:p>
              </table:table-cell>
              <table:table-cell office:value-type="float" office:value="-0.10088784045479">
                <text:p>-0.10088784045479</text:p>
              </table:table-cell>
              <table:table-cell office:value-type="float" office:value="-0.0595657316644238">
                <text:p>-0.0595657316644238</text:p>
              </table:table-cell>
              <table:table-cell office:value-type="float" office:value="0.0195548430910026">
                <text:p>0.019554843091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0888472430324">
                <text:p>4.80888472430324</text:p>
              </table:table-cell>
              <table:table-cell office:value-type="float" office:value="-0.0428285889439488">
                <text:p>-0.0428285889439488</text:p>
              </table:table-cell>
              <table:table-cell office:value-type="float" office:value="-0.0156892370421033">
                <text:p>-0.0156892370421033</text:p>
              </table:table-cell>
              <table:table-cell office:value-type="float" office:value="-0.00288471239372967">
                <text:p>-0.00288471239372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2765842929467">
                <text:p>4.42765842929467</text:p>
              </table:table-cell>
              <table:table-cell office:value-type="float" office:value="-0.0549977784430604">
                <text:p>-0.0549977784430604</text:p>
              </table:table-cell>
              <table:table-cell office:value-type="float" office:value="-0.0974760047791916">
                <text:p>-0.0974760047791916</text:p>
              </table:table-cell>
              <table:table-cell office:value-type="float" office:value="0.0035122213080192">
                <text:p>0.0035122213080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5456895104751">
                <text:p>3.45456895104751</text:p>
              </table:table-cell>
              <table:table-cell office:value-type="float" office:value="-0.0167237494905383">
                <text:p>-0.0167237494905383</text:p>
              </table:table-cell>
              <table:table-cell office:value-type="float" office:value="-0.0579704076897007">
                <text:p>-0.0579704076897007</text:p>
              </table:table-cell>
              <table:table-cell office:value-type="float" office:value="-0.00794159939279471">
                <text:p>-0.0079415993927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369048786153">
                <text:p>3.4369048786153</text:p>
              </table:table-cell>
              <table:table-cell office:value-type="float" office:value="0.238682565725886">
                <text:p>0.238682565725886</text:p>
              </table:table-cell>
              <table:table-cell office:value-type="float" office:value="-1.06781928245512">
                <text:p>-1.06781928245512</text:p>
              </table:table-cell>
              <table:table-cell office:value-type="float" office:value="0.168399706279456">
                <text:p>0.168399706279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0142966978347">
                <text:p>5.50142966978347</text:p>
              </table:table-cell>
              <table:table-cell office:value-type="float" office:value="-1.58122287744433">
                <text:p>-1.58122287744433</text:p>
              </table:table-cell>
              <table:table-cell office:value-type="float" office:value="-0.405458152991907">
                <text:p>-0.405458152991907</text:p>
              </table:table-cell>
              <table:table-cell office:value-type="float" office:value="-0.0278295999398157">
                <text:p>-0.027829599939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4780666488093">
                <text:p>2.94780666488093</text:p>
              </table:table-cell>
              <table:table-cell office:value-type="float" office:value="-0.0874183839082261">
                <text:p>-0.0874183839082261</text:p>
              </table:table-cell>
              <table:table-cell office:value-type="float" office:value="-0.0184814402805005">
                <text:p>-0.0184814402805005</text:p>
              </table:table-cell>
              <table:table-cell office:value-type="float" office:value="0.0389799825303987">
                <text:p>0.0389799825303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2957976800981">
                <text:p>4.82957976800981</text:p>
              </table:table-cell>
              <table:table-cell office:value-type="float" office:value="-0.0629461539500698">
                <text:p>-0.0629461539500698</text:p>
              </table:table-cell>
              <table:table-cell office:value-type="float" office:value="-0.00215126295809664">
                <text:p>-0.00215126295809664</text:p>
              </table:table-cell>
              <table:table-cell office:value-type="float" office:value="0.00214127590963686">
                <text:p>0.00214127590963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1682348793489">
                <text:p>5.61682348793489</text:p>
              </table:table-cell>
              <table:table-cell office:value-type="float" office:value="-0.124100832388967">
                <text:p>-0.124100832388967</text:p>
              </table:table-cell>
              <table:table-cell office:value-type="float" office:value="0.286936142457608">
                <text:p>0.286936142457608</text:p>
              </table:table-cell>
              <table:table-cell office:value-type="float" office:value="-0.142575986312386">
                <text:p>-0.142575986312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4404051702953">
                <text:p>3.44404051702953</text:p>
              </table:table-cell>
              <table:table-cell office:value-type="float" office:value="-0.0397996456546212">
                <text:p>-0.0397996456546212</text:p>
              </table:table-cell>
              <table:table-cell office:value-type="float" office:value="-0.0693115690662851">
                <text:p>-0.0693115690662851</text:p>
              </table:table-cell>
              <table:table-cell office:value-type="float" office:value="0.0167441271686459">
                <text:p>0.0167441271686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6938520427979">
                <text:p>2.36938520427979</text:p>
              </table:table-cell>
              <table:table-cell office:value-type="float" office:value="-0.101070497703308">
                <text:p>-0.101070497703308</text:p>
              </table:table-cell>
              <table:table-cell office:value-type="float" office:value="-0.0601789967246673">
                <text:p>-0.0601789967246673</text:p>
              </table:table-cell>
              <table:table-cell office:value-type="float" office:value="0.0414830833240631">
                <text:p>0.0414830833240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1752096373299">
                <text:p>5.51752096373299</text:p>
              </table:table-cell>
              <table:table-cell office:value-type="float" office:value="1.2431423356922">
                <text:p>1.2431423356922</text:p>
              </table:table-cell>
              <table:table-cell office:value-type="float" office:value="0.354002235086636">
                <text:p>0.354002235086636</text:p>
              </table:table-cell>
              <table:table-cell office:value-type="float" office:value="-0.985436339722516">
                <text:p>-0.985436339722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7760950148831">
                <text:p>4.47760950148831</text:p>
              </table:table-cell>
              <table:table-cell office:value-type="float" office:value="-0.0620121712667867">
                <text:p>-0.0620121712667867</text:p>
              </table:table-cell>
              <table:table-cell office:value-type="float" office:value="-0.0467844532597823">
                <text:p>-0.0467844532597823</text:p>
              </table:table-cell>
              <table:table-cell office:value-type="float" office:value="0.0262056788759426">
                <text:p>0.026205678875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2933602645532">
                <text:p>4.12933602645532</text:p>
              </table:table-cell>
              <table:table-cell office:value-type="float" office:value="-1.06048781250325">
                <text:p>-1.06048781250325</text:p>
              </table:table-cell>
              <table:table-cell office:value-type="float" office:value="-0.585260783198981">
                <text:p>-0.585260783198981</text:p>
              </table:table-cell>
              <table:table-cell office:value-type="float" office:value="-0.840737902953887">
                <text:p>-0.840737902953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495406418297">
                <text:p>1.59495406418297</text:p>
              </table:table-cell>
              <table:table-cell office:value-type="float" office:value="-0.0729079206417937">
                <text:p>-0.0729079206417937</text:p>
              </table:table-cell>
              <table:table-cell office:value-type="float" office:value="-0.0281399328760839">
                <text:p>-0.0281399328760839</text:p>
              </table:table-cell>
              <table:table-cell office:value-type="float" office:value="0.0109950961056398">
                <text:p>0.0109950961056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9665698986424">
                <text:p>3.49665698986424</text:p>
              </table:table-cell>
              <table:table-cell office:value-type="float" office:value="-1.72769902653164">
                <text:p>-1.72769902653164</text:p>
              </table:table-cell>
              <table:table-cell office:value-type="float" office:value="-0.844269143315573">
                <text:p>-0.844269143315573</text:p>
              </table:table-cell>
              <table:table-cell office:value-type="float" office:value="-0.376268543890736">
                <text:p>-0.376268543890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7988902099931">
                <text:p>4.37988902099931</text:p>
              </table:table-cell>
              <table:table-cell office:value-type="float" office:value="-0.0602916740502706">
                <text:p>-0.0602916740502706</text:p>
              </table:table-cell>
              <table:table-cell office:value-type="float" office:value="-0.0744555309029451">
                <text:p>-0.0744555309029451</text:p>
              </table:table-cell>
              <table:table-cell office:value-type="float" office:value="0.0166900797134053">
                <text:p>0.0166900797134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794947743921">
                <text:p>3.68794947743921</text:p>
              </table:table-cell>
              <table:table-cell office:value-type="float" office:value="-0.0809095662373296">
                <text:p>-0.0809095662373296</text:p>
              </table:table-cell>
              <table:table-cell office:value-type="float" office:value="-0.0333368504389275">
                <text:p>-0.0333368504389275</text:p>
              </table:table-cell>
              <table:table-cell office:value-type="float" office:value="0.047523902486843">
                <text:p>0.047523902486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5176578199868">
                <text:p>2.95176578199868</text:p>
              </table:table-cell>
              <table:table-cell office:value-type="float" office:value="-0.0250624806490793">
                <text:p>-0.0250624806490793</text:p>
              </table:table-cell>
              <table:table-cell office:value-type="float" office:value="-0.011005071499091">
                <text:p>-0.011005071499091</text:p>
              </table:table-cell>
              <table:table-cell office:value-type="float" office:value="-0.00666095440604941">
                <text:p>-0.00666095440604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3787083665725">
                <text:p>3.13787083665725</text:p>
              </table:table-cell>
              <table:table-cell office:value-type="float" office:value="-0.00742668071078434">
                <text:p>-0.00742668071078434</text:p>
              </table:table-cell>
              <table:table-cell office:value-type="float" office:value="-0.0408014027186212">
                <text:p>-0.0408014027186212</text:p>
              </table:table-cell>
              <table:table-cell office:value-type="float" office:value="0.00309130615375208">
                <text:p>0.00309130615375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2042657283193">
                <text:p>5.42042657283193</text:p>
              </table:table-cell>
              <table:table-cell office:value-type="float" office:value="0.00940306521088452">
                <text:p>0.00940306521088452</text:p>
              </table:table-cell>
              <table:table-cell office:value-type="float" office:value="-0.038127316809466">
                <text:p>-0.038127316809466</text:p>
              </table:table-cell>
              <table:table-cell office:value-type="float" office:value="-0.013818065884446">
                <text:p>-0.013818065884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8844524344211">
                <text:p>5.08844524344211</text:p>
              </table:table-cell>
              <table:table-cell office:value-type="float" office:value="-0.979651664641885">
                <text:p>-0.979651664641885</text:p>
              </table:table-cell>
              <table:table-cell office:value-type="float" office:value="-0.103911418665434">
                <text:p>-0.103911418665434</text:p>
              </table:table-cell>
              <table:table-cell office:value-type="float" office:value="0.162975548947506">
                <text:p>0.162975548947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937860087468">
                <text:p>3.8937860087468</text:p>
              </table:table-cell>
              <table:table-cell office:value-type="float" office:value="-0.33506052761327">
                <text:p>-0.33506052761327</text:p>
              </table:table-cell>
              <table:table-cell office:value-type="float" office:value="0.59904154372947">
                <text:p>0.59904154372947</text:p>
              </table:table-cell>
              <table:table-cell office:value-type="float" office:value="-0.131059900790681">
                <text:p>-0.131059900790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7587223855897">
                <text:p>3.47587223855897</text:p>
              </table:table-cell>
              <table:table-cell office:value-type="float" office:value="-0.0930970273539083">
                <text:p>-0.0930970273539083</text:p>
              </table:table-cell>
              <table:table-cell office:value-type="float" office:value="-0.06336588265596">
                <text:p>-0.06336588265596</text:p>
              </table:table-cell>
              <table:table-cell office:value-type="float" office:value="0.0406797252886837">
                <text:p>0.0406797252886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926229043095">
                <text:p>1.85926229043095</text:p>
              </table:table-cell>
              <table:table-cell office:value-type="float" office:value="-0.0489760908127361">
                <text:p>-0.0489760908127361</text:p>
              </table:table-cell>
              <table:table-cell office:value-type="float" office:value="-0.0371348597204104">
                <text:p>-0.0371348597204104</text:p>
              </table:table-cell>
              <table:table-cell office:value-type="float" office:value="0.000536778466293963">
                <text:p>0.000536778466293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0658824696089">
                <text:p>4.80658824696089</text:p>
              </table:table-cell>
              <table:table-cell office:value-type="float" office:value="0.247689760718092">
                <text:p>0.247689760718092</text:p>
              </table:table-cell>
              <table:table-cell office:value-type="float" office:value="0.380873951482538">
                <text:p>0.380873951482538</text:p>
              </table:table-cell>
              <table:table-cell office:value-type="float" office:value="-0.100698361876255">
                <text:p>-0.100698361876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7610483621393">
                <text:p>5.17610483621393</text:p>
              </table:table-cell>
              <table:table-cell office:value-type="float" office:value="-0.0386274858590161">
                <text:p>-0.0386274858590161</text:p>
              </table:table-cell>
              <table:table-cell office:value-type="float" office:value="-0.132771698714921">
                <text:p>-0.132771698714921</text:p>
              </table:table-cell>
              <table:table-cell office:value-type="float" office:value="-0.0342823800310992">
                <text:p>-0.0342823800310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46420265129541">
                <text:p>5.46420265129541</text:p>
              </table:table-cell>
              <table:table-cell office:value-type="float" office:value="-0.0214718586988014">
                <text:p>-0.0214718586988014</text:p>
              </table:table-cell>
              <table:table-cell office:value-type="float" office:value="-0.113239958040055">
                <text:p>-0.113239958040055</text:p>
              </table:table-cell>
              <table:table-cell office:value-type="float" office:value="-0.0288002103200107">
                <text:p>-0.0288002103200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4404877743806">
                <text:p>4.04404877743806</text:p>
              </table:table-cell>
              <table:table-cell office:value-type="float" office:value="-0.1045428462433">
                <text:p>-0.1045428462433</text:p>
              </table:table-cell>
              <table:table-cell office:value-type="float" office:value="-0.0278957824077208">
                <text:p>-0.0278957824077208</text:p>
              </table:table-cell>
              <table:table-cell office:value-type="float" office:value="-0.0239488984127423">
                <text:p>-0.0239488984127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6240416208433">
                <text:p>5.96240416208433</text:p>
              </table:table-cell>
              <table:table-cell office:value-type="float" office:value="0.0940633771804551">
                <text:p>0.0940633771804551</text:p>
              </table:table-cell>
              <table:table-cell office:value-type="float" office:value="-0.212116708150904">
                <text:p>-0.212116708150904</text:p>
              </table:table-cell>
              <table:table-cell office:value-type="float" office:value="-0.0401299925065217">
                <text:p>-0.0401299925065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0605204353287">
                <text:p>6.20605204353287</text:p>
              </table:table-cell>
              <table:table-cell office:value-type="float" office:value="0.211159284109685">
                <text:p>0.211159284109685</text:p>
              </table:table-cell>
              <table:table-cell office:value-type="float" office:value="-0.542584220858747">
                <text:p>-0.542584220858747</text:p>
              </table:table-cell>
              <table:table-cell office:value-type="float" office:value="-0.131990059635298">
                <text:p>-0.131990059635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529580113368">
                <text:p>4.7529580113368</text:p>
              </table:table-cell>
              <table:table-cell office:value-type="float" office:value="-0.322587779263318">
                <text:p>-0.322587779263318</text:p>
              </table:table-cell>
              <table:table-cell office:value-type="float" office:value="0.14713168294274">
                <text:p>0.14713168294274</text:p>
              </table:table-cell>
              <table:table-cell office:value-type="float" office:value="0.148939598115654">
                <text:p>0.148939598115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5274324154368">
                <text:p>4.95274324154368</text:p>
              </table:table-cell>
              <table:table-cell office:value-type="float" office:value="-0.0372132052364442">
                <text:p>-0.0372132052364442</text:p>
              </table:table-cell>
              <table:table-cell office:value-type="float" office:value="-0.044823234047894">
                <text:p>-0.044823234047894</text:p>
              </table:table-cell>
              <table:table-cell office:value-type="float" office:value="0.0246940056351388">
                <text:p>0.024694005635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8660385642162">
                <text:p>4.48660385642162</text:p>
              </table:table-cell>
              <table:table-cell office:value-type="float" office:value="-1.35293289314442">
                <text:p>-1.35293289314442</text:p>
              </table:table-cell>
              <table:table-cell office:value-type="float" office:value="-0.946206269838125">
                <text:p>-0.946206269838125</text:p>
              </table:table-cell>
              <table:table-cell office:value-type="float" office:value="-1.73757970990333">
                <text:p>-1.73757970990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935288311434">
                <text:p>3.0935288311434</text:p>
              </table:table-cell>
              <table:table-cell office:value-type="float" office:value="-0.0762880328888347">
                <text:p>-0.0762880328888347</text:p>
              </table:table-cell>
              <table:table-cell office:value-type="float" office:value="-0.0350343297641302">
                <text:p>-0.0350343297641302</text:p>
              </table:table-cell>
              <table:table-cell office:value-type="float" office:value="0.0121927273996856">
                <text:p>0.0121927273996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76280116037">
                <text:p>2.7176280116037</text:p>
              </table:table-cell>
              <table:table-cell office:value-type="float" office:value="-0.0396772157053533">
                <text:p>-0.0396772157053533</text:p>
              </table:table-cell>
              <table:table-cell office:value-type="float" office:value="-0.0584172486718138">
                <text:p>-0.0584172486718138</text:p>
              </table:table-cell>
              <table:table-cell office:value-type="float" office:value="0.0266674083447187">
                <text:p>0.0266674083447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0758206031305">
                <text:p>3.60758206031305</text:p>
              </table:table-cell>
              <table:table-cell office:value-type="float" office:value="-0.314105200324243">
                <text:p>-0.314105200324243</text:p>
              </table:table-cell>
              <table:table-cell office:value-type="float" office:value="0.175709682712013">
                <text:p>0.175709682712013</text:p>
              </table:table-cell>
              <table:table-cell office:value-type="float" office:value="0.038230232009858">
                <text:p>0.038230232009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264509599251">
                <text:p>0.93264509599251</text:p>
              </table:table-cell>
              <table:table-cell office:value-type="float" office:value="-0.0815715397157728">
                <text:p>-0.0815715397157728</text:p>
              </table:table-cell>
              <table:table-cell office:value-type="float" office:value="-0.0422119997255073">
                <text:p>-0.0422119997255073</text:p>
              </table:table-cell>
              <table:table-cell office:value-type="float" office:value="0.034619663996716">
                <text:p>0.0346196639967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345753956157">
                <text:p>4.8345753956157</text:p>
              </table:table-cell>
              <table:table-cell office:value-type="float" office:value="-0.0789330523135949">
                <text:p>-0.0789330523135949</text:p>
              </table:table-cell>
              <table:table-cell office:value-type="float" office:value="-0.0337674493298383">
                <text:p>-0.0337674493298383</text:p>
              </table:table-cell>
              <table:table-cell office:value-type="float" office:value="0.0334059454852915">
                <text:p>0.0334059454852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94425695482286">
                <text:p>6.94425695482286</text:p>
              </table:table-cell>
              <table:table-cell office:value-type="float" office:value="0.049646188594858">
                <text:p>0.049646188594858</text:p>
              </table:table-cell>
              <table:table-cell office:value-type="float" office:value="0.0443986144359294">
                <text:p>0.0443986144359294</text:p>
              </table:table-cell>
              <table:table-cell office:value-type="float" office:value="0.0170993029141671">
                <text:p>0.01709930291416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5788442886634">
                <text:p>4.75788442886634</text:p>
              </table:table-cell>
              <table:table-cell office:value-type="float" office:value="-0.0023463267763657">
                <text:p>-0.0023463267763657</text:p>
              </table:table-cell>
              <table:table-cell office:value-type="float" office:value="0.123379428955746">
                <text:p>0.123379428955746</text:p>
              </table:table-cell>
              <table:table-cell office:value-type="float" office:value="-0.099004746165674">
                <text:p>-0.09900474616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3311912731188">
                <text:p>4.73311912731188</text:p>
              </table:table-cell>
              <table:table-cell office:value-type="float" office:value="-0.0366850981769629">
                <text:p>-0.0366850981769629</text:p>
              </table:table-cell>
              <table:table-cell office:value-type="float" office:value="-0.0179774528082728">
                <text:p>-0.0179774528082728</text:p>
              </table:table-cell>
              <table:table-cell office:value-type="float" office:value="-0.00570643650883262">
                <text:p>-0.00570643650883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014274107233">
                <text:p>2.69014274107233</text:p>
              </table:table-cell>
              <table:table-cell office:value-type="float" office:value="-0.00391112030120899">
                <text:p>-0.00391112030120899</text:p>
              </table:table-cell>
              <table:table-cell office:value-type="float" office:value="-0.088221038162077">
                <text:p>-0.088221038162077</text:p>
              </table:table-cell>
              <table:table-cell office:value-type="float" office:value="-0.000125302780942249">
                <text:p>-0.000125302780942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515708423228">
                <text:p>4.79515708423228</text:p>
              </table:table-cell>
              <table:table-cell office:value-type="float" office:value="-0.000181484475233251">
                <text:p>-0.000181484475233251</text:p>
              </table:table-cell>
              <table:table-cell office:value-type="float" office:value="-0.0573711009286377">
                <text:p>-0.0573711009286377</text:p>
              </table:table-cell>
              <table:table-cell office:value-type="float" office:value="-0.0122515732117812">
                <text:p>-0.01225157321178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181917309546">
                <text:p>1.86181917309546</text:p>
              </table:table-cell>
              <table:table-cell office:value-type="float" office:value="-0.0430606485071148">
                <text:p>-0.0430606485071148</text:p>
              </table:table-cell>
              <table:table-cell office:value-type="float" office:value="-0.0788015886568907">
                <text:p>-0.0788015886568907</text:p>
              </table:table-cell>
              <table:table-cell office:value-type="float" office:value="0.0202829039067733">
                <text:p>0.0202829039067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993041386453">
                <text:p>1.69993041386453</text:p>
              </table:table-cell>
              <table:table-cell office:value-type="float" office:value="-0.0606738979343833">
                <text:p>-0.0606738979343833</text:p>
              </table:table-cell>
              <table:table-cell office:value-type="float" office:value="-0.0469934906655998">
                <text:p>-0.0469934906655998</text:p>
              </table:table-cell>
              <table:table-cell office:value-type="float" office:value="0.0160210352483583">
                <text:p>0.0160210352483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4279613383753">
                <text:p>3.04279613383753</text:p>
              </table:table-cell>
              <table:table-cell office:value-type="float" office:value="-0.102252497755447">
                <text:p>-0.102252497755447</text:p>
              </table:table-cell>
              <table:table-cell office:value-type="float" office:value="-0.0733806007952538">
                <text:p>-0.0733806007952538</text:p>
              </table:table-cell>
              <table:table-cell office:value-type="float" office:value="0.0273825982384861">
                <text:p>0.0273825982384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0142320944502">
                <text:p>4.00142320944502</text:p>
              </table:table-cell>
              <table:table-cell office:value-type="float" office:value="-0.00435363447113701">
                <text:p>-0.00435363447113701</text:p>
              </table:table-cell>
              <table:table-cell office:value-type="float" office:value="-0.0497559671009471">
                <text:p>-0.0497559671009471</text:p>
              </table:table-cell>
              <table:table-cell office:value-type="float" office:value="-0.0384592845185763">
                <text:p>-0.0384592845185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02987703123336">
                <text:p>4.02987703123336</text:p>
              </table:table-cell>
              <table:table-cell office:value-type="float" office:value="-0.0998470265498712">
                <text:p>-0.0998470265498712</text:p>
              </table:table-cell>
              <table:table-cell office:value-type="float" office:value="-0.00848153923976902">
                <text:p>-0.00848153923976902</text:p>
              </table:table-cell>
              <table:table-cell office:value-type="float" office:value="0.0233704232610088">
                <text:p>0.0233704232610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695195081023">
                <text:p>2.05695195081023</text:p>
              </table:table-cell>
              <table:table-cell office:value-type="float" office:value="-0.0498303683293275">
                <text:p>-0.0498303683293275</text:p>
              </table:table-cell>
              <table:table-cell office:value-type="float" office:value="-0.0987900936746415">
                <text:p>-0.0987900936746415</text:p>
              </table:table-cell>
              <table:table-cell office:value-type="float" office:value="-0.00892209483772355">
                <text:p>-0.00892209483772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384476522498">
                <text:p>4.0384476522498</text:p>
              </table:table-cell>
              <table:table-cell office:value-type="float" office:value="0.0230361620795385">
                <text:p>0.0230361620795385</text:p>
              </table:table-cell>
              <table:table-cell office:value-type="float" office:value="-0.0785641674046422">
                <text:p>-0.0785641674046422</text:p>
              </table:table-cell>
              <table:table-cell office:value-type="float" office:value="-0.00992924637911763">
                <text:p>-0.00992924637911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6118656395125">
                <text:p>4.16118656395125</text:p>
              </table:table-cell>
              <table:table-cell office:value-type="float" office:value="-0.0462934374397093">
                <text:p>-0.0462934374397093</text:p>
              </table:table-cell>
              <table:table-cell office:value-type="float" office:value="-0.0287940810516592">
                <text:p>-0.0287940810516592</text:p>
              </table:table-cell>
              <table:table-cell office:value-type="float" office:value="0.0204986856706046">
                <text:p>0.0204986856706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3189229182629">
                <text:p>1.93189229182629</text:p>
              </table:table-cell>
              <table:table-cell office:value-type="float" office:value="-0.0336874642506562">
                <text:p>-0.0336874642506562</text:p>
              </table:table-cell>
              <table:table-cell office:value-type="float" office:value="-0.137102793705957">
                <text:p>-0.137102793705957</text:p>
              </table:table-cell>
              <table:table-cell office:value-type="float" office:value="0.0172575159112944">
                <text:p>0.0172575159112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8785453592894">
                <text:p>3.98785453592894</text:p>
              </table:table-cell>
              <table:table-cell office:value-type="float" office:value="-0.127758582563025">
                <text:p>-0.127758582563025</text:p>
              </table:table-cell>
              <table:table-cell office:value-type="float" office:value="-0.0721746201267788">
                <text:p>-0.0721746201267788</text:p>
              </table:table-cell>
              <table:table-cell office:value-type="float" office:value="0.0135396656449847">
                <text:p>0.0135396656449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6175124808982">
                <text:p>4.26175124808982</text:p>
              </table:table-cell>
              <table:table-cell office:value-type="float" office:value="0.000229765012869088">
                <text:p>0.000229765012869088</text:p>
              </table:table-cell>
              <table:table-cell office:value-type="float" office:value="-0.034738083306638">
                <text:p>-0.034738083306638</text:p>
              </table:table-cell>
              <table:table-cell office:value-type="float" office:value="-0.0284707603686103">
                <text:p>-0.0284707603686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8854899552419">
                <text:p>3.88854899552419</text:p>
              </table:table-cell>
              <table:table-cell office:value-type="float" office:value="-0.0810224823036938">
                <text:p>-0.0810224823036938</text:p>
              </table:table-cell>
              <table:table-cell office:value-type="float" office:value="-0.104257959088681">
                <text:p>-0.104257959088681</text:p>
              </table:table-cell>
              <table:table-cell office:value-type="float" office:value="0.0284929445686464">
                <text:p>0.0284929445686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9832135289503">
                <text:p>4.39832135289503</text:p>
              </table:table-cell>
              <table:table-cell office:value-type="float" office:value="-0.0280323704534111">
                <text:p>-0.0280323704534111</text:p>
              </table:table-cell>
              <table:table-cell office:value-type="float" office:value="-0.0938199601334251">
                <text:p>-0.0938199601334251</text:p>
              </table:table-cell>
              <table:table-cell office:value-type="float" office:value="0.0164379726544883">
                <text:p>0.0164379726544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2502676264605">
                <text:p>5.72502676264605</text:p>
              </table:table-cell>
              <table:table-cell office:value-type="float" office:value="-0.252697342085084">
                <text:p>-0.252697342085084</text:p>
              </table:table-cell>
              <table:table-cell office:value-type="float" office:value="0.191772494897923">
                <text:p>0.191772494897923</text:p>
              </table:table-cell>
              <table:table-cell office:value-type="float" office:value="0.0294727592349409">
                <text:p>0.02947275923494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1543517162801">
                <text:p>3.31543517162801</text:p>
              </table:table-cell>
              <table:table-cell office:value-type="float" office:value="-0.0485196637455285">
                <text:p>-0.0485196637455285</text:p>
              </table:table-cell>
              <table:table-cell office:value-type="float" office:value="-0.0481973590321152">
                <text:p>-0.0481973590321152</text:p>
              </table:table-cell>
              <table:table-cell office:value-type="float" office:value="0.00832934279741782">
                <text:p>0.00832934279741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8334612764273">
                <text:p>4.38334612764273</text:p>
              </table:table-cell>
              <table:table-cell office:value-type="float" office:value="1.09976964851217">
                <text:p>1.09976964851217</text:p>
              </table:table-cell>
              <table:table-cell office:value-type="float" office:value="-0.471849230950248">
                <text:p>-0.471849230950248</text:p>
              </table:table-cell>
              <table:table-cell office:value-type="float" office:value="0.0675866277821324">
                <text:p>0.0675866277821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704219383556">
                <text:p>5.2704219383556</text:p>
              </table:table-cell>
              <table:table-cell office:value-type="float" office:value="-1.5588800017042">
                <text:p>-1.5588800017042</text:p>
              </table:table-cell>
              <table:table-cell office:value-type="float" office:value="-0.75710874699043">
                <text:p>-0.75710874699043</text:p>
              </table:table-cell>
              <table:table-cell office:value-type="float" office:value="-0.8756972142353">
                <text:p>-0.8756972142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2167139052873">
                <text:p>4.52167139052873</text:p>
              </table:table-cell>
              <table:table-cell office:value-type="float" office:value="0.00798753712916067">
                <text:p>0.00798753712916067</text:p>
              </table:table-cell>
              <table:table-cell office:value-type="float" office:value="-0.106413168136605">
                <text:p>-0.106413168136605</text:p>
              </table:table-cell>
              <table:table-cell office:value-type="float" office:value="-0.0174624305585462">
                <text:p>-0.0174624305585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3388011201679">
                <text:p>5.03388011201679</text:p>
              </table:table-cell>
              <table:table-cell office:value-type="float" office:value="0.301430750463622">
                <text:p>0.301430750463622</text:p>
              </table:table-cell>
              <table:table-cell office:value-type="float" office:value="-0.473390116362162">
                <text:p>-0.473390116362162</text:p>
              </table:table-cell>
              <table:table-cell office:value-type="float" office:value="-0.00750654318430577">
                <text:p>-0.00750654318430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4833774102605">
                <text:p>5.4833774102605</text:p>
              </table:table-cell>
              <table:table-cell office:value-type="float" office:value="-0.0468072643408752">
                <text:p>-0.0468072643408752</text:p>
              </table:table-cell>
              <table:table-cell office:value-type="float" office:value="-0.0678526827038759">
                <text:p>-0.0678526827038759</text:p>
              </table:table-cell>
              <table:table-cell office:value-type="float" office:value="0.00157714945803411">
                <text:p>0.00157714945803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1010074343557">
                <text:p>5.81010074343557</text:p>
              </table:table-cell>
              <table:table-cell office:value-type="float" office:value="-0.0229187992852209">
                <text:p>-0.0229187992852209</text:p>
              </table:table-cell>
              <table:table-cell office:value-type="float" office:value="-0.126514104026257">
                <text:p>-0.126514104026257</text:p>
              </table:table-cell>
              <table:table-cell office:value-type="float" office:value="-0.0184652827645397">
                <text:p>-0.01846528276453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499917136483">
                <text:p>2.06499917136483</text:p>
              </table:table-cell>
              <table:table-cell office:value-type="float" office:value="0.00412516771116067">
                <text:p>0.00412516771116067</text:p>
              </table:table-cell>
              <table:table-cell office:value-type="float" office:value="-0.045499031087048">
                <text:p>-0.045499031087048</text:p>
              </table:table-cell>
              <table:table-cell office:value-type="float" office:value="-0.0173784969543593">
                <text:p>-0.0173784969543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9642202988813">
                <text:p>6.29642202988813</text:p>
              </table:table-cell>
              <table:table-cell office:value-type="float" office:value="0.469733231997601">
                <text:p>0.469733231997601</text:p>
              </table:table-cell>
              <table:table-cell office:value-type="float" office:value="-0.0640169632887178">
                <text:p>-0.0640169632887178</text:p>
              </table:table-cell>
              <table:table-cell office:value-type="float" office:value="-0.088258397719871">
                <text:p>-0.088258397719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116252590973">
                <text:p>5.7116252590973</text:p>
              </table:table-cell>
              <table:table-cell office:value-type="float" office:value="-0.0675670292786061">
                <text:p>-0.0675670292786061</text:p>
              </table:table-cell>
              <table:table-cell office:value-type="float" office:value="-0.114967906173487">
                <text:p>-0.114967906173487</text:p>
              </table:table-cell>
              <table:table-cell office:value-type="float" office:value="0.035682531541807">
                <text:p>0.035682531541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6186327511247">
                <text:p>5.46186327511247</text:p>
              </table:table-cell>
              <table:table-cell office:value-type="float" office:value="0.0601496928094525">
                <text:p>0.0601496928094525</text:p>
              </table:table-cell>
              <table:table-cell office:value-type="float" office:value="-0.0988322588803667">
                <text:p>-0.0988322588803667</text:p>
              </table:table-cell>
              <table:table-cell office:value-type="float" office:value="-0.04884419252258">
                <text:p>-0.04884419252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0266225750007">
                <text:p>4.20266225750007</text:p>
              </table:table-cell>
              <table:table-cell office:value-type="float" office:value="0.372971882486102">
                <text:p>0.372971882486102</text:p>
              </table:table-cell>
              <table:table-cell office:value-type="float" office:value="-0.800296253023944">
                <text:p>-0.800296253023944</text:p>
              </table:table-cell>
              <table:table-cell office:value-type="float" office:value="0.760429463610535">
                <text:p>0.760429463610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94808381263398">
                <text:p>2.94808381263398</text:p>
              </table:table-cell>
              <table:table-cell office:value-type="float" office:value="0.0152420218131244">
                <text:p>0.0152420218131244</text:p>
              </table:table-cell>
              <table:table-cell office:value-type="float" office:value="-0.0471959487275346">
                <text:p>-0.0471959487275346</text:p>
              </table:table-cell>
              <table:table-cell office:value-type="float" office:value="-0.00471173681744652">
                <text:p>-0.00471173681744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3607146547949">
                <text:p>4.03607146547949</text:p>
              </table:table-cell>
              <table:table-cell office:value-type="float" office:value="-0.0645737033879543">
                <text:p>-0.0645737033879543</text:p>
              </table:table-cell>
              <table:table-cell office:value-type="float" office:value="-0.0414927185160585">
                <text:p>-0.0414927185160585</text:p>
              </table:table-cell>
              <table:table-cell office:value-type="float" office:value="0.0309491246580231">
                <text:p>0.0309491246580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4061263144547">
                <text:p>5.64061263144547</text:p>
              </table:table-cell>
              <table:table-cell office:value-type="float" office:value="-0.0722960503843275">
                <text:p>-0.0722960503843275</text:p>
              </table:table-cell>
              <table:table-cell office:value-type="float" office:value="-0.0374903256677968">
                <text:p>-0.0374903256677968</text:p>
              </table:table-cell>
              <table:table-cell office:value-type="float" office:value="0.0200211662077203">
                <text:p>0.0200211662077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601320014442">
                <text:p>3.49601320014442</text:p>
              </table:table-cell>
              <table:table-cell office:value-type="float" office:value="-0.0102950112535685">
                <text:p>-0.0102950112535685</text:p>
              </table:table-cell>
              <table:table-cell office:value-type="float" office:value="-0.0772909026575199">
                <text:p>-0.0772909026575199</text:p>
              </table:table-cell>
              <table:table-cell office:value-type="float" office:value="-0.0506232863241589">
                <text:p>-0.0506232863241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2010218102069">
                <text:p>3.52010218102069</text:p>
              </table:table-cell>
              <table:table-cell office:value-type="float" office:value="0.0700060474456965">
                <text:p>0.0700060474456965</text:p>
              </table:table-cell>
              <table:table-cell office:value-type="float" office:value="-0.173252674894076">
                <text:p>-0.173252674894076</text:p>
              </table:table-cell>
              <table:table-cell office:value-type="float" office:value="-0.0236860421889311">
                <text:p>-0.023686042188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0502109526014">
                <text:p>5.40502109526014</text:p>
              </table:table-cell>
              <table:table-cell office:value-type="float" office:value="0.100065264166478">
                <text:p>0.100065264166478</text:p>
              </table:table-cell>
              <table:table-cell office:value-type="float" office:value="0.589233666383989">
                <text:p>0.589233666383989</text:p>
              </table:table-cell>
              <table:table-cell office:value-type="float" office:value="-0.26429741384637">
                <text:p>-0.26429741384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2130688688586">
                <text:p>5.92130688688586</text:p>
              </table:table-cell>
              <table:table-cell office:value-type="float" office:value="-0.0567904667093453">
                <text:p>-0.0567904667093453</text:p>
              </table:table-cell>
              <table:table-cell office:value-type="float" office:value="-0.00725444321244062">
                <text:p>-0.00725444321244062</text:p>
              </table:table-cell>
              <table:table-cell office:value-type="float" office:value="0.00662840813963683">
                <text:p>0.00662840813963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3740974867574">
                <text:p>3.73740974867574</text:p>
              </table:table-cell>
              <table:table-cell office:value-type="float" office:value="-0.0603745787665">
                <text:p>-0.0603745787665</text:p>
              </table:table-cell>
              <table:table-cell office:value-type="float" office:value="-0.084792045764468">
                <text:p>-0.084792045764468</text:p>
              </table:table-cell>
              <table:table-cell office:value-type="float" office:value="0.0127236398519517">
                <text:p>0.0127236398519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8430913457552">
                <text:p>3.88430913457552</text:p>
              </table:table-cell>
              <table:table-cell office:value-type="float" office:value="-0.106700534209919">
                <text:p>-0.106700534209919</text:p>
              </table:table-cell>
              <table:table-cell office:value-type="float" office:value="-0.0338935588126512">
                <text:p>-0.0338935588126512</text:p>
              </table:table-cell>
              <table:table-cell office:value-type="float" office:value="-0.000480816230442827">
                <text:p>-0.000480816230442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4876078885223">
                <text:p>2.44876078885223</text:p>
              </table:table-cell>
              <table:table-cell office:value-type="float" office:value="-0.0239638426917788">
                <text:p>-0.0239638426917788</text:p>
              </table:table-cell>
              <table:table-cell office:value-type="float" office:value="-0.0635124271084724">
                <text:p>-0.0635124271084724</text:p>
              </table:table-cell>
              <table:table-cell office:value-type="float" office:value="0.000579174082756762">
                <text:p>0.000579174082756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9207235598125">
                <text:p>2.99207235598125</text:p>
              </table:table-cell>
              <table:table-cell office:value-type="float" office:value="-0.0736374017389747">
                <text:p>-0.0736374017389747</text:p>
              </table:table-cell>
              <table:table-cell office:value-type="float" office:value="-0.0474099474534269">
                <text:p>-0.0474099474534269</text:p>
              </table:table-cell>
              <table:table-cell office:value-type="float" office:value="0.0312064349587784">
                <text:p>0.0312064349587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1950806082113">
                <text:p>4.01950806082113</text:p>
              </table:table-cell>
              <table:table-cell office:value-type="float" office:value="1.52268822943102">
                <text:p>1.52268822943102</text:p>
              </table:table-cell>
              <table:table-cell office:value-type="float" office:value="-0.316185867922944">
                <text:p>-0.316185867922944</text:p>
              </table:table-cell>
              <table:table-cell office:value-type="float" office:value="-0.20556844703131">
                <text:p>-0.205568447031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71531931043">
                <text:p>2.68871531931043</text:p>
              </table:table-cell>
              <table:table-cell office:value-type="float" office:value="0.0395628968435045">
                <text:p>0.0395628968435045</text:p>
              </table:table-cell>
              <table:table-cell office:value-type="float" office:value="-0.093492198991282">
                <text:p>-0.093492198991282</text:p>
              </table:table-cell>
              <table:table-cell office:value-type="float" office:value="-0.0276669899053132">
                <text:p>-0.0276669899053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5960938661785">
                <text:p>2.75960938661785</text:p>
              </table:table-cell>
              <table:table-cell office:value-type="float" office:value="-0.00812879639991548">
                <text:p>-0.00812879639991548</text:p>
              </table:table-cell>
              <table:table-cell office:value-type="float" office:value="-0.0533792117987657">
                <text:p>-0.0533792117987657</text:p>
              </table:table-cell>
              <table:table-cell office:value-type="float" office:value="0.0121393523388424">
                <text:p>0.0121393523388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17712449509251">
                <text:p>4.17712449509251</text:p>
              </table:table-cell>
              <table:table-cell office:value-type="float" office:value="-0.0273125674708132">
                <text:p>-0.0273125674708132</text:p>
              </table:table-cell>
              <table:table-cell office:value-type="float" office:value="-0.0970537453298324">
                <text:p>-0.0970537453298324</text:p>
              </table:table-cell>
              <table:table-cell office:value-type="float" office:value="-0.0305198872458741">
                <text:p>-0.03051988724587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0821165171109">
                <text:p>5.00821165171109</text:p>
              </table:table-cell>
              <table:table-cell office:value-type="float" office:value="-0.116803451211945">
                <text:p>-0.116803451211945</text:p>
              </table:table-cell>
              <table:table-cell office:value-type="float" office:value="-0.11865921535212">
                <text:p>-0.11865921535212</text:p>
              </table:table-cell>
              <table:table-cell office:value-type="float" office:value="0.024438536537652">
                <text:p>0.024438536537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9360449284722">
                <text:p>3.69360449284722</text:p>
              </table:table-cell>
              <table:table-cell office:value-type="float" office:value="-0.0198406904077819">
                <text:p>-0.0198406904077819</text:p>
              </table:table-cell>
              <table:table-cell office:value-type="float" office:value="-0.0910232945817367">
                <text:p>-0.0910232945817367</text:p>
              </table:table-cell>
              <table:table-cell office:value-type="float" office:value="0.000886970687458799">
                <text:p>0.000886970687458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5653039113145">
                <text:p>6.15653039113145</text:p>
              </table:table-cell>
              <table:table-cell office:value-type="float" office:value="-0.0538183816048634">
                <text:p>-0.0538183816048634</text:p>
              </table:table-cell>
              <table:table-cell office:value-type="float" office:value="-0.0710357550957195">
                <text:p>-0.0710357550957195</text:p>
              </table:table-cell>
              <table:table-cell office:value-type="float" office:value="-0.00385565477117567">
                <text:p>-0.00385565477117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1831108887778">
                <text:p>3.81831108887778</text:p>
              </table:table-cell>
              <table:table-cell office:value-type="float" office:value="0.0381622767079079">
                <text:p>0.0381622767079079</text:p>
              </table:table-cell>
              <table:table-cell office:value-type="float" office:value="-0.0674782996150807">
                <text:p>-0.0674782996150807</text:p>
              </table:table-cell>
              <table:table-cell office:value-type="float" office:value="-0.0221642533952213">
                <text:p>-0.0221642533952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917965740644">
                <text:p>3.8917965740644</text:p>
              </table:table-cell>
              <table:table-cell office:value-type="float" office:value="-0.0725843533851309">
                <text:p>-0.0725843533851309</text:p>
              </table:table-cell>
              <table:table-cell office:value-type="float" office:value="-0.0585815605077524">
                <text:p>-0.0585815605077524</text:p>
              </table:table-cell>
              <table:table-cell office:value-type="float" office:value="-0.0316200268647098">
                <text:p>-0.0316200268647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5713065698623">
                <text:p>4.75713065698623</text:p>
              </table:table-cell>
              <table:table-cell office:value-type="float" office:value="1.80794562444267">
                <text:p>1.80794562444267</text:p>
              </table:table-cell>
              <table:table-cell office:value-type="float" office:value="-0.228600708036948">
                <text:p>-0.228600708036948</text:p>
              </table:table-cell>
              <table:table-cell office:value-type="float" office:value="-0.563076509124072">
                <text:p>-0.563076509124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3800562142786">
                <text:p>3.23800562142786</text:p>
              </table:table-cell>
              <table:table-cell office:value-type="float" office:value="-0.355596455540938">
                <text:p>-0.355596455540938</text:p>
              </table:table-cell>
              <table:table-cell office:value-type="float" office:value="-0.0556974892942916">
                <text:p>-0.0556974892942916</text:p>
              </table:table-cell>
              <table:table-cell office:value-type="float" office:value="0.0649629945130532">
                <text:p>0.06496299451305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7782570117132">
                <text:p>5.37782570117132</text:p>
              </table:table-cell>
              <table:table-cell office:value-type="float" office:value="0.0298797455363529">
                <text:p>0.0298797455363529</text:p>
              </table:table-cell>
              <table:table-cell office:value-type="float" office:value="-0.0334198002855093">
                <text:p>-0.0334198002855093</text:p>
              </table:table-cell>
              <table:table-cell office:value-type="float" office:value="-0.0535674535285526">
                <text:p>-0.05356745352855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6752652819005">
                <text:p>3.66752652819005</text:p>
              </table:table-cell>
              <table:table-cell office:value-type="float" office:value="0.0264946055415081">
                <text:p>0.0264946055415081</text:p>
              </table:table-cell>
              <table:table-cell office:value-type="float" office:value="-0.0725974082086203">
                <text:p>-0.0725974082086203</text:p>
              </table:table-cell>
              <table:table-cell office:value-type="float" office:value="-0.0411073312757093">
                <text:p>-0.04110733127570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1914373291331">
                <text:p>3.01914373291331</text:p>
              </table:table-cell>
              <table:table-cell office:value-type="float" office:value="0.00613526281921217">
                <text:p>0.00613526281921217</text:p>
              </table:table-cell>
              <table:table-cell office:value-type="float" office:value="-0.103834841890415">
                <text:p>-0.103834841890415</text:p>
              </table:table-cell>
              <table:table-cell office:value-type="float" office:value="-0.0263289984770108">
                <text:p>-0.0263289984770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2555438248228">
                <text:p>2.92555438248228</text:p>
              </table:table-cell>
              <table:table-cell office:value-type="float" office:value="-0.0911991365760652">
                <text:p>-0.0911991365760652</text:p>
              </table:table-cell>
              <table:table-cell office:value-type="float" office:value="-0.0440134283206337">
                <text:p>-0.0440134283206337</text:p>
              </table:table-cell>
              <table:table-cell office:value-type="float" office:value="0.026622662068351">
                <text:p>0.0266226620683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1401909871408">
                <text:p>3.31401909871408</text:p>
              </table:table-cell>
              <table:table-cell office:value-type="float" office:value="-0.0584847137909326">
                <text:p>-0.0584847137909326</text:p>
              </table:table-cell>
              <table:table-cell office:value-type="float" office:value="-0.0893968055861847">
                <text:p>-0.0893968055861847</text:p>
              </table:table-cell>
              <table:table-cell office:value-type="float" office:value="-0.0090944673704394">
                <text:p>-0.0090944673704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8787541233473">
                <text:p>2.88787541233473</text:p>
              </table:table-cell>
              <table:table-cell office:value-type="float" office:value="0.0201826399264373">
                <text:p>0.0201826399264373</text:p>
              </table:table-cell>
              <table:table-cell office:value-type="float" office:value="-0.103094613660496">
                <text:p>-0.103094613660496</text:p>
              </table:table-cell>
              <table:table-cell office:value-type="float" office:value="-0.0242693289975406">
                <text:p>-0.0242693289975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73627823879803">
                <text:p>4.73627823879803</text:p>
              </table:table-cell>
              <table:table-cell office:value-type="float" office:value="-0.303265070639186">
                <text:p>-0.303265070639186</text:p>
              </table:table-cell>
              <table:table-cell office:value-type="float" office:value="0.0835019438269757">
                <text:p>0.0835019438269757</text:p>
              </table:table-cell>
              <table:table-cell office:value-type="float" office:value="0.00697219875133071">
                <text:p>0.006972198751330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2302125687593">
                <text:p>3.62302125687593</text:p>
              </table:table-cell>
              <table:table-cell office:value-type="float" office:value="-0.122282524254059">
                <text:p>-0.122282524254059</text:p>
              </table:table-cell>
              <table:table-cell office:value-type="float" office:value="-0.0664195876072142">
                <text:p>-0.0664195876072142</text:p>
              </table:table-cell>
              <table:table-cell office:value-type="float" office:value="0.0372807521738387">
                <text:p>0.0372807521738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3706590567795">
                <text:p>1.43706590567795</text:p>
              </table:table-cell>
              <table:table-cell office:value-type="float" office:value="-0.0939050477674513">
                <text:p>-0.0939050477674513</text:p>
              </table:table-cell>
              <table:table-cell office:value-type="float" office:value="-0.0717183425926038">
                <text:p>-0.0717183425926038</text:p>
              </table:table-cell>
              <table:table-cell office:value-type="float" office:value="0.0347477012729507">
                <text:p>0.03474770127295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509893708982">
                <text:p>3.5509893708982</text:p>
              </table:table-cell>
              <table:table-cell office:value-type="float" office:value="-0.0368438599346481">
                <text:p>-0.0368438599346481</text:p>
              </table:table-cell>
              <table:table-cell office:value-type="float" office:value="-0.0129479911076311">
                <text:p>-0.0129479911076311</text:p>
              </table:table-cell>
              <table:table-cell office:value-type="float" office:value="0.00658806442738147">
                <text:p>0.00658806442738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2435169170491">
                <text:p>3.52435169170491</text:p>
              </table:table-cell>
              <table:table-cell office:value-type="float" office:value="-0.0471797870610038">
                <text:p>-0.0471797870610038</text:p>
              </table:table-cell>
              <table:table-cell office:value-type="float" office:value="-0.0615969543345045">
                <text:p>-0.0615969543345045</text:p>
              </table:table-cell>
              <table:table-cell office:value-type="float" office:value="0.0236776975561455">
                <text:p>0.0236776975561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1045960599553">
                <text:p>4.51045960599553</text:p>
              </table:table-cell>
              <table:table-cell office:value-type="float" office:value="-0.00308713512166081">
                <text:p>-0.00308713512166081</text:p>
              </table:table-cell>
              <table:table-cell office:value-type="float" office:value="-0.0151234260122788">
                <text:p>-0.0151234260122788</text:p>
              </table:table-cell>
              <table:table-cell office:value-type="float" office:value="0.00939913585216834">
                <text:p>0.009399135852168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2194220424705">
                <text:p>4.92194220424705</text:p>
              </table:table-cell>
              <table:table-cell office:value-type="float" office:value="-0.0284228954924526">
                <text:p>-0.0284228954924526</text:p>
              </table:table-cell>
              <table:table-cell office:value-type="float" office:value="-0.10334809983679">
                <text:p>-0.10334809983679</text:p>
              </table:table-cell>
              <table:table-cell office:value-type="float" office:value="0.0147181232945921">
                <text:p>0.0147181232945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7740271356685">
                <text:p>5.57740271356685</text:p>
              </table:table-cell>
              <table:table-cell office:value-type="float" office:value="-0.148984111622747">
                <text:p>-0.148984111622747</text:p>
              </table:table-cell>
              <table:table-cell office:value-type="float" office:value="-0.136639165600911">
                <text:p>-0.136639165600911</text:p>
              </table:table-cell>
              <table:table-cell office:value-type="float" office:value="0.061074101092288">
                <text:p>0.061074101092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20871579379093">
                <text:p>3.20871579379093</text:p>
              </table:table-cell>
              <table:table-cell office:value-type="float" office:value="0.0149688467807998">
                <text:p>0.0149688467807998</text:p>
              </table:table-cell>
              <table:table-cell office:value-type="float" office:value="-0.0489545122336654">
                <text:p>-0.0489545122336654</text:p>
              </table:table-cell>
              <table:table-cell office:value-type="float" office:value="0.0000194708598493243">
                <text:p>0.0000194708598493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7185481489859">
                <text:p>3.37185481489859</text:p>
              </table:table-cell>
              <table:table-cell office:value-type="float" office:value="0.654211570213161">
                <text:p>0.654211570213161</text:p>
              </table:table-cell>
              <table:table-cell office:value-type="float" office:value="0.0562541570989454">
                <text:p>0.0562541570989454</text:p>
              </table:table-cell>
              <table:table-cell office:value-type="float" office:value="-0.222262085456332">
                <text:p>-0.222262085456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5266105442155">
                <text:p>6.25266105442155</text:p>
              </table:table-cell>
              <table:table-cell office:value-type="float" office:value="0.14323476505019">
                <text:p>0.14323476505019</text:p>
              </table:table-cell>
              <table:table-cell office:value-type="float" office:value="-0.553456153416581">
                <text:p>-0.553456153416581</text:p>
              </table:table-cell>
              <table:table-cell office:value-type="float" office:value="-0.185657557586316">
                <text:p>-0.185657557586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8943557586066">
                <text:p>1.48943557586066</text:p>
              </table:table-cell>
              <table:table-cell office:value-type="float" office:value="-0.0480314194265499">
                <text:p>-0.0480314194265499</text:p>
              </table:table-cell>
              <table:table-cell office:value-type="float" office:value="-0.0318367909782333">
                <text:p>-0.0318367909782333</text:p>
              </table:table-cell>
              <table:table-cell office:value-type="float" office:value="0.00777269392512903">
                <text:p>0.00777269392512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4294699901324">
                <text:p>4.34294699901324</text:p>
              </table:table-cell>
              <table:table-cell office:value-type="float" office:value="-0.00406983632191738">
                <text:p>-0.00406983632191738</text:p>
              </table:table-cell>
              <table:table-cell office:value-type="float" office:value="-0.0472802054177386">
                <text:p>-0.0472802054177386</text:p>
              </table:table-cell>
              <table:table-cell office:value-type="float" office:value="-0.00311946373381034">
                <text:p>-0.00311946373381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6673762047713">
                <text:p>2.06673762047713</text:p>
              </table:table-cell>
              <table:table-cell office:value-type="float" office:value="-0.0642456215338165">
                <text:p>-0.0642456215338165</text:p>
              </table:table-cell>
              <table:table-cell office:value-type="float" office:value="-0.0561558515788718">
                <text:p>-0.0561558515788718</text:p>
              </table:table-cell>
              <table:table-cell office:value-type="float" office:value="0.0151277231297904">
                <text:p>0.0151277231297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6444110299802">
                <text:p>3.46444110299802</text:p>
              </table:table-cell>
              <table:table-cell office:value-type="float" office:value="-0.0123736957988756">
                <text:p>-0.0123736957988756</text:p>
              </table:table-cell>
              <table:table-cell office:value-type="float" office:value="-0.0435090493654062">
                <text:p>-0.0435090493654062</text:p>
              </table:table-cell>
              <table:table-cell office:value-type="float" office:value="0.0182985111941174">
                <text:p>0.0182985111941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9619588371972">
                <text:p>1.19619588371972</text:p>
              </table:table-cell>
              <table:table-cell office:value-type="float" office:value="-0.178407104633211">
                <text:p>-0.178407104633211</text:p>
              </table:table-cell>
              <table:table-cell office:value-type="float" office:value="0.0121884136994526">
                <text:p>0.0121884136994526</text:p>
              </table:table-cell>
              <table:table-cell office:value-type="float" office:value="0.0146514165246319">
                <text:p>0.01465141652463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0146767805494">
                <text:p>0.900146767805494</text:p>
              </table:table-cell>
              <table:table-cell office:value-type="float" office:value="-0.0692085871260177">
                <text:p>-0.0692085871260177</text:p>
              </table:table-cell>
              <table:table-cell office:value-type="float" office:value="-0.0463978430359235">
                <text:p>-0.0463978430359235</text:p>
              </table:table-cell>
              <table:table-cell office:value-type="float" office:value="0.0211714755275501">
                <text:p>0.0211714755275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5794351500338">
                <text:p>5.05794351500338</text:p>
              </table:table-cell>
              <table:table-cell office:value-type="float" office:value="0.275089568215275">
                <text:p>0.275089568215275</text:p>
              </table:table-cell>
              <table:table-cell office:value-type="float" office:value="-0.698226135688673">
                <text:p>-0.698226135688673</text:p>
              </table:table-cell>
              <table:table-cell office:value-type="float" office:value="0.545203498038151">
                <text:p>0.545203498038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2372981862334">
                <text:p>4.32372981862334</text:p>
              </table:table-cell>
              <table:table-cell office:value-type="float" office:value="-0.0558753760680517">
                <text:p>-0.0558753760680517</text:p>
              </table:table-cell>
              <table:table-cell office:value-type="float" office:value="-0.0684958945701308">
                <text:p>-0.0684958945701308</text:p>
              </table:table-cell>
              <table:table-cell office:value-type="float" office:value="-0.00483875236322362">
                <text:p>-0.004838752363223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6616585089428">
                <text:p>1.76616585089428</text:p>
              </table:table-cell>
              <table:table-cell office:value-type="float" office:value="-0.277517046976131">
                <text:p>-0.277517046976131</text:p>
              </table:table-cell>
              <table:table-cell office:value-type="float" office:value="-1.10440255031329">
                <text:p>-1.10440255031329</text:p>
              </table:table-cell>
              <table:table-cell office:value-type="float" office:value="-0.507199153275405">
                <text:p>-0.507199153275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4876442666496">
                <text:p>3.24876442666496</text:p>
              </table:table-cell>
              <table:table-cell office:value-type="float" office:value="0.0332155504525833">
                <text:p>0.0332155504525833</text:p>
              </table:table-cell>
              <table:table-cell office:value-type="float" office:value="-0.0671035641564028">
                <text:p>-0.0671035641564028</text:p>
              </table:table-cell>
              <table:table-cell office:value-type="float" office:value="-0.0246403382090588">
                <text:p>-0.0246403382090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7369781030793">
                <text:p>4.47369781030793</text:p>
              </table:table-cell>
              <table:table-cell office:value-type="float" office:value="-1.79516099196911">
                <text:p>-1.79516099196911</text:p>
              </table:table-cell>
              <table:table-cell office:value-type="float" office:value="-1.1191292136611">
                <text:p>-1.1191292136611</text:p>
              </table:table-cell>
              <table:table-cell office:value-type="float" office:value="-1.62556134128873">
                <text:p>-1.62556134128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894553384246">
                <text:p>5.4894553384246</text:p>
              </table:table-cell>
              <table:table-cell office:value-type="float" office:value="-0.144816954850991">
                <text:p>-0.144816954850991</text:p>
              </table:table-cell>
              <table:table-cell office:value-type="float" office:value="-0.0406276583006484">
                <text:p>-0.0406276583006484</text:p>
              </table:table-cell>
              <table:table-cell office:value-type="float" office:value="0.0242060016167485">
                <text:p>0.0242060016167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0462969866282">
                <text:p>5.30462969866282</text:p>
              </table:table-cell>
              <table:table-cell office:value-type="float" office:value="0.00177923003623803">
                <text:p>0.00177923003623803</text:p>
              </table:table-cell>
              <table:table-cell office:value-type="float" office:value="-0.0399709003937012">
                <text:p>-0.0399709003937012</text:p>
              </table:table-cell>
              <table:table-cell office:value-type="float" office:value="0.033329369215279">
                <text:p>0.033329369215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0578103719096">
                <text:p>6.10578103719096</text:p>
              </table:table-cell>
              <table:table-cell office:value-type="float" office:value="-0.0733967390982242">
                <text:p>-0.0733967390982242</text:p>
              </table:table-cell>
              <table:table-cell office:value-type="float" office:value="-0.186241146697596">
                <text:p>-0.186241146697596</text:p>
              </table:table-cell>
              <table:table-cell office:value-type="float" office:value="0.0389861359913652">
                <text:p>0.0389861359913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011063360926">
                <text:p>2.8011063360926</text:p>
              </table:table-cell>
              <table:table-cell office:value-type="float" office:value="0.00187276243708645">
                <text:p>0.00187276243708645</text:p>
              </table:table-cell>
              <table:table-cell office:value-type="float" office:value="-0.0666006487855428">
                <text:p>-0.0666006487855428</text:p>
              </table:table-cell>
              <table:table-cell office:value-type="float" office:value="-0.0261029466503384">
                <text:p>-0.0261029466503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94128379274687">
                <text:p>4.94128379274687</text:p>
              </table:table-cell>
              <table:table-cell office:value-type="float" office:value="-0.498841978940863">
                <text:p>-0.498841978940863</text:p>
              </table:table-cell>
              <table:table-cell office:value-type="float" office:value="-0.00230993447267869">
                <text:p>-0.00230993447267869</text:p>
              </table:table-cell>
              <table:table-cell office:value-type="float" office:value="0.24660438929111">
                <text:p>0.24660438929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7535795551561">
                <text:p>4.37535795551561</text:p>
              </table:table-cell>
              <table:table-cell office:value-type="float" office:value="-2.49248201094548">
                <text:p>-2.49248201094548</text:p>
              </table:table-cell>
              <table:table-cell office:value-type="float" office:value="-0.356983494001228">
                <text:p>-0.356983494001228</text:p>
              </table:table-cell>
              <table:table-cell office:value-type="float" office:value="-0.187833057967991">
                <text:p>-0.187833057967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540609472907">
                <text:p>3.2540609472907</text:p>
              </table:table-cell>
              <table:table-cell office:value-type="float" office:value="-0.0454212660356808">
                <text:p>-0.0454212660356808</text:p>
              </table:table-cell>
              <table:table-cell office:value-type="float" office:value="-0.112768221798314">
                <text:p>-0.112768221798314</text:p>
              </table:table-cell>
              <table:table-cell office:value-type="float" office:value="0.00766952064529702">
                <text:p>0.00766952064529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1913639441188">
                <text:p>1.51913639441188</text:p>
              </table:table-cell>
              <table:table-cell office:value-type="float" office:value="-0.022699465827583">
                <text:p>-0.022699465827583</text:p>
              </table:table-cell>
              <table:table-cell office:value-type="float" office:value="0.0154997202533913">
                <text:p>0.0154997202533913</text:p>
              </table:table-cell>
              <table:table-cell office:value-type="float" office:value="0.00591412189805185">
                <text:p>0.00591412189805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76396609243363">
                <text:p>3.76396609243363</text:p>
              </table:table-cell>
              <table:table-cell office:value-type="float" office:value="-0.0527536474141002">
                <text:p>-0.0527536474141002</text:p>
              </table:table-cell>
              <table:table-cell office:value-type="float" office:value="-0.0658960540248987">
                <text:p>-0.0658960540248987</text:p>
              </table:table-cell>
              <table:table-cell office:value-type="float" office:value="-0.0180599629363813">
                <text:p>-0.018059962936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1432815144993">
                <text:p>3.41432815144993</text:p>
              </table:table-cell>
              <table:table-cell office:value-type="float" office:value="0.0216131037159464">
                <text:p>0.0216131037159464</text:p>
              </table:table-cell>
              <table:table-cell office:value-type="float" office:value="0.0813011167433571">
                <text:p>0.0813011167433571</text:p>
              </table:table-cell>
              <table:table-cell office:value-type="float" office:value="-0.056031537242486">
                <text:p>-0.056031537242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3414190418711">
                <text:p>3.83414190418711</text:p>
              </table:table-cell>
              <table:table-cell office:value-type="float" office:value="0.0105493290671728">
                <text:p>0.0105493290671728</text:p>
              </table:table-cell>
              <table:table-cell office:value-type="float" office:value="0.0248368639541181">
                <text:p>0.0248368639541181</text:p>
              </table:table-cell>
              <table:table-cell office:value-type="float" office:value="0.0385675671058263">
                <text:p>0.0385675671058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0553091386548">
                <text:p>4.0553091386548</text:p>
              </table:table-cell>
              <table:table-cell office:value-type="float" office:value="-0.0347884455221088">
                <text:p>-0.0347884455221088</text:p>
              </table:table-cell>
              <table:table-cell office:value-type="float" office:value="-0.0752867308860754">
                <text:p>-0.0752867308860754</text:p>
              </table:table-cell>
              <table:table-cell office:value-type="float" office:value="0.00652440702933843">
                <text:p>0.00652440702933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1609668193909">
                <text:p>5.11609668193909</text:p>
              </table:table-cell>
              <table:table-cell office:value-type="float" office:value="-0.147719640316358">
                <text:p>-0.147719640316358</text:p>
              </table:table-cell>
              <table:table-cell office:value-type="float" office:value="-0.0285430248372669">
                <text:p>-0.0285430248372669</text:p>
              </table:table-cell>
              <table:table-cell office:value-type="float" office:value="0.0952116667476428">
                <text:p>0.0952116667476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8309967009209">
                <text:p>3.48309967009209</text:p>
              </table:table-cell>
              <table:table-cell office:value-type="float" office:value="-0.307633712963555">
                <text:p>-0.307633712963555</text:p>
              </table:table-cell>
              <table:table-cell office:value-type="float" office:value="-0.884835942100995">
                <text:p>-0.884835942100995</text:p>
              </table:table-cell>
              <table:table-cell office:value-type="float" office:value="-0.643890278907059">
                <text:p>-0.6438902789070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8183613637036">
                <text:p>2.68183613637036</text:p>
              </table:table-cell>
              <table:table-cell office:value-type="float" office:value="-0.0617649544909815">
                <text:p>-0.0617649544909815</text:p>
              </table:table-cell>
              <table:table-cell office:value-type="float" office:value="-0.114938183540769">
                <text:p>-0.114938183540769</text:p>
              </table:table-cell>
              <table:table-cell office:value-type="float" office:value="0.018230532909592">
                <text:p>0.0182305329095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7595344786129">
                <text:p>5.07595344786129</text:p>
              </table:table-cell>
              <table:table-cell office:value-type="float" office:value="-0.107289200024917">
                <text:p>-0.107289200024917</text:p>
              </table:table-cell>
              <table:table-cell office:value-type="float" office:value="-0.00449252383363508">
                <text:p>-0.00449252383363508</text:p>
              </table:table-cell>
              <table:table-cell office:value-type="float" office:value="0.00084245662498228">
                <text:p>0.00084245662498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6257434679059">
                <text:p>3.66257434679059</text:p>
              </table:table-cell>
              <table:table-cell office:value-type="float" office:value="-0.0276563689934908">
                <text:p>-0.0276563689934908</text:p>
              </table:table-cell>
              <table:table-cell office:value-type="float" office:value="-0.174928287554494">
                <text:p>-0.174928287554494</text:p>
              </table:table-cell>
              <table:table-cell office:value-type="float" office:value="0.115815363973544">
                <text:p>0.1158153639735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6636562305397">
                <text:p>3.96636562305397</text:p>
              </table:table-cell>
              <table:table-cell office:value-type="float" office:value="-0.219762392875723">
                <text:p>-0.219762392875723</text:p>
              </table:table-cell>
              <table:table-cell office:value-type="float" office:value="0.770456292254188">
                <text:p>0.770456292254188</text:p>
              </table:table-cell>
              <table:table-cell office:value-type="float" office:value="0.291357330056366">
                <text:p>0.2913573300563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8662832452155">
                <text:p>2.68662832452155</text:p>
              </table:table-cell>
              <table:table-cell office:value-type="float" office:value="-0.0705770522627884">
                <text:p>-0.0705770522627884</text:p>
              </table:table-cell>
              <table:table-cell office:value-type="float" office:value="-0.0343027454974996">
                <text:p>-0.0343027454974996</text:p>
              </table:table-cell>
              <table:table-cell office:value-type="float" office:value="0.0376430482762848">
                <text:p>0.0376430482762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4718217400943">
                <text:p>5.04718217400943</text:p>
              </table:table-cell>
              <table:table-cell office:value-type="float" office:value="-0.93842543426047">
                <text:p>-0.93842543426047</text:p>
              </table:table-cell>
              <table:table-cell office:value-type="float" office:value="0.413915238120785">
                <text:p>0.413915238120785</text:p>
              </table:table-cell>
              <table:table-cell office:value-type="float" office:value="0.576288373351653">
                <text:p>0.57628837335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7344848473046">
                <text:p>3.17344848473046</text:p>
              </table:table-cell>
              <table:table-cell office:value-type="float" office:value="0.0132244809826751">
                <text:p>0.0132244809826751</text:p>
              </table:table-cell>
              <table:table-cell office:value-type="float" office:value="-0.0747762126215603">
                <text:p>-0.0747762126215603</text:p>
              </table:table-cell>
              <table:table-cell office:value-type="float" office:value="-0.017537916872894">
                <text:p>-0.017537916872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8405260728195">
                <text:p>1.48405260728195</text:p>
              </table:table-cell>
              <table:table-cell office:value-type="float" office:value="-0.0566093247599366">
                <text:p>-0.0566093247599366</text:p>
              </table:table-cell>
              <table:table-cell office:value-type="float" office:value="0.0145596853920953">
                <text:p>0.0145596853920953</text:p>
              </table:table-cell>
              <table:table-cell office:value-type="float" office:value="0.000676620914821235">
                <text:p>0.000676620914821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89647762279">
                <text:p>2.889647762279</text:p>
              </table:table-cell>
              <table:table-cell office:value-type="float" office:value="0.0219652690818179">
                <text:p>0.0219652690818179</text:p>
              </table:table-cell>
              <table:table-cell office:value-type="float" office:value="-0.09470045664977">
                <text:p>-0.09470045664977</text:p>
              </table:table-cell>
              <table:table-cell office:value-type="float" office:value="-0.0456779473493976">
                <text:p>-0.0456779473493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7297865984404">
                <text:p>2.47297865984404</text:p>
              </table:table-cell>
              <table:table-cell office:value-type="float" office:value="-0.0273910455753721">
                <text:p>-0.0273910455753721</text:p>
              </table:table-cell>
              <table:table-cell office:value-type="float" office:value="0.0474859585603076">
                <text:p>0.0474859585603076</text:p>
              </table:table-cell>
              <table:table-cell office:value-type="float" office:value="0.00437213568909156">
                <text:p>0.00437213568909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5444357681388">
                <text:p>4.15444357681388</text:p>
              </table:table-cell>
              <table:table-cell office:value-type="float" office:value="-0.031965275631836">
                <text:p>-0.031965275631836</text:p>
              </table:table-cell>
              <table:table-cell office:value-type="float" office:value="-0.136370613952964">
                <text:p>-0.136370613952964</text:p>
              </table:table-cell>
              <table:table-cell office:value-type="float" office:value="-0.0652131442056723">
                <text:p>-0.0652131442056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1566849677171">
                <text:p>5.41566849677171</text:p>
              </table:table-cell>
              <table:table-cell office:value-type="float" office:value="-0.0651591188570584">
                <text:p>-0.0651591188570584</text:p>
              </table:table-cell>
              <table:table-cell office:value-type="float" office:value="-0.0664702765973741">
                <text:p>-0.0664702765973741</text:p>
              </table:table-cell>
              <table:table-cell office:value-type="float" office:value="0.0344591036783171">
                <text:p>0.0344591036783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2394328361577">
                <text:p>4.12394328361577</text:p>
              </table:table-cell>
              <table:table-cell office:value-type="float" office:value="-0.119331883866405">
                <text:p>-0.119331883866405</text:p>
              </table:table-cell>
              <table:table-cell office:value-type="float" office:value="-0.0708889729776878">
                <text:p>-0.0708889729776878</text:p>
              </table:table-cell>
              <table:table-cell office:value-type="float" office:value="0.0201016362992923">
                <text:p>0.02010163629929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76094011895">
                <text:p>2.776094011895</text:p>
              </table:table-cell>
              <table:table-cell office:value-type="float" office:value="-0.0132804773330055">
                <text:p>-0.0132804773330055</text:p>
              </table:table-cell>
              <table:table-cell office:value-type="float" office:value="-0.031243505137954">
                <text:p>-0.031243505137954</text:p>
              </table:table-cell>
              <table:table-cell office:value-type="float" office:value="0.00658110676523327">
                <text:p>0.00658110676523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6816234851295">
                <text:p>2.76816234851295</text:p>
              </table:table-cell>
              <table:table-cell office:value-type="float" office:value="-0.0773129091183233">
                <text:p>-0.0773129091183233</text:p>
              </table:table-cell>
              <table:table-cell office:value-type="float" office:value="-0.111379490517186">
                <text:p>-0.111379490517186</text:p>
              </table:table-cell>
              <table:table-cell office:value-type="float" office:value="0.0512553324075582">
                <text:p>0.0512553324075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1105818618225">
                <text:p>2.71105818618225</text:p>
              </table:table-cell>
              <table:table-cell office:value-type="float" office:value="-0.0198541375376871">
                <text:p>-0.0198541375376871</text:p>
              </table:table-cell>
              <table:table-cell office:value-type="float" office:value="-0.0722444235716466">
                <text:p>-0.0722444235716466</text:p>
              </table:table-cell>
              <table:table-cell office:value-type="float" office:value="-0.0123784882781859">
                <text:p>-0.0123784882781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8720233256163">
                <text:p>5.08720233256163</text:p>
              </table:table-cell>
              <table:table-cell office:value-type="float" office:value="-0.00490779610578374">
                <text:p>-0.00490779610578374</text:p>
              </table:table-cell>
              <table:table-cell office:value-type="float" office:value="-0.117352626929486">
                <text:p>-0.117352626929486</text:p>
              </table:table-cell>
              <table:table-cell office:value-type="float" office:value="-0.0176199110338757">
                <text:p>-0.01761991103387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51631625342359">
                <text:p>3.51631625342359</text:p>
              </table:table-cell>
              <table:table-cell office:value-type="float" office:value="-0.097475237656389">
                <text:p>-0.097475237656389</text:p>
              </table:table-cell>
              <table:table-cell office:value-type="float" office:value="-0.0437948640813146">
                <text:p>-0.0437948640813146</text:p>
              </table:table-cell>
              <table:table-cell office:value-type="float" office:value="0.017505505707502">
                <text:p>0.017505505707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5638489580762">
                <text:p>6.15638489580762</text:p>
              </table:table-cell>
              <table:table-cell office:value-type="float" office:value="0.0872987162151606">
                <text:p>0.0872987162151606</text:p>
              </table:table-cell>
              <table:table-cell office:value-type="float" office:value="-0.179886844635156">
                <text:p>-0.179886844635156</text:p>
              </table:table-cell>
              <table:table-cell office:value-type="float" office:value="-0.105677322389623">
                <text:p>-0.1056773223896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4564423428012">
                <text:p>4.04564423428012</text:p>
              </table:table-cell>
              <table:table-cell office:value-type="float" office:value="0.022390323086011">
                <text:p>0.022390323086011</text:p>
              </table:table-cell>
              <table:table-cell office:value-type="float" office:value="-0.0738966873714642">
                <text:p>-0.0738966873714642</text:p>
              </table:table-cell>
              <table:table-cell office:value-type="float" office:value="-0.017744334389465">
                <text:p>-0.017744334389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286345917204">
                <text:p>2.7286345917204</text:p>
              </table:table-cell>
              <table:table-cell office:value-type="float" office:value="-0.028515593571953">
                <text:p>-0.028515593571953</text:p>
              </table:table-cell>
              <table:table-cell office:value-type="float" office:value="-0.0502357445415718">
                <text:p>-0.0502357445415718</text:p>
              </table:table-cell>
              <table:table-cell office:value-type="float" office:value="0.00660030190218564">
                <text:p>0.00660030190218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0408514902177">
                <text:p>1.40408514902177</text:p>
              </table:table-cell>
              <table:table-cell office:value-type="float" office:value="-0.0175219690564248">
                <text:p>-0.0175219690564248</text:p>
              </table:table-cell>
              <table:table-cell office:value-type="float" office:value="-0.048631430377589">
                <text:p>-0.048631430377589</text:p>
              </table:table-cell>
              <table:table-cell office:value-type="float" office:value="-0.00406208772116124">
                <text:p>-0.00406208772116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3289498283301">
                <text:p>4.23289498283301</text:p>
              </table:table-cell>
              <table:table-cell office:value-type="float" office:value="0.0355045640647837">
                <text:p>0.0355045640647837</text:p>
              </table:table-cell>
              <table:table-cell office:value-type="float" office:value="-0.0643322275711222">
                <text:p>-0.0643322275711222</text:p>
              </table:table-cell>
              <table:table-cell office:value-type="float" office:value="-0.0185961596508104">
                <text:p>-0.0185961596508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474765943267">
                <text:p>1.53474765943267</text:p>
              </table:table-cell>
              <table:table-cell office:value-type="float" office:value="-0.00784049693118405">
                <text:p>-0.00784049693118405</text:p>
              </table:table-cell>
              <table:table-cell office:value-type="float" office:value="-0.0556035282445246">
                <text:p>-0.0556035282445246</text:p>
              </table:table-cell>
              <table:table-cell office:value-type="float" office:value="-0.00334161194863292">
                <text:p>-0.003341611948632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4651645009846">
                <text:p>2.44651645009846</text:p>
              </table:table-cell>
              <table:table-cell office:value-type="float" office:value="-0.0996746419607364">
                <text:p>-0.0996746419607364</text:p>
              </table:table-cell>
              <table:table-cell office:value-type="float" office:value="-0.0538526237385675">
                <text:p>-0.0538526237385675</text:p>
              </table:table-cell>
              <table:table-cell office:value-type="float" office:value="0.0125080460329663">
                <text:p>0.0125080460329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2554960063558">
                <text:p>3.62554960063558</text:p>
              </table:table-cell>
              <table:table-cell office:value-type="float" office:value="-0.11706771080563">
                <text:p>-0.11706771080563</text:p>
              </table:table-cell>
              <table:table-cell office:value-type="float" office:value="-0.0790115159851306">
                <text:p>-0.0790115159851306</text:p>
              </table:table-cell>
              <table:table-cell office:value-type="float" office:value="0.0605240314779394">
                <text:p>0.0605240314779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45302637882424">
                <text:p>5.45302637882424</text:p>
              </table:table-cell>
              <table:table-cell office:value-type="float" office:value="0.222765529272695">
                <text:p>0.222765529272695</text:p>
              </table:table-cell>
              <table:table-cell office:value-type="float" office:value="0.322161814298424">
                <text:p>0.322161814298424</text:p>
              </table:table-cell>
              <table:table-cell office:value-type="float" office:value="-0.277801246328792">
                <text:p>-0.277801246328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8808851992259">
                <text:p>2.58808851992259</text:p>
              </table:table-cell>
              <table:table-cell office:value-type="float" office:value="-0.0145498560653397">
                <text:p>-0.0145498560653397</text:p>
              </table:table-cell>
              <table:table-cell office:value-type="float" office:value="-0.0500622134685651">
                <text:p>-0.0500622134685651</text:p>
              </table:table-cell>
              <table:table-cell office:value-type="float" office:value="-0.00655441404823343">
                <text:p>-0.00655441404823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81775179707087">
                <text:p>4.81775179707087</text:p>
              </table:table-cell>
              <table:table-cell office:value-type="float" office:value="-1.10015376549761">
                <text:p>-1.10015376549761</text:p>
              </table:table-cell>
              <table:table-cell office:value-type="float" office:value="-1.4434450092309">
                <text:p>-1.4434450092309</text:p>
              </table:table-cell>
              <table:table-cell office:value-type="float" office:value="-0.286825201697576">
                <text:p>-0.2868252016975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58815492847439">
                <text:p>4.58815492847439</text:p>
              </table:table-cell>
              <table:table-cell office:value-type="float" office:value="-0.100139280498818">
                <text:p>-0.100139280498818</text:p>
              </table:table-cell>
              <table:table-cell office:value-type="float" office:value="-0.1282401847089">
                <text:p>-0.1282401847089</text:p>
              </table:table-cell>
              <table:table-cell office:value-type="float" office:value="0.0285583381588985">
                <text:p>0.02855833815889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9051362152476">
                <text:p>4.09051362152476</text:p>
              </table:table-cell>
              <table:table-cell office:value-type="float" office:value="-1.3081233584644">
                <text:p>-1.3081233584644</text:p>
              </table:table-cell>
              <table:table-cell office:value-type="float" office:value="-0.739799594565751">
                <text:p>-0.739799594565751</text:p>
              </table:table-cell>
              <table:table-cell office:value-type="float" office:value="-1.48019026144952">
                <text:p>-1.48019026144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9885006362555">
                <text:p>2.79885006362555</text:p>
              </table:table-cell>
              <table:table-cell office:value-type="float" office:value="-1.44795817840958">
                <text:p>-1.44795817840958</text:p>
              </table:table-cell>
              <table:table-cell office:value-type="float" office:value="-1.2198726210984">
                <text:p>-1.2198726210984</text:p>
              </table:table-cell>
              <table:table-cell office:value-type="float" office:value="-1.85692796151844">
                <text:p>-1.85692796151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84868868892509">
                <text:p>5.84868868892509</text:p>
              </table:table-cell>
              <table:table-cell office:value-type="float" office:value="-0.135437558210026">
                <text:p>-0.135437558210026</text:p>
              </table:table-cell>
              <table:table-cell office:value-type="float" office:value="0.033685344298501">
                <text:p>0.033685344298501</text:p>
              </table:table-cell>
              <table:table-cell office:value-type="float" office:value="0.0178099331400481">
                <text:p>0.0178099331400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7460689587102">
                <text:p>2.97460689587102</text:p>
              </table:table-cell>
              <table:table-cell office:value-type="float" office:value="-0.0900103370553289">
                <text:p>-0.0900103370553289</text:p>
              </table:table-cell>
              <table:table-cell office:value-type="float" office:value="-0.0754692625296309">
                <text:p>-0.0754692625296309</text:p>
              </table:table-cell>
              <table:table-cell office:value-type="float" office:value="0.0460184595749866">
                <text:p>0.04601845957498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32667420639252">
                <text:p>5.32667420639252</text:p>
              </table:table-cell>
              <table:table-cell office:value-type="float" office:value="-0.114349940578747">
                <text:p>-0.114349940578747</text:p>
              </table:table-cell>
              <table:table-cell office:value-type="float" office:value="-0.075716860765437">
                <text:p>-0.075716860765437</text:p>
              </table:table-cell>
              <table:table-cell office:value-type="float" office:value="0.0228789642309897">
                <text:p>0.02287896423098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98791973908445">
                <text:p>5.98791973908445</text:p>
              </table:table-cell>
              <table:table-cell office:value-type="float" office:value="-0.0725759777934765">
                <text:p>-0.0725759777934765</text:p>
              </table:table-cell>
              <table:table-cell office:value-type="float" office:value="-0.0673122840609497">
                <text:p>-0.0673122840609497</text:p>
              </table:table-cell>
              <table:table-cell office:value-type="float" office:value="-0.0234073713195899">
                <text:p>-0.0234073713195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735783223165">
                <text:p>4.44735783223165</text:p>
              </table:table-cell>
              <table:table-cell office:value-type="float" office:value="-0.634760587146476">
                <text:p>-0.634760587146476</text:p>
              </table:table-cell>
              <table:table-cell office:value-type="float" office:value="-1.15643688350742">
                <text:p>-1.15643688350742</text:p>
              </table:table-cell>
              <table:table-cell office:value-type="float" office:value="-0.693823207337275">
                <text:p>-0.693823207337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1910249311847">
                <text:p>2.81910249311847</text:p>
              </table:table-cell>
              <table:table-cell office:value-type="float" office:value="-0.0794312208101649">
                <text:p>-0.0794312208101649</text:p>
              </table:table-cell>
              <table:table-cell office:value-type="float" office:value="-0.0168042742574954">
                <text:p>-0.0168042742574954</text:p>
              </table:table-cell>
              <table:table-cell office:value-type="float" office:value="0.0267688450689332">
                <text:p>0.0267688450689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1174526297225">
                <text:p>4.71174526297225</text:p>
              </table:table-cell>
              <table:table-cell office:value-type="float" office:value="0.0612296340379874">
                <text:p>0.0612296340379874</text:p>
              </table:table-cell>
              <table:table-cell office:value-type="float" office:value="-0.148515667883788">
                <text:p>-0.148515667883788</text:p>
              </table:table-cell>
              <table:table-cell office:value-type="float" office:value="-0.0740357022894056">
                <text:p>-0.07403570228940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3875806158457">
                <text:p>3.13875806158457</text:p>
              </table:table-cell>
              <table:table-cell office:value-type="float" office:value="-0.0105002093303783">
                <text:p>-0.0105002093303783</text:p>
              </table:table-cell>
              <table:table-cell office:value-type="float" office:value="-0.0306755591030967">
                <text:p>-0.0306755591030967</text:p>
              </table:table-cell>
              <table:table-cell office:value-type="float" office:value="0.00754741450043239">
                <text:p>0.007547414500432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2265575273327">
                <text:p>5.52265575273327</text:p>
              </table:table-cell>
              <table:table-cell office:value-type="float" office:value="-0.131500855669922">
                <text:p>-0.131500855669922</text:p>
              </table:table-cell>
              <table:table-cell office:value-type="float" office:value="-0.105964887012751">
                <text:p>-0.105964887012751</text:p>
              </table:table-cell>
              <table:table-cell office:value-type="float" office:value="0.063425367564713">
                <text:p>0.0634253675647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8921430165503">
                <text:p>2.98921430165503</text:p>
              </table:table-cell>
              <table:table-cell office:value-type="float" office:value="-0.976777899955024">
                <text:p>-0.976777899955024</text:p>
              </table:table-cell>
              <table:table-cell office:value-type="float" office:value="0.00657001848989403">
                <text:p>0.00657001848989403</text:p>
              </table:table-cell>
              <table:table-cell office:value-type="float" office:value="0.250561960103372">
                <text:p>0.250561960103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694009127415">
                <text:p>5.3694009127415</text:p>
              </table:table-cell>
              <table:table-cell office:value-type="float" office:value="0.0186897007372302">
                <text:p>0.0186897007372302</text:p>
              </table:table-cell>
              <table:table-cell office:value-type="float" office:value="-0.0615314743636342">
                <text:p>-0.0615314743636342</text:p>
              </table:table-cell>
              <table:table-cell office:value-type="float" office:value="-0.0346872930351214">
                <text:p>-0.0346872930351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3460015400223">
                <text:p>3.73460015400223</text:p>
              </table:table-cell>
              <table:table-cell office:value-type="float" office:value="0.0447197398377881">
                <text:p>0.0447197398377881</text:p>
              </table:table-cell>
              <table:table-cell office:value-type="float" office:value="-0.0291198988892885">
                <text:p>-0.0291198988892885</text:p>
              </table:table-cell>
              <table:table-cell office:value-type="float" office:value="0.00698574480449921">
                <text:p>0.00698574480449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159937251362">
                <text:p>1.4159937251362</text:p>
              </table:table-cell>
              <table:table-cell office:value-type="float" office:value="0.131410482665952">
                <text:p>0.131410482665952</text:p>
              </table:table-cell>
              <table:table-cell office:value-type="float" office:value="0.354880753400543">
                <text:p>0.354880753400543</text:p>
              </table:table-cell>
              <table:table-cell office:value-type="float" office:value="-0.183674142779096">
                <text:p>-0.1836741427790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7985580448415">
                <text:p>4.37985580448415</text:p>
              </table:table-cell>
              <table:table-cell office:value-type="float" office:value="-0.326671194393583">
                <text:p>-0.326671194393583</text:p>
              </table:table-cell>
              <table:table-cell office:value-type="float" office:value="-0.727500626076336">
                <text:p>-0.727500626076336</text:p>
              </table:table-cell>
              <table:table-cell office:value-type="float" office:value="-0.563466086151145">
                <text:p>-0.5634660861511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71432438422">
                <text:p>5.571432438422</text:p>
              </table:table-cell>
              <table:table-cell office:value-type="float" office:value="-0.358848371342583">
                <text:p>-0.358848371342583</text:p>
              </table:table-cell>
              <table:table-cell office:value-type="float" office:value="-0.93805149297448">
                <text:p>-0.93805149297448</text:p>
              </table:table-cell>
              <table:table-cell office:value-type="float" office:value="0.315449156375182">
                <text:p>0.315449156375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3271934359834">
                <text:p>4.63271934359834</text:p>
              </table:table-cell>
              <table:table-cell office:value-type="float" office:value="-0.0294727929714962">
                <text:p>-0.0294727929714962</text:p>
              </table:table-cell>
              <table:table-cell office:value-type="float" office:value="-0.0335396311528911">
                <text:p>-0.0335396311528911</text:p>
              </table:table-cell>
              <table:table-cell office:value-type="float" office:value="0.023735290738264">
                <text:p>0.023735290738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8094575313074">
                <text:p>3.58094575313074</text:p>
              </table:table-cell>
              <table:table-cell office:value-type="float" office:value="-0.0951949327320954">
                <text:p>-0.0951949327320954</text:p>
              </table:table-cell>
              <table:table-cell office:value-type="float" office:value="-0.0621003639749076">
                <text:p>-0.0621003639749076</text:p>
              </table:table-cell>
              <table:table-cell office:value-type="float" office:value="0.0398434597811401">
                <text:p>0.03984345978114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0052189108147">
                <text:p>2.20052189108147</text:p>
              </table:table-cell>
              <table:table-cell office:value-type="float" office:value="-0.35943388514867">
                <text:p>-0.35943388514867</text:p>
              </table:table-cell>
              <table:table-cell office:value-type="float" office:value="0.327890782686437">
                <text:p>0.327890782686437</text:p>
              </table:table-cell>
              <table:table-cell office:value-type="float" office:value="-0.0706022957948189">
                <text:p>-0.0706022957948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71268330401823">
                <text:p>5.71268330401823</text:p>
              </table:table-cell>
              <table:table-cell office:value-type="float" office:value="-0.0916023005221409">
                <text:p>-0.0916023005221409</text:p>
              </table:table-cell>
              <table:table-cell office:value-type="float" office:value="-0.0803175501205846">
                <text:p>-0.0803175501205846</text:p>
              </table:table-cell>
              <table:table-cell office:value-type="float" office:value="0.00562181997404299">
                <text:p>0.005621819974042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4726045055029">
                <text:p>4.04726045055029</text:p>
              </table:table-cell>
              <table:table-cell office:value-type="float" office:value="0.0496743026946014">
                <text:p>0.0496743026946014</text:p>
              </table:table-cell>
              <table:table-cell office:value-type="float" office:value="-0.177341309466927">
                <text:p>-0.177341309466927</text:p>
              </table:table-cell>
              <table:table-cell office:value-type="float" office:value="-0.0347093865304569">
                <text:p>-0.03470938653045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128489469068">
                <text:p>2.08128489469068</text:p>
              </table:table-cell>
              <table:table-cell office:value-type="float" office:value="-0.113008176580217">
                <text:p>-0.113008176580217</text:p>
              </table:table-cell>
              <table:table-cell office:value-type="float" office:value="-0.0340429247240781">
                <text:p>-0.0340429247240781</text:p>
              </table:table-cell>
              <table:table-cell office:value-type="float" office:value="0.0235920322013401">
                <text:p>0.02359203220134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6301259795672">
                <text:p>3.66301259795672</text:p>
              </table:table-cell>
              <table:table-cell office:value-type="float" office:value="-0.0441188044535794">
                <text:p>-0.0441188044535794</text:p>
              </table:table-cell>
              <table:table-cell office:value-type="float" office:value="-0.0591761157302866">
                <text:p>-0.0591761157302866</text:p>
              </table:table-cell>
              <table:table-cell office:value-type="float" office:value="0.010360978455739">
                <text:p>0.0103609784557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3348000999304">
                <text:p>3.93348000999304</text:p>
              </table:table-cell>
              <table:table-cell office:value-type="float" office:value="0.0770462419553137">
                <text:p>0.0770462419553137</text:p>
              </table:table-cell>
              <table:table-cell office:value-type="float" office:value="0.941037964006949">
                <text:p>0.941037964006949</text:p>
              </table:table-cell>
              <table:table-cell office:value-type="float" office:value="-0.247484523974607">
                <text:p>-0.247484523974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54223582064961">
                <text:p>3.54223582064961</text:p>
              </table:table-cell>
              <table:table-cell office:value-type="float" office:value="-1.61124663850177">
                <text:p>-1.61124663850177</text:p>
              </table:table-cell>
              <table:table-cell office:value-type="float" office:value="-0.652648987210214">
                <text:p>-0.652648987210214</text:p>
              </table:table-cell>
              <table:table-cell office:value-type="float" office:value="-1.59664725020656">
                <text:p>-1.59664725020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85474458308635">
                <text:p>5.85474458308635</text:p>
              </table:table-cell>
              <table:table-cell office:value-type="float" office:value="-0.0612975450547895">
                <text:p>-0.0612975450547895</text:p>
              </table:table-cell>
              <table:table-cell office:value-type="float" office:value="-0.0125124434434087">
                <text:p>-0.0125124434434087</text:p>
              </table:table-cell>
              <table:table-cell office:value-type="float" office:value="0.023188203169032">
                <text:p>0.023188203169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42746338317761">
                <text:p>4.42746338317761</text:p>
              </table:table-cell>
              <table:table-cell office:value-type="float" office:value="-0.0577189758430929">
                <text:p>-0.0577189758430929</text:p>
              </table:table-cell>
              <table:table-cell office:value-type="float" office:value="-0.0164726798321957">
                <text:p>-0.0164726798321957</text:p>
              </table:table-cell>
              <table:table-cell office:value-type="float" office:value="-0.00553779250610553">
                <text:p>-0.00553779250610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80110975067396">
                <text:p>2.80110975067396</text:p>
              </table:table-cell>
              <table:table-cell office:value-type="float" office:value="-0.0987703255406531">
                <text:p>-0.0987703255406531</text:p>
              </table:table-cell>
              <table:table-cell office:value-type="float" office:value="-0.0580130876622089">
                <text:p>-0.0580130876622089</text:p>
              </table:table-cell>
              <table:table-cell office:value-type="float" office:value="0.0403409050587773">
                <text:p>0.0403409050587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01151253039068">
                <text:p>4.01151253039068</text:p>
              </table:table-cell>
              <table:table-cell office:value-type="float" office:value="-1.71411187426125">
                <text:p>-1.71411187426125</text:p>
              </table:table-cell>
              <table:table-cell office:value-type="float" office:value="-1.19628636516936">
                <text:p>-1.19628636516936</text:p>
              </table:table-cell>
              <table:table-cell office:value-type="float" office:value="-1.27186763436538">
                <text:p>-1.271867634365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5821020360102">
                <text:p>3.5821020360102</text:p>
              </table:table-cell>
              <table:table-cell office:value-type="float" office:value="-0.0369015062015201">
                <text:p>-0.0369015062015201</text:p>
              </table:table-cell>
              <table:table-cell office:value-type="float" office:value="-0.0109733713849809">
                <text:p>-0.0109733713849809</text:p>
              </table:table-cell>
              <table:table-cell office:value-type="float" office:value="-0.00907062897588329">
                <text:p>-0.009070628975883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6297817791444">
                <text:p>3.06297817791444</text:p>
              </table:table-cell>
              <table:table-cell office:value-type="float" office:value="0.0525252746082092">
                <text:p>0.0525252746082092</text:p>
              </table:table-cell>
              <table:table-cell office:value-type="float" office:value="-0.132307722246116">
                <text:p>-0.132307722246116</text:p>
              </table:table-cell>
              <table:table-cell office:value-type="float" office:value="-0.036898461196067">
                <text:p>-0.036898461196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7703014583286">
                <text:p>0.997703014583286</text:p>
              </table:table-cell>
              <table:table-cell office:value-type="float" office:value="0.000593927596886701">
                <text:p>0.000593927596886701</text:p>
              </table:table-cell>
              <table:table-cell office:value-type="float" office:value="-0.0452098390524096">
                <text:p>-0.0452098390524096</text:p>
              </table:table-cell>
              <table:table-cell office:value-type="float" office:value="-0.0258496260938488">
                <text:p>-0.0258496260938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00636635497361">
                <text:p>4.00636635497361</text:p>
              </table:table-cell>
              <table:table-cell office:value-type="float" office:value="-0.00720199025812462">
                <text:p>-0.00720199025812462</text:p>
              </table:table-cell>
              <table:table-cell office:value-type="float" office:value="-0.060631123986258">
                <text:p>-0.060631123986258</text:p>
              </table:table-cell>
              <table:table-cell office:value-type="float" office:value="0.00907249679098987">
                <text:p>0.009072496790989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59606296220109">
                <text:p>4.59606296220109</text:p>
              </table:table-cell>
              <table:table-cell office:value-type="float" office:value="0.00979414092048714">
                <text:p>0.00979414092048714</text:p>
              </table:table-cell>
              <table:table-cell office:value-type="float" office:value="-0.0457314699315297">
                <text:p>-0.0457314699315297</text:p>
              </table:table-cell>
              <table:table-cell office:value-type="float" office:value="-0.00834984737821287">
                <text:p>-0.008349847378212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94505172831683">
                <text:p>4.94505172831683</text:p>
              </table:table-cell>
              <table:table-cell office:value-type="float" office:value="0.224477741902279">
                <text:p>0.224477741902279</text:p>
              </table:table-cell>
              <table:table-cell office:value-type="float" office:value="-0.0352947981652423">
                <text:p>-0.0352947981652423</text:p>
              </table:table-cell>
              <table:table-cell office:value-type="float" office:value="-0.0668967283321607">
                <text:p>-0.06689672833216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540493125408">
                <text:p>1.40540493125408</text:p>
              </table:table-cell>
              <table:table-cell office:value-type="float" office:value="-0.0948958776693143">
                <text:p>-0.0948958776693143</text:p>
              </table:table-cell>
              <table:table-cell office:value-type="float" office:value="-0.042300870073726">
                <text:p>-0.042300870073726</text:p>
              </table:table-cell>
              <table:table-cell office:value-type="float" office:value="0.0329263894625163">
                <text:p>0.03292638946251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1903293292956">
                <text:p>3.61903293292956</text:p>
              </table:table-cell>
              <table:table-cell office:value-type="float" office:value="0.0273211596010876">
                <text:p>0.0273211596010876</text:p>
              </table:table-cell>
              <table:table-cell office:value-type="float" office:value="-0.0856515979898291">
                <text:p>-0.0856515979898291</text:p>
              </table:table-cell>
              <table:table-cell office:value-type="float" office:value="-0.0470954110839994">
                <text:p>-0.04709541108399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04983269935185">
                <text:p>2.04983269935185</text:p>
              </table:table-cell>
              <table:table-cell office:value-type="float" office:value="-0.0835332036952759">
                <text:p>-0.0835332036952759</text:p>
              </table:table-cell>
              <table:table-cell office:value-type="float" office:value="-0.0593468440013445">
                <text:p>-0.0593468440013445</text:p>
              </table:table-cell>
              <table:table-cell office:value-type="float" office:value="0.0198622631591192">
                <text:p>0.0198622631591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4048028268931">
                <text:p>3.84048028268931</text:p>
              </table:table-cell>
              <table:table-cell office:value-type="float" office:value="-0.130834667118993">
                <text:p>-0.130834667118993</text:p>
              </table:table-cell>
              <table:table-cell office:value-type="float" office:value="0.122514132003523">
                <text:p>0.122514132003523</text:p>
              </table:table-cell>
              <table:table-cell office:value-type="float" office:value="0.155231138727118">
                <text:p>0.1552311387271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20507815563021">
                <text:p>6.20507815563021</text:p>
              </table:table-cell>
              <table:table-cell office:value-type="float" office:value="0.487563739278945">
                <text:p>0.487563739278945</text:p>
              </table:table-cell>
              <table:table-cell office:value-type="float" office:value="-0.674424621626013">
                <text:p>-0.674424621626013</text:p>
              </table:table-cell>
              <table:table-cell office:value-type="float" office:value="0.635661280967013">
                <text:p>0.6356612809670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055437844382">
                <text:p>4.6055437844382</text:p>
              </table:table-cell>
              <table:table-cell office:value-type="float" office:value="0.033132599497657">
                <text:p>0.033132599497657</text:p>
              </table:table-cell>
              <table:table-cell office:value-type="float" office:value="0.573067645422945">
                <text:p>0.573067645422945</text:p>
              </table:table-cell>
              <table:table-cell office:value-type="float" office:value="-0.231282588323664">
                <text:p>-0.231282588323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61460941141863">
                <text:p>2.61460941141863</text:p>
              </table:table-cell>
              <table:table-cell office:value-type="float" office:value="-0.0972141925785568">
                <text:p>-0.0972141925785568</text:p>
              </table:table-cell>
              <table:table-cell office:value-type="float" office:value="-0.0797114150252694">
                <text:p>-0.0797114150252694</text:p>
              </table:table-cell>
              <table:table-cell office:value-type="float" office:value="0.026105883541137">
                <text:p>0.0261058835411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9161229112287">
                <text:p>3.59161229112287</text:p>
              </table:table-cell>
              <table:table-cell office:value-type="float" office:value="-0.0960530111764113">
                <text:p>-0.0960530111764113</text:p>
              </table:table-cell>
              <table:table-cell office:value-type="float" office:value="-0.0588308126932589">
                <text:p>-0.0588308126932589</text:p>
              </table:table-cell>
              <table:table-cell office:value-type="float" office:value="0.0277115097093512">
                <text:p>0.0277115097093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4255465404761">
                <text:p>1.84255465404761</text:p>
              </table:table-cell>
              <table:table-cell office:value-type="float" office:value="0.0212836453237806">
                <text:p>0.0212836453237806</text:p>
              </table:table-cell>
              <table:table-cell office:value-type="float" office:value="-0.0375680034405903">
                <text:p>-0.0375680034405903</text:p>
              </table:table-cell>
              <table:table-cell office:value-type="float" office:value="-0.0351277551653126">
                <text:p>-0.0351277551653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44157900456807">
                <text:p>5.44157900456807</text:p>
              </table:table-cell>
              <table:table-cell office:value-type="float" office:value="0.014102771891638">
                <text:p>0.014102771891638</text:p>
              </table:table-cell>
              <table:table-cell office:value-type="float" office:value="-0.0602412079242933">
                <text:p>-0.0602412079242933</text:p>
              </table:table-cell>
              <table:table-cell office:value-type="float" office:value="-0.00792402348135202">
                <text:p>-0.007924023481352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8125784323205">
                <text:p>1.78125784323205</text:p>
              </table:table-cell>
              <table:table-cell office:value-type="float" office:value="0.00506270879497528">
                <text:p>0.00506270879497528</text:p>
              </table:table-cell>
              <table:table-cell office:value-type="float" office:value="-0.0381363478452332">
                <text:p>-0.0381363478452332</text:p>
              </table:table-cell>
              <table:table-cell office:value-type="float" office:value="-0.0156510894813025">
                <text:p>-0.0156510894813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090922619372">
                <text:p>4.9090922619372</text:p>
              </table:table-cell>
              <table:table-cell office:value-type="float" office:value="2.06259923022578">
                <text:p>2.06259923022578</text:p>
              </table:table-cell>
              <table:table-cell office:value-type="float" office:value="-0.526371772441419">
                <text:p>-0.526371772441419</text:p>
              </table:table-cell>
              <table:table-cell office:value-type="float" office:value="1.80433947696527">
                <text:p>1.804339476965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0242328038923">
                <text:p>3.10242328038923</text:p>
              </table:table-cell>
              <table:table-cell office:value-type="float" office:value="0.0078618754361024">
                <text:p>0.0078618754361024</text:p>
              </table:table-cell>
              <table:table-cell office:value-type="float" office:value="-0.0392174777475391">
                <text:p>-0.0392174777475391</text:p>
              </table:table-cell>
              <table:table-cell office:value-type="float" office:value="-0.0176233470456504">
                <text:p>-0.01762334704565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30452353883545">
                <text:p>5.30452353883545</text:p>
              </table:table-cell>
              <table:table-cell office:value-type="float" office:value="-0.0484861680277802">
                <text:p>-0.0484861680277802</text:p>
              </table:table-cell>
              <table:table-cell office:value-type="float" office:value="-0.0979220677426387">
                <text:p>-0.0979220677426387</text:p>
              </table:table-cell>
              <table:table-cell office:value-type="float" office:value="-0.0242576418938221">
                <text:p>-0.02425764189382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1686651372098">
                <text:p>1.91686651372098</text:p>
              </table:table-cell>
              <table:table-cell office:value-type="float" office:value="-0.0845500793361285">
                <text:p>-0.0845500793361285</text:p>
              </table:table-cell>
              <table:table-cell office:value-type="float" office:value="-0.15304165125525">
                <text:p>-0.15304165125525</text:p>
              </table:table-cell>
              <table:table-cell office:value-type="float" office:value="0.0955521841916265">
                <text:p>0.0955521841916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04363868818845">
                <text:p>2.04363868818845</text:p>
              </table:table-cell>
              <table:table-cell office:value-type="float" office:value="-0.0932326099272638">
                <text:p>-0.0932326099272638</text:p>
              </table:table-cell>
              <table:table-cell office:value-type="float" office:value="-0.00682866096355106">
                <text:p>-0.00682866096355106</text:p>
              </table:table-cell>
              <table:table-cell office:value-type="float" office:value="0.0196715357095392">
                <text:p>0.01967153570953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1269068232817">
                <text:p>3.61269068232817</text:p>
              </table:table-cell>
              <table:table-cell office:value-type="float" office:value="-0.107183774555055">
                <text:p>-0.107183774555055</text:p>
              </table:table-cell>
              <table:table-cell office:value-type="float" office:value="-0.490090564737292">
                <text:p>-0.490090564737292</text:p>
              </table:table-cell>
              <table:table-cell office:value-type="float" office:value="0.201107489892567">
                <text:p>0.2011074898925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5145335658498">
                <text:p>2.95145335658498</text:p>
              </table:table-cell>
              <table:table-cell office:value-type="float" office:value="0.0171993475314913">
                <text:p>0.0171993475314913</text:p>
              </table:table-cell>
              <table:table-cell office:value-type="float" office:value="-0.019962295791137">
                <text:p>-0.019962295791137</text:p>
              </table:table-cell>
              <table:table-cell office:value-type="float" office:value="-0.0288860794365622">
                <text:p>-0.0288860794365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1532306426393">
                <text:p>3.31532306426393</text:p>
              </table:table-cell>
              <table:table-cell office:value-type="float" office:value="0.403812088445156">
                <text:p>0.403812088445156</text:p>
              </table:table-cell>
              <table:table-cell office:value-type="float" office:value="-0.140251671224955">
                <text:p>-0.140251671224955</text:p>
              </table:table-cell>
              <table:table-cell office:value-type="float" office:value="-0.148633164210687">
                <text:p>-0.148633164210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24190968272624">
                <text:p>6.24190968272624</text:p>
              </table:table-cell>
              <table:table-cell office:value-type="float" office:value="-0.834437659799123">
                <text:p>-0.834437659799123</text:p>
              </table:table-cell>
              <table:table-cell office:value-type="float" office:value="0.426547136922806">
                <text:p>0.426547136922806</text:p>
              </table:table-cell>
              <table:table-cell office:value-type="float" office:value="0.439763615799465">
                <text:p>0.4397636157994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7852130637803">
                <text:p>3.97852130637803</text:p>
              </table:table-cell>
              <table:table-cell office:value-type="float" office:value="1.86794395873978">
                <text:p>1.86794395873978</text:p>
              </table:table-cell>
              <table:table-cell office:value-type="float" office:value="-0.719708265739848">
                <text:p>-0.719708265739848</text:p>
              </table:table-cell>
              <table:table-cell office:value-type="float" office:value="1.41185975643014">
                <text:p>1.411859756430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3858170180885">
                <text:p>3.23858170180885</text:p>
              </table:table-cell>
              <table:table-cell office:value-type="float" office:value="-0.311820609352101">
                <text:p>-0.311820609352101</text:p>
              </table:table-cell>
              <table:table-cell office:value-type="float" office:value="-0.319478450848413">
                <text:p>-0.319478450848413</text:p>
              </table:table-cell>
              <table:table-cell office:value-type="float" office:value="-0.21432505124819">
                <text:p>-0.214325051248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35553446918244">
                <text:p>4.35553446918244</text:p>
              </table:table-cell>
              <table:table-cell office:value-type="float" office:value="-0.0385272347861569">
                <text:p>-0.0385272347861569</text:p>
              </table:table-cell>
              <table:table-cell office:value-type="float" office:value="-0.0509248735474106">
                <text:p>-0.0509248735474106</text:p>
              </table:table-cell>
              <table:table-cell office:value-type="float" office:value="-0.0150773724386593">
                <text:p>-0.01507737243865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38047356012818">
                <text:p>5.38047356012818</text:p>
              </table:table-cell>
              <table:table-cell office:value-type="float" office:value="0.659712176326001">
                <text:p>0.659712176326001</text:p>
              </table:table-cell>
              <table:table-cell office:value-type="float" office:value="-1.11952028652985">
                <text:p>-1.11952028652985</text:p>
              </table:table-cell>
              <table:table-cell office:value-type="float" office:value="0.137612203851184">
                <text:p>0.137612203851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8348099141828">
                <text:p>3.78348099141828</text:p>
              </table:table-cell>
              <table:table-cell office:value-type="float" office:value="-0.0888925790704254">
                <text:p>-0.0888925790704254</text:p>
              </table:table-cell>
              <table:table-cell office:value-type="float" office:value="-0.0739034136946808">
                <text:p>-0.0739034136946808</text:p>
              </table:table-cell>
              <table:table-cell office:value-type="float" office:value="0.029874636366408">
                <text:p>0.0298746363664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5896325603435">
                <text:p>4.25896325603435</text:p>
              </table:table-cell>
              <table:table-cell office:value-type="float" office:value="0.0483814879259263">
                <text:p>0.0483814879259263</text:p>
              </table:table-cell>
              <table:table-cell office:value-type="float" office:value="-0.0826544792418398">
                <text:p>-0.0826544792418398</text:p>
              </table:table-cell>
              <table:table-cell office:value-type="float" office:value="-0.0421430395950466">
                <text:p>-0.04214303959504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34485143530531">
                <text:p>5.34485143530531</text:p>
              </table:table-cell>
              <table:table-cell office:value-type="float" office:value="-0.118090377614361">
                <text:p>-0.118090377614361</text:p>
              </table:table-cell>
              <table:table-cell office:value-type="float" office:value="-0.0413962336500138">
                <text:p>-0.0413962336500138</text:p>
              </table:table-cell>
              <table:table-cell office:value-type="float" office:value="0.0195381087904827">
                <text:p>0.01953810879048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70563148148179">
                <text:p>2.70563148148179</text:p>
              </table:table-cell>
              <table:table-cell office:value-type="float" office:value="0.027982286423442">
                <text:p>0.027982286423442</text:p>
              </table:table-cell>
              <table:table-cell office:value-type="float" office:value="-0.0697313942201498">
                <text:p>-0.0697313942201498</text:p>
              </table:table-cell>
              <table:table-cell office:value-type="float" office:value="-0.0231109075291895">
                <text:p>-0.02311090752918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62083160524735">
                <text:p>4.62083160524735</text:p>
              </table:table-cell>
              <table:table-cell office:value-type="float" office:value="-0.183140044036631">
                <text:p>-0.183140044036631</text:p>
              </table:table-cell>
              <table:table-cell office:value-type="float" office:value="-0.342173538993363">
                <text:p>-0.342173538993363</text:p>
              </table:table-cell>
              <table:table-cell office:value-type="float" office:value="-0.0752319677156574">
                <text:p>-0.07523196771565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2149336538392">
                <text:p>2.22149336538392</text:p>
              </table:table-cell>
              <table:table-cell office:value-type="float" office:value="-0.0113281953454747">
                <text:p>-0.0113281953454747</text:p>
              </table:table-cell>
              <table:table-cell office:value-type="float" office:value="-0.0515784425047556">
                <text:p>-0.0515784425047556</text:p>
              </table:table-cell>
              <table:table-cell office:value-type="float" office:value="0.0146869085576111">
                <text:p>0.0146869085576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63542716024284">
                <text:p>3.63542716024284</text:p>
              </table:table-cell>
              <table:table-cell office:value-type="float" office:value="0.0329042610845676">
                <text:p>0.0329042610845676</text:p>
              </table:table-cell>
              <table:table-cell office:value-type="float" office:value="-0.0819661490526693">
                <text:p>-0.0819661490526693</text:p>
              </table:table-cell>
              <table:table-cell office:value-type="float" office:value="-0.0129064735748532">
                <text:p>-0.0129064735748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88467265645227">
                <text:p>2.88467265645227</text:p>
              </table:table-cell>
              <table:table-cell office:value-type="float" office:value="-0.0787390638544845">
                <text:p>-0.0787390638544845</text:p>
              </table:table-cell>
              <table:table-cell office:value-type="float" office:value="-0.0658066785966023">
                <text:p>-0.0658066785966023</text:p>
              </table:table-cell>
              <table:table-cell office:value-type="float" office:value="0.0160908923326044">
                <text:p>0.01609089233260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74482400986884">
                <text:p>3.74482400986884</text:p>
              </table:table-cell>
              <table:table-cell office:value-type="float" office:value="-0.00375915283064243">
                <text:p>-0.00375915283064243</text:p>
              </table:table-cell>
              <table:table-cell office:value-type="float" office:value="-0.0715589414363871">
                <text:p>-0.0715589414363871</text:p>
              </table:table-cell>
              <table:table-cell office:value-type="float" office:value="0.0164987245130055">
                <text:p>0.0164987245130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76701124561913">
                <text:p>4.76701124561913</text:p>
              </table:table-cell>
              <table:table-cell office:value-type="float" office:value="-0.743608956995454">
                <text:p>-0.743608956995454</text:p>
              </table:table-cell>
              <table:table-cell office:value-type="float" office:value="-0.0927454738587956">
                <text:p>-0.0927454738587956</text:p>
              </table:table-cell>
              <table:table-cell office:value-type="float" office:value="0.13003446377876">
                <text:p>0.13003446377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53078003124546">
                <text:p>4.53078003124546</text:p>
              </table:table-cell>
              <table:table-cell office:value-type="float" office:value="-0.0951067906556578">
                <text:p>-0.0951067906556578</text:p>
              </table:table-cell>
              <table:table-cell office:value-type="float" office:value="0.00688327040996439">
                <text:p>0.00688327040996439</text:p>
              </table:table-cell>
              <table:table-cell office:value-type="float" office:value="-0.0477200539979244">
                <text:p>-0.04772005399792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0098086768521">
                <text:p>4.00098086768521</text:p>
              </table:table-cell>
              <table:table-cell office:value-type="float" office:value="1.20659166772419">
                <text:p>1.20659166772419</text:p>
              </table:table-cell>
              <table:table-cell office:value-type="float" office:value="0.177186349070408">
                <text:p>0.177186349070408</text:p>
              </table:table-cell>
              <table:table-cell office:value-type="float" office:value="-0.894025455393029">
                <text:p>-0.89402545539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61713057214179">
                <text:p>2.61713057214179</text:p>
              </table:table-cell>
              <table:table-cell office:value-type="float" office:value="0.0172176787976657">
                <text:p>0.0172176787976657</text:p>
              </table:table-cell>
              <table:table-cell office:value-type="float" office:value="-0.064562245344244">
                <text:p>-0.064562245344244</text:p>
              </table:table-cell>
              <table:table-cell office:value-type="float" office:value="-0.0259291188349824">
                <text:p>-0.02592911883498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1445437977809">
                <text:p>2.91445437977809</text:p>
              </table:table-cell>
              <table:table-cell office:value-type="float" office:value="-0.0968083555685881">
                <text:p>-0.0968083555685881</text:p>
              </table:table-cell>
              <table:table-cell office:value-type="float" office:value="-0.0347082771584066">
                <text:p>-0.0347082771584066</text:p>
              </table:table-cell>
              <table:table-cell office:value-type="float" office:value="0.0278507400697698">
                <text:p>0.02785074006976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3369577064237">
                <text:p>2.63369577064237</text:p>
              </table:table-cell>
              <table:table-cell office:value-type="float" office:value="-0.0697965210308293">
                <text:p>-0.0697965210308293</text:p>
              </table:table-cell>
              <table:table-cell office:value-type="float" office:value="-0.0103571843138126">
                <text:p>-0.0103571843138126</text:p>
              </table:table-cell>
              <table:table-cell office:value-type="float" office:value="-0.000722056514083747">
                <text:p>-0.0007220565140837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8998262039249">
                <text:p>4.48998262039249</text:p>
              </table:table-cell>
              <table:table-cell office:value-type="float" office:value="0.0216120863246365">
                <text:p>0.0216120863246365</text:p>
              </table:table-cell>
              <table:table-cell office:value-type="float" office:value="0.0175794916073864">
                <text:p>0.0175794916073864</text:p>
              </table:table-cell>
              <table:table-cell office:value-type="float" office:value="-0.0196095742287259">
                <text:p>-0.01960957422872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7468330824872">
                <text:p>2.97468330824872</text:p>
              </table:table-cell>
              <table:table-cell office:value-type="float" office:value="0.106292523455835">
                <text:p>0.106292523455835</text:p>
              </table:table-cell>
              <table:table-cell office:value-type="float" office:value="0.723235916149097">
                <text:p>0.723235916149097</text:p>
              </table:table-cell>
              <table:table-cell office:value-type="float" office:value="-0.171739115869794">
                <text:p>-0.171739115869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17736586664224">
                <text:p>4.17736586664224</text:p>
              </table:table-cell>
              <table:table-cell office:value-type="float" office:value="-0.0079680136146516">
                <text:p>-0.0079680136146516</text:p>
              </table:table-cell>
              <table:table-cell office:value-type="float" office:value="-0.100221000542825">
                <text:p>-0.100221000542825</text:p>
              </table:table-cell>
              <table:table-cell office:value-type="float" office:value="-0.0370125456320807">
                <text:p>-0.03701254563208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3501375325789">
                <text:p>4.23501375325789</text:p>
              </table:table-cell>
              <table:table-cell office:value-type="float" office:value="-0.0936033199962858">
                <text:p>-0.0936033199962858</text:p>
              </table:table-cell>
              <table:table-cell office:value-type="float" office:value="-0.112797602732913">
                <text:p>-0.112797602732913</text:p>
              </table:table-cell>
              <table:table-cell office:value-type="float" office:value="0.0228840421407219">
                <text:p>0.02288404214072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5149991928105">
                <text:p>3.05149991928105</text:p>
              </table:table-cell>
              <table:table-cell office:value-type="float" office:value="-1.64664041993231">
                <text:p>-1.64664041993231</text:p>
              </table:table-cell>
              <table:table-cell office:value-type="float" office:value="-0.324930584181573">
                <text:p>-0.324930584181573</text:p>
              </table:table-cell>
              <table:table-cell office:value-type="float" office:value="0.136675366469436">
                <text:p>0.1366753664694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2876812475005">
                <text:p>3.42876812475005</text:p>
              </table:table-cell>
              <table:table-cell office:value-type="float" office:value="-0.0405233983544688">
                <text:p>-0.0405233983544688</text:p>
              </table:table-cell>
              <table:table-cell office:value-type="float" office:value="-0.0618285413761841">
                <text:p>-0.0618285413761841</text:p>
              </table:table-cell>
              <table:table-cell office:value-type="float" office:value="0.00814475171060058">
                <text:p>0.00814475171060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6594635213178">
                <text:p>3.46594635213178</text:p>
              </table:table-cell>
              <table:table-cell office:value-type="float" office:value="-0.00193546117009946">
                <text:p>-0.00193546117009946</text:p>
              </table:table-cell>
              <table:table-cell office:value-type="float" office:value="-0.0568638359649336">
                <text:p>-0.0568638359649336</text:p>
              </table:table-cell>
              <table:table-cell office:value-type="float" office:value="0.0213025532860964">
                <text:p>0.02130255328609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13625774318993">
                <text:p>4.13625774318993</text:p>
              </table:table-cell>
              <table:table-cell office:value-type="float" office:value="-0.0149081566879712">
                <text:p>-0.0149081566879712</text:p>
              </table:table-cell>
              <table:table-cell office:value-type="float" office:value="-0.0276929512401685">
                <text:p>-0.0276929512401685</text:p>
              </table:table-cell>
              <table:table-cell office:value-type="float" office:value="0.00437709925575014">
                <text:p>0.004377099255750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7525695429641">
                <text:p>3.67525695429641</text:p>
              </table:table-cell>
              <table:table-cell office:value-type="float" office:value="0.00308609058066089">
                <text:p>0.00308609058066089</text:p>
              </table:table-cell>
              <table:table-cell office:value-type="float" office:value="-0.0284505141767761">
                <text:p>-0.0284505141767761</text:p>
              </table:table-cell>
              <table:table-cell office:value-type="float" office:value="-0.00247074894519095">
                <text:p>-0.002470748945190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5152715695619">
                <text:p>3.95152715695619</text:p>
              </table:table-cell>
              <table:table-cell office:value-type="float" office:value="-0.0785758640262748">
                <text:p>-0.0785758640262748</text:p>
              </table:table-cell>
              <table:table-cell office:value-type="float" office:value="-0.014557121836047">
                <text:p>-0.014557121836047</text:p>
              </table:table-cell>
              <table:table-cell office:value-type="float" office:value="0.0492445125271268">
                <text:p>0.0492445125271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1598766105157">
                <text:p>4.01598766105157</text:p>
              </table:table-cell>
              <table:table-cell office:value-type="float" office:value="-0.073555879064644">
                <text:p>-0.073555879064644</text:p>
              </table:table-cell>
              <table:table-cell office:value-type="float" office:value="-0.124462681614733">
                <text:p>-0.124462681614733</text:p>
              </table:table-cell>
              <table:table-cell office:value-type="float" office:value="-0.00766370463795418">
                <text:p>-0.007663704637954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27011477179831">
                <text:p>3.27011477179831</text:p>
              </table:table-cell>
              <table:table-cell office:value-type="float" office:value="-0.101759950536042">
                <text:p>-0.101759950536042</text:p>
              </table:table-cell>
              <table:table-cell office:value-type="float" office:value="-0.0499737552008126">
                <text:p>-0.0499737552008126</text:p>
              </table:table-cell>
              <table:table-cell office:value-type="float" office:value="0.0241443445494203">
                <text:p>0.02414434454942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5308445435628">
                <text:p>3.65308445435628</text:p>
              </table:table-cell>
              <table:table-cell office:value-type="float" office:value="0.00969201372396089">
                <text:p>0.00969201372396089</text:p>
              </table:table-cell>
              <table:table-cell office:value-type="float" office:value="-0.0968260060111348">
                <text:p>-0.0968260060111348</text:p>
              </table:table-cell>
              <table:table-cell office:value-type="float" office:value="-0.0351885078756631">
                <text:p>-0.0351885078756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14898704146276">
                <text:p>5.14898704146276</text:p>
              </table:table-cell>
              <table:table-cell office:value-type="float" office:value="0.0663843327711806">
                <text:p>0.0663843327711806</text:p>
              </table:table-cell>
              <table:table-cell office:value-type="float" office:value="-0.166695930627214">
                <text:p>-0.166695930627214</text:p>
              </table:table-cell>
              <table:table-cell office:value-type="float" office:value="-0.0515206572337146">
                <text:p>-0.05152065723371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7356490557479">
                <text:p>6.07356490557479</text:p>
              </table:table-cell>
              <table:table-cell office:value-type="float" office:value="-1.25690866924708">
                <text:p>-1.25690866924708</text:p>
              </table:table-cell>
              <table:table-cell office:value-type="float" office:value="-0.070364776819221">
                <text:p>-0.070364776819221</text:p>
              </table:table-cell>
              <table:table-cell office:value-type="float" office:value="0.329471396847592">
                <text:p>0.3294713968475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9999877439333">
                <text:p>3.79999877439333</text:p>
              </table:table-cell>
              <table:table-cell office:value-type="float" office:value="-0.0421895348051771">
                <text:p>-0.0421895348051771</text:p>
              </table:table-cell>
              <table:table-cell office:value-type="float" office:value="-0.316635948882518">
                <text:p>-0.316635948882518</text:p>
              </table:table-cell>
              <table:table-cell office:value-type="float" office:value="0.142559229778148">
                <text:p>0.142559229778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56093643328868">
                <text:p>4.56093643328868</text:p>
              </table:table-cell>
              <table:table-cell office:value-type="float" office:value="-0.000865552557219651">
                <text:p>-0.000865552557219651</text:p>
              </table:table-cell>
              <table:table-cell office:value-type="float" office:value="-0.0190631373579402">
                <text:p>-0.0190631373579402</text:p>
              </table:table-cell>
              <table:table-cell office:value-type="float" office:value="-0.0236225249694382">
                <text:p>-0.02362252496943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4152314764886">
                <text:p>1.74152314764886</text:p>
              </table:table-cell>
              <table:table-cell office:value-type="float" office:value="-0.0606744879612204">
                <text:p>-0.0606744879612204</text:p>
              </table:table-cell>
              <table:table-cell office:value-type="float" office:value="-0.0585560096712747">
                <text:p>-0.0585560096712747</text:p>
              </table:table-cell>
              <table:table-cell office:value-type="float" office:value="0.0170383651973127">
                <text:p>0.0170383651973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5460775697731">
                <text:p>3.55460775697731</text:p>
              </table:table-cell>
              <table:table-cell office:value-type="float" office:value="-0.108359176078332">
                <text:p>-0.108359176078332</text:p>
              </table:table-cell>
              <table:table-cell office:value-type="float" office:value="-0.0527250407758464">
                <text:p>-0.0527250407758464</text:p>
              </table:table-cell>
              <table:table-cell office:value-type="float" office:value="0.0174193577818378">
                <text:p>0.01741935778183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2339814511612">
                <text:p>3.92339814511612</text:p>
              </table:table-cell>
              <table:table-cell office:value-type="float" office:value="-0.102954761455961">
                <text:p>-0.102954761455961</text:p>
              </table:table-cell>
              <table:table-cell office:value-type="float" office:value="-0.0318693245095423">
                <text:p>-0.0318693245095423</text:p>
              </table:table-cell>
              <table:table-cell office:value-type="float" office:value="0.0200737822485548">
                <text:p>0.02007378224855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1108838379477">
                <text:p>1.91108838379477</text:p>
              </table:table-cell>
              <table:table-cell office:value-type="float" office:value="0.0149526632674455">
                <text:p>0.0149526632674455</text:p>
              </table:table-cell>
              <table:table-cell office:value-type="float" office:value="-0.0559090083008025">
                <text:p>-0.0559090083008025</text:p>
              </table:table-cell>
              <table:table-cell office:value-type="float" office:value="-0.0298236682334228">
                <text:p>-0.02982366823342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6385426365425">
                <text:p>3.46385426365425</text:p>
              </table:table-cell>
              <table:table-cell office:value-type="float" office:value="-2.45450638160987">
                <text:p>-2.45450638160987</text:p>
              </table:table-cell>
              <table:table-cell office:value-type="float" office:value="-0.85297197867297">
                <text:p>-0.85297197867297</text:p>
              </table:table-cell>
              <table:table-cell office:value-type="float" office:value="-1.70350919583501">
                <text:p>-1.703509195835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2066978234083">
                <text:p>6.12066978234083</text:p>
              </table:table-cell>
              <table:table-cell office:value-type="float" office:value="-0.142674486497069">
                <text:p>-0.142674486497069</text:p>
              </table:table-cell>
              <table:table-cell office:value-type="float" office:value="-0.0157908282715757">
                <text:p>-0.0157908282715757</text:p>
              </table:table-cell>
              <table:table-cell office:value-type="float" office:value="-0.00551313515704699">
                <text:p>-0.005513135157046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00900741400044">
                <text:p>5.00900741400044</text:p>
              </table:table-cell>
              <table:table-cell office:value-type="float" office:value="0.248532097781272">
                <text:p>0.248532097781272</text:p>
              </table:table-cell>
              <table:table-cell office:value-type="float" office:value="0.530275971795991">
                <text:p>0.530275971795991</text:p>
              </table:table-cell>
              <table:table-cell office:value-type="float" office:value="-0.590668534482667">
                <text:p>-0.590668534482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0205284882531">
                <text:p>3.40205284882531</text:p>
              </table:table-cell>
              <table:table-cell office:value-type="float" office:value="-0.0727919278733511">
                <text:p>-0.0727919278733511</text:p>
              </table:table-cell>
              <table:table-cell office:value-type="float" office:value="-0.026032666263708">
                <text:p>-0.026032666263708</text:p>
              </table:table-cell>
              <table:table-cell office:value-type="float" office:value="0.0181089227691631">
                <text:p>0.01810892276916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51717426413992">
                <text:p>3.51717426413992</text:p>
              </table:table-cell>
              <table:table-cell office:value-type="float" office:value="0.424817059645584">
                <text:p>0.424817059645584</text:p>
              </table:table-cell>
              <table:table-cell office:value-type="float" office:value="-0.642462229497158">
                <text:p>-0.642462229497158</text:p>
              </table:table-cell>
              <table:table-cell office:value-type="float" office:value="0.348065172029481">
                <text:p>0.3480651720294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63395656377877">
                <text:p>3.63395656377877</text:p>
              </table:table-cell>
              <table:table-cell office:value-type="float" office:value="0.031892364779905">
                <text:p>0.031892364779905</text:p>
              </table:table-cell>
              <table:table-cell office:value-type="float" office:value="-0.0662536397429889">
                <text:p>-0.0662536397429889</text:p>
              </table:table-cell>
              <table:table-cell office:value-type="float" office:value="-0.0427521904969108">
                <text:p>-0.04275219049691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4263961819159">
                <text:p>4.34263961819159</text:p>
              </table:table-cell>
              <table:table-cell office:value-type="float" office:value="0.377286512979658">
                <text:p>0.377286512979658</text:p>
              </table:table-cell>
              <table:table-cell office:value-type="float" office:value="0.51585098152355">
                <text:p>0.51585098152355</text:p>
              </table:table-cell>
              <table:table-cell office:value-type="float" office:value="-0.132470087655074">
                <text:p>-0.1324700876550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91269584406572">
                <text:p>2.91269584406572</text:p>
              </table:table-cell>
              <table:table-cell office:value-type="float" office:value="-0.0466381156933959">
                <text:p>-0.0466381156933959</text:p>
              </table:table-cell>
              <table:table-cell office:value-type="float" office:value="-0.143837217701655">
                <text:p>-0.143837217701655</text:p>
              </table:table-cell>
              <table:table-cell office:value-type="float" office:value="0.00419160104206773">
                <text:p>0.00419160104206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23180766913101">
                <text:p>5.23180766913101</text:p>
              </table:table-cell>
              <table:table-cell office:value-type="float" office:value="0.0653052370353979">
                <text:p>0.0653052370353979</text:p>
              </table:table-cell>
              <table:table-cell office:value-type="float" office:value="0.00495541996890481">
                <text:p>0.00495541996890481</text:p>
              </table:table-cell>
              <table:table-cell office:value-type="float" office:value="-0.0227945922579345">
                <text:p>-0.02279459225793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21018451680338">
                <text:p>5.21018451680338</text:p>
              </table:table-cell>
              <table:table-cell office:value-type="float" office:value="-0.0997522615428954">
                <text:p>-0.0997522615428954</text:p>
              </table:table-cell>
              <table:table-cell office:value-type="float" office:value="-0.0631867435360638">
                <text:p>-0.0631867435360638</text:p>
              </table:table-cell>
              <table:table-cell office:value-type="float" office:value="0.0283258336425978">
                <text:p>0.0283258336425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13159658108252">
                <text:p>4.13159658108252</text:p>
              </table:table-cell>
              <table:table-cell office:value-type="float" office:value="0.045731121991091">
                <text:p>0.045731121991091</text:p>
              </table:table-cell>
              <table:table-cell office:value-type="float" office:value="-0.084607430620729">
                <text:p>-0.084607430620729</text:p>
              </table:table-cell>
              <table:table-cell office:value-type="float" office:value="-0.022881812452427">
                <text:p>-0.0228818124524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42201367511519">
                <text:p>5.42201367511519</text:p>
              </table:table-cell>
              <table:table-cell office:value-type="float" office:value="1.40872354460985">
                <text:p>1.40872354460985</text:p>
              </table:table-cell>
              <table:table-cell office:value-type="float" office:value="-0.404363387119757">
                <text:p>-0.404363387119757</text:p>
              </table:table-cell>
              <table:table-cell office:value-type="float" office:value="0.409755123261529">
                <text:p>0.4097551232615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40939746778973">
                <text:p>2.40939746778973</text:p>
              </table:table-cell>
              <table:table-cell office:value-type="float" office:value="-0.0449279167313437">
                <text:p>-0.0449279167313437</text:p>
              </table:table-cell>
              <table:table-cell office:value-type="float" office:value="-0.0648617032960606">
                <text:p>-0.0648617032960606</text:p>
              </table:table-cell>
              <table:table-cell office:value-type="float" office:value="-0.0130712509510218">
                <text:p>-0.01307125095102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0385130328432">
                <text:p>2.00385130328432</text:p>
              </table:table-cell>
              <table:table-cell office:value-type="float" office:value="-0.0704244114379655">
                <text:p>-0.0704244114379655</text:p>
              </table:table-cell>
              <table:table-cell office:value-type="float" office:value="-0.0364379038516347">
                <text:p>-0.0364379038516347</text:p>
              </table:table-cell>
              <table:table-cell office:value-type="float" office:value="0.00534210074060315">
                <text:p>0.005342100740603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72850832665744">
                <text:p>3.72850832665744</text:p>
              </table:table-cell>
              <table:table-cell office:value-type="float" office:value="0.0176900702432796">
                <text:p>0.0176900702432796</text:p>
              </table:table-cell>
              <table:table-cell office:value-type="float" office:value="-0.0208475675485706">
                <text:p>-0.0208475675485706</text:p>
              </table:table-cell>
              <table:table-cell office:value-type="float" office:value="-0.00221641906163228">
                <text:p>-0.00221641906163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512117430796">
                <text:p>2.8512117430796</text:p>
              </table:table-cell>
              <table:table-cell office:value-type="float" office:value="0.0225570142076439">
                <text:p>0.0225570142076439</text:p>
              </table:table-cell>
              <table:table-cell office:value-type="float" office:value="-0.0461473337984844">
                <text:p>-0.0461473337984844</text:p>
              </table:table-cell>
              <table:table-cell office:value-type="float" office:value="-0.00940439297798967">
                <text:p>-0.009404392977989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09701806732303">
                <text:p>6.09701806732303</text:p>
              </table:table-cell>
              <table:table-cell office:value-type="float" office:value="-0.132360890435727">
                <text:p>-0.132360890435727</text:p>
              </table:table-cell>
              <table:table-cell office:value-type="float" office:value="-0.0890996122717667">
                <text:p>-0.0890996122717667</text:p>
              </table:table-cell>
              <table:table-cell office:value-type="float" office:value="-0.00199321690678111">
                <text:p>-0.001993216906781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45173683738471">
                <text:p>6.45173683738471</text:p>
              </table:table-cell>
              <table:table-cell office:value-type="float" office:value="-0.0433295891528682">
                <text:p>-0.0433295891528682</text:p>
              </table:table-cell>
              <table:table-cell office:value-type="float" office:value="-0.107251512947635">
                <text:p>-0.107251512947635</text:p>
              </table:table-cell>
              <table:table-cell office:value-type="float" office:value="-0.0475619819335291">
                <text:p>-0.0475619819335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6434509145347">
                <text:p>2.96434509145347</text:p>
              </table:table-cell>
              <table:table-cell office:value-type="float" office:value="-0.0410736311068365">
                <text:p>-0.0410736311068365</text:p>
              </table:table-cell>
              <table:table-cell office:value-type="float" office:value="-0.0857213174263998">
                <text:p>-0.0857213174263998</text:p>
              </table:table-cell>
              <table:table-cell office:value-type="float" office:value="-0.00728009031213617">
                <text:p>-0.007280090312136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72942363946168">
                <text:p>4.72942363946168</text:p>
              </table:table-cell>
              <table:table-cell office:value-type="float" office:value="-0.112381681119783">
                <text:p>-0.112381681119783</text:p>
              </table:table-cell>
              <table:table-cell office:value-type="float" office:value="-0.412991631839751">
                <text:p>-0.412991631839751</text:p>
              </table:table-cell>
              <table:table-cell office:value-type="float" office:value="-0.267021522413811">
                <text:p>-0.2670215224138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54517220121938">
                <text:p>3.54517220121938</text:p>
              </table:table-cell>
              <table:table-cell office:value-type="float" office:value="0.0277051801247286">
                <text:p>0.0277051801247286</text:p>
              </table:table-cell>
              <table:table-cell office:value-type="float" office:value="-0.0984496735680765">
                <text:p>-0.0984496735680765</text:p>
              </table:table-cell>
              <table:table-cell office:value-type="float" office:value="-0.0503424969028892">
                <text:p>-0.05034249690288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6511468867169">
                <text:p>5.6511468867169</text:p>
              </table:table-cell>
              <table:table-cell office:value-type="float" office:value="1.46090683430813">
                <text:p>1.46090683430813</text:p>
              </table:table-cell>
              <table:table-cell office:value-type="float" office:value="-0.271256818840233">
                <text:p>-0.271256818840233</text:p>
              </table:table-cell>
              <table:table-cell office:value-type="float" office:value="-0.289684873188824">
                <text:p>-0.2896848731888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8931875095879">
                <text:p>5.18931875095879</text:p>
              </table:table-cell>
              <table:table-cell office:value-type="float" office:value="0.029805611895819">
                <text:p>0.029805611895819</text:p>
              </table:table-cell>
              <table:table-cell office:value-type="float" office:value="0.00226403976455458">
                <text:p>0.00226403976455458</text:p>
              </table:table-cell>
              <table:table-cell office:value-type="float" office:value="0.0274404133596877">
                <text:p>0.02744041335968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0012009821138">
                <text:p>4.0012009821138</text:p>
              </table:table-cell>
              <table:table-cell office:value-type="float" office:value="-0.00897162935856466">
                <text:p>-0.00897162935856466</text:p>
              </table:table-cell>
              <table:table-cell office:value-type="float" office:value="-0.0854101500022853">
                <text:p>-0.0854101500022853</text:p>
              </table:table-cell>
              <table:table-cell office:value-type="float" office:value="-0.00824609934547649">
                <text:p>-0.008246099345476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40456256538517">
                <text:p>5.40456256538517</text:p>
              </table:table-cell>
              <table:table-cell office:value-type="float" office:value="1.15893866362365">
                <text:p>1.15893866362365</text:p>
              </table:table-cell>
              <table:table-cell office:value-type="float" office:value="-0.274988673238004">
                <text:p>-0.274988673238004</text:p>
              </table:table-cell>
              <table:table-cell office:value-type="float" office:value="-0.351357923779886">
                <text:p>-0.3513579237798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89423716258065">
                <text:p>4.89423716258065</text:p>
              </table:table-cell>
              <table:table-cell office:value-type="float" office:value="-1.09050744444517">
                <text:p>-1.09050744444517</text:p>
              </table:table-cell>
              <table:table-cell office:value-type="float" office:value="-0.179344691581657">
                <text:p>-0.179344691581657</text:p>
              </table:table-cell>
              <table:table-cell office:value-type="float" office:value="0.0709341017535432">
                <text:p>0.07093410175354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9558361483233">
                <text:p>4.99558361483233</text:p>
              </table:table-cell>
              <table:table-cell office:value-type="float" office:value="-1.28110410236548">
                <text:p>-1.28110410236548</text:p>
              </table:table-cell>
              <table:table-cell office:value-type="float" office:value="-1.37077141296988">
                <text:p>-1.37077141296988</text:p>
              </table:table-cell>
              <table:table-cell office:value-type="float" office:value="-0.868032539850407">
                <text:p>-0.8680325398504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4851648942274">
                <text:p>4.54851648942274</text:p>
              </table:table-cell>
              <table:table-cell office:value-type="float" office:value="-0.0999277256680036">
                <text:p>-0.0999277256680036</text:p>
              </table:table-cell>
              <table:table-cell office:value-type="float" office:value="-0.079042350414384">
                <text:p>-0.079042350414384</text:p>
              </table:table-cell>
              <table:table-cell office:value-type="float" office:value="0.0211140119755333">
                <text:p>0.0211140119755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44458458172017">
                <text:p>4.44458458172017</text:p>
              </table:table-cell>
              <table:table-cell office:value-type="float" office:value="-0.0264908762611036">
                <text:p>-0.0264908762611036</text:p>
              </table:table-cell>
              <table:table-cell office:value-type="float" office:value="-0.106612735622751">
                <text:p>-0.106612735622751</text:p>
              </table:table-cell>
              <table:table-cell office:value-type="float" office:value="-0.0354186493435709">
                <text:p>-0.03541864934357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0106971039431">
                <text:p>5.0106971039431</text:p>
              </table:table-cell>
              <table:table-cell office:value-type="float" office:value="0.0290146047565534">
                <text:p>0.0290146047565534</text:p>
              </table:table-cell>
              <table:table-cell office:value-type="float" office:value="-0.285812106889996">
                <text:p>-0.285812106889996</text:p>
              </table:table-cell>
              <table:table-cell office:value-type="float" office:value="-0.151816658792216">
                <text:p>-0.1518166587922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94747736460698">
                <text:p>4.94747736460698</text:p>
              </table:table-cell>
              <table:table-cell office:value-type="float" office:value="-0.0146037971747264">
                <text:p>-0.0146037971747264</text:p>
              </table:table-cell>
              <table:table-cell office:value-type="float" office:value="-0.0807436964381312">
                <text:p>-0.0807436964381312</text:p>
              </table:table-cell>
              <table:table-cell office:value-type="float" office:value="0.0161992846242174">
                <text:p>0.01619928462421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49444428879847">
                <text:p>3.49444428879847</text:p>
              </table:table-cell>
              <table:table-cell office:value-type="float" office:value="-0.0316330114256962">
                <text:p>-0.0316330114256962</text:p>
              </table:table-cell>
              <table:table-cell office:value-type="float" office:value="-0.0383669561825757">
                <text:p>-0.0383669561825757</text:p>
              </table:table-cell>
              <table:table-cell office:value-type="float" office:value="-0.00396669728685328">
                <text:p>-0.003966697286853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42137821841786">
                <text:p>5.42137821841786</text:p>
              </table:table-cell>
              <table:table-cell office:value-type="float" office:value="-1.01204475838339">
                <text:p>-1.01204475838339</text:p>
              </table:table-cell>
              <table:table-cell office:value-type="float" office:value="-0.325578009759369">
                <text:p>-0.325578009759369</text:p>
              </table:table-cell>
              <table:table-cell office:value-type="float" office:value="-0.0115531826355895">
                <text:p>-0.0115531826355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298709338488">
                <text:p>4.75298709338488</text:p>
              </table:table-cell>
              <table:table-cell office:value-type="float" office:value="-0.171726383315105">
                <text:p>-0.171726383315105</text:p>
              </table:table-cell>
              <table:table-cell office:value-type="float" office:value="0.208352072927368">
                <text:p>0.208352072927368</text:p>
              </table:table-cell>
              <table:table-cell office:value-type="float" office:value="0.0592409271124019">
                <text:p>0.0592409271124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32743788800211">
                <text:p>5.32743788800211</text:p>
              </table:table-cell>
              <table:table-cell office:value-type="float" office:value="-0.149979337395511">
                <text:p>-0.149979337395511</text:p>
              </table:table-cell>
              <table:table-cell office:value-type="float" office:value="-0.0702954506365656">
                <text:p>-0.0702954506365656</text:p>
              </table:table-cell>
              <table:table-cell office:value-type="float" office:value="-0.0286705084734518">
                <text:p>-0.02867050847345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3240998097054">
                <text:p>3.43240998097054</text:p>
              </table:table-cell>
              <table:table-cell office:value-type="float" office:value="0.00277936391830913">
                <text:p>0.00277936391830913</text:p>
              </table:table-cell>
              <table:table-cell office:value-type="float" office:value="-0.0737952280399679">
                <text:p>-0.0737952280399679</text:p>
              </table:table-cell>
              <table:table-cell office:value-type="float" office:value="0.011773906147944">
                <text:p>0.0117739061479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99239048709463">
                <text:p>4.99239048709463</text:p>
              </table:table-cell>
              <table:table-cell office:value-type="float" office:value="0.0295350361028675">
                <text:p>0.0295350361028675</text:p>
              </table:table-cell>
              <table:table-cell office:value-type="float" office:value="-0.121858433761926">
                <text:p>-0.121858433761926</text:p>
              </table:table-cell>
              <table:table-cell office:value-type="float" office:value="-0.0257283580397294">
                <text:p>-0.02572835803972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9753448107904">
                <text:p>1.79753448107904</text:p>
              </table:table-cell>
              <table:table-cell office:value-type="float" office:value="-0.0943420326417419">
                <text:p>-0.0943420326417419</text:p>
              </table:table-cell>
              <table:table-cell office:value-type="float" office:value="-0.0303718383299856">
                <text:p>-0.0303718383299856</text:p>
              </table:table-cell>
              <table:table-cell office:value-type="float" office:value="0.0210923931457372">
                <text:p>0.02109239314573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1350333775839">
                <text:p>1.31350333775839</text:p>
              </table:table-cell>
              <table:table-cell office:value-type="float" office:value="-0.084660482068414">
                <text:p>-0.084660482068414</text:p>
              </table:table-cell>
              <table:table-cell office:value-type="float" office:value="-0.0695983411649732">
                <text:p>-0.0695983411649732</text:p>
              </table:table-cell>
              <table:table-cell office:value-type="float" office:value="0.0361824036976719">
                <text:p>0.0361824036976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9255739691936">
                <text:p>3.09255739691936</text:p>
              </table:table-cell>
              <table:table-cell office:value-type="float" office:value="-0.434677718972254">
                <text:p>-0.434677718972254</text:p>
              </table:table-cell>
              <table:table-cell office:value-type="float" office:value="0.581473451900029">
                <text:p>0.581473451900029</text:p>
              </table:table-cell>
              <table:table-cell office:value-type="float" office:value="0.372586536913954">
                <text:p>0.3725865369139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31867293510302">
                <text:p>4.31867293510302</text:p>
              </table:table-cell>
              <table:table-cell office:value-type="float" office:value="-0.45090215870445">
                <text:p>-0.45090215870445</text:p>
              </table:table-cell>
              <table:table-cell office:value-type="float" office:value="-0.0460869727014233">
                <text:p>-0.0460869727014233</text:p>
              </table:table-cell>
              <table:table-cell office:value-type="float" office:value="0.103380281150177">
                <text:p>0.1033802811501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0909908855629">
                <text:p>4.0909908855629</text:p>
              </table:table-cell>
              <table:table-cell office:value-type="float" office:value="0.315647669872266">
                <text:p>0.315647669872266</text:p>
              </table:table-cell>
              <table:table-cell office:value-type="float" office:value="0.131662363464792">
                <text:p>0.131662363464792</text:p>
              </table:table-cell>
              <table:table-cell office:value-type="float" office:value="-0.162465822338242">
                <text:p>-0.1624658223382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42999463065">
                <text:p>4.8942999463065</text:p>
              </table:table-cell>
              <table:table-cell office:value-type="float" office:value="-0.0536069483187416">
                <text:p>-0.0536069483187416</text:p>
              </table:table-cell>
              <table:table-cell office:value-type="float" office:value="-0.00128261404928764">
                <text:p>-0.00128261404928764</text:p>
              </table:table-cell>
              <table:table-cell office:value-type="float" office:value="-0.0182671837021324">
                <text:p>-0.01826718370213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33579939777845">
                <text:p>1.33579939777845</text:p>
              </table:table-cell>
              <table:table-cell office:value-type="float" office:value="-0.0854782441445185">
                <text:p>-0.0854782441445185</text:p>
              </table:table-cell>
              <table:table-cell office:value-type="float" office:value="-0.0408979112518915">
                <text:p>-0.0408979112518915</text:p>
              </table:table-cell>
              <table:table-cell office:value-type="float" office:value="0.0268217774089381">
                <text:p>0.02682177740893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47683354604269">
                <text:p>6.47683354604269</text:p>
              </table:table-cell>
              <table:table-cell office:value-type="float" office:value="-0.0698935995557268">
                <text:p>-0.0698935995557268</text:p>
              </table:table-cell>
              <table:table-cell office:value-type="float" office:value="-0.0273061309108869">
                <text:p>-0.0273061309108869</text:p>
              </table:table-cell>
              <table:table-cell office:value-type="float" office:value="0.000280071137937821">
                <text:p>0.0002800711379378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58452536784168">
                <text:p>4.58452536784168</text:p>
              </table:table-cell>
              <table:table-cell office:value-type="float" office:value="2.1875683342447">
                <text:p>2.1875683342447</text:p>
              </table:table-cell>
              <table:table-cell office:value-type="float" office:value="-0.227809620409122">
                <text:p>-0.227809620409122</text:p>
              </table:table-cell>
              <table:table-cell office:value-type="float" office:value="0.11296406269619">
                <text:p>0.112964062696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7239252788991">
                <text:p>4.7239252788991</text:p>
              </table:table-cell>
              <table:table-cell office:value-type="float" office:value="1.09344429423401">
                <text:p>1.09344429423401</text:p>
              </table:table-cell>
              <table:table-cell office:value-type="float" office:value="-0.25038772517254">
                <text:p>-0.25038772517254</text:p>
              </table:table-cell>
              <table:table-cell office:value-type="float" office:value="-0.448343717364158">
                <text:p>-0.4483437173641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2052632727821">
                <text:p>5.2052632727821</text:p>
              </table:table-cell>
              <table:table-cell office:value-type="float" office:value="-0.0499083379501286">
                <text:p>-0.0499083379501286</text:p>
              </table:table-cell>
              <table:table-cell office:value-type="float" office:value="-0.0915059443351414">
                <text:p>-0.0915059443351414</text:p>
              </table:table-cell>
              <table:table-cell office:value-type="float" office:value="-0.0325823927795135">
                <text:p>-0.03258239277951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7724232543445">
                <text:p>4.7724232543445</text:p>
              </table:table-cell>
              <table:table-cell office:value-type="float" office:value="-0.0596789481704647">
                <text:p>-0.0596789481704647</text:p>
              </table:table-cell>
              <table:table-cell office:value-type="float" office:value="-0.0443583148712783">
                <text:p>-0.0443583148712783</text:p>
              </table:table-cell>
              <table:table-cell office:value-type="float" office:value="-0.0241314013117275">
                <text:p>-0.02413140131172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32135982443243">
                <text:p>4.32135982443243</text:p>
              </table:table-cell>
              <table:table-cell office:value-type="float" office:value="-0.101867432671817">
                <text:p>-0.101867432671817</text:p>
              </table:table-cell>
              <table:table-cell office:value-type="float" office:value="-0.0655754603590326">
                <text:p>-0.0655754603590326</text:p>
              </table:table-cell>
              <table:table-cell office:value-type="float" office:value="0.0301891139922184">
                <text:p>0.03018911399221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1689474351236">
                <text:p>3.81689474351236</text:p>
              </table:table-cell>
              <table:table-cell office:value-type="float" office:value="-0.0808052792386458">
                <text:p>-0.0808052792386458</text:p>
              </table:table-cell>
              <table:table-cell office:value-type="float" office:value="-0.0177795953972213">
                <text:p>-0.0177795953972213</text:p>
              </table:table-cell>
              <table:table-cell office:value-type="float" office:value="-0.00213622608471553">
                <text:p>-0.002136226084715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74640900321332">
                <text:p>3.74640900321332</text:p>
              </table:table-cell>
              <table:table-cell office:value-type="float" office:value="-0.0894690818088173">
                <text:p>-0.0894690818088173</text:p>
              </table:table-cell>
              <table:table-cell office:value-type="float" office:value="-0.0760323829454097">
                <text:p>-0.0760323829454097</text:p>
              </table:table-cell>
              <table:table-cell office:value-type="float" office:value="0.0343903457248089">
                <text:p>0.03439034572480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6315434311439">
                <text:p>3.96315434311439</text:p>
              </table:table-cell>
              <table:table-cell office:value-type="float" office:value="-0.0669452797831727">
                <text:p>-0.0669452797831727</text:p>
              </table:table-cell>
              <table:table-cell office:value-type="float" office:value="-0.074580376838866">
                <text:p>-0.074580376838866</text:p>
              </table:table-cell>
              <table:table-cell office:value-type="float" office:value="0.0422050968650818">
                <text:p>0.04220509686508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0244370255646">
                <text:p>6.0244370255646</text:p>
              </table:table-cell>
              <table:table-cell office:value-type="float" office:value="0.260894845458589">
                <text:p>0.260894845458589</text:p>
              </table:table-cell>
              <table:table-cell office:value-type="float" office:value="-0.988192737701015">
                <text:p>-0.988192737701015</text:p>
              </table:table-cell>
              <table:table-cell office:value-type="float" office:value="0.306115447322493">
                <text:p>0.3061154473224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72277090243131">
                <text:p>5.72277090243131</text:p>
              </table:table-cell>
              <table:table-cell office:value-type="float" office:value="-0.0921779535625782">
                <text:p>-0.0921779535625782</text:p>
              </table:table-cell>
              <table:table-cell office:value-type="float" office:value="-0.0677365824647249">
                <text:p>-0.0677365824647249</text:p>
              </table:table-cell>
              <table:table-cell office:value-type="float" office:value="-0.00498981939952792">
                <text:p>-0.004989819399527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78956434286267">
                <text:p>5.78956434286267</text:p>
              </table:table-cell>
              <table:table-cell office:value-type="float" office:value="-0.132865081921034">
                <text:p>-0.132865081921034</text:p>
              </table:table-cell>
              <table:table-cell office:value-type="float" office:value="-0.0410741486702935">
                <text:p>-0.0410741486702935</text:p>
              </table:table-cell>
              <table:table-cell office:value-type="float" office:value="-0.00316407113889383">
                <text:p>-0.003164071138893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96725277146831">
                <text:p>4.96725277146831</text:p>
              </table:table-cell>
              <table:table-cell office:value-type="float" office:value="-0.0214858161053977">
                <text:p>-0.0214858161053977</text:p>
              </table:table-cell>
              <table:table-cell office:value-type="float" office:value="-0.0569132083028339">
                <text:p>-0.0569132083028339</text:p>
              </table:table-cell>
              <table:table-cell office:value-type="float" office:value="0.0117313613193013">
                <text:p>0.0117313613193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42408702176207">
                <text:p>2.42408702176207</text:p>
              </table:table-cell>
              <table:table-cell office:value-type="float" office:value="0.719062950361506">
                <text:p>0.719062950361506</text:p>
              </table:table-cell>
              <table:table-cell office:value-type="float" office:value="1.24983596103517">
                <text:p>1.24983596103517</text:p>
              </table:table-cell>
              <table:table-cell office:value-type="float" office:value="-0.569390768076572">
                <text:p>-0.5693907680765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1089835897754">
                <text:p>3.01089835897754</text:p>
              </table:table-cell>
              <table:table-cell office:value-type="float" office:value="-0.0802826911394243">
                <text:p>-0.0802826911394243</text:p>
              </table:table-cell>
              <table:table-cell office:value-type="float" office:value="-0.0659617750488426">
                <text:p>-0.0659617750488426</text:p>
              </table:table-cell>
              <table:table-cell office:value-type="float" office:value="-0.00514412033617706">
                <text:p>-0.005144120336177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68934118804812">
                <text:p>4.68934118804812</text:p>
              </table:table-cell>
              <table:table-cell office:value-type="float" office:value="-0.0369694600394608">
                <text:p>-0.0369694600394608</text:p>
              </table:table-cell>
              <table:table-cell office:value-type="float" office:value="0.00961115913141075">
                <text:p>0.00961115913141075</text:p>
              </table:table-cell>
              <table:table-cell office:value-type="float" office:value="0.0120709637995158">
                <text:p>0.01207096379951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90947263831051">
                <text:p>4.90947263831051</text:p>
              </table:table-cell>
              <table:table-cell office:value-type="float" office:value="-0.575009680641204">
                <text:p>-0.575009680641204</text:p>
              </table:table-cell>
              <table:table-cell office:value-type="float" office:value="-0.843612912000482">
                <text:p>-0.843612912000482</text:p>
              </table:table-cell>
              <table:table-cell office:value-type="float" office:value="-1.09790992501565">
                <text:p>-1.09790992501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3104919680636">
                <text:p>2.63104919680636</text:p>
              </table:table-cell>
              <table:table-cell office:value-type="float" office:value="-0.00961934907460371">
                <text:p>-0.00961934907460371</text:p>
              </table:table-cell>
              <table:table-cell office:value-type="float" office:value="-0.0555413353639151">
                <text:p>-0.0555413353639151</text:p>
              </table:table-cell>
              <table:table-cell office:value-type="float" office:value="0.00192280323662697">
                <text:p>0.001922803236626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5035391728972">
                <text:p>3.45035391728972</text:p>
              </table:table-cell>
              <table:table-cell office:value-type="float" office:value="0.945805001380661">
                <text:p>0.945805001380661</text:p>
              </table:table-cell>
              <table:table-cell office:value-type="float" office:value="-0.577204187407189">
                <text:p>-0.577204187407189</text:p>
              </table:table-cell>
              <table:table-cell office:value-type="float" office:value="0.10782937373109">
                <text:p>0.107829373731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188670647824">
                <text:p>5.90188670647824</text:p>
              </table:table-cell>
              <table:table-cell office:value-type="float" office:value="-0.110368739924954">
                <text:p>-0.110368739924954</text:p>
              </table:table-cell>
              <table:table-cell office:value-type="float" office:value="-0.0581035970338126">
                <text:p>-0.0581035970338126</text:p>
              </table:table-cell>
              <table:table-cell office:value-type="float" office:value="0.01360390457035">
                <text:p>0.013603904570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4744557254034">
                <text:p>1.84744557254034</text:p>
              </table:table-cell>
              <table:table-cell office:value-type="float" office:value="-0.0793320227138081">
                <text:p>-0.0793320227138081</text:p>
              </table:table-cell>
              <table:table-cell office:value-type="float" office:value="-0.0870507027255503">
                <text:p>-0.0870507027255503</text:p>
              </table:table-cell>
              <table:table-cell office:value-type="float" office:value="0.0265322465404334">
                <text:p>0.02653224654043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0904971119832">
                <text:p>1.30904971119832</text:p>
              </table:table-cell>
              <table:table-cell office:value-type="float" office:value="-0.0862873977758891">
                <text:p>-0.0862873977758891</text:p>
              </table:table-cell>
              <table:table-cell office:value-type="float" office:value="-0.0758692060690995">
                <text:p>-0.0758692060690995</text:p>
              </table:table-cell>
              <table:table-cell office:value-type="float" office:value="0.0348398479598542">
                <text:p>0.03483984795985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1624840141122">
                <text:p>4.11624840141122</text:p>
              </table:table-cell>
              <table:table-cell office:value-type="float" office:value="-0.934892258979001">
                <text:p>-0.934892258979001</text:p>
              </table:table-cell>
              <table:table-cell office:value-type="float" office:value="-0.494286937261645">
                <text:p>-0.494286937261645</text:p>
              </table:table-cell>
              <table:table-cell office:value-type="float" office:value="-0.785887912119275">
                <text:p>-0.785887912119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68022055958841">
                <text:p>3.68022055958841</text:p>
              </table:table-cell>
              <table:table-cell office:value-type="float" office:value="0.00802135419673355">
                <text:p>0.00802135419673355</text:p>
              </table:table-cell>
              <table:table-cell office:value-type="float" office:value="-0.0478468419607676">
                <text:p>-0.0478468419607676</text:p>
              </table:table-cell>
              <table:table-cell office:value-type="float" office:value="-0.0153043746948951">
                <text:p>-0.0153043746948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44612399381834">
                <text:p>2.44612399381834</text:p>
              </table:table-cell>
              <table:table-cell office:value-type="float" office:value="-0.0723394534695117">
                <text:p>-0.0723394534695117</text:p>
              </table:table-cell>
              <table:table-cell office:value-type="float" office:value="-0.035030511330874">
                <text:p>-0.035030511330874</text:p>
              </table:table-cell>
              <table:table-cell office:value-type="float" office:value="0.00237465684718963">
                <text:p>0.00237465684718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13378502222677">
                <text:p>5.13378502222677</text:p>
              </table:table-cell>
              <table:table-cell office:value-type="float" office:value="-0.17421687520998">
                <text:p>-0.17421687520998</text:p>
              </table:table-cell>
              <table:table-cell office:value-type="float" office:value="-0.523310454585581">
                <text:p>-0.523310454585581</text:p>
              </table:table-cell>
              <table:table-cell office:value-type="float" office:value="0.245659552815953">
                <text:p>0.2456595528159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55064539393093">
                <text:p>4.55064539393093</text:p>
              </table:table-cell>
              <table:table-cell office:value-type="float" office:value="-0.53848891944457">
                <text:p>-0.53848891944457</text:p>
              </table:table-cell>
              <table:table-cell office:value-type="float" office:value="0.0131570278390249">
                <text:p>0.0131570278390249</text:p>
              </table:table-cell>
              <table:table-cell office:value-type="float" office:value="0.157617018012651">
                <text:p>0.1576170180126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61757702143792">
                <text:p>4.61757702143792</text:p>
              </table:table-cell>
              <table:table-cell office:value-type="float" office:value="-0.00588948927986088">
                <text:p>-0.00588948927986088</text:p>
              </table:table-cell>
              <table:table-cell office:value-type="float" office:value="-0.138153585157931">
                <text:p>-0.138153585157931</text:p>
              </table:table-cell>
              <table:table-cell office:value-type="float" office:value="0.0088154108699654">
                <text:p>0.0088154108699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45886644959526">
                <text:p>2.45886644959526</text:p>
              </table:table-cell>
              <table:table-cell office:value-type="float" office:value="0.0290542483918799">
                <text:p>0.0290542483918799</text:p>
              </table:table-cell>
              <table:table-cell office:value-type="float" office:value="-0.0589822234542195">
                <text:p>-0.0589822234542195</text:p>
              </table:table-cell>
              <table:table-cell office:value-type="float" office:value="-0.0333848862608361">
                <text:p>-0.03338488626083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48413082178542">
                <text:p>5.48413082178542</text:p>
              </table:table-cell>
              <table:table-cell office:value-type="float" office:value="-0.978358075653408">
                <text:p>-0.978358075653408</text:p>
              </table:table-cell>
              <table:table-cell office:value-type="float" office:value="0.444215985390143">
                <text:p>0.444215985390143</text:p>
              </table:table-cell>
              <table:table-cell office:value-type="float" office:value="0.842748514340124">
                <text:p>0.8427485143401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66807266282532">
                <text:p>5.66807266282532</text:p>
              </table:table-cell>
              <table:table-cell office:value-type="float" office:value="1.74200221601563">
                <text:p>1.74200221601563</text:p>
              </table:table-cell>
              <table:table-cell office:value-type="float" office:value="-1.28613527056802">
                <text:p>-1.28613527056802</text:p>
              </table:table-cell>
              <table:table-cell office:value-type="float" office:value="1.27471028881313">
                <text:p>1.274710288813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73623418873266">
                <text:p>3.73623418873266</text:p>
              </table:table-cell>
              <table:table-cell office:value-type="float" office:value="-0.105941678369893">
                <text:p>-0.105941678369893</text:p>
              </table:table-cell>
              <table:table-cell office:value-type="float" office:value="-0.0562908068808747">
                <text:p>-0.0562908068808747</text:p>
              </table:table-cell>
              <table:table-cell office:value-type="float" office:value="0.00947632347386973">
                <text:p>0.009476323473869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25093137184743">
                <text:p>3.25093137184743</text:p>
              </table:table-cell>
              <table:table-cell office:value-type="float" office:value="-0.0446821358742753">
                <text:p>-0.0446821358742753</text:p>
              </table:table-cell>
              <table:table-cell office:value-type="float" office:value="-0.0590267046564734">
                <text:p>-0.0590267046564734</text:p>
              </table:table-cell>
              <table:table-cell office:value-type="float" office:value="0.0062924161257949">
                <text:p>0.00629241612579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78685716870747">
                <text:p>3.78685716870747</text:p>
              </table:table-cell>
              <table:table-cell office:value-type="float" office:value="-0.110801024950927">
                <text:p>-0.110801024950927</text:p>
              </table:table-cell>
              <table:table-cell office:value-type="float" office:value="-0.0170218292537623">
                <text:p>-0.0170218292537623</text:p>
              </table:table-cell>
              <table:table-cell office:value-type="float" office:value="0.0427094827138559">
                <text:p>0.04270948271385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5944068176866">
                <text:p>6.85944068176866</text:p>
              </table:table-cell>
              <table:table-cell office:value-type="float" office:value="-0.344541064808391">
                <text:p>-0.344541064808391</text:p>
              </table:table-cell>
              <table:table-cell office:value-type="float" office:value="0.281095407706611">
                <text:p>0.281095407706611</text:p>
              </table:table-cell>
              <table:table-cell office:value-type="float" office:value="-0.0152861945287217">
                <text:p>-0.01528619452872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89664418365732">
                <text:p>3.89664418365732</text:p>
              </table:table-cell>
              <table:table-cell office:value-type="float" office:value="-0.0439684163360634">
                <text:p>-0.0439684163360634</text:p>
              </table:table-cell>
              <table:table-cell office:value-type="float" office:value="-0.00602352661413619">
                <text:p>-0.00602352661413619</text:p>
              </table:table-cell>
              <table:table-cell office:value-type="float" office:value="-0.00957884965824807">
                <text:p>-0.009578849658248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05952396800403">
                <text:p>5.05952396800403</text:p>
              </table:table-cell>
              <table:table-cell office:value-type="float" office:value="0.088223542909903">
                <text:p>0.088223542909903</text:p>
              </table:table-cell>
              <table:table-cell office:value-type="float" office:value="-0.0890400540023832">
                <text:p>-0.0890400540023832</text:p>
              </table:table-cell>
              <table:table-cell office:value-type="float" office:value="-0.00831067418124576">
                <text:p>-0.008310674181245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866879212293">
                <text:p>3.866879212293</text:p>
              </table:table-cell>
              <table:table-cell office:value-type="float" office:value="-0.126088172270232">
                <text:p>-0.126088172270232</text:p>
              </table:table-cell>
              <table:table-cell office:value-type="float" office:value="-0.0319370579539195">
                <text:p>-0.0319370579539195</text:p>
              </table:table-cell>
              <table:table-cell office:value-type="float" office:value="0.0284028059679478">
                <text:p>0.02840280596794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6975625452019">
                <text:p>1.66975625452019</text:p>
              </table:table-cell>
              <table:table-cell office:value-type="float" office:value="-0.0510521804684139">
                <text:p>-0.0510521804684139</text:p>
              </table:table-cell>
              <table:table-cell office:value-type="float" office:value="-0.154765002590868">
                <text:p>-0.154765002590868</text:p>
              </table:table-cell>
              <table:table-cell office:value-type="float" office:value="0.00622531151428252">
                <text:p>0.00622531151428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7873461870664">
                <text:p>2.37873461870664</text:p>
              </table:table-cell>
              <table:table-cell office:value-type="float" office:value="-0.0635538086823431">
                <text:p>-0.0635538086823431</text:p>
              </table:table-cell>
              <table:table-cell office:value-type="float" office:value="-0.0339711716729782">
                <text:p>-0.0339711716729782</text:p>
              </table:table-cell>
              <table:table-cell office:value-type="float" office:value="0.0310267135332061">
                <text:p>0.03102671353320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56734405478678">
                <text:p>4.56734405478678</text:p>
              </table:table-cell>
              <table:table-cell office:value-type="float" office:value="-0.666716253605827">
                <text:p>-0.666716253605827</text:p>
              </table:table-cell>
              <table:table-cell office:value-type="float" office:value="0.346821556911071">
                <text:p>0.346821556911071</text:p>
              </table:table-cell>
              <table:table-cell office:value-type="float" office:value="0.192549256183964">
                <text:p>0.1925492561839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34660434304198">
                <text:p>4.34660434304198</text:p>
              </table:table-cell>
              <table:table-cell office:value-type="float" office:value="-0.110863297398429">
                <text:p>-0.110863297398429</text:p>
              </table:table-cell>
              <table:table-cell office:value-type="float" office:value="-0.0594834186565172">
                <text:p>-0.0594834186565172</text:p>
              </table:table-cell>
              <table:table-cell office:value-type="float" office:value="0.0509998232222539">
                <text:p>0.05099982322225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27244900228937">
                <text:p>4.27244900228937</text:p>
              </table:table-cell>
              <table:table-cell office:value-type="float" office:value="-0.0727787849766082">
                <text:p>-0.0727787849766082</text:p>
              </table:table-cell>
              <table:table-cell office:value-type="float" office:value="-0.0215447637590707">
                <text:p>-0.0215447637590707</text:p>
              </table:table-cell>
              <table:table-cell office:value-type="float" office:value="0.0105901648429163">
                <text:p>0.0105901648429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96271588633908">
                <text:p>3.96271588633908</text:p>
              </table:table-cell>
              <table:table-cell office:value-type="float" office:value="0.293373203117396">
                <text:p>0.293373203117396</text:p>
              </table:table-cell>
              <table:table-cell office:value-type="float" office:value="0.432452059616413">
                <text:p>0.432452059616413</text:p>
              </table:table-cell>
              <table:table-cell office:value-type="float" office:value="-0.47782748724765">
                <text:p>-0.477827487247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3017138441033">
                <text:p>3.53017138441033</text:p>
              </table:table-cell>
              <table:table-cell office:value-type="float" office:value="-0.0943930512154525">
                <text:p>-0.0943930512154525</text:p>
              </table:table-cell>
              <table:table-cell office:value-type="float" office:value="-0.0492520470777134">
                <text:p>-0.0492520470777134</text:p>
              </table:table-cell>
              <table:table-cell office:value-type="float" office:value="0.0225781013178294">
                <text:p>0.02257810131782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811473579635">
                <text:p>3.6811473579635</text:p>
              </table:table-cell>
              <table:table-cell office:value-type="float" office:value="-0.0187970867186755">
                <text:p>-0.0187970867186755</text:p>
              </table:table-cell>
              <table:table-cell office:value-type="float" office:value="-0.0820780653217819">
                <text:p>-0.0820780653217819</text:p>
              </table:table-cell>
              <table:table-cell office:value-type="float" office:value="-0.0131235686709044">
                <text:p>-0.01312356867090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9337863844817">
                <text:p>3.79337863844817</text:p>
              </table:table-cell>
              <table:table-cell office:value-type="float" office:value="-2.09100971268563">
                <text:p>-2.09100971268563</text:p>
              </table:table-cell>
              <table:table-cell office:value-type="float" office:value="-0.546791045504627">
                <text:p>-0.546791045504627</text:p>
              </table:table-cell>
              <table:table-cell office:value-type="float" office:value="-2.29037830665276">
                <text:p>-2.290378306652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86913683000653">
                <text:p>4.86913683000653</text:p>
              </table:table-cell>
              <table:table-cell office:value-type="float" office:value="-0.0874513431545756">
                <text:p>-0.0874513431545756</text:p>
              </table:table-cell>
              <table:table-cell office:value-type="float" office:value="-0.04022613203633">
                <text:p>-0.04022613203633</text:p>
              </table:table-cell>
              <table:table-cell office:value-type="float" office:value="0.000976325757179097">
                <text:p>0.0009763257571790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5042887631961">
                <text:p>1.85042887631961</text:p>
              </table:table-cell>
              <table:table-cell office:value-type="float" office:value="-0.0784887302484179">
                <text:p>-0.0784887302484179</text:p>
              </table:table-cell>
              <table:table-cell office:value-type="float" office:value="-0.04525867048189">
                <text:p>-0.04525867048189</text:p>
              </table:table-cell>
              <table:table-cell office:value-type="float" office:value="0.0281213612418503">
                <text:p>0.02812136124185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82440958629839">
                <text:p>4.82440958629839</text:p>
              </table:table-cell>
              <table:table-cell office:value-type="float" office:value="0.0159422538531988">
                <text:p>0.0159422538531988</text:p>
              </table:table-cell>
              <table:table-cell office:value-type="float" office:value="-0.0930527846692373">
                <text:p>-0.0930527846692373</text:p>
              </table:table-cell>
              <table:table-cell office:value-type="float" office:value="-0.0184826597441363">
                <text:p>-0.01848265974413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8907865928206">
                <text:p>2.8907865928206</text:p>
              </table:table-cell>
              <table:table-cell office:value-type="float" office:value="-0.0214621906041366">
                <text:p>-0.0214621906041366</text:p>
              </table:table-cell>
              <table:table-cell office:value-type="float" office:value="-0.0678221512654496">
                <text:p>-0.0678221512654496</text:p>
              </table:table-cell>
              <table:table-cell office:value-type="float" office:value="-0.00201975651506636">
                <text:p>-0.002019756515066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2753309682696">
                <text:p>1.22753309682696</text:p>
              </table:table-cell>
              <table:table-cell office:value-type="float" office:value="-0.0561811589701424">
                <text:p>-0.0561811589701424</text:p>
              </table:table-cell>
              <table:table-cell office:value-type="float" office:value="-0.149091008652364">
                <text:p>-0.149091008652364</text:p>
              </table:table-cell>
              <table:table-cell office:value-type="float" office:value="0.0280353760552825">
                <text:p>0.02803537605528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71261199327078">
                <text:p>4.71261199327078</text:p>
              </table:table-cell>
              <table:table-cell office:value-type="float" office:value="0.0507247105105808">
                <text:p>0.0507247105105808</text:p>
              </table:table-cell>
              <table:table-cell office:value-type="float" office:value="-0.0925731120974622">
                <text:p>-0.0925731120974622</text:p>
              </table:table-cell>
              <table:table-cell office:value-type="float" office:value="0.0111988680177442">
                <text:p>0.01119886801774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2659310475179">
                <text:p>4.2659310475179</text:p>
              </table:table-cell>
              <table:table-cell office:value-type="float" office:value="0.638852876610073">
                <text:p>0.638852876610073</text:p>
              </table:table-cell>
              <table:table-cell office:value-type="float" office:value="-0.73139144020338">
                <text:p>-0.73139144020338</text:p>
              </table:table-cell>
              <table:table-cell office:value-type="float" office:value="-0.143040310701077">
                <text:p>-0.1430403107010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1799439492997">
                <text:p>4.61799439492997</text:p>
              </table:table-cell>
              <table:table-cell office:value-type="float" office:value="-0.00584151024870572">
                <text:p>-0.00584151024870572</text:p>
              </table:table-cell>
              <table:table-cell office:value-type="float" office:value="-0.0727460752678613">
                <text:p>-0.0727460752678613</text:p>
              </table:table-cell>
              <table:table-cell office:value-type="float" office:value="0.023265537081699">
                <text:p>0.0232655370816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86044849474083">
                <text:p>2.86044849474083</text:p>
              </table:table-cell>
              <table:table-cell office:value-type="float" office:value="-2.0001213100727">
                <text:p>-2.0001213100727</text:p>
              </table:table-cell>
              <table:table-cell office:value-type="float" office:value="-0.476276339248239">
                <text:p>-0.476276339248239</text:p>
              </table:table-cell>
              <table:table-cell office:value-type="float" office:value="0.617887639576735">
                <text:p>0.6178876395767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81547709019339">
                <text:p>2.81547709019339</text:p>
              </table:table-cell>
              <table:table-cell office:value-type="float" office:value="0.0324905825679274">
                <text:p>0.0324905825679274</text:p>
              </table:table-cell>
              <table:table-cell office:value-type="float" office:value="-0.0963825470688846">
                <text:p>-0.0963825470688846</text:p>
              </table:table-cell>
              <table:table-cell office:value-type="float" office:value="-0.0381405203725453">
                <text:p>-0.03814052037254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2429451449119">
                <text:p>3.22429451449119</text:p>
              </table:table-cell>
              <table:table-cell office:value-type="float" office:value="0.0214796375114741">
                <text:p>0.0214796375114741</text:p>
              </table:table-cell>
              <table:table-cell office:value-type="float" office:value="-0.0230174960690492">
                <text:p>-0.0230174960690492</text:p>
              </table:table-cell>
              <table:table-cell office:value-type="float" office:value="0.0176290485733923">
                <text:p>0.01762904857339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06815452292907">
                <text:p>2.06815452292907</text:p>
              </table:table-cell>
              <table:table-cell office:value-type="float" office:value="-0.340026788007252">
                <text:p>-0.340026788007252</text:p>
              </table:table-cell>
              <table:table-cell office:value-type="float" office:value="-0.399617490585221">
                <text:p>-0.399617490585221</text:p>
              </table:table-cell>
              <table:table-cell office:value-type="float" office:value="-0.327143086613839">
                <text:p>-0.3271430866138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44903468955301">
                <text:p>3.44903468955301</text:p>
              </table:table-cell>
              <table:table-cell office:value-type="float" office:value="-0.0741177270982298">
                <text:p>-0.0741177270982298</text:p>
              </table:table-cell>
              <table:table-cell office:value-type="float" office:value="-0.0366054634376356">
                <text:p>-0.0366054634376356</text:p>
              </table:table-cell>
              <table:table-cell office:value-type="float" office:value="0.0278883475630303">
                <text:p>0.02788834756303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18429712046789">
                <text:p>6.18429712046789</text:p>
              </table:table-cell>
              <table:table-cell office:value-type="float" office:value="-0.0473853239483195">
                <text:p>-0.0473853239483195</text:p>
              </table:table-cell>
              <table:table-cell office:value-type="float" office:value="-0.229501653676599">
                <text:p>-0.229501653676599</text:p>
              </table:table-cell>
              <table:table-cell office:value-type="float" office:value="0.0496370741213541">
                <text:p>0.04963707412135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8295782405127">
                <text:p>2.68295782405127</text:p>
              </table:table-cell>
              <table:table-cell office:value-type="float" office:value="-0.0427084524339145">
                <text:p>-0.0427084524339145</text:p>
              </table:table-cell>
              <table:table-cell office:value-type="float" office:value="-0.0634500456867038">
                <text:p>-0.0634500456867038</text:p>
              </table:table-cell>
              <table:table-cell office:value-type="float" office:value="0.00461711729228576">
                <text:p>0.004617117292285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42018791758968">
                <text:p>3.42018791758968</text:p>
              </table:table-cell>
              <table:table-cell office:value-type="float" office:value="-0.0263894199159012">
                <text:p>-0.0263894199159012</text:p>
              </table:table-cell>
              <table:table-cell office:value-type="float" office:value="-0.0436139113229759">
                <text:p>-0.0436139113229759</text:p>
              </table:table-cell>
              <table:table-cell office:value-type="float" office:value="0.00265608615089885">
                <text:p>0.002656086150898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57295448300918">
                <text:p>3.57295448300918</text:p>
              </table:table-cell>
              <table:table-cell office:value-type="float" office:value="0.0275749055524468">
                <text:p>0.0275749055524468</text:p>
              </table:table-cell>
              <table:table-cell office:value-type="float" office:value="-0.0663554576651424">
                <text:p>-0.0663554576651424</text:p>
              </table:table-cell>
              <table:table-cell office:value-type="float" office:value="-0.0166843551820506">
                <text:p>-0.01668435518205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6921788024977">
                <text:p>3.6921788024977</text:p>
              </table:table-cell>
              <table:table-cell office:value-type="float" office:value="0.0166784401064231">
                <text:p>0.0166784401064231</text:p>
              </table:table-cell>
              <table:table-cell office:value-type="float" office:value="-0.0519557037387974">
                <text:p>-0.0519557037387974</text:p>
              </table:table-cell>
              <table:table-cell office:value-type="float" office:value="-0.00588353247163642">
                <text:p>-0.00588353247163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49352480390635">
                <text:p>5.49352480390635</text:p>
              </table:table-cell>
              <table:table-cell office:value-type="float" office:value="0.923378865903743">
                <text:p>0.923378865903743</text:p>
              </table:table-cell>
              <table:table-cell office:value-type="float" office:value="-0.220864280734298">
                <text:p>-0.220864280734298</text:p>
              </table:table-cell>
              <table:table-cell office:value-type="float" office:value="0.235173566568326">
                <text:p>0.2351735665683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35337958278607">
                <text:p>2.35337958278607</text:p>
              </table:table-cell>
              <table:table-cell office:value-type="float" office:value="0.0350275136997045">
                <text:p>0.0350275136997045</text:p>
              </table:table-cell>
              <table:table-cell office:value-type="float" office:value="-0.0589463310641545">
                <text:p>-0.0589463310641545</text:p>
              </table:table-cell>
              <table:table-cell office:value-type="float" office:value="-0.0422600932930273">
                <text:p>-0.04226009329302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0773827627269">
                <text:p>1.80773827627269</text:p>
              </table:table-cell>
              <table:table-cell office:value-type="float" office:value="-0.0367625264088951">
                <text:p>-0.0367625264088951</text:p>
              </table:table-cell>
              <table:table-cell office:value-type="float" office:value="-0.0558661764563144">
                <text:p>-0.0558661764563144</text:p>
              </table:table-cell>
              <table:table-cell office:value-type="float" office:value="-0.00248514892599161">
                <text:p>-0.002485148925991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74027035577425">
                <text:p>5.74027035577425</text:p>
              </table:table-cell>
              <table:table-cell office:value-type="float" office:value="-1.04523343175048">
                <text:p>-1.04523343175048</text:p>
              </table:table-cell>
              <table:table-cell office:value-type="float" office:value="-0.406750356085627">
                <text:p>-0.406750356085627</text:p>
              </table:table-cell>
              <table:table-cell office:value-type="float" office:value="-0.558528987969354">
                <text:p>-0.5585289879693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4190801567634">
                <text:p>4.64190801567634</text:p>
              </table:table-cell>
              <table:table-cell office:value-type="float" office:value="-0.0225805385357773">
                <text:p>-0.0225805385357773</text:p>
              </table:table-cell>
              <table:table-cell office:value-type="float" office:value="-0.117728124820959">
                <text:p>-0.117728124820959</text:p>
              </table:table-cell>
              <table:table-cell office:value-type="float" office:value="-0.0294435893472871">
                <text:p>-0.02944358934728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0966068775865">
                <text:p>5.00966068775865</text:p>
              </table:table-cell>
              <table:table-cell office:value-type="float" office:value="-0.0661973652833345">
                <text:p>-0.0661973652833345</text:p>
              </table:table-cell>
              <table:table-cell office:value-type="float" office:value="-0.836893604775847">
                <text:p>-0.836893604775847</text:p>
              </table:table-cell>
              <table:table-cell office:value-type="float" office:value="0.334274000710901">
                <text:p>0.3342740007109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42062725385452">
                <text:p>4.42062725385452</text:p>
              </table:table-cell>
              <table:table-cell office:value-type="float" office:value="-1.76254371761777">
                <text:p>-1.76254371761777</text:p>
              </table:table-cell>
              <table:table-cell office:value-type="float" office:value="-0.4067507406822">
                <text:p>-0.4067507406822</text:p>
              </table:table-cell>
              <table:table-cell office:value-type="float" office:value="0.52069858215726">
                <text:p>0.520698582157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17812682050484">
                <text:p>3.17812682050484</text:p>
              </table:table-cell>
              <table:table-cell office:value-type="float" office:value="-0.0522123601469158">
                <text:p>-0.0522123601469158</text:p>
              </table:table-cell>
              <table:table-cell office:value-type="float" office:value="-0.0589871867138601">
                <text:p>-0.0589871867138601</text:p>
              </table:table-cell>
              <table:table-cell office:value-type="float" office:value="0.0010875509654964">
                <text:p>0.00108755096549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23737300328842">
                <text:p>5.23737300328842</text:p>
              </table:table-cell>
              <table:table-cell office:value-type="float" office:value="-0.0372440248768862">
                <text:p>-0.0372440248768862</text:p>
              </table:table-cell>
              <table:table-cell office:value-type="float" office:value="0.0068501364089113">
                <text:p>0.0068501364089113</text:p>
              </table:table-cell>
              <table:table-cell office:value-type="float" office:value="-0.0237874383274423">
                <text:p>-0.02378743832744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18628541332244">
                <text:p>4.18628541332244</text:p>
              </table:table-cell>
              <table:table-cell office:value-type="float" office:value="0.024529196556152">
                <text:p>0.024529196556152</text:p>
              </table:table-cell>
              <table:table-cell office:value-type="float" office:value="-0.092626986222637">
                <text:p>-0.092626986222637</text:p>
              </table:table-cell>
              <table:table-cell office:value-type="float" office:value="-0.0347674671186748">
                <text:p>-0.03476746711867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1556154625648">
                <text:p>4.1556154625648</text:p>
              </table:table-cell>
              <table:table-cell office:value-type="float" office:value="-0.106712848273517">
                <text:p>-0.106712848273517</text:p>
              </table:table-cell>
              <table:table-cell office:value-type="float" office:value="-0.0312296329328126">
                <text:p>-0.0312296329328126</text:p>
              </table:table-cell>
              <table:table-cell office:value-type="float" office:value="0.0684206351324739">
                <text:p>0.06842063513247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02528072137184">
                <text:p>3.02528072137184</text:p>
              </table:table-cell>
              <table:table-cell office:value-type="float" office:value="-0.0841288094741426">
                <text:p>-0.0841288094741426</text:p>
              </table:table-cell>
              <table:table-cell office:value-type="float" office:value="-0.00523553358129902">
                <text:p>-0.00523553358129902</text:p>
              </table:table-cell>
              <table:table-cell office:value-type="float" office:value="-0.0117203466118632">
                <text:p>-0.01172034661186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93256558947374">
                <text:p>4.93256558947374</text:p>
              </table:table-cell>
              <table:table-cell office:value-type="float" office:value="-0.704233730729342">
                <text:p>-0.704233730729342</text:p>
              </table:table-cell>
              <table:table-cell office:value-type="float" office:value="-1.14642020475057">
                <text:p>-1.14642020475057</text:p>
              </table:table-cell>
              <table:table-cell office:value-type="float" office:value="-0.167805996799828">
                <text:p>-0.1678059967998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02493431284024">
                <text:p>5.02493431284024</text:p>
              </table:table-cell>
              <table:table-cell office:value-type="float" office:value="0.0450123578034436">
                <text:p>0.0450123578034436</text:p>
              </table:table-cell>
              <table:table-cell office:value-type="float" office:value="-0.160899170506708">
                <text:p>-0.160899170506708</text:p>
              </table:table-cell>
              <table:table-cell office:value-type="float" office:value="-0.0351540983358376">
                <text:p>-0.03515409833583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370105122141">
                <text:p>3.1370105122141</text:p>
              </table:table-cell>
              <table:table-cell office:value-type="float" office:value="-0.0318704313869493">
                <text:p>-0.0318704313869493</text:p>
              </table:table-cell>
              <table:table-cell office:value-type="float" office:value="-0.0134680829547751">
                <text:p>-0.0134680829547751</text:p>
              </table:table-cell>
              <table:table-cell office:value-type="float" office:value="0.0162353352952902">
                <text:p>0.01623533529529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8685603484364">
                <text:p>2.78685603484364</text:p>
              </table:table-cell>
              <table:table-cell office:value-type="float" office:value="0.0283047551739664">
                <text:p>0.0283047551739664</text:p>
              </table:table-cell>
              <table:table-cell office:value-type="float" office:value="-0.0350982722708313">
                <text:p>-0.0350982722708313</text:p>
              </table:table-cell>
              <table:table-cell office:value-type="float" office:value="-0.029653079850279">
                <text:p>-0.0296530798502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6116980498768">
                <text:p>4.26116980498768</text:p>
              </table:table-cell>
              <table:table-cell office:value-type="float" office:value="-0.11556630297826">
                <text:p>-0.11556630297826</text:p>
              </table:table-cell>
              <table:table-cell office:value-type="float" office:value="-0.0207391291326684">
                <text:p>-0.0207391291326684</text:p>
              </table:table-cell>
              <table:table-cell office:value-type="float" office:value="0.00830714008338207">
                <text:p>0.008307140083382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13521940884908">
                <text:p>6.13521940884908</text:p>
              </table:table-cell>
              <table:table-cell office:value-type="float" office:value="-0.0456125704028958">
                <text:p>-0.0456125704028958</text:p>
              </table:table-cell>
              <table:table-cell office:value-type="float" office:value="-0.0848177981541767">
                <text:p>-0.0848177981541767</text:p>
              </table:table-cell>
              <table:table-cell office:value-type="float" office:value="0.0214792290907466">
                <text:p>0.02147922909074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80045450706282">
                <text:p>1.80045450706282</text:p>
              </table:table-cell>
              <table:table-cell office:value-type="float" office:value="-0.00469176139155181">
                <text:p>-0.00469176139155181</text:p>
              </table:table-cell>
              <table:table-cell office:value-type="float" office:value="-0.0457694865214844">
                <text:p>-0.0457694865214844</text:p>
              </table:table-cell>
              <table:table-cell office:value-type="float" office:value="-0.00528229109125444">
                <text:p>-0.005282291091254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599890270221">
                <text:p>2.6599890270221</text:p>
              </table:table-cell>
              <table:table-cell office:value-type="float" office:value="0.0128677937044719">
                <text:p>0.0128677937044719</text:p>
              </table:table-cell>
              <table:table-cell office:value-type="float" office:value="-0.0429754584701834">
                <text:p>-0.0429754584701834</text:p>
              </table:table-cell>
              <table:table-cell office:value-type="float" office:value="-0.0200501276422038">
                <text:p>-0.02005012764220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86789198218431">
                <text:p>4.86789198218431</text:p>
              </table:table-cell>
              <table:table-cell office:value-type="float" office:value="-0.556687320240028">
                <text:p>-0.556687320240028</text:p>
              </table:table-cell>
              <table:table-cell office:value-type="float" office:value="-0.453972041504266">
                <text:p>-0.453972041504266</text:p>
              </table:table-cell>
              <table:table-cell office:value-type="float" office:value="-0.23085228464801">
                <text:p>-0.230852284648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07236326550857">
                <text:p>6.07236326550857</text:p>
              </table:table-cell>
              <table:table-cell office:value-type="float" office:value="-0.128213434094631">
                <text:p>-0.128213434094631</text:p>
              </table:table-cell>
              <table:table-cell office:value-type="float" office:value="-0.111856417875474">
                <text:p>-0.111856417875474</text:p>
              </table:table-cell>
              <table:table-cell office:value-type="float" office:value="-0.0315637514090916">
                <text:p>-0.03156375140909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6433973753916">
                <text:p>1.86433973753916</text:p>
              </table:table-cell>
              <table:table-cell office:value-type="float" office:value="0.0471337483333407">
                <text:p>0.0471337483333407</text:p>
              </table:table-cell>
              <table:table-cell office:value-type="float" office:value="-0.0552038181529087">
                <text:p>-0.0552038181529087</text:p>
              </table:table-cell>
              <table:table-cell office:value-type="float" office:value="-0.0406280270387489">
                <text:p>-0.0406280270387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31576728214957">
                <text:p>5.31576728214957</text:p>
              </table:table-cell>
              <table:table-cell office:value-type="float" office:value="-0.515205038235825">
                <text:p>-0.515205038235825</text:p>
              </table:table-cell>
              <table:table-cell office:value-type="float" office:value="-0.625884330011798">
                <text:p>-0.625884330011798</text:p>
              </table:table-cell>
              <table:table-cell office:value-type="float" office:value="-0.201633947680357">
                <text:p>-0.2016339476803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7195665505308">
                <text:p>6.37195665505308</text:p>
              </table:table-cell>
              <table:table-cell office:value-type="float" office:value="-0.442342583945306">
                <text:p>-0.442342583945306</text:p>
              </table:table-cell>
              <table:table-cell office:value-type="float" office:value="0.1284670279719">
                <text:p>0.1284670279719</text:p>
              </table:table-cell>
              <table:table-cell office:value-type="float" office:value="0.267832063362738">
                <text:p>0.2678320633627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8820708938976">
                <text:p>1.18820708938976</text:p>
              </table:table-cell>
              <table:table-cell office:value-type="float" office:value="-0.0285749279361633">
                <text:p>-0.0285749279361633</text:p>
              </table:table-cell>
              <table:table-cell office:value-type="float" office:value="-0.0403286853066267">
                <text:p>-0.0403286853066267</text:p>
              </table:table-cell>
              <table:table-cell office:value-type="float" office:value="-0.00168362988307535">
                <text:p>-0.001683629883075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11009396697759">
                <text:p>5.11009396697759</text:p>
              </table:table-cell>
              <table:table-cell office:value-type="float" office:value="-0.239413255361491">
                <text:p>-0.239413255361491</text:p>
              </table:table-cell>
              <table:table-cell office:value-type="float" office:value="0.0565503352658272">
                <text:p>0.0565503352658272</text:p>
              </table:table-cell>
              <table:table-cell office:value-type="float" office:value="-0.00535023105942756">
                <text:p>-0.005350231059427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1549156643214">
                <text:p>3.01549156643214</text:p>
              </table:table-cell>
              <table:table-cell office:value-type="float" office:value="-0.10219314753055">
                <text:p>-0.10219314753055</text:p>
              </table:table-cell>
              <table:table-cell office:value-type="float" office:value="-0.0710226689970126">
                <text:p>-0.0710226689970126</text:p>
              </table:table-cell>
              <table:table-cell office:value-type="float" office:value="0.027562688918918">
                <text:p>0.0275626889189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70768429034141">
                <text:p>3.70768429034141</text:p>
              </table:table-cell>
              <table:table-cell office:value-type="float" office:value="1.10136975669429">
                <text:p>1.10136975669429</text:p>
              </table:table-cell>
              <table:table-cell office:value-type="float" office:value="-1.11250449926629">
                <text:p>-1.11250449926629</text:p>
              </table:table-cell>
              <table:table-cell office:value-type="float" office:value="0.0183707358634377">
                <text:p>0.01837073586343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5466205163521">
                <text:p>2.85466205163521</text:p>
              </table:table-cell>
              <table:table-cell office:value-type="float" office:value="-0.0510636060498291">
                <text:p>-0.0510636060498291</text:p>
              </table:table-cell>
              <table:table-cell office:value-type="float" office:value="-0.0518354774412018">
                <text:p>-0.0518354774412018</text:p>
              </table:table-cell>
              <table:table-cell office:value-type="float" office:value="-0.00949832647572091">
                <text:p>-0.009498326475720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82344990209427">
                <text:p>4.82344990209427</text:p>
              </table:table-cell>
              <table:table-cell office:value-type="float" office:value="1.44644504573043">
                <text:p>1.44644504573043</text:p>
              </table:table-cell>
              <table:table-cell office:value-type="float" office:value="-0.878042418484787">
                <text:p>-0.878042418484787</text:p>
              </table:table-cell>
              <table:table-cell office:value-type="float" office:value="0.768193816917127">
                <text:p>0.7681938169171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62535375683908">
                <text:p>3.62535375683908</text:p>
              </table:table-cell>
              <table:table-cell office:value-type="float" office:value="-0.69027309912997">
                <text:p>-0.69027309912997</text:p>
              </table:table-cell>
              <table:table-cell office:value-type="float" office:value="0.11990177106792">
                <text:p>0.11990177106792</text:p>
              </table:table-cell>
              <table:table-cell office:value-type="float" office:value="0.15495992848018">
                <text:p>0.15495992848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5157080920432">
                <text:p>4.5157080920432</text:p>
              </table:table-cell>
              <table:table-cell office:value-type="float" office:value="-1.48043433269998">
                <text:p>-1.48043433269998</text:p>
              </table:table-cell>
              <table:table-cell office:value-type="float" office:value="-0.389436597634641">
                <text:p>-0.389436597634641</text:p>
              </table:table-cell>
              <table:table-cell office:value-type="float" office:value="-0.194483905330685">
                <text:p>-0.1944839053306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8735464893996">
                <text:p>3.78735464893996</text:p>
              </table:table-cell>
              <table:table-cell office:value-type="float" office:value="-0.19873586424752">
                <text:p>-0.19873586424752</text:p>
              </table:table-cell>
              <table:table-cell office:value-type="float" office:value="0.127255386446326">
                <text:p>0.127255386446326</text:p>
              </table:table-cell>
              <table:table-cell office:value-type="float" office:value="0.109454169130735">
                <text:p>0.1094541691307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48305752904833">
                <text:p>5.48305752904833</text:p>
              </table:table-cell>
              <table:table-cell office:value-type="float" office:value="-0.966229428583214">
                <text:p>-0.966229428583214</text:p>
              </table:table-cell>
              <table:table-cell office:value-type="float" office:value="0.320834166325486">
                <text:p>0.320834166325486</text:p>
              </table:table-cell>
              <table:table-cell office:value-type="float" office:value="0.637762737697173">
                <text:p>0.637762737697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39221523024485">
                <text:p>3.39221523024485</text:p>
              </table:table-cell>
              <table:table-cell office:value-type="float" office:value="-0.0771313278472801">
                <text:p>-0.0771313278472801</text:p>
              </table:table-cell>
              <table:table-cell office:value-type="float" office:value="-0.0034634267066922">
                <text:p>-0.0034634267066922</text:p>
              </table:table-cell>
              <table:table-cell office:value-type="float" office:value="0.0326054995142044">
                <text:p>0.03260549951420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12744543752152">
                <text:p>2.12744543752152</text:p>
              </table:table-cell>
              <table:table-cell office:value-type="float" office:value="-0.0521646680751435">
                <text:p>-0.0521646680751435</text:p>
              </table:table-cell>
              <table:table-cell office:value-type="float" office:value="-0.0161844569734377">
                <text:p>-0.0161844569734377</text:p>
              </table:table-cell>
              <table:table-cell office:value-type="float" office:value="0.0349482036397055">
                <text:p>0.03494820363970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67304111013116">
                <text:p>3.67304111013116</text:p>
              </table:table-cell>
              <table:table-cell office:value-type="float" office:value="-0.0764607426405348">
                <text:p>-0.0764607426405348</text:p>
              </table:table-cell>
              <table:table-cell office:value-type="float" office:value="-0.0236600975812444">
                <text:p>-0.0236600975812444</text:p>
              </table:table-cell>
              <table:table-cell office:value-type="float" office:value="0.0347251533345974">
                <text:p>0.03472515333459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52836462670162">
                <text:p>4.52836462670162</text:p>
              </table:table-cell>
              <table:table-cell office:value-type="float" office:value="-0.795358928578722">
                <text:p>-0.795358928578722</text:p>
              </table:table-cell>
              <table:table-cell office:value-type="float" office:value="0.188239865315583">
                <text:p>0.188239865315583</text:p>
              </table:table-cell>
              <table:table-cell office:value-type="float" office:value="0.354196419658122">
                <text:p>0.3541964196581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47497227398103">
                <text:p>3.47497227398103</text:p>
              </table:table-cell>
              <table:table-cell office:value-type="float" office:value="-0.0393839211004869">
                <text:p>-0.0393839211004869</text:p>
              </table:table-cell>
              <table:table-cell office:value-type="float" office:value="-0.0723649043314603">
                <text:p>-0.0723649043314603</text:p>
              </table:table-cell>
              <table:table-cell office:value-type="float" office:value="0.0476327315235667">
                <text:p>0.0476327315235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5106176970889">
                <text:p>0.95106176970889</text:p>
              </table:table-cell>
              <table:table-cell office:value-type="float" office:value="-0.0676914075777364">
                <text:p>-0.0676914075777364</text:p>
              </table:table-cell>
              <table:table-cell office:value-type="float" office:value="-0.111388611767816">
                <text:p>-0.111388611767816</text:p>
              </table:table-cell>
              <table:table-cell office:value-type="float" office:value="0.0305576534489433">
                <text:p>0.03055765344894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37132346349648">
                <text:p>3.37132346349648</text:p>
              </table:table-cell>
              <table:table-cell office:value-type="float" office:value="0.00921971990899628">
                <text:p>0.00921971990899628</text:p>
              </table:table-cell>
              <table:table-cell office:value-type="float" office:value="-0.100925716401134">
                <text:p>-0.100925716401134</text:p>
              </table:table-cell>
              <table:table-cell office:value-type="float" office:value="-0.0121708403163972">
                <text:p>-0.01217084031639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5720184999949">
                <text:p>3.25720184999949</text:p>
              </table:table-cell>
              <table:table-cell office:value-type="float" office:value="0.00629387751979493">
                <text:p>0.00629387751979493</text:p>
              </table:table-cell>
              <table:table-cell office:value-type="float" office:value="-0.0823857580085727">
                <text:p>-0.0823857580085727</text:p>
              </table:table-cell>
              <table:table-cell office:value-type="float" office:value="-0.058287991267636">
                <text:p>-0.0582879912676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81921530563284">
                <text:p>4.81921530563284</text:p>
              </table:table-cell>
              <table:table-cell office:value-type="float" office:value="-0.00176971866319775">
                <text:p>-0.00176971866319775</text:p>
              </table:table-cell>
              <table:table-cell office:value-type="float" office:value="-0.117154367243411">
                <text:p>-0.117154367243411</text:p>
              </table:table-cell>
              <table:table-cell office:value-type="float" office:value="-0.0140470449346584">
                <text:p>-0.01404704493465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78227420085069">
                <text:p>3.78227420085069</text:p>
              </table:table-cell>
              <table:table-cell office:value-type="float" office:value="-0.138283415004804">
                <text:p>-0.138283415004804</text:p>
              </table:table-cell>
              <table:table-cell office:value-type="float" office:value="-0.369357700667764">
                <text:p>-0.369357700667764</text:p>
              </table:table-cell>
              <table:table-cell office:value-type="float" office:value="-0.0293914802810127">
                <text:p>-0.02939148028101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8916465286401">
                <text:p>1.28916465286401</text:p>
              </table:table-cell>
              <table:table-cell office:value-type="float" office:value="-0.0533823790370502">
                <text:p>-0.0533823790370502</text:p>
              </table:table-cell>
              <table:table-cell office:value-type="float" office:value="-0.0512512982289741">
                <text:p>-0.0512512982289741</text:p>
              </table:table-cell>
              <table:table-cell office:value-type="float" office:value="0.0092968946362304">
                <text:p>0.0092968946362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7772807661626">
                <text:p>4.67772807661626</text:p>
              </table:table-cell>
              <table:table-cell office:value-type="float" office:value="0.105191214589706">
                <text:p>0.105191214589706</text:p>
              </table:table-cell>
              <table:table-cell office:value-type="float" office:value="0.0148669809700026">
                <text:p>0.0148669809700026</text:p>
              </table:table-cell>
              <table:table-cell office:value-type="float" office:value="-0.0428127344759144">
                <text:p>-0.04281273447591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45432142282821">
                <text:p>3.45432142282821</text:p>
              </table:table-cell>
              <table:table-cell office:value-type="float" office:value="-0.0183321044781977">
                <text:p>-0.0183321044781977</text:p>
              </table:table-cell>
              <table:table-cell office:value-type="float" office:value="-0.0918754518519807">
                <text:p>-0.0918754518519807</text:p>
              </table:table-cell>
              <table:table-cell office:value-type="float" office:value="0.0153809559564455">
                <text:p>0.0153809559564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89983103589851">
                <text:p>3.89983103589851</text:p>
              </table:table-cell>
              <table:table-cell office:value-type="float" office:value="-0.170319613713251">
                <text:p>-0.170319613713251</text:p>
              </table:table-cell>
              <table:table-cell office:value-type="float" office:value="0.236483968624231">
                <text:p>0.236483968624231</text:p>
              </table:table-cell>
              <table:table-cell office:value-type="float" office:value="-0.0145622667950303">
                <text:p>-0.01456226679503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1621680566061">
                <text:p>3.31621680566061</text:p>
              </table:table-cell>
              <table:table-cell office:value-type="float" office:value="-0.0136377935338112">
                <text:p>-0.0136377935338112</text:p>
              </table:table-cell>
              <table:table-cell office:value-type="float" office:value="-0.0290241532381539">
                <text:p>-0.0290241532381539</text:p>
              </table:table-cell>
              <table:table-cell office:value-type="float" office:value="0.00577871574776534">
                <text:p>0.00577871574776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0831796838488">
                <text:p>2.80831796838488</text:p>
              </table:table-cell>
              <table:table-cell office:value-type="float" office:value="-0.0462910499004288">
                <text:p>-0.0462910499004288</text:p>
              </table:table-cell>
              <table:table-cell office:value-type="float" office:value="-0.0516882902727867">
                <text:p>-0.0516882902727867</text:p>
              </table:table-cell>
              <table:table-cell office:value-type="float" office:value="0.011384468742849">
                <text:p>0.0113844687428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202192492405">
                <text:p>4.42202192492405</text:p>
              </table:table-cell>
              <table:table-cell office:value-type="float" office:value="-0.0429411334297001">
                <text:p>-0.0429411334297001</text:p>
              </table:table-cell>
              <table:table-cell office:value-type="float" office:value="-0.119085790507859">
                <text:p>-0.119085790507859</text:p>
              </table:table-cell>
              <table:table-cell office:value-type="float" office:value="-0.036619888765637">
                <text:p>-0.0366198887656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8351305392068">
                <text:p>2.68351305392068</text:p>
              </table:table-cell>
              <table:table-cell office:value-type="float" office:value="-0.0668766740040403">
                <text:p>-0.0668766740040403</text:p>
              </table:table-cell>
              <table:table-cell office:value-type="float" office:value="-0.130638322152726">
                <text:p>-0.130638322152726</text:p>
              </table:table-cell>
              <table:table-cell office:value-type="float" office:value="0.0482574012215888">
                <text:p>0.04825740122158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83647796576586">
                <text:p>5.83647796576586</text:p>
              </table:table-cell>
              <table:table-cell office:value-type="float" office:value="-0.169645805530831">
                <text:p>-0.169645805530831</text:p>
              </table:table-cell>
              <table:table-cell office:value-type="float" office:value="0.132647634961271">
                <text:p>0.132647634961271</text:p>
              </table:table-cell>
              <table:table-cell office:value-type="float" office:value="0.0801392912260321">
                <text:p>0.08013929122603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65848991286827">
                <text:p>3.65848991286827</text:p>
              </table:table-cell>
              <table:table-cell office:value-type="float" office:value="-0.0871489605018421">
                <text:p>-0.0871489605018421</text:p>
              </table:table-cell>
              <table:table-cell office:value-type="float" office:value="-0.0424938244654385">
                <text:p>-0.0424938244654385</text:p>
              </table:table-cell>
              <table:table-cell office:value-type="float" office:value="0.0333768058828481">
                <text:p>0.03337680588284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08326706042064">
                <text:p>2.08326706042064</text:p>
              </table:table-cell>
              <table:table-cell office:value-type="float" office:value="-0.0505389105632061">
                <text:p>-0.0505389105632061</text:p>
              </table:table-cell>
              <table:table-cell office:value-type="float" office:value="-0.0527691501117262">
                <text:p>-0.0527691501117262</text:p>
              </table:table-cell>
              <table:table-cell office:value-type="float" office:value="0.00815634236589968">
                <text:p>0.008156342365899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5992645087064">
                <text:p>1.75992645087064</text:p>
              </table:table-cell>
              <table:table-cell office:value-type="float" office:value="-0.0324532546506111">
                <text:p>-0.0324532546506111</text:p>
              </table:table-cell>
              <table:table-cell office:value-type="float" office:value="-0.0458772288306131">
                <text:p>-0.0458772288306131</text:p>
              </table:table-cell>
              <table:table-cell office:value-type="float" office:value="0.0146835541335779">
                <text:p>0.01468355413357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00296400445644">
                <text:p>5.00296400445644</text:p>
              </table:table-cell>
              <table:table-cell office:value-type="float" office:value="0.0066524445250602">
                <text:p>0.0066524445250602</text:p>
              </table:table-cell>
              <table:table-cell office:value-type="float" office:value="-0.0905332780090142">
                <text:p>-0.0905332780090142</text:p>
              </table:table-cell>
              <table:table-cell office:value-type="float" office:value="-0.0419448578863584">
                <text:p>-0.04194485788635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24370833220426">
                <text:p>4.24370833220426</text:p>
              </table:table-cell>
              <table:table-cell office:value-type="float" office:value="-0.0818044782284657">
                <text:p>-0.0818044782284657</text:p>
              </table:table-cell>
              <table:table-cell office:value-type="float" office:value="-0.0811359660341307">
                <text:p>-0.0811359660341307</text:p>
              </table:table-cell>
              <table:table-cell office:value-type="float" office:value="0.003891284771806">
                <text:p>0.0038912847718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76126000196709">
                <text:p>3.76126000196709</text:p>
              </table:table-cell>
              <table:table-cell office:value-type="float" office:value="-0.0114247198764108">
                <text:p>-0.0114247198764108</text:p>
              </table:table-cell>
              <table:table-cell office:value-type="float" office:value="-0.145569011831512">
                <text:p>-0.145569011831512</text:p>
              </table:table-cell>
              <table:table-cell office:value-type="float" office:value="-0.0214320468582656">
                <text:p>-0.02143204685826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20998831580752">
                <text:p>5.20998831580752</text:p>
              </table:table-cell>
              <table:table-cell office:value-type="float" office:value="0.0282439644352985">
                <text:p>0.0282439644352985</text:p>
              </table:table-cell>
              <table:table-cell office:value-type="float" office:value="-0.0898252245959768">
                <text:p>-0.0898252245959768</text:p>
              </table:table-cell>
              <table:table-cell office:value-type="float" office:value="-0.0293964321609472">
                <text:p>-0.0293964321609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64010882114285">
                <text:p>5.64010882114285</text:p>
              </table:table-cell>
              <table:table-cell office:value-type="float" office:value="1.0025190302284">
                <text:p>1.0025190302284</text:p>
              </table:table-cell>
              <table:table-cell office:value-type="float" office:value="0.0772899842622179">
                <text:p>0.0772899842622179</text:p>
              </table:table-cell>
              <table:table-cell office:value-type="float" office:value="-0.549251661215588">
                <text:p>-0.5492516612155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24936905970524">
                <text:p>5.24936905970524</text:p>
              </table:table-cell>
              <table:table-cell office:value-type="float" office:value="-0.0673497599967945">
                <text:p>-0.0673497599967945</text:p>
              </table:table-cell>
              <table:table-cell office:value-type="float" office:value="-0.155449665620838">
                <text:p>-0.155449665620838</text:p>
              </table:table-cell>
              <table:table-cell office:value-type="float" office:value="-0.0385078561804235">
                <text:p>-0.03850785618042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35728272270914">
                <text:p>2.35728272270914</text:p>
              </table:table-cell>
              <table:table-cell office:value-type="float" office:value="-0.00382139619892374">
                <text:p>-0.00382139619892374</text:p>
              </table:table-cell>
              <table:table-cell office:value-type="float" office:value="-0.0522427425440695">
                <text:p>-0.0522427425440695</text:p>
              </table:table-cell>
              <table:table-cell office:value-type="float" office:value="-0.0362171088575849">
                <text:p>-0.03621710885758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4962989526705">
                <text:p>4.54962989526705</text:p>
              </table:table-cell>
              <table:table-cell office:value-type="float" office:value="-0.112031561149336">
                <text:p>-0.112031561149336</text:p>
              </table:table-cell>
              <table:table-cell office:value-type="float" office:value="-0.0350468892778064">
                <text:p>-0.0350468892778064</text:p>
              </table:table-cell>
              <table:table-cell office:value-type="float" office:value="0.0304420464097221">
                <text:p>0.03044204640972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4246387759603">
                <text:p>1.74246387759603</text:p>
              </table:table-cell>
              <table:table-cell office:value-type="float" office:value="-0.128375714659518">
                <text:p>-0.128375714659518</text:p>
              </table:table-cell>
              <table:table-cell office:value-type="float" office:value="-0.199879444266417">
                <text:p>-0.199879444266417</text:p>
              </table:table-cell>
              <table:table-cell office:value-type="float" office:value="0.133353314251267">
                <text:p>0.133353314251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412629938229">
                <text:p>4.47412629938229</text:p>
              </table:table-cell>
              <table:table-cell office:value-type="float" office:value="-0.862491694655827">
                <text:p>-0.862491694655827</text:p>
              </table:table-cell>
              <table:table-cell office:value-type="float" office:value="-1.08782677541637">
                <text:p>-1.08782677541637</text:p>
              </table:table-cell>
              <table:table-cell office:value-type="float" office:value="-0.252494597126121">
                <text:p>-0.2524945971261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9427437662632">
                <text:p>4.9427437662632</text:p>
              </table:table-cell>
              <table:table-cell office:value-type="float" office:value="0.387392781740223">
                <text:p>0.387392781740223</text:p>
              </table:table-cell>
              <table:table-cell office:value-type="float" office:value="0.598783767995942">
                <text:p>0.598783767995942</text:p>
              </table:table-cell>
              <table:table-cell office:value-type="float" office:value="-0.540654660745266">
                <text:p>-0.5406546607452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7055722454589">
                <text:p>5.7055722454589</text:p>
              </table:table-cell>
              <table:table-cell office:value-type="float" office:value="-0.0886355297051242">
                <text:p>-0.0886355297051242</text:p>
              </table:table-cell>
              <table:table-cell office:value-type="float" office:value="0.0424371435885527">
                <text:p>0.0424371435885527</text:p>
              </table:table-cell>
              <table:table-cell office:value-type="float" office:value="0.0312520768238711">
                <text:p>0.03125207682387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88283807549912">
                <text:p>4.88283807549912</text:p>
              </table:table-cell>
              <table:table-cell office:value-type="float" office:value="0.0693132596313415">
                <text:p>0.0693132596313415</text:p>
              </table:table-cell>
              <table:table-cell office:value-type="float" office:value="-0.0455056682496169">
                <text:p>-0.0455056682496169</text:p>
              </table:table-cell>
              <table:table-cell office:value-type="float" office:value="-0.0142309480940916">
                <text:p>-0.01423094809409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41963037629054">
                <text:p>5.41963037629054</text:p>
              </table:table-cell>
              <table:table-cell office:value-type="float" office:value="-0.0356910675515723">
                <text:p>-0.0356910675515723</text:p>
              </table:table-cell>
              <table:table-cell office:value-type="float" office:value="-0.0752123870507662">
                <text:p>-0.0752123870507662</text:p>
              </table:table-cell>
              <table:table-cell office:value-type="float" office:value="-0.0405195773367613">
                <text:p>-0.04051957733676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7212266049069">
                <text:p>2.7212266049069</text:p>
              </table:table-cell>
              <table:table-cell office:value-type="float" office:value="-0.096390636661432">
                <text:p>-0.096390636661432</text:p>
              </table:table-cell>
              <table:table-cell office:value-type="float" office:value="-0.0499799282542472">
                <text:p>-0.0499799282542472</text:p>
              </table:table-cell>
              <table:table-cell office:value-type="float" office:value="0.0182651302413448">
                <text:p>0.01826513024134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32424998211458">
                <text:p>5.32424998211458</text:p>
              </table:table-cell>
              <table:table-cell office:value-type="float" office:value="0.0720039113594408">
                <text:p>0.0720039113594408</text:p>
              </table:table-cell>
              <table:table-cell office:value-type="float" office:value="-0.0752484983450348">
                <text:p>-0.0752484983450348</text:p>
              </table:table-cell>
              <table:table-cell office:value-type="float" office:value="-0.00411470315192908">
                <text:p>-0.004114703151929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7746932723186">
                <text:p>3.27746932723186</text:p>
              </table:table-cell>
              <table:table-cell office:value-type="float" office:value="0.0170682252049001">
                <text:p>0.0170682252049001</text:p>
              </table:table-cell>
              <table:table-cell office:value-type="float" office:value="-0.0572584666043032">
                <text:p>-0.0572584666043032</text:p>
              </table:table-cell>
              <table:table-cell office:value-type="float" office:value="-0.0201140438819252">
                <text:p>-0.02011404388192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8275419360464">
                <text:p>4.8275419360464</text:p>
              </table:table-cell>
              <table:table-cell office:value-type="float" office:value="-0.257113703201835">
                <text:p>-0.257113703201835</text:p>
              </table:table-cell>
              <table:table-cell office:value-type="float" office:value="0.161575047216962">
                <text:p>0.161575047216962</text:p>
              </table:table-cell>
              <table:table-cell office:value-type="float" office:value="0.135948620635877">
                <text:p>0.1359486206358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41786314121">
                <text:p>1.841786314121</text:p>
              </table:table-cell>
              <table:table-cell office:value-type="float" office:value="-0.0308432214034289">
                <text:p>-0.0308432214034289</text:p>
              </table:table-cell>
              <table:table-cell office:value-type="float" office:value="-0.0975215032308796">
                <text:p>-0.0975215032308796</text:p>
              </table:table-cell>
              <table:table-cell office:value-type="float" office:value="-0.00400565336438064">
                <text:p>-0.00400565336438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05314870539022">
                <text:p>5.05314870539022</text:p>
              </table:table-cell>
              <table:table-cell office:value-type="float" office:value="-0.974991951939325">
                <text:p>-0.974991951939325</text:p>
              </table:table-cell>
              <table:table-cell office:value-type="float" office:value="-1.22783589120861">
                <text:p>-1.22783589120861</text:p>
              </table:table-cell>
              <table:table-cell office:value-type="float" office:value="-1.14044013707289">
                <text:p>-1.140440137072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3225779485747">
                <text:p>3.13225779485747</text:p>
              </table:table-cell>
              <table:table-cell office:value-type="float" office:value="-0.0379704353053478">
                <text:p>-0.0379704353053478</text:p>
              </table:table-cell>
              <table:table-cell office:value-type="float" office:value="-0.0699531956594246">
                <text:p>-0.0699531956594246</text:p>
              </table:table-cell>
              <table:table-cell office:value-type="float" office:value="-0.0235151142511327">
                <text:p>-0.02351511425113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16239115739885">
                <text:p>5.16239115739885</text:p>
              </table:table-cell>
              <table:table-cell office:value-type="float" office:value="-0.875885390500914">
                <text:p>-0.875885390500914</text:p>
              </table:table-cell>
              <table:table-cell office:value-type="float" office:value="-1.00183344232993">
                <text:p>-1.00183344232993</text:p>
              </table:table-cell>
              <table:table-cell office:value-type="float" office:value="-0.891110613751854">
                <text:p>-0.8911106137518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78507219751524">
                <text:p>5.78507219751524</text:p>
              </table:table-cell>
              <table:table-cell office:value-type="float" office:value="-0.0531669388028071">
                <text:p>-0.0531669388028071</text:p>
              </table:table-cell>
              <table:table-cell office:value-type="float" office:value="-0.0923251526004929">
                <text:p>-0.0923251526004929</text:p>
              </table:table-cell>
              <table:table-cell office:value-type="float" office:value="0.00232786138907581">
                <text:p>0.002327861389075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08398992897235">
                <text:p>5.08398992897235</text:p>
              </table:table-cell>
              <table:table-cell office:value-type="float" office:value="-0.0872128557150256">
                <text:p>-0.0872128557150256</text:p>
              </table:table-cell>
              <table:table-cell office:value-type="float" office:value="-0.103312676046268">
                <text:p>-0.103312676046268</text:p>
              </table:table-cell>
              <table:table-cell office:value-type="float" office:value="0.00221132431009874">
                <text:p>0.002211324310098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4524608857771">
                <text:p>2.94524608857771</text:p>
              </table:table-cell>
              <table:table-cell office:value-type="float" office:value="2.02993936534206">
                <text:p>2.02993936534206</text:p>
              </table:table-cell>
              <table:table-cell office:value-type="float" office:value="-0.475739053514822">
                <text:p>-0.475739053514822</text:p>
              </table:table-cell>
              <table:table-cell office:value-type="float" office:value="1.68908047176693">
                <text:p>1.689080471766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8776499580754">
                <text:p>2.68776499580754</text:p>
              </table:table-cell>
              <table:table-cell office:value-type="float" office:value="-0.0951456298211211">
                <text:p>-0.0951456298211211</text:p>
              </table:table-cell>
              <table:table-cell office:value-type="float" office:value="-0.0552662304707816">
                <text:p>-0.0552662304707816</text:p>
              </table:table-cell>
              <table:table-cell office:value-type="float" office:value="0.0322579743620865">
                <text:p>0.03225797436208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09525257967133">
                <text:p>6.09525257967133</text:p>
              </table:table-cell>
              <table:table-cell office:value-type="float" office:value="-0.0663334773713395">
                <text:p>-0.0663334773713395</text:p>
              </table:table-cell>
              <table:table-cell office:value-type="float" office:value="-0.151467987805936">
                <text:p>-0.151467987805936</text:p>
              </table:table-cell>
              <table:table-cell office:value-type="float" office:value="0.0554992700970485">
                <text:p>0.05549927009704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93031221820127">
                <text:p>4.93031221820127</text:p>
              </table:table-cell>
              <table:table-cell office:value-type="float" office:value="-0.310378158530141">
                <text:p>-0.310378158530141</text:p>
              </table:table-cell>
              <table:table-cell office:value-type="float" office:value="0.10593695469095">
                <text:p>0.10593695469095</text:p>
              </table:table-cell>
              <table:table-cell office:value-type="float" office:value="0.139963844638039">
                <text:p>0.1399638446380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15164943304836">
                <text:p>4.15164943304836</text:p>
              </table:table-cell>
              <table:table-cell office:value-type="float" office:value="-0.0344503079434779">
                <text:p>-0.0344503079434779</text:p>
              </table:table-cell>
              <table:table-cell office:value-type="float" office:value="-0.0715082813727301">
                <text:p>-0.0715082813727301</text:p>
              </table:table-cell>
              <table:table-cell office:value-type="float" office:value="0.00886760204268322">
                <text:p>0.008867602042683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30269124751062">
                <text:p>5.30269124751062</text:p>
              </table:table-cell>
              <table:table-cell office:value-type="float" office:value="-0.117415976302805">
                <text:p>-0.117415976302805</text:p>
              </table:table-cell>
              <table:table-cell office:value-type="float" office:value="-0.0430850796249649">
                <text:p>-0.0430850796249649</text:p>
              </table:table-cell>
              <table:table-cell office:value-type="float" office:value="-0.00881349831980316">
                <text:p>-0.008813498319803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86248466798935">
                <text:p>4.86248466798935</text:p>
              </table:table-cell>
              <table:table-cell office:value-type="float" office:value="0.300123155718831">
                <text:p>0.300123155718831</text:p>
              </table:table-cell>
              <table:table-cell office:value-type="float" office:value="-0.110887084818565">
                <text:p>-0.110887084818565</text:p>
              </table:table-cell>
              <table:table-cell office:value-type="float" office:value="-0.0135264776054207">
                <text:p>-0.01352647760542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36108967437373">
                <text:p>6.36108967437373</text:p>
              </table:table-cell>
              <table:table-cell office:value-type="float" office:value="-0.129944211120819">
                <text:p>-0.129944211120819</text:p>
              </table:table-cell>
              <table:table-cell office:value-type="float" office:value="-0.109997611667678">
                <text:p>-0.109997611667678</text:p>
              </table:table-cell>
              <table:table-cell office:value-type="float" office:value="0.00746369605347175">
                <text:p>0.007463696053471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24841623960635">
                <text:p>4.24841623960635</text:p>
              </table:table-cell>
              <table:table-cell office:value-type="float" office:value="-0.0586475851027326">
                <text:p>-0.0586475851027326</text:p>
              </table:table-cell>
              <table:table-cell office:value-type="float" office:value="-0.0363228548233208">
                <text:p>-0.0363228548233208</text:p>
              </table:table-cell>
              <table:table-cell office:value-type="float" office:value="-0.0272687497488491">
                <text:p>-0.02726874974884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28501677868998">
                <text:p>2.28501677868998</text:p>
              </table:table-cell>
              <table:table-cell office:value-type="float" office:value="-0.085519759855262">
                <text:p>-0.085519759855262</text:p>
              </table:table-cell>
              <table:table-cell office:value-type="float" office:value="-0.03600888689079">
                <text:p>-0.03600888689079</text:p>
              </table:table-cell>
              <table:table-cell office:value-type="float" office:value="0.0385110201301182">
                <text:p>0.0385110201301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5828697698062">
                <text:p>1.35828697698062</text:p>
              </table:table-cell>
              <table:table-cell office:value-type="float" office:value="-0.0624657306831646">
                <text:p>-0.0624657306831646</text:p>
              </table:table-cell>
              <table:table-cell office:value-type="float" office:value="-0.0420152251283072">
                <text:p>-0.0420152251283072</text:p>
              </table:table-cell>
              <table:table-cell office:value-type="float" office:value="0.024784526235635">
                <text:p>0.0247845262356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19502349714221">
                <text:p>6.19502349714221</text:p>
              </table:table-cell>
              <table:table-cell office:value-type="float" office:value="-0.0850518715842674">
                <text:p>-0.0850518715842674</text:p>
              </table:table-cell>
              <table:table-cell office:value-type="float" office:value="0.0335468934284577">
                <text:p>0.0335468934284577</text:p>
              </table:table-cell>
              <table:table-cell office:value-type="float" office:value="0.0279865277907723">
                <text:p>0.02798652779077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46907500473589">
                <text:p>4.46907500473589</text:p>
              </table:table-cell>
              <table:table-cell office:value-type="float" office:value="-0.0720065412726743">
                <text:p>-0.0720065412726743</text:p>
              </table:table-cell>
              <table:table-cell office:value-type="float" office:value="-0.039812578956572">
                <text:p>-0.039812578956572</text:p>
              </table:table-cell>
              <table:table-cell office:value-type="float" office:value="0.0581310435473568">
                <text:p>0.05813104354735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23643906379599">
                <text:p>4.23643906379599</text:p>
              </table:table-cell>
              <table:table-cell office:value-type="float" office:value="-0.0215887272328823">
                <text:p>-0.0215887272328823</text:p>
              </table:table-cell>
              <table:table-cell office:value-type="float" office:value="0.0106277586257511">
                <text:p>0.0106277586257511</text:p>
              </table:table-cell>
              <table:table-cell office:value-type="float" office:value="0.00296583519386884">
                <text:p>0.002965835193868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36871276939981">
                <text:p>5.36871276939981</text:p>
              </table:table-cell>
              <table:table-cell office:value-type="float" office:value="-1.03712437840753">
                <text:p>-1.03712437840753</text:p>
              </table:table-cell>
              <table:table-cell office:value-type="float" office:value="-0.848254599977222">
                <text:p>-0.848254599977222</text:p>
              </table:table-cell>
              <table:table-cell office:value-type="float" office:value="-0.249582378828306">
                <text:p>-0.2495823788283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59612909517367">
                <text:p>2.59612909517367</text:p>
              </table:table-cell>
              <table:table-cell office:value-type="float" office:value="-0.0302418582316828">
                <text:p>-0.0302418582316828</text:p>
              </table:table-cell>
              <table:table-cell office:value-type="float" office:value="-0.0559294718012202">
                <text:p>-0.0559294718012202</text:p>
              </table:table-cell>
              <table:table-cell office:value-type="float" office:value="-0.00690388069123582">
                <text:p>-0.006903880691235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33812302870731">
                <text:p>4.33812302870731</text:p>
              </table:table-cell>
              <table:table-cell office:value-type="float" office:value="-0.117761585645641">
                <text:p>-0.117761585645641</text:p>
              </table:table-cell>
              <table:table-cell office:value-type="float" office:value="-0.0646588469146696">
                <text:p>-0.0646588469146696</text:p>
              </table:table-cell>
              <table:table-cell office:value-type="float" office:value="0.0183424648845145">
                <text:p>0.01834246488451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92502697565854">
                <text:p>4.92502697565854</text:p>
              </table:table-cell>
              <table:table-cell office:value-type="float" office:value="-1.23325385985908">
                <text:p>-1.23325385985908</text:p>
              </table:table-cell>
              <table:table-cell office:value-type="float" office:value="-0.24556271664122">
                <text:p>-0.24556271664122</text:p>
              </table:table-cell>
              <table:table-cell office:value-type="float" office:value="0.0484938960216894">
                <text:p>0.04849389602168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91791223762881">
                <text:p>3.91791223762881</text:p>
              </table:table-cell>
              <table:table-cell office:value-type="float" office:value="0.11296613097209">
                <text:p>0.11296613097209</text:p>
              </table:table-cell>
              <table:table-cell office:value-type="float" office:value="0.351718565550372">
                <text:p>0.351718565550372</text:p>
              </table:table-cell>
              <table:table-cell office:value-type="float" office:value="-0.132241791800459">
                <text:p>-0.1322417918004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006134719131">
                <text:p>3.6006134719131</text:p>
              </table:table-cell>
              <table:table-cell office:value-type="float" office:value="-0.00333093891813929">
                <text:p>-0.00333093891813929</text:p>
              </table:table-cell>
              <table:table-cell office:value-type="float" office:value="-0.111565834744225">
                <text:p>-0.111565834744225</text:p>
              </table:table-cell>
              <table:table-cell office:value-type="float" office:value="-0.013030022962031">
                <text:p>-0.0130300229620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73377758794973">
                <text:p>2.73377758794973</text:p>
              </table:table-cell>
              <table:table-cell office:value-type="float" office:value="-0.0629789472552811">
                <text:p>-0.0629789472552811</text:p>
              </table:table-cell>
              <table:table-cell office:value-type="float" office:value="-0.051329689120847">
                <text:p>-0.051329689120847</text:p>
              </table:table-cell>
              <table:table-cell office:value-type="float" office:value="0.0153813391884996">
                <text:p>0.01538133918849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7555216333646">
                <text:p>5.77555216333646</text:p>
              </table:table-cell>
              <table:table-cell office:value-type="float" office:value="-0.0445741278751046">
                <text:p>-0.0445741278751046</text:p>
              </table:table-cell>
              <table:table-cell office:value-type="float" office:value="0.0728575051052669">
                <text:p>0.0728575051052669</text:p>
              </table:table-cell>
              <table:table-cell office:value-type="float" office:value="0.0207326117365416">
                <text:p>0.02073261173654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78156655475317">
                <text:p>2.78156655475317</text:p>
              </table:table-cell>
              <table:table-cell office:value-type="float" office:value="0.0471540470953347">
                <text:p>0.0471540470953347</text:p>
              </table:table-cell>
              <table:table-cell office:value-type="float" office:value="-0.0476935114380463">
                <text:p>-0.0476935114380463</text:p>
              </table:table-cell>
              <table:table-cell office:value-type="float" office:value="-0.0164127770147235">
                <text:p>-0.01641277701472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91921264043203">
                <text:p>5.91921264043203</text:p>
              </table:table-cell>
              <table:table-cell office:value-type="float" office:value="0.0453436468026647">
                <text:p>0.0453436468026647</text:p>
              </table:table-cell>
              <table:table-cell office:value-type="float" office:value="-0.0824675169806093">
                <text:p>-0.0824675169806093</text:p>
              </table:table-cell>
              <table:table-cell office:value-type="float" office:value="-0.00655501560856919">
                <text:p>-0.006555015608569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98567880415236">
                <text:p>5.98567880415236</text:p>
              </table:table-cell>
              <table:table-cell office:value-type="float" office:value="0.491850159896802">
                <text:p>0.491850159896802</text:p>
              </table:table-cell>
              <table:table-cell office:value-type="float" office:value="0.17284878820526">
                <text:p>0.17284878820526</text:p>
              </table:table-cell>
              <table:table-cell office:value-type="float" office:value="-0.249340416639683">
                <text:p>-0.2493404166396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35735561064074">
                <text:p>3.35735561064074</text:p>
              </table:table-cell>
              <table:table-cell office:value-type="float" office:value="1.0005028955701">
                <text:p>1.0005028955701</text:p>
              </table:table-cell>
              <table:table-cell office:value-type="float" office:value="0.169544264664017">
                <text:p>0.169544264664017</text:p>
              </table:table-cell>
              <table:table-cell office:value-type="float" office:value="-0.620029826989187">
                <text:p>-0.620029826989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92825670695824">
                <text:p>3.92825670695824</text:p>
              </table:table-cell>
              <table:table-cell office:value-type="float" office:value="-0.103331375428982">
                <text:p>-0.103331375428982</text:p>
              </table:table-cell>
              <table:table-cell office:value-type="float" office:value="-0.0852925928666872">
                <text:p>-0.0852925928666872</text:p>
              </table:table-cell>
              <table:table-cell office:value-type="float" office:value="0.0445614331789845">
                <text:p>0.04456143317898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83704334520143">
                <text:p>2.83704334520143</text:p>
              </table:table-cell>
              <table:table-cell office:value-type="float" office:value="-0.0907363429689712">
                <text:p>-0.0907363429689712</text:p>
              </table:table-cell>
              <table:table-cell office:value-type="float" office:value="-0.11096335364157">
                <text:p>-0.11096335364157</text:p>
              </table:table-cell>
              <table:table-cell office:value-type="float" office:value="0.0193279026659576">
                <text:p>0.01932790266595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39708633443304">
                <text:p>3.39708633443304</text:p>
              </table:table-cell>
              <table:table-cell office:value-type="float" office:value="0.00126732326357093">
                <text:p>0.00126732326357093</text:p>
              </table:table-cell>
              <table:table-cell office:value-type="float" office:value="-0.0556701714295365">
                <text:p>-0.0556701714295365</text:p>
              </table:table-cell>
              <table:table-cell office:value-type="float" office:value="-0.00765098827117861">
                <text:p>-0.007650988271178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19494351479757">
                <text:p>5.19494351479757</text:p>
              </table:table-cell>
              <table:table-cell office:value-type="float" office:value="-0.00486179428520606">
                <text:p>-0.00486179428520606</text:p>
              </table:table-cell>
              <table:table-cell office:value-type="float" office:value="-0.383413378172667">
                <text:p>-0.383413378172667</text:p>
              </table:table-cell>
              <table:table-cell office:value-type="float" office:value="-0.148823883845386">
                <text:p>-0.1488238838453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17160449822468">
                <text:p>4.17160449822468</text:p>
              </table:table-cell>
              <table:table-cell office:value-type="float" office:value="-0.0175274506910297">
                <text:p>-0.0175274506910297</text:p>
              </table:table-cell>
              <table:table-cell office:value-type="float" office:value="-0.0655132554906981">
                <text:p>-0.0655132554906981</text:p>
              </table:table-cell>
              <table:table-cell office:value-type="float" office:value="-0.0141988406558617">
                <text:p>-0.01419884065586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29192323432688">
                <text:p>3.29192323432688</text:p>
              </table:table-cell>
              <table:table-cell office:value-type="float" office:value="-0.0698493881831372">
                <text:p>-0.0698493881831372</text:p>
              </table:table-cell>
              <table:table-cell office:value-type="float" office:value="-0.00483591207646761">
                <text:p>-0.00483591207646761</text:p>
              </table:table-cell>
              <table:table-cell office:value-type="float" office:value="-0.00363710937297768">
                <text:p>-0.003637109372977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68904121150553">
                <text:p>3.68904121150553</text:p>
              </table:table-cell>
              <table:table-cell office:value-type="float" office:value="-0.104404063179807">
                <text:p>-0.104404063179807</text:p>
              </table:table-cell>
              <table:table-cell office:value-type="float" office:value="0.00201271887556675">
                <text:p>0.00201271887556675</text:p>
              </table:table-cell>
              <table:table-cell office:value-type="float" office:value="0.0404017602081965">
                <text:p>0.04040176020819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16098753000825">
                <text:p>2.16098753000825</text:p>
              </table:table-cell>
              <table:table-cell office:value-type="float" office:value="-0.0763587718621199">
                <text:p>-0.0763587718621199</text:p>
              </table:table-cell>
              <table:table-cell office:value-type="float" office:value="-0.0295104700622035">
                <text:p>-0.0295104700622035</text:p>
              </table:table-cell>
              <table:table-cell office:value-type="float" office:value="0.000190228711914209">
                <text:p>0.0001902287119142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5427750026548">
                <text:p>5.5427750026548</text:p>
              </table:table-cell>
              <table:table-cell office:value-type="float" office:value="-0.0182194947006877">
                <text:p>-0.0182194947006877</text:p>
              </table:table-cell>
              <table:table-cell office:value-type="float" office:value="-0.165892323412754">
                <text:p>-0.165892323412754</text:p>
              </table:table-cell>
              <table:table-cell office:value-type="float" office:value="-0.00940961753155989">
                <text:p>-0.009409617531559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01740900351278">
                <text:p>3.01740900351278</text:p>
              </table:table-cell>
              <table:table-cell office:value-type="float" office:value="0.0144718684182585">
                <text:p>0.0144718684182585</text:p>
              </table:table-cell>
              <table:table-cell office:value-type="float" office:value="-0.0660338072617117">
                <text:p>-0.0660338072617117</text:p>
              </table:table-cell>
              <table:table-cell office:value-type="float" office:value="-0.00761808259835028">
                <text:p>-0.007618082598350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12510374908535">
                <text:p>4.12510374908535</text:p>
              </table:table-cell>
              <table:table-cell office:value-type="float" office:value="-0.124832468113943">
                <text:p>-0.124832468113943</text:p>
              </table:table-cell>
              <table:table-cell office:value-type="float" office:value="0.649864792045618">
                <text:p>0.649864792045618</text:p>
              </table:table-cell>
              <table:table-cell office:value-type="float" office:value="-0.124785591136972">
                <text:p>-0.1247855911369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04306949502808">
                <text:p>3.04306949502808</text:p>
              </table:table-cell>
              <table:table-cell office:value-type="float" office:value="0.00812383503397651">
                <text:p>0.00812383503397651</text:p>
              </table:table-cell>
              <table:table-cell office:value-type="float" office:value="-0.0777907890355887">
                <text:p>-0.0777907890355887</text:p>
              </table:table-cell>
              <table:table-cell office:value-type="float" office:value="-0.0139714415828429">
                <text:p>-0.0139714415828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65cm" svg:height="14.345cm" xlink:href=".." xlink:type="simple" chart:class="chart:scatter" chart:style-name="ch1">
        <chart:title svg:x="10.521cm" svg:y="0.422cm" chart:style-name="ch2">
          <text:p>Aruco position error vs. distance</text:p>
        </chart:title>
        <chart:subtitle svg:x="10.587cm" svg:y="1.487cm" chart:style-name="ch3">
          <text:p>calibrated, but lots of linear bias seen</text:p>
        </chart:subtitle>
        <chart:legend chart:legend-position="end" svg:x="25.931cm" svg:y="6.375cm" style:legend-expansion="high" chart:style-name="ch4"/>
        <chart:plot-area chart:style-name="ch5" table:cell-range-address="'extrinsic_calibration data'.A2:'extrinsic_calibration data'.A501 'extrinsic_calibration data'.T1:'extrinsic_calibration data'.V501" chart:data-source-has-labels="row" svg:x="1.564cm" svg:y="2.456cm" svg:width="23.814cm" svg:height="10.622cm">
          <chartooo:coordinate-region svg:x="2.397cm" svg:y="2.655cm" svg:width="22.887cm" svg:height="10.224cm"/>
          <chart:axis chart:dimension="x" chart:name="primary-x" chart:style-name="ch6">
            <chart:title svg:x="12.527cm" svg:y="13.364cm" chart:style-name="ch7">
              <text:p>distance (m)</text:p>
            </chart:title>
          </chart:axis>
          <chart:axis chart:dimension="y" chart:name="primary-y" chart:style-name="ch6">
            <chart:title svg:x="0.451cm" svg:y="8.446cm" chart:style-name="ch8">
              <text:p>error (m)</text:p>
            </chart:title>
            <chart:grid chart:style-name="ch9" chart:class="major"/>
          </chart:axis>
          <chart:series chart:style-name="ch10" chart:values-cell-range-address="'extrinsic_calibration data'.T2:'extrinsic_calibration data'.T501" chart:label-cell-address="'extrinsic_calibration data'.T1:'extrinsic_calibration data'.T1" chart:class="chart:scatter">
            <chart:domain table:cell-range-address="'extrinsic_calibration data'.A2:'extrinsic_calibration data'.A501"/>
            <chart:data-point chart:repeated="500"/>
          </chart:series>
          <chart:series chart:style-name="ch11" chart:values-cell-range-address="'extrinsic_calibration data'.U2:'extrinsic_calibration data'.U501" chart:label-cell-address="'extrinsic_calibration data'.U1:'extrinsic_calibration data'.U1" chart:class="chart:scatter">
            <chart:data-point chart:repeated="500"/>
          </chart:series>
          <chart:series chart:style-name="ch12" chart:values-cell-range-address="'extrinsic_calibration data'.V2:'extrinsic_calibration data'.V501" chart:label-cell-address="'extrinsic_calibration data'.V1:'extrinsic_calibration data'.V1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error</text:p>
                <draw:g>
                  <svg:desc>'extrinsic_calibration data'.T1:'extrinsic_calibration data'.T1</svg:desc>
                </draw:g>
              </table:table-cell>
              <table:table-cell office:value-type="string">
                <text:p>y error</text:p>
                <draw:g>
                  <svg:desc>'extrinsic_calibration data'.U1:'extrinsic_calibration data'.U1</svg:desc>
                </draw:g>
              </table:table-cell>
              <table:table-cell office:value-type="string">
                <text:p>z error</text:p>
                <draw:g>
                  <svg:desc>'extrinsic_calibration data'.V1:'extrinsic_calibration data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7298981006405">
                <text:p>7.77298981006405</text:p>
                <draw:g>
                  <svg:desc>'extrinsic_calibration data'.A2:'extrinsic_calibration data'.A501</svg:desc>
                </draw:g>
              </table:table-cell>
              <table:table-cell office:value-type="float" office:value="0.915534427415321">
                <text:p>0.915534427415321</text:p>
                <draw:g>
                  <svg:desc>'extrinsic_calibration data'.T2:'extrinsic_calibration data'.T501</svg:desc>
                </draw:g>
              </table:table-cell>
              <table:table-cell office:value-type="float" office:value="-0.529955221522379">
                <text:p>-0.529955221522379</text:p>
                <draw:g>
                  <svg:desc>'extrinsic_calibration data'.U2:'extrinsic_calibration data'.U501</svg:desc>
                </draw:g>
              </table:table-cell>
              <table:table-cell office:value-type="float" office:value="0.80803660382572">
                <text:p>0.80803660382572</text:p>
                <draw:g>
                  <svg:desc>'extrinsic_calibration data'.V2:'extrinsic_calibration data'.V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85943398864">
                <text:p>2.985943398864</text:p>
              </table:table-cell>
              <table:table-cell office:value-type="float" office:value="0.328475889089792">
                <text:p>0.328475889089792</text:p>
              </table:table-cell>
              <table:table-cell office:value-type="float" office:value="-0.187460050136802">
                <text:p>-0.187460050136802</text:p>
              </table:table-cell>
              <table:table-cell office:value-type="float" office:value="0.309059529415403">
                <text:p>0.309059529415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7172567590389">
                <text:p>4.67172567590389</text:p>
              </table:table-cell>
              <table:table-cell office:value-type="float" office:value="0.630200709855723">
                <text:p>0.630200709855723</text:p>
              </table:table-cell>
              <table:table-cell office:value-type="float" office:value="-0.367809029442598">
                <text:p>-0.367809029442598</text:p>
              </table:table-cell>
              <table:table-cell office:value-type="float" office:value="0.558023896385945">
                <text:p>0.558023896385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736869325895">
                <text:p>2.38736869325895</text:p>
              </table:table-cell>
              <table:table-cell office:value-type="float" office:value="0.314323340027083">
                <text:p>0.314323340027083</text:p>
              </table:table-cell>
              <table:table-cell office:value-type="float" office:value="-0.124874926810674">
                <text:p>-0.124874926810674</text:p>
              </table:table-cell>
              <table:table-cell office:value-type="float" office:value="0.259642528089182">
                <text:p>0.259642528089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3095395155775">
                <text:p>3.23095395155775</text:p>
              </table:table-cell>
              <table:table-cell office:value-type="float" office:value="0.321559041789168">
                <text:p>0.321559041789168</text:p>
              </table:table-cell>
              <table:table-cell office:value-type="float" office:value="-0.18006521461618">
                <text:p>-0.18006521461618</text:p>
              </table:table-cell>
              <table:table-cell office:value-type="float" office:value="0.302652761589064">
                <text:p>0.302652761589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2702204317042">
                <text:p>7.32702204317042</text:p>
              </table:table-cell>
              <table:table-cell office:value-type="float" office:value="1.08165188474037">
                <text:p>1.08165188474037</text:p>
              </table:table-cell>
              <table:table-cell office:value-type="float" office:value="-0.17449022590796">
                <text:p>-0.17449022590796</text:p>
              </table:table-cell>
              <table:table-cell office:value-type="float" office:value="0.761047729829403">
                <text:p>0.76104772982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1796446369361">
                <text:p>3.81796446369361</text:p>
              </table:table-cell>
              <table:table-cell office:value-type="float" office:value="0.535760699327871">
                <text:p>0.535760699327871</text:p>
              </table:table-cell>
              <table:table-cell office:value-type="float" office:value="-0.125040924095627">
                <text:p>-0.125040924095627</text:p>
              </table:table-cell>
              <table:table-cell office:value-type="float" office:value="0.383635187462731">
                <text:p>0.383635187462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938316335444">
                <text:p>1.41938316335444</text:p>
              </table:table-cell>
              <table:table-cell office:value-type="float" office:value="0.142180800812294">
                <text:p>0.142180800812294</text:p>
              </table:table-cell>
              <table:table-cell office:value-type="float" office:value="-0.0787796980909545">
                <text:p>-0.0787796980909545</text:p>
              </table:table-cell>
              <table:table-cell office:value-type="float" office:value="0.142934607423659">
                <text:p>0.142934607423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5755066961816">
                <text:p>3.85755066961816</text:p>
              </table:table-cell>
              <table:table-cell office:value-type="float" office:value="0.478674660021799">
                <text:p>0.478674660021799</text:p>
              </table:table-cell>
              <table:table-cell office:value-type="float" office:value="-0.293497129495401">
                <text:p>-0.293497129495401</text:p>
              </table:table-cell>
              <table:table-cell office:value-type="float" office:value="0.417834301480289">
                <text:p>0.417834301480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163391264459">
                <text:p>5.0163391264459</text:p>
              </table:table-cell>
              <table:table-cell office:value-type="float" office:value="0.657933272475209">
                <text:p>0.657933272475209</text:p>
              </table:table-cell>
              <table:table-cell office:value-type="float" office:value="-0.261212649860953">
                <text:p>-0.261212649860953</text:p>
              </table:table-cell>
              <table:table-cell office:value-type="float" office:value="0.555797135649953">
                <text:p>0.555797135649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589381430574">
                <text:p>2.68589381430574</text:p>
              </table:table-cell>
              <table:table-cell office:value-type="float" office:value="0.355276146802509">
                <text:p>0.355276146802509</text:p>
              </table:table-cell>
              <table:table-cell office:value-type="float" office:value="-0.156974906637631">
                <text:p>-0.156974906637631</text:p>
              </table:table-cell>
              <table:table-cell office:value-type="float" office:value="0.299920548477019">
                <text:p>0.299920548477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2159648085468">
                <text:p>4.62159648085468</text:p>
              </table:table-cell>
              <table:table-cell office:value-type="float" office:value="0.579735771347247">
                <text:p>0.579735771347247</text:p>
              </table:table-cell>
              <table:table-cell office:value-type="float" office:value="-0.311533794079716">
                <text:p>-0.311533794079716</text:p>
              </table:table-cell>
              <table:table-cell office:value-type="float" office:value="0.538009461191585">
                <text:p>0.538009461191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2257393568523">
                <text:p>5.52257393568523</text:p>
              </table:table-cell>
              <table:table-cell office:value-type="float" office:value="0.942080927142836">
                <text:p>0.942080927142836</text:p>
              </table:table-cell>
              <table:table-cell office:value-type="float" office:value="-0.244246460738957">
                <text:p>-0.244246460738957</text:p>
              </table:table-cell>
              <table:table-cell office:value-type="float" office:value="0.662983006001856">
                <text:p>0.662983006001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6172914284531">
                <text:p>5.96172914284531</text:p>
              </table:table-cell>
              <table:table-cell office:value-type="float" office:value="0.88688556830053">
                <text:p>0.88688556830053</text:p>
              </table:table-cell>
              <table:table-cell office:value-type="float" office:value="-0.171693146611488">
                <text:p>-0.171693146611488</text:p>
              </table:table-cell>
              <table:table-cell office:value-type="float" office:value="0.627900788206135">
                <text:p>0.62790078820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2022598270491">
                <text:p>5.32022598270491</text:p>
              </table:table-cell>
              <table:table-cell office:value-type="float" office:value="0.696812482796515">
                <text:p>0.696812482796515</text:p>
              </table:table-cell>
              <table:table-cell office:value-type="float" office:value="-0.209985723383896">
                <text:p>-0.209985723383896</text:p>
              </table:table-cell>
              <table:table-cell office:value-type="float" office:value="0.572281234814366">
                <text:p>0.572281234814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4878169907365">
                <text:p>3.54878169907365</text:p>
              </table:table-cell>
              <table:table-cell office:value-type="float" office:value="0.470450828935169">
                <text:p>0.470450828935169</text:p>
              </table:table-cell>
              <table:table-cell office:value-type="float" office:value="-0.222333258095644">
                <text:p>-0.222333258095644</text:p>
              </table:table-cell>
              <table:table-cell office:value-type="float" office:value="0.408526687437246">
                <text:p>0.408526687437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5517618484222">
                <text:p>3.65517618484222</text:p>
              </table:table-cell>
              <table:table-cell office:value-type="float" office:value="0.459603193761562">
                <text:p>0.459603193761562</text:p>
              </table:table-cell>
              <table:table-cell office:value-type="float" office:value="-0.199869932078161">
                <text:p>-0.199869932078161</text:p>
              </table:table-cell>
              <table:table-cell office:value-type="float" office:value="0.417600892370283">
                <text:p>0.417600892370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460542345523">
                <text:p>6.6460542345523</text:p>
              </table:table-cell>
              <table:table-cell office:value-type="float" office:value="1.05392620275564">
                <text:p>1.05392620275564</text:p>
              </table:table-cell>
              <table:table-cell office:value-type="float" office:value="-0.579606201066739">
                <text:p>-0.579606201066739</text:p>
              </table:table-cell>
              <table:table-cell office:value-type="float" office:value="0.799967867419945">
                <text:p>0.799967867419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1900846655924">
                <text:p>3.41900846655924</text:p>
              </table:table-cell>
              <table:table-cell office:value-type="float" office:value="0.413585585633343">
                <text:p>0.413585585633343</text:p>
              </table:table-cell>
              <table:table-cell office:value-type="float" office:value="-0.15705243055522">
                <text:p>-0.15705243055522</text:p>
              </table:table-cell>
              <table:table-cell office:value-type="float" office:value="0.348452552618658">
                <text:p>0.348452552618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229341170258">
                <text:p>5.3229341170258</text:p>
              </table:table-cell>
              <table:table-cell office:value-type="float" office:value="0.811553574371355">
                <text:p>0.811553574371355</text:p>
              </table:table-cell>
              <table:table-cell office:value-type="float" office:value="-0.227745171249932">
                <text:p>-0.227745171249932</text:p>
              </table:table-cell>
              <table:table-cell office:value-type="float" office:value="0.626738279527509">
                <text:p>0.626738279527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9220495463109">
                <text:p>6.39220495463109</text:p>
              </table:table-cell>
              <table:table-cell office:value-type="float" office:value="1.03046133462283">
                <text:p>1.03046133462283</text:p>
              </table:table-cell>
              <table:table-cell office:value-type="float" office:value="-0.228978443058766">
                <text:p>-0.228978443058766</text:p>
              </table:table-cell>
              <table:table-cell office:value-type="float" office:value="0.754426259016257">
                <text:p>0.754426259016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0704038631324">
                <text:p>3.70704038631324</text:p>
              </table:table-cell>
              <table:table-cell office:value-type="float" office:value="0.547190102402906">
                <text:p>0.547190102402906</text:p>
              </table:table-cell>
              <table:table-cell office:value-type="float" office:value="-0.272151698478438">
                <text:p>-0.272151698478438</text:p>
              </table:table-cell>
              <table:table-cell office:value-type="float" office:value="0.423625895586096">
                <text:p>0.423625895586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049074785365">
                <text:p>3.00049074785365</text:p>
              </table:table-cell>
              <table:table-cell office:value-type="float" office:value="0.331956240151603">
                <text:p>0.331956240151603</text:p>
              </table:table-cell>
              <table:table-cell office:value-type="float" office:value="-0.138483724611134">
                <text:p>-0.138483724611134</text:p>
              </table:table-cell>
              <table:table-cell office:value-type="float" office:value="0.282171744972605">
                <text:p>0.282171744972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9641219945186">
                <text:p>5.79641219945186</text:p>
              </table:table-cell>
              <table:table-cell office:value-type="float" office:value="0.189313643320571">
                <text:p>0.189313643320571</text:p>
              </table:table-cell>
              <table:table-cell office:value-type="float" office:value="-0.607949347214239">
                <text:p>-0.607949347214239</text:p>
              </table:table-cell>
              <table:table-cell office:value-type="float" office:value="0.512679591884328">
                <text:p>0.512679591884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6229536873276">
                <text:p>5.06229536873276</text:p>
              </table:table-cell>
              <table:table-cell office:value-type="float" office:value="0.793217612197071">
                <text:p>0.793217612197071</text:p>
              </table:table-cell>
              <table:table-cell office:value-type="float" office:value="-0.184564405008129">
                <text:p>-0.184564405008129</text:p>
              </table:table-cell>
              <table:table-cell office:value-type="float" office:value="0.56291218757289">
                <text:p>0.56291218757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8665303344259">
                <text:p>5.38665303344259</text:p>
              </table:table-cell>
              <table:table-cell office:value-type="float" office:value="0.646633809143993">
                <text:p>0.646633809143993</text:p>
              </table:table-cell>
              <table:table-cell office:value-type="float" office:value="-0.39153419028854">
                <text:p>-0.39153419028854</text:p>
              </table:table-cell>
              <table:table-cell office:value-type="float" office:value="0.580087760964131">
                <text:p>0.580087760964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8295716057961">
                <text:p>1.78295716057961</text:p>
              </table:table-cell>
              <table:table-cell office:value-type="float" office:value="0.185324970043602">
                <text:p>0.185324970043602</text:p>
              </table:table-cell>
              <table:table-cell office:value-type="float" office:value="-0.0975861530673819">
                <text:p>-0.0975861530673819</text:p>
              </table:table-cell>
              <table:table-cell office:value-type="float" office:value="0.178273389358627">
                <text:p>0.1782733893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362339911731">
                <text:p>3.71362339911731</text:p>
              </table:table-cell>
              <table:table-cell office:value-type="float" office:value="0.460908502869425">
                <text:p>0.460908502869425</text:p>
              </table:table-cell>
              <table:table-cell office:value-type="float" office:value="-0.235074644456018">
                <text:p>-0.235074644456018</text:p>
              </table:table-cell>
              <table:table-cell office:value-type="float" office:value="0.429529019396433">
                <text:p>0.429529019396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3874131610993">
                <text:p>4.53874131610993</text:p>
              </table:table-cell>
              <table:table-cell office:value-type="float" office:value="0.669766807822055">
                <text:p>0.669766807822055</text:p>
              </table:table-cell>
              <table:table-cell office:value-type="float" office:value="-0.284452432764514">
                <text:p>-0.284452432764514</text:p>
              </table:table-cell>
              <table:table-cell office:value-type="float" office:value="0.543580174094588">
                <text:p>0.543580174094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5999472255995">
                <text:p>4.05999472255995</text:p>
              </table:table-cell>
              <table:table-cell office:value-type="float" office:value="0.574654609375919">
                <text:p>0.574654609375919</text:p>
              </table:table-cell>
              <table:table-cell office:value-type="float" office:value="-0.175652788850841">
                <text:p>-0.175652788850841</text:p>
              </table:table-cell>
              <table:table-cell office:value-type="float" office:value="0.433655748822109">
                <text:p>0.433655748822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9366013344445">
                <text:p>3.09366013344445</text:p>
              </table:table-cell>
              <table:table-cell office:value-type="float" office:value="0.354897526788303">
                <text:p>0.354897526788303</text:p>
              </table:table-cell>
              <table:table-cell office:value-type="float" office:value="-0.190814947579304">
                <text:p>-0.190814947579304</text:p>
              </table:table-cell>
              <table:table-cell office:value-type="float" office:value="0.344749046153945">
                <text:p>0.344749046153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560875715413">
                <text:p>3.3560875715413</text:p>
              </table:table-cell>
              <table:table-cell office:value-type="float" office:value="0.414184790204983">
                <text:p>0.414184790204983</text:p>
              </table:table-cell>
              <table:table-cell office:value-type="float" office:value="-0.203035518888827">
                <text:p>-0.203035518888827</text:p>
              </table:table-cell>
              <table:table-cell office:value-type="float" office:value="0.390312394162559">
                <text:p>0.390312394162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4798599911143">
                <text:p>5.64798599911143</text:p>
              </table:table-cell>
              <table:table-cell office:value-type="float" office:value="0.737080934872821">
                <text:p>0.737080934872821</text:p>
              </table:table-cell>
              <table:table-cell office:value-type="float" office:value="-0.320419941651109">
                <text:p>-0.320419941651109</text:p>
              </table:table-cell>
              <table:table-cell office:value-type="float" office:value="0.644933489485347">
                <text:p>0.644933489485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3461459434274">
                <text:p>5.23461459434274</text:p>
              </table:table-cell>
              <table:table-cell office:value-type="float" office:value="0.859650755391554">
                <text:p>0.859650755391554</text:p>
              </table:table-cell>
              <table:table-cell office:value-type="float" office:value="-0.305558855549778">
                <text:p>-0.305558855549778</text:p>
              </table:table-cell>
              <table:table-cell office:value-type="float" office:value="0.620632552331401">
                <text:p>0.620632552331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0021051341678">
                <text:p>4.40021051341678</text:p>
              </table:table-cell>
              <table:table-cell office:value-type="float" office:value="0.532424717925047">
                <text:p>0.532424717925047</text:p>
              </table:table-cell>
              <table:table-cell office:value-type="float" office:value="-0.22177637714407">
                <text:p>-0.22177637714407</text:p>
              </table:table-cell>
              <table:table-cell office:value-type="float" office:value="0.441683497084377">
                <text:p>0.441683497084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1973368916801">
                <text:p>4.01973368916801</text:p>
              </table:table-cell>
              <table:table-cell office:value-type="float" office:value="0.507202296920143">
                <text:p>0.507202296920143</text:p>
              </table:table-cell>
              <table:table-cell office:value-type="float" office:value="-0.176303447192048">
                <text:p>-0.176303447192048</text:p>
              </table:table-cell>
              <table:table-cell office:value-type="float" office:value="0.414009207721945">
                <text:p>0.41400920772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486317766383">
                <text:p>1.90486317766383</text:p>
              </table:table-cell>
              <table:table-cell office:value-type="float" office:value="0.19984954557034">
                <text:p>0.19984954557034</text:p>
              </table:table-cell>
              <table:table-cell office:value-type="float" office:value="-0.11288847711197">
                <text:p>-0.11288847711197</text:p>
              </table:table-cell>
              <table:table-cell office:value-type="float" office:value="0.210163010536567">
                <text:p>0.210163010536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9969906133074">
                <text:p>4.79969906133074</text:p>
              </table:table-cell>
              <table:table-cell office:value-type="float" office:value="0.689152845288151">
                <text:p>0.689152845288151</text:p>
              </table:table-cell>
              <table:table-cell office:value-type="float" office:value="-0.282540836872231">
                <text:p>-0.282540836872231</text:p>
              </table:table-cell>
              <table:table-cell office:value-type="float" office:value="0.543224921823919">
                <text:p>0.543224921823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4302057783611">
                <text:p>6.34302057783611</text:p>
              </table:table-cell>
              <table:table-cell office:value-type="float" office:value="0.862597234026175">
                <text:p>0.862597234026175</text:p>
              </table:table-cell>
              <table:table-cell office:value-type="float" office:value="-0.491814133369031">
                <text:p>-0.491814133369031</text:p>
              </table:table-cell>
              <table:table-cell office:value-type="float" office:value="0.678529779443917">
                <text:p>0.678529779443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225647138377">
                <text:p>6.0225647138377</text:p>
              </table:table-cell>
              <table:table-cell office:value-type="float" office:value="0.925461661136288">
                <text:p>0.925461661136288</text:p>
              </table:table-cell>
              <table:table-cell office:value-type="float" office:value="-0.459783061145679">
                <text:p>-0.459783061145679</text:p>
              </table:table-cell>
              <table:table-cell office:value-type="float" office:value="0.683034033478609">
                <text:p>0.6830340334786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605689453159">
                <text:p>4.0605689453159</text:p>
              </table:table-cell>
              <table:table-cell office:value-type="float" office:value="0.573640631676552">
                <text:p>0.573640631676552</text:p>
              </table:table-cell>
              <table:table-cell office:value-type="float" office:value="-0.223099698549627">
                <text:p>-0.223099698549627</text:p>
              </table:table-cell>
              <table:table-cell office:value-type="float" office:value="0.453505468126932">
                <text:p>0.453505468126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7532888586021">
                <text:p>6.37532888586021</text:p>
              </table:table-cell>
              <table:table-cell office:value-type="float" office:value="1.37217695781521">
                <text:p>1.37217695781521</text:p>
              </table:table-cell>
              <table:table-cell office:value-type="float" office:value="-0.3868061517148">
                <text:p>-0.3868061517148</text:p>
              </table:table-cell>
              <table:table-cell office:value-type="float" office:value="0.775976940717384">
                <text:p>0.775976940717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6416003153544">
                <text:p>6.36416003153544</text:p>
              </table:table-cell>
              <table:table-cell office:value-type="float" office:value="0.8565258062973">
                <text:p>0.8565258062973</text:p>
              </table:table-cell>
              <table:table-cell office:value-type="float" office:value="-0.412865327608877">
                <text:p>-0.412865327608877</text:p>
              </table:table-cell>
              <table:table-cell office:value-type="float" office:value="0.707995841339502">
                <text:p>0.707995841339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00414842752091">
                <text:p>5.00414842752091</text:p>
              </table:table-cell>
              <table:table-cell office:value-type="float" office:value="0.689408890171084">
                <text:p>0.689408890171084</text:p>
              </table:table-cell>
              <table:table-cell office:value-type="float" office:value="-0.338241957848164">
                <text:p>-0.338241957848164</text:p>
              </table:table-cell>
              <table:table-cell office:value-type="float" office:value="0.551150153212379">
                <text:p>0.551150153212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2381340189817">
                <text:p>5.22381340189817</text:p>
              </table:table-cell>
              <table:table-cell office:value-type="float" office:value="0.804408478373992">
                <text:p>0.804408478373992</text:p>
              </table:table-cell>
              <table:table-cell office:value-type="float" office:value="-0.237643540689494">
                <text:p>-0.237643540689494</text:p>
              </table:table-cell>
              <table:table-cell office:value-type="float" office:value="0.571737454859001">
                <text:p>0.571737454859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6826908677709">
                <text:p>5.26826908677709</text:p>
              </table:table-cell>
              <table:table-cell office:value-type="float" office:value="0.711537787533132">
                <text:p>0.711537787533132</text:p>
              </table:table-cell>
              <table:table-cell office:value-type="float" office:value="-0.394567108234068">
                <text:p>-0.394567108234068</text:p>
              </table:table-cell>
              <table:table-cell office:value-type="float" office:value="0.604383719788432">
                <text:p>0.604383719788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8184495437643">
                <text:p>3.38184495437643</text:p>
              </table:table-cell>
              <table:table-cell office:value-type="float" office:value="0.464827924735099">
                <text:p>0.464827924735099</text:p>
              </table:table-cell>
              <table:table-cell office:value-type="float" office:value="-0.177195518799374">
                <text:p>-0.177195518799374</text:p>
              </table:table-cell>
              <table:table-cell office:value-type="float" office:value="0.406832861471452">
                <text:p>0.406832861471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0787601114422">
                <text:p>2.80787601114422</text:p>
              </table:table-cell>
              <table:table-cell office:value-type="float" office:value="0.36855761457685">
                <text:p>0.36855761457685</text:p>
              </table:table-cell>
              <table:table-cell office:value-type="float" office:value="-0.179283836817945">
                <text:p>-0.179283836817945</text:p>
              </table:table-cell>
              <table:table-cell office:value-type="float" office:value="0.323900638445928">
                <text:p>0.323900638445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4413763567101">
                <text:p>3.94413763567101</text:p>
              </table:table-cell>
              <table:table-cell office:value-type="float" office:value="0.530694301329531">
                <text:p>0.530694301329531</text:p>
              </table:table-cell>
              <table:table-cell office:value-type="float" office:value="-0.186172395510485">
                <text:p>-0.186172395510485</text:p>
              </table:table-cell>
              <table:table-cell office:value-type="float" office:value="0.430798061866309">
                <text:p>0.430798061866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542810222027">
                <text:p>1.11542810222027</text:p>
              </table:table-cell>
              <table:table-cell office:value-type="float" office:value="0.105637959253496">
                <text:p>0.105637959253496</text:p>
              </table:table-cell>
              <table:table-cell office:value-type="float" office:value="-0.0517017086749104">
                <text:p>-0.0517017086749104</text:p>
              </table:table-cell>
              <table:table-cell office:value-type="float" office:value="0.105752175625721">
                <text:p>0.105752175625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6053211999245">
                <text:p>5.96053211999245</text:p>
              </table:table-cell>
              <table:table-cell office:value-type="float" office:value="0.862018423508112">
                <text:p>0.862018423508112</text:p>
              </table:table-cell>
              <table:table-cell office:value-type="float" office:value="-0.186675415229415">
                <text:p>-0.186675415229415</text:p>
              </table:table-cell>
              <table:table-cell office:value-type="float" office:value="0.625065088771021">
                <text:p>0.625065088771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7621857833119">
                <text:p>7.27621857833119</text:p>
              </table:table-cell>
              <table:table-cell office:value-type="float" office:value="0.969492178932335">
                <text:p>0.969492178932335</text:p>
              </table:table-cell>
              <table:table-cell office:value-type="float" office:value="-0.472920228247708">
                <text:p>-0.472920228247708</text:p>
              </table:table-cell>
              <table:table-cell office:value-type="float" office:value="0.836211750760757">
                <text:p>0.836211750760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5811697489301">
                <text:p>5.45811697489301</text:p>
              </table:table-cell>
              <table:table-cell office:value-type="float" office:value="0.747957971666945">
                <text:p>0.747957971666945</text:p>
              </table:table-cell>
              <table:table-cell office:value-type="float" office:value="-0.225436492655255">
                <text:p>-0.225436492655255</text:p>
              </table:table-cell>
              <table:table-cell office:value-type="float" office:value="0.602756818773106">
                <text:p>0.602756818773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9666567590385">
                <text:p>4.89666567590385</text:p>
              </table:table-cell>
              <table:table-cell office:value-type="float" office:value="0.700665274176025">
                <text:p>0.700665274176025</text:p>
              </table:table-cell>
              <table:table-cell office:value-type="float" office:value="-0.249768960193822">
                <text:p>-0.249768960193822</text:p>
              </table:table-cell>
              <table:table-cell office:value-type="float" office:value="0.534679847238079">
                <text:p>0.534679847238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4036581923718">
                <text:p>2.94036581923718</text:p>
              </table:table-cell>
              <table:table-cell office:value-type="float" office:value="0.41864072259755">
                <text:p>0.41864072259755</text:p>
              </table:table-cell>
              <table:table-cell office:value-type="float" office:value="-0.131396113861655">
                <text:p>-0.131396113861655</text:p>
              </table:table-cell>
              <table:table-cell office:value-type="float" office:value="0.308441436226142">
                <text:p>0.308441436226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9922378637651">
                <text:p>5.29922378637651</text:p>
              </table:table-cell>
              <table:table-cell office:value-type="float" office:value="0.861816887382554">
                <text:p>0.861816887382554</text:p>
              </table:table-cell>
              <table:table-cell office:value-type="float" office:value="-0.391919285898163">
                <text:p>-0.391919285898163</text:p>
              </table:table-cell>
              <table:table-cell office:value-type="float" office:value="0.671188491699358">
                <text:p>0.671188491699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02778460151">
                <text:p>1.9702778460151</text:p>
              </table:table-cell>
              <table:table-cell office:value-type="float" office:value="0.235776438186688">
                <text:p>0.235776438186688</text:p>
              </table:table-cell>
              <table:table-cell office:value-type="float" office:value="-0.103441346890525">
                <text:p>-0.103441346890525</text:p>
              </table:table-cell>
              <table:table-cell office:value-type="float" office:value="0.211285522286313">
                <text:p>0.211285522286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1983936120205">
                <text:p>1.81983936120205</text:p>
              </table:table-cell>
              <table:table-cell office:value-type="float" office:value="0.188232898139105">
                <text:p>0.188232898139105</text:p>
              </table:table-cell>
              <table:table-cell office:value-type="float" office:value="-0.0982009062256655">
                <text:p>-0.0982009062256655</text:p>
              </table:table-cell>
              <table:table-cell office:value-type="float" office:value="0.18545852599143">
                <text:p>0.18545852599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4901193806458">
                <text:p>3.24901193806458</text:p>
              </table:table-cell>
              <table:table-cell office:value-type="float" office:value="0.447369611308442">
                <text:p>0.447369611308442</text:p>
              </table:table-cell>
              <table:table-cell office:value-type="float" office:value="-0.156371341835083">
                <text:p>-0.156371341835083</text:p>
              </table:table-cell>
              <table:table-cell office:value-type="float" office:value="0.349256127785688">
                <text:p>0.349256127785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2605998178582">
                <text:p>4.62605998178582</text:p>
              </table:table-cell>
              <table:table-cell office:value-type="float" office:value="0.717275654498067">
                <text:p>0.717275654498067</text:p>
              </table:table-cell>
              <table:table-cell office:value-type="float" office:value="-0.360192799684944">
                <text:p>-0.360192799684944</text:p>
              </table:table-cell>
              <table:table-cell office:value-type="float" office:value="0.593107344179136">
                <text:p>0.593107344179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942590660084">
                <text:p>5.25942590660084</text:p>
              </table:table-cell>
              <table:table-cell office:value-type="float" office:value="0.630449956111608">
                <text:p>0.630449956111608</text:p>
              </table:table-cell>
              <table:table-cell office:value-type="float" office:value="-0.210328714135724">
                <text:p>-0.210328714135724</text:p>
              </table:table-cell>
              <table:table-cell office:value-type="float" office:value="0.522412522479666">
                <text:p>0.522412522479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9451264213034">
                <text:p>2.09451264213034</text:p>
              </table:table-cell>
              <table:table-cell office:value-type="float" office:value="0.271921251550131">
                <text:p>0.271921251550131</text:p>
              </table:table-cell>
              <table:table-cell office:value-type="float" office:value="-0.131338470212848">
                <text:p>-0.131338470212848</text:p>
              </table:table-cell>
              <table:table-cell office:value-type="float" office:value="0.234265271035436">
                <text:p>0.234265271035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2024121401861">
                <text:p>5.02024121401861</text:p>
              </table:table-cell>
              <table:table-cell office:value-type="float" office:value="0.685670137189828">
                <text:p>0.685670137189828</text:p>
              </table:table-cell>
              <table:table-cell office:value-type="float" office:value="-0.404764072589021">
                <text:p>-0.404764072589021</text:p>
              </table:table-cell>
              <table:table-cell office:value-type="float" office:value="0.590675160335805">
                <text:p>0.590675160335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9067343550462">
                <text:p>4.89067343550462</text:p>
              </table:table-cell>
              <table:table-cell office:value-type="float" office:value="0.418119263242405">
                <text:p>0.418119263242405</text:p>
              </table:table-cell>
              <table:table-cell office:value-type="float" office:value="-0.245724849337996">
                <text:p>-0.245724849337996</text:p>
              </table:table-cell>
              <table:table-cell office:value-type="float" office:value="0.482664804100044">
                <text:p>0.482664804100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7592937827722">
                <text:p>1.97592937827722</text:p>
              </table:table-cell>
              <table:table-cell office:value-type="float" office:value="0.231191657113048">
                <text:p>0.231191657113048</text:p>
              </table:table-cell>
              <table:table-cell office:value-type="float" office:value="-0.118754281569123">
                <text:p>-0.118754281569123</text:p>
              </table:table-cell>
              <table:table-cell office:value-type="float" office:value="0.218421262437364">
                <text:p>0.218421262437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4316088920881">
                <text:p>4.14316088920881</text:p>
              </table:table-cell>
              <table:table-cell office:value-type="float" office:value="0.570528547842908">
                <text:p>0.570528547842908</text:p>
              </table:table-cell>
              <table:table-cell office:value-type="float" office:value="-0.22361088294957">
                <text:p>-0.22361088294957</text:p>
              </table:table-cell>
              <table:table-cell office:value-type="float" office:value="0.477392712439841">
                <text:p>0.477392712439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8156131669034">
                <text:p>5.18156131669034</text:p>
              </table:table-cell>
              <table:table-cell office:value-type="float" office:value="0.708431908626118">
                <text:p>0.708431908626118</text:p>
              </table:table-cell>
              <table:table-cell office:value-type="float" office:value="-0.402188732276509">
                <text:p>-0.402188732276509</text:p>
              </table:table-cell>
              <table:table-cell office:value-type="float" office:value="0.631344534564427">
                <text:p>0.631344534564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4975061680259">
                <text:p>5.34975061680259</text:p>
              </table:table-cell>
              <table:table-cell office:value-type="float" office:value="0.797755016457609">
                <text:p>0.797755016457609</text:p>
              </table:table-cell>
              <table:table-cell office:value-type="float" office:value="-0.0976137012127176">
                <text:p>-0.0976137012127176</text:p>
              </table:table-cell>
              <table:table-cell office:value-type="float" office:value="0.533720080360484">
                <text:p>0.533720080360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4721109588932">
                <text:p>4.74721109588932</text:p>
              </table:table-cell>
              <table:table-cell office:value-type="float" office:value="0.847132823715474">
                <text:p>0.847132823715474</text:p>
              </table:table-cell>
              <table:table-cell office:value-type="float" office:value="-0.356214730523835">
                <text:p>-0.356214730523835</text:p>
              </table:table-cell>
              <table:table-cell office:value-type="float" office:value="0.587165021230649">
                <text:p>0.587165021230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10315928746189">
                <text:p>6.10315928746189</text:p>
              </table:table-cell>
              <table:table-cell office:value-type="float" office:value="0.868843176505321">
                <text:p>0.868843176505321</text:p>
              </table:table-cell>
              <table:table-cell office:value-type="float" office:value="-0.290243746770872">
                <text:p>-0.290243746770872</text:p>
              </table:table-cell>
              <table:table-cell office:value-type="float" office:value="0.678455791365524">
                <text:p>0.678455791365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401384741612">
                <text:p>3.6401384741612</text:p>
              </table:table-cell>
              <table:table-cell office:value-type="float" office:value="0.512299185491498">
                <text:p>0.512299185491498</text:p>
              </table:table-cell>
              <table:table-cell office:value-type="float" office:value="-0.184453642777519">
                <text:p>-0.184453642777519</text:p>
              </table:table-cell>
              <table:table-cell office:value-type="float" office:value="0.439601392335412">
                <text:p>0.439601392335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8120603884246">
                <text:p>4.48120603884246</text:p>
              </table:table-cell>
              <table:table-cell office:value-type="float" office:value="0.608200392998049">
                <text:p>0.608200392998049</text:p>
              </table:table-cell>
              <table:table-cell office:value-type="float" office:value="-0.23723969611779">
                <text:p>-0.23723969611779</text:p>
              </table:table-cell>
              <table:table-cell office:value-type="float" office:value="0.497061763647882">
                <text:p>0.497061763647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1984363027586">
                <text:p>6.01984363027586</text:p>
              </table:table-cell>
              <table:table-cell office:value-type="float" office:value="0.933658613930066">
                <text:p>0.933658613930066</text:p>
              </table:table-cell>
              <table:table-cell office:value-type="float" office:value="-0.474172616252086">
                <text:p>-0.474172616252086</text:p>
              </table:table-cell>
              <table:table-cell office:value-type="float" office:value="0.730798970045849">
                <text:p>0.730798970045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1423092433219">
                <text:p>5.71423092433219</text:p>
              </table:table-cell>
              <table:table-cell office:value-type="float" office:value="0.793027775998519">
                <text:p>0.793027775998519</text:p>
              </table:table-cell>
              <table:table-cell office:value-type="float" office:value="-0.457305916280123">
                <text:p>-0.457305916280123</text:p>
              </table:table-cell>
              <table:table-cell office:value-type="float" office:value="0.59840566662676">
                <text:p>0.59840566662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825522811659">
                <text:p>5.2825522811659</text:p>
              </table:table-cell>
              <table:table-cell office:value-type="float" office:value="0.627385250957494">
                <text:p>0.627385250957494</text:p>
              </table:table-cell>
              <table:table-cell office:value-type="float" office:value="-0.290222577099264">
                <text:p>-0.290222577099264</text:p>
              </table:table-cell>
              <table:table-cell office:value-type="float" office:value="0.579873053395958">
                <text:p>0.579873053395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5181261242696">
                <text:p>5.55181261242696</text:p>
              </table:table-cell>
              <table:table-cell office:value-type="float" office:value="0.876510748940857">
                <text:p>0.876510748940857</text:p>
              </table:table-cell>
              <table:table-cell office:value-type="float" office:value="-0.35146841857237">
                <text:p>-0.35146841857237</text:p>
              </table:table-cell>
              <table:table-cell office:value-type="float" office:value="0.636848560569987">
                <text:p>0.636848560569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167908033147">
                <text:p>5.8167908033147</text:p>
              </table:table-cell>
              <table:table-cell office:value-type="float" office:value="0.697569206567656">
                <text:p>0.697569206567656</text:p>
              </table:table-cell>
              <table:table-cell office:value-type="float" office:value="-0.354886378648939">
                <text:p>-0.354886378648939</text:p>
              </table:table-cell>
              <table:table-cell office:value-type="float" office:value="0.636353020719074">
                <text:p>0.6363530207190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8237814596824">
                <text:p>2.18237814596824</text:p>
              </table:table-cell>
              <table:table-cell office:value-type="float" office:value="0.221218714649582">
                <text:p>0.221218714649582</text:p>
              </table:table-cell>
              <table:table-cell office:value-type="float" office:value="-0.131395562530467">
                <text:p>-0.131395562530467</text:p>
              </table:table-cell>
              <table:table-cell office:value-type="float" office:value="0.233407904571074">
                <text:p>0.233407904571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90087585416715">
                <text:p>6.90087585416715</text:p>
              </table:table-cell>
              <table:table-cell office:value-type="float" office:value="1.02403885500981">
                <text:p>1.02403885500981</text:p>
              </table:table-cell>
              <table:table-cell office:value-type="float" office:value="-0.291182253587555">
                <text:p>-0.291182253587555</text:p>
              </table:table-cell>
              <table:table-cell office:value-type="float" office:value="0.756886018059459">
                <text:p>0.756886018059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8488505974988">
                <text:p>6.18488505974988</text:p>
              </table:table-cell>
              <table:table-cell office:value-type="float" office:value="0.844261414843469">
                <text:p>0.844261414843469</text:p>
              </table:table-cell>
              <table:table-cell office:value-type="float" office:value="-0.290345881385618">
                <text:p>-0.290345881385618</text:p>
              </table:table-cell>
              <table:table-cell office:value-type="float" office:value="0.681012544910392">
                <text:p>0.681012544910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6193161714553">
                <text:p>6.76193161714553</text:p>
              </table:table-cell>
              <table:table-cell office:value-type="float" office:value="0.548565798387017">
                <text:p>0.548565798387017</text:p>
              </table:table-cell>
              <table:table-cell office:value-type="float" office:value="-0.300663927380245">
                <text:p>-0.300663927380245</text:p>
              </table:table-cell>
              <table:table-cell office:value-type="float" office:value="0.640520048098875">
                <text:p>0.640520048098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6705985162769">
                <text:p>5.6705985162769</text:p>
              </table:table-cell>
              <table:table-cell office:value-type="float" office:value="0.740647774601449">
                <text:p>0.740647774601449</text:p>
              </table:table-cell>
              <table:table-cell office:value-type="float" office:value="-0.174754447835073">
                <text:p>-0.174754447835073</text:p>
              </table:table-cell>
              <table:table-cell office:value-type="float" office:value="0.586730831367195">
                <text:p>0.586730831367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532293650059">
                <text:p>3.3532293650059</text:p>
              </table:table-cell>
              <table:table-cell office:value-type="float" office:value="0.354847638672183">
                <text:p>0.354847638672183</text:p>
              </table:table-cell>
              <table:table-cell office:value-type="float" office:value="-0.209342312877345">
                <text:p>-0.209342312877345</text:p>
              </table:table-cell>
              <table:table-cell office:value-type="float" office:value="0.359816939063642">
                <text:p>0.359816939063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4342334951234">
                <text:p>5.14342334951234</text:p>
              </table:table-cell>
              <table:table-cell office:value-type="float" office:value="0.696814496160505">
                <text:p>0.696814496160505</text:p>
              </table:table-cell>
              <table:table-cell office:value-type="float" office:value="-0.16321371388239">
                <text:p>-0.16321371388239</text:p>
              </table:table-cell>
              <table:table-cell office:value-type="float" office:value="0.550461570061929">
                <text:p>0.550461570061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2232093286939">
                <text:p>6.62232093286939</text:p>
              </table:table-cell>
              <table:table-cell office:value-type="float" office:value="1.04704430600138">
                <text:p>1.04704430600138</text:p>
              </table:table-cell>
              <table:table-cell office:value-type="float" office:value="-0.202150559137054">
                <text:p>-0.202150559137054</text:p>
              </table:table-cell>
              <table:table-cell office:value-type="float" office:value="0.701815452978822">
                <text:p>0.7018154529788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8327878606028">
                <text:p>3.98327878606028</text:p>
              </table:table-cell>
              <table:table-cell office:value-type="float" office:value="0.633269913683394">
                <text:p>0.633269913683394</text:p>
              </table:table-cell>
              <table:table-cell office:value-type="float" office:value="-0.327790442167397">
                <text:p>-0.327790442167397</text:p>
              </table:table-cell>
              <table:table-cell office:value-type="float" office:value="0.449823569581782">
                <text:p>0.4498235695817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237533796014">
                <text:p>3.59237533796014</text:p>
              </table:table-cell>
              <table:table-cell office:value-type="float" office:value="0.471502872022489">
                <text:p>0.471502872022489</text:p>
              </table:table-cell>
              <table:table-cell office:value-type="float" office:value="-0.195402187970261">
                <text:p>-0.195402187970261</text:p>
              </table:table-cell>
              <table:table-cell office:value-type="float" office:value="0.393923357218022">
                <text:p>0.393923357218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5448426812035">
                <text:p>6.25448426812035</text:p>
              </table:table-cell>
              <table:table-cell office:value-type="float" office:value="1.18547837120123">
                <text:p>1.18547837120123</text:p>
              </table:table-cell>
              <table:table-cell office:value-type="float" office:value="-0.141246791424822">
                <text:p>-0.141246791424822</text:p>
              </table:table-cell>
              <table:table-cell office:value-type="float" office:value="0.673616735572137">
                <text:p>0.673616735572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6824173462679">
                <text:p>6.6824173462679</text:p>
              </table:table-cell>
              <table:table-cell office:value-type="float" office:value="0.57090561496625">
                <text:p>0.57090561496625</text:p>
              </table:table-cell>
              <table:table-cell office:value-type="float" office:value="-0.32787218286033">
                <text:p>-0.32787218286033</text:p>
              </table:table-cell>
              <table:table-cell office:value-type="float" office:value="0.662991820126729">
                <text:p>0.6629918201267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1977322550458">
                <text:p>3.81977322550458</text:p>
              </table:table-cell>
              <table:table-cell office:value-type="float" office:value="0.561573939847573">
                <text:p>0.561573939847573</text:p>
              </table:table-cell>
              <table:table-cell office:value-type="float" office:value="-0.218660663760244">
                <text:p>-0.218660663760244</text:p>
              </table:table-cell>
              <table:table-cell office:value-type="float" office:value="0.441299393026069">
                <text:p>0.4412993930260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59217918473">
                <text:p>4.3959217918473</text:p>
              </table:table-cell>
              <table:table-cell office:value-type="float" office:value="0.656446085929003">
                <text:p>0.656446085929003</text:p>
              </table:table-cell>
              <table:table-cell office:value-type="float" office:value="-0.173829200947248">
                <text:p>-0.173829200947248</text:p>
              </table:table-cell>
              <table:table-cell office:value-type="float" office:value="0.502841985349072">
                <text:p>0.502841985349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741260112045">
                <text:p>2.6741260112045</text:p>
              </table:table-cell>
              <table:table-cell office:value-type="float" office:value="0.38593984749685">
                <text:p>0.38593984749685</text:p>
              </table:table-cell>
              <table:table-cell office:value-type="float" office:value="-0.200000273927652">
                <text:p>-0.200000273927652</text:p>
              </table:table-cell>
              <table:table-cell office:value-type="float" office:value="0.302587080251974">
                <text:p>0.302587080251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8282084708681">
                <text:p>3.48282084708681</text:p>
              </table:table-cell>
              <table:table-cell office:value-type="float" office:value="0.476450327600594">
                <text:p>0.476450327600594</text:p>
              </table:table-cell>
              <table:table-cell office:value-type="float" office:value="-0.13904664193022">
                <text:p>-0.13904664193022</text:p>
              </table:table-cell>
              <table:table-cell office:value-type="float" office:value="0.363447041923838">
                <text:p>0.36344704192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6202888175189">
                <text:p>4.66202888175189</text:p>
              </table:table-cell>
              <table:table-cell office:value-type="float" office:value="0.574127165069967">
                <text:p>0.574127165069967</text:p>
              </table:table-cell>
              <table:table-cell office:value-type="float" office:value="-0.214772585753245">
                <text:p>-0.214772585753245</text:p>
              </table:table-cell>
              <table:table-cell office:value-type="float" office:value="0.470936007382178">
                <text:p>0.4709360073821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2977609122033">
                <text:p>2.92977609122033</text:p>
              </table:table-cell>
              <table:table-cell office:value-type="float" office:value="0.313275576090185">
                <text:p>0.313275576090185</text:p>
              </table:table-cell>
              <table:table-cell office:value-type="float" office:value="-0.181719812675234">
                <text:p>-0.181719812675234</text:p>
              </table:table-cell>
              <table:table-cell office:value-type="float" office:value="0.317543798005839">
                <text:p>0.317543798005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5368878372618">
                <text:p>2.95368878372618</text:p>
              </table:table-cell>
              <table:table-cell office:value-type="float" office:value="0.348448096581379">
                <text:p>0.348448096581379</text:p>
              </table:table-cell>
              <table:table-cell office:value-type="float" office:value="-0.17532049366094">
                <text:p>-0.17532049366094</text:p>
              </table:table-cell>
              <table:table-cell office:value-type="float" office:value="0.337333924479135">
                <text:p>0.337333924479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6038948648998">
                <text:p>4.66038948648998</text:p>
              </table:table-cell>
              <table:table-cell office:value-type="float" office:value="0.812685199046195">
                <text:p>0.812685199046195</text:p>
              </table:table-cell>
              <table:table-cell office:value-type="float" office:value="-0.362314258362788">
                <text:p>-0.362314258362788</text:p>
              </table:table-cell>
              <table:table-cell office:value-type="float" office:value="0.601111239930496">
                <text:p>0.601111239930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26312562068854">
                <text:p>5.26312562068854</text:p>
              </table:table-cell>
              <table:table-cell office:value-type="float" office:value="0.56412241514917">
                <text:p>0.56412241514917</text:p>
              </table:table-cell>
              <table:table-cell office:value-type="float" office:value="-0.296612439446495">
                <text:p>-0.296612439446495</text:p>
              </table:table-cell>
              <table:table-cell office:value-type="float" office:value="0.536706851912488">
                <text:p>0.536706851912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9865109979283">
                <text:p>3.79865109979283</text:p>
              </table:table-cell>
              <table:table-cell office:value-type="float" office:value="0.547317519582445">
                <text:p>0.547317519582445</text:p>
              </table:table-cell>
              <table:table-cell office:value-type="float" office:value="-0.256672636780108">
                <text:p>-0.256672636780108</text:p>
              </table:table-cell>
              <table:table-cell office:value-type="float" office:value="0.43451539868965">
                <text:p>0.43451539868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9405298722759">
                <text:p>6.29405298722759</text:p>
              </table:table-cell>
              <table:table-cell office:value-type="float" office:value="0.864370875622975">
                <text:p>0.864370875622975</text:p>
              </table:table-cell>
              <table:table-cell office:value-type="float" office:value="-0.404516764976915">
                <text:p>-0.404516764976915</text:p>
              </table:table-cell>
              <table:table-cell office:value-type="float" office:value="0.720241181326159">
                <text:p>0.720241181326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7026346945107">
                <text:p>4.47026346945107</text:p>
              </table:table-cell>
              <table:table-cell office:value-type="float" office:value="0.514924273022345">
                <text:p>0.514924273022345</text:p>
              </table:table-cell>
              <table:table-cell office:value-type="float" office:value="-0.300235835735564">
                <text:p>-0.300235835735564</text:p>
              </table:table-cell>
              <table:table-cell office:value-type="float" office:value="0.488809692207437">
                <text:p>0.4888096922074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4958716157357">
                <text:p>4.14958716157357</text:p>
              </table:table-cell>
              <table:table-cell office:value-type="float" office:value="0.709732516687973">
                <text:p>0.709732516687973</text:p>
              </table:table-cell>
              <table:table-cell office:value-type="float" office:value="-0.288550350375017">
                <text:p>-0.288550350375017</text:p>
              </table:table-cell>
              <table:table-cell office:value-type="float" office:value="0.51390058113412">
                <text:p>0.51390058113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9141999138016">
                <text:p>5.29141999138016</text:p>
              </table:table-cell>
              <table:table-cell office:value-type="float" office:value="0.149514341693129">
                <text:p>0.149514341693129</text:p>
              </table:table-cell>
              <table:table-cell office:value-type="float" office:value="-0.606611661144955">
                <text:p>-0.606611661144955</text:p>
              </table:table-cell>
              <table:table-cell office:value-type="float" office:value="0.430156501968644">
                <text:p>0.430156501968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4003259760378">
                <text:p>3.34003259760378</text:p>
              </table:table-cell>
              <table:table-cell office:value-type="float" office:value="0.420748907959392">
                <text:p>0.420748907959392</text:p>
              </table:table-cell>
              <table:table-cell office:value-type="float" office:value="-0.183238600252929">
                <text:p>-0.183238600252929</text:p>
              </table:table-cell>
              <table:table-cell office:value-type="float" office:value="0.366632589786216">
                <text:p>0.3666325897862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0085715868416">
                <text:p>6.40085715868416</text:p>
              </table:table-cell>
              <table:table-cell office:value-type="float" office:value="0.95649903854355">
                <text:p>0.95649903854355</text:p>
              </table:table-cell>
              <table:table-cell office:value-type="float" office:value="-0.525904866801523">
                <text:p>-0.525904866801523</text:p>
              </table:table-cell>
              <table:table-cell office:value-type="float" office:value="0.738921155902314">
                <text:p>0.7389211559023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13944224766739">
                <text:p>5.13944224766739</text:p>
              </table:table-cell>
              <table:table-cell office:value-type="float" office:value="0.730305982537128">
                <text:p>0.730305982537128</text:p>
              </table:table-cell>
              <table:table-cell office:value-type="float" office:value="-0.480065131829638">
                <text:p>-0.480065131829638</text:p>
              </table:table-cell>
              <table:table-cell office:value-type="float" office:value="0.594228137075084">
                <text:p>0.594228137075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4530639674609">
                <text:p>3.44530639674609</text:p>
              </table:table-cell>
              <table:table-cell office:value-type="float" office:value="0.51579613106958">
                <text:p>0.51579613106958</text:p>
              </table:table-cell>
              <table:table-cell office:value-type="float" office:value="-0.27601095387969">
                <text:p>-0.27601095387969</text:p>
              </table:table-cell>
              <table:table-cell office:value-type="float" office:value="0.383635194726513">
                <text:p>0.3836351947265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2918854452957">
                <text:p>3.72918854452957</text:p>
              </table:table-cell>
              <table:table-cell office:value-type="float" office:value="0.517679146001574">
                <text:p>0.517679146001574</text:p>
              </table:table-cell>
              <table:table-cell office:value-type="float" office:value="-0.121933094127451">
                <text:p>-0.121933094127451</text:p>
              </table:table-cell>
              <table:table-cell office:value-type="float" office:value="0.36791170520436">
                <text:p>0.3679117052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6077152315711">
                <text:p>3.36077152315711</text:p>
              </table:table-cell>
              <table:table-cell office:value-type="float" office:value="0.444427570682599">
                <text:p>0.444427570682599</text:p>
              </table:table-cell>
              <table:table-cell office:value-type="float" office:value="-0.180426502390423">
                <text:p>-0.180426502390423</text:p>
              </table:table-cell>
              <table:table-cell office:value-type="float" office:value="0.365590522505719">
                <text:p>0.365590522505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6823205190484">
                <text:p>2.96823205190484</text:p>
              </table:table-cell>
              <table:table-cell office:value-type="float" office:value="0.33268628630759">
                <text:p>0.33268628630759</text:p>
              </table:table-cell>
              <table:table-cell office:value-type="float" office:value="-0.179069345292836">
                <text:p>-0.179069345292836</text:p>
              </table:table-cell>
              <table:table-cell office:value-type="float" office:value="0.321318520710576">
                <text:p>0.321318520710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25543823994254">
                <text:p>6.25543823994254</text:p>
              </table:table-cell>
              <table:table-cell office:value-type="float" office:value="0.866248169539889">
                <text:p>0.866248169539889</text:p>
              </table:table-cell>
              <table:table-cell office:value-type="float" office:value="-0.189614267671071">
                <text:p>-0.189614267671071</text:p>
              </table:table-cell>
              <table:table-cell office:value-type="float" office:value="0.625302074564285">
                <text:p>0.6253020745642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3727589419194">
                <text:p>4.43727589419194</text:p>
              </table:table-cell>
              <table:table-cell office:value-type="float" office:value="0.636762818184544">
                <text:p>0.636762818184544</text:p>
              </table:table-cell>
              <table:table-cell office:value-type="float" office:value="-0.144201415037804">
                <text:p>-0.144201415037804</text:p>
              </table:table-cell>
              <table:table-cell office:value-type="float" office:value="0.461207610488156">
                <text:p>0.461207610488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107053725239">
                <text:p>2.0107053725239</text:p>
              </table:table-cell>
              <table:table-cell office:value-type="float" office:value="0.224422471370609">
                <text:p>0.224422471370609</text:p>
              </table:table-cell>
              <table:table-cell office:value-type="float" office:value="-0.0768424732949344">
                <text:p>-0.0768424732949344</text:p>
              </table:table-cell>
              <table:table-cell office:value-type="float" office:value="0.178468228598831">
                <text:p>0.178468228598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9864837631555">
                <text:p>3.59864837631555</text:p>
              </table:table-cell>
              <table:table-cell office:value-type="float" office:value="0.345879721589341">
                <text:p>0.345879721589341</text:p>
              </table:table-cell>
              <table:table-cell office:value-type="float" office:value="-0.203645966433334">
                <text:p>-0.203645966433334</text:p>
              </table:table-cell>
              <table:table-cell office:value-type="float" office:value="0.376571957736006">
                <text:p>0.376571957736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6575121620787">
                <text:p>3.66575121620787</text:p>
              </table:table-cell>
              <table:table-cell office:value-type="float" office:value="0.441895588264449">
                <text:p>0.441895588264449</text:p>
              </table:table-cell>
              <table:table-cell office:value-type="float" office:value="-0.220286325521759">
                <text:p>-0.220286325521759</text:p>
              </table:table-cell>
              <table:table-cell office:value-type="float" office:value="0.410325009634732">
                <text:p>0.410325009634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86916499993321">
                <text:p>5.86916499993321</text:p>
              </table:table-cell>
              <table:table-cell office:value-type="float" office:value="0.586870484322174">
                <text:p>0.586870484322174</text:p>
              </table:table-cell>
              <table:table-cell office:value-type="float" office:value="-0.34631157893757">
                <text:p>-0.34631157893757</text:p>
              </table:table-cell>
              <table:table-cell office:value-type="float" office:value="0.604678745899718">
                <text:p>0.604678745899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1337408769151">
                <text:p>4.91337408769151</text:p>
              </table:table-cell>
              <table:table-cell office:value-type="float" office:value="0.703539359368981">
                <text:p>0.703539359368981</text:p>
              </table:table-cell>
              <table:table-cell office:value-type="float" office:value="-0.29982912469039">
                <text:p>-0.29982912469039</text:p>
              </table:table-cell>
              <table:table-cell office:value-type="float" office:value="0.554097774803345">
                <text:p>0.554097774803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0129372106069">
                <text:p>6.70129372106069</text:p>
              </table:table-cell>
              <table:table-cell office:value-type="float" office:value="1.29808192315283">
                <text:p>1.29808192315283</text:p>
              </table:table-cell>
              <table:table-cell office:value-type="float" office:value="-0.0938385330001319">
                <text:p>-0.0938385330001319</text:p>
              </table:table-cell>
              <table:table-cell office:value-type="float" office:value="0.733966497141587">
                <text:p>0.733966497141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9474456093602">
                <text:p>3.79474456093602</text:p>
              </table:table-cell>
              <table:table-cell office:value-type="float" office:value="0.541270931644986">
                <text:p>0.541270931644986</text:p>
              </table:table-cell>
              <table:table-cell office:value-type="float" office:value="-0.303272850500512">
                <text:p>-0.303272850500512</text:p>
              </table:table-cell>
              <table:table-cell office:value-type="float" office:value="0.46100724072295">
                <text:p>0.46100724072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20729635917099">
                <text:p>4.20729635917099</text:p>
              </table:table-cell>
              <table:table-cell office:value-type="float" office:value="0.547183448169965">
                <text:p>0.547183448169965</text:p>
              </table:table-cell>
              <table:table-cell office:value-type="float" office:value="-0.172618093982528">
                <text:p>-0.172618093982528</text:p>
              </table:table-cell>
              <table:table-cell office:value-type="float" office:value="0.405338186400673">
                <text:p>0.4053381864006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6762013809768">
                <text:p>6.66762013809768</text:p>
              </table:table-cell>
              <table:table-cell office:value-type="float" office:value="0.785338922492648">
                <text:p>0.785338922492648</text:p>
              </table:table-cell>
              <table:table-cell office:value-type="float" office:value="-0.414749974372954">
                <text:p>-0.414749974372954</text:p>
              </table:table-cell>
              <table:table-cell office:value-type="float" office:value="0.725496769782667">
                <text:p>0.725496769782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1752568876162">
                <text:p>1.61752568876162</text:p>
              </table:table-cell>
              <table:table-cell office:value-type="float" office:value="0.171737651921317">
                <text:p>0.171737651921317</text:p>
              </table:table-cell>
              <table:table-cell office:value-type="float" office:value="-0.0843650304177631">
                <text:p>-0.0843650304177631</text:p>
              </table:table-cell>
              <table:table-cell office:value-type="float" office:value="0.172705603088597">
                <text:p>0.172705603088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2969786831922">
                <text:p>5.22969786831922</text:p>
              </table:table-cell>
              <table:table-cell office:value-type="float" office:value="0.710935362620031">
                <text:p>0.710935362620031</text:p>
              </table:table-cell>
              <table:table-cell office:value-type="float" office:value="-0.404048831114325">
                <text:p>-0.404048831114325</text:p>
              </table:table-cell>
              <table:table-cell office:value-type="float" office:value="0.63117798147353">
                <text:p>0.63117798147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5575977388627">
                <text:p>2.25575977388627</text:p>
              </table:table-cell>
              <table:table-cell office:value-type="float" office:value="0.255483398125758">
                <text:p>0.255483398125758</text:p>
              </table:table-cell>
              <table:table-cell office:value-type="float" office:value="-0.122998698883155">
                <text:p>-0.122998698883155</text:p>
              </table:table-cell>
              <table:table-cell office:value-type="float" office:value="0.239398728520949">
                <text:p>0.239398728520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3295105936772">
                <text:p>3.73295105936772</text:p>
              </table:table-cell>
              <table:table-cell office:value-type="float" office:value="0.493747027265153">
                <text:p>0.493747027265153</text:p>
              </table:table-cell>
              <table:table-cell office:value-type="float" office:value="-0.232440561424728">
                <text:p>-0.232440561424728</text:p>
              </table:table-cell>
              <table:table-cell office:value-type="float" office:value="0.450598227132047">
                <text:p>0.450598227132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3999025384918">
                <text:p>1.63999025384918</text:p>
              </table:table-cell>
              <table:table-cell office:value-type="float" office:value="0.171489893320743">
                <text:p>0.171489893320743</text:p>
              </table:table-cell>
              <table:table-cell office:value-type="float" office:value="-0.0740009621606859">
                <text:p>-0.0740009621606859</text:p>
              </table:table-cell>
              <table:table-cell office:value-type="float" office:value="0.144092569924263">
                <text:p>0.144092569924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9594617462155">
                <text:p>1.09594617462155</text:p>
              </table:table-cell>
              <table:table-cell office:value-type="float" office:value="0.105091663590156">
                <text:p>0.105091663590156</text:p>
              </table:table-cell>
              <table:table-cell office:value-type="float" office:value="-0.0514818917003076">
                <text:p>-0.0514818917003076</text:p>
              </table:table-cell>
              <table:table-cell office:value-type="float" office:value="0.102555599757914">
                <text:p>0.1025555997579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1334416924739">
                <text:p>6.31334416924739</text:p>
              </table:table-cell>
              <table:table-cell office:value-type="float" office:value="0.777127168663328">
                <text:p>0.777127168663328</text:p>
              </table:table-cell>
              <table:table-cell office:value-type="float" office:value="-0.276149253764767">
                <text:p>-0.276149253764767</text:p>
              </table:table-cell>
              <table:table-cell office:value-type="float" office:value="0.617716474493754">
                <text:p>0.617716474493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42675065231685">
                <text:p>5.42675065231685</text:p>
              </table:table-cell>
              <table:table-cell office:value-type="float" office:value="0.731279074017579">
                <text:p>0.731279074017579</text:p>
              </table:table-cell>
              <table:table-cell office:value-type="float" office:value="-0.415216467079886">
                <text:p>-0.415216467079886</text:p>
              </table:table-cell>
              <table:table-cell office:value-type="float" office:value="0.567060611165689">
                <text:p>0.567060611165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2186029780506">
                <text:p>1.82186029780506</text:p>
              </table:table-cell>
              <table:table-cell office:value-type="float" office:value="0.198746916259356">
                <text:p>0.198746916259356</text:p>
              </table:table-cell>
              <table:table-cell office:value-type="float" office:value="-0.110277983414951">
                <text:p>-0.110277983414951</text:p>
              </table:table-cell>
              <table:table-cell office:value-type="float" office:value="0.201129553014542">
                <text:p>0.201129553014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6812382600726">
                <text:p>3.66812382600726</text:p>
              </table:table-cell>
              <table:table-cell office:value-type="float" office:value="0.368770201646682">
                <text:p>0.368770201646682</text:p>
              </table:table-cell>
              <table:table-cell office:value-type="float" office:value="-0.212144880780022">
                <text:p>-0.212144880780022</text:p>
              </table:table-cell>
              <table:table-cell office:value-type="float" office:value="0.379380415660054">
                <text:p>0.379380415660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0120378192001">
                <text:p>4.60120378192001</text:p>
              </table:table-cell>
              <table:table-cell office:value-type="float" office:value="0.72020788068897">
                <text:p>0.72020788068897</text:p>
              </table:table-cell>
              <table:table-cell office:value-type="float" office:value="-0.307798963193178">
                <text:p>-0.307798963193178</text:p>
              </table:table-cell>
              <table:table-cell office:value-type="float" office:value="0.531177525591417">
                <text:p>0.531177525591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45819943070952">
                <text:p>6.45819943070952</text:p>
              </table:table-cell>
              <table:table-cell office:value-type="float" office:value="0.905378264897668">
                <text:p>0.905378264897668</text:p>
              </table:table-cell>
              <table:table-cell office:value-type="float" office:value="-0.253407776291882">
                <text:p>-0.253407776291882</text:p>
              </table:table-cell>
              <table:table-cell office:value-type="float" office:value="0.658837837766302">
                <text:p>0.6588378377663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7110316375819">
                <text:p>6.77110316375819</text:p>
              </table:table-cell>
              <table:table-cell office:value-type="float" office:value="1.20257845232625">
                <text:p>1.20257845232625</text:p>
              </table:table-cell>
              <table:table-cell office:value-type="float" office:value="-0.0748780092883621">
                <text:p>-0.0748780092883621</text:p>
              </table:table-cell>
              <table:table-cell office:value-type="float" office:value="0.716523394043494">
                <text:p>0.716523394043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5108150692756">
                <text:p>7.55108150692756</text:p>
              </table:table-cell>
              <table:table-cell office:value-type="float" office:value="1.06507530700672">
                <text:p>1.06507530700672</text:p>
              </table:table-cell>
              <table:table-cell office:value-type="float" office:value="-0.262835786660569">
                <text:p>-0.262835786660569</text:p>
              </table:table-cell>
              <table:table-cell office:value-type="float" office:value="0.758375331417712">
                <text:p>0.7583753314177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2722938655758">
                <text:p>3.42722938655758</text:p>
              </table:table-cell>
              <table:table-cell office:value-type="float" office:value="0.555749364419403">
                <text:p>0.555749364419403</text:p>
              </table:table-cell>
              <table:table-cell office:value-type="float" office:value="-0.306470072394974">
                <text:p>-0.306470072394974</text:p>
              </table:table-cell>
              <table:table-cell office:value-type="float" office:value="0.459495879321606">
                <text:p>0.459495879321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9579994763001">
                <text:p>5.69579994763001</text:p>
              </table:table-cell>
              <table:table-cell office:value-type="float" office:value="0.619375849844061">
                <text:p>0.619375849844061</text:p>
              </table:table-cell>
              <table:table-cell office:value-type="float" office:value="-0.355735961446595">
                <text:p>-0.355735961446595</text:p>
              </table:table-cell>
              <table:table-cell office:value-type="float" office:value="0.611648269498434">
                <text:p>0.6116482694984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707043467476">
                <text:p>5.4707043467476</text:p>
              </table:table-cell>
              <table:table-cell office:value-type="float" office:value="0.677890041442368">
                <text:p>0.677890041442368</text:p>
              </table:table-cell>
              <table:table-cell office:value-type="float" office:value="-0.394094141034119">
                <text:p>-0.394094141034119</text:p>
              </table:table-cell>
              <table:table-cell office:value-type="float" office:value="0.57816169291851">
                <text:p>0.578161692918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22538006497">
                <text:p>3.222538006497</text:p>
              </table:table-cell>
              <table:table-cell office:value-type="float" office:value="0.380333641461433">
                <text:p>0.380333641461433</text:p>
              </table:table-cell>
              <table:table-cell office:value-type="float" office:value="-0.191713565005574">
                <text:p>-0.191713565005574</text:p>
              </table:table-cell>
              <table:table-cell office:value-type="float" office:value="0.352570418010785">
                <text:p>0.3525704180107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8667540012032">
                <text:p>1.58667540012032</text:p>
              </table:table-cell>
              <table:table-cell office:value-type="float" office:value="0.173175811747113">
                <text:p>0.173175811747113</text:p>
              </table:table-cell>
              <table:table-cell office:value-type="float" office:value="-0.0907658643581697">
                <text:p>-0.0907658643581697</text:p>
              </table:table-cell>
              <table:table-cell office:value-type="float" office:value="0.169478173210122">
                <text:p>0.169478173210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098258698684">
                <text:p>3.99098258698684</text:p>
              </table:table-cell>
              <table:table-cell office:value-type="float" office:value="0.501351885023489">
                <text:p>0.501351885023489</text:p>
              </table:table-cell>
              <table:table-cell office:value-type="float" office:value="-0.258716608262784">
                <text:p>-0.258716608262784</text:p>
              </table:table-cell>
              <table:table-cell office:value-type="float" office:value="0.454836778282874">
                <text:p>0.454836778282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0900164409452">
                <text:p>3.60900164409452</text:p>
              </table:table-cell>
              <table:table-cell office:value-type="float" office:value="0.473946410574547">
                <text:p>0.473946410574547</text:p>
              </table:table-cell>
              <table:table-cell office:value-type="float" office:value="-0.183345707863255">
                <text:p>-0.183345707863255</text:p>
              </table:table-cell>
              <table:table-cell office:value-type="float" office:value="0.388954572493486">
                <text:p>0.388954572493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3236354054494">
                <text:p>4.13236354054494</text:p>
              </table:table-cell>
              <table:table-cell office:value-type="float" office:value="0.40569672286704">
                <text:p>0.40569672286704</text:p>
              </table:table-cell>
              <table:table-cell office:value-type="float" office:value="-0.233099372050845">
                <text:p>-0.233099372050845</text:p>
              </table:table-cell>
              <table:table-cell office:value-type="float" office:value="0.432924732000602">
                <text:p>0.432924732000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2047318972899">
                <text:p>4.52047318972899</text:p>
              </table:table-cell>
              <table:table-cell office:value-type="float" office:value="0.610492477767799">
                <text:p>0.610492477767799</text:p>
              </table:table-cell>
              <table:table-cell office:value-type="float" office:value="-0.322184179271581">
                <text:p>-0.322184179271581</text:p>
              </table:table-cell>
              <table:table-cell office:value-type="float" office:value="0.509266542524583">
                <text:p>0.5092665425245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13049172656528">
                <text:p>6.13049172656528</text:p>
              </table:table-cell>
              <table:table-cell office:value-type="float" office:value="0.77721431374685">
                <text:p>0.77721431374685</text:p>
              </table:table-cell>
              <table:table-cell office:value-type="float" office:value="-0.444983349316841">
                <text:p>-0.444983349316841</text:p>
              </table:table-cell>
              <table:table-cell office:value-type="float" office:value="0.697722054370839">
                <text:p>0.697722054370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393266358101">
                <text:p>3.9393266358101</text:p>
              </table:table-cell>
              <table:table-cell office:value-type="float" office:value="0.491212261420249">
                <text:p>0.491212261420249</text:p>
              </table:table-cell>
              <table:table-cell office:value-type="float" office:value="-0.267572823680735">
                <text:p>-0.267572823680735</text:p>
              </table:table-cell>
              <table:table-cell office:value-type="float" office:value="0.437164085749207">
                <text:p>0.4371640857492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6255679149427">
                <text:p>2.96255679149427</text:p>
              </table:table-cell>
              <table:table-cell office:value-type="float" office:value="0.293744253249037">
                <text:p>0.293744253249037</text:p>
              </table:table-cell>
              <table:table-cell office:value-type="float" office:value="-0.170003446330812">
                <text:p>-0.170003446330812</text:p>
              </table:table-cell>
              <table:table-cell office:value-type="float" office:value="0.281736217924936">
                <text:p>0.2817362179249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0549842793971">
                <text:p>5.40549842793971</text:p>
              </table:table-cell>
              <table:table-cell office:value-type="float" office:value="0.774914385872009">
                <text:p>0.774914385872009</text:p>
              </table:table-cell>
              <table:table-cell office:value-type="float" office:value="-0.347045202472108">
                <text:p>-0.347045202472108</text:p>
              </table:table-cell>
              <table:table-cell office:value-type="float" office:value="0.657157689093611">
                <text:p>0.6571576890936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22005009827188">
                <text:p>5.22005009827188</text:p>
              </table:table-cell>
              <table:table-cell office:value-type="float" office:value="0.938464417444338">
                <text:p>0.938464417444338</text:p>
              </table:table-cell>
              <table:table-cell office:value-type="float" office:value="0.0265115373373739">
                <text:p>0.0265115373373739</text:p>
              </table:table-cell>
              <table:table-cell office:value-type="float" office:value="0.535155935569682">
                <text:p>0.5351559355696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817549526736">
                <text:p>3.9817549526736</text:p>
              </table:table-cell>
              <table:table-cell office:value-type="float" office:value="0.484568943845026">
                <text:p>0.484568943845026</text:p>
              </table:table-cell>
              <table:table-cell office:value-type="float" office:value="-0.245422321522999">
                <text:p>-0.245422321522999</text:p>
              </table:table-cell>
              <table:table-cell office:value-type="float" office:value="0.438260995084415">
                <text:p>0.438260995084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0968779999663">
                <text:p>2.80968779999663</text:p>
              </table:table-cell>
              <table:table-cell office:value-type="float" office:value="0.291853211054183">
                <text:p>0.291853211054183</text:p>
              </table:table-cell>
              <table:table-cell office:value-type="float" office:value="-0.160436822820888">
                <text:p>-0.160436822820888</text:p>
              </table:table-cell>
              <table:table-cell office:value-type="float" office:value="0.303454737202346">
                <text:p>0.3034547372023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4583022223321">
                <text:p>5.14583022223321</text:p>
              </table:table-cell>
              <table:table-cell office:value-type="float" office:value="0.681922953445736">
                <text:p>0.681922953445736</text:p>
              </table:table-cell>
              <table:table-cell office:value-type="float" office:value="-0.318680751940604">
                <text:p>-0.318680751940604</text:p>
              </table:table-cell>
              <table:table-cell office:value-type="float" office:value="0.587266505254344">
                <text:p>0.5872665052543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25993630073509">
                <text:p>4.25993630073509</text:p>
              </table:table-cell>
              <table:table-cell office:value-type="float" office:value="0.648468360415079">
                <text:p>0.648468360415079</text:p>
              </table:table-cell>
              <table:table-cell office:value-type="float" office:value="-0.413103434242522">
                <text:p>-0.413103434242522</text:p>
              </table:table-cell>
              <table:table-cell office:value-type="float" office:value="0.481479540938684">
                <text:p>0.481479540938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446733964445">
                <text:p>1.50446733964445</text:p>
              </table:table-cell>
              <table:table-cell office:value-type="float" office:value="0.159015469798971">
                <text:p>0.159015469798971</text:p>
              </table:table-cell>
              <table:table-cell office:value-type="float" office:value="-0.0868946218848371">
                <text:p>-0.0868946218848371</text:p>
              </table:table-cell>
              <table:table-cell office:value-type="float" office:value="0.159333099218135">
                <text:p>0.159333099218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136544953244">
                <text:p>3.7136544953244</text:p>
              </table:table-cell>
              <table:table-cell office:value-type="float" office:value="0.468087232753478">
                <text:p>0.468087232753478</text:p>
              </table:table-cell>
              <table:table-cell office:value-type="float" office:value="-0.275338537479638">
                <text:p>-0.275338537479638</text:p>
              </table:table-cell>
              <table:table-cell office:value-type="float" office:value="0.383919213027902">
                <text:p>0.3839192130279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5492264533006">
                <text:p>2.45492264533006</text:p>
              </table:table-cell>
              <table:table-cell office:value-type="float" office:value="0.284884048961361">
                <text:p>0.284884048961361</text:p>
              </table:table-cell>
              <table:table-cell office:value-type="float" office:value="-0.144354256008667">
                <text:p>-0.144354256008667</text:p>
              </table:table-cell>
              <table:table-cell office:value-type="float" office:value="0.268123866129329">
                <text:p>0.2681238661293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3594826417473">
                <text:p>5.53594826417473</text:p>
              </table:table-cell>
              <table:table-cell office:value-type="float" office:value="0.634055995878105">
                <text:p>0.634055995878105</text:p>
              </table:table-cell>
              <table:table-cell office:value-type="float" office:value="-0.384381599700753">
                <text:p>-0.384381599700753</text:p>
              </table:table-cell>
              <table:table-cell office:value-type="float" office:value="0.584362058420872">
                <text:p>0.5843620584208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75935973084474">
                <text:p>5.75935973084474</text:p>
              </table:table-cell>
              <table:table-cell office:value-type="float" office:value="0.982359648299192">
                <text:p>0.982359648299192</text:p>
              </table:table-cell>
              <table:table-cell office:value-type="float" office:value="-0.293672292129738">
                <text:p>-0.293672292129738</text:p>
              </table:table-cell>
              <table:table-cell office:value-type="float" office:value="0.714923403491798">
                <text:p>0.7149234034917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6723146280989">
                <text:p>4.96723146280989</text:p>
              </table:table-cell>
              <table:table-cell office:value-type="float" office:value="0.788458879146842">
                <text:p>0.788458879146842</text:p>
              </table:table-cell>
              <table:table-cell office:value-type="float" office:value="-0.134252081323457">
                <text:p>-0.134252081323457</text:p>
              </table:table-cell>
              <table:table-cell office:value-type="float" office:value="0.573183570210011">
                <text:p>0.5731835702100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669115133337">
                <text:p>2.7669115133337</text:p>
              </table:table-cell>
              <table:table-cell office:value-type="float" office:value="0.340828572936051">
                <text:p>0.340828572936051</text:p>
              </table:table-cell>
              <table:table-cell office:value-type="float" office:value="-0.161660035086637">
                <text:p>-0.161660035086637</text:p>
              </table:table-cell>
              <table:table-cell office:value-type="float" office:value="0.309041832116953">
                <text:p>0.3090418321169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6210377718367">
                <text:p>3.66210377718367</text:p>
              </table:table-cell>
              <table:table-cell office:value-type="float" office:value="0.396356272531033">
                <text:p>0.396356272531033</text:p>
              </table:table-cell>
              <table:table-cell office:value-type="float" office:value="-0.175422447278055">
                <text:p>-0.175422447278055</text:p>
              </table:table-cell>
              <table:table-cell office:value-type="float" office:value="0.333085130002747">
                <text:p>0.3330851300027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7800706021589">
                <text:p>2.97800706021589</text:p>
              </table:table-cell>
              <table:table-cell office:value-type="float" office:value="0.312454853611025">
                <text:p>0.312454853611025</text:p>
              </table:table-cell>
              <table:table-cell office:value-type="float" office:value="-0.175423293383026">
                <text:p>-0.175423293383026</text:p>
              </table:table-cell>
              <table:table-cell office:value-type="float" office:value="0.31374093549793">
                <text:p>0.31374093549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74993230519316">
                <text:p>5.74993230519316</text:p>
              </table:table-cell>
              <table:table-cell office:value-type="float" office:value="0.791800268000793">
                <text:p>0.791800268000793</text:p>
              </table:table-cell>
              <table:table-cell office:value-type="float" office:value="-0.417470536644775">
                <text:p>-0.417470536644775</text:p>
              </table:table-cell>
              <table:table-cell office:value-type="float" office:value="0.620220301161395">
                <text:p>0.620220301161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4326515783717">
                <text:p>4.4326515783717</text:p>
              </table:table-cell>
              <table:table-cell office:value-type="float" office:value="0.622162959736041">
                <text:p>0.622162959736041</text:p>
              </table:table-cell>
              <table:table-cell office:value-type="float" office:value="-0.137888361611378">
                <text:p>-0.137888361611378</text:p>
              </table:table-cell>
              <table:table-cell office:value-type="float" office:value="0.483226345579195">
                <text:p>0.483226345579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6018533450888">
                <text:p>7.6018533450888</text:p>
              </table:table-cell>
              <table:table-cell office:value-type="float" office:value="0.827160237496758">
                <text:p>0.827160237496758</text:p>
              </table:table-cell>
              <table:table-cell office:value-type="float" office:value="-0.458691070723075">
                <text:p>-0.458691070723075</text:p>
              </table:table-cell>
              <table:table-cell office:value-type="float" office:value="0.779018529952132">
                <text:p>0.779018529952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07673002145109">
                <text:p>5.07673002145109</text:p>
              </table:table-cell>
              <table:table-cell office:value-type="float" office:value="0.623131969587296">
                <text:p>0.623131969587296</text:p>
              </table:table-cell>
              <table:table-cell office:value-type="float" office:value="-0.377602305386014">
                <text:p>-0.377602305386014</text:p>
              </table:table-cell>
              <table:table-cell office:value-type="float" office:value="0.582183374821554">
                <text:p>0.5821833748215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6318362191502">
                <text:p>2.76318362191502</text:p>
              </table:table-cell>
              <table:table-cell office:value-type="float" office:value="0.365392277648473">
                <text:p>0.365392277648473</text:p>
              </table:table-cell>
              <table:table-cell office:value-type="float" office:value="-0.170690174249639">
                <text:p>-0.170690174249639</text:p>
              </table:table-cell>
              <table:table-cell office:value-type="float" office:value="0.317718082035687">
                <text:p>0.3177180820356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4857858921499">
                <text:p>1.54857858921499</text:p>
              </table:table-cell>
              <table:table-cell office:value-type="float" office:value="0.178390789346331">
                <text:p>0.178390789346331</text:p>
              </table:table-cell>
              <table:table-cell office:value-type="float" office:value="-0.104418040182967">
                <text:p>-0.104418040182967</text:p>
              </table:table-cell>
              <table:table-cell office:value-type="float" office:value="0.178928807261219">
                <text:p>0.178928807261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85266424311834">
                <text:p>5.85266424311834</text:p>
              </table:table-cell>
              <table:table-cell office:value-type="float" office:value="0.742972084579446">
                <text:p>0.742972084579446</text:p>
              </table:table-cell>
              <table:table-cell office:value-type="float" office:value="-0.480058952218817">
                <text:p>-0.480058952218817</text:p>
              </table:table-cell>
              <table:table-cell office:value-type="float" office:value="0.649317032568162">
                <text:p>0.649317032568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7928001709488">
                <text:p>1.67928001709488</text:p>
              </table:table-cell>
              <table:table-cell office:value-type="float" office:value="0.184237230400024">
                <text:p>0.184237230400024</text:p>
              </table:table-cell>
              <table:table-cell office:value-type="float" office:value="-0.110559996502014">
                <text:p>-0.110559996502014</text:p>
              </table:table-cell>
              <table:table-cell office:value-type="float" office:value="0.190260240899943">
                <text:p>0.1902602408999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628967946988">
                <text:p>2.7628967946988</text:p>
              </table:table-cell>
              <table:table-cell office:value-type="float" office:value="0.336789982658137">
                <text:p>0.336789982658137</text:p>
              </table:table-cell>
              <table:table-cell office:value-type="float" office:value="-0.136722850482601">
                <text:p>-0.136722850482601</text:p>
              </table:table-cell>
              <table:table-cell office:value-type="float" office:value="0.278200533722875">
                <text:p>0.278200533722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0505193225589">
                <text:p>4.0505193225589</text:p>
              </table:table-cell>
              <table:table-cell office:value-type="float" office:value="0.470657083182391">
                <text:p>0.470657083182391</text:p>
              </table:table-cell>
              <table:table-cell office:value-type="float" office:value="-0.209768185583628">
                <text:p>-0.209768185583628</text:p>
              </table:table-cell>
              <table:table-cell office:value-type="float" office:value="0.410833538164087">
                <text:p>0.410833538164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02267623714226">
                <text:p>6.02267623714226</text:p>
              </table:table-cell>
              <table:table-cell office:value-type="float" office:value="0.957540701958016">
                <text:p>0.957540701958016</text:p>
              </table:table-cell>
              <table:table-cell office:value-type="float" office:value="-0.239715365270601">
                <text:p>-0.239715365270601</text:p>
              </table:table-cell>
              <table:table-cell office:value-type="float" office:value="0.69185195135546">
                <text:p>0.69185195135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7863526806698">
                <text:p>2.77863526806698</text:p>
              </table:table-cell>
              <table:table-cell office:value-type="float" office:value="0.360194796095734">
                <text:p>0.360194796095734</text:p>
              </table:table-cell>
              <table:table-cell office:value-type="float" office:value="-0.179322197482202">
                <text:p>-0.179322197482202</text:p>
              </table:table-cell>
              <table:table-cell office:value-type="float" office:value="0.334925033529212">
                <text:p>0.334925033529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13089912898777">
                <text:p>5.13089912898777</text:p>
              </table:table-cell>
              <table:table-cell office:value-type="float" office:value="0.632676012791714">
                <text:p>0.632676012791714</text:p>
              </table:table-cell>
              <table:table-cell office:value-type="float" office:value="-0.268776606774329">
                <text:p>-0.268776606774329</text:p>
              </table:table-cell>
              <table:table-cell office:value-type="float" office:value="0.556380127834162">
                <text:p>0.556380127834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4871161925836">
                <text:p>5.54871161925836</text:p>
              </table:table-cell>
              <table:table-cell office:value-type="float" office:value="0.598732807929534">
                <text:p>0.598732807929534</text:p>
              </table:table-cell>
              <table:table-cell office:value-type="float" office:value="-0.304624688171839">
                <text:p>-0.304624688171839</text:p>
              </table:table-cell>
              <table:table-cell office:value-type="float" office:value="0.518648027674672">
                <text:p>0.5186480276746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14238557129681">
                <text:p>5.14238557129681</text:p>
              </table:table-cell>
              <table:table-cell office:value-type="float" office:value="0.578708895966441">
                <text:p>0.578708895966441</text:p>
              </table:table-cell>
              <table:table-cell office:value-type="float" office:value="-0.338945376438894">
                <text:p>-0.338945376438894</text:p>
              </table:table-cell>
              <table:table-cell office:value-type="float" office:value="0.545447515396973">
                <text:p>0.5454475153969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0043146293137">
                <text:p>3.00043146293137</text:p>
              </table:table-cell>
              <table:table-cell office:value-type="float" office:value="0.379140426250298">
                <text:p>0.379140426250298</text:p>
              </table:table-cell>
              <table:table-cell office:value-type="float" office:value="-0.197622323445067">
                <text:p>-0.197622323445067</text:p>
              </table:table-cell>
              <table:table-cell office:value-type="float" office:value="0.335873559359264">
                <text:p>0.3358735593592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8139368586156">
                <text:p>7.38139368586156</text:p>
              </table:table-cell>
              <table:table-cell office:value-type="float" office:value="1.1583365467591">
                <text:p>1.1583365467591</text:p>
              </table:table-cell>
              <table:table-cell office:value-type="float" office:value="-0.184359926129839">
                <text:p>-0.184359926129839</text:p>
              </table:table-cell>
              <table:table-cell office:value-type="float" office:value="0.739430426089514">
                <text:p>0.7394304260895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4097635161786">
                <text:p>3.34097635161786</text:p>
              </table:table-cell>
              <table:table-cell office:value-type="float" office:value="0.392980943388709">
                <text:p>0.392980943388709</text:p>
              </table:table-cell>
              <table:table-cell office:value-type="float" office:value="-0.162086637804197">
                <text:p>-0.162086637804197</text:p>
              </table:table-cell>
              <table:table-cell office:value-type="float" office:value="0.347114869539022">
                <text:p>0.347114869539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3994348082276">
                <text:p>7.23994348082276</text:p>
              </table:table-cell>
              <table:table-cell office:value-type="float" office:value="1.09446512945251">
                <text:p>1.09446512945251</text:p>
              </table:table-cell>
              <table:table-cell office:value-type="float" office:value="-0.140022181535036">
                <text:p>-0.140022181535036</text:p>
              </table:table-cell>
              <table:table-cell office:value-type="float" office:value="0.726389033586625">
                <text:p>0.726389033586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7146387258023">
                <text:p>6.17146387258023</text:p>
              </table:table-cell>
              <table:table-cell office:value-type="float" office:value="1.10913749059468">
                <text:p>1.10913749059468</text:p>
              </table:table-cell>
              <table:table-cell office:value-type="float" office:value="-0.400504631968908">
                <text:p>-0.400504631968908</text:p>
              </table:table-cell>
              <table:table-cell office:value-type="float" office:value="0.716984654238407">
                <text:p>0.7169846542384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3398984393087">
                <text:p>4.53398984393087</text:p>
              </table:table-cell>
              <table:table-cell office:value-type="float" office:value="0.636657992887219">
                <text:p>0.636657992887219</text:p>
              </table:table-cell>
              <table:table-cell office:value-type="float" office:value="-0.293765289900511">
                <text:p>-0.293765289900511</text:p>
              </table:table-cell>
              <table:table-cell office:value-type="float" office:value="0.519233891454475">
                <text:p>0.5192338914544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5030803724018">
                <text:p>3.25030803724018</text:p>
              </table:table-cell>
              <table:table-cell office:value-type="float" office:value="0.364865565157828">
                <text:p>0.364865565157828</text:p>
              </table:table-cell>
              <table:table-cell office:value-type="float" office:value="-0.15921063567068">
                <text:p>-0.15921063567068</text:p>
              </table:table-cell>
              <table:table-cell office:value-type="float" office:value="0.332199636288075">
                <text:p>0.332199636288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3158957631948">
                <text:p>5.53158957631948</text:p>
              </table:table-cell>
              <table:table-cell office:value-type="float" office:value="0.608951236381738">
                <text:p>0.608951236381738</text:p>
              </table:table-cell>
              <table:table-cell office:value-type="float" office:value="-0.332004894344122">
                <text:p>-0.332004894344122</text:p>
              </table:table-cell>
              <table:table-cell office:value-type="float" office:value="0.574963950815658">
                <text:p>0.574963950815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444823816669">
                <text:p>3.38444823816669</text:p>
              </table:table-cell>
              <table:table-cell office:value-type="float" office:value="0.396480153572771">
                <text:p>0.396480153572771</text:p>
              </table:table-cell>
              <table:table-cell office:value-type="float" office:value="-0.21573252010693">
                <text:p>-0.21573252010693</text:p>
              </table:table-cell>
              <table:table-cell office:value-type="float" office:value="0.377980035301008">
                <text:p>0.377980035301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11344281369395">
                <text:p>7.11344281369395</text:p>
              </table:table-cell>
              <table:table-cell office:value-type="float" office:value="0.721257984920218">
                <text:p>0.721257984920218</text:p>
              </table:table-cell>
              <table:table-cell office:value-type="float" office:value="-0.433824041716588">
                <text:p>-0.433824041716588</text:p>
              </table:table-cell>
              <table:table-cell office:value-type="float" office:value="0.636402560481618">
                <text:p>0.6364025604816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5479207531112">
                <text:p>3.05479207531112</text:p>
              </table:table-cell>
              <table:table-cell office:value-type="float" office:value="0.366156641532772">
                <text:p>0.366156641532772</text:p>
              </table:table-cell>
              <table:table-cell office:value-type="float" office:value="-0.19112482386131">
                <text:p>-0.19112482386131</text:p>
              </table:table-cell>
              <table:table-cell office:value-type="float" office:value="0.335445120183848">
                <text:p>0.3354451201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90536197194859">
                <text:p>6.90536197194859</text:p>
              </table:table-cell>
              <table:table-cell office:value-type="float" office:value="1.04823080936208">
                <text:p>1.04823080936208</text:p>
              </table:table-cell>
              <table:table-cell office:value-type="float" office:value="-0.626276367742515">
                <text:p>-0.626276367742515</text:p>
              </table:table-cell>
              <table:table-cell office:value-type="float" office:value="0.771616688231978">
                <text:p>0.771616688231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7000528334775">
                <text:p>4.77000528334775</text:p>
              </table:table-cell>
              <table:table-cell office:value-type="float" office:value="0.570154049369569">
                <text:p>0.570154049369569</text:p>
              </table:table-cell>
              <table:table-cell office:value-type="float" office:value="-0.339057900016436">
                <text:p>-0.339057900016436</text:p>
              </table:table-cell>
              <table:table-cell office:value-type="float" office:value="0.50322482826905">
                <text:p>0.50322482826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852106585683">
                <text:p>1.57852106585683</text:p>
              </table:table-cell>
              <table:table-cell office:value-type="float" office:value="0.160351279504303">
                <text:p>0.160351279504303</text:p>
              </table:table-cell>
              <table:table-cell office:value-type="float" office:value="-0.0847951765181464">
                <text:p>-0.0847951765181464</text:p>
              </table:table-cell>
              <table:table-cell office:value-type="float" office:value="0.152071424917865">
                <text:p>0.152071424917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31686289720955">
                <text:p>5.31686289720955</text:p>
              </table:table-cell>
              <table:table-cell office:value-type="float" office:value="0.647777480199169">
                <text:p>0.647777480199169</text:p>
              </table:table-cell>
              <table:table-cell office:value-type="float" office:value="-0.359114357319777">
                <text:p>-0.359114357319777</text:p>
              </table:table-cell>
              <table:table-cell office:value-type="float" office:value="0.559958936956432">
                <text:p>0.559958936956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31410826301254">
                <text:p>6.31410826301254</text:p>
              </table:table-cell>
              <table:table-cell office:value-type="float" office:value="1.03899227932505">
                <text:p>1.03899227932505</text:p>
              </table:table-cell>
              <table:table-cell office:value-type="float" office:value="-0.213769248327446">
                <text:p>-0.213769248327446</text:p>
              </table:table-cell>
              <table:table-cell office:value-type="float" office:value="0.715808443004386">
                <text:p>0.715808443004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25878148325701">
                <text:p>5.25878148325701</text:p>
              </table:table-cell>
              <table:table-cell office:value-type="float" office:value="0.801537623526153">
                <text:p>0.801537623526153</text:p>
              </table:table-cell>
              <table:table-cell office:value-type="float" office:value="-0.208557878022767">
                <text:p>-0.208557878022767</text:p>
              </table:table-cell>
              <table:table-cell office:value-type="float" office:value="0.628569730155712">
                <text:p>0.6285697301557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3474624433632">
                <text:p>3.83474624433632</text:p>
              </table:table-cell>
              <table:table-cell office:value-type="float" office:value="0.470545703630599">
                <text:p>0.470545703630599</text:p>
              </table:table-cell>
              <table:table-cell office:value-type="float" office:value="-0.196144150478242">
                <text:p>-0.196144150478242</text:p>
              </table:table-cell>
              <table:table-cell office:value-type="float" office:value="0.40077782915783">
                <text:p>0.40077782915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7199651523947">
                <text:p>2.67199651523947</text:p>
              </table:table-cell>
              <table:table-cell office:value-type="float" office:value="0.289196712914813">
                <text:p>0.289196712914813</text:p>
              </table:table-cell>
              <table:table-cell office:value-type="float" office:value="-0.138997027700495">
                <text:p>-0.138997027700495</text:p>
              </table:table-cell>
              <table:table-cell office:value-type="float" office:value="0.24955266146671">
                <text:p>0.249552661466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9899323722661">
                <text:p>6.09899323722661</text:p>
              </table:table-cell>
              <table:table-cell office:value-type="float" office:value="0.834767462765101">
                <text:p>0.834767462765101</text:p>
              </table:table-cell>
              <table:table-cell office:value-type="float" office:value="-0.290154077194344">
                <text:p>-0.290154077194344</text:p>
              </table:table-cell>
              <table:table-cell office:value-type="float" office:value="0.660175480180896">
                <text:p>0.6601754801808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2524387252993">
                <text:p>4.22524387252993</text:p>
              </table:table-cell>
              <table:table-cell office:value-type="float" office:value="0.482961000703102">
                <text:p>0.482961000703102</text:p>
              </table:table-cell>
              <table:table-cell office:value-type="float" office:value="-0.248132519240615">
                <text:p>-0.248132519240615</text:p>
              </table:table-cell>
              <table:table-cell office:value-type="float" office:value="0.467732893198249">
                <text:p>0.4677328931982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073801745177">
                <text:p>2.4073801745177</text:p>
              </table:table-cell>
              <table:table-cell office:value-type="float" office:value="0.265004329805459">
                <text:p>0.265004329805459</text:p>
              </table:table-cell>
              <table:table-cell office:value-type="float" office:value="-0.125924227389755">
                <text:p>-0.125924227389755</text:p>
              </table:table-cell>
              <table:table-cell office:value-type="float" office:value="0.236375997325182">
                <text:p>0.2363759973251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79626202513688">
                <text:p>3.79626202513688</text:p>
              </table:table-cell>
              <table:table-cell office:value-type="float" office:value="0.546438458475049">
                <text:p>0.546438458475049</text:p>
              </table:table-cell>
              <table:table-cell office:value-type="float" office:value="-0.256823762577025">
                <text:p>-0.256823762577025</text:p>
              </table:table-cell>
              <table:table-cell office:value-type="float" office:value="0.435413014738236">
                <text:p>0.435413014738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71340993416511">
                <text:p>3.71340993416511</text:p>
              </table:table-cell>
              <table:table-cell office:value-type="float" office:value="0.00567255179586912">
                <text:p>0.00567255179586912</text:p>
              </table:table-cell>
              <table:table-cell office:value-type="float" office:value="-0.312528151074401">
                <text:p>-0.312528151074401</text:p>
              </table:table-cell>
              <table:table-cell office:value-type="float" office:value="0.246090853204342">
                <text:p>0.2460908532043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7574623196928">
                <text:p>4.57574623196928</text:p>
              </table:table-cell>
              <table:table-cell office:value-type="float" office:value="0.487355112892827">
                <text:p>0.487355112892827</text:p>
              </table:table-cell>
              <table:table-cell office:value-type="float" office:value="-0.295287819655643">
                <text:p>-0.295287819655643</text:p>
              </table:table-cell>
              <table:table-cell office:value-type="float" office:value="0.486987266698541">
                <text:p>0.4869872666985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11862660183282">
                <text:p>6.11862660183282</text:p>
              </table:table-cell>
              <table:table-cell office:value-type="float" office:value="0.860822976244586">
                <text:p>0.860822976244586</text:p>
              </table:table-cell>
              <table:table-cell office:value-type="float" office:value="-0.327092109668208">
                <text:p>-0.327092109668208</text:p>
              </table:table-cell>
              <table:table-cell office:value-type="float" office:value="0.709866417274312">
                <text:p>0.7098664172743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00008850235726">
                <text:p>6.00008850235726</text:p>
              </table:table-cell>
              <table:table-cell office:value-type="float" office:value="0.89363342303749">
                <text:p>0.89363342303749</text:p>
              </table:table-cell>
              <table:table-cell office:value-type="float" office:value="-0.112977119146947">
                <text:p>-0.112977119146947</text:p>
              </table:table-cell>
              <table:table-cell office:value-type="float" office:value="0.639001954711658">
                <text:p>0.6390019547116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57704354694667">
                <text:p>3.57704354694667</text:p>
              </table:table-cell>
              <table:table-cell office:value-type="float" office:value="0.489884127755093">
                <text:p>0.489884127755093</text:p>
              </table:table-cell>
              <table:table-cell office:value-type="float" office:value="-0.119419632607259">
                <text:p>-0.119419632607259</text:p>
              </table:table-cell>
              <table:table-cell office:value-type="float" office:value="0.355183681353338">
                <text:p>0.355183681353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7865010979802">
                <text:p>4.27865010979802</text:p>
              </table:table-cell>
              <table:table-cell office:value-type="float" office:value="0.658248922374818">
                <text:p>0.658248922374818</text:p>
              </table:table-cell>
              <table:table-cell office:value-type="float" office:value="-0.278880149755216">
                <text:p>-0.278880149755216</text:p>
              </table:table-cell>
              <table:table-cell office:value-type="float" office:value="0.530577661573612">
                <text:p>0.5305776615736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01307316104166">
                <text:p>4.01307316104166</text:p>
              </table:table-cell>
              <table:table-cell office:value-type="float" office:value="0.481556553400805">
                <text:p>0.481556553400805</text:p>
              </table:table-cell>
              <table:table-cell office:value-type="float" office:value="-0.199120384810791">
                <text:p>-0.199120384810791</text:p>
              </table:table-cell>
              <table:table-cell office:value-type="float" office:value="0.427638998820452">
                <text:p>0.4276389988204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8221743218134">
                <text:p>3.18221743218134</text:p>
              </table:table-cell>
              <table:table-cell office:value-type="float" office:value="0.344162092597439">
                <text:p>0.344162092597439</text:p>
              </table:table-cell>
              <table:table-cell office:value-type="float" office:value="-0.192410613263744">
                <text:p>-0.192410613263744</text:p>
              </table:table-cell>
              <table:table-cell office:value-type="float" office:value="0.346913001082654">
                <text:p>0.346913001082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2774916962168">
                <text:p>1.22774916962168</text:p>
              </table:table-cell>
              <table:table-cell office:value-type="float" office:value="0.127010813474083">
                <text:p>0.127010813474083</text:p>
              </table:table-cell>
              <table:table-cell office:value-type="float" office:value="-0.0751927395800259">
                <text:p>-0.0751927395800259</text:p>
              </table:table-cell>
              <table:table-cell office:value-type="float" office:value="0.136474741027243">
                <text:p>0.136474741027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35474382207087">
                <text:p>4.35474382207087</text:p>
              </table:table-cell>
              <table:table-cell office:value-type="float" office:value="0.680387439490342">
                <text:p>0.680387439490342</text:p>
              </table:table-cell>
              <table:table-cell office:value-type="float" office:value="-0.18699458140782">
                <text:p>-0.18699458140782</text:p>
              </table:table-cell>
              <table:table-cell office:value-type="float" office:value="0.507524523206633">
                <text:p>0.507524523206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15197088198593">
                <text:p>5.15197088198593</text:p>
              </table:table-cell>
              <table:table-cell office:value-type="float" office:value="0.687717098169203">
                <text:p>0.687717098169203</text:p>
              </table:table-cell>
              <table:table-cell office:value-type="float" office:value="-0.368991133944681">
                <text:p>-0.368991133944681</text:p>
              </table:table-cell>
              <table:table-cell office:value-type="float" office:value="0.596033489959512">
                <text:p>0.596033489959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06813458502132">
                <text:p>5.06813458502132</text:p>
              </table:table-cell>
              <table:table-cell office:value-type="float" office:value="0.454534920396259">
                <text:p>0.454534920396259</text:p>
              </table:table-cell>
              <table:table-cell office:value-type="float" office:value="-0.277372839961514">
                <text:p>-0.277372839961514</text:p>
              </table:table-cell>
              <table:table-cell office:value-type="float" office:value="0.520183239777038">
                <text:p>0.5201832397770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686976918568">
                <text:p>1.9686976918568</text:p>
              </table:table-cell>
              <table:table-cell office:value-type="float" office:value="0.21342186976009">
                <text:p>0.21342186976009</text:p>
              </table:table-cell>
              <table:table-cell office:value-type="float" office:value="-0.0841428601893872">
                <text:p>-0.0841428601893872</text:p>
              </table:table-cell>
              <table:table-cell office:value-type="float" office:value="0.175409751440009">
                <text:p>0.1754097514400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5491110799138">
                <text:p>4.45491110799138</text:p>
              </table:table-cell>
              <table:table-cell office:value-type="float" office:value="0.495867585668228">
                <text:p>0.495867585668228</text:p>
              </table:table-cell>
              <table:table-cell office:value-type="float" office:value="-0.301971275592993">
                <text:p>-0.301971275592993</text:p>
              </table:table-cell>
              <table:table-cell office:value-type="float" office:value="0.492921157850078">
                <text:p>0.4929211578500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6096682944881">
                <text:p>2.46096682944881</text:p>
              </table:table-cell>
              <table:table-cell office:value-type="float" office:value="0.279603757870136">
                <text:p>0.279603757870136</text:p>
              </table:table-cell>
              <table:table-cell office:value-type="float" office:value="-0.110934251855601">
                <text:p>-0.110934251855601</text:p>
              </table:table-cell>
              <table:table-cell office:value-type="float" office:value="0.240671822950457">
                <text:p>0.240671822950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326269567368">
                <text:p>4.2326269567368</text:p>
              </table:table-cell>
              <table:table-cell office:value-type="float" office:value="0.367013145862498">
                <text:p>0.367013145862498</text:p>
              </table:table-cell>
              <table:table-cell office:value-type="float" office:value="-0.222175783678032">
                <text:p>-0.222175783678032</text:p>
              </table:table-cell>
              <table:table-cell office:value-type="float" office:value="0.422317663323898">
                <text:p>0.4223176633238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06001971523597">
                <text:p>8.06001971523597</text:p>
              </table:table-cell>
              <table:table-cell office:value-type="float" office:value="1.04182551745483">
                <text:p>1.04182551745483</text:p>
              </table:table-cell>
              <table:table-cell office:value-type="float" office:value="-0.303655793989657">
                <text:p>-0.303655793989657</text:p>
              </table:table-cell>
              <table:table-cell office:value-type="float" office:value="0.794068443100228">
                <text:p>0.7940684431002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5792609913418">
                <text:p>4.95792609913418</text:p>
              </table:table-cell>
              <table:table-cell office:value-type="float" office:value="0.593297468818739">
                <text:p>0.593297468818739</text:p>
              </table:table-cell>
              <table:table-cell office:value-type="float" office:value="-0.257695202060334">
                <text:p>-0.257695202060334</text:p>
              </table:table-cell>
              <table:table-cell office:value-type="float" office:value="0.525319267537284">
                <text:p>0.5253192675372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9322073277888">
                <text:p>2.99322073277888</text:p>
              </table:table-cell>
              <table:table-cell office:value-type="float" office:value="0.354841007247177">
                <text:p>0.354841007247177</text:p>
              </table:table-cell>
              <table:table-cell office:value-type="float" office:value="-0.147223780874948">
                <text:p>-0.147223780874948</text:p>
              </table:table-cell>
              <table:table-cell office:value-type="float" office:value="0.293814339091644">
                <text:p>0.2938143390916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1670990707374">
                <text:p>3.61670990707374</text:p>
              </table:table-cell>
              <table:table-cell office:value-type="float" office:value="0.470990029312564">
                <text:p>0.470990029312564</text:p>
              </table:table-cell>
              <table:table-cell office:value-type="float" office:value="-0.201335361759978">
                <text:p>-0.201335361759978</text:p>
              </table:table-cell>
              <table:table-cell office:value-type="float" office:value="0.394351301698204">
                <text:p>0.3943513016982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1933717229571">
                <text:p>2.41933717229571</text:p>
              </table:table-cell>
              <table:table-cell office:value-type="float" office:value="0.253801653388626">
                <text:p>0.253801653388626</text:p>
              </table:table-cell>
              <table:table-cell office:value-type="float" office:value="-0.158358919953522">
                <text:p>-0.158358919953522</text:p>
              </table:table-cell>
              <table:table-cell office:value-type="float" office:value="0.260244007629337">
                <text:p>0.260244007629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54544160946931">
                <text:p>5.54544160946931</text:p>
              </table:table-cell>
              <table:table-cell office:value-type="float" office:value="0.795939556725676">
                <text:p>0.795939556725676</text:p>
              </table:table-cell>
              <table:table-cell office:value-type="float" office:value="-0.368786656534774">
                <text:p>-0.368786656534774</text:p>
              </table:table-cell>
              <table:table-cell office:value-type="float" office:value="0.62493796417866">
                <text:p>0.62493796417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4567266357427">
                <text:p>2.14567266357427</text:p>
              </table:table-cell>
              <table:table-cell office:value-type="float" office:value="0.219127417130192">
                <text:p>0.219127417130192</text:p>
              </table:table-cell>
              <table:table-cell office:value-type="float" office:value="-0.119799315853291">
                <text:p>-0.119799315853291</text:p>
              </table:table-cell>
              <table:table-cell office:value-type="float" office:value="0.225478941939591">
                <text:p>0.225478941939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9772621770836">
                <text:p>5.79772621770836</text:p>
              </table:table-cell>
              <table:table-cell office:value-type="float" office:value="0.940652369671708">
                <text:p>0.940652369671708</text:p>
              </table:table-cell>
              <table:table-cell office:value-type="float" office:value="-0.163537988403749">
                <text:p>-0.163537988403749</text:p>
              </table:table-cell>
              <table:table-cell office:value-type="float" office:value="0.630513205069606">
                <text:p>0.6305132050696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5430689183602">
                <text:p>3.45430689183602</text:p>
              </table:table-cell>
              <table:table-cell office:value-type="float" office:value="0.397501729423749">
                <text:p>0.397501729423749</text:p>
              </table:table-cell>
              <table:table-cell office:value-type="float" office:value="-0.227264083521956">
                <text:p>-0.227264083521956</text:p>
              </table:table-cell>
              <table:table-cell office:value-type="float" office:value="0.381247700409823">
                <text:p>0.381247700409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6529839984269">
                <text:p>5.46529839984269</text:p>
              </table:table-cell>
              <table:table-cell office:value-type="float" office:value="0.958217273946423">
                <text:p>0.958217273946423</text:p>
              </table:table-cell>
              <table:table-cell office:value-type="float" office:value="-0.355964518966607">
                <text:p>-0.355964518966607</text:p>
              </table:table-cell>
              <table:table-cell office:value-type="float" office:value="0.637519379763323">
                <text:p>0.637519379763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48138908589449">
                <text:p>2.48138908589449</text:p>
              </table:table-cell>
              <table:table-cell office:value-type="float" office:value="0.231592333597813">
                <text:p>0.231592333597813</text:p>
              </table:table-cell>
              <table:table-cell office:value-type="float" office:value="-0.144636965858834">
                <text:p>-0.144636965858834</text:p>
              </table:table-cell>
              <table:table-cell office:value-type="float" office:value="0.210600195246027">
                <text:p>0.2106001952460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12154299796691">
                <text:p>2.12154299796691</text:p>
              </table:table-cell>
              <table:table-cell office:value-type="float" office:value="0.226046083584462">
                <text:p>0.226046083584462</text:p>
              </table:table-cell>
              <table:table-cell office:value-type="float" office:value="-0.118748193594993">
                <text:p>-0.118748193594993</text:p>
              </table:table-cell>
              <table:table-cell office:value-type="float" office:value="0.219505528886189">
                <text:p>0.219505528886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2970154063435">
                <text:p>4.22970154063435</text:p>
              </table:table-cell>
              <table:table-cell office:value-type="float" office:value="0.555527748045592">
                <text:p>0.555527748045592</text:p>
              </table:table-cell>
              <table:table-cell office:value-type="float" office:value="-0.187116494701057">
                <text:p>-0.187116494701057</text:p>
              </table:table-cell>
              <table:table-cell office:value-type="float" office:value="0.422877352430864">
                <text:p>0.422877352430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159830944006">
                <text:p>3.6159830944006</text:p>
              </table:table-cell>
              <table:table-cell office:value-type="float" office:value="0.38722980170737">
                <text:p>0.38722980170737</text:p>
              </table:table-cell>
              <table:table-cell office:value-type="float" office:value="-0.22601422487592">
                <text:p>-0.22601422487592</text:p>
              </table:table-cell>
              <table:table-cell office:value-type="float" office:value="0.384513654324027">
                <text:p>0.3845136543240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4084402850354">
                <text:p>3.4084402850354</text:p>
              </table:table-cell>
              <table:table-cell office:value-type="float" office:value="0.356038559665692">
                <text:p>0.356038559665692</text:p>
              </table:table-cell>
              <table:table-cell office:value-type="float" office:value="-0.19846932596032">
                <text:p>-0.19846932596032</text:p>
              </table:table-cell>
              <table:table-cell office:value-type="float" office:value="0.365495592888324">
                <text:p>0.3654955928883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47469694042266">
                <text:p>6.47469694042266</text:p>
              </table:table-cell>
              <table:table-cell office:value-type="float" office:value="1.06147852322919">
                <text:p>1.06147852322919</text:p>
              </table:table-cell>
              <table:table-cell office:value-type="float" office:value="-0.434607944641143">
                <text:p>-0.434607944641143</text:p>
              </table:table-cell>
              <table:table-cell office:value-type="float" office:value="0.758995628053072">
                <text:p>0.7589956280530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80427812579601">
                <text:p>4.80427812579601</text:p>
              </table:table-cell>
              <table:table-cell office:value-type="float" office:value="0.655281155311244">
                <text:p>0.655281155311244</text:p>
              </table:table-cell>
              <table:table-cell office:value-type="float" office:value="-0.173610957429228">
                <text:p>-0.173610957429228</text:p>
              </table:table-cell>
              <table:table-cell office:value-type="float" office:value="0.515557762248798">
                <text:p>0.515557762248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4689586835465">
                <text:p>4.14689586835465</text:p>
              </table:table-cell>
              <table:table-cell office:value-type="float" office:value="0.452801557563201">
                <text:p>0.452801557563201</text:p>
              </table:table-cell>
              <table:table-cell office:value-type="float" office:value="-0.263190877108975">
                <text:p>-0.263190877108975</text:p>
              </table:table-cell>
              <table:table-cell office:value-type="float" office:value="0.42985246820146">
                <text:p>0.429852468201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0144157157568">
                <text:p>4.60144157157568</text:p>
              </table:table-cell>
              <table:table-cell office:value-type="float" office:value="0.604127348220731">
                <text:p>0.604127348220731</text:p>
              </table:table-cell>
              <table:table-cell office:value-type="float" office:value="-0.255883697476361">
                <text:p>-0.255883697476361</text:p>
              </table:table-cell>
              <table:table-cell office:value-type="float" office:value="0.537650046785093">
                <text:p>0.5376500467850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7554242279814">
                <text:p>5.7554242279814</text:p>
              </table:table-cell>
              <table:table-cell office:value-type="float" office:value="0.903358788935681">
                <text:p>0.903358788935681</text:p>
              </table:table-cell>
              <table:table-cell office:value-type="float" office:value="-0.346478733974523">
                <text:p>-0.346478733974523</text:p>
              </table:table-cell>
              <table:table-cell office:value-type="float" office:value="0.721174281131583">
                <text:p>0.7211742811315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857194809127">
                <text:p>4.0857194809127</text:p>
              </table:table-cell>
              <table:table-cell office:value-type="float" office:value="0.59557702458332">
                <text:p>0.59557702458332</text:p>
              </table:table-cell>
              <table:table-cell office:value-type="float" office:value="-0.178026856495193">
                <text:p>-0.178026856495193</text:p>
              </table:table-cell>
              <table:table-cell office:value-type="float" office:value="0.44481822889271">
                <text:p>0.444818228892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45529628464601">
                <text:p>5.45529628464601</text:p>
              </table:table-cell>
              <table:table-cell office:value-type="float" office:value="0.51757955403399">
                <text:p>0.51757955403399</text:p>
              </table:table-cell>
              <table:table-cell office:value-type="float" office:value="-0.2836327724065">
                <text:p>-0.2836327724065</text:p>
              </table:table-cell>
              <table:table-cell office:value-type="float" office:value="0.537119640644561">
                <text:p>0.5371196406445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91584418019217">
                <text:p>6.91584418019217</text:p>
              </table:table-cell>
              <table:table-cell office:value-type="float" office:value="0.9241466432181">
                <text:p>0.9241466432181</text:p>
              </table:table-cell>
              <table:table-cell office:value-type="float" office:value="-0.240026552795805">
                <text:p>-0.240026552795805</text:p>
              </table:table-cell>
              <table:table-cell office:value-type="float" office:value="0.684276091611184">
                <text:p>0.6842760916111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5309341454185">
                <text:p>3.5309341454185</text:p>
              </table:table-cell>
              <table:table-cell office:value-type="float" office:value="0.406078099801476">
                <text:p>0.406078099801476</text:p>
              </table:table-cell>
              <table:table-cell office:value-type="float" office:value="-0.24990181220031">
                <text:p>-0.24990181220031</text:p>
              </table:table-cell>
              <table:table-cell office:value-type="float" office:value="0.374539816311122">
                <text:p>0.374539816311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47437805382609">
                <text:p>5.47437805382609</text:p>
              </table:table-cell>
              <table:table-cell office:value-type="float" office:value="1.50868118998865">
                <text:p>1.50868118998865</text:p>
              </table:table-cell>
              <table:table-cell office:value-type="float" office:value="-0.528283583745909">
                <text:p>-0.528283583745909</text:p>
              </table:table-cell>
              <table:table-cell office:value-type="float" office:value="0.684656376732504">
                <text:p>0.6846563767325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3131847573624">
                <text:p>2.33131847573624</text:p>
              </table:table-cell>
              <table:table-cell office:value-type="float" office:value="0.273635258953291">
                <text:p>0.273635258953291</text:p>
              </table:table-cell>
              <table:table-cell office:value-type="float" office:value="-0.147424622530058">
                <text:p>-0.147424622530058</text:p>
              </table:table-cell>
              <table:table-cell office:value-type="float" office:value="0.263956424611419">
                <text:p>0.263956424611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5814670856056">
                <text:p>3.95814670856056</text:p>
              </table:table-cell>
              <table:table-cell office:value-type="float" office:value="0.485533326770148">
                <text:p>0.485533326770148</text:p>
              </table:table-cell>
              <table:table-cell office:value-type="float" office:value="-0.260583576885808">
                <text:p>-0.260583576885808</text:p>
              </table:table-cell>
              <table:table-cell office:value-type="float" office:value="0.426768597719819">
                <text:p>0.426768597719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39838198854035">
                <text:p>3.39838198854035</text:p>
              </table:table-cell>
              <table:table-cell office:value-type="float" office:value="0.434228575417094">
                <text:p>0.434228575417094</text:p>
              </table:table-cell>
              <table:table-cell office:value-type="float" office:value="-0.142767987016363">
                <text:p>-0.142767987016363</text:p>
              </table:table-cell>
              <table:table-cell office:value-type="float" office:value="0.362587700954712">
                <text:p>0.3625877009547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76317556963053">
                <text:p>3.76317556963053</text:p>
              </table:table-cell>
              <table:table-cell office:value-type="float" office:value="0.516959061693211">
                <text:p>0.516959061693211</text:p>
              </table:table-cell>
              <table:table-cell office:value-type="float" office:value="-0.238346064270664">
                <text:p>-0.238346064270664</text:p>
              </table:table-cell>
              <table:table-cell office:value-type="float" office:value="0.422073128321084">
                <text:p>0.4220731283210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9786044968352">
                <text:p>4.99786044968352</text:p>
              </table:table-cell>
              <table:table-cell office:value-type="float" office:value="0.745482474498624">
                <text:p>0.745482474498624</text:p>
              </table:table-cell>
              <table:table-cell office:value-type="float" office:value="-0.346892970950196">
                <text:p>-0.346892970950196</text:p>
              </table:table-cell>
              <table:table-cell office:value-type="float" office:value="0.574655257219539">
                <text:p>0.574655257219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16216847634792">
                <text:p>5.16216847634792</text:p>
              </table:table-cell>
              <table:table-cell office:value-type="float" office:value="0.729779551623554">
                <text:p>0.729779551623554</text:p>
              </table:table-cell>
              <table:table-cell office:value-type="float" office:value="-0.213386389844907">
                <text:p>-0.213386389844907</text:p>
              </table:table-cell>
              <table:table-cell office:value-type="float" office:value="0.54386243248205">
                <text:p>0.54386243248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29962917670062">
                <text:p>5.29962917670062</text:p>
              </table:table-cell>
              <table:table-cell office:value-type="float" office:value="0.668866704067416">
                <text:p>0.668866704067416</text:p>
              </table:table-cell>
              <table:table-cell office:value-type="float" office:value="-0.216339210100979">
                <text:p>-0.216339210100979</text:p>
              </table:table-cell>
              <table:table-cell office:value-type="float" office:value="0.494896731804607">
                <text:p>0.4948967318046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6775562279218">
                <text:p>3.06775562279218</text:p>
              </table:table-cell>
              <table:table-cell office:value-type="float" office:value="0.374874071566636">
                <text:p>0.374874071566636</text:p>
              </table:table-cell>
              <table:table-cell office:value-type="float" office:value="-0.208452228903327">
                <text:p>-0.208452228903327</text:p>
              </table:table-cell>
              <table:table-cell office:value-type="float" office:value="0.330679168480462">
                <text:p>0.330679168480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0359886018793">
                <text:p>3.10359886018793</text:p>
              </table:table-cell>
              <table:table-cell office:value-type="float" office:value="0.415808206724141">
                <text:p>0.415808206724141</text:p>
              </table:table-cell>
              <table:table-cell office:value-type="float" office:value="-0.196678528778034">
                <text:p>-0.196678528778034</text:p>
              </table:table-cell>
              <table:table-cell office:value-type="float" office:value="0.375223082701578">
                <text:p>0.3752230827015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33264615613354">
                <text:p>3.33264615613354</text:p>
              </table:table-cell>
              <table:table-cell office:value-type="float" office:value="0.380250926433741">
                <text:p>0.380250926433741</text:p>
              </table:table-cell>
              <table:table-cell office:value-type="float" office:value="-0.149146306475366">
                <text:p>-0.149146306475366</text:p>
              </table:table-cell>
              <table:table-cell office:value-type="float" office:value="0.322573378145313">
                <text:p>0.3225733781453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3951760775893">
                <text:p>5.03951760775893</text:p>
              </table:table-cell>
              <table:table-cell office:value-type="float" office:value="0.583067418274143">
                <text:p>0.583067418274143</text:p>
              </table:table-cell>
              <table:table-cell office:value-type="float" office:value="-0.326797993987573">
                <text:p>-0.326797993987573</text:p>
              </table:table-cell>
              <table:table-cell office:value-type="float" office:value="0.562495953173263">
                <text:p>0.5624959531732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1879262290195">
                <text:p>3.01879262290195</text:p>
              </table:table-cell>
              <table:table-cell office:value-type="float" office:value="0.361348355763433">
                <text:p>0.361348355763433</text:p>
              </table:table-cell>
              <table:table-cell office:value-type="float" office:value="-0.168322019111366">
                <text:p>-0.168322019111366</text:p>
              </table:table-cell>
              <table:table-cell office:value-type="float" office:value="0.320670315584723">
                <text:p>0.3206703155847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74319955558121">
                <text:p>4.74319955558121</text:p>
              </table:table-cell>
              <table:table-cell office:value-type="float" office:value="0.726561758149421">
                <text:p>0.726561758149421</text:p>
              </table:table-cell>
              <table:table-cell office:value-type="float" office:value="-0.366461841438964">
                <text:p>-0.366461841438964</text:p>
              </table:table-cell>
              <table:table-cell office:value-type="float" office:value="0.589702098943292">
                <text:p>0.589702098943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39273951580454">
                <text:p>4.39273951580454</text:p>
              </table:table-cell>
              <table:table-cell office:value-type="float" office:value="0.701453014790108">
                <text:p>0.701453014790108</text:p>
              </table:table-cell>
              <table:table-cell office:value-type="float" office:value="-0.223393207992066">
                <text:p>-0.223393207992066</text:p>
              </table:table-cell>
              <table:table-cell office:value-type="float" office:value="0.498386017901221">
                <text:p>0.498386017901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8433884867318">
                <text:p>3.68433884867318</text:p>
              </table:table-cell>
              <table:table-cell office:value-type="float" office:value="0.456953325874386">
                <text:p>0.456953325874386</text:p>
              </table:table-cell>
              <table:table-cell office:value-type="float" office:value="-0.264508942684239">
                <text:p>-0.264508942684239</text:p>
              </table:table-cell>
              <table:table-cell office:value-type="float" office:value="0.397346872043066">
                <text:p>0.3973468720430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65475390240734">
                <text:p>3.65475390240734</text:p>
              </table:table-cell>
              <table:table-cell office:value-type="float" office:value="0.421838368595178">
                <text:p>0.421838368595178</text:p>
              </table:table-cell>
              <table:table-cell office:value-type="float" office:value="-0.1977310493624">
                <text:p>-0.1977310493624</text:p>
              </table:table-cell>
              <table:table-cell office:value-type="float" office:value="0.391832062855888">
                <text:p>0.3918320628558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1731592764417">
                <text:p>4.01731592764417</text:p>
              </table:table-cell>
              <table:table-cell office:value-type="float" office:value="0.474953722017795">
                <text:p>0.474953722017795</text:p>
              </table:table-cell>
              <table:table-cell office:value-type="float" office:value="-0.26860930954466">
                <text:p>-0.26860930954466</text:p>
              </table:table-cell>
              <table:table-cell office:value-type="float" office:value="0.444962428747991">
                <text:p>0.444962428747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4819293637025">
                <text:p>4.4819293637025</text:p>
              </table:table-cell>
              <table:table-cell office:value-type="float" office:value="0.578174423912285">
                <text:p>0.578174423912285</text:p>
              </table:table-cell>
              <table:table-cell office:value-type="float" office:value="-0.281672755230978">
                <text:p>-0.281672755230978</text:p>
              </table:table-cell>
              <table:table-cell office:value-type="float" office:value="0.532860849316307">
                <text:p>0.532860849316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98625110415787">
                <text:p>3.98625110415787</text:p>
              </table:table-cell>
              <table:table-cell office:value-type="float" office:value="0.544178772042574">
                <text:p>0.544178772042574</text:p>
              </table:table-cell>
              <table:table-cell office:value-type="float" office:value="-0.283337480684649">
                <text:p>-0.283337480684649</text:p>
              </table:table-cell>
              <table:table-cell office:value-type="float" office:value="0.456690286140871">
                <text:p>0.4566902861408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7437482973371">
                <text:p>4.47437482973371</text:p>
              </table:table-cell>
              <table:table-cell office:value-type="float" office:value="0.621159666683092">
                <text:p>0.621159666683092</text:p>
              </table:table-cell>
              <table:table-cell office:value-type="float" office:value="-0.198342374412673">
                <text:p>-0.198342374412673</text:p>
              </table:table-cell>
              <table:table-cell office:value-type="float" office:value="0.526789547400788">
                <text:p>0.526789547400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0361413711072">
                <text:p>4.30361413711072</text:p>
              </table:table-cell>
              <table:table-cell office:value-type="float" office:value="0.541501858753615">
                <text:p>0.541501858753615</text:p>
              </table:table-cell>
              <table:table-cell office:value-type="float" office:value="-0.221021440297704">
                <text:p>-0.221021440297704</text:p>
              </table:table-cell>
              <table:table-cell office:value-type="float" office:value="0.44278515006435">
                <text:p>0.442785150064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46665140363879">
                <text:p>3.46665140363879</text:p>
              </table:table-cell>
              <table:table-cell office:value-type="float" office:value="0.337842393419661">
                <text:p>0.337842393419661</text:p>
              </table:table-cell>
              <table:table-cell office:value-type="float" office:value="-0.197910912918795">
                <text:p>-0.197910912918795</text:p>
              </table:table-cell>
              <table:table-cell office:value-type="float" office:value="0.342901421702892">
                <text:p>0.3429014217028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46089609457">
                <text:p>3.746089609457</text:p>
              </table:table-cell>
              <table:table-cell office:value-type="float" office:value="0.469825304101086">
                <text:p>0.469825304101086</text:p>
              </table:table-cell>
              <table:table-cell office:value-type="float" office:value="-0.240071537431974">
                <text:p>-0.240071537431974</text:p>
              </table:table-cell>
              <table:table-cell office:value-type="float" office:value="0.418027466655095">
                <text:p>0.418027466655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8240218656755">
                <text:p>5.78240218656755</text:p>
              </table:table-cell>
              <table:table-cell office:value-type="float" office:value="0.768007119054431">
                <text:p>0.768007119054431</text:p>
              </table:table-cell>
              <table:table-cell office:value-type="float" office:value="-0.404874983864264">
                <text:p>-0.404874983864264</text:p>
              </table:table-cell>
              <table:table-cell office:value-type="float" office:value="0.625066793948466">
                <text:p>0.6250667939484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9340669651719">
                <text:p>7.49340669651719</text:p>
              </table:table-cell>
              <table:table-cell office:value-type="float" office:value="1.14179090058868">
                <text:p>1.14179090058868</text:p>
              </table:table-cell>
              <table:table-cell office:value-type="float" office:value="-0.648510989714946">
                <text:p>-0.648510989714946</text:p>
              </table:table-cell>
              <table:table-cell office:value-type="float" office:value="0.825655433923928">
                <text:p>0.825655433923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27470177539595">
                <text:p>4.27470177539595</text:p>
              </table:table-cell>
              <table:table-cell office:value-type="float" office:value="0.546922827785765">
                <text:p>0.546922827785765</text:p>
              </table:table-cell>
              <table:table-cell office:value-type="float" office:value="-0.204721858881308">
                <text:p>-0.204721858881308</text:p>
              </table:table-cell>
              <table:table-cell office:value-type="float" office:value="0.435818699223356">
                <text:p>0.4358186992233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934510390144">
                <text:p>5.3934510390144</text:p>
              </table:table-cell>
              <table:table-cell office:value-type="float" office:value="0.688751802658357">
                <text:p>0.688751802658357</text:p>
              </table:table-cell>
              <table:table-cell office:value-type="float" office:value="-0.377189464939474">
                <text:p>-0.377189464939474</text:p>
              </table:table-cell>
              <table:table-cell office:value-type="float" office:value="0.579030093281252">
                <text:p>0.5790300932812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8991203654535">
                <text:p>1.98991203654535</text:p>
              </table:table-cell>
              <table:table-cell office:value-type="float" office:value="0.230195355657285">
                <text:p>0.230195355657285</text:p>
              </table:table-cell>
              <table:table-cell office:value-type="float" office:value="-0.0949324546735864">
                <text:p>-0.0949324546735864</text:p>
              </table:table-cell>
              <table:table-cell office:value-type="float" office:value="0.20249724539341">
                <text:p>0.20249724539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74025297021539">
                <text:p>4.74025297021539</text:p>
              </table:table-cell>
              <table:table-cell office:value-type="float" office:value="0.633601702030869">
                <text:p>0.633601702030869</text:p>
              </table:table-cell>
              <table:table-cell office:value-type="float" office:value="-0.139036170682803">
                <text:p>-0.139036170682803</text:p>
              </table:table-cell>
              <table:table-cell office:value-type="float" office:value="0.477606710700127">
                <text:p>0.4776067107001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30466299173163">
                <text:p>5.30466299173163</text:p>
              </table:table-cell>
              <table:table-cell office:value-type="float" office:value="0.712028827586285">
                <text:p>0.712028827586285</text:p>
              </table:table-cell>
              <table:table-cell office:value-type="float" office:value="-0.161558011667696">
                <text:p>-0.161558011667696</text:p>
              </table:table-cell>
              <table:table-cell office:value-type="float" office:value="0.519722523138706">
                <text:p>0.5197225231387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6748040602186">
                <text:p>2.46748040602186</text:p>
              </table:table-cell>
              <table:table-cell office:value-type="float" office:value="0.261036582400027">
                <text:p>0.261036582400027</text:p>
              </table:table-cell>
              <table:table-cell office:value-type="float" office:value="-0.1547376875885">
                <text:p>-0.1547376875885</text:p>
              </table:table-cell>
              <table:table-cell office:value-type="float" office:value="0.260660220566129">
                <text:p>0.260660220566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78166836468757">
                <text:p>3.78166836468757</text:p>
              </table:table-cell>
              <table:table-cell office:value-type="float" office:value="0.603875155670479">
                <text:p>0.603875155670479</text:p>
              </table:table-cell>
              <table:table-cell office:value-type="float" office:value="-0.268497702033265">
                <text:p>-0.268497702033265</text:p>
              </table:table-cell>
              <table:table-cell office:value-type="float" office:value="0.481463175692683">
                <text:p>0.4814631756926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77951070432528">
                <text:p>7.77951070432528</text:p>
              </table:table-cell>
              <table:table-cell office:value-type="float" office:value="1.19764424715428">
                <text:p>1.19764424715428</text:p>
              </table:table-cell>
              <table:table-cell office:value-type="float" office:value="-0.197381176990451">
                <text:p>-0.197381176990451</text:p>
              </table:table-cell>
              <table:table-cell office:value-type="float" office:value="0.781980811775709">
                <text:p>0.7819808117757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43040760741396">
                <text:p>6.43040760741396</text:p>
              </table:table-cell>
              <table:table-cell office:value-type="float" office:value="0.665286454272007">
                <text:p>0.665286454272007</text:p>
              </table:table-cell>
              <table:table-cell office:value-type="float" office:value="-0.35449897986316">
                <text:p>-0.35449897986316</text:p>
              </table:table-cell>
              <table:table-cell office:value-type="float" office:value="0.578647149681579">
                <text:p>0.5786471496815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6401419523332">
                <text:p>3.6401419523332</text:p>
              </table:table-cell>
              <table:table-cell office:value-type="float" office:value="0.448921285070809">
                <text:p>0.448921285070809</text:p>
              </table:table-cell>
              <table:table-cell office:value-type="float" office:value="-0.201832138281171">
                <text:p>-0.201832138281171</text:p>
              </table:table-cell>
              <table:table-cell office:value-type="float" office:value="0.40892079534595">
                <text:p>0.408920795345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98020350996">
                <text:p>4.398020350996</text:p>
              </table:table-cell>
              <table:table-cell office:value-type="float" office:value="0.559732433832552">
                <text:p>0.559732433832552</text:p>
              </table:table-cell>
              <table:table-cell office:value-type="float" office:value="-0.16842230717842">
                <text:p>-0.16842230717842</text:p>
              </table:table-cell>
              <table:table-cell office:value-type="float" office:value="0.457225869507009">
                <text:p>0.457225869507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4647937834352">
                <text:p>4.84647937834352</text:p>
              </table:table-cell>
              <table:table-cell office:value-type="float" office:value="0.463157211217873">
                <text:p>0.463157211217873</text:p>
              </table:table-cell>
              <table:table-cell office:value-type="float" office:value="-0.27044939549051">
                <text:p>-0.27044939549051</text:p>
              </table:table-cell>
              <table:table-cell office:value-type="float" office:value="0.479899389283587">
                <text:p>0.4798993892835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4061906234089">
                <text:p>4.34061906234089</text:p>
              </table:table-cell>
              <table:table-cell office:value-type="float" office:value="0.583116056759883">
                <text:p>0.583116056759883</text:p>
              </table:table-cell>
              <table:table-cell office:value-type="float" office:value="-0.256756883685051">
                <text:p>-0.256756883685051</text:p>
              </table:table-cell>
              <table:table-cell office:value-type="float" office:value="0.488734519448746">
                <text:p>0.4887345194487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0990885429584">
                <text:p>3.00990885429584</text:p>
              </table:table-cell>
              <table:table-cell office:value-type="float" office:value="0.443687666171454">
                <text:p>0.443687666171454</text:p>
              </table:table-cell>
              <table:table-cell office:value-type="float" office:value="-0.16069559885207">
                <text:p>-0.16069559885207</text:p>
              </table:table-cell>
              <table:table-cell office:value-type="float" office:value="0.333879330452784">
                <text:p>0.3338793304527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362730792626">
                <text:p>6.3362730792626</text:p>
              </table:table-cell>
              <table:table-cell office:value-type="float" office:value="0.855277664981259">
                <text:p>0.855277664981259</text:p>
              </table:table-cell>
              <table:table-cell office:value-type="float" office:value="-0.238868157859164">
                <text:p>-0.238868157859164</text:p>
              </table:table-cell>
              <table:table-cell office:value-type="float" office:value="0.674232286488633">
                <text:p>0.6742322864886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56609587711201">
                <text:p>6.56609587711201</text:p>
              </table:table-cell>
              <table:table-cell office:value-type="float" office:value="0.999341916939011">
                <text:p>0.999341916939011</text:p>
              </table:table-cell>
              <table:table-cell office:value-type="float" office:value="-0.162978559596707">
                <text:p>-0.162978559596707</text:p>
              </table:table-cell>
              <table:table-cell office:value-type="float" office:value="0.692704275236312">
                <text:p>0.6927042752363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75024014932272">
                <text:p>4.75024014932272</text:p>
              </table:table-cell>
              <table:table-cell office:value-type="float" office:value="0.585403293692151">
                <text:p>0.585403293692151</text:p>
              </table:table-cell>
              <table:table-cell office:value-type="float" office:value="-0.319458033010553">
                <text:p>-0.319458033010553</text:p>
              </table:table-cell>
              <table:table-cell office:value-type="float" office:value="0.507219221852801">
                <text:p>0.507219221852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37876952346628">
                <text:p>6.37876952346628</text:p>
              </table:table-cell>
              <table:table-cell office:value-type="float" office:value="1.07299493042337">
                <text:p>1.07299493042337</text:p>
              </table:table-cell>
              <table:table-cell office:value-type="float" office:value="-0.168458120031067">
                <text:p>-0.168458120031067</text:p>
              </table:table-cell>
              <table:table-cell office:value-type="float" office:value="0.679169885604968">
                <text:p>0.679169885604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65248569546465">
                <text:p>2.65248569546465</text:p>
              </table:table-cell>
              <table:table-cell office:value-type="float" office:value="0.321894234892786">
                <text:p>0.321894234892786</text:p>
              </table:table-cell>
              <table:table-cell office:value-type="float" office:value="-0.177419092660279">
                <text:p>-0.177419092660279</text:p>
              </table:table-cell>
              <table:table-cell office:value-type="float" office:value="0.295664047491167">
                <text:p>0.2956640474911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8871152542326">
                <text:p>2.08871152542326</text:p>
              </table:table-cell>
              <table:table-cell office:value-type="float" office:value="0.24075062476139">
                <text:p>0.24075062476139</text:p>
              </table:table-cell>
              <table:table-cell office:value-type="float" office:value="-0.117568508271193">
                <text:p>-0.117568508271193</text:p>
              </table:table-cell>
              <table:table-cell office:value-type="float" office:value="0.225906197030048">
                <text:p>0.225906197030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22651122406778">
                <text:p>4.22651122406778</text:p>
              </table:table-cell>
              <table:table-cell office:value-type="float" office:value="0.472074053816321">
                <text:p>0.472074053816321</text:p>
              </table:table-cell>
              <table:table-cell office:value-type="float" office:value="-0.266878445516394">
                <text:p>-0.266878445516394</text:p>
              </table:table-cell>
              <table:table-cell office:value-type="float" office:value="0.475031654365106">
                <text:p>0.4750316543651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1562040322182">
                <text:p>4.01562040322182</text:p>
              </table:table-cell>
              <table:table-cell office:value-type="float" office:value="0.559349501112119">
                <text:p>0.559349501112119</text:p>
              </table:table-cell>
              <table:table-cell office:value-type="float" office:value="-0.376919490549007">
                <text:p>-0.376919490549007</text:p>
              </table:table-cell>
              <table:table-cell office:value-type="float" office:value="0.464642449457991">
                <text:p>0.464642449457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43986980932639">
                <text:p>6.43986980932639</text:p>
              </table:table-cell>
              <table:table-cell office:value-type="float" office:value="1.05516024031585">
                <text:p>1.05516024031585</text:p>
              </table:table-cell>
              <table:table-cell office:value-type="float" office:value="-0.280715534907638">
                <text:p>-0.280715534907638</text:p>
              </table:table-cell>
              <table:table-cell office:value-type="float" office:value="0.720266093420683">
                <text:p>0.720266093420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7847183198699">
                <text:p>7.97847183198699</text:p>
              </table:table-cell>
              <table:table-cell office:value-type="float" office:value="1.07666285817302">
                <text:p>1.07666285817302</text:p>
              </table:table-cell>
              <table:table-cell office:value-type="float" office:value="-0.62239687324097">
                <text:p>-0.62239687324097</text:p>
              </table:table-cell>
              <table:table-cell office:value-type="float" office:value="0.893008347010124">
                <text:p>0.893008347010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2928306854092">
                <text:p>3.02928306854092</text:p>
              </table:table-cell>
              <table:table-cell office:value-type="float" office:value="0.423814237826574">
                <text:p>0.423814237826574</text:p>
              </table:table-cell>
              <table:table-cell office:value-type="float" office:value="-0.194787303973773">
                <text:p>-0.194787303973773</text:p>
              </table:table-cell>
              <table:table-cell office:value-type="float" office:value="0.344471242268468">
                <text:p>0.3444712422684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58098231626859">
                <text:p>5.58098231626859</text:p>
              </table:table-cell>
              <table:table-cell office:value-type="float" office:value="0.584889439206342">
                <text:p>0.584889439206342</text:p>
              </table:table-cell>
              <table:table-cell office:value-type="float" office:value="-0.325805459494119">
                <text:p>-0.325805459494119</text:p>
              </table:table-cell>
              <table:table-cell office:value-type="float" office:value="0.577605713544438">
                <text:p>0.5776057135444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70687127430101">
                <text:p>4.70687127430101</text:p>
              </table:table-cell>
              <table:table-cell office:value-type="float" office:value="0.581560891842638">
                <text:p>0.581560891842638</text:p>
              </table:table-cell>
              <table:table-cell office:value-type="float" office:value="-0.344207466839737">
                <text:p>-0.344207466839737</text:p>
              </table:table-cell>
              <table:table-cell office:value-type="float" office:value="0.480610885769268">
                <text:p>0.4806108857692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7041057759834">
                <text:p>7.7041057759834</text:p>
              </table:table-cell>
              <table:table-cell office:value-type="float" office:value="1.15624442975062">
                <text:p>1.15624442975062</text:p>
              </table:table-cell>
              <table:table-cell office:value-type="float" office:value="-0.14225419187423">
                <text:p>-0.14225419187423</text:p>
              </table:table-cell>
              <table:table-cell office:value-type="float" office:value="0.789340281663798">
                <text:p>0.7893402816637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21525923348314">
                <text:p>5.21525923348314</text:p>
              </table:table-cell>
              <table:table-cell office:value-type="float" office:value="0.576085405175569">
                <text:p>0.576085405175569</text:p>
              </table:table-cell>
              <table:table-cell office:value-type="float" office:value="-0.302714749287906">
                <text:p>-0.302714749287906</text:p>
              </table:table-cell>
              <table:table-cell office:value-type="float" office:value="0.568974900706329">
                <text:p>0.5689749007063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79700536861172">
                <text:p>4.79700536861172</text:p>
              </table:table-cell>
              <table:table-cell office:value-type="float" office:value="0.633987851111781">
                <text:p>0.633987851111781</text:p>
              </table:table-cell>
              <table:table-cell office:value-type="float" office:value="-0.365151785687775">
                <text:p>-0.365151785687775</text:p>
              </table:table-cell>
              <table:table-cell office:value-type="float" office:value="0.556606648582662">
                <text:p>0.5566066485826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55938153995913">
                <text:p>7.55938153995913</text:p>
              </table:table-cell>
              <table:table-cell office:value-type="float" office:value="1.10922374816335">
                <text:p>1.10922374816335</text:p>
              </table:table-cell>
              <table:table-cell office:value-type="float" office:value="-0.134810078340053">
                <text:p>-0.134810078340053</text:p>
              </table:table-cell>
              <table:table-cell office:value-type="float" office:value="0.784666995978258">
                <text:p>0.784666995978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88576356551661">
                <text:p>4.88576356551661</text:p>
              </table:table-cell>
              <table:table-cell office:value-type="float" office:value="0.730262898984857">
                <text:p>0.730262898984857</text:p>
              </table:table-cell>
              <table:table-cell office:value-type="float" office:value="-0.293369516967282">
                <text:p>-0.293369516967282</text:p>
              </table:table-cell>
              <table:table-cell office:value-type="float" office:value="0.553883713918013">
                <text:p>0.5538837139180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29866490288617">
                <text:p>5.29866490288617</text:p>
              </table:table-cell>
              <table:table-cell office:value-type="float" office:value="0.85325894299064">
                <text:p>0.85325894299064</text:p>
              </table:table-cell>
              <table:table-cell office:value-type="float" office:value="-0.302761424548892">
                <text:p>-0.302761424548892</text:p>
              </table:table-cell>
              <table:table-cell office:value-type="float" office:value="0.659782652624094">
                <text:p>0.6597826526240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07667339609467">
                <text:p>5.07667339609467</text:p>
              </table:table-cell>
              <table:table-cell office:value-type="float" office:value="0.632018091270283">
                <text:p>0.632018091270283</text:p>
              </table:table-cell>
              <table:table-cell office:value-type="float" office:value="-0.241470935742594">
                <text:p>-0.241470935742594</text:p>
              </table:table-cell>
              <table:table-cell office:value-type="float" office:value="0.539834546407206">
                <text:p>0.5398345464072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5965832130871">
                <text:p>4.95965832130871</text:p>
              </table:table-cell>
              <table:table-cell office:value-type="float" office:value="0.676059025110019">
                <text:p>0.676059025110019</text:p>
              </table:table-cell>
              <table:table-cell office:value-type="float" office:value="-0.358157380346932">
                <text:p>-0.358157380346932</text:p>
              </table:table-cell>
              <table:table-cell office:value-type="float" office:value="0.553009490620766">
                <text:p>0.5530094906207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67290243685343">
                <text:p>5.67290243685343</text:p>
              </table:table-cell>
              <table:table-cell office:value-type="float" office:value="0.459423767375928">
                <text:p>0.459423767375928</text:p>
              </table:table-cell>
              <table:table-cell office:value-type="float" office:value="-0.259242863968344">
                <text:p>-0.259242863968344</text:p>
              </table:table-cell>
              <table:table-cell office:value-type="float" office:value="0.552624242887116">
                <text:p>0.5526242428871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0730717656431">
                <text:p>5.0730717656431</text:p>
              </table:table-cell>
              <table:table-cell office:value-type="float" office:value="0.816544025849034">
                <text:p>0.816544025849034</text:p>
              </table:table-cell>
              <table:table-cell office:value-type="float" office:value="-0.317474531931645">
                <text:p>-0.317474531931645</text:p>
              </table:table-cell>
              <table:table-cell office:value-type="float" office:value="0.598119588683545">
                <text:p>0.5981195886835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30198847051201">
                <text:p>4.30198847051201</text:p>
              </table:table-cell>
              <table:table-cell office:value-type="float" office:value="0.451239318432787">
                <text:p>0.451239318432787</text:p>
              </table:table-cell>
              <table:table-cell office:value-type="float" office:value="-0.266449063944109">
                <text:p>-0.266449063944109</text:p>
              </table:table-cell>
              <table:table-cell office:value-type="float" office:value="0.455372608745242">
                <text:p>0.4553726087452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61817913153647">
                <text:p>5.61817913153647</text:p>
              </table:table-cell>
              <table:table-cell office:value-type="float" office:value="1.01579242688071">
                <text:p>1.01579242688071</text:p>
              </table:table-cell>
              <table:table-cell office:value-type="float" office:value="-0.291727240474279">
                <text:p>-0.291727240474279</text:p>
              </table:table-cell>
              <table:table-cell office:value-type="float" office:value="0.648861669741239">
                <text:p>0.6488616697412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82080482597908">
                <text:p>4.82080482597908</text:p>
              </table:table-cell>
              <table:table-cell office:value-type="float" office:value="0.59941209980588">
                <text:p>0.59941209980588</text:p>
              </table:table-cell>
              <table:table-cell office:value-type="float" office:value="-0.276569375944344">
                <text:p>-0.276569375944344</text:p>
              </table:table-cell>
              <table:table-cell office:value-type="float" office:value="0.53684274453492">
                <text:p>0.536842744534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81355775708756">
                <text:p>5.81355775708756</text:p>
              </table:table-cell>
              <table:table-cell office:value-type="float" office:value="0.893726132776396">
                <text:p>0.893726132776396</text:p>
              </table:table-cell>
              <table:table-cell office:value-type="float" office:value="-0.434211651417372">
                <text:p>-0.434211651417372</text:p>
              </table:table-cell>
              <table:table-cell office:value-type="float" office:value="0.643936847818617">
                <text:p>0.6439368478186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57058453903687">
                <text:p>3.57058453903687</text:p>
              </table:table-cell>
              <table:table-cell office:value-type="float" office:value="0.486668842600001">
                <text:p>0.486668842600001</text:p>
              </table:table-cell>
              <table:table-cell office:value-type="float" office:value="-0.235581174096357">
                <text:p>-0.235581174096357</text:p>
              </table:table-cell>
              <table:table-cell office:value-type="float" office:value="0.41163355619105">
                <text:p>0.41163355619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7260968632857">
                <text:p>6.57260968632857</text:p>
              </table:table-cell>
              <table:table-cell office:value-type="float" office:value="0.781162337986627">
                <text:p>0.781162337986627</text:p>
              </table:table-cell>
              <table:table-cell office:value-type="float" office:value="-0.458031526535474">
                <text:p>-0.458031526535474</text:p>
              </table:table-cell>
              <table:table-cell office:value-type="float" office:value="0.670664458069385">
                <text:p>0.6706644580693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1984906692771">
                <text:p>2.51984906692771</text:p>
              </table:table-cell>
              <table:table-cell office:value-type="float" office:value="0.260213472325464">
                <text:p>0.260213472325464</text:p>
              </table:table-cell>
              <table:table-cell office:value-type="float" office:value="-0.119032660630831">
                <text:p>-0.119032660630831</text:p>
              </table:table-cell>
              <table:table-cell office:value-type="float" office:value="0.225369137481153">
                <text:p>0.2253691374811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688037863172">
                <text:p>1.73688037863172</text:p>
              </table:table-cell>
              <table:table-cell office:value-type="float" office:value="0.181321177395757">
                <text:p>0.181321177395757</text:p>
              </table:table-cell>
              <table:table-cell office:value-type="float" office:value="-0.0753316076159924">
                <text:p>-0.0753316076159924</text:p>
              </table:table-cell>
              <table:table-cell office:value-type="float" office:value="0.157475671801941">
                <text:p>0.1574756718019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18616738779">
                <text:p>3.1418616738779</text:p>
              </table:table-cell>
              <table:table-cell office:value-type="float" office:value="0.310212231149594">
                <text:p>0.310212231149594</text:p>
              </table:table-cell>
              <table:table-cell office:value-type="float" office:value="-0.183667077444164">
                <text:p>-0.183667077444164</text:p>
              </table:table-cell>
              <table:table-cell office:value-type="float" office:value="0.329528761413484">
                <text:p>0.3295287614134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28826712444213">
                <text:p>5.28826712444213</text:p>
              </table:table-cell>
              <table:table-cell office:value-type="float" office:value="0.468062385990558">
                <text:p>0.468062385990558</text:p>
              </table:table-cell>
              <table:table-cell office:value-type="float" office:value="-0.25398609403442">
                <text:p>-0.25398609403442</text:p>
              </table:table-cell>
              <table:table-cell office:value-type="float" office:value="0.519088122457648">
                <text:p>0.5190881224576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75000666315392">
                <text:p>4.75000666315392</text:p>
              </table:table-cell>
              <table:table-cell office:value-type="float" office:value="0.966184719163434">
                <text:p>0.966184719163434</text:p>
              </table:table-cell>
              <table:table-cell office:value-type="float" office:value="-0.0987880601705797">
                <text:p>-0.0987880601705797</text:p>
              </table:table-cell>
              <table:table-cell office:value-type="float" office:value="0.54583124239078">
                <text:p>0.545831242390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35111394647408">
                <text:p>6.35111394647408</text:p>
              </table:table-cell>
              <table:table-cell office:value-type="float" office:value="0.892812823457139">
                <text:p>0.892812823457139</text:p>
              </table:table-cell>
              <table:table-cell office:value-type="float" office:value="-0.208317239044252">
                <text:p>-0.208317239044252</text:p>
              </table:table-cell>
              <table:table-cell office:value-type="float" office:value="0.616845893866364">
                <text:p>0.6168458938663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9019432322559">
                <text:p>1.69019432322559</text:p>
              </table:table-cell>
              <table:table-cell office:value-type="float" office:value="0.169641739650187">
                <text:p>0.169641739650187</text:p>
              </table:table-cell>
              <table:table-cell office:value-type="float" office:value="-0.0835445552602041">
                <text:p>-0.0835445552602041</text:p>
              </table:table-cell>
              <table:table-cell office:value-type="float" office:value="0.155637054554288">
                <text:p>0.155637054554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7220286686642">
                <text:p>7.27220286686642</text:p>
              </table:table-cell>
              <table:table-cell office:value-type="float" office:value="0.829136149150658">
                <text:p>0.829136149150658</text:p>
              </table:table-cell>
              <table:table-cell office:value-type="float" office:value="-0.458407613510368">
                <text:p>-0.458407613510368</text:p>
              </table:table-cell>
              <table:table-cell office:value-type="float" office:value="0.786515006898564">
                <text:p>0.786515006898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3464799884845">
                <text:p>5.43464799884845</text:p>
              </table:table-cell>
              <table:table-cell office:value-type="float" office:value="0.629602237051761">
                <text:p>0.629602237051761</text:p>
              </table:table-cell>
              <table:table-cell office:value-type="float" office:value="-0.284955821709208">
                <text:p>-0.284955821709208</text:p>
              </table:table-cell>
              <table:table-cell office:value-type="float" office:value="0.527704631520227">
                <text:p>0.5277046315202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884384365453">
                <text:p>6.35884384365453</text:p>
              </table:table-cell>
              <table:table-cell office:value-type="float" office:value="0.775570860805088">
                <text:p>0.775570860805088</text:p>
              </table:table-cell>
              <table:table-cell office:value-type="float" office:value="-0.240848227570167">
                <text:p>-0.240848227570167</text:p>
              </table:table-cell>
              <table:table-cell office:value-type="float" office:value="0.618355581697385">
                <text:p>0.6183555816973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37827625892569">
                <text:p>5.37827625892569</text:p>
              </table:table-cell>
              <table:table-cell office:value-type="float" office:value="0.741253850202536">
                <text:p>0.741253850202536</text:p>
              </table:table-cell>
              <table:table-cell office:value-type="float" office:value="-0.358838844449201">
                <text:p>-0.358838844449201</text:p>
              </table:table-cell>
              <table:table-cell office:value-type="float" office:value="0.603339517160219">
                <text:p>0.6033395171602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3709470853303">
                <text:p>4.93709470853303</text:p>
              </table:table-cell>
              <table:table-cell office:value-type="float" office:value="0.710304183411771">
                <text:p>0.710304183411771</text:p>
              </table:table-cell>
              <table:table-cell office:value-type="float" office:value="-0.246392509953015">
                <text:p>-0.246392509953015</text:p>
              </table:table-cell>
              <table:table-cell office:value-type="float" office:value="0.545078871586703">
                <text:p>0.5450788715867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20514372195521">
                <text:p>5.20514372195521</text:p>
              </table:table-cell>
              <table:table-cell office:value-type="float" office:value="0.606486392366503">
                <text:p>0.606486392366503</text:p>
              </table:table-cell>
              <table:table-cell office:value-type="float" office:value="-0.243405256078397">
                <text:p>-0.243405256078397</text:p>
              </table:table-cell>
              <table:table-cell office:value-type="float" office:value="0.511414589835822">
                <text:p>0.5114145898358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3646023888566">
                <text:p>3.83646023888566</text:p>
              </table:table-cell>
              <table:table-cell office:value-type="float" office:value="0.544385142593632">
                <text:p>0.544385142593632</text:p>
              </table:table-cell>
              <table:table-cell office:value-type="float" office:value="-0.217235875366266">
                <text:p>-0.217235875366266</text:p>
              </table:table-cell>
              <table:table-cell office:value-type="float" office:value="0.430724657673145">
                <text:p>0.4307246576731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062545219391">
                <text:p>4.1062545219391</text:p>
              </table:table-cell>
              <table:table-cell office:value-type="float" office:value="0.580310240898611">
                <text:p>0.580310240898611</text:p>
              </table:table-cell>
              <table:table-cell office:value-type="float" office:value="-0.18114917109292">
                <text:p>-0.18114917109292</text:p>
              </table:table-cell>
              <table:table-cell office:value-type="float" office:value="0.462787346422186">
                <text:p>0.462787346422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51957562506607">
                <text:p>4.51957562506607</text:p>
              </table:table-cell>
              <table:table-cell office:value-type="float" office:value="0.703729516075289">
                <text:p>0.703729516075289</text:p>
              </table:table-cell>
              <table:table-cell office:value-type="float" office:value="-0.157776522147025">
                <text:p>-0.157776522147025</text:p>
              </table:table-cell>
              <table:table-cell office:value-type="float" office:value="0.490529144259947">
                <text:p>0.490529144259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7182087362143">
                <text:p>6.47182087362143</text:p>
              </table:table-cell>
              <table:table-cell office:value-type="float" office:value="1.13855645720974">
                <text:p>1.13855645720974</text:p>
              </table:table-cell>
              <table:table-cell office:value-type="float" office:value="-0.280845901050705">
                <text:p>-0.280845901050705</text:p>
              </table:table-cell>
              <table:table-cell office:value-type="float" office:value="0.783161626388548">
                <text:p>0.7831616263885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87022478080175">
                <text:p>6.87022478080175</text:p>
              </table:table-cell>
              <table:table-cell office:value-type="float" office:value="1.16053146860792">
                <text:p>1.16053146860792</text:p>
              </table:table-cell>
              <table:table-cell office:value-type="float" office:value="-0.162155468049706">
                <text:p>-0.162155468049706</text:p>
              </table:table-cell>
              <table:table-cell office:value-type="float" office:value="0.755236082372603">
                <text:p>0.7552360823726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5696785554906">
                <text:p>7.75696785554906</text:p>
              </table:table-cell>
              <table:table-cell office:value-type="float" office:value="1.13775182998848">
                <text:p>1.13775182998848</text:p>
              </table:table-cell>
              <table:table-cell office:value-type="float" office:value="-0.172392351755316">
                <text:p>-0.172392351755316</text:p>
              </table:table-cell>
              <table:table-cell office:value-type="float" office:value="0.812971324430776">
                <text:p>0.8129713244307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4980584157625">
                <text:p>5.64980584157625</text:p>
              </table:table-cell>
              <table:table-cell office:value-type="float" office:value="0.937839351745617">
                <text:p>0.937839351745617</text:p>
              </table:table-cell>
              <table:table-cell office:value-type="float" office:value="-0.471310700995814">
                <text:p>-0.471310700995814</text:p>
              </table:table-cell>
              <table:table-cell office:value-type="float" office:value="0.642846156405235">
                <text:p>0.642846156405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41166499930294">
                <text:p>2.41166499930294</text:p>
              </table:table-cell>
              <table:table-cell office:value-type="float" office:value="0.291049106289451">
                <text:p>0.291049106289451</text:p>
              </table:table-cell>
              <table:table-cell office:value-type="float" office:value="-0.140702830901879">
                <text:p>-0.140702830901879</text:p>
              </table:table-cell>
              <table:table-cell office:value-type="float" office:value="0.260744967357785">
                <text:p>0.2607449673577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4177288717393">
                <text:p>3.34177288717393</text:p>
              </table:table-cell>
              <table:table-cell office:value-type="float" office:value="0.318390606774046">
                <text:p>0.318390606774046</text:p>
              </table:table-cell>
              <table:table-cell office:value-type="float" office:value="-0.185616032492125">
                <text:p>-0.185616032492125</text:p>
              </table:table-cell>
              <table:table-cell office:value-type="float" office:value="0.346350396989832">
                <text:p>0.346350396989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1404221553926">
                <text:p>4.71404221553926</text:p>
              </table:table-cell>
              <table:table-cell office:value-type="float" office:value="0.535889539317802">
                <text:p>0.535889539317802</text:p>
              </table:table-cell>
              <table:table-cell office:value-type="float" office:value="-0.282480221978994">
                <text:p>-0.282480221978994</text:p>
              </table:table-cell>
              <table:table-cell office:value-type="float" office:value="0.520238464410702">
                <text:p>0.5202384644107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24782064386636">
                <text:p>6.24782064386636</text:p>
              </table:table-cell>
              <table:table-cell office:value-type="float" office:value="0.687266328845708">
                <text:p>0.687266328845708</text:p>
              </table:table-cell>
              <table:table-cell office:value-type="float" office:value="-0.37526706635193">
                <text:p>-0.37526706635193</text:p>
              </table:table-cell>
              <table:table-cell office:value-type="float" office:value="0.634114393534261">
                <text:p>0.6341143935342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7870629429172">
                <text:p>2.7870629429172</text:p>
              </table:table-cell>
              <table:table-cell office:value-type="float" office:value="0.340216301761647">
                <text:p>0.340216301761647</text:p>
              </table:table-cell>
              <table:table-cell office:value-type="float" office:value="-0.180006276269754">
                <text:p>-0.180006276269754</text:p>
              </table:table-cell>
              <table:table-cell office:value-type="float" office:value="0.319164876425285">
                <text:p>0.319164876425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013863798742">
                <text:p>4.1013863798742</text:p>
              </table:table-cell>
              <table:table-cell office:value-type="float" office:value="0.525046101544437">
                <text:p>0.525046101544437</text:p>
              </table:table-cell>
              <table:table-cell office:value-type="float" office:value="-0.168654007246423">
                <text:p>-0.168654007246423</text:p>
              </table:table-cell>
              <table:table-cell office:value-type="float" office:value="0.440139175472162">
                <text:p>0.440139175472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64452419004254">
                <text:p>7.64452419004254</text:p>
              </table:table-cell>
              <table:table-cell office:value-type="float" office:value="1.16909092225144">
                <text:p>1.16909092225144</text:p>
              </table:table-cell>
              <table:table-cell office:value-type="float" office:value="-0.168232824197063">
                <text:p>-0.168232824197063</text:p>
              </table:table-cell>
              <table:table-cell office:value-type="float" office:value="0.799130465991224">
                <text:p>0.7991304659912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14484893714039">
                <text:p>2.14484893714039</text:p>
              </table:table-cell>
              <table:table-cell office:value-type="float" office:value="0.223288395974491">
                <text:p>0.223288395974491</text:p>
              </table:table-cell>
              <table:table-cell office:value-type="float" office:value="-0.111186281027718">
                <text:p>-0.111186281027718</text:p>
              </table:table-cell>
              <table:table-cell office:value-type="float" office:value="0.200955184274051">
                <text:p>0.2009551842740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2691054110847">
                <text:p>1.82691054110847</text:p>
              </table:table-cell>
              <table:table-cell office:value-type="float" office:value="0.194292024636394">
                <text:p>0.194292024636394</text:p>
              </table:table-cell>
              <table:table-cell office:value-type="float" office:value="-0.0746582095397618">
                <text:p>-0.0746582095397618</text:p>
              </table:table-cell>
              <table:table-cell office:value-type="float" office:value="0.161206039461975">
                <text:p>0.1612060394619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46082098153456">
                <text:p>5.46082098153456</text:p>
              </table:table-cell>
              <table:table-cell office:value-type="float" office:value="0.644161002758684">
                <text:p>0.644161002758684</text:p>
              </table:table-cell>
              <table:table-cell office:value-type="float" office:value="-0.376455132202358">
                <text:p>-0.376455132202358</text:p>
              </table:table-cell>
              <table:table-cell office:value-type="float" office:value="0.562137027152592">
                <text:p>0.5621370271525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63347780257391">
                <text:p>4.63347780257391</text:p>
              </table:table-cell>
              <table:table-cell office:value-type="float" office:value="0.669346810216594">
                <text:p>0.669346810216594</text:p>
              </table:table-cell>
              <table:table-cell office:value-type="float" office:value="-0.401520957658831">
                <text:p>-0.401520957658831</text:p>
              </table:table-cell>
              <table:table-cell office:value-type="float" office:value="0.535330714380501">
                <text:p>0.5353307143805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4719883216383">
                <text:p>2.94719883216383</text:p>
              </table:table-cell>
              <table:table-cell office:value-type="float" office:value="0.329152285490549">
                <text:p>0.329152285490549</text:p>
              </table:table-cell>
              <table:table-cell office:value-type="float" office:value="-0.141069236270036">
                <text:p>-0.141069236270036</text:p>
              </table:table-cell>
              <table:table-cell office:value-type="float" office:value="0.296465902767312">
                <text:p>0.2964659027673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23493904033265">
                <text:p>6.23493904033265</text:p>
              </table:table-cell>
              <table:table-cell office:value-type="float" office:value="0.84448097481623">
                <text:p>0.84448097481623</text:p>
              </table:table-cell>
              <table:table-cell office:value-type="float" office:value="-0.23664041454059">
                <text:p>-0.23664041454059</text:p>
              </table:table-cell>
              <table:table-cell office:value-type="float" office:value="0.645392492682304">
                <text:p>0.6453924926823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67099761497581">
                <text:p>4.67099761497581</text:p>
              </table:table-cell>
              <table:table-cell office:value-type="float" office:value="0.651453384077237">
                <text:p>0.651453384077237</text:p>
              </table:table-cell>
              <table:table-cell office:value-type="float" office:value="-0.279888768510955">
                <text:p>-0.279888768510955</text:p>
              </table:table-cell>
              <table:table-cell office:value-type="float" office:value="0.542749312049573">
                <text:p>0.5427493120495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79941771870934">
                <text:p>4.79941771870934</text:p>
              </table:table-cell>
              <table:table-cell office:value-type="float" office:value="0.849766194056263">
                <text:p>0.849766194056263</text:p>
              </table:table-cell>
              <table:table-cell office:value-type="float" office:value="-0.324969057411047">
                <text:p>-0.324969057411047</text:p>
              </table:table-cell>
              <table:table-cell office:value-type="float" office:value="0.560156668182689">
                <text:p>0.5601566681826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2670654206512">
                <text:p>3.42670654206512</text:p>
              </table:table-cell>
              <table:table-cell office:value-type="float" office:value="0.434443424394703">
                <text:p>0.434443424394703</text:p>
              </table:table-cell>
              <table:table-cell office:value-type="float" office:value="-0.286904794891325">
                <text:p>-0.286904794891325</text:p>
              </table:table-cell>
              <table:table-cell office:value-type="float" office:value="0.40458115200052">
                <text:p>0.404581152000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59637466292416">
                <text:p>5.59637466292416</text:p>
              </table:table-cell>
              <table:table-cell office:value-type="float" office:value="0.0490140830297641">
                <text:p>0.0490140830297641</text:p>
              </table:table-cell>
              <table:table-cell office:value-type="float" office:value="-0.0216411418237699">
                <text:p>-0.0216411418237699</text:p>
              </table:table-cell>
              <table:table-cell office:value-type="float" office:value="0.490053263384473">
                <text:p>0.4900532633844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6128207696416">
                <text:p>5.76128207696416</text:p>
              </table:table-cell>
              <table:table-cell office:value-type="float" office:value="0.977778558730146">
                <text:p>0.977778558730146</text:p>
              </table:table-cell>
              <table:table-cell office:value-type="float" office:value="-0.342469081308954">
                <text:p>-0.342469081308954</text:p>
              </table:table-cell>
              <table:table-cell office:value-type="float" office:value="0.668013686830093">
                <text:p>0.6680136868300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89625984726386">
                <text:p>3.89625984726386</text:p>
              </table:table-cell>
              <table:table-cell office:value-type="float" office:value="0.47210993611277">
                <text:p>0.47210993611277</text:p>
              </table:table-cell>
              <table:table-cell office:value-type="float" office:value="-0.209518069252544">
                <text:p>-0.209518069252544</text:p>
              </table:table-cell>
              <table:table-cell office:value-type="float" office:value="0.42563237487446">
                <text:p>0.425632374874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23990657727769">
                <text:p>3.23990657727769</text:p>
              </table:table-cell>
              <table:table-cell office:value-type="float" office:value="0.357298909602571">
                <text:p>0.357298909602571</text:p>
              </table:table-cell>
              <table:table-cell office:value-type="float" office:value="-0.187325012337944">
                <text:p>-0.187325012337944</text:p>
              </table:table-cell>
              <table:table-cell office:value-type="float" office:value="0.353711278836409">
                <text:p>0.353711278836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13061313310352">
                <text:p>4.13061313310352</text:p>
              </table:table-cell>
              <table:table-cell office:value-type="float" office:value="0.46808190591605">
                <text:p>0.46808190591605</text:p>
              </table:table-cell>
              <table:table-cell office:value-type="float" office:value="-0.221487839680868">
                <text:p>-0.221487839680868</text:p>
              </table:table-cell>
              <table:table-cell office:value-type="float" office:value="0.419426206251937">
                <text:p>0.4194262062519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46733605109456">
                <text:p>7.46733605109456</text:p>
              </table:table-cell>
              <table:table-cell office:value-type="float" office:value="1.28491996173566">
                <text:p>1.28491996173566</text:p>
              </table:table-cell>
              <table:table-cell office:value-type="float" office:value="-0.277626440498794">
                <text:p>-0.277626440498794</text:p>
              </table:table-cell>
              <table:table-cell office:value-type="float" office:value="0.817540263010712">
                <text:p>0.8175402630107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02798382021911">
                <text:p>4.02798382021911</text:p>
              </table:table-cell>
              <table:table-cell office:value-type="float" office:value="0.512647984821749">
                <text:p>0.512647984821749</text:p>
              </table:table-cell>
              <table:table-cell office:value-type="float" office:value="-0.222180986958207">
                <text:p>-0.222180986958207</text:p>
              </table:table-cell>
              <table:table-cell office:value-type="float" office:value="0.456541208929725">
                <text:p>0.4565412089297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57331267301893">
                <text:p>6.57331267301893</text:p>
              </table:table-cell>
              <table:table-cell office:value-type="float" office:value="0.742562538444857">
                <text:p>0.742562538444857</text:p>
              </table:table-cell>
              <table:table-cell office:value-type="float" office:value="-0.452290692328581">
                <text:p>-0.452290692328581</text:p>
              </table:table-cell>
              <table:table-cell office:value-type="float" office:value="0.702520843646677">
                <text:p>0.7025208436466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5492033613152">
                <text:p>4.35492033613152</text:p>
              </table:table-cell>
              <table:table-cell office:value-type="float" office:value="0.607228974879142">
                <text:p>0.607228974879142</text:p>
              </table:table-cell>
              <table:table-cell office:value-type="float" office:value="-0.186469644702263">
                <text:p>-0.186469644702263</text:p>
              </table:table-cell>
              <table:table-cell office:value-type="float" office:value="0.478256889079282">
                <text:p>0.4782568890792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2677233463381">
                <text:p>1.72677233463381</text:p>
              </table:table-cell>
              <table:table-cell office:value-type="float" office:value="0.182978998097973">
                <text:p>0.182978998097973</text:p>
              </table:table-cell>
              <table:table-cell office:value-type="float" office:value="-0.0963852207088102">
                <text:p>-0.0963852207088102</text:p>
              </table:table-cell>
              <table:table-cell office:value-type="float" office:value="0.175544480801513">
                <text:p>0.1755444808015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8722630499558">
                <text:p>2.58722630499558</text:p>
              </table:table-cell>
              <table:table-cell office:value-type="float" office:value="0.298038096874476">
                <text:p>0.298038096874476</text:p>
              </table:table-cell>
              <table:table-cell office:value-type="float" office:value="-0.137242392783412">
                <text:p>-0.137242392783412</text:p>
              </table:table-cell>
              <table:table-cell office:value-type="float" office:value="0.279816146674447">
                <text:p>0.2798161466744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53499790970364">
                <text:p>4.53499790970364</text:p>
              </table:table-cell>
              <table:table-cell office:value-type="float" office:value="0.655455840955127">
                <text:p>0.655455840955127</text:p>
              </table:table-cell>
              <table:table-cell office:value-type="float" office:value="-0.272010677557323">
                <text:p>-0.272010677557323</text:p>
              </table:table-cell>
              <table:table-cell office:value-type="float" office:value="0.507900463627504">
                <text:p>0.5079004636275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5164720876696">
                <text:p>6.05164720876696</text:p>
              </table:table-cell>
              <table:table-cell office:value-type="float" office:value="0.881362877581659">
                <text:p>0.881362877581659</text:p>
              </table:table-cell>
              <table:table-cell office:value-type="float" office:value="-0.118542598551953">
                <text:p>-0.118542598551953</text:p>
              </table:table-cell>
              <table:table-cell office:value-type="float" office:value="0.616960143523057">
                <text:p>0.616960143523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61621261786299">
                <text:p>4.61621261786299</text:p>
              </table:table-cell>
              <table:table-cell office:value-type="float" office:value="0.612257987671146">
                <text:p>0.612257987671146</text:p>
              </table:table-cell>
              <table:table-cell office:value-type="float" office:value="-0.248519100583331">
                <text:p>-0.248519100583331</text:p>
              </table:table-cell>
              <table:table-cell office:value-type="float" office:value="0.54089009615712">
                <text:p>0.540890096157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92216849531229">
                <text:p>4.92216849531229</text:p>
              </table:table-cell>
              <table:table-cell office:value-type="float" office:value="0.601831038944013">
                <text:p>0.601831038944013</text:p>
              </table:table-cell>
              <table:table-cell office:value-type="float" office:value="-0.229060612118138">
                <text:p>-0.229060612118138</text:p>
              </table:table-cell>
              <table:table-cell office:value-type="float" office:value="0.469218696855319">
                <text:p>0.4692186968553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76501982260856">
                <text:p>4.76501982260856</text:p>
              </table:table-cell>
              <table:table-cell office:value-type="float" office:value="0.59908116871284">
                <text:p>0.59908116871284</text:p>
              </table:table-cell>
              <table:table-cell office:value-type="float" office:value="-0.168278840760029">
                <text:p>-0.168278840760029</text:p>
              </table:table-cell>
              <table:table-cell office:value-type="float" office:value="0.4626053778975">
                <text:p>0.46260537789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9780346589571">
                <text:p>3.79780346589571</text:p>
              </table:table-cell>
              <table:table-cell office:value-type="float" office:value="0.59082614030801">
                <text:p>0.59082614030801</text:p>
              </table:table-cell>
              <table:table-cell office:value-type="float" office:value="-0.244506004871346">
                <text:p>-0.244506004871346</text:p>
              </table:table-cell>
              <table:table-cell office:value-type="float" office:value="0.452088230958261">
                <text:p>0.4520882309582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15874862498953">
                <text:p>4.15874862498953</text:p>
              </table:table-cell>
              <table:table-cell office:value-type="float" office:value="0.509474416183562">
                <text:p>0.509474416183562</text:p>
              </table:table-cell>
              <table:table-cell office:value-type="float" office:value="-0.271080022129422">
                <text:p>-0.271080022129422</text:p>
              </table:table-cell>
              <table:table-cell office:value-type="float" office:value="0.455363917516373">
                <text:p>0.4553639175163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2694793084325">
                <text:p>4.92694793084325</text:p>
              </table:table-cell>
              <table:table-cell office:value-type="float" office:value="0.669600861951136">
                <text:p>0.669600861951136</text:p>
              </table:table-cell>
              <table:table-cell office:value-type="float" office:value="-0.263637305677215">
                <text:p>-0.263637305677215</text:p>
              </table:table-cell>
              <table:table-cell office:value-type="float" office:value="0.547151779653505">
                <text:p>0.5471517796535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0307878610903">
                <text:p>2.30307878610903</text:p>
              </table:table-cell>
              <table:table-cell office:value-type="float" office:value="0.280619620711028">
                <text:p>0.280619620711028</text:p>
              </table:table-cell>
              <table:table-cell office:value-type="float" office:value="-0.088713110250022">
                <text:p>-0.088713110250022</text:p>
              </table:table-cell>
              <table:table-cell office:value-type="float" office:value="0.23282078205008">
                <text:p>0.23282078205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8162108203021">
                <text:p>5.48162108203021</text:p>
              </table:table-cell>
              <table:table-cell office:value-type="float" office:value="0.878460828130347">
                <text:p>0.878460828130347</text:p>
              </table:table-cell>
              <table:table-cell office:value-type="float" office:value="-0.442780219580383">
                <text:p>-0.442780219580383</text:p>
              </table:table-cell>
              <table:table-cell office:value-type="float" office:value="0.665877816193066">
                <text:p>0.6658778161930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9399833802728">
                <text:p>2.9399833802728</text:p>
              </table:table-cell>
              <table:table-cell office:value-type="float" office:value="0.382485946213251">
                <text:p>0.382485946213251</text:p>
              </table:table-cell>
              <table:table-cell office:value-type="float" office:value="-0.188820069322283">
                <text:p>-0.188820069322283</text:p>
              </table:table-cell>
              <table:table-cell office:value-type="float" office:value="0.32856360692354">
                <text:p>0.32856360692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8225820778824">
                <text:p>1.38225820778824</text:p>
              </table:table-cell>
              <table:table-cell office:value-type="float" office:value="0.140006694148505">
                <text:p>0.140006694148505</text:p>
              </table:table-cell>
              <table:table-cell office:value-type="float" office:value="-0.0723101607043725">
                <text:p>-0.0723101607043725</text:p>
              </table:table-cell>
              <table:table-cell office:value-type="float" office:value="0.132214948822757">
                <text:p>0.1322149488227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03296686287733">
                <text:p>5.03296686287733</text:p>
              </table:table-cell>
              <table:table-cell office:value-type="float" office:value="0.651847756297724">
                <text:p>0.651847756297724</text:p>
              </table:table-cell>
              <table:table-cell office:value-type="float" office:value="-0.336180299375976">
                <text:p>-0.336180299375976</text:p>
              </table:table-cell>
              <table:table-cell office:value-type="float" office:value="0.565525510578034">
                <text:p>0.5655255105780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45258621290973">
                <text:p>4.45258621290973</text:p>
              </table:table-cell>
              <table:table-cell office:value-type="float" office:value="0.528872774314085">
                <text:p>0.528872774314085</text:p>
              </table:table-cell>
              <table:table-cell office:value-type="float" office:value="-0.26604880149669">
                <text:p>-0.26604880149669</text:p>
              </table:table-cell>
              <table:table-cell office:value-type="float" office:value="0.504499693985334">
                <text:p>0.504499693985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85637244031882">
                <text:p>4.85637244031882</text:p>
              </table:table-cell>
              <table:table-cell office:value-type="float" office:value="0.784458539213153">
                <text:p>0.784458539213153</text:p>
              </table:table-cell>
              <table:table-cell office:value-type="float" office:value="-0.34815894481096">
                <text:p>-0.34815894481096</text:p>
              </table:table-cell>
              <table:table-cell office:value-type="float" office:value="0.556309607491263">
                <text:p>0.556309607491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3101978650725">
                <text:p>3.73101978650725</text:p>
              </table:table-cell>
              <table:table-cell office:value-type="float" office:value="0.427435534988419">
                <text:p>0.427435534988419</text:p>
              </table:table-cell>
              <table:table-cell office:value-type="float" office:value="-0.258365590790532">
                <text:p>-0.258365590790532</text:p>
              </table:table-cell>
              <table:table-cell office:value-type="float" office:value="0.390750406814587">
                <text:p>0.3907504068145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6532348732511">
                <text:p>3.16532348732511</text:p>
              </table:table-cell>
              <table:table-cell office:value-type="float" office:value="0.292998971852177">
                <text:p>0.292998971852177</text:p>
              </table:table-cell>
              <table:table-cell office:value-type="float" office:value="-0.177089450688054">
                <text:p>-0.177089450688054</text:p>
              </table:table-cell>
              <table:table-cell office:value-type="float" office:value="0.32330610088406">
                <text:p>0.323306100884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67515335698479">
                <text:p>3.67515335698479</text:p>
              </table:table-cell>
              <table:table-cell office:value-type="float" office:value="0.430823153749183">
                <text:p>0.430823153749183</text:p>
              </table:table-cell>
              <table:table-cell office:value-type="float" office:value="-0.246819112515628">
                <text:p>-0.246819112515628</text:p>
              </table:table-cell>
              <table:table-cell office:value-type="float" office:value="0.419468404268189">
                <text:p>0.4194684042681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6064596719719">
                <text:p>2.66064596719719</text:p>
              </table:table-cell>
              <table:table-cell office:value-type="float" office:value="0.300598084280292">
                <text:p>0.300598084280292</text:p>
              </table:table-cell>
              <table:table-cell office:value-type="float" office:value="-0.172122935454437">
                <text:p>-0.172122935454437</text:p>
              </table:table-cell>
              <table:table-cell office:value-type="float" office:value="0.277525175075437">
                <text:p>0.2775251750754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33194387562671">
                <text:p>4.33194387562671</text:p>
              </table:table-cell>
              <table:table-cell office:value-type="float" office:value="0.567513462144555">
                <text:p>0.567513462144555</text:p>
              </table:table-cell>
              <table:table-cell office:value-type="float" office:value="-0.169540487611901">
                <text:p>-0.169540487611901</text:p>
              </table:table-cell>
              <table:table-cell office:value-type="float" office:value="0.424967351587859">
                <text:p>0.424967351587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105213012664">
                <text:p>7.1105213012664</text:p>
              </table:table-cell>
              <table:table-cell office:value-type="float" office:value="1.25343003784335">
                <text:p>1.25343003784335</text:p>
              </table:table-cell>
              <table:table-cell office:value-type="float" office:value="-0.194600413128665">
                <text:p>-0.194600413128665</text:p>
              </table:table-cell>
              <table:table-cell office:value-type="float" office:value="0.790050576914203">
                <text:p>0.79005057691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76026844729399">
                <text:p>2.76026844729399</text:p>
              </table:table-cell>
              <table:table-cell office:value-type="float" office:value="0.344170737745814">
                <text:p>0.344170737745814</text:p>
              </table:table-cell>
              <table:table-cell office:value-type="float" office:value="-0.154316275632837">
                <text:p>-0.154316275632837</text:p>
              </table:table-cell>
              <table:table-cell office:value-type="float" office:value="0.298811168296629">
                <text:p>0.2988111682966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2186663893462">
                <text:p>3.82186663893462</text:p>
              </table:table-cell>
              <table:table-cell office:value-type="float" office:value="0.464851264734008">
                <text:p>0.464851264734008</text:p>
              </table:table-cell>
              <table:table-cell office:value-type="float" office:value="-0.25345607016362">
                <text:p>-0.25345607016362</text:p>
              </table:table-cell>
              <table:table-cell office:value-type="float" office:value="0.444842832153159">
                <text:p>0.4448428321531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57633215299294">
                <text:p>4.57633215299294</text:p>
              </table:table-cell>
              <table:table-cell office:value-type="float" office:value="0.572354980911221">
                <text:p>0.572354980911221</text:p>
              </table:table-cell>
              <table:table-cell office:value-type="float" office:value="-0.351165192070314">
                <text:p>-0.351165192070314</text:p>
              </table:table-cell>
              <table:table-cell office:value-type="float" office:value="0.507227100799392">
                <text:p>0.5072271007993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67797485669845">
                <text:p>4.67797485669845</text:p>
              </table:table-cell>
              <table:table-cell office:value-type="float" office:value="0.53383862615803">
                <text:p>0.53383862615803</text:p>
              </table:table-cell>
              <table:table-cell office:value-type="float" office:value="-0.309992207045969">
                <text:p>-0.309992207045969</text:p>
              </table:table-cell>
              <table:table-cell office:value-type="float" office:value="0.496657938006187">
                <text:p>0.4966579380061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08320531354739">
                <text:p>7.08320531354739</text:p>
              </table:table-cell>
              <table:table-cell office:value-type="float" office:value="1.08694139655115">
                <text:p>1.08694139655115</text:p>
              </table:table-cell>
              <table:table-cell office:value-type="float" office:value="-0.17424628397243">
                <text:p>-0.17424628397243</text:p>
              </table:table-cell>
              <table:table-cell office:value-type="float" office:value="0.699929959940631">
                <text:p>0.6999299599406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06968128123505">
                <text:p>3.06968128123505</text:p>
              </table:table-cell>
              <table:table-cell office:value-type="float" office:value="0.285349817166347">
                <text:p>0.285349817166347</text:p>
              </table:table-cell>
              <table:table-cell office:value-type="float" office:value="-0.166372075063515">
                <text:p>-0.166372075063515</text:p>
              </table:table-cell>
              <table:table-cell office:value-type="float" office:value="0.307476085676335">
                <text:p>0.3074760856763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7204978380934">
                <text:p>1.87204978380934</text:p>
              </table:table-cell>
              <table:table-cell office:value-type="float" office:value="0.215992612047787">
                <text:p>0.215992612047787</text:p>
              </table:table-cell>
              <table:table-cell office:value-type="float" office:value="-0.113595214157753">
                <text:p>-0.113595214157753</text:p>
              </table:table-cell>
              <table:table-cell office:value-type="float" office:value="0.210545397911659">
                <text:p>0.2105453979116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5898676101357">
                <text:p>7.75898676101357</text:p>
              </table:table-cell>
              <table:table-cell office:value-type="float" office:value="1.13047877579392">
                <text:p>1.13047877579392</text:p>
              </table:table-cell>
              <table:table-cell office:value-type="float" office:value="-0.704869579184602">
                <text:p>-0.704869579184602</text:p>
              </table:table-cell>
              <table:table-cell office:value-type="float" office:value="0.855262479401225">
                <text:p>0.855262479401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92285687822717">
                <text:p>4.92285687822717</text:p>
              </table:table-cell>
              <table:table-cell office:value-type="float" office:value="0.641322774447406">
                <text:p>0.641322774447406</text:p>
              </table:table-cell>
              <table:table-cell office:value-type="float" office:value="-0.328207142563232">
                <text:p>-0.328207142563232</text:p>
              </table:table-cell>
              <table:table-cell office:value-type="float" office:value="0.539274445008982">
                <text:p>0.5392744450089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63109628127299">
                <text:p>5.63109628127299</text:p>
              </table:table-cell>
              <table:table-cell office:value-type="float" office:value="0.852686620909002">
                <text:p>0.852686620909002</text:p>
              </table:table-cell>
              <table:table-cell office:value-type="float" office:value="-0.21779513919194">
                <text:p>-0.21779513919194</text:p>
              </table:table-cell>
              <table:table-cell office:value-type="float" office:value="0.604557344539395">
                <text:p>0.6045573445393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9868254527209">
                <text:p>5.19868254527209</text:p>
              </table:table-cell>
              <table:table-cell office:value-type="float" office:value="0.840720924837129">
                <text:p>0.840720924837129</text:p>
              </table:table-cell>
              <table:table-cell office:value-type="float" office:value="-0.441382408152946">
                <text:p>-0.441382408152946</text:p>
              </table:table-cell>
              <table:table-cell office:value-type="float" office:value="0.64150784119262">
                <text:p>0.641507841192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28249559036057">
                <text:p>3.28249559036057</text:p>
              </table:table-cell>
              <table:table-cell office:value-type="float" office:value="0.47071255379339">
                <text:p>0.47071255379339</text:p>
              </table:table-cell>
              <table:table-cell office:value-type="float" office:value="-0.177653022308313">
                <text:p>-0.177653022308313</text:p>
              </table:table-cell>
              <table:table-cell office:value-type="float" office:value="0.37792294854501">
                <text:p>0.377922948545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00378262193742">
                <text:p>7.00378262193742</text:p>
              </table:table-cell>
              <table:table-cell office:value-type="float" office:value="1.02283254922339">
                <text:p>1.02283254922339</text:p>
              </table:table-cell>
              <table:table-cell office:value-type="float" office:value="-0.171879676334356">
                <text:p>-0.171879676334356</text:p>
              </table:table-cell>
              <table:table-cell office:value-type="float" office:value="0.701100452708366">
                <text:p>0.701100452708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7794323772121">
                <text:p>4.87794323772121</text:p>
              </table:table-cell>
              <table:table-cell office:value-type="float" office:value="0.651794752753986">
                <text:p>0.651794752753986</text:p>
              </table:table-cell>
              <table:table-cell office:value-type="float" office:value="-0.362128160506802">
                <text:p>-0.362128160506802</text:p>
              </table:table-cell>
              <table:table-cell office:value-type="float" office:value="0.573371860657897">
                <text:p>0.5733718606578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3334262822297">
                <text:p>5.43334262822297</text:p>
              </table:table-cell>
              <table:table-cell office:value-type="float" office:value="0.795455071231272">
                <text:p>0.795455071231272</text:p>
              </table:table-cell>
              <table:table-cell office:value-type="float" office:value="-0.129743754728065">
                <text:p>-0.129743754728065</text:p>
              </table:table-cell>
              <table:table-cell office:value-type="float" office:value="0.57361010299793">
                <text:p>0.573610102997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18462733980889">
                <text:p>3.18462733980889</text:p>
              </table:table-cell>
              <table:table-cell office:value-type="float" office:value="0.39639861416506">
                <text:p>0.39639861416506</text:p>
              </table:table-cell>
              <table:table-cell office:value-type="float" office:value="-0.172647926297661">
                <text:p>-0.172647926297661</text:p>
              </table:table-cell>
              <table:table-cell office:value-type="float" office:value="0.352906922821769">
                <text:p>0.3529069228217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14908578611189">
                <text:p>5.14908578611189</text:p>
              </table:table-cell>
              <table:table-cell office:value-type="float" office:value="0.738373374415193">
                <text:p>0.738373374415193</text:p>
              </table:table-cell>
              <table:table-cell office:value-type="float" office:value="-0.28175187809406">
                <text:p>-0.28175187809406</text:p>
              </table:table-cell>
              <table:table-cell office:value-type="float" office:value="0.603475166147424">
                <text:p>0.6034751661474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40467063965934">
                <text:p>5.40467063965934</text:p>
              </table:table-cell>
              <table:table-cell office:value-type="float" office:value="0.702011066383014">
                <text:p>0.702011066383014</text:p>
              </table:table-cell>
              <table:table-cell office:value-type="float" office:value="-0.361944993514576">
                <text:p>-0.361944993514576</text:p>
              </table:table-cell>
              <table:table-cell office:value-type="float" office:value="0.595000083579278">
                <text:p>0.5950000835792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38330811191504">
                <text:p>3.38330811191504</text:p>
              </table:table-cell>
              <table:table-cell office:value-type="float" office:value="0.347241138536503">
                <text:p>0.347241138536503</text:p>
              </table:table-cell>
              <table:table-cell office:value-type="float" office:value="-0.200615300113765">
                <text:p>-0.200615300113765</text:p>
              </table:table-cell>
              <table:table-cell office:value-type="float" office:value="0.369405065675393">
                <text:p>0.3694050656753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86212907600369">
                <text:p>2.86212907600369</text:p>
              </table:table-cell>
              <table:table-cell office:value-type="float" office:value="0.317550961159386">
                <text:p>0.317550961159386</text:p>
              </table:table-cell>
              <table:table-cell office:value-type="float" office:value="-0.163689096921262">
                <text:p>-0.163689096921262</text:p>
              </table:table-cell>
              <table:table-cell office:value-type="float" office:value="0.301586678939366">
                <text:p>0.3015866789393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42287567610775">
                <text:p>4.42287567610775</text:p>
              </table:table-cell>
              <table:table-cell office:value-type="float" office:value="0.65700823126924">
                <text:p>0.65700823126924</text:p>
              </table:table-cell>
              <table:table-cell office:value-type="float" office:value="-0.302023160857941">
                <text:p>-0.302023160857941</text:p>
              </table:table-cell>
              <table:table-cell office:value-type="float" office:value="0.507195933186519">
                <text:p>0.5071959331865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8860700206206">
                <text:p>6.28860700206206</text:p>
              </table:table-cell>
              <table:table-cell office:value-type="float" office:value="0.977813950708173">
                <text:p>0.977813950708173</text:p>
              </table:table-cell>
              <table:table-cell office:value-type="float" office:value="-0.352822331085032">
                <text:p>-0.352822331085032</text:p>
              </table:table-cell>
              <table:table-cell office:value-type="float" office:value="0.736979048316988">
                <text:p>0.7369790483169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8828672809703">
                <text:p>1.8828672809703</text:p>
              </table:table-cell>
              <table:table-cell office:value-type="float" office:value="0.209635862167125">
                <text:p>0.209635862167125</text:p>
              </table:table-cell>
              <table:table-cell office:value-type="float" office:value="-0.112447098481322">
                <text:p>-0.112447098481322</text:p>
              </table:table-cell>
              <table:table-cell office:value-type="float" office:value="0.20784895454089">
                <text:p>0.207848954540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90940866279022">
                <text:p>2.90940866279022</text:p>
              </table:table-cell>
              <table:table-cell office:value-type="float" office:value="0.358948766615159">
                <text:p>0.358948766615159</text:p>
              </table:table-cell>
              <table:table-cell office:value-type="float" office:value="-0.193915651464052">
                <text:p>-0.193915651464052</text:p>
              </table:table-cell>
              <table:table-cell office:value-type="float" office:value="0.32869160710648">
                <text:p>0.328691607106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74564476513547">
                <text:p>5.74564476513547</text:p>
              </table:table-cell>
              <table:table-cell office:value-type="float" office:value="0.672999487797402">
                <text:p>0.672999487797402</text:p>
              </table:table-cell>
              <table:table-cell office:value-type="float" office:value="-0.37908515356373">
                <text:p>-0.37908515356373</text:p>
              </table:table-cell>
              <table:table-cell office:value-type="float" office:value="0.614113683037989">
                <text:p>0.6141136830379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07709888367824">
                <text:p>7.07709888367824</text:p>
              </table:table-cell>
              <table:table-cell office:value-type="float" office:value="1.20401382312135">
                <text:p>1.20401382312135</text:p>
              </table:table-cell>
              <table:table-cell office:value-type="float" office:value="-0.616759266827549">
                <text:p>-0.616759266827549</text:p>
              </table:table-cell>
              <table:table-cell office:value-type="float" office:value="0.829835171951675">
                <text:p>0.8298351719516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43002752973117">
                <text:p>2.43002752973117</text:p>
              </table:table-cell>
              <table:table-cell office:value-type="float" office:value="0.224184652365734">
                <text:p>0.224184652365734</text:p>
              </table:table-cell>
              <table:table-cell office:value-type="float" office:value="-0.132892396466205">
                <text:p>-0.132892396466205</text:p>
              </table:table-cell>
              <table:table-cell office:value-type="float" office:value="0.242794756424051">
                <text:p>0.2427947564240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52336583677467">
                <text:p>5.52336583677467</text:p>
              </table:table-cell>
              <table:table-cell office:value-type="float" office:value="0.6837437213274">
                <text:p>0.6837437213274</text:p>
              </table:table-cell>
              <table:table-cell office:value-type="float" office:value="-0.350736791261995">
                <text:p>-0.350736791261995</text:p>
              </table:table-cell>
              <table:table-cell office:value-type="float" office:value="0.616991671735285">
                <text:p>0.6169916717352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7764403582486">
                <text:p>7.67764403582486</text:p>
              </table:table-cell>
              <table:table-cell office:value-type="float" office:value="1.01328272984143">
                <text:p>1.01328272984143</text:p>
              </table:table-cell>
              <table:table-cell office:value-type="float" office:value="-0.56254765967766">
                <text:p>-0.56254765967766</text:p>
              </table:table-cell>
              <table:table-cell office:value-type="float" office:value="0.819037944432148">
                <text:p>0.8190379444321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692787148845">
                <text:p>1.24692787148845</text:p>
              </table:table-cell>
              <table:table-cell office:value-type="float" office:value="0.135559183376063">
                <text:p>0.135559183376063</text:p>
              </table:table-cell>
              <table:table-cell office:value-type="float" office:value="-0.0790750223008889">
                <text:p>-0.0790750223008889</text:p>
              </table:table-cell>
              <table:table-cell office:value-type="float" office:value="0.141522886913653">
                <text:p>0.1415228869136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11489739877759">
                <text:p>5.11489739877759</text:p>
              </table:table-cell>
              <table:table-cell office:value-type="float" office:value="0.778119934926582">
                <text:p>0.778119934926582</text:p>
              </table:table-cell>
              <table:table-cell office:value-type="float" office:value="-0.289846091118316">
                <text:p>-0.289846091118316</text:p>
              </table:table-cell>
              <table:table-cell office:value-type="float" office:value="0.574818468629497">
                <text:p>0.5748184686294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1634261328993">
                <text:p>3.31634261328993</text:p>
              </table:table-cell>
              <table:table-cell office:value-type="float" office:value="0.448273674903756">
                <text:p>0.448273674903756</text:p>
              </table:table-cell>
              <table:table-cell office:value-type="float" office:value="-0.152691150103417">
                <text:p>-0.152691150103417</text:p>
              </table:table-cell>
              <table:table-cell office:value-type="float" office:value="0.357073578249518">
                <text:p>0.3570735782495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88429857366464">
                <text:p>3.88429857366464</text:p>
              </table:table-cell>
              <table:table-cell office:value-type="float" office:value="0.390119795894125">
                <text:p>0.390119795894125</text:p>
              </table:table-cell>
              <table:table-cell office:value-type="float" office:value="-0.223311602546733">
                <text:p>-0.223311602546733</text:p>
              </table:table-cell>
              <table:table-cell office:value-type="float" office:value="0.412700662854586">
                <text:p>0.4127006628545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23929308825941">
                <text:p>3.23929308825941</text:p>
              </table:table-cell>
              <table:table-cell office:value-type="float" office:value="0.508378000432677">
                <text:p>0.508378000432677</text:p>
              </table:table-cell>
              <table:table-cell office:value-type="float" office:value="-0.265122928069352">
                <text:p>-0.265122928069352</text:p>
              </table:table-cell>
              <table:table-cell office:value-type="float" office:value="0.384821838547702">
                <text:p>0.3848218385477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09659285273572">
                <text:p>5.09659285273572</text:p>
              </table:table-cell>
              <table:table-cell office:value-type="float" office:value="0.785471293903175">
                <text:p>0.785471293903175</text:p>
              </table:table-cell>
              <table:table-cell office:value-type="float" office:value="-0.23446393302494">
                <text:p>-0.23446393302494</text:p>
              </table:table-cell>
              <table:table-cell office:value-type="float" office:value="0.577437601238808">
                <text:p>0.577437601238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4303834095795">
                <text:p>4.14303834095795</text:p>
              </table:table-cell>
              <table:table-cell office:value-type="float" office:value="0.558244094737242">
                <text:p>0.558244094737242</text:p>
              </table:table-cell>
              <table:table-cell office:value-type="float" office:value="-0.179581484229183">
                <text:p>-0.179581484229183</text:p>
              </table:table-cell>
              <table:table-cell office:value-type="float" office:value="0.43210713031621">
                <text:p>0.432107130316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1579695230267">
                <text:p>5.31579695230267</text:p>
              </table:table-cell>
              <table:table-cell office:value-type="float" office:value="0.856707544638218">
                <text:p>0.856707544638218</text:p>
              </table:table-cell>
              <table:table-cell office:value-type="float" office:value="-0.456996374589646">
                <text:p>-0.456996374589646</text:p>
              </table:table-cell>
              <table:table-cell office:value-type="float" office:value="0.624534038521662">
                <text:p>0.6245340385216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90453194235532">
                <text:p>3.90453194235532</text:p>
              </table:table-cell>
              <table:table-cell office:value-type="float" office:value="0.5061125346806">
                <text:p>0.5061125346806</text:p>
              </table:table-cell>
              <table:table-cell office:value-type="float" office:value="-0.252580229597675">
                <text:p>-0.252580229597675</text:p>
              </table:table-cell>
              <table:table-cell office:value-type="float" office:value="0.436308183408236">
                <text:p>0.4363081834082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05001989013449">
                <text:p>6.05001989013449</text:p>
              </table:table-cell>
              <table:table-cell office:value-type="float" office:value="0.743893237505335">
                <text:p>0.743893237505335</text:p>
              </table:table-cell>
              <table:table-cell office:value-type="float" office:value="-0.394743704858823">
                <text:p>-0.394743704858823</text:p>
              </table:table-cell>
              <table:table-cell office:value-type="float" office:value="0.65194852153275">
                <text:p>0.651948521532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1649931738604">
                <text:p>4.21649931738604</text:p>
              </table:table-cell>
              <table:table-cell office:value-type="float" office:value="0.545478424617579">
                <text:p>0.545478424617579</text:p>
              </table:table-cell>
              <table:table-cell office:value-type="float" office:value="-0.157957387959702">
                <text:p>-0.157957387959702</text:p>
              </table:table-cell>
              <table:table-cell office:value-type="float" office:value="0.460492036320815">
                <text:p>0.4604920363208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20753840988372">
                <text:p>2.20753840988372</text:p>
              </table:table-cell>
              <table:table-cell office:value-type="float" office:value="0.216085863492122">
                <text:p>0.216085863492122</text:p>
              </table:table-cell>
              <table:table-cell office:value-type="float" office:value="-0.1271954427463">
                <text:p>-0.1271954427463</text:p>
              </table:table-cell>
              <table:table-cell office:value-type="float" office:value="0.234695758304653">
                <text:p>0.2346957583046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69336685160868">
                <text:p>3.69336685160868</text:p>
              </table:table-cell>
              <table:table-cell office:value-type="float" office:value="0.397921080785038">
                <text:p>0.397921080785038</text:p>
              </table:table-cell>
              <table:table-cell office:value-type="float" office:value="-0.21232273583687">
                <text:p>-0.21232273583687</text:p>
              </table:table-cell>
              <table:table-cell office:value-type="float" office:value="0.388064610860395">
                <text:p>0.3880646108603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66723101466052">
                <text:p>4.66723101466052</text:p>
              </table:table-cell>
              <table:table-cell office:value-type="float" office:value="0.598268980794906">
                <text:p>0.598268980794906</text:p>
              </table:table-cell>
              <table:table-cell office:value-type="float" office:value="-0.290471009625223">
                <text:p>-0.290471009625223</text:p>
              </table:table-cell>
              <table:table-cell office:value-type="float" office:value="0.53244408289389">
                <text:p>0.532444082893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61296061401614">
                <text:p>3.61296061401614</text:p>
              </table:table-cell>
              <table:table-cell office:value-type="float" office:value="0.528366079003449">
                <text:p>0.528366079003449</text:p>
              </table:table-cell>
              <table:table-cell office:value-type="float" office:value="-0.241180938993593">
                <text:p>-0.241180938993593</text:p>
              </table:table-cell>
              <table:table-cell office:value-type="float" office:value="0.41811800445897">
                <text:p>0.418118004458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6013011058144">
                <text:p>1.16013011058144</text:p>
              </table:table-cell>
              <table:table-cell office:value-type="float" office:value="0.106256569151177">
                <text:p>0.106256569151177</text:p>
              </table:table-cell>
              <table:table-cell office:value-type="float" office:value="-0.058754970429688">
                <text:p>-0.058754970429688</text:p>
              </table:table-cell>
              <table:table-cell office:value-type="float" office:value="0.10195709437703">
                <text:p>0.101957094377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06592918465892">
                <text:p>4.06592918465892</text:p>
              </table:table-cell>
              <table:table-cell office:value-type="float" office:value="0.499123199906326">
                <text:p>0.499123199906326</text:p>
              </table:table-cell>
              <table:table-cell office:value-type="float" office:value="-0.293412093365873">
                <text:p>-0.293412093365873</text:p>
              </table:table-cell>
              <table:table-cell office:value-type="float" office:value="0.445852707142855">
                <text:p>0.4458527071428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42534890790136">
                <text:p>4.42534890790136</text:p>
              </table:table-cell>
              <table:table-cell office:value-type="float" office:value="0.61809944278567">
                <text:p>0.61809944278567</text:p>
              </table:table-cell>
              <table:table-cell office:value-type="float" office:value="-0.39874949139172">
                <text:p>-0.39874949139172</text:p>
              </table:table-cell>
              <table:table-cell office:value-type="float" office:value="0.515658989652471">
                <text:p>0.515658989652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94452727349861">
                <text:p>4.94452727349861</text:p>
              </table:table-cell>
              <table:table-cell office:value-type="float" office:value="0.688819308389381">
                <text:p>0.688819308389381</text:p>
              </table:table-cell>
              <table:table-cell office:value-type="float" office:value="-0.329698228520307">
                <text:p>-0.329698228520307</text:p>
              </table:table-cell>
              <table:table-cell office:value-type="float" office:value="0.554930126510316">
                <text:p>0.554930126510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77563741522161">
                <text:p>4.77563741522161</text:p>
              </table:table-cell>
              <table:table-cell office:value-type="float" office:value="1.30604366080046">
                <text:p>1.30604366080046</text:p>
              </table:table-cell>
              <table:table-cell office:value-type="float" office:value="-0.447045066234725">
                <text:p>-0.447045066234725</text:p>
              </table:table-cell>
              <table:table-cell office:value-type="float" office:value="0.809730788228752">
                <text:p>0.8097307882287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3616044072595">
                <text:p>1.33616044072595</text:p>
              </table:table-cell>
              <table:table-cell office:value-type="float" office:value="0.144382135945425">
                <text:p>0.144382135945425</text:p>
              </table:table-cell>
              <table:table-cell office:value-type="float" office:value="-0.0754827709512277">
                <text:p>-0.0754827709512277</text:p>
              </table:table-cell>
              <table:table-cell office:value-type="float" office:value="0.144134326455979">
                <text:p>0.1441343264559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13237298102284">
                <text:p>5.13237298102284</text:p>
              </table:table-cell>
              <table:table-cell office:value-type="float" office:value="0.710540368822097">
                <text:p>0.710540368822097</text:p>
              </table:table-cell>
              <table:table-cell office:value-type="float" office:value="-0.240719222540958">
                <text:p>-0.240719222540958</text:p>
              </table:table-cell>
              <table:table-cell office:value-type="float" office:value="0.587626219126036">
                <text:p>0.5876262191260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6276638793852">
                <text:p>3.6276638793852</text:p>
              </table:table-cell>
              <table:table-cell office:value-type="float" office:value="0.442408750311556">
                <text:p>0.442408750311556</text:p>
              </table:table-cell>
              <table:table-cell office:value-type="float" office:value="-0.228039811954644">
                <text:p>-0.228039811954644</text:p>
              </table:table-cell>
              <table:table-cell office:value-type="float" office:value="0.411366626754493">
                <text:p>0.4113666267544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07141335713136">
                <text:p>4.07141335713136</text:p>
              </table:table-cell>
              <table:table-cell office:value-type="float" office:value="0.516876091371897">
                <text:p>0.516876091371897</text:p>
              </table:table-cell>
              <table:table-cell office:value-type="float" office:value="-0.219196589642283">
                <text:p>-0.219196589642283</text:p>
              </table:table-cell>
              <table:table-cell office:value-type="float" office:value="0.448441473720678">
                <text:p>0.4484414737206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65065774637759">
                <text:p>3.65065774637759</text:p>
              </table:table-cell>
              <table:table-cell office:value-type="float" office:value="0.481197277259008">
                <text:p>0.481197277259008</text:p>
              </table:table-cell>
              <table:table-cell office:value-type="float" office:value="-0.205998530688934">
                <text:p>-0.205998530688934</text:p>
              </table:table-cell>
              <table:table-cell office:value-type="float" office:value="0.442096857094767">
                <text:p>0.4420968570947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4521449089236">
                <text:p>2.84521449089236</text:p>
              </table:table-cell>
              <table:table-cell office:value-type="float" office:value="0.353486403437222">
                <text:p>0.353486403437222</text:p>
              </table:table-cell>
              <table:table-cell office:value-type="float" office:value="-0.168187332091125">
                <text:p>-0.168187332091125</text:p>
              </table:table-cell>
              <table:table-cell office:value-type="float" office:value="0.322686458894496">
                <text:p>0.3226864588944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67833973962396">
                <text:p>4.67833973962396</text:p>
              </table:table-cell>
              <table:table-cell office:value-type="float" office:value="0.835659419443227">
                <text:p>0.835659419443227</text:p>
              </table:table-cell>
              <table:table-cell office:value-type="float" office:value="-0.3461647096425">
                <text:p>-0.3461647096425</text:p>
              </table:table-cell>
              <table:table-cell office:value-type="float" office:value="0.53817433352383">
                <text:p>0.538174333523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41649343248009">
                <text:p>3.41649343248009</text:p>
              </table:table-cell>
              <table:table-cell office:value-type="float" office:value="0.380055243678438">
                <text:p>0.380055243678438</text:p>
              </table:table-cell>
              <table:table-cell office:value-type="float" office:value="-0.161576346115243">
                <text:p>-0.161576346115243</text:p>
              </table:table-cell>
              <table:table-cell office:value-type="float" office:value="0.318566631756025">
                <text:p>0.318566631756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23667724384096">
                <text:p>6.23667724384096</text:p>
              </table:table-cell>
              <table:table-cell office:value-type="float" office:value="0.948316819057506">
                <text:p>0.948316819057506</text:p>
              </table:table-cell>
              <table:table-cell office:value-type="float" office:value="-0.448195531880828">
                <text:p>-0.448195531880828</text:p>
              </table:table-cell>
              <table:table-cell office:value-type="float" office:value="0.72131950405569">
                <text:p>0.721319504055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538264119681">
                <text:p>4.538264119681</text:p>
              </table:table-cell>
              <table:table-cell office:value-type="float" office:value="0.588068779302113">
                <text:p>0.588068779302113</text:p>
              </table:table-cell>
              <table:table-cell office:value-type="float" office:value="-0.167283521085276">
                <text:p>-0.167283521085276</text:p>
              </table:table-cell>
              <table:table-cell office:value-type="float" office:value="0.477370408744597">
                <text:p>0.4773704087445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8182558191899">
                <text:p>2.18182558191899</text:p>
              </table:table-cell>
              <table:table-cell office:value-type="float" office:value="0.275851458391595">
                <text:p>0.275851458391595</text:p>
              </table:table-cell>
              <table:table-cell office:value-type="float" office:value="-0.138636960617544">
                <text:p>-0.138636960617544</text:p>
              </table:table-cell>
              <table:table-cell office:value-type="float" office:value="0.255689690149368">
                <text:p>0.2556896901493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8778887386171">
                <text:p>1.8778887386171</text:p>
              </table:table-cell>
              <table:table-cell office:value-type="float" office:value="0.207880095230555">
                <text:p>0.207880095230555</text:p>
              </table:table-cell>
              <table:table-cell office:value-type="float" office:value="-0.0996961082653999">
                <text:p>-0.0996961082653999</text:p>
              </table:table-cell>
              <table:table-cell office:value-type="float" office:value="0.197144722796624">
                <text:p>0.1971447227966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16413115562201">
                <text:p>6.16413115562201</text:p>
              </table:table-cell>
              <table:table-cell office:value-type="float" office:value="0.91887048785011">
                <text:p>0.91887048785011</text:p>
              </table:table-cell>
              <table:table-cell office:value-type="float" office:value="-0.52339388392494">
                <text:p>-0.52339388392494</text:p>
              </table:table-cell>
              <table:table-cell office:value-type="float" office:value="0.671256473969232">
                <text:p>0.671256473969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0670346726574">
                <text:p>4.40670346726574</text:p>
              </table:table-cell>
              <table:table-cell office:value-type="float" office:value="0.531349455598328">
                <text:p>0.531349455598328</text:p>
              </table:table-cell>
              <table:table-cell office:value-type="float" office:value="-0.245375384850232">
                <text:p>-0.245375384850232</text:p>
              </table:table-cell>
              <table:table-cell office:value-type="float" office:value="0.493853922192696">
                <text:p>0.4938539221926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18162131521947">
                <text:p>4.18162131521947</text:p>
              </table:table-cell>
              <table:table-cell office:value-type="float" office:value="0.631149771207947">
                <text:p>0.631149771207947</text:p>
              </table:table-cell>
              <table:table-cell office:value-type="float" office:value="-0.318461960499581">
                <text:p>-0.318461960499581</text:p>
              </table:table-cell>
              <table:table-cell office:value-type="float" office:value="0.465094946706792">
                <text:p>0.4650949467067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48135822378883">
                <text:p>6.48135822378883</text:p>
              </table:table-cell>
              <table:table-cell office:value-type="float" office:value="0.806225136786933">
                <text:p>0.806225136786933</text:p>
              </table:table-cell>
              <table:table-cell office:value-type="float" office:value="-0.478800105814673">
                <text:p>-0.478800105814673</text:p>
              </table:table-cell>
              <table:table-cell office:value-type="float" office:value="0.714935850680452">
                <text:p>0.7149358506804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8094843005854">
                <text:p>7.38094843005854</text:p>
              </table:table-cell>
              <table:table-cell office:value-type="float" office:value="1.09110311818097">
                <text:p>1.09110311818097</text:p>
              </table:table-cell>
              <table:table-cell office:value-type="float" office:value="-0.180519525746697">
                <text:p>-0.180519525746697</text:p>
              </table:table-cell>
              <table:table-cell office:value-type="float" office:value="0.74994186659908">
                <text:p>0.749941866599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73036510362408">
                <text:p>6.73036510362408</text:p>
              </table:table-cell>
              <table:table-cell office:value-type="float" office:value="1.02822426298158">
                <text:p>1.02822426298158</text:p>
              </table:table-cell>
              <table:table-cell office:value-type="float" office:value="-0.604572252812593">
                <text:p>-0.604572252812593</text:p>
              </table:table-cell>
              <table:table-cell office:value-type="float" office:value="0.726994920861461">
                <text:p>0.7269949208614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7626450309668">
                <text:p>2.57626450309668</text:p>
              </table:table-cell>
              <table:table-cell office:value-type="float" office:value="0.260767273504674">
                <text:p>0.260767273504674</text:p>
              </table:table-cell>
              <table:table-cell office:value-type="float" office:value="-0.155807135878064">
                <text:p>-0.155807135878064</text:p>
              </table:table-cell>
              <table:table-cell office:value-type="float" office:value="0.273745524024419">
                <text:p>0.2737455240244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95191195294977">
                <text:p>5.95191195294977</text:p>
              </table:table-cell>
              <table:table-cell office:value-type="float" office:value="0.785415010894717">
                <text:p>0.785415010894717</text:p>
              </table:table-cell>
              <table:table-cell office:value-type="float" office:value="-0.218105818614946">
                <text:p>-0.218105818614946</text:p>
              </table:table-cell>
              <table:table-cell office:value-type="float" office:value="0.572040102962595">
                <text:p>0.5720401029625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8138545194182">
                <text:p>2.18138545194182</text:p>
              </table:table-cell>
              <table:table-cell office:value-type="float" office:value="0.217939405362779">
                <text:p>0.217939405362779</text:p>
              </table:table-cell>
              <table:table-cell office:value-type="float" office:value="-0.113037447738666">
                <text:p>-0.113037447738666</text:p>
              </table:table-cell>
              <table:table-cell office:value-type="float" office:value="0.196888852439094">
                <text:p>0.1968888524390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6978482933579">
                <text:p>4.56978482933579</text:p>
              </table:table-cell>
              <table:table-cell office:value-type="float" office:value="0.635277321337818">
                <text:p>0.635277321337818</text:p>
              </table:table-cell>
              <table:table-cell office:value-type="float" office:value="-0.255408516833308">
                <text:p>-0.255408516833308</text:p>
              </table:table-cell>
              <table:table-cell office:value-type="float" office:value="0.522353031117055">
                <text:p>0.5223530311170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45421615519965">
                <text:p>6.45421615519965</text:p>
              </table:table-cell>
              <table:table-cell office:value-type="float" office:value="1.66025701525064">
                <text:p>1.66025701525064</text:p>
              </table:table-cell>
              <table:table-cell office:value-type="float" office:value="0.131128620715265">
                <text:p>0.131128620715265</text:p>
              </table:table-cell>
              <table:table-cell office:value-type="float" office:value="0.75363962935526">
                <text:p>0.753639629355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70649653452888">
                <text:p>6.70649653452888</text:p>
              </table:table-cell>
              <table:table-cell office:value-type="float" office:value="0.954982315226906">
                <text:p>0.954982315226906</text:p>
              </table:table-cell>
              <table:table-cell office:value-type="float" office:value="-0.2548950188624">
                <text:p>-0.2548950188624</text:p>
              </table:table-cell>
              <table:table-cell office:value-type="float" office:value="0.694152982565161">
                <text:p>0.6941529825651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11669886976148">
                <text:p>6.11669886976148</text:p>
              </table:table-cell>
              <table:table-cell office:value-type="float" office:value="0.702195508432152">
                <text:p>0.702195508432152</text:p>
              </table:table-cell>
              <table:table-cell office:value-type="float" office:value="-0.415891273625106">
                <text:p>-0.415891273625106</text:p>
              </table:table-cell>
              <table:table-cell office:value-type="float" office:value="0.650520080895809">
                <text:p>0.6505200808958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89861749037802">
                <text:p>6.89861749037802</text:p>
              </table:table-cell>
              <table:table-cell office:value-type="float" office:value="0.981652286967985">
                <text:p>0.981652286967985</text:p>
              </table:table-cell>
              <table:table-cell office:value-type="float" office:value="-0.584165187572808">
                <text:p>-0.584165187572808</text:p>
              </table:table-cell>
              <table:table-cell office:value-type="float" office:value="0.769091599884876">
                <text:p>0.7690915998848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015947837798">
                <text:p>3.4015947837798</text:p>
              </table:table-cell>
              <table:table-cell office:value-type="float" office:value="0.431003438170907">
                <text:p>0.431003438170907</text:p>
              </table:table-cell>
              <table:table-cell office:value-type="float" office:value="-0.132361752815834">
                <text:p>-0.132361752815834</text:p>
              </table:table-cell>
              <table:table-cell office:value-type="float" office:value="0.339606998693046">
                <text:p>0.3396069986930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179865867618">
                <text:p>7.07179865867618</text:p>
              </table:table-cell>
              <table:table-cell office:value-type="float" office:value="0.906338594448872">
                <text:p>0.906338594448872</text:p>
              </table:table-cell>
              <table:table-cell office:value-type="float" office:value="-0.53996852137744">
                <text:p>-0.53996852137744</text:p>
              </table:table-cell>
              <table:table-cell office:value-type="float" office:value="0.734275966820593">
                <text:p>0.7342759668205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83960694737356">
                <text:p>3.83960694737356</text:p>
              </table:table-cell>
              <table:table-cell office:value-type="float" office:value="0.536480375022435">
                <text:p>0.536480375022435</text:p>
              </table:table-cell>
              <table:table-cell office:value-type="float" office:value="-0.302471095742826">
                <text:p>-0.302471095742826</text:p>
              </table:table-cell>
              <table:table-cell office:value-type="float" office:value="0.429571839513669">
                <text:p>0.4295718395136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40394696561808">
                <text:p>5.40394696561808</text:p>
              </table:table-cell>
              <table:table-cell office:value-type="float" office:value="0.826386306261648">
                <text:p>0.826386306261648</text:p>
              </table:table-cell>
              <table:table-cell office:value-type="float" office:value="-0.413115678925295">
                <text:p>-0.413115678925295</text:p>
              </table:table-cell>
              <table:table-cell office:value-type="float" office:value="0.643790679864557">
                <text:p>0.6437906798645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9194293003514">
                <text:p>1.89194293003514</text:p>
              </table:table-cell>
              <table:table-cell office:value-type="float" office:value="0.213578513992492">
                <text:p>0.213578513992492</text:p>
              </table:table-cell>
              <table:table-cell office:value-type="float" office:value="-0.103232327122452">
                <text:p>-0.103232327122452</text:p>
              </table:table-cell>
              <table:table-cell office:value-type="float" office:value="0.200983855850402">
                <text:p>0.2009838558504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63336797020057">
                <text:p>5.63336797020057</text:p>
              </table:table-cell>
              <table:table-cell office:value-type="float" office:value="0.882012531065622">
                <text:p>0.882012531065622</text:p>
              </table:table-cell>
              <table:table-cell office:value-type="float" office:value="-0.421821747976909">
                <text:p>-0.421821747976909</text:p>
              </table:table-cell>
              <table:table-cell office:value-type="float" office:value="0.694183597276482">
                <text:p>0.6941835972764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29891896954195">
                <text:p>3.29891896954195</text:p>
              </table:table-cell>
              <table:table-cell office:value-type="float" office:value="0.506498574604867">
                <text:p>0.506498574604867</text:p>
              </table:table-cell>
              <table:table-cell office:value-type="float" office:value="-0.235417470627013">
                <text:p>-0.235417470627013</text:p>
              </table:table-cell>
              <table:table-cell office:value-type="float" office:value="0.38824976475771">
                <text:p>0.388249764757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54971084373089">
                <text:p>5.54971084373089</text:p>
              </table:table-cell>
              <table:table-cell office:value-type="float" office:value="0.848280373396087">
                <text:p>0.848280373396087</text:p>
              </table:table-cell>
              <table:table-cell office:value-type="float" office:value="-0.403835338831481">
                <text:p>-0.403835338831481</text:p>
              </table:table-cell>
              <table:table-cell office:value-type="float" office:value="0.621907622602609">
                <text:p>0.6219076226026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06939730646102">
                <text:p>6.06939730646102</text:p>
              </table:table-cell>
              <table:table-cell office:value-type="float" office:value="1.16538355069255">
                <text:p>1.16538355069255</text:p>
              </table:table-cell>
              <table:table-cell office:value-type="float" office:value="-0.390204067995781">
                <text:p>-0.390204067995781</text:p>
              </table:table-cell>
              <table:table-cell office:value-type="float" office:value="0.730915047984067">
                <text:p>0.7309150479840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41190119726083">
                <text:p>5.41190119726083</text:p>
              </table:table-cell>
              <table:table-cell office:value-type="float" office:value="0.948004241717497">
                <text:p>0.948004241717497</text:p>
              </table:table-cell>
              <table:table-cell office:value-type="float" office:value="-0.230517992802399">
                <text:p>-0.230517992802399</text:p>
              </table:table-cell>
              <table:table-cell office:value-type="float" office:value="0.606030346577659">
                <text:p>0.6060303465776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02249712121272">
                <text:p>4.02249712121272</text:p>
              </table:table-cell>
              <table:table-cell office:value-type="float" office:value="0.555776930781874">
                <text:p>0.555776930781874</text:p>
              </table:table-cell>
              <table:table-cell office:value-type="float" office:value="-0.0989516628636649">
                <text:p>-0.0989516628636649</text:p>
              </table:table-cell>
              <table:table-cell office:value-type="float" office:value="0.425668690726588">
                <text:p>0.4256686907265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10130254590127">
                <text:p>3.10130254590127</text:p>
              </table:table-cell>
              <table:table-cell office:value-type="float" office:value="0.364108048927532">
                <text:p>0.364108048927532</text:p>
              </table:table-cell>
              <table:table-cell office:value-type="float" office:value="-0.145421521340162">
                <text:p>-0.145421521340162</text:p>
              </table:table-cell>
              <table:table-cell office:value-type="float" office:value="0.32377417447981">
                <text:p>0.32377417447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86894289072081">
                <text:p>7.86894289072081</text:p>
              </table:table-cell>
              <table:table-cell office:value-type="float" office:value="1.12185493388506">
                <text:p>1.12185493388506</text:p>
              </table:table-cell>
              <table:table-cell office:value-type="float" office:value="-0.250956757847515">
                <text:p>-0.250956757847515</text:p>
              </table:table-cell>
              <table:table-cell office:value-type="float" office:value="0.762939917610143">
                <text:p>0.762939917610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19706768204104">
                <text:p>5.19706768204104</text:p>
              </table:table-cell>
              <table:table-cell office:value-type="float" office:value="0.519159808763179">
                <text:p>0.519159808763179</text:p>
              </table:table-cell>
              <table:table-cell office:value-type="float" office:value="-0.277926457204678">
                <text:p>-0.277926457204678</text:p>
              </table:table-cell>
              <table:table-cell office:value-type="float" office:value="0.550120900225297">
                <text:p>0.5501209002252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38019691067989">
                <text:p>4.38019691067989</text:p>
              </table:table-cell>
              <table:table-cell office:value-type="float" office:value="0.425177850178901">
                <text:p>0.425177850178901</text:p>
              </table:table-cell>
              <table:table-cell office:value-type="float" office:value="-0.252906768928341">
                <text:p>-0.252906768928341</text:p>
              </table:table-cell>
              <table:table-cell office:value-type="float" office:value="0.456552050335044">
                <text:p>0.4565520503350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63538169748148">
                <text:p>6.63538169748148</text:p>
              </table:table-cell>
              <table:table-cell office:value-type="float" office:value="0.846211849588794">
                <text:p>0.846211849588794</text:p>
              </table:table-cell>
              <table:table-cell office:value-type="float" office:value="-0.260615523704359">
                <text:p>-0.260615523704359</text:p>
              </table:table-cell>
              <table:table-cell office:value-type="float" office:value="0.662306216358857">
                <text:p>0.6623062163588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5885320388156">
                <text:p>5.5885320388156</text:p>
              </table:table-cell>
              <table:table-cell office:value-type="float" office:value="0.887499596181671">
                <text:p>0.887499596181671</text:p>
              </table:table-cell>
              <table:table-cell office:value-type="float" office:value="-0.186512609991672">
                <text:p>-0.186512609991672</text:p>
              </table:table-cell>
              <table:table-cell office:value-type="float" office:value="0.595363756360486">
                <text:p>0.5953637563604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21696391362902">
                <text:p>7.21696391362902</text:p>
              </table:table-cell>
              <table:table-cell office:value-type="float" office:value="1.06044633261606">
                <text:p>1.06044633261606</text:p>
              </table:table-cell>
              <table:table-cell office:value-type="float" office:value="-0.277522393600374">
                <text:p>-0.277522393600374</text:p>
              </table:table-cell>
              <table:table-cell office:value-type="float" office:value="0.775386819771002">
                <text:p>0.775386819771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5196211680875">
                <text:p>4.5196211680875</text:p>
              </table:table-cell>
              <table:table-cell office:value-type="float" office:value="0.657838271772214">
                <text:p>0.657838271772214</text:p>
              </table:table-cell>
              <table:table-cell office:value-type="float" office:value="-0.310696688715719">
                <text:p>-0.310696688715719</text:p>
              </table:table-cell>
              <table:table-cell office:value-type="float" office:value="0.538977290890829">
                <text:p>0.5389772908908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72934582608533">
                <text:p>2.72934582608533</text:p>
              </table:table-cell>
              <table:table-cell office:value-type="float" office:value="0.323665629662026">
                <text:p>0.323665629662026</text:p>
              </table:table-cell>
              <table:table-cell office:value-type="float" office:value="-0.120183891594206">
                <text:p>-0.120183891594206</text:p>
              </table:table-cell>
              <table:table-cell office:value-type="float" office:value="0.273459506062868">
                <text:p>0.2734595060628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4364782359644">
                <text:p>1.54364782359644</text:p>
              </table:table-cell>
              <table:table-cell office:value-type="float" office:value="0.164745252225152">
                <text:p>0.164745252225152</text:p>
              </table:table-cell>
              <table:table-cell office:value-type="float" office:value="-0.0778665382787902">
                <text:p>-0.0778665382787902</text:p>
              </table:table-cell>
              <table:table-cell office:value-type="float" office:value="0.155174728560714">
                <text:p>0.1551747285607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64789844417025">
                <text:p>6.64789844417025</text:p>
              </table:table-cell>
              <table:table-cell office:value-type="float" office:value="1.08976773837255">
                <text:p>1.08976773837255</text:p>
              </table:table-cell>
              <table:table-cell office:value-type="float" office:value="-0.499541511551879">
                <text:p>-0.499541511551879</text:p>
              </table:table-cell>
              <table:table-cell office:value-type="float" office:value="0.75608124144539">
                <text:p>0.756081241445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5765621301657">
                <text:p>4.85765621301657</text:p>
              </table:table-cell>
              <table:table-cell office:value-type="float" office:value="0.707367218494971">
                <text:p>0.707367218494971</text:p>
              </table:table-cell>
              <table:table-cell office:value-type="float" office:value="-0.261436147651557">
                <text:p>-0.261436147651557</text:p>
              </table:table-cell>
              <table:table-cell office:value-type="float" office:value="0.602215170425721">
                <text:p>0.6022151704257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23433958545306">
                <text:p>4.23433958545306</text:p>
              </table:table-cell>
              <table:table-cell office:value-type="float" office:value="0.516992014571255">
                <text:p>0.516992014571255</text:p>
              </table:table-cell>
              <table:table-cell office:value-type="float" office:value="-0.255899472476278">
                <text:p>-0.255899472476278</text:p>
              </table:table-cell>
              <table:table-cell office:value-type="float" office:value="0.470109283387284">
                <text:p>0.4701092833872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48114210352856">
                <text:p>5.48114210352856</text:p>
              </table:table-cell>
              <table:table-cell office:value-type="float" office:value="0.881800000667018">
                <text:p>0.881800000667018</text:p>
              </table:table-cell>
              <table:table-cell office:value-type="float" office:value="-0.282510650236709">
                <text:p>-0.282510650236709</text:p>
              </table:table-cell>
              <table:table-cell office:value-type="float" office:value="0.613950246835338">
                <text:p>0.6139502468353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1138170879719">
                <text:p>3.01138170879719</text:p>
              </table:table-cell>
              <table:table-cell office:value-type="float" office:value="0.366652295105487">
                <text:p>0.366652295105487</text:p>
              </table:table-cell>
              <table:table-cell office:value-type="float" office:value="-0.209303270105583">
                <text:p>-0.209303270105583</text:p>
              </table:table-cell>
              <table:table-cell office:value-type="float" office:value="0.340630484284323">
                <text:p>0.340630484284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65911063215072">
                <text:p>5.65911063215072</text:p>
              </table:table-cell>
              <table:table-cell office:value-type="float" office:value="0.707052172098913">
                <text:p>0.707052172098913</text:p>
              </table:table-cell>
              <table:table-cell office:value-type="float" office:value="-0.205828171351668">
                <text:p>-0.205828171351668</text:p>
              </table:table-cell>
              <table:table-cell office:value-type="float" office:value="0.570084409535846">
                <text:p>0.5700844095358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23182245384481">
                <text:p>5.23182245384481</text:p>
              </table:table-cell>
              <table:table-cell office:value-type="float" office:value="1.05287443688704">
                <text:p>1.05287443688704</text:p>
              </table:table-cell>
              <table:table-cell office:value-type="float" office:value="-0.2448053954931">
                <text:p>-0.2448053954931</text:p>
              </table:table-cell>
              <table:table-cell office:value-type="float" office:value="0.600587564927262">
                <text:p>0.6005875649272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12352728501463">
                <text:p>4.12352728501463</text:p>
              </table:table-cell>
              <table:table-cell office:value-type="float" office:value="0.46811851064078">
                <text:p>0.46811851064078</text:p>
              </table:table-cell>
              <table:table-cell office:value-type="float" office:value="-0.229983876981349">
                <text:p>-0.229983876981349</text:p>
              </table:table-cell>
              <table:table-cell office:value-type="float" office:value="0.445173229310055">
                <text:p>0.445173229310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77662796952023">
                <text:p>3.77662796952023</text:p>
              </table:table-cell>
              <table:table-cell office:value-type="float" office:value="0.47298205660467">
                <text:p>0.47298205660467</text:p>
              </table:table-cell>
              <table:table-cell office:value-type="float" office:value="-0.246081065480246">
                <text:p>-0.246081065480246</text:p>
              </table:table-cell>
              <table:table-cell office:value-type="float" office:value="0.413332662901082">
                <text:p>0.4133326629010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6079826858798">
                <text:p>2.86079826858798</text:p>
              </table:table-cell>
              <table:table-cell office:value-type="float" office:value="0.363081590074645">
                <text:p>0.363081590074645</text:p>
              </table:table-cell>
              <table:table-cell office:value-type="float" office:value="-0.153358433115161">
                <text:p>-0.153358433115161</text:p>
              </table:table-cell>
              <table:table-cell office:value-type="float" office:value="0.313225808422698">
                <text:p>0.3132258084226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1234496095381">
                <text:p>5.71234496095381</text:p>
              </table:table-cell>
              <table:table-cell office:value-type="float" office:value="0.668130316280863">
                <text:p>0.668130316280863</text:p>
              </table:table-cell>
              <table:table-cell office:value-type="float" office:value="-0.338044873291857">
                <text:p>-0.338044873291857</text:p>
              </table:table-cell>
              <table:table-cell office:value-type="float" office:value="0.632020020312496">
                <text:p>0.6320200203124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7176054600752">
                <text:p>3.47176054600752</text:p>
              </table:table-cell>
              <table:table-cell office:value-type="float" office:value="0.354648298923325">
                <text:p>0.354648298923325</text:p>
              </table:table-cell>
              <table:table-cell office:value-type="float" office:value="-0.213276733947912">
                <text:p>-0.213276733947912</text:p>
              </table:table-cell>
              <table:table-cell office:value-type="float" office:value="0.360408677671799">
                <text:p>0.3604086776717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55255149988641">
                <text:p>6.55255149988641</text:p>
              </table:table-cell>
              <table:table-cell office:value-type="float" office:value="0.756778450771577">
                <text:p>0.756778450771577</text:p>
              </table:table-cell>
              <table:table-cell office:value-type="float" office:value="-0.398214950656202">
                <text:p>-0.398214950656202</text:p>
              </table:table-cell>
              <table:table-cell office:value-type="float" office:value="0.690575387144885">
                <text:p>0.6905753871448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53010028166676">
                <text:p>6.53010028166676</text:p>
              </table:table-cell>
              <table:table-cell office:value-type="float" office:value="1.0256298461862">
                <text:p>1.0256298461862</text:p>
              </table:table-cell>
              <table:table-cell office:value-type="float" office:value="-0.270695315566643">
                <text:p>-0.270695315566643</text:p>
              </table:table-cell>
              <table:table-cell office:value-type="float" office:value="0.750143184712878">
                <text:p>0.7501431847128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69841903382973">
                <text:p>3.69841903382973</text:p>
              </table:table-cell>
              <table:table-cell office:value-type="float" office:value="0.434617616059731">
                <text:p>0.434617616059731</text:p>
              </table:table-cell>
              <table:table-cell office:value-type="float" office:value="-0.188060271374733">
                <text:p>-0.188060271374733</text:p>
              </table:table-cell>
              <table:table-cell office:value-type="float" office:value="0.37801588280068">
                <text:p>0.378015882800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50615868056689">
                <text:p>4.50615868056689</text:p>
              </table:table-cell>
              <table:table-cell office:value-type="float" office:value="0.606163369748233">
                <text:p>0.606163369748233</text:p>
              </table:table-cell>
              <table:table-cell office:value-type="float" office:value="-0.186828160977566">
                <text:p>-0.186828160977566</text:p>
              </table:table-cell>
              <table:table-cell office:value-type="float" office:value="0.471481975921206">
                <text:p>0.4714819759212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1092580786363">
                <text:p>2.91092580786363</text:p>
              </table:table-cell>
              <table:table-cell office:value-type="float" office:value="0.356235272808596">
                <text:p>0.356235272808596</text:p>
              </table:table-cell>
              <table:table-cell office:value-type="float" office:value="-0.162121784928614">
                <text:p>-0.162121784928614</text:p>
              </table:table-cell>
              <table:table-cell office:value-type="float" office:value="0.31390286225834">
                <text:p>0.313902862258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74990255565056">
                <text:p>3.74990255565056</text:p>
              </table:table-cell>
              <table:table-cell office:value-type="float" office:value="0.396598407782252">
                <text:p>0.396598407782252</text:p>
              </table:table-cell>
              <table:table-cell office:value-type="float" office:value="-0.230441539749994">
                <text:p>-0.230441539749994</text:p>
              </table:table-cell>
              <table:table-cell office:value-type="float" office:value="0.409721254996858">
                <text:p>0.4097212549968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57317713351354">
                <text:p>5.57317713351354</text:p>
              </table:table-cell>
              <table:table-cell office:value-type="float" office:value="0.520216178126153">
                <text:p>0.520216178126153</text:p>
              </table:table-cell>
              <table:table-cell office:value-type="float" office:value="-0.295727272694391">
                <text:p>-0.295727272694391</text:p>
              </table:table-cell>
              <table:table-cell office:value-type="float" office:value="0.5723334302617">
                <text:p>0.57233343026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86421658671641">
                <text:p>4.86421658671641</text:p>
              </table:table-cell>
              <table:table-cell office:value-type="float" office:value="0.641860079216297">
                <text:p>0.641860079216297</text:p>
              </table:table-cell>
              <table:table-cell office:value-type="float" office:value="-0.353048501801441">
                <text:p>-0.353048501801441</text:p>
              </table:table-cell>
              <table:table-cell office:value-type="float" office:value="0.57970727377461">
                <text:p>0.579707273774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24388540268437">
                <text:p>4.24388540268437</text:p>
              </table:table-cell>
              <table:table-cell office:value-type="float" office:value="0.514685326381447">
                <text:p>0.514685326381447</text:p>
              </table:table-cell>
              <table:table-cell office:value-type="float" office:value="-0.162839467082053">
                <text:p>-0.162839467082053</text:p>
              </table:table-cell>
              <table:table-cell office:value-type="float" office:value="0.435105050411851">
                <text:p>0.4351050504118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52660560883015">
                <text:p>4.52660560883015</text:p>
              </table:table-cell>
              <table:table-cell office:value-type="float" office:value="0.503791136618414">
                <text:p>0.503791136618414</text:p>
              </table:table-cell>
              <table:table-cell office:value-type="float" office:value="-0.21322180009647">
                <text:p>-0.21322180009647</text:p>
              </table:table-cell>
              <table:table-cell office:value-type="float" office:value="0.453694341728641">
                <text:p>0.4536943417286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34572918540298">
                <text:p>2.34572918540298</text:p>
              </table:table-cell>
              <table:table-cell office:value-type="float" office:value="0.281604185179507">
                <text:p>0.281604185179507</text:p>
              </table:table-cell>
              <table:table-cell office:value-type="float" office:value="-0.124379262419209">
                <text:p>-0.124379262419209</text:p>
              </table:table-cell>
              <table:table-cell office:value-type="float" office:value="0.250278550436818">
                <text:p>0.2502785504368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66150835605123">
                <text:p>5.66150835605123</text:p>
              </table:table-cell>
              <table:table-cell office:value-type="float" office:value="0.970107311455775">
                <text:p>0.970107311455775</text:p>
              </table:table-cell>
              <table:table-cell office:value-type="float" office:value="-0.362990561983567">
                <text:p>-0.362990561983567</text:p>
              </table:table-cell>
              <table:table-cell office:value-type="float" office:value="0.652738921399307">
                <text:p>0.6527389213993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75256683283185">
                <text:p>3.75256683283185</text:p>
              </table:table-cell>
              <table:table-cell office:value-type="float" office:value="0.439675824383608">
                <text:p>0.439675824383608</text:p>
              </table:table-cell>
              <table:table-cell office:value-type="float" office:value="-0.269532369544374">
                <text:p>-0.269532369544374</text:p>
              </table:table-cell>
              <table:table-cell office:value-type="float" office:value="0.426959530235528">
                <text:p>0.4269595302355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53487397941765">
                <text:p>4.53487397941765</text:p>
              </table:table-cell>
              <table:table-cell office:value-type="float" office:value="0.58886755565262">
                <text:p>0.58886755565262</text:p>
              </table:table-cell>
              <table:table-cell office:value-type="float" office:value="-0.216290579709021">
                <text:p>-0.216290579709021</text:p>
              </table:table-cell>
              <table:table-cell office:value-type="float" office:value="0.479293905541021">
                <text:p>0.4792939055410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282472507472">
                <text:p>3.4282472507472</text:p>
              </table:table-cell>
              <table:table-cell office:value-type="float" office:value="0.400312834512589">
                <text:p>0.400312834512589</text:p>
              </table:table-cell>
              <table:table-cell office:value-type="float" office:value="-0.22699495313874">
                <text:p>-0.22699495313874</text:p>
              </table:table-cell>
              <table:table-cell office:value-type="float" office:value="0.373461987000564">
                <text:p>0.3734619870005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